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0.453cm"/>
    </style:style>
    <style:style style:name="co6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color="#b3b3b3"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fo:color="#b3b3b3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fo:color="#b3b3b3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4c4c4c"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color="#4c4c4c"/>
    </style:style>
    <style:style style:name="ce10" style:family="table-cell" style:parent-style-name="Default">
      <style:text-properties fo:color="#4c4c4c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/>
      <style:text-properties fo:color="#b3b3b3"/>
    </style:style>
    <style:style style:name="ce3" style:family="table-cell" style:parent-style-name="Default">
      <style:table-cell-properties fo:background-color="#e6e6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ce7"/>
        <table:table-column table:style-name="co3" table:default-cell-style-name="Default"/>
        <table:table-column table:style-name="co1" table:default-cell-style-name="ce10"/>
        <table:table-column table:style-name="co4" table:number-columns-repeated="15" table:default-cell-style-name="ce10"/>
        <table:table-column table:style-name="co4" table:number-columns-repeated="16" table:default-cell-style-name="ce12"/>
        <table:table-column table:style-name="co5" table:default-cell-style-name="ce12"/>
        <table:table-column table:style-name="co4" table:default-cell-style-name="ce14"/>
        <table:table-column table:style-name="co4" table:number-columns-repeated="1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62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10" table:number-rows-spanned="1">
            <text:p>Length</text:p>
          </table:table-cell>
          <table:covered-table-cell/>
          <table:covered-table-cell table:style-name="ce6"/>
          <table:covered-table-cell table:number-columns-repeated="7"/>
          <table:table-cell table:style-name="ce1" office:value-type="string" calcext:value-type="string">
            <text:p>Broken</text:p>
          </table:table-cell>
          <table:table-cell table:style-name="ce8" office:value-type="string" calcext:value-type="string">
            <text:p>Autcomplete</text:p>
          </table:table-cell>
          <table:table-cell table:style-name="ce8" office:value-type="string" calcext:value-type="string">
            <text:p>Completion</text:p>
          </table:table-cell>
          <table:table-cell table:style-name="ce9" table:number-columns-repeated="14"/>
          <table:table-cell table:style-name="ce11" office:value-type="string" calcext:value-type="string" table:number-columns-spanned="17" table:number-rows-spanned="1">
            <text:p>Points</text:p>
          </table:table-cell>
          <table:covered-table-cell table:number-columns-repeated="16"/>
          <table:table-cell table:style-name="ce13" office:value-type="string" calcext:value-type="string" table:number-columns-spanned="15" table:number-rows-spanned="1">
            <text:p>Score</text:p>
          </table:table-cell>
          <table:covered-table-cell/>
          <table:covered-table-cell table:number-columns-repeated="13" table:style-name="ce3"/>
          <table:table-cell table:style-name="ce3" table:number-columns-repeated="2"/>
          <table:table-cell table:style-name="ce1" office:value-type="string" calcext:value-type="string">
            <text:p>MEDIAN</text:p>
          </table:table-cell>
          <table:table-cell table:style-name="ce3" table:number-columns-repeated="96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6" table:formula="of:=SUM([$Sheet2.B3:$Sheet2.B92])" office:value-type="float" office:value="4641" calcext:value-type="float">
            <text:p>4641</text:p>
          </table:table-cell>
          <table:table-cell table:style-name="ce6" table:formula="of:=SUM([$Sheet2.C3:$Sheet2.C92])" office:value-type="float" office:value="2795" calcext:value-type="float">
            <text:p>2795</text:p>
          </table:table-cell>
          <table:table-cell table:style-name="ce6" table:formula="of:=SUM([$Sheet2.D3:$Sheet2.D92])" office:value-type="float" office:value="2011" calcext:value-type="float">
            <text:p>2011</text:p>
          </table:table-cell>
          <table:table-cell table:style-name="ce6" table:formula="of:=SUM([$Sheet2.E3:$Sheet2.E92])" office:value-type="float" office:value="1687" calcext:value-type="float">
            <text:p>1687</text:p>
          </table:table-cell>
          <table:table-cell table:style-name="ce6" table:formula="of:=SUM([$Sheet2.F3:$Sheet2.F92])" office:value-type="float" office:value="1577" calcext:value-type="float">
            <text:p>1577</text:p>
          </table:table-cell>
          <table:table-cell table:style-name="ce6" table:formula="of:=SUM([$Sheet2.G3:$Sheet2.G92])" office:value-type="float" office:value="1547" calcext:value-type="float">
            <text:p>1547</text:p>
          </table:table-cell>
          <table:table-cell table:style-name="ce6" table:formula="of:=SUM([$Sheet2.H3:$Sheet2.H92])" office:value-type="float" office:value="1543" calcext:value-type="float">
            <text:p>1543</text:p>
          </table:table-cell>
          <table:table-cell table:style-name="ce6" table:formula="of:=SUM([$Sheet2.I3:$Sheet2.I92])" office:value-type="float" office:value="1543" calcext:value-type="float">
            <text:p>1543</text:p>
          </table:table-cell>
          <table:table-cell table:style-name="ce6" table:formula="of:=SUM([$Sheet2.J3:$Sheet2.J92])" office:value-type="float" office:value="1543" calcext:value-type="float">
            <text:p>1543</text:p>
          </table:table-cell>
          <table:table-cell table:style-name="ce6" table:formula="of:=SUM([$Sheet2.K3:$Sheet2.K92])" office:value-type="float" office:value="1543" calcext:value-type="float">
            <text:p>1543</text:p>
          </table:table-cell>
          <table:table-cell table:style-name="ce1" table:formula="of:=SUM([.L3:.L92])" office:value-type="float" office:value="343863" calcext:value-type="float">
            <text:p>343863</text:p>
          </table:table-cell>
          <table:table-cell table:style-name="ce9" table:formula="of:=MAX([$Sheet2.M3:$Sheet2.M92])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N2]+1" office:value-type="float" office:value="2" calcext:value-type="float">
            <text:p>2</text:p>
          </table:table-cell>
          <table:table-cell table:style-name="ce9" table:formula="of:=[.O2]+1" office:value-type="float" office:value="3" calcext:value-type="float">
            <text:p>3</text:p>
          </table:table-cell>
          <table:table-cell table:style-name="ce9" table:formula="of:=[.P2]+1" office:value-type="float" office:value="4" calcext:value-type="float">
            <text:p>4</text:p>
          </table:table-cell>
          <table:table-cell table:style-name="ce9" table:formula="of:=[.Q2]+1" office:value-type="float" office:value="5" calcext:value-type="float">
            <text:p>5</text:p>
          </table:table-cell>
          <table:table-cell table:style-name="ce9" table:formula="of:=[.R2]+1" office:value-type="float" office:value="6" calcext:value-type="float">
            <text:p>6</text:p>
          </table:table-cell>
          <table:table-cell table:style-name="ce9" table:formula="of:=[.S2]+1" office:value-type="float" office:value="7" calcext:value-type="float">
            <text:p>7</text:p>
          </table:table-cell>
          <table:table-cell table:style-name="ce9" table:formula="of:=[.T2]+1" office:value-type="float" office:value="8" calcext:value-type="float">
            <text:p>8</text:p>
          </table:table-cell>
          <table:table-cell table:style-name="ce9" table:formula="of:=[.U2]+1" office:value-type="float" office:value="9" calcext:value-type="float">
            <text:p>9</text:p>
          </table:table-cell>
          <table:table-cell table:style-name="ce9" table:formula="of:=[.V2]+1" office:value-type="float" office:value="10" calcext:value-type="float">
            <text:p>10</text:p>
          </table:table-cell>
          <table:table-cell table:style-name="ce9" table:formula="of:=[.W2]+1" office:value-type="float" office:value="11" calcext:value-type="float">
            <text:p>11</text:p>
          </table:table-cell>
          <table:table-cell table:style-name="ce9" table:formula="of:=[.X2]+1" office:value-type="float" office:value="12" calcext:value-type="float">
            <text:p>12</text:p>
          </table:table-cell>
          <table:table-cell table:style-name="ce9" table:formula="of:=[.Y2]+1" office:value-type="float" office:value="13" calcext:value-type="float">
            <text:p>13</text:p>
          </table:table-cell>
          <table:table-cell table:style-name="ce9" table:formula="of:=[.Z2]+1" office:value-type="float" office:value="14" calcext:value-type="float">
            <text:p>14</text:p>
          </table:table-cell>
          <table:table-cell table:style-name="ce9" table:formula="of:=[.AA2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]+1" office:value-type="float" office:value="2" calcext:value-type="float">
            <text:p>2</text:p>
          </table:table-cell>
          <table:table-cell table:formula="of:=[.AE2]+1" office:value-type="float" office:value="3" calcext:value-type="float">
            <text:p>3</text:p>
          </table:table-cell>
          <table:table-cell table:formula="of:=[.AF2]+1" office:value-type="float" office:value="4" calcext:value-type="float">
            <text:p>4</text:p>
          </table:table-cell>
          <table:table-cell table:formula="of:=[.AG2]+1" office:value-type="float" office:value="5" calcext:value-type="float">
            <text:p>5</text:p>
          </table:table-cell>
          <table:table-cell table:formula="of:=[.AH2]+1" office:value-type="float" office:value="6" calcext:value-type="float">
            <text:p>6</text:p>
          </table:table-cell>
          <table:table-cell table:formula="of:=[.AI2]+1" office:value-type="float" office:value="7" calcext:value-type="float">
            <text:p>7</text:p>
          </table:table-cell>
          <table:table-cell table:formula="of:=[.AJ2]+1" office:value-type="float" office:value="8" calcext:value-type="float">
            <text:p>8</text:p>
          </table:table-cell>
          <table:table-cell table:formula="of:=[.AK2]+1" office:value-type="float" office:value="9" calcext:value-type="float">
            <text:p>9</text:p>
          </table:table-cell>
          <table:table-cell table:formula="of:=[.AL2]+1" office:value-type="float" office:value="10" calcext:value-type="float">
            <text:p>10</text:p>
          </table:table-cell>
          <table:table-cell table:formula="of:=[.AM2]+1" office:value-type="float" office:value="11" calcext:value-type="float">
            <text:p>11</text:p>
          </table:table-cell>
          <table:table-cell table:formula="of:=[.AN2]+1" office:value-type="float" office:value="12" calcext:value-type="float">
            <text:p>12</text:p>
          </table:table-cell>
          <table:table-cell table:formula="of:=[.AO2]+1" office:value-type="float" office:value="13" calcext:value-type="float">
            <text:p>13</text:p>
          </table:table-cell>
          <table:table-cell table:formula="of:=[.AP2]+1" office:value-type="float" office:value="14" calcext:value-type="float">
            <text:p>14</text:p>
          </table:table-cell>
          <table:table-cell table:formula="of:=[.AQ2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U2]+1" office:value-type="float" office:value="2" calcext:value-type="float">
            <text:p>2</text:p>
          </table:table-cell>
          <table:table-cell table:style-name="ce3" table:formula="of:=[.AV2]+1" office:value-type="float" office:value="3" calcext:value-type="float">
            <text:p>3</text:p>
          </table:table-cell>
          <table:table-cell table:style-name="ce3" table:formula="of:=[.AW2]+1" office:value-type="float" office:value="4" calcext:value-type="float">
            <text:p>4</text:p>
          </table:table-cell>
          <table:table-cell table:style-name="ce3" table:formula="of:=[.AX2]+1" office:value-type="float" office:value="5" calcext:value-type="float">
            <text:p>5</text:p>
          </table:table-cell>
          <table:table-cell table:style-name="ce3" table:formula="of:=[.AY2]+1" office:value-type="float" office:value="6" calcext:value-type="float">
            <text:p>6</text:p>
          </table:table-cell>
          <table:table-cell table:style-name="ce3" table:formula="of:=[.AZ2]+1" office:value-type="float" office:value="7" calcext:value-type="float">
            <text:p>7</text:p>
          </table:table-cell>
          <table:table-cell table:style-name="ce3" table:formula="of:=[.BA2]+1" office:value-type="float" office:value="8" calcext:value-type="float">
            <text:p>8</text:p>
          </table:table-cell>
          <table:table-cell table:style-name="ce3" table:formula="of:=[.BB2]+1" office:value-type="float" office:value="9" calcext:value-type="float">
            <text:p>9</text:p>
          </table:table-cell>
          <table:table-cell table:style-name="ce3" table:formula="of:=[.BC2]+1" office:value-type="float" office:value="10" calcext:value-type="float">
            <text:p>10</text:p>
          </table:table-cell>
          <table:table-cell table:style-name="ce3" table:formula="of:=[.BD2]+1" office:value-type="float" office:value="11" calcext:value-type="float">
            <text:p>11</text:p>
          </table:table-cell>
          <table:table-cell table:style-name="ce3" table:formula="of:=[.BE2]+1" office:value-type="float" office:value="12" calcext:value-type="float">
            <text:p>12</text:p>
          </table:table-cell>
          <table:table-cell table:style-name="ce3" table:formula="of:=[.BF2]+1" office:value-type="float" office:value="13" calcext:value-type="float">
            <text:p>13</text:p>
          </table:table-cell>
          <table:table-cell table:style-name="ce3" table:formula="of:=[.BG2]+1" office:value-type="float" office:value="14" calcext:value-type="float">
            <text:p>14</text:p>
          </table:table-cell>
          <table:table-cell table:style-name="ce3" table:formula="of:=[.BH2]+1" office:value-type="float" office:value="15" calcext:value-type="float">
            <text:p>15</text:p>
          </table:table-cell>
          <table:table-cell table:style-name="ce3"/>
          <table:table-cell table:style-name="ce1" table:formula="of:=MEDIAN([.BI3:.BI92])" office:value-type="float" office:value="2924734236" calcext:value-type="float">
            <text:p>2924734236</text:p>
          </table:table-cell>
          <table:table-cell table:style-name="ce3" table:number-columns-repeated="961"/>
        </table:table-row>
        <table:table-row table:style-name="ro1">
          <table:table-cell office:value-type="string" calcext:value-type="string">
            <text:p>([&lt;([{{&lt;&lt;(&lt;&lt;{[&lt;&gt;&lt;&gt;)}&lt;([][])&lt;&lt;&gt;{}&gt;&gt;&gt;{[{(){}}(()[])]&lt;{()()}&lt;()()&gt;&gt;}&gt;([&lt;&lt;{}&lt;&gt;&gt;(&lt;&gt;&lt;&gt;)&gt;&lt;[{}[]](&lt;&gt;())&gt;][</text:p>
          </table:table-cell>
          <table:table-cell table:formula="of:=ORG.LIBREOFFICE.REGEX(ORG.LIBREOFFICE.REGEX(ORG.LIBREOFFICE.REGEX(ORG.LIBREOFFICE.REGEX([.A3];&quot;[(][)]&quot;;&quot;&quot;;&quot;g&quot;);&quot;\[\]&quot;;&quot;&quot;;&quot;g&quot;);&quot;\{\}&quot;;&quot;&quot;;&quot;g&quot;);&quot;&lt;&gt;&quot;;&quot;&quot;;&quot;g&quot;)" office:value-type="string" office:string-value="([&lt;([{{&lt;&lt;(&lt;&lt;{[)}&lt;()&lt;&gt;&gt;&gt;{[{}()]&lt;&gt;}&gt;([&lt;&lt;&gt;()&gt;&lt;[]()&gt;][" calcext:value-type="string">
            <text:p>([&lt;([{{&lt;&lt;(&lt;&lt;{[)}&lt;()&lt;&gt;&gt;&gt;{[{}()]&lt;&gt;}&gt;([&lt;&lt;&gt;()&gt;&lt;[]()&gt;][</text:p>
          </table:table-cell>
          <table:table-cell table:formula="of:=ORG.LIBREOFFICE.REGEX(ORG.LIBREOFFICE.REGEX(ORG.LIBREOFFICE.REGEX(ORG.LIBREOFFICE.REGEX([.B3];&quot;[(][)]&quot;;&quot;&quot;;&quot;g&quot;);&quot;\[\]&quot;;&quot;&quot;;&quot;g&quot;);&quot;\{\}&quot;;&quot;&quot;;&quot;g&quot;);&quot;&lt;&gt;&quot;;&quot;&quot;;&quot;g&quot;)" office:value-type="string" office:string-value="([&lt;([{{&lt;&lt;(&lt;&lt;{[)}&lt;&gt;&gt;{[]}&gt;([&lt;&gt;][" calcext:value-type="string">
            <text:p>([&lt;([{{&lt;&lt;(&lt;&lt;{[)}&lt;&gt;&gt;{[]}&gt;([&lt;&gt;][</text:p>
          </table:table-cell>
          <table:table-cell table:formula="of:=ORG.LIBREOFFICE.REGEX(ORG.LIBREOFFICE.REGEX(ORG.LIBREOFFICE.REGEX(ORG.LIBREOFFICE.REGEX([.C3];&quot;[(][)]&quot;;&quot;&quot;;&quot;g&quot;);&quot;\[\]&quot;;&quot;&quot;;&quot;g&quot;);&quot;\{\}&quot;;&quot;&quot;;&quot;g&quot;);&quot;&lt;&gt;&quot;;&quot;&quot;;&quot;g&quot;)" office:value-type="string" office:string-value="([&lt;([{{&lt;&lt;(&lt;&lt;{[)}&gt;&gt;([][" calcext:value-type="string">
            <text:p>([&lt;([{{&lt;&lt;(&lt;&lt;{[)}&gt;&gt;([][</text:p>
          </table:table-cell>
          <table:table-cell table:formula="of:=ORG.LIBREOFFICE.REGEX(ORG.LIBREOFFICE.REGEX(ORG.LIBREOFFICE.REGEX(ORG.LIBREOFFICE.REGEX([.D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ORG.LIBREOFFICE.REGEX(ORG.LIBREOFFICE.REGEX(ORG.LIBREOFFICE.REGEX(ORG.LIBREOFFICE.REGEX([.E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ORG.LIBREOFFICE.REGEX(ORG.LIBREOFFICE.REGEX(ORG.LIBREOFFICE.REGEX(ORG.LIBREOFFICE.REGEX([.F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ORG.LIBREOFFICE.REGEX(ORG.LIBREOFFICE.REGEX(ORG.LIBREOFFICE.REGEX(ORG.LIBREOFFICE.REGEX([.G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ORG.LIBREOFFICE.REGEX(ORG.LIBREOFFICE.REGEX(ORG.LIBREOFFICE.REGEX(ORG.LIBREOFFICE.REGEX([.H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ORG.LIBREOFFICE.REGEX(ORG.LIBREOFFICE.REGEX(ORG.LIBREOFFICE.REGEX(ORG.LIBREOFFICE.REGEX([.I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ORG.LIBREOFFICE.REGEX(ORG.LIBREOFFICE.REGEX(ORG.LIBREOFFICE.REGEX(ORG.LIBREOFFICE.REGEX([.J3];&quot;[(][)]&quot;;&quot;&quot;;&quot;g&quot;);&quot;\[\]&quot;;&quot;&quot;;&quot;g&quot;);&quot;\{\}&quot;;&quot;&quot;;&quot;g&quot;);&quot;&lt;&gt;&quot;;&quot;&quot;;&quot;g&quot;)" office:value-type="string" office:string-value="([&lt;([{{&lt;&lt;(&lt;&lt;{[)}&gt;&gt;([" calcext:value-type="string">
            <text:p>([&lt;([{{&lt;&lt;(&lt;&lt;{[)}&gt;&gt;([</text:p>
          </table:table-cell>
          <table:table-cell table:formula="of:=IF(ORG.LIBREOFFICE.REGEX(ORG.LIBREOFFICE.REGEX(ORG.LIBREOFFICE.REGEX(ORG.LIBREOFFICE.REGEX(ORG.LIBREOFFICE.REGEX([.K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3]=&quot;&quot;;[.K3];&quot;&quot;)">
            <text:p/>
          </table:table-cell>
          <table:table-cell table:formula="of:=IF(AND([.$M3]&lt;&gt;&quot;&quot;;LEN([.$M3])&gt;=[.N$2]);LEFT(RIGHT([.$M3];[.N$2]);1);&quot;&quot;)">
            <text:p/>
          </table:table-cell>
          <table:table-cell table:formula="of:=IF(AND([.$M3]&lt;&gt;&quot;&quot;;LEN([.$M3])&gt;=[.O$2]);LEFT(RIGHT([.$M3];[.O$2]);1);&quot;&quot;)">
            <text:p/>
          </table:table-cell>
          <table:table-cell table:formula="of:=IF(AND([.$M3]&lt;&gt;&quot;&quot;;LEN([.$M3])&gt;=[.P$2]);LEFT(RIGHT([.$M3];[.P$2]);1);&quot;&quot;)">
            <text:p/>
          </table:table-cell>
          <table:table-cell table:formula="of:=IF(AND([.$M3]&lt;&gt;&quot;&quot;;LEN([.$M3])&gt;=[.Q$2]);LEFT(RIGHT([.$M3];[.Q$2]);1);&quot;&quot;)">
            <text:p/>
          </table:table-cell>
          <table:table-cell table:formula="of:=IF(AND([.$M3]&lt;&gt;&quot;&quot;;LEN([.$M3])&gt;=[.R$2]);LEFT(RIGHT([.$M3];[.R$2]);1);&quot;&quot;)">
            <text:p/>
          </table:table-cell>
          <table:table-cell table:formula="of:=IF(AND([.$M3]&lt;&gt;&quot;&quot;;LEN([.$M3])&gt;=[.S$2]);LEFT(RIGHT([.$M3];[.S$2]);1);&quot;&quot;)">
            <text:p/>
          </table:table-cell>
          <table:table-cell table:formula="of:=IF(AND([.$M3]&lt;&gt;&quot;&quot;;LEN([.$M3])&gt;=[.T$2]);LEFT(RIGHT([.$M3];[.T$2]);1);&quot;&quot;)">
            <text:p/>
          </table:table-cell>
          <table:table-cell table:formula="of:=IF(AND([.$M3]&lt;&gt;&quot;&quot;;LEN([.$M3])&gt;=[.U$2]);LEFT(RIGHT([.$M3];[.U$2]);1);&quot;&quot;)">
            <text:p/>
          </table:table-cell>
          <table:table-cell table:formula="of:=IF(AND([.$M3]&lt;&gt;&quot;&quot;;LEN([.$M3])&gt;=[.V$2]);LEFT(RIGHT([.$M3];[.V$2]);1);&quot;&quot;)">
            <text:p/>
          </table:table-cell>
          <table:table-cell table:formula="of:=IF(AND([.$M3]&lt;&gt;&quot;&quot;;LEN([.$M3])&gt;=[.W$2]);LEFT(RIGHT([.$M3];[.W$2]);1);&quot;&quot;)">
            <text:p/>
          </table:table-cell>
          <table:table-cell table:formula="of:=IF(AND([.$M3]&lt;&gt;&quot;&quot;;LEN([.$M3])&gt;=[.X$2]);LEFT(RIGHT([.$M3];[.X$2]);1);&quot;&quot;)">
            <text:p/>
          </table:table-cell>
          <table:table-cell table:formula="of:=IF(AND([.$M3]&lt;&gt;&quot;&quot;;LEN([.$M3])&gt;=[.Y$2]);LEFT(RIGHT([.$M3];[.Y$2]);1);&quot;&quot;)">
            <text:p/>
          </table:table-cell>
          <table:table-cell table:formula="of:=IF(AND([.$M3]&lt;&gt;&quot;&quot;;LEN([.$M3])&gt;=[.Z$2]);LEFT(RIGHT([.$M3];[.Z$2]);1);&quot;&quot;)">
            <text:p/>
          </table:table-cell>
          <table:table-cell table:formula="of:=IF(AND([.$M3]&lt;&gt;&quot;&quot;;LEN([.$M3])&gt;=[.AA$2]);LEFT(RIGHT([.$M3];[.AA$2]);1);&quot;&quot;)">
            <text:p/>
          </table:table-cell>
          <table:table-cell table:formula="of:=IF(AND([.$M3]&lt;&gt;&quot;&quot;;LEN([.$M3])&gt;=[.AB$2]);LEFT(RIGHT([.$M3];[.AB$2]);1);&quot;&quot;)">
            <text:p/>
          </table:table-cell>
          <table:table-cell table:formula="of:=IF([.M3]=&quot;&quot;;&quot;&quot;;0)">
            <text:p/>
          </table:table-cell>
          <table:table-cell table:formula="of:=IF([.N3]&lt;&gt;&quot;&quot;;IF([.N3]=&quot;(&quot;;1;IF([.N3]=&quot;[&quot;;2;IF([.N3]=&quot;{&quot;;3;IF([.N3]=&quot;&lt;&quot;;4;0))));&quot;&quot;)">
            <text:p/>
          </table:table-cell>
          <table:table-cell table:formula="of:=IF([.O3]&lt;&gt;&quot;&quot;;IF([.O3]=&quot;(&quot;;1;IF([.O3]=&quot;[&quot;;2;IF([.O3]=&quot;{&quot;;3;IF([.O3]=&quot;&lt;&quot;;4;0))));&quot;&quot;)">
            <text:p/>
          </table:table-cell>
          <table:table-cell table:formula="of:=IF([.P3]&lt;&gt;&quot;&quot;;IF([.P3]=&quot;(&quot;;1;IF([.P3]=&quot;[&quot;;2;IF([.P3]=&quot;{&quot;;3;IF([.P3]=&quot;&lt;&quot;;4;0))));&quot;&quot;)">
            <text:p/>
          </table:table-cell>
          <table:table-cell table:formula="of:=IF([.Q3]&lt;&gt;&quot;&quot;;IF([.Q3]=&quot;(&quot;;1;IF([.Q3]=&quot;[&quot;;2;IF([.Q3]=&quot;{&quot;;3;IF([.Q3]=&quot;&lt;&quot;;4;0))));&quot;&quot;)">
            <text:p/>
          </table:table-cell>
          <table:table-cell table:formula="of:=IF([.R3]&lt;&gt;&quot;&quot;;IF([.R3]=&quot;(&quot;;1;IF([.R3]=&quot;[&quot;;2;IF([.R3]=&quot;{&quot;;3;IF([.R3]=&quot;&lt;&quot;;4;0))));&quot;&quot;)">
            <text:p/>
          </table:table-cell>
          <table:table-cell table:formula="of:=IF([.S3]&lt;&gt;&quot;&quot;;IF([.S3]=&quot;(&quot;;1;IF([.S3]=&quot;[&quot;;2;IF([.S3]=&quot;{&quot;;3;IF([.S3]=&quot;&lt;&quot;;4;0))));&quot;&quot;)">
            <text:p/>
          </table:table-cell>
          <table:table-cell table:formula="of:=IF([.T3]&lt;&gt;&quot;&quot;;IF([.T3]=&quot;(&quot;;1;IF([.T3]=&quot;[&quot;;2;IF([.T3]=&quot;{&quot;;3;IF([.T3]=&quot;&lt;&quot;;4;0))));&quot;&quot;)">
            <text:p/>
          </table:table-cell>
          <table:table-cell table:formula="of:=IF([.U3]&lt;&gt;&quot;&quot;;IF([.U3]=&quot;(&quot;;1;IF([.U3]=&quot;[&quot;;2;IF([.U3]=&quot;{&quot;;3;IF([.U3]=&quot;&lt;&quot;;4;0))));&quot;&quot;)">
            <text:p/>
          </table:table-cell>
          <table:table-cell table:formula="of:=IF([.V3]&lt;&gt;&quot;&quot;;IF([.V3]=&quot;(&quot;;1;IF([.V3]=&quot;[&quot;;2;IF([.V3]=&quot;{&quot;;3;IF([.V3]=&quot;&lt;&quot;;4;0))));&quot;&quot;)">
            <text:p/>
          </table:table-cell>
          <table:table-cell table:formula="of:=IF([.W3]&lt;&gt;&quot;&quot;;IF([.W3]=&quot;(&quot;;1;IF([.W3]=&quot;[&quot;;2;IF([.W3]=&quot;{&quot;;3;IF([.W3]=&quot;&lt;&quot;;4;0))));&quot;&quot;)">
            <text:p/>
          </table:table-cell>
          <table:table-cell table:formula="of:=IF([.X3]&lt;&gt;&quot;&quot;;IF([.X3]=&quot;(&quot;;1;IF([.X3]=&quot;[&quot;;2;IF([.X3]=&quot;{&quot;;3;IF([.X3]=&quot;&lt;&quot;;4;0))));&quot;&quot;)">
            <text:p/>
          </table:table-cell>
          <table:table-cell table:formula="of:=IF([.Y3]&lt;&gt;&quot;&quot;;IF([.Y3]=&quot;(&quot;;1;IF([.Y3]=&quot;[&quot;;2;IF([.Y3]=&quot;{&quot;;3;IF([.Y3]=&quot;&lt;&quot;;4;0))));&quot;&quot;)">
            <text:p/>
          </table:table-cell>
          <table:table-cell table:formula="of:=IF([.Z3]&lt;&gt;&quot;&quot;;IF([.Z3]=&quot;(&quot;;1;IF([.Z3]=&quot;[&quot;;2;IF([.Z3]=&quot;{&quot;;3;IF([.Z3]=&quot;&lt;&quot;;4;0))));&quot;&quot;)">
            <text:p/>
          </table:table-cell>
          <table:table-cell table:formula="of:=IF([.AA3]&lt;&gt;&quot;&quot;;IF([.AA3]=&quot;(&quot;;1;IF([.AA3]=&quot;[&quot;;2;IF([.AA3]=&quot;{&quot;;3;IF([.AA3]=&quot;&lt;&quot;;4;0))));&quot;&quot;)">
            <text:p/>
          </table:table-cell>
          <table:table-cell table:formula="of:=IF([.AB3]&lt;&gt;&quot;&quot;;IF([.AB3]=&quot;(&quot;;1;IF([.AB3]=&quot;[&quot;;2;IF([.AB3]=&quot;{&quot;;3;IF([.AB3]=&quot;&lt;&quot;;4;0))));&quot;&quot;)">
            <text:p/>
          </table:table-cell>
          <table:table-cell table:number-columns-repeated="2"/>
          <table:table-cell table:formula="of:=[.AD3]">
            <text:p/>
          </table:table-cell>
          <table:table-cell table:formula="of:=IF([.AE3]&lt;&gt;&quot;&quot;;[.AE3]+[.AU3]*5;[.AU3])">
            <text:p/>
          </table:table-cell>
          <table:table-cell table:formula="of:=IF([.AF3]&lt;&gt;&quot;&quot;;[.AF3]+[.AV3]*5;[.AV3])">
            <text:p/>
          </table:table-cell>
          <table:table-cell table:formula="of:=IF([.AG3]&lt;&gt;&quot;&quot;;[.AG3]+[.AW3]*5;[.AW3])">
            <text:p/>
          </table:table-cell>
          <table:table-cell table:formula="of:=IF([.AH3]&lt;&gt;&quot;&quot;;[.AH3]+[.AX3]*5;[.AX3])">
            <text:p/>
          </table:table-cell>
          <table:table-cell table:formula="of:=IF([.AI3]&lt;&gt;&quot;&quot;;[.AI3]+[.AY3]*5;[.AY3])">
            <text:p/>
          </table:table-cell>
          <table:table-cell table:formula="of:=IF([.AJ3]&lt;&gt;&quot;&quot;;[.AJ3]+[.AZ3]*5;[.AZ3])">
            <text:p/>
          </table:table-cell>
          <table:table-cell table:formula="of:=IF([.AK3]&lt;&gt;&quot;&quot;;[.AK3]+[.BA3]*5;[.BA3])">
            <text:p/>
          </table:table-cell>
          <table:table-cell table:formula="of:=IF([.AL3]&lt;&gt;&quot;&quot;;[.AL3]+[.BB3]*5;[.BB3])">
            <text:p/>
          </table:table-cell>
          <table:table-cell table:formula="of:=IF([.AM3]&lt;&gt;&quot;&quot;;[.AM3]+[.BC3]*5;[.BC3])">
            <text:p/>
          </table:table-cell>
          <table:table-cell table:formula="of:=IF([.AN3]&lt;&gt;&quot;&quot;;[.AN3]+[.BD3]*5;[.BD3])">
            <text:p/>
          </table:table-cell>
          <table:table-cell table:formula="of:=IF([.AO3]&lt;&gt;&quot;&quot;;[.AO3]+[.BE3]*5;[.BE3])">
            <text:p/>
          </table:table-cell>
          <table:table-cell table:formula="of:=IF([.AP3]&lt;&gt;&quot;&quot;;[.AP3]+[.BF3]*5;[.BF3])">
            <text:p/>
          </table:table-cell>
          <table:table-cell table:formula="of:=IF([.AQ3]&lt;&gt;&quot;&quot;;[.AQ3]+[.BG3]*5;[.BG3])">
            <text:p/>
          </table:table-cell>
          <table:table-cell table:formula="of:=IF([.AR3]&lt;&gt;&quot;&quot;;[.AR3]+[.BH3]*5;[.BH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{&lt;&lt;(&lt;&lt;&lt;&lt;{{[({}{})&lt;[]()&gt;]&lt;([]{}){[]&lt;&gt;}&gt;}{([{}[]]}}}&gt;({(((()()))&lt;{&lt;&gt;()}[&lt;&gt;()]&gt;)[{(&lt;&gt;{})(()[])}[{[]</text:p>
          </table:table-cell>
          <table:table-cell table:formula="of:=ORG.LIBREOFFICE.REGEX(ORG.LIBREOFFICE.REGEX(ORG.LIBREOFFICE.REGEX(ORG.LIBREOFFICE.REGEX([.A4];&quot;[(][)]&quot;;&quot;&quot;;&quot;g&quot;);&quot;\[\]&quot;;&quot;&quot;;&quot;g&quot;);&quot;\{\}&quot;;&quot;&quot;;&quot;g&quot;);&quot;&lt;&gt;&quot;;&quot;&quot;;&quot;g&quot;)" office:value-type="string" office:string-value="({{&lt;&lt;(&lt;&lt;&lt;&lt;{{[()]&lt;(){}&gt;}{([]}}}&gt;({((())&lt;{}[]&gt;)[{()()}[{" calcext:value-type="string">
            <text:p>({{&lt;&lt;(&lt;&lt;&lt;&lt;{{[()]&lt;(){}&gt;}{([]}}}&gt;({((())&lt;{}[]&gt;)[{()()}[{</text:p>
          </table:table-cell>
          <table:table-cell table:formula="of:=ORG.LIBREOFFICE.REGEX(ORG.LIBREOFFICE.REGEX(ORG.LIBREOFFICE.REGEX(ORG.LIBREOFFICE.REGEX([.B4];&quot;[(][)]&quot;;&quot;&quot;;&quot;g&quot;);&quot;\[\]&quot;;&quot;&quot;;&quot;g&quot;);&quot;\{\}&quot;;&quot;&quot;;&quot;g&quot;);&quot;&lt;&gt;&quot;;&quot;&quot;;&quot;g&quot;)" office:value-type="string" office:string-value="({{&lt;&lt;(&lt;&lt;&lt;&lt;{{}{(}}}&gt;({(())[[{" calcext:value-type="string">
            <text:p>({{&lt;&lt;(&lt;&lt;&lt;&lt;{{}{(}}}&gt;({(())[[{</text:p>
          </table:table-cell>
          <table:table-cell table:formula="of:=ORG.LIBREOFFICE.REGEX(ORG.LIBREOFFICE.REGEX(ORG.LIBREOFFICE.REGEX(ORG.LIBREOFFICE.REGEX([.C4];&quot;[(][)]&quot;;&quot;&quot;;&quot;g&quot;);&quot;\[\]&quot;;&quot;&quot;;&quot;g&quot;);&quot;\{\}&quot;;&quot;&quot;;&quot;g&quot;);&quot;&lt;&gt;&quot;;&quot;&quot;;&quot;g&quot;)" office:value-type="string" office:string-value="({{&lt;&lt;(&lt;&lt;&lt;&lt;{{(}}}&gt;({()[[{" calcext:value-type="string">
            <text:p>({{&lt;&lt;(&lt;&lt;&lt;&lt;{{(}}}&gt;({()[[{</text:p>
          </table:table-cell>
          <table:table-cell table:formula="of:=ORG.LIBREOFFICE.REGEX(ORG.LIBREOFFICE.REGEX(ORG.LIBREOFFICE.REGEX(ORG.LIBREOFFICE.REGEX([.D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ORG.LIBREOFFICE.REGEX(ORG.LIBREOFFICE.REGEX(ORG.LIBREOFFICE.REGEX(ORG.LIBREOFFICE.REGEX([.E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ORG.LIBREOFFICE.REGEX(ORG.LIBREOFFICE.REGEX(ORG.LIBREOFFICE.REGEX(ORG.LIBREOFFICE.REGEX([.F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ORG.LIBREOFFICE.REGEX(ORG.LIBREOFFICE.REGEX(ORG.LIBREOFFICE.REGEX(ORG.LIBREOFFICE.REGEX([.G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ORG.LIBREOFFICE.REGEX(ORG.LIBREOFFICE.REGEX(ORG.LIBREOFFICE.REGEX(ORG.LIBREOFFICE.REGEX([.H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ORG.LIBREOFFICE.REGEX(ORG.LIBREOFFICE.REGEX(ORG.LIBREOFFICE.REGEX(ORG.LIBREOFFICE.REGEX([.I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ORG.LIBREOFFICE.REGEX(ORG.LIBREOFFICE.REGEX(ORG.LIBREOFFICE.REGEX(ORG.LIBREOFFICE.REGEX([.J4];&quot;[(][)]&quot;;&quot;&quot;;&quot;g&quot;);&quot;\[\]&quot;;&quot;&quot;;&quot;g&quot;);&quot;\{\}&quot;;&quot;&quot;;&quot;g&quot;);&quot;&lt;&gt;&quot;;&quot;&quot;;&quot;g&quot;)" office:value-type="string" office:string-value="({{&lt;&lt;(&lt;&lt;&lt;&lt;{{(}}}&gt;({[[{" calcext:value-type="string">
            <text:p>({{&lt;&lt;(&lt;&lt;&lt;&lt;{{(}}}&gt;({[[{</text:p>
          </table:table-cell>
          <table:table-cell table:formula="of:=IF(ORG.LIBREOFFICE.REGEX(ORG.LIBREOFFICE.REGEX(ORG.LIBREOFFICE.REGEX(ORG.LIBREOFFICE.REGEX(ORG.LIBREOFFICE.REGEX([.K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4]=&quot;&quot;;[.K4];&quot;&quot;)">
            <text:p/>
          </table:table-cell>
          <table:table-cell table:formula="of:=IF(AND([.$M4]&lt;&gt;&quot;&quot;;LEN([.$M4])&gt;=[.N$2]);LEFT(RIGHT([.$M4];[.N$2]);1);&quot;&quot;)">
            <text:p/>
          </table:table-cell>
          <table:table-cell table:formula="of:=IF(AND([.$M4]&lt;&gt;&quot;&quot;;LEN([.$M4])&gt;=[.O$2]);LEFT(RIGHT([.$M4];[.O$2]);1);&quot;&quot;)">
            <text:p/>
          </table:table-cell>
          <table:table-cell table:formula="of:=IF(AND([.$M4]&lt;&gt;&quot;&quot;;LEN([.$M4])&gt;=[.P$2]);LEFT(RIGHT([.$M4];[.P$2]);1);&quot;&quot;)">
            <text:p/>
          </table:table-cell>
          <table:table-cell table:formula="of:=IF(AND([.$M4]&lt;&gt;&quot;&quot;;LEN([.$M4])&gt;=[.Q$2]);LEFT(RIGHT([.$M4];[.Q$2]);1);&quot;&quot;)">
            <text:p/>
          </table:table-cell>
          <table:table-cell table:formula="of:=IF(AND([.$M4]&lt;&gt;&quot;&quot;;LEN([.$M4])&gt;=[.R$2]);LEFT(RIGHT([.$M4];[.R$2]);1);&quot;&quot;)">
            <text:p/>
          </table:table-cell>
          <table:table-cell table:formula="of:=IF(AND([.$M4]&lt;&gt;&quot;&quot;;LEN([.$M4])&gt;=[.S$2]);LEFT(RIGHT([.$M4];[.S$2]);1);&quot;&quot;)">
            <text:p/>
          </table:table-cell>
          <table:table-cell table:formula="of:=IF(AND([.$M4]&lt;&gt;&quot;&quot;;LEN([.$M4])&gt;=[.T$2]);LEFT(RIGHT([.$M4];[.T$2]);1);&quot;&quot;)">
            <text:p/>
          </table:table-cell>
          <table:table-cell table:formula="of:=IF(AND([.$M4]&lt;&gt;&quot;&quot;;LEN([.$M4])&gt;=[.U$2]);LEFT(RIGHT([.$M4];[.U$2]);1);&quot;&quot;)">
            <text:p/>
          </table:table-cell>
          <table:table-cell table:formula="of:=IF(AND([.$M4]&lt;&gt;&quot;&quot;;LEN([.$M4])&gt;=[.V$2]);LEFT(RIGHT([.$M4];[.V$2]);1);&quot;&quot;)">
            <text:p/>
          </table:table-cell>
          <table:table-cell table:formula="of:=IF(AND([.$M4]&lt;&gt;&quot;&quot;;LEN([.$M4])&gt;=[.W$2]);LEFT(RIGHT([.$M4];[.W$2]);1);&quot;&quot;)">
            <text:p/>
          </table:table-cell>
          <table:table-cell table:formula="of:=IF(AND([.$M4]&lt;&gt;&quot;&quot;;LEN([.$M4])&gt;=[.X$2]);LEFT(RIGHT([.$M4];[.X$2]);1);&quot;&quot;)">
            <text:p/>
          </table:table-cell>
          <table:table-cell table:formula="of:=IF(AND([.$M4]&lt;&gt;&quot;&quot;;LEN([.$M4])&gt;=[.Y$2]);LEFT(RIGHT([.$M4];[.Y$2]);1);&quot;&quot;)">
            <text:p/>
          </table:table-cell>
          <table:table-cell table:formula="of:=IF(AND([.$M4]&lt;&gt;&quot;&quot;;LEN([.$M4])&gt;=[.Z$2]);LEFT(RIGHT([.$M4];[.Z$2]);1);&quot;&quot;)">
            <text:p/>
          </table:table-cell>
          <table:table-cell table:formula="of:=IF(AND([.$M4]&lt;&gt;&quot;&quot;;LEN([.$M4])&gt;=[.AA$2]);LEFT(RIGHT([.$M4];[.AA$2]);1);&quot;&quot;)">
            <text:p/>
          </table:table-cell>
          <table:table-cell table:formula="of:=IF(AND([.$M4]&lt;&gt;&quot;&quot;;LEN([.$M4])&gt;=[.AB$2]);LEFT(RIGHT([.$M4];[.AB$2]);1);&quot;&quot;)">
            <text:p/>
          </table:table-cell>
          <table:table-cell table:formula="of:=IF([.M4]=&quot;&quot;;&quot;&quot;;0)">
            <text:p/>
          </table:table-cell>
          <table:table-cell table:formula="of:=IF([.N4]&lt;&gt;&quot;&quot;;IF([.N4]=&quot;(&quot;;1;IF([.N4]=&quot;[&quot;;2;IF([.N4]=&quot;{&quot;;3;IF([.N4]=&quot;&lt;&quot;;4;0))));&quot;&quot;)">
            <text:p/>
          </table:table-cell>
          <table:table-cell table:formula="of:=IF([.O4]&lt;&gt;&quot;&quot;;IF([.O4]=&quot;(&quot;;1;IF([.O4]=&quot;[&quot;;2;IF([.O4]=&quot;{&quot;;3;IF([.O4]=&quot;&lt;&quot;;4;0))));&quot;&quot;)">
            <text:p/>
          </table:table-cell>
          <table:table-cell table:formula="of:=IF([.P4]&lt;&gt;&quot;&quot;;IF([.P4]=&quot;(&quot;;1;IF([.P4]=&quot;[&quot;;2;IF([.P4]=&quot;{&quot;;3;IF([.P4]=&quot;&lt;&quot;;4;0))));&quot;&quot;)">
            <text:p/>
          </table:table-cell>
          <table:table-cell table:formula="of:=IF([.Q4]&lt;&gt;&quot;&quot;;IF([.Q4]=&quot;(&quot;;1;IF([.Q4]=&quot;[&quot;;2;IF([.Q4]=&quot;{&quot;;3;IF([.Q4]=&quot;&lt;&quot;;4;0))));&quot;&quot;)">
            <text:p/>
          </table:table-cell>
          <table:table-cell table:formula="of:=IF([.R4]&lt;&gt;&quot;&quot;;IF([.R4]=&quot;(&quot;;1;IF([.R4]=&quot;[&quot;;2;IF([.R4]=&quot;{&quot;;3;IF([.R4]=&quot;&lt;&quot;;4;0))));&quot;&quot;)">
            <text:p/>
          </table:table-cell>
          <table:table-cell table:formula="of:=IF([.S4]&lt;&gt;&quot;&quot;;IF([.S4]=&quot;(&quot;;1;IF([.S4]=&quot;[&quot;;2;IF([.S4]=&quot;{&quot;;3;IF([.S4]=&quot;&lt;&quot;;4;0))));&quot;&quot;)">
            <text:p/>
          </table:table-cell>
          <table:table-cell table:formula="of:=IF([.T4]&lt;&gt;&quot;&quot;;IF([.T4]=&quot;(&quot;;1;IF([.T4]=&quot;[&quot;;2;IF([.T4]=&quot;{&quot;;3;IF([.T4]=&quot;&lt;&quot;;4;0))));&quot;&quot;)">
            <text:p/>
          </table:table-cell>
          <table:table-cell table:formula="of:=IF([.U4]&lt;&gt;&quot;&quot;;IF([.U4]=&quot;(&quot;;1;IF([.U4]=&quot;[&quot;;2;IF([.U4]=&quot;{&quot;;3;IF([.U4]=&quot;&lt;&quot;;4;0))));&quot;&quot;)">
            <text:p/>
          </table:table-cell>
          <table:table-cell table:formula="of:=IF([.V4]&lt;&gt;&quot;&quot;;IF([.V4]=&quot;(&quot;;1;IF([.V4]=&quot;[&quot;;2;IF([.V4]=&quot;{&quot;;3;IF([.V4]=&quot;&lt;&quot;;4;0))));&quot;&quot;)">
            <text:p/>
          </table:table-cell>
          <table:table-cell table:formula="of:=IF([.W4]&lt;&gt;&quot;&quot;;IF([.W4]=&quot;(&quot;;1;IF([.W4]=&quot;[&quot;;2;IF([.W4]=&quot;{&quot;;3;IF([.W4]=&quot;&lt;&quot;;4;0))));&quot;&quot;)">
            <text:p/>
          </table:table-cell>
          <table:table-cell table:formula="of:=IF([.X4]&lt;&gt;&quot;&quot;;IF([.X4]=&quot;(&quot;;1;IF([.X4]=&quot;[&quot;;2;IF([.X4]=&quot;{&quot;;3;IF([.X4]=&quot;&lt;&quot;;4;0))));&quot;&quot;)">
            <text:p/>
          </table:table-cell>
          <table:table-cell table:formula="of:=IF([.Y4]&lt;&gt;&quot;&quot;;IF([.Y4]=&quot;(&quot;;1;IF([.Y4]=&quot;[&quot;;2;IF([.Y4]=&quot;{&quot;;3;IF([.Y4]=&quot;&lt;&quot;;4;0))));&quot;&quot;)">
            <text:p/>
          </table:table-cell>
          <table:table-cell table:formula="of:=IF([.Z4]&lt;&gt;&quot;&quot;;IF([.Z4]=&quot;(&quot;;1;IF([.Z4]=&quot;[&quot;;2;IF([.Z4]=&quot;{&quot;;3;IF([.Z4]=&quot;&lt;&quot;;4;0))));&quot;&quot;)">
            <text:p/>
          </table:table-cell>
          <table:table-cell table:formula="of:=IF([.AA4]&lt;&gt;&quot;&quot;;IF([.AA4]=&quot;(&quot;;1;IF([.AA4]=&quot;[&quot;;2;IF([.AA4]=&quot;{&quot;;3;IF([.AA4]=&quot;&lt;&quot;;4;0))));&quot;&quot;)">
            <text:p/>
          </table:table-cell>
          <table:table-cell table:formula="of:=IF([.AB4]&lt;&gt;&quot;&quot;;IF([.AB4]=&quot;(&quot;;1;IF([.AB4]=&quot;[&quot;;2;IF([.AB4]=&quot;{&quot;;3;IF([.AB4]=&quot;&lt;&quot;;4;0))));&quot;&quot;)">
            <text:p/>
          </table:table-cell>
          <table:table-cell table:number-columns-repeated="2"/>
          <table:table-cell table:formula="of:=[.AD4]">
            <text:p/>
          </table:table-cell>
          <table:table-cell table:formula="of:=IF([.AE4]&lt;&gt;&quot;&quot;;[.AE4]+[.AU4]*5;[.AU4])">
            <text:p/>
          </table:table-cell>
          <table:table-cell table:formula="of:=IF([.AF4]&lt;&gt;&quot;&quot;;[.AF4]+[.AV4]*5;[.AV4])">
            <text:p/>
          </table:table-cell>
          <table:table-cell table:formula="of:=IF([.AG4]&lt;&gt;&quot;&quot;;[.AG4]+[.AW4]*5;[.AW4])">
            <text:p/>
          </table:table-cell>
          <table:table-cell table:formula="of:=IF([.AH4]&lt;&gt;&quot;&quot;;[.AH4]+[.AX4]*5;[.AX4])">
            <text:p/>
          </table:table-cell>
          <table:table-cell table:formula="of:=IF([.AI4]&lt;&gt;&quot;&quot;;[.AI4]+[.AY4]*5;[.AY4])">
            <text:p/>
          </table:table-cell>
          <table:table-cell table:formula="of:=IF([.AJ4]&lt;&gt;&quot;&quot;;[.AJ4]+[.AZ4]*5;[.AZ4])">
            <text:p/>
          </table:table-cell>
          <table:table-cell table:formula="of:=IF([.AK4]&lt;&gt;&quot;&quot;;[.AK4]+[.BA4]*5;[.BA4])">
            <text:p/>
          </table:table-cell>
          <table:table-cell table:formula="of:=IF([.AL4]&lt;&gt;&quot;&quot;;[.AL4]+[.BB4]*5;[.BB4])">
            <text:p/>
          </table:table-cell>
          <table:table-cell table:formula="of:=IF([.AM4]&lt;&gt;&quot;&quot;;[.AM4]+[.BC4]*5;[.BC4])">
            <text:p/>
          </table:table-cell>
          <table:table-cell table:formula="of:=IF([.AN4]&lt;&gt;&quot;&quot;;[.AN4]+[.BD4]*5;[.BD4])">
            <text:p/>
          </table:table-cell>
          <table:table-cell table:formula="of:=IF([.AO4]&lt;&gt;&quot;&quot;;[.AO4]+[.BE4]*5;[.BE4])">
            <text:p/>
          </table:table-cell>
          <table:table-cell table:formula="of:=IF([.AP4]&lt;&gt;&quot;&quot;;[.AP4]+[.BF4]*5;[.BF4])">
            <text:p/>
          </table:table-cell>
          <table:table-cell table:formula="of:=IF([.AQ4]&lt;&gt;&quot;&quot;;[.AQ4]+[.BG4]*5;[.BG4])">
            <text:p/>
          </table:table-cell>
          <table:table-cell table:formula="of:=IF([.AR4]&lt;&gt;&quot;&quot;;[.AR4]+[.BH4]*5;[.BH4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{{[([&lt;({[([&lt;{[]}({}&lt;&gt;)&gt;]{(([]())[()[]]){&lt;[]&lt;&gt;&gt;[&lt;&gt;&lt;&gt;]}}&gt;{&lt;[(()&lt;&gt;){[]&lt;&gt;}][[&lt;&gt;{}]&lt;()()&gt;]&gt;[[[&lt;&gt;[]][()</text:p>
          </table:table-cell>
          <table:table-cell table:formula="of:=ORG.LIBREOFFICE.REGEX(ORG.LIBREOFFICE.REGEX(ORG.LIBREOFFICE.REGEX(ORG.LIBREOFFICE.REGEX([.A5];&quot;[(][)]&quot;;&quot;&quot;;&quot;g&quot;);&quot;\[\]&quot;;&quot;&quot;;&quot;g&quot;);&quot;\{\}&quot;;&quot;&quot;;&quot;g&quot;);&quot;&lt;&gt;&quot;;&quot;&quot;;&quot;g&quot;)" office:value-type="string" office:string-value="[{{[([&lt;({[([&lt;()&gt;]{(()[]){&lt;&gt;[]}}&gt;{&lt;[(){}][[]]&gt;[[[][" calcext:value-type="string">
            <text:p>[{{[([&lt;({[([&lt;()&gt;]{(()[]){&lt;&gt;[]}}&gt;{&lt;[(){}][[]]&gt;[[[][</text:p>
          </table:table-cell>
          <table:table-cell table:formula="of:=ORG.LIBREOFFICE.REGEX(ORG.LIBREOFFICE.REGEX(ORG.LIBREOFFICE.REGEX(ORG.LIBREOFFICE.REGEX([.B5];&quot;[(][)]&quot;;&quot;&quot;;&quot;g&quot;);&quot;\[\]&quot;;&quot;&quot;;&quot;g&quot;);&quot;\{\}&quot;;&quot;&quot;;&quot;g&quot;);&quot;&lt;&gt;&quot;;&quot;&quot;;&quot;g&quot;)" office:value-type="string" office:string-value="[{{[([&lt;({[([]{(){}}&gt;{&lt;[][]&gt;[[[" calcext:value-type="string">
            <text:p>[{{[([&lt;({[([]{(){}}&gt;{&lt;[][]&gt;[[[</text:p>
          </table:table-cell>
          <table:table-cell table:formula="of:=ORG.LIBREOFFICE.REGEX(ORG.LIBREOFFICE.REGEX(ORG.LIBREOFFICE.REGEX(ORG.LIBREOFFICE.REGEX([.C5];&quot;[(][)]&quot;;&quot;&quot;;&quot;g&quot;);&quot;\[\]&quot;;&quot;&quot;;&quot;g&quot;);&quot;\{\}&quot;;&quot;&quot;;&quot;g&quot;);&quot;&lt;&gt;&quot;;&quot;&quot;;&quot;g&quot;)" office:value-type="string" office:string-value="[{{[([&lt;({[({}&gt;{[[[" calcext:value-type="string">
            <text:p>[{{[([&lt;({[({}&gt;{[[[</text:p>
          </table:table-cell>
          <table:table-cell table:formula="of:=ORG.LIBREOFFICE.REGEX(ORG.LIBREOFFICE.REGEX(ORG.LIBREOFFICE.REGEX(ORG.LIBREOFFICE.REGEX([.D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ORG.LIBREOFFICE.REGEX(ORG.LIBREOFFICE.REGEX(ORG.LIBREOFFICE.REGEX(ORG.LIBREOFFICE.REGEX([.E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ORG.LIBREOFFICE.REGEX(ORG.LIBREOFFICE.REGEX(ORG.LIBREOFFICE.REGEX(ORG.LIBREOFFICE.REGEX([.F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ORG.LIBREOFFICE.REGEX(ORG.LIBREOFFICE.REGEX(ORG.LIBREOFFICE.REGEX(ORG.LIBREOFFICE.REGEX([.G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ORG.LIBREOFFICE.REGEX(ORG.LIBREOFFICE.REGEX(ORG.LIBREOFFICE.REGEX(ORG.LIBREOFFICE.REGEX([.H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ORG.LIBREOFFICE.REGEX(ORG.LIBREOFFICE.REGEX(ORG.LIBREOFFICE.REGEX(ORG.LIBREOFFICE.REGEX([.I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ORG.LIBREOFFICE.REGEX(ORG.LIBREOFFICE.REGEX(ORG.LIBREOFFICE.REGEX(ORG.LIBREOFFICE.REGEX([.J5];&quot;[(][)]&quot;;&quot;&quot;;&quot;g&quot;);&quot;\[\]&quot;;&quot;&quot;;&quot;g&quot;);&quot;\{\}&quot;;&quot;&quot;;&quot;g&quot;);&quot;&lt;&gt;&quot;;&quot;&quot;;&quot;g&quot;)" office:value-type="string" office:string-value="[{{[([&lt;({[(&gt;{[[[" calcext:value-type="string">
            <text:p>[{{[([&lt;({[(&gt;{[[[</text:p>
          </table:table-cell>
          <table:table-cell table:formula="of:=IF(ORG.LIBREOFFICE.REGEX(ORG.LIBREOFFICE.REGEX(ORG.LIBREOFFICE.REGEX(ORG.LIBREOFFICE.REGEX(ORG.LIBREOFFICE.REGEX([.K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5]=&quot;&quot;;[.K5];&quot;&quot;)">
            <text:p/>
          </table:table-cell>
          <table:table-cell table:formula="of:=IF(AND([.$M5]&lt;&gt;&quot;&quot;;LEN([.$M5])&gt;=[.N$2]);LEFT(RIGHT([.$M5];[.N$2]);1);&quot;&quot;)">
            <text:p/>
          </table:table-cell>
          <table:table-cell table:formula="of:=IF(AND([.$M5]&lt;&gt;&quot;&quot;;LEN([.$M5])&gt;=[.O$2]);LEFT(RIGHT([.$M5];[.O$2]);1);&quot;&quot;)">
            <text:p/>
          </table:table-cell>
          <table:table-cell table:formula="of:=IF(AND([.$M5]&lt;&gt;&quot;&quot;;LEN([.$M5])&gt;=[.P$2]);LEFT(RIGHT([.$M5];[.P$2]);1);&quot;&quot;)">
            <text:p/>
          </table:table-cell>
          <table:table-cell table:formula="of:=IF(AND([.$M5]&lt;&gt;&quot;&quot;;LEN([.$M5])&gt;=[.Q$2]);LEFT(RIGHT([.$M5];[.Q$2]);1);&quot;&quot;)">
            <text:p/>
          </table:table-cell>
          <table:table-cell table:formula="of:=IF(AND([.$M5]&lt;&gt;&quot;&quot;;LEN([.$M5])&gt;=[.R$2]);LEFT(RIGHT([.$M5];[.R$2]);1);&quot;&quot;)">
            <text:p/>
          </table:table-cell>
          <table:table-cell table:formula="of:=IF(AND([.$M5]&lt;&gt;&quot;&quot;;LEN([.$M5])&gt;=[.S$2]);LEFT(RIGHT([.$M5];[.S$2]);1);&quot;&quot;)">
            <text:p/>
          </table:table-cell>
          <table:table-cell table:formula="of:=IF(AND([.$M5]&lt;&gt;&quot;&quot;;LEN([.$M5])&gt;=[.T$2]);LEFT(RIGHT([.$M5];[.T$2]);1);&quot;&quot;)">
            <text:p/>
          </table:table-cell>
          <table:table-cell table:formula="of:=IF(AND([.$M5]&lt;&gt;&quot;&quot;;LEN([.$M5])&gt;=[.U$2]);LEFT(RIGHT([.$M5];[.U$2]);1);&quot;&quot;)">
            <text:p/>
          </table:table-cell>
          <table:table-cell table:formula="of:=IF(AND([.$M5]&lt;&gt;&quot;&quot;;LEN([.$M5])&gt;=[.V$2]);LEFT(RIGHT([.$M5];[.V$2]);1);&quot;&quot;)">
            <text:p/>
          </table:table-cell>
          <table:table-cell table:formula="of:=IF(AND([.$M5]&lt;&gt;&quot;&quot;;LEN([.$M5])&gt;=[.W$2]);LEFT(RIGHT([.$M5];[.W$2]);1);&quot;&quot;)">
            <text:p/>
          </table:table-cell>
          <table:table-cell table:formula="of:=IF(AND([.$M5]&lt;&gt;&quot;&quot;;LEN([.$M5])&gt;=[.X$2]);LEFT(RIGHT([.$M5];[.X$2]);1);&quot;&quot;)">
            <text:p/>
          </table:table-cell>
          <table:table-cell table:formula="of:=IF(AND([.$M5]&lt;&gt;&quot;&quot;;LEN([.$M5])&gt;=[.Y$2]);LEFT(RIGHT([.$M5];[.Y$2]);1);&quot;&quot;)">
            <text:p/>
          </table:table-cell>
          <table:table-cell table:formula="of:=IF(AND([.$M5]&lt;&gt;&quot;&quot;;LEN([.$M5])&gt;=[.Z$2]);LEFT(RIGHT([.$M5];[.Z$2]);1);&quot;&quot;)">
            <text:p/>
          </table:table-cell>
          <table:table-cell table:formula="of:=IF(AND([.$M5]&lt;&gt;&quot;&quot;;LEN([.$M5])&gt;=[.AA$2]);LEFT(RIGHT([.$M5];[.AA$2]);1);&quot;&quot;)">
            <text:p/>
          </table:table-cell>
          <table:table-cell table:formula="of:=IF(AND([.$M5]&lt;&gt;&quot;&quot;;LEN([.$M5])&gt;=[.AB$2]);LEFT(RIGHT([.$M5];[.AB$2]);1);&quot;&quot;)">
            <text:p/>
          </table:table-cell>
          <table:table-cell table:formula="of:=IF([.M5]=&quot;&quot;;&quot;&quot;;0)">
            <text:p/>
          </table:table-cell>
          <table:table-cell table:formula="of:=IF([.N5]&lt;&gt;&quot;&quot;;IF([.N5]=&quot;(&quot;;1;IF([.N5]=&quot;[&quot;;2;IF([.N5]=&quot;{&quot;;3;IF([.N5]=&quot;&lt;&quot;;4;0))));&quot;&quot;)">
            <text:p/>
          </table:table-cell>
          <table:table-cell table:formula="of:=IF([.O5]&lt;&gt;&quot;&quot;;IF([.O5]=&quot;(&quot;;1;IF([.O5]=&quot;[&quot;;2;IF([.O5]=&quot;{&quot;;3;IF([.O5]=&quot;&lt;&quot;;4;0))));&quot;&quot;)">
            <text:p/>
          </table:table-cell>
          <table:table-cell table:formula="of:=IF([.P5]&lt;&gt;&quot;&quot;;IF([.P5]=&quot;(&quot;;1;IF([.P5]=&quot;[&quot;;2;IF([.P5]=&quot;{&quot;;3;IF([.P5]=&quot;&lt;&quot;;4;0))));&quot;&quot;)">
            <text:p/>
          </table:table-cell>
          <table:table-cell table:formula="of:=IF([.Q5]&lt;&gt;&quot;&quot;;IF([.Q5]=&quot;(&quot;;1;IF([.Q5]=&quot;[&quot;;2;IF([.Q5]=&quot;{&quot;;3;IF([.Q5]=&quot;&lt;&quot;;4;0))));&quot;&quot;)">
            <text:p/>
          </table:table-cell>
          <table:table-cell table:formula="of:=IF([.R5]&lt;&gt;&quot;&quot;;IF([.R5]=&quot;(&quot;;1;IF([.R5]=&quot;[&quot;;2;IF([.R5]=&quot;{&quot;;3;IF([.R5]=&quot;&lt;&quot;;4;0))));&quot;&quot;)">
            <text:p/>
          </table:table-cell>
          <table:table-cell table:formula="of:=IF([.S5]&lt;&gt;&quot;&quot;;IF([.S5]=&quot;(&quot;;1;IF([.S5]=&quot;[&quot;;2;IF([.S5]=&quot;{&quot;;3;IF([.S5]=&quot;&lt;&quot;;4;0))));&quot;&quot;)">
            <text:p/>
          </table:table-cell>
          <table:table-cell table:formula="of:=IF([.T5]&lt;&gt;&quot;&quot;;IF([.T5]=&quot;(&quot;;1;IF([.T5]=&quot;[&quot;;2;IF([.T5]=&quot;{&quot;;3;IF([.T5]=&quot;&lt;&quot;;4;0))));&quot;&quot;)">
            <text:p/>
          </table:table-cell>
          <table:table-cell table:formula="of:=IF([.U5]&lt;&gt;&quot;&quot;;IF([.U5]=&quot;(&quot;;1;IF([.U5]=&quot;[&quot;;2;IF([.U5]=&quot;{&quot;;3;IF([.U5]=&quot;&lt;&quot;;4;0))));&quot;&quot;)">
            <text:p/>
          </table:table-cell>
          <table:table-cell table:formula="of:=IF([.V5]&lt;&gt;&quot;&quot;;IF([.V5]=&quot;(&quot;;1;IF([.V5]=&quot;[&quot;;2;IF([.V5]=&quot;{&quot;;3;IF([.V5]=&quot;&lt;&quot;;4;0))));&quot;&quot;)">
            <text:p/>
          </table:table-cell>
          <table:table-cell table:formula="of:=IF([.W5]&lt;&gt;&quot;&quot;;IF([.W5]=&quot;(&quot;;1;IF([.W5]=&quot;[&quot;;2;IF([.W5]=&quot;{&quot;;3;IF([.W5]=&quot;&lt;&quot;;4;0))));&quot;&quot;)">
            <text:p/>
          </table:table-cell>
          <table:table-cell table:formula="of:=IF([.X5]&lt;&gt;&quot;&quot;;IF([.X5]=&quot;(&quot;;1;IF([.X5]=&quot;[&quot;;2;IF([.X5]=&quot;{&quot;;3;IF([.X5]=&quot;&lt;&quot;;4;0))));&quot;&quot;)">
            <text:p/>
          </table:table-cell>
          <table:table-cell table:formula="of:=IF([.Y5]&lt;&gt;&quot;&quot;;IF([.Y5]=&quot;(&quot;;1;IF([.Y5]=&quot;[&quot;;2;IF([.Y5]=&quot;{&quot;;3;IF([.Y5]=&quot;&lt;&quot;;4;0))));&quot;&quot;)">
            <text:p/>
          </table:table-cell>
          <table:table-cell table:formula="of:=IF([.Z5]&lt;&gt;&quot;&quot;;IF([.Z5]=&quot;(&quot;;1;IF([.Z5]=&quot;[&quot;;2;IF([.Z5]=&quot;{&quot;;3;IF([.Z5]=&quot;&lt;&quot;;4;0))));&quot;&quot;)">
            <text:p/>
          </table:table-cell>
          <table:table-cell table:formula="of:=IF([.AA5]&lt;&gt;&quot;&quot;;IF([.AA5]=&quot;(&quot;;1;IF([.AA5]=&quot;[&quot;;2;IF([.AA5]=&quot;{&quot;;3;IF([.AA5]=&quot;&lt;&quot;;4;0))));&quot;&quot;)">
            <text:p/>
          </table:table-cell>
          <table:table-cell table:formula="of:=IF([.AB5]&lt;&gt;&quot;&quot;;IF([.AB5]=&quot;(&quot;;1;IF([.AB5]=&quot;[&quot;;2;IF([.AB5]=&quot;{&quot;;3;IF([.AB5]=&quot;&lt;&quot;;4;0))));&quot;&quot;)">
            <text:p/>
          </table:table-cell>
          <table:table-cell table:number-columns-repeated="2"/>
          <table:table-cell table:formula="of:=[.AD5]">
            <text:p/>
          </table:table-cell>
          <table:table-cell table:formula="of:=IF([.AE5]&lt;&gt;&quot;&quot;;[.AE5]+[.AU5]*5;[.AU5])">
            <text:p/>
          </table:table-cell>
          <table:table-cell table:formula="of:=IF([.AF5]&lt;&gt;&quot;&quot;;[.AF5]+[.AV5]*5;[.AV5])">
            <text:p/>
          </table:table-cell>
          <table:table-cell table:formula="of:=IF([.AG5]&lt;&gt;&quot;&quot;;[.AG5]+[.AW5]*5;[.AW5])">
            <text:p/>
          </table:table-cell>
          <table:table-cell table:formula="of:=IF([.AH5]&lt;&gt;&quot;&quot;;[.AH5]+[.AX5]*5;[.AX5])">
            <text:p/>
          </table:table-cell>
          <table:table-cell table:formula="of:=IF([.AI5]&lt;&gt;&quot;&quot;;[.AI5]+[.AY5]*5;[.AY5])">
            <text:p/>
          </table:table-cell>
          <table:table-cell table:formula="of:=IF([.AJ5]&lt;&gt;&quot;&quot;;[.AJ5]+[.AZ5]*5;[.AZ5])">
            <text:p/>
          </table:table-cell>
          <table:table-cell table:formula="of:=IF([.AK5]&lt;&gt;&quot;&quot;;[.AK5]+[.BA5]*5;[.BA5])">
            <text:p/>
          </table:table-cell>
          <table:table-cell table:formula="of:=IF([.AL5]&lt;&gt;&quot;&quot;;[.AL5]+[.BB5]*5;[.BB5])">
            <text:p/>
          </table:table-cell>
          <table:table-cell table:formula="of:=IF([.AM5]&lt;&gt;&quot;&quot;;[.AM5]+[.BC5]*5;[.BC5])">
            <text:p/>
          </table:table-cell>
          <table:table-cell table:formula="of:=IF([.AN5]&lt;&gt;&quot;&quot;;[.AN5]+[.BD5]*5;[.BD5])">
            <text:p/>
          </table:table-cell>
          <table:table-cell table:formula="of:=IF([.AO5]&lt;&gt;&quot;&quot;;[.AO5]+[.BE5]*5;[.BE5])">
            <text:p/>
          </table:table-cell>
          <table:table-cell table:formula="of:=IF([.AP5]&lt;&gt;&quot;&quot;;[.AP5]+[.BF5]*5;[.BF5])">
            <text:p/>
          </table:table-cell>
          <table:table-cell table:formula="of:=IF([.AQ5]&lt;&gt;&quot;&quot;;[.AQ5]+[.BG5]*5;[.BG5])">
            <text:p/>
          </table:table-cell>
          <table:table-cell table:formula="of:=IF([.AR5]&lt;&gt;&quot;&quot;;[.AR5]+[.BH5]*5;[.BH5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(&lt;&lt;{([([&lt;(&lt;{(&lt;&gt;[])&lt;()&lt;&gt;&gt;}&gt;){[[&lt;&lt;&gt;()&gt;[&lt;&gt;[]]]{[{}{}]{[]&lt;&gt;}}]{&lt;{{}&lt;&gt;}{{}()}&gt;{[()()]&lt;[]&lt;&gt;&gt;})}&gt;[{({[{}</text:p>
          </table:table-cell>
          <table:table-cell table:formula="of:=ORG.LIBREOFFICE.REGEX(ORG.LIBREOFFICE.REGEX(ORG.LIBREOFFICE.REGEX(ORG.LIBREOFFICE.REGEX([.A6];&quot;[(][)]&quot;;&quot;&quot;;&quot;g&quot;);&quot;\[\]&quot;;&quot;&quot;;&quot;g&quot;);&quot;\{\}&quot;;&quot;&quot;;&quot;g&quot;);&quot;&lt;&gt;&quot;;&quot;&quot;;&quot;g&quot;)" office:value-type="string" office:string-value="{(&lt;&lt;{([([&lt;(&lt;{()&lt;&gt;}&gt;){[[&lt;&gt;[]]{[]{}}]{&lt;{}{}&gt;{&lt;&gt;})}&gt;[{({[" calcext:value-type="string">
            <text:p>{(&lt;&lt;{([([&lt;(&lt;{()&lt;&gt;}&gt;){[[&lt;&gt;[]]{[]{}}]{&lt;{}{}&gt;{&lt;&gt;})}&gt;[{({[</text:p>
          </table:table-cell>
          <table:table-cell table:formula="of:=ORG.LIBREOFFICE.REGEX(ORG.LIBREOFFICE.REGEX(ORG.LIBREOFFICE.REGEX(ORG.LIBREOFFICE.REGEX([.B6];&quot;[(][)]&quot;;&quot;&quot;;&quot;g&quot;);&quot;\[\]&quot;;&quot;&quot;;&quot;g&quot;);&quot;\{\}&quot;;&quot;&quot;;&quot;g&quot;);&quot;&lt;&gt;&quot;;&quot;&quot;;&quot;g&quot;)" office:value-type="string" office:string-value="{(&lt;&lt;{([([&lt;(&lt;{}&gt;){[[]{}]{{})}&gt;[{({[" calcext:value-type="string">
            <text:p>{(&lt;&lt;{([([&lt;(&lt;{}&gt;){[[]{}]{{})}&gt;[{({[</text:p>
          </table:table-cell>
          <table:table-cell table:formula="of:=ORG.LIBREOFFICE.REGEX(ORG.LIBREOFFICE.REGEX(ORG.LIBREOFFICE.REGEX(ORG.LIBREOFFICE.REGEX([.C6];&quot;[(][)]&quot;;&quot;&quot;;&quot;g&quot;);&quot;\[\]&quot;;&quot;&quot;;&quot;g&quot;);&quot;\{\}&quot;;&quot;&quot;;&quot;g&quot;);&quot;&lt;&gt;&quot;;&quot;&quot;;&quot;g&quot;)" office:value-type="string" office:string-value="{(&lt;&lt;{([([&lt;(){[]{)}&gt;[{({[" calcext:value-type="string">
            <text:p>{(&lt;&lt;{([([&lt;(){[]{)}&gt;[{({[</text:p>
          </table:table-cell>
          <table:table-cell table:formula="of:=ORG.LIBREOFFICE.REGEX(ORG.LIBREOFFICE.REGEX(ORG.LIBREOFFICE.REGEX(ORG.LIBREOFFICE.REGEX([.D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ORG.LIBREOFFICE.REGEX(ORG.LIBREOFFICE.REGEX(ORG.LIBREOFFICE.REGEX(ORG.LIBREOFFICE.REGEX([.E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ORG.LIBREOFFICE.REGEX(ORG.LIBREOFFICE.REGEX(ORG.LIBREOFFICE.REGEX(ORG.LIBREOFFICE.REGEX([.F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ORG.LIBREOFFICE.REGEX(ORG.LIBREOFFICE.REGEX(ORG.LIBREOFFICE.REGEX(ORG.LIBREOFFICE.REGEX([.G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ORG.LIBREOFFICE.REGEX(ORG.LIBREOFFICE.REGEX(ORG.LIBREOFFICE.REGEX(ORG.LIBREOFFICE.REGEX([.H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ORG.LIBREOFFICE.REGEX(ORG.LIBREOFFICE.REGEX(ORG.LIBREOFFICE.REGEX(ORG.LIBREOFFICE.REGEX([.I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ORG.LIBREOFFICE.REGEX(ORG.LIBREOFFICE.REGEX(ORG.LIBREOFFICE.REGEX(ORG.LIBREOFFICE.REGEX([.J6];&quot;[(][)]&quot;;&quot;&quot;;&quot;g&quot;);&quot;\[\]&quot;;&quot;&quot;;&quot;g&quot;);&quot;\{\}&quot;;&quot;&quot;;&quot;g&quot;);&quot;&lt;&gt;&quot;;&quot;&quot;;&quot;g&quot;)" office:value-type="string" office:string-value="{(&lt;&lt;{([([&lt;{{)}&gt;[{({[" calcext:value-type="string">
            <text:p>{(&lt;&lt;{([([&lt;{{)}&gt;[{({[</text:p>
          </table:table-cell>
          <table:table-cell table:formula="of:=IF(ORG.LIBREOFFICE.REGEX(ORG.LIBREOFFICE.REGEX(ORG.LIBREOFFICE.REGEX(ORG.LIBREOFFICE.REGEX(ORG.LIBREOFFICE.REGEX([.K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6]=&quot;&quot;;[.K6];&quot;&quot;)">
            <text:p/>
          </table:table-cell>
          <table:table-cell table:formula="of:=IF(AND([.$M6]&lt;&gt;&quot;&quot;;LEN([.$M6])&gt;=[.N$2]);LEFT(RIGHT([.$M6];[.N$2]);1);&quot;&quot;)">
            <text:p/>
          </table:table-cell>
          <table:table-cell table:formula="of:=IF(AND([.$M6]&lt;&gt;&quot;&quot;;LEN([.$M6])&gt;=[.O$2]);LEFT(RIGHT([.$M6];[.O$2]);1);&quot;&quot;)">
            <text:p/>
          </table:table-cell>
          <table:table-cell table:formula="of:=IF(AND([.$M6]&lt;&gt;&quot;&quot;;LEN([.$M6])&gt;=[.P$2]);LEFT(RIGHT([.$M6];[.P$2]);1);&quot;&quot;)">
            <text:p/>
          </table:table-cell>
          <table:table-cell table:formula="of:=IF(AND([.$M6]&lt;&gt;&quot;&quot;;LEN([.$M6])&gt;=[.Q$2]);LEFT(RIGHT([.$M6];[.Q$2]);1);&quot;&quot;)">
            <text:p/>
          </table:table-cell>
          <table:table-cell table:formula="of:=IF(AND([.$M6]&lt;&gt;&quot;&quot;;LEN([.$M6])&gt;=[.R$2]);LEFT(RIGHT([.$M6];[.R$2]);1);&quot;&quot;)">
            <text:p/>
          </table:table-cell>
          <table:table-cell table:formula="of:=IF(AND([.$M6]&lt;&gt;&quot;&quot;;LEN([.$M6])&gt;=[.S$2]);LEFT(RIGHT([.$M6];[.S$2]);1);&quot;&quot;)">
            <text:p/>
          </table:table-cell>
          <table:table-cell table:formula="of:=IF(AND([.$M6]&lt;&gt;&quot;&quot;;LEN([.$M6])&gt;=[.T$2]);LEFT(RIGHT([.$M6];[.T$2]);1);&quot;&quot;)">
            <text:p/>
          </table:table-cell>
          <table:table-cell table:formula="of:=IF(AND([.$M6]&lt;&gt;&quot;&quot;;LEN([.$M6])&gt;=[.U$2]);LEFT(RIGHT([.$M6];[.U$2]);1);&quot;&quot;)">
            <text:p/>
          </table:table-cell>
          <table:table-cell table:formula="of:=IF(AND([.$M6]&lt;&gt;&quot;&quot;;LEN([.$M6])&gt;=[.V$2]);LEFT(RIGHT([.$M6];[.V$2]);1);&quot;&quot;)">
            <text:p/>
          </table:table-cell>
          <table:table-cell table:formula="of:=IF(AND([.$M6]&lt;&gt;&quot;&quot;;LEN([.$M6])&gt;=[.W$2]);LEFT(RIGHT([.$M6];[.W$2]);1);&quot;&quot;)">
            <text:p/>
          </table:table-cell>
          <table:table-cell table:formula="of:=IF(AND([.$M6]&lt;&gt;&quot;&quot;;LEN([.$M6])&gt;=[.X$2]);LEFT(RIGHT([.$M6];[.X$2]);1);&quot;&quot;)">
            <text:p/>
          </table:table-cell>
          <table:table-cell table:formula="of:=IF(AND([.$M6]&lt;&gt;&quot;&quot;;LEN([.$M6])&gt;=[.Y$2]);LEFT(RIGHT([.$M6];[.Y$2]);1);&quot;&quot;)">
            <text:p/>
          </table:table-cell>
          <table:table-cell table:formula="of:=IF(AND([.$M6]&lt;&gt;&quot;&quot;;LEN([.$M6])&gt;=[.Z$2]);LEFT(RIGHT([.$M6];[.Z$2]);1);&quot;&quot;)">
            <text:p/>
          </table:table-cell>
          <table:table-cell table:formula="of:=IF(AND([.$M6]&lt;&gt;&quot;&quot;;LEN([.$M6])&gt;=[.AA$2]);LEFT(RIGHT([.$M6];[.AA$2]);1);&quot;&quot;)">
            <text:p/>
          </table:table-cell>
          <table:table-cell table:formula="of:=IF(AND([.$M6]&lt;&gt;&quot;&quot;;LEN([.$M6])&gt;=[.AB$2]);LEFT(RIGHT([.$M6];[.AB$2]);1);&quot;&quot;)">
            <text:p/>
          </table:table-cell>
          <table:table-cell table:formula="of:=IF([.M6]=&quot;&quot;;&quot;&quot;;0)">
            <text:p/>
          </table:table-cell>
          <table:table-cell table:formula="of:=IF([.N6]&lt;&gt;&quot;&quot;;IF([.N6]=&quot;(&quot;;1;IF([.N6]=&quot;[&quot;;2;IF([.N6]=&quot;{&quot;;3;IF([.N6]=&quot;&lt;&quot;;4;0))));&quot;&quot;)">
            <text:p/>
          </table:table-cell>
          <table:table-cell table:formula="of:=IF([.O6]&lt;&gt;&quot;&quot;;IF([.O6]=&quot;(&quot;;1;IF([.O6]=&quot;[&quot;;2;IF([.O6]=&quot;{&quot;;3;IF([.O6]=&quot;&lt;&quot;;4;0))));&quot;&quot;)">
            <text:p/>
          </table:table-cell>
          <table:table-cell table:formula="of:=IF([.P6]&lt;&gt;&quot;&quot;;IF([.P6]=&quot;(&quot;;1;IF([.P6]=&quot;[&quot;;2;IF([.P6]=&quot;{&quot;;3;IF([.P6]=&quot;&lt;&quot;;4;0))));&quot;&quot;)">
            <text:p/>
          </table:table-cell>
          <table:table-cell table:formula="of:=IF([.Q6]&lt;&gt;&quot;&quot;;IF([.Q6]=&quot;(&quot;;1;IF([.Q6]=&quot;[&quot;;2;IF([.Q6]=&quot;{&quot;;3;IF([.Q6]=&quot;&lt;&quot;;4;0))));&quot;&quot;)">
            <text:p/>
          </table:table-cell>
          <table:table-cell table:formula="of:=IF([.R6]&lt;&gt;&quot;&quot;;IF([.R6]=&quot;(&quot;;1;IF([.R6]=&quot;[&quot;;2;IF([.R6]=&quot;{&quot;;3;IF([.R6]=&quot;&lt;&quot;;4;0))));&quot;&quot;)">
            <text:p/>
          </table:table-cell>
          <table:table-cell table:formula="of:=IF([.S6]&lt;&gt;&quot;&quot;;IF([.S6]=&quot;(&quot;;1;IF([.S6]=&quot;[&quot;;2;IF([.S6]=&quot;{&quot;;3;IF([.S6]=&quot;&lt;&quot;;4;0))));&quot;&quot;)">
            <text:p/>
          </table:table-cell>
          <table:table-cell table:formula="of:=IF([.T6]&lt;&gt;&quot;&quot;;IF([.T6]=&quot;(&quot;;1;IF([.T6]=&quot;[&quot;;2;IF([.T6]=&quot;{&quot;;3;IF([.T6]=&quot;&lt;&quot;;4;0))));&quot;&quot;)">
            <text:p/>
          </table:table-cell>
          <table:table-cell table:formula="of:=IF([.U6]&lt;&gt;&quot;&quot;;IF([.U6]=&quot;(&quot;;1;IF([.U6]=&quot;[&quot;;2;IF([.U6]=&quot;{&quot;;3;IF([.U6]=&quot;&lt;&quot;;4;0))));&quot;&quot;)">
            <text:p/>
          </table:table-cell>
          <table:table-cell table:formula="of:=IF([.V6]&lt;&gt;&quot;&quot;;IF([.V6]=&quot;(&quot;;1;IF([.V6]=&quot;[&quot;;2;IF([.V6]=&quot;{&quot;;3;IF([.V6]=&quot;&lt;&quot;;4;0))));&quot;&quot;)">
            <text:p/>
          </table:table-cell>
          <table:table-cell table:formula="of:=IF([.W6]&lt;&gt;&quot;&quot;;IF([.W6]=&quot;(&quot;;1;IF([.W6]=&quot;[&quot;;2;IF([.W6]=&quot;{&quot;;3;IF([.W6]=&quot;&lt;&quot;;4;0))));&quot;&quot;)">
            <text:p/>
          </table:table-cell>
          <table:table-cell table:formula="of:=IF([.X6]&lt;&gt;&quot;&quot;;IF([.X6]=&quot;(&quot;;1;IF([.X6]=&quot;[&quot;;2;IF([.X6]=&quot;{&quot;;3;IF([.X6]=&quot;&lt;&quot;;4;0))));&quot;&quot;)">
            <text:p/>
          </table:table-cell>
          <table:table-cell table:formula="of:=IF([.Y6]&lt;&gt;&quot;&quot;;IF([.Y6]=&quot;(&quot;;1;IF([.Y6]=&quot;[&quot;;2;IF([.Y6]=&quot;{&quot;;3;IF([.Y6]=&quot;&lt;&quot;;4;0))));&quot;&quot;)">
            <text:p/>
          </table:table-cell>
          <table:table-cell table:formula="of:=IF([.Z6]&lt;&gt;&quot;&quot;;IF([.Z6]=&quot;(&quot;;1;IF([.Z6]=&quot;[&quot;;2;IF([.Z6]=&quot;{&quot;;3;IF([.Z6]=&quot;&lt;&quot;;4;0))));&quot;&quot;)">
            <text:p/>
          </table:table-cell>
          <table:table-cell table:formula="of:=IF([.AA6]&lt;&gt;&quot;&quot;;IF([.AA6]=&quot;(&quot;;1;IF([.AA6]=&quot;[&quot;;2;IF([.AA6]=&quot;{&quot;;3;IF([.AA6]=&quot;&lt;&quot;;4;0))));&quot;&quot;)">
            <text:p/>
          </table:table-cell>
          <table:table-cell table:formula="of:=IF([.AB6]&lt;&gt;&quot;&quot;;IF([.AB6]=&quot;(&quot;;1;IF([.AB6]=&quot;[&quot;;2;IF([.AB6]=&quot;{&quot;;3;IF([.AB6]=&quot;&lt;&quot;;4;0))));&quot;&quot;)">
            <text:p/>
          </table:table-cell>
          <table:table-cell table:number-columns-repeated="2"/>
          <table:table-cell table:formula="of:=[.AD6]">
            <text:p/>
          </table:table-cell>
          <table:table-cell table:formula="of:=IF([.AE6]&lt;&gt;&quot;&quot;;[.AE6]+[.AU6]*5;[.AU6])">
            <text:p/>
          </table:table-cell>
          <table:table-cell table:formula="of:=IF([.AF6]&lt;&gt;&quot;&quot;;[.AF6]+[.AV6]*5;[.AV6])">
            <text:p/>
          </table:table-cell>
          <table:table-cell table:formula="of:=IF([.AG6]&lt;&gt;&quot;&quot;;[.AG6]+[.AW6]*5;[.AW6])">
            <text:p/>
          </table:table-cell>
          <table:table-cell table:formula="of:=IF([.AH6]&lt;&gt;&quot;&quot;;[.AH6]+[.AX6]*5;[.AX6])">
            <text:p/>
          </table:table-cell>
          <table:table-cell table:formula="of:=IF([.AI6]&lt;&gt;&quot;&quot;;[.AI6]+[.AY6]*5;[.AY6])">
            <text:p/>
          </table:table-cell>
          <table:table-cell table:formula="of:=IF([.AJ6]&lt;&gt;&quot;&quot;;[.AJ6]+[.AZ6]*5;[.AZ6])">
            <text:p/>
          </table:table-cell>
          <table:table-cell table:formula="of:=IF([.AK6]&lt;&gt;&quot;&quot;;[.AK6]+[.BA6]*5;[.BA6])">
            <text:p/>
          </table:table-cell>
          <table:table-cell table:formula="of:=IF([.AL6]&lt;&gt;&quot;&quot;;[.AL6]+[.BB6]*5;[.BB6])">
            <text:p/>
          </table:table-cell>
          <table:table-cell table:formula="of:=IF([.AM6]&lt;&gt;&quot;&quot;;[.AM6]+[.BC6]*5;[.BC6])">
            <text:p/>
          </table:table-cell>
          <table:table-cell table:formula="of:=IF([.AN6]&lt;&gt;&quot;&quot;;[.AN6]+[.BD6]*5;[.BD6])">
            <text:p/>
          </table:table-cell>
          <table:table-cell table:formula="of:=IF([.AO6]&lt;&gt;&quot;&quot;;[.AO6]+[.BE6]*5;[.BE6])">
            <text:p/>
          </table:table-cell>
          <table:table-cell table:formula="of:=IF([.AP6]&lt;&gt;&quot;&quot;;[.AP6]+[.BF6]*5;[.BF6])">
            <text:p/>
          </table:table-cell>
          <table:table-cell table:formula="of:=IF([.AQ6]&lt;&gt;&quot;&quot;;[.AQ6]+[.BG6]*5;[.BG6])">
            <text:p/>
          </table:table-cell>
          <table:table-cell table:formula="of:=IF([.AR6]&lt;&gt;&quot;&quot;;[.AR6]+[.BH6]*5;[.BH6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&lt;&lt;&lt;&lt;&lt;{{{({&lt;&lt;[][]&gt;[()[]]&gt;&lt;&lt;(){}&gt;([]{})&gt;}{{&lt;[]{}&gt;&lt;{}[]&gt;}{&lt;{}{}&gt;({}&lt;&gt;)}}){([(()[]){[]()}][&lt;[]()&gt;&lt;[]{}&gt;])</text:p>
          </table:table-cell>
          <table:table-cell table:formula="of:=ORG.LIBREOFFICE.REGEX(ORG.LIBREOFFICE.REGEX(ORG.LIBREOFFICE.REGEX(ORG.LIBREOFFICE.REGEX([.A7];&quot;[(][)]&quot;;&quot;&quot;;&quot;g&quot;);&quot;\[\]&quot;;&quot;&quot;;&quot;g&quot;);&quot;\{\}&quot;;&quot;&quot;;&quot;g&quot;);&quot;&lt;&gt;&quot;;&quot;&quot;;&quot;g&quot;)" office:value-type="string" office:string-value="&lt;{&lt;&lt;&lt;&lt;&lt;{{{({&lt;[]&gt;&lt;()&gt;}{{}{()}}){([()][])" calcext:value-type="string">
            <text:p>&lt;{&lt;&lt;&lt;&lt;&lt;{{{({&lt;[]&gt;&lt;()&gt;}{{}{()}}){([()][])</text:p>
          </table:table-cell>
          <table:table-cell table:formula="of:=ORG.LIBREOFFICE.REGEX(ORG.LIBREOFFICE.REGEX(ORG.LIBREOFFICE.REGEX(ORG.LIBREOFFICE.REGEX([.B7];&quot;[(][)]&quot;;&quot;&quot;;&quot;g&quot;);&quot;\[\]&quot;;&quot;&quot;;&quot;g&quot;);&quot;\{\}&quot;;&quot;&quot;;&quot;g&quot;);&quot;&lt;&gt;&quot;;&quot;&quot;;&quot;g&quot;)" office:value-type="string" office:string-value="&lt;{&lt;&lt;&lt;&lt;&lt;{{{({}{}){()" calcext:value-type="string">
            <text:p>&lt;{&lt;&lt;&lt;&lt;&lt;{{{({}{}){()</text:p>
          </table:table-cell>
          <table:table-cell table:formula="of:=ORG.LIBREOFFICE.REGEX(ORG.LIBREOFFICE.REGEX(ORG.LIBREOFFICE.REGEX(ORG.LIBREOFFICE.REGEX([.C7];&quot;[(][)]&quot;;&quot;&quot;;&quot;g&quot;);&quot;\[\]&quot;;&quot;&quot;;&quot;g&quot;);&quot;\{\}&quot;;&quot;&quot;;&quot;g&quot;);&quot;&lt;&gt;&quot;;&quot;&quot;;&quot;g&quot;)" office:value-type="string" office:string-value="&lt;{&lt;&lt;&lt;&lt;&lt;{{{(){" calcext:value-type="string">
            <text:p>&lt;{&lt;&lt;&lt;&lt;&lt;{{{(){</text:p>
          </table:table-cell>
          <table:table-cell table:formula="of:=ORG.LIBREOFFICE.REGEX(ORG.LIBREOFFICE.REGEX(ORG.LIBREOFFICE.REGEX(ORG.LIBREOFFICE.REGEX([.D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ORG.LIBREOFFICE.REGEX(ORG.LIBREOFFICE.REGEX(ORG.LIBREOFFICE.REGEX(ORG.LIBREOFFICE.REGEX([.E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ORG.LIBREOFFICE.REGEX(ORG.LIBREOFFICE.REGEX(ORG.LIBREOFFICE.REGEX(ORG.LIBREOFFICE.REGEX([.F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ORG.LIBREOFFICE.REGEX(ORG.LIBREOFFICE.REGEX(ORG.LIBREOFFICE.REGEX(ORG.LIBREOFFICE.REGEX([.G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ORG.LIBREOFFICE.REGEX(ORG.LIBREOFFICE.REGEX(ORG.LIBREOFFICE.REGEX(ORG.LIBREOFFICE.REGEX([.H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ORG.LIBREOFFICE.REGEX(ORG.LIBREOFFICE.REGEX(ORG.LIBREOFFICE.REGEX(ORG.LIBREOFFICE.REGEX([.I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ORG.LIBREOFFICE.REGEX(ORG.LIBREOFFICE.REGEX(ORG.LIBREOFFICE.REGEX(ORG.LIBREOFFICE.REGEX([.J7];&quot;[(][)]&quot;;&quot;&quot;;&quot;g&quot;);&quot;\[\]&quot;;&quot;&quot;;&quot;g&quot;);&quot;\{\}&quot;;&quot;&quot;;&quot;g&quot;);&quot;&lt;&gt;&quot;;&quot;&quot;;&quot;g&quot;)" office:value-type="string" office:string-value="&lt;{&lt;&lt;&lt;&lt;&lt;{{{{" calcext:value-type="string">
            <text:p>&lt;{&lt;&lt;&lt;&lt;&lt;{{{{</text:p>
          </table:table-cell>
          <table:table-cell table:formula="of:=IF(ORG.LIBREOFFICE.REGEX(ORG.LIBREOFFICE.REGEX(ORG.LIBREOFFICE.REGEX(ORG.LIBREOFFICE.REGEX(ORG.LIBREOFFICE.REGEX([.K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7]=&quot;&quot;;[.K7];&quot;&quot;)" office:value-type="string" office:string-value="&lt;{&lt;&lt;&lt;&lt;&lt;{{{{" calcext:value-type="string">
            <text:p>&lt;{&lt;&lt;&lt;&lt;&lt;{{{{</text:p>
          </table:table-cell>
          <table:table-cell table:formula="of:=IF(AND([.$M7]&lt;&gt;&quot;&quot;;LEN([.$M7])&gt;=[.N$2]);LEFT(RIGHT([.$M7];[.N$2]);1);&quot;&quot;)" office:value-type="string" office:string-value="{" calcext:value-type="string">
            <text:p>{</text:p>
          </table:table-cell>
          <table:table-cell table:formula="of:=IF(AND([.$M7]&lt;&gt;&quot;&quot;;LEN([.$M7])&gt;=[.O$2]);LEFT(RIGHT([.$M7];[.O$2]);1);&quot;&quot;)" office:value-type="string" office:string-value="{" calcext:value-type="string">
            <text:p>{</text:p>
          </table:table-cell>
          <table:table-cell table:formula="of:=IF(AND([.$M7]&lt;&gt;&quot;&quot;;LEN([.$M7])&gt;=[.P$2]);LEFT(RIGHT([.$M7];[.P$2]);1);&quot;&quot;)" office:value-type="string" office:string-value="{" calcext:value-type="string">
            <text:p>{</text:p>
          </table:table-cell>
          <table:table-cell table:formula="of:=IF(AND([.$M7]&lt;&gt;&quot;&quot;;LEN([.$M7])&gt;=[.Q$2]);LEFT(RIGHT([.$M7];[.Q$2]);1);&quot;&quot;)" office:value-type="string" office:string-value="{" calcext:value-type="string">
            <text:p>{</text:p>
          </table:table-cell>
          <table:table-cell table:formula="of:=IF(AND([.$M7]&lt;&gt;&quot;&quot;;LEN([.$M7])&gt;=[.R$2]);LEFT(RIGHT([.$M7];[.R$2]);1);&quot;&quot;)" office:value-type="string" office:string-value="&lt;" calcext:value-type="string">
            <text:p>&lt;</text:p>
          </table:table-cell>
          <table:table-cell table:formula="of:=IF(AND([.$M7]&lt;&gt;&quot;&quot;;LEN([.$M7])&gt;=[.S$2]);LEFT(RIGHT([.$M7];[.S$2]);1);&quot;&quot;)" office:value-type="string" office:string-value="&lt;" calcext:value-type="string">
            <text:p>&lt;</text:p>
          </table:table-cell>
          <table:table-cell table:formula="of:=IF(AND([.$M7]&lt;&gt;&quot;&quot;;LEN([.$M7])&gt;=[.T$2]);LEFT(RIGHT([.$M7];[.T$2]);1);&quot;&quot;)" office:value-type="string" office:string-value="&lt;" calcext:value-type="string">
            <text:p>&lt;</text:p>
          </table:table-cell>
          <table:table-cell table:formula="of:=IF(AND([.$M7]&lt;&gt;&quot;&quot;;LEN([.$M7])&gt;=[.U$2]);LEFT(RIGHT([.$M7];[.U$2]);1);&quot;&quot;)" office:value-type="string" office:string-value="&lt;" calcext:value-type="string">
            <text:p>&lt;</text:p>
          </table:table-cell>
          <table:table-cell table:formula="of:=IF(AND([.$M7]&lt;&gt;&quot;&quot;;LEN([.$M7])&gt;=[.V$2]);LEFT(RIGHT([.$M7];[.V$2]);1);&quot;&quot;)" office:value-type="string" office:string-value="&lt;" calcext:value-type="string">
            <text:p>&lt;</text:p>
          </table:table-cell>
          <table:table-cell table:formula="of:=IF(AND([.$M7]&lt;&gt;&quot;&quot;;LEN([.$M7])&gt;=[.W$2]);LEFT(RIGHT([.$M7];[.W$2]);1);&quot;&quot;)" office:value-type="string" office:string-value="{" calcext:value-type="string">
            <text:p>{</text:p>
          </table:table-cell>
          <table:table-cell table:formula="of:=IF(AND([.$M7]&lt;&gt;&quot;&quot;;LEN([.$M7])&gt;=[.X$2]);LEFT(RIGHT([.$M7];[.X$2]);1);&quot;&quot;)" office:value-type="string" office:string-value="&lt;" calcext:value-type="string">
            <text:p>&lt;</text:p>
          </table:table-cell>
          <table:table-cell table:formula="of:=IF(AND([.$M7]&lt;&gt;&quot;&quot;;LEN([.$M7])&gt;=[.Y$2]);LEFT(RIGHT([.$M7];[.Y$2]);1);&quot;&quot;)">
            <text:p/>
          </table:table-cell>
          <table:table-cell table:formula="of:=IF(AND([.$M7]&lt;&gt;&quot;&quot;;LEN([.$M7])&gt;=[.Z$2]);LEFT(RIGHT([.$M7];[.Z$2]);1);&quot;&quot;)">
            <text:p/>
          </table:table-cell>
          <table:table-cell table:formula="of:=IF(AND([.$M7]&lt;&gt;&quot;&quot;;LEN([.$M7])&gt;=[.AA$2]);LEFT(RIGHT([.$M7];[.AA$2]);1);&quot;&quot;)">
            <text:p/>
          </table:table-cell>
          <table:table-cell table:formula="of:=IF(AND([.$M7]&lt;&gt;&quot;&quot;;LEN([.$M7])&gt;=[.AB$2]);LEFT(RIGHT([.$M7];[.AB$2]);1);&quot;&quot;)">
            <text:p/>
          </table:table-cell>
          <table:table-cell table:formula="of:=IF([.M7]=&quot;&quot;;&quot;&quot;;0)" office:value-type="float" office:value="0" calcext:value-type="float">
            <text:p>0</text:p>
          </table:table-cell>
          <table:table-cell table:formula="of:=IF([.N7]&lt;&gt;&quot;&quot;;IF([.N7]=&quot;(&quot;;1;IF([.N7]=&quot;[&quot;;2;IF([.N7]=&quot;{&quot;;3;IF([.N7]=&quot;&lt;&quot;;4;0))));&quot;&quot;)" office:value-type="float" office:value="3" calcext:value-type="float">
            <text:p>3</text:p>
          </table:table-cell>
          <table:table-cell table:formula="of:=IF([.O7]&lt;&gt;&quot;&quot;;IF([.O7]=&quot;(&quot;;1;IF([.O7]=&quot;[&quot;;2;IF([.O7]=&quot;{&quot;;3;IF([.O7]=&quot;&lt;&quot;;4;0))));&quot;&quot;)" office:value-type="float" office:value="3" calcext:value-type="float">
            <text:p>3</text:p>
          </table:table-cell>
          <table:table-cell table:formula="of:=IF([.P7]&lt;&gt;&quot;&quot;;IF([.P7]=&quot;(&quot;;1;IF([.P7]=&quot;[&quot;;2;IF([.P7]=&quot;{&quot;;3;IF([.P7]=&quot;&lt;&quot;;4;0))));&quot;&quot;)" office:value-type="float" office:value="3" calcext:value-type="float">
            <text:p>3</text:p>
          </table:table-cell>
          <table:table-cell table:formula="of:=IF([.Q7]&lt;&gt;&quot;&quot;;IF([.Q7]=&quot;(&quot;;1;IF([.Q7]=&quot;[&quot;;2;IF([.Q7]=&quot;{&quot;;3;IF([.Q7]=&quot;&lt;&quot;;4;0))));&quot;&quot;)" office:value-type="float" office:value="3" calcext:value-type="float">
            <text:p>3</text:p>
          </table:table-cell>
          <table:table-cell table:formula="of:=IF([.R7]&lt;&gt;&quot;&quot;;IF([.R7]=&quot;(&quot;;1;IF([.R7]=&quot;[&quot;;2;IF([.R7]=&quot;{&quot;;3;IF([.R7]=&quot;&lt;&quot;;4;0))));&quot;&quot;)" office:value-type="float" office:value="4" calcext:value-type="float">
            <text:p>4</text:p>
          </table:table-cell>
          <table:table-cell table:formula="of:=IF([.S7]&lt;&gt;&quot;&quot;;IF([.S7]=&quot;(&quot;;1;IF([.S7]=&quot;[&quot;;2;IF([.S7]=&quot;{&quot;;3;IF([.S7]=&quot;&lt;&quot;;4;0))));&quot;&quot;)" office:value-type="float" office:value="4" calcext:value-type="float">
            <text:p>4</text:p>
          </table:table-cell>
          <table:table-cell table:formula="of:=IF([.T7]&lt;&gt;&quot;&quot;;IF([.T7]=&quot;(&quot;;1;IF([.T7]=&quot;[&quot;;2;IF([.T7]=&quot;{&quot;;3;IF([.T7]=&quot;&lt;&quot;;4;0))));&quot;&quot;)" office:value-type="float" office:value="4" calcext:value-type="float">
            <text:p>4</text:p>
          </table:table-cell>
          <table:table-cell table:formula="of:=IF([.U7]&lt;&gt;&quot;&quot;;IF([.U7]=&quot;(&quot;;1;IF([.U7]=&quot;[&quot;;2;IF([.U7]=&quot;{&quot;;3;IF([.U7]=&quot;&lt;&quot;;4;0))));&quot;&quot;)" office:value-type="float" office:value="4" calcext:value-type="float">
            <text:p>4</text:p>
          </table:table-cell>
          <table:table-cell table:formula="of:=IF([.V7]&lt;&gt;&quot;&quot;;IF([.V7]=&quot;(&quot;;1;IF([.V7]=&quot;[&quot;;2;IF([.V7]=&quot;{&quot;;3;IF([.V7]=&quot;&lt;&quot;;4;0))));&quot;&quot;)" office:value-type="float" office:value="4" calcext:value-type="float">
            <text:p>4</text:p>
          </table:table-cell>
          <table:table-cell table:formula="of:=IF([.W7]&lt;&gt;&quot;&quot;;IF([.W7]=&quot;(&quot;;1;IF([.W7]=&quot;[&quot;;2;IF([.W7]=&quot;{&quot;;3;IF([.W7]=&quot;&lt;&quot;;4;0))));&quot;&quot;)" office:value-type="float" office:value="3" calcext:value-type="float">
            <text:p>3</text:p>
          </table:table-cell>
          <table:table-cell table:formula="of:=IF([.X7]&lt;&gt;&quot;&quot;;IF([.X7]=&quot;(&quot;;1;IF([.X7]=&quot;[&quot;;2;IF([.X7]=&quot;{&quot;;3;IF([.X7]=&quot;&lt;&quot;;4;0))));&quot;&quot;)" office:value-type="float" office:value="4" calcext:value-type="float">
            <text:p>4</text:p>
          </table:table-cell>
          <table:table-cell table:formula="of:=IF([.Y7]&lt;&gt;&quot;&quot;;IF([.Y7]=&quot;(&quot;;1;IF([.Y7]=&quot;[&quot;;2;IF([.Y7]=&quot;{&quot;;3;IF([.Y7]=&quot;&lt;&quot;;4;0))));&quot;&quot;)">
            <text:p/>
          </table:table-cell>
          <table:table-cell table:formula="of:=IF([.Z7]&lt;&gt;&quot;&quot;;IF([.Z7]=&quot;(&quot;;1;IF([.Z7]=&quot;[&quot;;2;IF([.Z7]=&quot;{&quot;;3;IF([.Z7]=&quot;&lt;&quot;;4;0))));&quot;&quot;)">
            <text:p/>
          </table:table-cell>
          <table:table-cell table:formula="of:=IF([.AA7]&lt;&gt;&quot;&quot;;IF([.AA7]=&quot;(&quot;;1;IF([.AA7]=&quot;[&quot;;2;IF([.AA7]=&quot;{&quot;;3;IF([.AA7]=&quot;&lt;&quot;;4;0))));&quot;&quot;)">
            <text:p/>
          </table:table-cell>
          <table:table-cell table:formula="of:=IF([.AB7]&lt;&gt;&quot;&quot;;IF([.AB7]=&quot;(&quot;;1;IF([.AB7]=&quot;[&quot;;2;IF([.AB7]=&quot;{&quot;;3;IF([.AB7]=&quot;&lt;&quot;;4;0))));&quot;&quot;)">
            <text:p/>
          </table:table-cell>
          <table:table-cell table:number-columns-repeated="2"/>
          <table:table-cell table:formula="of:=[.AD7]" office:value-type="float" office:value="3" calcext:value-type="float">
            <text:p>3</text:p>
          </table:table-cell>
          <table:table-cell table:formula="of:=IF([.AE7]&lt;&gt;&quot;&quot;;[.AE7]+[.AU7]*5;[.AU7])" office:value-type="float" office:value="18" calcext:value-type="float">
            <text:p>18</text:p>
          </table:table-cell>
          <table:table-cell table:formula="of:=IF([.AF7]&lt;&gt;&quot;&quot;;[.AF7]+[.AV7]*5;[.AV7])" office:value-type="float" office:value="93" calcext:value-type="float">
            <text:p>93</text:p>
          </table:table-cell>
          <table:table-cell table:formula="of:=IF([.AG7]&lt;&gt;&quot;&quot;;[.AG7]+[.AW7]*5;[.AW7])" office:value-type="float" office:value="468" calcext:value-type="float">
            <text:p>468</text:p>
          </table:table-cell>
          <table:table-cell table:formula="of:=IF([.AH7]&lt;&gt;&quot;&quot;;[.AH7]+[.AX7]*5;[.AX7])" office:value-type="float" office:value="2344" calcext:value-type="float">
            <text:p>2344</text:p>
          </table:table-cell>
          <table:table-cell table:formula="of:=IF([.AI7]&lt;&gt;&quot;&quot;;[.AI7]+[.AY7]*5;[.AY7])" office:value-type="float" office:value="11724" calcext:value-type="float">
            <text:p>11724</text:p>
          </table:table-cell>
          <table:table-cell table:formula="of:=IF([.AJ7]&lt;&gt;&quot;&quot;;[.AJ7]+[.AZ7]*5;[.AZ7])" office:value-type="float" office:value="58624" calcext:value-type="float">
            <text:p>58624</text:p>
          </table:table-cell>
          <table:table-cell table:formula="of:=IF([.AK7]&lt;&gt;&quot;&quot;;[.AK7]+[.BA7]*5;[.BA7])" office:value-type="float" office:value="293124" calcext:value-type="float">
            <text:p>293124</text:p>
          </table:table-cell>
          <table:table-cell table:formula="of:=IF([.AL7]&lt;&gt;&quot;&quot;;[.AL7]+[.BB7]*5;[.BB7])" office:value-type="float" office:value="1465624" calcext:value-type="float">
            <text:p>1465624</text:p>
          </table:table-cell>
          <table:table-cell table:formula="of:=IF([.AM7]&lt;&gt;&quot;&quot;;[.AM7]+[.BC7]*5;[.BC7])" office:value-type="float" office:value="7328123" calcext:value-type="float">
            <text:p>7328123</text:p>
          </table:table-cell>
          <table:table-cell table:formula="of:=IF([.AN7]&lt;&gt;&quot;&quot;;[.AN7]+[.BD7]*5;[.BD7])" office:value-type="float" office:value="36640619" calcext:value-type="float">
            <text:p>36640619</text:p>
          </table:table-cell>
          <table:table-cell table:formula="of:=IF([.AO7]&lt;&gt;&quot;&quot;;[.AO7]+[.BE7]*5;[.BE7])" office:value-type="float" office:value="36640619" calcext:value-type="float">
            <text:p>36640619</text:p>
          </table:table-cell>
          <table:table-cell table:formula="of:=IF([.AP7]&lt;&gt;&quot;&quot;;[.AP7]+[.BF7]*5;[.BF7])" office:value-type="float" office:value="36640619" calcext:value-type="float">
            <text:p>36640619</text:p>
          </table:table-cell>
          <table:table-cell table:formula="of:=IF([.AQ7]&lt;&gt;&quot;&quot;;[.AQ7]+[.BG7]*5;[.BG7])" office:value-type="float" office:value="36640619" calcext:value-type="float">
            <text:p>36640619</text:p>
          </table:table-cell>
          <table:table-cell table:formula="of:=IF([.AR7]&lt;&gt;&quot;&quot;;[.AR7]+[.BH7]*5;[.BH7])" office:value-type="float" office:value="36640619" calcext:value-type="float">
            <text:p>3664061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({{&lt;{{{&lt;(({(&lt;&gt;)({}[])}{&lt;()&gt;{(){}}})[[(&lt;&gt;&lt;&gt;)[[]]]&lt;[{}[]]{&lt;&gt;()}&gt;])&gt;{&lt;&lt;([{}()]{[][]})({{}{}}{()})&gt;&lt;</text:p>
          </table:table-cell>
          <table:table-cell table:formula="of:=ORG.LIBREOFFICE.REGEX(ORG.LIBREOFFICE.REGEX(ORG.LIBREOFFICE.REGEX(ORG.LIBREOFFICE.REGEX([.A8];&quot;[(][)]&quot;;&quot;&quot;;&quot;g&quot;);&quot;\[\]&quot;;&quot;&quot;;&quot;g&quot;);&quot;\{\}&quot;;&quot;&quot;;&quot;g&quot;);&quot;&lt;&gt;&quot;;&quot;&quot;;&quot;g&quot;)" office:value-type="string" office:string-value="&lt;{({{&lt;{{{&lt;(({()()}{{}})[[()[]]&lt;[]{}&gt;])&gt;{&lt;&lt;([])({})&gt;&lt;" calcext:value-type="string">
            <text:p>&lt;{({{&lt;{{{&lt;(({()()}{{}})[[()[]]&lt;[]{}&gt;])&gt;{&lt;&lt;([])({})&gt;&lt;</text:p>
          </table:table-cell>
          <table:table-cell table:formula="of:=ORG.LIBREOFFICE.REGEX(ORG.LIBREOFFICE.REGEX(ORG.LIBREOFFICE.REGEX(ORG.LIBREOFFICE.REGEX([.B8];&quot;[(][)]&quot;;&quot;&quot;;&quot;g&quot;);&quot;\[\]&quot;;&quot;&quot;;&quot;g&quot;);&quot;\{\}&quot;;&quot;&quot;;&quot;g&quot;);&quot;&lt;&gt;&quot;;&quot;&quot;;&quot;g&quot;)" office:value-type="string" office:string-value="&lt;{({{&lt;{{{&lt;(({})[[]])&gt;{&lt;&lt;()()&gt;&lt;" calcext:value-type="string">
            <text:p>&lt;{({{&lt;{{{&lt;(({})[[]])&gt;{&lt;&lt;()()&gt;&lt;</text:p>
          </table:table-cell>
          <table:table-cell table:formula="of:=ORG.LIBREOFFICE.REGEX(ORG.LIBREOFFICE.REGEX(ORG.LIBREOFFICE.REGEX(ORG.LIBREOFFICE.REGEX([.C8];&quot;[(][)]&quot;;&quot;&quot;;&quot;g&quot;);&quot;\[\]&quot;;&quot;&quot;;&quot;g&quot;);&quot;\{\}&quot;;&quot;&quot;;&quot;g&quot;);&quot;&lt;&gt;&quot;;&quot;&quot;;&quot;g&quot;)" office:value-type="string" office:string-value="&lt;{({{&lt;{{{&lt;(()[])&gt;{&lt;&lt;" calcext:value-type="string">
            <text:p>&lt;{({{&lt;{{{&lt;(()[])&gt;{&lt;&lt;</text:p>
          </table:table-cell>
          <table:table-cell table:formula="of:=ORG.LIBREOFFICE.REGEX(ORG.LIBREOFFICE.REGEX(ORG.LIBREOFFICE.REGEX(ORG.LIBREOFFICE.REGEX([.D8];&quot;[(][)]&quot;;&quot;&quot;;&quot;g&quot;);&quot;\[\]&quot;;&quot;&quot;;&quot;g&quot;);&quot;\{\}&quot;;&quot;&quot;;&quot;g&quot;);&quot;&lt;&gt;&quot;;&quot;&quot;;&quot;g&quot;)" office:value-type="string" office:string-value="&lt;{({{&lt;{{{&lt;()&gt;{&lt;&lt;" calcext:value-type="string">
            <text:p>&lt;{({{&lt;{{{&lt;()&gt;{&lt;&lt;</text:p>
          </table:table-cell>
          <table:table-cell table:formula="of:=ORG.LIBREOFFICE.REGEX(ORG.LIBREOFFICE.REGEX(ORG.LIBREOFFICE.REGEX(ORG.LIBREOFFICE.REGEX([.E8];&quot;[(][)]&quot;;&quot;&quot;;&quot;g&quot;);&quot;\[\]&quot;;&quot;&quot;;&quot;g&quot;);&quot;\{\}&quot;;&quot;&quot;;&quot;g&quot;);&quot;&lt;&gt;&quot;;&quot;&quot;;&quot;g&quot;)" office:value-type="string" office:string-value="&lt;{({{&lt;{{{{&lt;&lt;" calcext:value-type="string">
            <text:p>&lt;{({{&lt;{{{{&lt;&lt;</text:p>
          </table:table-cell>
          <table:table-cell table:formula="of:=ORG.LIBREOFFICE.REGEX(ORG.LIBREOFFICE.REGEX(ORG.LIBREOFFICE.REGEX(ORG.LIBREOFFICE.REGEX([.F8];&quot;[(][)]&quot;;&quot;&quot;;&quot;g&quot;);&quot;\[\]&quot;;&quot;&quot;;&quot;g&quot;);&quot;\{\}&quot;;&quot;&quot;;&quot;g&quot;);&quot;&lt;&gt;&quot;;&quot;&quot;;&quot;g&quot;)" office:value-type="string" office:string-value="&lt;{({{&lt;{{{{&lt;&lt;" calcext:value-type="string">
            <text:p>&lt;{({{&lt;{{{{&lt;&lt;</text:p>
          </table:table-cell>
          <table:table-cell table:formula="of:=ORG.LIBREOFFICE.REGEX(ORG.LIBREOFFICE.REGEX(ORG.LIBREOFFICE.REGEX(ORG.LIBREOFFICE.REGEX([.G8];&quot;[(][)]&quot;;&quot;&quot;;&quot;g&quot;);&quot;\[\]&quot;;&quot;&quot;;&quot;g&quot;);&quot;\{\}&quot;;&quot;&quot;;&quot;g&quot;);&quot;&lt;&gt;&quot;;&quot;&quot;;&quot;g&quot;)" office:value-type="string" office:string-value="&lt;{({{&lt;{{{{&lt;&lt;" calcext:value-type="string">
            <text:p>&lt;{({{&lt;{{{{&lt;&lt;</text:p>
          </table:table-cell>
          <table:table-cell table:formula="of:=ORG.LIBREOFFICE.REGEX(ORG.LIBREOFFICE.REGEX(ORG.LIBREOFFICE.REGEX(ORG.LIBREOFFICE.REGEX([.H8];&quot;[(][)]&quot;;&quot;&quot;;&quot;g&quot;);&quot;\[\]&quot;;&quot;&quot;;&quot;g&quot;);&quot;\{\}&quot;;&quot;&quot;;&quot;g&quot;);&quot;&lt;&gt;&quot;;&quot;&quot;;&quot;g&quot;)" office:value-type="string" office:string-value="&lt;{({{&lt;{{{{&lt;&lt;" calcext:value-type="string">
            <text:p>&lt;{({{&lt;{{{{&lt;&lt;</text:p>
          </table:table-cell>
          <table:table-cell table:formula="of:=ORG.LIBREOFFICE.REGEX(ORG.LIBREOFFICE.REGEX(ORG.LIBREOFFICE.REGEX(ORG.LIBREOFFICE.REGEX([.I8];&quot;[(][)]&quot;;&quot;&quot;;&quot;g&quot;);&quot;\[\]&quot;;&quot;&quot;;&quot;g&quot;);&quot;\{\}&quot;;&quot;&quot;;&quot;g&quot;);&quot;&lt;&gt;&quot;;&quot;&quot;;&quot;g&quot;)" office:value-type="string" office:string-value="&lt;{({{&lt;{{{{&lt;&lt;" calcext:value-type="string">
            <text:p>&lt;{({{&lt;{{{{&lt;&lt;</text:p>
          </table:table-cell>
          <table:table-cell table:formula="of:=ORG.LIBREOFFICE.REGEX(ORG.LIBREOFFICE.REGEX(ORG.LIBREOFFICE.REGEX(ORG.LIBREOFFICE.REGEX([.J8];&quot;[(][)]&quot;;&quot;&quot;;&quot;g&quot;);&quot;\[\]&quot;;&quot;&quot;;&quot;g&quot;);&quot;\{\}&quot;;&quot;&quot;;&quot;g&quot;);&quot;&lt;&gt;&quot;;&quot;&quot;;&quot;g&quot;)" office:value-type="string" office:string-value="&lt;{({{&lt;{{{{&lt;&lt;" calcext:value-type="string">
            <text:p>&lt;{({{&lt;{{{{&lt;&lt;</text:p>
          </table:table-cell>
          <table:table-cell table:formula="of:=IF(ORG.LIBREOFFICE.REGEX(ORG.LIBREOFFICE.REGEX(ORG.LIBREOFFICE.REGEX(ORG.LIBREOFFICE.REGEX(ORG.LIBREOFFICE.REGEX([.K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8]=&quot;&quot;;[.K8];&quot;&quot;)" office:value-type="string" office:string-value="&lt;{({{&lt;{{{{&lt;&lt;" calcext:value-type="string">
            <text:p>&lt;{({{&lt;{{{{&lt;&lt;</text:p>
          </table:table-cell>
          <table:table-cell table:formula="of:=IF(AND([.$M8]&lt;&gt;&quot;&quot;;LEN([.$M8])&gt;=[.N$2]);LEFT(RIGHT([.$M8];[.N$2]);1);&quot;&quot;)" office:value-type="string" office:string-value="&lt;" calcext:value-type="string">
            <text:p>&lt;</text:p>
          </table:table-cell>
          <table:table-cell table:formula="of:=IF(AND([.$M8]&lt;&gt;&quot;&quot;;LEN([.$M8])&gt;=[.O$2]);LEFT(RIGHT([.$M8];[.O$2]);1);&quot;&quot;)" office:value-type="string" office:string-value="&lt;" calcext:value-type="string">
            <text:p>&lt;</text:p>
          </table:table-cell>
          <table:table-cell table:formula="of:=IF(AND([.$M8]&lt;&gt;&quot;&quot;;LEN([.$M8])&gt;=[.P$2]);LEFT(RIGHT([.$M8];[.P$2]);1);&quot;&quot;)" office:value-type="string" office:string-value="{" calcext:value-type="string">
            <text:p>{</text:p>
          </table:table-cell>
          <table:table-cell table:formula="of:=IF(AND([.$M8]&lt;&gt;&quot;&quot;;LEN([.$M8])&gt;=[.Q$2]);LEFT(RIGHT([.$M8];[.Q$2]);1);&quot;&quot;)" office:value-type="string" office:string-value="{" calcext:value-type="string">
            <text:p>{</text:p>
          </table:table-cell>
          <table:table-cell table:formula="of:=IF(AND([.$M8]&lt;&gt;&quot;&quot;;LEN([.$M8])&gt;=[.R$2]);LEFT(RIGHT([.$M8];[.R$2]);1);&quot;&quot;)" office:value-type="string" office:string-value="{" calcext:value-type="string">
            <text:p>{</text:p>
          </table:table-cell>
          <table:table-cell table:formula="of:=IF(AND([.$M8]&lt;&gt;&quot;&quot;;LEN([.$M8])&gt;=[.S$2]);LEFT(RIGHT([.$M8];[.S$2]);1);&quot;&quot;)" office:value-type="string" office:string-value="{" calcext:value-type="string">
            <text:p>{</text:p>
          </table:table-cell>
          <table:table-cell table:formula="of:=IF(AND([.$M8]&lt;&gt;&quot;&quot;;LEN([.$M8])&gt;=[.T$2]);LEFT(RIGHT([.$M8];[.T$2]);1);&quot;&quot;)" office:value-type="string" office:string-value="&lt;" calcext:value-type="string">
            <text:p>&lt;</text:p>
          </table:table-cell>
          <table:table-cell table:formula="of:=IF(AND([.$M8]&lt;&gt;&quot;&quot;;LEN([.$M8])&gt;=[.U$2]);LEFT(RIGHT([.$M8];[.U$2]);1);&quot;&quot;)" office:value-type="string" office:string-value="{" calcext:value-type="string">
            <text:p>{</text:p>
          </table:table-cell>
          <table:table-cell table:formula="of:=IF(AND([.$M8]&lt;&gt;&quot;&quot;;LEN([.$M8])&gt;=[.V$2]);LEFT(RIGHT([.$M8];[.V$2]);1);&quot;&quot;)" office:value-type="string" office:string-value="{" calcext:value-type="string">
            <text:p>{</text:p>
          </table:table-cell>
          <table:table-cell table:formula="of:=IF(AND([.$M8]&lt;&gt;&quot;&quot;;LEN([.$M8])&gt;=[.W$2]);LEFT(RIGHT([.$M8];[.W$2]);1);&quot;&quot;)" office:value-type="string" office:string-value="(" calcext:value-type="string">
            <text:p>(</text:p>
          </table:table-cell>
          <table:table-cell table:formula="of:=IF(AND([.$M8]&lt;&gt;&quot;&quot;;LEN([.$M8])&gt;=[.X$2]);LEFT(RIGHT([.$M8];[.X$2]);1);&quot;&quot;)" office:value-type="string" office:string-value="{" calcext:value-type="string">
            <text:p>{</text:p>
          </table:table-cell>
          <table:table-cell table:formula="of:=IF(AND([.$M8]&lt;&gt;&quot;&quot;;LEN([.$M8])&gt;=[.Y$2]);LEFT(RIGHT([.$M8];[.Y$2]);1);&quot;&quot;)" office:value-type="string" office:string-value="&lt;" calcext:value-type="string">
            <text:p>&lt;</text:p>
          </table:table-cell>
          <table:table-cell table:formula="of:=IF(AND([.$M8]&lt;&gt;&quot;&quot;;LEN([.$M8])&gt;=[.Z$2]);LEFT(RIGHT([.$M8];[.Z$2]);1);&quot;&quot;)">
            <text:p/>
          </table:table-cell>
          <table:table-cell table:formula="of:=IF(AND([.$M8]&lt;&gt;&quot;&quot;;LEN([.$M8])&gt;=[.AA$2]);LEFT(RIGHT([.$M8];[.AA$2]);1);&quot;&quot;)">
            <text:p/>
          </table:table-cell>
          <table:table-cell table:formula="of:=IF(AND([.$M8]&lt;&gt;&quot;&quot;;LEN([.$M8])&gt;=[.AB$2]);LEFT(RIGHT([.$M8];[.AB$2]);1);&quot;&quot;)">
            <text:p/>
          </table:table-cell>
          <table:table-cell table:formula="of:=IF([.M8]=&quot;&quot;;&quot;&quot;;0)" office:value-type="float" office:value="0" calcext:value-type="float">
            <text:p>0</text:p>
          </table:table-cell>
          <table:table-cell table:formula="of:=IF([.N8]&lt;&gt;&quot;&quot;;IF([.N8]=&quot;(&quot;;1;IF([.N8]=&quot;[&quot;;2;IF([.N8]=&quot;{&quot;;3;IF([.N8]=&quot;&lt;&quot;;4;0))));&quot;&quot;)" office:value-type="float" office:value="4" calcext:value-type="float">
            <text:p>4</text:p>
          </table:table-cell>
          <table:table-cell table:formula="of:=IF([.O8]&lt;&gt;&quot;&quot;;IF([.O8]=&quot;(&quot;;1;IF([.O8]=&quot;[&quot;;2;IF([.O8]=&quot;{&quot;;3;IF([.O8]=&quot;&lt;&quot;;4;0))));&quot;&quot;)" office:value-type="float" office:value="4" calcext:value-type="float">
            <text:p>4</text:p>
          </table:table-cell>
          <table:table-cell table:formula="of:=IF([.P8]&lt;&gt;&quot;&quot;;IF([.P8]=&quot;(&quot;;1;IF([.P8]=&quot;[&quot;;2;IF([.P8]=&quot;{&quot;;3;IF([.P8]=&quot;&lt;&quot;;4;0))));&quot;&quot;)" office:value-type="float" office:value="3" calcext:value-type="float">
            <text:p>3</text:p>
          </table:table-cell>
          <table:table-cell table:formula="of:=IF([.Q8]&lt;&gt;&quot;&quot;;IF([.Q8]=&quot;(&quot;;1;IF([.Q8]=&quot;[&quot;;2;IF([.Q8]=&quot;{&quot;;3;IF([.Q8]=&quot;&lt;&quot;;4;0))));&quot;&quot;)" office:value-type="float" office:value="3" calcext:value-type="float">
            <text:p>3</text:p>
          </table:table-cell>
          <table:table-cell table:formula="of:=IF([.R8]&lt;&gt;&quot;&quot;;IF([.R8]=&quot;(&quot;;1;IF([.R8]=&quot;[&quot;;2;IF([.R8]=&quot;{&quot;;3;IF([.R8]=&quot;&lt;&quot;;4;0))));&quot;&quot;)" office:value-type="float" office:value="3" calcext:value-type="float">
            <text:p>3</text:p>
          </table:table-cell>
          <table:table-cell table:formula="of:=IF([.S8]&lt;&gt;&quot;&quot;;IF([.S8]=&quot;(&quot;;1;IF([.S8]=&quot;[&quot;;2;IF([.S8]=&quot;{&quot;;3;IF([.S8]=&quot;&lt;&quot;;4;0))));&quot;&quot;)" office:value-type="float" office:value="3" calcext:value-type="float">
            <text:p>3</text:p>
          </table:table-cell>
          <table:table-cell table:formula="of:=IF([.T8]&lt;&gt;&quot;&quot;;IF([.T8]=&quot;(&quot;;1;IF([.T8]=&quot;[&quot;;2;IF([.T8]=&quot;{&quot;;3;IF([.T8]=&quot;&lt;&quot;;4;0))));&quot;&quot;)" office:value-type="float" office:value="4" calcext:value-type="float">
            <text:p>4</text:p>
          </table:table-cell>
          <table:table-cell table:formula="of:=IF([.U8]&lt;&gt;&quot;&quot;;IF([.U8]=&quot;(&quot;;1;IF([.U8]=&quot;[&quot;;2;IF([.U8]=&quot;{&quot;;3;IF([.U8]=&quot;&lt;&quot;;4;0))));&quot;&quot;)" office:value-type="float" office:value="3" calcext:value-type="float">
            <text:p>3</text:p>
          </table:table-cell>
          <table:table-cell table:formula="of:=IF([.V8]&lt;&gt;&quot;&quot;;IF([.V8]=&quot;(&quot;;1;IF([.V8]=&quot;[&quot;;2;IF([.V8]=&quot;{&quot;;3;IF([.V8]=&quot;&lt;&quot;;4;0))));&quot;&quot;)" office:value-type="float" office:value="3" calcext:value-type="float">
            <text:p>3</text:p>
          </table:table-cell>
          <table:table-cell table:formula="of:=IF([.W8]&lt;&gt;&quot;&quot;;IF([.W8]=&quot;(&quot;;1;IF([.W8]=&quot;[&quot;;2;IF([.W8]=&quot;{&quot;;3;IF([.W8]=&quot;&lt;&quot;;4;0))));&quot;&quot;)" office:value-type="float" office:value="1" calcext:value-type="float">
            <text:p>1</text:p>
          </table:table-cell>
          <table:table-cell table:formula="of:=IF([.X8]&lt;&gt;&quot;&quot;;IF([.X8]=&quot;(&quot;;1;IF([.X8]=&quot;[&quot;;2;IF([.X8]=&quot;{&quot;;3;IF([.X8]=&quot;&lt;&quot;;4;0))));&quot;&quot;)" office:value-type="float" office:value="3" calcext:value-type="float">
            <text:p>3</text:p>
          </table:table-cell>
          <table:table-cell table:formula="of:=IF([.Y8]&lt;&gt;&quot;&quot;;IF([.Y8]=&quot;(&quot;;1;IF([.Y8]=&quot;[&quot;;2;IF([.Y8]=&quot;{&quot;;3;IF([.Y8]=&quot;&lt;&quot;;4;0))));&quot;&quot;)" office:value-type="float" office:value="4" calcext:value-type="float">
            <text:p>4</text:p>
          </table:table-cell>
          <table:table-cell table:formula="of:=IF([.Z8]&lt;&gt;&quot;&quot;;IF([.Z8]=&quot;(&quot;;1;IF([.Z8]=&quot;[&quot;;2;IF([.Z8]=&quot;{&quot;;3;IF([.Z8]=&quot;&lt;&quot;;4;0))));&quot;&quot;)">
            <text:p/>
          </table:table-cell>
          <table:table-cell table:formula="of:=IF([.AA8]&lt;&gt;&quot;&quot;;IF([.AA8]=&quot;(&quot;;1;IF([.AA8]=&quot;[&quot;;2;IF([.AA8]=&quot;{&quot;;3;IF([.AA8]=&quot;&lt;&quot;;4;0))));&quot;&quot;)">
            <text:p/>
          </table:table-cell>
          <table:table-cell table:formula="of:=IF([.AB8]&lt;&gt;&quot;&quot;;IF([.AB8]=&quot;(&quot;;1;IF([.AB8]=&quot;[&quot;;2;IF([.AB8]=&quot;{&quot;;3;IF([.AB8]=&quot;&lt;&quot;;4;0))));&quot;&quot;)">
            <text:p/>
          </table:table-cell>
          <table:table-cell table:number-columns-repeated="2"/>
          <table:table-cell table:formula="of:=[.AD8]" office:value-type="float" office:value="4" calcext:value-type="float">
            <text:p>4</text:p>
          </table:table-cell>
          <table:table-cell table:formula="of:=IF([.AE8]&lt;&gt;&quot;&quot;;[.AE8]+[.AU8]*5;[.AU8])" office:value-type="float" office:value="24" calcext:value-type="float">
            <text:p>24</text:p>
          </table:table-cell>
          <table:table-cell table:formula="of:=IF([.AF8]&lt;&gt;&quot;&quot;;[.AF8]+[.AV8]*5;[.AV8])" office:value-type="float" office:value="123" calcext:value-type="float">
            <text:p>123</text:p>
          </table:table-cell>
          <table:table-cell table:formula="of:=IF([.AG8]&lt;&gt;&quot;&quot;;[.AG8]+[.AW8]*5;[.AW8])" office:value-type="float" office:value="618" calcext:value-type="float">
            <text:p>618</text:p>
          </table:table-cell>
          <table:table-cell table:formula="of:=IF([.AH8]&lt;&gt;&quot;&quot;;[.AH8]+[.AX8]*5;[.AX8])" office:value-type="float" office:value="3093" calcext:value-type="float">
            <text:p>3093</text:p>
          </table:table-cell>
          <table:table-cell table:formula="of:=IF([.AI8]&lt;&gt;&quot;&quot;;[.AI8]+[.AY8]*5;[.AY8])" office:value-type="float" office:value="15468" calcext:value-type="float">
            <text:p>15468</text:p>
          </table:table-cell>
          <table:table-cell table:formula="of:=IF([.AJ8]&lt;&gt;&quot;&quot;;[.AJ8]+[.AZ8]*5;[.AZ8])" office:value-type="float" office:value="77344" calcext:value-type="float">
            <text:p>77344</text:p>
          </table:table-cell>
          <table:table-cell table:formula="of:=IF([.AK8]&lt;&gt;&quot;&quot;;[.AK8]+[.BA8]*5;[.BA8])" office:value-type="float" office:value="386723" calcext:value-type="float">
            <text:p>386723</text:p>
          </table:table-cell>
          <table:table-cell table:formula="of:=IF([.AL8]&lt;&gt;&quot;&quot;;[.AL8]+[.BB8]*5;[.BB8])" office:value-type="float" office:value="1933618" calcext:value-type="float">
            <text:p>1933618</text:p>
          </table:table-cell>
          <table:table-cell table:formula="of:=IF([.AM8]&lt;&gt;&quot;&quot;;[.AM8]+[.BC8]*5;[.BC8])" office:value-type="float" office:value="9668091" calcext:value-type="float">
            <text:p>9668091</text:p>
          </table:table-cell>
          <table:table-cell table:formula="of:=IF([.AN8]&lt;&gt;&quot;&quot;;[.AN8]+[.BD8]*5;[.BD8])" office:value-type="float" office:value="48340458" calcext:value-type="float">
            <text:p>48340458</text:p>
          </table:table-cell>
          <table:table-cell table:formula="of:=IF([.AO8]&lt;&gt;&quot;&quot;;[.AO8]+[.BE8]*5;[.BE8])" office:value-type="float" office:value="241702294" calcext:value-type="float">
            <text:p>241702294</text:p>
          </table:table-cell>
          <table:table-cell table:formula="of:=IF([.AP8]&lt;&gt;&quot;&quot;;[.AP8]+[.BF8]*5;[.BF8])" office:value-type="float" office:value="241702294" calcext:value-type="float">
            <text:p>241702294</text:p>
          </table:table-cell>
          <table:table-cell table:formula="of:=IF([.AQ8]&lt;&gt;&quot;&quot;;[.AQ8]+[.BG8]*5;[.BG8])" office:value-type="float" office:value="241702294" calcext:value-type="float">
            <text:p>241702294</text:p>
          </table:table-cell>
          <table:table-cell table:formula="of:=IF([.AR8]&lt;&gt;&quot;&quot;;[.AR8]+[.BH8]*5;[.BH8])" office:value-type="float" office:value="241702294" calcext:value-type="float">
            <text:p>24170229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([[&lt;&lt;[{[{({{({}&lt;&gt;)[(){}]}{[{}&lt;&gt;]{[]{}}}}({[()()]&lt;&lt;&gt;&lt;&gt;&gt;}(&lt;{}[]&gt;&lt;[]{}&gt;)))}&lt;({&lt;&lt;[]&lt;&gt;&gt;({}[])&gt;</text:p>
          </table:table-cell>
          <table:table-cell table:formula="of:=ORG.LIBREOFFICE.REGEX(ORG.LIBREOFFICE.REGEX(ORG.LIBREOFFICE.REGEX(ORG.LIBREOFFICE.REGEX([.A9];&quot;[(][)]&quot;;&quot;&quot;;&quot;g&quot;);&quot;\[\]&quot;;&quot;&quot;;&quot;g&quot;);&quot;\{\}&quot;;&quot;&quot;;&quot;g&quot;);&quot;&lt;&gt;&quot;;&quot;&quot;;&quot;g&quot;)" office:value-type="string" office:string-value="&lt;([[&lt;&lt;[{[{({{()[]}{[]{}}}({&lt;&gt;}()))}&lt;({&lt;&lt;&gt;()&gt;" calcext:value-type="string">
            <text:p>&lt;([[&lt;&lt;[{[{({{()[]}{[]{}}}({&lt;&gt;}()))}&lt;({&lt;&lt;&gt;()&gt;</text:p>
          </table:table-cell>
          <table:table-cell table:formula="of:=ORG.LIBREOFFICE.REGEX(ORG.LIBREOFFICE.REGEX(ORG.LIBREOFFICE.REGEX(ORG.LIBREOFFICE.REGEX([.B9];&quot;[(][)]&quot;;&quot;&quot;;&quot;g&quot;);&quot;\[\]&quot;;&quot;&quot;;&quot;g&quot;);&quot;\{\}&quot;;&quot;&quot;;&quot;g&quot;);&quot;&lt;&gt;&quot;;&quot;&quot;;&quot;g&quot;)" office:value-type="string" office:string-value="&lt;([[&lt;&lt;[{[{({{}}({}))}&lt;({&lt;&gt;" calcext:value-type="string">
            <text:p>&lt;([[&lt;&lt;[{[{({{}}({}))}&lt;({&lt;&gt;</text:p>
          </table:table-cell>
          <table:table-cell table:formula="of:=ORG.LIBREOFFICE.REGEX(ORG.LIBREOFFICE.REGEX(ORG.LIBREOFFICE.REGEX(ORG.LIBREOFFICE.REGEX([.C9];&quot;[(][)]&quot;;&quot;&quot;;&quot;g&quot;);&quot;\[\]&quot;;&quot;&quot;;&quot;g&quot;);&quot;\{\}&quot;;&quot;&quot;;&quot;g&quot;);&quot;&lt;&gt;&quot;;&quot;&quot;;&quot;g&quot;)" office:value-type="string" office:string-value="&lt;([[&lt;&lt;[{[{({}())}&lt;({" calcext:value-type="string">
            <text:p>&lt;([[&lt;&lt;[{[{({}())}&lt;({</text:p>
          </table:table-cell>
          <table:table-cell table:formula="of:=ORG.LIBREOFFICE.REGEX(ORG.LIBREOFFICE.REGEX(ORG.LIBREOFFICE.REGEX(ORG.LIBREOFFICE.REGEX([.D9];&quot;[(][)]&quot;;&quot;&quot;;&quot;g&quot;);&quot;\[\]&quot;;&quot;&quot;;&quot;g&quot;);&quot;\{\}&quot;;&quot;&quot;;&quot;g&quot;);&quot;&lt;&gt;&quot;;&quot;&quot;;&quot;g&quot;)" office:value-type="string" office:string-value="&lt;([[&lt;&lt;[{[{()}&lt;({" calcext:value-type="string">
            <text:p>&lt;([[&lt;&lt;[{[{()}&lt;({</text:p>
          </table:table-cell>
          <table:table-cell table:formula="of:=ORG.LIBREOFFICE.REGEX(ORG.LIBREOFFICE.REGEX(ORG.LIBREOFFICE.REGEX(ORG.LIBREOFFICE.REGEX([.E9];&quot;[(][)]&quot;;&quot;&quot;;&quot;g&quot;);&quot;\[\]&quot;;&quot;&quot;;&quot;g&quot;);&quot;\{\}&quot;;&quot;&quot;;&quot;g&quot;);&quot;&lt;&gt;&quot;;&quot;&quot;;&quot;g&quot;)" office:value-type="string" office:string-value="&lt;([[&lt;&lt;[{[&lt;({" calcext:value-type="string">
            <text:p>&lt;([[&lt;&lt;[{[&lt;({</text:p>
          </table:table-cell>
          <table:table-cell table:formula="of:=ORG.LIBREOFFICE.REGEX(ORG.LIBREOFFICE.REGEX(ORG.LIBREOFFICE.REGEX(ORG.LIBREOFFICE.REGEX([.F9];&quot;[(][)]&quot;;&quot;&quot;;&quot;g&quot;);&quot;\[\]&quot;;&quot;&quot;;&quot;g&quot;);&quot;\{\}&quot;;&quot;&quot;;&quot;g&quot;);&quot;&lt;&gt;&quot;;&quot;&quot;;&quot;g&quot;)" office:value-type="string" office:string-value="&lt;([[&lt;&lt;[{[&lt;({" calcext:value-type="string">
            <text:p>&lt;([[&lt;&lt;[{[&lt;({</text:p>
          </table:table-cell>
          <table:table-cell table:formula="of:=ORG.LIBREOFFICE.REGEX(ORG.LIBREOFFICE.REGEX(ORG.LIBREOFFICE.REGEX(ORG.LIBREOFFICE.REGEX([.G9];&quot;[(][)]&quot;;&quot;&quot;;&quot;g&quot;);&quot;\[\]&quot;;&quot;&quot;;&quot;g&quot;);&quot;\{\}&quot;;&quot;&quot;;&quot;g&quot;);&quot;&lt;&gt;&quot;;&quot;&quot;;&quot;g&quot;)" office:value-type="string" office:string-value="&lt;([[&lt;&lt;[{[&lt;({" calcext:value-type="string">
            <text:p>&lt;([[&lt;&lt;[{[&lt;({</text:p>
          </table:table-cell>
          <table:table-cell table:formula="of:=ORG.LIBREOFFICE.REGEX(ORG.LIBREOFFICE.REGEX(ORG.LIBREOFFICE.REGEX(ORG.LIBREOFFICE.REGEX([.H9];&quot;[(][)]&quot;;&quot;&quot;;&quot;g&quot;);&quot;\[\]&quot;;&quot;&quot;;&quot;g&quot;);&quot;\{\}&quot;;&quot;&quot;;&quot;g&quot;);&quot;&lt;&gt;&quot;;&quot;&quot;;&quot;g&quot;)" office:value-type="string" office:string-value="&lt;([[&lt;&lt;[{[&lt;({" calcext:value-type="string">
            <text:p>&lt;([[&lt;&lt;[{[&lt;({</text:p>
          </table:table-cell>
          <table:table-cell table:formula="of:=ORG.LIBREOFFICE.REGEX(ORG.LIBREOFFICE.REGEX(ORG.LIBREOFFICE.REGEX(ORG.LIBREOFFICE.REGEX([.I9];&quot;[(][)]&quot;;&quot;&quot;;&quot;g&quot;);&quot;\[\]&quot;;&quot;&quot;;&quot;g&quot;);&quot;\{\}&quot;;&quot;&quot;;&quot;g&quot;);&quot;&lt;&gt;&quot;;&quot;&quot;;&quot;g&quot;)" office:value-type="string" office:string-value="&lt;([[&lt;&lt;[{[&lt;({" calcext:value-type="string">
            <text:p>&lt;([[&lt;&lt;[{[&lt;({</text:p>
          </table:table-cell>
          <table:table-cell table:formula="of:=ORG.LIBREOFFICE.REGEX(ORG.LIBREOFFICE.REGEX(ORG.LIBREOFFICE.REGEX(ORG.LIBREOFFICE.REGEX([.J9];&quot;[(][)]&quot;;&quot;&quot;;&quot;g&quot;);&quot;\[\]&quot;;&quot;&quot;;&quot;g&quot;);&quot;\{\}&quot;;&quot;&quot;;&quot;g&quot;);&quot;&lt;&gt;&quot;;&quot;&quot;;&quot;g&quot;)" office:value-type="string" office:string-value="&lt;([[&lt;&lt;[{[&lt;({" calcext:value-type="string">
            <text:p>&lt;([[&lt;&lt;[{[&lt;({</text:p>
          </table:table-cell>
          <table:table-cell table:formula="of:=IF(ORG.LIBREOFFICE.REGEX(ORG.LIBREOFFICE.REGEX(ORG.LIBREOFFICE.REGEX(ORG.LIBREOFFICE.REGEX(ORG.LIBREOFFICE.REGEX([.K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9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9]=&quot;&quot;;[.K9];&quot;&quot;)" office:value-type="string" office:string-value="&lt;([[&lt;&lt;[{[&lt;({" calcext:value-type="string">
            <text:p>&lt;([[&lt;&lt;[{[&lt;({</text:p>
          </table:table-cell>
          <table:table-cell table:formula="of:=IF(AND([.$M9]&lt;&gt;&quot;&quot;;LEN([.$M9])&gt;=[.N$2]);LEFT(RIGHT([.$M9];[.N$2]);1);&quot;&quot;)" office:value-type="string" office:string-value="{" calcext:value-type="string">
            <text:p>{</text:p>
          </table:table-cell>
          <table:table-cell table:formula="of:=IF(AND([.$M9]&lt;&gt;&quot;&quot;;LEN([.$M9])&gt;=[.O$2]);LEFT(RIGHT([.$M9];[.O$2]);1);&quot;&quot;)" office:value-type="string" office:string-value="(" calcext:value-type="string">
            <text:p>(</text:p>
          </table:table-cell>
          <table:table-cell table:formula="of:=IF(AND([.$M9]&lt;&gt;&quot;&quot;;LEN([.$M9])&gt;=[.P$2]);LEFT(RIGHT([.$M9];[.P$2]);1);&quot;&quot;)" office:value-type="string" office:string-value="&lt;" calcext:value-type="string">
            <text:p>&lt;</text:p>
          </table:table-cell>
          <table:table-cell table:formula="of:=IF(AND([.$M9]&lt;&gt;&quot;&quot;;LEN([.$M9])&gt;=[.Q$2]);LEFT(RIGHT([.$M9];[.Q$2]);1);&quot;&quot;)" office:value-type="string" office:string-value="[" calcext:value-type="string">
            <text:p>[</text:p>
          </table:table-cell>
          <table:table-cell table:formula="of:=IF(AND([.$M9]&lt;&gt;&quot;&quot;;LEN([.$M9])&gt;=[.R$2]);LEFT(RIGHT([.$M9];[.R$2]);1);&quot;&quot;)" office:value-type="string" office:string-value="{" calcext:value-type="string">
            <text:p>{</text:p>
          </table:table-cell>
          <table:table-cell table:formula="of:=IF(AND([.$M9]&lt;&gt;&quot;&quot;;LEN([.$M9])&gt;=[.S$2]);LEFT(RIGHT([.$M9];[.S$2]);1);&quot;&quot;)" office:value-type="string" office:string-value="[" calcext:value-type="string">
            <text:p>[</text:p>
          </table:table-cell>
          <table:table-cell table:formula="of:=IF(AND([.$M9]&lt;&gt;&quot;&quot;;LEN([.$M9])&gt;=[.T$2]);LEFT(RIGHT([.$M9];[.T$2]);1);&quot;&quot;)" office:value-type="string" office:string-value="&lt;" calcext:value-type="string">
            <text:p>&lt;</text:p>
          </table:table-cell>
          <table:table-cell table:formula="of:=IF(AND([.$M9]&lt;&gt;&quot;&quot;;LEN([.$M9])&gt;=[.U$2]);LEFT(RIGHT([.$M9];[.U$2]);1);&quot;&quot;)" office:value-type="string" office:string-value="&lt;" calcext:value-type="string">
            <text:p>&lt;</text:p>
          </table:table-cell>
          <table:table-cell table:formula="of:=IF(AND([.$M9]&lt;&gt;&quot;&quot;;LEN([.$M9])&gt;=[.V$2]);LEFT(RIGHT([.$M9];[.V$2]);1);&quot;&quot;)" office:value-type="string" office:string-value="[" calcext:value-type="string">
            <text:p>[</text:p>
          </table:table-cell>
          <table:table-cell table:formula="of:=IF(AND([.$M9]&lt;&gt;&quot;&quot;;LEN([.$M9])&gt;=[.W$2]);LEFT(RIGHT([.$M9];[.W$2]);1);&quot;&quot;)" office:value-type="string" office:string-value="[" calcext:value-type="string">
            <text:p>[</text:p>
          </table:table-cell>
          <table:table-cell table:formula="of:=IF(AND([.$M9]&lt;&gt;&quot;&quot;;LEN([.$M9])&gt;=[.X$2]);LEFT(RIGHT([.$M9];[.X$2]);1);&quot;&quot;)" office:value-type="string" office:string-value="(" calcext:value-type="string">
            <text:p>(</text:p>
          </table:table-cell>
          <table:table-cell table:formula="of:=IF(AND([.$M9]&lt;&gt;&quot;&quot;;LEN([.$M9])&gt;=[.Y$2]);LEFT(RIGHT([.$M9];[.Y$2]);1);&quot;&quot;)" office:value-type="string" office:string-value="&lt;" calcext:value-type="string">
            <text:p>&lt;</text:p>
          </table:table-cell>
          <table:table-cell table:formula="of:=IF(AND([.$M9]&lt;&gt;&quot;&quot;;LEN([.$M9])&gt;=[.Z$2]);LEFT(RIGHT([.$M9];[.Z$2]);1);&quot;&quot;)">
            <text:p/>
          </table:table-cell>
          <table:table-cell table:formula="of:=IF(AND([.$M9]&lt;&gt;&quot;&quot;;LEN([.$M9])&gt;=[.AA$2]);LEFT(RIGHT([.$M9];[.AA$2]);1);&quot;&quot;)">
            <text:p/>
          </table:table-cell>
          <table:table-cell table:formula="of:=IF(AND([.$M9]&lt;&gt;&quot;&quot;;LEN([.$M9])&gt;=[.AB$2]);LEFT(RIGHT([.$M9];[.AB$2]);1);&quot;&quot;)">
            <text:p/>
          </table:table-cell>
          <table:table-cell table:formula="of:=IF([.M9]=&quot;&quot;;&quot;&quot;;0)" office:value-type="float" office:value="0" calcext:value-type="float">
            <text:p>0</text:p>
          </table:table-cell>
          <table:table-cell table:formula="of:=IF([.N9]&lt;&gt;&quot;&quot;;IF([.N9]=&quot;(&quot;;1;IF([.N9]=&quot;[&quot;;2;IF([.N9]=&quot;{&quot;;3;IF([.N9]=&quot;&lt;&quot;;4;0))));&quot;&quot;)" office:value-type="float" office:value="3" calcext:value-type="float">
            <text:p>3</text:p>
          </table:table-cell>
          <table:table-cell table:formula="of:=IF([.O9]&lt;&gt;&quot;&quot;;IF([.O9]=&quot;(&quot;;1;IF([.O9]=&quot;[&quot;;2;IF([.O9]=&quot;{&quot;;3;IF([.O9]=&quot;&lt;&quot;;4;0))));&quot;&quot;)" office:value-type="float" office:value="1" calcext:value-type="float">
            <text:p>1</text:p>
          </table:table-cell>
          <table:table-cell table:formula="of:=IF([.P9]&lt;&gt;&quot;&quot;;IF([.P9]=&quot;(&quot;;1;IF([.P9]=&quot;[&quot;;2;IF([.P9]=&quot;{&quot;;3;IF([.P9]=&quot;&lt;&quot;;4;0))));&quot;&quot;)" office:value-type="float" office:value="4" calcext:value-type="float">
            <text:p>4</text:p>
          </table:table-cell>
          <table:table-cell table:formula="of:=IF([.Q9]&lt;&gt;&quot;&quot;;IF([.Q9]=&quot;(&quot;;1;IF([.Q9]=&quot;[&quot;;2;IF([.Q9]=&quot;{&quot;;3;IF([.Q9]=&quot;&lt;&quot;;4;0))));&quot;&quot;)" office:value-type="float" office:value="2" calcext:value-type="float">
            <text:p>2</text:p>
          </table:table-cell>
          <table:table-cell table:formula="of:=IF([.R9]&lt;&gt;&quot;&quot;;IF([.R9]=&quot;(&quot;;1;IF([.R9]=&quot;[&quot;;2;IF([.R9]=&quot;{&quot;;3;IF([.R9]=&quot;&lt;&quot;;4;0))));&quot;&quot;)" office:value-type="float" office:value="3" calcext:value-type="float">
            <text:p>3</text:p>
          </table:table-cell>
          <table:table-cell table:formula="of:=IF([.S9]&lt;&gt;&quot;&quot;;IF([.S9]=&quot;(&quot;;1;IF([.S9]=&quot;[&quot;;2;IF([.S9]=&quot;{&quot;;3;IF([.S9]=&quot;&lt;&quot;;4;0))));&quot;&quot;)" office:value-type="float" office:value="2" calcext:value-type="float">
            <text:p>2</text:p>
          </table:table-cell>
          <table:table-cell table:formula="of:=IF([.T9]&lt;&gt;&quot;&quot;;IF([.T9]=&quot;(&quot;;1;IF([.T9]=&quot;[&quot;;2;IF([.T9]=&quot;{&quot;;3;IF([.T9]=&quot;&lt;&quot;;4;0))));&quot;&quot;)" office:value-type="float" office:value="4" calcext:value-type="float">
            <text:p>4</text:p>
          </table:table-cell>
          <table:table-cell table:formula="of:=IF([.U9]&lt;&gt;&quot;&quot;;IF([.U9]=&quot;(&quot;;1;IF([.U9]=&quot;[&quot;;2;IF([.U9]=&quot;{&quot;;3;IF([.U9]=&quot;&lt;&quot;;4;0))));&quot;&quot;)" office:value-type="float" office:value="4" calcext:value-type="float">
            <text:p>4</text:p>
          </table:table-cell>
          <table:table-cell table:formula="of:=IF([.V9]&lt;&gt;&quot;&quot;;IF([.V9]=&quot;(&quot;;1;IF([.V9]=&quot;[&quot;;2;IF([.V9]=&quot;{&quot;;3;IF([.V9]=&quot;&lt;&quot;;4;0))));&quot;&quot;)" office:value-type="float" office:value="2" calcext:value-type="float">
            <text:p>2</text:p>
          </table:table-cell>
          <table:table-cell table:formula="of:=IF([.W9]&lt;&gt;&quot;&quot;;IF([.W9]=&quot;(&quot;;1;IF([.W9]=&quot;[&quot;;2;IF([.W9]=&quot;{&quot;;3;IF([.W9]=&quot;&lt;&quot;;4;0))));&quot;&quot;)" office:value-type="float" office:value="2" calcext:value-type="float">
            <text:p>2</text:p>
          </table:table-cell>
          <table:table-cell table:formula="of:=IF([.X9]&lt;&gt;&quot;&quot;;IF([.X9]=&quot;(&quot;;1;IF([.X9]=&quot;[&quot;;2;IF([.X9]=&quot;{&quot;;3;IF([.X9]=&quot;&lt;&quot;;4;0))));&quot;&quot;)" office:value-type="float" office:value="1" calcext:value-type="float">
            <text:p>1</text:p>
          </table:table-cell>
          <table:table-cell table:formula="of:=IF([.Y9]&lt;&gt;&quot;&quot;;IF([.Y9]=&quot;(&quot;;1;IF([.Y9]=&quot;[&quot;;2;IF([.Y9]=&quot;{&quot;;3;IF([.Y9]=&quot;&lt;&quot;;4;0))));&quot;&quot;)" office:value-type="float" office:value="4" calcext:value-type="float">
            <text:p>4</text:p>
          </table:table-cell>
          <table:table-cell table:formula="of:=IF([.Z9]&lt;&gt;&quot;&quot;;IF([.Z9]=&quot;(&quot;;1;IF([.Z9]=&quot;[&quot;;2;IF([.Z9]=&quot;{&quot;;3;IF([.Z9]=&quot;&lt;&quot;;4;0))));&quot;&quot;)">
            <text:p/>
          </table:table-cell>
          <table:table-cell table:formula="of:=IF([.AA9]&lt;&gt;&quot;&quot;;IF([.AA9]=&quot;(&quot;;1;IF([.AA9]=&quot;[&quot;;2;IF([.AA9]=&quot;{&quot;;3;IF([.AA9]=&quot;&lt;&quot;;4;0))));&quot;&quot;)">
            <text:p/>
          </table:table-cell>
          <table:table-cell table:formula="of:=IF([.AB9]&lt;&gt;&quot;&quot;;IF([.AB9]=&quot;(&quot;;1;IF([.AB9]=&quot;[&quot;;2;IF([.AB9]=&quot;{&quot;;3;IF([.AB9]=&quot;&lt;&quot;;4;0))));&quot;&quot;)">
            <text:p/>
          </table:table-cell>
          <table:table-cell table:number-columns-repeated="2"/>
          <table:table-cell table:formula="of:=[.AD9]" office:value-type="float" office:value="3" calcext:value-type="float">
            <text:p>3</text:p>
          </table:table-cell>
          <table:table-cell table:formula="of:=IF([.AE9]&lt;&gt;&quot;&quot;;[.AE9]+[.AU9]*5;[.AU9])" office:value-type="float" office:value="16" calcext:value-type="float">
            <text:p>16</text:p>
          </table:table-cell>
          <table:table-cell table:formula="of:=IF([.AF9]&lt;&gt;&quot;&quot;;[.AF9]+[.AV9]*5;[.AV9])" office:value-type="float" office:value="84" calcext:value-type="float">
            <text:p>84</text:p>
          </table:table-cell>
          <table:table-cell table:formula="of:=IF([.AG9]&lt;&gt;&quot;&quot;;[.AG9]+[.AW9]*5;[.AW9])" office:value-type="float" office:value="422" calcext:value-type="float">
            <text:p>422</text:p>
          </table:table-cell>
          <table:table-cell table:formula="of:=IF([.AH9]&lt;&gt;&quot;&quot;;[.AH9]+[.AX9]*5;[.AX9])" office:value-type="float" office:value="2113" calcext:value-type="float">
            <text:p>2113</text:p>
          </table:table-cell>
          <table:table-cell table:formula="of:=IF([.AI9]&lt;&gt;&quot;&quot;;[.AI9]+[.AY9]*5;[.AY9])" office:value-type="float" office:value="10567" calcext:value-type="float">
            <text:p>10567</text:p>
          </table:table-cell>
          <table:table-cell table:formula="of:=IF([.AJ9]&lt;&gt;&quot;&quot;;[.AJ9]+[.AZ9]*5;[.AZ9])" office:value-type="float" office:value="52839" calcext:value-type="float">
            <text:p>52839</text:p>
          </table:table-cell>
          <table:table-cell table:formula="of:=IF([.AK9]&lt;&gt;&quot;&quot;;[.AK9]+[.BA9]*5;[.BA9])" office:value-type="float" office:value="264199" calcext:value-type="float">
            <text:p>264199</text:p>
          </table:table-cell>
          <table:table-cell table:formula="of:=IF([.AL9]&lt;&gt;&quot;&quot;;[.AL9]+[.BB9]*5;[.BB9])" office:value-type="float" office:value="1320997" calcext:value-type="float">
            <text:p>1320997</text:p>
          </table:table-cell>
          <table:table-cell table:formula="of:=IF([.AM9]&lt;&gt;&quot;&quot;;[.AM9]+[.BC9]*5;[.BC9])" office:value-type="float" office:value="6604987" calcext:value-type="float">
            <text:p>6604987</text:p>
          </table:table-cell>
          <table:table-cell table:formula="of:=IF([.AN9]&lt;&gt;&quot;&quot;;[.AN9]+[.BD9]*5;[.BD9])" office:value-type="float" office:value="33024936" calcext:value-type="float">
            <text:p>33024936</text:p>
          </table:table-cell>
          <table:table-cell table:formula="of:=IF([.AO9]&lt;&gt;&quot;&quot;;[.AO9]+[.BE9]*5;[.BE9])" office:value-type="float" office:value="165124684" calcext:value-type="float">
            <text:p>165124684</text:p>
          </table:table-cell>
          <table:table-cell table:formula="of:=IF([.AP9]&lt;&gt;&quot;&quot;;[.AP9]+[.BF9]*5;[.BF9])" office:value-type="float" office:value="165124684" calcext:value-type="float">
            <text:p>165124684</text:p>
          </table:table-cell>
          <table:table-cell table:formula="of:=IF([.AQ9]&lt;&gt;&quot;&quot;;[.AQ9]+[.BG9]*5;[.BG9])" office:value-type="float" office:value="165124684" calcext:value-type="float">
            <text:p>165124684</text:p>
          </table:table-cell>
          <table:table-cell table:formula="of:=IF([.AR9]&lt;&gt;&quot;&quot;;[.AR9]+[.BH9]*5;[.BH9])" office:value-type="float" office:value="165124684" calcext:value-type="float">
            <text:p>16512468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[{&lt;{{[{&lt;{&lt;[{[()[]]&lt;()()&gt;}][&lt;(&lt;&gt;[]){&lt;&gt;()}&gt;[{&lt;&gt;&lt;&gt;}(&lt;&gt;())]]&gt;&lt;[{{{}&lt;&gt;}&lt;{}{}&gt;}{[{}[]][[][]]}]&lt;[([]&lt;&gt;){[]{}}]&lt;(</text:p>
          </table:table-cell>
          <table:table-cell table:formula="of:=ORG.LIBREOFFICE.REGEX(ORG.LIBREOFFICE.REGEX(ORG.LIBREOFFICE.REGEX(ORG.LIBREOFFICE.REGEX([.A10];&quot;[(][)]&quot;;&quot;&quot;;&quot;g&quot;);&quot;\[\]&quot;;&quot;&quot;;&quot;g&quot;);&quot;\{\}&quot;;&quot;&quot;;&quot;g&quot;);&quot;&lt;&gt;&quot;;&quot;&quot;;&quot;g&quot;)" office:value-type="string" office:string-value="[[{&lt;{{[{&lt;{&lt;[{[]}][&lt;(){}&gt;[{}()]]&gt;&lt;[{{}}{[][]}]&lt;[(){}]&lt;(" calcext:value-type="string">
            <text:p>[[{&lt;{{[{&lt;{&lt;[{[]}][&lt;(){}&gt;[{}()]]&gt;&lt;[{{}}{[][]}]&lt;[(){}]&lt;(</text:p>
          </table:table-cell>
          <table:table-cell table:formula="of:=ORG.LIBREOFFICE.REGEX(ORG.LIBREOFFICE.REGEX(ORG.LIBREOFFICE.REGEX(ORG.LIBREOFFICE.REGEX([.B10];&quot;[(][)]&quot;;&quot;&quot;;&quot;g&quot;);&quot;\[\]&quot;;&quot;&quot;;&quot;g&quot;);&quot;\{\}&quot;;&quot;&quot;;&quot;g&quot;);&quot;&lt;&gt;&quot;;&quot;&quot;;&quot;g&quot;)" office:value-type="string" office:string-value="[[{&lt;{{[{&lt;{&lt;[][[]]&gt;&lt;[{}]&lt;[]&lt;(" calcext:value-type="string">
            <text:p>[[{&lt;{{[{&lt;{&lt;[][[]]&gt;&lt;[{}]&lt;[]&lt;(</text:p>
          </table:table-cell>
          <table:table-cell table:formula="of:=ORG.LIBREOFFICE.REGEX(ORG.LIBREOFFICE.REGEX(ORG.LIBREOFFICE.REGEX(ORG.LIBREOFFICE.REGEX([.C10];&quot;[(][)]&quot;;&quot;&quot;;&quot;g&quot;);&quot;\[\]&quot;;&quot;&quot;;&quot;g&quot;);&quot;\{\}&quot;;&quot;&quot;;&quot;g&quot;);&quot;&lt;&gt;&quot;;&quot;&quot;;&quot;g&quot;)" office:value-type="string" office:string-value="[[{&lt;{{[{&lt;{&lt;[]&gt;&lt;[]&lt;&lt;(" calcext:value-type="string">
            <text:p>[[{&lt;{{[{&lt;{&lt;[]&gt;&lt;[]&lt;&lt;(</text:p>
          </table:table-cell>
          <table:table-cell table:formula="of:=ORG.LIBREOFFICE.REGEX(ORG.LIBREOFFICE.REGEX(ORG.LIBREOFFICE.REGEX(ORG.LIBREOFFICE.REGEX([.D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ORG.LIBREOFFICE.REGEX(ORG.LIBREOFFICE.REGEX(ORG.LIBREOFFICE.REGEX(ORG.LIBREOFFICE.REGEX([.E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ORG.LIBREOFFICE.REGEX(ORG.LIBREOFFICE.REGEX(ORG.LIBREOFFICE.REGEX(ORG.LIBREOFFICE.REGEX([.F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ORG.LIBREOFFICE.REGEX(ORG.LIBREOFFICE.REGEX(ORG.LIBREOFFICE.REGEX(ORG.LIBREOFFICE.REGEX([.G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ORG.LIBREOFFICE.REGEX(ORG.LIBREOFFICE.REGEX(ORG.LIBREOFFICE.REGEX(ORG.LIBREOFFICE.REGEX([.H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ORG.LIBREOFFICE.REGEX(ORG.LIBREOFFICE.REGEX(ORG.LIBREOFFICE.REGEX(ORG.LIBREOFFICE.REGEX([.I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ORG.LIBREOFFICE.REGEX(ORG.LIBREOFFICE.REGEX(ORG.LIBREOFFICE.REGEX(ORG.LIBREOFFICE.REGEX([.J10];&quot;[(][)]&quot;;&quot;&quot;;&quot;g&quot;);&quot;\[\]&quot;;&quot;&quot;;&quot;g&quot;);&quot;\{\}&quot;;&quot;&quot;;&quot;g&quot;);&quot;&lt;&gt;&quot;;&quot;&quot;;&quot;g&quot;)" office:value-type="string" office:string-value="[[{&lt;{{[{&lt;{&lt;&lt;&lt;(" calcext:value-type="string">
            <text:p>[[{&lt;{{[{&lt;{&lt;&lt;&lt;(</text:p>
          </table:table-cell>
          <table:table-cell table:formula="of:=IF(ORG.LIBREOFFICE.REGEX(ORG.LIBREOFFICE.REGEX(ORG.LIBREOFFICE.REGEX(ORG.LIBREOFFICE.REGEX(ORG.LIBREOFFICE.REGEX([.K1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0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10]=&quot;&quot;;[.K10];&quot;&quot;)" office:value-type="string" office:string-value="[[{&lt;{{[{&lt;{&lt;&lt;&lt;(" calcext:value-type="string">
            <text:p>[[{&lt;{{[{&lt;{&lt;&lt;&lt;(</text:p>
          </table:table-cell>
          <table:table-cell table:formula="of:=IF(AND([.$M10]&lt;&gt;&quot;&quot;;LEN([.$M10])&gt;=[.N$2]);LEFT(RIGHT([.$M10];[.N$2]);1);&quot;&quot;)" office:value-type="string" office:string-value="(" calcext:value-type="string">
            <text:p>(</text:p>
          </table:table-cell>
          <table:table-cell table:formula="of:=IF(AND([.$M10]&lt;&gt;&quot;&quot;;LEN([.$M10])&gt;=[.O$2]);LEFT(RIGHT([.$M10];[.O$2]);1);&quot;&quot;)" office:value-type="string" office:string-value="&lt;" calcext:value-type="string">
            <text:p>&lt;</text:p>
          </table:table-cell>
          <table:table-cell table:formula="of:=IF(AND([.$M10]&lt;&gt;&quot;&quot;;LEN([.$M10])&gt;=[.P$2]);LEFT(RIGHT([.$M10];[.P$2]);1);&quot;&quot;)" office:value-type="string" office:string-value="&lt;" calcext:value-type="string">
            <text:p>&lt;</text:p>
          </table:table-cell>
          <table:table-cell table:formula="of:=IF(AND([.$M10]&lt;&gt;&quot;&quot;;LEN([.$M10])&gt;=[.Q$2]);LEFT(RIGHT([.$M10];[.Q$2]);1);&quot;&quot;)" office:value-type="string" office:string-value="&lt;" calcext:value-type="string">
            <text:p>&lt;</text:p>
          </table:table-cell>
          <table:table-cell table:formula="of:=IF(AND([.$M10]&lt;&gt;&quot;&quot;;LEN([.$M10])&gt;=[.R$2]);LEFT(RIGHT([.$M10];[.R$2]);1);&quot;&quot;)" office:value-type="string" office:string-value="{" calcext:value-type="string">
            <text:p>{</text:p>
          </table:table-cell>
          <table:table-cell table:formula="of:=IF(AND([.$M10]&lt;&gt;&quot;&quot;;LEN([.$M10])&gt;=[.S$2]);LEFT(RIGHT([.$M10];[.S$2]);1);&quot;&quot;)" office:value-type="string" office:string-value="&lt;" calcext:value-type="string">
            <text:p>&lt;</text:p>
          </table:table-cell>
          <table:table-cell table:formula="of:=IF(AND([.$M10]&lt;&gt;&quot;&quot;;LEN([.$M10])&gt;=[.T$2]);LEFT(RIGHT([.$M10];[.T$2]);1);&quot;&quot;)" office:value-type="string" office:string-value="{" calcext:value-type="string">
            <text:p>{</text:p>
          </table:table-cell>
          <table:table-cell table:formula="of:=IF(AND([.$M10]&lt;&gt;&quot;&quot;;LEN([.$M10])&gt;=[.U$2]);LEFT(RIGHT([.$M10];[.U$2]);1);&quot;&quot;)" office:value-type="string" office:string-value="[" calcext:value-type="string">
            <text:p>[</text:p>
          </table:table-cell>
          <table:table-cell table:formula="of:=IF(AND([.$M10]&lt;&gt;&quot;&quot;;LEN([.$M10])&gt;=[.V$2]);LEFT(RIGHT([.$M10];[.V$2]);1);&quot;&quot;)" office:value-type="string" office:string-value="{" calcext:value-type="string">
            <text:p>{</text:p>
          </table:table-cell>
          <table:table-cell table:formula="of:=IF(AND([.$M10]&lt;&gt;&quot;&quot;;LEN([.$M10])&gt;=[.W$2]);LEFT(RIGHT([.$M10];[.W$2]);1);&quot;&quot;)" office:value-type="string" office:string-value="{" calcext:value-type="string">
            <text:p>{</text:p>
          </table:table-cell>
          <table:table-cell table:formula="of:=IF(AND([.$M10]&lt;&gt;&quot;&quot;;LEN([.$M10])&gt;=[.X$2]);LEFT(RIGHT([.$M10];[.X$2]);1);&quot;&quot;)" office:value-type="string" office:string-value="&lt;" calcext:value-type="string">
            <text:p>&lt;</text:p>
          </table:table-cell>
          <table:table-cell table:formula="of:=IF(AND([.$M10]&lt;&gt;&quot;&quot;;LEN([.$M10])&gt;=[.Y$2]);LEFT(RIGHT([.$M10];[.Y$2]);1);&quot;&quot;)" office:value-type="string" office:string-value="{" calcext:value-type="string">
            <text:p>{</text:p>
          </table:table-cell>
          <table:table-cell table:formula="of:=IF(AND([.$M10]&lt;&gt;&quot;&quot;;LEN([.$M10])&gt;=[.Z$2]);LEFT(RIGHT([.$M10];[.Z$2]);1);&quot;&quot;)" office:value-type="string" office:string-value="[" calcext:value-type="string">
            <text:p>[</text:p>
          </table:table-cell>
          <table:table-cell table:formula="of:=IF(AND([.$M10]&lt;&gt;&quot;&quot;;LEN([.$M10])&gt;=[.AA$2]);LEFT(RIGHT([.$M10];[.AA$2]);1);&quot;&quot;)" office:value-type="string" office:string-value="[" calcext:value-type="string">
            <text:p>[</text:p>
          </table:table-cell>
          <table:table-cell table:formula="of:=IF(AND([.$M10]&lt;&gt;&quot;&quot;;LEN([.$M10])&gt;=[.AB$2]);LEFT(RIGHT([.$M10];[.AB$2]);1);&quot;&quot;)">
            <text:p/>
          </table:table-cell>
          <table:table-cell table:formula="of:=IF([.M10]=&quot;&quot;;&quot;&quot;;0)" office:value-type="float" office:value="0" calcext:value-type="float">
            <text:p>0</text:p>
          </table:table-cell>
          <table:table-cell table:formula="of:=IF([.N10]&lt;&gt;&quot;&quot;;IF([.N10]=&quot;(&quot;;1;IF([.N10]=&quot;[&quot;;2;IF([.N10]=&quot;{&quot;;3;IF([.N10]=&quot;&lt;&quot;;4;0))));&quot;&quot;)" office:value-type="float" office:value="1" calcext:value-type="float">
            <text:p>1</text:p>
          </table:table-cell>
          <table:table-cell table:formula="of:=IF([.O10]&lt;&gt;&quot;&quot;;IF([.O10]=&quot;(&quot;;1;IF([.O10]=&quot;[&quot;;2;IF([.O10]=&quot;{&quot;;3;IF([.O10]=&quot;&lt;&quot;;4;0))));&quot;&quot;)" office:value-type="float" office:value="4" calcext:value-type="float">
            <text:p>4</text:p>
          </table:table-cell>
          <table:table-cell table:formula="of:=IF([.P10]&lt;&gt;&quot;&quot;;IF([.P10]=&quot;(&quot;;1;IF([.P10]=&quot;[&quot;;2;IF([.P10]=&quot;{&quot;;3;IF([.P10]=&quot;&lt;&quot;;4;0))));&quot;&quot;)" office:value-type="float" office:value="4" calcext:value-type="float">
            <text:p>4</text:p>
          </table:table-cell>
          <table:table-cell table:formula="of:=IF([.Q10]&lt;&gt;&quot;&quot;;IF([.Q10]=&quot;(&quot;;1;IF([.Q10]=&quot;[&quot;;2;IF([.Q10]=&quot;{&quot;;3;IF([.Q10]=&quot;&lt;&quot;;4;0))));&quot;&quot;)" office:value-type="float" office:value="4" calcext:value-type="float">
            <text:p>4</text:p>
          </table:table-cell>
          <table:table-cell table:formula="of:=IF([.R10]&lt;&gt;&quot;&quot;;IF([.R10]=&quot;(&quot;;1;IF([.R10]=&quot;[&quot;;2;IF([.R10]=&quot;{&quot;;3;IF([.R10]=&quot;&lt;&quot;;4;0))));&quot;&quot;)" office:value-type="float" office:value="3" calcext:value-type="float">
            <text:p>3</text:p>
          </table:table-cell>
          <table:table-cell table:formula="of:=IF([.S10]&lt;&gt;&quot;&quot;;IF([.S10]=&quot;(&quot;;1;IF([.S10]=&quot;[&quot;;2;IF([.S10]=&quot;{&quot;;3;IF([.S10]=&quot;&lt;&quot;;4;0))));&quot;&quot;)" office:value-type="float" office:value="4" calcext:value-type="float">
            <text:p>4</text:p>
          </table:table-cell>
          <table:table-cell table:formula="of:=IF([.T10]&lt;&gt;&quot;&quot;;IF([.T10]=&quot;(&quot;;1;IF([.T10]=&quot;[&quot;;2;IF([.T10]=&quot;{&quot;;3;IF([.T10]=&quot;&lt;&quot;;4;0))));&quot;&quot;)" office:value-type="float" office:value="3" calcext:value-type="float">
            <text:p>3</text:p>
          </table:table-cell>
          <table:table-cell table:formula="of:=IF([.U10]&lt;&gt;&quot;&quot;;IF([.U10]=&quot;(&quot;;1;IF([.U10]=&quot;[&quot;;2;IF([.U10]=&quot;{&quot;;3;IF([.U10]=&quot;&lt;&quot;;4;0))));&quot;&quot;)" office:value-type="float" office:value="2" calcext:value-type="float">
            <text:p>2</text:p>
          </table:table-cell>
          <table:table-cell table:formula="of:=IF([.V10]&lt;&gt;&quot;&quot;;IF([.V10]=&quot;(&quot;;1;IF([.V10]=&quot;[&quot;;2;IF([.V10]=&quot;{&quot;;3;IF([.V10]=&quot;&lt;&quot;;4;0))));&quot;&quot;)" office:value-type="float" office:value="3" calcext:value-type="float">
            <text:p>3</text:p>
          </table:table-cell>
          <table:table-cell table:formula="of:=IF([.W10]&lt;&gt;&quot;&quot;;IF([.W10]=&quot;(&quot;;1;IF([.W10]=&quot;[&quot;;2;IF([.W10]=&quot;{&quot;;3;IF([.W10]=&quot;&lt;&quot;;4;0))));&quot;&quot;)" office:value-type="float" office:value="3" calcext:value-type="float">
            <text:p>3</text:p>
          </table:table-cell>
          <table:table-cell table:formula="of:=IF([.X10]&lt;&gt;&quot;&quot;;IF([.X10]=&quot;(&quot;;1;IF([.X10]=&quot;[&quot;;2;IF([.X10]=&quot;{&quot;;3;IF([.X10]=&quot;&lt;&quot;;4;0))));&quot;&quot;)" office:value-type="float" office:value="4" calcext:value-type="float">
            <text:p>4</text:p>
          </table:table-cell>
          <table:table-cell table:formula="of:=IF([.Y10]&lt;&gt;&quot;&quot;;IF([.Y10]=&quot;(&quot;;1;IF([.Y10]=&quot;[&quot;;2;IF([.Y10]=&quot;{&quot;;3;IF([.Y10]=&quot;&lt;&quot;;4;0))));&quot;&quot;)" office:value-type="float" office:value="3" calcext:value-type="float">
            <text:p>3</text:p>
          </table:table-cell>
          <table:table-cell table:formula="of:=IF([.Z10]&lt;&gt;&quot;&quot;;IF([.Z10]=&quot;(&quot;;1;IF([.Z10]=&quot;[&quot;;2;IF([.Z10]=&quot;{&quot;;3;IF([.Z10]=&quot;&lt;&quot;;4;0))));&quot;&quot;)" office:value-type="float" office:value="2" calcext:value-type="float">
            <text:p>2</text:p>
          </table:table-cell>
          <table:table-cell table:formula="of:=IF([.AA10]&lt;&gt;&quot;&quot;;IF([.AA10]=&quot;(&quot;;1;IF([.AA10]=&quot;[&quot;;2;IF([.AA10]=&quot;{&quot;;3;IF([.AA10]=&quot;&lt;&quot;;4;0))));&quot;&quot;)" office:value-type="float" office:value="2" calcext:value-type="float">
            <text:p>2</text:p>
          </table:table-cell>
          <table:table-cell table:formula="of:=IF([.AB10]&lt;&gt;&quot;&quot;;IF([.AB10]=&quot;(&quot;;1;IF([.AB10]=&quot;[&quot;;2;IF([.AB10]=&quot;{&quot;;3;IF([.AB10]=&quot;&lt;&quot;;4;0))));&quot;&quot;)">
            <text:p/>
          </table:table-cell>
          <table:table-cell table:number-columns-repeated="2"/>
          <table:table-cell table:formula="of:=[.AD10]" office:value-type="float" office:value="1" calcext:value-type="float">
            <text:p>1</text:p>
          </table:table-cell>
          <table:table-cell table:formula="of:=IF([.AE10]&lt;&gt;&quot;&quot;;[.AE10]+[.AU10]*5;[.AU10])" office:value-type="float" office:value="9" calcext:value-type="float">
            <text:p>9</text:p>
          </table:table-cell>
          <table:table-cell table:formula="of:=IF([.AF10]&lt;&gt;&quot;&quot;;[.AF10]+[.AV10]*5;[.AV10])" office:value-type="float" office:value="49" calcext:value-type="float">
            <text:p>49</text:p>
          </table:table-cell>
          <table:table-cell table:formula="of:=IF([.AG10]&lt;&gt;&quot;&quot;;[.AG10]+[.AW10]*5;[.AW10])" office:value-type="float" office:value="249" calcext:value-type="float">
            <text:p>249</text:p>
          </table:table-cell>
          <table:table-cell table:formula="of:=IF([.AH10]&lt;&gt;&quot;&quot;;[.AH10]+[.AX10]*5;[.AX10])" office:value-type="float" office:value="1248" calcext:value-type="float">
            <text:p>1248</text:p>
          </table:table-cell>
          <table:table-cell table:formula="of:=IF([.AI10]&lt;&gt;&quot;&quot;;[.AI10]+[.AY10]*5;[.AY10])" office:value-type="float" office:value="6244" calcext:value-type="float">
            <text:p>6244</text:p>
          </table:table-cell>
          <table:table-cell table:formula="of:=IF([.AJ10]&lt;&gt;&quot;&quot;;[.AJ10]+[.AZ10]*5;[.AZ10])" office:value-type="float" office:value="31223" calcext:value-type="float">
            <text:p>31223</text:p>
          </table:table-cell>
          <table:table-cell table:formula="of:=IF([.AK10]&lt;&gt;&quot;&quot;;[.AK10]+[.BA10]*5;[.BA10])" office:value-type="float" office:value="156117" calcext:value-type="float">
            <text:p>156117</text:p>
          </table:table-cell>
          <table:table-cell table:formula="of:=IF([.AL10]&lt;&gt;&quot;&quot;;[.AL10]+[.BB10]*5;[.BB10])" office:value-type="float" office:value="780588" calcext:value-type="float">
            <text:p>780588</text:p>
          </table:table-cell>
          <table:table-cell table:formula="of:=IF([.AM10]&lt;&gt;&quot;&quot;;[.AM10]+[.BC10]*5;[.BC10])" office:value-type="float" office:value="3902943" calcext:value-type="float">
            <text:p>3902943</text:p>
          </table:table-cell>
          <table:table-cell table:formula="of:=IF([.AN10]&lt;&gt;&quot;&quot;;[.AN10]+[.BD10]*5;[.BD10])" office:value-type="float" office:value="19514719" calcext:value-type="float">
            <text:p>19514719</text:p>
          </table:table-cell>
          <table:table-cell table:formula="of:=IF([.AO10]&lt;&gt;&quot;&quot;;[.AO10]+[.BE10]*5;[.BE10])" office:value-type="float" office:value="97573598" calcext:value-type="float">
            <text:p>97573598</text:p>
          </table:table-cell>
          <table:table-cell table:formula="of:=IF([.AP10]&lt;&gt;&quot;&quot;;[.AP10]+[.BF10]*5;[.BF10])" office:value-type="float" office:value="487867992" calcext:value-type="float">
            <text:p>487867992</text:p>
          </table:table-cell>
          <table:table-cell table:formula="of:=IF([.AQ10]&lt;&gt;&quot;&quot;;[.AQ10]+[.BG10]*5;[.BG10])" office:value-type="float" office:value="2439339962" calcext:value-type="float">
            <text:p>2439339962</text:p>
          </table:table-cell>
          <table:table-cell table:formula="of:=IF([.AR10]&lt;&gt;&quot;&quot;;[.AR10]+[.BH10]*5;[.BH10])" office:value-type="float" office:value="2439339962" calcext:value-type="float">
            <text:p>243933996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({[&lt;([[{&lt;[{{(()[])&lt;[]{}&gt;}&lt;[{}&lt;&gt;&gt;{[][]}&gt;}(&lt;&lt;[]{}&gt;([]&lt;&gt;)&gt;[([]){()[]}])]&lt;[[[[]()][&lt;&gt;{}]]&lt;(&lt;&gt;{})((</text:p>
          </table:table-cell>
          <table:table-cell table:formula="of:=ORG.LIBREOFFICE.REGEX(ORG.LIBREOFFICE.REGEX(ORG.LIBREOFFICE.REGEX(ORG.LIBREOFFICE.REGEX([.A11];&quot;[(][)]&quot;;&quot;&quot;;&quot;g&quot;);&quot;\[\]&quot;;&quot;&quot;;&quot;g&quot;);&quot;\{\}&quot;;&quot;&quot;;&quot;g&quot;);&quot;&lt;&gt;&quot;;&quot;&quot;;&quot;g&quot;)" office:value-type="string" office:string-value="[({[&lt;([[{&lt;[{{()}&lt;[&gt;&gt;}(&lt;()&gt;[()])]&lt;[[[][]]&lt;()((" calcext:value-type="string">
            <text:p>[({[&lt;([[{&lt;[{{()}&lt;[&gt;&gt;}(&lt;()&gt;[()])]&lt;[[[][]]&lt;()((</text:p>
          </table:table-cell>
          <table:table-cell table:formula="of:=ORG.LIBREOFFICE.REGEX(ORG.LIBREOFFICE.REGEX(ORG.LIBREOFFICE.REGEX(ORG.LIBREOFFICE.REGEX([.B11];&quot;[(][)]&quot;;&quot;&quot;;&quot;g&quot;);&quot;\[\]&quot;;&quot;&quot;;&quot;g&quot;);&quot;\{\}&quot;;&quot;&quot;;&quot;g&quot;);&quot;&lt;&gt;&quot;;&quot;&quot;;&quot;g&quot;)" office:value-type="string" office:string-value="[({[&lt;([[{&lt;[{&lt;[&gt;&gt;}()]&lt;[[]&lt;((" calcext:value-type="string">
            <text:p>[({[&lt;([[{&lt;[{&lt;[&gt;&gt;}()]&lt;[[]&lt;((</text:p>
          </table:table-cell>
          <table:table-cell table:formula="of:=ORG.LIBREOFFICE.REGEX(ORG.LIBREOFFICE.REGEX(ORG.LIBREOFFICE.REGEX(ORG.LIBREOFFICE.REGEX([.C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D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E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F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G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H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I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ORG.LIBREOFFICE.REGEX(ORG.LIBREOFFICE.REGEX(ORG.LIBREOFFICE.REGEX(ORG.LIBREOFFICE.REGEX([.J11];&quot;[(][)]&quot;;&quot;&quot;;&quot;g&quot;);&quot;\[\]&quot;;&quot;&quot;;&quot;g&quot;);&quot;\{\}&quot;;&quot;&quot;;&quot;g&quot;);&quot;&lt;&gt;&quot;;&quot;&quot;;&quot;g&quot;)" office:value-type="string" office:string-value="[({[&lt;([[{&lt;[{&lt;[&gt;&gt;}]&lt;[&lt;((" calcext:value-type="string">
            <text:p>[({[&lt;([[{&lt;[{&lt;[&gt;&gt;}]&lt;[&lt;((</text:p>
          </table:table-cell>
          <table:table-cell table:formula="of:=IF(ORG.LIBREOFFICE.REGEX(ORG.LIBREOFFICE.REGEX(ORG.LIBREOFFICE.REGEX(ORG.LIBREOFFICE.REGEX(ORG.LIBREOFFICE.REGEX([.K1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1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11]=&quot;&quot;;[.K11];&quot;&quot;)">
            <text:p/>
          </table:table-cell>
          <table:table-cell table:formula="of:=IF(AND([.$M11]&lt;&gt;&quot;&quot;;LEN([.$M11])&gt;=[.N$2]);LEFT(RIGHT([.$M11];[.N$2]);1);&quot;&quot;)">
            <text:p/>
          </table:table-cell>
          <table:table-cell table:formula="of:=IF(AND([.$M11]&lt;&gt;&quot;&quot;;LEN([.$M11])&gt;=[.O$2]);LEFT(RIGHT([.$M11];[.O$2]);1);&quot;&quot;)">
            <text:p/>
          </table:table-cell>
          <table:table-cell table:formula="of:=IF(AND([.$M11]&lt;&gt;&quot;&quot;;LEN([.$M11])&gt;=[.P$2]);LEFT(RIGHT([.$M11];[.P$2]);1);&quot;&quot;)">
            <text:p/>
          </table:table-cell>
          <table:table-cell table:formula="of:=IF(AND([.$M11]&lt;&gt;&quot;&quot;;LEN([.$M11])&gt;=[.Q$2]);LEFT(RIGHT([.$M11];[.Q$2]);1);&quot;&quot;)">
            <text:p/>
          </table:table-cell>
          <table:table-cell table:formula="of:=IF(AND([.$M11]&lt;&gt;&quot;&quot;;LEN([.$M11])&gt;=[.R$2]);LEFT(RIGHT([.$M11];[.R$2]);1);&quot;&quot;)">
            <text:p/>
          </table:table-cell>
          <table:table-cell table:formula="of:=IF(AND([.$M11]&lt;&gt;&quot;&quot;;LEN([.$M11])&gt;=[.S$2]);LEFT(RIGHT([.$M11];[.S$2]);1);&quot;&quot;)">
            <text:p/>
          </table:table-cell>
          <table:table-cell table:formula="of:=IF(AND([.$M11]&lt;&gt;&quot;&quot;;LEN([.$M11])&gt;=[.T$2]);LEFT(RIGHT([.$M11];[.T$2]);1);&quot;&quot;)">
            <text:p/>
          </table:table-cell>
          <table:table-cell table:formula="of:=IF(AND([.$M11]&lt;&gt;&quot;&quot;;LEN([.$M11])&gt;=[.U$2]);LEFT(RIGHT([.$M11];[.U$2]);1);&quot;&quot;)">
            <text:p/>
          </table:table-cell>
          <table:table-cell table:formula="of:=IF(AND([.$M11]&lt;&gt;&quot;&quot;;LEN([.$M11])&gt;=[.V$2]);LEFT(RIGHT([.$M11];[.V$2]);1);&quot;&quot;)">
            <text:p/>
          </table:table-cell>
          <table:table-cell table:formula="of:=IF(AND([.$M11]&lt;&gt;&quot;&quot;;LEN([.$M11])&gt;=[.W$2]);LEFT(RIGHT([.$M11];[.W$2]);1);&quot;&quot;)">
            <text:p/>
          </table:table-cell>
          <table:table-cell table:formula="of:=IF(AND([.$M11]&lt;&gt;&quot;&quot;;LEN([.$M11])&gt;=[.X$2]);LEFT(RIGHT([.$M11];[.X$2]);1);&quot;&quot;)">
            <text:p/>
          </table:table-cell>
          <table:table-cell table:formula="of:=IF(AND([.$M11]&lt;&gt;&quot;&quot;;LEN([.$M11])&gt;=[.Y$2]);LEFT(RIGHT([.$M11];[.Y$2]);1);&quot;&quot;)">
            <text:p/>
          </table:table-cell>
          <table:table-cell table:formula="of:=IF(AND([.$M11]&lt;&gt;&quot;&quot;;LEN([.$M11])&gt;=[.Z$2]);LEFT(RIGHT([.$M11];[.Z$2]);1);&quot;&quot;)">
            <text:p/>
          </table:table-cell>
          <table:table-cell table:formula="of:=IF(AND([.$M11]&lt;&gt;&quot;&quot;;LEN([.$M11])&gt;=[.AA$2]);LEFT(RIGHT([.$M11];[.AA$2]);1);&quot;&quot;)">
            <text:p/>
          </table:table-cell>
          <table:table-cell table:formula="of:=IF(AND([.$M11]&lt;&gt;&quot;&quot;;LEN([.$M11])&gt;=[.AB$2]);LEFT(RIGHT([.$M11];[.AB$2]);1);&quot;&quot;)">
            <text:p/>
          </table:table-cell>
          <table:table-cell table:formula="of:=IF([.M11]=&quot;&quot;;&quot;&quot;;0)">
            <text:p/>
          </table:table-cell>
          <table:table-cell table:formula="of:=IF([.N11]&lt;&gt;&quot;&quot;;IF([.N11]=&quot;(&quot;;1;IF([.N11]=&quot;[&quot;;2;IF([.N11]=&quot;{&quot;;3;IF([.N11]=&quot;&lt;&quot;;4;0))));&quot;&quot;)">
            <text:p/>
          </table:table-cell>
          <table:table-cell table:formula="of:=IF([.O11]&lt;&gt;&quot;&quot;;IF([.O11]=&quot;(&quot;;1;IF([.O11]=&quot;[&quot;;2;IF([.O11]=&quot;{&quot;;3;IF([.O11]=&quot;&lt;&quot;;4;0))));&quot;&quot;)">
            <text:p/>
          </table:table-cell>
          <table:table-cell table:formula="of:=IF([.P11]&lt;&gt;&quot;&quot;;IF([.P11]=&quot;(&quot;;1;IF([.P11]=&quot;[&quot;;2;IF([.P11]=&quot;{&quot;;3;IF([.P11]=&quot;&lt;&quot;;4;0))));&quot;&quot;)">
            <text:p/>
          </table:table-cell>
          <table:table-cell table:formula="of:=IF([.Q11]&lt;&gt;&quot;&quot;;IF([.Q11]=&quot;(&quot;;1;IF([.Q11]=&quot;[&quot;;2;IF([.Q11]=&quot;{&quot;;3;IF([.Q11]=&quot;&lt;&quot;;4;0))));&quot;&quot;)">
            <text:p/>
          </table:table-cell>
          <table:table-cell table:formula="of:=IF([.R11]&lt;&gt;&quot;&quot;;IF([.R11]=&quot;(&quot;;1;IF([.R11]=&quot;[&quot;;2;IF([.R11]=&quot;{&quot;;3;IF([.R11]=&quot;&lt;&quot;;4;0))));&quot;&quot;)">
            <text:p/>
          </table:table-cell>
          <table:table-cell table:formula="of:=IF([.S11]&lt;&gt;&quot;&quot;;IF([.S11]=&quot;(&quot;;1;IF([.S11]=&quot;[&quot;;2;IF([.S11]=&quot;{&quot;;3;IF([.S11]=&quot;&lt;&quot;;4;0))));&quot;&quot;)">
            <text:p/>
          </table:table-cell>
          <table:table-cell table:formula="of:=IF([.T11]&lt;&gt;&quot;&quot;;IF([.T11]=&quot;(&quot;;1;IF([.T11]=&quot;[&quot;;2;IF([.T11]=&quot;{&quot;;3;IF([.T11]=&quot;&lt;&quot;;4;0))));&quot;&quot;)">
            <text:p/>
          </table:table-cell>
          <table:table-cell table:formula="of:=IF([.U11]&lt;&gt;&quot;&quot;;IF([.U11]=&quot;(&quot;;1;IF([.U11]=&quot;[&quot;;2;IF([.U11]=&quot;{&quot;;3;IF([.U11]=&quot;&lt;&quot;;4;0))));&quot;&quot;)">
            <text:p/>
          </table:table-cell>
          <table:table-cell table:formula="of:=IF([.V11]&lt;&gt;&quot;&quot;;IF([.V11]=&quot;(&quot;;1;IF([.V11]=&quot;[&quot;;2;IF([.V11]=&quot;{&quot;;3;IF([.V11]=&quot;&lt;&quot;;4;0))));&quot;&quot;)">
            <text:p/>
          </table:table-cell>
          <table:table-cell table:formula="of:=IF([.W11]&lt;&gt;&quot;&quot;;IF([.W11]=&quot;(&quot;;1;IF([.W11]=&quot;[&quot;;2;IF([.W11]=&quot;{&quot;;3;IF([.W11]=&quot;&lt;&quot;;4;0))));&quot;&quot;)">
            <text:p/>
          </table:table-cell>
          <table:table-cell table:formula="of:=IF([.X11]&lt;&gt;&quot;&quot;;IF([.X11]=&quot;(&quot;;1;IF([.X11]=&quot;[&quot;;2;IF([.X11]=&quot;{&quot;;3;IF([.X11]=&quot;&lt;&quot;;4;0))));&quot;&quot;)">
            <text:p/>
          </table:table-cell>
          <table:table-cell table:formula="of:=IF([.Y11]&lt;&gt;&quot;&quot;;IF([.Y11]=&quot;(&quot;;1;IF([.Y11]=&quot;[&quot;;2;IF([.Y11]=&quot;{&quot;;3;IF([.Y11]=&quot;&lt;&quot;;4;0))));&quot;&quot;)">
            <text:p/>
          </table:table-cell>
          <table:table-cell table:formula="of:=IF([.Z11]&lt;&gt;&quot;&quot;;IF([.Z11]=&quot;(&quot;;1;IF([.Z11]=&quot;[&quot;;2;IF([.Z11]=&quot;{&quot;;3;IF([.Z11]=&quot;&lt;&quot;;4;0))));&quot;&quot;)">
            <text:p/>
          </table:table-cell>
          <table:table-cell table:formula="of:=IF([.AA11]&lt;&gt;&quot;&quot;;IF([.AA11]=&quot;(&quot;;1;IF([.AA11]=&quot;[&quot;;2;IF([.AA11]=&quot;{&quot;;3;IF([.AA11]=&quot;&lt;&quot;;4;0))));&quot;&quot;)">
            <text:p/>
          </table:table-cell>
          <table:table-cell table:formula="of:=IF([.AB11]&lt;&gt;&quot;&quot;;IF([.AB11]=&quot;(&quot;;1;IF([.AB11]=&quot;[&quot;;2;IF([.AB11]=&quot;{&quot;;3;IF([.AB11]=&quot;&lt;&quot;;4;0))));&quot;&quot;)">
            <text:p/>
          </table:table-cell>
          <table:table-cell table:number-columns-repeated="2"/>
          <table:table-cell table:formula="of:=[.AD11]">
            <text:p/>
          </table:table-cell>
          <table:table-cell table:formula="of:=IF([.AE11]&lt;&gt;&quot;&quot;;[.AE11]+[.AU11]*5;[.AU11])">
            <text:p/>
          </table:table-cell>
          <table:table-cell table:formula="of:=IF([.AF11]&lt;&gt;&quot;&quot;;[.AF11]+[.AV11]*5;[.AV11])">
            <text:p/>
          </table:table-cell>
          <table:table-cell table:formula="of:=IF([.AG11]&lt;&gt;&quot;&quot;;[.AG11]+[.AW11]*5;[.AW11])">
            <text:p/>
          </table:table-cell>
          <table:table-cell table:formula="of:=IF([.AH11]&lt;&gt;&quot;&quot;;[.AH11]+[.AX11]*5;[.AX11])">
            <text:p/>
          </table:table-cell>
          <table:table-cell table:formula="of:=IF([.AI11]&lt;&gt;&quot;&quot;;[.AI11]+[.AY11]*5;[.AY11])">
            <text:p/>
          </table:table-cell>
          <table:table-cell table:formula="of:=IF([.AJ11]&lt;&gt;&quot;&quot;;[.AJ11]+[.AZ11]*5;[.AZ11])">
            <text:p/>
          </table:table-cell>
          <table:table-cell table:formula="of:=IF([.AK11]&lt;&gt;&quot;&quot;;[.AK11]+[.BA11]*5;[.BA11])">
            <text:p/>
          </table:table-cell>
          <table:table-cell table:formula="of:=IF([.AL11]&lt;&gt;&quot;&quot;;[.AL11]+[.BB11]*5;[.BB11])">
            <text:p/>
          </table:table-cell>
          <table:table-cell table:formula="of:=IF([.AM11]&lt;&gt;&quot;&quot;;[.AM11]+[.BC11]*5;[.BC11])">
            <text:p/>
          </table:table-cell>
          <table:table-cell table:formula="of:=IF([.AN11]&lt;&gt;&quot;&quot;;[.AN11]+[.BD11]*5;[.BD11])">
            <text:p/>
          </table:table-cell>
          <table:table-cell table:formula="of:=IF([.AO11]&lt;&gt;&quot;&quot;;[.AO11]+[.BE11]*5;[.BE11])">
            <text:p/>
          </table:table-cell>
          <table:table-cell table:formula="of:=IF([.AP11]&lt;&gt;&quot;&quot;;[.AP11]+[.BF11]*5;[.BF11])">
            <text:p/>
          </table:table-cell>
          <table:table-cell table:formula="of:=IF([.AQ11]&lt;&gt;&quot;&quot;;[.AQ11]+[.BG11]*5;[.BG11])">
            <text:p/>
          </table:table-cell>
          <table:table-cell table:formula="of:=IF([.AR11]&lt;&gt;&quot;&quot;;[.AR11]+[.BH11]*5;[.BH11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[[{{{[([([{[&lt;&gt;()]{[]{}}}&lt;{[][]}[&lt;&gt;()]&gt;](&lt;&lt;&lt;&gt;&lt;&gt;&gt;{()()}&gt;))&lt;&lt;{{&lt;&gt;&lt;&gt;}[{}()]}{(&lt;&gt;&lt;&gt;)[&lt;&gt;{}]}&gt;&gt;])]{[&lt;&lt;[&lt;([]</text:p>
          </table:table-cell>
          <table:table-cell table:formula="of:=ORG.LIBREOFFICE.REGEX(ORG.LIBREOFFICE.REGEX(ORG.LIBREOFFICE.REGEX(ORG.LIBREOFFICE.REGEX([.A12];&quot;[(][)]&quot;;&quot;&quot;;&quot;g&quot;);&quot;\[\]&quot;;&quot;&quot;;&quot;g&quot;);&quot;\{\}&quot;;&quot;&quot;;&quot;g&quot;);&quot;&lt;&gt;&quot;;&quot;&quot;;&quot;g&quot;)" office:value-type="string" office:string-value="&lt;{[[{{{[([([{[]{}}&lt;[]&gt;](&lt;&lt;&gt;&gt;))&lt;&lt;{{}[]}{()[]}&gt;&gt;])]{[&lt;&lt;[&lt;(" calcext:value-type="string">
            <text:p>&lt;{[[{{{[([([{[]{}}&lt;[]&gt;](&lt;&lt;&gt;&gt;))&lt;&lt;{{}[]}{()[]}&gt;&gt;])]{[&lt;&lt;[&lt;(</text:p>
          </table:table-cell>
          <table:table-cell table:formula="of:=ORG.LIBREOFFICE.REGEX(ORG.LIBREOFFICE.REGEX(ORG.LIBREOFFICE.REGEX(ORG.LIBREOFFICE.REGEX([.B12];&quot;[(][)]&quot;;&quot;&quot;;&quot;g&quot;);&quot;\[\]&quot;;&quot;&quot;;&quot;g&quot;);&quot;\{\}&quot;;&quot;&quot;;&quot;g&quot;);&quot;&lt;&gt;&quot;;&quot;&quot;;&quot;g&quot;)" office:value-type="string" office:string-value="&lt;{[[{{{[([([{}](&lt;&gt;))&lt;&lt;{}&gt;&gt;])]{[&lt;&lt;[&lt;(" calcext:value-type="string">
            <text:p>&lt;{[[{{{[([([{}](&lt;&gt;))&lt;&lt;{}&gt;&gt;])]{[&lt;&lt;[&lt;(</text:p>
          </table:table-cell>
          <table:table-cell table:formula="of:=ORG.LIBREOFFICE.REGEX(ORG.LIBREOFFICE.REGEX(ORG.LIBREOFFICE.REGEX(ORG.LIBREOFFICE.REGEX([.C12];&quot;[(][)]&quot;;&quot;&quot;;&quot;g&quot;);&quot;\[\]&quot;;&quot;&quot;;&quot;g&quot;);&quot;\{\}&quot;;&quot;&quot;;&quot;g&quot;);&quot;&lt;&gt;&quot;;&quot;&quot;;&quot;g&quot;)" office:value-type="string" office:string-value="&lt;{[[{{{[([([]())&lt;&gt;])]{[&lt;&lt;[&lt;(" calcext:value-type="string">
            <text:p>&lt;{[[{{{[([([]())&lt;&gt;])]{[&lt;&lt;[&lt;(</text:p>
          </table:table-cell>
          <table:table-cell table:formula="of:=ORG.LIBREOFFICE.REGEX(ORG.LIBREOFFICE.REGEX(ORG.LIBREOFFICE.REGEX(ORG.LIBREOFFICE.REGEX([.D12];&quot;[(][)]&quot;;&quot;&quot;;&quot;g&quot;);&quot;\[\]&quot;;&quot;&quot;;&quot;g&quot;);&quot;\{\}&quot;;&quot;&quot;;&quot;g&quot;);&quot;&lt;&gt;&quot;;&quot;&quot;;&quot;g&quot;)" office:value-type="string" office:string-value="&lt;{[[{{{[([()])]{[&lt;&lt;[&lt;(" calcext:value-type="string">
            <text:p>&lt;{[[{{{[([()])]{[&lt;&lt;[&lt;(</text:p>
          </table:table-cell>
          <table:table-cell table:formula="of:=ORG.LIBREOFFICE.REGEX(ORG.LIBREOFFICE.REGEX(ORG.LIBREOFFICE.REGEX(ORG.LIBREOFFICE.REGEX([.E12];&quot;[(][)]&quot;;&quot;&quot;;&quot;g&quot;);&quot;\[\]&quot;;&quot;&quot;;&quot;g&quot;);&quot;\{\}&quot;;&quot;&quot;;&quot;g&quot;);&quot;&lt;&gt;&quot;;&quot;&quot;;&quot;g&quot;)" office:value-type="string" office:string-value="&lt;{[[{{{[()]{[&lt;&lt;[&lt;(" calcext:value-type="string">
            <text:p>&lt;{[[{{{[()]{[&lt;&lt;[&lt;(</text:p>
          </table:table-cell>
          <table:table-cell table:formula="of:=ORG.LIBREOFFICE.REGEX(ORG.LIBREOFFICE.REGEX(ORG.LIBREOFFICE.REGEX(ORG.LIBREOFFICE.REGEX([.F12];&quot;[(][)]&quot;;&quot;&quot;;&quot;g&quot;);&quot;\[\]&quot;;&quot;&quot;;&quot;g&quot;);&quot;\{\}&quot;;&quot;&quot;;&quot;g&quot;);&quot;&lt;&gt;&quot;;&quot;&quot;;&quot;g&quot;)" office:value-type="string" office:string-value="&lt;{[[{{{{[&lt;&lt;[&lt;(" calcext:value-type="string">
            <text:p>&lt;{[[{{{{[&lt;&lt;[&lt;(</text:p>
          </table:table-cell>
          <table:table-cell table:formula="of:=ORG.LIBREOFFICE.REGEX(ORG.LIBREOFFICE.REGEX(ORG.LIBREOFFICE.REGEX(ORG.LIBREOFFICE.REGEX([.G12];&quot;[(][)]&quot;;&quot;&quot;;&quot;g&quot;);&quot;\[\]&quot;;&quot;&quot;;&quot;g&quot;);&quot;\{\}&quot;;&quot;&quot;;&quot;g&quot;);&quot;&lt;&gt;&quot;;&quot;&quot;;&quot;g&quot;)" office:value-type="string" office:string-value="&lt;{[[{{{{[&lt;&lt;[&lt;(" calcext:value-type="string">
            <text:p>&lt;{[[{{{{[&lt;&lt;[&lt;(</text:p>
          </table:table-cell>
          <table:table-cell table:formula="of:=ORG.LIBREOFFICE.REGEX(ORG.LIBREOFFICE.REGEX(ORG.LIBREOFFICE.REGEX(ORG.LIBREOFFICE.REGEX([.H12];&quot;[(][)]&quot;;&quot;&quot;;&quot;g&quot;);&quot;\[\]&quot;;&quot;&quot;;&quot;g&quot;);&quot;\{\}&quot;;&quot;&quot;;&quot;g&quot;);&quot;&lt;&gt;&quot;;&quot;&quot;;&quot;g&quot;)" office:value-type="string" office:string-value="&lt;{[[{{{{[&lt;&lt;[&lt;(" calcext:value-type="string">
            <text:p>&lt;{[[{{{{[&lt;&lt;[&lt;(</text:p>
          </table:table-cell>
          <table:table-cell table:formula="of:=ORG.LIBREOFFICE.REGEX(ORG.LIBREOFFICE.REGEX(ORG.LIBREOFFICE.REGEX(ORG.LIBREOFFICE.REGEX([.I12];&quot;[(][)]&quot;;&quot;&quot;;&quot;g&quot;);&quot;\[\]&quot;;&quot;&quot;;&quot;g&quot;);&quot;\{\}&quot;;&quot;&quot;;&quot;g&quot;);&quot;&lt;&gt;&quot;;&quot;&quot;;&quot;g&quot;)" office:value-type="string" office:string-value="&lt;{[[{{{{[&lt;&lt;[&lt;(" calcext:value-type="string">
            <text:p>&lt;{[[{{{{[&lt;&lt;[&lt;(</text:p>
          </table:table-cell>
          <table:table-cell table:formula="of:=ORG.LIBREOFFICE.REGEX(ORG.LIBREOFFICE.REGEX(ORG.LIBREOFFICE.REGEX(ORG.LIBREOFFICE.REGEX([.J12];&quot;[(][)]&quot;;&quot;&quot;;&quot;g&quot;);&quot;\[\]&quot;;&quot;&quot;;&quot;g&quot;);&quot;\{\}&quot;;&quot;&quot;;&quot;g&quot;);&quot;&lt;&gt;&quot;;&quot;&quot;;&quot;g&quot;)" office:value-type="string" office:string-value="&lt;{[[{{{{[&lt;&lt;[&lt;(" calcext:value-type="string">
            <text:p>&lt;{[[{{{{[&lt;&lt;[&lt;(</text:p>
          </table:table-cell>
          <table:table-cell table:formula="of:=IF(ORG.LIBREOFFICE.REGEX(ORG.LIBREOFFICE.REGEX(ORG.LIBREOFFICE.REGEX(ORG.LIBREOFFICE.REGEX(ORG.LIBREOFFICE.REGEX([.K1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2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12]=&quot;&quot;;[.K12];&quot;&quot;)" office:value-type="string" office:string-value="&lt;{[[{{{{[&lt;&lt;[&lt;(" calcext:value-type="string">
            <text:p>&lt;{[[{{{{[&lt;&lt;[&lt;(</text:p>
          </table:table-cell>
          <table:table-cell table:formula="of:=IF(AND([.$M12]&lt;&gt;&quot;&quot;;LEN([.$M12])&gt;=[.N$2]);LEFT(RIGHT([.$M12];[.N$2]);1);&quot;&quot;)" office:value-type="string" office:string-value="(" calcext:value-type="string">
            <text:p>(</text:p>
          </table:table-cell>
          <table:table-cell table:formula="of:=IF(AND([.$M12]&lt;&gt;&quot;&quot;;LEN([.$M12])&gt;=[.O$2]);LEFT(RIGHT([.$M12];[.O$2]);1);&quot;&quot;)" office:value-type="string" office:string-value="&lt;" calcext:value-type="string">
            <text:p>&lt;</text:p>
          </table:table-cell>
          <table:table-cell table:formula="of:=IF(AND([.$M12]&lt;&gt;&quot;&quot;;LEN([.$M12])&gt;=[.P$2]);LEFT(RIGHT([.$M12];[.P$2]);1);&quot;&quot;)" office:value-type="string" office:string-value="[" calcext:value-type="string">
            <text:p>[</text:p>
          </table:table-cell>
          <table:table-cell table:formula="of:=IF(AND([.$M12]&lt;&gt;&quot;&quot;;LEN([.$M12])&gt;=[.Q$2]);LEFT(RIGHT([.$M12];[.Q$2]);1);&quot;&quot;)" office:value-type="string" office:string-value="&lt;" calcext:value-type="string">
            <text:p>&lt;</text:p>
          </table:table-cell>
          <table:table-cell table:formula="of:=IF(AND([.$M12]&lt;&gt;&quot;&quot;;LEN([.$M12])&gt;=[.R$2]);LEFT(RIGHT([.$M12];[.R$2]);1);&quot;&quot;)" office:value-type="string" office:string-value="&lt;" calcext:value-type="string">
            <text:p>&lt;</text:p>
          </table:table-cell>
          <table:table-cell table:formula="of:=IF(AND([.$M12]&lt;&gt;&quot;&quot;;LEN([.$M12])&gt;=[.S$2]);LEFT(RIGHT([.$M12];[.S$2]);1);&quot;&quot;)" office:value-type="string" office:string-value="[" calcext:value-type="string">
            <text:p>[</text:p>
          </table:table-cell>
          <table:table-cell table:formula="of:=IF(AND([.$M12]&lt;&gt;&quot;&quot;;LEN([.$M12])&gt;=[.T$2]);LEFT(RIGHT([.$M12];[.T$2]);1);&quot;&quot;)" office:value-type="string" office:string-value="{" calcext:value-type="string">
            <text:p>{</text:p>
          </table:table-cell>
          <table:table-cell table:formula="of:=IF(AND([.$M12]&lt;&gt;&quot;&quot;;LEN([.$M12])&gt;=[.U$2]);LEFT(RIGHT([.$M12];[.U$2]);1);&quot;&quot;)" office:value-type="string" office:string-value="{" calcext:value-type="string">
            <text:p>{</text:p>
          </table:table-cell>
          <table:table-cell table:formula="of:=IF(AND([.$M12]&lt;&gt;&quot;&quot;;LEN([.$M12])&gt;=[.V$2]);LEFT(RIGHT([.$M12];[.V$2]);1);&quot;&quot;)" office:value-type="string" office:string-value="{" calcext:value-type="string">
            <text:p>{</text:p>
          </table:table-cell>
          <table:table-cell table:formula="of:=IF(AND([.$M12]&lt;&gt;&quot;&quot;;LEN([.$M12])&gt;=[.W$2]);LEFT(RIGHT([.$M12];[.W$2]);1);&quot;&quot;)" office:value-type="string" office:string-value="{" calcext:value-type="string">
            <text:p>{</text:p>
          </table:table-cell>
          <table:table-cell table:formula="of:=IF(AND([.$M12]&lt;&gt;&quot;&quot;;LEN([.$M12])&gt;=[.X$2]);LEFT(RIGHT([.$M12];[.X$2]);1);&quot;&quot;)" office:value-type="string" office:string-value="[" calcext:value-type="string">
            <text:p>[</text:p>
          </table:table-cell>
          <table:table-cell table:formula="of:=IF(AND([.$M12]&lt;&gt;&quot;&quot;;LEN([.$M12])&gt;=[.Y$2]);LEFT(RIGHT([.$M12];[.Y$2]);1);&quot;&quot;)" office:value-type="string" office:string-value="[" calcext:value-type="string">
            <text:p>[</text:p>
          </table:table-cell>
          <table:table-cell table:formula="of:=IF(AND([.$M12]&lt;&gt;&quot;&quot;;LEN([.$M12])&gt;=[.Z$2]);LEFT(RIGHT([.$M12];[.Z$2]);1);&quot;&quot;)" office:value-type="string" office:string-value="{" calcext:value-type="string">
            <text:p>{</text:p>
          </table:table-cell>
          <table:table-cell table:formula="of:=IF(AND([.$M12]&lt;&gt;&quot;&quot;;LEN([.$M12])&gt;=[.AA$2]);LEFT(RIGHT([.$M12];[.AA$2]);1);&quot;&quot;)" office:value-type="string" office:string-value="&lt;" calcext:value-type="string">
            <text:p>&lt;</text:p>
          </table:table-cell>
          <table:table-cell table:formula="of:=IF(AND([.$M12]&lt;&gt;&quot;&quot;;LEN([.$M12])&gt;=[.AB$2]);LEFT(RIGHT([.$M12];[.AB$2]);1);&quot;&quot;)">
            <text:p/>
          </table:table-cell>
          <table:table-cell table:formula="of:=IF([.M12]=&quot;&quot;;&quot;&quot;;0)" office:value-type="float" office:value="0" calcext:value-type="float">
            <text:p>0</text:p>
          </table:table-cell>
          <table:table-cell table:formula="of:=IF([.N12]&lt;&gt;&quot;&quot;;IF([.N12]=&quot;(&quot;;1;IF([.N12]=&quot;[&quot;;2;IF([.N12]=&quot;{&quot;;3;IF([.N12]=&quot;&lt;&quot;;4;0))));&quot;&quot;)" office:value-type="float" office:value="1" calcext:value-type="float">
            <text:p>1</text:p>
          </table:table-cell>
          <table:table-cell table:formula="of:=IF([.O12]&lt;&gt;&quot;&quot;;IF([.O12]=&quot;(&quot;;1;IF([.O12]=&quot;[&quot;;2;IF([.O12]=&quot;{&quot;;3;IF([.O12]=&quot;&lt;&quot;;4;0))));&quot;&quot;)" office:value-type="float" office:value="4" calcext:value-type="float">
            <text:p>4</text:p>
          </table:table-cell>
          <table:table-cell table:formula="of:=IF([.P12]&lt;&gt;&quot;&quot;;IF([.P12]=&quot;(&quot;;1;IF([.P12]=&quot;[&quot;;2;IF([.P12]=&quot;{&quot;;3;IF([.P12]=&quot;&lt;&quot;;4;0))));&quot;&quot;)" office:value-type="float" office:value="2" calcext:value-type="float">
            <text:p>2</text:p>
          </table:table-cell>
          <table:table-cell table:formula="of:=IF([.Q12]&lt;&gt;&quot;&quot;;IF([.Q12]=&quot;(&quot;;1;IF([.Q12]=&quot;[&quot;;2;IF([.Q12]=&quot;{&quot;;3;IF([.Q12]=&quot;&lt;&quot;;4;0))));&quot;&quot;)" office:value-type="float" office:value="4" calcext:value-type="float">
            <text:p>4</text:p>
          </table:table-cell>
          <table:table-cell table:formula="of:=IF([.R12]&lt;&gt;&quot;&quot;;IF([.R12]=&quot;(&quot;;1;IF([.R12]=&quot;[&quot;;2;IF([.R12]=&quot;{&quot;;3;IF([.R12]=&quot;&lt;&quot;;4;0))));&quot;&quot;)" office:value-type="float" office:value="4" calcext:value-type="float">
            <text:p>4</text:p>
          </table:table-cell>
          <table:table-cell table:formula="of:=IF([.S12]&lt;&gt;&quot;&quot;;IF([.S12]=&quot;(&quot;;1;IF([.S12]=&quot;[&quot;;2;IF([.S12]=&quot;{&quot;;3;IF([.S12]=&quot;&lt;&quot;;4;0))));&quot;&quot;)" office:value-type="float" office:value="2" calcext:value-type="float">
            <text:p>2</text:p>
          </table:table-cell>
          <table:table-cell table:formula="of:=IF([.T12]&lt;&gt;&quot;&quot;;IF([.T12]=&quot;(&quot;;1;IF([.T12]=&quot;[&quot;;2;IF([.T12]=&quot;{&quot;;3;IF([.T12]=&quot;&lt;&quot;;4;0))));&quot;&quot;)" office:value-type="float" office:value="3" calcext:value-type="float">
            <text:p>3</text:p>
          </table:table-cell>
          <table:table-cell table:formula="of:=IF([.U12]&lt;&gt;&quot;&quot;;IF([.U12]=&quot;(&quot;;1;IF([.U12]=&quot;[&quot;;2;IF([.U12]=&quot;{&quot;;3;IF([.U12]=&quot;&lt;&quot;;4;0))));&quot;&quot;)" office:value-type="float" office:value="3" calcext:value-type="float">
            <text:p>3</text:p>
          </table:table-cell>
          <table:table-cell table:formula="of:=IF([.V12]&lt;&gt;&quot;&quot;;IF([.V12]=&quot;(&quot;;1;IF([.V12]=&quot;[&quot;;2;IF([.V12]=&quot;{&quot;;3;IF([.V12]=&quot;&lt;&quot;;4;0))));&quot;&quot;)" office:value-type="float" office:value="3" calcext:value-type="float">
            <text:p>3</text:p>
          </table:table-cell>
          <table:table-cell table:formula="of:=IF([.W12]&lt;&gt;&quot;&quot;;IF([.W12]=&quot;(&quot;;1;IF([.W12]=&quot;[&quot;;2;IF([.W12]=&quot;{&quot;;3;IF([.W12]=&quot;&lt;&quot;;4;0))));&quot;&quot;)" office:value-type="float" office:value="3" calcext:value-type="float">
            <text:p>3</text:p>
          </table:table-cell>
          <table:table-cell table:formula="of:=IF([.X12]&lt;&gt;&quot;&quot;;IF([.X12]=&quot;(&quot;;1;IF([.X12]=&quot;[&quot;;2;IF([.X12]=&quot;{&quot;;3;IF([.X12]=&quot;&lt;&quot;;4;0))));&quot;&quot;)" office:value-type="float" office:value="2" calcext:value-type="float">
            <text:p>2</text:p>
          </table:table-cell>
          <table:table-cell table:formula="of:=IF([.Y12]&lt;&gt;&quot;&quot;;IF([.Y12]=&quot;(&quot;;1;IF([.Y12]=&quot;[&quot;;2;IF([.Y12]=&quot;{&quot;;3;IF([.Y12]=&quot;&lt;&quot;;4;0))));&quot;&quot;)" office:value-type="float" office:value="2" calcext:value-type="float">
            <text:p>2</text:p>
          </table:table-cell>
          <table:table-cell table:formula="of:=IF([.Z12]&lt;&gt;&quot;&quot;;IF([.Z12]=&quot;(&quot;;1;IF([.Z12]=&quot;[&quot;;2;IF([.Z12]=&quot;{&quot;;3;IF([.Z12]=&quot;&lt;&quot;;4;0))));&quot;&quot;)" office:value-type="float" office:value="3" calcext:value-type="float">
            <text:p>3</text:p>
          </table:table-cell>
          <table:table-cell table:formula="of:=IF([.AA12]&lt;&gt;&quot;&quot;;IF([.AA12]=&quot;(&quot;;1;IF([.AA12]=&quot;[&quot;;2;IF([.AA12]=&quot;{&quot;;3;IF([.AA12]=&quot;&lt;&quot;;4;0))));&quot;&quot;)" office:value-type="float" office:value="4" calcext:value-type="float">
            <text:p>4</text:p>
          </table:table-cell>
          <table:table-cell table:formula="of:=IF([.AB12]&lt;&gt;&quot;&quot;;IF([.AB12]=&quot;(&quot;;1;IF([.AB12]=&quot;[&quot;;2;IF([.AB12]=&quot;{&quot;;3;IF([.AB12]=&quot;&lt;&quot;;4;0))));&quot;&quot;)">
            <text:p/>
          </table:table-cell>
          <table:table-cell table:number-columns-repeated="2"/>
          <table:table-cell table:formula="of:=[.AD12]" office:value-type="float" office:value="1" calcext:value-type="float">
            <text:p>1</text:p>
          </table:table-cell>
          <table:table-cell table:formula="of:=IF([.AE12]&lt;&gt;&quot;&quot;;[.AE12]+[.AU12]*5;[.AU12])" office:value-type="float" office:value="9" calcext:value-type="float">
            <text:p>9</text:p>
          </table:table-cell>
          <table:table-cell table:formula="of:=IF([.AF12]&lt;&gt;&quot;&quot;;[.AF12]+[.AV12]*5;[.AV12])" office:value-type="float" office:value="47" calcext:value-type="float">
            <text:p>47</text:p>
          </table:table-cell>
          <table:table-cell table:formula="of:=IF([.AG12]&lt;&gt;&quot;&quot;;[.AG12]+[.AW12]*5;[.AW12])" office:value-type="float" office:value="239" calcext:value-type="float">
            <text:p>239</text:p>
          </table:table-cell>
          <table:table-cell table:formula="of:=IF([.AH12]&lt;&gt;&quot;&quot;;[.AH12]+[.AX12]*5;[.AX12])" office:value-type="float" office:value="1199" calcext:value-type="float">
            <text:p>1199</text:p>
          </table:table-cell>
          <table:table-cell table:formula="of:=IF([.AI12]&lt;&gt;&quot;&quot;;[.AI12]+[.AY12]*5;[.AY12])" office:value-type="float" office:value="5997" calcext:value-type="float">
            <text:p>5997</text:p>
          </table:table-cell>
          <table:table-cell table:formula="of:=IF([.AJ12]&lt;&gt;&quot;&quot;;[.AJ12]+[.AZ12]*5;[.AZ12])" office:value-type="float" office:value="29988" calcext:value-type="float">
            <text:p>29988</text:p>
          </table:table-cell>
          <table:table-cell table:formula="of:=IF([.AK12]&lt;&gt;&quot;&quot;;[.AK12]+[.BA12]*5;[.BA12])" office:value-type="float" office:value="149943" calcext:value-type="float">
            <text:p>149943</text:p>
          </table:table-cell>
          <table:table-cell table:formula="of:=IF([.AL12]&lt;&gt;&quot;&quot;;[.AL12]+[.BB12]*5;[.BB12])" office:value-type="float" office:value="749718" calcext:value-type="float">
            <text:p>749718</text:p>
          </table:table-cell>
          <table:table-cell table:formula="of:=IF([.AM12]&lt;&gt;&quot;&quot;;[.AM12]+[.BC12]*5;[.BC12])" office:value-type="float" office:value="3748593" calcext:value-type="float">
            <text:p>3748593</text:p>
          </table:table-cell>
          <table:table-cell table:formula="of:=IF([.AN12]&lt;&gt;&quot;&quot;;[.AN12]+[.BD12]*5;[.BD12])" office:value-type="float" office:value="18742967" calcext:value-type="float">
            <text:p>18742967</text:p>
          </table:table-cell>
          <table:table-cell table:formula="of:=IF([.AO12]&lt;&gt;&quot;&quot;;[.AO12]+[.BE12]*5;[.BE12])" office:value-type="float" office:value="93714837" calcext:value-type="float">
            <text:p>93714837</text:p>
          </table:table-cell>
          <table:table-cell table:formula="of:=IF([.AP12]&lt;&gt;&quot;&quot;;[.AP12]+[.BF12]*5;[.BF12])" office:value-type="float" office:value="468574188" calcext:value-type="float">
            <text:p>468574188</text:p>
          </table:table-cell>
          <table:table-cell table:formula="of:=IF([.AQ12]&lt;&gt;&quot;&quot;;[.AQ12]+[.BG12]*5;[.BG12])" office:value-type="float" office:value="2342870944" calcext:value-type="float">
            <text:p>2342870944</text:p>
          </table:table-cell>
          <table:table-cell table:formula="of:=IF([.AR12]&lt;&gt;&quot;&quot;;[.AR12]+[.BH12]*5;[.BH12])" office:value-type="float" office:value="2342870944" calcext:value-type="float">
            <text:p>234287094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[(&lt;&lt;&lt;({[(((([&lt;&gt;()]([]{}))((&lt;&gt;){[]()})})[[&lt;[[]&lt;&gt;]&lt;{}&lt;&gt;&gt;&gt;[&lt;()()&gt;[()&lt;&gt;]]][[[&lt;&gt;{}]{[][]}]]])&lt;&lt;(({{}[</text:p>
          </table:table-cell>
          <table:table-cell table:formula="of:=ORG.LIBREOFFICE.REGEX(ORG.LIBREOFFICE.REGEX(ORG.LIBREOFFICE.REGEX(ORG.LIBREOFFICE.REGEX([.A13];&quot;[(][)]&quot;;&quot;&quot;;&quot;g&quot;);&quot;\[\]&quot;;&quot;&quot;;&quot;g&quot;);&quot;\{\}&quot;;&quot;&quot;;&quot;g&quot;);&quot;&lt;&gt;&quot;;&quot;&quot;;&quot;g&quot;)" office:value-type="string" office:string-value="[[(&lt;&lt;&lt;({[(((([]())(())})[[&lt;[]&lt;&gt;&gt;[[]]][[[]]]])&lt;&lt;(({[" calcext:value-type="string">
            <text:p>[[(&lt;&lt;&lt;({[(((([]())(())})[[&lt;[]&lt;&gt;&gt;[[]]][[[]]]])&lt;&lt;(({[</text:p>
          </table:table-cell>
          <table:table-cell table:formula="of:=ORG.LIBREOFFICE.REGEX(ORG.LIBREOFFICE.REGEX(ORG.LIBREOFFICE.REGEX(ORG.LIBREOFFICE.REGEX([.B13];&quot;[(][)]&quot;;&quot;&quot;;&quot;g&quot;);&quot;\[\]&quot;;&quot;&quot;;&quot;g&quot;);&quot;\{\}&quot;;&quot;&quot;;&quot;g&quot;);&quot;&lt;&gt;&quot;;&quot;&quot;;&quot;g&quot;)" office:value-type="string" office:string-value="[[(&lt;&lt;&lt;({[(((()()})[[&lt;&gt;[]][[]]])&lt;&lt;(({[" calcext:value-type="string">
            <text:p>[[(&lt;&lt;&lt;({[(((()()})[[&lt;&gt;[]][[]]])&lt;&lt;(({[</text:p>
          </table:table-cell>
          <table:table-cell table:formula="of:=ORG.LIBREOFFICE.REGEX(ORG.LIBREOFFICE.REGEX(ORG.LIBREOFFICE.REGEX(ORG.LIBREOFFICE.REGEX([.C13];&quot;[(][)]&quot;;&quot;&quot;;&quot;g&quot;);&quot;\[\]&quot;;&quot;&quot;;&quot;g&quot;);&quot;\{\}&quot;;&quot;&quot;;&quot;g&quot;);&quot;&lt;&gt;&quot;;&quot;&quot;;&quot;g&quot;)" office:value-type="string" office:string-value="[[(&lt;&lt;&lt;({[(((})[[][]])&lt;&lt;(({[" calcext:value-type="string">
            <text:p>[[(&lt;&lt;&lt;({[(((})[[][]])&lt;&lt;(({[</text:p>
          </table:table-cell>
          <table:table-cell table:formula="of:=ORG.LIBREOFFICE.REGEX(ORG.LIBREOFFICE.REGEX(ORG.LIBREOFFICE.REGEX(ORG.LIBREOFFICE.REGEX([.D13];&quot;[(][)]&quot;;&quot;&quot;;&quot;g&quot;);&quot;\[\]&quot;;&quot;&quot;;&quot;g&quot;);&quot;\{\}&quot;;&quot;&quot;;&quot;g&quot;);&quot;&lt;&gt;&quot;;&quot;&quot;;&quot;g&quot;)" office:value-type="string" office:string-value="[[(&lt;&lt;&lt;({[(((})[])&lt;&lt;(({[" calcext:value-type="string">
            <text:p>[[(&lt;&lt;&lt;({[(((})[])&lt;&lt;(({[</text:p>
          </table:table-cell>
          <table:table-cell table:formula="of:=ORG.LIBREOFFICE.REGEX(ORG.LIBREOFFICE.REGEX(ORG.LIBREOFFICE.REGEX(ORG.LIBREOFFICE.REGEX([.E13];&quot;[(][)]&quot;;&quot;&quot;;&quot;g&quot;);&quot;\[\]&quot;;&quot;&quot;;&quot;g&quot;);&quot;\{\}&quot;;&quot;&quot;;&quot;g&quot;);&quot;&lt;&gt;&quot;;&quot;&quot;;&quot;g&quot;)" office:value-type="string" office:string-value="[[(&lt;&lt;&lt;({[(((}))&lt;&lt;(({[" calcext:value-type="string">
            <text:p>[[(&lt;&lt;&lt;({[(((}))&lt;&lt;(({[</text:p>
          </table:table-cell>
          <table:table-cell table:formula="of:=ORG.LIBREOFFICE.REGEX(ORG.LIBREOFFICE.REGEX(ORG.LIBREOFFICE.REGEX(ORG.LIBREOFFICE.REGEX([.F13];&quot;[(][)]&quot;;&quot;&quot;;&quot;g&quot;);&quot;\[\]&quot;;&quot;&quot;;&quot;g&quot;);&quot;\{\}&quot;;&quot;&quot;;&quot;g&quot;);&quot;&lt;&gt;&quot;;&quot;&quot;;&quot;g&quot;)" office:value-type="string" office:string-value="[[(&lt;&lt;&lt;({[(((}))&lt;&lt;(({[" calcext:value-type="string">
            <text:p>[[(&lt;&lt;&lt;({[(((}))&lt;&lt;(({[</text:p>
          </table:table-cell>
          <table:table-cell table:formula="of:=ORG.LIBREOFFICE.REGEX(ORG.LIBREOFFICE.REGEX(ORG.LIBREOFFICE.REGEX(ORG.LIBREOFFICE.REGEX([.G13];&quot;[(][)]&quot;;&quot;&quot;;&quot;g&quot;);&quot;\[\]&quot;;&quot;&quot;;&quot;g&quot;);&quot;\{\}&quot;;&quot;&quot;;&quot;g&quot;);&quot;&lt;&gt;&quot;;&quot;&quot;;&quot;g&quot;)" office:value-type="string" office:string-value="[[(&lt;&lt;&lt;({[(((}))&lt;&lt;(({[" calcext:value-type="string">
            <text:p>[[(&lt;&lt;&lt;({[(((}))&lt;&lt;(({[</text:p>
          </table:table-cell>
          <table:table-cell table:formula="of:=ORG.LIBREOFFICE.REGEX(ORG.LIBREOFFICE.REGEX(ORG.LIBREOFFICE.REGEX(ORG.LIBREOFFICE.REGEX([.H13];&quot;[(][)]&quot;;&quot;&quot;;&quot;g&quot;);&quot;\[\]&quot;;&quot;&quot;;&quot;g&quot;);&quot;\{\}&quot;;&quot;&quot;;&quot;g&quot;);&quot;&lt;&gt;&quot;;&quot;&quot;;&quot;g&quot;)" office:value-type="string" office:string-value="[[(&lt;&lt;&lt;({[(((}))&lt;&lt;(({[" calcext:value-type="string">
            <text:p>[[(&lt;&lt;&lt;({[(((}))&lt;&lt;(({[</text:p>
          </table:table-cell>
          <table:table-cell table:formula="of:=ORG.LIBREOFFICE.REGEX(ORG.LIBREOFFICE.REGEX(ORG.LIBREOFFICE.REGEX(ORG.LIBREOFFICE.REGEX([.I13];&quot;[(][)]&quot;;&quot;&quot;;&quot;g&quot;);&quot;\[\]&quot;;&quot;&quot;;&quot;g&quot;);&quot;\{\}&quot;;&quot;&quot;;&quot;g&quot;);&quot;&lt;&gt;&quot;;&quot;&quot;;&quot;g&quot;)" office:value-type="string" office:string-value="[[(&lt;&lt;&lt;({[(((}))&lt;&lt;(({[" calcext:value-type="string">
            <text:p>[[(&lt;&lt;&lt;({[(((}))&lt;&lt;(({[</text:p>
          </table:table-cell>
          <table:table-cell table:formula="of:=ORG.LIBREOFFICE.REGEX(ORG.LIBREOFFICE.REGEX(ORG.LIBREOFFICE.REGEX(ORG.LIBREOFFICE.REGEX([.J13];&quot;[(][)]&quot;;&quot;&quot;;&quot;g&quot;);&quot;\[\]&quot;;&quot;&quot;;&quot;g&quot;);&quot;\{\}&quot;;&quot;&quot;;&quot;g&quot;);&quot;&lt;&gt;&quot;;&quot;&quot;;&quot;g&quot;)" office:value-type="string" office:string-value="[[(&lt;&lt;&lt;({[(((}))&lt;&lt;(({[" calcext:value-type="string">
            <text:p>[[(&lt;&lt;&lt;({[(((}))&lt;&lt;(({[</text:p>
          </table:table-cell>
          <table:table-cell table:formula="of:=IF(ORG.LIBREOFFICE.REGEX(ORG.LIBREOFFICE.REGEX(ORG.LIBREOFFICE.REGEX(ORG.LIBREOFFICE.REGEX(ORG.LIBREOFFICE.REGEX([.K1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3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13]=&quot;&quot;;[.K13];&quot;&quot;)">
            <text:p/>
          </table:table-cell>
          <table:table-cell table:formula="of:=IF(AND([.$M13]&lt;&gt;&quot;&quot;;LEN([.$M13])&gt;=[.N$2]);LEFT(RIGHT([.$M13];[.N$2]);1);&quot;&quot;)">
            <text:p/>
          </table:table-cell>
          <table:table-cell table:formula="of:=IF(AND([.$M13]&lt;&gt;&quot;&quot;;LEN([.$M13])&gt;=[.O$2]);LEFT(RIGHT([.$M13];[.O$2]);1);&quot;&quot;)">
            <text:p/>
          </table:table-cell>
          <table:table-cell table:formula="of:=IF(AND([.$M13]&lt;&gt;&quot;&quot;;LEN([.$M13])&gt;=[.P$2]);LEFT(RIGHT([.$M13];[.P$2]);1);&quot;&quot;)">
            <text:p/>
          </table:table-cell>
          <table:table-cell table:formula="of:=IF(AND([.$M13]&lt;&gt;&quot;&quot;;LEN([.$M13])&gt;=[.Q$2]);LEFT(RIGHT([.$M13];[.Q$2]);1);&quot;&quot;)">
            <text:p/>
          </table:table-cell>
          <table:table-cell table:formula="of:=IF(AND([.$M13]&lt;&gt;&quot;&quot;;LEN([.$M13])&gt;=[.R$2]);LEFT(RIGHT([.$M13];[.R$2]);1);&quot;&quot;)">
            <text:p/>
          </table:table-cell>
          <table:table-cell table:formula="of:=IF(AND([.$M13]&lt;&gt;&quot;&quot;;LEN([.$M13])&gt;=[.S$2]);LEFT(RIGHT([.$M13];[.S$2]);1);&quot;&quot;)">
            <text:p/>
          </table:table-cell>
          <table:table-cell table:formula="of:=IF(AND([.$M13]&lt;&gt;&quot;&quot;;LEN([.$M13])&gt;=[.T$2]);LEFT(RIGHT([.$M13];[.T$2]);1);&quot;&quot;)">
            <text:p/>
          </table:table-cell>
          <table:table-cell table:formula="of:=IF(AND([.$M13]&lt;&gt;&quot;&quot;;LEN([.$M13])&gt;=[.U$2]);LEFT(RIGHT([.$M13];[.U$2]);1);&quot;&quot;)">
            <text:p/>
          </table:table-cell>
          <table:table-cell table:formula="of:=IF(AND([.$M13]&lt;&gt;&quot;&quot;;LEN([.$M13])&gt;=[.V$2]);LEFT(RIGHT([.$M13];[.V$2]);1);&quot;&quot;)">
            <text:p/>
          </table:table-cell>
          <table:table-cell table:formula="of:=IF(AND([.$M13]&lt;&gt;&quot;&quot;;LEN([.$M13])&gt;=[.W$2]);LEFT(RIGHT([.$M13];[.W$2]);1);&quot;&quot;)">
            <text:p/>
          </table:table-cell>
          <table:table-cell table:formula="of:=IF(AND([.$M13]&lt;&gt;&quot;&quot;;LEN([.$M13])&gt;=[.X$2]);LEFT(RIGHT([.$M13];[.X$2]);1);&quot;&quot;)">
            <text:p/>
          </table:table-cell>
          <table:table-cell table:formula="of:=IF(AND([.$M13]&lt;&gt;&quot;&quot;;LEN([.$M13])&gt;=[.Y$2]);LEFT(RIGHT([.$M13];[.Y$2]);1);&quot;&quot;)">
            <text:p/>
          </table:table-cell>
          <table:table-cell table:formula="of:=IF(AND([.$M13]&lt;&gt;&quot;&quot;;LEN([.$M13])&gt;=[.Z$2]);LEFT(RIGHT([.$M13];[.Z$2]);1);&quot;&quot;)">
            <text:p/>
          </table:table-cell>
          <table:table-cell table:formula="of:=IF(AND([.$M13]&lt;&gt;&quot;&quot;;LEN([.$M13])&gt;=[.AA$2]);LEFT(RIGHT([.$M13];[.AA$2]);1);&quot;&quot;)">
            <text:p/>
          </table:table-cell>
          <table:table-cell table:formula="of:=IF(AND([.$M13]&lt;&gt;&quot;&quot;;LEN([.$M13])&gt;=[.AB$2]);LEFT(RIGHT([.$M13];[.AB$2]);1);&quot;&quot;)">
            <text:p/>
          </table:table-cell>
          <table:table-cell table:formula="of:=IF([.M13]=&quot;&quot;;&quot;&quot;;0)">
            <text:p/>
          </table:table-cell>
          <table:table-cell table:formula="of:=IF([.N13]&lt;&gt;&quot;&quot;;IF([.N13]=&quot;(&quot;;1;IF([.N13]=&quot;[&quot;;2;IF([.N13]=&quot;{&quot;;3;IF([.N13]=&quot;&lt;&quot;;4;0))));&quot;&quot;)">
            <text:p/>
          </table:table-cell>
          <table:table-cell table:formula="of:=IF([.O13]&lt;&gt;&quot;&quot;;IF([.O13]=&quot;(&quot;;1;IF([.O13]=&quot;[&quot;;2;IF([.O13]=&quot;{&quot;;3;IF([.O13]=&quot;&lt;&quot;;4;0))));&quot;&quot;)">
            <text:p/>
          </table:table-cell>
          <table:table-cell table:formula="of:=IF([.P13]&lt;&gt;&quot;&quot;;IF([.P13]=&quot;(&quot;;1;IF([.P13]=&quot;[&quot;;2;IF([.P13]=&quot;{&quot;;3;IF([.P13]=&quot;&lt;&quot;;4;0))));&quot;&quot;)">
            <text:p/>
          </table:table-cell>
          <table:table-cell table:formula="of:=IF([.Q13]&lt;&gt;&quot;&quot;;IF([.Q13]=&quot;(&quot;;1;IF([.Q13]=&quot;[&quot;;2;IF([.Q13]=&quot;{&quot;;3;IF([.Q13]=&quot;&lt;&quot;;4;0))));&quot;&quot;)">
            <text:p/>
          </table:table-cell>
          <table:table-cell table:formula="of:=IF([.R13]&lt;&gt;&quot;&quot;;IF([.R13]=&quot;(&quot;;1;IF([.R13]=&quot;[&quot;;2;IF([.R13]=&quot;{&quot;;3;IF([.R13]=&quot;&lt;&quot;;4;0))));&quot;&quot;)">
            <text:p/>
          </table:table-cell>
          <table:table-cell table:formula="of:=IF([.S13]&lt;&gt;&quot;&quot;;IF([.S13]=&quot;(&quot;;1;IF([.S13]=&quot;[&quot;;2;IF([.S13]=&quot;{&quot;;3;IF([.S13]=&quot;&lt;&quot;;4;0))));&quot;&quot;)">
            <text:p/>
          </table:table-cell>
          <table:table-cell table:formula="of:=IF([.T13]&lt;&gt;&quot;&quot;;IF([.T13]=&quot;(&quot;;1;IF([.T13]=&quot;[&quot;;2;IF([.T13]=&quot;{&quot;;3;IF([.T13]=&quot;&lt;&quot;;4;0))));&quot;&quot;)">
            <text:p/>
          </table:table-cell>
          <table:table-cell table:formula="of:=IF([.U13]&lt;&gt;&quot;&quot;;IF([.U13]=&quot;(&quot;;1;IF([.U13]=&quot;[&quot;;2;IF([.U13]=&quot;{&quot;;3;IF([.U13]=&quot;&lt;&quot;;4;0))));&quot;&quot;)">
            <text:p/>
          </table:table-cell>
          <table:table-cell table:formula="of:=IF([.V13]&lt;&gt;&quot;&quot;;IF([.V13]=&quot;(&quot;;1;IF([.V13]=&quot;[&quot;;2;IF([.V13]=&quot;{&quot;;3;IF([.V13]=&quot;&lt;&quot;;4;0))));&quot;&quot;)">
            <text:p/>
          </table:table-cell>
          <table:table-cell table:formula="of:=IF([.W13]&lt;&gt;&quot;&quot;;IF([.W13]=&quot;(&quot;;1;IF([.W13]=&quot;[&quot;;2;IF([.W13]=&quot;{&quot;;3;IF([.W13]=&quot;&lt;&quot;;4;0))));&quot;&quot;)">
            <text:p/>
          </table:table-cell>
          <table:table-cell table:formula="of:=IF([.X13]&lt;&gt;&quot;&quot;;IF([.X13]=&quot;(&quot;;1;IF([.X13]=&quot;[&quot;;2;IF([.X13]=&quot;{&quot;;3;IF([.X13]=&quot;&lt;&quot;;4;0))));&quot;&quot;)">
            <text:p/>
          </table:table-cell>
          <table:table-cell table:formula="of:=IF([.Y13]&lt;&gt;&quot;&quot;;IF([.Y13]=&quot;(&quot;;1;IF([.Y13]=&quot;[&quot;;2;IF([.Y13]=&quot;{&quot;;3;IF([.Y13]=&quot;&lt;&quot;;4;0))));&quot;&quot;)">
            <text:p/>
          </table:table-cell>
          <table:table-cell table:formula="of:=IF([.Z13]&lt;&gt;&quot;&quot;;IF([.Z13]=&quot;(&quot;;1;IF([.Z13]=&quot;[&quot;;2;IF([.Z13]=&quot;{&quot;;3;IF([.Z13]=&quot;&lt;&quot;;4;0))));&quot;&quot;)">
            <text:p/>
          </table:table-cell>
          <table:table-cell table:formula="of:=IF([.AA13]&lt;&gt;&quot;&quot;;IF([.AA13]=&quot;(&quot;;1;IF([.AA13]=&quot;[&quot;;2;IF([.AA13]=&quot;{&quot;;3;IF([.AA13]=&quot;&lt;&quot;;4;0))));&quot;&quot;)">
            <text:p/>
          </table:table-cell>
          <table:table-cell table:formula="of:=IF([.AB13]&lt;&gt;&quot;&quot;;IF([.AB13]=&quot;(&quot;;1;IF([.AB13]=&quot;[&quot;;2;IF([.AB13]=&quot;{&quot;;3;IF([.AB13]=&quot;&lt;&quot;;4;0))));&quot;&quot;)">
            <text:p/>
          </table:table-cell>
          <table:table-cell table:number-columns-repeated="2"/>
          <table:table-cell table:formula="of:=[.AD13]">
            <text:p/>
          </table:table-cell>
          <table:table-cell table:formula="of:=IF([.AE13]&lt;&gt;&quot;&quot;;[.AE13]+[.AU13]*5;[.AU13])">
            <text:p/>
          </table:table-cell>
          <table:table-cell table:formula="of:=IF([.AF13]&lt;&gt;&quot;&quot;;[.AF13]+[.AV13]*5;[.AV13])">
            <text:p/>
          </table:table-cell>
          <table:table-cell table:formula="of:=IF([.AG13]&lt;&gt;&quot;&quot;;[.AG13]+[.AW13]*5;[.AW13])">
            <text:p/>
          </table:table-cell>
          <table:table-cell table:formula="of:=IF([.AH13]&lt;&gt;&quot;&quot;;[.AH13]+[.AX13]*5;[.AX13])">
            <text:p/>
          </table:table-cell>
          <table:table-cell table:formula="of:=IF([.AI13]&lt;&gt;&quot;&quot;;[.AI13]+[.AY13]*5;[.AY13])">
            <text:p/>
          </table:table-cell>
          <table:table-cell table:formula="of:=IF([.AJ13]&lt;&gt;&quot;&quot;;[.AJ13]+[.AZ13]*5;[.AZ13])">
            <text:p/>
          </table:table-cell>
          <table:table-cell table:formula="of:=IF([.AK13]&lt;&gt;&quot;&quot;;[.AK13]+[.BA13]*5;[.BA13])">
            <text:p/>
          </table:table-cell>
          <table:table-cell table:formula="of:=IF([.AL13]&lt;&gt;&quot;&quot;;[.AL13]+[.BB13]*5;[.BB13])">
            <text:p/>
          </table:table-cell>
          <table:table-cell table:formula="of:=IF([.AM13]&lt;&gt;&quot;&quot;;[.AM13]+[.BC13]*5;[.BC13])">
            <text:p/>
          </table:table-cell>
          <table:table-cell table:formula="of:=IF([.AN13]&lt;&gt;&quot;&quot;;[.AN13]+[.BD13]*5;[.BD13])">
            <text:p/>
          </table:table-cell>
          <table:table-cell table:formula="of:=IF([.AO13]&lt;&gt;&quot;&quot;;[.AO13]+[.BE13]*5;[.BE13])">
            <text:p/>
          </table:table-cell>
          <table:table-cell table:formula="of:=IF([.AP13]&lt;&gt;&quot;&quot;;[.AP13]+[.BF13]*5;[.BF13])">
            <text:p/>
          </table:table-cell>
          <table:table-cell table:formula="of:=IF([.AQ13]&lt;&gt;&quot;&quot;;[.AQ13]+[.BG13]*5;[.BG13])">
            <text:p/>
          </table:table-cell>
          <table:table-cell table:formula="of:=IF([.AR13]&lt;&gt;&quot;&quot;;[.AR13]+[.BH13]*5;[.BH1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{{[[&lt;&lt;{{[{&lt;[[{}()]]&gt;[{[&lt;&gt;[]]([][])}&lt;{{}()}{{}[]}&gt;]}([[{()}{(){}}]([&lt;&gt;{}]&lt;{}&lt;&gt;&gt;)][{{[]&lt;&gt;}}[{{}{}}[{</text:p>
          </table:table-cell>
          <table:table-cell table:formula="of:=ORG.LIBREOFFICE.REGEX(ORG.LIBREOFFICE.REGEX(ORG.LIBREOFFICE.REGEX(ORG.LIBREOFFICE.REGEX([.A14];&quot;[(][)]&quot;;&quot;&quot;;&quot;g&quot;);&quot;\[\]&quot;;&quot;&quot;;&quot;g&quot;);&quot;\{\}&quot;;&quot;&quot;;&quot;g&quot;);&quot;&lt;&gt;&quot;;&quot;&quot;;&quot;g&quot;)" office:value-type="string" office:string-value="{{{[[&lt;&lt;{{[{&lt;[[]]&gt;[{[]()}&lt;{}{}&gt;]}([[{}]([]&lt;&gt;)][{{}}[{}[{" calcext:value-type="string">
            <text:p>{{{[[&lt;&lt;{{[{&lt;[[]]&gt;[{[]()}&lt;{}{}&gt;]}([[{}]([]&lt;&gt;)][{{}}[{}[{</text:p>
          </table:table-cell>
          <table:table-cell table:formula="of:=ORG.LIBREOFFICE.REGEX(ORG.LIBREOFFICE.REGEX(ORG.LIBREOFFICE.REGEX(ORG.LIBREOFFICE.REGEX([.B14];&quot;[(][)]&quot;;&quot;&quot;;&quot;g&quot;);&quot;\[\]&quot;;&quot;&quot;;&quot;g&quot;);&quot;\{\}&quot;;&quot;&quot;;&quot;g&quot;);&quot;&lt;&gt;&quot;;&quot;&quot;;&quot;g&quot;)" office:value-type="string" office:string-value="{{{[[&lt;&lt;{{[{&lt;[]&gt;[]}([[]()][{}[[{" calcext:value-type="string">
            <text:p>{{{[[&lt;&lt;{{[{&lt;[]&gt;[]}([[]()][{}[[{</text:p>
          </table:table-cell>
          <table:table-cell table:formula="of:=ORG.LIBREOFFICE.REGEX(ORG.LIBREOFFICE.REGEX(ORG.LIBREOFFICE.REGEX(ORG.LIBREOFFICE.REGEX([.C14];&quot;[(][)]&quot;;&quot;&quot;;&quot;g&quot;);&quot;\[\]&quot;;&quot;&quot;;&quot;g&quot;);&quot;\{\}&quot;;&quot;&quot;;&quot;g&quot;);&quot;&lt;&gt;&quot;;&quot;&quot;;&quot;g&quot;)" office:value-type="string" office:string-value="{{{[[&lt;&lt;{{[{}([][[[{" calcext:value-type="string">
            <text:p>{{{[[&lt;&lt;{{[{}([][[[{</text:p>
          </table:table-cell>
          <table:table-cell table:formula="of:=ORG.LIBREOFFICE.REGEX(ORG.LIBREOFFICE.REGEX(ORG.LIBREOFFICE.REGEX(ORG.LIBREOFFICE.REGEX([.D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ORG.LIBREOFFICE.REGEX(ORG.LIBREOFFICE.REGEX(ORG.LIBREOFFICE.REGEX(ORG.LIBREOFFICE.REGEX([.E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ORG.LIBREOFFICE.REGEX(ORG.LIBREOFFICE.REGEX(ORG.LIBREOFFICE.REGEX(ORG.LIBREOFFICE.REGEX([.F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ORG.LIBREOFFICE.REGEX(ORG.LIBREOFFICE.REGEX(ORG.LIBREOFFICE.REGEX(ORG.LIBREOFFICE.REGEX([.G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ORG.LIBREOFFICE.REGEX(ORG.LIBREOFFICE.REGEX(ORG.LIBREOFFICE.REGEX(ORG.LIBREOFFICE.REGEX([.H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ORG.LIBREOFFICE.REGEX(ORG.LIBREOFFICE.REGEX(ORG.LIBREOFFICE.REGEX(ORG.LIBREOFFICE.REGEX([.I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ORG.LIBREOFFICE.REGEX(ORG.LIBREOFFICE.REGEX(ORG.LIBREOFFICE.REGEX(ORG.LIBREOFFICE.REGEX([.J14];&quot;[(][)]&quot;;&quot;&quot;;&quot;g&quot;);&quot;\[\]&quot;;&quot;&quot;;&quot;g&quot;);&quot;\{\}&quot;;&quot;&quot;;&quot;g&quot;);&quot;&lt;&gt;&quot;;&quot;&quot;;&quot;g&quot;)" office:value-type="string" office:string-value="{{{[[&lt;&lt;{{[([[[{" calcext:value-type="string">
            <text:p>{{{[[&lt;&lt;{{[([[[{</text:p>
          </table:table-cell>
          <table:table-cell table:formula="of:=IF(ORG.LIBREOFFICE.REGEX(ORG.LIBREOFFICE.REGEX(ORG.LIBREOFFICE.REGEX(ORG.LIBREOFFICE.REGEX(ORG.LIBREOFFICE.REGEX([.K1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4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14]=&quot;&quot;;[.K14];&quot;&quot;)" office:value-type="string" office:string-value="{{{[[&lt;&lt;{{[([[[{" calcext:value-type="string">
            <text:p>{{{[[&lt;&lt;{{[([[[{</text:p>
          </table:table-cell>
          <table:table-cell table:formula="of:=IF(AND([.$M14]&lt;&gt;&quot;&quot;;LEN([.$M14])&gt;=[.N$2]);LEFT(RIGHT([.$M14];[.N$2]);1);&quot;&quot;)" office:value-type="string" office:string-value="{" calcext:value-type="string">
            <text:p>{</text:p>
          </table:table-cell>
          <table:table-cell table:formula="of:=IF(AND([.$M14]&lt;&gt;&quot;&quot;;LEN([.$M14])&gt;=[.O$2]);LEFT(RIGHT([.$M14];[.O$2]);1);&quot;&quot;)" office:value-type="string" office:string-value="[" calcext:value-type="string">
            <text:p>[</text:p>
          </table:table-cell>
          <table:table-cell table:formula="of:=IF(AND([.$M14]&lt;&gt;&quot;&quot;;LEN([.$M14])&gt;=[.P$2]);LEFT(RIGHT([.$M14];[.P$2]);1);&quot;&quot;)" office:value-type="string" office:string-value="[" calcext:value-type="string">
            <text:p>[</text:p>
          </table:table-cell>
          <table:table-cell table:formula="of:=IF(AND([.$M14]&lt;&gt;&quot;&quot;;LEN([.$M14])&gt;=[.Q$2]);LEFT(RIGHT([.$M14];[.Q$2]);1);&quot;&quot;)" office:value-type="string" office:string-value="[" calcext:value-type="string">
            <text:p>[</text:p>
          </table:table-cell>
          <table:table-cell table:formula="of:=IF(AND([.$M14]&lt;&gt;&quot;&quot;;LEN([.$M14])&gt;=[.R$2]);LEFT(RIGHT([.$M14];[.R$2]);1);&quot;&quot;)" office:value-type="string" office:string-value="(" calcext:value-type="string">
            <text:p>(</text:p>
          </table:table-cell>
          <table:table-cell table:formula="of:=IF(AND([.$M14]&lt;&gt;&quot;&quot;;LEN([.$M14])&gt;=[.S$2]);LEFT(RIGHT([.$M14];[.S$2]);1);&quot;&quot;)" office:value-type="string" office:string-value="[" calcext:value-type="string">
            <text:p>[</text:p>
          </table:table-cell>
          <table:table-cell table:formula="of:=IF(AND([.$M14]&lt;&gt;&quot;&quot;;LEN([.$M14])&gt;=[.T$2]);LEFT(RIGHT([.$M14];[.T$2]);1);&quot;&quot;)" office:value-type="string" office:string-value="{" calcext:value-type="string">
            <text:p>{</text:p>
          </table:table-cell>
          <table:table-cell table:formula="of:=IF(AND([.$M14]&lt;&gt;&quot;&quot;;LEN([.$M14])&gt;=[.U$2]);LEFT(RIGHT([.$M14];[.U$2]);1);&quot;&quot;)" office:value-type="string" office:string-value="{" calcext:value-type="string">
            <text:p>{</text:p>
          </table:table-cell>
          <table:table-cell table:formula="of:=IF(AND([.$M14]&lt;&gt;&quot;&quot;;LEN([.$M14])&gt;=[.V$2]);LEFT(RIGHT([.$M14];[.V$2]);1);&quot;&quot;)" office:value-type="string" office:string-value="&lt;" calcext:value-type="string">
            <text:p>&lt;</text:p>
          </table:table-cell>
          <table:table-cell table:formula="of:=IF(AND([.$M14]&lt;&gt;&quot;&quot;;LEN([.$M14])&gt;=[.W$2]);LEFT(RIGHT([.$M14];[.W$2]);1);&quot;&quot;)" office:value-type="string" office:string-value="&lt;" calcext:value-type="string">
            <text:p>&lt;</text:p>
          </table:table-cell>
          <table:table-cell table:formula="of:=IF(AND([.$M14]&lt;&gt;&quot;&quot;;LEN([.$M14])&gt;=[.X$2]);LEFT(RIGHT([.$M14];[.X$2]);1);&quot;&quot;)" office:value-type="string" office:string-value="[" calcext:value-type="string">
            <text:p>[</text:p>
          </table:table-cell>
          <table:table-cell table:formula="of:=IF(AND([.$M14]&lt;&gt;&quot;&quot;;LEN([.$M14])&gt;=[.Y$2]);LEFT(RIGHT([.$M14];[.Y$2]);1);&quot;&quot;)" office:value-type="string" office:string-value="[" calcext:value-type="string">
            <text:p>[</text:p>
          </table:table-cell>
          <table:table-cell table:formula="of:=IF(AND([.$M14]&lt;&gt;&quot;&quot;;LEN([.$M14])&gt;=[.Z$2]);LEFT(RIGHT([.$M14];[.Z$2]);1);&quot;&quot;)" office:value-type="string" office:string-value="{" calcext:value-type="string">
            <text:p>{</text:p>
          </table:table-cell>
          <table:table-cell table:formula="of:=IF(AND([.$M14]&lt;&gt;&quot;&quot;;LEN([.$M14])&gt;=[.AA$2]);LEFT(RIGHT([.$M14];[.AA$2]);1);&quot;&quot;)" office:value-type="string" office:string-value="{" calcext:value-type="string">
            <text:p>{</text:p>
          </table:table-cell>
          <table:table-cell table:formula="of:=IF(AND([.$M14]&lt;&gt;&quot;&quot;;LEN([.$M14])&gt;=[.AB$2]);LEFT(RIGHT([.$M14];[.AB$2]);1);&quot;&quot;)" office:value-type="string" office:string-value="{" calcext:value-type="string">
            <text:p>{</text:p>
          </table:table-cell>
          <table:table-cell table:formula="of:=IF([.M14]=&quot;&quot;;&quot;&quot;;0)" office:value-type="float" office:value="0" calcext:value-type="float">
            <text:p>0</text:p>
          </table:table-cell>
          <table:table-cell table:formula="of:=IF([.N14]&lt;&gt;&quot;&quot;;IF([.N14]=&quot;(&quot;;1;IF([.N14]=&quot;[&quot;;2;IF([.N14]=&quot;{&quot;;3;IF([.N14]=&quot;&lt;&quot;;4;0))));&quot;&quot;)" office:value-type="float" office:value="3" calcext:value-type="float">
            <text:p>3</text:p>
          </table:table-cell>
          <table:table-cell table:formula="of:=IF([.O14]&lt;&gt;&quot;&quot;;IF([.O14]=&quot;(&quot;;1;IF([.O14]=&quot;[&quot;;2;IF([.O14]=&quot;{&quot;;3;IF([.O14]=&quot;&lt;&quot;;4;0))));&quot;&quot;)" office:value-type="float" office:value="2" calcext:value-type="float">
            <text:p>2</text:p>
          </table:table-cell>
          <table:table-cell table:formula="of:=IF([.P14]&lt;&gt;&quot;&quot;;IF([.P14]=&quot;(&quot;;1;IF([.P14]=&quot;[&quot;;2;IF([.P14]=&quot;{&quot;;3;IF([.P14]=&quot;&lt;&quot;;4;0))));&quot;&quot;)" office:value-type="float" office:value="2" calcext:value-type="float">
            <text:p>2</text:p>
          </table:table-cell>
          <table:table-cell table:formula="of:=IF([.Q14]&lt;&gt;&quot;&quot;;IF([.Q14]=&quot;(&quot;;1;IF([.Q14]=&quot;[&quot;;2;IF([.Q14]=&quot;{&quot;;3;IF([.Q14]=&quot;&lt;&quot;;4;0))));&quot;&quot;)" office:value-type="float" office:value="2" calcext:value-type="float">
            <text:p>2</text:p>
          </table:table-cell>
          <table:table-cell table:formula="of:=IF([.R14]&lt;&gt;&quot;&quot;;IF([.R14]=&quot;(&quot;;1;IF([.R14]=&quot;[&quot;;2;IF([.R14]=&quot;{&quot;;3;IF([.R14]=&quot;&lt;&quot;;4;0))));&quot;&quot;)" office:value-type="float" office:value="1" calcext:value-type="float">
            <text:p>1</text:p>
          </table:table-cell>
          <table:table-cell table:formula="of:=IF([.S14]&lt;&gt;&quot;&quot;;IF([.S14]=&quot;(&quot;;1;IF([.S14]=&quot;[&quot;;2;IF([.S14]=&quot;{&quot;;3;IF([.S14]=&quot;&lt;&quot;;4;0))));&quot;&quot;)" office:value-type="float" office:value="2" calcext:value-type="float">
            <text:p>2</text:p>
          </table:table-cell>
          <table:table-cell table:formula="of:=IF([.T14]&lt;&gt;&quot;&quot;;IF([.T14]=&quot;(&quot;;1;IF([.T14]=&quot;[&quot;;2;IF([.T14]=&quot;{&quot;;3;IF([.T14]=&quot;&lt;&quot;;4;0))));&quot;&quot;)" office:value-type="float" office:value="3" calcext:value-type="float">
            <text:p>3</text:p>
          </table:table-cell>
          <table:table-cell table:formula="of:=IF([.U14]&lt;&gt;&quot;&quot;;IF([.U14]=&quot;(&quot;;1;IF([.U14]=&quot;[&quot;;2;IF([.U14]=&quot;{&quot;;3;IF([.U14]=&quot;&lt;&quot;;4;0))));&quot;&quot;)" office:value-type="float" office:value="3" calcext:value-type="float">
            <text:p>3</text:p>
          </table:table-cell>
          <table:table-cell table:formula="of:=IF([.V14]&lt;&gt;&quot;&quot;;IF([.V14]=&quot;(&quot;;1;IF([.V14]=&quot;[&quot;;2;IF([.V14]=&quot;{&quot;;3;IF([.V14]=&quot;&lt;&quot;;4;0))));&quot;&quot;)" office:value-type="float" office:value="4" calcext:value-type="float">
            <text:p>4</text:p>
          </table:table-cell>
          <table:table-cell table:formula="of:=IF([.W14]&lt;&gt;&quot;&quot;;IF([.W14]=&quot;(&quot;;1;IF([.W14]=&quot;[&quot;;2;IF([.W14]=&quot;{&quot;;3;IF([.W14]=&quot;&lt;&quot;;4;0))));&quot;&quot;)" office:value-type="float" office:value="4" calcext:value-type="float">
            <text:p>4</text:p>
          </table:table-cell>
          <table:table-cell table:formula="of:=IF([.X14]&lt;&gt;&quot;&quot;;IF([.X14]=&quot;(&quot;;1;IF([.X14]=&quot;[&quot;;2;IF([.X14]=&quot;{&quot;;3;IF([.X14]=&quot;&lt;&quot;;4;0))));&quot;&quot;)" office:value-type="float" office:value="2" calcext:value-type="float">
            <text:p>2</text:p>
          </table:table-cell>
          <table:table-cell table:formula="of:=IF([.Y14]&lt;&gt;&quot;&quot;;IF([.Y14]=&quot;(&quot;;1;IF([.Y14]=&quot;[&quot;;2;IF([.Y14]=&quot;{&quot;;3;IF([.Y14]=&quot;&lt;&quot;;4;0))));&quot;&quot;)" office:value-type="float" office:value="2" calcext:value-type="float">
            <text:p>2</text:p>
          </table:table-cell>
          <table:table-cell table:formula="of:=IF([.Z14]&lt;&gt;&quot;&quot;;IF([.Z14]=&quot;(&quot;;1;IF([.Z14]=&quot;[&quot;;2;IF([.Z14]=&quot;{&quot;;3;IF([.Z14]=&quot;&lt;&quot;;4;0))));&quot;&quot;)" office:value-type="float" office:value="3" calcext:value-type="float">
            <text:p>3</text:p>
          </table:table-cell>
          <table:table-cell table:formula="of:=IF([.AA14]&lt;&gt;&quot;&quot;;IF([.AA14]=&quot;(&quot;;1;IF([.AA14]=&quot;[&quot;;2;IF([.AA14]=&quot;{&quot;;3;IF([.AA14]=&quot;&lt;&quot;;4;0))));&quot;&quot;)" office:value-type="float" office:value="3" calcext:value-type="float">
            <text:p>3</text:p>
          </table:table-cell>
          <table:table-cell table:formula="of:=IF([.AB14]&lt;&gt;&quot;&quot;;IF([.AB14]=&quot;(&quot;;1;IF([.AB14]=&quot;[&quot;;2;IF([.AB14]=&quot;{&quot;;3;IF([.AB14]=&quot;&lt;&quot;;4;0))));&quot;&quot;)" office:value-type="float" office:value="3" calcext:value-type="float">
            <text:p>3</text:p>
          </table:table-cell>
          <table:table-cell table:number-columns-repeated="2"/>
          <table:table-cell table:formula="of:=[.AD14]" office:value-type="float" office:value="3" calcext:value-type="float">
            <text:p>3</text:p>
          </table:table-cell>
          <table:table-cell table:formula="of:=IF([.AE14]&lt;&gt;&quot;&quot;;[.AE14]+[.AU14]*5;[.AU14])" office:value-type="float" office:value="17" calcext:value-type="float">
            <text:p>17</text:p>
          </table:table-cell>
          <table:table-cell table:formula="of:=IF([.AF14]&lt;&gt;&quot;&quot;;[.AF14]+[.AV14]*5;[.AV14])" office:value-type="float" office:value="87" calcext:value-type="float">
            <text:p>87</text:p>
          </table:table-cell>
          <table:table-cell table:formula="of:=IF([.AG14]&lt;&gt;&quot;&quot;;[.AG14]+[.AW14]*5;[.AW14])" office:value-type="float" office:value="437" calcext:value-type="float">
            <text:p>437</text:p>
          </table:table-cell>
          <table:table-cell table:formula="of:=IF([.AH14]&lt;&gt;&quot;&quot;;[.AH14]+[.AX14]*5;[.AX14])" office:value-type="float" office:value="2186" calcext:value-type="float">
            <text:p>2186</text:p>
          </table:table-cell>
          <table:table-cell table:formula="of:=IF([.AI14]&lt;&gt;&quot;&quot;;[.AI14]+[.AY14]*5;[.AY14])" office:value-type="float" office:value="10932" calcext:value-type="float">
            <text:p>10932</text:p>
          </table:table-cell>
          <table:table-cell table:formula="of:=IF([.AJ14]&lt;&gt;&quot;&quot;;[.AJ14]+[.AZ14]*5;[.AZ14])" office:value-type="float" office:value="54663" calcext:value-type="float">
            <text:p>54663</text:p>
          </table:table-cell>
          <table:table-cell table:formula="of:=IF([.AK14]&lt;&gt;&quot;&quot;;[.AK14]+[.BA14]*5;[.BA14])" office:value-type="float" office:value="273318" calcext:value-type="float">
            <text:p>273318</text:p>
          </table:table-cell>
          <table:table-cell table:formula="of:=IF([.AL14]&lt;&gt;&quot;&quot;;[.AL14]+[.BB14]*5;[.BB14])" office:value-type="float" office:value="1366594" calcext:value-type="float">
            <text:p>1366594</text:p>
          </table:table-cell>
          <table:table-cell table:formula="of:=IF([.AM14]&lt;&gt;&quot;&quot;;[.AM14]+[.BC14]*5;[.BC14])" office:value-type="float" office:value="6832974" calcext:value-type="float">
            <text:p>6832974</text:p>
          </table:table-cell>
          <table:table-cell table:formula="of:=IF([.AN14]&lt;&gt;&quot;&quot;;[.AN14]+[.BD14]*5;[.BD14])" office:value-type="float" office:value="34164872" calcext:value-type="float">
            <text:p>34164872</text:p>
          </table:table-cell>
          <table:table-cell table:formula="of:=IF([.AO14]&lt;&gt;&quot;&quot;;[.AO14]+[.BE14]*5;[.BE14])" office:value-type="float" office:value="170824362" calcext:value-type="float">
            <text:p>170824362</text:p>
          </table:table-cell>
          <table:table-cell table:formula="of:=IF([.AP14]&lt;&gt;&quot;&quot;;[.AP14]+[.BF14]*5;[.BF14])" office:value-type="float" office:value="854121813" calcext:value-type="float">
            <text:p>854121813</text:p>
          </table:table-cell>
          <table:table-cell table:formula="of:=IF([.AQ14]&lt;&gt;&quot;&quot;;[.AQ14]+[.BG14]*5;[.BG14])" office:value-type="float" office:value="4270609068" calcext:value-type="float">
            <text:p>4270609068</text:p>
          </table:table-cell>
          <table:table-cell table:formula="of:=IF([.AR14]&lt;&gt;&quot;&quot;;[.AR14]+[.BH14]*5;[.BH14])" office:value-type="float" office:value="21353045343" calcext:value-type="float">
            <text:p>2135304534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{[(&lt;{{([{&lt;&lt;&lt;[][]&gt;&lt;()&lt;&gt;&gt;&gt;[{{}()}{[]&lt;&gt;}]&gt;({&lt;{}()&gt;[()[]]}&lt;&lt;()[]&gt;([][])&gt;)}{[([[]{}][&lt;&gt;&lt;&gt;]){{{}[]}&lt;</text:p>
          </table:table-cell>
          <table:table-cell table:formula="of:=ORG.LIBREOFFICE.REGEX(ORG.LIBREOFFICE.REGEX(ORG.LIBREOFFICE.REGEX(ORG.LIBREOFFICE.REGEX([.A15];&quot;[(][)]&quot;;&quot;&quot;;&quot;g&quot;);&quot;\[\]&quot;;&quot;&quot;;&quot;g&quot;);&quot;\{\}&quot;;&quot;&quot;;&quot;g&quot;);&quot;&lt;&gt;&quot;;&quot;&quot;;&quot;g&quot;)" office:value-type="string" office:string-value="{[{[(&lt;{{([{&lt;&lt;&lt;&gt;&gt;[{}{}]&gt;({[]}&lt;()&gt;)}{[([][]){{}&lt;" calcext:value-type="string">
            <text:p>{[{[(&lt;{{([{&lt;&lt;&lt;&gt;&gt;[{}{}]&gt;({[]}&lt;()&gt;)}{[([][]){{}&lt;</text:p>
          </table:table-cell>
          <table:table-cell table:formula="of:=ORG.LIBREOFFICE.REGEX(ORG.LIBREOFFICE.REGEX(ORG.LIBREOFFICE.REGEX(ORG.LIBREOFFICE.REGEX([.B15];&quot;[(][)]&quot;;&quot;&quot;;&quot;g&quot;);&quot;\[\]&quot;;&quot;&quot;;&quot;g&quot;);&quot;\{\}&quot;;&quot;&quot;;&quot;g&quot;);&quot;&lt;&gt;&quot;;&quot;&quot;;&quot;g&quot;)" office:value-type="string" office:string-value="{[{[(&lt;{{([{&lt;&lt;&gt;[]&gt;()}{[(){&lt;" calcext:value-type="string">
            <text:p>{[{[(&lt;{{([{&lt;&lt;&gt;[]&gt;()}{[(){&lt;</text:p>
          </table:table-cell>
          <table:table-cell table:formula="of:=ORG.LIBREOFFICE.REGEX(ORG.LIBREOFFICE.REGEX(ORG.LIBREOFFICE.REGEX(ORG.LIBREOFFICE.REGEX([.C15];&quot;[(][)]&quot;;&quot;&quot;;&quot;g&quot;);&quot;\[\]&quot;;&quot;&quot;;&quot;g&quot;);&quot;\{\}&quot;;&quot;&quot;;&quot;g&quot;);&quot;&lt;&gt;&quot;;&quot;&quot;;&quot;g&quot;)" office:value-type="string" office:string-value="{[{[(&lt;{{([{&lt;&gt;}{[{&lt;" calcext:value-type="string">
            <text:p>{[{[(&lt;{{([{&lt;&gt;}{[{&lt;</text:p>
          </table:table-cell>
          <table:table-cell table:formula="of:=ORG.LIBREOFFICE.REGEX(ORG.LIBREOFFICE.REGEX(ORG.LIBREOFFICE.REGEX(ORG.LIBREOFFICE.REGEX([.D15];&quot;[(][)]&quot;;&quot;&quot;;&quot;g&quot;);&quot;\[\]&quot;;&quot;&quot;;&quot;g&quot;);&quot;\{\}&quot;;&quot;&quot;;&quot;g&quot;);&quot;&lt;&gt;&quot;;&quot;&quot;;&quot;g&quot;)" office:value-type="string" office:string-value="{[{[(&lt;{{([{}{[{&lt;" calcext:value-type="string">
            <text:p>{[{[(&lt;{{([{}{[{&lt;</text:p>
          </table:table-cell>
          <table:table-cell table:formula="of:=ORG.LIBREOFFICE.REGEX(ORG.LIBREOFFICE.REGEX(ORG.LIBREOFFICE.REGEX(ORG.LIBREOFFICE.REGEX([.E15];&quot;[(][)]&quot;;&quot;&quot;;&quot;g&quot;);&quot;\[\]&quot;;&quot;&quot;;&quot;g&quot;);&quot;\{\}&quot;;&quot;&quot;;&quot;g&quot;);&quot;&lt;&gt;&quot;;&quot;&quot;;&quot;g&quot;)" office:value-type="string" office:string-value="{[{[(&lt;{{([{[{&lt;" calcext:value-type="string">
            <text:p>{[{[(&lt;{{([{[{&lt;</text:p>
          </table:table-cell>
          <table:table-cell table:formula="of:=ORG.LIBREOFFICE.REGEX(ORG.LIBREOFFICE.REGEX(ORG.LIBREOFFICE.REGEX(ORG.LIBREOFFICE.REGEX([.F15];&quot;[(][)]&quot;;&quot;&quot;;&quot;g&quot;);&quot;\[\]&quot;;&quot;&quot;;&quot;g&quot;);&quot;\{\}&quot;;&quot;&quot;;&quot;g&quot;);&quot;&lt;&gt;&quot;;&quot;&quot;;&quot;g&quot;)" office:value-type="string" office:string-value="{[{[(&lt;{{([{[{&lt;" calcext:value-type="string">
            <text:p>{[{[(&lt;{{([{[{&lt;</text:p>
          </table:table-cell>
          <table:table-cell table:formula="of:=ORG.LIBREOFFICE.REGEX(ORG.LIBREOFFICE.REGEX(ORG.LIBREOFFICE.REGEX(ORG.LIBREOFFICE.REGEX([.G15];&quot;[(][)]&quot;;&quot;&quot;;&quot;g&quot;);&quot;\[\]&quot;;&quot;&quot;;&quot;g&quot;);&quot;\{\}&quot;;&quot;&quot;;&quot;g&quot;);&quot;&lt;&gt;&quot;;&quot;&quot;;&quot;g&quot;)" office:value-type="string" office:string-value="{[{[(&lt;{{([{[{&lt;" calcext:value-type="string">
            <text:p>{[{[(&lt;{{([{[{&lt;</text:p>
          </table:table-cell>
          <table:table-cell table:formula="of:=ORG.LIBREOFFICE.REGEX(ORG.LIBREOFFICE.REGEX(ORG.LIBREOFFICE.REGEX(ORG.LIBREOFFICE.REGEX([.H15];&quot;[(][)]&quot;;&quot;&quot;;&quot;g&quot;);&quot;\[\]&quot;;&quot;&quot;;&quot;g&quot;);&quot;\{\}&quot;;&quot;&quot;;&quot;g&quot;);&quot;&lt;&gt;&quot;;&quot;&quot;;&quot;g&quot;)" office:value-type="string" office:string-value="{[{[(&lt;{{([{[{&lt;" calcext:value-type="string">
            <text:p>{[{[(&lt;{{([{[{&lt;</text:p>
          </table:table-cell>
          <table:table-cell table:formula="of:=ORG.LIBREOFFICE.REGEX(ORG.LIBREOFFICE.REGEX(ORG.LIBREOFFICE.REGEX(ORG.LIBREOFFICE.REGEX([.I15];&quot;[(][)]&quot;;&quot;&quot;;&quot;g&quot;);&quot;\[\]&quot;;&quot;&quot;;&quot;g&quot;);&quot;\{\}&quot;;&quot;&quot;;&quot;g&quot;);&quot;&lt;&gt;&quot;;&quot;&quot;;&quot;g&quot;)" office:value-type="string" office:string-value="{[{[(&lt;{{([{[{&lt;" calcext:value-type="string">
            <text:p>{[{[(&lt;{{([{[{&lt;</text:p>
          </table:table-cell>
          <table:table-cell table:formula="of:=ORG.LIBREOFFICE.REGEX(ORG.LIBREOFFICE.REGEX(ORG.LIBREOFFICE.REGEX(ORG.LIBREOFFICE.REGEX([.J15];&quot;[(][)]&quot;;&quot;&quot;;&quot;g&quot;);&quot;\[\]&quot;;&quot;&quot;;&quot;g&quot;);&quot;\{\}&quot;;&quot;&quot;;&quot;g&quot;);&quot;&lt;&gt;&quot;;&quot;&quot;;&quot;g&quot;)" office:value-type="string" office:string-value="{[{[(&lt;{{([{[{&lt;" calcext:value-type="string">
            <text:p>{[{[(&lt;{{([{[{&lt;</text:p>
          </table:table-cell>
          <table:table-cell table:formula="of:=IF(ORG.LIBREOFFICE.REGEX(ORG.LIBREOFFICE.REGEX(ORG.LIBREOFFICE.REGEX(ORG.LIBREOFFICE.REGEX(ORG.LIBREOFFICE.REGEX([.K1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5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15]=&quot;&quot;;[.K15];&quot;&quot;)" office:value-type="string" office:string-value="{[{[(&lt;{{([{[{&lt;" calcext:value-type="string">
            <text:p>{[{[(&lt;{{([{[{&lt;</text:p>
          </table:table-cell>
          <table:table-cell table:formula="of:=IF(AND([.$M15]&lt;&gt;&quot;&quot;;LEN([.$M15])&gt;=[.N$2]);LEFT(RIGHT([.$M15];[.N$2]);1);&quot;&quot;)" office:value-type="string" office:string-value="&lt;" calcext:value-type="string">
            <text:p>&lt;</text:p>
          </table:table-cell>
          <table:table-cell table:formula="of:=IF(AND([.$M15]&lt;&gt;&quot;&quot;;LEN([.$M15])&gt;=[.O$2]);LEFT(RIGHT([.$M15];[.O$2]);1);&quot;&quot;)" office:value-type="string" office:string-value="{" calcext:value-type="string">
            <text:p>{</text:p>
          </table:table-cell>
          <table:table-cell table:formula="of:=IF(AND([.$M15]&lt;&gt;&quot;&quot;;LEN([.$M15])&gt;=[.P$2]);LEFT(RIGHT([.$M15];[.P$2]);1);&quot;&quot;)" office:value-type="string" office:string-value="[" calcext:value-type="string">
            <text:p>[</text:p>
          </table:table-cell>
          <table:table-cell table:formula="of:=IF(AND([.$M15]&lt;&gt;&quot;&quot;;LEN([.$M15])&gt;=[.Q$2]);LEFT(RIGHT([.$M15];[.Q$2]);1);&quot;&quot;)" office:value-type="string" office:string-value="{" calcext:value-type="string">
            <text:p>{</text:p>
          </table:table-cell>
          <table:table-cell table:formula="of:=IF(AND([.$M15]&lt;&gt;&quot;&quot;;LEN([.$M15])&gt;=[.R$2]);LEFT(RIGHT([.$M15];[.R$2]);1);&quot;&quot;)" office:value-type="string" office:string-value="[" calcext:value-type="string">
            <text:p>[</text:p>
          </table:table-cell>
          <table:table-cell table:formula="of:=IF(AND([.$M15]&lt;&gt;&quot;&quot;;LEN([.$M15])&gt;=[.S$2]);LEFT(RIGHT([.$M15];[.S$2]);1);&quot;&quot;)" office:value-type="string" office:string-value="(" calcext:value-type="string">
            <text:p>(</text:p>
          </table:table-cell>
          <table:table-cell table:formula="of:=IF(AND([.$M15]&lt;&gt;&quot;&quot;;LEN([.$M15])&gt;=[.T$2]);LEFT(RIGHT([.$M15];[.T$2]);1);&quot;&quot;)" office:value-type="string" office:string-value="{" calcext:value-type="string">
            <text:p>{</text:p>
          </table:table-cell>
          <table:table-cell table:formula="of:=IF(AND([.$M15]&lt;&gt;&quot;&quot;;LEN([.$M15])&gt;=[.U$2]);LEFT(RIGHT([.$M15];[.U$2]);1);&quot;&quot;)" office:value-type="string" office:string-value="{" calcext:value-type="string">
            <text:p>{</text:p>
          </table:table-cell>
          <table:table-cell table:formula="of:=IF(AND([.$M15]&lt;&gt;&quot;&quot;;LEN([.$M15])&gt;=[.V$2]);LEFT(RIGHT([.$M15];[.V$2]);1);&quot;&quot;)" office:value-type="string" office:string-value="&lt;" calcext:value-type="string">
            <text:p>&lt;</text:p>
          </table:table-cell>
          <table:table-cell table:formula="of:=IF(AND([.$M15]&lt;&gt;&quot;&quot;;LEN([.$M15])&gt;=[.W$2]);LEFT(RIGHT([.$M15];[.W$2]);1);&quot;&quot;)" office:value-type="string" office:string-value="(" calcext:value-type="string">
            <text:p>(</text:p>
          </table:table-cell>
          <table:table-cell table:formula="of:=IF(AND([.$M15]&lt;&gt;&quot;&quot;;LEN([.$M15])&gt;=[.X$2]);LEFT(RIGHT([.$M15];[.X$2]);1);&quot;&quot;)" office:value-type="string" office:string-value="[" calcext:value-type="string">
            <text:p>[</text:p>
          </table:table-cell>
          <table:table-cell table:formula="of:=IF(AND([.$M15]&lt;&gt;&quot;&quot;;LEN([.$M15])&gt;=[.Y$2]);LEFT(RIGHT([.$M15];[.Y$2]);1);&quot;&quot;)" office:value-type="string" office:string-value="{" calcext:value-type="string">
            <text:p>{</text:p>
          </table:table-cell>
          <table:table-cell table:formula="of:=IF(AND([.$M15]&lt;&gt;&quot;&quot;;LEN([.$M15])&gt;=[.Z$2]);LEFT(RIGHT([.$M15];[.Z$2]);1);&quot;&quot;)" office:value-type="string" office:string-value="[" calcext:value-type="string">
            <text:p>[</text:p>
          </table:table-cell>
          <table:table-cell table:formula="of:=IF(AND([.$M15]&lt;&gt;&quot;&quot;;LEN([.$M15])&gt;=[.AA$2]);LEFT(RIGHT([.$M15];[.AA$2]);1);&quot;&quot;)" office:value-type="string" office:string-value="{" calcext:value-type="string">
            <text:p>{</text:p>
          </table:table-cell>
          <table:table-cell table:formula="of:=IF(AND([.$M15]&lt;&gt;&quot;&quot;;LEN([.$M15])&gt;=[.AB$2]);LEFT(RIGHT([.$M15];[.AB$2]);1);&quot;&quot;)">
            <text:p/>
          </table:table-cell>
          <table:table-cell table:formula="of:=IF([.M15]=&quot;&quot;;&quot;&quot;;0)" office:value-type="float" office:value="0" calcext:value-type="float">
            <text:p>0</text:p>
          </table:table-cell>
          <table:table-cell table:formula="of:=IF([.N15]&lt;&gt;&quot;&quot;;IF([.N15]=&quot;(&quot;;1;IF([.N15]=&quot;[&quot;;2;IF([.N15]=&quot;{&quot;;3;IF([.N15]=&quot;&lt;&quot;;4;0))));&quot;&quot;)" office:value-type="float" office:value="4" calcext:value-type="float">
            <text:p>4</text:p>
          </table:table-cell>
          <table:table-cell table:formula="of:=IF([.O15]&lt;&gt;&quot;&quot;;IF([.O15]=&quot;(&quot;;1;IF([.O15]=&quot;[&quot;;2;IF([.O15]=&quot;{&quot;;3;IF([.O15]=&quot;&lt;&quot;;4;0))));&quot;&quot;)" office:value-type="float" office:value="3" calcext:value-type="float">
            <text:p>3</text:p>
          </table:table-cell>
          <table:table-cell table:formula="of:=IF([.P15]&lt;&gt;&quot;&quot;;IF([.P15]=&quot;(&quot;;1;IF([.P15]=&quot;[&quot;;2;IF([.P15]=&quot;{&quot;;3;IF([.P15]=&quot;&lt;&quot;;4;0))));&quot;&quot;)" office:value-type="float" office:value="2" calcext:value-type="float">
            <text:p>2</text:p>
          </table:table-cell>
          <table:table-cell table:formula="of:=IF([.Q15]&lt;&gt;&quot;&quot;;IF([.Q15]=&quot;(&quot;;1;IF([.Q15]=&quot;[&quot;;2;IF([.Q15]=&quot;{&quot;;3;IF([.Q15]=&quot;&lt;&quot;;4;0))));&quot;&quot;)" office:value-type="float" office:value="3" calcext:value-type="float">
            <text:p>3</text:p>
          </table:table-cell>
          <table:table-cell table:formula="of:=IF([.R15]&lt;&gt;&quot;&quot;;IF([.R15]=&quot;(&quot;;1;IF([.R15]=&quot;[&quot;;2;IF([.R15]=&quot;{&quot;;3;IF([.R15]=&quot;&lt;&quot;;4;0))));&quot;&quot;)" office:value-type="float" office:value="2" calcext:value-type="float">
            <text:p>2</text:p>
          </table:table-cell>
          <table:table-cell table:formula="of:=IF([.S15]&lt;&gt;&quot;&quot;;IF([.S15]=&quot;(&quot;;1;IF([.S15]=&quot;[&quot;;2;IF([.S15]=&quot;{&quot;;3;IF([.S15]=&quot;&lt;&quot;;4;0))));&quot;&quot;)" office:value-type="float" office:value="1" calcext:value-type="float">
            <text:p>1</text:p>
          </table:table-cell>
          <table:table-cell table:formula="of:=IF([.T15]&lt;&gt;&quot;&quot;;IF([.T15]=&quot;(&quot;;1;IF([.T15]=&quot;[&quot;;2;IF([.T15]=&quot;{&quot;;3;IF([.T15]=&quot;&lt;&quot;;4;0))));&quot;&quot;)" office:value-type="float" office:value="3" calcext:value-type="float">
            <text:p>3</text:p>
          </table:table-cell>
          <table:table-cell table:formula="of:=IF([.U15]&lt;&gt;&quot;&quot;;IF([.U15]=&quot;(&quot;;1;IF([.U15]=&quot;[&quot;;2;IF([.U15]=&quot;{&quot;;3;IF([.U15]=&quot;&lt;&quot;;4;0))));&quot;&quot;)" office:value-type="float" office:value="3" calcext:value-type="float">
            <text:p>3</text:p>
          </table:table-cell>
          <table:table-cell table:formula="of:=IF([.V15]&lt;&gt;&quot;&quot;;IF([.V15]=&quot;(&quot;;1;IF([.V15]=&quot;[&quot;;2;IF([.V15]=&quot;{&quot;;3;IF([.V15]=&quot;&lt;&quot;;4;0))));&quot;&quot;)" office:value-type="float" office:value="4" calcext:value-type="float">
            <text:p>4</text:p>
          </table:table-cell>
          <table:table-cell table:formula="of:=IF([.W15]&lt;&gt;&quot;&quot;;IF([.W15]=&quot;(&quot;;1;IF([.W15]=&quot;[&quot;;2;IF([.W15]=&quot;{&quot;;3;IF([.W15]=&quot;&lt;&quot;;4;0))));&quot;&quot;)" office:value-type="float" office:value="1" calcext:value-type="float">
            <text:p>1</text:p>
          </table:table-cell>
          <table:table-cell table:formula="of:=IF([.X15]&lt;&gt;&quot;&quot;;IF([.X15]=&quot;(&quot;;1;IF([.X15]=&quot;[&quot;;2;IF([.X15]=&quot;{&quot;;3;IF([.X15]=&quot;&lt;&quot;;4;0))));&quot;&quot;)" office:value-type="float" office:value="2" calcext:value-type="float">
            <text:p>2</text:p>
          </table:table-cell>
          <table:table-cell table:formula="of:=IF([.Y15]&lt;&gt;&quot;&quot;;IF([.Y15]=&quot;(&quot;;1;IF([.Y15]=&quot;[&quot;;2;IF([.Y15]=&quot;{&quot;;3;IF([.Y15]=&quot;&lt;&quot;;4;0))));&quot;&quot;)" office:value-type="float" office:value="3" calcext:value-type="float">
            <text:p>3</text:p>
          </table:table-cell>
          <table:table-cell table:formula="of:=IF([.Z15]&lt;&gt;&quot;&quot;;IF([.Z15]=&quot;(&quot;;1;IF([.Z15]=&quot;[&quot;;2;IF([.Z15]=&quot;{&quot;;3;IF([.Z15]=&quot;&lt;&quot;;4;0))));&quot;&quot;)" office:value-type="float" office:value="2" calcext:value-type="float">
            <text:p>2</text:p>
          </table:table-cell>
          <table:table-cell table:formula="of:=IF([.AA15]&lt;&gt;&quot;&quot;;IF([.AA15]=&quot;(&quot;;1;IF([.AA15]=&quot;[&quot;;2;IF([.AA15]=&quot;{&quot;;3;IF([.AA15]=&quot;&lt;&quot;;4;0))));&quot;&quot;)" office:value-type="float" office:value="3" calcext:value-type="float">
            <text:p>3</text:p>
          </table:table-cell>
          <table:table-cell table:formula="of:=IF([.AB15]&lt;&gt;&quot;&quot;;IF([.AB15]=&quot;(&quot;;1;IF([.AB15]=&quot;[&quot;;2;IF([.AB15]=&quot;{&quot;;3;IF([.AB15]=&quot;&lt;&quot;;4;0))));&quot;&quot;)">
            <text:p/>
          </table:table-cell>
          <table:table-cell table:number-columns-repeated="2"/>
          <table:table-cell table:formula="of:=[.AD15]" office:value-type="float" office:value="4" calcext:value-type="float">
            <text:p>4</text:p>
          </table:table-cell>
          <table:table-cell table:formula="of:=IF([.AE15]&lt;&gt;&quot;&quot;;[.AE15]+[.AU15]*5;[.AU15])" office:value-type="float" office:value="23" calcext:value-type="float">
            <text:p>23</text:p>
          </table:table-cell>
          <table:table-cell table:formula="of:=IF([.AF15]&lt;&gt;&quot;&quot;;[.AF15]+[.AV15]*5;[.AV15])" office:value-type="float" office:value="117" calcext:value-type="float">
            <text:p>117</text:p>
          </table:table-cell>
          <table:table-cell table:formula="of:=IF([.AG15]&lt;&gt;&quot;&quot;;[.AG15]+[.AW15]*5;[.AW15])" office:value-type="float" office:value="588" calcext:value-type="float">
            <text:p>588</text:p>
          </table:table-cell>
          <table:table-cell table:formula="of:=IF([.AH15]&lt;&gt;&quot;&quot;;[.AH15]+[.AX15]*5;[.AX15])" office:value-type="float" office:value="2942" calcext:value-type="float">
            <text:p>2942</text:p>
          </table:table-cell>
          <table:table-cell table:formula="of:=IF([.AI15]&lt;&gt;&quot;&quot;;[.AI15]+[.AY15]*5;[.AY15])" office:value-type="float" office:value="14711" calcext:value-type="float">
            <text:p>14711</text:p>
          </table:table-cell>
          <table:table-cell table:formula="of:=IF([.AJ15]&lt;&gt;&quot;&quot;;[.AJ15]+[.AZ15]*5;[.AZ15])" office:value-type="float" office:value="73558" calcext:value-type="float">
            <text:p>73558</text:p>
          </table:table-cell>
          <table:table-cell table:formula="of:=IF([.AK15]&lt;&gt;&quot;&quot;;[.AK15]+[.BA15]*5;[.BA15])" office:value-type="float" office:value="367793" calcext:value-type="float">
            <text:p>367793</text:p>
          </table:table-cell>
          <table:table-cell table:formula="of:=IF([.AL15]&lt;&gt;&quot;&quot;;[.AL15]+[.BB15]*5;[.BB15])" office:value-type="float" office:value="1838969" calcext:value-type="float">
            <text:p>1838969</text:p>
          </table:table-cell>
          <table:table-cell table:formula="of:=IF([.AM15]&lt;&gt;&quot;&quot;;[.AM15]+[.BC15]*5;[.BC15])" office:value-type="float" office:value="9194846" calcext:value-type="float">
            <text:p>9194846</text:p>
          </table:table-cell>
          <table:table-cell table:formula="of:=IF([.AN15]&lt;&gt;&quot;&quot;;[.AN15]+[.BD15]*5;[.BD15])" office:value-type="float" office:value="45974232" calcext:value-type="float">
            <text:p>45974232</text:p>
          </table:table-cell>
          <table:table-cell table:formula="of:=IF([.AO15]&lt;&gt;&quot;&quot;;[.AO15]+[.BE15]*5;[.BE15])" office:value-type="float" office:value="229871163" calcext:value-type="float">
            <text:p>229871163</text:p>
          </table:table-cell>
          <table:table-cell table:formula="of:=IF([.AP15]&lt;&gt;&quot;&quot;;[.AP15]+[.BF15]*5;[.BF15])" office:value-type="float" office:value="1149355817" calcext:value-type="float">
            <text:p>1149355817</text:p>
          </table:table-cell>
          <table:table-cell table:formula="of:=IF([.AQ15]&lt;&gt;&quot;&quot;;[.AQ15]+[.BG15]*5;[.BG15])" office:value-type="float" office:value="5746779088" calcext:value-type="float">
            <text:p>5746779088</text:p>
          </table:table-cell>
          <table:table-cell table:formula="of:=IF([.AR15]&lt;&gt;&quot;&quot;;[.AR15]+[.BH15]*5;[.BH15])" office:value-type="float" office:value="5746779088" calcext:value-type="float">
            <text:p>574677908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({&lt;{[&lt;{{[(({()&lt;&gt;}({}[]))([()]{&lt;&gt;[]}))({{[]{}}&lt;&lt;&gt;[]&gt;&gt;)]{((&lt;()[]&gt;{(){}})[{[]&lt;&gt;}])}}}&lt;[[&lt;&lt;&lt;(){}&gt;&lt;()</text:p>
          </table:table-cell>
          <table:table-cell table:formula="of:=ORG.LIBREOFFICE.REGEX(ORG.LIBREOFFICE.REGEX(ORG.LIBREOFFICE.REGEX(ORG.LIBREOFFICE.REGEX([.A16];&quot;[(][)]&quot;;&quot;&quot;;&quot;g&quot;);&quot;\[\]&quot;;&quot;&quot;;&quot;g&quot;);&quot;\{\}&quot;;&quot;&quot;;&quot;g&quot;);&quot;&lt;&gt;&quot;;&quot;&quot;;&quot;g&quot;)" office:value-type="string" office:string-value="{[({&lt;{[&lt;{{[(({}())({}))({{}&lt;&gt;&gt;)]{(({})[{}])}}}&lt;[[&lt;&lt;&lt;" calcext:value-type="string">
            <text:p>{[({&lt;{[&lt;{{[(({}())({}))({{}&lt;&gt;&gt;)]{(({})[{}])}}}&lt;[[&lt;&lt;&lt;</text:p>
          </table:table-cell>
          <table:table-cell table:formula="of:=ORG.LIBREOFFICE.REGEX(ORG.LIBREOFFICE.REGEX(ORG.LIBREOFFICE.REGEX(ORG.LIBREOFFICE.REGEX([.B16];&quot;[(][)]&quot;;&quot;&quot;;&quot;g&quot;);&quot;\[\]&quot;;&quot;&quot;;&quot;g&quot;);&quot;\{\}&quot;;&quot;&quot;;&quot;g&quot;);&quot;&lt;&gt;&quot;;&quot;&quot;;&quot;g&quot;)" office:value-type="string" office:string-value="{[({&lt;{[&lt;{{[(()())({&gt;)]{(()[])}}}&lt;[[&lt;&lt;&lt;" calcext:value-type="string">
            <text:p>{[({&lt;{[&lt;{{[(()())({&gt;)]{(()[])}}}&lt;[[&lt;&lt;&lt;</text:p>
          </table:table-cell>
          <table:table-cell table:formula="of:=ORG.LIBREOFFICE.REGEX(ORG.LIBREOFFICE.REGEX(ORG.LIBREOFFICE.REGEX(ORG.LIBREOFFICE.REGEX([.C16];&quot;[(][)]&quot;;&quot;&quot;;&quot;g&quot;);&quot;\[\]&quot;;&quot;&quot;;&quot;g&quot;);&quot;\{\}&quot;;&quot;&quot;;&quot;g&quot;);&quot;&lt;&gt;&quot;;&quot;&quot;;&quot;g&quot;)" office:value-type="string" office:string-value="{[({&lt;{[&lt;{{[()({&gt;)]{()}}}&lt;[[&lt;&lt;&lt;" calcext:value-type="string">
            <text:p>{[({&lt;{[&lt;{{[()({&gt;)]{()}}}&lt;[[&lt;&lt;&lt;</text:p>
          </table:table-cell>
          <table:table-cell table:formula="of:=ORG.LIBREOFFICE.REGEX(ORG.LIBREOFFICE.REGEX(ORG.LIBREOFFICE.REGEX(ORG.LIBREOFFICE.REGEX([.D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ORG.LIBREOFFICE.REGEX(ORG.LIBREOFFICE.REGEX(ORG.LIBREOFFICE.REGEX(ORG.LIBREOFFICE.REGEX([.E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ORG.LIBREOFFICE.REGEX(ORG.LIBREOFFICE.REGEX(ORG.LIBREOFFICE.REGEX(ORG.LIBREOFFICE.REGEX([.F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ORG.LIBREOFFICE.REGEX(ORG.LIBREOFFICE.REGEX(ORG.LIBREOFFICE.REGEX(ORG.LIBREOFFICE.REGEX([.G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ORG.LIBREOFFICE.REGEX(ORG.LIBREOFFICE.REGEX(ORG.LIBREOFFICE.REGEX(ORG.LIBREOFFICE.REGEX([.H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ORG.LIBREOFFICE.REGEX(ORG.LIBREOFFICE.REGEX(ORG.LIBREOFFICE.REGEX(ORG.LIBREOFFICE.REGEX([.I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ORG.LIBREOFFICE.REGEX(ORG.LIBREOFFICE.REGEX(ORG.LIBREOFFICE.REGEX(ORG.LIBREOFFICE.REGEX([.J16];&quot;[(][)]&quot;;&quot;&quot;;&quot;g&quot;);&quot;\[\]&quot;;&quot;&quot;;&quot;g&quot;);&quot;\{\}&quot;;&quot;&quot;;&quot;g&quot;);&quot;&lt;&gt;&quot;;&quot;&quot;;&quot;g&quot;)" office:value-type="string" office:string-value="{[({&lt;{[&lt;{{[({&gt;)]}}&lt;[[&lt;&lt;&lt;" calcext:value-type="string">
            <text:p>{[({&lt;{[&lt;{{[({&gt;)]}}&lt;[[&lt;&lt;&lt;</text:p>
          </table:table-cell>
          <table:table-cell table:formula="of:=IF(ORG.LIBREOFFICE.REGEX(ORG.LIBREOFFICE.REGEX(ORG.LIBREOFFICE.REGEX(ORG.LIBREOFFICE.REGEX(ORG.LIBREOFFICE.REGEX([.K1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6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16]=&quot;&quot;;[.K16];&quot;&quot;)">
            <text:p/>
          </table:table-cell>
          <table:table-cell table:formula="of:=IF(AND([.$M16]&lt;&gt;&quot;&quot;;LEN([.$M16])&gt;=[.N$2]);LEFT(RIGHT([.$M16];[.N$2]);1);&quot;&quot;)">
            <text:p/>
          </table:table-cell>
          <table:table-cell table:formula="of:=IF(AND([.$M16]&lt;&gt;&quot;&quot;;LEN([.$M16])&gt;=[.O$2]);LEFT(RIGHT([.$M16];[.O$2]);1);&quot;&quot;)">
            <text:p/>
          </table:table-cell>
          <table:table-cell table:formula="of:=IF(AND([.$M16]&lt;&gt;&quot;&quot;;LEN([.$M16])&gt;=[.P$2]);LEFT(RIGHT([.$M16];[.P$2]);1);&quot;&quot;)">
            <text:p/>
          </table:table-cell>
          <table:table-cell table:formula="of:=IF(AND([.$M16]&lt;&gt;&quot;&quot;;LEN([.$M16])&gt;=[.Q$2]);LEFT(RIGHT([.$M16];[.Q$2]);1);&quot;&quot;)">
            <text:p/>
          </table:table-cell>
          <table:table-cell table:formula="of:=IF(AND([.$M16]&lt;&gt;&quot;&quot;;LEN([.$M16])&gt;=[.R$2]);LEFT(RIGHT([.$M16];[.R$2]);1);&quot;&quot;)">
            <text:p/>
          </table:table-cell>
          <table:table-cell table:formula="of:=IF(AND([.$M16]&lt;&gt;&quot;&quot;;LEN([.$M16])&gt;=[.S$2]);LEFT(RIGHT([.$M16];[.S$2]);1);&quot;&quot;)">
            <text:p/>
          </table:table-cell>
          <table:table-cell table:formula="of:=IF(AND([.$M16]&lt;&gt;&quot;&quot;;LEN([.$M16])&gt;=[.T$2]);LEFT(RIGHT([.$M16];[.T$2]);1);&quot;&quot;)">
            <text:p/>
          </table:table-cell>
          <table:table-cell table:formula="of:=IF(AND([.$M16]&lt;&gt;&quot;&quot;;LEN([.$M16])&gt;=[.U$2]);LEFT(RIGHT([.$M16];[.U$2]);1);&quot;&quot;)">
            <text:p/>
          </table:table-cell>
          <table:table-cell table:formula="of:=IF(AND([.$M16]&lt;&gt;&quot;&quot;;LEN([.$M16])&gt;=[.V$2]);LEFT(RIGHT([.$M16];[.V$2]);1);&quot;&quot;)">
            <text:p/>
          </table:table-cell>
          <table:table-cell table:formula="of:=IF(AND([.$M16]&lt;&gt;&quot;&quot;;LEN([.$M16])&gt;=[.W$2]);LEFT(RIGHT([.$M16];[.W$2]);1);&quot;&quot;)">
            <text:p/>
          </table:table-cell>
          <table:table-cell table:formula="of:=IF(AND([.$M16]&lt;&gt;&quot;&quot;;LEN([.$M16])&gt;=[.X$2]);LEFT(RIGHT([.$M16];[.X$2]);1);&quot;&quot;)">
            <text:p/>
          </table:table-cell>
          <table:table-cell table:formula="of:=IF(AND([.$M16]&lt;&gt;&quot;&quot;;LEN([.$M16])&gt;=[.Y$2]);LEFT(RIGHT([.$M16];[.Y$2]);1);&quot;&quot;)">
            <text:p/>
          </table:table-cell>
          <table:table-cell table:formula="of:=IF(AND([.$M16]&lt;&gt;&quot;&quot;;LEN([.$M16])&gt;=[.Z$2]);LEFT(RIGHT([.$M16];[.Z$2]);1);&quot;&quot;)">
            <text:p/>
          </table:table-cell>
          <table:table-cell table:formula="of:=IF(AND([.$M16]&lt;&gt;&quot;&quot;;LEN([.$M16])&gt;=[.AA$2]);LEFT(RIGHT([.$M16];[.AA$2]);1);&quot;&quot;)">
            <text:p/>
          </table:table-cell>
          <table:table-cell table:formula="of:=IF(AND([.$M16]&lt;&gt;&quot;&quot;;LEN([.$M16])&gt;=[.AB$2]);LEFT(RIGHT([.$M16];[.AB$2]);1);&quot;&quot;)">
            <text:p/>
          </table:table-cell>
          <table:table-cell table:formula="of:=IF([.M16]=&quot;&quot;;&quot;&quot;;0)">
            <text:p/>
          </table:table-cell>
          <table:table-cell table:formula="of:=IF([.N16]&lt;&gt;&quot;&quot;;IF([.N16]=&quot;(&quot;;1;IF([.N16]=&quot;[&quot;;2;IF([.N16]=&quot;{&quot;;3;IF([.N16]=&quot;&lt;&quot;;4;0))));&quot;&quot;)">
            <text:p/>
          </table:table-cell>
          <table:table-cell table:formula="of:=IF([.O16]&lt;&gt;&quot;&quot;;IF([.O16]=&quot;(&quot;;1;IF([.O16]=&quot;[&quot;;2;IF([.O16]=&quot;{&quot;;3;IF([.O16]=&quot;&lt;&quot;;4;0))));&quot;&quot;)">
            <text:p/>
          </table:table-cell>
          <table:table-cell table:formula="of:=IF([.P16]&lt;&gt;&quot;&quot;;IF([.P16]=&quot;(&quot;;1;IF([.P16]=&quot;[&quot;;2;IF([.P16]=&quot;{&quot;;3;IF([.P16]=&quot;&lt;&quot;;4;0))));&quot;&quot;)">
            <text:p/>
          </table:table-cell>
          <table:table-cell table:formula="of:=IF([.Q16]&lt;&gt;&quot;&quot;;IF([.Q16]=&quot;(&quot;;1;IF([.Q16]=&quot;[&quot;;2;IF([.Q16]=&quot;{&quot;;3;IF([.Q16]=&quot;&lt;&quot;;4;0))));&quot;&quot;)">
            <text:p/>
          </table:table-cell>
          <table:table-cell table:formula="of:=IF([.R16]&lt;&gt;&quot;&quot;;IF([.R16]=&quot;(&quot;;1;IF([.R16]=&quot;[&quot;;2;IF([.R16]=&quot;{&quot;;3;IF([.R16]=&quot;&lt;&quot;;4;0))));&quot;&quot;)">
            <text:p/>
          </table:table-cell>
          <table:table-cell table:formula="of:=IF([.S16]&lt;&gt;&quot;&quot;;IF([.S16]=&quot;(&quot;;1;IF([.S16]=&quot;[&quot;;2;IF([.S16]=&quot;{&quot;;3;IF([.S16]=&quot;&lt;&quot;;4;0))));&quot;&quot;)">
            <text:p/>
          </table:table-cell>
          <table:table-cell table:formula="of:=IF([.T16]&lt;&gt;&quot;&quot;;IF([.T16]=&quot;(&quot;;1;IF([.T16]=&quot;[&quot;;2;IF([.T16]=&quot;{&quot;;3;IF([.T16]=&quot;&lt;&quot;;4;0))));&quot;&quot;)">
            <text:p/>
          </table:table-cell>
          <table:table-cell table:formula="of:=IF([.U16]&lt;&gt;&quot;&quot;;IF([.U16]=&quot;(&quot;;1;IF([.U16]=&quot;[&quot;;2;IF([.U16]=&quot;{&quot;;3;IF([.U16]=&quot;&lt;&quot;;4;0))));&quot;&quot;)">
            <text:p/>
          </table:table-cell>
          <table:table-cell table:formula="of:=IF([.V16]&lt;&gt;&quot;&quot;;IF([.V16]=&quot;(&quot;;1;IF([.V16]=&quot;[&quot;;2;IF([.V16]=&quot;{&quot;;3;IF([.V16]=&quot;&lt;&quot;;4;0))));&quot;&quot;)">
            <text:p/>
          </table:table-cell>
          <table:table-cell table:formula="of:=IF([.W16]&lt;&gt;&quot;&quot;;IF([.W16]=&quot;(&quot;;1;IF([.W16]=&quot;[&quot;;2;IF([.W16]=&quot;{&quot;;3;IF([.W16]=&quot;&lt;&quot;;4;0))));&quot;&quot;)">
            <text:p/>
          </table:table-cell>
          <table:table-cell table:formula="of:=IF([.X16]&lt;&gt;&quot;&quot;;IF([.X16]=&quot;(&quot;;1;IF([.X16]=&quot;[&quot;;2;IF([.X16]=&quot;{&quot;;3;IF([.X16]=&quot;&lt;&quot;;4;0))));&quot;&quot;)">
            <text:p/>
          </table:table-cell>
          <table:table-cell table:formula="of:=IF([.Y16]&lt;&gt;&quot;&quot;;IF([.Y16]=&quot;(&quot;;1;IF([.Y16]=&quot;[&quot;;2;IF([.Y16]=&quot;{&quot;;3;IF([.Y16]=&quot;&lt;&quot;;4;0))));&quot;&quot;)">
            <text:p/>
          </table:table-cell>
          <table:table-cell table:formula="of:=IF([.Z16]&lt;&gt;&quot;&quot;;IF([.Z16]=&quot;(&quot;;1;IF([.Z16]=&quot;[&quot;;2;IF([.Z16]=&quot;{&quot;;3;IF([.Z16]=&quot;&lt;&quot;;4;0))));&quot;&quot;)">
            <text:p/>
          </table:table-cell>
          <table:table-cell table:formula="of:=IF([.AA16]&lt;&gt;&quot;&quot;;IF([.AA16]=&quot;(&quot;;1;IF([.AA16]=&quot;[&quot;;2;IF([.AA16]=&quot;{&quot;;3;IF([.AA16]=&quot;&lt;&quot;;4;0))));&quot;&quot;)">
            <text:p/>
          </table:table-cell>
          <table:table-cell table:formula="of:=IF([.AB16]&lt;&gt;&quot;&quot;;IF([.AB16]=&quot;(&quot;;1;IF([.AB16]=&quot;[&quot;;2;IF([.AB16]=&quot;{&quot;;3;IF([.AB16]=&quot;&lt;&quot;;4;0))));&quot;&quot;)">
            <text:p/>
          </table:table-cell>
          <table:table-cell table:number-columns-repeated="2"/>
          <table:table-cell table:formula="of:=[.AD16]">
            <text:p/>
          </table:table-cell>
          <table:table-cell table:formula="of:=IF([.AE16]&lt;&gt;&quot;&quot;;[.AE16]+[.AU16]*5;[.AU16])">
            <text:p/>
          </table:table-cell>
          <table:table-cell table:formula="of:=IF([.AF16]&lt;&gt;&quot;&quot;;[.AF16]+[.AV16]*5;[.AV16])">
            <text:p/>
          </table:table-cell>
          <table:table-cell table:formula="of:=IF([.AG16]&lt;&gt;&quot;&quot;;[.AG16]+[.AW16]*5;[.AW16])">
            <text:p/>
          </table:table-cell>
          <table:table-cell table:formula="of:=IF([.AH16]&lt;&gt;&quot;&quot;;[.AH16]+[.AX16]*5;[.AX16])">
            <text:p/>
          </table:table-cell>
          <table:table-cell table:formula="of:=IF([.AI16]&lt;&gt;&quot;&quot;;[.AI16]+[.AY16]*5;[.AY16])">
            <text:p/>
          </table:table-cell>
          <table:table-cell table:formula="of:=IF([.AJ16]&lt;&gt;&quot;&quot;;[.AJ16]+[.AZ16]*5;[.AZ16])">
            <text:p/>
          </table:table-cell>
          <table:table-cell table:formula="of:=IF([.AK16]&lt;&gt;&quot;&quot;;[.AK16]+[.BA16]*5;[.BA16])">
            <text:p/>
          </table:table-cell>
          <table:table-cell table:formula="of:=IF([.AL16]&lt;&gt;&quot;&quot;;[.AL16]+[.BB16]*5;[.BB16])">
            <text:p/>
          </table:table-cell>
          <table:table-cell table:formula="of:=IF([.AM16]&lt;&gt;&quot;&quot;;[.AM16]+[.BC16]*5;[.BC16])">
            <text:p/>
          </table:table-cell>
          <table:table-cell table:formula="of:=IF([.AN16]&lt;&gt;&quot;&quot;;[.AN16]+[.BD16]*5;[.BD16])">
            <text:p/>
          </table:table-cell>
          <table:table-cell table:formula="of:=IF([.AO16]&lt;&gt;&quot;&quot;;[.AO16]+[.BE16]*5;[.BE16])">
            <text:p/>
          </table:table-cell>
          <table:table-cell table:formula="of:=IF([.AP16]&lt;&gt;&quot;&quot;;[.AP16]+[.BF16]*5;[.BF16])">
            <text:p/>
          </table:table-cell>
          <table:table-cell table:formula="of:=IF([.AQ16]&lt;&gt;&quot;&quot;;[.AQ16]+[.BG16]*5;[.BG16])">
            <text:p/>
          </table:table-cell>
          <table:table-cell table:formula="of:=IF([.AR16]&lt;&gt;&quot;&quot;;[.AR16]+[.BH16]*5;[.BH16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[[[[{{[{&lt;&lt;[&lt;&lt;{}&lt;&gt;&gt;&gt;{&lt;()()&gt;&lt;{}[]&gt;}]&gt;(&lt;([()&lt;&gt;}&lt;&lt;&gt;[]&gt;)(((){})&lt;()[]&gt;)&gt;&lt;({{}{}}&lt;[]()&gt;)&lt;{{}&lt;&gt;}(</text:p>
          </table:table-cell>
          <table:table-cell table:formula="of:=ORG.LIBREOFFICE.REGEX(ORG.LIBREOFFICE.REGEX(ORG.LIBREOFFICE.REGEX(ORG.LIBREOFFICE.REGEX([.A17];&quot;[(][)]&quot;;&quot;&quot;;&quot;g&quot;);&quot;\[\]&quot;;&quot;&quot;;&quot;g&quot;);&quot;\{\}&quot;;&quot;&quot;;&quot;g&quot;);&quot;&lt;&gt;&quot;;&quot;&quot;;&quot;g&quot;)" office:value-type="string" office:string-value="[[[[[{{[{&lt;&lt;[&lt;&lt;&gt;&gt;{}]&gt;(&lt;([}&lt;&gt;)(())&gt;&lt;({})&lt;{}(" calcext:value-type="string">
            <text:p>[[[[[{{[{&lt;&lt;[&lt;&lt;&gt;&gt;{}]&gt;(&lt;([}&lt;&gt;)(())&gt;&lt;({})&lt;{}(</text:p>
          </table:table-cell>
          <table:table-cell table:formula="of:=ORG.LIBREOFFICE.REGEX(ORG.LIBREOFFICE.REGEX(ORG.LIBREOFFICE.REGEX(ORG.LIBREOFFICE.REGEX([.B17];&quot;[(][)]&quot;;&quot;&quot;;&quot;g&quot;);&quot;\[\]&quot;;&quot;&quot;;&quot;g&quot;);&quot;\{\}&quot;;&quot;&quot;;&quot;g&quot;);&quot;&lt;&gt;&quot;;&quot;&quot;;&quot;g&quot;)" office:value-type="string" office:string-value="[[[[[{{[{&lt;&lt;[&lt;&gt;]&gt;(&lt;([})()&gt;&lt;()&lt;(" calcext:value-type="string">
            <text:p>[[[[[{{[{&lt;&lt;[&lt;&gt;]&gt;(&lt;([})()&gt;&lt;()&lt;(</text:p>
          </table:table-cell>
          <table:table-cell table:formula="of:=ORG.LIBREOFFICE.REGEX(ORG.LIBREOFFICE.REGEX(ORG.LIBREOFFICE.REGEX(ORG.LIBREOFFICE.REGEX([.C17];&quot;[(][)]&quot;;&quot;&quot;;&quot;g&quot;);&quot;\[\]&quot;;&quot;&quot;;&quot;g&quot;);&quot;\{\}&quot;;&quot;&quot;;&quot;g&quot;);&quot;&lt;&gt;&quot;;&quot;&quot;;&quot;g&quot;)" office:value-type="string" office:string-value="[[[[[{{[{&lt;&lt;[]&gt;(&lt;([})&gt;&lt;&lt;(" calcext:value-type="string">
            <text:p>[[[[[{{[{&lt;&lt;[]&gt;(&lt;([})&gt;&lt;&lt;(</text:p>
          </table:table-cell>
          <table:table-cell table:formula="of:=ORG.LIBREOFFICE.REGEX(ORG.LIBREOFFICE.REGEX(ORG.LIBREOFFICE.REGEX(ORG.LIBREOFFICE.REGEX([.D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ORG.LIBREOFFICE.REGEX(ORG.LIBREOFFICE.REGEX(ORG.LIBREOFFICE.REGEX(ORG.LIBREOFFICE.REGEX([.E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ORG.LIBREOFFICE.REGEX(ORG.LIBREOFFICE.REGEX(ORG.LIBREOFFICE.REGEX(ORG.LIBREOFFICE.REGEX([.F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ORG.LIBREOFFICE.REGEX(ORG.LIBREOFFICE.REGEX(ORG.LIBREOFFICE.REGEX(ORG.LIBREOFFICE.REGEX([.G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ORG.LIBREOFFICE.REGEX(ORG.LIBREOFFICE.REGEX(ORG.LIBREOFFICE.REGEX(ORG.LIBREOFFICE.REGEX([.H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ORG.LIBREOFFICE.REGEX(ORG.LIBREOFFICE.REGEX(ORG.LIBREOFFICE.REGEX(ORG.LIBREOFFICE.REGEX([.I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ORG.LIBREOFFICE.REGEX(ORG.LIBREOFFICE.REGEX(ORG.LIBREOFFICE.REGEX(ORG.LIBREOFFICE.REGEX([.J17];&quot;[(][)]&quot;;&quot;&quot;;&quot;g&quot;);&quot;\[\]&quot;;&quot;&quot;;&quot;g&quot;);&quot;\{\}&quot;;&quot;&quot;;&quot;g&quot;);&quot;&lt;&gt;&quot;;&quot;&quot;;&quot;g&quot;)" office:value-type="string" office:string-value="[[[[[{{[{&lt;(&lt;([})&gt;&lt;&lt;(" calcext:value-type="string">
            <text:p>[[[[[{{[{&lt;(&lt;([})&gt;&lt;&lt;(</text:p>
          </table:table-cell>
          <table:table-cell table:formula="of:=IF(ORG.LIBREOFFICE.REGEX(ORG.LIBREOFFICE.REGEX(ORG.LIBREOFFICE.REGEX(ORG.LIBREOFFICE.REGEX(ORG.LIBREOFFICE.REGEX([.K1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7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17]=&quot;&quot;;[.K17];&quot;&quot;)">
            <text:p/>
          </table:table-cell>
          <table:table-cell table:formula="of:=IF(AND([.$M17]&lt;&gt;&quot;&quot;;LEN([.$M17])&gt;=[.N$2]);LEFT(RIGHT([.$M17];[.N$2]);1);&quot;&quot;)">
            <text:p/>
          </table:table-cell>
          <table:table-cell table:formula="of:=IF(AND([.$M17]&lt;&gt;&quot;&quot;;LEN([.$M17])&gt;=[.O$2]);LEFT(RIGHT([.$M17];[.O$2]);1);&quot;&quot;)">
            <text:p/>
          </table:table-cell>
          <table:table-cell table:formula="of:=IF(AND([.$M17]&lt;&gt;&quot;&quot;;LEN([.$M17])&gt;=[.P$2]);LEFT(RIGHT([.$M17];[.P$2]);1);&quot;&quot;)">
            <text:p/>
          </table:table-cell>
          <table:table-cell table:formula="of:=IF(AND([.$M17]&lt;&gt;&quot;&quot;;LEN([.$M17])&gt;=[.Q$2]);LEFT(RIGHT([.$M17];[.Q$2]);1);&quot;&quot;)">
            <text:p/>
          </table:table-cell>
          <table:table-cell table:formula="of:=IF(AND([.$M17]&lt;&gt;&quot;&quot;;LEN([.$M17])&gt;=[.R$2]);LEFT(RIGHT([.$M17];[.R$2]);1);&quot;&quot;)">
            <text:p/>
          </table:table-cell>
          <table:table-cell table:formula="of:=IF(AND([.$M17]&lt;&gt;&quot;&quot;;LEN([.$M17])&gt;=[.S$2]);LEFT(RIGHT([.$M17];[.S$2]);1);&quot;&quot;)">
            <text:p/>
          </table:table-cell>
          <table:table-cell table:formula="of:=IF(AND([.$M17]&lt;&gt;&quot;&quot;;LEN([.$M17])&gt;=[.T$2]);LEFT(RIGHT([.$M17];[.T$2]);1);&quot;&quot;)">
            <text:p/>
          </table:table-cell>
          <table:table-cell table:formula="of:=IF(AND([.$M17]&lt;&gt;&quot;&quot;;LEN([.$M17])&gt;=[.U$2]);LEFT(RIGHT([.$M17];[.U$2]);1);&quot;&quot;)">
            <text:p/>
          </table:table-cell>
          <table:table-cell table:formula="of:=IF(AND([.$M17]&lt;&gt;&quot;&quot;;LEN([.$M17])&gt;=[.V$2]);LEFT(RIGHT([.$M17];[.V$2]);1);&quot;&quot;)">
            <text:p/>
          </table:table-cell>
          <table:table-cell table:formula="of:=IF(AND([.$M17]&lt;&gt;&quot;&quot;;LEN([.$M17])&gt;=[.W$2]);LEFT(RIGHT([.$M17];[.W$2]);1);&quot;&quot;)">
            <text:p/>
          </table:table-cell>
          <table:table-cell table:formula="of:=IF(AND([.$M17]&lt;&gt;&quot;&quot;;LEN([.$M17])&gt;=[.X$2]);LEFT(RIGHT([.$M17];[.X$2]);1);&quot;&quot;)">
            <text:p/>
          </table:table-cell>
          <table:table-cell table:formula="of:=IF(AND([.$M17]&lt;&gt;&quot;&quot;;LEN([.$M17])&gt;=[.Y$2]);LEFT(RIGHT([.$M17];[.Y$2]);1);&quot;&quot;)">
            <text:p/>
          </table:table-cell>
          <table:table-cell table:formula="of:=IF(AND([.$M17]&lt;&gt;&quot;&quot;;LEN([.$M17])&gt;=[.Z$2]);LEFT(RIGHT([.$M17];[.Z$2]);1);&quot;&quot;)">
            <text:p/>
          </table:table-cell>
          <table:table-cell table:formula="of:=IF(AND([.$M17]&lt;&gt;&quot;&quot;;LEN([.$M17])&gt;=[.AA$2]);LEFT(RIGHT([.$M17];[.AA$2]);1);&quot;&quot;)">
            <text:p/>
          </table:table-cell>
          <table:table-cell table:formula="of:=IF(AND([.$M17]&lt;&gt;&quot;&quot;;LEN([.$M17])&gt;=[.AB$2]);LEFT(RIGHT([.$M17];[.AB$2]);1);&quot;&quot;)">
            <text:p/>
          </table:table-cell>
          <table:table-cell table:formula="of:=IF([.M17]=&quot;&quot;;&quot;&quot;;0)">
            <text:p/>
          </table:table-cell>
          <table:table-cell table:formula="of:=IF([.N17]&lt;&gt;&quot;&quot;;IF([.N17]=&quot;(&quot;;1;IF([.N17]=&quot;[&quot;;2;IF([.N17]=&quot;{&quot;;3;IF([.N17]=&quot;&lt;&quot;;4;0))));&quot;&quot;)">
            <text:p/>
          </table:table-cell>
          <table:table-cell table:formula="of:=IF([.O17]&lt;&gt;&quot;&quot;;IF([.O17]=&quot;(&quot;;1;IF([.O17]=&quot;[&quot;;2;IF([.O17]=&quot;{&quot;;3;IF([.O17]=&quot;&lt;&quot;;4;0))));&quot;&quot;)">
            <text:p/>
          </table:table-cell>
          <table:table-cell table:formula="of:=IF([.P17]&lt;&gt;&quot;&quot;;IF([.P17]=&quot;(&quot;;1;IF([.P17]=&quot;[&quot;;2;IF([.P17]=&quot;{&quot;;3;IF([.P17]=&quot;&lt;&quot;;4;0))));&quot;&quot;)">
            <text:p/>
          </table:table-cell>
          <table:table-cell table:formula="of:=IF([.Q17]&lt;&gt;&quot;&quot;;IF([.Q17]=&quot;(&quot;;1;IF([.Q17]=&quot;[&quot;;2;IF([.Q17]=&quot;{&quot;;3;IF([.Q17]=&quot;&lt;&quot;;4;0))));&quot;&quot;)">
            <text:p/>
          </table:table-cell>
          <table:table-cell table:formula="of:=IF([.R17]&lt;&gt;&quot;&quot;;IF([.R17]=&quot;(&quot;;1;IF([.R17]=&quot;[&quot;;2;IF([.R17]=&quot;{&quot;;3;IF([.R17]=&quot;&lt;&quot;;4;0))));&quot;&quot;)">
            <text:p/>
          </table:table-cell>
          <table:table-cell table:formula="of:=IF([.S17]&lt;&gt;&quot;&quot;;IF([.S17]=&quot;(&quot;;1;IF([.S17]=&quot;[&quot;;2;IF([.S17]=&quot;{&quot;;3;IF([.S17]=&quot;&lt;&quot;;4;0))));&quot;&quot;)">
            <text:p/>
          </table:table-cell>
          <table:table-cell table:formula="of:=IF([.T17]&lt;&gt;&quot;&quot;;IF([.T17]=&quot;(&quot;;1;IF([.T17]=&quot;[&quot;;2;IF([.T17]=&quot;{&quot;;3;IF([.T17]=&quot;&lt;&quot;;4;0))));&quot;&quot;)">
            <text:p/>
          </table:table-cell>
          <table:table-cell table:formula="of:=IF([.U17]&lt;&gt;&quot;&quot;;IF([.U17]=&quot;(&quot;;1;IF([.U17]=&quot;[&quot;;2;IF([.U17]=&quot;{&quot;;3;IF([.U17]=&quot;&lt;&quot;;4;0))));&quot;&quot;)">
            <text:p/>
          </table:table-cell>
          <table:table-cell table:formula="of:=IF([.V17]&lt;&gt;&quot;&quot;;IF([.V17]=&quot;(&quot;;1;IF([.V17]=&quot;[&quot;;2;IF([.V17]=&quot;{&quot;;3;IF([.V17]=&quot;&lt;&quot;;4;0))));&quot;&quot;)">
            <text:p/>
          </table:table-cell>
          <table:table-cell table:formula="of:=IF([.W17]&lt;&gt;&quot;&quot;;IF([.W17]=&quot;(&quot;;1;IF([.W17]=&quot;[&quot;;2;IF([.W17]=&quot;{&quot;;3;IF([.W17]=&quot;&lt;&quot;;4;0))));&quot;&quot;)">
            <text:p/>
          </table:table-cell>
          <table:table-cell table:formula="of:=IF([.X17]&lt;&gt;&quot;&quot;;IF([.X17]=&quot;(&quot;;1;IF([.X17]=&quot;[&quot;;2;IF([.X17]=&quot;{&quot;;3;IF([.X17]=&quot;&lt;&quot;;4;0))));&quot;&quot;)">
            <text:p/>
          </table:table-cell>
          <table:table-cell table:formula="of:=IF([.Y17]&lt;&gt;&quot;&quot;;IF([.Y17]=&quot;(&quot;;1;IF([.Y17]=&quot;[&quot;;2;IF([.Y17]=&quot;{&quot;;3;IF([.Y17]=&quot;&lt;&quot;;4;0))));&quot;&quot;)">
            <text:p/>
          </table:table-cell>
          <table:table-cell table:formula="of:=IF([.Z17]&lt;&gt;&quot;&quot;;IF([.Z17]=&quot;(&quot;;1;IF([.Z17]=&quot;[&quot;;2;IF([.Z17]=&quot;{&quot;;3;IF([.Z17]=&quot;&lt;&quot;;4;0))));&quot;&quot;)">
            <text:p/>
          </table:table-cell>
          <table:table-cell table:formula="of:=IF([.AA17]&lt;&gt;&quot;&quot;;IF([.AA17]=&quot;(&quot;;1;IF([.AA17]=&quot;[&quot;;2;IF([.AA17]=&quot;{&quot;;3;IF([.AA17]=&quot;&lt;&quot;;4;0))));&quot;&quot;)">
            <text:p/>
          </table:table-cell>
          <table:table-cell table:formula="of:=IF([.AB17]&lt;&gt;&quot;&quot;;IF([.AB17]=&quot;(&quot;;1;IF([.AB17]=&quot;[&quot;;2;IF([.AB17]=&quot;{&quot;;3;IF([.AB17]=&quot;&lt;&quot;;4;0))));&quot;&quot;)">
            <text:p/>
          </table:table-cell>
          <table:table-cell table:number-columns-repeated="2"/>
          <table:table-cell table:formula="of:=[.AD17]">
            <text:p/>
          </table:table-cell>
          <table:table-cell table:formula="of:=IF([.AE17]&lt;&gt;&quot;&quot;;[.AE17]+[.AU17]*5;[.AU17])">
            <text:p/>
          </table:table-cell>
          <table:table-cell table:formula="of:=IF([.AF17]&lt;&gt;&quot;&quot;;[.AF17]+[.AV17]*5;[.AV17])">
            <text:p/>
          </table:table-cell>
          <table:table-cell table:formula="of:=IF([.AG17]&lt;&gt;&quot;&quot;;[.AG17]+[.AW17]*5;[.AW17])">
            <text:p/>
          </table:table-cell>
          <table:table-cell table:formula="of:=IF([.AH17]&lt;&gt;&quot;&quot;;[.AH17]+[.AX17]*5;[.AX17])">
            <text:p/>
          </table:table-cell>
          <table:table-cell table:formula="of:=IF([.AI17]&lt;&gt;&quot;&quot;;[.AI17]+[.AY17]*5;[.AY17])">
            <text:p/>
          </table:table-cell>
          <table:table-cell table:formula="of:=IF([.AJ17]&lt;&gt;&quot;&quot;;[.AJ17]+[.AZ17]*5;[.AZ17])">
            <text:p/>
          </table:table-cell>
          <table:table-cell table:formula="of:=IF([.AK17]&lt;&gt;&quot;&quot;;[.AK17]+[.BA17]*5;[.BA17])">
            <text:p/>
          </table:table-cell>
          <table:table-cell table:formula="of:=IF([.AL17]&lt;&gt;&quot;&quot;;[.AL17]+[.BB17]*5;[.BB17])">
            <text:p/>
          </table:table-cell>
          <table:table-cell table:formula="of:=IF([.AM17]&lt;&gt;&quot;&quot;;[.AM17]+[.BC17]*5;[.BC17])">
            <text:p/>
          </table:table-cell>
          <table:table-cell table:formula="of:=IF([.AN17]&lt;&gt;&quot;&quot;;[.AN17]+[.BD17]*5;[.BD17])">
            <text:p/>
          </table:table-cell>
          <table:table-cell table:formula="of:=IF([.AO17]&lt;&gt;&quot;&quot;;[.AO17]+[.BE17]*5;[.BE17])">
            <text:p/>
          </table:table-cell>
          <table:table-cell table:formula="of:=IF([.AP17]&lt;&gt;&quot;&quot;;[.AP17]+[.BF17]*5;[.BF17])">
            <text:p/>
          </table:table-cell>
          <table:table-cell table:formula="of:=IF([.AQ17]&lt;&gt;&quot;&quot;;[.AQ17]+[.BG17]*5;[.BG17])">
            <text:p/>
          </table:table-cell>
          <table:table-cell table:formula="of:=IF([.AR17]&lt;&gt;&quot;&quot;;[.AR17]+[.BH17]*5;[.BH17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{&lt;&lt;[&lt;{(&lt;[([(&lt;{}&lt;&gt;&gt;[[][]])[(()())]]{[([][])({}&lt;&gt;)]&lt;(&lt;&gt;{}){[][]}&gt;})([{(&lt;&gt;{})&lt;()&lt;&gt;&gt;}])]&gt;(([[[(&lt;&gt;{})](&lt;[]</text:p>
          </table:table-cell>
          <table:table-cell table:formula="of:=ORG.LIBREOFFICE.REGEX(ORG.LIBREOFFICE.REGEX(ORG.LIBREOFFICE.REGEX(ORG.LIBREOFFICE.REGEX([.A18];&quot;[(][)]&quot;;&quot;&quot;;&quot;g&quot;);&quot;\[\]&quot;;&quot;&quot;;&quot;g&quot;);&quot;\{\}&quot;;&quot;&quot;;&quot;g&quot;);&quot;&lt;&gt;&quot;;&quot;&quot;;&quot;g&quot;)" office:value-type="string" office:string-value="{{&lt;&lt;[&lt;{(&lt;[([(&lt;&gt;[])[()]]{[()()]&lt;()&gt;})([{()&lt;&gt;}])]&gt;(([[[()](&lt;" calcext:value-type="string">
            <text:p>{{&lt;&lt;[&lt;{(&lt;[([(&lt;&gt;[])[()]]{[()()]&lt;()&gt;})([{()&lt;&gt;}])]&gt;(([[[()](&lt;</text:p>
          </table:table-cell>
          <table:table-cell table:formula="of:=ORG.LIBREOFFICE.REGEX(ORG.LIBREOFFICE.REGEX(ORG.LIBREOFFICE.REGEX(ORG.LIBREOFFICE.REGEX([.B18];&quot;[(][)]&quot;;&quot;&quot;;&quot;g&quot;);&quot;\[\]&quot;;&quot;&quot;;&quot;g&quot;);&quot;\{\}&quot;;&quot;&quot;;&quot;g&quot;);&quot;&lt;&gt;&quot;;&quot;&quot;;&quot;g&quot;)" office:value-type="string" office:string-value="{{&lt;&lt;[&lt;{(&lt;[([()]{})([{}])]&gt;(([[(&lt;" calcext:value-type="string">
            <text:p>{{&lt;&lt;[&lt;{(&lt;[([()]{})([{}])]&gt;(([[(&lt;</text:p>
          </table:table-cell>
          <table:table-cell table:formula="of:=ORG.LIBREOFFICE.REGEX(ORG.LIBREOFFICE.REGEX(ORG.LIBREOFFICE.REGEX(ORG.LIBREOFFICE.REGEX([.C18];&quot;[(][)]&quot;;&quot;&quot;;&quot;g&quot;);&quot;\[\]&quot;;&quot;&quot;;&quot;g&quot;);&quot;\{\}&quot;;&quot;&quot;;&quot;g&quot;);&quot;&lt;&gt;&quot;;&quot;&quot;;&quot;g&quot;)" office:value-type="string" office:string-value="{{&lt;&lt;[&lt;{(&lt;[()([])]&gt;(([[(&lt;" calcext:value-type="string">
            <text:p>{{&lt;&lt;[&lt;{(&lt;[()([])]&gt;(([[(&lt;</text:p>
          </table:table-cell>
          <table:table-cell table:formula="of:=ORG.LIBREOFFICE.REGEX(ORG.LIBREOFFICE.REGEX(ORG.LIBREOFFICE.REGEX(ORG.LIBREOFFICE.REGEX([.D18];&quot;[(][)]&quot;;&quot;&quot;;&quot;g&quot;);&quot;\[\]&quot;;&quot;&quot;;&quot;g&quot;);&quot;\{\}&quot;;&quot;&quot;;&quot;g&quot;);&quot;&lt;&gt;&quot;;&quot;&quot;;&quot;g&quot;)" office:value-type="string" office:string-value="{{&lt;&lt;[&lt;{(&lt;[()]&gt;(([[(&lt;" calcext:value-type="string">
            <text:p>{{&lt;&lt;[&lt;{(&lt;[()]&gt;(([[(&lt;</text:p>
          </table:table-cell>
          <table:table-cell table:formula="of:=ORG.LIBREOFFICE.REGEX(ORG.LIBREOFFICE.REGEX(ORG.LIBREOFFICE.REGEX(ORG.LIBREOFFICE.REGEX([.E18];&quot;[(][)]&quot;;&quot;&quot;;&quot;g&quot;);&quot;\[\]&quot;;&quot;&quot;;&quot;g&quot;);&quot;\{\}&quot;;&quot;&quot;;&quot;g&quot;);&quot;&lt;&gt;&quot;;&quot;&quot;;&quot;g&quot;)" office:value-type="string" office:string-value="{{&lt;&lt;[&lt;{((([[(&lt;" calcext:value-type="string">
            <text:p>{{&lt;&lt;[&lt;{((([[(&lt;</text:p>
          </table:table-cell>
          <table:table-cell table:formula="of:=ORG.LIBREOFFICE.REGEX(ORG.LIBREOFFICE.REGEX(ORG.LIBREOFFICE.REGEX(ORG.LIBREOFFICE.REGEX([.F18];&quot;[(][)]&quot;;&quot;&quot;;&quot;g&quot;);&quot;\[\]&quot;;&quot;&quot;;&quot;g&quot;);&quot;\{\}&quot;;&quot;&quot;;&quot;g&quot;);&quot;&lt;&gt;&quot;;&quot;&quot;;&quot;g&quot;)" office:value-type="string" office:string-value="{{&lt;&lt;[&lt;{((([[(&lt;" calcext:value-type="string">
            <text:p>{{&lt;&lt;[&lt;{((([[(&lt;</text:p>
          </table:table-cell>
          <table:table-cell table:formula="of:=ORG.LIBREOFFICE.REGEX(ORG.LIBREOFFICE.REGEX(ORG.LIBREOFFICE.REGEX(ORG.LIBREOFFICE.REGEX([.G18];&quot;[(][)]&quot;;&quot;&quot;;&quot;g&quot;);&quot;\[\]&quot;;&quot;&quot;;&quot;g&quot;);&quot;\{\}&quot;;&quot;&quot;;&quot;g&quot;);&quot;&lt;&gt;&quot;;&quot;&quot;;&quot;g&quot;)" office:value-type="string" office:string-value="{{&lt;&lt;[&lt;{((([[(&lt;" calcext:value-type="string">
            <text:p>{{&lt;&lt;[&lt;{((([[(&lt;</text:p>
          </table:table-cell>
          <table:table-cell table:formula="of:=ORG.LIBREOFFICE.REGEX(ORG.LIBREOFFICE.REGEX(ORG.LIBREOFFICE.REGEX(ORG.LIBREOFFICE.REGEX([.H18];&quot;[(][)]&quot;;&quot;&quot;;&quot;g&quot;);&quot;\[\]&quot;;&quot;&quot;;&quot;g&quot;);&quot;\{\}&quot;;&quot;&quot;;&quot;g&quot;);&quot;&lt;&gt;&quot;;&quot;&quot;;&quot;g&quot;)" office:value-type="string" office:string-value="{{&lt;&lt;[&lt;{((([[(&lt;" calcext:value-type="string">
            <text:p>{{&lt;&lt;[&lt;{((([[(&lt;</text:p>
          </table:table-cell>
          <table:table-cell table:formula="of:=ORG.LIBREOFFICE.REGEX(ORG.LIBREOFFICE.REGEX(ORG.LIBREOFFICE.REGEX(ORG.LIBREOFFICE.REGEX([.I18];&quot;[(][)]&quot;;&quot;&quot;;&quot;g&quot;);&quot;\[\]&quot;;&quot;&quot;;&quot;g&quot;);&quot;\{\}&quot;;&quot;&quot;;&quot;g&quot;);&quot;&lt;&gt;&quot;;&quot;&quot;;&quot;g&quot;)" office:value-type="string" office:string-value="{{&lt;&lt;[&lt;{((([[(&lt;" calcext:value-type="string">
            <text:p>{{&lt;&lt;[&lt;{((([[(&lt;</text:p>
          </table:table-cell>
          <table:table-cell table:formula="of:=ORG.LIBREOFFICE.REGEX(ORG.LIBREOFFICE.REGEX(ORG.LIBREOFFICE.REGEX(ORG.LIBREOFFICE.REGEX([.J18];&quot;[(][)]&quot;;&quot;&quot;;&quot;g&quot;);&quot;\[\]&quot;;&quot;&quot;;&quot;g&quot;);&quot;\{\}&quot;;&quot;&quot;;&quot;g&quot;);&quot;&lt;&gt;&quot;;&quot;&quot;;&quot;g&quot;)" office:value-type="string" office:string-value="{{&lt;&lt;[&lt;{((([[(&lt;" calcext:value-type="string">
            <text:p>{{&lt;&lt;[&lt;{((([[(&lt;</text:p>
          </table:table-cell>
          <table:table-cell table:formula="of:=IF(ORG.LIBREOFFICE.REGEX(ORG.LIBREOFFICE.REGEX(ORG.LIBREOFFICE.REGEX(ORG.LIBREOFFICE.REGEX(ORG.LIBREOFFICE.REGEX([.K1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8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18]=&quot;&quot;;[.K18];&quot;&quot;)" office:value-type="string" office:string-value="{{&lt;&lt;[&lt;{((([[(&lt;" calcext:value-type="string">
            <text:p>{{&lt;&lt;[&lt;{((([[(&lt;</text:p>
          </table:table-cell>
          <table:table-cell table:formula="of:=IF(AND([.$M18]&lt;&gt;&quot;&quot;;LEN([.$M18])&gt;=[.N$2]);LEFT(RIGHT([.$M18];[.N$2]);1);&quot;&quot;)" office:value-type="string" office:string-value="&lt;" calcext:value-type="string">
            <text:p>&lt;</text:p>
          </table:table-cell>
          <table:table-cell table:formula="of:=IF(AND([.$M18]&lt;&gt;&quot;&quot;;LEN([.$M18])&gt;=[.O$2]);LEFT(RIGHT([.$M18];[.O$2]);1);&quot;&quot;)" office:value-type="string" office:string-value="(" calcext:value-type="string">
            <text:p>(</text:p>
          </table:table-cell>
          <table:table-cell table:formula="of:=IF(AND([.$M18]&lt;&gt;&quot;&quot;;LEN([.$M18])&gt;=[.P$2]);LEFT(RIGHT([.$M18];[.P$2]);1);&quot;&quot;)" office:value-type="string" office:string-value="[" calcext:value-type="string">
            <text:p>[</text:p>
          </table:table-cell>
          <table:table-cell table:formula="of:=IF(AND([.$M18]&lt;&gt;&quot;&quot;;LEN([.$M18])&gt;=[.Q$2]);LEFT(RIGHT([.$M18];[.Q$2]);1);&quot;&quot;)" office:value-type="string" office:string-value="[" calcext:value-type="string">
            <text:p>[</text:p>
          </table:table-cell>
          <table:table-cell table:formula="of:=IF(AND([.$M18]&lt;&gt;&quot;&quot;;LEN([.$M18])&gt;=[.R$2]);LEFT(RIGHT([.$M18];[.R$2]);1);&quot;&quot;)" office:value-type="string" office:string-value="(" calcext:value-type="string">
            <text:p>(</text:p>
          </table:table-cell>
          <table:table-cell table:formula="of:=IF(AND([.$M18]&lt;&gt;&quot;&quot;;LEN([.$M18])&gt;=[.S$2]);LEFT(RIGHT([.$M18];[.S$2]);1);&quot;&quot;)" office:value-type="string" office:string-value="(" calcext:value-type="string">
            <text:p>(</text:p>
          </table:table-cell>
          <table:table-cell table:formula="of:=IF(AND([.$M18]&lt;&gt;&quot;&quot;;LEN([.$M18])&gt;=[.T$2]);LEFT(RIGHT([.$M18];[.T$2]);1);&quot;&quot;)" office:value-type="string" office:string-value="(" calcext:value-type="string">
            <text:p>(</text:p>
          </table:table-cell>
          <table:table-cell table:formula="of:=IF(AND([.$M18]&lt;&gt;&quot;&quot;;LEN([.$M18])&gt;=[.U$2]);LEFT(RIGHT([.$M18];[.U$2]);1);&quot;&quot;)" office:value-type="string" office:string-value="{" calcext:value-type="string">
            <text:p>{</text:p>
          </table:table-cell>
          <table:table-cell table:formula="of:=IF(AND([.$M18]&lt;&gt;&quot;&quot;;LEN([.$M18])&gt;=[.V$2]);LEFT(RIGHT([.$M18];[.V$2]);1);&quot;&quot;)" office:value-type="string" office:string-value="&lt;" calcext:value-type="string">
            <text:p>&lt;</text:p>
          </table:table-cell>
          <table:table-cell table:formula="of:=IF(AND([.$M18]&lt;&gt;&quot;&quot;;LEN([.$M18])&gt;=[.W$2]);LEFT(RIGHT([.$M18];[.W$2]);1);&quot;&quot;)" office:value-type="string" office:string-value="[" calcext:value-type="string">
            <text:p>[</text:p>
          </table:table-cell>
          <table:table-cell table:formula="of:=IF(AND([.$M18]&lt;&gt;&quot;&quot;;LEN([.$M18])&gt;=[.X$2]);LEFT(RIGHT([.$M18];[.X$2]);1);&quot;&quot;)" office:value-type="string" office:string-value="&lt;" calcext:value-type="string">
            <text:p>&lt;</text:p>
          </table:table-cell>
          <table:table-cell table:formula="of:=IF(AND([.$M18]&lt;&gt;&quot;&quot;;LEN([.$M18])&gt;=[.Y$2]);LEFT(RIGHT([.$M18];[.Y$2]);1);&quot;&quot;)" office:value-type="string" office:string-value="&lt;" calcext:value-type="string">
            <text:p>&lt;</text:p>
          </table:table-cell>
          <table:table-cell table:formula="of:=IF(AND([.$M18]&lt;&gt;&quot;&quot;;LEN([.$M18])&gt;=[.Z$2]);LEFT(RIGHT([.$M18];[.Z$2]);1);&quot;&quot;)" office:value-type="string" office:string-value="{" calcext:value-type="string">
            <text:p>{</text:p>
          </table:table-cell>
          <table:table-cell table:formula="of:=IF(AND([.$M18]&lt;&gt;&quot;&quot;;LEN([.$M18])&gt;=[.AA$2]);LEFT(RIGHT([.$M18];[.AA$2]);1);&quot;&quot;)" office:value-type="string" office:string-value="{" calcext:value-type="string">
            <text:p>{</text:p>
          </table:table-cell>
          <table:table-cell table:formula="of:=IF(AND([.$M18]&lt;&gt;&quot;&quot;;LEN([.$M18])&gt;=[.AB$2]);LEFT(RIGHT([.$M18];[.AB$2]);1);&quot;&quot;)">
            <text:p/>
          </table:table-cell>
          <table:table-cell table:formula="of:=IF([.M18]=&quot;&quot;;&quot;&quot;;0)" office:value-type="float" office:value="0" calcext:value-type="float">
            <text:p>0</text:p>
          </table:table-cell>
          <table:table-cell table:formula="of:=IF([.N18]&lt;&gt;&quot;&quot;;IF([.N18]=&quot;(&quot;;1;IF([.N18]=&quot;[&quot;;2;IF([.N18]=&quot;{&quot;;3;IF([.N18]=&quot;&lt;&quot;;4;0))));&quot;&quot;)" office:value-type="float" office:value="4" calcext:value-type="float">
            <text:p>4</text:p>
          </table:table-cell>
          <table:table-cell table:formula="of:=IF([.O18]&lt;&gt;&quot;&quot;;IF([.O18]=&quot;(&quot;;1;IF([.O18]=&quot;[&quot;;2;IF([.O18]=&quot;{&quot;;3;IF([.O18]=&quot;&lt;&quot;;4;0))));&quot;&quot;)" office:value-type="float" office:value="1" calcext:value-type="float">
            <text:p>1</text:p>
          </table:table-cell>
          <table:table-cell table:formula="of:=IF([.P18]&lt;&gt;&quot;&quot;;IF([.P18]=&quot;(&quot;;1;IF([.P18]=&quot;[&quot;;2;IF([.P18]=&quot;{&quot;;3;IF([.P18]=&quot;&lt;&quot;;4;0))));&quot;&quot;)" office:value-type="float" office:value="2" calcext:value-type="float">
            <text:p>2</text:p>
          </table:table-cell>
          <table:table-cell table:formula="of:=IF([.Q18]&lt;&gt;&quot;&quot;;IF([.Q18]=&quot;(&quot;;1;IF([.Q18]=&quot;[&quot;;2;IF([.Q18]=&quot;{&quot;;3;IF([.Q18]=&quot;&lt;&quot;;4;0))));&quot;&quot;)" office:value-type="float" office:value="2" calcext:value-type="float">
            <text:p>2</text:p>
          </table:table-cell>
          <table:table-cell table:formula="of:=IF([.R18]&lt;&gt;&quot;&quot;;IF([.R18]=&quot;(&quot;;1;IF([.R18]=&quot;[&quot;;2;IF([.R18]=&quot;{&quot;;3;IF([.R18]=&quot;&lt;&quot;;4;0))));&quot;&quot;)" office:value-type="float" office:value="1" calcext:value-type="float">
            <text:p>1</text:p>
          </table:table-cell>
          <table:table-cell table:formula="of:=IF([.S18]&lt;&gt;&quot;&quot;;IF([.S18]=&quot;(&quot;;1;IF([.S18]=&quot;[&quot;;2;IF([.S18]=&quot;{&quot;;3;IF([.S18]=&quot;&lt;&quot;;4;0))));&quot;&quot;)" office:value-type="float" office:value="1" calcext:value-type="float">
            <text:p>1</text:p>
          </table:table-cell>
          <table:table-cell table:formula="of:=IF([.T18]&lt;&gt;&quot;&quot;;IF([.T18]=&quot;(&quot;;1;IF([.T18]=&quot;[&quot;;2;IF([.T18]=&quot;{&quot;;3;IF([.T18]=&quot;&lt;&quot;;4;0))));&quot;&quot;)" office:value-type="float" office:value="1" calcext:value-type="float">
            <text:p>1</text:p>
          </table:table-cell>
          <table:table-cell table:formula="of:=IF([.U18]&lt;&gt;&quot;&quot;;IF([.U18]=&quot;(&quot;;1;IF([.U18]=&quot;[&quot;;2;IF([.U18]=&quot;{&quot;;3;IF([.U18]=&quot;&lt;&quot;;4;0))));&quot;&quot;)" office:value-type="float" office:value="3" calcext:value-type="float">
            <text:p>3</text:p>
          </table:table-cell>
          <table:table-cell table:formula="of:=IF([.V18]&lt;&gt;&quot;&quot;;IF([.V18]=&quot;(&quot;;1;IF([.V18]=&quot;[&quot;;2;IF([.V18]=&quot;{&quot;;3;IF([.V18]=&quot;&lt;&quot;;4;0))));&quot;&quot;)" office:value-type="float" office:value="4" calcext:value-type="float">
            <text:p>4</text:p>
          </table:table-cell>
          <table:table-cell table:formula="of:=IF([.W18]&lt;&gt;&quot;&quot;;IF([.W18]=&quot;(&quot;;1;IF([.W18]=&quot;[&quot;;2;IF([.W18]=&quot;{&quot;;3;IF([.W18]=&quot;&lt;&quot;;4;0))));&quot;&quot;)" office:value-type="float" office:value="2" calcext:value-type="float">
            <text:p>2</text:p>
          </table:table-cell>
          <table:table-cell table:formula="of:=IF([.X18]&lt;&gt;&quot;&quot;;IF([.X18]=&quot;(&quot;;1;IF([.X18]=&quot;[&quot;;2;IF([.X18]=&quot;{&quot;;3;IF([.X18]=&quot;&lt;&quot;;4;0))));&quot;&quot;)" office:value-type="float" office:value="4" calcext:value-type="float">
            <text:p>4</text:p>
          </table:table-cell>
          <table:table-cell table:formula="of:=IF([.Y18]&lt;&gt;&quot;&quot;;IF([.Y18]=&quot;(&quot;;1;IF([.Y18]=&quot;[&quot;;2;IF([.Y18]=&quot;{&quot;;3;IF([.Y18]=&quot;&lt;&quot;;4;0))));&quot;&quot;)" office:value-type="float" office:value="4" calcext:value-type="float">
            <text:p>4</text:p>
          </table:table-cell>
          <table:table-cell table:formula="of:=IF([.Z18]&lt;&gt;&quot;&quot;;IF([.Z18]=&quot;(&quot;;1;IF([.Z18]=&quot;[&quot;;2;IF([.Z18]=&quot;{&quot;;3;IF([.Z18]=&quot;&lt;&quot;;4;0))));&quot;&quot;)" office:value-type="float" office:value="3" calcext:value-type="float">
            <text:p>3</text:p>
          </table:table-cell>
          <table:table-cell table:formula="of:=IF([.AA18]&lt;&gt;&quot;&quot;;IF([.AA18]=&quot;(&quot;;1;IF([.AA18]=&quot;[&quot;;2;IF([.AA18]=&quot;{&quot;;3;IF([.AA18]=&quot;&lt;&quot;;4;0))));&quot;&quot;)" office:value-type="float" office:value="3" calcext:value-type="float">
            <text:p>3</text:p>
          </table:table-cell>
          <table:table-cell table:formula="of:=IF([.AB18]&lt;&gt;&quot;&quot;;IF([.AB18]=&quot;(&quot;;1;IF([.AB18]=&quot;[&quot;;2;IF([.AB18]=&quot;{&quot;;3;IF([.AB18]=&quot;&lt;&quot;;4;0))));&quot;&quot;)">
            <text:p/>
          </table:table-cell>
          <table:table-cell table:number-columns-repeated="2"/>
          <table:table-cell table:formula="of:=[.AD18]" office:value-type="float" office:value="4" calcext:value-type="float">
            <text:p>4</text:p>
          </table:table-cell>
          <table:table-cell table:formula="of:=IF([.AE18]&lt;&gt;&quot;&quot;;[.AE18]+[.AU18]*5;[.AU18])" office:value-type="float" office:value="21" calcext:value-type="float">
            <text:p>21</text:p>
          </table:table-cell>
          <table:table-cell table:formula="of:=IF([.AF18]&lt;&gt;&quot;&quot;;[.AF18]+[.AV18]*5;[.AV18])" office:value-type="float" office:value="107" calcext:value-type="float">
            <text:p>107</text:p>
          </table:table-cell>
          <table:table-cell table:formula="of:=IF([.AG18]&lt;&gt;&quot;&quot;;[.AG18]+[.AW18]*5;[.AW18])" office:value-type="float" office:value="537" calcext:value-type="float">
            <text:p>537</text:p>
          </table:table-cell>
          <table:table-cell table:formula="of:=IF([.AH18]&lt;&gt;&quot;&quot;;[.AH18]+[.AX18]*5;[.AX18])" office:value-type="float" office:value="2686" calcext:value-type="float">
            <text:p>2686</text:p>
          </table:table-cell>
          <table:table-cell table:formula="of:=IF([.AI18]&lt;&gt;&quot;&quot;;[.AI18]+[.AY18]*5;[.AY18])" office:value-type="float" office:value="13431" calcext:value-type="float">
            <text:p>13431</text:p>
          </table:table-cell>
          <table:table-cell table:formula="of:=IF([.AJ18]&lt;&gt;&quot;&quot;;[.AJ18]+[.AZ18]*5;[.AZ18])" office:value-type="float" office:value="67156" calcext:value-type="float">
            <text:p>67156</text:p>
          </table:table-cell>
          <table:table-cell table:formula="of:=IF([.AK18]&lt;&gt;&quot;&quot;;[.AK18]+[.BA18]*5;[.BA18])" office:value-type="float" office:value="335783" calcext:value-type="float">
            <text:p>335783</text:p>
          </table:table-cell>
          <table:table-cell table:formula="of:=IF([.AL18]&lt;&gt;&quot;&quot;;[.AL18]+[.BB18]*5;[.BB18])" office:value-type="float" office:value="1678919" calcext:value-type="float">
            <text:p>1678919</text:p>
          </table:table-cell>
          <table:table-cell table:formula="of:=IF([.AM18]&lt;&gt;&quot;&quot;;[.AM18]+[.BC18]*5;[.BC18])" office:value-type="float" office:value="8394597" calcext:value-type="float">
            <text:p>8394597</text:p>
          </table:table-cell>
          <table:table-cell table:formula="of:=IF([.AN18]&lt;&gt;&quot;&quot;;[.AN18]+[.BD18]*5;[.BD18])" office:value-type="float" office:value="41972989" calcext:value-type="float">
            <text:p>41972989</text:p>
          </table:table-cell>
          <table:table-cell table:formula="of:=IF([.AO18]&lt;&gt;&quot;&quot;;[.AO18]+[.BE18]*5;[.BE18])" office:value-type="float" office:value="209864949" calcext:value-type="float">
            <text:p>209864949</text:p>
          </table:table-cell>
          <table:table-cell table:formula="of:=IF([.AP18]&lt;&gt;&quot;&quot;;[.AP18]+[.BF18]*5;[.BF18])" office:value-type="float" office:value="1049324748" calcext:value-type="float">
            <text:p>1049324748</text:p>
          </table:table-cell>
          <table:table-cell table:formula="of:=IF([.AQ18]&lt;&gt;&quot;&quot;;[.AQ18]+[.BG18]*5;[.BG18])" office:value-type="float" office:value="5246623743" calcext:value-type="float">
            <text:p>5246623743</text:p>
          </table:table-cell>
          <table:table-cell table:formula="of:=IF([.AR18]&lt;&gt;&quot;&quot;;[.AR18]+[.BH18]*5;[.BH18])" office:value-type="float" office:value="5246623743" calcext:value-type="float">
            <text:p>524662374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&lt;([{&lt;(&lt;{({&lt;{({}&lt;&gt;)&lt;()()&gt;}{&lt;&lt;&gt;[]&gt;[{}{}]}&gt;(&lt;((){})&gt;(&lt;[]()&gt;[&lt;&gt;&lt;&gt;]))}&lt;&lt;(([])[()])&lt;([][])(()&lt;&gt;)&gt;&gt;&gt;)([{([&lt;&gt;{}]([]&lt;</text:p>
          </table:table-cell>
          <table:table-cell table:formula="of:=ORG.LIBREOFFICE.REGEX(ORG.LIBREOFFICE.REGEX(ORG.LIBREOFFICE.REGEX(ORG.LIBREOFFICE.REGEX([.A19];&quot;[(][)]&quot;;&quot;&quot;;&quot;g&quot;);&quot;\[\]&quot;;&quot;&quot;;&quot;g&quot;);&quot;\{\}&quot;;&quot;&quot;;&quot;g&quot;);&quot;&lt;&gt;&quot;;&quot;&quot;;&quot;g&quot;)" office:value-type="string" office:string-value="&lt;&lt;([{&lt;(&lt;{({&lt;{()}{&lt;&gt;[]}&gt;(&lt;()&gt;([]))}&lt;&lt;(())&lt;()()&gt;&gt;&gt;)([{([](&lt;" calcext:value-type="string">
            <text:p>&lt;&lt;([{&lt;(&lt;{({&lt;{()}{&lt;&gt;[]}&gt;(&lt;()&gt;([]))}&lt;&lt;(())&lt;()()&gt;&gt;&gt;)([{([](&lt;</text:p>
          </table:table-cell>
          <table:table-cell table:formula="of:=ORG.LIBREOFFICE.REGEX(ORG.LIBREOFFICE.REGEX(ORG.LIBREOFFICE.REGEX(ORG.LIBREOFFICE.REGEX([.B19];&quot;[(][)]&quot;;&quot;&quot;;&quot;g&quot;);&quot;\[\]&quot;;&quot;&quot;;&quot;g&quot;);&quot;\{\}&quot;;&quot;&quot;;&quot;g&quot;);&quot;&lt;&gt;&quot;;&quot;&quot;;&quot;g&quot;)" office:value-type="string" office:string-value="&lt;&lt;([{&lt;(&lt;{({&lt;{}&gt;(())}&lt;&lt;()&gt;&gt;)([{((&lt;" calcext:value-type="string">
            <text:p>&lt;&lt;([{&lt;(&lt;{({&lt;{}&gt;(())}&lt;&lt;()&gt;&gt;)([{((&lt;</text:p>
          </table:table-cell>
          <table:table-cell table:formula="of:=ORG.LIBREOFFICE.REGEX(ORG.LIBREOFFICE.REGEX(ORG.LIBREOFFICE.REGEX(ORG.LIBREOFFICE.REGEX([.C19];&quot;[(][)]&quot;;&quot;&quot;;&quot;g&quot;);&quot;\[\]&quot;;&quot;&quot;;&quot;g&quot;);&quot;\{\}&quot;;&quot;&quot;;&quot;g&quot;);&quot;&lt;&gt;&quot;;&quot;&quot;;&quot;g&quot;)" office:value-type="string" office:string-value="&lt;&lt;([{&lt;(&lt;{({()}&lt;&gt;)([{((&lt;" calcext:value-type="string">
            <text:p>&lt;&lt;([{&lt;(&lt;{({()}&lt;&gt;)([{((&lt;</text:p>
          </table:table-cell>
          <table:table-cell table:formula="of:=ORG.LIBREOFFICE.REGEX(ORG.LIBREOFFICE.REGEX(ORG.LIBREOFFICE.REGEX(ORG.LIBREOFFICE.REGEX([.D19];&quot;[(][)]&quot;;&quot;&quot;;&quot;g&quot;);&quot;\[\]&quot;;&quot;&quot;;&quot;g&quot;);&quot;\{\}&quot;;&quot;&quot;;&quot;g&quot;);&quot;&lt;&gt;&quot;;&quot;&quot;;&quot;g&quot;)" office:value-type="string" office:string-value="&lt;&lt;([{&lt;(&lt;{()([{((&lt;" calcext:value-type="string">
            <text:p>&lt;&lt;([{&lt;(&lt;{()([{((&lt;</text:p>
          </table:table-cell>
          <table:table-cell table:formula="of:=ORG.LIBREOFFICE.REGEX(ORG.LIBREOFFICE.REGEX(ORG.LIBREOFFICE.REGEX(ORG.LIBREOFFICE.REGEX([.E19];&quot;[(][)]&quot;;&quot;&quot;;&quot;g&quot;);&quot;\[\]&quot;;&quot;&quot;;&quot;g&quot;);&quot;\{\}&quot;;&quot;&quot;;&quot;g&quot;);&quot;&lt;&gt;&quot;;&quot;&quot;;&quot;g&quot;)" office:value-type="string" office:string-value="&lt;&lt;([{&lt;(&lt;{([{((&lt;" calcext:value-type="string">
            <text:p>&lt;&lt;([{&lt;(&lt;{([{((&lt;</text:p>
          </table:table-cell>
          <table:table-cell table:formula="of:=ORG.LIBREOFFICE.REGEX(ORG.LIBREOFFICE.REGEX(ORG.LIBREOFFICE.REGEX(ORG.LIBREOFFICE.REGEX([.F19];&quot;[(][)]&quot;;&quot;&quot;;&quot;g&quot;);&quot;\[\]&quot;;&quot;&quot;;&quot;g&quot;);&quot;\{\}&quot;;&quot;&quot;;&quot;g&quot;);&quot;&lt;&gt;&quot;;&quot;&quot;;&quot;g&quot;)" office:value-type="string" office:string-value="&lt;&lt;([{&lt;(&lt;{([{((&lt;" calcext:value-type="string">
            <text:p>&lt;&lt;([{&lt;(&lt;{([{((&lt;</text:p>
          </table:table-cell>
          <table:table-cell table:formula="of:=ORG.LIBREOFFICE.REGEX(ORG.LIBREOFFICE.REGEX(ORG.LIBREOFFICE.REGEX(ORG.LIBREOFFICE.REGEX([.G19];&quot;[(][)]&quot;;&quot;&quot;;&quot;g&quot;);&quot;\[\]&quot;;&quot;&quot;;&quot;g&quot;);&quot;\{\}&quot;;&quot;&quot;;&quot;g&quot;);&quot;&lt;&gt;&quot;;&quot;&quot;;&quot;g&quot;)" office:value-type="string" office:string-value="&lt;&lt;([{&lt;(&lt;{([{((&lt;" calcext:value-type="string">
            <text:p>&lt;&lt;([{&lt;(&lt;{([{((&lt;</text:p>
          </table:table-cell>
          <table:table-cell table:formula="of:=ORG.LIBREOFFICE.REGEX(ORG.LIBREOFFICE.REGEX(ORG.LIBREOFFICE.REGEX(ORG.LIBREOFFICE.REGEX([.H19];&quot;[(][)]&quot;;&quot;&quot;;&quot;g&quot;);&quot;\[\]&quot;;&quot;&quot;;&quot;g&quot;);&quot;\{\}&quot;;&quot;&quot;;&quot;g&quot;);&quot;&lt;&gt;&quot;;&quot;&quot;;&quot;g&quot;)" office:value-type="string" office:string-value="&lt;&lt;([{&lt;(&lt;{([{((&lt;" calcext:value-type="string">
            <text:p>&lt;&lt;([{&lt;(&lt;{([{((&lt;</text:p>
          </table:table-cell>
          <table:table-cell table:formula="of:=ORG.LIBREOFFICE.REGEX(ORG.LIBREOFFICE.REGEX(ORG.LIBREOFFICE.REGEX(ORG.LIBREOFFICE.REGEX([.I19];&quot;[(][)]&quot;;&quot;&quot;;&quot;g&quot;);&quot;\[\]&quot;;&quot;&quot;;&quot;g&quot;);&quot;\{\}&quot;;&quot;&quot;;&quot;g&quot;);&quot;&lt;&gt;&quot;;&quot;&quot;;&quot;g&quot;)" office:value-type="string" office:string-value="&lt;&lt;([{&lt;(&lt;{([{((&lt;" calcext:value-type="string">
            <text:p>&lt;&lt;([{&lt;(&lt;{([{((&lt;</text:p>
          </table:table-cell>
          <table:table-cell table:formula="of:=ORG.LIBREOFFICE.REGEX(ORG.LIBREOFFICE.REGEX(ORG.LIBREOFFICE.REGEX(ORG.LIBREOFFICE.REGEX([.J19];&quot;[(][)]&quot;;&quot;&quot;;&quot;g&quot;);&quot;\[\]&quot;;&quot;&quot;;&quot;g&quot;);&quot;\{\}&quot;;&quot;&quot;;&quot;g&quot;);&quot;&lt;&gt;&quot;;&quot;&quot;;&quot;g&quot;)" office:value-type="string" office:string-value="&lt;&lt;([{&lt;(&lt;{([{((&lt;" calcext:value-type="string">
            <text:p>&lt;&lt;([{&lt;(&lt;{([{((&lt;</text:p>
          </table:table-cell>
          <table:table-cell table:formula="of:=IF(ORG.LIBREOFFICE.REGEX(ORG.LIBREOFFICE.REGEX(ORG.LIBREOFFICE.REGEX(ORG.LIBREOFFICE.REGEX(ORG.LIBREOFFICE.REGEX([.K1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19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19]=&quot;&quot;;[.K19];&quot;&quot;)" office:value-type="string" office:string-value="&lt;&lt;([{&lt;(&lt;{([{((&lt;" calcext:value-type="string">
            <text:p>&lt;&lt;([{&lt;(&lt;{([{((&lt;</text:p>
          </table:table-cell>
          <table:table-cell table:formula="of:=IF(AND([.$M19]&lt;&gt;&quot;&quot;;LEN([.$M19])&gt;=[.N$2]);LEFT(RIGHT([.$M19];[.N$2]);1);&quot;&quot;)" office:value-type="string" office:string-value="&lt;" calcext:value-type="string">
            <text:p>&lt;</text:p>
          </table:table-cell>
          <table:table-cell table:formula="of:=IF(AND([.$M19]&lt;&gt;&quot;&quot;;LEN([.$M19])&gt;=[.O$2]);LEFT(RIGHT([.$M19];[.O$2]);1);&quot;&quot;)" office:value-type="string" office:string-value="(" calcext:value-type="string">
            <text:p>(</text:p>
          </table:table-cell>
          <table:table-cell table:formula="of:=IF(AND([.$M19]&lt;&gt;&quot;&quot;;LEN([.$M19])&gt;=[.P$2]);LEFT(RIGHT([.$M19];[.P$2]);1);&quot;&quot;)" office:value-type="string" office:string-value="(" calcext:value-type="string">
            <text:p>(</text:p>
          </table:table-cell>
          <table:table-cell table:formula="of:=IF(AND([.$M19]&lt;&gt;&quot;&quot;;LEN([.$M19])&gt;=[.Q$2]);LEFT(RIGHT([.$M19];[.Q$2]);1);&quot;&quot;)" office:value-type="string" office:string-value="{" calcext:value-type="string">
            <text:p>{</text:p>
          </table:table-cell>
          <table:table-cell table:formula="of:=IF(AND([.$M19]&lt;&gt;&quot;&quot;;LEN([.$M19])&gt;=[.R$2]);LEFT(RIGHT([.$M19];[.R$2]);1);&quot;&quot;)" office:value-type="string" office:string-value="[" calcext:value-type="string">
            <text:p>[</text:p>
          </table:table-cell>
          <table:table-cell table:formula="of:=IF(AND([.$M19]&lt;&gt;&quot;&quot;;LEN([.$M19])&gt;=[.S$2]);LEFT(RIGHT([.$M19];[.S$2]);1);&quot;&quot;)" office:value-type="string" office:string-value="(" calcext:value-type="string">
            <text:p>(</text:p>
          </table:table-cell>
          <table:table-cell table:formula="of:=IF(AND([.$M19]&lt;&gt;&quot;&quot;;LEN([.$M19])&gt;=[.T$2]);LEFT(RIGHT([.$M19];[.T$2]);1);&quot;&quot;)" office:value-type="string" office:string-value="{" calcext:value-type="string">
            <text:p>{</text:p>
          </table:table-cell>
          <table:table-cell table:formula="of:=IF(AND([.$M19]&lt;&gt;&quot;&quot;;LEN([.$M19])&gt;=[.U$2]);LEFT(RIGHT([.$M19];[.U$2]);1);&quot;&quot;)" office:value-type="string" office:string-value="&lt;" calcext:value-type="string">
            <text:p>&lt;</text:p>
          </table:table-cell>
          <table:table-cell table:formula="of:=IF(AND([.$M19]&lt;&gt;&quot;&quot;;LEN([.$M19])&gt;=[.V$2]);LEFT(RIGHT([.$M19];[.V$2]);1);&quot;&quot;)" office:value-type="string" office:string-value="(" calcext:value-type="string">
            <text:p>(</text:p>
          </table:table-cell>
          <table:table-cell table:formula="of:=IF(AND([.$M19]&lt;&gt;&quot;&quot;;LEN([.$M19])&gt;=[.W$2]);LEFT(RIGHT([.$M19];[.W$2]);1);&quot;&quot;)" office:value-type="string" office:string-value="&lt;" calcext:value-type="string">
            <text:p>&lt;</text:p>
          </table:table-cell>
          <table:table-cell table:formula="of:=IF(AND([.$M19]&lt;&gt;&quot;&quot;;LEN([.$M19])&gt;=[.X$2]);LEFT(RIGHT([.$M19];[.X$2]);1);&quot;&quot;)" office:value-type="string" office:string-value="{" calcext:value-type="string">
            <text:p>{</text:p>
          </table:table-cell>
          <table:table-cell table:formula="of:=IF(AND([.$M19]&lt;&gt;&quot;&quot;;LEN([.$M19])&gt;=[.Y$2]);LEFT(RIGHT([.$M19];[.Y$2]);1);&quot;&quot;)" office:value-type="string" office:string-value="[" calcext:value-type="string">
            <text:p>[</text:p>
          </table:table-cell>
          <table:table-cell table:formula="of:=IF(AND([.$M19]&lt;&gt;&quot;&quot;;LEN([.$M19])&gt;=[.Z$2]);LEFT(RIGHT([.$M19];[.Z$2]);1);&quot;&quot;)" office:value-type="string" office:string-value="(" calcext:value-type="string">
            <text:p>(</text:p>
          </table:table-cell>
          <table:table-cell table:formula="of:=IF(AND([.$M19]&lt;&gt;&quot;&quot;;LEN([.$M19])&gt;=[.AA$2]);LEFT(RIGHT([.$M19];[.AA$2]);1);&quot;&quot;)" office:value-type="string" office:string-value="&lt;" calcext:value-type="string">
            <text:p>&lt;</text:p>
          </table:table-cell>
          <table:table-cell table:formula="of:=IF(AND([.$M19]&lt;&gt;&quot;&quot;;LEN([.$M19])&gt;=[.AB$2]);LEFT(RIGHT([.$M19];[.AB$2]);1);&quot;&quot;)" office:value-type="string" office:string-value="&lt;" calcext:value-type="string">
            <text:p>&lt;</text:p>
          </table:table-cell>
          <table:table-cell table:formula="of:=IF([.M19]=&quot;&quot;;&quot;&quot;;0)" office:value-type="float" office:value="0" calcext:value-type="float">
            <text:p>0</text:p>
          </table:table-cell>
          <table:table-cell table:formula="of:=IF([.N19]&lt;&gt;&quot;&quot;;IF([.N19]=&quot;(&quot;;1;IF([.N19]=&quot;[&quot;;2;IF([.N19]=&quot;{&quot;;3;IF([.N19]=&quot;&lt;&quot;;4;0))));&quot;&quot;)" office:value-type="float" office:value="4" calcext:value-type="float">
            <text:p>4</text:p>
          </table:table-cell>
          <table:table-cell table:formula="of:=IF([.O19]&lt;&gt;&quot;&quot;;IF([.O19]=&quot;(&quot;;1;IF([.O19]=&quot;[&quot;;2;IF([.O19]=&quot;{&quot;;3;IF([.O19]=&quot;&lt;&quot;;4;0))));&quot;&quot;)" office:value-type="float" office:value="1" calcext:value-type="float">
            <text:p>1</text:p>
          </table:table-cell>
          <table:table-cell table:formula="of:=IF([.P19]&lt;&gt;&quot;&quot;;IF([.P19]=&quot;(&quot;;1;IF([.P19]=&quot;[&quot;;2;IF([.P19]=&quot;{&quot;;3;IF([.P19]=&quot;&lt;&quot;;4;0))));&quot;&quot;)" office:value-type="float" office:value="1" calcext:value-type="float">
            <text:p>1</text:p>
          </table:table-cell>
          <table:table-cell table:formula="of:=IF([.Q19]&lt;&gt;&quot;&quot;;IF([.Q19]=&quot;(&quot;;1;IF([.Q19]=&quot;[&quot;;2;IF([.Q19]=&quot;{&quot;;3;IF([.Q19]=&quot;&lt;&quot;;4;0))));&quot;&quot;)" office:value-type="float" office:value="3" calcext:value-type="float">
            <text:p>3</text:p>
          </table:table-cell>
          <table:table-cell table:formula="of:=IF([.R19]&lt;&gt;&quot;&quot;;IF([.R19]=&quot;(&quot;;1;IF([.R19]=&quot;[&quot;;2;IF([.R19]=&quot;{&quot;;3;IF([.R19]=&quot;&lt;&quot;;4;0))));&quot;&quot;)" office:value-type="float" office:value="2" calcext:value-type="float">
            <text:p>2</text:p>
          </table:table-cell>
          <table:table-cell table:formula="of:=IF([.S19]&lt;&gt;&quot;&quot;;IF([.S19]=&quot;(&quot;;1;IF([.S19]=&quot;[&quot;;2;IF([.S19]=&quot;{&quot;;3;IF([.S19]=&quot;&lt;&quot;;4;0))));&quot;&quot;)" office:value-type="float" office:value="1" calcext:value-type="float">
            <text:p>1</text:p>
          </table:table-cell>
          <table:table-cell table:formula="of:=IF([.T19]&lt;&gt;&quot;&quot;;IF([.T19]=&quot;(&quot;;1;IF([.T19]=&quot;[&quot;;2;IF([.T19]=&quot;{&quot;;3;IF([.T19]=&quot;&lt;&quot;;4;0))));&quot;&quot;)" office:value-type="float" office:value="3" calcext:value-type="float">
            <text:p>3</text:p>
          </table:table-cell>
          <table:table-cell table:formula="of:=IF([.U19]&lt;&gt;&quot;&quot;;IF([.U19]=&quot;(&quot;;1;IF([.U19]=&quot;[&quot;;2;IF([.U19]=&quot;{&quot;;3;IF([.U19]=&quot;&lt;&quot;;4;0))));&quot;&quot;)" office:value-type="float" office:value="4" calcext:value-type="float">
            <text:p>4</text:p>
          </table:table-cell>
          <table:table-cell table:formula="of:=IF([.V19]&lt;&gt;&quot;&quot;;IF([.V19]=&quot;(&quot;;1;IF([.V19]=&quot;[&quot;;2;IF([.V19]=&quot;{&quot;;3;IF([.V19]=&quot;&lt;&quot;;4;0))));&quot;&quot;)" office:value-type="float" office:value="1" calcext:value-type="float">
            <text:p>1</text:p>
          </table:table-cell>
          <table:table-cell table:formula="of:=IF([.W19]&lt;&gt;&quot;&quot;;IF([.W19]=&quot;(&quot;;1;IF([.W19]=&quot;[&quot;;2;IF([.W19]=&quot;{&quot;;3;IF([.W19]=&quot;&lt;&quot;;4;0))));&quot;&quot;)" office:value-type="float" office:value="4" calcext:value-type="float">
            <text:p>4</text:p>
          </table:table-cell>
          <table:table-cell table:formula="of:=IF([.X19]&lt;&gt;&quot;&quot;;IF([.X19]=&quot;(&quot;;1;IF([.X19]=&quot;[&quot;;2;IF([.X19]=&quot;{&quot;;3;IF([.X19]=&quot;&lt;&quot;;4;0))));&quot;&quot;)" office:value-type="float" office:value="3" calcext:value-type="float">
            <text:p>3</text:p>
          </table:table-cell>
          <table:table-cell table:formula="of:=IF([.Y19]&lt;&gt;&quot;&quot;;IF([.Y19]=&quot;(&quot;;1;IF([.Y19]=&quot;[&quot;;2;IF([.Y19]=&quot;{&quot;;3;IF([.Y19]=&quot;&lt;&quot;;4;0))));&quot;&quot;)" office:value-type="float" office:value="2" calcext:value-type="float">
            <text:p>2</text:p>
          </table:table-cell>
          <table:table-cell table:formula="of:=IF([.Z19]&lt;&gt;&quot;&quot;;IF([.Z19]=&quot;(&quot;;1;IF([.Z19]=&quot;[&quot;;2;IF([.Z19]=&quot;{&quot;;3;IF([.Z19]=&quot;&lt;&quot;;4;0))));&quot;&quot;)" office:value-type="float" office:value="1" calcext:value-type="float">
            <text:p>1</text:p>
          </table:table-cell>
          <table:table-cell table:formula="of:=IF([.AA19]&lt;&gt;&quot;&quot;;IF([.AA19]=&quot;(&quot;;1;IF([.AA19]=&quot;[&quot;;2;IF([.AA19]=&quot;{&quot;;3;IF([.AA19]=&quot;&lt;&quot;;4;0))));&quot;&quot;)" office:value-type="float" office:value="4" calcext:value-type="float">
            <text:p>4</text:p>
          </table:table-cell>
          <table:table-cell table:formula="of:=IF([.AB19]&lt;&gt;&quot;&quot;;IF([.AB19]=&quot;(&quot;;1;IF([.AB19]=&quot;[&quot;;2;IF([.AB19]=&quot;{&quot;;3;IF([.AB19]=&quot;&lt;&quot;;4;0))));&quot;&quot;)" office:value-type="float" office:value="4" calcext:value-type="float">
            <text:p>4</text:p>
          </table:table-cell>
          <table:table-cell table:number-columns-repeated="2"/>
          <table:table-cell table:formula="of:=[.AD19]" office:value-type="float" office:value="4" calcext:value-type="float">
            <text:p>4</text:p>
          </table:table-cell>
          <table:table-cell table:formula="of:=IF([.AE19]&lt;&gt;&quot;&quot;;[.AE19]+[.AU19]*5;[.AU19])" office:value-type="float" office:value="21" calcext:value-type="float">
            <text:p>21</text:p>
          </table:table-cell>
          <table:table-cell table:formula="of:=IF([.AF19]&lt;&gt;&quot;&quot;;[.AF19]+[.AV19]*5;[.AV19])" office:value-type="float" office:value="106" calcext:value-type="float">
            <text:p>106</text:p>
          </table:table-cell>
          <table:table-cell table:formula="of:=IF([.AG19]&lt;&gt;&quot;&quot;;[.AG19]+[.AW19]*5;[.AW19])" office:value-type="float" office:value="533" calcext:value-type="float">
            <text:p>533</text:p>
          </table:table-cell>
          <table:table-cell table:formula="of:=IF([.AH19]&lt;&gt;&quot;&quot;;[.AH19]+[.AX19]*5;[.AX19])" office:value-type="float" office:value="2667" calcext:value-type="float">
            <text:p>2667</text:p>
          </table:table-cell>
          <table:table-cell table:formula="of:=IF([.AI19]&lt;&gt;&quot;&quot;;[.AI19]+[.AY19]*5;[.AY19])" office:value-type="float" office:value="13336" calcext:value-type="float">
            <text:p>13336</text:p>
          </table:table-cell>
          <table:table-cell table:formula="of:=IF([.AJ19]&lt;&gt;&quot;&quot;;[.AJ19]+[.AZ19]*5;[.AZ19])" office:value-type="float" office:value="66683" calcext:value-type="float">
            <text:p>66683</text:p>
          </table:table-cell>
          <table:table-cell table:formula="of:=IF([.AK19]&lt;&gt;&quot;&quot;;[.AK19]+[.BA19]*5;[.BA19])" office:value-type="float" office:value="333419" calcext:value-type="float">
            <text:p>333419</text:p>
          </table:table-cell>
          <table:table-cell table:formula="of:=IF([.AL19]&lt;&gt;&quot;&quot;;[.AL19]+[.BB19]*5;[.BB19])" office:value-type="float" office:value="1667096" calcext:value-type="float">
            <text:p>1667096</text:p>
          </table:table-cell>
          <table:table-cell table:formula="of:=IF([.AM19]&lt;&gt;&quot;&quot;;[.AM19]+[.BC19]*5;[.BC19])" office:value-type="float" office:value="8335484" calcext:value-type="float">
            <text:p>8335484</text:p>
          </table:table-cell>
          <table:table-cell table:formula="of:=IF([.AN19]&lt;&gt;&quot;&quot;;[.AN19]+[.BD19]*5;[.BD19])" office:value-type="float" office:value="41677423" calcext:value-type="float">
            <text:p>41677423</text:p>
          </table:table-cell>
          <table:table-cell table:formula="of:=IF([.AO19]&lt;&gt;&quot;&quot;;[.AO19]+[.BE19]*5;[.BE19])" office:value-type="float" office:value="208387117" calcext:value-type="float">
            <text:p>208387117</text:p>
          </table:table-cell>
          <table:table-cell table:formula="of:=IF([.AP19]&lt;&gt;&quot;&quot;;[.AP19]+[.BF19]*5;[.BF19])" office:value-type="float" office:value="1041935586" calcext:value-type="float">
            <text:p>1041935586</text:p>
          </table:table-cell>
          <table:table-cell table:formula="of:=IF([.AQ19]&lt;&gt;&quot;&quot;;[.AQ19]+[.BG19]*5;[.BG19])" office:value-type="float" office:value="5209677934" calcext:value-type="float">
            <text:p>5209677934</text:p>
          </table:table-cell>
          <table:table-cell table:formula="of:=IF([.AR19]&lt;&gt;&quot;&quot;;[.AR19]+[.BH19]*5;[.BH19])" office:value-type="float" office:value="26048389674" calcext:value-type="float">
            <text:p>2604838967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[{{[[({{[([{&lt;&gt;[]}[{}[]]]){(&lt;[]{}&gt;[()()]){[&lt;&gt;{}][&lt;&gt;]&gt;}]}{&lt;{&lt;&lt;{}()&gt;({}())&gt;}{[[&lt;&gt;[]]{&lt;&gt;{}}]&lt;[{}[]]{{}{}}&gt;}</text:p>
          </table:table-cell>
          <table:table-cell table:formula="of:=ORG.LIBREOFFICE.REGEX(ORG.LIBREOFFICE.REGEX(ORG.LIBREOFFICE.REGEX(ORG.LIBREOFFICE.REGEX([.A20];&quot;[(][)]&quot;;&quot;&quot;;&quot;g&quot;);&quot;\[\]&quot;;&quot;&quot;;&quot;g&quot;);&quot;\{\}&quot;;&quot;&quot;;&quot;g&quot;);&quot;&lt;&gt;&quot;;&quot;&quot;;&quot;g&quot;)" office:value-type="string" office:string-value="{[[{{[[({{[([{}[]]){(){[][]&gt;}]}{&lt;{&lt;()&gt;}{[[]{}]&lt;[]{}&gt;}" calcext:value-type="string">
            <text:p>{[[{{[[({{[([{}[]]){(){[][]&gt;}]}{&lt;{&lt;()&gt;}{[[]{}]&lt;[]{}&gt;}</text:p>
          </table:table-cell>
          <table:table-cell table:formula="of:=ORG.LIBREOFFICE.REGEX(ORG.LIBREOFFICE.REGEX(ORG.LIBREOFFICE.REGEX(ORG.LIBREOFFICE.REGEX([.B20];&quot;[(][)]&quot;;&quot;&quot;;&quot;g&quot;);&quot;\[\]&quot;;&quot;&quot;;&quot;g&quot;);&quot;\{\}&quot;;&quot;&quot;;&quot;g&quot;);&quot;&lt;&gt;&quot;;&quot;&quot;;&quot;g&quot;)" office:value-type="string" office:string-value="{[[{{[[({{[([]){{&gt;}]}{&lt;{}{[]}" calcext:value-type="string">
            <text:p>{[[{{[[({{[([]){{&gt;}]}{&lt;{}{[]}</text:p>
          </table:table-cell>
          <table:table-cell table:formula="of:=ORG.LIBREOFFICE.REGEX(ORG.LIBREOFFICE.REGEX(ORG.LIBREOFFICE.REGEX(ORG.LIBREOFFICE.REGEX([.C20];&quot;[(][)]&quot;;&quot;&quot;;&quot;g&quot;);&quot;\[\]&quot;;&quot;&quot;;&quot;g&quot;);&quot;\{\}&quot;;&quot;&quot;;&quot;g&quot;);&quot;&lt;&gt;&quot;;&quot;&quot;;&quot;g&quot;)" office:value-type="string" office:string-value="{[[{{[[({{[(){{&gt;}]}{&lt;" calcext:value-type="string">
            <text:p>{[[{{[[({{[(){{&gt;}]}{&lt;</text:p>
          </table:table-cell>
          <table:table-cell table:formula="of:=ORG.LIBREOFFICE.REGEX(ORG.LIBREOFFICE.REGEX(ORG.LIBREOFFICE.REGEX(ORG.LIBREOFFICE.REGEX([.D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ORG.LIBREOFFICE.REGEX(ORG.LIBREOFFICE.REGEX(ORG.LIBREOFFICE.REGEX(ORG.LIBREOFFICE.REGEX([.E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ORG.LIBREOFFICE.REGEX(ORG.LIBREOFFICE.REGEX(ORG.LIBREOFFICE.REGEX(ORG.LIBREOFFICE.REGEX([.F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ORG.LIBREOFFICE.REGEX(ORG.LIBREOFFICE.REGEX(ORG.LIBREOFFICE.REGEX(ORG.LIBREOFFICE.REGEX([.G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ORG.LIBREOFFICE.REGEX(ORG.LIBREOFFICE.REGEX(ORG.LIBREOFFICE.REGEX(ORG.LIBREOFFICE.REGEX([.H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ORG.LIBREOFFICE.REGEX(ORG.LIBREOFFICE.REGEX(ORG.LIBREOFFICE.REGEX(ORG.LIBREOFFICE.REGEX([.I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ORG.LIBREOFFICE.REGEX(ORG.LIBREOFFICE.REGEX(ORG.LIBREOFFICE.REGEX(ORG.LIBREOFFICE.REGEX([.J20];&quot;[(][)]&quot;;&quot;&quot;;&quot;g&quot;);&quot;\[\]&quot;;&quot;&quot;;&quot;g&quot;);&quot;\{\}&quot;;&quot;&quot;;&quot;g&quot;);&quot;&lt;&gt;&quot;;&quot;&quot;;&quot;g&quot;)" office:value-type="string" office:string-value="{[[{{[[({{[{{&gt;}]}{&lt;" calcext:value-type="string">
            <text:p>{[[{{[[({{[{{&gt;}]}{&lt;</text:p>
          </table:table-cell>
          <table:table-cell table:formula="of:=IF(ORG.LIBREOFFICE.REGEX(ORG.LIBREOFFICE.REGEX(ORG.LIBREOFFICE.REGEX(ORG.LIBREOFFICE.REGEX(ORG.LIBREOFFICE.REGEX([.K2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0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20]=&quot;&quot;;[.K20];&quot;&quot;)">
            <text:p/>
          </table:table-cell>
          <table:table-cell table:formula="of:=IF(AND([.$M20]&lt;&gt;&quot;&quot;;LEN([.$M20])&gt;=[.N$2]);LEFT(RIGHT([.$M20];[.N$2]);1);&quot;&quot;)">
            <text:p/>
          </table:table-cell>
          <table:table-cell table:formula="of:=IF(AND([.$M20]&lt;&gt;&quot;&quot;;LEN([.$M20])&gt;=[.O$2]);LEFT(RIGHT([.$M20];[.O$2]);1);&quot;&quot;)">
            <text:p/>
          </table:table-cell>
          <table:table-cell table:formula="of:=IF(AND([.$M20]&lt;&gt;&quot;&quot;;LEN([.$M20])&gt;=[.P$2]);LEFT(RIGHT([.$M20];[.P$2]);1);&quot;&quot;)">
            <text:p/>
          </table:table-cell>
          <table:table-cell table:formula="of:=IF(AND([.$M20]&lt;&gt;&quot;&quot;;LEN([.$M20])&gt;=[.Q$2]);LEFT(RIGHT([.$M20];[.Q$2]);1);&quot;&quot;)">
            <text:p/>
          </table:table-cell>
          <table:table-cell table:formula="of:=IF(AND([.$M20]&lt;&gt;&quot;&quot;;LEN([.$M20])&gt;=[.R$2]);LEFT(RIGHT([.$M20];[.R$2]);1);&quot;&quot;)">
            <text:p/>
          </table:table-cell>
          <table:table-cell table:formula="of:=IF(AND([.$M20]&lt;&gt;&quot;&quot;;LEN([.$M20])&gt;=[.S$2]);LEFT(RIGHT([.$M20];[.S$2]);1);&quot;&quot;)">
            <text:p/>
          </table:table-cell>
          <table:table-cell table:formula="of:=IF(AND([.$M20]&lt;&gt;&quot;&quot;;LEN([.$M20])&gt;=[.T$2]);LEFT(RIGHT([.$M20];[.T$2]);1);&quot;&quot;)">
            <text:p/>
          </table:table-cell>
          <table:table-cell table:formula="of:=IF(AND([.$M20]&lt;&gt;&quot;&quot;;LEN([.$M20])&gt;=[.U$2]);LEFT(RIGHT([.$M20];[.U$2]);1);&quot;&quot;)">
            <text:p/>
          </table:table-cell>
          <table:table-cell table:formula="of:=IF(AND([.$M20]&lt;&gt;&quot;&quot;;LEN([.$M20])&gt;=[.V$2]);LEFT(RIGHT([.$M20];[.V$2]);1);&quot;&quot;)">
            <text:p/>
          </table:table-cell>
          <table:table-cell table:formula="of:=IF(AND([.$M20]&lt;&gt;&quot;&quot;;LEN([.$M20])&gt;=[.W$2]);LEFT(RIGHT([.$M20];[.W$2]);1);&quot;&quot;)">
            <text:p/>
          </table:table-cell>
          <table:table-cell table:formula="of:=IF(AND([.$M20]&lt;&gt;&quot;&quot;;LEN([.$M20])&gt;=[.X$2]);LEFT(RIGHT([.$M20];[.X$2]);1);&quot;&quot;)">
            <text:p/>
          </table:table-cell>
          <table:table-cell table:formula="of:=IF(AND([.$M20]&lt;&gt;&quot;&quot;;LEN([.$M20])&gt;=[.Y$2]);LEFT(RIGHT([.$M20];[.Y$2]);1);&quot;&quot;)">
            <text:p/>
          </table:table-cell>
          <table:table-cell table:formula="of:=IF(AND([.$M20]&lt;&gt;&quot;&quot;;LEN([.$M20])&gt;=[.Z$2]);LEFT(RIGHT([.$M20];[.Z$2]);1);&quot;&quot;)">
            <text:p/>
          </table:table-cell>
          <table:table-cell table:formula="of:=IF(AND([.$M20]&lt;&gt;&quot;&quot;;LEN([.$M20])&gt;=[.AA$2]);LEFT(RIGHT([.$M20];[.AA$2]);1);&quot;&quot;)">
            <text:p/>
          </table:table-cell>
          <table:table-cell table:formula="of:=IF(AND([.$M20]&lt;&gt;&quot;&quot;;LEN([.$M20])&gt;=[.AB$2]);LEFT(RIGHT([.$M20];[.AB$2]);1);&quot;&quot;)">
            <text:p/>
          </table:table-cell>
          <table:table-cell table:formula="of:=IF([.M20]=&quot;&quot;;&quot;&quot;;0)">
            <text:p/>
          </table:table-cell>
          <table:table-cell table:formula="of:=IF([.N20]&lt;&gt;&quot;&quot;;IF([.N20]=&quot;(&quot;;1;IF([.N20]=&quot;[&quot;;2;IF([.N20]=&quot;{&quot;;3;IF([.N20]=&quot;&lt;&quot;;4;0))));&quot;&quot;)">
            <text:p/>
          </table:table-cell>
          <table:table-cell table:formula="of:=IF([.O20]&lt;&gt;&quot;&quot;;IF([.O20]=&quot;(&quot;;1;IF([.O20]=&quot;[&quot;;2;IF([.O20]=&quot;{&quot;;3;IF([.O20]=&quot;&lt;&quot;;4;0))));&quot;&quot;)">
            <text:p/>
          </table:table-cell>
          <table:table-cell table:formula="of:=IF([.P20]&lt;&gt;&quot;&quot;;IF([.P20]=&quot;(&quot;;1;IF([.P20]=&quot;[&quot;;2;IF([.P20]=&quot;{&quot;;3;IF([.P20]=&quot;&lt;&quot;;4;0))));&quot;&quot;)">
            <text:p/>
          </table:table-cell>
          <table:table-cell table:formula="of:=IF([.Q20]&lt;&gt;&quot;&quot;;IF([.Q20]=&quot;(&quot;;1;IF([.Q20]=&quot;[&quot;;2;IF([.Q20]=&quot;{&quot;;3;IF([.Q20]=&quot;&lt;&quot;;4;0))));&quot;&quot;)">
            <text:p/>
          </table:table-cell>
          <table:table-cell table:formula="of:=IF([.R20]&lt;&gt;&quot;&quot;;IF([.R20]=&quot;(&quot;;1;IF([.R20]=&quot;[&quot;;2;IF([.R20]=&quot;{&quot;;3;IF([.R20]=&quot;&lt;&quot;;4;0))));&quot;&quot;)">
            <text:p/>
          </table:table-cell>
          <table:table-cell table:formula="of:=IF([.S20]&lt;&gt;&quot;&quot;;IF([.S20]=&quot;(&quot;;1;IF([.S20]=&quot;[&quot;;2;IF([.S20]=&quot;{&quot;;3;IF([.S20]=&quot;&lt;&quot;;4;0))));&quot;&quot;)">
            <text:p/>
          </table:table-cell>
          <table:table-cell table:formula="of:=IF([.T20]&lt;&gt;&quot;&quot;;IF([.T20]=&quot;(&quot;;1;IF([.T20]=&quot;[&quot;;2;IF([.T20]=&quot;{&quot;;3;IF([.T20]=&quot;&lt;&quot;;4;0))));&quot;&quot;)">
            <text:p/>
          </table:table-cell>
          <table:table-cell table:formula="of:=IF([.U20]&lt;&gt;&quot;&quot;;IF([.U20]=&quot;(&quot;;1;IF([.U20]=&quot;[&quot;;2;IF([.U20]=&quot;{&quot;;3;IF([.U20]=&quot;&lt;&quot;;4;0))));&quot;&quot;)">
            <text:p/>
          </table:table-cell>
          <table:table-cell table:formula="of:=IF([.V20]&lt;&gt;&quot;&quot;;IF([.V20]=&quot;(&quot;;1;IF([.V20]=&quot;[&quot;;2;IF([.V20]=&quot;{&quot;;3;IF([.V20]=&quot;&lt;&quot;;4;0))));&quot;&quot;)">
            <text:p/>
          </table:table-cell>
          <table:table-cell table:formula="of:=IF([.W20]&lt;&gt;&quot;&quot;;IF([.W20]=&quot;(&quot;;1;IF([.W20]=&quot;[&quot;;2;IF([.W20]=&quot;{&quot;;3;IF([.W20]=&quot;&lt;&quot;;4;0))));&quot;&quot;)">
            <text:p/>
          </table:table-cell>
          <table:table-cell table:formula="of:=IF([.X20]&lt;&gt;&quot;&quot;;IF([.X20]=&quot;(&quot;;1;IF([.X20]=&quot;[&quot;;2;IF([.X20]=&quot;{&quot;;3;IF([.X20]=&quot;&lt;&quot;;4;0))));&quot;&quot;)">
            <text:p/>
          </table:table-cell>
          <table:table-cell table:formula="of:=IF([.Y20]&lt;&gt;&quot;&quot;;IF([.Y20]=&quot;(&quot;;1;IF([.Y20]=&quot;[&quot;;2;IF([.Y20]=&quot;{&quot;;3;IF([.Y20]=&quot;&lt;&quot;;4;0))));&quot;&quot;)">
            <text:p/>
          </table:table-cell>
          <table:table-cell table:formula="of:=IF([.Z20]&lt;&gt;&quot;&quot;;IF([.Z20]=&quot;(&quot;;1;IF([.Z20]=&quot;[&quot;;2;IF([.Z20]=&quot;{&quot;;3;IF([.Z20]=&quot;&lt;&quot;;4;0))));&quot;&quot;)">
            <text:p/>
          </table:table-cell>
          <table:table-cell table:formula="of:=IF([.AA20]&lt;&gt;&quot;&quot;;IF([.AA20]=&quot;(&quot;;1;IF([.AA20]=&quot;[&quot;;2;IF([.AA20]=&quot;{&quot;;3;IF([.AA20]=&quot;&lt;&quot;;4;0))));&quot;&quot;)">
            <text:p/>
          </table:table-cell>
          <table:table-cell table:formula="of:=IF([.AB20]&lt;&gt;&quot;&quot;;IF([.AB20]=&quot;(&quot;;1;IF([.AB20]=&quot;[&quot;;2;IF([.AB20]=&quot;{&quot;;3;IF([.AB20]=&quot;&lt;&quot;;4;0))));&quot;&quot;)">
            <text:p/>
          </table:table-cell>
          <table:table-cell table:number-columns-repeated="2"/>
          <table:table-cell table:formula="of:=[.AD20]">
            <text:p/>
          </table:table-cell>
          <table:table-cell table:formula="of:=IF([.AE20]&lt;&gt;&quot;&quot;;[.AE20]+[.AU20]*5;[.AU20])">
            <text:p/>
          </table:table-cell>
          <table:table-cell table:formula="of:=IF([.AF20]&lt;&gt;&quot;&quot;;[.AF20]+[.AV20]*5;[.AV20])">
            <text:p/>
          </table:table-cell>
          <table:table-cell table:formula="of:=IF([.AG20]&lt;&gt;&quot;&quot;;[.AG20]+[.AW20]*5;[.AW20])">
            <text:p/>
          </table:table-cell>
          <table:table-cell table:formula="of:=IF([.AH20]&lt;&gt;&quot;&quot;;[.AH20]+[.AX20]*5;[.AX20])">
            <text:p/>
          </table:table-cell>
          <table:table-cell table:formula="of:=IF([.AI20]&lt;&gt;&quot;&quot;;[.AI20]+[.AY20]*5;[.AY20])">
            <text:p/>
          </table:table-cell>
          <table:table-cell table:formula="of:=IF([.AJ20]&lt;&gt;&quot;&quot;;[.AJ20]+[.AZ20]*5;[.AZ20])">
            <text:p/>
          </table:table-cell>
          <table:table-cell table:formula="of:=IF([.AK20]&lt;&gt;&quot;&quot;;[.AK20]+[.BA20]*5;[.BA20])">
            <text:p/>
          </table:table-cell>
          <table:table-cell table:formula="of:=IF([.AL20]&lt;&gt;&quot;&quot;;[.AL20]+[.BB20]*5;[.BB20])">
            <text:p/>
          </table:table-cell>
          <table:table-cell table:formula="of:=IF([.AM20]&lt;&gt;&quot;&quot;;[.AM20]+[.BC20]*5;[.BC20])">
            <text:p/>
          </table:table-cell>
          <table:table-cell table:formula="of:=IF([.AN20]&lt;&gt;&quot;&quot;;[.AN20]+[.BD20]*5;[.BD20])">
            <text:p/>
          </table:table-cell>
          <table:table-cell table:formula="of:=IF([.AO20]&lt;&gt;&quot;&quot;;[.AO20]+[.BE20]*5;[.BE20])">
            <text:p/>
          </table:table-cell>
          <table:table-cell table:formula="of:=IF([.AP20]&lt;&gt;&quot;&quot;;[.AP20]+[.BF20]*5;[.BF20])">
            <text:p/>
          </table:table-cell>
          <table:table-cell table:formula="of:=IF([.AQ20]&lt;&gt;&quot;&quot;;[.AQ20]+[.BG20]*5;[.BG20])">
            <text:p/>
          </table:table-cell>
          <table:table-cell table:formula="of:=IF([.AR20]&lt;&gt;&quot;&quot;;[.AR20]+[.BH20]*5;[.BH20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&lt;[[{({&lt;{&lt;[&lt;(&lt;(){}&gt;&lt;&lt;&gt;{}&gt;)&gt;{[[(){}]]{({}())({}[])}}]{[{{(){}}}]}&gt;}(&lt;{{{([]{})[{}&lt;&gt;]}(&lt;&lt;&gt;{}&gt;)}(</text:p>
          </table:table-cell>
          <table:table-cell table:formula="of:=ORG.LIBREOFFICE.REGEX(ORG.LIBREOFFICE.REGEX(ORG.LIBREOFFICE.REGEX(ORG.LIBREOFFICE.REGEX([.A21];&quot;[(][)]&quot;;&quot;&quot;;&quot;g&quot;);&quot;\[\]&quot;;&quot;&quot;;&quot;g&quot;);&quot;\{\}&quot;;&quot;&quot;;&quot;g&quot;);&quot;&lt;&gt;&quot;;&quot;&quot;;&quot;g&quot;)" office:value-type="string" office:string-value="{&lt;[[{({&lt;{&lt;[&lt;(&lt;&gt;)&gt;{[[]]{()()}}]{[{{}}]}&gt;}(&lt;{{{()[]}(&lt;&gt;)}(" calcext:value-type="string">
            <text:p>{&lt;[[{({&lt;{&lt;[&lt;(&lt;&gt;)&gt;{[[]]{()()}}]{[{{}}]}&gt;}(&lt;{{{()[]}(&lt;&gt;)}(</text:p>
          </table:table-cell>
          <table:table-cell table:formula="of:=ORG.LIBREOFFICE.REGEX(ORG.LIBREOFFICE.REGEX(ORG.LIBREOFFICE.REGEX(ORG.LIBREOFFICE.REGEX([.B21];&quot;[(][)]&quot;;&quot;&quot;;&quot;g&quot;);&quot;\[\]&quot;;&quot;&quot;;&quot;g&quot;);&quot;\{\}&quot;;&quot;&quot;;&quot;g&quot;);&quot;&lt;&gt;&quot;;&quot;&quot;;&quot;g&quot;)" office:value-type="string" office:string-value="{&lt;[[{({&lt;{&lt;[&lt;()&gt;{[]}]{[{}]}&gt;}(&lt;{{()}(" calcext:value-type="string">
            <text:p>{&lt;[[{({&lt;{&lt;[&lt;()&gt;{[]}]{[{}]}&gt;}(&lt;{{()}(</text:p>
          </table:table-cell>
          <table:table-cell table:formula="of:=ORG.LIBREOFFICE.REGEX(ORG.LIBREOFFICE.REGEX(ORG.LIBREOFFICE.REGEX(ORG.LIBREOFFICE.REGEX([.C21];&quot;[(][)]&quot;;&quot;&quot;;&quot;g&quot;);&quot;\[\]&quot;;&quot;&quot;;&quot;g&quot;);&quot;\{\}&quot;;&quot;&quot;;&quot;g&quot;);&quot;&lt;&gt;&quot;;&quot;&quot;;&quot;g&quot;)" office:value-type="string" office:string-value="{&lt;[[{({&lt;{&lt;[]{[]}&gt;}(&lt;{(" calcext:value-type="string">
            <text:p>{&lt;[[{({&lt;{&lt;[]{[]}&gt;}(&lt;{(</text:p>
          </table:table-cell>
          <table:table-cell table:formula="of:=ORG.LIBREOFFICE.REGEX(ORG.LIBREOFFICE.REGEX(ORG.LIBREOFFICE.REGEX(ORG.LIBREOFFICE.REGEX([.D21];&quot;[(][)]&quot;;&quot;&quot;;&quot;g&quot;);&quot;\[\]&quot;;&quot;&quot;;&quot;g&quot;);&quot;\{\}&quot;;&quot;&quot;;&quot;g&quot;);&quot;&lt;&gt;&quot;;&quot;&quot;;&quot;g&quot;)" office:value-type="string" office:string-value="{&lt;[[{({&lt;{}(&lt;{(" calcext:value-type="string">
            <text:p>{&lt;[[{({&lt;{}(&lt;{(</text:p>
          </table:table-cell>
          <table:table-cell table:formula="of:=ORG.LIBREOFFICE.REGEX(ORG.LIBREOFFICE.REGEX(ORG.LIBREOFFICE.REGEX(ORG.LIBREOFFICE.REGEX([.E21];&quot;[(][)]&quot;;&quot;&quot;;&quot;g&quot;);&quot;\[\]&quot;;&quot;&quot;;&quot;g&quot;);&quot;\{\}&quot;;&quot;&quot;;&quot;g&quot;);&quot;&lt;&gt;&quot;;&quot;&quot;;&quot;g&quot;)" office:value-type="string" office:string-value="{&lt;[[{({&lt;(&lt;{(" calcext:value-type="string">
            <text:p>{&lt;[[{({&lt;(&lt;{(</text:p>
          </table:table-cell>
          <table:table-cell table:formula="of:=ORG.LIBREOFFICE.REGEX(ORG.LIBREOFFICE.REGEX(ORG.LIBREOFFICE.REGEX(ORG.LIBREOFFICE.REGEX([.F21];&quot;[(][)]&quot;;&quot;&quot;;&quot;g&quot;);&quot;\[\]&quot;;&quot;&quot;;&quot;g&quot;);&quot;\{\}&quot;;&quot;&quot;;&quot;g&quot;);&quot;&lt;&gt;&quot;;&quot;&quot;;&quot;g&quot;)" office:value-type="string" office:string-value="{&lt;[[{({&lt;(&lt;{(" calcext:value-type="string">
            <text:p>{&lt;[[{({&lt;(&lt;{(</text:p>
          </table:table-cell>
          <table:table-cell table:formula="of:=ORG.LIBREOFFICE.REGEX(ORG.LIBREOFFICE.REGEX(ORG.LIBREOFFICE.REGEX(ORG.LIBREOFFICE.REGEX([.G21];&quot;[(][)]&quot;;&quot;&quot;;&quot;g&quot;);&quot;\[\]&quot;;&quot;&quot;;&quot;g&quot;);&quot;\{\}&quot;;&quot;&quot;;&quot;g&quot;);&quot;&lt;&gt;&quot;;&quot;&quot;;&quot;g&quot;)" office:value-type="string" office:string-value="{&lt;[[{({&lt;(&lt;{(" calcext:value-type="string">
            <text:p>{&lt;[[{({&lt;(&lt;{(</text:p>
          </table:table-cell>
          <table:table-cell table:formula="of:=ORG.LIBREOFFICE.REGEX(ORG.LIBREOFFICE.REGEX(ORG.LIBREOFFICE.REGEX(ORG.LIBREOFFICE.REGEX([.H21];&quot;[(][)]&quot;;&quot;&quot;;&quot;g&quot;);&quot;\[\]&quot;;&quot;&quot;;&quot;g&quot;);&quot;\{\}&quot;;&quot;&quot;;&quot;g&quot;);&quot;&lt;&gt;&quot;;&quot;&quot;;&quot;g&quot;)" office:value-type="string" office:string-value="{&lt;[[{({&lt;(&lt;{(" calcext:value-type="string">
            <text:p>{&lt;[[{({&lt;(&lt;{(</text:p>
          </table:table-cell>
          <table:table-cell table:formula="of:=ORG.LIBREOFFICE.REGEX(ORG.LIBREOFFICE.REGEX(ORG.LIBREOFFICE.REGEX(ORG.LIBREOFFICE.REGEX([.I21];&quot;[(][)]&quot;;&quot;&quot;;&quot;g&quot;);&quot;\[\]&quot;;&quot;&quot;;&quot;g&quot;);&quot;\{\}&quot;;&quot;&quot;;&quot;g&quot;);&quot;&lt;&gt;&quot;;&quot;&quot;;&quot;g&quot;)" office:value-type="string" office:string-value="{&lt;[[{({&lt;(&lt;{(" calcext:value-type="string">
            <text:p>{&lt;[[{({&lt;(&lt;{(</text:p>
          </table:table-cell>
          <table:table-cell table:formula="of:=ORG.LIBREOFFICE.REGEX(ORG.LIBREOFFICE.REGEX(ORG.LIBREOFFICE.REGEX(ORG.LIBREOFFICE.REGEX([.J21];&quot;[(][)]&quot;;&quot;&quot;;&quot;g&quot;);&quot;\[\]&quot;;&quot;&quot;;&quot;g&quot;);&quot;\{\}&quot;;&quot;&quot;;&quot;g&quot;);&quot;&lt;&gt;&quot;;&quot;&quot;;&quot;g&quot;)" office:value-type="string" office:string-value="{&lt;[[{({&lt;(&lt;{(" calcext:value-type="string">
            <text:p>{&lt;[[{({&lt;(&lt;{(</text:p>
          </table:table-cell>
          <table:table-cell table:formula="of:=IF(ORG.LIBREOFFICE.REGEX(ORG.LIBREOFFICE.REGEX(ORG.LIBREOFFICE.REGEX(ORG.LIBREOFFICE.REGEX(ORG.LIBREOFFICE.REGEX([.K2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1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21]=&quot;&quot;;[.K21];&quot;&quot;)" office:value-type="string" office:string-value="{&lt;[[{({&lt;(&lt;{(" calcext:value-type="string">
            <text:p>{&lt;[[{({&lt;(&lt;{(</text:p>
          </table:table-cell>
          <table:table-cell table:formula="of:=IF(AND([.$M21]&lt;&gt;&quot;&quot;;LEN([.$M21])&gt;=[.N$2]);LEFT(RIGHT([.$M21];[.N$2]);1);&quot;&quot;)" office:value-type="string" office:string-value="(" calcext:value-type="string">
            <text:p>(</text:p>
          </table:table-cell>
          <table:table-cell table:formula="of:=IF(AND([.$M21]&lt;&gt;&quot;&quot;;LEN([.$M21])&gt;=[.O$2]);LEFT(RIGHT([.$M21];[.O$2]);1);&quot;&quot;)" office:value-type="string" office:string-value="{" calcext:value-type="string">
            <text:p>{</text:p>
          </table:table-cell>
          <table:table-cell table:formula="of:=IF(AND([.$M21]&lt;&gt;&quot;&quot;;LEN([.$M21])&gt;=[.P$2]);LEFT(RIGHT([.$M21];[.P$2]);1);&quot;&quot;)" office:value-type="string" office:string-value="&lt;" calcext:value-type="string">
            <text:p>&lt;</text:p>
          </table:table-cell>
          <table:table-cell table:formula="of:=IF(AND([.$M21]&lt;&gt;&quot;&quot;;LEN([.$M21])&gt;=[.Q$2]);LEFT(RIGHT([.$M21];[.Q$2]);1);&quot;&quot;)" office:value-type="string" office:string-value="(" calcext:value-type="string">
            <text:p>(</text:p>
          </table:table-cell>
          <table:table-cell table:formula="of:=IF(AND([.$M21]&lt;&gt;&quot;&quot;;LEN([.$M21])&gt;=[.R$2]);LEFT(RIGHT([.$M21];[.R$2]);1);&quot;&quot;)" office:value-type="string" office:string-value="&lt;" calcext:value-type="string">
            <text:p>&lt;</text:p>
          </table:table-cell>
          <table:table-cell table:formula="of:=IF(AND([.$M21]&lt;&gt;&quot;&quot;;LEN([.$M21])&gt;=[.S$2]);LEFT(RIGHT([.$M21];[.S$2]);1);&quot;&quot;)" office:value-type="string" office:string-value="{" calcext:value-type="string">
            <text:p>{</text:p>
          </table:table-cell>
          <table:table-cell table:formula="of:=IF(AND([.$M21]&lt;&gt;&quot;&quot;;LEN([.$M21])&gt;=[.T$2]);LEFT(RIGHT([.$M21];[.T$2]);1);&quot;&quot;)" office:value-type="string" office:string-value="(" calcext:value-type="string">
            <text:p>(</text:p>
          </table:table-cell>
          <table:table-cell table:formula="of:=IF(AND([.$M21]&lt;&gt;&quot;&quot;;LEN([.$M21])&gt;=[.U$2]);LEFT(RIGHT([.$M21];[.U$2]);1);&quot;&quot;)" office:value-type="string" office:string-value="{" calcext:value-type="string">
            <text:p>{</text:p>
          </table:table-cell>
          <table:table-cell table:formula="of:=IF(AND([.$M21]&lt;&gt;&quot;&quot;;LEN([.$M21])&gt;=[.V$2]);LEFT(RIGHT([.$M21];[.V$2]);1);&quot;&quot;)" office:value-type="string" office:string-value="[" calcext:value-type="string">
            <text:p>[</text:p>
          </table:table-cell>
          <table:table-cell table:formula="of:=IF(AND([.$M21]&lt;&gt;&quot;&quot;;LEN([.$M21])&gt;=[.W$2]);LEFT(RIGHT([.$M21];[.W$2]);1);&quot;&quot;)" office:value-type="string" office:string-value="[" calcext:value-type="string">
            <text:p>[</text:p>
          </table:table-cell>
          <table:table-cell table:formula="of:=IF(AND([.$M21]&lt;&gt;&quot;&quot;;LEN([.$M21])&gt;=[.X$2]);LEFT(RIGHT([.$M21];[.X$2]);1);&quot;&quot;)" office:value-type="string" office:string-value="&lt;" calcext:value-type="string">
            <text:p>&lt;</text:p>
          </table:table-cell>
          <table:table-cell table:formula="of:=IF(AND([.$M21]&lt;&gt;&quot;&quot;;LEN([.$M21])&gt;=[.Y$2]);LEFT(RIGHT([.$M21];[.Y$2]);1);&quot;&quot;)" office:value-type="string" office:string-value="{" calcext:value-type="string">
            <text:p>{</text:p>
          </table:table-cell>
          <table:table-cell table:formula="of:=IF(AND([.$M21]&lt;&gt;&quot;&quot;;LEN([.$M21])&gt;=[.Z$2]);LEFT(RIGHT([.$M21];[.Z$2]);1);&quot;&quot;)">
            <text:p/>
          </table:table-cell>
          <table:table-cell table:formula="of:=IF(AND([.$M21]&lt;&gt;&quot;&quot;;LEN([.$M21])&gt;=[.AA$2]);LEFT(RIGHT([.$M21];[.AA$2]);1);&quot;&quot;)">
            <text:p/>
          </table:table-cell>
          <table:table-cell table:formula="of:=IF(AND([.$M21]&lt;&gt;&quot;&quot;;LEN([.$M21])&gt;=[.AB$2]);LEFT(RIGHT([.$M21];[.AB$2]);1);&quot;&quot;)">
            <text:p/>
          </table:table-cell>
          <table:table-cell table:formula="of:=IF([.M21]=&quot;&quot;;&quot;&quot;;0)" office:value-type="float" office:value="0" calcext:value-type="float">
            <text:p>0</text:p>
          </table:table-cell>
          <table:table-cell table:formula="of:=IF([.N21]&lt;&gt;&quot;&quot;;IF([.N21]=&quot;(&quot;;1;IF([.N21]=&quot;[&quot;;2;IF([.N21]=&quot;{&quot;;3;IF([.N21]=&quot;&lt;&quot;;4;0))));&quot;&quot;)" office:value-type="float" office:value="1" calcext:value-type="float">
            <text:p>1</text:p>
          </table:table-cell>
          <table:table-cell table:formula="of:=IF([.O21]&lt;&gt;&quot;&quot;;IF([.O21]=&quot;(&quot;;1;IF([.O21]=&quot;[&quot;;2;IF([.O21]=&quot;{&quot;;3;IF([.O21]=&quot;&lt;&quot;;4;0))));&quot;&quot;)" office:value-type="float" office:value="3" calcext:value-type="float">
            <text:p>3</text:p>
          </table:table-cell>
          <table:table-cell table:formula="of:=IF([.P21]&lt;&gt;&quot;&quot;;IF([.P21]=&quot;(&quot;;1;IF([.P21]=&quot;[&quot;;2;IF([.P21]=&quot;{&quot;;3;IF([.P21]=&quot;&lt;&quot;;4;0))));&quot;&quot;)" office:value-type="float" office:value="4" calcext:value-type="float">
            <text:p>4</text:p>
          </table:table-cell>
          <table:table-cell table:formula="of:=IF([.Q21]&lt;&gt;&quot;&quot;;IF([.Q21]=&quot;(&quot;;1;IF([.Q21]=&quot;[&quot;;2;IF([.Q21]=&quot;{&quot;;3;IF([.Q21]=&quot;&lt;&quot;;4;0))));&quot;&quot;)" office:value-type="float" office:value="1" calcext:value-type="float">
            <text:p>1</text:p>
          </table:table-cell>
          <table:table-cell table:formula="of:=IF([.R21]&lt;&gt;&quot;&quot;;IF([.R21]=&quot;(&quot;;1;IF([.R21]=&quot;[&quot;;2;IF([.R21]=&quot;{&quot;;3;IF([.R21]=&quot;&lt;&quot;;4;0))));&quot;&quot;)" office:value-type="float" office:value="4" calcext:value-type="float">
            <text:p>4</text:p>
          </table:table-cell>
          <table:table-cell table:formula="of:=IF([.S21]&lt;&gt;&quot;&quot;;IF([.S21]=&quot;(&quot;;1;IF([.S21]=&quot;[&quot;;2;IF([.S21]=&quot;{&quot;;3;IF([.S21]=&quot;&lt;&quot;;4;0))));&quot;&quot;)" office:value-type="float" office:value="3" calcext:value-type="float">
            <text:p>3</text:p>
          </table:table-cell>
          <table:table-cell table:formula="of:=IF([.T21]&lt;&gt;&quot;&quot;;IF([.T21]=&quot;(&quot;;1;IF([.T21]=&quot;[&quot;;2;IF([.T21]=&quot;{&quot;;3;IF([.T21]=&quot;&lt;&quot;;4;0))));&quot;&quot;)" office:value-type="float" office:value="1" calcext:value-type="float">
            <text:p>1</text:p>
          </table:table-cell>
          <table:table-cell table:formula="of:=IF([.U21]&lt;&gt;&quot;&quot;;IF([.U21]=&quot;(&quot;;1;IF([.U21]=&quot;[&quot;;2;IF([.U21]=&quot;{&quot;;3;IF([.U21]=&quot;&lt;&quot;;4;0))));&quot;&quot;)" office:value-type="float" office:value="3" calcext:value-type="float">
            <text:p>3</text:p>
          </table:table-cell>
          <table:table-cell table:formula="of:=IF([.V21]&lt;&gt;&quot;&quot;;IF([.V21]=&quot;(&quot;;1;IF([.V21]=&quot;[&quot;;2;IF([.V21]=&quot;{&quot;;3;IF([.V21]=&quot;&lt;&quot;;4;0))));&quot;&quot;)" office:value-type="float" office:value="2" calcext:value-type="float">
            <text:p>2</text:p>
          </table:table-cell>
          <table:table-cell table:formula="of:=IF([.W21]&lt;&gt;&quot;&quot;;IF([.W21]=&quot;(&quot;;1;IF([.W21]=&quot;[&quot;;2;IF([.W21]=&quot;{&quot;;3;IF([.W21]=&quot;&lt;&quot;;4;0))));&quot;&quot;)" office:value-type="float" office:value="2" calcext:value-type="float">
            <text:p>2</text:p>
          </table:table-cell>
          <table:table-cell table:formula="of:=IF([.X21]&lt;&gt;&quot;&quot;;IF([.X21]=&quot;(&quot;;1;IF([.X21]=&quot;[&quot;;2;IF([.X21]=&quot;{&quot;;3;IF([.X21]=&quot;&lt;&quot;;4;0))));&quot;&quot;)" office:value-type="float" office:value="4" calcext:value-type="float">
            <text:p>4</text:p>
          </table:table-cell>
          <table:table-cell table:formula="of:=IF([.Y21]&lt;&gt;&quot;&quot;;IF([.Y21]=&quot;(&quot;;1;IF([.Y21]=&quot;[&quot;;2;IF([.Y21]=&quot;{&quot;;3;IF([.Y21]=&quot;&lt;&quot;;4;0))));&quot;&quot;)" office:value-type="float" office:value="3" calcext:value-type="float">
            <text:p>3</text:p>
          </table:table-cell>
          <table:table-cell table:formula="of:=IF([.Z21]&lt;&gt;&quot;&quot;;IF([.Z21]=&quot;(&quot;;1;IF([.Z21]=&quot;[&quot;;2;IF([.Z21]=&quot;{&quot;;3;IF([.Z21]=&quot;&lt;&quot;;4;0))));&quot;&quot;)">
            <text:p/>
          </table:table-cell>
          <table:table-cell table:formula="of:=IF([.AA21]&lt;&gt;&quot;&quot;;IF([.AA21]=&quot;(&quot;;1;IF([.AA21]=&quot;[&quot;;2;IF([.AA21]=&quot;{&quot;;3;IF([.AA21]=&quot;&lt;&quot;;4;0))));&quot;&quot;)">
            <text:p/>
          </table:table-cell>
          <table:table-cell table:formula="of:=IF([.AB21]&lt;&gt;&quot;&quot;;IF([.AB21]=&quot;(&quot;;1;IF([.AB21]=&quot;[&quot;;2;IF([.AB21]=&quot;{&quot;;3;IF([.AB21]=&quot;&lt;&quot;;4;0))));&quot;&quot;)">
            <text:p/>
          </table:table-cell>
          <table:table-cell table:number-columns-repeated="2"/>
          <table:table-cell table:formula="of:=[.AD21]" office:value-type="float" office:value="1" calcext:value-type="float">
            <text:p>1</text:p>
          </table:table-cell>
          <table:table-cell table:formula="of:=IF([.AE21]&lt;&gt;&quot;&quot;;[.AE21]+[.AU21]*5;[.AU21])" office:value-type="float" office:value="8" calcext:value-type="float">
            <text:p>8</text:p>
          </table:table-cell>
          <table:table-cell table:formula="of:=IF([.AF21]&lt;&gt;&quot;&quot;;[.AF21]+[.AV21]*5;[.AV21])" office:value-type="float" office:value="44" calcext:value-type="float">
            <text:p>44</text:p>
          </table:table-cell>
          <table:table-cell table:formula="of:=IF([.AG21]&lt;&gt;&quot;&quot;;[.AG21]+[.AW21]*5;[.AW21])" office:value-type="float" office:value="221" calcext:value-type="float">
            <text:p>221</text:p>
          </table:table-cell>
          <table:table-cell table:formula="of:=IF([.AH21]&lt;&gt;&quot;&quot;;[.AH21]+[.AX21]*5;[.AX21])" office:value-type="float" office:value="1109" calcext:value-type="float">
            <text:p>1109</text:p>
          </table:table-cell>
          <table:table-cell table:formula="of:=IF([.AI21]&lt;&gt;&quot;&quot;;[.AI21]+[.AY21]*5;[.AY21])" office:value-type="float" office:value="5548" calcext:value-type="float">
            <text:p>5548</text:p>
          </table:table-cell>
          <table:table-cell table:formula="of:=IF([.AJ21]&lt;&gt;&quot;&quot;;[.AJ21]+[.AZ21]*5;[.AZ21])" office:value-type="float" office:value="27741" calcext:value-type="float">
            <text:p>27741</text:p>
          </table:table-cell>
          <table:table-cell table:formula="of:=IF([.AK21]&lt;&gt;&quot;&quot;;[.AK21]+[.BA21]*5;[.BA21])" office:value-type="float" office:value="138708" calcext:value-type="float">
            <text:p>138708</text:p>
          </table:table-cell>
          <table:table-cell table:formula="of:=IF([.AL21]&lt;&gt;&quot;&quot;;[.AL21]+[.BB21]*5;[.BB21])" office:value-type="float" office:value="693542" calcext:value-type="float">
            <text:p>693542</text:p>
          </table:table-cell>
          <table:table-cell table:formula="of:=IF([.AM21]&lt;&gt;&quot;&quot;;[.AM21]+[.BC21]*5;[.BC21])" office:value-type="float" office:value="3467712" calcext:value-type="float">
            <text:p>3467712</text:p>
          </table:table-cell>
          <table:table-cell table:formula="of:=IF([.AN21]&lt;&gt;&quot;&quot;;[.AN21]+[.BD21]*5;[.BD21])" office:value-type="float" office:value="17338564" calcext:value-type="float">
            <text:p>17338564</text:p>
          </table:table-cell>
          <table:table-cell table:formula="of:=IF([.AO21]&lt;&gt;&quot;&quot;;[.AO21]+[.BE21]*5;[.BE21])" office:value-type="float" office:value="86692823" calcext:value-type="float">
            <text:p>86692823</text:p>
          </table:table-cell>
          <table:table-cell table:formula="of:=IF([.AP21]&lt;&gt;&quot;&quot;;[.AP21]+[.BF21]*5;[.BF21])" office:value-type="float" office:value="86692823" calcext:value-type="float">
            <text:p>86692823</text:p>
          </table:table-cell>
          <table:table-cell table:formula="of:=IF([.AQ21]&lt;&gt;&quot;&quot;;[.AQ21]+[.BG21]*5;[.BG21])" office:value-type="float" office:value="86692823" calcext:value-type="float">
            <text:p>86692823</text:p>
          </table:table-cell>
          <table:table-cell table:formula="of:=IF([.AR21]&lt;&gt;&quot;&quot;;[.AR21]+[.BH21]*5;[.BH21])" office:value-type="float" office:value="86692823" calcext:value-type="float">
            <text:p>8669282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[[&lt;(&lt;([[({(&lt;{&lt;&gt;()}([][])&gt;&lt;(&lt;&gt;[])[&lt;&gt;{}]&gt;)((&lt;&lt;&gt;()&gt;[[]()])&lt;{()&lt;&gt;}&lt;()()&gt;&gt;)}&gt;[[({{{}&lt;&gt;}[[]&lt;&gt;]}</text:p>
          </table:table-cell>
          <table:table-cell table:formula="of:=ORG.LIBREOFFICE.REGEX(ORG.LIBREOFFICE.REGEX(ORG.LIBREOFFICE.REGEX(ORG.LIBREOFFICE.REGEX([.A22];&quot;[(][)]&quot;;&quot;&quot;;&quot;g&quot;);&quot;\[\]&quot;;&quot;&quot;;&quot;g&quot;);&quot;\{\}&quot;;&quot;&quot;;&quot;g&quot;);&quot;&lt;&gt;&quot;;&quot;&quot;;&quot;g&quot;)" office:value-type="string" office:string-value="&lt;[[&lt;(&lt;([[({(&lt;{}()&gt;&lt;()[]&gt;)((&lt;&gt;[])&lt;{}&gt;)}&gt;[[({{}[]}" calcext:value-type="string">
            <text:p>&lt;[[&lt;(&lt;([[({(&lt;{}()&gt;&lt;()[]&gt;)((&lt;&gt;[])&lt;{}&gt;)}&gt;[[({{}[]}</text:p>
          </table:table-cell>
          <table:table-cell table:formula="of:=ORG.LIBREOFFICE.REGEX(ORG.LIBREOFFICE.REGEX(ORG.LIBREOFFICE.REGEX(ORG.LIBREOFFICE.REGEX([.B22];&quot;[(][)]&quot;;&quot;&quot;;&quot;g&quot;);&quot;\[\]&quot;;&quot;&quot;;&quot;g&quot;);&quot;\{\}&quot;;&quot;&quot;;&quot;g&quot;);&quot;&lt;&gt;&quot;;&quot;&quot;;&quot;g&quot;)" office:value-type="string" office:string-value="&lt;[[&lt;(&lt;([[({()(())}&gt;[[({}" calcext:value-type="string">
            <text:p>&lt;[[&lt;(&lt;([[({()(())}&gt;[[({}</text:p>
          </table:table-cell>
          <table:table-cell table:formula="of:=ORG.LIBREOFFICE.REGEX(ORG.LIBREOFFICE.REGEX(ORG.LIBREOFFICE.REGEX(ORG.LIBREOFFICE.REGEX([.C22];&quot;[(][)]&quot;;&quot;&quot;;&quot;g&quot;);&quot;\[\]&quot;;&quot;&quot;;&quot;g&quot;);&quot;\{\}&quot;;&quot;&quot;;&quot;g&quot;);&quot;&lt;&gt;&quot;;&quot;&quot;;&quot;g&quot;)" office:value-type="string" office:string-value="&lt;[[&lt;(&lt;([[({()}&gt;[[(" calcext:value-type="string">
            <text:p>&lt;[[&lt;(&lt;([[({()}&gt;[[(</text:p>
          </table:table-cell>
          <table:table-cell table:formula="of:=ORG.LIBREOFFICE.REGEX(ORG.LIBREOFFICE.REGEX(ORG.LIBREOFFICE.REGEX(ORG.LIBREOFFICE.REGEX([.D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ORG.LIBREOFFICE.REGEX(ORG.LIBREOFFICE.REGEX(ORG.LIBREOFFICE.REGEX(ORG.LIBREOFFICE.REGEX([.E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ORG.LIBREOFFICE.REGEX(ORG.LIBREOFFICE.REGEX(ORG.LIBREOFFICE.REGEX(ORG.LIBREOFFICE.REGEX([.F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ORG.LIBREOFFICE.REGEX(ORG.LIBREOFFICE.REGEX(ORG.LIBREOFFICE.REGEX(ORG.LIBREOFFICE.REGEX([.G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ORG.LIBREOFFICE.REGEX(ORG.LIBREOFFICE.REGEX(ORG.LIBREOFFICE.REGEX(ORG.LIBREOFFICE.REGEX([.H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ORG.LIBREOFFICE.REGEX(ORG.LIBREOFFICE.REGEX(ORG.LIBREOFFICE.REGEX(ORG.LIBREOFFICE.REGEX([.I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ORG.LIBREOFFICE.REGEX(ORG.LIBREOFFICE.REGEX(ORG.LIBREOFFICE.REGEX(ORG.LIBREOFFICE.REGEX([.J22];&quot;[(][)]&quot;;&quot;&quot;;&quot;g&quot;);&quot;\[\]&quot;;&quot;&quot;;&quot;g&quot;);&quot;\{\}&quot;;&quot;&quot;;&quot;g&quot;);&quot;&lt;&gt;&quot;;&quot;&quot;;&quot;g&quot;)" office:value-type="string" office:string-value="&lt;[[&lt;(&lt;([[(&gt;[[(" calcext:value-type="string">
            <text:p>&lt;[[&lt;(&lt;([[(&gt;[[(</text:p>
          </table:table-cell>
          <table:table-cell table:formula="of:=IF(ORG.LIBREOFFICE.REGEX(ORG.LIBREOFFICE.REGEX(ORG.LIBREOFFICE.REGEX(ORG.LIBREOFFICE.REGEX(ORG.LIBREOFFICE.REGEX([.K2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2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22]=&quot;&quot;;[.K22];&quot;&quot;)">
            <text:p/>
          </table:table-cell>
          <table:table-cell table:formula="of:=IF(AND([.$M22]&lt;&gt;&quot;&quot;;LEN([.$M22])&gt;=[.N$2]);LEFT(RIGHT([.$M22];[.N$2]);1);&quot;&quot;)">
            <text:p/>
          </table:table-cell>
          <table:table-cell table:formula="of:=IF(AND([.$M22]&lt;&gt;&quot;&quot;;LEN([.$M22])&gt;=[.O$2]);LEFT(RIGHT([.$M22];[.O$2]);1);&quot;&quot;)">
            <text:p/>
          </table:table-cell>
          <table:table-cell table:formula="of:=IF(AND([.$M22]&lt;&gt;&quot;&quot;;LEN([.$M22])&gt;=[.P$2]);LEFT(RIGHT([.$M22];[.P$2]);1);&quot;&quot;)">
            <text:p/>
          </table:table-cell>
          <table:table-cell table:formula="of:=IF(AND([.$M22]&lt;&gt;&quot;&quot;;LEN([.$M22])&gt;=[.Q$2]);LEFT(RIGHT([.$M22];[.Q$2]);1);&quot;&quot;)">
            <text:p/>
          </table:table-cell>
          <table:table-cell table:formula="of:=IF(AND([.$M22]&lt;&gt;&quot;&quot;;LEN([.$M22])&gt;=[.R$2]);LEFT(RIGHT([.$M22];[.R$2]);1);&quot;&quot;)">
            <text:p/>
          </table:table-cell>
          <table:table-cell table:formula="of:=IF(AND([.$M22]&lt;&gt;&quot;&quot;;LEN([.$M22])&gt;=[.S$2]);LEFT(RIGHT([.$M22];[.S$2]);1);&quot;&quot;)">
            <text:p/>
          </table:table-cell>
          <table:table-cell table:formula="of:=IF(AND([.$M22]&lt;&gt;&quot;&quot;;LEN([.$M22])&gt;=[.T$2]);LEFT(RIGHT([.$M22];[.T$2]);1);&quot;&quot;)">
            <text:p/>
          </table:table-cell>
          <table:table-cell table:formula="of:=IF(AND([.$M22]&lt;&gt;&quot;&quot;;LEN([.$M22])&gt;=[.U$2]);LEFT(RIGHT([.$M22];[.U$2]);1);&quot;&quot;)">
            <text:p/>
          </table:table-cell>
          <table:table-cell table:formula="of:=IF(AND([.$M22]&lt;&gt;&quot;&quot;;LEN([.$M22])&gt;=[.V$2]);LEFT(RIGHT([.$M22];[.V$2]);1);&quot;&quot;)">
            <text:p/>
          </table:table-cell>
          <table:table-cell table:formula="of:=IF(AND([.$M22]&lt;&gt;&quot;&quot;;LEN([.$M22])&gt;=[.W$2]);LEFT(RIGHT([.$M22];[.W$2]);1);&quot;&quot;)">
            <text:p/>
          </table:table-cell>
          <table:table-cell table:formula="of:=IF(AND([.$M22]&lt;&gt;&quot;&quot;;LEN([.$M22])&gt;=[.X$2]);LEFT(RIGHT([.$M22];[.X$2]);1);&quot;&quot;)">
            <text:p/>
          </table:table-cell>
          <table:table-cell table:formula="of:=IF(AND([.$M22]&lt;&gt;&quot;&quot;;LEN([.$M22])&gt;=[.Y$2]);LEFT(RIGHT([.$M22];[.Y$2]);1);&quot;&quot;)">
            <text:p/>
          </table:table-cell>
          <table:table-cell table:formula="of:=IF(AND([.$M22]&lt;&gt;&quot;&quot;;LEN([.$M22])&gt;=[.Z$2]);LEFT(RIGHT([.$M22];[.Z$2]);1);&quot;&quot;)">
            <text:p/>
          </table:table-cell>
          <table:table-cell table:formula="of:=IF(AND([.$M22]&lt;&gt;&quot;&quot;;LEN([.$M22])&gt;=[.AA$2]);LEFT(RIGHT([.$M22];[.AA$2]);1);&quot;&quot;)">
            <text:p/>
          </table:table-cell>
          <table:table-cell table:formula="of:=IF(AND([.$M22]&lt;&gt;&quot;&quot;;LEN([.$M22])&gt;=[.AB$2]);LEFT(RIGHT([.$M22];[.AB$2]);1);&quot;&quot;)">
            <text:p/>
          </table:table-cell>
          <table:table-cell table:formula="of:=IF([.M22]=&quot;&quot;;&quot;&quot;;0)">
            <text:p/>
          </table:table-cell>
          <table:table-cell table:formula="of:=IF([.N22]&lt;&gt;&quot;&quot;;IF([.N22]=&quot;(&quot;;1;IF([.N22]=&quot;[&quot;;2;IF([.N22]=&quot;{&quot;;3;IF([.N22]=&quot;&lt;&quot;;4;0))));&quot;&quot;)">
            <text:p/>
          </table:table-cell>
          <table:table-cell table:formula="of:=IF([.O22]&lt;&gt;&quot;&quot;;IF([.O22]=&quot;(&quot;;1;IF([.O22]=&quot;[&quot;;2;IF([.O22]=&quot;{&quot;;3;IF([.O22]=&quot;&lt;&quot;;4;0))));&quot;&quot;)">
            <text:p/>
          </table:table-cell>
          <table:table-cell table:formula="of:=IF([.P22]&lt;&gt;&quot;&quot;;IF([.P22]=&quot;(&quot;;1;IF([.P22]=&quot;[&quot;;2;IF([.P22]=&quot;{&quot;;3;IF([.P22]=&quot;&lt;&quot;;4;0))));&quot;&quot;)">
            <text:p/>
          </table:table-cell>
          <table:table-cell table:formula="of:=IF([.Q22]&lt;&gt;&quot;&quot;;IF([.Q22]=&quot;(&quot;;1;IF([.Q22]=&quot;[&quot;;2;IF([.Q22]=&quot;{&quot;;3;IF([.Q22]=&quot;&lt;&quot;;4;0))));&quot;&quot;)">
            <text:p/>
          </table:table-cell>
          <table:table-cell table:formula="of:=IF([.R22]&lt;&gt;&quot;&quot;;IF([.R22]=&quot;(&quot;;1;IF([.R22]=&quot;[&quot;;2;IF([.R22]=&quot;{&quot;;3;IF([.R22]=&quot;&lt;&quot;;4;0))));&quot;&quot;)">
            <text:p/>
          </table:table-cell>
          <table:table-cell table:formula="of:=IF([.S22]&lt;&gt;&quot;&quot;;IF([.S22]=&quot;(&quot;;1;IF([.S22]=&quot;[&quot;;2;IF([.S22]=&quot;{&quot;;3;IF([.S22]=&quot;&lt;&quot;;4;0))));&quot;&quot;)">
            <text:p/>
          </table:table-cell>
          <table:table-cell table:formula="of:=IF([.T22]&lt;&gt;&quot;&quot;;IF([.T22]=&quot;(&quot;;1;IF([.T22]=&quot;[&quot;;2;IF([.T22]=&quot;{&quot;;3;IF([.T22]=&quot;&lt;&quot;;4;0))));&quot;&quot;)">
            <text:p/>
          </table:table-cell>
          <table:table-cell table:formula="of:=IF([.U22]&lt;&gt;&quot;&quot;;IF([.U22]=&quot;(&quot;;1;IF([.U22]=&quot;[&quot;;2;IF([.U22]=&quot;{&quot;;3;IF([.U22]=&quot;&lt;&quot;;4;0))));&quot;&quot;)">
            <text:p/>
          </table:table-cell>
          <table:table-cell table:formula="of:=IF([.V22]&lt;&gt;&quot;&quot;;IF([.V22]=&quot;(&quot;;1;IF([.V22]=&quot;[&quot;;2;IF([.V22]=&quot;{&quot;;3;IF([.V22]=&quot;&lt;&quot;;4;0))));&quot;&quot;)">
            <text:p/>
          </table:table-cell>
          <table:table-cell table:formula="of:=IF([.W22]&lt;&gt;&quot;&quot;;IF([.W22]=&quot;(&quot;;1;IF([.W22]=&quot;[&quot;;2;IF([.W22]=&quot;{&quot;;3;IF([.W22]=&quot;&lt;&quot;;4;0))));&quot;&quot;)">
            <text:p/>
          </table:table-cell>
          <table:table-cell table:formula="of:=IF([.X22]&lt;&gt;&quot;&quot;;IF([.X22]=&quot;(&quot;;1;IF([.X22]=&quot;[&quot;;2;IF([.X22]=&quot;{&quot;;3;IF([.X22]=&quot;&lt;&quot;;4;0))));&quot;&quot;)">
            <text:p/>
          </table:table-cell>
          <table:table-cell table:formula="of:=IF([.Y22]&lt;&gt;&quot;&quot;;IF([.Y22]=&quot;(&quot;;1;IF([.Y22]=&quot;[&quot;;2;IF([.Y22]=&quot;{&quot;;3;IF([.Y22]=&quot;&lt;&quot;;4;0))));&quot;&quot;)">
            <text:p/>
          </table:table-cell>
          <table:table-cell table:formula="of:=IF([.Z22]&lt;&gt;&quot;&quot;;IF([.Z22]=&quot;(&quot;;1;IF([.Z22]=&quot;[&quot;;2;IF([.Z22]=&quot;{&quot;;3;IF([.Z22]=&quot;&lt;&quot;;4;0))));&quot;&quot;)">
            <text:p/>
          </table:table-cell>
          <table:table-cell table:formula="of:=IF([.AA22]&lt;&gt;&quot;&quot;;IF([.AA22]=&quot;(&quot;;1;IF([.AA22]=&quot;[&quot;;2;IF([.AA22]=&quot;{&quot;;3;IF([.AA22]=&quot;&lt;&quot;;4;0))));&quot;&quot;)">
            <text:p/>
          </table:table-cell>
          <table:table-cell table:formula="of:=IF([.AB22]&lt;&gt;&quot;&quot;;IF([.AB22]=&quot;(&quot;;1;IF([.AB22]=&quot;[&quot;;2;IF([.AB22]=&quot;{&quot;;3;IF([.AB22]=&quot;&lt;&quot;;4;0))));&quot;&quot;)">
            <text:p/>
          </table:table-cell>
          <table:table-cell table:number-columns-repeated="2"/>
          <table:table-cell table:formula="of:=[.AD22]">
            <text:p/>
          </table:table-cell>
          <table:table-cell table:formula="of:=IF([.AE22]&lt;&gt;&quot;&quot;;[.AE22]+[.AU22]*5;[.AU22])">
            <text:p/>
          </table:table-cell>
          <table:table-cell table:formula="of:=IF([.AF22]&lt;&gt;&quot;&quot;;[.AF22]+[.AV22]*5;[.AV22])">
            <text:p/>
          </table:table-cell>
          <table:table-cell table:formula="of:=IF([.AG22]&lt;&gt;&quot;&quot;;[.AG22]+[.AW22]*5;[.AW22])">
            <text:p/>
          </table:table-cell>
          <table:table-cell table:formula="of:=IF([.AH22]&lt;&gt;&quot;&quot;;[.AH22]+[.AX22]*5;[.AX22])">
            <text:p/>
          </table:table-cell>
          <table:table-cell table:formula="of:=IF([.AI22]&lt;&gt;&quot;&quot;;[.AI22]+[.AY22]*5;[.AY22])">
            <text:p/>
          </table:table-cell>
          <table:table-cell table:formula="of:=IF([.AJ22]&lt;&gt;&quot;&quot;;[.AJ22]+[.AZ22]*5;[.AZ22])">
            <text:p/>
          </table:table-cell>
          <table:table-cell table:formula="of:=IF([.AK22]&lt;&gt;&quot;&quot;;[.AK22]+[.BA22]*5;[.BA22])">
            <text:p/>
          </table:table-cell>
          <table:table-cell table:formula="of:=IF([.AL22]&lt;&gt;&quot;&quot;;[.AL22]+[.BB22]*5;[.BB22])">
            <text:p/>
          </table:table-cell>
          <table:table-cell table:formula="of:=IF([.AM22]&lt;&gt;&quot;&quot;;[.AM22]+[.BC22]*5;[.BC22])">
            <text:p/>
          </table:table-cell>
          <table:table-cell table:formula="of:=IF([.AN22]&lt;&gt;&quot;&quot;;[.AN22]+[.BD22]*5;[.BD22])">
            <text:p/>
          </table:table-cell>
          <table:table-cell table:formula="of:=IF([.AO22]&lt;&gt;&quot;&quot;;[.AO22]+[.BE22]*5;[.BE22])">
            <text:p/>
          </table:table-cell>
          <table:table-cell table:formula="of:=IF([.AP22]&lt;&gt;&quot;&quot;;[.AP22]+[.BF22]*5;[.BF22])">
            <text:p/>
          </table:table-cell>
          <table:table-cell table:formula="of:=IF([.AQ22]&lt;&gt;&quot;&quot;;[.AQ22]+[.BG22]*5;[.BG22])">
            <text:p/>
          </table:table-cell>
          <table:table-cell table:formula="of:=IF([.AR22]&lt;&gt;&quot;&quot;;[.AR22]+[.BH22]*5;[.BH22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([{({[[({([[{}()]&lt;()()&gt;][&lt;()[]&gt;[[]&lt;&gt;]]}([&lt;(){}&gt;{&lt;&gt;&lt;&gt;}][&lt;{}&lt;&gt;&gt;&lt;&lt;&gt;{}&gt;])}[(([&lt;&gt;[]][&lt;&gt;[]])){</text:p>
          </table:table-cell>
          <table:table-cell table:formula="of:=ORG.LIBREOFFICE.REGEX(ORG.LIBREOFFICE.REGEX(ORG.LIBREOFFICE.REGEX(ORG.LIBREOFFICE.REGEX([.A23];&quot;[(][)]&quot;;&quot;&quot;;&quot;g&quot;);&quot;\[\]&quot;;&quot;&quot;;&quot;g&quot;);&quot;\{\}&quot;;&quot;&quot;;&quot;g&quot;);&quot;&lt;&gt;&quot;;&quot;&quot;;&quot;g&quot;)" office:value-type="string" office:string-value="&lt;{([{({[[({([[]][[]]}([{}][&lt;&gt;&lt;&gt;])}[(([][])){" calcext:value-type="string">
            <text:p>&lt;{([{({[[({([[]][[]]}([{}][&lt;&gt;&lt;&gt;])}[(([][])){</text:p>
          </table:table-cell>
          <table:table-cell table:formula="of:=ORG.LIBREOFFICE.REGEX(ORG.LIBREOFFICE.REGEX(ORG.LIBREOFFICE.REGEX(ORG.LIBREOFFICE.REGEX([.B23];&quot;[(][)]&quot;;&quot;&quot;;&quot;g&quot;);&quot;\[\]&quot;;&quot;&quot;;&quot;g&quot;);&quot;\{\}&quot;;&quot;&quot;;&quot;g&quot;);&quot;&lt;&gt;&quot;;&quot;&quot;;&quot;g&quot;)" office:value-type="string" office:string-value="&lt;{([{({[[({([][]}([][])}[(()){" calcext:value-type="string">
            <text:p>&lt;{([{({[[({([][]}([][])}[(()){</text:p>
          </table:table-cell>
          <table:table-cell table:formula="of:=ORG.LIBREOFFICE.REGEX(ORG.LIBREOFFICE.REGEX(ORG.LIBREOFFICE.REGEX(ORG.LIBREOFFICE.REGEX([.C23];&quot;[(][)]&quot;;&quot;&quot;;&quot;g&quot;);&quot;\[\]&quot;;&quot;&quot;;&quot;g&quot;);&quot;\{\}&quot;;&quot;&quot;;&quot;g&quot;);&quot;&lt;&gt;&quot;;&quot;&quot;;&quot;g&quot;)" office:value-type="string" office:string-value="&lt;{([{({[[({(}()}[(){" calcext:value-type="string">
            <text:p>&lt;{([{({[[({(}()}[(){</text:p>
          </table:table-cell>
          <table:table-cell table:formula="of:=ORG.LIBREOFFICE.REGEX(ORG.LIBREOFFICE.REGEX(ORG.LIBREOFFICE.REGEX(ORG.LIBREOFFICE.REGEX([.D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ORG.LIBREOFFICE.REGEX(ORG.LIBREOFFICE.REGEX(ORG.LIBREOFFICE.REGEX(ORG.LIBREOFFICE.REGEX([.E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ORG.LIBREOFFICE.REGEX(ORG.LIBREOFFICE.REGEX(ORG.LIBREOFFICE.REGEX(ORG.LIBREOFFICE.REGEX([.F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ORG.LIBREOFFICE.REGEX(ORG.LIBREOFFICE.REGEX(ORG.LIBREOFFICE.REGEX(ORG.LIBREOFFICE.REGEX([.G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ORG.LIBREOFFICE.REGEX(ORG.LIBREOFFICE.REGEX(ORG.LIBREOFFICE.REGEX(ORG.LIBREOFFICE.REGEX([.H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ORG.LIBREOFFICE.REGEX(ORG.LIBREOFFICE.REGEX(ORG.LIBREOFFICE.REGEX(ORG.LIBREOFFICE.REGEX([.I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ORG.LIBREOFFICE.REGEX(ORG.LIBREOFFICE.REGEX(ORG.LIBREOFFICE.REGEX(ORG.LIBREOFFICE.REGEX([.J23];&quot;[(][)]&quot;;&quot;&quot;;&quot;g&quot;);&quot;\[\]&quot;;&quot;&quot;;&quot;g&quot;);&quot;\{\}&quot;;&quot;&quot;;&quot;g&quot;);&quot;&lt;&gt;&quot;;&quot;&quot;;&quot;g&quot;)" office:value-type="string" office:string-value="&lt;{([{({[[({(}}[{" calcext:value-type="string">
            <text:p>&lt;{([{({[[({(}}[{</text:p>
          </table:table-cell>
          <table:table-cell table:formula="of:=IF(ORG.LIBREOFFICE.REGEX(ORG.LIBREOFFICE.REGEX(ORG.LIBREOFFICE.REGEX(ORG.LIBREOFFICE.REGEX(ORG.LIBREOFFICE.REGEX([.K2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3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23]=&quot;&quot;;[.K23];&quot;&quot;)">
            <text:p/>
          </table:table-cell>
          <table:table-cell table:formula="of:=IF(AND([.$M23]&lt;&gt;&quot;&quot;;LEN([.$M23])&gt;=[.N$2]);LEFT(RIGHT([.$M23];[.N$2]);1);&quot;&quot;)">
            <text:p/>
          </table:table-cell>
          <table:table-cell table:formula="of:=IF(AND([.$M23]&lt;&gt;&quot;&quot;;LEN([.$M23])&gt;=[.O$2]);LEFT(RIGHT([.$M23];[.O$2]);1);&quot;&quot;)">
            <text:p/>
          </table:table-cell>
          <table:table-cell table:formula="of:=IF(AND([.$M23]&lt;&gt;&quot;&quot;;LEN([.$M23])&gt;=[.P$2]);LEFT(RIGHT([.$M23];[.P$2]);1);&quot;&quot;)">
            <text:p/>
          </table:table-cell>
          <table:table-cell table:formula="of:=IF(AND([.$M23]&lt;&gt;&quot;&quot;;LEN([.$M23])&gt;=[.Q$2]);LEFT(RIGHT([.$M23];[.Q$2]);1);&quot;&quot;)">
            <text:p/>
          </table:table-cell>
          <table:table-cell table:formula="of:=IF(AND([.$M23]&lt;&gt;&quot;&quot;;LEN([.$M23])&gt;=[.R$2]);LEFT(RIGHT([.$M23];[.R$2]);1);&quot;&quot;)">
            <text:p/>
          </table:table-cell>
          <table:table-cell table:formula="of:=IF(AND([.$M23]&lt;&gt;&quot;&quot;;LEN([.$M23])&gt;=[.S$2]);LEFT(RIGHT([.$M23];[.S$2]);1);&quot;&quot;)">
            <text:p/>
          </table:table-cell>
          <table:table-cell table:formula="of:=IF(AND([.$M23]&lt;&gt;&quot;&quot;;LEN([.$M23])&gt;=[.T$2]);LEFT(RIGHT([.$M23];[.T$2]);1);&quot;&quot;)">
            <text:p/>
          </table:table-cell>
          <table:table-cell table:formula="of:=IF(AND([.$M23]&lt;&gt;&quot;&quot;;LEN([.$M23])&gt;=[.U$2]);LEFT(RIGHT([.$M23];[.U$2]);1);&quot;&quot;)">
            <text:p/>
          </table:table-cell>
          <table:table-cell table:formula="of:=IF(AND([.$M23]&lt;&gt;&quot;&quot;;LEN([.$M23])&gt;=[.V$2]);LEFT(RIGHT([.$M23];[.V$2]);1);&quot;&quot;)">
            <text:p/>
          </table:table-cell>
          <table:table-cell table:formula="of:=IF(AND([.$M23]&lt;&gt;&quot;&quot;;LEN([.$M23])&gt;=[.W$2]);LEFT(RIGHT([.$M23];[.W$2]);1);&quot;&quot;)">
            <text:p/>
          </table:table-cell>
          <table:table-cell table:formula="of:=IF(AND([.$M23]&lt;&gt;&quot;&quot;;LEN([.$M23])&gt;=[.X$2]);LEFT(RIGHT([.$M23];[.X$2]);1);&quot;&quot;)">
            <text:p/>
          </table:table-cell>
          <table:table-cell table:formula="of:=IF(AND([.$M23]&lt;&gt;&quot;&quot;;LEN([.$M23])&gt;=[.Y$2]);LEFT(RIGHT([.$M23];[.Y$2]);1);&quot;&quot;)">
            <text:p/>
          </table:table-cell>
          <table:table-cell table:formula="of:=IF(AND([.$M23]&lt;&gt;&quot;&quot;;LEN([.$M23])&gt;=[.Z$2]);LEFT(RIGHT([.$M23];[.Z$2]);1);&quot;&quot;)">
            <text:p/>
          </table:table-cell>
          <table:table-cell table:formula="of:=IF(AND([.$M23]&lt;&gt;&quot;&quot;;LEN([.$M23])&gt;=[.AA$2]);LEFT(RIGHT([.$M23];[.AA$2]);1);&quot;&quot;)">
            <text:p/>
          </table:table-cell>
          <table:table-cell table:formula="of:=IF(AND([.$M23]&lt;&gt;&quot;&quot;;LEN([.$M23])&gt;=[.AB$2]);LEFT(RIGHT([.$M23];[.AB$2]);1);&quot;&quot;)">
            <text:p/>
          </table:table-cell>
          <table:table-cell table:formula="of:=IF([.M23]=&quot;&quot;;&quot;&quot;;0)">
            <text:p/>
          </table:table-cell>
          <table:table-cell table:formula="of:=IF([.N23]&lt;&gt;&quot;&quot;;IF([.N23]=&quot;(&quot;;1;IF([.N23]=&quot;[&quot;;2;IF([.N23]=&quot;{&quot;;3;IF([.N23]=&quot;&lt;&quot;;4;0))));&quot;&quot;)">
            <text:p/>
          </table:table-cell>
          <table:table-cell table:formula="of:=IF([.O23]&lt;&gt;&quot;&quot;;IF([.O23]=&quot;(&quot;;1;IF([.O23]=&quot;[&quot;;2;IF([.O23]=&quot;{&quot;;3;IF([.O23]=&quot;&lt;&quot;;4;0))));&quot;&quot;)">
            <text:p/>
          </table:table-cell>
          <table:table-cell table:formula="of:=IF([.P23]&lt;&gt;&quot;&quot;;IF([.P23]=&quot;(&quot;;1;IF([.P23]=&quot;[&quot;;2;IF([.P23]=&quot;{&quot;;3;IF([.P23]=&quot;&lt;&quot;;4;0))));&quot;&quot;)">
            <text:p/>
          </table:table-cell>
          <table:table-cell table:formula="of:=IF([.Q23]&lt;&gt;&quot;&quot;;IF([.Q23]=&quot;(&quot;;1;IF([.Q23]=&quot;[&quot;;2;IF([.Q23]=&quot;{&quot;;3;IF([.Q23]=&quot;&lt;&quot;;4;0))));&quot;&quot;)">
            <text:p/>
          </table:table-cell>
          <table:table-cell table:formula="of:=IF([.R23]&lt;&gt;&quot;&quot;;IF([.R23]=&quot;(&quot;;1;IF([.R23]=&quot;[&quot;;2;IF([.R23]=&quot;{&quot;;3;IF([.R23]=&quot;&lt;&quot;;4;0))));&quot;&quot;)">
            <text:p/>
          </table:table-cell>
          <table:table-cell table:formula="of:=IF([.S23]&lt;&gt;&quot;&quot;;IF([.S23]=&quot;(&quot;;1;IF([.S23]=&quot;[&quot;;2;IF([.S23]=&quot;{&quot;;3;IF([.S23]=&quot;&lt;&quot;;4;0))));&quot;&quot;)">
            <text:p/>
          </table:table-cell>
          <table:table-cell table:formula="of:=IF([.T23]&lt;&gt;&quot;&quot;;IF([.T23]=&quot;(&quot;;1;IF([.T23]=&quot;[&quot;;2;IF([.T23]=&quot;{&quot;;3;IF([.T23]=&quot;&lt;&quot;;4;0))));&quot;&quot;)">
            <text:p/>
          </table:table-cell>
          <table:table-cell table:formula="of:=IF([.U23]&lt;&gt;&quot;&quot;;IF([.U23]=&quot;(&quot;;1;IF([.U23]=&quot;[&quot;;2;IF([.U23]=&quot;{&quot;;3;IF([.U23]=&quot;&lt;&quot;;4;0))));&quot;&quot;)">
            <text:p/>
          </table:table-cell>
          <table:table-cell table:formula="of:=IF([.V23]&lt;&gt;&quot;&quot;;IF([.V23]=&quot;(&quot;;1;IF([.V23]=&quot;[&quot;;2;IF([.V23]=&quot;{&quot;;3;IF([.V23]=&quot;&lt;&quot;;4;0))));&quot;&quot;)">
            <text:p/>
          </table:table-cell>
          <table:table-cell table:formula="of:=IF([.W23]&lt;&gt;&quot;&quot;;IF([.W23]=&quot;(&quot;;1;IF([.W23]=&quot;[&quot;;2;IF([.W23]=&quot;{&quot;;3;IF([.W23]=&quot;&lt;&quot;;4;0))));&quot;&quot;)">
            <text:p/>
          </table:table-cell>
          <table:table-cell table:formula="of:=IF([.X23]&lt;&gt;&quot;&quot;;IF([.X23]=&quot;(&quot;;1;IF([.X23]=&quot;[&quot;;2;IF([.X23]=&quot;{&quot;;3;IF([.X23]=&quot;&lt;&quot;;4;0))));&quot;&quot;)">
            <text:p/>
          </table:table-cell>
          <table:table-cell table:formula="of:=IF([.Y23]&lt;&gt;&quot;&quot;;IF([.Y23]=&quot;(&quot;;1;IF([.Y23]=&quot;[&quot;;2;IF([.Y23]=&quot;{&quot;;3;IF([.Y23]=&quot;&lt;&quot;;4;0))));&quot;&quot;)">
            <text:p/>
          </table:table-cell>
          <table:table-cell table:formula="of:=IF([.Z23]&lt;&gt;&quot;&quot;;IF([.Z23]=&quot;(&quot;;1;IF([.Z23]=&quot;[&quot;;2;IF([.Z23]=&quot;{&quot;;3;IF([.Z23]=&quot;&lt;&quot;;4;0))));&quot;&quot;)">
            <text:p/>
          </table:table-cell>
          <table:table-cell table:formula="of:=IF([.AA23]&lt;&gt;&quot;&quot;;IF([.AA23]=&quot;(&quot;;1;IF([.AA23]=&quot;[&quot;;2;IF([.AA23]=&quot;{&quot;;3;IF([.AA23]=&quot;&lt;&quot;;4;0))));&quot;&quot;)">
            <text:p/>
          </table:table-cell>
          <table:table-cell table:formula="of:=IF([.AB23]&lt;&gt;&quot;&quot;;IF([.AB23]=&quot;(&quot;;1;IF([.AB23]=&quot;[&quot;;2;IF([.AB23]=&quot;{&quot;;3;IF([.AB23]=&quot;&lt;&quot;;4;0))));&quot;&quot;)">
            <text:p/>
          </table:table-cell>
          <table:table-cell table:number-columns-repeated="2"/>
          <table:table-cell table:formula="of:=[.AD23]">
            <text:p/>
          </table:table-cell>
          <table:table-cell table:formula="of:=IF([.AE23]&lt;&gt;&quot;&quot;;[.AE23]+[.AU23]*5;[.AU23])">
            <text:p/>
          </table:table-cell>
          <table:table-cell table:formula="of:=IF([.AF23]&lt;&gt;&quot;&quot;;[.AF23]+[.AV23]*5;[.AV23])">
            <text:p/>
          </table:table-cell>
          <table:table-cell table:formula="of:=IF([.AG23]&lt;&gt;&quot;&quot;;[.AG23]+[.AW23]*5;[.AW23])">
            <text:p/>
          </table:table-cell>
          <table:table-cell table:formula="of:=IF([.AH23]&lt;&gt;&quot;&quot;;[.AH23]+[.AX23]*5;[.AX23])">
            <text:p/>
          </table:table-cell>
          <table:table-cell table:formula="of:=IF([.AI23]&lt;&gt;&quot;&quot;;[.AI23]+[.AY23]*5;[.AY23])">
            <text:p/>
          </table:table-cell>
          <table:table-cell table:formula="of:=IF([.AJ23]&lt;&gt;&quot;&quot;;[.AJ23]+[.AZ23]*5;[.AZ23])">
            <text:p/>
          </table:table-cell>
          <table:table-cell table:formula="of:=IF([.AK23]&lt;&gt;&quot;&quot;;[.AK23]+[.BA23]*5;[.BA23])">
            <text:p/>
          </table:table-cell>
          <table:table-cell table:formula="of:=IF([.AL23]&lt;&gt;&quot;&quot;;[.AL23]+[.BB23]*5;[.BB23])">
            <text:p/>
          </table:table-cell>
          <table:table-cell table:formula="of:=IF([.AM23]&lt;&gt;&quot;&quot;;[.AM23]+[.BC23]*5;[.BC23])">
            <text:p/>
          </table:table-cell>
          <table:table-cell table:formula="of:=IF([.AN23]&lt;&gt;&quot;&quot;;[.AN23]+[.BD23]*5;[.BD23])">
            <text:p/>
          </table:table-cell>
          <table:table-cell table:formula="of:=IF([.AO23]&lt;&gt;&quot;&quot;;[.AO23]+[.BE23]*5;[.BE23])">
            <text:p/>
          </table:table-cell>
          <table:table-cell table:formula="of:=IF([.AP23]&lt;&gt;&quot;&quot;;[.AP23]+[.BF23]*5;[.BF23])">
            <text:p/>
          </table:table-cell>
          <table:table-cell table:formula="of:=IF([.AQ23]&lt;&gt;&quot;&quot;;[.AQ23]+[.BG23]*5;[.BG23])">
            <text:p/>
          </table:table-cell>
          <table:table-cell table:formula="of:=IF([.AR23]&lt;&gt;&quot;&quot;;[.AR23]+[.BH23]*5;[.BH2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[&lt;(&lt;(&lt;[[[{[{&lt;&gt;{}}]((())({}()))}][(([{}&lt;&gt;]{{}{}}))[{[[]()]((){})}&lt;[&lt;&gt;[]]([][])&gt;]]]][[((({</text:p>
          </table:table-cell>
          <table:table-cell table:formula="of:=ORG.LIBREOFFICE.REGEX(ORG.LIBREOFFICE.REGEX(ORG.LIBREOFFICE.REGEX(ORG.LIBREOFFICE.REGEX([.A24];&quot;[(][)]&quot;;&quot;&quot;;&quot;g&quot;);&quot;\[\]&quot;;&quot;&quot;;&quot;g&quot;);&quot;\{\}&quot;;&quot;&quot;;&quot;g&quot;);&quot;&lt;&gt;&quot;;&quot;&quot;;&quot;g&quot;)" office:value-type="string" office:string-value="&lt;{[&lt;(&lt;(&lt;[[[{[{}](()())}][(([]{}))[{[]()}&lt;[]()&gt;]]]][[((({" calcext:value-type="string">
            <text:p>&lt;{[&lt;(&lt;(&lt;[[[{[{}](()())}][(([]{}))[{[]()}&lt;[]()&gt;]]]][[((({</text:p>
          </table:table-cell>
          <table:table-cell table:formula="of:=ORG.LIBREOFFICE.REGEX(ORG.LIBREOFFICE.REGEX(ORG.LIBREOFFICE.REGEX(ORG.LIBREOFFICE.REGEX([.B24];&quot;[(][)]&quot;;&quot;&quot;;&quot;g&quot;);&quot;\[\]&quot;;&quot;&quot;;&quot;g&quot;);&quot;\{\}&quot;;&quot;&quot;;&quot;g&quot;);&quot;&lt;&gt;&quot;;&quot;&quot;;&quot;g&quot;)" office:value-type="string" office:string-value="&lt;{[&lt;(&lt;(&lt;[[[{[]()}][(())[]]]][[((({" calcext:value-type="string">
            <text:p>&lt;{[&lt;(&lt;(&lt;[[[{[]()}][(())[]]]][[((({</text:p>
          </table:table-cell>
          <table:table-cell table:formula="of:=ORG.LIBREOFFICE.REGEX(ORG.LIBREOFFICE.REGEX(ORG.LIBREOFFICE.REGEX(ORG.LIBREOFFICE.REGEX([.C24];&quot;[(][)]&quot;;&quot;&quot;;&quot;g&quot;);&quot;\[\]&quot;;&quot;&quot;;&quot;g&quot;);&quot;\{\}&quot;;&quot;&quot;;&quot;g&quot;);&quot;&lt;&gt;&quot;;&quot;&quot;;&quot;g&quot;)" office:value-type="string" office:string-value="&lt;{[&lt;(&lt;(&lt;[[[][()]]][[((({" calcext:value-type="string">
            <text:p>&lt;{[&lt;(&lt;(&lt;[[[][()]]][[((({</text:p>
          </table:table-cell>
          <table:table-cell table:formula="of:=ORG.LIBREOFFICE.REGEX(ORG.LIBREOFFICE.REGEX(ORG.LIBREOFFICE.REGEX(ORG.LIBREOFFICE.REGEX([.D24];&quot;[(][)]&quot;;&quot;&quot;;&quot;g&quot;);&quot;\[\]&quot;;&quot;&quot;;&quot;g&quot;);&quot;\{\}&quot;;&quot;&quot;;&quot;g&quot;);&quot;&lt;&gt;&quot;;&quot;&quot;;&quot;g&quot;)" office:value-type="string" office:string-value="&lt;{[&lt;(&lt;(&lt;[[]][[((({" calcext:value-type="string">
            <text:p>&lt;{[&lt;(&lt;(&lt;[[]][[((({</text:p>
          </table:table-cell>
          <table:table-cell table:formula="of:=ORG.LIBREOFFICE.REGEX(ORG.LIBREOFFICE.REGEX(ORG.LIBREOFFICE.REGEX(ORG.LIBREOFFICE.REGEX([.E24];&quot;[(][)]&quot;;&quot;&quot;;&quot;g&quot;);&quot;\[\]&quot;;&quot;&quot;;&quot;g&quot;);&quot;\{\}&quot;;&quot;&quot;;&quot;g&quot;);&quot;&lt;&gt;&quot;;&quot;&quot;;&quot;g&quot;)" office:value-type="string" office:string-value="&lt;{[&lt;(&lt;(&lt;[][[((({" calcext:value-type="string">
            <text:p>&lt;{[&lt;(&lt;(&lt;[][[((({</text:p>
          </table:table-cell>
          <table:table-cell table:formula="of:=ORG.LIBREOFFICE.REGEX(ORG.LIBREOFFICE.REGEX(ORG.LIBREOFFICE.REGEX(ORG.LIBREOFFICE.REGEX([.F24];&quot;[(][)]&quot;;&quot;&quot;;&quot;g&quot;);&quot;\[\]&quot;;&quot;&quot;;&quot;g&quot;);&quot;\{\}&quot;;&quot;&quot;;&quot;g&quot;);&quot;&lt;&gt;&quot;;&quot;&quot;;&quot;g&quot;)" office:value-type="string" office:string-value="&lt;{[&lt;(&lt;(&lt;[[((({" calcext:value-type="string">
            <text:p>&lt;{[&lt;(&lt;(&lt;[[((({</text:p>
          </table:table-cell>
          <table:table-cell table:formula="of:=ORG.LIBREOFFICE.REGEX(ORG.LIBREOFFICE.REGEX(ORG.LIBREOFFICE.REGEX(ORG.LIBREOFFICE.REGEX([.G24];&quot;[(][)]&quot;;&quot;&quot;;&quot;g&quot;);&quot;\[\]&quot;;&quot;&quot;;&quot;g&quot;);&quot;\{\}&quot;;&quot;&quot;;&quot;g&quot;);&quot;&lt;&gt;&quot;;&quot;&quot;;&quot;g&quot;)" office:value-type="string" office:string-value="&lt;{[&lt;(&lt;(&lt;[[((({" calcext:value-type="string">
            <text:p>&lt;{[&lt;(&lt;(&lt;[[((({</text:p>
          </table:table-cell>
          <table:table-cell table:formula="of:=ORG.LIBREOFFICE.REGEX(ORG.LIBREOFFICE.REGEX(ORG.LIBREOFFICE.REGEX(ORG.LIBREOFFICE.REGEX([.H24];&quot;[(][)]&quot;;&quot;&quot;;&quot;g&quot;);&quot;\[\]&quot;;&quot;&quot;;&quot;g&quot;);&quot;\{\}&quot;;&quot;&quot;;&quot;g&quot;);&quot;&lt;&gt;&quot;;&quot;&quot;;&quot;g&quot;)" office:value-type="string" office:string-value="&lt;{[&lt;(&lt;(&lt;[[((({" calcext:value-type="string">
            <text:p>&lt;{[&lt;(&lt;(&lt;[[((({</text:p>
          </table:table-cell>
          <table:table-cell table:formula="of:=ORG.LIBREOFFICE.REGEX(ORG.LIBREOFFICE.REGEX(ORG.LIBREOFFICE.REGEX(ORG.LIBREOFFICE.REGEX([.I24];&quot;[(][)]&quot;;&quot;&quot;;&quot;g&quot;);&quot;\[\]&quot;;&quot;&quot;;&quot;g&quot;);&quot;\{\}&quot;;&quot;&quot;;&quot;g&quot;);&quot;&lt;&gt;&quot;;&quot;&quot;;&quot;g&quot;)" office:value-type="string" office:string-value="&lt;{[&lt;(&lt;(&lt;[[((({" calcext:value-type="string">
            <text:p>&lt;{[&lt;(&lt;(&lt;[[((({</text:p>
          </table:table-cell>
          <table:table-cell table:formula="of:=ORG.LIBREOFFICE.REGEX(ORG.LIBREOFFICE.REGEX(ORG.LIBREOFFICE.REGEX(ORG.LIBREOFFICE.REGEX([.J24];&quot;[(][)]&quot;;&quot;&quot;;&quot;g&quot;);&quot;\[\]&quot;;&quot;&quot;;&quot;g&quot;);&quot;\{\}&quot;;&quot;&quot;;&quot;g&quot;);&quot;&lt;&gt;&quot;;&quot;&quot;;&quot;g&quot;)" office:value-type="string" office:string-value="&lt;{[&lt;(&lt;(&lt;[[((({" calcext:value-type="string">
            <text:p>&lt;{[&lt;(&lt;(&lt;[[((({</text:p>
          </table:table-cell>
          <table:table-cell table:formula="of:=IF(ORG.LIBREOFFICE.REGEX(ORG.LIBREOFFICE.REGEX(ORG.LIBREOFFICE.REGEX(ORG.LIBREOFFICE.REGEX(ORG.LIBREOFFICE.REGEX([.K2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4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24]=&quot;&quot;;[.K24];&quot;&quot;)" office:value-type="string" office:string-value="&lt;{[&lt;(&lt;(&lt;[[((({" calcext:value-type="string">
            <text:p>&lt;{[&lt;(&lt;(&lt;[[((({</text:p>
          </table:table-cell>
          <table:table-cell table:formula="of:=IF(AND([.$M24]&lt;&gt;&quot;&quot;;LEN([.$M24])&gt;=[.N$2]);LEFT(RIGHT([.$M24];[.N$2]);1);&quot;&quot;)" office:value-type="string" office:string-value="{" calcext:value-type="string">
            <text:p>{</text:p>
          </table:table-cell>
          <table:table-cell table:formula="of:=IF(AND([.$M24]&lt;&gt;&quot;&quot;;LEN([.$M24])&gt;=[.O$2]);LEFT(RIGHT([.$M24];[.O$2]);1);&quot;&quot;)" office:value-type="string" office:string-value="(" calcext:value-type="string">
            <text:p>(</text:p>
          </table:table-cell>
          <table:table-cell table:formula="of:=IF(AND([.$M24]&lt;&gt;&quot;&quot;;LEN([.$M24])&gt;=[.P$2]);LEFT(RIGHT([.$M24];[.P$2]);1);&quot;&quot;)" office:value-type="string" office:string-value="(" calcext:value-type="string">
            <text:p>(</text:p>
          </table:table-cell>
          <table:table-cell table:formula="of:=IF(AND([.$M24]&lt;&gt;&quot;&quot;;LEN([.$M24])&gt;=[.Q$2]);LEFT(RIGHT([.$M24];[.Q$2]);1);&quot;&quot;)" office:value-type="string" office:string-value="(" calcext:value-type="string">
            <text:p>(</text:p>
          </table:table-cell>
          <table:table-cell table:formula="of:=IF(AND([.$M24]&lt;&gt;&quot;&quot;;LEN([.$M24])&gt;=[.R$2]);LEFT(RIGHT([.$M24];[.R$2]);1);&quot;&quot;)" office:value-type="string" office:string-value="[" calcext:value-type="string">
            <text:p>[</text:p>
          </table:table-cell>
          <table:table-cell table:formula="of:=IF(AND([.$M24]&lt;&gt;&quot;&quot;;LEN([.$M24])&gt;=[.S$2]);LEFT(RIGHT([.$M24];[.S$2]);1);&quot;&quot;)" office:value-type="string" office:string-value="[" calcext:value-type="string">
            <text:p>[</text:p>
          </table:table-cell>
          <table:table-cell table:formula="of:=IF(AND([.$M24]&lt;&gt;&quot;&quot;;LEN([.$M24])&gt;=[.T$2]);LEFT(RIGHT([.$M24];[.T$2]);1);&quot;&quot;)" office:value-type="string" office:string-value="&lt;" calcext:value-type="string">
            <text:p>&lt;</text:p>
          </table:table-cell>
          <table:table-cell table:formula="of:=IF(AND([.$M24]&lt;&gt;&quot;&quot;;LEN([.$M24])&gt;=[.U$2]);LEFT(RIGHT([.$M24];[.U$2]);1);&quot;&quot;)" office:value-type="string" office:string-value="(" calcext:value-type="string">
            <text:p>(</text:p>
          </table:table-cell>
          <table:table-cell table:formula="of:=IF(AND([.$M24]&lt;&gt;&quot;&quot;;LEN([.$M24])&gt;=[.V$2]);LEFT(RIGHT([.$M24];[.V$2]);1);&quot;&quot;)" office:value-type="string" office:string-value="&lt;" calcext:value-type="string">
            <text:p>&lt;</text:p>
          </table:table-cell>
          <table:table-cell table:formula="of:=IF(AND([.$M24]&lt;&gt;&quot;&quot;;LEN([.$M24])&gt;=[.W$2]);LEFT(RIGHT([.$M24];[.W$2]);1);&quot;&quot;)" office:value-type="string" office:string-value="(" calcext:value-type="string">
            <text:p>(</text:p>
          </table:table-cell>
          <table:table-cell table:formula="of:=IF(AND([.$M24]&lt;&gt;&quot;&quot;;LEN([.$M24])&gt;=[.X$2]);LEFT(RIGHT([.$M24];[.X$2]);1);&quot;&quot;)" office:value-type="string" office:string-value="&lt;" calcext:value-type="string">
            <text:p>&lt;</text:p>
          </table:table-cell>
          <table:table-cell table:formula="of:=IF(AND([.$M24]&lt;&gt;&quot;&quot;;LEN([.$M24])&gt;=[.Y$2]);LEFT(RIGHT([.$M24];[.Y$2]);1);&quot;&quot;)" office:value-type="string" office:string-value="[" calcext:value-type="string">
            <text:p>[</text:p>
          </table:table-cell>
          <table:table-cell table:formula="of:=IF(AND([.$M24]&lt;&gt;&quot;&quot;;LEN([.$M24])&gt;=[.Z$2]);LEFT(RIGHT([.$M24];[.Z$2]);1);&quot;&quot;)" office:value-type="string" office:string-value="{" calcext:value-type="string">
            <text:p>{</text:p>
          </table:table-cell>
          <table:table-cell table:formula="of:=IF(AND([.$M24]&lt;&gt;&quot;&quot;;LEN([.$M24])&gt;=[.AA$2]);LEFT(RIGHT([.$M24];[.AA$2]);1);&quot;&quot;)" office:value-type="string" office:string-value="&lt;" calcext:value-type="string">
            <text:p>&lt;</text:p>
          </table:table-cell>
          <table:table-cell table:formula="of:=IF(AND([.$M24]&lt;&gt;&quot;&quot;;LEN([.$M24])&gt;=[.AB$2]);LEFT(RIGHT([.$M24];[.AB$2]);1);&quot;&quot;)">
            <text:p/>
          </table:table-cell>
          <table:table-cell table:formula="of:=IF([.M24]=&quot;&quot;;&quot;&quot;;0)" office:value-type="float" office:value="0" calcext:value-type="float">
            <text:p>0</text:p>
          </table:table-cell>
          <table:table-cell table:formula="of:=IF([.N24]&lt;&gt;&quot;&quot;;IF([.N24]=&quot;(&quot;;1;IF([.N24]=&quot;[&quot;;2;IF([.N24]=&quot;{&quot;;3;IF([.N24]=&quot;&lt;&quot;;4;0))));&quot;&quot;)" office:value-type="float" office:value="3" calcext:value-type="float">
            <text:p>3</text:p>
          </table:table-cell>
          <table:table-cell table:formula="of:=IF([.O24]&lt;&gt;&quot;&quot;;IF([.O24]=&quot;(&quot;;1;IF([.O24]=&quot;[&quot;;2;IF([.O24]=&quot;{&quot;;3;IF([.O24]=&quot;&lt;&quot;;4;0))));&quot;&quot;)" office:value-type="float" office:value="1" calcext:value-type="float">
            <text:p>1</text:p>
          </table:table-cell>
          <table:table-cell table:formula="of:=IF([.P24]&lt;&gt;&quot;&quot;;IF([.P24]=&quot;(&quot;;1;IF([.P24]=&quot;[&quot;;2;IF([.P24]=&quot;{&quot;;3;IF([.P24]=&quot;&lt;&quot;;4;0))));&quot;&quot;)" office:value-type="float" office:value="1" calcext:value-type="float">
            <text:p>1</text:p>
          </table:table-cell>
          <table:table-cell table:formula="of:=IF([.Q24]&lt;&gt;&quot;&quot;;IF([.Q24]=&quot;(&quot;;1;IF([.Q24]=&quot;[&quot;;2;IF([.Q24]=&quot;{&quot;;3;IF([.Q24]=&quot;&lt;&quot;;4;0))));&quot;&quot;)" office:value-type="float" office:value="1" calcext:value-type="float">
            <text:p>1</text:p>
          </table:table-cell>
          <table:table-cell table:formula="of:=IF([.R24]&lt;&gt;&quot;&quot;;IF([.R24]=&quot;(&quot;;1;IF([.R24]=&quot;[&quot;;2;IF([.R24]=&quot;{&quot;;3;IF([.R24]=&quot;&lt;&quot;;4;0))));&quot;&quot;)" office:value-type="float" office:value="2" calcext:value-type="float">
            <text:p>2</text:p>
          </table:table-cell>
          <table:table-cell table:formula="of:=IF([.S24]&lt;&gt;&quot;&quot;;IF([.S24]=&quot;(&quot;;1;IF([.S24]=&quot;[&quot;;2;IF([.S24]=&quot;{&quot;;3;IF([.S24]=&quot;&lt;&quot;;4;0))));&quot;&quot;)" office:value-type="float" office:value="2" calcext:value-type="float">
            <text:p>2</text:p>
          </table:table-cell>
          <table:table-cell table:formula="of:=IF([.T24]&lt;&gt;&quot;&quot;;IF([.T24]=&quot;(&quot;;1;IF([.T24]=&quot;[&quot;;2;IF([.T24]=&quot;{&quot;;3;IF([.T24]=&quot;&lt;&quot;;4;0))));&quot;&quot;)" office:value-type="float" office:value="4" calcext:value-type="float">
            <text:p>4</text:p>
          </table:table-cell>
          <table:table-cell table:formula="of:=IF([.U24]&lt;&gt;&quot;&quot;;IF([.U24]=&quot;(&quot;;1;IF([.U24]=&quot;[&quot;;2;IF([.U24]=&quot;{&quot;;3;IF([.U24]=&quot;&lt;&quot;;4;0))));&quot;&quot;)" office:value-type="float" office:value="1" calcext:value-type="float">
            <text:p>1</text:p>
          </table:table-cell>
          <table:table-cell table:formula="of:=IF([.V24]&lt;&gt;&quot;&quot;;IF([.V24]=&quot;(&quot;;1;IF([.V24]=&quot;[&quot;;2;IF([.V24]=&quot;{&quot;;3;IF([.V24]=&quot;&lt;&quot;;4;0))));&quot;&quot;)" office:value-type="float" office:value="4" calcext:value-type="float">
            <text:p>4</text:p>
          </table:table-cell>
          <table:table-cell table:formula="of:=IF([.W24]&lt;&gt;&quot;&quot;;IF([.W24]=&quot;(&quot;;1;IF([.W24]=&quot;[&quot;;2;IF([.W24]=&quot;{&quot;;3;IF([.W24]=&quot;&lt;&quot;;4;0))));&quot;&quot;)" office:value-type="float" office:value="1" calcext:value-type="float">
            <text:p>1</text:p>
          </table:table-cell>
          <table:table-cell table:formula="of:=IF([.X24]&lt;&gt;&quot;&quot;;IF([.X24]=&quot;(&quot;;1;IF([.X24]=&quot;[&quot;;2;IF([.X24]=&quot;{&quot;;3;IF([.X24]=&quot;&lt;&quot;;4;0))));&quot;&quot;)" office:value-type="float" office:value="4" calcext:value-type="float">
            <text:p>4</text:p>
          </table:table-cell>
          <table:table-cell table:formula="of:=IF([.Y24]&lt;&gt;&quot;&quot;;IF([.Y24]=&quot;(&quot;;1;IF([.Y24]=&quot;[&quot;;2;IF([.Y24]=&quot;{&quot;;3;IF([.Y24]=&quot;&lt;&quot;;4;0))));&quot;&quot;)" office:value-type="float" office:value="2" calcext:value-type="float">
            <text:p>2</text:p>
          </table:table-cell>
          <table:table-cell table:formula="of:=IF([.Z24]&lt;&gt;&quot;&quot;;IF([.Z24]=&quot;(&quot;;1;IF([.Z24]=&quot;[&quot;;2;IF([.Z24]=&quot;{&quot;;3;IF([.Z24]=&quot;&lt;&quot;;4;0))));&quot;&quot;)" office:value-type="float" office:value="3" calcext:value-type="float">
            <text:p>3</text:p>
          </table:table-cell>
          <table:table-cell table:formula="of:=IF([.AA24]&lt;&gt;&quot;&quot;;IF([.AA24]=&quot;(&quot;;1;IF([.AA24]=&quot;[&quot;;2;IF([.AA24]=&quot;{&quot;;3;IF([.AA24]=&quot;&lt;&quot;;4;0))));&quot;&quot;)" office:value-type="float" office:value="4" calcext:value-type="float">
            <text:p>4</text:p>
          </table:table-cell>
          <table:table-cell table:formula="of:=IF([.AB24]&lt;&gt;&quot;&quot;;IF([.AB24]=&quot;(&quot;;1;IF([.AB24]=&quot;[&quot;;2;IF([.AB24]=&quot;{&quot;;3;IF([.AB24]=&quot;&lt;&quot;;4;0))));&quot;&quot;)">
            <text:p/>
          </table:table-cell>
          <table:table-cell table:number-columns-repeated="2"/>
          <table:table-cell table:formula="of:=[.AD24]" office:value-type="float" office:value="3" calcext:value-type="float">
            <text:p>3</text:p>
          </table:table-cell>
          <table:table-cell table:formula="of:=IF([.AE24]&lt;&gt;&quot;&quot;;[.AE24]+[.AU24]*5;[.AU24])" office:value-type="float" office:value="16" calcext:value-type="float">
            <text:p>16</text:p>
          </table:table-cell>
          <table:table-cell table:formula="of:=IF([.AF24]&lt;&gt;&quot;&quot;;[.AF24]+[.AV24]*5;[.AV24])" office:value-type="float" office:value="81" calcext:value-type="float">
            <text:p>81</text:p>
          </table:table-cell>
          <table:table-cell table:formula="of:=IF([.AG24]&lt;&gt;&quot;&quot;;[.AG24]+[.AW24]*5;[.AW24])" office:value-type="float" office:value="406" calcext:value-type="float">
            <text:p>406</text:p>
          </table:table-cell>
          <table:table-cell table:formula="of:=IF([.AH24]&lt;&gt;&quot;&quot;;[.AH24]+[.AX24]*5;[.AX24])" office:value-type="float" office:value="2032" calcext:value-type="float">
            <text:p>2032</text:p>
          </table:table-cell>
          <table:table-cell table:formula="of:=IF([.AI24]&lt;&gt;&quot;&quot;;[.AI24]+[.AY24]*5;[.AY24])" office:value-type="float" office:value="10162" calcext:value-type="float">
            <text:p>10162</text:p>
          </table:table-cell>
          <table:table-cell table:formula="of:=IF([.AJ24]&lt;&gt;&quot;&quot;;[.AJ24]+[.AZ24]*5;[.AZ24])" office:value-type="float" office:value="50814" calcext:value-type="float">
            <text:p>50814</text:p>
          </table:table-cell>
          <table:table-cell table:formula="of:=IF([.AK24]&lt;&gt;&quot;&quot;;[.AK24]+[.BA24]*5;[.BA24])" office:value-type="float" office:value="254071" calcext:value-type="float">
            <text:p>254071</text:p>
          </table:table-cell>
          <table:table-cell table:formula="of:=IF([.AL24]&lt;&gt;&quot;&quot;;[.AL24]+[.BB24]*5;[.BB24])" office:value-type="float" office:value="1270359" calcext:value-type="float">
            <text:p>1270359</text:p>
          </table:table-cell>
          <table:table-cell table:formula="of:=IF([.AM24]&lt;&gt;&quot;&quot;;[.AM24]+[.BC24]*5;[.BC24])" office:value-type="float" office:value="6351796" calcext:value-type="float">
            <text:p>6351796</text:p>
          </table:table-cell>
          <table:table-cell table:formula="of:=IF([.AN24]&lt;&gt;&quot;&quot;;[.AN24]+[.BD24]*5;[.BD24])" office:value-type="float" office:value="31758984" calcext:value-type="float">
            <text:p>31758984</text:p>
          </table:table-cell>
          <table:table-cell table:formula="of:=IF([.AO24]&lt;&gt;&quot;&quot;;[.AO24]+[.BE24]*5;[.BE24])" office:value-type="float" office:value="158794922" calcext:value-type="float">
            <text:p>158794922</text:p>
          </table:table-cell>
          <table:table-cell table:formula="of:=IF([.AP24]&lt;&gt;&quot;&quot;;[.AP24]+[.BF24]*5;[.BF24])" office:value-type="float" office:value="793974613" calcext:value-type="float">
            <text:p>793974613</text:p>
          </table:table-cell>
          <table:table-cell table:formula="of:=IF([.AQ24]&lt;&gt;&quot;&quot;;[.AQ24]+[.BG24]*5;[.BG24])" office:value-type="float" office:value="3969873069" calcext:value-type="float">
            <text:p>3969873069</text:p>
          </table:table-cell>
          <table:table-cell table:formula="of:=IF([.AR24]&lt;&gt;&quot;&quot;;[.AR24]+[.BH24]*5;[.BH24])" office:value-type="float" office:value="3969873069" calcext:value-type="float">
            <text:p>396987306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[&lt;&lt;([[[&lt;[[&lt;(&lt;&gt;{}){{}[]}&gt;[((){})[&lt;&gt;&lt;&gt;]]][{{&lt;&gt;{}}{(){}}}(&lt;[]{}}({}&lt;&gt;))]]{((&lt;{}[]&gt;({}&lt;&gt;))&lt;&lt;&lt;&gt;{}&gt;[[]{}]&gt;)[((</text:p>
          </table:table-cell>
          <table:table-cell table:formula="of:=ORG.LIBREOFFICE.REGEX(ORG.LIBREOFFICE.REGEX(ORG.LIBREOFFICE.REGEX(ORG.LIBREOFFICE.REGEX([.A25];&quot;[(][)]&quot;;&quot;&quot;;&quot;g&quot;);&quot;\[\]&quot;;&quot;&quot;;&quot;g&quot;);&quot;\{\}&quot;;&quot;&quot;;&quot;g&quot;);&quot;&lt;&gt;&quot;;&quot;&quot;;&quot;g&quot;)" office:value-type="string" office:string-value="({[&lt;&lt;([[[&lt;[[&lt;(){}&gt;[()[]]][{{}{}}(&lt;}())]]{((())&lt;&lt;&gt;[]&gt;)[((" calcext:value-type="string">
            <text:p>({[&lt;&lt;([[[&lt;[[&lt;(){}&gt;[()[]]][{{}{}}(&lt;}())]]{((())&lt;&lt;&gt;[]&gt;)[((</text:p>
          </table:table-cell>
          <table:table-cell table:formula="of:=ORG.LIBREOFFICE.REGEX(ORG.LIBREOFFICE.REGEX(ORG.LIBREOFFICE.REGEX(ORG.LIBREOFFICE.REGEX([.B25];&quot;[(][)]&quot;;&quot;&quot;;&quot;g&quot;);&quot;\[\]&quot;;&quot;&quot;;&quot;g&quot;);&quot;\{\}&quot;;&quot;&quot;;&quot;g&quot;);&quot;&lt;&gt;&quot;;&quot;&quot;;&quot;g&quot;)" office:value-type="string" office:string-value="({[&lt;&lt;([[[&lt;[[[]][{}(&lt;})]]{(()&lt;&gt;)[((" calcext:value-type="string">
            <text:p>({[&lt;&lt;([[[&lt;[[[]][{}(&lt;})]]{(()&lt;&gt;)[((</text:p>
          </table:table-cell>
          <table:table-cell table:formula="of:=ORG.LIBREOFFICE.REGEX(ORG.LIBREOFFICE.REGEX(ORG.LIBREOFFICE.REGEX(ORG.LIBREOFFICE.REGEX([.C25];&quot;[(][)]&quot;;&quot;&quot;;&quot;g&quot;);&quot;\[\]&quot;;&quot;&quot;;&quot;g&quot;);&quot;\{\}&quot;;&quot;&quot;;&quot;g&quot;);&quot;&lt;&gt;&quot;;&quot;&quot;;&quot;g&quot;)" office:value-type="string" office:string-value="({[&lt;&lt;([[[&lt;[[][(&lt;})]]{()[((" calcext:value-type="string">
            <text:p>({[&lt;&lt;([[[&lt;[[][(&lt;})]]{()[((</text:p>
          </table:table-cell>
          <table:table-cell table:formula="of:=ORG.LIBREOFFICE.REGEX(ORG.LIBREOFFICE.REGEX(ORG.LIBREOFFICE.REGEX(ORG.LIBREOFFICE.REGEX([.D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ORG.LIBREOFFICE.REGEX(ORG.LIBREOFFICE.REGEX(ORG.LIBREOFFICE.REGEX(ORG.LIBREOFFICE.REGEX([.E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ORG.LIBREOFFICE.REGEX(ORG.LIBREOFFICE.REGEX(ORG.LIBREOFFICE.REGEX(ORG.LIBREOFFICE.REGEX([.F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ORG.LIBREOFFICE.REGEX(ORG.LIBREOFFICE.REGEX(ORG.LIBREOFFICE.REGEX(ORG.LIBREOFFICE.REGEX([.G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ORG.LIBREOFFICE.REGEX(ORG.LIBREOFFICE.REGEX(ORG.LIBREOFFICE.REGEX(ORG.LIBREOFFICE.REGEX([.H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ORG.LIBREOFFICE.REGEX(ORG.LIBREOFFICE.REGEX(ORG.LIBREOFFICE.REGEX(ORG.LIBREOFFICE.REGEX([.I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ORG.LIBREOFFICE.REGEX(ORG.LIBREOFFICE.REGEX(ORG.LIBREOFFICE.REGEX(ORG.LIBREOFFICE.REGEX([.J25];&quot;[(][)]&quot;;&quot;&quot;;&quot;g&quot;);&quot;\[\]&quot;;&quot;&quot;;&quot;g&quot;);&quot;\{\}&quot;;&quot;&quot;;&quot;g&quot;);&quot;&lt;&gt;&quot;;&quot;&quot;;&quot;g&quot;)" office:value-type="string" office:string-value="({[&lt;&lt;([[[&lt;[[(&lt;})]]{[((" calcext:value-type="string">
            <text:p>({[&lt;&lt;([[[&lt;[[(&lt;})]]{[((</text:p>
          </table:table-cell>
          <table:table-cell table:formula="of:=IF(ORG.LIBREOFFICE.REGEX(ORG.LIBREOFFICE.REGEX(ORG.LIBREOFFICE.REGEX(ORG.LIBREOFFICE.REGEX(ORG.LIBREOFFICE.REGEX([.K2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5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25]=&quot;&quot;;[.K25];&quot;&quot;)">
            <text:p/>
          </table:table-cell>
          <table:table-cell table:formula="of:=IF(AND([.$M25]&lt;&gt;&quot;&quot;;LEN([.$M25])&gt;=[.N$2]);LEFT(RIGHT([.$M25];[.N$2]);1);&quot;&quot;)">
            <text:p/>
          </table:table-cell>
          <table:table-cell table:formula="of:=IF(AND([.$M25]&lt;&gt;&quot;&quot;;LEN([.$M25])&gt;=[.O$2]);LEFT(RIGHT([.$M25];[.O$2]);1);&quot;&quot;)">
            <text:p/>
          </table:table-cell>
          <table:table-cell table:formula="of:=IF(AND([.$M25]&lt;&gt;&quot;&quot;;LEN([.$M25])&gt;=[.P$2]);LEFT(RIGHT([.$M25];[.P$2]);1);&quot;&quot;)">
            <text:p/>
          </table:table-cell>
          <table:table-cell table:formula="of:=IF(AND([.$M25]&lt;&gt;&quot;&quot;;LEN([.$M25])&gt;=[.Q$2]);LEFT(RIGHT([.$M25];[.Q$2]);1);&quot;&quot;)">
            <text:p/>
          </table:table-cell>
          <table:table-cell table:formula="of:=IF(AND([.$M25]&lt;&gt;&quot;&quot;;LEN([.$M25])&gt;=[.R$2]);LEFT(RIGHT([.$M25];[.R$2]);1);&quot;&quot;)">
            <text:p/>
          </table:table-cell>
          <table:table-cell table:formula="of:=IF(AND([.$M25]&lt;&gt;&quot;&quot;;LEN([.$M25])&gt;=[.S$2]);LEFT(RIGHT([.$M25];[.S$2]);1);&quot;&quot;)">
            <text:p/>
          </table:table-cell>
          <table:table-cell table:formula="of:=IF(AND([.$M25]&lt;&gt;&quot;&quot;;LEN([.$M25])&gt;=[.T$2]);LEFT(RIGHT([.$M25];[.T$2]);1);&quot;&quot;)">
            <text:p/>
          </table:table-cell>
          <table:table-cell table:formula="of:=IF(AND([.$M25]&lt;&gt;&quot;&quot;;LEN([.$M25])&gt;=[.U$2]);LEFT(RIGHT([.$M25];[.U$2]);1);&quot;&quot;)">
            <text:p/>
          </table:table-cell>
          <table:table-cell table:formula="of:=IF(AND([.$M25]&lt;&gt;&quot;&quot;;LEN([.$M25])&gt;=[.V$2]);LEFT(RIGHT([.$M25];[.V$2]);1);&quot;&quot;)">
            <text:p/>
          </table:table-cell>
          <table:table-cell table:formula="of:=IF(AND([.$M25]&lt;&gt;&quot;&quot;;LEN([.$M25])&gt;=[.W$2]);LEFT(RIGHT([.$M25];[.W$2]);1);&quot;&quot;)">
            <text:p/>
          </table:table-cell>
          <table:table-cell table:formula="of:=IF(AND([.$M25]&lt;&gt;&quot;&quot;;LEN([.$M25])&gt;=[.X$2]);LEFT(RIGHT([.$M25];[.X$2]);1);&quot;&quot;)">
            <text:p/>
          </table:table-cell>
          <table:table-cell table:formula="of:=IF(AND([.$M25]&lt;&gt;&quot;&quot;;LEN([.$M25])&gt;=[.Y$2]);LEFT(RIGHT([.$M25];[.Y$2]);1);&quot;&quot;)">
            <text:p/>
          </table:table-cell>
          <table:table-cell table:formula="of:=IF(AND([.$M25]&lt;&gt;&quot;&quot;;LEN([.$M25])&gt;=[.Z$2]);LEFT(RIGHT([.$M25];[.Z$2]);1);&quot;&quot;)">
            <text:p/>
          </table:table-cell>
          <table:table-cell table:formula="of:=IF(AND([.$M25]&lt;&gt;&quot;&quot;;LEN([.$M25])&gt;=[.AA$2]);LEFT(RIGHT([.$M25];[.AA$2]);1);&quot;&quot;)">
            <text:p/>
          </table:table-cell>
          <table:table-cell table:formula="of:=IF(AND([.$M25]&lt;&gt;&quot;&quot;;LEN([.$M25])&gt;=[.AB$2]);LEFT(RIGHT([.$M25];[.AB$2]);1);&quot;&quot;)">
            <text:p/>
          </table:table-cell>
          <table:table-cell table:formula="of:=IF([.M25]=&quot;&quot;;&quot;&quot;;0)">
            <text:p/>
          </table:table-cell>
          <table:table-cell table:formula="of:=IF([.N25]&lt;&gt;&quot;&quot;;IF([.N25]=&quot;(&quot;;1;IF([.N25]=&quot;[&quot;;2;IF([.N25]=&quot;{&quot;;3;IF([.N25]=&quot;&lt;&quot;;4;0))));&quot;&quot;)">
            <text:p/>
          </table:table-cell>
          <table:table-cell table:formula="of:=IF([.O25]&lt;&gt;&quot;&quot;;IF([.O25]=&quot;(&quot;;1;IF([.O25]=&quot;[&quot;;2;IF([.O25]=&quot;{&quot;;3;IF([.O25]=&quot;&lt;&quot;;4;0))));&quot;&quot;)">
            <text:p/>
          </table:table-cell>
          <table:table-cell table:formula="of:=IF([.P25]&lt;&gt;&quot;&quot;;IF([.P25]=&quot;(&quot;;1;IF([.P25]=&quot;[&quot;;2;IF([.P25]=&quot;{&quot;;3;IF([.P25]=&quot;&lt;&quot;;4;0))));&quot;&quot;)">
            <text:p/>
          </table:table-cell>
          <table:table-cell table:formula="of:=IF([.Q25]&lt;&gt;&quot;&quot;;IF([.Q25]=&quot;(&quot;;1;IF([.Q25]=&quot;[&quot;;2;IF([.Q25]=&quot;{&quot;;3;IF([.Q25]=&quot;&lt;&quot;;4;0))));&quot;&quot;)">
            <text:p/>
          </table:table-cell>
          <table:table-cell table:formula="of:=IF([.R25]&lt;&gt;&quot;&quot;;IF([.R25]=&quot;(&quot;;1;IF([.R25]=&quot;[&quot;;2;IF([.R25]=&quot;{&quot;;3;IF([.R25]=&quot;&lt;&quot;;4;0))));&quot;&quot;)">
            <text:p/>
          </table:table-cell>
          <table:table-cell table:formula="of:=IF([.S25]&lt;&gt;&quot;&quot;;IF([.S25]=&quot;(&quot;;1;IF([.S25]=&quot;[&quot;;2;IF([.S25]=&quot;{&quot;;3;IF([.S25]=&quot;&lt;&quot;;4;0))));&quot;&quot;)">
            <text:p/>
          </table:table-cell>
          <table:table-cell table:formula="of:=IF([.T25]&lt;&gt;&quot;&quot;;IF([.T25]=&quot;(&quot;;1;IF([.T25]=&quot;[&quot;;2;IF([.T25]=&quot;{&quot;;3;IF([.T25]=&quot;&lt;&quot;;4;0))));&quot;&quot;)">
            <text:p/>
          </table:table-cell>
          <table:table-cell table:formula="of:=IF([.U25]&lt;&gt;&quot;&quot;;IF([.U25]=&quot;(&quot;;1;IF([.U25]=&quot;[&quot;;2;IF([.U25]=&quot;{&quot;;3;IF([.U25]=&quot;&lt;&quot;;4;0))));&quot;&quot;)">
            <text:p/>
          </table:table-cell>
          <table:table-cell table:formula="of:=IF([.V25]&lt;&gt;&quot;&quot;;IF([.V25]=&quot;(&quot;;1;IF([.V25]=&quot;[&quot;;2;IF([.V25]=&quot;{&quot;;3;IF([.V25]=&quot;&lt;&quot;;4;0))));&quot;&quot;)">
            <text:p/>
          </table:table-cell>
          <table:table-cell table:formula="of:=IF([.W25]&lt;&gt;&quot;&quot;;IF([.W25]=&quot;(&quot;;1;IF([.W25]=&quot;[&quot;;2;IF([.W25]=&quot;{&quot;;3;IF([.W25]=&quot;&lt;&quot;;4;0))));&quot;&quot;)">
            <text:p/>
          </table:table-cell>
          <table:table-cell table:formula="of:=IF([.X25]&lt;&gt;&quot;&quot;;IF([.X25]=&quot;(&quot;;1;IF([.X25]=&quot;[&quot;;2;IF([.X25]=&quot;{&quot;;3;IF([.X25]=&quot;&lt;&quot;;4;0))));&quot;&quot;)">
            <text:p/>
          </table:table-cell>
          <table:table-cell table:formula="of:=IF([.Y25]&lt;&gt;&quot;&quot;;IF([.Y25]=&quot;(&quot;;1;IF([.Y25]=&quot;[&quot;;2;IF([.Y25]=&quot;{&quot;;3;IF([.Y25]=&quot;&lt;&quot;;4;0))));&quot;&quot;)">
            <text:p/>
          </table:table-cell>
          <table:table-cell table:formula="of:=IF([.Z25]&lt;&gt;&quot;&quot;;IF([.Z25]=&quot;(&quot;;1;IF([.Z25]=&quot;[&quot;;2;IF([.Z25]=&quot;{&quot;;3;IF([.Z25]=&quot;&lt;&quot;;4;0))));&quot;&quot;)">
            <text:p/>
          </table:table-cell>
          <table:table-cell table:formula="of:=IF([.AA25]&lt;&gt;&quot;&quot;;IF([.AA25]=&quot;(&quot;;1;IF([.AA25]=&quot;[&quot;;2;IF([.AA25]=&quot;{&quot;;3;IF([.AA25]=&quot;&lt;&quot;;4;0))));&quot;&quot;)">
            <text:p/>
          </table:table-cell>
          <table:table-cell table:formula="of:=IF([.AB25]&lt;&gt;&quot;&quot;;IF([.AB25]=&quot;(&quot;;1;IF([.AB25]=&quot;[&quot;;2;IF([.AB25]=&quot;{&quot;;3;IF([.AB25]=&quot;&lt;&quot;;4;0))));&quot;&quot;)">
            <text:p/>
          </table:table-cell>
          <table:table-cell table:number-columns-repeated="2"/>
          <table:table-cell table:formula="of:=[.AD25]">
            <text:p/>
          </table:table-cell>
          <table:table-cell table:formula="of:=IF([.AE25]&lt;&gt;&quot;&quot;;[.AE25]+[.AU25]*5;[.AU25])">
            <text:p/>
          </table:table-cell>
          <table:table-cell table:formula="of:=IF([.AF25]&lt;&gt;&quot;&quot;;[.AF25]+[.AV25]*5;[.AV25])">
            <text:p/>
          </table:table-cell>
          <table:table-cell table:formula="of:=IF([.AG25]&lt;&gt;&quot;&quot;;[.AG25]+[.AW25]*5;[.AW25])">
            <text:p/>
          </table:table-cell>
          <table:table-cell table:formula="of:=IF([.AH25]&lt;&gt;&quot;&quot;;[.AH25]+[.AX25]*5;[.AX25])">
            <text:p/>
          </table:table-cell>
          <table:table-cell table:formula="of:=IF([.AI25]&lt;&gt;&quot;&quot;;[.AI25]+[.AY25]*5;[.AY25])">
            <text:p/>
          </table:table-cell>
          <table:table-cell table:formula="of:=IF([.AJ25]&lt;&gt;&quot;&quot;;[.AJ25]+[.AZ25]*5;[.AZ25])">
            <text:p/>
          </table:table-cell>
          <table:table-cell table:formula="of:=IF([.AK25]&lt;&gt;&quot;&quot;;[.AK25]+[.BA25]*5;[.BA25])">
            <text:p/>
          </table:table-cell>
          <table:table-cell table:formula="of:=IF([.AL25]&lt;&gt;&quot;&quot;;[.AL25]+[.BB25]*5;[.BB25])">
            <text:p/>
          </table:table-cell>
          <table:table-cell table:formula="of:=IF([.AM25]&lt;&gt;&quot;&quot;;[.AM25]+[.BC25]*5;[.BC25])">
            <text:p/>
          </table:table-cell>
          <table:table-cell table:formula="of:=IF([.AN25]&lt;&gt;&quot;&quot;;[.AN25]+[.BD25]*5;[.BD25])">
            <text:p/>
          </table:table-cell>
          <table:table-cell table:formula="of:=IF([.AO25]&lt;&gt;&quot;&quot;;[.AO25]+[.BE25]*5;[.BE25])">
            <text:p/>
          </table:table-cell>
          <table:table-cell table:formula="of:=IF([.AP25]&lt;&gt;&quot;&quot;;[.AP25]+[.BF25]*5;[.BF25])">
            <text:p/>
          </table:table-cell>
          <table:table-cell table:formula="of:=IF([.AQ25]&lt;&gt;&quot;&quot;;[.AQ25]+[.BG25]*5;[.BG25])">
            <text:p/>
          </table:table-cell>
          <table:table-cell table:formula="of:=IF([.AR25]&lt;&gt;&quot;&quot;;[.AR25]+[.BH25]*5;[.BH25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&lt;&lt;[([[([{&lt;&lt;[{}{}]({}[])&gt;&lt;&lt;{}&lt;&gt;)(&lt;&gt;[])&gt;&gt;[([()()]{&lt;&gt;&lt;&gt;}){[[]{}]{(){}}}]}{&lt;([&lt;&gt;]([]())){&lt;(){}&gt;{()&lt;&gt;}}&gt;&lt;&lt;{</text:p>
          </table:table-cell>
          <table:table-cell table:formula="of:=ORG.LIBREOFFICE.REGEX(ORG.LIBREOFFICE.REGEX(ORG.LIBREOFFICE.REGEX(ORG.LIBREOFFICE.REGEX([.A26];&quot;[(][)]&quot;;&quot;&quot;;&quot;g&quot;);&quot;\[\]&quot;;&quot;&quot;;&quot;g&quot;);&quot;\{\}&quot;;&quot;&quot;;&quot;g&quot;);&quot;&lt;&gt;&quot;;&quot;&quot;;&quot;g&quot;)" office:value-type="string" office:string-value="{[&lt;&lt;[([[([{&lt;&lt;[]()&gt;&lt;&lt;)()&gt;&gt;[({}){[]{}}]}{&lt;([]()){{}}&gt;&lt;&lt;{" calcext:value-type="string">
            <text:p>{[&lt;&lt;[([[([{&lt;&lt;[]()&gt;&lt;&lt;)()&gt;&gt;[({}){[]{}}]}{&lt;([]()){{}}&gt;&lt;&lt;{</text:p>
          </table:table-cell>
          <table:table-cell table:formula="of:=ORG.LIBREOFFICE.REGEX(ORG.LIBREOFFICE.REGEX(ORG.LIBREOFFICE.REGEX(ORG.LIBREOFFICE.REGEX([.B26];&quot;[(][)]&quot;;&quot;&quot;;&quot;g&quot;);&quot;\[\]&quot;;&quot;&quot;;&quot;g&quot;);&quot;\{\}&quot;;&quot;&quot;;&quot;g&quot;);&quot;&lt;&gt;&quot;;&quot;&quot;;&quot;g&quot;)" office:value-type="string" office:string-value="{[&lt;&lt;[([[([{&lt;&lt;&lt;)&gt;&gt;[(){}]}{&lt;(){}&gt;&lt;&lt;{" calcext:value-type="string">
            <text:p>{[&lt;&lt;[([[([{&lt;&lt;&lt;)&gt;&gt;[(){}]}{&lt;(){}&gt;&lt;&lt;{</text:p>
          </table:table-cell>
          <table:table-cell table:formula="of:=ORG.LIBREOFFICE.REGEX(ORG.LIBREOFFICE.REGEX(ORG.LIBREOFFICE.REGEX(ORG.LIBREOFFICE.REGEX([.C26];&quot;[(][)]&quot;;&quot;&quot;;&quot;g&quot;);&quot;\[\]&quot;;&quot;&quot;;&quot;g&quot;);&quot;\{\}&quot;;&quot;&quot;;&quot;g&quot;);&quot;&lt;&gt;&quot;;&quot;&quot;;&quot;g&quot;)" office:value-type="string" office:string-value="{[&lt;&lt;[([[([{&lt;&lt;&lt;)&gt;&gt;[]}{&lt;&lt;{" calcext:value-type="string">
            <text:p>{[&lt;&lt;[([[([{&lt;&lt;&lt;)&gt;&gt;[]}{&lt;&lt;{</text:p>
          </table:table-cell>
          <table:table-cell table:formula="of:=ORG.LIBREOFFICE.REGEX(ORG.LIBREOFFICE.REGEX(ORG.LIBREOFFICE.REGEX(ORG.LIBREOFFICE.REGEX([.D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ORG.LIBREOFFICE.REGEX(ORG.LIBREOFFICE.REGEX(ORG.LIBREOFFICE.REGEX(ORG.LIBREOFFICE.REGEX([.E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ORG.LIBREOFFICE.REGEX(ORG.LIBREOFFICE.REGEX(ORG.LIBREOFFICE.REGEX(ORG.LIBREOFFICE.REGEX([.F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ORG.LIBREOFFICE.REGEX(ORG.LIBREOFFICE.REGEX(ORG.LIBREOFFICE.REGEX(ORG.LIBREOFFICE.REGEX([.G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ORG.LIBREOFFICE.REGEX(ORG.LIBREOFFICE.REGEX(ORG.LIBREOFFICE.REGEX(ORG.LIBREOFFICE.REGEX([.H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ORG.LIBREOFFICE.REGEX(ORG.LIBREOFFICE.REGEX(ORG.LIBREOFFICE.REGEX(ORG.LIBREOFFICE.REGEX([.I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ORG.LIBREOFFICE.REGEX(ORG.LIBREOFFICE.REGEX(ORG.LIBREOFFICE.REGEX(ORG.LIBREOFFICE.REGEX([.J26];&quot;[(][)]&quot;;&quot;&quot;;&quot;g&quot;);&quot;\[\]&quot;;&quot;&quot;;&quot;g&quot;);&quot;\{\}&quot;;&quot;&quot;;&quot;g&quot;);&quot;&lt;&gt;&quot;;&quot;&quot;;&quot;g&quot;)" office:value-type="string" office:string-value="{[&lt;&lt;[([[([{&lt;&lt;&lt;)&gt;&gt;}{&lt;&lt;{" calcext:value-type="string">
            <text:p>{[&lt;&lt;[([[([{&lt;&lt;&lt;)&gt;&gt;}{&lt;&lt;{</text:p>
          </table:table-cell>
          <table:table-cell table:formula="of:=IF(ORG.LIBREOFFICE.REGEX(ORG.LIBREOFFICE.REGEX(ORG.LIBREOFFICE.REGEX(ORG.LIBREOFFICE.REGEX(ORG.LIBREOFFICE.REGEX([.K2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6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26]=&quot;&quot;;[.K26];&quot;&quot;)">
            <text:p/>
          </table:table-cell>
          <table:table-cell table:formula="of:=IF(AND([.$M26]&lt;&gt;&quot;&quot;;LEN([.$M26])&gt;=[.N$2]);LEFT(RIGHT([.$M26];[.N$2]);1);&quot;&quot;)">
            <text:p/>
          </table:table-cell>
          <table:table-cell table:formula="of:=IF(AND([.$M26]&lt;&gt;&quot;&quot;;LEN([.$M26])&gt;=[.O$2]);LEFT(RIGHT([.$M26];[.O$2]);1);&quot;&quot;)">
            <text:p/>
          </table:table-cell>
          <table:table-cell table:formula="of:=IF(AND([.$M26]&lt;&gt;&quot;&quot;;LEN([.$M26])&gt;=[.P$2]);LEFT(RIGHT([.$M26];[.P$2]);1);&quot;&quot;)">
            <text:p/>
          </table:table-cell>
          <table:table-cell table:formula="of:=IF(AND([.$M26]&lt;&gt;&quot;&quot;;LEN([.$M26])&gt;=[.Q$2]);LEFT(RIGHT([.$M26];[.Q$2]);1);&quot;&quot;)">
            <text:p/>
          </table:table-cell>
          <table:table-cell table:formula="of:=IF(AND([.$M26]&lt;&gt;&quot;&quot;;LEN([.$M26])&gt;=[.R$2]);LEFT(RIGHT([.$M26];[.R$2]);1);&quot;&quot;)">
            <text:p/>
          </table:table-cell>
          <table:table-cell table:formula="of:=IF(AND([.$M26]&lt;&gt;&quot;&quot;;LEN([.$M26])&gt;=[.S$2]);LEFT(RIGHT([.$M26];[.S$2]);1);&quot;&quot;)">
            <text:p/>
          </table:table-cell>
          <table:table-cell table:formula="of:=IF(AND([.$M26]&lt;&gt;&quot;&quot;;LEN([.$M26])&gt;=[.T$2]);LEFT(RIGHT([.$M26];[.T$2]);1);&quot;&quot;)">
            <text:p/>
          </table:table-cell>
          <table:table-cell table:formula="of:=IF(AND([.$M26]&lt;&gt;&quot;&quot;;LEN([.$M26])&gt;=[.U$2]);LEFT(RIGHT([.$M26];[.U$2]);1);&quot;&quot;)">
            <text:p/>
          </table:table-cell>
          <table:table-cell table:formula="of:=IF(AND([.$M26]&lt;&gt;&quot;&quot;;LEN([.$M26])&gt;=[.V$2]);LEFT(RIGHT([.$M26];[.V$2]);1);&quot;&quot;)">
            <text:p/>
          </table:table-cell>
          <table:table-cell table:formula="of:=IF(AND([.$M26]&lt;&gt;&quot;&quot;;LEN([.$M26])&gt;=[.W$2]);LEFT(RIGHT([.$M26];[.W$2]);1);&quot;&quot;)">
            <text:p/>
          </table:table-cell>
          <table:table-cell table:formula="of:=IF(AND([.$M26]&lt;&gt;&quot;&quot;;LEN([.$M26])&gt;=[.X$2]);LEFT(RIGHT([.$M26];[.X$2]);1);&quot;&quot;)">
            <text:p/>
          </table:table-cell>
          <table:table-cell table:formula="of:=IF(AND([.$M26]&lt;&gt;&quot;&quot;;LEN([.$M26])&gt;=[.Y$2]);LEFT(RIGHT([.$M26];[.Y$2]);1);&quot;&quot;)">
            <text:p/>
          </table:table-cell>
          <table:table-cell table:formula="of:=IF(AND([.$M26]&lt;&gt;&quot;&quot;;LEN([.$M26])&gt;=[.Z$2]);LEFT(RIGHT([.$M26];[.Z$2]);1);&quot;&quot;)">
            <text:p/>
          </table:table-cell>
          <table:table-cell table:formula="of:=IF(AND([.$M26]&lt;&gt;&quot;&quot;;LEN([.$M26])&gt;=[.AA$2]);LEFT(RIGHT([.$M26];[.AA$2]);1);&quot;&quot;)">
            <text:p/>
          </table:table-cell>
          <table:table-cell table:formula="of:=IF(AND([.$M26]&lt;&gt;&quot;&quot;;LEN([.$M26])&gt;=[.AB$2]);LEFT(RIGHT([.$M26];[.AB$2]);1);&quot;&quot;)">
            <text:p/>
          </table:table-cell>
          <table:table-cell table:formula="of:=IF([.M26]=&quot;&quot;;&quot;&quot;;0)">
            <text:p/>
          </table:table-cell>
          <table:table-cell table:formula="of:=IF([.N26]&lt;&gt;&quot;&quot;;IF([.N26]=&quot;(&quot;;1;IF([.N26]=&quot;[&quot;;2;IF([.N26]=&quot;{&quot;;3;IF([.N26]=&quot;&lt;&quot;;4;0))));&quot;&quot;)">
            <text:p/>
          </table:table-cell>
          <table:table-cell table:formula="of:=IF([.O26]&lt;&gt;&quot;&quot;;IF([.O26]=&quot;(&quot;;1;IF([.O26]=&quot;[&quot;;2;IF([.O26]=&quot;{&quot;;3;IF([.O26]=&quot;&lt;&quot;;4;0))));&quot;&quot;)">
            <text:p/>
          </table:table-cell>
          <table:table-cell table:formula="of:=IF([.P26]&lt;&gt;&quot;&quot;;IF([.P26]=&quot;(&quot;;1;IF([.P26]=&quot;[&quot;;2;IF([.P26]=&quot;{&quot;;3;IF([.P26]=&quot;&lt;&quot;;4;0))));&quot;&quot;)">
            <text:p/>
          </table:table-cell>
          <table:table-cell table:formula="of:=IF([.Q26]&lt;&gt;&quot;&quot;;IF([.Q26]=&quot;(&quot;;1;IF([.Q26]=&quot;[&quot;;2;IF([.Q26]=&quot;{&quot;;3;IF([.Q26]=&quot;&lt;&quot;;4;0))));&quot;&quot;)">
            <text:p/>
          </table:table-cell>
          <table:table-cell table:formula="of:=IF([.R26]&lt;&gt;&quot;&quot;;IF([.R26]=&quot;(&quot;;1;IF([.R26]=&quot;[&quot;;2;IF([.R26]=&quot;{&quot;;3;IF([.R26]=&quot;&lt;&quot;;4;0))));&quot;&quot;)">
            <text:p/>
          </table:table-cell>
          <table:table-cell table:formula="of:=IF([.S26]&lt;&gt;&quot;&quot;;IF([.S26]=&quot;(&quot;;1;IF([.S26]=&quot;[&quot;;2;IF([.S26]=&quot;{&quot;;3;IF([.S26]=&quot;&lt;&quot;;4;0))));&quot;&quot;)">
            <text:p/>
          </table:table-cell>
          <table:table-cell table:formula="of:=IF([.T26]&lt;&gt;&quot;&quot;;IF([.T26]=&quot;(&quot;;1;IF([.T26]=&quot;[&quot;;2;IF([.T26]=&quot;{&quot;;3;IF([.T26]=&quot;&lt;&quot;;4;0))));&quot;&quot;)">
            <text:p/>
          </table:table-cell>
          <table:table-cell table:formula="of:=IF([.U26]&lt;&gt;&quot;&quot;;IF([.U26]=&quot;(&quot;;1;IF([.U26]=&quot;[&quot;;2;IF([.U26]=&quot;{&quot;;3;IF([.U26]=&quot;&lt;&quot;;4;0))));&quot;&quot;)">
            <text:p/>
          </table:table-cell>
          <table:table-cell table:formula="of:=IF([.V26]&lt;&gt;&quot;&quot;;IF([.V26]=&quot;(&quot;;1;IF([.V26]=&quot;[&quot;;2;IF([.V26]=&quot;{&quot;;3;IF([.V26]=&quot;&lt;&quot;;4;0))));&quot;&quot;)">
            <text:p/>
          </table:table-cell>
          <table:table-cell table:formula="of:=IF([.W26]&lt;&gt;&quot;&quot;;IF([.W26]=&quot;(&quot;;1;IF([.W26]=&quot;[&quot;;2;IF([.W26]=&quot;{&quot;;3;IF([.W26]=&quot;&lt;&quot;;4;0))));&quot;&quot;)">
            <text:p/>
          </table:table-cell>
          <table:table-cell table:formula="of:=IF([.X26]&lt;&gt;&quot;&quot;;IF([.X26]=&quot;(&quot;;1;IF([.X26]=&quot;[&quot;;2;IF([.X26]=&quot;{&quot;;3;IF([.X26]=&quot;&lt;&quot;;4;0))));&quot;&quot;)">
            <text:p/>
          </table:table-cell>
          <table:table-cell table:formula="of:=IF([.Y26]&lt;&gt;&quot;&quot;;IF([.Y26]=&quot;(&quot;;1;IF([.Y26]=&quot;[&quot;;2;IF([.Y26]=&quot;{&quot;;3;IF([.Y26]=&quot;&lt;&quot;;4;0))));&quot;&quot;)">
            <text:p/>
          </table:table-cell>
          <table:table-cell table:formula="of:=IF([.Z26]&lt;&gt;&quot;&quot;;IF([.Z26]=&quot;(&quot;;1;IF([.Z26]=&quot;[&quot;;2;IF([.Z26]=&quot;{&quot;;3;IF([.Z26]=&quot;&lt;&quot;;4;0))));&quot;&quot;)">
            <text:p/>
          </table:table-cell>
          <table:table-cell table:formula="of:=IF([.AA26]&lt;&gt;&quot;&quot;;IF([.AA26]=&quot;(&quot;;1;IF([.AA26]=&quot;[&quot;;2;IF([.AA26]=&quot;{&quot;;3;IF([.AA26]=&quot;&lt;&quot;;4;0))));&quot;&quot;)">
            <text:p/>
          </table:table-cell>
          <table:table-cell table:formula="of:=IF([.AB26]&lt;&gt;&quot;&quot;;IF([.AB26]=&quot;(&quot;;1;IF([.AB26]=&quot;[&quot;;2;IF([.AB26]=&quot;{&quot;;3;IF([.AB26]=&quot;&lt;&quot;;4;0))));&quot;&quot;)">
            <text:p/>
          </table:table-cell>
          <table:table-cell table:number-columns-repeated="2"/>
          <table:table-cell table:formula="of:=[.AD26]">
            <text:p/>
          </table:table-cell>
          <table:table-cell table:formula="of:=IF([.AE26]&lt;&gt;&quot;&quot;;[.AE26]+[.AU26]*5;[.AU26])">
            <text:p/>
          </table:table-cell>
          <table:table-cell table:formula="of:=IF([.AF26]&lt;&gt;&quot;&quot;;[.AF26]+[.AV26]*5;[.AV26])">
            <text:p/>
          </table:table-cell>
          <table:table-cell table:formula="of:=IF([.AG26]&lt;&gt;&quot;&quot;;[.AG26]+[.AW26]*5;[.AW26])">
            <text:p/>
          </table:table-cell>
          <table:table-cell table:formula="of:=IF([.AH26]&lt;&gt;&quot;&quot;;[.AH26]+[.AX26]*5;[.AX26])">
            <text:p/>
          </table:table-cell>
          <table:table-cell table:formula="of:=IF([.AI26]&lt;&gt;&quot;&quot;;[.AI26]+[.AY26]*5;[.AY26])">
            <text:p/>
          </table:table-cell>
          <table:table-cell table:formula="of:=IF([.AJ26]&lt;&gt;&quot;&quot;;[.AJ26]+[.AZ26]*5;[.AZ26])">
            <text:p/>
          </table:table-cell>
          <table:table-cell table:formula="of:=IF([.AK26]&lt;&gt;&quot;&quot;;[.AK26]+[.BA26]*5;[.BA26])">
            <text:p/>
          </table:table-cell>
          <table:table-cell table:formula="of:=IF([.AL26]&lt;&gt;&quot;&quot;;[.AL26]+[.BB26]*5;[.BB26])">
            <text:p/>
          </table:table-cell>
          <table:table-cell table:formula="of:=IF([.AM26]&lt;&gt;&quot;&quot;;[.AM26]+[.BC26]*5;[.BC26])">
            <text:p/>
          </table:table-cell>
          <table:table-cell table:formula="of:=IF([.AN26]&lt;&gt;&quot;&quot;;[.AN26]+[.BD26]*5;[.BD26])">
            <text:p/>
          </table:table-cell>
          <table:table-cell table:formula="of:=IF([.AO26]&lt;&gt;&quot;&quot;;[.AO26]+[.BE26]*5;[.BE26])">
            <text:p/>
          </table:table-cell>
          <table:table-cell table:formula="of:=IF([.AP26]&lt;&gt;&quot;&quot;;[.AP26]+[.BF26]*5;[.BF26])">
            <text:p/>
          </table:table-cell>
          <table:table-cell table:formula="of:=IF([.AQ26]&lt;&gt;&quot;&quot;;[.AQ26]+[.BG26]*5;[.BG26])">
            <text:p/>
          </table:table-cell>
          <table:table-cell table:formula="of:=IF([.AR26]&lt;&gt;&quot;&quot;;[.AR26]+[.BH26]*5;[.BH26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&lt;[[[[({{([{{(&lt;&gt;[])&lt;&lt;&gt;&lt;&gt;&gt;}&lt;{[]{}}&lt;&lt;&gt;&gt;&gt;}(&lt;{[]{}}&lt;&lt;&gt;()&gt;&gt;)][{(&lt;&lt;&gt;&lt;&gt;&gt;&lt;()[]&gt;){[{}()]&gt;}&lt;[{{}{}}{&lt;&gt;[]}]&gt;]</text:p>
          </table:table-cell>
          <table:table-cell table:formula="of:=ORG.LIBREOFFICE.REGEX(ORG.LIBREOFFICE.REGEX(ORG.LIBREOFFICE.REGEX(ORG.LIBREOFFICE.REGEX([.A27];&quot;[(][)]&quot;;&quot;&quot;;&quot;g&quot;);&quot;\[\]&quot;;&quot;&quot;;&quot;g&quot;);&quot;\{\}&quot;;&quot;&quot;;&quot;g&quot;);&quot;&lt;&gt;&quot;;&quot;&quot;;&quot;g&quot;)" office:value-type="string" office:string-value="[&lt;[[[[({{([{{()&lt;&gt;}&lt;{}&lt;&gt;&gt;}(&lt;{}&lt;&gt;&gt;)][{(&lt;&gt;){[]&gt;}&lt;[{}{}]&gt;]" calcext:value-type="string">
            <text:p>[&lt;[[[[({{([{{()&lt;&gt;}&lt;{}&lt;&gt;&gt;}(&lt;{}&lt;&gt;&gt;)][{(&lt;&gt;){[]&gt;}&lt;[{}{}]&gt;]</text:p>
          </table:table-cell>
          <table:table-cell table:formula="of:=ORG.LIBREOFFICE.REGEX(ORG.LIBREOFFICE.REGEX(ORG.LIBREOFFICE.REGEX(ORG.LIBREOFFICE.REGEX([.B27];&quot;[(][)]&quot;;&quot;&quot;;&quot;g&quot;);&quot;\[\]&quot;;&quot;&quot;;&quot;g&quot;);&quot;\{\}&quot;;&quot;&quot;;&quot;g&quot;);&quot;&lt;&gt;&quot;;&quot;&quot;;&quot;g&quot;)" office:value-type="string" office:string-value="[&lt;[[[[({{([{{}&lt;&gt;}(&lt;&gt;)][{(){&gt;}&lt;[]&gt;]" calcext:value-type="string">
            <text:p>[&lt;[[[[({{([{{}&lt;&gt;}(&lt;&gt;)][{(){&gt;}&lt;[]&gt;]</text:p>
          </table:table-cell>
          <table:table-cell table:formula="of:=ORG.LIBREOFFICE.REGEX(ORG.LIBREOFFICE.REGEX(ORG.LIBREOFFICE.REGEX(ORG.LIBREOFFICE.REGEX([.C27];&quot;[(][)]&quot;;&quot;&quot;;&quot;g&quot;);&quot;\[\]&quot;;&quot;&quot;;&quot;g&quot;);&quot;\{\}&quot;;&quot;&quot;;&quot;g&quot;);&quot;&lt;&gt;&quot;;&quot;&quot;;&quot;g&quot;)" office:value-type="string" office:string-value="[&lt;[[[[({{([{}()][{{&gt;}]" calcext:value-type="string">
            <text:p>[&lt;[[[[({{([{}()][{{&gt;}]</text:p>
          </table:table-cell>
          <table:table-cell table:formula="of:=ORG.LIBREOFFICE.REGEX(ORG.LIBREOFFICE.REGEX(ORG.LIBREOFFICE.REGEX(ORG.LIBREOFFICE.REGEX([.D27];&quot;[(][)]&quot;;&quot;&quot;;&quot;g&quot;);&quot;\[\]&quot;;&quot;&quot;;&quot;g&quot;);&quot;\{\}&quot;;&quot;&quot;;&quot;g&quot;);&quot;&lt;&gt;&quot;;&quot;&quot;;&quot;g&quot;)" office:value-type="string" office:string-value="[&lt;[[[[({{([][{{&gt;}]" calcext:value-type="string">
            <text:p>[&lt;[[[[({{([][{{&gt;}]</text:p>
          </table:table-cell>
          <table:table-cell table:formula="of:=ORG.LIBREOFFICE.REGEX(ORG.LIBREOFFICE.REGEX(ORG.LIBREOFFICE.REGEX(ORG.LIBREOFFICE.REGEX([.E27];&quot;[(][)]&quot;;&quot;&quot;;&quot;g&quot;);&quot;\[\]&quot;;&quot;&quot;;&quot;g&quot;);&quot;\{\}&quot;;&quot;&quot;;&quot;g&quot;);&quot;&lt;&gt;&quot;;&quot;&quot;;&quot;g&quot;)" office:value-type="string" office:string-value="[&lt;[[[[({{([{{&gt;}]" calcext:value-type="string">
            <text:p>[&lt;[[[[({{([{{&gt;}]</text:p>
          </table:table-cell>
          <table:table-cell table:formula="of:=ORG.LIBREOFFICE.REGEX(ORG.LIBREOFFICE.REGEX(ORG.LIBREOFFICE.REGEX(ORG.LIBREOFFICE.REGEX([.F27];&quot;[(][)]&quot;;&quot;&quot;;&quot;g&quot;);&quot;\[\]&quot;;&quot;&quot;;&quot;g&quot;);&quot;\{\}&quot;;&quot;&quot;;&quot;g&quot;);&quot;&lt;&gt;&quot;;&quot;&quot;;&quot;g&quot;)" office:value-type="string" office:string-value="[&lt;[[[[({{([{{&gt;}]" calcext:value-type="string">
            <text:p>[&lt;[[[[({{([{{&gt;}]</text:p>
          </table:table-cell>
          <table:table-cell table:formula="of:=ORG.LIBREOFFICE.REGEX(ORG.LIBREOFFICE.REGEX(ORG.LIBREOFFICE.REGEX(ORG.LIBREOFFICE.REGEX([.G27];&quot;[(][)]&quot;;&quot;&quot;;&quot;g&quot;);&quot;\[\]&quot;;&quot;&quot;;&quot;g&quot;);&quot;\{\}&quot;;&quot;&quot;;&quot;g&quot;);&quot;&lt;&gt;&quot;;&quot;&quot;;&quot;g&quot;)" office:value-type="string" office:string-value="[&lt;[[[[({{([{{&gt;}]" calcext:value-type="string">
            <text:p>[&lt;[[[[({{([{{&gt;}]</text:p>
          </table:table-cell>
          <table:table-cell table:formula="of:=ORG.LIBREOFFICE.REGEX(ORG.LIBREOFFICE.REGEX(ORG.LIBREOFFICE.REGEX(ORG.LIBREOFFICE.REGEX([.H27];&quot;[(][)]&quot;;&quot;&quot;;&quot;g&quot;);&quot;\[\]&quot;;&quot;&quot;;&quot;g&quot;);&quot;\{\}&quot;;&quot;&quot;;&quot;g&quot;);&quot;&lt;&gt;&quot;;&quot;&quot;;&quot;g&quot;)" office:value-type="string" office:string-value="[&lt;[[[[({{([{{&gt;}]" calcext:value-type="string">
            <text:p>[&lt;[[[[({{([{{&gt;}]</text:p>
          </table:table-cell>
          <table:table-cell table:formula="of:=ORG.LIBREOFFICE.REGEX(ORG.LIBREOFFICE.REGEX(ORG.LIBREOFFICE.REGEX(ORG.LIBREOFFICE.REGEX([.I27];&quot;[(][)]&quot;;&quot;&quot;;&quot;g&quot;);&quot;\[\]&quot;;&quot;&quot;;&quot;g&quot;);&quot;\{\}&quot;;&quot;&quot;;&quot;g&quot;);&quot;&lt;&gt;&quot;;&quot;&quot;;&quot;g&quot;)" office:value-type="string" office:string-value="[&lt;[[[[({{([{{&gt;}]" calcext:value-type="string">
            <text:p>[&lt;[[[[({{([{{&gt;}]</text:p>
          </table:table-cell>
          <table:table-cell table:formula="of:=ORG.LIBREOFFICE.REGEX(ORG.LIBREOFFICE.REGEX(ORG.LIBREOFFICE.REGEX(ORG.LIBREOFFICE.REGEX([.J27];&quot;[(][)]&quot;;&quot;&quot;;&quot;g&quot;);&quot;\[\]&quot;;&quot;&quot;;&quot;g&quot;);&quot;\{\}&quot;;&quot;&quot;;&quot;g&quot;);&quot;&lt;&gt;&quot;;&quot;&quot;;&quot;g&quot;)" office:value-type="string" office:string-value="[&lt;[[[[({{([{{&gt;}]" calcext:value-type="string">
            <text:p>[&lt;[[[[({{([{{&gt;}]</text:p>
          </table:table-cell>
          <table:table-cell table:formula="of:=IF(ORG.LIBREOFFICE.REGEX(ORG.LIBREOFFICE.REGEX(ORG.LIBREOFFICE.REGEX(ORG.LIBREOFFICE.REGEX(ORG.LIBREOFFICE.REGEX([.K2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7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27]=&quot;&quot;;[.K27];&quot;&quot;)">
            <text:p/>
          </table:table-cell>
          <table:table-cell table:formula="of:=IF(AND([.$M27]&lt;&gt;&quot;&quot;;LEN([.$M27])&gt;=[.N$2]);LEFT(RIGHT([.$M27];[.N$2]);1);&quot;&quot;)">
            <text:p/>
          </table:table-cell>
          <table:table-cell table:formula="of:=IF(AND([.$M27]&lt;&gt;&quot;&quot;;LEN([.$M27])&gt;=[.O$2]);LEFT(RIGHT([.$M27];[.O$2]);1);&quot;&quot;)">
            <text:p/>
          </table:table-cell>
          <table:table-cell table:formula="of:=IF(AND([.$M27]&lt;&gt;&quot;&quot;;LEN([.$M27])&gt;=[.P$2]);LEFT(RIGHT([.$M27];[.P$2]);1);&quot;&quot;)">
            <text:p/>
          </table:table-cell>
          <table:table-cell table:formula="of:=IF(AND([.$M27]&lt;&gt;&quot;&quot;;LEN([.$M27])&gt;=[.Q$2]);LEFT(RIGHT([.$M27];[.Q$2]);1);&quot;&quot;)">
            <text:p/>
          </table:table-cell>
          <table:table-cell table:formula="of:=IF(AND([.$M27]&lt;&gt;&quot;&quot;;LEN([.$M27])&gt;=[.R$2]);LEFT(RIGHT([.$M27];[.R$2]);1);&quot;&quot;)">
            <text:p/>
          </table:table-cell>
          <table:table-cell table:formula="of:=IF(AND([.$M27]&lt;&gt;&quot;&quot;;LEN([.$M27])&gt;=[.S$2]);LEFT(RIGHT([.$M27];[.S$2]);1);&quot;&quot;)">
            <text:p/>
          </table:table-cell>
          <table:table-cell table:formula="of:=IF(AND([.$M27]&lt;&gt;&quot;&quot;;LEN([.$M27])&gt;=[.T$2]);LEFT(RIGHT([.$M27];[.T$2]);1);&quot;&quot;)">
            <text:p/>
          </table:table-cell>
          <table:table-cell table:formula="of:=IF(AND([.$M27]&lt;&gt;&quot;&quot;;LEN([.$M27])&gt;=[.U$2]);LEFT(RIGHT([.$M27];[.U$2]);1);&quot;&quot;)">
            <text:p/>
          </table:table-cell>
          <table:table-cell table:formula="of:=IF(AND([.$M27]&lt;&gt;&quot;&quot;;LEN([.$M27])&gt;=[.V$2]);LEFT(RIGHT([.$M27];[.V$2]);1);&quot;&quot;)">
            <text:p/>
          </table:table-cell>
          <table:table-cell table:formula="of:=IF(AND([.$M27]&lt;&gt;&quot;&quot;;LEN([.$M27])&gt;=[.W$2]);LEFT(RIGHT([.$M27];[.W$2]);1);&quot;&quot;)">
            <text:p/>
          </table:table-cell>
          <table:table-cell table:formula="of:=IF(AND([.$M27]&lt;&gt;&quot;&quot;;LEN([.$M27])&gt;=[.X$2]);LEFT(RIGHT([.$M27];[.X$2]);1);&quot;&quot;)">
            <text:p/>
          </table:table-cell>
          <table:table-cell table:formula="of:=IF(AND([.$M27]&lt;&gt;&quot;&quot;;LEN([.$M27])&gt;=[.Y$2]);LEFT(RIGHT([.$M27];[.Y$2]);1);&quot;&quot;)">
            <text:p/>
          </table:table-cell>
          <table:table-cell table:formula="of:=IF(AND([.$M27]&lt;&gt;&quot;&quot;;LEN([.$M27])&gt;=[.Z$2]);LEFT(RIGHT([.$M27];[.Z$2]);1);&quot;&quot;)">
            <text:p/>
          </table:table-cell>
          <table:table-cell table:formula="of:=IF(AND([.$M27]&lt;&gt;&quot;&quot;;LEN([.$M27])&gt;=[.AA$2]);LEFT(RIGHT([.$M27];[.AA$2]);1);&quot;&quot;)">
            <text:p/>
          </table:table-cell>
          <table:table-cell table:formula="of:=IF(AND([.$M27]&lt;&gt;&quot;&quot;;LEN([.$M27])&gt;=[.AB$2]);LEFT(RIGHT([.$M27];[.AB$2]);1);&quot;&quot;)">
            <text:p/>
          </table:table-cell>
          <table:table-cell table:formula="of:=IF([.M27]=&quot;&quot;;&quot;&quot;;0)">
            <text:p/>
          </table:table-cell>
          <table:table-cell table:formula="of:=IF([.N27]&lt;&gt;&quot;&quot;;IF([.N27]=&quot;(&quot;;1;IF([.N27]=&quot;[&quot;;2;IF([.N27]=&quot;{&quot;;3;IF([.N27]=&quot;&lt;&quot;;4;0))));&quot;&quot;)">
            <text:p/>
          </table:table-cell>
          <table:table-cell table:formula="of:=IF([.O27]&lt;&gt;&quot;&quot;;IF([.O27]=&quot;(&quot;;1;IF([.O27]=&quot;[&quot;;2;IF([.O27]=&quot;{&quot;;3;IF([.O27]=&quot;&lt;&quot;;4;0))));&quot;&quot;)">
            <text:p/>
          </table:table-cell>
          <table:table-cell table:formula="of:=IF([.P27]&lt;&gt;&quot;&quot;;IF([.P27]=&quot;(&quot;;1;IF([.P27]=&quot;[&quot;;2;IF([.P27]=&quot;{&quot;;3;IF([.P27]=&quot;&lt;&quot;;4;0))));&quot;&quot;)">
            <text:p/>
          </table:table-cell>
          <table:table-cell table:formula="of:=IF([.Q27]&lt;&gt;&quot;&quot;;IF([.Q27]=&quot;(&quot;;1;IF([.Q27]=&quot;[&quot;;2;IF([.Q27]=&quot;{&quot;;3;IF([.Q27]=&quot;&lt;&quot;;4;0))));&quot;&quot;)">
            <text:p/>
          </table:table-cell>
          <table:table-cell table:formula="of:=IF([.R27]&lt;&gt;&quot;&quot;;IF([.R27]=&quot;(&quot;;1;IF([.R27]=&quot;[&quot;;2;IF([.R27]=&quot;{&quot;;3;IF([.R27]=&quot;&lt;&quot;;4;0))));&quot;&quot;)">
            <text:p/>
          </table:table-cell>
          <table:table-cell table:formula="of:=IF([.S27]&lt;&gt;&quot;&quot;;IF([.S27]=&quot;(&quot;;1;IF([.S27]=&quot;[&quot;;2;IF([.S27]=&quot;{&quot;;3;IF([.S27]=&quot;&lt;&quot;;4;0))));&quot;&quot;)">
            <text:p/>
          </table:table-cell>
          <table:table-cell table:formula="of:=IF([.T27]&lt;&gt;&quot;&quot;;IF([.T27]=&quot;(&quot;;1;IF([.T27]=&quot;[&quot;;2;IF([.T27]=&quot;{&quot;;3;IF([.T27]=&quot;&lt;&quot;;4;0))));&quot;&quot;)">
            <text:p/>
          </table:table-cell>
          <table:table-cell table:formula="of:=IF([.U27]&lt;&gt;&quot;&quot;;IF([.U27]=&quot;(&quot;;1;IF([.U27]=&quot;[&quot;;2;IF([.U27]=&quot;{&quot;;3;IF([.U27]=&quot;&lt;&quot;;4;0))));&quot;&quot;)">
            <text:p/>
          </table:table-cell>
          <table:table-cell table:formula="of:=IF([.V27]&lt;&gt;&quot;&quot;;IF([.V27]=&quot;(&quot;;1;IF([.V27]=&quot;[&quot;;2;IF([.V27]=&quot;{&quot;;3;IF([.V27]=&quot;&lt;&quot;;4;0))));&quot;&quot;)">
            <text:p/>
          </table:table-cell>
          <table:table-cell table:formula="of:=IF([.W27]&lt;&gt;&quot;&quot;;IF([.W27]=&quot;(&quot;;1;IF([.W27]=&quot;[&quot;;2;IF([.W27]=&quot;{&quot;;3;IF([.W27]=&quot;&lt;&quot;;4;0))));&quot;&quot;)">
            <text:p/>
          </table:table-cell>
          <table:table-cell table:formula="of:=IF([.X27]&lt;&gt;&quot;&quot;;IF([.X27]=&quot;(&quot;;1;IF([.X27]=&quot;[&quot;;2;IF([.X27]=&quot;{&quot;;3;IF([.X27]=&quot;&lt;&quot;;4;0))));&quot;&quot;)">
            <text:p/>
          </table:table-cell>
          <table:table-cell table:formula="of:=IF([.Y27]&lt;&gt;&quot;&quot;;IF([.Y27]=&quot;(&quot;;1;IF([.Y27]=&quot;[&quot;;2;IF([.Y27]=&quot;{&quot;;3;IF([.Y27]=&quot;&lt;&quot;;4;0))));&quot;&quot;)">
            <text:p/>
          </table:table-cell>
          <table:table-cell table:formula="of:=IF([.Z27]&lt;&gt;&quot;&quot;;IF([.Z27]=&quot;(&quot;;1;IF([.Z27]=&quot;[&quot;;2;IF([.Z27]=&quot;{&quot;;3;IF([.Z27]=&quot;&lt;&quot;;4;0))));&quot;&quot;)">
            <text:p/>
          </table:table-cell>
          <table:table-cell table:formula="of:=IF([.AA27]&lt;&gt;&quot;&quot;;IF([.AA27]=&quot;(&quot;;1;IF([.AA27]=&quot;[&quot;;2;IF([.AA27]=&quot;{&quot;;3;IF([.AA27]=&quot;&lt;&quot;;4;0))));&quot;&quot;)">
            <text:p/>
          </table:table-cell>
          <table:table-cell table:formula="of:=IF([.AB27]&lt;&gt;&quot;&quot;;IF([.AB27]=&quot;(&quot;;1;IF([.AB27]=&quot;[&quot;;2;IF([.AB27]=&quot;{&quot;;3;IF([.AB27]=&quot;&lt;&quot;;4;0))));&quot;&quot;)">
            <text:p/>
          </table:table-cell>
          <table:table-cell table:number-columns-repeated="2"/>
          <table:table-cell table:formula="of:=[.AD27]">
            <text:p/>
          </table:table-cell>
          <table:table-cell table:formula="of:=IF([.AE27]&lt;&gt;&quot;&quot;;[.AE27]+[.AU27]*5;[.AU27])">
            <text:p/>
          </table:table-cell>
          <table:table-cell table:formula="of:=IF([.AF27]&lt;&gt;&quot;&quot;;[.AF27]+[.AV27]*5;[.AV27])">
            <text:p/>
          </table:table-cell>
          <table:table-cell table:formula="of:=IF([.AG27]&lt;&gt;&quot;&quot;;[.AG27]+[.AW27]*5;[.AW27])">
            <text:p/>
          </table:table-cell>
          <table:table-cell table:formula="of:=IF([.AH27]&lt;&gt;&quot;&quot;;[.AH27]+[.AX27]*5;[.AX27])">
            <text:p/>
          </table:table-cell>
          <table:table-cell table:formula="of:=IF([.AI27]&lt;&gt;&quot;&quot;;[.AI27]+[.AY27]*5;[.AY27])">
            <text:p/>
          </table:table-cell>
          <table:table-cell table:formula="of:=IF([.AJ27]&lt;&gt;&quot;&quot;;[.AJ27]+[.AZ27]*5;[.AZ27])">
            <text:p/>
          </table:table-cell>
          <table:table-cell table:formula="of:=IF([.AK27]&lt;&gt;&quot;&quot;;[.AK27]+[.BA27]*5;[.BA27])">
            <text:p/>
          </table:table-cell>
          <table:table-cell table:formula="of:=IF([.AL27]&lt;&gt;&quot;&quot;;[.AL27]+[.BB27]*5;[.BB27])">
            <text:p/>
          </table:table-cell>
          <table:table-cell table:formula="of:=IF([.AM27]&lt;&gt;&quot;&quot;;[.AM27]+[.BC27]*5;[.BC27])">
            <text:p/>
          </table:table-cell>
          <table:table-cell table:formula="of:=IF([.AN27]&lt;&gt;&quot;&quot;;[.AN27]+[.BD27]*5;[.BD27])">
            <text:p/>
          </table:table-cell>
          <table:table-cell table:formula="of:=IF([.AO27]&lt;&gt;&quot;&quot;;[.AO27]+[.BE27]*5;[.BE27])">
            <text:p/>
          </table:table-cell>
          <table:table-cell table:formula="of:=IF([.AP27]&lt;&gt;&quot;&quot;;[.AP27]+[.BF27]*5;[.BF27])">
            <text:p/>
          </table:table-cell>
          <table:table-cell table:formula="of:=IF([.AQ27]&lt;&gt;&quot;&quot;;[.AQ27]+[.BG27]*5;[.BG27])">
            <text:p/>
          </table:table-cell>
          <table:table-cell table:formula="of:=IF([.AR27]&lt;&gt;&quot;&quot;;[.AR27]+[.BH27]*5;[.BH27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&lt;{[&lt;(([{{({[&lt;&lt;&gt;[]&gt;&lt;{}[]&gt;]&lt;{&lt;&gt;{}}{()()}&gt;}([&lt;{}{}&gt;{[]&lt;&gt;}]{&lt;{}&lt;&gt;&gt;&lt;[]&gt;}))&lt;([([]&lt;&gt;){[]{}}]&lt;{[]&lt;&gt;}</text:p>
          </table:table-cell>
          <table:table-cell table:formula="of:=ORG.LIBREOFFICE.REGEX(ORG.LIBREOFFICE.REGEX(ORG.LIBREOFFICE.REGEX(ORG.LIBREOFFICE.REGEX([.A28];&quot;[(][)]&quot;;&quot;&quot;;&quot;g&quot;);&quot;\[\]&quot;;&quot;&quot;;&quot;g&quot;);&quot;\{\}&quot;;&quot;&quot;;&quot;g&quot;);&quot;&lt;&gt;&quot;;&quot;&quot;;&quot;g&quot;)" office:value-type="string" office:string-value="{&lt;{[&lt;(([{{({[&lt;&gt;]&lt;{}&gt;}([{}]{&lt;&gt;}))&lt;([(){}]&lt;{}" calcext:value-type="string">
            <text:p>{&lt;{[&lt;(([{{({[&lt;&gt;]&lt;{}&gt;}([{}]{&lt;&gt;}))&lt;([(){}]&lt;{}</text:p>
          </table:table-cell>
          <table:table-cell table:formula="of:=ORG.LIBREOFFICE.REGEX(ORG.LIBREOFFICE.REGEX(ORG.LIBREOFFICE.REGEX(ORG.LIBREOFFICE.REGEX([.B28];&quot;[(][)]&quot;;&quot;&quot;;&quot;g&quot;);&quot;\[\]&quot;;&quot;&quot;;&quot;g&quot;);&quot;\{\}&quot;;&quot;&quot;;&quot;g&quot;);&quot;&lt;&gt;&quot;;&quot;&quot;;&quot;g&quot;)" office:value-type="string" office:string-value="{&lt;{[&lt;(([{{({[]}([]{}))&lt;([]&lt;" calcext:value-type="string">
            <text:p>{&lt;{[&lt;(([{{({[]}([]{}))&lt;([]&lt;</text:p>
          </table:table-cell>
          <table:table-cell table:formula="of:=ORG.LIBREOFFICE.REGEX(ORG.LIBREOFFICE.REGEX(ORG.LIBREOFFICE.REGEX(ORG.LIBREOFFICE.REGEX([.C28];&quot;[(][)]&quot;;&quot;&quot;;&quot;g&quot;);&quot;\[\]&quot;;&quot;&quot;;&quot;g&quot;);&quot;\{\}&quot;;&quot;&quot;;&quot;g&quot;);&quot;&lt;&gt;&quot;;&quot;&quot;;&quot;g&quot;)" office:value-type="string" office:string-value="{&lt;{[&lt;(([{{(())&lt;(&lt;" calcext:value-type="string">
            <text:p>{&lt;{[&lt;(([{{(())&lt;(&lt;</text:p>
          </table:table-cell>
          <table:table-cell table:formula="of:=ORG.LIBREOFFICE.REGEX(ORG.LIBREOFFICE.REGEX(ORG.LIBREOFFICE.REGEX(ORG.LIBREOFFICE.REGEX([.D28];&quot;[(][)]&quot;;&quot;&quot;;&quot;g&quot;);&quot;\[\]&quot;;&quot;&quot;;&quot;g&quot;);&quot;\{\}&quot;;&quot;&quot;;&quot;g&quot;);&quot;&lt;&gt;&quot;;&quot;&quot;;&quot;g&quot;)" office:value-type="string" office:string-value="{&lt;{[&lt;(([{{()&lt;(&lt;" calcext:value-type="string">
            <text:p>{&lt;{[&lt;(([{{()&lt;(&lt;</text:p>
          </table:table-cell>
          <table:table-cell table:formula="of:=ORG.LIBREOFFICE.REGEX(ORG.LIBREOFFICE.REGEX(ORG.LIBREOFFICE.REGEX(ORG.LIBREOFFICE.REGEX([.E28];&quot;[(][)]&quot;;&quot;&quot;;&quot;g&quot;);&quot;\[\]&quot;;&quot;&quot;;&quot;g&quot;);&quot;\{\}&quot;;&quot;&quot;;&quot;g&quot;);&quot;&lt;&gt;&quot;;&quot;&quot;;&quot;g&quot;)" office:value-type="string" office:string-value="{&lt;{[&lt;(([{{&lt;(&lt;" calcext:value-type="string">
            <text:p>{&lt;{[&lt;(([{{&lt;(&lt;</text:p>
          </table:table-cell>
          <table:table-cell table:formula="of:=ORG.LIBREOFFICE.REGEX(ORG.LIBREOFFICE.REGEX(ORG.LIBREOFFICE.REGEX(ORG.LIBREOFFICE.REGEX([.F28];&quot;[(][)]&quot;;&quot;&quot;;&quot;g&quot;);&quot;\[\]&quot;;&quot;&quot;;&quot;g&quot;);&quot;\{\}&quot;;&quot;&quot;;&quot;g&quot;);&quot;&lt;&gt;&quot;;&quot;&quot;;&quot;g&quot;)" office:value-type="string" office:string-value="{&lt;{[&lt;(([{{&lt;(&lt;" calcext:value-type="string">
            <text:p>{&lt;{[&lt;(([{{&lt;(&lt;</text:p>
          </table:table-cell>
          <table:table-cell table:formula="of:=ORG.LIBREOFFICE.REGEX(ORG.LIBREOFFICE.REGEX(ORG.LIBREOFFICE.REGEX(ORG.LIBREOFFICE.REGEX([.G28];&quot;[(][)]&quot;;&quot;&quot;;&quot;g&quot;);&quot;\[\]&quot;;&quot;&quot;;&quot;g&quot;);&quot;\{\}&quot;;&quot;&quot;;&quot;g&quot;);&quot;&lt;&gt;&quot;;&quot;&quot;;&quot;g&quot;)" office:value-type="string" office:string-value="{&lt;{[&lt;(([{{&lt;(&lt;" calcext:value-type="string">
            <text:p>{&lt;{[&lt;(([{{&lt;(&lt;</text:p>
          </table:table-cell>
          <table:table-cell table:formula="of:=ORG.LIBREOFFICE.REGEX(ORG.LIBREOFFICE.REGEX(ORG.LIBREOFFICE.REGEX(ORG.LIBREOFFICE.REGEX([.H28];&quot;[(][)]&quot;;&quot;&quot;;&quot;g&quot;);&quot;\[\]&quot;;&quot;&quot;;&quot;g&quot;);&quot;\{\}&quot;;&quot;&quot;;&quot;g&quot;);&quot;&lt;&gt;&quot;;&quot;&quot;;&quot;g&quot;)" office:value-type="string" office:string-value="{&lt;{[&lt;(([{{&lt;(&lt;" calcext:value-type="string">
            <text:p>{&lt;{[&lt;(([{{&lt;(&lt;</text:p>
          </table:table-cell>
          <table:table-cell table:formula="of:=ORG.LIBREOFFICE.REGEX(ORG.LIBREOFFICE.REGEX(ORG.LIBREOFFICE.REGEX(ORG.LIBREOFFICE.REGEX([.I28];&quot;[(][)]&quot;;&quot;&quot;;&quot;g&quot;);&quot;\[\]&quot;;&quot;&quot;;&quot;g&quot;);&quot;\{\}&quot;;&quot;&quot;;&quot;g&quot;);&quot;&lt;&gt;&quot;;&quot;&quot;;&quot;g&quot;)" office:value-type="string" office:string-value="{&lt;{[&lt;(([{{&lt;(&lt;" calcext:value-type="string">
            <text:p>{&lt;{[&lt;(([{{&lt;(&lt;</text:p>
          </table:table-cell>
          <table:table-cell table:formula="of:=ORG.LIBREOFFICE.REGEX(ORG.LIBREOFFICE.REGEX(ORG.LIBREOFFICE.REGEX(ORG.LIBREOFFICE.REGEX([.J28];&quot;[(][)]&quot;;&quot;&quot;;&quot;g&quot;);&quot;\[\]&quot;;&quot;&quot;;&quot;g&quot;);&quot;\{\}&quot;;&quot;&quot;;&quot;g&quot;);&quot;&lt;&gt;&quot;;&quot;&quot;;&quot;g&quot;)" office:value-type="string" office:string-value="{&lt;{[&lt;(([{{&lt;(&lt;" calcext:value-type="string">
            <text:p>{&lt;{[&lt;(([{{&lt;(&lt;</text:p>
          </table:table-cell>
          <table:table-cell table:formula="of:=IF(ORG.LIBREOFFICE.REGEX(ORG.LIBREOFFICE.REGEX(ORG.LIBREOFFICE.REGEX(ORG.LIBREOFFICE.REGEX(ORG.LIBREOFFICE.REGEX([.K2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8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28]=&quot;&quot;;[.K28];&quot;&quot;)" office:value-type="string" office:string-value="{&lt;{[&lt;(([{{&lt;(&lt;" calcext:value-type="string">
            <text:p>{&lt;{[&lt;(([{{&lt;(&lt;</text:p>
          </table:table-cell>
          <table:table-cell table:formula="of:=IF(AND([.$M28]&lt;&gt;&quot;&quot;;LEN([.$M28])&gt;=[.N$2]);LEFT(RIGHT([.$M28];[.N$2]);1);&quot;&quot;)" office:value-type="string" office:string-value="&lt;" calcext:value-type="string">
            <text:p>&lt;</text:p>
          </table:table-cell>
          <table:table-cell table:formula="of:=IF(AND([.$M28]&lt;&gt;&quot;&quot;;LEN([.$M28])&gt;=[.O$2]);LEFT(RIGHT([.$M28];[.O$2]);1);&quot;&quot;)" office:value-type="string" office:string-value="(" calcext:value-type="string">
            <text:p>(</text:p>
          </table:table-cell>
          <table:table-cell table:formula="of:=IF(AND([.$M28]&lt;&gt;&quot;&quot;;LEN([.$M28])&gt;=[.P$2]);LEFT(RIGHT([.$M28];[.P$2]);1);&quot;&quot;)" office:value-type="string" office:string-value="&lt;" calcext:value-type="string">
            <text:p>&lt;</text:p>
          </table:table-cell>
          <table:table-cell table:formula="of:=IF(AND([.$M28]&lt;&gt;&quot;&quot;;LEN([.$M28])&gt;=[.Q$2]);LEFT(RIGHT([.$M28];[.Q$2]);1);&quot;&quot;)" office:value-type="string" office:string-value="{" calcext:value-type="string">
            <text:p>{</text:p>
          </table:table-cell>
          <table:table-cell table:formula="of:=IF(AND([.$M28]&lt;&gt;&quot;&quot;;LEN([.$M28])&gt;=[.R$2]);LEFT(RIGHT([.$M28];[.R$2]);1);&quot;&quot;)" office:value-type="string" office:string-value="{" calcext:value-type="string">
            <text:p>{</text:p>
          </table:table-cell>
          <table:table-cell table:formula="of:=IF(AND([.$M28]&lt;&gt;&quot;&quot;;LEN([.$M28])&gt;=[.S$2]);LEFT(RIGHT([.$M28];[.S$2]);1);&quot;&quot;)" office:value-type="string" office:string-value="[" calcext:value-type="string">
            <text:p>[</text:p>
          </table:table-cell>
          <table:table-cell table:formula="of:=IF(AND([.$M28]&lt;&gt;&quot;&quot;;LEN([.$M28])&gt;=[.T$2]);LEFT(RIGHT([.$M28];[.T$2]);1);&quot;&quot;)" office:value-type="string" office:string-value="(" calcext:value-type="string">
            <text:p>(</text:p>
          </table:table-cell>
          <table:table-cell table:formula="of:=IF(AND([.$M28]&lt;&gt;&quot;&quot;;LEN([.$M28])&gt;=[.U$2]);LEFT(RIGHT([.$M28];[.U$2]);1);&quot;&quot;)" office:value-type="string" office:string-value="(" calcext:value-type="string">
            <text:p>(</text:p>
          </table:table-cell>
          <table:table-cell table:formula="of:=IF(AND([.$M28]&lt;&gt;&quot;&quot;;LEN([.$M28])&gt;=[.V$2]);LEFT(RIGHT([.$M28];[.V$2]);1);&quot;&quot;)" office:value-type="string" office:string-value="&lt;" calcext:value-type="string">
            <text:p>&lt;</text:p>
          </table:table-cell>
          <table:table-cell table:formula="of:=IF(AND([.$M28]&lt;&gt;&quot;&quot;;LEN([.$M28])&gt;=[.W$2]);LEFT(RIGHT([.$M28];[.W$2]);1);&quot;&quot;)" office:value-type="string" office:string-value="[" calcext:value-type="string">
            <text:p>[</text:p>
          </table:table-cell>
          <table:table-cell table:formula="of:=IF(AND([.$M28]&lt;&gt;&quot;&quot;;LEN([.$M28])&gt;=[.X$2]);LEFT(RIGHT([.$M28];[.X$2]);1);&quot;&quot;)" office:value-type="string" office:string-value="{" calcext:value-type="string">
            <text:p>{</text:p>
          </table:table-cell>
          <table:table-cell table:formula="of:=IF(AND([.$M28]&lt;&gt;&quot;&quot;;LEN([.$M28])&gt;=[.Y$2]);LEFT(RIGHT([.$M28];[.Y$2]);1);&quot;&quot;)" office:value-type="string" office:string-value="&lt;" calcext:value-type="string">
            <text:p>&lt;</text:p>
          </table:table-cell>
          <table:table-cell table:formula="of:=IF(AND([.$M28]&lt;&gt;&quot;&quot;;LEN([.$M28])&gt;=[.Z$2]);LEFT(RIGHT([.$M28];[.Z$2]);1);&quot;&quot;)" office:value-type="string" office:string-value="{" calcext:value-type="string">
            <text:p>{</text:p>
          </table:table-cell>
          <table:table-cell table:formula="of:=IF(AND([.$M28]&lt;&gt;&quot;&quot;;LEN([.$M28])&gt;=[.AA$2]);LEFT(RIGHT([.$M28];[.AA$2]);1);&quot;&quot;)">
            <text:p/>
          </table:table-cell>
          <table:table-cell table:formula="of:=IF(AND([.$M28]&lt;&gt;&quot;&quot;;LEN([.$M28])&gt;=[.AB$2]);LEFT(RIGHT([.$M28];[.AB$2]);1);&quot;&quot;)">
            <text:p/>
          </table:table-cell>
          <table:table-cell table:formula="of:=IF([.M28]=&quot;&quot;;&quot;&quot;;0)" office:value-type="float" office:value="0" calcext:value-type="float">
            <text:p>0</text:p>
          </table:table-cell>
          <table:table-cell table:formula="of:=IF([.N28]&lt;&gt;&quot;&quot;;IF([.N28]=&quot;(&quot;;1;IF([.N28]=&quot;[&quot;;2;IF([.N28]=&quot;{&quot;;3;IF([.N28]=&quot;&lt;&quot;;4;0))));&quot;&quot;)" office:value-type="float" office:value="4" calcext:value-type="float">
            <text:p>4</text:p>
          </table:table-cell>
          <table:table-cell table:formula="of:=IF([.O28]&lt;&gt;&quot;&quot;;IF([.O28]=&quot;(&quot;;1;IF([.O28]=&quot;[&quot;;2;IF([.O28]=&quot;{&quot;;3;IF([.O28]=&quot;&lt;&quot;;4;0))));&quot;&quot;)" office:value-type="float" office:value="1" calcext:value-type="float">
            <text:p>1</text:p>
          </table:table-cell>
          <table:table-cell table:formula="of:=IF([.P28]&lt;&gt;&quot;&quot;;IF([.P28]=&quot;(&quot;;1;IF([.P28]=&quot;[&quot;;2;IF([.P28]=&quot;{&quot;;3;IF([.P28]=&quot;&lt;&quot;;4;0))));&quot;&quot;)" office:value-type="float" office:value="4" calcext:value-type="float">
            <text:p>4</text:p>
          </table:table-cell>
          <table:table-cell table:formula="of:=IF([.Q28]&lt;&gt;&quot;&quot;;IF([.Q28]=&quot;(&quot;;1;IF([.Q28]=&quot;[&quot;;2;IF([.Q28]=&quot;{&quot;;3;IF([.Q28]=&quot;&lt;&quot;;4;0))));&quot;&quot;)" office:value-type="float" office:value="3" calcext:value-type="float">
            <text:p>3</text:p>
          </table:table-cell>
          <table:table-cell table:formula="of:=IF([.R28]&lt;&gt;&quot;&quot;;IF([.R28]=&quot;(&quot;;1;IF([.R28]=&quot;[&quot;;2;IF([.R28]=&quot;{&quot;;3;IF([.R28]=&quot;&lt;&quot;;4;0))));&quot;&quot;)" office:value-type="float" office:value="3" calcext:value-type="float">
            <text:p>3</text:p>
          </table:table-cell>
          <table:table-cell table:formula="of:=IF([.S28]&lt;&gt;&quot;&quot;;IF([.S28]=&quot;(&quot;;1;IF([.S28]=&quot;[&quot;;2;IF([.S28]=&quot;{&quot;;3;IF([.S28]=&quot;&lt;&quot;;4;0))));&quot;&quot;)" office:value-type="float" office:value="2" calcext:value-type="float">
            <text:p>2</text:p>
          </table:table-cell>
          <table:table-cell table:formula="of:=IF([.T28]&lt;&gt;&quot;&quot;;IF([.T28]=&quot;(&quot;;1;IF([.T28]=&quot;[&quot;;2;IF([.T28]=&quot;{&quot;;3;IF([.T28]=&quot;&lt;&quot;;4;0))));&quot;&quot;)" office:value-type="float" office:value="1" calcext:value-type="float">
            <text:p>1</text:p>
          </table:table-cell>
          <table:table-cell table:formula="of:=IF([.U28]&lt;&gt;&quot;&quot;;IF([.U28]=&quot;(&quot;;1;IF([.U28]=&quot;[&quot;;2;IF([.U28]=&quot;{&quot;;3;IF([.U28]=&quot;&lt;&quot;;4;0))));&quot;&quot;)" office:value-type="float" office:value="1" calcext:value-type="float">
            <text:p>1</text:p>
          </table:table-cell>
          <table:table-cell table:formula="of:=IF([.V28]&lt;&gt;&quot;&quot;;IF([.V28]=&quot;(&quot;;1;IF([.V28]=&quot;[&quot;;2;IF([.V28]=&quot;{&quot;;3;IF([.V28]=&quot;&lt;&quot;;4;0))));&quot;&quot;)" office:value-type="float" office:value="4" calcext:value-type="float">
            <text:p>4</text:p>
          </table:table-cell>
          <table:table-cell table:formula="of:=IF([.W28]&lt;&gt;&quot;&quot;;IF([.W28]=&quot;(&quot;;1;IF([.W28]=&quot;[&quot;;2;IF([.W28]=&quot;{&quot;;3;IF([.W28]=&quot;&lt;&quot;;4;0))));&quot;&quot;)" office:value-type="float" office:value="2" calcext:value-type="float">
            <text:p>2</text:p>
          </table:table-cell>
          <table:table-cell table:formula="of:=IF([.X28]&lt;&gt;&quot;&quot;;IF([.X28]=&quot;(&quot;;1;IF([.X28]=&quot;[&quot;;2;IF([.X28]=&quot;{&quot;;3;IF([.X28]=&quot;&lt;&quot;;4;0))));&quot;&quot;)" office:value-type="float" office:value="3" calcext:value-type="float">
            <text:p>3</text:p>
          </table:table-cell>
          <table:table-cell table:formula="of:=IF([.Y28]&lt;&gt;&quot;&quot;;IF([.Y28]=&quot;(&quot;;1;IF([.Y28]=&quot;[&quot;;2;IF([.Y28]=&quot;{&quot;;3;IF([.Y28]=&quot;&lt;&quot;;4;0))));&quot;&quot;)" office:value-type="float" office:value="4" calcext:value-type="float">
            <text:p>4</text:p>
          </table:table-cell>
          <table:table-cell table:formula="of:=IF([.Z28]&lt;&gt;&quot;&quot;;IF([.Z28]=&quot;(&quot;;1;IF([.Z28]=&quot;[&quot;;2;IF([.Z28]=&quot;{&quot;;3;IF([.Z28]=&quot;&lt;&quot;;4;0))));&quot;&quot;)" office:value-type="float" office:value="3" calcext:value-type="float">
            <text:p>3</text:p>
          </table:table-cell>
          <table:table-cell table:formula="of:=IF([.AA28]&lt;&gt;&quot;&quot;;IF([.AA28]=&quot;(&quot;;1;IF([.AA28]=&quot;[&quot;;2;IF([.AA28]=&quot;{&quot;;3;IF([.AA28]=&quot;&lt;&quot;;4;0))));&quot;&quot;)">
            <text:p/>
          </table:table-cell>
          <table:table-cell table:formula="of:=IF([.AB28]&lt;&gt;&quot;&quot;;IF([.AB28]=&quot;(&quot;;1;IF([.AB28]=&quot;[&quot;;2;IF([.AB28]=&quot;{&quot;;3;IF([.AB28]=&quot;&lt;&quot;;4;0))));&quot;&quot;)">
            <text:p/>
          </table:table-cell>
          <table:table-cell table:number-columns-repeated="2"/>
          <table:table-cell table:formula="of:=[.AD28]" office:value-type="float" office:value="4" calcext:value-type="float">
            <text:p>4</text:p>
          </table:table-cell>
          <table:table-cell table:formula="of:=IF([.AE28]&lt;&gt;&quot;&quot;;[.AE28]+[.AU28]*5;[.AU28])" office:value-type="float" office:value="21" calcext:value-type="float">
            <text:p>21</text:p>
          </table:table-cell>
          <table:table-cell table:formula="of:=IF([.AF28]&lt;&gt;&quot;&quot;;[.AF28]+[.AV28]*5;[.AV28])" office:value-type="float" office:value="109" calcext:value-type="float">
            <text:p>109</text:p>
          </table:table-cell>
          <table:table-cell table:formula="of:=IF([.AG28]&lt;&gt;&quot;&quot;;[.AG28]+[.AW28]*5;[.AW28])" office:value-type="float" office:value="548" calcext:value-type="float">
            <text:p>548</text:p>
          </table:table-cell>
          <table:table-cell table:formula="of:=IF([.AH28]&lt;&gt;&quot;&quot;;[.AH28]+[.AX28]*5;[.AX28])" office:value-type="float" office:value="2743" calcext:value-type="float">
            <text:p>2743</text:p>
          </table:table-cell>
          <table:table-cell table:formula="of:=IF([.AI28]&lt;&gt;&quot;&quot;;[.AI28]+[.AY28]*5;[.AY28])" office:value-type="float" office:value="13717" calcext:value-type="float">
            <text:p>13717</text:p>
          </table:table-cell>
          <table:table-cell table:formula="of:=IF([.AJ28]&lt;&gt;&quot;&quot;;[.AJ28]+[.AZ28]*5;[.AZ28])" office:value-type="float" office:value="68586" calcext:value-type="float">
            <text:p>68586</text:p>
          </table:table-cell>
          <table:table-cell table:formula="of:=IF([.AK28]&lt;&gt;&quot;&quot;;[.AK28]+[.BA28]*5;[.BA28])" office:value-type="float" office:value="342931" calcext:value-type="float">
            <text:p>342931</text:p>
          </table:table-cell>
          <table:table-cell table:formula="of:=IF([.AL28]&lt;&gt;&quot;&quot;;[.AL28]+[.BB28]*5;[.BB28])" office:value-type="float" office:value="1714659" calcext:value-type="float">
            <text:p>1714659</text:p>
          </table:table-cell>
          <table:table-cell table:formula="of:=IF([.AM28]&lt;&gt;&quot;&quot;;[.AM28]+[.BC28]*5;[.BC28])" office:value-type="float" office:value="8573297" calcext:value-type="float">
            <text:p>8573297</text:p>
          </table:table-cell>
          <table:table-cell table:formula="of:=IF([.AN28]&lt;&gt;&quot;&quot;;[.AN28]+[.BD28]*5;[.BD28])" office:value-type="float" office:value="42866488" calcext:value-type="float">
            <text:p>42866488</text:p>
          </table:table-cell>
          <table:table-cell table:formula="of:=IF([.AO28]&lt;&gt;&quot;&quot;;[.AO28]+[.BE28]*5;[.BE28])" office:value-type="float" office:value="214332444" calcext:value-type="float">
            <text:p>214332444</text:p>
          </table:table-cell>
          <table:table-cell table:formula="of:=IF([.AP28]&lt;&gt;&quot;&quot;;[.AP28]+[.BF28]*5;[.BF28])" office:value-type="float" office:value="1071662223" calcext:value-type="float">
            <text:p>1071662223</text:p>
          </table:table-cell>
          <table:table-cell table:formula="of:=IF([.AQ28]&lt;&gt;&quot;&quot;;[.AQ28]+[.BG28]*5;[.BG28])" office:value-type="float" office:value="1071662223" calcext:value-type="float">
            <text:p>1071662223</text:p>
          </table:table-cell>
          <table:table-cell table:formula="of:=IF([.AR28]&lt;&gt;&quot;&quot;;[.AR28]+[.BH28]*5;[.BH28])" office:value-type="float" office:value="1071662223" calcext:value-type="float">
            <text:p>107166222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&lt;&lt;(({&lt;&lt;[{[([[&lt;&gt;]&lt;()[]&gt;]{[[]&lt;&gt;]{()&lt;&gt;}}){{&lt;&lt;&gt;&lt;&gt;&gt;{[]&lt;&gt;]}[({}&lt;&gt;){()&lt;&gt;}]}](&lt;{{()[]}}({{}[]}&lt;{}[</text:p>
          </table:table-cell>
          <table:table-cell table:formula="of:=ORG.LIBREOFFICE.REGEX(ORG.LIBREOFFICE.REGEX(ORG.LIBREOFFICE.REGEX(ORG.LIBREOFFICE.REGEX([.A29];&quot;[(][)]&quot;;&quot;&quot;;&quot;g&quot;);&quot;\[\]&quot;;&quot;&quot;;&quot;g&quot;);&quot;\{\}&quot;;&quot;&quot;;&quot;g&quot;);&quot;&lt;&gt;&quot;;&quot;&quot;;&quot;g&quot;)" office:value-type="string" office:string-value="[&lt;&lt;(({&lt;&lt;[{[([[]]{[]{}}){{&lt;&gt;{]}[(){}]}](&lt;{}({}&lt;[" calcext:value-type="string">
            <text:p>[&lt;&lt;(({&lt;&lt;[{[([[]]{[]{}}){{&lt;&gt;{]}[(){}]}](&lt;{}({}&lt;[</text:p>
          </table:table-cell>
          <table:table-cell table:formula="of:=ORG.LIBREOFFICE.REGEX(ORG.LIBREOFFICE.REGEX(ORG.LIBREOFFICE.REGEX(ORG.LIBREOFFICE.REGEX([.B29];&quot;[(][)]&quot;;&quot;&quot;;&quot;g&quot;);&quot;\[\]&quot;;&quot;&quot;;&quot;g&quot;);&quot;\{\}&quot;;&quot;&quot;;&quot;g&quot;);&quot;&lt;&gt;&quot;;&quot;&quot;;&quot;g&quot;)" office:value-type="string" office:string-value="[&lt;&lt;(({&lt;&lt;[{[([]{}){{{]}[]}](&lt;(&lt;[" calcext:value-type="string">
            <text:p>[&lt;&lt;(({&lt;&lt;[{[([]{}){{{]}[]}](&lt;(&lt;[</text:p>
          </table:table-cell>
          <table:table-cell table:formula="of:=ORG.LIBREOFFICE.REGEX(ORG.LIBREOFFICE.REGEX(ORG.LIBREOFFICE.REGEX(ORG.LIBREOFFICE.REGEX([.C29];&quot;[(][)]&quot;;&quot;&quot;;&quot;g&quot;);&quot;\[\]&quot;;&quot;&quot;;&quot;g&quot;);&quot;\{\}&quot;;&quot;&quot;;&quot;g&quot;);&quot;&lt;&gt;&quot;;&quot;&quot;;&quot;g&quot;)" office:value-type="string" office:string-value="[&lt;&lt;(({&lt;&lt;[{[(){{{]}}](&lt;(&lt;[" calcext:value-type="string">
            <text:p>[&lt;&lt;(({&lt;&lt;[{[(){{{]}}](&lt;(&lt;[</text:p>
          </table:table-cell>
          <table:table-cell table:formula="of:=ORG.LIBREOFFICE.REGEX(ORG.LIBREOFFICE.REGEX(ORG.LIBREOFFICE.REGEX(ORG.LIBREOFFICE.REGEX([.D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ORG.LIBREOFFICE.REGEX(ORG.LIBREOFFICE.REGEX(ORG.LIBREOFFICE.REGEX(ORG.LIBREOFFICE.REGEX([.E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ORG.LIBREOFFICE.REGEX(ORG.LIBREOFFICE.REGEX(ORG.LIBREOFFICE.REGEX(ORG.LIBREOFFICE.REGEX([.F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ORG.LIBREOFFICE.REGEX(ORG.LIBREOFFICE.REGEX(ORG.LIBREOFFICE.REGEX(ORG.LIBREOFFICE.REGEX([.G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ORG.LIBREOFFICE.REGEX(ORG.LIBREOFFICE.REGEX(ORG.LIBREOFFICE.REGEX(ORG.LIBREOFFICE.REGEX([.H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ORG.LIBREOFFICE.REGEX(ORG.LIBREOFFICE.REGEX(ORG.LIBREOFFICE.REGEX(ORG.LIBREOFFICE.REGEX([.I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ORG.LIBREOFFICE.REGEX(ORG.LIBREOFFICE.REGEX(ORG.LIBREOFFICE.REGEX(ORG.LIBREOFFICE.REGEX([.J29];&quot;[(][)]&quot;;&quot;&quot;;&quot;g&quot;);&quot;\[\]&quot;;&quot;&quot;;&quot;g&quot;);&quot;\{\}&quot;;&quot;&quot;;&quot;g&quot;);&quot;&lt;&gt;&quot;;&quot;&quot;;&quot;g&quot;)" office:value-type="string" office:string-value="[&lt;&lt;(({&lt;&lt;[{[{{{]}}](&lt;(&lt;[" calcext:value-type="string">
            <text:p>[&lt;&lt;(({&lt;&lt;[{[{{{]}}](&lt;(&lt;[</text:p>
          </table:table-cell>
          <table:table-cell table:formula="of:=IF(ORG.LIBREOFFICE.REGEX(ORG.LIBREOFFICE.REGEX(ORG.LIBREOFFICE.REGEX(ORG.LIBREOFFICE.REGEX(ORG.LIBREOFFICE.REGEX([.K2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29];&quot;[\[\(\{&lt;]*&quot;;&quot;&quot;;&quot;&quot;);&quot;\).*&quot;;3;&quot;&quot;);&quot;\].*&quot;;57;&quot;&quot;);&quot;\}.*&quot;;1197;&quot;&quot;);&quot;&gt;.*&quot;;25137;&quot;&quot;));&quot;&quot;)" office:value-type="float" office:value="57" calcext:value-type="float">
            <text:p>57</text:p>
          </table:table-cell>
          <table:table-cell table:formula="of:=IF([.L29]=&quot;&quot;;[.K29];&quot;&quot;)">
            <text:p/>
          </table:table-cell>
          <table:table-cell table:formula="of:=IF(AND([.$M29]&lt;&gt;&quot;&quot;;LEN([.$M29])&gt;=[.N$2]);LEFT(RIGHT([.$M29];[.N$2]);1);&quot;&quot;)">
            <text:p/>
          </table:table-cell>
          <table:table-cell table:formula="of:=IF(AND([.$M29]&lt;&gt;&quot;&quot;;LEN([.$M29])&gt;=[.O$2]);LEFT(RIGHT([.$M29];[.O$2]);1);&quot;&quot;)">
            <text:p/>
          </table:table-cell>
          <table:table-cell table:formula="of:=IF(AND([.$M29]&lt;&gt;&quot;&quot;;LEN([.$M29])&gt;=[.P$2]);LEFT(RIGHT([.$M29];[.P$2]);1);&quot;&quot;)">
            <text:p/>
          </table:table-cell>
          <table:table-cell table:formula="of:=IF(AND([.$M29]&lt;&gt;&quot;&quot;;LEN([.$M29])&gt;=[.Q$2]);LEFT(RIGHT([.$M29];[.Q$2]);1);&quot;&quot;)">
            <text:p/>
          </table:table-cell>
          <table:table-cell table:formula="of:=IF(AND([.$M29]&lt;&gt;&quot;&quot;;LEN([.$M29])&gt;=[.R$2]);LEFT(RIGHT([.$M29];[.R$2]);1);&quot;&quot;)">
            <text:p/>
          </table:table-cell>
          <table:table-cell table:formula="of:=IF(AND([.$M29]&lt;&gt;&quot;&quot;;LEN([.$M29])&gt;=[.S$2]);LEFT(RIGHT([.$M29];[.S$2]);1);&quot;&quot;)">
            <text:p/>
          </table:table-cell>
          <table:table-cell table:formula="of:=IF(AND([.$M29]&lt;&gt;&quot;&quot;;LEN([.$M29])&gt;=[.T$2]);LEFT(RIGHT([.$M29];[.T$2]);1);&quot;&quot;)">
            <text:p/>
          </table:table-cell>
          <table:table-cell table:formula="of:=IF(AND([.$M29]&lt;&gt;&quot;&quot;;LEN([.$M29])&gt;=[.U$2]);LEFT(RIGHT([.$M29];[.U$2]);1);&quot;&quot;)">
            <text:p/>
          </table:table-cell>
          <table:table-cell table:formula="of:=IF(AND([.$M29]&lt;&gt;&quot;&quot;;LEN([.$M29])&gt;=[.V$2]);LEFT(RIGHT([.$M29];[.V$2]);1);&quot;&quot;)">
            <text:p/>
          </table:table-cell>
          <table:table-cell table:formula="of:=IF(AND([.$M29]&lt;&gt;&quot;&quot;;LEN([.$M29])&gt;=[.W$2]);LEFT(RIGHT([.$M29];[.W$2]);1);&quot;&quot;)">
            <text:p/>
          </table:table-cell>
          <table:table-cell table:formula="of:=IF(AND([.$M29]&lt;&gt;&quot;&quot;;LEN([.$M29])&gt;=[.X$2]);LEFT(RIGHT([.$M29];[.X$2]);1);&quot;&quot;)">
            <text:p/>
          </table:table-cell>
          <table:table-cell table:formula="of:=IF(AND([.$M29]&lt;&gt;&quot;&quot;;LEN([.$M29])&gt;=[.Y$2]);LEFT(RIGHT([.$M29];[.Y$2]);1);&quot;&quot;)">
            <text:p/>
          </table:table-cell>
          <table:table-cell table:formula="of:=IF(AND([.$M29]&lt;&gt;&quot;&quot;;LEN([.$M29])&gt;=[.Z$2]);LEFT(RIGHT([.$M29];[.Z$2]);1);&quot;&quot;)">
            <text:p/>
          </table:table-cell>
          <table:table-cell table:formula="of:=IF(AND([.$M29]&lt;&gt;&quot;&quot;;LEN([.$M29])&gt;=[.AA$2]);LEFT(RIGHT([.$M29];[.AA$2]);1);&quot;&quot;)">
            <text:p/>
          </table:table-cell>
          <table:table-cell table:formula="of:=IF(AND([.$M29]&lt;&gt;&quot;&quot;;LEN([.$M29])&gt;=[.AB$2]);LEFT(RIGHT([.$M29];[.AB$2]);1);&quot;&quot;)">
            <text:p/>
          </table:table-cell>
          <table:table-cell table:formula="of:=IF([.M29]=&quot;&quot;;&quot;&quot;;0)">
            <text:p/>
          </table:table-cell>
          <table:table-cell table:formula="of:=IF([.N29]&lt;&gt;&quot;&quot;;IF([.N29]=&quot;(&quot;;1;IF([.N29]=&quot;[&quot;;2;IF([.N29]=&quot;{&quot;;3;IF([.N29]=&quot;&lt;&quot;;4;0))));&quot;&quot;)">
            <text:p/>
          </table:table-cell>
          <table:table-cell table:formula="of:=IF([.O29]&lt;&gt;&quot;&quot;;IF([.O29]=&quot;(&quot;;1;IF([.O29]=&quot;[&quot;;2;IF([.O29]=&quot;{&quot;;3;IF([.O29]=&quot;&lt;&quot;;4;0))));&quot;&quot;)">
            <text:p/>
          </table:table-cell>
          <table:table-cell table:formula="of:=IF([.P29]&lt;&gt;&quot;&quot;;IF([.P29]=&quot;(&quot;;1;IF([.P29]=&quot;[&quot;;2;IF([.P29]=&quot;{&quot;;3;IF([.P29]=&quot;&lt;&quot;;4;0))));&quot;&quot;)">
            <text:p/>
          </table:table-cell>
          <table:table-cell table:formula="of:=IF([.Q29]&lt;&gt;&quot;&quot;;IF([.Q29]=&quot;(&quot;;1;IF([.Q29]=&quot;[&quot;;2;IF([.Q29]=&quot;{&quot;;3;IF([.Q29]=&quot;&lt;&quot;;4;0))));&quot;&quot;)">
            <text:p/>
          </table:table-cell>
          <table:table-cell table:formula="of:=IF([.R29]&lt;&gt;&quot;&quot;;IF([.R29]=&quot;(&quot;;1;IF([.R29]=&quot;[&quot;;2;IF([.R29]=&quot;{&quot;;3;IF([.R29]=&quot;&lt;&quot;;4;0))));&quot;&quot;)">
            <text:p/>
          </table:table-cell>
          <table:table-cell table:formula="of:=IF([.S29]&lt;&gt;&quot;&quot;;IF([.S29]=&quot;(&quot;;1;IF([.S29]=&quot;[&quot;;2;IF([.S29]=&quot;{&quot;;3;IF([.S29]=&quot;&lt;&quot;;4;0))));&quot;&quot;)">
            <text:p/>
          </table:table-cell>
          <table:table-cell table:formula="of:=IF([.T29]&lt;&gt;&quot;&quot;;IF([.T29]=&quot;(&quot;;1;IF([.T29]=&quot;[&quot;;2;IF([.T29]=&quot;{&quot;;3;IF([.T29]=&quot;&lt;&quot;;4;0))));&quot;&quot;)">
            <text:p/>
          </table:table-cell>
          <table:table-cell table:formula="of:=IF([.U29]&lt;&gt;&quot;&quot;;IF([.U29]=&quot;(&quot;;1;IF([.U29]=&quot;[&quot;;2;IF([.U29]=&quot;{&quot;;3;IF([.U29]=&quot;&lt;&quot;;4;0))));&quot;&quot;)">
            <text:p/>
          </table:table-cell>
          <table:table-cell table:formula="of:=IF([.V29]&lt;&gt;&quot;&quot;;IF([.V29]=&quot;(&quot;;1;IF([.V29]=&quot;[&quot;;2;IF([.V29]=&quot;{&quot;;3;IF([.V29]=&quot;&lt;&quot;;4;0))));&quot;&quot;)">
            <text:p/>
          </table:table-cell>
          <table:table-cell table:formula="of:=IF([.W29]&lt;&gt;&quot;&quot;;IF([.W29]=&quot;(&quot;;1;IF([.W29]=&quot;[&quot;;2;IF([.W29]=&quot;{&quot;;3;IF([.W29]=&quot;&lt;&quot;;4;0))));&quot;&quot;)">
            <text:p/>
          </table:table-cell>
          <table:table-cell table:formula="of:=IF([.X29]&lt;&gt;&quot;&quot;;IF([.X29]=&quot;(&quot;;1;IF([.X29]=&quot;[&quot;;2;IF([.X29]=&quot;{&quot;;3;IF([.X29]=&quot;&lt;&quot;;4;0))));&quot;&quot;)">
            <text:p/>
          </table:table-cell>
          <table:table-cell table:formula="of:=IF([.Y29]&lt;&gt;&quot;&quot;;IF([.Y29]=&quot;(&quot;;1;IF([.Y29]=&quot;[&quot;;2;IF([.Y29]=&quot;{&quot;;3;IF([.Y29]=&quot;&lt;&quot;;4;0))));&quot;&quot;)">
            <text:p/>
          </table:table-cell>
          <table:table-cell table:formula="of:=IF([.Z29]&lt;&gt;&quot;&quot;;IF([.Z29]=&quot;(&quot;;1;IF([.Z29]=&quot;[&quot;;2;IF([.Z29]=&quot;{&quot;;3;IF([.Z29]=&quot;&lt;&quot;;4;0))));&quot;&quot;)">
            <text:p/>
          </table:table-cell>
          <table:table-cell table:formula="of:=IF([.AA29]&lt;&gt;&quot;&quot;;IF([.AA29]=&quot;(&quot;;1;IF([.AA29]=&quot;[&quot;;2;IF([.AA29]=&quot;{&quot;;3;IF([.AA29]=&quot;&lt;&quot;;4;0))));&quot;&quot;)">
            <text:p/>
          </table:table-cell>
          <table:table-cell table:formula="of:=IF([.AB29]&lt;&gt;&quot;&quot;;IF([.AB29]=&quot;(&quot;;1;IF([.AB29]=&quot;[&quot;;2;IF([.AB29]=&quot;{&quot;;3;IF([.AB29]=&quot;&lt;&quot;;4;0))));&quot;&quot;)">
            <text:p/>
          </table:table-cell>
          <table:table-cell table:number-columns-repeated="2"/>
          <table:table-cell table:formula="of:=[.AD29]">
            <text:p/>
          </table:table-cell>
          <table:table-cell table:formula="of:=IF([.AE29]&lt;&gt;&quot;&quot;;[.AE29]+[.AU29]*5;[.AU29])">
            <text:p/>
          </table:table-cell>
          <table:table-cell table:formula="of:=IF([.AF29]&lt;&gt;&quot;&quot;;[.AF29]+[.AV29]*5;[.AV29])">
            <text:p/>
          </table:table-cell>
          <table:table-cell table:formula="of:=IF([.AG29]&lt;&gt;&quot;&quot;;[.AG29]+[.AW29]*5;[.AW29])">
            <text:p/>
          </table:table-cell>
          <table:table-cell table:formula="of:=IF([.AH29]&lt;&gt;&quot;&quot;;[.AH29]+[.AX29]*5;[.AX29])">
            <text:p/>
          </table:table-cell>
          <table:table-cell table:formula="of:=IF([.AI29]&lt;&gt;&quot;&quot;;[.AI29]+[.AY29]*5;[.AY29])">
            <text:p/>
          </table:table-cell>
          <table:table-cell table:formula="of:=IF([.AJ29]&lt;&gt;&quot;&quot;;[.AJ29]+[.AZ29]*5;[.AZ29])">
            <text:p/>
          </table:table-cell>
          <table:table-cell table:formula="of:=IF([.AK29]&lt;&gt;&quot;&quot;;[.AK29]+[.BA29]*5;[.BA29])">
            <text:p/>
          </table:table-cell>
          <table:table-cell table:formula="of:=IF([.AL29]&lt;&gt;&quot;&quot;;[.AL29]+[.BB29]*5;[.BB29])">
            <text:p/>
          </table:table-cell>
          <table:table-cell table:formula="of:=IF([.AM29]&lt;&gt;&quot;&quot;;[.AM29]+[.BC29]*5;[.BC29])">
            <text:p/>
          </table:table-cell>
          <table:table-cell table:formula="of:=IF([.AN29]&lt;&gt;&quot;&quot;;[.AN29]+[.BD29]*5;[.BD29])">
            <text:p/>
          </table:table-cell>
          <table:table-cell table:formula="of:=IF([.AO29]&lt;&gt;&quot;&quot;;[.AO29]+[.BE29]*5;[.BE29])">
            <text:p/>
          </table:table-cell>
          <table:table-cell table:formula="of:=IF([.AP29]&lt;&gt;&quot;&quot;;[.AP29]+[.BF29]*5;[.BF29])">
            <text:p/>
          </table:table-cell>
          <table:table-cell table:formula="of:=IF([.AQ29]&lt;&gt;&quot;&quot;;[.AQ29]+[.BG29]*5;[.BG29])">
            <text:p/>
          </table:table-cell>
          <table:table-cell table:formula="of:=IF([.AR29]&lt;&gt;&quot;&quot;;[.AR29]+[.BH29]*5;[.BH29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(&lt;{&lt;{&lt;([([[((){})&lt;{}&lt;&gt;&gt;]&lt;[{}[]](&lt;&gt;{})&gt;])])&lt;&lt;[{&lt;&lt;&lt;&gt;[]&gt;&gt;}&lt;[(&lt;&gt;&lt;&gt;){&lt;&gt;{}}][(()[])(&lt;&gt;{})]&gt;]&lt;(&lt;{&lt;&gt;{}}</text:p>
          </table:table-cell>
          <table:table-cell table:formula="of:=ORG.LIBREOFFICE.REGEX(ORG.LIBREOFFICE.REGEX(ORG.LIBREOFFICE.REGEX(ORG.LIBREOFFICE.REGEX([.A30];&quot;[(][)]&quot;;&quot;&quot;;&quot;g&quot;);&quot;\[\]&quot;;&quot;&quot;;&quot;g&quot;);&quot;\{\}&quot;;&quot;&quot;;&quot;g&quot;);&quot;&lt;&gt;&quot;;&quot;&quot;;&quot;g&quot;)" office:value-type="string" office:string-value="({(&lt;{&lt;{&lt;([([[()&lt;&gt;]&lt;[]()&gt;])])&lt;&lt;[{&lt;&lt;&gt;&gt;}&lt;[(){}][()()]&gt;]&lt;(&lt;{}" calcext:value-type="string">
            <text:p>({(&lt;{&lt;{&lt;([([[()&lt;&gt;]&lt;[]()&gt;])])&lt;&lt;[{&lt;&lt;&gt;&gt;}&lt;[(){}][()()]&gt;]&lt;(&lt;{}</text:p>
          </table:table-cell>
          <table:table-cell table:formula="of:=ORG.LIBREOFFICE.REGEX(ORG.LIBREOFFICE.REGEX(ORG.LIBREOFFICE.REGEX(ORG.LIBREOFFICE.REGEX([.B30];&quot;[(][)]&quot;;&quot;&quot;;&quot;g&quot;);&quot;\[\]&quot;;&quot;&quot;;&quot;g&quot;);&quot;\{\}&quot;;&quot;&quot;;&quot;g&quot;);&quot;&lt;&gt;&quot;;&quot;&quot;;&quot;g&quot;)" office:value-type="string" office:string-value="({(&lt;{&lt;{&lt;([([[]])])&lt;&lt;[{&lt;&gt;}&lt;[]&gt;]&lt;(&lt;" calcext:value-type="string">
            <text:p>({(&lt;{&lt;{&lt;([([[]])])&lt;&lt;[{&lt;&gt;}&lt;[]&gt;]&lt;(&lt;</text:p>
          </table:table-cell>
          <table:table-cell table:formula="of:=ORG.LIBREOFFICE.REGEX(ORG.LIBREOFFICE.REGEX(ORG.LIBREOFFICE.REGEX(ORG.LIBREOFFICE.REGEX([.C30];&quot;[(][)]&quot;;&quot;&quot;;&quot;g&quot;);&quot;\[\]&quot;;&quot;&quot;;&quot;g&quot;);&quot;\{\}&quot;;&quot;&quot;;&quot;g&quot;);&quot;&lt;&gt;&quot;;&quot;&quot;;&quot;g&quot;)" office:value-type="string" office:string-value="({(&lt;{&lt;{&lt;([([])])&lt;&lt;[{}]&lt;(&lt;" calcext:value-type="string">
            <text:p>({(&lt;{&lt;{&lt;([([])])&lt;&lt;[{}]&lt;(&lt;</text:p>
          </table:table-cell>
          <table:table-cell table:formula="of:=ORG.LIBREOFFICE.REGEX(ORG.LIBREOFFICE.REGEX(ORG.LIBREOFFICE.REGEX(ORG.LIBREOFFICE.REGEX([.D30];&quot;[(][)]&quot;;&quot;&quot;;&quot;g&quot;);&quot;\[\]&quot;;&quot;&quot;;&quot;g&quot;);&quot;\{\}&quot;;&quot;&quot;;&quot;g&quot;);&quot;&lt;&gt;&quot;;&quot;&quot;;&quot;g&quot;)" office:value-type="string" office:string-value="({(&lt;{&lt;{&lt;([()])&lt;&lt;[]&lt;(&lt;" calcext:value-type="string">
            <text:p>({(&lt;{&lt;{&lt;([()])&lt;&lt;[]&lt;(&lt;</text:p>
          </table:table-cell>
          <table:table-cell table:formula="of:=ORG.LIBREOFFICE.REGEX(ORG.LIBREOFFICE.REGEX(ORG.LIBREOFFICE.REGEX(ORG.LIBREOFFICE.REGEX([.E30];&quot;[(][)]&quot;;&quot;&quot;;&quot;g&quot;);&quot;\[\]&quot;;&quot;&quot;;&quot;g&quot;);&quot;\{\}&quot;;&quot;&quot;;&quot;g&quot;);&quot;&lt;&gt;&quot;;&quot;&quot;;&quot;g&quot;)" office:value-type="string" office:string-value="({(&lt;{&lt;{&lt;()&lt;&lt;&lt;(&lt;" calcext:value-type="string">
            <text:p>({(&lt;{&lt;{&lt;()&lt;&lt;&lt;(&lt;</text:p>
          </table:table-cell>
          <table:table-cell table:formula="of:=ORG.LIBREOFFICE.REGEX(ORG.LIBREOFFICE.REGEX(ORG.LIBREOFFICE.REGEX(ORG.LIBREOFFICE.REGEX([.F30];&quot;[(][)]&quot;;&quot;&quot;;&quot;g&quot;);&quot;\[\]&quot;;&quot;&quot;;&quot;g&quot;);&quot;\{\}&quot;;&quot;&quot;;&quot;g&quot;);&quot;&lt;&gt;&quot;;&quot;&quot;;&quot;g&quot;)" office:value-type="string" office:string-value="({(&lt;{&lt;{&lt;&lt;&lt;&lt;(&lt;" calcext:value-type="string">
            <text:p>({(&lt;{&lt;{&lt;&lt;&lt;&lt;(&lt;</text:p>
          </table:table-cell>
          <table:table-cell table:formula="of:=ORG.LIBREOFFICE.REGEX(ORG.LIBREOFFICE.REGEX(ORG.LIBREOFFICE.REGEX(ORG.LIBREOFFICE.REGEX([.G30];&quot;[(][)]&quot;;&quot;&quot;;&quot;g&quot;);&quot;\[\]&quot;;&quot;&quot;;&quot;g&quot;);&quot;\{\}&quot;;&quot;&quot;;&quot;g&quot;);&quot;&lt;&gt;&quot;;&quot;&quot;;&quot;g&quot;)" office:value-type="string" office:string-value="({(&lt;{&lt;{&lt;&lt;&lt;&lt;(&lt;" calcext:value-type="string">
            <text:p>({(&lt;{&lt;{&lt;&lt;&lt;&lt;(&lt;</text:p>
          </table:table-cell>
          <table:table-cell table:formula="of:=ORG.LIBREOFFICE.REGEX(ORG.LIBREOFFICE.REGEX(ORG.LIBREOFFICE.REGEX(ORG.LIBREOFFICE.REGEX([.H30];&quot;[(][)]&quot;;&quot;&quot;;&quot;g&quot;);&quot;\[\]&quot;;&quot;&quot;;&quot;g&quot;);&quot;\{\}&quot;;&quot;&quot;;&quot;g&quot;);&quot;&lt;&gt;&quot;;&quot;&quot;;&quot;g&quot;)" office:value-type="string" office:string-value="({(&lt;{&lt;{&lt;&lt;&lt;&lt;(&lt;" calcext:value-type="string">
            <text:p>({(&lt;{&lt;{&lt;&lt;&lt;&lt;(&lt;</text:p>
          </table:table-cell>
          <table:table-cell table:formula="of:=ORG.LIBREOFFICE.REGEX(ORG.LIBREOFFICE.REGEX(ORG.LIBREOFFICE.REGEX(ORG.LIBREOFFICE.REGEX([.I30];&quot;[(][)]&quot;;&quot;&quot;;&quot;g&quot;);&quot;\[\]&quot;;&quot;&quot;;&quot;g&quot;);&quot;\{\}&quot;;&quot;&quot;;&quot;g&quot;);&quot;&lt;&gt;&quot;;&quot;&quot;;&quot;g&quot;)" office:value-type="string" office:string-value="({(&lt;{&lt;{&lt;&lt;&lt;&lt;(&lt;" calcext:value-type="string">
            <text:p>({(&lt;{&lt;{&lt;&lt;&lt;&lt;(&lt;</text:p>
          </table:table-cell>
          <table:table-cell table:formula="of:=ORG.LIBREOFFICE.REGEX(ORG.LIBREOFFICE.REGEX(ORG.LIBREOFFICE.REGEX(ORG.LIBREOFFICE.REGEX([.J30];&quot;[(][)]&quot;;&quot;&quot;;&quot;g&quot;);&quot;\[\]&quot;;&quot;&quot;;&quot;g&quot;);&quot;\{\}&quot;;&quot;&quot;;&quot;g&quot;);&quot;&lt;&gt;&quot;;&quot;&quot;;&quot;g&quot;)" office:value-type="string" office:string-value="({(&lt;{&lt;{&lt;&lt;&lt;&lt;(&lt;" calcext:value-type="string">
            <text:p>({(&lt;{&lt;{&lt;&lt;&lt;&lt;(&lt;</text:p>
          </table:table-cell>
          <table:table-cell table:formula="of:=IF(ORG.LIBREOFFICE.REGEX(ORG.LIBREOFFICE.REGEX(ORG.LIBREOFFICE.REGEX(ORG.LIBREOFFICE.REGEX(ORG.LIBREOFFICE.REGEX([.K3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0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30]=&quot;&quot;;[.K30];&quot;&quot;)" office:value-type="string" office:string-value="({(&lt;{&lt;{&lt;&lt;&lt;&lt;(&lt;" calcext:value-type="string">
            <text:p>({(&lt;{&lt;{&lt;&lt;&lt;&lt;(&lt;</text:p>
          </table:table-cell>
          <table:table-cell table:formula="of:=IF(AND([.$M30]&lt;&gt;&quot;&quot;;LEN([.$M30])&gt;=[.N$2]);LEFT(RIGHT([.$M30];[.N$2]);1);&quot;&quot;)" office:value-type="string" office:string-value="&lt;" calcext:value-type="string">
            <text:p>&lt;</text:p>
          </table:table-cell>
          <table:table-cell table:formula="of:=IF(AND([.$M30]&lt;&gt;&quot;&quot;;LEN([.$M30])&gt;=[.O$2]);LEFT(RIGHT([.$M30];[.O$2]);1);&quot;&quot;)" office:value-type="string" office:string-value="(" calcext:value-type="string">
            <text:p>(</text:p>
          </table:table-cell>
          <table:table-cell table:formula="of:=IF(AND([.$M30]&lt;&gt;&quot;&quot;;LEN([.$M30])&gt;=[.P$2]);LEFT(RIGHT([.$M30];[.P$2]);1);&quot;&quot;)" office:value-type="string" office:string-value="&lt;" calcext:value-type="string">
            <text:p>&lt;</text:p>
          </table:table-cell>
          <table:table-cell table:formula="of:=IF(AND([.$M30]&lt;&gt;&quot;&quot;;LEN([.$M30])&gt;=[.Q$2]);LEFT(RIGHT([.$M30];[.Q$2]);1);&quot;&quot;)" office:value-type="string" office:string-value="&lt;" calcext:value-type="string">
            <text:p>&lt;</text:p>
          </table:table-cell>
          <table:table-cell table:formula="of:=IF(AND([.$M30]&lt;&gt;&quot;&quot;;LEN([.$M30])&gt;=[.R$2]);LEFT(RIGHT([.$M30];[.R$2]);1);&quot;&quot;)" office:value-type="string" office:string-value="&lt;" calcext:value-type="string">
            <text:p>&lt;</text:p>
          </table:table-cell>
          <table:table-cell table:formula="of:=IF(AND([.$M30]&lt;&gt;&quot;&quot;;LEN([.$M30])&gt;=[.S$2]);LEFT(RIGHT([.$M30];[.S$2]);1);&quot;&quot;)" office:value-type="string" office:string-value="&lt;" calcext:value-type="string">
            <text:p>&lt;</text:p>
          </table:table-cell>
          <table:table-cell table:formula="of:=IF(AND([.$M30]&lt;&gt;&quot;&quot;;LEN([.$M30])&gt;=[.T$2]);LEFT(RIGHT([.$M30];[.T$2]);1);&quot;&quot;)" office:value-type="string" office:string-value="{" calcext:value-type="string">
            <text:p>{</text:p>
          </table:table-cell>
          <table:table-cell table:formula="of:=IF(AND([.$M30]&lt;&gt;&quot;&quot;;LEN([.$M30])&gt;=[.U$2]);LEFT(RIGHT([.$M30];[.U$2]);1);&quot;&quot;)" office:value-type="string" office:string-value="&lt;" calcext:value-type="string">
            <text:p>&lt;</text:p>
          </table:table-cell>
          <table:table-cell table:formula="of:=IF(AND([.$M30]&lt;&gt;&quot;&quot;;LEN([.$M30])&gt;=[.V$2]);LEFT(RIGHT([.$M30];[.V$2]);1);&quot;&quot;)" office:value-type="string" office:string-value="{" calcext:value-type="string">
            <text:p>{</text:p>
          </table:table-cell>
          <table:table-cell table:formula="of:=IF(AND([.$M30]&lt;&gt;&quot;&quot;;LEN([.$M30])&gt;=[.W$2]);LEFT(RIGHT([.$M30];[.W$2]);1);&quot;&quot;)" office:value-type="string" office:string-value="&lt;" calcext:value-type="string">
            <text:p>&lt;</text:p>
          </table:table-cell>
          <table:table-cell table:formula="of:=IF(AND([.$M30]&lt;&gt;&quot;&quot;;LEN([.$M30])&gt;=[.X$2]);LEFT(RIGHT([.$M30];[.X$2]);1);&quot;&quot;)" office:value-type="string" office:string-value="(" calcext:value-type="string">
            <text:p>(</text:p>
          </table:table-cell>
          <table:table-cell table:formula="of:=IF(AND([.$M30]&lt;&gt;&quot;&quot;;LEN([.$M30])&gt;=[.Y$2]);LEFT(RIGHT([.$M30];[.Y$2]);1);&quot;&quot;)" office:value-type="string" office:string-value="{" calcext:value-type="string">
            <text:p>{</text:p>
          </table:table-cell>
          <table:table-cell table:formula="of:=IF(AND([.$M30]&lt;&gt;&quot;&quot;;LEN([.$M30])&gt;=[.Z$2]);LEFT(RIGHT([.$M30];[.Z$2]);1);&quot;&quot;)" office:value-type="string" office:string-value="(" calcext:value-type="string">
            <text:p>(</text:p>
          </table:table-cell>
          <table:table-cell table:formula="of:=IF(AND([.$M30]&lt;&gt;&quot;&quot;;LEN([.$M30])&gt;=[.AA$2]);LEFT(RIGHT([.$M30];[.AA$2]);1);&quot;&quot;)">
            <text:p/>
          </table:table-cell>
          <table:table-cell table:formula="of:=IF(AND([.$M30]&lt;&gt;&quot;&quot;;LEN([.$M30])&gt;=[.AB$2]);LEFT(RIGHT([.$M30];[.AB$2]);1);&quot;&quot;)">
            <text:p/>
          </table:table-cell>
          <table:table-cell table:formula="of:=IF([.M30]=&quot;&quot;;&quot;&quot;;0)" office:value-type="float" office:value="0" calcext:value-type="float">
            <text:p>0</text:p>
          </table:table-cell>
          <table:table-cell table:formula="of:=IF([.N30]&lt;&gt;&quot;&quot;;IF([.N30]=&quot;(&quot;;1;IF([.N30]=&quot;[&quot;;2;IF([.N30]=&quot;{&quot;;3;IF([.N30]=&quot;&lt;&quot;;4;0))));&quot;&quot;)" office:value-type="float" office:value="4" calcext:value-type="float">
            <text:p>4</text:p>
          </table:table-cell>
          <table:table-cell table:formula="of:=IF([.O30]&lt;&gt;&quot;&quot;;IF([.O30]=&quot;(&quot;;1;IF([.O30]=&quot;[&quot;;2;IF([.O30]=&quot;{&quot;;3;IF([.O30]=&quot;&lt;&quot;;4;0))));&quot;&quot;)" office:value-type="float" office:value="1" calcext:value-type="float">
            <text:p>1</text:p>
          </table:table-cell>
          <table:table-cell table:formula="of:=IF([.P30]&lt;&gt;&quot;&quot;;IF([.P30]=&quot;(&quot;;1;IF([.P30]=&quot;[&quot;;2;IF([.P30]=&quot;{&quot;;3;IF([.P30]=&quot;&lt;&quot;;4;0))));&quot;&quot;)" office:value-type="float" office:value="4" calcext:value-type="float">
            <text:p>4</text:p>
          </table:table-cell>
          <table:table-cell table:formula="of:=IF([.Q30]&lt;&gt;&quot;&quot;;IF([.Q30]=&quot;(&quot;;1;IF([.Q30]=&quot;[&quot;;2;IF([.Q30]=&quot;{&quot;;3;IF([.Q30]=&quot;&lt;&quot;;4;0))));&quot;&quot;)" office:value-type="float" office:value="4" calcext:value-type="float">
            <text:p>4</text:p>
          </table:table-cell>
          <table:table-cell table:formula="of:=IF([.R30]&lt;&gt;&quot;&quot;;IF([.R30]=&quot;(&quot;;1;IF([.R30]=&quot;[&quot;;2;IF([.R30]=&quot;{&quot;;3;IF([.R30]=&quot;&lt;&quot;;4;0))));&quot;&quot;)" office:value-type="float" office:value="4" calcext:value-type="float">
            <text:p>4</text:p>
          </table:table-cell>
          <table:table-cell table:formula="of:=IF([.S30]&lt;&gt;&quot;&quot;;IF([.S30]=&quot;(&quot;;1;IF([.S30]=&quot;[&quot;;2;IF([.S30]=&quot;{&quot;;3;IF([.S30]=&quot;&lt;&quot;;4;0))));&quot;&quot;)" office:value-type="float" office:value="4" calcext:value-type="float">
            <text:p>4</text:p>
          </table:table-cell>
          <table:table-cell table:formula="of:=IF([.T30]&lt;&gt;&quot;&quot;;IF([.T30]=&quot;(&quot;;1;IF([.T30]=&quot;[&quot;;2;IF([.T30]=&quot;{&quot;;3;IF([.T30]=&quot;&lt;&quot;;4;0))));&quot;&quot;)" office:value-type="float" office:value="3" calcext:value-type="float">
            <text:p>3</text:p>
          </table:table-cell>
          <table:table-cell table:formula="of:=IF([.U30]&lt;&gt;&quot;&quot;;IF([.U30]=&quot;(&quot;;1;IF([.U30]=&quot;[&quot;;2;IF([.U30]=&quot;{&quot;;3;IF([.U30]=&quot;&lt;&quot;;4;0))));&quot;&quot;)" office:value-type="float" office:value="4" calcext:value-type="float">
            <text:p>4</text:p>
          </table:table-cell>
          <table:table-cell table:formula="of:=IF([.V30]&lt;&gt;&quot;&quot;;IF([.V30]=&quot;(&quot;;1;IF([.V30]=&quot;[&quot;;2;IF([.V30]=&quot;{&quot;;3;IF([.V30]=&quot;&lt;&quot;;4;0))));&quot;&quot;)" office:value-type="float" office:value="3" calcext:value-type="float">
            <text:p>3</text:p>
          </table:table-cell>
          <table:table-cell table:formula="of:=IF([.W30]&lt;&gt;&quot;&quot;;IF([.W30]=&quot;(&quot;;1;IF([.W30]=&quot;[&quot;;2;IF([.W30]=&quot;{&quot;;3;IF([.W30]=&quot;&lt;&quot;;4;0))));&quot;&quot;)" office:value-type="float" office:value="4" calcext:value-type="float">
            <text:p>4</text:p>
          </table:table-cell>
          <table:table-cell table:formula="of:=IF([.X30]&lt;&gt;&quot;&quot;;IF([.X30]=&quot;(&quot;;1;IF([.X30]=&quot;[&quot;;2;IF([.X30]=&quot;{&quot;;3;IF([.X30]=&quot;&lt;&quot;;4;0))));&quot;&quot;)" office:value-type="float" office:value="1" calcext:value-type="float">
            <text:p>1</text:p>
          </table:table-cell>
          <table:table-cell table:formula="of:=IF([.Y30]&lt;&gt;&quot;&quot;;IF([.Y30]=&quot;(&quot;;1;IF([.Y30]=&quot;[&quot;;2;IF([.Y30]=&quot;{&quot;;3;IF([.Y30]=&quot;&lt;&quot;;4;0))));&quot;&quot;)" office:value-type="float" office:value="3" calcext:value-type="float">
            <text:p>3</text:p>
          </table:table-cell>
          <table:table-cell table:formula="of:=IF([.Z30]&lt;&gt;&quot;&quot;;IF([.Z30]=&quot;(&quot;;1;IF([.Z30]=&quot;[&quot;;2;IF([.Z30]=&quot;{&quot;;3;IF([.Z30]=&quot;&lt;&quot;;4;0))));&quot;&quot;)" office:value-type="float" office:value="1" calcext:value-type="float">
            <text:p>1</text:p>
          </table:table-cell>
          <table:table-cell table:formula="of:=IF([.AA30]&lt;&gt;&quot;&quot;;IF([.AA30]=&quot;(&quot;;1;IF([.AA30]=&quot;[&quot;;2;IF([.AA30]=&quot;{&quot;;3;IF([.AA30]=&quot;&lt;&quot;;4;0))));&quot;&quot;)">
            <text:p/>
          </table:table-cell>
          <table:table-cell table:formula="of:=IF([.AB30]&lt;&gt;&quot;&quot;;IF([.AB30]=&quot;(&quot;;1;IF([.AB30]=&quot;[&quot;;2;IF([.AB30]=&quot;{&quot;;3;IF([.AB30]=&quot;&lt;&quot;;4;0))));&quot;&quot;)">
            <text:p/>
          </table:table-cell>
          <table:table-cell table:number-columns-repeated="2"/>
          <table:table-cell table:formula="of:=[.AD30]" office:value-type="float" office:value="4" calcext:value-type="float">
            <text:p>4</text:p>
          </table:table-cell>
          <table:table-cell table:formula="of:=IF([.AE30]&lt;&gt;&quot;&quot;;[.AE30]+[.AU30]*5;[.AU30])" office:value-type="float" office:value="21" calcext:value-type="float">
            <text:p>21</text:p>
          </table:table-cell>
          <table:table-cell table:formula="of:=IF([.AF30]&lt;&gt;&quot;&quot;;[.AF30]+[.AV30]*5;[.AV30])" office:value-type="float" office:value="109" calcext:value-type="float">
            <text:p>109</text:p>
          </table:table-cell>
          <table:table-cell table:formula="of:=IF([.AG30]&lt;&gt;&quot;&quot;;[.AG30]+[.AW30]*5;[.AW30])" office:value-type="float" office:value="549" calcext:value-type="float">
            <text:p>549</text:p>
          </table:table-cell>
          <table:table-cell table:formula="of:=IF([.AH30]&lt;&gt;&quot;&quot;;[.AH30]+[.AX30]*5;[.AX30])" office:value-type="float" office:value="2749" calcext:value-type="float">
            <text:p>2749</text:p>
          </table:table-cell>
          <table:table-cell table:formula="of:=IF([.AI30]&lt;&gt;&quot;&quot;;[.AI30]+[.AY30]*5;[.AY30])" office:value-type="float" office:value="13749" calcext:value-type="float">
            <text:p>13749</text:p>
          </table:table-cell>
          <table:table-cell table:formula="of:=IF([.AJ30]&lt;&gt;&quot;&quot;;[.AJ30]+[.AZ30]*5;[.AZ30])" office:value-type="float" office:value="68748" calcext:value-type="float">
            <text:p>68748</text:p>
          </table:table-cell>
          <table:table-cell table:formula="of:=IF([.AK30]&lt;&gt;&quot;&quot;;[.AK30]+[.BA30]*5;[.BA30])" office:value-type="float" office:value="343744" calcext:value-type="float">
            <text:p>343744</text:p>
          </table:table-cell>
          <table:table-cell table:formula="of:=IF([.AL30]&lt;&gt;&quot;&quot;;[.AL30]+[.BB30]*5;[.BB30])" office:value-type="float" office:value="1718723" calcext:value-type="float">
            <text:p>1718723</text:p>
          </table:table-cell>
          <table:table-cell table:formula="of:=IF([.AM30]&lt;&gt;&quot;&quot;;[.AM30]+[.BC30]*5;[.BC30])" office:value-type="float" office:value="8593619" calcext:value-type="float">
            <text:p>8593619</text:p>
          </table:table-cell>
          <table:table-cell table:formula="of:=IF([.AN30]&lt;&gt;&quot;&quot;;[.AN30]+[.BD30]*5;[.BD30])" office:value-type="float" office:value="42968096" calcext:value-type="float">
            <text:p>42968096</text:p>
          </table:table-cell>
          <table:table-cell table:formula="of:=IF([.AO30]&lt;&gt;&quot;&quot;;[.AO30]+[.BE30]*5;[.BE30])" office:value-type="float" office:value="214840483" calcext:value-type="float">
            <text:p>214840483</text:p>
          </table:table-cell>
          <table:table-cell table:formula="of:=IF([.AP30]&lt;&gt;&quot;&quot;;[.AP30]+[.BF30]*5;[.BF30])" office:value-type="float" office:value="1074202416" calcext:value-type="float">
            <text:p>1074202416</text:p>
          </table:table-cell>
          <table:table-cell table:formula="of:=IF([.AQ30]&lt;&gt;&quot;&quot;;[.AQ30]+[.BG30]*5;[.BG30])" office:value-type="float" office:value="1074202416" calcext:value-type="float">
            <text:p>1074202416</text:p>
          </table:table-cell>
          <table:table-cell table:formula="of:=IF([.AR30]&lt;&gt;&quot;&quot;;[.AR30]+[.BH30]*5;[.BH30])" office:value-type="float" office:value="1074202416" calcext:value-type="float">
            <text:p>107420241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&lt;{&lt;&lt;[([({&lt;&lt;&lt;()()&gt;(())&gt;&lt;[[]&lt;&gt;]{&lt;&gt;[]}&gt;&gt;([(()())]{[[]()]&lt;{}&lt;&gt;&gt;})})[&lt;[[(()&lt;&gt;){&lt;&gt;{}}]][&lt;(&lt;&gt;&lt;&gt;){&lt;&gt;[]}&gt;]&gt;&lt;&lt;([{}</text:p>
          </table:table-cell>
          <table:table-cell table:formula="of:=ORG.LIBREOFFICE.REGEX(ORG.LIBREOFFICE.REGEX(ORG.LIBREOFFICE.REGEX(ORG.LIBREOFFICE.REGEX([.A31];&quot;[(][)]&quot;;&quot;&quot;;&quot;g&quot;);&quot;\[\]&quot;;&quot;&quot;;&quot;g&quot;);&quot;\{\}&quot;;&quot;&quot;;&quot;g&quot;);&quot;&lt;&gt;&quot;;&quot;&quot;;&quot;g&quot;)" office:value-type="string" office:string-value="([&lt;{&lt;&lt;[([({&lt;&lt;()&gt;&lt;[]{}&gt;&gt;([()]{[]&lt;&gt;})})[&lt;[[(){}]][&lt;(){}&gt;]&gt;&lt;&lt;([" calcext:value-type="string">
            <text:p>([&lt;{&lt;&lt;[([({&lt;&lt;()&gt;&lt;[]{}&gt;&gt;([()]{[]&lt;&gt;})})[&lt;[[(){}]][&lt;(){}&gt;]&gt;&lt;&lt;([</text:p>
          </table:table-cell>
          <table:table-cell table:formula="of:=ORG.LIBREOFFICE.REGEX(ORG.LIBREOFFICE.REGEX(ORG.LIBREOFFICE.REGEX(ORG.LIBREOFFICE.REGEX([.B31];&quot;[(][)]&quot;;&quot;&quot;;&quot;g&quot;);&quot;\[\]&quot;;&quot;&quot;;&quot;g&quot;);&quot;\{\}&quot;;&quot;&quot;;&quot;g&quot;);&quot;&lt;&gt;&quot;;&quot;&quot;;&quot;g&quot;)" office:value-type="string" office:string-value="([&lt;{&lt;&lt;[([({&lt;&gt;({})})[&lt;[[]][]&gt;&lt;&lt;([" calcext:value-type="string">
            <text:p>([&lt;{&lt;&lt;[([({&lt;&gt;({})})[&lt;[[]][]&gt;&lt;&lt;([</text:p>
          </table:table-cell>
          <table:table-cell table:formula="of:=ORG.LIBREOFFICE.REGEX(ORG.LIBREOFFICE.REGEX(ORG.LIBREOFFICE.REGEX(ORG.LIBREOFFICE.REGEX([.C31];&quot;[(][)]&quot;;&quot;&quot;;&quot;g&quot;);&quot;\[\]&quot;;&quot;&quot;;&quot;g&quot;);&quot;\{\}&quot;;&quot;&quot;;&quot;g&quot;);&quot;&lt;&gt;&quot;;&quot;&quot;;&quot;g&quot;)" office:value-type="string" office:string-value="([&lt;{&lt;&lt;[([({()})[&lt;[]&gt;&lt;&lt;([" calcext:value-type="string">
            <text:p>([&lt;{&lt;&lt;[([({()})[&lt;[]&gt;&lt;&lt;([</text:p>
          </table:table-cell>
          <table:table-cell table:formula="of:=ORG.LIBREOFFICE.REGEX(ORG.LIBREOFFICE.REGEX(ORG.LIBREOFFICE.REGEX(ORG.LIBREOFFICE.REGEX([.D31];&quot;[(][)]&quot;;&quot;&quot;;&quot;g&quot;);&quot;\[\]&quot;;&quot;&quot;;&quot;g&quot;);&quot;\{\}&quot;;&quot;&quot;;&quot;g&quot;);&quot;&lt;&gt;&quot;;&quot;&quot;;&quot;g&quot;)" office:value-type="string" office:string-value="([&lt;{&lt;&lt;[([()[&lt;&lt;([" calcext:value-type="string">
            <text:p>([&lt;{&lt;&lt;[([()[&lt;&lt;([</text:p>
          </table:table-cell>
          <table:table-cell table:formula="of:=ORG.LIBREOFFICE.REGEX(ORG.LIBREOFFICE.REGEX(ORG.LIBREOFFICE.REGEX(ORG.LIBREOFFICE.REGEX([.E31];&quot;[(][)]&quot;;&quot;&quot;;&quot;g&quot;);&quot;\[\]&quot;;&quot;&quot;;&quot;g&quot;);&quot;\{\}&quot;;&quot;&quot;;&quot;g&quot;);&quot;&lt;&gt;&quot;;&quot;&quot;;&quot;g&quot;)" office:value-type="string" office:string-value="([&lt;{&lt;&lt;[([[&lt;&lt;([" calcext:value-type="string">
            <text:p>([&lt;{&lt;&lt;[([[&lt;&lt;([</text:p>
          </table:table-cell>
          <table:table-cell table:formula="of:=ORG.LIBREOFFICE.REGEX(ORG.LIBREOFFICE.REGEX(ORG.LIBREOFFICE.REGEX(ORG.LIBREOFFICE.REGEX([.F31];&quot;[(][)]&quot;;&quot;&quot;;&quot;g&quot;);&quot;\[\]&quot;;&quot;&quot;;&quot;g&quot;);&quot;\{\}&quot;;&quot;&quot;;&quot;g&quot;);&quot;&lt;&gt;&quot;;&quot;&quot;;&quot;g&quot;)" office:value-type="string" office:string-value="([&lt;{&lt;&lt;[([[&lt;&lt;([" calcext:value-type="string">
            <text:p>([&lt;{&lt;&lt;[([[&lt;&lt;([</text:p>
          </table:table-cell>
          <table:table-cell table:formula="of:=ORG.LIBREOFFICE.REGEX(ORG.LIBREOFFICE.REGEX(ORG.LIBREOFFICE.REGEX(ORG.LIBREOFFICE.REGEX([.G31];&quot;[(][)]&quot;;&quot;&quot;;&quot;g&quot;);&quot;\[\]&quot;;&quot;&quot;;&quot;g&quot;);&quot;\{\}&quot;;&quot;&quot;;&quot;g&quot;);&quot;&lt;&gt;&quot;;&quot;&quot;;&quot;g&quot;)" office:value-type="string" office:string-value="([&lt;{&lt;&lt;[([[&lt;&lt;([" calcext:value-type="string">
            <text:p>([&lt;{&lt;&lt;[([[&lt;&lt;([</text:p>
          </table:table-cell>
          <table:table-cell table:formula="of:=ORG.LIBREOFFICE.REGEX(ORG.LIBREOFFICE.REGEX(ORG.LIBREOFFICE.REGEX(ORG.LIBREOFFICE.REGEX([.H31];&quot;[(][)]&quot;;&quot;&quot;;&quot;g&quot;);&quot;\[\]&quot;;&quot;&quot;;&quot;g&quot;);&quot;\{\}&quot;;&quot;&quot;;&quot;g&quot;);&quot;&lt;&gt;&quot;;&quot;&quot;;&quot;g&quot;)" office:value-type="string" office:string-value="([&lt;{&lt;&lt;[([[&lt;&lt;([" calcext:value-type="string">
            <text:p>([&lt;{&lt;&lt;[([[&lt;&lt;([</text:p>
          </table:table-cell>
          <table:table-cell table:formula="of:=ORG.LIBREOFFICE.REGEX(ORG.LIBREOFFICE.REGEX(ORG.LIBREOFFICE.REGEX(ORG.LIBREOFFICE.REGEX([.I31];&quot;[(][)]&quot;;&quot;&quot;;&quot;g&quot;);&quot;\[\]&quot;;&quot;&quot;;&quot;g&quot;);&quot;\{\}&quot;;&quot;&quot;;&quot;g&quot;);&quot;&lt;&gt;&quot;;&quot;&quot;;&quot;g&quot;)" office:value-type="string" office:string-value="([&lt;{&lt;&lt;[([[&lt;&lt;([" calcext:value-type="string">
            <text:p>([&lt;{&lt;&lt;[([[&lt;&lt;([</text:p>
          </table:table-cell>
          <table:table-cell table:formula="of:=ORG.LIBREOFFICE.REGEX(ORG.LIBREOFFICE.REGEX(ORG.LIBREOFFICE.REGEX(ORG.LIBREOFFICE.REGEX([.J31];&quot;[(][)]&quot;;&quot;&quot;;&quot;g&quot;);&quot;\[\]&quot;;&quot;&quot;;&quot;g&quot;);&quot;\{\}&quot;;&quot;&quot;;&quot;g&quot;);&quot;&lt;&gt;&quot;;&quot;&quot;;&quot;g&quot;)" office:value-type="string" office:string-value="([&lt;{&lt;&lt;[([[&lt;&lt;([" calcext:value-type="string">
            <text:p>([&lt;{&lt;&lt;[([[&lt;&lt;([</text:p>
          </table:table-cell>
          <table:table-cell table:formula="of:=IF(ORG.LIBREOFFICE.REGEX(ORG.LIBREOFFICE.REGEX(ORG.LIBREOFFICE.REGEX(ORG.LIBREOFFICE.REGEX(ORG.LIBREOFFICE.REGEX([.K3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1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31]=&quot;&quot;;[.K31];&quot;&quot;)" office:value-type="string" office:string-value="([&lt;{&lt;&lt;[([[&lt;&lt;([" calcext:value-type="string">
            <text:p>([&lt;{&lt;&lt;[([[&lt;&lt;([</text:p>
          </table:table-cell>
          <table:table-cell table:formula="of:=IF(AND([.$M31]&lt;&gt;&quot;&quot;;LEN([.$M31])&gt;=[.N$2]);LEFT(RIGHT([.$M31];[.N$2]);1);&quot;&quot;)" office:value-type="string" office:string-value="[" calcext:value-type="string">
            <text:p>[</text:p>
          </table:table-cell>
          <table:table-cell table:formula="of:=IF(AND([.$M31]&lt;&gt;&quot;&quot;;LEN([.$M31])&gt;=[.O$2]);LEFT(RIGHT([.$M31];[.O$2]);1);&quot;&quot;)" office:value-type="string" office:string-value="(" calcext:value-type="string">
            <text:p>(</text:p>
          </table:table-cell>
          <table:table-cell table:formula="of:=IF(AND([.$M31]&lt;&gt;&quot;&quot;;LEN([.$M31])&gt;=[.P$2]);LEFT(RIGHT([.$M31];[.P$2]);1);&quot;&quot;)" office:value-type="string" office:string-value="&lt;" calcext:value-type="string">
            <text:p>&lt;</text:p>
          </table:table-cell>
          <table:table-cell table:formula="of:=IF(AND([.$M31]&lt;&gt;&quot;&quot;;LEN([.$M31])&gt;=[.Q$2]);LEFT(RIGHT([.$M31];[.Q$2]);1);&quot;&quot;)" office:value-type="string" office:string-value="&lt;" calcext:value-type="string">
            <text:p>&lt;</text:p>
          </table:table-cell>
          <table:table-cell table:formula="of:=IF(AND([.$M31]&lt;&gt;&quot;&quot;;LEN([.$M31])&gt;=[.R$2]);LEFT(RIGHT([.$M31];[.R$2]);1);&quot;&quot;)" office:value-type="string" office:string-value="[" calcext:value-type="string">
            <text:p>[</text:p>
          </table:table-cell>
          <table:table-cell table:formula="of:=IF(AND([.$M31]&lt;&gt;&quot;&quot;;LEN([.$M31])&gt;=[.S$2]);LEFT(RIGHT([.$M31];[.S$2]);1);&quot;&quot;)" office:value-type="string" office:string-value="[" calcext:value-type="string">
            <text:p>[</text:p>
          </table:table-cell>
          <table:table-cell table:formula="of:=IF(AND([.$M31]&lt;&gt;&quot;&quot;;LEN([.$M31])&gt;=[.T$2]);LEFT(RIGHT([.$M31];[.T$2]);1);&quot;&quot;)" office:value-type="string" office:string-value="(" calcext:value-type="string">
            <text:p>(</text:p>
          </table:table-cell>
          <table:table-cell table:formula="of:=IF(AND([.$M31]&lt;&gt;&quot;&quot;;LEN([.$M31])&gt;=[.U$2]);LEFT(RIGHT([.$M31];[.U$2]);1);&quot;&quot;)" office:value-type="string" office:string-value="[" calcext:value-type="string">
            <text:p>[</text:p>
          </table:table-cell>
          <table:table-cell table:formula="of:=IF(AND([.$M31]&lt;&gt;&quot;&quot;;LEN([.$M31])&gt;=[.V$2]);LEFT(RIGHT([.$M31];[.V$2]);1);&quot;&quot;)" office:value-type="string" office:string-value="&lt;" calcext:value-type="string">
            <text:p>&lt;</text:p>
          </table:table-cell>
          <table:table-cell table:formula="of:=IF(AND([.$M31]&lt;&gt;&quot;&quot;;LEN([.$M31])&gt;=[.W$2]);LEFT(RIGHT([.$M31];[.W$2]);1);&quot;&quot;)" office:value-type="string" office:string-value="&lt;" calcext:value-type="string">
            <text:p>&lt;</text:p>
          </table:table-cell>
          <table:table-cell table:formula="of:=IF(AND([.$M31]&lt;&gt;&quot;&quot;;LEN([.$M31])&gt;=[.X$2]);LEFT(RIGHT([.$M31];[.X$2]);1);&quot;&quot;)" office:value-type="string" office:string-value="{" calcext:value-type="string">
            <text:p>{</text:p>
          </table:table-cell>
          <table:table-cell table:formula="of:=IF(AND([.$M31]&lt;&gt;&quot;&quot;;LEN([.$M31])&gt;=[.Y$2]);LEFT(RIGHT([.$M31];[.Y$2]);1);&quot;&quot;)" office:value-type="string" office:string-value="&lt;" calcext:value-type="string">
            <text:p>&lt;</text:p>
          </table:table-cell>
          <table:table-cell table:formula="of:=IF(AND([.$M31]&lt;&gt;&quot;&quot;;LEN([.$M31])&gt;=[.Z$2]);LEFT(RIGHT([.$M31];[.Z$2]);1);&quot;&quot;)" office:value-type="string" office:string-value="[" calcext:value-type="string">
            <text:p>[</text:p>
          </table:table-cell>
          <table:table-cell table:formula="of:=IF(AND([.$M31]&lt;&gt;&quot;&quot;;LEN([.$M31])&gt;=[.AA$2]);LEFT(RIGHT([.$M31];[.AA$2]);1);&quot;&quot;)" office:value-type="string" office:string-value="(" calcext:value-type="string">
            <text:p>(</text:p>
          </table:table-cell>
          <table:table-cell table:formula="of:=IF(AND([.$M31]&lt;&gt;&quot;&quot;;LEN([.$M31])&gt;=[.AB$2]);LEFT(RIGHT([.$M31];[.AB$2]);1);&quot;&quot;)">
            <text:p/>
          </table:table-cell>
          <table:table-cell table:formula="of:=IF([.M31]=&quot;&quot;;&quot;&quot;;0)" office:value-type="float" office:value="0" calcext:value-type="float">
            <text:p>0</text:p>
          </table:table-cell>
          <table:table-cell table:formula="of:=IF([.N31]&lt;&gt;&quot;&quot;;IF([.N31]=&quot;(&quot;;1;IF([.N31]=&quot;[&quot;;2;IF([.N31]=&quot;{&quot;;3;IF([.N31]=&quot;&lt;&quot;;4;0))));&quot;&quot;)" office:value-type="float" office:value="2" calcext:value-type="float">
            <text:p>2</text:p>
          </table:table-cell>
          <table:table-cell table:formula="of:=IF([.O31]&lt;&gt;&quot;&quot;;IF([.O31]=&quot;(&quot;;1;IF([.O31]=&quot;[&quot;;2;IF([.O31]=&quot;{&quot;;3;IF([.O31]=&quot;&lt;&quot;;4;0))));&quot;&quot;)" office:value-type="float" office:value="1" calcext:value-type="float">
            <text:p>1</text:p>
          </table:table-cell>
          <table:table-cell table:formula="of:=IF([.P31]&lt;&gt;&quot;&quot;;IF([.P31]=&quot;(&quot;;1;IF([.P31]=&quot;[&quot;;2;IF([.P31]=&quot;{&quot;;3;IF([.P31]=&quot;&lt;&quot;;4;0))));&quot;&quot;)" office:value-type="float" office:value="4" calcext:value-type="float">
            <text:p>4</text:p>
          </table:table-cell>
          <table:table-cell table:formula="of:=IF([.Q31]&lt;&gt;&quot;&quot;;IF([.Q31]=&quot;(&quot;;1;IF([.Q31]=&quot;[&quot;;2;IF([.Q31]=&quot;{&quot;;3;IF([.Q31]=&quot;&lt;&quot;;4;0))));&quot;&quot;)" office:value-type="float" office:value="4" calcext:value-type="float">
            <text:p>4</text:p>
          </table:table-cell>
          <table:table-cell table:formula="of:=IF([.R31]&lt;&gt;&quot;&quot;;IF([.R31]=&quot;(&quot;;1;IF([.R31]=&quot;[&quot;;2;IF([.R31]=&quot;{&quot;;3;IF([.R31]=&quot;&lt;&quot;;4;0))));&quot;&quot;)" office:value-type="float" office:value="2" calcext:value-type="float">
            <text:p>2</text:p>
          </table:table-cell>
          <table:table-cell table:formula="of:=IF([.S31]&lt;&gt;&quot;&quot;;IF([.S31]=&quot;(&quot;;1;IF([.S31]=&quot;[&quot;;2;IF([.S31]=&quot;{&quot;;3;IF([.S31]=&quot;&lt;&quot;;4;0))));&quot;&quot;)" office:value-type="float" office:value="2" calcext:value-type="float">
            <text:p>2</text:p>
          </table:table-cell>
          <table:table-cell table:formula="of:=IF([.T31]&lt;&gt;&quot;&quot;;IF([.T31]=&quot;(&quot;;1;IF([.T31]=&quot;[&quot;;2;IF([.T31]=&quot;{&quot;;3;IF([.T31]=&quot;&lt;&quot;;4;0))));&quot;&quot;)" office:value-type="float" office:value="1" calcext:value-type="float">
            <text:p>1</text:p>
          </table:table-cell>
          <table:table-cell table:formula="of:=IF([.U31]&lt;&gt;&quot;&quot;;IF([.U31]=&quot;(&quot;;1;IF([.U31]=&quot;[&quot;;2;IF([.U31]=&quot;{&quot;;3;IF([.U31]=&quot;&lt;&quot;;4;0))));&quot;&quot;)" office:value-type="float" office:value="2" calcext:value-type="float">
            <text:p>2</text:p>
          </table:table-cell>
          <table:table-cell table:formula="of:=IF([.V31]&lt;&gt;&quot;&quot;;IF([.V31]=&quot;(&quot;;1;IF([.V31]=&quot;[&quot;;2;IF([.V31]=&quot;{&quot;;3;IF([.V31]=&quot;&lt;&quot;;4;0))));&quot;&quot;)" office:value-type="float" office:value="4" calcext:value-type="float">
            <text:p>4</text:p>
          </table:table-cell>
          <table:table-cell table:formula="of:=IF([.W31]&lt;&gt;&quot;&quot;;IF([.W31]=&quot;(&quot;;1;IF([.W31]=&quot;[&quot;;2;IF([.W31]=&quot;{&quot;;3;IF([.W31]=&quot;&lt;&quot;;4;0))));&quot;&quot;)" office:value-type="float" office:value="4" calcext:value-type="float">
            <text:p>4</text:p>
          </table:table-cell>
          <table:table-cell table:formula="of:=IF([.X31]&lt;&gt;&quot;&quot;;IF([.X31]=&quot;(&quot;;1;IF([.X31]=&quot;[&quot;;2;IF([.X31]=&quot;{&quot;;3;IF([.X31]=&quot;&lt;&quot;;4;0))));&quot;&quot;)" office:value-type="float" office:value="3" calcext:value-type="float">
            <text:p>3</text:p>
          </table:table-cell>
          <table:table-cell table:formula="of:=IF([.Y31]&lt;&gt;&quot;&quot;;IF([.Y31]=&quot;(&quot;;1;IF([.Y31]=&quot;[&quot;;2;IF([.Y31]=&quot;{&quot;;3;IF([.Y31]=&quot;&lt;&quot;;4;0))));&quot;&quot;)" office:value-type="float" office:value="4" calcext:value-type="float">
            <text:p>4</text:p>
          </table:table-cell>
          <table:table-cell table:formula="of:=IF([.Z31]&lt;&gt;&quot;&quot;;IF([.Z31]=&quot;(&quot;;1;IF([.Z31]=&quot;[&quot;;2;IF([.Z31]=&quot;{&quot;;3;IF([.Z31]=&quot;&lt;&quot;;4;0))));&quot;&quot;)" office:value-type="float" office:value="2" calcext:value-type="float">
            <text:p>2</text:p>
          </table:table-cell>
          <table:table-cell table:formula="of:=IF([.AA31]&lt;&gt;&quot;&quot;;IF([.AA31]=&quot;(&quot;;1;IF([.AA31]=&quot;[&quot;;2;IF([.AA31]=&quot;{&quot;;3;IF([.AA31]=&quot;&lt;&quot;;4;0))));&quot;&quot;)" office:value-type="float" office:value="1" calcext:value-type="float">
            <text:p>1</text:p>
          </table:table-cell>
          <table:table-cell table:formula="of:=IF([.AB31]&lt;&gt;&quot;&quot;;IF([.AB31]=&quot;(&quot;;1;IF([.AB31]=&quot;[&quot;;2;IF([.AB31]=&quot;{&quot;;3;IF([.AB31]=&quot;&lt;&quot;;4;0))));&quot;&quot;)">
            <text:p/>
          </table:table-cell>
          <table:table-cell table:number-columns-repeated="2"/>
          <table:table-cell table:formula="of:=[.AD31]" office:value-type="float" office:value="2" calcext:value-type="float">
            <text:p>2</text:p>
          </table:table-cell>
          <table:table-cell table:formula="of:=IF([.AE31]&lt;&gt;&quot;&quot;;[.AE31]+[.AU31]*5;[.AU31])" office:value-type="float" office:value="11" calcext:value-type="float">
            <text:p>11</text:p>
          </table:table-cell>
          <table:table-cell table:formula="of:=IF([.AF31]&lt;&gt;&quot;&quot;;[.AF31]+[.AV31]*5;[.AV31])" office:value-type="float" office:value="59" calcext:value-type="float">
            <text:p>59</text:p>
          </table:table-cell>
          <table:table-cell table:formula="of:=IF([.AG31]&lt;&gt;&quot;&quot;;[.AG31]+[.AW31]*5;[.AW31])" office:value-type="float" office:value="299" calcext:value-type="float">
            <text:p>299</text:p>
          </table:table-cell>
          <table:table-cell table:formula="of:=IF([.AH31]&lt;&gt;&quot;&quot;;[.AH31]+[.AX31]*5;[.AX31])" office:value-type="float" office:value="1497" calcext:value-type="float">
            <text:p>1497</text:p>
          </table:table-cell>
          <table:table-cell table:formula="of:=IF([.AI31]&lt;&gt;&quot;&quot;;[.AI31]+[.AY31]*5;[.AY31])" office:value-type="float" office:value="7487" calcext:value-type="float">
            <text:p>7487</text:p>
          </table:table-cell>
          <table:table-cell table:formula="of:=IF([.AJ31]&lt;&gt;&quot;&quot;;[.AJ31]+[.AZ31]*5;[.AZ31])" office:value-type="float" office:value="37436" calcext:value-type="float">
            <text:p>37436</text:p>
          </table:table-cell>
          <table:table-cell table:formula="of:=IF([.AK31]&lt;&gt;&quot;&quot;;[.AK31]+[.BA31]*5;[.BA31])" office:value-type="float" office:value="187182" calcext:value-type="float">
            <text:p>187182</text:p>
          </table:table-cell>
          <table:table-cell table:formula="of:=IF([.AL31]&lt;&gt;&quot;&quot;;[.AL31]+[.BB31]*5;[.BB31])" office:value-type="float" office:value="935914" calcext:value-type="float">
            <text:p>935914</text:p>
          </table:table-cell>
          <table:table-cell table:formula="of:=IF([.AM31]&lt;&gt;&quot;&quot;;[.AM31]+[.BC31]*5;[.BC31])" office:value-type="float" office:value="4679574" calcext:value-type="float">
            <text:p>4679574</text:p>
          </table:table-cell>
          <table:table-cell table:formula="of:=IF([.AN31]&lt;&gt;&quot;&quot;;[.AN31]+[.BD31]*5;[.BD31])" office:value-type="float" office:value="23397873" calcext:value-type="float">
            <text:p>23397873</text:p>
          </table:table-cell>
          <table:table-cell table:formula="of:=IF([.AO31]&lt;&gt;&quot;&quot;;[.AO31]+[.BE31]*5;[.BE31])" office:value-type="float" office:value="116989369" calcext:value-type="float">
            <text:p>116989369</text:p>
          </table:table-cell>
          <table:table-cell table:formula="of:=IF([.AP31]&lt;&gt;&quot;&quot;;[.AP31]+[.BF31]*5;[.BF31])" office:value-type="float" office:value="584946847" calcext:value-type="float">
            <text:p>584946847</text:p>
          </table:table-cell>
          <table:table-cell table:formula="of:=IF([.AQ31]&lt;&gt;&quot;&quot;;[.AQ31]+[.BG31]*5;[.BG31])" office:value-type="float" office:value="2924734236" calcext:value-type="float">
            <text:p>2924734236</text:p>
          </table:table-cell>
          <table:table-cell table:formula="of:=IF([.AR31]&lt;&gt;&quot;&quot;;[.AR31]+[.BH31]*5;[.BH31])" office:value-type="float" office:value="2924734236" calcext:value-type="float">
            <text:p>292473423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[&lt;[[[({[&lt;&lt;[[{}()](()&lt;&gt;)]&lt;{()[]}&gt;&gt;{&lt;[{}&lt;&gt;]&lt;()[]&gt;&gt;&lt;&lt;[][]&gt;&gt;}&gt;]&lt;(&lt;&lt;[{}&lt;&gt;){&lt;&gt;}&gt;{&lt;[]()&gt;[[][]]}&gt;)&gt;}({</text:p>
          </table:table-cell>
          <table:table-cell table:formula="of:=ORG.LIBREOFFICE.REGEX(ORG.LIBREOFFICE.REGEX(ORG.LIBREOFFICE.REGEX(ORG.LIBREOFFICE.REGEX([.A32];&quot;[(][)]&quot;;&quot;&quot;;&quot;g&quot;);&quot;\[\]&quot;;&quot;&quot;;&quot;g&quot;);&quot;\{\}&quot;;&quot;&quot;;&quot;g&quot;);&quot;&lt;&gt;&quot;;&quot;&quot;;&quot;g&quot;)" office:value-type="string" office:string-value="([[&lt;[[[({[&lt;&lt;[[]()]&gt;{&lt;[]&gt;&lt;&gt;}&gt;]&lt;(&lt;&lt;[){}&gt;{[]}&gt;)&gt;}({" calcext:value-type="string">
            <text:p>([[&lt;[[[({[&lt;&lt;[[]()]&gt;{&lt;[]&gt;&lt;&gt;}&gt;]&lt;(&lt;&lt;[){}&gt;{[]}&gt;)&gt;}({</text:p>
          </table:table-cell>
          <table:table-cell table:formula="of:=ORG.LIBREOFFICE.REGEX(ORG.LIBREOFFICE.REGEX(ORG.LIBREOFFICE.REGEX(ORG.LIBREOFFICE.REGEX([.B32];&quot;[(][)]&quot;;&quot;&quot;;&quot;g&quot;);&quot;\[\]&quot;;&quot;&quot;;&quot;g&quot;);&quot;\{\}&quot;;&quot;&quot;;&quot;g&quot;);&quot;&lt;&gt;&quot;;&quot;&quot;;&quot;g&quot;)" office:value-type="string" office:string-value="([[&lt;[[[({[&lt;&lt;[]&gt;{}&gt;]&lt;(&lt;&lt;[)&gt;&gt;)&gt;}({" calcext:value-type="string">
            <text:p>([[&lt;[[[({[&lt;&lt;[]&gt;{}&gt;]&lt;(&lt;&lt;[)&gt;&gt;)&gt;}({</text:p>
          </table:table-cell>
          <table:table-cell table:formula="of:=ORG.LIBREOFFICE.REGEX(ORG.LIBREOFFICE.REGEX(ORG.LIBREOFFICE.REGEX(ORG.LIBREOFFICE.REGEX([.C32];&quot;[(][)]&quot;;&quot;&quot;;&quot;g&quot;);&quot;\[\]&quot;;&quot;&quot;;&quot;g&quot;);&quot;\{\}&quot;;&quot;&quot;;&quot;g&quot;);&quot;&lt;&gt;&quot;;&quot;&quot;;&quot;g&quot;)" office:value-type="string" office:string-value="([[&lt;[[[({[&lt;&gt;]&lt;(&lt;&lt;[)&gt;&gt;)&gt;}({" calcext:value-type="string">
            <text:p>([[&lt;[[[({[&lt;&gt;]&lt;(&lt;&lt;[)&gt;&gt;)&gt;}({</text:p>
          </table:table-cell>
          <table:table-cell table:formula="of:=ORG.LIBREOFFICE.REGEX(ORG.LIBREOFFICE.REGEX(ORG.LIBREOFFICE.REGEX(ORG.LIBREOFFICE.REGEX([.D32];&quot;[(][)]&quot;;&quot;&quot;;&quot;g&quot;);&quot;\[\]&quot;;&quot;&quot;;&quot;g&quot;);&quot;\{\}&quot;;&quot;&quot;;&quot;g&quot;);&quot;&lt;&gt;&quot;;&quot;&quot;;&quot;g&quot;)" office:value-type="string" office:string-value="([[&lt;[[[({[]&lt;(&lt;&lt;[)&gt;&gt;)&gt;}({" calcext:value-type="string">
            <text:p>([[&lt;[[[({[]&lt;(&lt;&lt;[)&gt;&gt;)&gt;}({</text:p>
          </table:table-cell>
          <table:table-cell table:formula="of:=ORG.LIBREOFFICE.REGEX(ORG.LIBREOFFICE.REGEX(ORG.LIBREOFFICE.REGEX(ORG.LIBREOFFICE.REGEX([.E32];&quot;[(][)]&quot;;&quot;&quot;;&quot;g&quot;);&quot;\[\]&quot;;&quot;&quot;;&quot;g&quot;);&quot;\{\}&quot;;&quot;&quot;;&quot;g&quot;);&quot;&lt;&gt;&quot;;&quot;&quot;;&quot;g&quot;)" office:value-type="string" office:string-value="([[&lt;[[[({&lt;(&lt;&lt;[)&gt;&gt;)&gt;}({" calcext:value-type="string">
            <text:p>([[&lt;[[[({&lt;(&lt;&lt;[)&gt;&gt;)&gt;}({</text:p>
          </table:table-cell>
          <table:table-cell table:formula="of:=ORG.LIBREOFFICE.REGEX(ORG.LIBREOFFICE.REGEX(ORG.LIBREOFFICE.REGEX(ORG.LIBREOFFICE.REGEX([.F32];&quot;[(][)]&quot;;&quot;&quot;;&quot;g&quot;);&quot;\[\]&quot;;&quot;&quot;;&quot;g&quot;);&quot;\{\}&quot;;&quot;&quot;;&quot;g&quot;);&quot;&lt;&gt;&quot;;&quot;&quot;;&quot;g&quot;)" office:value-type="string" office:string-value="([[&lt;[[[({&lt;(&lt;&lt;[)&gt;&gt;)&gt;}({" calcext:value-type="string">
            <text:p>([[&lt;[[[({&lt;(&lt;&lt;[)&gt;&gt;)&gt;}({</text:p>
          </table:table-cell>
          <table:table-cell table:formula="of:=ORG.LIBREOFFICE.REGEX(ORG.LIBREOFFICE.REGEX(ORG.LIBREOFFICE.REGEX(ORG.LIBREOFFICE.REGEX([.G32];&quot;[(][)]&quot;;&quot;&quot;;&quot;g&quot;);&quot;\[\]&quot;;&quot;&quot;;&quot;g&quot;);&quot;\{\}&quot;;&quot;&quot;;&quot;g&quot;);&quot;&lt;&gt;&quot;;&quot;&quot;;&quot;g&quot;)" office:value-type="string" office:string-value="([[&lt;[[[({&lt;(&lt;&lt;[)&gt;&gt;)&gt;}({" calcext:value-type="string">
            <text:p>([[&lt;[[[({&lt;(&lt;&lt;[)&gt;&gt;)&gt;}({</text:p>
          </table:table-cell>
          <table:table-cell table:formula="of:=ORG.LIBREOFFICE.REGEX(ORG.LIBREOFFICE.REGEX(ORG.LIBREOFFICE.REGEX(ORG.LIBREOFFICE.REGEX([.H32];&quot;[(][)]&quot;;&quot;&quot;;&quot;g&quot;);&quot;\[\]&quot;;&quot;&quot;;&quot;g&quot;);&quot;\{\}&quot;;&quot;&quot;;&quot;g&quot;);&quot;&lt;&gt;&quot;;&quot;&quot;;&quot;g&quot;)" office:value-type="string" office:string-value="([[&lt;[[[({&lt;(&lt;&lt;[)&gt;&gt;)&gt;}({" calcext:value-type="string">
            <text:p>([[&lt;[[[({&lt;(&lt;&lt;[)&gt;&gt;)&gt;}({</text:p>
          </table:table-cell>
          <table:table-cell table:formula="of:=ORG.LIBREOFFICE.REGEX(ORG.LIBREOFFICE.REGEX(ORG.LIBREOFFICE.REGEX(ORG.LIBREOFFICE.REGEX([.I32];&quot;[(][)]&quot;;&quot;&quot;;&quot;g&quot;);&quot;\[\]&quot;;&quot;&quot;;&quot;g&quot;);&quot;\{\}&quot;;&quot;&quot;;&quot;g&quot;);&quot;&lt;&gt;&quot;;&quot;&quot;;&quot;g&quot;)" office:value-type="string" office:string-value="([[&lt;[[[({&lt;(&lt;&lt;[)&gt;&gt;)&gt;}({" calcext:value-type="string">
            <text:p>([[&lt;[[[({&lt;(&lt;&lt;[)&gt;&gt;)&gt;}({</text:p>
          </table:table-cell>
          <table:table-cell table:formula="of:=ORG.LIBREOFFICE.REGEX(ORG.LIBREOFFICE.REGEX(ORG.LIBREOFFICE.REGEX(ORG.LIBREOFFICE.REGEX([.J32];&quot;[(][)]&quot;;&quot;&quot;;&quot;g&quot;);&quot;\[\]&quot;;&quot;&quot;;&quot;g&quot;);&quot;\{\}&quot;;&quot;&quot;;&quot;g&quot;);&quot;&lt;&gt;&quot;;&quot;&quot;;&quot;g&quot;)" office:value-type="string" office:string-value="([[&lt;[[[({&lt;(&lt;&lt;[)&gt;&gt;)&gt;}({" calcext:value-type="string">
            <text:p>([[&lt;[[[({&lt;(&lt;&lt;[)&gt;&gt;)&gt;}({</text:p>
          </table:table-cell>
          <table:table-cell table:formula="of:=IF(ORG.LIBREOFFICE.REGEX(ORG.LIBREOFFICE.REGEX(ORG.LIBREOFFICE.REGEX(ORG.LIBREOFFICE.REGEX(ORG.LIBREOFFICE.REGEX([.K3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2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32]=&quot;&quot;;[.K32];&quot;&quot;)">
            <text:p/>
          </table:table-cell>
          <table:table-cell table:formula="of:=IF(AND([.$M32]&lt;&gt;&quot;&quot;;LEN([.$M32])&gt;=[.N$2]);LEFT(RIGHT([.$M32];[.N$2]);1);&quot;&quot;)">
            <text:p/>
          </table:table-cell>
          <table:table-cell table:formula="of:=IF(AND([.$M32]&lt;&gt;&quot;&quot;;LEN([.$M32])&gt;=[.O$2]);LEFT(RIGHT([.$M32];[.O$2]);1);&quot;&quot;)">
            <text:p/>
          </table:table-cell>
          <table:table-cell table:formula="of:=IF(AND([.$M32]&lt;&gt;&quot;&quot;;LEN([.$M32])&gt;=[.P$2]);LEFT(RIGHT([.$M32];[.P$2]);1);&quot;&quot;)">
            <text:p/>
          </table:table-cell>
          <table:table-cell table:formula="of:=IF(AND([.$M32]&lt;&gt;&quot;&quot;;LEN([.$M32])&gt;=[.Q$2]);LEFT(RIGHT([.$M32];[.Q$2]);1);&quot;&quot;)">
            <text:p/>
          </table:table-cell>
          <table:table-cell table:formula="of:=IF(AND([.$M32]&lt;&gt;&quot;&quot;;LEN([.$M32])&gt;=[.R$2]);LEFT(RIGHT([.$M32];[.R$2]);1);&quot;&quot;)">
            <text:p/>
          </table:table-cell>
          <table:table-cell table:formula="of:=IF(AND([.$M32]&lt;&gt;&quot;&quot;;LEN([.$M32])&gt;=[.S$2]);LEFT(RIGHT([.$M32];[.S$2]);1);&quot;&quot;)">
            <text:p/>
          </table:table-cell>
          <table:table-cell table:formula="of:=IF(AND([.$M32]&lt;&gt;&quot;&quot;;LEN([.$M32])&gt;=[.T$2]);LEFT(RIGHT([.$M32];[.T$2]);1);&quot;&quot;)">
            <text:p/>
          </table:table-cell>
          <table:table-cell table:formula="of:=IF(AND([.$M32]&lt;&gt;&quot;&quot;;LEN([.$M32])&gt;=[.U$2]);LEFT(RIGHT([.$M32];[.U$2]);1);&quot;&quot;)">
            <text:p/>
          </table:table-cell>
          <table:table-cell table:formula="of:=IF(AND([.$M32]&lt;&gt;&quot;&quot;;LEN([.$M32])&gt;=[.V$2]);LEFT(RIGHT([.$M32];[.V$2]);1);&quot;&quot;)">
            <text:p/>
          </table:table-cell>
          <table:table-cell table:formula="of:=IF(AND([.$M32]&lt;&gt;&quot;&quot;;LEN([.$M32])&gt;=[.W$2]);LEFT(RIGHT([.$M32];[.W$2]);1);&quot;&quot;)">
            <text:p/>
          </table:table-cell>
          <table:table-cell table:formula="of:=IF(AND([.$M32]&lt;&gt;&quot;&quot;;LEN([.$M32])&gt;=[.X$2]);LEFT(RIGHT([.$M32];[.X$2]);1);&quot;&quot;)">
            <text:p/>
          </table:table-cell>
          <table:table-cell table:formula="of:=IF(AND([.$M32]&lt;&gt;&quot;&quot;;LEN([.$M32])&gt;=[.Y$2]);LEFT(RIGHT([.$M32];[.Y$2]);1);&quot;&quot;)">
            <text:p/>
          </table:table-cell>
          <table:table-cell table:formula="of:=IF(AND([.$M32]&lt;&gt;&quot;&quot;;LEN([.$M32])&gt;=[.Z$2]);LEFT(RIGHT([.$M32];[.Z$2]);1);&quot;&quot;)">
            <text:p/>
          </table:table-cell>
          <table:table-cell table:formula="of:=IF(AND([.$M32]&lt;&gt;&quot;&quot;;LEN([.$M32])&gt;=[.AA$2]);LEFT(RIGHT([.$M32];[.AA$2]);1);&quot;&quot;)">
            <text:p/>
          </table:table-cell>
          <table:table-cell table:formula="of:=IF(AND([.$M32]&lt;&gt;&quot;&quot;;LEN([.$M32])&gt;=[.AB$2]);LEFT(RIGHT([.$M32];[.AB$2]);1);&quot;&quot;)">
            <text:p/>
          </table:table-cell>
          <table:table-cell table:formula="of:=IF([.M32]=&quot;&quot;;&quot;&quot;;0)">
            <text:p/>
          </table:table-cell>
          <table:table-cell table:formula="of:=IF([.N32]&lt;&gt;&quot;&quot;;IF([.N32]=&quot;(&quot;;1;IF([.N32]=&quot;[&quot;;2;IF([.N32]=&quot;{&quot;;3;IF([.N32]=&quot;&lt;&quot;;4;0))));&quot;&quot;)">
            <text:p/>
          </table:table-cell>
          <table:table-cell table:formula="of:=IF([.O32]&lt;&gt;&quot;&quot;;IF([.O32]=&quot;(&quot;;1;IF([.O32]=&quot;[&quot;;2;IF([.O32]=&quot;{&quot;;3;IF([.O32]=&quot;&lt;&quot;;4;0))));&quot;&quot;)">
            <text:p/>
          </table:table-cell>
          <table:table-cell table:formula="of:=IF([.P32]&lt;&gt;&quot;&quot;;IF([.P32]=&quot;(&quot;;1;IF([.P32]=&quot;[&quot;;2;IF([.P32]=&quot;{&quot;;3;IF([.P32]=&quot;&lt;&quot;;4;0))));&quot;&quot;)">
            <text:p/>
          </table:table-cell>
          <table:table-cell table:formula="of:=IF([.Q32]&lt;&gt;&quot;&quot;;IF([.Q32]=&quot;(&quot;;1;IF([.Q32]=&quot;[&quot;;2;IF([.Q32]=&quot;{&quot;;3;IF([.Q32]=&quot;&lt;&quot;;4;0))));&quot;&quot;)">
            <text:p/>
          </table:table-cell>
          <table:table-cell table:formula="of:=IF([.R32]&lt;&gt;&quot;&quot;;IF([.R32]=&quot;(&quot;;1;IF([.R32]=&quot;[&quot;;2;IF([.R32]=&quot;{&quot;;3;IF([.R32]=&quot;&lt;&quot;;4;0))));&quot;&quot;)">
            <text:p/>
          </table:table-cell>
          <table:table-cell table:formula="of:=IF([.S32]&lt;&gt;&quot;&quot;;IF([.S32]=&quot;(&quot;;1;IF([.S32]=&quot;[&quot;;2;IF([.S32]=&quot;{&quot;;3;IF([.S32]=&quot;&lt;&quot;;4;0))));&quot;&quot;)">
            <text:p/>
          </table:table-cell>
          <table:table-cell table:formula="of:=IF([.T32]&lt;&gt;&quot;&quot;;IF([.T32]=&quot;(&quot;;1;IF([.T32]=&quot;[&quot;;2;IF([.T32]=&quot;{&quot;;3;IF([.T32]=&quot;&lt;&quot;;4;0))));&quot;&quot;)">
            <text:p/>
          </table:table-cell>
          <table:table-cell table:formula="of:=IF([.U32]&lt;&gt;&quot;&quot;;IF([.U32]=&quot;(&quot;;1;IF([.U32]=&quot;[&quot;;2;IF([.U32]=&quot;{&quot;;3;IF([.U32]=&quot;&lt;&quot;;4;0))));&quot;&quot;)">
            <text:p/>
          </table:table-cell>
          <table:table-cell table:formula="of:=IF([.V32]&lt;&gt;&quot;&quot;;IF([.V32]=&quot;(&quot;;1;IF([.V32]=&quot;[&quot;;2;IF([.V32]=&quot;{&quot;;3;IF([.V32]=&quot;&lt;&quot;;4;0))));&quot;&quot;)">
            <text:p/>
          </table:table-cell>
          <table:table-cell table:formula="of:=IF([.W32]&lt;&gt;&quot;&quot;;IF([.W32]=&quot;(&quot;;1;IF([.W32]=&quot;[&quot;;2;IF([.W32]=&quot;{&quot;;3;IF([.W32]=&quot;&lt;&quot;;4;0))));&quot;&quot;)">
            <text:p/>
          </table:table-cell>
          <table:table-cell table:formula="of:=IF([.X32]&lt;&gt;&quot;&quot;;IF([.X32]=&quot;(&quot;;1;IF([.X32]=&quot;[&quot;;2;IF([.X32]=&quot;{&quot;;3;IF([.X32]=&quot;&lt;&quot;;4;0))));&quot;&quot;)">
            <text:p/>
          </table:table-cell>
          <table:table-cell table:formula="of:=IF([.Y32]&lt;&gt;&quot;&quot;;IF([.Y32]=&quot;(&quot;;1;IF([.Y32]=&quot;[&quot;;2;IF([.Y32]=&quot;{&quot;;3;IF([.Y32]=&quot;&lt;&quot;;4;0))));&quot;&quot;)">
            <text:p/>
          </table:table-cell>
          <table:table-cell table:formula="of:=IF([.Z32]&lt;&gt;&quot;&quot;;IF([.Z32]=&quot;(&quot;;1;IF([.Z32]=&quot;[&quot;;2;IF([.Z32]=&quot;{&quot;;3;IF([.Z32]=&quot;&lt;&quot;;4;0))));&quot;&quot;)">
            <text:p/>
          </table:table-cell>
          <table:table-cell table:formula="of:=IF([.AA32]&lt;&gt;&quot;&quot;;IF([.AA32]=&quot;(&quot;;1;IF([.AA32]=&quot;[&quot;;2;IF([.AA32]=&quot;{&quot;;3;IF([.AA32]=&quot;&lt;&quot;;4;0))));&quot;&quot;)">
            <text:p/>
          </table:table-cell>
          <table:table-cell table:formula="of:=IF([.AB32]&lt;&gt;&quot;&quot;;IF([.AB32]=&quot;(&quot;;1;IF([.AB32]=&quot;[&quot;;2;IF([.AB32]=&quot;{&quot;;3;IF([.AB32]=&quot;&lt;&quot;;4;0))));&quot;&quot;)">
            <text:p/>
          </table:table-cell>
          <table:table-cell table:number-columns-repeated="2"/>
          <table:table-cell table:formula="of:=[.AD32]">
            <text:p/>
          </table:table-cell>
          <table:table-cell table:formula="of:=IF([.AE32]&lt;&gt;&quot;&quot;;[.AE32]+[.AU32]*5;[.AU32])">
            <text:p/>
          </table:table-cell>
          <table:table-cell table:formula="of:=IF([.AF32]&lt;&gt;&quot;&quot;;[.AF32]+[.AV32]*5;[.AV32])">
            <text:p/>
          </table:table-cell>
          <table:table-cell table:formula="of:=IF([.AG32]&lt;&gt;&quot;&quot;;[.AG32]+[.AW32]*5;[.AW32])">
            <text:p/>
          </table:table-cell>
          <table:table-cell table:formula="of:=IF([.AH32]&lt;&gt;&quot;&quot;;[.AH32]+[.AX32]*5;[.AX32])">
            <text:p/>
          </table:table-cell>
          <table:table-cell table:formula="of:=IF([.AI32]&lt;&gt;&quot;&quot;;[.AI32]+[.AY32]*5;[.AY32])">
            <text:p/>
          </table:table-cell>
          <table:table-cell table:formula="of:=IF([.AJ32]&lt;&gt;&quot;&quot;;[.AJ32]+[.AZ32]*5;[.AZ32])">
            <text:p/>
          </table:table-cell>
          <table:table-cell table:formula="of:=IF([.AK32]&lt;&gt;&quot;&quot;;[.AK32]+[.BA32]*5;[.BA32])">
            <text:p/>
          </table:table-cell>
          <table:table-cell table:formula="of:=IF([.AL32]&lt;&gt;&quot;&quot;;[.AL32]+[.BB32]*5;[.BB32])">
            <text:p/>
          </table:table-cell>
          <table:table-cell table:formula="of:=IF([.AM32]&lt;&gt;&quot;&quot;;[.AM32]+[.BC32]*5;[.BC32])">
            <text:p/>
          </table:table-cell>
          <table:table-cell table:formula="of:=IF([.AN32]&lt;&gt;&quot;&quot;;[.AN32]+[.BD32]*5;[.BD32])">
            <text:p/>
          </table:table-cell>
          <table:table-cell table:formula="of:=IF([.AO32]&lt;&gt;&quot;&quot;;[.AO32]+[.BE32]*5;[.BE32])">
            <text:p/>
          </table:table-cell>
          <table:table-cell table:formula="of:=IF([.AP32]&lt;&gt;&quot;&quot;;[.AP32]+[.BF32]*5;[.BF32])">
            <text:p/>
          </table:table-cell>
          <table:table-cell table:formula="of:=IF([.AQ32]&lt;&gt;&quot;&quot;;[.AQ32]+[.BG32]*5;[.BG32])">
            <text:p/>
          </table:table-cell>
          <table:table-cell table:formula="of:=IF([.AR32]&lt;&gt;&quot;&quot;;[.AR32]+[.BH32]*5;[.BH32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[(&lt;[([&lt;{&lt;{&lt;[(){}][&lt;&gt;()]&gt;&lt;(&lt;&gt;())(()&lt;&gt;)&gt;}{{[{}&gt;([]&lt;&gt;)}[&lt;&lt;&gt;{}&gt;(()())]}&gt;[{([&lt;&gt;&lt;&gt;]&lt;()()&gt;)}{([()]{()&lt;</text:p>
          </table:table-cell>
          <table:table-cell table:formula="of:=ORG.LIBREOFFICE.REGEX(ORG.LIBREOFFICE.REGEX(ORG.LIBREOFFICE.REGEX(ORG.LIBREOFFICE.REGEX([.A33];&quot;[(][)]&quot;;&quot;&quot;;&quot;g&quot;);&quot;\[\]&quot;;&quot;&quot;;&quot;g&quot;);&quot;\{\}&quot;;&quot;&quot;;&quot;g&quot;);&quot;&lt;&gt;&quot;;&quot;&quot;;&quot;g&quot;)" office:value-type="string" office:string-value="(&lt;[(&lt;[([&lt;{&lt;{&lt;[][]&gt;&lt;()()&gt;}{{[&gt;()}[&lt;&gt;()]}&gt;[{([])}{({&lt;" calcext:value-type="string">
            <text:p>(&lt;[(&lt;[([&lt;{&lt;{&lt;[][]&gt;&lt;()()&gt;}{{[&gt;()}[&lt;&gt;()]}&gt;[{([])}{({&lt;</text:p>
          </table:table-cell>
          <table:table-cell table:formula="of:=ORG.LIBREOFFICE.REGEX(ORG.LIBREOFFICE.REGEX(ORG.LIBREOFFICE.REGEX(ORG.LIBREOFFICE.REGEX([.B33];&quot;[(][)]&quot;;&quot;&quot;;&quot;g&quot;);&quot;\[\]&quot;;&quot;&quot;;&quot;g&quot;);&quot;\{\}&quot;;&quot;&quot;;&quot;g&quot;);&quot;&lt;&gt;&quot;;&quot;&quot;;&quot;g&quot;)" office:value-type="string" office:string-value="(&lt;[(&lt;[([&lt;{&lt;{}{{[&gt;}[]}&gt;[{()}{({&lt;" calcext:value-type="string">
            <text:p>(&lt;[(&lt;[([&lt;{&lt;{}{{[&gt;}[]}&gt;[{()}{({&lt;</text:p>
          </table:table-cell>
          <table:table-cell table:formula="of:=ORG.LIBREOFFICE.REGEX(ORG.LIBREOFFICE.REGEX(ORG.LIBREOFFICE.REGEX(ORG.LIBREOFFICE.REGEX([.C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D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E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F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G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H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I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ORG.LIBREOFFICE.REGEX(ORG.LIBREOFFICE.REGEX(ORG.LIBREOFFICE.REGEX(ORG.LIBREOFFICE.REGEX([.J33];&quot;[(][)]&quot;;&quot;&quot;;&quot;g&quot;);&quot;\[\]&quot;;&quot;&quot;;&quot;g&quot;);&quot;\{\}&quot;;&quot;&quot;;&quot;g&quot;);&quot;&lt;&gt;&quot;;&quot;&quot;;&quot;g&quot;)" office:value-type="string" office:string-value="(&lt;[(&lt;[([&lt;{&lt;{{[&gt;}}&gt;[{({&lt;" calcext:value-type="string">
            <text:p>(&lt;[(&lt;[([&lt;{&lt;{{[&gt;}}&gt;[{({&lt;</text:p>
          </table:table-cell>
          <table:table-cell table:formula="of:=IF(ORG.LIBREOFFICE.REGEX(ORG.LIBREOFFICE.REGEX(ORG.LIBREOFFICE.REGEX(ORG.LIBREOFFICE.REGEX(ORG.LIBREOFFICE.REGEX([.K3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3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33]=&quot;&quot;;[.K33];&quot;&quot;)">
            <text:p/>
          </table:table-cell>
          <table:table-cell table:formula="of:=IF(AND([.$M33]&lt;&gt;&quot;&quot;;LEN([.$M33])&gt;=[.N$2]);LEFT(RIGHT([.$M33];[.N$2]);1);&quot;&quot;)">
            <text:p/>
          </table:table-cell>
          <table:table-cell table:formula="of:=IF(AND([.$M33]&lt;&gt;&quot;&quot;;LEN([.$M33])&gt;=[.O$2]);LEFT(RIGHT([.$M33];[.O$2]);1);&quot;&quot;)">
            <text:p/>
          </table:table-cell>
          <table:table-cell table:formula="of:=IF(AND([.$M33]&lt;&gt;&quot;&quot;;LEN([.$M33])&gt;=[.P$2]);LEFT(RIGHT([.$M33];[.P$2]);1);&quot;&quot;)">
            <text:p/>
          </table:table-cell>
          <table:table-cell table:formula="of:=IF(AND([.$M33]&lt;&gt;&quot;&quot;;LEN([.$M33])&gt;=[.Q$2]);LEFT(RIGHT([.$M33];[.Q$2]);1);&quot;&quot;)">
            <text:p/>
          </table:table-cell>
          <table:table-cell table:formula="of:=IF(AND([.$M33]&lt;&gt;&quot;&quot;;LEN([.$M33])&gt;=[.R$2]);LEFT(RIGHT([.$M33];[.R$2]);1);&quot;&quot;)">
            <text:p/>
          </table:table-cell>
          <table:table-cell table:formula="of:=IF(AND([.$M33]&lt;&gt;&quot;&quot;;LEN([.$M33])&gt;=[.S$2]);LEFT(RIGHT([.$M33];[.S$2]);1);&quot;&quot;)">
            <text:p/>
          </table:table-cell>
          <table:table-cell table:formula="of:=IF(AND([.$M33]&lt;&gt;&quot;&quot;;LEN([.$M33])&gt;=[.T$2]);LEFT(RIGHT([.$M33];[.T$2]);1);&quot;&quot;)">
            <text:p/>
          </table:table-cell>
          <table:table-cell table:formula="of:=IF(AND([.$M33]&lt;&gt;&quot;&quot;;LEN([.$M33])&gt;=[.U$2]);LEFT(RIGHT([.$M33];[.U$2]);1);&quot;&quot;)">
            <text:p/>
          </table:table-cell>
          <table:table-cell table:formula="of:=IF(AND([.$M33]&lt;&gt;&quot;&quot;;LEN([.$M33])&gt;=[.V$2]);LEFT(RIGHT([.$M33];[.V$2]);1);&quot;&quot;)">
            <text:p/>
          </table:table-cell>
          <table:table-cell table:formula="of:=IF(AND([.$M33]&lt;&gt;&quot;&quot;;LEN([.$M33])&gt;=[.W$2]);LEFT(RIGHT([.$M33];[.W$2]);1);&quot;&quot;)">
            <text:p/>
          </table:table-cell>
          <table:table-cell table:formula="of:=IF(AND([.$M33]&lt;&gt;&quot;&quot;;LEN([.$M33])&gt;=[.X$2]);LEFT(RIGHT([.$M33];[.X$2]);1);&quot;&quot;)">
            <text:p/>
          </table:table-cell>
          <table:table-cell table:formula="of:=IF(AND([.$M33]&lt;&gt;&quot;&quot;;LEN([.$M33])&gt;=[.Y$2]);LEFT(RIGHT([.$M33];[.Y$2]);1);&quot;&quot;)">
            <text:p/>
          </table:table-cell>
          <table:table-cell table:formula="of:=IF(AND([.$M33]&lt;&gt;&quot;&quot;;LEN([.$M33])&gt;=[.Z$2]);LEFT(RIGHT([.$M33];[.Z$2]);1);&quot;&quot;)">
            <text:p/>
          </table:table-cell>
          <table:table-cell table:formula="of:=IF(AND([.$M33]&lt;&gt;&quot;&quot;;LEN([.$M33])&gt;=[.AA$2]);LEFT(RIGHT([.$M33];[.AA$2]);1);&quot;&quot;)">
            <text:p/>
          </table:table-cell>
          <table:table-cell table:formula="of:=IF(AND([.$M33]&lt;&gt;&quot;&quot;;LEN([.$M33])&gt;=[.AB$2]);LEFT(RIGHT([.$M33];[.AB$2]);1);&quot;&quot;)">
            <text:p/>
          </table:table-cell>
          <table:table-cell table:formula="of:=IF([.M33]=&quot;&quot;;&quot;&quot;;0)">
            <text:p/>
          </table:table-cell>
          <table:table-cell table:formula="of:=IF([.N33]&lt;&gt;&quot;&quot;;IF([.N33]=&quot;(&quot;;1;IF([.N33]=&quot;[&quot;;2;IF([.N33]=&quot;{&quot;;3;IF([.N33]=&quot;&lt;&quot;;4;0))));&quot;&quot;)">
            <text:p/>
          </table:table-cell>
          <table:table-cell table:formula="of:=IF([.O33]&lt;&gt;&quot;&quot;;IF([.O33]=&quot;(&quot;;1;IF([.O33]=&quot;[&quot;;2;IF([.O33]=&quot;{&quot;;3;IF([.O33]=&quot;&lt;&quot;;4;0))));&quot;&quot;)">
            <text:p/>
          </table:table-cell>
          <table:table-cell table:formula="of:=IF([.P33]&lt;&gt;&quot;&quot;;IF([.P33]=&quot;(&quot;;1;IF([.P33]=&quot;[&quot;;2;IF([.P33]=&quot;{&quot;;3;IF([.P33]=&quot;&lt;&quot;;4;0))));&quot;&quot;)">
            <text:p/>
          </table:table-cell>
          <table:table-cell table:formula="of:=IF([.Q33]&lt;&gt;&quot;&quot;;IF([.Q33]=&quot;(&quot;;1;IF([.Q33]=&quot;[&quot;;2;IF([.Q33]=&quot;{&quot;;3;IF([.Q33]=&quot;&lt;&quot;;4;0))));&quot;&quot;)">
            <text:p/>
          </table:table-cell>
          <table:table-cell table:formula="of:=IF([.R33]&lt;&gt;&quot;&quot;;IF([.R33]=&quot;(&quot;;1;IF([.R33]=&quot;[&quot;;2;IF([.R33]=&quot;{&quot;;3;IF([.R33]=&quot;&lt;&quot;;4;0))));&quot;&quot;)">
            <text:p/>
          </table:table-cell>
          <table:table-cell table:formula="of:=IF([.S33]&lt;&gt;&quot;&quot;;IF([.S33]=&quot;(&quot;;1;IF([.S33]=&quot;[&quot;;2;IF([.S33]=&quot;{&quot;;3;IF([.S33]=&quot;&lt;&quot;;4;0))));&quot;&quot;)">
            <text:p/>
          </table:table-cell>
          <table:table-cell table:formula="of:=IF([.T33]&lt;&gt;&quot;&quot;;IF([.T33]=&quot;(&quot;;1;IF([.T33]=&quot;[&quot;;2;IF([.T33]=&quot;{&quot;;3;IF([.T33]=&quot;&lt;&quot;;4;0))));&quot;&quot;)">
            <text:p/>
          </table:table-cell>
          <table:table-cell table:formula="of:=IF([.U33]&lt;&gt;&quot;&quot;;IF([.U33]=&quot;(&quot;;1;IF([.U33]=&quot;[&quot;;2;IF([.U33]=&quot;{&quot;;3;IF([.U33]=&quot;&lt;&quot;;4;0))));&quot;&quot;)">
            <text:p/>
          </table:table-cell>
          <table:table-cell table:formula="of:=IF([.V33]&lt;&gt;&quot;&quot;;IF([.V33]=&quot;(&quot;;1;IF([.V33]=&quot;[&quot;;2;IF([.V33]=&quot;{&quot;;3;IF([.V33]=&quot;&lt;&quot;;4;0))));&quot;&quot;)">
            <text:p/>
          </table:table-cell>
          <table:table-cell table:formula="of:=IF([.W33]&lt;&gt;&quot;&quot;;IF([.W33]=&quot;(&quot;;1;IF([.W33]=&quot;[&quot;;2;IF([.W33]=&quot;{&quot;;3;IF([.W33]=&quot;&lt;&quot;;4;0))));&quot;&quot;)">
            <text:p/>
          </table:table-cell>
          <table:table-cell table:formula="of:=IF([.X33]&lt;&gt;&quot;&quot;;IF([.X33]=&quot;(&quot;;1;IF([.X33]=&quot;[&quot;;2;IF([.X33]=&quot;{&quot;;3;IF([.X33]=&quot;&lt;&quot;;4;0))));&quot;&quot;)">
            <text:p/>
          </table:table-cell>
          <table:table-cell table:formula="of:=IF([.Y33]&lt;&gt;&quot;&quot;;IF([.Y33]=&quot;(&quot;;1;IF([.Y33]=&quot;[&quot;;2;IF([.Y33]=&quot;{&quot;;3;IF([.Y33]=&quot;&lt;&quot;;4;0))));&quot;&quot;)">
            <text:p/>
          </table:table-cell>
          <table:table-cell table:formula="of:=IF([.Z33]&lt;&gt;&quot;&quot;;IF([.Z33]=&quot;(&quot;;1;IF([.Z33]=&quot;[&quot;;2;IF([.Z33]=&quot;{&quot;;3;IF([.Z33]=&quot;&lt;&quot;;4;0))));&quot;&quot;)">
            <text:p/>
          </table:table-cell>
          <table:table-cell table:formula="of:=IF([.AA33]&lt;&gt;&quot;&quot;;IF([.AA33]=&quot;(&quot;;1;IF([.AA33]=&quot;[&quot;;2;IF([.AA33]=&quot;{&quot;;3;IF([.AA33]=&quot;&lt;&quot;;4;0))));&quot;&quot;)">
            <text:p/>
          </table:table-cell>
          <table:table-cell table:formula="of:=IF([.AB33]&lt;&gt;&quot;&quot;;IF([.AB33]=&quot;(&quot;;1;IF([.AB33]=&quot;[&quot;;2;IF([.AB33]=&quot;{&quot;;3;IF([.AB33]=&quot;&lt;&quot;;4;0))));&quot;&quot;)">
            <text:p/>
          </table:table-cell>
          <table:table-cell table:number-columns-repeated="2"/>
          <table:table-cell table:formula="of:=[.AD33]">
            <text:p/>
          </table:table-cell>
          <table:table-cell table:formula="of:=IF([.AE33]&lt;&gt;&quot;&quot;;[.AE33]+[.AU33]*5;[.AU33])">
            <text:p/>
          </table:table-cell>
          <table:table-cell table:formula="of:=IF([.AF33]&lt;&gt;&quot;&quot;;[.AF33]+[.AV33]*5;[.AV33])">
            <text:p/>
          </table:table-cell>
          <table:table-cell table:formula="of:=IF([.AG33]&lt;&gt;&quot;&quot;;[.AG33]+[.AW33]*5;[.AW33])">
            <text:p/>
          </table:table-cell>
          <table:table-cell table:formula="of:=IF([.AH33]&lt;&gt;&quot;&quot;;[.AH33]+[.AX33]*5;[.AX33])">
            <text:p/>
          </table:table-cell>
          <table:table-cell table:formula="of:=IF([.AI33]&lt;&gt;&quot;&quot;;[.AI33]+[.AY33]*5;[.AY33])">
            <text:p/>
          </table:table-cell>
          <table:table-cell table:formula="of:=IF([.AJ33]&lt;&gt;&quot;&quot;;[.AJ33]+[.AZ33]*5;[.AZ33])">
            <text:p/>
          </table:table-cell>
          <table:table-cell table:formula="of:=IF([.AK33]&lt;&gt;&quot;&quot;;[.AK33]+[.BA33]*5;[.BA33])">
            <text:p/>
          </table:table-cell>
          <table:table-cell table:formula="of:=IF([.AL33]&lt;&gt;&quot;&quot;;[.AL33]+[.BB33]*5;[.BB33])">
            <text:p/>
          </table:table-cell>
          <table:table-cell table:formula="of:=IF([.AM33]&lt;&gt;&quot;&quot;;[.AM33]+[.BC33]*5;[.BC33])">
            <text:p/>
          </table:table-cell>
          <table:table-cell table:formula="of:=IF([.AN33]&lt;&gt;&quot;&quot;;[.AN33]+[.BD33]*5;[.BD33])">
            <text:p/>
          </table:table-cell>
          <table:table-cell table:formula="of:=IF([.AO33]&lt;&gt;&quot;&quot;;[.AO33]+[.BE33]*5;[.BE33])">
            <text:p/>
          </table:table-cell>
          <table:table-cell table:formula="of:=IF([.AP33]&lt;&gt;&quot;&quot;;[.AP33]+[.BF33]*5;[.BF33])">
            <text:p/>
          </table:table-cell>
          <table:table-cell table:formula="of:=IF([.AQ33]&lt;&gt;&quot;&quot;;[.AQ33]+[.BG33]*5;[.BG33])">
            <text:p/>
          </table:table-cell>
          <table:table-cell table:formula="of:=IF([.AR33]&lt;&gt;&quot;&quot;;[.AR33]+[.BH33]*5;[.BH3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{{{&lt;[{{&lt;{&lt;&lt;(()[])&gt;{[(){}]{[]{}}}&gt;}{{([&lt;&gt;&lt;&gt;][&lt;&gt;&lt;&gt;])&lt;(()&lt;&gt;)[[][]]&gt;}&lt;&lt;(()&lt;&gt;)&gt;&lt;{&lt;&gt;()}&gt;&gt;}&gt;}}][(&lt;{(&lt;[{&lt;&gt;&lt;&gt;}[{}[</text:p>
          </table:table-cell>
          <table:table-cell table:formula="of:=ORG.LIBREOFFICE.REGEX(ORG.LIBREOFFICE.REGEX(ORG.LIBREOFFICE.REGEX(ORG.LIBREOFFICE.REGEX([.A34];&quot;[(][)]&quot;;&quot;&quot;;&quot;g&quot;);&quot;\[\]&quot;;&quot;&quot;;&quot;g&quot;);&quot;\{\}&quot;;&quot;&quot;;&quot;g&quot;);&quot;&lt;&gt;&quot;;&quot;&quot;;&quot;g&quot;)" office:value-type="string" office:string-value="({{{{&lt;[{{&lt;{&lt;&lt;()&gt;{[]{}}&gt;}{{([][])&lt;()[]&gt;}&lt;&lt;()&gt;&lt;{}&gt;&gt;}&gt;}}][(&lt;{(&lt;[{}[[" calcext:value-type="string">
            <text:p>({{{{&lt;[{{&lt;{&lt;&lt;()&gt;{[]{}}&gt;}{{([][])&lt;()[]&gt;}&lt;&lt;()&gt;&lt;{}&gt;&gt;}&gt;}}][(&lt;{(&lt;[{}[[</text:p>
          </table:table-cell>
          <table:table-cell table:formula="of:=ORG.LIBREOFFICE.REGEX(ORG.LIBREOFFICE.REGEX(ORG.LIBREOFFICE.REGEX(ORG.LIBREOFFICE.REGEX([.B34];&quot;[(][)]&quot;;&quot;&quot;;&quot;g&quot;);&quot;\[\]&quot;;&quot;&quot;;&quot;g&quot;);&quot;\{\}&quot;;&quot;&quot;;&quot;g&quot;);&quot;&lt;&gt;&quot;;&quot;&quot;;&quot;g&quot;)" office:value-type="string" office:string-value="({{{{&lt;[{{&lt;{&lt;{}&gt;}{{()}&lt;&gt;}&gt;}}][(&lt;{(&lt;[[[" calcext:value-type="string">
            <text:p>({{{{&lt;[{{&lt;{&lt;{}&gt;}{{()}&lt;&gt;}&gt;}}][(&lt;{(&lt;[[[</text:p>
          </table:table-cell>
          <table:table-cell table:formula="of:=ORG.LIBREOFFICE.REGEX(ORG.LIBREOFFICE.REGEX(ORG.LIBREOFFICE.REGEX(ORG.LIBREOFFICE.REGEX([.C34];&quot;[(][)]&quot;;&quot;&quot;;&quot;g&quot;);&quot;\[\]&quot;;&quot;&quot;;&quot;g&quot;);&quot;\{\}&quot;;&quot;&quot;;&quot;g&quot;);&quot;&lt;&gt;&quot;;&quot;&quot;;&quot;g&quot;)" office:value-type="string" office:string-value="({{{{&lt;[{{&lt;{}{}&gt;}}][(&lt;{(&lt;[[[" calcext:value-type="string">
            <text:p>({{{{&lt;[{{&lt;{}{}&gt;}}][(&lt;{(&lt;[[[</text:p>
          </table:table-cell>
          <table:table-cell table:formula="of:=ORG.LIBREOFFICE.REGEX(ORG.LIBREOFFICE.REGEX(ORG.LIBREOFFICE.REGEX(ORG.LIBREOFFICE.REGEX([.D34];&quot;[(][)]&quot;;&quot;&quot;;&quot;g&quot;);&quot;\[\]&quot;;&quot;&quot;;&quot;g&quot;);&quot;\{\}&quot;;&quot;&quot;;&quot;g&quot;);&quot;&lt;&gt;&quot;;&quot;&quot;;&quot;g&quot;)" office:value-type="string" office:string-value="({{{{&lt;[{{}}][(&lt;{(&lt;[[[" calcext:value-type="string">
            <text:p>({{{{&lt;[{{}}][(&lt;{(&lt;[[[</text:p>
          </table:table-cell>
          <table:table-cell table:formula="of:=ORG.LIBREOFFICE.REGEX(ORG.LIBREOFFICE.REGEX(ORG.LIBREOFFICE.REGEX(ORG.LIBREOFFICE.REGEX([.E34];&quot;[(][)]&quot;;&quot;&quot;;&quot;g&quot;);&quot;\[\]&quot;;&quot;&quot;;&quot;g&quot;);&quot;\{\}&quot;;&quot;&quot;;&quot;g&quot;);&quot;&lt;&gt;&quot;;&quot;&quot;;&quot;g&quot;)" office:value-type="string" office:string-value="({{{{&lt;[{}][(&lt;{(&lt;[[[" calcext:value-type="string">
            <text:p>({{{{&lt;[{}][(&lt;{(&lt;[[[</text:p>
          </table:table-cell>
          <table:table-cell table:formula="of:=ORG.LIBREOFFICE.REGEX(ORG.LIBREOFFICE.REGEX(ORG.LIBREOFFICE.REGEX(ORG.LIBREOFFICE.REGEX([.F34];&quot;[(][)]&quot;;&quot;&quot;;&quot;g&quot;);&quot;\[\]&quot;;&quot;&quot;;&quot;g&quot;);&quot;\{\}&quot;;&quot;&quot;;&quot;g&quot;);&quot;&lt;&gt;&quot;;&quot;&quot;;&quot;g&quot;)" office:value-type="string" office:string-value="({{{{&lt;[][(&lt;{(&lt;[[[" calcext:value-type="string">
            <text:p>({{{{&lt;[][(&lt;{(&lt;[[[</text:p>
          </table:table-cell>
          <table:table-cell table:formula="of:=ORG.LIBREOFFICE.REGEX(ORG.LIBREOFFICE.REGEX(ORG.LIBREOFFICE.REGEX(ORG.LIBREOFFICE.REGEX([.G34];&quot;[(][)]&quot;;&quot;&quot;;&quot;g&quot;);&quot;\[\]&quot;;&quot;&quot;;&quot;g&quot;);&quot;\{\}&quot;;&quot;&quot;;&quot;g&quot;);&quot;&lt;&gt;&quot;;&quot;&quot;;&quot;g&quot;)" office:value-type="string" office:string-value="({{{{&lt;[(&lt;{(&lt;[[[" calcext:value-type="string">
            <text:p>({{{{&lt;[(&lt;{(&lt;[[[</text:p>
          </table:table-cell>
          <table:table-cell table:formula="of:=ORG.LIBREOFFICE.REGEX(ORG.LIBREOFFICE.REGEX(ORG.LIBREOFFICE.REGEX(ORG.LIBREOFFICE.REGEX([.H34];&quot;[(][)]&quot;;&quot;&quot;;&quot;g&quot;);&quot;\[\]&quot;;&quot;&quot;;&quot;g&quot;);&quot;\{\}&quot;;&quot;&quot;;&quot;g&quot;);&quot;&lt;&gt;&quot;;&quot;&quot;;&quot;g&quot;)" office:value-type="string" office:string-value="({{{{&lt;[(&lt;{(&lt;[[[" calcext:value-type="string">
            <text:p>({{{{&lt;[(&lt;{(&lt;[[[</text:p>
          </table:table-cell>
          <table:table-cell table:formula="of:=ORG.LIBREOFFICE.REGEX(ORG.LIBREOFFICE.REGEX(ORG.LIBREOFFICE.REGEX(ORG.LIBREOFFICE.REGEX([.I34];&quot;[(][)]&quot;;&quot;&quot;;&quot;g&quot;);&quot;\[\]&quot;;&quot;&quot;;&quot;g&quot;);&quot;\{\}&quot;;&quot;&quot;;&quot;g&quot;);&quot;&lt;&gt;&quot;;&quot;&quot;;&quot;g&quot;)" office:value-type="string" office:string-value="({{{{&lt;[(&lt;{(&lt;[[[" calcext:value-type="string">
            <text:p>({{{{&lt;[(&lt;{(&lt;[[[</text:p>
          </table:table-cell>
          <table:table-cell table:formula="of:=ORG.LIBREOFFICE.REGEX(ORG.LIBREOFFICE.REGEX(ORG.LIBREOFFICE.REGEX(ORG.LIBREOFFICE.REGEX([.J34];&quot;[(][)]&quot;;&quot;&quot;;&quot;g&quot;);&quot;\[\]&quot;;&quot;&quot;;&quot;g&quot;);&quot;\{\}&quot;;&quot;&quot;;&quot;g&quot;);&quot;&lt;&gt;&quot;;&quot;&quot;;&quot;g&quot;)" office:value-type="string" office:string-value="({{{{&lt;[(&lt;{(&lt;[[[" calcext:value-type="string">
            <text:p>({{{{&lt;[(&lt;{(&lt;[[[</text:p>
          </table:table-cell>
          <table:table-cell table:formula="of:=IF(ORG.LIBREOFFICE.REGEX(ORG.LIBREOFFICE.REGEX(ORG.LIBREOFFICE.REGEX(ORG.LIBREOFFICE.REGEX(ORG.LIBREOFFICE.REGEX([.K3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4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34]=&quot;&quot;;[.K34];&quot;&quot;)" office:value-type="string" office:string-value="({{{{&lt;[(&lt;{(&lt;[[[" calcext:value-type="string">
            <text:p>({{{{&lt;[(&lt;{(&lt;[[[</text:p>
          </table:table-cell>
          <table:table-cell table:formula="of:=IF(AND([.$M34]&lt;&gt;&quot;&quot;;LEN([.$M34])&gt;=[.N$2]);LEFT(RIGHT([.$M34];[.N$2]);1);&quot;&quot;)" office:value-type="string" office:string-value="[" calcext:value-type="string">
            <text:p>[</text:p>
          </table:table-cell>
          <table:table-cell table:formula="of:=IF(AND([.$M34]&lt;&gt;&quot;&quot;;LEN([.$M34])&gt;=[.O$2]);LEFT(RIGHT([.$M34];[.O$2]);1);&quot;&quot;)" office:value-type="string" office:string-value="[" calcext:value-type="string">
            <text:p>[</text:p>
          </table:table-cell>
          <table:table-cell table:formula="of:=IF(AND([.$M34]&lt;&gt;&quot;&quot;;LEN([.$M34])&gt;=[.P$2]);LEFT(RIGHT([.$M34];[.P$2]);1);&quot;&quot;)" office:value-type="string" office:string-value="[" calcext:value-type="string">
            <text:p>[</text:p>
          </table:table-cell>
          <table:table-cell table:formula="of:=IF(AND([.$M34]&lt;&gt;&quot;&quot;;LEN([.$M34])&gt;=[.Q$2]);LEFT(RIGHT([.$M34];[.Q$2]);1);&quot;&quot;)" office:value-type="string" office:string-value="&lt;" calcext:value-type="string">
            <text:p>&lt;</text:p>
          </table:table-cell>
          <table:table-cell table:formula="of:=IF(AND([.$M34]&lt;&gt;&quot;&quot;;LEN([.$M34])&gt;=[.R$2]);LEFT(RIGHT([.$M34];[.R$2]);1);&quot;&quot;)" office:value-type="string" office:string-value="(" calcext:value-type="string">
            <text:p>(</text:p>
          </table:table-cell>
          <table:table-cell table:formula="of:=IF(AND([.$M34]&lt;&gt;&quot;&quot;;LEN([.$M34])&gt;=[.S$2]);LEFT(RIGHT([.$M34];[.S$2]);1);&quot;&quot;)" office:value-type="string" office:string-value="{" calcext:value-type="string">
            <text:p>{</text:p>
          </table:table-cell>
          <table:table-cell table:formula="of:=IF(AND([.$M34]&lt;&gt;&quot;&quot;;LEN([.$M34])&gt;=[.T$2]);LEFT(RIGHT([.$M34];[.T$2]);1);&quot;&quot;)" office:value-type="string" office:string-value="&lt;" calcext:value-type="string">
            <text:p>&lt;</text:p>
          </table:table-cell>
          <table:table-cell table:formula="of:=IF(AND([.$M34]&lt;&gt;&quot;&quot;;LEN([.$M34])&gt;=[.U$2]);LEFT(RIGHT([.$M34];[.U$2]);1);&quot;&quot;)" office:value-type="string" office:string-value="(" calcext:value-type="string">
            <text:p>(</text:p>
          </table:table-cell>
          <table:table-cell table:formula="of:=IF(AND([.$M34]&lt;&gt;&quot;&quot;;LEN([.$M34])&gt;=[.V$2]);LEFT(RIGHT([.$M34];[.V$2]);1);&quot;&quot;)" office:value-type="string" office:string-value="[" calcext:value-type="string">
            <text:p>[</text:p>
          </table:table-cell>
          <table:table-cell table:formula="of:=IF(AND([.$M34]&lt;&gt;&quot;&quot;;LEN([.$M34])&gt;=[.W$2]);LEFT(RIGHT([.$M34];[.W$2]);1);&quot;&quot;)" office:value-type="string" office:string-value="&lt;" calcext:value-type="string">
            <text:p>&lt;</text:p>
          </table:table-cell>
          <table:table-cell table:formula="of:=IF(AND([.$M34]&lt;&gt;&quot;&quot;;LEN([.$M34])&gt;=[.X$2]);LEFT(RIGHT([.$M34];[.X$2]);1);&quot;&quot;)" office:value-type="string" office:string-value="{" calcext:value-type="string">
            <text:p>{</text:p>
          </table:table-cell>
          <table:table-cell table:formula="of:=IF(AND([.$M34]&lt;&gt;&quot;&quot;;LEN([.$M34])&gt;=[.Y$2]);LEFT(RIGHT([.$M34];[.Y$2]);1);&quot;&quot;)" office:value-type="string" office:string-value="{" calcext:value-type="string">
            <text:p>{</text:p>
          </table:table-cell>
          <table:table-cell table:formula="of:=IF(AND([.$M34]&lt;&gt;&quot;&quot;;LEN([.$M34])&gt;=[.Z$2]);LEFT(RIGHT([.$M34];[.Z$2]);1);&quot;&quot;)" office:value-type="string" office:string-value="{" calcext:value-type="string">
            <text:p>{</text:p>
          </table:table-cell>
          <table:table-cell table:formula="of:=IF(AND([.$M34]&lt;&gt;&quot;&quot;;LEN([.$M34])&gt;=[.AA$2]);LEFT(RIGHT([.$M34];[.AA$2]);1);&quot;&quot;)" office:value-type="string" office:string-value="{" calcext:value-type="string">
            <text:p>{</text:p>
          </table:table-cell>
          <table:table-cell table:formula="of:=IF(AND([.$M34]&lt;&gt;&quot;&quot;;LEN([.$M34])&gt;=[.AB$2]);LEFT(RIGHT([.$M34];[.AB$2]);1);&quot;&quot;)" office:value-type="string" office:string-value="(" calcext:value-type="string">
            <text:p>(</text:p>
          </table:table-cell>
          <table:table-cell table:formula="of:=IF([.M34]=&quot;&quot;;&quot;&quot;;0)" office:value-type="float" office:value="0" calcext:value-type="float">
            <text:p>0</text:p>
          </table:table-cell>
          <table:table-cell table:formula="of:=IF([.N34]&lt;&gt;&quot;&quot;;IF([.N34]=&quot;(&quot;;1;IF([.N34]=&quot;[&quot;;2;IF([.N34]=&quot;{&quot;;3;IF([.N34]=&quot;&lt;&quot;;4;0))));&quot;&quot;)" office:value-type="float" office:value="2" calcext:value-type="float">
            <text:p>2</text:p>
          </table:table-cell>
          <table:table-cell table:formula="of:=IF([.O34]&lt;&gt;&quot;&quot;;IF([.O34]=&quot;(&quot;;1;IF([.O34]=&quot;[&quot;;2;IF([.O34]=&quot;{&quot;;3;IF([.O34]=&quot;&lt;&quot;;4;0))));&quot;&quot;)" office:value-type="float" office:value="2" calcext:value-type="float">
            <text:p>2</text:p>
          </table:table-cell>
          <table:table-cell table:formula="of:=IF([.P34]&lt;&gt;&quot;&quot;;IF([.P34]=&quot;(&quot;;1;IF([.P34]=&quot;[&quot;;2;IF([.P34]=&quot;{&quot;;3;IF([.P34]=&quot;&lt;&quot;;4;0))));&quot;&quot;)" office:value-type="float" office:value="2" calcext:value-type="float">
            <text:p>2</text:p>
          </table:table-cell>
          <table:table-cell table:formula="of:=IF([.Q34]&lt;&gt;&quot;&quot;;IF([.Q34]=&quot;(&quot;;1;IF([.Q34]=&quot;[&quot;;2;IF([.Q34]=&quot;{&quot;;3;IF([.Q34]=&quot;&lt;&quot;;4;0))));&quot;&quot;)" office:value-type="float" office:value="4" calcext:value-type="float">
            <text:p>4</text:p>
          </table:table-cell>
          <table:table-cell table:formula="of:=IF([.R34]&lt;&gt;&quot;&quot;;IF([.R34]=&quot;(&quot;;1;IF([.R34]=&quot;[&quot;;2;IF([.R34]=&quot;{&quot;;3;IF([.R34]=&quot;&lt;&quot;;4;0))));&quot;&quot;)" office:value-type="float" office:value="1" calcext:value-type="float">
            <text:p>1</text:p>
          </table:table-cell>
          <table:table-cell table:formula="of:=IF([.S34]&lt;&gt;&quot;&quot;;IF([.S34]=&quot;(&quot;;1;IF([.S34]=&quot;[&quot;;2;IF([.S34]=&quot;{&quot;;3;IF([.S34]=&quot;&lt;&quot;;4;0))));&quot;&quot;)" office:value-type="float" office:value="3" calcext:value-type="float">
            <text:p>3</text:p>
          </table:table-cell>
          <table:table-cell table:formula="of:=IF([.T34]&lt;&gt;&quot;&quot;;IF([.T34]=&quot;(&quot;;1;IF([.T34]=&quot;[&quot;;2;IF([.T34]=&quot;{&quot;;3;IF([.T34]=&quot;&lt;&quot;;4;0))));&quot;&quot;)" office:value-type="float" office:value="4" calcext:value-type="float">
            <text:p>4</text:p>
          </table:table-cell>
          <table:table-cell table:formula="of:=IF([.U34]&lt;&gt;&quot;&quot;;IF([.U34]=&quot;(&quot;;1;IF([.U34]=&quot;[&quot;;2;IF([.U34]=&quot;{&quot;;3;IF([.U34]=&quot;&lt;&quot;;4;0))));&quot;&quot;)" office:value-type="float" office:value="1" calcext:value-type="float">
            <text:p>1</text:p>
          </table:table-cell>
          <table:table-cell table:formula="of:=IF([.V34]&lt;&gt;&quot;&quot;;IF([.V34]=&quot;(&quot;;1;IF([.V34]=&quot;[&quot;;2;IF([.V34]=&quot;{&quot;;3;IF([.V34]=&quot;&lt;&quot;;4;0))));&quot;&quot;)" office:value-type="float" office:value="2" calcext:value-type="float">
            <text:p>2</text:p>
          </table:table-cell>
          <table:table-cell table:formula="of:=IF([.W34]&lt;&gt;&quot;&quot;;IF([.W34]=&quot;(&quot;;1;IF([.W34]=&quot;[&quot;;2;IF([.W34]=&quot;{&quot;;3;IF([.W34]=&quot;&lt;&quot;;4;0))));&quot;&quot;)" office:value-type="float" office:value="4" calcext:value-type="float">
            <text:p>4</text:p>
          </table:table-cell>
          <table:table-cell table:formula="of:=IF([.X34]&lt;&gt;&quot;&quot;;IF([.X34]=&quot;(&quot;;1;IF([.X34]=&quot;[&quot;;2;IF([.X34]=&quot;{&quot;;3;IF([.X34]=&quot;&lt;&quot;;4;0))));&quot;&quot;)" office:value-type="float" office:value="3" calcext:value-type="float">
            <text:p>3</text:p>
          </table:table-cell>
          <table:table-cell table:formula="of:=IF([.Y34]&lt;&gt;&quot;&quot;;IF([.Y34]=&quot;(&quot;;1;IF([.Y34]=&quot;[&quot;;2;IF([.Y34]=&quot;{&quot;;3;IF([.Y34]=&quot;&lt;&quot;;4;0))));&quot;&quot;)" office:value-type="float" office:value="3" calcext:value-type="float">
            <text:p>3</text:p>
          </table:table-cell>
          <table:table-cell table:formula="of:=IF([.Z34]&lt;&gt;&quot;&quot;;IF([.Z34]=&quot;(&quot;;1;IF([.Z34]=&quot;[&quot;;2;IF([.Z34]=&quot;{&quot;;3;IF([.Z34]=&quot;&lt;&quot;;4;0))));&quot;&quot;)" office:value-type="float" office:value="3" calcext:value-type="float">
            <text:p>3</text:p>
          </table:table-cell>
          <table:table-cell table:formula="of:=IF([.AA34]&lt;&gt;&quot;&quot;;IF([.AA34]=&quot;(&quot;;1;IF([.AA34]=&quot;[&quot;;2;IF([.AA34]=&quot;{&quot;;3;IF([.AA34]=&quot;&lt;&quot;;4;0))));&quot;&quot;)" office:value-type="float" office:value="3" calcext:value-type="float">
            <text:p>3</text:p>
          </table:table-cell>
          <table:table-cell table:formula="of:=IF([.AB34]&lt;&gt;&quot;&quot;;IF([.AB34]=&quot;(&quot;;1;IF([.AB34]=&quot;[&quot;;2;IF([.AB34]=&quot;{&quot;;3;IF([.AB34]=&quot;&lt;&quot;;4;0))));&quot;&quot;)" office:value-type="float" office:value="1" calcext:value-type="float">
            <text:p>1</text:p>
          </table:table-cell>
          <table:table-cell table:number-columns-repeated="2"/>
          <table:table-cell table:formula="of:=[.AD34]" office:value-type="float" office:value="2" calcext:value-type="float">
            <text:p>2</text:p>
          </table:table-cell>
          <table:table-cell table:formula="of:=IF([.AE34]&lt;&gt;&quot;&quot;;[.AE34]+[.AU34]*5;[.AU34])" office:value-type="float" office:value="12" calcext:value-type="float">
            <text:p>12</text:p>
          </table:table-cell>
          <table:table-cell table:formula="of:=IF([.AF34]&lt;&gt;&quot;&quot;;[.AF34]+[.AV34]*5;[.AV34])" office:value-type="float" office:value="62" calcext:value-type="float">
            <text:p>62</text:p>
          </table:table-cell>
          <table:table-cell table:formula="of:=IF([.AG34]&lt;&gt;&quot;&quot;;[.AG34]+[.AW34]*5;[.AW34])" office:value-type="float" office:value="314" calcext:value-type="float">
            <text:p>314</text:p>
          </table:table-cell>
          <table:table-cell table:formula="of:=IF([.AH34]&lt;&gt;&quot;&quot;;[.AH34]+[.AX34]*5;[.AX34])" office:value-type="float" office:value="1571" calcext:value-type="float">
            <text:p>1571</text:p>
          </table:table-cell>
          <table:table-cell table:formula="of:=IF([.AI34]&lt;&gt;&quot;&quot;;[.AI34]+[.AY34]*5;[.AY34])" office:value-type="float" office:value="7858" calcext:value-type="float">
            <text:p>7858</text:p>
          </table:table-cell>
          <table:table-cell table:formula="of:=IF([.AJ34]&lt;&gt;&quot;&quot;;[.AJ34]+[.AZ34]*5;[.AZ34])" office:value-type="float" office:value="39294" calcext:value-type="float">
            <text:p>39294</text:p>
          </table:table-cell>
          <table:table-cell table:formula="of:=IF([.AK34]&lt;&gt;&quot;&quot;;[.AK34]+[.BA34]*5;[.BA34])" office:value-type="float" office:value="196471" calcext:value-type="float">
            <text:p>196471</text:p>
          </table:table-cell>
          <table:table-cell table:formula="of:=IF([.AL34]&lt;&gt;&quot;&quot;;[.AL34]+[.BB34]*5;[.BB34])" office:value-type="float" office:value="982357" calcext:value-type="float">
            <text:p>982357</text:p>
          </table:table-cell>
          <table:table-cell table:formula="of:=IF([.AM34]&lt;&gt;&quot;&quot;;[.AM34]+[.BC34]*5;[.BC34])" office:value-type="float" office:value="4911789" calcext:value-type="float">
            <text:p>4911789</text:p>
          </table:table-cell>
          <table:table-cell table:formula="of:=IF([.AN34]&lt;&gt;&quot;&quot;;[.AN34]+[.BD34]*5;[.BD34])" office:value-type="float" office:value="24558948" calcext:value-type="float">
            <text:p>24558948</text:p>
          </table:table-cell>
          <table:table-cell table:formula="of:=IF([.AO34]&lt;&gt;&quot;&quot;;[.AO34]+[.BE34]*5;[.BE34])" office:value-type="float" office:value="122794743" calcext:value-type="float">
            <text:p>122794743</text:p>
          </table:table-cell>
          <table:table-cell table:formula="of:=IF([.AP34]&lt;&gt;&quot;&quot;;[.AP34]+[.BF34]*5;[.BF34])" office:value-type="float" office:value="613973718" calcext:value-type="float">
            <text:p>613973718</text:p>
          </table:table-cell>
          <table:table-cell table:formula="of:=IF([.AQ34]&lt;&gt;&quot;&quot;;[.AQ34]+[.BG34]*5;[.BG34])" office:value-type="float" office:value="3069868593" calcext:value-type="float">
            <text:p>3069868593</text:p>
          </table:table-cell>
          <table:table-cell table:formula="of:=IF([.AR34]&lt;&gt;&quot;&quot;;[.AR34]+[.BH34]*5;[.BH34])" office:value-type="float" office:value="15349342966" calcext:value-type="float">
            <text:p>1534934296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[{((([({{({&lt;()()&gt;(())}){([()&lt;&gt;]((){}))&lt;(()&lt;&gt;)[(){}]&gt;}}{[{([]())((){})}[{[]&lt;&gt;&gt;{&lt;&gt;{}}]]&lt;&lt;&lt;()[]&gt;&lt;()&lt;&gt;&gt;&gt;((()()</text:p>
          </table:table-cell>
          <table:table-cell table:formula="of:=ORG.LIBREOFFICE.REGEX(ORG.LIBREOFFICE.REGEX(ORG.LIBREOFFICE.REGEX(ORG.LIBREOFFICE.REGEX([.A35];&quot;[(][)]&quot;;&quot;&quot;;&quot;g&quot;);&quot;\[\]&quot;;&quot;&quot;;&quot;g&quot;);&quot;\{\}&quot;;&quot;&quot;;&quot;g&quot;);&quot;&lt;&gt;&quot;;&quot;&quot;;&quot;g&quot;)" office:value-type="string" office:string-value="&lt;{[{((([({{({()}){([]())&lt;()[]&gt;}}{[{()()}[{&gt;{}]]&lt;&lt;&lt;&gt;&gt;((" calcext:value-type="string">
            <text:p>&lt;{[{((([({{({()}){([]())&lt;()[]&gt;}}{[{()()}[{&gt;{}]]&lt;&lt;&lt;&gt;&gt;((</text:p>
          </table:table-cell>
          <table:table-cell table:formula="of:=ORG.LIBREOFFICE.REGEX(ORG.LIBREOFFICE.REGEX(ORG.LIBREOFFICE.REGEX(ORG.LIBREOFFICE.REGEX([.B35];&quot;[(][)]&quot;;&quot;&quot;;&quot;g&quot;);&quot;\[\]&quot;;&quot;&quot;;&quot;g&quot;);&quot;\{\}&quot;;&quot;&quot;;&quot;g&quot;);&quot;&lt;&gt;&quot;;&quot;&quot;;&quot;g&quot;)" office:value-type="string" office:string-value="&lt;{[{((([({{(){()}}{[[{&gt;]]&lt;&lt;&gt;((" calcext:value-type="string">
            <text:p>&lt;{[{((([({{(){()}}{[[{&gt;]]&lt;&lt;&gt;((</text:p>
          </table:table-cell>
          <table:table-cell table:formula="of:=ORG.LIBREOFFICE.REGEX(ORG.LIBREOFFICE.REGEX(ORG.LIBREOFFICE.REGEX(ORG.LIBREOFFICE.REGEX([.C35];&quot;[(][)]&quot;;&quot;&quot;;&quot;g&quot;);&quot;\[\]&quot;;&quot;&quot;;&quot;g&quot;);&quot;\{\}&quot;;&quot;&quot;;&quot;g&quot;);&quot;&lt;&gt;&quot;;&quot;&quot;;&quot;g&quot;)" office:value-type="string" office:string-value="&lt;{[{((([({{}{[[{&gt;]]&lt;((" calcext:value-type="string">
            <text:p>&lt;{[{((([({{}{[[{&gt;]]&lt;((</text:p>
          </table:table-cell>
          <table:table-cell table:formula="of:=ORG.LIBREOFFICE.REGEX(ORG.LIBREOFFICE.REGEX(ORG.LIBREOFFICE.REGEX(ORG.LIBREOFFICE.REGEX([.D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ORG.LIBREOFFICE.REGEX(ORG.LIBREOFFICE.REGEX(ORG.LIBREOFFICE.REGEX(ORG.LIBREOFFICE.REGEX([.E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ORG.LIBREOFFICE.REGEX(ORG.LIBREOFFICE.REGEX(ORG.LIBREOFFICE.REGEX(ORG.LIBREOFFICE.REGEX([.F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ORG.LIBREOFFICE.REGEX(ORG.LIBREOFFICE.REGEX(ORG.LIBREOFFICE.REGEX(ORG.LIBREOFFICE.REGEX([.G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ORG.LIBREOFFICE.REGEX(ORG.LIBREOFFICE.REGEX(ORG.LIBREOFFICE.REGEX(ORG.LIBREOFFICE.REGEX([.H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ORG.LIBREOFFICE.REGEX(ORG.LIBREOFFICE.REGEX(ORG.LIBREOFFICE.REGEX(ORG.LIBREOFFICE.REGEX([.I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ORG.LIBREOFFICE.REGEX(ORG.LIBREOFFICE.REGEX(ORG.LIBREOFFICE.REGEX(ORG.LIBREOFFICE.REGEX([.J35];&quot;[(][)]&quot;;&quot;&quot;;&quot;g&quot;);&quot;\[\]&quot;;&quot;&quot;;&quot;g&quot;);&quot;\{\}&quot;;&quot;&quot;;&quot;g&quot;);&quot;&lt;&gt;&quot;;&quot;&quot;;&quot;g&quot;)" office:value-type="string" office:string-value="&lt;{[{((([({{[[{&gt;]]&lt;((" calcext:value-type="string">
            <text:p>&lt;{[{((([({{[[{&gt;]]&lt;((</text:p>
          </table:table-cell>
          <table:table-cell table:formula="of:=IF(ORG.LIBREOFFICE.REGEX(ORG.LIBREOFFICE.REGEX(ORG.LIBREOFFICE.REGEX(ORG.LIBREOFFICE.REGEX(ORG.LIBREOFFICE.REGEX([.K3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5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35]=&quot;&quot;;[.K35];&quot;&quot;)">
            <text:p/>
          </table:table-cell>
          <table:table-cell table:formula="of:=IF(AND([.$M35]&lt;&gt;&quot;&quot;;LEN([.$M35])&gt;=[.N$2]);LEFT(RIGHT([.$M35];[.N$2]);1);&quot;&quot;)">
            <text:p/>
          </table:table-cell>
          <table:table-cell table:formula="of:=IF(AND([.$M35]&lt;&gt;&quot;&quot;;LEN([.$M35])&gt;=[.O$2]);LEFT(RIGHT([.$M35];[.O$2]);1);&quot;&quot;)">
            <text:p/>
          </table:table-cell>
          <table:table-cell table:formula="of:=IF(AND([.$M35]&lt;&gt;&quot;&quot;;LEN([.$M35])&gt;=[.P$2]);LEFT(RIGHT([.$M35];[.P$2]);1);&quot;&quot;)">
            <text:p/>
          </table:table-cell>
          <table:table-cell table:formula="of:=IF(AND([.$M35]&lt;&gt;&quot;&quot;;LEN([.$M35])&gt;=[.Q$2]);LEFT(RIGHT([.$M35];[.Q$2]);1);&quot;&quot;)">
            <text:p/>
          </table:table-cell>
          <table:table-cell table:formula="of:=IF(AND([.$M35]&lt;&gt;&quot;&quot;;LEN([.$M35])&gt;=[.R$2]);LEFT(RIGHT([.$M35];[.R$2]);1);&quot;&quot;)">
            <text:p/>
          </table:table-cell>
          <table:table-cell table:formula="of:=IF(AND([.$M35]&lt;&gt;&quot;&quot;;LEN([.$M35])&gt;=[.S$2]);LEFT(RIGHT([.$M35];[.S$2]);1);&quot;&quot;)">
            <text:p/>
          </table:table-cell>
          <table:table-cell table:formula="of:=IF(AND([.$M35]&lt;&gt;&quot;&quot;;LEN([.$M35])&gt;=[.T$2]);LEFT(RIGHT([.$M35];[.T$2]);1);&quot;&quot;)">
            <text:p/>
          </table:table-cell>
          <table:table-cell table:formula="of:=IF(AND([.$M35]&lt;&gt;&quot;&quot;;LEN([.$M35])&gt;=[.U$2]);LEFT(RIGHT([.$M35];[.U$2]);1);&quot;&quot;)">
            <text:p/>
          </table:table-cell>
          <table:table-cell table:formula="of:=IF(AND([.$M35]&lt;&gt;&quot;&quot;;LEN([.$M35])&gt;=[.V$2]);LEFT(RIGHT([.$M35];[.V$2]);1);&quot;&quot;)">
            <text:p/>
          </table:table-cell>
          <table:table-cell table:formula="of:=IF(AND([.$M35]&lt;&gt;&quot;&quot;;LEN([.$M35])&gt;=[.W$2]);LEFT(RIGHT([.$M35];[.W$2]);1);&quot;&quot;)">
            <text:p/>
          </table:table-cell>
          <table:table-cell table:formula="of:=IF(AND([.$M35]&lt;&gt;&quot;&quot;;LEN([.$M35])&gt;=[.X$2]);LEFT(RIGHT([.$M35];[.X$2]);1);&quot;&quot;)">
            <text:p/>
          </table:table-cell>
          <table:table-cell table:formula="of:=IF(AND([.$M35]&lt;&gt;&quot;&quot;;LEN([.$M35])&gt;=[.Y$2]);LEFT(RIGHT([.$M35];[.Y$2]);1);&quot;&quot;)">
            <text:p/>
          </table:table-cell>
          <table:table-cell table:formula="of:=IF(AND([.$M35]&lt;&gt;&quot;&quot;;LEN([.$M35])&gt;=[.Z$2]);LEFT(RIGHT([.$M35];[.Z$2]);1);&quot;&quot;)">
            <text:p/>
          </table:table-cell>
          <table:table-cell table:formula="of:=IF(AND([.$M35]&lt;&gt;&quot;&quot;;LEN([.$M35])&gt;=[.AA$2]);LEFT(RIGHT([.$M35];[.AA$2]);1);&quot;&quot;)">
            <text:p/>
          </table:table-cell>
          <table:table-cell table:formula="of:=IF(AND([.$M35]&lt;&gt;&quot;&quot;;LEN([.$M35])&gt;=[.AB$2]);LEFT(RIGHT([.$M35];[.AB$2]);1);&quot;&quot;)">
            <text:p/>
          </table:table-cell>
          <table:table-cell table:formula="of:=IF([.M35]=&quot;&quot;;&quot;&quot;;0)">
            <text:p/>
          </table:table-cell>
          <table:table-cell table:formula="of:=IF([.N35]&lt;&gt;&quot;&quot;;IF([.N35]=&quot;(&quot;;1;IF([.N35]=&quot;[&quot;;2;IF([.N35]=&quot;{&quot;;3;IF([.N35]=&quot;&lt;&quot;;4;0))));&quot;&quot;)">
            <text:p/>
          </table:table-cell>
          <table:table-cell table:formula="of:=IF([.O35]&lt;&gt;&quot;&quot;;IF([.O35]=&quot;(&quot;;1;IF([.O35]=&quot;[&quot;;2;IF([.O35]=&quot;{&quot;;3;IF([.O35]=&quot;&lt;&quot;;4;0))));&quot;&quot;)">
            <text:p/>
          </table:table-cell>
          <table:table-cell table:formula="of:=IF([.P35]&lt;&gt;&quot;&quot;;IF([.P35]=&quot;(&quot;;1;IF([.P35]=&quot;[&quot;;2;IF([.P35]=&quot;{&quot;;3;IF([.P35]=&quot;&lt;&quot;;4;0))));&quot;&quot;)">
            <text:p/>
          </table:table-cell>
          <table:table-cell table:formula="of:=IF([.Q35]&lt;&gt;&quot;&quot;;IF([.Q35]=&quot;(&quot;;1;IF([.Q35]=&quot;[&quot;;2;IF([.Q35]=&quot;{&quot;;3;IF([.Q35]=&quot;&lt;&quot;;4;0))));&quot;&quot;)">
            <text:p/>
          </table:table-cell>
          <table:table-cell table:formula="of:=IF([.R35]&lt;&gt;&quot;&quot;;IF([.R35]=&quot;(&quot;;1;IF([.R35]=&quot;[&quot;;2;IF([.R35]=&quot;{&quot;;3;IF([.R35]=&quot;&lt;&quot;;4;0))));&quot;&quot;)">
            <text:p/>
          </table:table-cell>
          <table:table-cell table:formula="of:=IF([.S35]&lt;&gt;&quot;&quot;;IF([.S35]=&quot;(&quot;;1;IF([.S35]=&quot;[&quot;;2;IF([.S35]=&quot;{&quot;;3;IF([.S35]=&quot;&lt;&quot;;4;0))));&quot;&quot;)">
            <text:p/>
          </table:table-cell>
          <table:table-cell table:formula="of:=IF([.T35]&lt;&gt;&quot;&quot;;IF([.T35]=&quot;(&quot;;1;IF([.T35]=&quot;[&quot;;2;IF([.T35]=&quot;{&quot;;3;IF([.T35]=&quot;&lt;&quot;;4;0))));&quot;&quot;)">
            <text:p/>
          </table:table-cell>
          <table:table-cell table:formula="of:=IF([.U35]&lt;&gt;&quot;&quot;;IF([.U35]=&quot;(&quot;;1;IF([.U35]=&quot;[&quot;;2;IF([.U35]=&quot;{&quot;;3;IF([.U35]=&quot;&lt;&quot;;4;0))));&quot;&quot;)">
            <text:p/>
          </table:table-cell>
          <table:table-cell table:formula="of:=IF([.V35]&lt;&gt;&quot;&quot;;IF([.V35]=&quot;(&quot;;1;IF([.V35]=&quot;[&quot;;2;IF([.V35]=&quot;{&quot;;3;IF([.V35]=&quot;&lt;&quot;;4;0))));&quot;&quot;)">
            <text:p/>
          </table:table-cell>
          <table:table-cell table:formula="of:=IF([.W35]&lt;&gt;&quot;&quot;;IF([.W35]=&quot;(&quot;;1;IF([.W35]=&quot;[&quot;;2;IF([.W35]=&quot;{&quot;;3;IF([.W35]=&quot;&lt;&quot;;4;0))));&quot;&quot;)">
            <text:p/>
          </table:table-cell>
          <table:table-cell table:formula="of:=IF([.X35]&lt;&gt;&quot;&quot;;IF([.X35]=&quot;(&quot;;1;IF([.X35]=&quot;[&quot;;2;IF([.X35]=&quot;{&quot;;3;IF([.X35]=&quot;&lt;&quot;;4;0))));&quot;&quot;)">
            <text:p/>
          </table:table-cell>
          <table:table-cell table:formula="of:=IF([.Y35]&lt;&gt;&quot;&quot;;IF([.Y35]=&quot;(&quot;;1;IF([.Y35]=&quot;[&quot;;2;IF([.Y35]=&quot;{&quot;;3;IF([.Y35]=&quot;&lt;&quot;;4;0))));&quot;&quot;)">
            <text:p/>
          </table:table-cell>
          <table:table-cell table:formula="of:=IF([.Z35]&lt;&gt;&quot;&quot;;IF([.Z35]=&quot;(&quot;;1;IF([.Z35]=&quot;[&quot;;2;IF([.Z35]=&quot;{&quot;;3;IF([.Z35]=&quot;&lt;&quot;;4;0))));&quot;&quot;)">
            <text:p/>
          </table:table-cell>
          <table:table-cell table:formula="of:=IF([.AA35]&lt;&gt;&quot;&quot;;IF([.AA35]=&quot;(&quot;;1;IF([.AA35]=&quot;[&quot;;2;IF([.AA35]=&quot;{&quot;;3;IF([.AA35]=&quot;&lt;&quot;;4;0))));&quot;&quot;)">
            <text:p/>
          </table:table-cell>
          <table:table-cell table:formula="of:=IF([.AB35]&lt;&gt;&quot;&quot;;IF([.AB35]=&quot;(&quot;;1;IF([.AB35]=&quot;[&quot;;2;IF([.AB35]=&quot;{&quot;;3;IF([.AB35]=&quot;&lt;&quot;;4;0))));&quot;&quot;)">
            <text:p/>
          </table:table-cell>
          <table:table-cell table:number-columns-repeated="2"/>
          <table:table-cell table:formula="of:=[.AD35]">
            <text:p/>
          </table:table-cell>
          <table:table-cell table:formula="of:=IF([.AE35]&lt;&gt;&quot;&quot;;[.AE35]+[.AU35]*5;[.AU35])">
            <text:p/>
          </table:table-cell>
          <table:table-cell table:formula="of:=IF([.AF35]&lt;&gt;&quot;&quot;;[.AF35]+[.AV35]*5;[.AV35])">
            <text:p/>
          </table:table-cell>
          <table:table-cell table:formula="of:=IF([.AG35]&lt;&gt;&quot;&quot;;[.AG35]+[.AW35]*5;[.AW35])">
            <text:p/>
          </table:table-cell>
          <table:table-cell table:formula="of:=IF([.AH35]&lt;&gt;&quot;&quot;;[.AH35]+[.AX35]*5;[.AX35])">
            <text:p/>
          </table:table-cell>
          <table:table-cell table:formula="of:=IF([.AI35]&lt;&gt;&quot;&quot;;[.AI35]+[.AY35]*5;[.AY35])">
            <text:p/>
          </table:table-cell>
          <table:table-cell table:formula="of:=IF([.AJ35]&lt;&gt;&quot;&quot;;[.AJ35]+[.AZ35]*5;[.AZ35])">
            <text:p/>
          </table:table-cell>
          <table:table-cell table:formula="of:=IF([.AK35]&lt;&gt;&quot;&quot;;[.AK35]+[.BA35]*5;[.BA35])">
            <text:p/>
          </table:table-cell>
          <table:table-cell table:formula="of:=IF([.AL35]&lt;&gt;&quot;&quot;;[.AL35]+[.BB35]*5;[.BB35])">
            <text:p/>
          </table:table-cell>
          <table:table-cell table:formula="of:=IF([.AM35]&lt;&gt;&quot;&quot;;[.AM35]+[.BC35]*5;[.BC35])">
            <text:p/>
          </table:table-cell>
          <table:table-cell table:formula="of:=IF([.AN35]&lt;&gt;&quot;&quot;;[.AN35]+[.BD35]*5;[.BD35])">
            <text:p/>
          </table:table-cell>
          <table:table-cell table:formula="of:=IF([.AO35]&lt;&gt;&quot;&quot;;[.AO35]+[.BE35]*5;[.BE35])">
            <text:p/>
          </table:table-cell>
          <table:table-cell table:formula="of:=IF([.AP35]&lt;&gt;&quot;&quot;;[.AP35]+[.BF35]*5;[.BF35])">
            <text:p/>
          </table:table-cell>
          <table:table-cell table:formula="of:=IF([.AQ35]&lt;&gt;&quot;&quot;;[.AQ35]+[.BG35]*5;[.BG35])">
            <text:p/>
          </table:table-cell>
          <table:table-cell table:formula="of:=IF([.AR35]&lt;&gt;&quot;&quot;;[.AR35]+[.BH35]*5;[.BH35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([({[(&lt;[&lt;([{[&lt;&gt;[]][()&lt;&gt;]}{[(){}]{{}&lt;&gt;}}][&lt;&lt;{}()&gt;&gt;[&lt;&lt;&gt;()&gt;[()}]])&lt;((({}{})[[]&lt;&gt;]))&lt;{[[]{}]([]&lt;&gt;)}&gt;&gt;&gt;&lt;{</text:p>
          </table:table-cell>
          <table:table-cell table:formula="of:=ORG.LIBREOFFICE.REGEX(ORG.LIBREOFFICE.REGEX(ORG.LIBREOFFICE.REGEX(ORG.LIBREOFFICE.REGEX([.A36];&quot;[(][)]&quot;;&quot;&quot;;&quot;g&quot;);&quot;\[\]&quot;;&quot;&quot;;&quot;g&quot;);&quot;\{\}&quot;;&quot;&quot;;&quot;g&quot;);&quot;&lt;&gt;&quot;;&quot;&quot;;&quot;g&quot;)" office:value-type="string" office:string-value="{([({[(&lt;[&lt;([{[][]}{[]{}}][&lt;&gt;[&lt;&gt;[}]])&lt;((()[]))&lt;{[]()}&gt;&gt;&gt;&lt;{" calcext:value-type="string">
            <text:p>{([({[(&lt;[&lt;([{[][]}{[]{}}][&lt;&gt;[&lt;&gt;[}]])&lt;((()[]))&lt;{[]()}&gt;&gt;&gt;&lt;{</text:p>
          </table:table-cell>
          <table:table-cell table:formula="of:=ORG.LIBREOFFICE.REGEX(ORG.LIBREOFFICE.REGEX(ORG.LIBREOFFICE.REGEX(ORG.LIBREOFFICE.REGEX([.B36];&quot;[(][)]&quot;;&quot;&quot;;&quot;g&quot;);&quot;\[\]&quot;;&quot;&quot;;&quot;g&quot;);&quot;\{\}&quot;;&quot;&quot;;&quot;g&quot;);&quot;&lt;&gt;&quot;;&quot;&quot;;&quot;g&quot;)" office:value-type="string" office:string-value="{([({[(&lt;[&lt;([{}][[[}]])&lt;(())&gt;&gt;&lt;{" calcext:value-type="string">
            <text:p>{([({[(&lt;[&lt;([{}][[[}]])&lt;(())&gt;&gt;&lt;{</text:p>
          </table:table-cell>
          <table:table-cell table:formula="of:=ORG.LIBREOFFICE.REGEX(ORG.LIBREOFFICE.REGEX(ORG.LIBREOFFICE.REGEX(ORG.LIBREOFFICE.REGEX([.C36];&quot;[(][)]&quot;;&quot;&quot;;&quot;g&quot;);&quot;\[\]&quot;;&quot;&quot;;&quot;g&quot;);&quot;\{\}&quot;;&quot;&quot;;&quot;g&quot;);&quot;&lt;&gt;&quot;;&quot;&quot;;&quot;g&quot;)" office:value-type="string" office:string-value="{([({[(&lt;[&lt;([][[[}]])&lt;()&gt;&gt;&lt;{" calcext:value-type="string">
            <text:p>{([({[(&lt;[&lt;([][[[}]])&lt;()&gt;&gt;&lt;{</text:p>
          </table:table-cell>
          <table:table-cell table:formula="of:=ORG.LIBREOFFICE.REGEX(ORG.LIBREOFFICE.REGEX(ORG.LIBREOFFICE.REGEX(ORG.LIBREOFFICE.REGEX([.D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ORG.LIBREOFFICE.REGEX(ORG.LIBREOFFICE.REGEX(ORG.LIBREOFFICE.REGEX(ORG.LIBREOFFICE.REGEX([.E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ORG.LIBREOFFICE.REGEX(ORG.LIBREOFFICE.REGEX(ORG.LIBREOFFICE.REGEX(ORG.LIBREOFFICE.REGEX([.F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ORG.LIBREOFFICE.REGEX(ORG.LIBREOFFICE.REGEX(ORG.LIBREOFFICE.REGEX(ORG.LIBREOFFICE.REGEX([.G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ORG.LIBREOFFICE.REGEX(ORG.LIBREOFFICE.REGEX(ORG.LIBREOFFICE.REGEX(ORG.LIBREOFFICE.REGEX([.H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ORG.LIBREOFFICE.REGEX(ORG.LIBREOFFICE.REGEX(ORG.LIBREOFFICE.REGEX(ORG.LIBREOFFICE.REGEX([.I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ORG.LIBREOFFICE.REGEX(ORG.LIBREOFFICE.REGEX(ORG.LIBREOFFICE.REGEX(ORG.LIBREOFFICE.REGEX([.J36];&quot;[(][)]&quot;;&quot;&quot;;&quot;g&quot;);&quot;\[\]&quot;;&quot;&quot;;&quot;g&quot;);&quot;\{\}&quot;;&quot;&quot;;&quot;g&quot;);&quot;&lt;&gt;&quot;;&quot;&quot;;&quot;g&quot;)" office:value-type="string" office:string-value="{([({[(&lt;[&lt;([[[}]])&gt;&lt;{" calcext:value-type="string">
            <text:p>{([({[(&lt;[&lt;([[[}]])&gt;&lt;{</text:p>
          </table:table-cell>
          <table:table-cell table:formula="of:=IF(ORG.LIBREOFFICE.REGEX(ORG.LIBREOFFICE.REGEX(ORG.LIBREOFFICE.REGEX(ORG.LIBREOFFICE.REGEX(ORG.LIBREOFFICE.REGEX([.K3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6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36]=&quot;&quot;;[.K36];&quot;&quot;)">
            <text:p/>
          </table:table-cell>
          <table:table-cell table:formula="of:=IF(AND([.$M36]&lt;&gt;&quot;&quot;;LEN([.$M36])&gt;=[.N$2]);LEFT(RIGHT([.$M36];[.N$2]);1);&quot;&quot;)">
            <text:p/>
          </table:table-cell>
          <table:table-cell table:formula="of:=IF(AND([.$M36]&lt;&gt;&quot;&quot;;LEN([.$M36])&gt;=[.O$2]);LEFT(RIGHT([.$M36];[.O$2]);1);&quot;&quot;)">
            <text:p/>
          </table:table-cell>
          <table:table-cell table:formula="of:=IF(AND([.$M36]&lt;&gt;&quot;&quot;;LEN([.$M36])&gt;=[.P$2]);LEFT(RIGHT([.$M36];[.P$2]);1);&quot;&quot;)">
            <text:p/>
          </table:table-cell>
          <table:table-cell table:formula="of:=IF(AND([.$M36]&lt;&gt;&quot;&quot;;LEN([.$M36])&gt;=[.Q$2]);LEFT(RIGHT([.$M36];[.Q$2]);1);&quot;&quot;)">
            <text:p/>
          </table:table-cell>
          <table:table-cell table:formula="of:=IF(AND([.$M36]&lt;&gt;&quot;&quot;;LEN([.$M36])&gt;=[.R$2]);LEFT(RIGHT([.$M36];[.R$2]);1);&quot;&quot;)">
            <text:p/>
          </table:table-cell>
          <table:table-cell table:formula="of:=IF(AND([.$M36]&lt;&gt;&quot;&quot;;LEN([.$M36])&gt;=[.S$2]);LEFT(RIGHT([.$M36];[.S$2]);1);&quot;&quot;)">
            <text:p/>
          </table:table-cell>
          <table:table-cell table:formula="of:=IF(AND([.$M36]&lt;&gt;&quot;&quot;;LEN([.$M36])&gt;=[.T$2]);LEFT(RIGHT([.$M36];[.T$2]);1);&quot;&quot;)">
            <text:p/>
          </table:table-cell>
          <table:table-cell table:formula="of:=IF(AND([.$M36]&lt;&gt;&quot;&quot;;LEN([.$M36])&gt;=[.U$2]);LEFT(RIGHT([.$M36];[.U$2]);1);&quot;&quot;)">
            <text:p/>
          </table:table-cell>
          <table:table-cell table:formula="of:=IF(AND([.$M36]&lt;&gt;&quot;&quot;;LEN([.$M36])&gt;=[.V$2]);LEFT(RIGHT([.$M36];[.V$2]);1);&quot;&quot;)">
            <text:p/>
          </table:table-cell>
          <table:table-cell table:formula="of:=IF(AND([.$M36]&lt;&gt;&quot;&quot;;LEN([.$M36])&gt;=[.W$2]);LEFT(RIGHT([.$M36];[.W$2]);1);&quot;&quot;)">
            <text:p/>
          </table:table-cell>
          <table:table-cell table:formula="of:=IF(AND([.$M36]&lt;&gt;&quot;&quot;;LEN([.$M36])&gt;=[.X$2]);LEFT(RIGHT([.$M36];[.X$2]);1);&quot;&quot;)">
            <text:p/>
          </table:table-cell>
          <table:table-cell table:formula="of:=IF(AND([.$M36]&lt;&gt;&quot;&quot;;LEN([.$M36])&gt;=[.Y$2]);LEFT(RIGHT([.$M36];[.Y$2]);1);&quot;&quot;)">
            <text:p/>
          </table:table-cell>
          <table:table-cell table:formula="of:=IF(AND([.$M36]&lt;&gt;&quot;&quot;;LEN([.$M36])&gt;=[.Z$2]);LEFT(RIGHT([.$M36];[.Z$2]);1);&quot;&quot;)">
            <text:p/>
          </table:table-cell>
          <table:table-cell table:formula="of:=IF(AND([.$M36]&lt;&gt;&quot;&quot;;LEN([.$M36])&gt;=[.AA$2]);LEFT(RIGHT([.$M36];[.AA$2]);1);&quot;&quot;)">
            <text:p/>
          </table:table-cell>
          <table:table-cell table:formula="of:=IF(AND([.$M36]&lt;&gt;&quot;&quot;;LEN([.$M36])&gt;=[.AB$2]);LEFT(RIGHT([.$M36];[.AB$2]);1);&quot;&quot;)">
            <text:p/>
          </table:table-cell>
          <table:table-cell table:formula="of:=IF([.M36]=&quot;&quot;;&quot;&quot;;0)">
            <text:p/>
          </table:table-cell>
          <table:table-cell table:formula="of:=IF([.N36]&lt;&gt;&quot;&quot;;IF([.N36]=&quot;(&quot;;1;IF([.N36]=&quot;[&quot;;2;IF([.N36]=&quot;{&quot;;3;IF([.N36]=&quot;&lt;&quot;;4;0))));&quot;&quot;)">
            <text:p/>
          </table:table-cell>
          <table:table-cell table:formula="of:=IF([.O36]&lt;&gt;&quot;&quot;;IF([.O36]=&quot;(&quot;;1;IF([.O36]=&quot;[&quot;;2;IF([.O36]=&quot;{&quot;;3;IF([.O36]=&quot;&lt;&quot;;4;0))));&quot;&quot;)">
            <text:p/>
          </table:table-cell>
          <table:table-cell table:formula="of:=IF([.P36]&lt;&gt;&quot;&quot;;IF([.P36]=&quot;(&quot;;1;IF([.P36]=&quot;[&quot;;2;IF([.P36]=&quot;{&quot;;3;IF([.P36]=&quot;&lt;&quot;;4;0))));&quot;&quot;)">
            <text:p/>
          </table:table-cell>
          <table:table-cell table:formula="of:=IF([.Q36]&lt;&gt;&quot;&quot;;IF([.Q36]=&quot;(&quot;;1;IF([.Q36]=&quot;[&quot;;2;IF([.Q36]=&quot;{&quot;;3;IF([.Q36]=&quot;&lt;&quot;;4;0))));&quot;&quot;)">
            <text:p/>
          </table:table-cell>
          <table:table-cell table:formula="of:=IF([.R36]&lt;&gt;&quot;&quot;;IF([.R36]=&quot;(&quot;;1;IF([.R36]=&quot;[&quot;;2;IF([.R36]=&quot;{&quot;;3;IF([.R36]=&quot;&lt;&quot;;4;0))));&quot;&quot;)">
            <text:p/>
          </table:table-cell>
          <table:table-cell table:formula="of:=IF([.S36]&lt;&gt;&quot;&quot;;IF([.S36]=&quot;(&quot;;1;IF([.S36]=&quot;[&quot;;2;IF([.S36]=&quot;{&quot;;3;IF([.S36]=&quot;&lt;&quot;;4;0))));&quot;&quot;)">
            <text:p/>
          </table:table-cell>
          <table:table-cell table:formula="of:=IF([.T36]&lt;&gt;&quot;&quot;;IF([.T36]=&quot;(&quot;;1;IF([.T36]=&quot;[&quot;;2;IF([.T36]=&quot;{&quot;;3;IF([.T36]=&quot;&lt;&quot;;4;0))));&quot;&quot;)">
            <text:p/>
          </table:table-cell>
          <table:table-cell table:formula="of:=IF([.U36]&lt;&gt;&quot;&quot;;IF([.U36]=&quot;(&quot;;1;IF([.U36]=&quot;[&quot;;2;IF([.U36]=&quot;{&quot;;3;IF([.U36]=&quot;&lt;&quot;;4;0))));&quot;&quot;)">
            <text:p/>
          </table:table-cell>
          <table:table-cell table:formula="of:=IF([.V36]&lt;&gt;&quot;&quot;;IF([.V36]=&quot;(&quot;;1;IF([.V36]=&quot;[&quot;;2;IF([.V36]=&quot;{&quot;;3;IF([.V36]=&quot;&lt;&quot;;4;0))));&quot;&quot;)">
            <text:p/>
          </table:table-cell>
          <table:table-cell table:formula="of:=IF([.W36]&lt;&gt;&quot;&quot;;IF([.W36]=&quot;(&quot;;1;IF([.W36]=&quot;[&quot;;2;IF([.W36]=&quot;{&quot;;3;IF([.W36]=&quot;&lt;&quot;;4;0))));&quot;&quot;)">
            <text:p/>
          </table:table-cell>
          <table:table-cell table:formula="of:=IF([.X36]&lt;&gt;&quot;&quot;;IF([.X36]=&quot;(&quot;;1;IF([.X36]=&quot;[&quot;;2;IF([.X36]=&quot;{&quot;;3;IF([.X36]=&quot;&lt;&quot;;4;0))));&quot;&quot;)">
            <text:p/>
          </table:table-cell>
          <table:table-cell table:formula="of:=IF([.Y36]&lt;&gt;&quot;&quot;;IF([.Y36]=&quot;(&quot;;1;IF([.Y36]=&quot;[&quot;;2;IF([.Y36]=&quot;{&quot;;3;IF([.Y36]=&quot;&lt;&quot;;4;0))));&quot;&quot;)">
            <text:p/>
          </table:table-cell>
          <table:table-cell table:formula="of:=IF([.Z36]&lt;&gt;&quot;&quot;;IF([.Z36]=&quot;(&quot;;1;IF([.Z36]=&quot;[&quot;;2;IF([.Z36]=&quot;{&quot;;3;IF([.Z36]=&quot;&lt;&quot;;4;0))));&quot;&quot;)">
            <text:p/>
          </table:table-cell>
          <table:table-cell table:formula="of:=IF([.AA36]&lt;&gt;&quot;&quot;;IF([.AA36]=&quot;(&quot;;1;IF([.AA36]=&quot;[&quot;;2;IF([.AA36]=&quot;{&quot;;3;IF([.AA36]=&quot;&lt;&quot;;4;0))));&quot;&quot;)">
            <text:p/>
          </table:table-cell>
          <table:table-cell table:formula="of:=IF([.AB36]&lt;&gt;&quot;&quot;;IF([.AB36]=&quot;(&quot;;1;IF([.AB36]=&quot;[&quot;;2;IF([.AB36]=&quot;{&quot;;3;IF([.AB36]=&quot;&lt;&quot;;4;0))));&quot;&quot;)">
            <text:p/>
          </table:table-cell>
          <table:table-cell table:number-columns-repeated="2"/>
          <table:table-cell table:formula="of:=[.AD36]">
            <text:p/>
          </table:table-cell>
          <table:table-cell table:formula="of:=IF([.AE36]&lt;&gt;&quot;&quot;;[.AE36]+[.AU36]*5;[.AU36])">
            <text:p/>
          </table:table-cell>
          <table:table-cell table:formula="of:=IF([.AF36]&lt;&gt;&quot;&quot;;[.AF36]+[.AV36]*5;[.AV36])">
            <text:p/>
          </table:table-cell>
          <table:table-cell table:formula="of:=IF([.AG36]&lt;&gt;&quot;&quot;;[.AG36]+[.AW36]*5;[.AW36])">
            <text:p/>
          </table:table-cell>
          <table:table-cell table:formula="of:=IF([.AH36]&lt;&gt;&quot;&quot;;[.AH36]+[.AX36]*5;[.AX36])">
            <text:p/>
          </table:table-cell>
          <table:table-cell table:formula="of:=IF([.AI36]&lt;&gt;&quot;&quot;;[.AI36]+[.AY36]*5;[.AY36])">
            <text:p/>
          </table:table-cell>
          <table:table-cell table:formula="of:=IF([.AJ36]&lt;&gt;&quot;&quot;;[.AJ36]+[.AZ36]*5;[.AZ36])">
            <text:p/>
          </table:table-cell>
          <table:table-cell table:formula="of:=IF([.AK36]&lt;&gt;&quot;&quot;;[.AK36]+[.BA36]*5;[.BA36])">
            <text:p/>
          </table:table-cell>
          <table:table-cell table:formula="of:=IF([.AL36]&lt;&gt;&quot;&quot;;[.AL36]+[.BB36]*5;[.BB36])">
            <text:p/>
          </table:table-cell>
          <table:table-cell table:formula="of:=IF([.AM36]&lt;&gt;&quot;&quot;;[.AM36]+[.BC36]*5;[.BC36])">
            <text:p/>
          </table:table-cell>
          <table:table-cell table:formula="of:=IF([.AN36]&lt;&gt;&quot;&quot;;[.AN36]+[.BD36]*5;[.BD36])">
            <text:p/>
          </table:table-cell>
          <table:table-cell table:formula="of:=IF([.AO36]&lt;&gt;&quot;&quot;;[.AO36]+[.BE36]*5;[.BE36])">
            <text:p/>
          </table:table-cell>
          <table:table-cell table:formula="of:=IF([.AP36]&lt;&gt;&quot;&quot;;[.AP36]+[.BF36]*5;[.BF36])">
            <text:p/>
          </table:table-cell>
          <table:table-cell table:formula="of:=IF([.AQ36]&lt;&gt;&quot;&quot;;[.AQ36]+[.BG36]*5;[.BG36])">
            <text:p/>
          </table:table-cell>
          <table:table-cell table:formula="of:=IF([.AR36]&lt;&gt;&quot;&quot;;[.AR36]+[.BH36]*5;[.BH36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[[{&lt;[&lt;([{(&lt;&lt;&lt;&gt;()&gt;({}&lt;&gt;)&gt;&lt;[&lt;&gt;{}]&gt;)[[&lt;&lt;&gt;&lt;&gt;&gt;&lt;()[]&gt;](&lt;()&lt;&gt;&gt;(&lt;&gt;[]))]}([({()()}([]())){&lt;[]{}&gt;[[]&lt;&gt;]}][&lt;</text:p>
          </table:table-cell>
          <table:table-cell table:formula="of:=ORG.LIBREOFFICE.REGEX(ORG.LIBREOFFICE.REGEX(ORG.LIBREOFFICE.REGEX(ORG.LIBREOFFICE.REGEX([.A37];&quot;[(][)]&quot;;&quot;&quot;;&quot;g&quot;);&quot;\[\]&quot;;&quot;&quot;;&quot;g&quot;);&quot;\{\}&quot;;&quot;&quot;;&quot;g&quot;);&quot;&lt;&gt;&quot;;&quot;&quot;;&quot;g&quot;)" office:value-type="string" office:string-value="([[[{&lt;[&lt;([{(&lt;&lt;&gt;()&gt;&lt;[]&gt;)[[&lt;&gt;](&lt;&gt;())]}([(()){[]}][&lt;" calcext:value-type="string">
            <text:p>([[[{&lt;[&lt;([{(&lt;&lt;&gt;()&gt;&lt;[]&gt;)[[&lt;&gt;](&lt;&gt;())]}([(()){[]}][&lt;</text:p>
          </table:table-cell>
          <table:table-cell table:formula="of:=ORG.LIBREOFFICE.REGEX(ORG.LIBREOFFICE.REGEX(ORG.LIBREOFFICE.REGEX(ORG.LIBREOFFICE.REGEX([.B37];&quot;[(][)]&quot;;&quot;&quot;;&quot;g&quot;);&quot;\[\]&quot;;&quot;&quot;;&quot;g&quot;);&quot;\{\}&quot;;&quot;&quot;;&quot;g&quot;);&quot;&lt;&gt;&quot;;&quot;&quot;;&quot;g&quot;)" office:value-type="string" office:string-value="([[[{&lt;[&lt;([{(&lt;&gt;)[[]()]}([()][&lt;" calcext:value-type="string">
            <text:p>([[[{&lt;[&lt;([{(&lt;&gt;)[[]()]}([()][&lt;</text:p>
          </table:table-cell>
          <table:table-cell table:formula="of:=ORG.LIBREOFFICE.REGEX(ORG.LIBREOFFICE.REGEX(ORG.LIBREOFFICE.REGEX(ORG.LIBREOFFICE.REGEX([.C37];&quot;[(][)]&quot;;&quot;&quot;;&quot;g&quot;);&quot;\[\]&quot;;&quot;&quot;;&quot;g&quot;);&quot;\{\}&quot;;&quot;&quot;;&quot;g&quot;);&quot;&lt;&gt;&quot;;&quot;&quot;;&quot;g&quot;)" office:value-type="string" office:string-value="([[[{&lt;[&lt;([{()[]}([&lt;" calcext:value-type="string">
            <text:p>([[[{&lt;[&lt;([{()[]}([&lt;</text:p>
          </table:table-cell>
          <table:table-cell table:formula="of:=ORG.LIBREOFFICE.REGEX(ORG.LIBREOFFICE.REGEX(ORG.LIBREOFFICE.REGEX(ORG.LIBREOFFICE.REGEX([.D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ORG.LIBREOFFICE.REGEX(ORG.LIBREOFFICE.REGEX(ORG.LIBREOFFICE.REGEX(ORG.LIBREOFFICE.REGEX([.E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ORG.LIBREOFFICE.REGEX(ORG.LIBREOFFICE.REGEX(ORG.LIBREOFFICE.REGEX(ORG.LIBREOFFICE.REGEX([.F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ORG.LIBREOFFICE.REGEX(ORG.LIBREOFFICE.REGEX(ORG.LIBREOFFICE.REGEX(ORG.LIBREOFFICE.REGEX([.G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ORG.LIBREOFFICE.REGEX(ORG.LIBREOFFICE.REGEX(ORG.LIBREOFFICE.REGEX(ORG.LIBREOFFICE.REGEX([.H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ORG.LIBREOFFICE.REGEX(ORG.LIBREOFFICE.REGEX(ORG.LIBREOFFICE.REGEX(ORG.LIBREOFFICE.REGEX([.I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ORG.LIBREOFFICE.REGEX(ORG.LIBREOFFICE.REGEX(ORG.LIBREOFFICE.REGEX(ORG.LIBREOFFICE.REGEX([.J37];&quot;[(][)]&quot;;&quot;&quot;;&quot;g&quot;);&quot;\[\]&quot;;&quot;&quot;;&quot;g&quot;);&quot;\{\}&quot;;&quot;&quot;;&quot;g&quot;);&quot;&lt;&gt;&quot;;&quot;&quot;;&quot;g&quot;)" office:value-type="string" office:string-value="([[[{&lt;[&lt;([([&lt;" calcext:value-type="string">
            <text:p>([[[{&lt;[&lt;([([&lt;</text:p>
          </table:table-cell>
          <table:table-cell table:formula="of:=IF(ORG.LIBREOFFICE.REGEX(ORG.LIBREOFFICE.REGEX(ORG.LIBREOFFICE.REGEX(ORG.LIBREOFFICE.REGEX(ORG.LIBREOFFICE.REGEX([.K3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7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37]=&quot;&quot;;[.K37];&quot;&quot;)" office:value-type="string" office:string-value="([[[{&lt;[&lt;([([&lt;" calcext:value-type="string">
            <text:p>([[[{&lt;[&lt;([([&lt;</text:p>
          </table:table-cell>
          <table:table-cell table:formula="of:=IF(AND([.$M37]&lt;&gt;&quot;&quot;;LEN([.$M37])&gt;=[.N$2]);LEFT(RIGHT([.$M37];[.N$2]);1);&quot;&quot;)" office:value-type="string" office:string-value="&lt;" calcext:value-type="string">
            <text:p>&lt;</text:p>
          </table:table-cell>
          <table:table-cell table:formula="of:=IF(AND([.$M37]&lt;&gt;&quot;&quot;;LEN([.$M37])&gt;=[.O$2]);LEFT(RIGHT([.$M37];[.O$2]);1);&quot;&quot;)" office:value-type="string" office:string-value="[" calcext:value-type="string">
            <text:p>[</text:p>
          </table:table-cell>
          <table:table-cell table:formula="of:=IF(AND([.$M37]&lt;&gt;&quot;&quot;;LEN([.$M37])&gt;=[.P$2]);LEFT(RIGHT([.$M37];[.P$2]);1);&quot;&quot;)" office:value-type="string" office:string-value="(" calcext:value-type="string">
            <text:p>(</text:p>
          </table:table-cell>
          <table:table-cell table:formula="of:=IF(AND([.$M37]&lt;&gt;&quot;&quot;;LEN([.$M37])&gt;=[.Q$2]);LEFT(RIGHT([.$M37];[.Q$2]);1);&quot;&quot;)" office:value-type="string" office:string-value="[" calcext:value-type="string">
            <text:p>[</text:p>
          </table:table-cell>
          <table:table-cell table:formula="of:=IF(AND([.$M37]&lt;&gt;&quot;&quot;;LEN([.$M37])&gt;=[.R$2]);LEFT(RIGHT([.$M37];[.R$2]);1);&quot;&quot;)" office:value-type="string" office:string-value="(" calcext:value-type="string">
            <text:p>(</text:p>
          </table:table-cell>
          <table:table-cell table:formula="of:=IF(AND([.$M37]&lt;&gt;&quot;&quot;;LEN([.$M37])&gt;=[.S$2]);LEFT(RIGHT([.$M37];[.S$2]);1);&quot;&quot;)" office:value-type="string" office:string-value="&lt;" calcext:value-type="string">
            <text:p>&lt;</text:p>
          </table:table-cell>
          <table:table-cell table:formula="of:=IF(AND([.$M37]&lt;&gt;&quot;&quot;;LEN([.$M37])&gt;=[.T$2]);LEFT(RIGHT([.$M37];[.T$2]);1);&quot;&quot;)" office:value-type="string" office:string-value="[" calcext:value-type="string">
            <text:p>[</text:p>
          </table:table-cell>
          <table:table-cell table:formula="of:=IF(AND([.$M37]&lt;&gt;&quot;&quot;;LEN([.$M37])&gt;=[.U$2]);LEFT(RIGHT([.$M37];[.U$2]);1);&quot;&quot;)" office:value-type="string" office:string-value="&lt;" calcext:value-type="string">
            <text:p>&lt;</text:p>
          </table:table-cell>
          <table:table-cell table:formula="of:=IF(AND([.$M37]&lt;&gt;&quot;&quot;;LEN([.$M37])&gt;=[.V$2]);LEFT(RIGHT([.$M37];[.V$2]);1);&quot;&quot;)" office:value-type="string" office:string-value="{" calcext:value-type="string">
            <text:p>{</text:p>
          </table:table-cell>
          <table:table-cell table:formula="of:=IF(AND([.$M37]&lt;&gt;&quot;&quot;;LEN([.$M37])&gt;=[.W$2]);LEFT(RIGHT([.$M37];[.W$2]);1);&quot;&quot;)" office:value-type="string" office:string-value="[" calcext:value-type="string">
            <text:p>[</text:p>
          </table:table-cell>
          <table:table-cell table:formula="of:=IF(AND([.$M37]&lt;&gt;&quot;&quot;;LEN([.$M37])&gt;=[.X$2]);LEFT(RIGHT([.$M37];[.X$2]);1);&quot;&quot;)" office:value-type="string" office:string-value="[" calcext:value-type="string">
            <text:p>[</text:p>
          </table:table-cell>
          <table:table-cell table:formula="of:=IF(AND([.$M37]&lt;&gt;&quot;&quot;;LEN([.$M37])&gt;=[.Y$2]);LEFT(RIGHT([.$M37];[.Y$2]);1);&quot;&quot;)" office:value-type="string" office:string-value="[" calcext:value-type="string">
            <text:p>[</text:p>
          </table:table-cell>
          <table:table-cell table:formula="of:=IF(AND([.$M37]&lt;&gt;&quot;&quot;;LEN([.$M37])&gt;=[.Z$2]);LEFT(RIGHT([.$M37];[.Z$2]);1);&quot;&quot;)" office:value-type="string" office:string-value="(" calcext:value-type="string">
            <text:p>(</text:p>
          </table:table-cell>
          <table:table-cell table:formula="of:=IF(AND([.$M37]&lt;&gt;&quot;&quot;;LEN([.$M37])&gt;=[.AA$2]);LEFT(RIGHT([.$M37];[.AA$2]);1);&quot;&quot;)">
            <text:p/>
          </table:table-cell>
          <table:table-cell table:formula="of:=IF(AND([.$M37]&lt;&gt;&quot;&quot;;LEN([.$M37])&gt;=[.AB$2]);LEFT(RIGHT([.$M37];[.AB$2]);1);&quot;&quot;)">
            <text:p/>
          </table:table-cell>
          <table:table-cell table:formula="of:=IF([.M37]=&quot;&quot;;&quot;&quot;;0)" office:value-type="float" office:value="0" calcext:value-type="float">
            <text:p>0</text:p>
          </table:table-cell>
          <table:table-cell table:formula="of:=IF([.N37]&lt;&gt;&quot;&quot;;IF([.N37]=&quot;(&quot;;1;IF([.N37]=&quot;[&quot;;2;IF([.N37]=&quot;{&quot;;3;IF([.N37]=&quot;&lt;&quot;;4;0))));&quot;&quot;)" office:value-type="float" office:value="4" calcext:value-type="float">
            <text:p>4</text:p>
          </table:table-cell>
          <table:table-cell table:formula="of:=IF([.O37]&lt;&gt;&quot;&quot;;IF([.O37]=&quot;(&quot;;1;IF([.O37]=&quot;[&quot;;2;IF([.O37]=&quot;{&quot;;3;IF([.O37]=&quot;&lt;&quot;;4;0))));&quot;&quot;)" office:value-type="float" office:value="2" calcext:value-type="float">
            <text:p>2</text:p>
          </table:table-cell>
          <table:table-cell table:formula="of:=IF([.P37]&lt;&gt;&quot;&quot;;IF([.P37]=&quot;(&quot;;1;IF([.P37]=&quot;[&quot;;2;IF([.P37]=&quot;{&quot;;3;IF([.P37]=&quot;&lt;&quot;;4;0))));&quot;&quot;)" office:value-type="float" office:value="1" calcext:value-type="float">
            <text:p>1</text:p>
          </table:table-cell>
          <table:table-cell table:formula="of:=IF([.Q37]&lt;&gt;&quot;&quot;;IF([.Q37]=&quot;(&quot;;1;IF([.Q37]=&quot;[&quot;;2;IF([.Q37]=&quot;{&quot;;3;IF([.Q37]=&quot;&lt;&quot;;4;0))));&quot;&quot;)" office:value-type="float" office:value="2" calcext:value-type="float">
            <text:p>2</text:p>
          </table:table-cell>
          <table:table-cell table:formula="of:=IF([.R37]&lt;&gt;&quot;&quot;;IF([.R37]=&quot;(&quot;;1;IF([.R37]=&quot;[&quot;;2;IF([.R37]=&quot;{&quot;;3;IF([.R37]=&quot;&lt;&quot;;4;0))));&quot;&quot;)" office:value-type="float" office:value="1" calcext:value-type="float">
            <text:p>1</text:p>
          </table:table-cell>
          <table:table-cell table:formula="of:=IF([.S37]&lt;&gt;&quot;&quot;;IF([.S37]=&quot;(&quot;;1;IF([.S37]=&quot;[&quot;;2;IF([.S37]=&quot;{&quot;;3;IF([.S37]=&quot;&lt;&quot;;4;0))));&quot;&quot;)" office:value-type="float" office:value="4" calcext:value-type="float">
            <text:p>4</text:p>
          </table:table-cell>
          <table:table-cell table:formula="of:=IF([.T37]&lt;&gt;&quot;&quot;;IF([.T37]=&quot;(&quot;;1;IF([.T37]=&quot;[&quot;;2;IF([.T37]=&quot;{&quot;;3;IF([.T37]=&quot;&lt;&quot;;4;0))));&quot;&quot;)" office:value-type="float" office:value="2" calcext:value-type="float">
            <text:p>2</text:p>
          </table:table-cell>
          <table:table-cell table:formula="of:=IF([.U37]&lt;&gt;&quot;&quot;;IF([.U37]=&quot;(&quot;;1;IF([.U37]=&quot;[&quot;;2;IF([.U37]=&quot;{&quot;;3;IF([.U37]=&quot;&lt;&quot;;4;0))));&quot;&quot;)" office:value-type="float" office:value="4" calcext:value-type="float">
            <text:p>4</text:p>
          </table:table-cell>
          <table:table-cell table:formula="of:=IF([.V37]&lt;&gt;&quot;&quot;;IF([.V37]=&quot;(&quot;;1;IF([.V37]=&quot;[&quot;;2;IF([.V37]=&quot;{&quot;;3;IF([.V37]=&quot;&lt;&quot;;4;0))));&quot;&quot;)" office:value-type="float" office:value="3" calcext:value-type="float">
            <text:p>3</text:p>
          </table:table-cell>
          <table:table-cell table:formula="of:=IF([.W37]&lt;&gt;&quot;&quot;;IF([.W37]=&quot;(&quot;;1;IF([.W37]=&quot;[&quot;;2;IF([.W37]=&quot;{&quot;;3;IF([.W37]=&quot;&lt;&quot;;4;0))));&quot;&quot;)" office:value-type="float" office:value="2" calcext:value-type="float">
            <text:p>2</text:p>
          </table:table-cell>
          <table:table-cell table:formula="of:=IF([.X37]&lt;&gt;&quot;&quot;;IF([.X37]=&quot;(&quot;;1;IF([.X37]=&quot;[&quot;;2;IF([.X37]=&quot;{&quot;;3;IF([.X37]=&quot;&lt;&quot;;4;0))));&quot;&quot;)" office:value-type="float" office:value="2" calcext:value-type="float">
            <text:p>2</text:p>
          </table:table-cell>
          <table:table-cell table:formula="of:=IF([.Y37]&lt;&gt;&quot;&quot;;IF([.Y37]=&quot;(&quot;;1;IF([.Y37]=&quot;[&quot;;2;IF([.Y37]=&quot;{&quot;;3;IF([.Y37]=&quot;&lt;&quot;;4;0))));&quot;&quot;)" office:value-type="float" office:value="2" calcext:value-type="float">
            <text:p>2</text:p>
          </table:table-cell>
          <table:table-cell table:formula="of:=IF([.Z37]&lt;&gt;&quot;&quot;;IF([.Z37]=&quot;(&quot;;1;IF([.Z37]=&quot;[&quot;;2;IF([.Z37]=&quot;{&quot;;3;IF([.Z37]=&quot;&lt;&quot;;4;0))));&quot;&quot;)" office:value-type="float" office:value="1" calcext:value-type="float">
            <text:p>1</text:p>
          </table:table-cell>
          <table:table-cell table:formula="of:=IF([.AA37]&lt;&gt;&quot;&quot;;IF([.AA37]=&quot;(&quot;;1;IF([.AA37]=&quot;[&quot;;2;IF([.AA37]=&quot;{&quot;;3;IF([.AA37]=&quot;&lt;&quot;;4;0))));&quot;&quot;)">
            <text:p/>
          </table:table-cell>
          <table:table-cell table:formula="of:=IF([.AB37]&lt;&gt;&quot;&quot;;IF([.AB37]=&quot;(&quot;;1;IF([.AB37]=&quot;[&quot;;2;IF([.AB37]=&quot;{&quot;;3;IF([.AB37]=&quot;&lt;&quot;;4;0))));&quot;&quot;)">
            <text:p/>
          </table:table-cell>
          <table:table-cell table:number-columns-repeated="2"/>
          <table:table-cell table:formula="of:=[.AD37]" office:value-type="float" office:value="4" calcext:value-type="float">
            <text:p>4</text:p>
          </table:table-cell>
          <table:table-cell table:formula="of:=IF([.AE37]&lt;&gt;&quot;&quot;;[.AE37]+[.AU37]*5;[.AU37])" office:value-type="float" office:value="22" calcext:value-type="float">
            <text:p>22</text:p>
          </table:table-cell>
          <table:table-cell table:formula="of:=IF([.AF37]&lt;&gt;&quot;&quot;;[.AF37]+[.AV37]*5;[.AV37])" office:value-type="float" office:value="111" calcext:value-type="float">
            <text:p>111</text:p>
          </table:table-cell>
          <table:table-cell table:formula="of:=IF([.AG37]&lt;&gt;&quot;&quot;;[.AG37]+[.AW37]*5;[.AW37])" office:value-type="float" office:value="557" calcext:value-type="float">
            <text:p>557</text:p>
          </table:table-cell>
          <table:table-cell table:formula="of:=IF([.AH37]&lt;&gt;&quot;&quot;;[.AH37]+[.AX37]*5;[.AX37])" office:value-type="float" office:value="2786" calcext:value-type="float">
            <text:p>2786</text:p>
          </table:table-cell>
          <table:table-cell table:formula="of:=IF([.AI37]&lt;&gt;&quot;&quot;;[.AI37]+[.AY37]*5;[.AY37])" office:value-type="float" office:value="13934" calcext:value-type="float">
            <text:p>13934</text:p>
          </table:table-cell>
          <table:table-cell table:formula="of:=IF([.AJ37]&lt;&gt;&quot;&quot;;[.AJ37]+[.AZ37]*5;[.AZ37])" office:value-type="float" office:value="69672" calcext:value-type="float">
            <text:p>69672</text:p>
          </table:table-cell>
          <table:table-cell table:formula="of:=IF([.AK37]&lt;&gt;&quot;&quot;;[.AK37]+[.BA37]*5;[.BA37])" office:value-type="float" office:value="348364" calcext:value-type="float">
            <text:p>348364</text:p>
          </table:table-cell>
          <table:table-cell table:formula="of:=IF([.AL37]&lt;&gt;&quot;&quot;;[.AL37]+[.BB37]*5;[.BB37])" office:value-type="float" office:value="1741823" calcext:value-type="float">
            <text:p>1741823</text:p>
          </table:table-cell>
          <table:table-cell table:formula="of:=IF([.AM37]&lt;&gt;&quot;&quot;;[.AM37]+[.BC37]*5;[.BC37])" office:value-type="float" office:value="8709117" calcext:value-type="float">
            <text:p>8709117</text:p>
          </table:table-cell>
          <table:table-cell table:formula="of:=IF([.AN37]&lt;&gt;&quot;&quot;;[.AN37]+[.BD37]*5;[.BD37])" office:value-type="float" office:value="43545587" calcext:value-type="float">
            <text:p>43545587</text:p>
          </table:table-cell>
          <table:table-cell table:formula="of:=IF([.AO37]&lt;&gt;&quot;&quot;;[.AO37]+[.BE37]*5;[.BE37])" office:value-type="float" office:value="217727937" calcext:value-type="float">
            <text:p>217727937</text:p>
          </table:table-cell>
          <table:table-cell table:formula="of:=IF([.AP37]&lt;&gt;&quot;&quot;;[.AP37]+[.BF37]*5;[.BF37])" office:value-type="float" office:value="1088639686" calcext:value-type="float">
            <text:p>1088639686</text:p>
          </table:table-cell>
          <table:table-cell table:formula="of:=IF([.AQ37]&lt;&gt;&quot;&quot;;[.AQ37]+[.BG37]*5;[.BG37])" office:value-type="float" office:value="1088639686" calcext:value-type="float">
            <text:p>1088639686</text:p>
          </table:table-cell>
          <table:table-cell table:formula="of:=IF([.AR37]&lt;&gt;&quot;&quot;;[.AR37]+[.BH37]*5;[.BH37])" office:value-type="float" office:value="1088639686" calcext:value-type="float">
            <text:p>108863968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&lt;((&lt;({{(&lt;((&lt;({}[])(&lt;&gt;())&gt;{({}[])({}&lt;&gt;)}))&lt;&lt;&lt;([]&lt;&gt;)[()[]]&gt;{&lt;()&lt;&gt;&gt;[[]&lt;&gt;]}&gt;&gt;)({(&lt;[&lt;&gt;{}]((){})&gt;&lt;{()()}[{}(</text:p>
          </table:table-cell>
          <table:table-cell table:formula="of:=ORG.LIBREOFFICE.REGEX(ORG.LIBREOFFICE.REGEX(ORG.LIBREOFFICE.REGEX(ORG.LIBREOFFICE.REGEX([.A38];&quot;[(][)]&quot;;&quot;&quot;;&quot;g&quot;);&quot;\[\]&quot;;&quot;&quot;;&quot;g&quot;);&quot;\{\}&quot;;&quot;&quot;;&quot;g&quot;);&quot;&lt;&gt;&quot;;&quot;&quot;;&quot;g&quot;)" office:value-type="string" office:string-value="&lt;&lt;((&lt;({{(&lt;((&lt;()()&gt;{()()}))&lt;&lt;&lt;()[]&gt;{&lt;&gt;[]}&gt;&gt;)({(&lt;[]()&gt;&lt;[(" calcext:value-type="string">
            <text:p>&lt;&lt;((&lt;({{(&lt;((&lt;()()&gt;{()()}))&lt;&lt;&lt;()[]&gt;{&lt;&gt;[]}&gt;&gt;)({(&lt;[]()&gt;&lt;[(</text:p>
          </table:table-cell>
          <table:table-cell table:formula="of:=ORG.LIBREOFFICE.REGEX(ORG.LIBREOFFICE.REGEX(ORG.LIBREOFFICE.REGEX(ORG.LIBREOFFICE.REGEX([.B38];&quot;[(][)]&quot;;&quot;&quot;;&quot;g&quot;);&quot;\[\]&quot;;&quot;&quot;;&quot;g&quot;);&quot;\{\}&quot;;&quot;&quot;;&quot;g&quot;);&quot;&lt;&gt;&quot;;&quot;&quot;;&quot;g&quot;)" office:value-type="string" office:string-value="&lt;&lt;((&lt;({{(&lt;(())&lt;&lt;{}&gt;&gt;)({(&lt;[(" calcext:value-type="string">
            <text:p>&lt;&lt;((&lt;({{(&lt;(())&lt;&lt;{}&gt;&gt;)({(&lt;[(</text:p>
          </table:table-cell>
          <table:table-cell table:formula="of:=ORG.LIBREOFFICE.REGEX(ORG.LIBREOFFICE.REGEX(ORG.LIBREOFFICE.REGEX(ORG.LIBREOFFICE.REGEX([.C38];&quot;[(][)]&quot;;&quot;&quot;;&quot;g&quot;);&quot;\[\]&quot;;&quot;&quot;;&quot;g&quot;);&quot;\{\}&quot;;&quot;&quot;;&quot;g&quot;);&quot;&lt;&gt;&quot;;&quot;&quot;;&quot;g&quot;)" office:value-type="string" office:string-value="&lt;&lt;((&lt;({{(&lt;()&lt;&gt;)({(&lt;[(" calcext:value-type="string">
            <text:p>&lt;&lt;((&lt;({{(&lt;()&lt;&gt;)({(&lt;[(</text:p>
          </table:table-cell>
          <table:table-cell table:formula="of:=ORG.LIBREOFFICE.REGEX(ORG.LIBREOFFICE.REGEX(ORG.LIBREOFFICE.REGEX(ORG.LIBREOFFICE.REGEX([.D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ORG.LIBREOFFICE.REGEX(ORG.LIBREOFFICE.REGEX(ORG.LIBREOFFICE.REGEX(ORG.LIBREOFFICE.REGEX([.E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ORG.LIBREOFFICE.REGEX(ORG.LIBREOFFICE.REGEX(ORG.LIBREOFFICE.REGEX(ORG.LIBREOFFICE.REGEX([.F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ORG.LIBREOFFICE.REGEX(ORG.LIBREOFFICE.REGEX(ORG.LIBREOFFICE.REGEX(ORG.LIBREOFFICE.REGEX([.G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ORG.LIBREOFFICE.REGEX(ORG.LIBREOFFICE.REGEX(ORG.LIBREOFFICE.REGEX(ORG.LIBREOFFICE.REGEX([.H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ORG.LIBREOFFICE.REGEX(ORG.LIBREOFFICE.REGEX(ORG.LIBREOFFICE.REGEX(ORG.LIBREOFFICE.REGEX([.I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ORG.LIBREOFFICE.REGEX(ORG.LIBREOFFICE.REGEX(ORG.LIBREOFFICE.REGEX(ORG.LIBREOFFICE.REGEX([.J38];&quot;[(][)]&quot;;&quot;&quot;;&quot;g&quot;);&quot;\[\]&quot;;&quot;&quot;;&quot;g&quot;);&quot;\{\}&quot;;&quot;&quot;;&quot;g&quot;);&quot;&lt;&gt;&quot;;&quot;&quot;;&quot;g&quot;)" office:value-type="string" office:string-value="&lt;&lt;((&lt;({{(&lt;)({(&lt;[(" calcext:value-type="string">
            <text:p>&lt;&lt;((&lt;({{(&lt;)({(&lt;[(</text:p>
          </table:table-cell>
          <table:table-cell table:formula="of:=IF(ORG.LIBREOFFICE.REGEX(ORG.LIBREOFFICE.REGEX(ORG.LIBREOFFICE.REGEX(ORG.LIBREOFFICE.REGEX(ORG.LIBREOFFICE.REGEX([.K3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8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38]=&quot;&quot;;[.K38];&quot;&quot;)">
            <text:p/>
          </table:table-cell>
          <table:table-cell table:formula="of:=IF(AND([.$M38]&lt;&gt;&quot;&quot;;LEN([.$M38])&gt;=[.N$2]);LEFT(RIGHT([.$M38];[.N$2]);1);&quot;&quot;)">
            <text:p/>
          </table:table-cell>
          <table:table-cell table:formula="of:=IF(AND([.$M38]&lt;&gt;&quot;&quot;;LEN([.$M38])&gt;=[.O$2]);LEFT(RIGHT([.$M38];[.O$2]);1);&quot;&quot;)">
            <text:p/>
          </table:table-cell>
          <table:table-cell table:formula="of:=IF(AND([.$M38]&lt;&gt;&quot;&quot;;LEN([.$M38])&gt;=[.P$2]);LEFT(RIGHT([.$M38];[.P$2]);1);&quot;&quot;)">
            <text:p/>
          </table:table-cell>
          <table:table-cell table:formula="of:=IF(AND([.$M38]&lt;&gt;&quot;&quot;;LEN([.$M38])&gt;=[.Q$2]);LEFT(RIGHT([.$M38];[.Q$2]);1);&quot;&quot;)">
            <text:p/>
          </table:table-cell>
          <table:table-cell table:formula="of:=IF(AND([.$M38]&lt;&gt;&quot;&quot;;LEN([.$M38])&gt;=[.R$2]);LEFT(RIGHT([.$M38];[.R$2]);1);&quot;&quot;)">
            <text:p/>
          </table:table-cell>
          <table:table-cell table:formula="of:=IF(AND([.$M38]&lt;&gt;&quot;&quot;;LEN([.$M38])&gt;=[.S$2]);LEFT(RIGHT([.$M38];[.S$2]);1);&quot;&quot;)">
            <text:p/>
          </table:table-cell>
          <table:table-cell table:formula="of:=IF(AND([.$M38]&lt;&gt;&quot;&quot;;LEN([.$M38])&gt;=[.T$2]);LEFT(RIGHT([.$M38];[.T$2]);1);&quot;&quot;)">
            <text:p/>
          </table:table-cell>
          <table:table-cell table:formula="of:=IF(AND([.$M38]&lt;&gt;&quot;&quot;;LEN([.$M38])&gt;=[.U$2]);LEFT(RIGHT([.$M38];[.U$2]);1);&quot;&quot;)">
            <text:p/>
          </table:table-cell>
          <table:table-cell table:formula="of:=IF(AND([.$M38]&lt;&gt;&quot;&quot;;LEN([.$M38])&gt;=[.V$2]);LEFT(RIGHT([.$M38];[.V$2]);1);&quot;&quot;)">
            <text:p/>
          </table:table-cell>
          <table:table-cell table:formula="of:=IF(AND([.$M38]&lt;&gt;&quot;&quot;;LEN([.$M38])&gt;=[.W$2]);LEFT(RIGHT([.$M38];[.W$2]);1);&quot;&quot;)">
            <text:p/>
          </table:table-cell>
          <table:table-cell table:formula="of:=IF(AND([.$M38]&lt;&gt;&quot;&quot;;LEN([.$M38])&gt;=[.X$2]);LEFT(RIGHT([.$M38];[.X$2]);1);&quot;&quot;)">
            <text:p/>
          </table:table-cell>
          <table:table-cell table:formula="of:=IF(AND([.$M38]&lt;&gt;&quot;&quot;;LEN([.$M38])&gt;=[.Y$2]);LEFT(RIGHT([.$M38];[.Y$2]);1);&quot;&quot;)">
            <text:p/>
          </table:table-cell>
          <table:table-cell table:formula="of:=IF(AND([.$M38]&lt;&gt;&quot;&quot;;LEN([.$M38])&gt;=[.Z$2]);LEFT(RIGHT([.$M38];[.Z$2]);1);&quot;&quot;)">
            <text:p/>
          </table:table-cell>
          <table:table-cell table:formula="of:=IF(AND([.$M38]&lt;&gt;&quot;&quot;;LEN([.$M38])&gt;=[.AA$2]);LEFT(RIGHT([.$M38];[.AA$2]);1);&quot;&quot;)">
            <text:p/>
          </table:table-cell>
          <table:table-cell table:formula="of:=IF(AND([.$M38]&lt;&gt;&quot;&quot;;LEN([.$M38])&gt;=[.AB$2]);LEFT(RIGHT([.$M38];[.AB$2]);1);&quot;&quot;)">
            <text:p/>
          </table:table-cell>
          <table:table-cell table:formula="of:=IF([.M38]=&quot;&quot;;&quot;&quot;;0)">
            <text:p/>
          </table:table-cell>
          <table:table-cell table:formula="of:=IF([.N38]&lt;&gt;&quot;&quot;;IF([.N38]=&quot;(&quot;;1;IF([.N38]=&quot;[&quot;;2;IF([.N38]=&quot;{&quot;;3;IF([.N38]=&quot;&lt;&quot;;4;0))));&quot;&quot;)">
            <text:p/>
          </table:table-cell>
          <table:table-cell table:formula="of:=IF([.O38]&lt;&gt;&quot;&quot;;IF([.O38]=&quot;(&quot;;1;IF([.O38]=&quot;[&quot;;2;IF([.O38]=&quot;{&quot;;3;IF([.O38]=&quot;&lt;&quot;;4;0))));&quot;&quot;)">
            <text:p/>
          </table:table-cell>
          <table:table-cell table:formula="of:=IF([.P38]&lt;&gt;&quot;&quot;;IF([.P38]=&quot;(&quot;;1;IF([.P38]=&quot;[&quot;;2;IF([.P38]=&quot;{&quot;;3;IF([.P38]=&quot;&lt;&quot;;4;0))));&quot;&quot;)">
            <text:p/>
          </table:table-cell>
          <table:table-cell table:formula="of:=IF([.Q38]&lt;&gt;&quot;&quot;;IF([.Q38]=&quot;(&quot;;1;IF([.Q38]=&quot;[&quot;;2;IF([.Q38]=&quot;{&quot;;3;IF([.Q38]=&quot;&lt;&quot;;4;0))));&quot;&quot;)">
            <text:p/>
          </table:table-cell>
          <table:table-cell table:formula="of:=IF([.R38]&lt;&gt;&quot;&quot;;IF([.R38]=&quot;(&quot;;1;IF([.R38]=&quot;[&quot;;2;IF([.R38]=&quot;{&quot;;3;IF([.R38]=&quot;&lt;&quot;;4;0))));&quot;&quot;)">
            <text:p/>
          </table:table-cell>
          <table:table-cell table:formula="of:=IF([.S38]&lt;&gt;&quot;&quot;;IF([.S38]=&quot;(&quot;;1;IF([.S38]=&quot;[&quot;;2;IF([.S38]=&quot;{&quot;;3;IF([.S38]=&quot;&lt;&quot;;4;0))));&quot;&quot;)">
            <text:p/>
          </table:table-cell>
          <table:table-cell table:formula="of:=IF([.T38]&lt;&gt;&quot;&quot;;IF([.T38]=&quot;(&quot;;1;IF([.T38]=&quot;[&quot;;2;IF([.T38]=&quot;{&quot;;3;IF([.T38]=&quot;&lt;&quot;;4;0))));&quot;&quot;)">
            <text:p/>
          </table:table-cell>
          <table:table-cell table:formula="of:=IF([.U38]&lt;&gt;&quot;&quot;;IF([.U38]=&quot;(&quot;;1;IF([.U38]=&quot;[&quot;;2;IF([.U38]=&quot;{&quot;;3;IF([.U38]=&quot;&lt;&quot;;4;0))));&quot;&quot;)">
            <text:p/>
          </table:table-cell>
          <table:table-cell table:formula="of:=IF([.V38]&lt;&gt;&quot;&quot;;IF([.V38]=&quot;(&quot;;1;IF([.V38]=&quot;[&quot;;2;IF([.V38]=&quot;{&quot;;3;IF([.V38]=&quot;&lt;&quot;;4;0))));&quot;&quot;)">
            <text:p/>
          </table:table-cell>
          <table:table-cell table:formula="of:=IF([.W38]&lt;&gt;&quot;&quot;;IF([.W38]=&quot;(&quot;;1;IF([.W38]=&quot;[&quot;;2;IF([.W38]=&quot;{&quot;;3;IF([.W38]=&quot;&lt;&quot;;4;0))));&quot;&quot;)">
            <text:p/>
          </table:table-cell>
          <table:table-cell table:formula="of:=IF([.X38]&lt;&gt;&quot;&quot;;IF([.X38]=&quot;(&quot;;1;IF([.X38]=&quot;[&quot;;2;IF([.X38]=&quot;{&quot;;3;IF([.X38]=&quot;&lt;&quot;;4;0))));&quot;&quot;)">
            <text:p/>
          </table:table-cell>
          <table:table-cell table:formula="of:=IF([.Y38]&lt;&gt;&quot;&quot;;IF([.Y38]=&quot;(&quot;;1;IF([.Y38]=&quot;[&quot;;2;IF([.Y38]=&quot;{&quot;;3;IF([.Y38]=&quot;&lt;&quot;;4;0))));&quot;&quot;)">
            <text:p/>
          </table:table-cell>
          <table:table-cell table:formula="of:=IF([.Z38]&lt;&gt;&quot;&quot;;IF([.Z38]=&quot;(&quot;;1;IF([.Z38]=&quot;[&quot;;2;IF([.Z38]=&quot;{&quot;;3;IF([.Z38]=&quot;&lt;&quot;;4;0))));&quot;&quot;)">
            <text:p/>
          </table:table-cell>
          <table:table-cell table:formula="of:=IF([.AA38]&lt;&gt;&quot;&quot;;IF([.AA38]=&quot;(&quot;;1;IF([.AA38]=&quot;[&quot;;2;IF([.AA38]=&quot;{&quot;;3;IF([.AA38]=&quot;&lt;&quot;;4;0))));&quot;&quot;)">
            <text:p/>
          </table:table-cell>
          <table:table-cell table:formula="of:=IF([.AB38]&lt;&gt;&quot;&quot;;IF([.AB38]=&quot;(&quot;;1;IF([.AB38]=&quot;[&quot;;2;IF([.AB38]=&quot;{&quot;;3;IF([.AB38]=&quot;&lt;&quot;;4;0))));&quot;&quot;)">
            <text:p/>
          </table:table-cell>
          <table:table-cell table:number-columns-repeated="2"/>
          <table:table-cell table:formula="of:=[.AD38]">
            <text:p/>
          </table:table-cell>
          <table:table-cell table:formula="of:=IF([.AE38]&lt;&gt;&quot;&quot;;[.AE38]+[.AU38]*5;[.AU38])">
            <text:p/>
          </table:table-cell>
          <table:table-cell table:formula="of:=IF([.AF38]&lt;&gt;&quot;&quot;;[.AF38]+[.AV38]*5;[.AV38])">
            <text:p/>
          </table:table-cell>
          <table:table-cell table:formula="of:=IF([.AG38]&lt;&gt;&quot;&quot;;[.AG38]+[.AW38]*5;[.AW38])">
            <text:p/>
          </table:table-cell>
          <table:table-cell table:formula="of:=IF([.AH38]&lt;&gt;&quot;&quot;;[.AH38]+[.AX38]*5;[.AX38])">
            <text:p/>
          </table:table-cell>
          <table:table-cell table:formula="of:=IF([.AI38]&lt;&gt;&quot;&quot;;[.AI38]+[.AY38]*5;[.AY38])">
            <text:p/>
          </table:table-cell>
          <table:table-cell table:formula="of:=IF([.AJ38]&lt;&gt;&quot;&quot;;[.AJ38]+[.AZ38]*5;[.AZ38])">
            <text:p/>
          </table:table-cell>
          <table:table-cell table:formula="of:=IF([.AK38]&lt;&gt;&quot;&quot;;[.AK38]+[.BA38]*5;[.BA38])">
            <text:p/>
          </table:table-cell>
          <table:table-cell table:formula="of:=IF([.AL38]&lt;&gt;&quot;&quot;;[.AL38]+[.BB38]*5;[.BB38])">
            <text:p/>
          </table:table-cell>
          <table:table-cell table:formula="of:=IF([.AM38]&lt;&gt;&quot;&quot;;[.AM38]+[.BC38]*5;[.BC38])">
            <text:p/>
          </table:table-cell>
          <table:table-cell table:formula="of:=IF([.AN38]&lt;&gt;&quot;&quot;;[.AN38]+[.BD38]*5;[.BD38])">
            <text:p/>
          </table:table-cell>
          <table:table-cell table:formula="of:=IF([.AO38]&lt;&gt;&quot;&quot;;[.AO38]+[.BE38]*5;[.BE38])">
            <text:p/>
          </table:table-cell>
          <table:table-cell table:formula="of:=IF([.AP38]&lt;&gt;&quot;&quot;;[.AP38]+[.BF38]*5;[.BF38])">
            <text:p/>
          </table:table-cell>
          <table:table-cell table:formula="of:=IF([.AQ38]&lt;&gt;&quot;&quot;;[.AQ38]+[.BG38]*5;[.BG38])">
            <text:p/>
          </table:table-cell>
          <table:table-cell table:formula="of:=IF([.AR38]&lt;&gt;&quot;&quot;;[.AR38]+[.BH38]*5;[.BH38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({([(({{&lt;{{{&lt;[]()&gt;{{}[]})[[(){}](()&lt;&gt;)]}(([[]{}]{()&lt;&gt;}))}&gt;{(&lt;[{()()}]{[&lt;&gt;[]][()()]}&gt;{{&lt;()()</text:p>
          </table:table-cell>
          <table:table-cell table:formula="of:=ORG.LIBREOFFICE.REGEX(ORG.LIBREOFFICE.REGEX(ORG.LIBREOFFICE.REGEX(ORG.LIBREOFFICE.REGEX([.A39];&quot;[(][)]&quot;;&quot;&quot;;&quot;g&quot;);&quot;\[\]&quot;;&quot;&quot;;&quot;g&quot;);&quot;\{\}&quot;;&quot;&quot;;&quot;g&quot;);&quot;&lt;&gt;&quot;;&quot;&quot;;&quot;g&quot;)" office:value-type="string" office:string-value="{({([(({{&lt;{{{{})[[]()]}(([]{}))}&gt;{(&lt;[]{[]}&gt;{{&lt;" calcext:value-type="string">
            <text:p>{({([(({{&lt;{{{{})[[]()]}(([]{}))}&gt;{(&lt;[]{[]}&gt;{{&lt;</text:p>
          </table:table-cell>
          <table:table-cell table:formula="of:=ORG.LIBREOFFICE.REGEX(ORG.LIBREOFFICE.REGEX(ORG.LIBREOFFICE.REGEX(ORG.LIBREOFFICE.REGEX([.B39];&quot;[(][)]&quot;;&quot;&quot;;&quot;g&quot;);&quot;\[\]&quot;;&quot;&quot;;&quot;g&quot;);&quot;\{\}&quot;;&quot;&quot;;&quot;g&quot;);&quot;&lt;&gt;&quot;;&quot;&quot;;&quot;g&quot;)" office:value-type="string" office:string-value="{({([(({{&lt;{{{)[]}(())}&gt;{({{&lt;" calcext:value-type="string">
            <text:p>{({([(({{&lt;{{{)[]}(())}&gt;{({{&lt;</text:p>
          </table:table-cell>
          <table:table-cell table:formula="of:=ORG.LIBREOFFICE.REGEX(ORG.LIBREOFFICE.REGEX(ORG.LIBREOFFICE.REGEX(ORG.LIBREOFFICE.REGEX([.C39];&quot;[(][)]&quot;;&quot;&quot;;&quot;g&quot;);&quot;\[\]&quot;;&quot;&quot;;&quot;g&quot;);&quot;\{\}&quot;;&quot;&quot;;&quot;g&quot;);&quot;&lt;&gt;&quot;;&quot;&quot;;&quot;g&quot;)" office:value-type="string" office:string-value="{({([(({{&lt;{{{)}()}&gt;{({{&lt;" calcext:value-type="string">
            <text:p>{({([(({{&lt;{{{)}()}&gt;{({{&lt;</text:p>
          </table:table-cell>
          <table:table-cell table:formula="of:=ORG.LIBREOFFICE.REGEX(ORG.LIBREOFFICE.REGEX(ORG.LIBREOFFICE.REGEX(ORG.LIBREOFFICE.REGEX([.D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ORG.LIBREOFFICE.REGEX(ORG.LIBREOFFICE.REGEX(ORG.LIBREOFFICE.REGEX(ORG.LIBREOFFICE.REGEX([.E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ORG.LIBREOFFICE.REGEX(ORG.LIBREOFFICE.REGEX(ORG.LIBREOFFICE.REGEX(ORG.LIBREOFFICE.REGEX([.F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ORG.LIBREOFFICE.REGEX(ORG.LIBREOFFICE.REGEX(ORG.LIBREOFFICE.REGEX(ORG.LIBREOFFICE.REGEX([.G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ORG.LIBREOFFICE.REGEX(ORG.LIBREOFFICE.REGEX(ORG.LIBREOFFICE.REGEX(ORG.LIBREOFFICE.REGEX([.H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ORG.LIBREOFFICE.REGEX(ORG.LIBREOFFICE.REGEX(ORG.LIBREOFFICE.REGEX(ORG.LIBREOFFICE.REGEX([.I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ORG.LIBREOFFICE.REGEX(ORG.LIBREOFFICE.REGEX(ORG.LIBREOFFICE.REGEX(ORG.LIBREOFFICE.REGEX([.J39];&quot;[(][)]&quot;;&quot;&quot;;&quot;g&quot;);&quot;\[\]&quot;;&quot;&quot;;&quot;g&quot;);&quot;\{\}&quot;;&quot;&quot;;&quot;g&quot;);&quot;&lt;&gt;&quot;;&quot;&quot;;&quot;g&quot;)" office:value-type="string" office:string-value="{({([(({{&lt;{{{)}}&gt;{({{&lt;" calcext:value-type="string">
            <text:p>{({([(({{&lt;{{{)}}&gt;{({{&lt;</text:p>
          </table:table-cell>
          <table:table-cell table:formula="of:=IF(ORG.LIBREOFFICE.REGEX(ORG.LIBREOFFICE.REGEX(ORG.LIBREOFFICE.REGEX(ORG.LIBREOFFICE.REGEX(ORG.LIBREOFFICE.REGEX([.K3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39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39]=&quot;&quot;;[.K39];&quot;&quot;)">
            <text:p/>
          </table:table-cell>
          <table:table-cell table:formula="of:=IF(AND([.$M39]&lt;&gt;&quot;&quot;;LEN([.$M39])&gt;=[.N$2]);LEFT(RIGHT([.$M39];[.N$2]);1);&quot;&quot;)">
            <text:p/>
          </table:table-cell>
          <table:table-cell table:formula="of:=IF(AND([.$M39]&lt;&gt;&quot;&quot;;LEN([.$M39])&gt;=[.O$2]);LEFT(RIGHT([.$M39];[.O$2]);1);&quot;&quot;)">
            <text:p/>
          </table:table-cell>
          <table:table-cell table:formula="of:=IF(AND([.$M39]&lt;&gt;&quot;&quot;;LEN([.$M39])&gt;=[.P$2]);LEFT(RIGHT([.$M39];[.P$2]);1);&quot;&quot;)">
            <text:p/>
          </table:table-cell>
          <table:table-cell table:formula="of:=IF(AND([.$M39]&lt;&gt;&quot;&quot;;LEN([.$M39])&gt;=[.Q$2]);LEFT(RIGHT([.$M39];[.Q$2]);1);&quot;&quot;)">
            <text:p/>
          </table:table-cell>
          <table:table-cell table:formula="of:=IF(AND([.$M39]&lt;&gt;&quot;&quot;;LEN([.$M39])&gt;=[.R$2]);LEFT(RIGHT([.$M39];[.R$2]);1);&quot;&quot;)">
            <text:p/>
          </table:table-cell>
          <table:table-cell table:formula="of:=IF(AND([.$M39]&lt;&gt;&quot;&quot;;LEN([.$M39])&gt;=[.S$2]);LEFT(RIGHT([.$M39];[.S$2]);1);&quot;&quot;)">
            <text:p/>
          </table:table-cell>
          <table:table-cell table:formula="of:=IF(AND([.$M39]&lt;&gt;&quot;&quot;;LEN([.$M39])&gt;=[.T$2]);LEFT(RIGHT([.$M39];[.T$2]);1);&quot;&quot;)">
            <text:p/>
          </table:table-cell>
          <table:table-cell table:formula="of:=IF(AND([.$M39]&lt;&gt;&quot;&quot;;LEN([.$M39])&gt;=[.U$2]);LEFT(RIGHT([.$M39];[.U$2]);1);&quot;&quot;)">
            <text:p/>
          </table:table-cell>
          <table:table-cell table:formula="of:=IF(AND([.$M39]&lt;&gt;&quot;&quot;;LEN([.$M39])&gt;=[.V$2]);LEFT(RIGHT([.$M39];[.V$2]);1);&quot;&quot;)">
            <text:p/>
          </table:table-cell>
          <table:table-cell table:formula="of:=IF(AND([.$M39]&lt;&gt;&quot;&quot;;LEN([.$M39])&gt;=[.W$2]);LEFT(RIGHT([.$M39];[.W$2]);1);&quot;&quot;)">
            <text:p/>
          </table:table-cell>
          <table:table-cell table:formula="of:=IF(AND([.$M39]&lt;&gt;&quot;&quot;;LEN([.$M39])&gt;=[.X$2]);LEFT(RIGHT([.$M39];[.X$2]);1);&quot;&quot;)">
            <text:p/>
          </table:table-cell>
          <table:table-cell table:formula="of:=IF(AND([.$M39]&lt;&gt;&quot;&quot;;LEN([.$M39])&gt;=[.Y$2]);LEFT(RIGHT([.$M39];[.Y$2]);1);&quot;&quot;)">
            <text:p/>
          </table:table-cell>
          <table:table-cell table:formula="of:=IF(AND([.$M39]&lt;&gt;&quot;&quot;;LEN([.$M39])&gt;=[.Z$2]);LEFT(RIGHT([.$M39];[.Z$2]);1);&quot;&quot;)">
            <text:p/>
          </table:table-cell>
          <table:table-cell table:formula="of:=IF(AND([.$M39]&lt;&gt;&quot;&quot;;LEN([.$M39])&gt;=[.AA$2]);LEFT(RIGHT([.$M39];[.AA$2]);1);&quot;&quot;)">
            <text:p/>
          </table:table-cell>
          <table:table-cell table:formula="of:=IF(AND([.$M39]&lt;&gt;&quot;&quot;;LEN([.$M39])&gt;=[.AB$2]);LEFT(RIGHT([.$M39];[.AB$2]);1);&quot;&quot;)">
            <text:p/>
          </table:table-cell>
          <table:table-cell table:formula="of:=IF([.M39]=&quot;&quot;;&quot;&quot;;0)">
            <text:p/>
          </table:table-cell>
          <table:table-cell table:formula="of:=IF([.N39]&lt;&gt;&quot;&quot;;IF([.N39]=&quot;(&quot;;1;IF([.N39]=&quot;[&quot;;2;IF([.N39]=&quot;{&quot;;3;IF([.N39]=&quot;&lt;&quot;;4;0))));&quot;&quot;)">
            <text:p/>
          </table:table-cell>
          <table:table-cell table:formula="of:=IF([.O39]&lt;&gt;&quot;&quot;;IF([.O39]=&quot;(&quot;;1;IF([.O39]=&quot;[&quot;;2;IF([.O39]=&quot;{&quot;;3;IF([.O39]=&quot;&lt;&quot;;4;0))));&quot;&quot;)">
            <text:p/>
          </table:table-cell>
          <table:table-cell table:formula="of:=IF([.P39]&lt;&gt;&quot;&quot;;IF([.P39]=&quot;(&quot;;1;IF([.P39]=&quot;[&quot;;2;IF([.P39]=&quot;{&quot;;3;IF([.P39]=&quot;&lt;&quot;;4;0))));&quot;&quot;)">
            <text:p/>
          </table:table-cell>
          <table:table-cell table:formula="of:=IF([.Q39]&lt;&gt;&quot;&quot;;IF([.Q39]=&quot;(&quot;;1;IF([.Q39]=&quot;[&quot;;2;IF([.Q39]=&quot;{&quot;;3;IF([.Q39]=&quot;&lt;&quot;;4;0))));&quot;&quot;)">
            <text:p/>
          </table:table-cell>
          <table:table-cell table:formula="of:=IF([.R39]&lt;&gt;&quot;&quot;;IF([.R39]=&quot;(&quot;;1;IF([.R39]=&quot;[&quot;;2;IF([.R39]=&quot;{&quot;;3;IF([.R39]=&quot;&lt;&quot;;4;0))));&quot;&quot;)">
            <text:p/>
          </table:table-cell>
          <table:table-cell table:formula="of:=IF([.S39]&lt;&gt;&quot;&quot;;IF([.S39]=&quot;(&quot;;1;IF([.S39]=&quot;[&quot;;2;IF([.S39]=&quot;{&quot;;3;IF([.S39]=&quot;&lt;&quot;;4;0))));&quot;&quot;)">
            <text:p/>
          </table:table-cell>
          <table:table-cell table:formula="of:=IF([.T39]&lt;&gt;&quot;&quot;;IF([.T39]=&quot;(&quot;;1;IF([.T39]=&quot;[&quot;;2;IF([.T39]=&quot;{&quot;;3;IF([.T39]=&quot;&lt;&quot;;4;0))));&quot;&quot;)">
            <text:p/>
          </table:table-cell>
          <table:table-cell table:formula="of:=IF([.U39]&lt;&gt;&quot;&quot;;IF([.U39]=&quot;(&quot;;1;IF([.U39]=&quot;[&quot;;2;IF([.U39]=&quot;{&quot;;3;IF([.U39]=&quot;&lt;&quot;;4;0))));&quot;&quot;)">
            <text:p/>
          </table:table-cell>
          <table:table-cell table:formula="of:=IF([.V39]&lt;&gt;&quot;&quot;;IF([.V39]=&quot;(&quot;;1;IF([.V39]=&quot;[&quot;;2;IF([.V39]=&quot;{&quot;;3;IF([.V39]=&quot;&lt;&quot;;4;0))));&quot;&quot;)">
            <text:p/>
          </table:table-cell>
          <table:table-cell table:formula="of:=IF([.W39]&lt;&gt;&quot;&quot;;IF([.W39]=&quot;(&quot;;1;IF([.W39]=&quot;[&quot;;2;IF([.W39]=&quot;{&quot;;3;IF([.W39]=&quot;&lt;&quot;;4;0))));&quot;&quot;)">
            <text:p/>
          </table:table-cell>
          <table:table-cell table:formula="of:=IF([.X39]&lt;&gt;&quot;&quot;;IF([.X39]=&quot;(&quot;;1;IF([.X39]=&quot;[&quot;;2;IF([.X39]=&quot;{&quot;;3;IF([.X39]=&quot;&lt;&quot;;4;0))));&quot;&quot;)">
            <text:p/>
          </table:table-cell>
          <table:table-cell table:formula="of:=IF([.Y39]&lt;&gt;&quot;&quot;;IF([.Y39]=&quot;(&quot;;1;IF([.Y39]=&quot;[&quot;;2;IF([.Y39]=&quot;{&quot;;3;IF([.Y39]=&quot;&lt;&quot;;4;0))));&quot;&quot;)">
            <text:p/>
          </table:table-cell>
          <table:table-cell table:formula="of:=IF([.Z39]&lt;&gt;&quot;&quot;;IF([.Z39]=&quot;(&quot;;1;IF([.Z39]=&quot;[&quot;;2;IF([.Z39]=&quot;{&quot;;3;IF([.Z39]=&quot;&lt;&quot;;4;0))));&quot;&quot;)">
            <text:p/>
          </table:table-cell>
          <table:table-cell table:formula="of:=IF([.AA39]&lt;&gt;&quot;&quot;;IF([.AA39]=&quot;(&quot;;1;IF([.AA39]=&quot;[&quot;;2;IF([.AA39]=&quot;{&quot;;3;IF([.AA39]=&quot;&lt;&quot;;4;0))));&quot;&quot;)">
            <text:p/>
          </table:table-cell>
          <table:table-cell table:formula="of:=IF([.AB39]&lt;&gt;&quot;&quot;;IF([.AB39]=&quot;(&quot;;1;IF([.AB39]=&quot;[&quot;;2;IF([.AB39]=&quot;{&quot;;3;IF([.AB39]=&quot;&lt;&quot;;4;0))));&quot;&quot;)">
            <text:p/>
          </table:table-cell>
          <table:table-cell table:number-columns-repeated="2"/>
          <table:table-cell table:formula="of:=[.AD39]">
            <text:p/>
          </table:table-cell>
          <table:table-cell table:formula="of:=IF([.AE39]&lt;&gt;&quot;&quot;;[.AE39]+[.AU39]*5;[.AU39])">
            <text:p/>
          </table:table-cell>
          <table:table-cell table:formula="of:=IF([.AF39]&lt;&gt;&quot;&quot;;[.AF39]+[.AV39]*5;[.AV39])">
            <text:p/>
          </table:table-cell>
          <table:table-cell table:formula="of:=IF([.AG39]&lt;&gt;&quot;&quot;;[.AG39]+[.AW39]*5;[.AW39])">
            <text:p/>
          </table:table-cell>
          <table:table-cell table:formula="of:=IF([.AH39]&lt;&gt;&quot;&quot;;[.AH39]+[.AX39]*5;[.AX39])">
            <text:p/>
          </table:table-cell>
          <table:table-cell table:formula="of:=IF([.AI39]&lt;&gt;&quot;&quot;;[.AI39]+[.AY39]*5;[.AY39])">
            <text:p/>
          </table:table-cell>
          <table:table-cell table:formula="of:=IF([.AJ39]&lt;&gt;&quot;&quot;;[.AJ39]+[.AZ39]*5;[.AZ39])">
            <text:p/>
          </table:table-cell>
          <table:table-cell table:formula="of:=IF([.AK39]&lt;&gt;&quot;&quot;;[.AK39]+[.BA39]*5;[.BA39])">
            <text:p/>
          </table:table-cell>
          <table:table-cell table:formula="of:=IF([.AL39]&lt;&gt;&quot;&quot;;[.AL39]+[.BB39]*5;[.BB39])">
            <text:p/>
          </table:table-cell>
          <table:table-cell table:formula="of:=IF([.AM39]&lt;&gt;&quot;&quot;;[.AM39]+[.BC39]*5;[.BC39])">
            <text:p/>
          </table:table-cell>
          <table:table-cell table:formula="of:=IF([.AN39]&lt;&gt;&quot;&quot;;[.AN39]+[.BD39]*5;[.BD39])">
            <text:p/>
          </table:table-cell>
          <table:table-cell table:formula="of:=IF([.AO39]&lt;&gt;&quot;&quot;;[.AO39]+[.BE39]*5;[.BE39])">
            <text:p/>
          </table:table-cell>
          <table:table-cell table:formula="of:=IF([.AP39]&lt;&gt;&quot;&quot;;[.AP39]+[.BF39]*5;[.BF39])">
            <text:p/>
          </table:table-cell>
          <table:table-cell table:formula="of:=IF([.AQ39]&lt;&gt;&quot;&quot;;[.AQ39]+[.BG39]*5;[.BG39])">
            <text:p/>
          </table:table-cell>
          <table:table-cell table:formula="of:=IF([.AR39]&lt;&gt;&quot;&quot;;[.AR39]+[.BH39]*5;[.BH39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(&lt;{&lt;[&lt;&lt;[{&lt;&lt;&lt;&lt;&gt;{}&gt;&gt;[[[]{}]&lt;&lt;&gt;()&gt;]&gt;((&lt;[]{}&gt;{{}()}))}{({[{}()](()&lt;&gt;)}&lt;&lt;[][]&gt;[{}&lt;&gt;]&gt;)({[{}[]]}&lt;&lt;{}[]</text:p>
          </table:table-cell>
          <table:table-cell table:formula="of:=ORG.LIBREOFFICE.REGEX(ORG.LIBREOFFICE.REGEX(ORG.LIBREOFFICE.REGEX(ORG.LIBREOFFICE.REGEX([.A40];&quot;[(][)]&quot;;&quot;&quot;;&quot;g&quot;);&quot;\[\]&quot;;&quot;&quot;;&quot;g&quot;);&quot;\{\}&quot;;&quot;&quot;;&quot;g&quot;);&quot;&lt;&gt;&quot;;&quot;&quot;;&quot;g&quot;)" office:value-type="string" office:string-value="{[(&lt;{&lt;[&lt;&lt;[{&lt;&lt;&lt;&gt;&gt;[[]&lt;&gt;]&gt;(({}))}{({[]()}&lt;[]&gt;)({[]}&lt;&lt;" calcext:value-type="string">
            <text:p>{[(&lt;{&lt;[&lt;&lt;[{&lt;&lt;&lt;&gt;&gt;[[]&lt;&gt;]&gt;(({}))}{({[]()}&lt;[]&gt;)({[]}&lt;&lt;</text:p>
          </table:table-cell>
          <table:table-cell table:formula="of:=ORG.LIBREOFFICE.REGEX(ORG.LIBREOFFICE.REGEX(ORG.LIBREOFFICE.REGEX(ORG.LIBREOFFICE.REGEX([.B40];&quot;[(][)]&quot;;&quot;&quot;;&quot;g&quot;);&quot;\[\]&quot;;&quot;&quot;;&quot;g&quot;);&quot;\{\}&quot;;&quot;&quot;;&quot;g&quot;);&quot;&lt;&gt;&quot;;&quot;&quot;;&quot;g&quot;)" office:value-type="string" office:string-value="{[(&lt;{&lt;[&lt;&lt;[{&lt;&lt;&gt;[]&gt;(())}{()(&lt;&lt;" calcext:value-type="string">
            <text:p>{[(&lt;{&lt;[&lt;&lt;[{&lt;&lt;&gt;[]&gt;(())}{()(&lt;&lt;</text:p>
          </table:table-cell>
          <table:table-cell table:formula="of:=ORG.LIBREOFFICE.REGEX(ORG.LIBREOFFICE.REGEX(ORG.LIBREOFFICE.REGEX(ORG.LIBREOFFICE.REGEX([.C40];&quot;[(][)]&quot;;&quot;&quot;;&quot;g&quot;);&quot;\[\]&quot;;&quot;&quot;;&quot;g&quot;);&quot;\{\}&quot;;&quot;&quot;;&quot;g&quot;);&quot;&lt;&gt;&quot;;&quot;&quot;;&quot;g&quot;)" office:value-type="string" office:string-value="{[(&lt;{&lt;[&lt;&lt;[{&lt;&gt;()}{(&lt;&lt;" calcext:value-type="string">
            <text:p>{[(&lt;{&lt;[&lt;&lt;[{&lt;&gt;()}{(&lt;&lt;</text:p>
          </table:table-cell>
          <table:table-cell table:formula="of:=ORG.LIBREOFFICE.REGEX(ORG.LIBREOFFICE.REGEX(ORG.LIBREOFFICE.REGEX(ORG.LIBREOFFICE.REGEX([.D40];&quot;[(][)]&quot;;&quot;&quot;;&quot;g&quot;);&quot;\[\]&quot;;&quot;&quot;;&quot;g&quot;);&quot;\{\}&quot;;&quot;&quot;;&quot;g&quot;);&quot;&lt;&gt;&quot;;&quot;&quot;;&quot;g&quot;)" office:value-type="string" office:string-value="{[(&lt;{&lt;[&lt;&lt;[{}{(&lt;&lt;" calcext:value-type="string">
            <text:p>{[(&lt;{&lt;[&lt;&lt;[{}{(&lt;&lt;</text:p>
          </table:table-cell>
          <table:table-cell table:formula="of:=ORG.LIBREOFFICE.REGEX(ORG.LIBREOFFICE.REGEX(ORG.LIBREOFFICE.REGEX(ORG.LIBREOFFICE.REGEX([.E40];&quot;[(][)]&quot;;&quot;&quot;;&quot;g&quot;);&quot;\[\]&quot;;&quot;&quot;;&quot;g&quot;);&quot;\{\}&quot;;&quot;&quot;;&quot;g&quot;);&quot;&lt;&gt;&quot;;&quot;&quot;;&quot;g&quot;)" office:value-type="string" office:string-value="{[(&lt;{&lt;[&lt;&lt;[{(&lt;&lt;" calcext:value-type="string">
            <text:p>{[(&lt;{&lt;[&lt;&lt;[{(&lt;&lt;</text:p>
          </table:table-cell>
          <table:table-cell table:formula="of:=ORG.LIBREOFFICE.REGEX(ORG.LIBREOFFICE.REGEX(ORG.LIBREOFFICE.REGEX(ORG.LIBREOFFICE.REGEX([.F40];&quot;[(][)]&quot;;&quot;&quot;;&quot;g&quot;);&quot;\[\]&quot;;&quot;&quot;;&quot;g&quot;);&quot;\{\}&quot;;&quot;&quot;;&quot;g&quot;);&quot;&lt;&gt;&quot;;&quot;&quot;;&quot;g&quot;)" office:value-type="string" office:string-value="{[(&lt;{&lt;[&lt;&lt;[{(&lt;&lt;" calcext:value-type="string">
            <text:p>{[(&lt;{&lt;[&lt;&lt;[{(&lt;&lt;</text:p>
          </table:table-cell>
          <table:table-cell table:formula="of:=ORG.LIBREOFFICE.REGEX(ORG.LIBREOFFICE.REGEX(ORG.LIBREOFFICE.REGEX(ORG.LIBREOFFICE.REGEX([.G40];&quot;[(][)]&quot;;&quot;&quot;;&quot;g&quot;);&quot;\[\]&quot;;&quot;&quot;;&quot;g&quot;);&quot;\{\}&quot;;&quot;&quot;;&quot;g&quot;);&quot;&lt;&gt;&quot;;&quot;&quot;;&quot;g&quot;)" office:value-type="string" office:string-value="{[(&lt;{&lt;[&lt;&lt;[{(&lt;&lt;" calcext:value-type="string">
            <text:p>{[(&lt;{&lt;[&lt;&lt;[{(&lt;&lt;</text:p>
          </table:table-cell>
          <table:table-cell table:formula="of:=ORG.LIBREOFFICE.REGEX(ORG.LIBREOFFICE.REGEX(ORG.LIBREOFFICE.REGEX(ORG.LIBREOFFICE.REGEX([.H40];&quot;[(][)]&quot;;&quot;&quot;;&quot;g&quot;);&quot;\[\]&quot;;&quot;&quot;;&quot;g&quot;);&quot;\{\}&quot;;&quot;&quot;;&quot;g&quot;);&quot;&lt;&gt;&quot;;&quot;&quot;;&quot;g&quot;)" office:value-type="string" office:string-value="{[(&lt;{&lt;[&lt;&lt;[{(&lt;&lt;" calcext:value-type="string">
            <text:p>{[(&lt;{&lt;[&lt;&lt;[{(&lt;&lt;</text:p>
          </table:table-cell>
          <table:table-cell table:formula="of:=ORG.LIBREOFFICE.REGEX(ORG.LIBREOFFICE.REGEX(ORG.LIBREOFFICE.REGEX(ORG.LIBREOFFICE.REGEX([.I40];&quot;[(][)]&quot;;&quot;&quot;;&quot;g&quot;);&quot;\[\]&quot;;&quot;&quot;;&quot;g&quot;);&quot;\{\}&quot;;&quot;&quot;;&quot;g&quot;);&quot;&lt;&gt;&quot;;&quot;&quot;;&quot;g&quot;)" office:value-type="string" office:string-value="{[(&lt;{&lt;[&lt;&lt;[{(&lt;&lt;" calcext:value-type="string">
            <text:p>{[(&lt;{&lt;[&lt;&lt;[{(&lt;&lt;</text:p>
          </table:table-cell>
          <table:table-cell table:formula="of:=ORG.LIBREOFFICE.REGEX(ORG.LIBREOFFICE.REGEX(ORG.LIBREOFFICE.REGEX(ORG.LIBREOFFICE.REGEX([.J40];&quot;[(][)]&quot;;&quot;&quot;;&quot;g&quot;);&quot;\[\]&quot;;&quot;&quot;;&quot;g&quot;);&quot;\{\}&quot;;&quot;&quot;;&quot;g&quot;);&quot;&lt;&gt;&quot;;&quot;&quot;;&quot;g&quot;)" office:value-type="string" office:string-value="{[(&lt;{&lt;[&lt;&lt;[{(&lt;&lt;" calcext:value-type="string">
            <text:p>{[(&lt;{&lt;[&lt;&lt;[{(&lt;&lt;</text:p>
          </table:table-cell>
          <table:table-cell table:formula="of:=IF(ORG.LIBREOFFICE.REGEX(ORG.LIBREOFFICE.REGEX(ORG.LIBREOFFICE.REGEX(ORG.LIBREOFFICE.REGEX(ORG.LIBREOFFICE.REGEX([.K4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0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0]=&quot;&quot;;[.K40];&quot;&quot;)" office:value-type="string" office:string-value="{[(&lt;{&lt;[&lt;&lt;[{(&lt;&lt;" calcext:value-type="string">
            <text:p>{[(&lt;{&lt;[&lt;&lt;[{(&lt;&lt;</text:p>
          </table:table-cell>
          <table:table-cell table:formula="of:=IF(AND([.$M40]&lt;&gt;&quot;&quot;;LEN([.$M40])&gt;=[.N$2]);LEFT(RIGHT([.$M40];[.N$2]);1);&quot;&quot;)" office:value-type="string" office:string-value="&lt;" calcext:value-type="string">
            <text:p>&lt;</text:p>
          </table:table-cell>
          <table:table-cell table:formula="of:=IF(AND([.$M40]&lt;&gt;&quot;&quot;;LEN([.$M40])&gt;=[.O$2]);LEFT(RIGHT([.$M40];[.O$2]);1);&quot;&quot;)" office:value-type="string" office:string-value="&lt;" calcext:value-type="string">
            <text:p>&lt;</text:p>
          </table:table-cell>
          <table:table-cell table:formula="of:=IF(AND([.$M40]&lt;&gt;&quot;&quot;;LEN([.$M40])&gt;=[.P$2]);LEFT(RIGHT([.$M40];[.P$2]);1);&quot;&quot;)" office:value-type="string" office:string-value="(" calcext:value-type="string">
            <text:p>(</text:p>
          </table:table-cell>
          <table:table-cell table:formula="of:=IF(AND([.$M40]&lt;&gt;&quot;&quot;;LEN([.$M40])&gt;=[.Q$2]);LEFT(RIGHT([.$M40];[.Q$2]);1);&quot;&quot;)" office:value-type="string" office:string-value="{" calcext:value-type="string">
            <text:p>{</text:p>
          </table:table-cell>
          <table:table-cell table:formula="of:=IF(AND([.$M40]&lt;&gt;&quot;&quot;;LEN([.$M40])&gt;=[.R$2]);LEFT(RIGHT([.$M40];[.R$2]);1);&quot;&quot;)" office:value-type="string" office:string-value="[" calcext:value-type="string">
            <text:p>[</text:p>
          </table:table-cell>
          <table:table-cell table:formula="of:=IF(AND([.$M40]&lt;&gt;&quot;&quot;;LEN([.$M40])&gt;=[.S$2]);LEFT(RIGHT([.$M40];[.S$2]);1);&quot;&quot;)" office:value-type="string" office:string-value="&lt;" calcext:value-type="string">
            <text:p>&lt;</text:p>
          </table:table-cell>
          <table:table-cell table:formula="of:=IF(AND([.$M40]&lt;&gt;&quot;&quot;;LEN([.$M40])&gt;=[.T$2]);LEFT(RIGHT([.$M40];[.T$2]);1);&quot;&quot;)" office:value-type="string" office:string-value="&lt;" calcext:value-type="string">
            <text:p>&lt;</text:p>
          </table:table-cell>
          <table:table-cell table:formula="of:=IF(AND([.$M40]&lt;&gt;&quot;&quot;;LEN([.$M40])&gt;=[.U$2]);LEFT(RIGHT([.$M40];[.U$2]);1);&quot;&quot;)" office:value-type="string" office:string-value="[" calcext:value-type="string">
            <text:p>[</text:p>
          </table:table-cell>
          <table:table-cell table:formula="of:=IF(AND([.$M40]&lt;&gt;&quot;&quot;;LEN([.$M40])&gt;=[.V$2]);LEFT(RIGHT([.$M40];[.V$2]);1);&quot;&quot;)" office:value-type="string" office:string-value="&lt;" calcext:value-type="string">
            <text:p>&lt;</text:p>
          </table:table-cell>
          <table:table-cell table:formula="of:=IF(AND([.$M40]&lt;&gt;&quot;&quot;;LEN([.$M40])&gt;=[.W$2]);LEFT(RIGHT([.$M40];[.W$2]);1);&quot;&quot;)" office:value-type="string" office:string-value="{" calcext:value-type="string">
            <text:p>{</text:p>
          </table:table-cell>
          <table:table-cell table:formula="of:=IF(AND([.$M40]&lt;&gt;&quot;&quot;;LEN([.$M40])&gt;=[.X$2]);LEFT(RIGHT([.$M40];[.X$2]);1);&quot;&quot;)" office:value-type="string" office:string-value="&lt;" calcext:value-type="string">
            <text:p>&lt;</text:p>
          </table:table-cell>
          <table:table-cell table:formula="of:=IF(AND([.$M40]&lt;&gt;&quot;&quot;;LEN([.$M40])&gt;=[.Y$2]);LEFT(RIGHT([.$M40];[.Y$2]);1);&quot;&quot;)" office:value-type="string" office:string-value="(" calcext:value-type="string">
            <text:p>(</text:p>
          </table:table-cell>
          <table:table-cell table:formula="of:=IF(AND([.$M40]&lt;&gt;&quot;&quot;;LEN([.$M40])&gt;=[.Z$2]);LEFT(RIGHT([.$M40];[.Z$2]);1);&quot;&quot;)" office:value-type="string" office:string-value="[" calcext:value-type="string">
            <text:p>[</text:p>
          </table:table-cell>
          <table:table-cell table:formula="of:=IF(AND([.$M40]&lt;&gt;&quot;&quot;;LEN([.$M40])&gt;=[.AA$2]);LEFT(RIGHT([.$M40];[.AA$2]);1);&quot;&quot;)" office:value-type="string" office:string-value="{" calcext:value-type="string">
            <text:p>{</text:p>
          </table:table-cell>
          <table:table-cell table:formula="of:=IF(AND([.$M40]&lt;&gt;&quot;&quot;;LEN([.$M40])&gt;=[.AB$2]);LEFT(RIGHT([.$M40];[.AB$2]);1);&quot;&quot;)">
            <text:p/>
          </table:table-cell>
          <table:table-cell table:formula="of:=IF([.M40]=&quot;&quot;;&quot;&quot;;0)" office:value-type="float" office:value="0" calcext:value-type="float">
            <text:p>0</text:p>
          </table:table-cell>
          <table:table-cell table:formula="of:=IF([.N40]&lt;&gt;&quot;&quot;;IF([.N40]=&quot;(&quot;;1;IF([.N40]=&quot;[&quot;;2;IF([.N40]=&quot;{&quot;;3;IF([.N40]=&quot;&lt;&quot;;4;0))));&quot;&quot;)" office:value-type="float" office:value="4" calcext:value-type="float">
            <text:p>4</text:p>
          </table:table-cell>
          <table:table-cell table:formula="of:=IF([.O40]&lt;&gt;&quot;&quot;;IF([.O40]=&quot;(&quot;;1;IF([.O40]=&quot;[&quot;;2;IF([.O40]=&quot;{&quot;;3;IF([.O40]=&quot;&lt;&quot;;4;0))));&quot;&quot;)" office:value-type="float" office:value="4" calcext:value-type="float">
            <text:p>4</text:p>
          </table:table-cell>
          <table:table-cell table:formula="of:=IF([.P40]&lt;&gt;&quot;&quot;;IF([.P40]=&quot;(&quot;;1;IF([.P40]=&quot;[&quot;;2;IF([.P40]=&quot;{&quot;;3;IF([.P40]=&quot;&lt;&quot;;4;0))));&quot;&quot;)" office:value-type="float" office:value="1" calcext:value-type="float">
            <text:p>1</text:p>
          </table:table-cell>
          <table:table-cell table:formula="of:=IF([.Q40]&lt;&gt;&quot;&quot;;IF([.Q40]=&quot;(&quot;;1;IF([.Q40]=&quot;[&quot;;2;IF([.Q40]=&quot;{&quot;;3;IF([.Q40]=&quot;&lt;&quot;;4;0))));&quot;&quot;)" office:value-type="float" office:value="3" calcext:value-type="float">
            <text:p>3</text:p>
          </table:table-cell>
          <table:table-cell table:formula="of:=IF([.R40]&lt;&gt;&quot;&quot;;IF([.R40]=&quot;(&quot;;1;IF([.R40]=&quot;[&quot;;2;IF([.R40]=&quot;{&quot;;3;IF([.R40]=&quot;&lt;&quot;;4;0))));&quot;&quot;)" office:value-type="float" office:value="2" calcext:value-type="float">
            <text:p>2</text:p>
          </table:table-cell>
          <table:table-cell table:formula="of:=IF([.S40]&lt;&gt;&quot;&quot;;IF([.S40]=&quot;(&quot;;1;IF([.S40]=&quot;[&quot;;2;IF([.S40]=&quot;{&quot;;3;IF([.S40]=&quot;&lt;&quot;;4;0))));&quot;&quot;)" office:value-type="float" office:value="4" calcext:value-type="float">
            <text:p>4</text:p>
          </table:table-cell>
          <table:table-cell table:formula="of:=IF([.T40]&lt;&gt;&quot;&quot;;IF([.T40]=&quot;(&quot;;1;IF([.T40]=&quot;[&quot;;2;IF([.T40]=&quot;{&quot;;3;IF([.T40]=&quot;&lt;&quot;;4;0))));&quot;&quot;)" office:value-type="float" office:value="4" calcext:value-type="float">
            <text:p>4</text:p>
          </table:table-cell>
          <table:table-cell table:formula="of:=IF([.U40]&lt;&gt;&quot;&quot;;IF([.U40]=&quot;(&quot;;1;IF([.U40]=&quot;[&quot;;2;IF([.U40]=&quot;{&quot;;3;IF([.U40]=&quot;&lt;&quot;;4;0))));&quot;&quot;)" office:value-type="float" office:value="2" calcext:value-type="float">
            <text:p>2</text:p>
          </table:table-cell>
          <table:table-cell table:formula="of:=IF([.V40]&lt;&gt;&quot;&quot;;IF([.V40]=&quot;(&quot;;1;IF([.V40]=&quot;[&quot;;2;IF([.V40]=&quot;{&quot;;3;IF([.V40]=&quot;&lt;&quot;;4;0))));&quot;&quot;)" office:value-type="float" office:value="4" calcext:value-type="float">
            <text:p>4</text:p>
          </table:table-cell>
          <table:table-cell table:formula="of:=IF([.W40]&lt;&gt;&quot;&quot;;IF([.W40]=&quot;(&quot;;1;IF([.W40]=&quot;[&quot;;2;IF([.W40]=&quot;{&quot;;3;IF([.W40]=&quot;&lt;&quot;;4;0))));&quot;&quot;)" office:value-type="float" office:value="3" calcext:value-type="float">
            <text:p>3</text:p>
          </table:table-cell>
          <table:table-cell table:formula="of:=IF([.X40]&lt;&gt;&quot;&quot;;IF([.X40]=&quot;(&quot;;1;IF([.X40]=&quot;[&quot;;2;IF([.X40]=&quot;{&quot;;3;IF([.X40]=&quot;&lt;&quot;;4;0))));&quot;&quot;)" office:value-type="float" office:value="4" calcext:value-type="float">
            <text:p>4</text:p>
          </table:table-cell>
          <table:table-cell table:formula="of:=IF([.Y40]&lt;&gt;&quot;&quot;;IF([.Y40]=&quot;(&quot;;1;IF([.Y40]=&quot;[&quot;;2;IF([.Y40]=&quot;{&quot;;3;IF([.Y40]=&quot;&lt;&quot;;4;0))));&quot;&quot;)" office:value-type="float" office:value="1" calcext:value-type="float">
            <text:p>1</text:p>
          </table:table-cell>
          <table:table-cell table:formula="of:=IF([.Z40]&lt;&gt;&quot;&quot;;IF([.Z40]=&quot;(&quot;;1;IF([.Z40]=&quot;[&quot;;2;IF([.Z40]=&quot;{&quot;;3;IF([.Z40]=&quot;&lt;&quot;;4;0))));&quot;&quot;)" office:value-type="float" office:value="2" calcext:value-type="float">
            <text:p>2</text:p>
          </table:table-cell>
          <table:table-cell table:formula="of:=IF([.AA40]&lt;&gt;&quot;&quot;;IF([.AA40]=&quot;(&quot;;1;IF([.AA40]=&quot;[&quot;;2;IF([.AA40]=&quot;{&quot;;3;IF([.AA40]=&quot;&lt;&quot;;4;0))));&quot;&quot;)" office:value-type="float" office:value="3" calcext:value-type="float">
            <text:p>3</text:p>
          </table:table-cell>
          <table:table-cell table:formula="of:=IF([.AB40]&lt;&gt;&quot;&quot;;IF([.AB40]=&quot;(&quot;;1;IF([.AB40]=&quot;[&quot;;2;IF([.AB40]=&quot;{&quot;;3;IF([.AB40]=&quot;&lt;&quot;;4;0))));&quot;&quot;)">
            <text:p/>
          </table:table-cell>
          <table:table-cell table:number-columns-repeated="2"/>
          <table:table-cell table:formula="of:=[.AD40]" office:value-type="float" office:value="4" calcext:value-type="float">
            <text:p>4</text:p>
          </table:table-cell>
          <table:table-cell table:formula="of:=IF([.AE40]&lt;&gt;&quot;&quot;;[.AE40]+[.AU40]*5;[.AU40])" office:value-type="float" office:value="24" calcext:value-type="float">
            <text:p>24</text:p>
          </table:table-cell>
          <table:table-cell table:formula="of:=IF([.AF40]&lt;&gt;&quot;&quot;;[.AF40]+[.AV40]*5;[.AV40])" office:value-type="float" office:value="121" calcext:value-type="float">
            <text:p>121</text:p>
          </table:table-cell>
          <table:table-cell table:formula="of:=IF([.AG40]&lt;&gt;&quot;&quot;;[.AG40]+[.AW40]*5;[.AW40])" office:value-type="float" office:value="608" calcext:value-type="float">
            <text:p>608</text:p>
          </table:table-cell>
          <table:table-cell table:formula="of:=IF([.AH40]&lt;&gt;&quot;&quot;;[.AH40]+[.AX40]*5;[.AX40])" office:value-type="float" office:value="3042" calcext:value-type="float">
            <text:p>3042</text:p>
          </table:table-cell>
          <table:table-cell table:formula="of:=IF([.AI40]&lt;&gt;&quot;&quot;;[.AI40]+[.AY40]*5;[.AY40])" office:value-type="float" office:value="15214" calcext:value-type="float">
            <text:p>15214</text:p>
          </table:table-cell>
          <table:table-cell table:formula="of:=IF([.AJ40]&lt;&gt;&quot;&quot;;[.AJ40]+[.AZ40]*5;[.AZ40])" office:value-type="float" office:value="76074" calcext:value-type="float">
            <text:p>76074</text:p>
          </table:table-cell>
          <table:table-cell table:formula="of:=IF([.AK40]&lt;&gt;&quot;&quot;;[.AK40]+[.BA40]*5;[.BA40])" office:value-type="float" office:value="380372" calcext:value-type="float">
            <text:p>380372</text:p>
          </table:table-cell>
          <table:table-cell table:formula="of:=IF([.AL40]&lt;&gt;&quot;&quot;;[.AL40]+[.BB40]*5;[.BB40])" office:value-type="float" office:value="1901864" calcext:value-type="float">
            <text:p>1901864</text:p>
          </table:table-cell>
          <table:table-cell table:formula="of:=IF([.AM40]&lt;&gt;&quot;&quot;;[.AM40]+[.BC40]*5;[.BC40])" office:value-type="float" office:value="9509323" calcext:value-type="float">
            <text:p>9509323</text:p>
          </table:table-cell>
          <table:table-cell table:formula="of:=IF([.AN40]&lt;&gt;&quot;&quot;;[.AN40]+[.BD40]*5;[.BD40])" office:value-type="float" office:value="47546619" calcext:value-type="float">
            <text:p>47546619</text:p>
          </table:table-cell>
          <table:table-cell table:formula="of:=IF([.AO40]&lt;&gt;&quot;&quot;;[.AO40]+[.BE40]*5;[.BE40])" office:value-type="float" office:value="237733096" calcext:value-type="float">
            <text:p>237733096</text:p>
          </table:table-cell>
          <table:table-cell table:formula="of:=IF([.AP40]&lt;&gt;&quot;&quot;;[.AP40]+[.BF40]*5;[.BF40])" office:value-type="float" office:value="1188665482" calcext:value-type="float">
            <text:p>1188665482</text:p>
          </table:table-cell>
          <table:table-cell table:formula="of:=IF([.AQ40]&lt;&gt;&quot;&quot;;[.AQ40]+[.BG40]*5;[.BG40])" office:value-type="float" office:value="5943327413" calcext:value-type="float">
            <text:p>5943327413</text:p>
          </table:table-cell>
          <table:table-cell table:formula="of:=IF([.AR40]&lt;&gt;&quot;&quot;;[.AR40]+[.BH40]*5;[.BH40])" office:value-type="float" office:value="5943327413" calcext:value-type="float">
            <text:p>594332741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{{&lt;{&lt;{[[{([{{[]()}}({()[]}(&lt;&gt;))]&lt;((&lt;&gt;&lt;&gt;)({}{}))&gt;)}]]{[({&lt;(&lt;{}[]&gt;{&lt;&gt;{}})((()&lt;&gt;)([]()))&gt;})[&lt;[[{&lt;&gt;{}}&lt;&lt;&gt;&lt;&gt;&gt;]&lt;{&lt;</text:p>
          </table:table-cell>
          <table:table-cell table:formula="of:=ORG.LIBREOFFICE.REGEX(ORG.LIBREOFFICE.REGEX(ORG.LIBREOFFICE.REGEX(ORG.LIBREOFFICE.REGEX([.A41];&quot;[(][)]&quot;;&quot;&quot;;&quot;g&quot;);&quot;\[\]&quot;;&quot;&quot;;&quot;g&quot;);&quot;\{\}&quot;;&quot;&quot;;&quot;g&quot;);&quot;&lt;&gt;&quot;;&quot;&quot;;&quot;g&quot;)" office:value-type="string" office:string-value="{{{&lt;{&lt;{[[{([{}(())]&lt;(()())&gt;)}]]{[({&lt;({})(()())&gt;})[&lt;[[{}&lt;&gt;]&lt;{&lt;" calcext:value-type="string">
            <text:p>{{{&lt;{&lt;{[[{([{}(())]&lt;(()())&gt;)}]]{[({&lt;({})(()())&gt;})[&lt;[[{}&lt;&gt;]&lt;{&lt;</text:p>
          </table:table-cell>
          <table:table-cell table:formula="of:=ORG.LIBREOFFICE.REGEX(ORG.LIBREOFFICE.REGEX(ORG.LIBREOFFICE.REGEX(ORG.LIBREOFFICE.REGEX([.B41];&quot;[(][)]&quot;;&quot;&quot;;&quot;g&quot;);&quot;\[\]&quot;;&quot;&quot;;&quot;g&quot;);&quot;\{\}&quot;;&quot;&quot;;&quot;g&quot;);&quot;&lt;&gt;&quot;;&quot;&quot;;&quot;g&quot;)" office:value-type="string" office:string-value="{{{&lt;{&lt;{[[{([()]&lt;()&gt;)}]]{[({&lt;()()&gt;})[&lt;[[]&lt;{&lt;" calcext:value-type="string">
            <text:p>{{{&lt;{&lt;{[[{([()]&lt;()&gt;)}]]{[({&lt;()()&gt;})[&lt;[[]&lt;{&lt;</text:p>
          </table:table-cell>
          <table:table-cell table:formula="of:=ORG.LIBREOFFICE.REGEX(ORG.LIBREOFFICE.REGEX(ORG.LIBREOFFICE.REGEX(ORG.LIBREOFFICE.REGEX([.C41];&quot;[(][)]&quot;;&quot;&quot;;&quot;g&quot;);&quot;\[\]&quot;;&quot;&quot;;&quot;g&quot;);&quot;\{\}&quot;;&quot;&quot;;&quot;g&quot;);&quot;&lt;&gt;&quot;;&quot;&quot;;&quot;g&quot;)" office:value-type="string" office:string-value="{{{&lt;{&lt;{[[{()}]]{[({})[&lt;[&lt;{&lt;" calcext:value-type="string">
            <text:p>{{{&lt;{&lt;{[[{()}]]{[({})[&lt;[&lt;{&lt;</text:p>
          </table:table-cell>
          <table:table-cell table:formula="of:=ORG.LIBREOFFICE.REGEX(ORG.LIBREOFFICE.REGEX(ORG.LIBREOFFICE.REGEX(ORG.LIBREOFFICE.REGEX([.D41];&quot;[(][)]&quot;;&quot;&quot;;&quot;g&quot;);&quot;\[\]&quot;;&quot;&quot;;&quot;g&quot;);&quot;\{\}&quot;;&quot;&quot;;&quot;g&quot;);&quot;&lt;&gt;&quot;;&quot;&quot;;&quot;g&quot;)" office:value-type="string" office:string-value="{{{&lt;{&lt;{[[]]{[()[&lt;[&lt;{&lt;" calcext:value-type="string">
            <text:p>{{{&lt;{&lt;{[[]]{[()[&lt;[&lt;{&lt;</text:p>
          </table:table-cell>
          <table:table-cell table:formula="of:=ORG.LIBREOFFICE.REGEX(ORG.LIBREOFFICE.REGEX(ORG.LIBREOFFICE.REGEX(ORG.LIBREOFFICE.REGEX([.E41];&quot;[(][)]&quot;;&quot;&quot;;&quot;g&quot;);&quot;\[\]&quot;;&quot;&quot;;&quot;g&quot;);&quot;\{\}&quot;;&quot;&quot;;&quot;g&quot;);&quot;&lt;&gt;&quot;;&quot;&quot;;&quot;g&quot;)" office:value-type="string" office:string-value="{{{&lt;{&lt;{[]{[[&lt;[&lt;{&lt;" calcext:value-type="string">
            <text:p>{{{&lt;{&lt;{[]{[[&lt;[&lt;{&lt;</text:p>
          </table:table-cell>
          <table:table-cell table:formula="of:=ORG.LIBREOFFICE.REGEX(ORG.LIBREOFFICE.REGEX(ORG.LIBREOFFICE.REGEX(ORG.LIBREOFFICE.REGEX([.F41];&quot;[(][)]&quot;;&quot;&quot;;&quot;g&quot;);&quot;\[\]&quot;;&quot;&quot;;&quot;g&quot;);&quot;\{\}&quot;;&quot;&quot;;&quot;g&quot;);&quot;&lt;&gt;&quot;;&quot;&quot;;&quot;g&quot;)" office:value-type="string" office:string-value="{{{&lt;{&lt;{{[[&lt;[&lt;{&lt;" calcext:value-type="string">
            <text:p>{{{&lt;{&lt;{{[[&lt;[&lt;{&lt;</text:p>
          </table:table-cell>
          <table:table-cell table:formula="of:=ORG.LIBREOFFICE.REGEX(ORG.LIBREOFFICE.REGEX(ORG.LIBREOFFICE.REGEX(ORG.LIBREOFFICE.REGEX([.G41];&quot;[(][)]&quot;;&quot;&quot;;&quot;g&quot;);&quot;\[\]&quot;;&quot;&quot;;&quot;g&quot;);&quot;\{\}&quot;;&quot;&quot;;&quot;g&quot;);&quot;&lt;&gt;&quot;;&quot;&quot;;&quot;g&quot;)" office:value-type="string" office:string-value="{{{&lt;{&lt;{{[[&lt;[&lt;{&lt;" calcext:value-type="string">
            <text:p>{{{&lt;{&lt;{{[[&lt;[&lt;{&lt;</text:p>
          </table:table-cell>
          <table:table-cell table:formula="of:=ORG.LIBREOFFICE.REGEX(ORG.LIBREOFFICE.REGEX(ORG.LIBREOFFICE.REGEX(ORG.LIBREOFFICE.REGEX([.H41];&quot;[(][)]&quot;;&quot;&quot;;&quot;g&quot;);&quot;\[\]&quot;;&quot;&quot;;&quot;g&quot;);&quot;\{\}&quot;;&quot;&quot;;&quot;g&quot;);&quot;&lt;&gt;&quot;;&quot;&quot;;&quot;g&quot;)" office:value-type="string" office:string-value="{{{&lt;{&lt;{{[[&lt;[&lt;{&lt;" calcext:value-type="string">
            <text:p>{{{&lt;{&lt;{{[[&lt;[&lt;{&lt;</text:p>
          </table:table-cell>
          <table:table-cell table:formula="of:=ORG.LIBREOFFICE.REGEX(ORG.LIBREOFFICE.REGEX(ORG.LIBREOFFICE.REGEX(ORG.LIBREOFFICE.REGEX([.I41];&quot;[(][)]&quot;;&quot;&quot;;&quot;g&quot;);&quot;\[\]&quot;;&quot;&quot;;&quot;g&quot;);&quot;\{\}&quot;;&quot;&quot;;&quot;g&quot;);&quot;&lt;&gt;&quot;;&quot;&quot;;&quot;g&quot;)" office:value-type="string" office:string-value="{{{&lt;{&lt;{{[[&lt;[&lt;{&lt;" calcext:value-type="string">
            <text:p>{{{&lt;{&lt;{{[[&lt;[&lt;{&lt;</text:p>
          </table:table-cell>
          <table:table-cell table:formula="of:=ORG.LIBREOFFICE.REGEX(ORG.LIBREOFFICE.REGEX(ORG.LIBREOFFICE.REGEX(ORG.LIBREOFFICE.REGEX([.J41];&quot;[(][)]&quot;;&quot;&quot;;&quot;g&quot;);&quot;\[\]&quot;;&quot;&quot;;&quot;g&quot;);&quot;\{\}&quot;;&quot;&quot;;&quot;g&quot;);&quot;&lt;&gt;&quot;;&quot;&quot;;&quot;g&quot;)" office:value-type="string" office:string-value="{{{&lt;{&lt;{{[[&lt;[&lt;{&lt;" calcext:value-type="string">
            <text:p>{{{&lt;{&lt;{{[[&lt;[&lt;{&lt;</text:p>
          </table:table-cell>
          <table:table-cell table:formula="of:=IF(ORG.LIBREOFFICE.REGEX(ORG.LIBREOFFICE.REGEX(ORG.LIBREOFFICE.REGEX(ORG.LIBREOFFICE.REGEX(ORG.LIBREOFFICE.REGEX([.K4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1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1]=&quot;&quot;;[.K41];&quot;&quot;)" office:value-type="string" office:string-value="{{{&lt;{&lt;{{[[&lt;[&lt;{&lt;" calcext:value-type="string">
            <text:p>{{{&lt;{&lt;{{[[&lt;[&lt;{&lt;</text:p>
          </table:table-cell>
          <table:table-cell table:formula="of:=IF(AND([.$M41]&lt;&gt;&quot;&quot;;LEN([.$M41])&gt;=[.N$2]);LEFT(RIGHT([.$M41];[.N$2]);1);&quot;&quot;)" office:value-type="string" office:string-value="&lt;" calcext:value-type="string">
            <text:p>&lt;</text:p>
          </table:table-cell>
          <table:table-cell table:formula="of:=IF(AND([.$M41]&lt;&gt;&quot;&quot;;LEN([.$M41])&gt;=[.O$2]);LEFT(RIGHT([.$M41];[.O$2]);1);&quot;&quot;)" office:value-type="string" office:string-value="{" calcext:value-type="string">
            <text:p>{</text:p>
          </table:table-cell>
          <table:table-cell table:formula="of:=IF(AND([.$M41]&lt;&gt;&quot;&quot;;LEN([.$M41])&gt;=[.P$2]);LEFT(RIGHT([.$M41];[.P$2]);1);&quot;&quot;)" office:value-type="string" office:string-value="&lt;" calcext:value-type="string">
            <text:p>&lt;</text:p>
          </table:table-cell>
          <table:table-cell table:formula="of:=IF(AND([.$M41]&lt;&gt;&quot;&quot;;LEN([.$M41])&gt;=[.Q$2]);LEFT(RIGHT([.$M41];[.Q$2]);1);&quot;&quot;)" office:value-type="string" office:string-value="[" calcext:value-type="string">
            <text:p>[</text:p>
          </table:table-cell>
          <table:table-cell table:formula="of:=IF(AND([.$M41]&lt;&gt;&quot;&quot;;LEN([.$M41])&gt;=[.R$2]);LEFT(RIGHT([.$M41];[.R$2]);1);&quot;&quot;)" office:value-type="string" office:string-value="&lt;" calcext:value-type="string">
            <text:p>&lt;</text:p>
          </table:table-cell>
          <table:table-cell table:formula="of:=IF(AND([.$M41]&lt;&gt;&quot;&quot;;LEN([.$M41])&gt;=[.S$2]);LEFT(RIGHT([.$M41];[.S$2]);1);&quot;&quot;)" office:value-type="string" office:string-value="[" calcext:value-type="string">
            <text:p>[</text:p>
          </table:table-cell>
          <table:table-cell table:formula="of:=IF(AND([.$M41]&lt;&gt;&quot;&quot;;LEN([.$M41])&gt;=[.T$2]);LEFT(RIGHT([.$M41];[.T$2]);1);&quot;&quot;)" office:value-type="string" office:string-value="[" calcext:value-type="string">
            <text:p>[</text:p>
          </table:table-cell>
          <table:table-cell table:formula="of:=IF(AND([.$M41]&lt;&gt;&quot;&quot;;LEN([.$M41])&gt;=[.U$2]);LEFT(RIGHT([.$M41];[.U$2]);1);&quot;&quot;)" office:value-type="string" office:string-value="{" calcext:value-type="string">
            <text:p>{</text:p>
          </table:table-cell>
          <table:table-cell table:formula="of:=IF(AND([.$M41]&lt;&gt;&quot;&quot;;LEN([.$M41])&gt;=[.V$2]);LEFT(RIGHT([.$M41];[.V$2]);1);&quot;&quot;)" office:value-type="string" office:string-value="{" calcext:value-type="string">
            <text:p>{</text:p>
          </table:table-cell>
          <table:table-cell table:formula="of:=IF(AND([.$M41]&lt;&gt;&quot;&quot;;LEN([.$M41])&gt;=[.W$2]);LEFT(RIGHT([.$M41];[.W$2]);1);&quot;&quot;)" office:value-type="string" office:string-value="&lt;" calcext:value-type="string">
            <text:p>&lt;</text:p>
          </table:table-cell>
          <table:table-cell table:formula="of:=IF(AND([.$M41]&lt;&gt;&quot;&quot;;LEN([.$M41])&gt;=[.X$2]);LEFT(RIGHT([.$M41];[.X$2]);1);&quot;&quot;)" office:value-type="string" office:string-value="{" calcext:value-type="string">
            <text:p>{</text:p>
          </table:table-cell>
          <table:table-cell table:formula="of:=IF(AND([.$M41]&lt;&gt;&quot;&quot;;LEN([.$M41])&gt;=[.Y$2]);LEFT(RIGHT([.$M41];[.Y$2]);1);&quot;&quot;)" office:value-type="string" office:string-value="&lt;" calcext:value-type="string">
            <text:p>&lt;</text:p>
          </table:table-cell>
          <table:table-cell table:formula="of:=IF(AND([.$M41]&lt;&gt;&quot;&quot;;LEN([.$M41])&gt;=[.Z$2]);LEFT(RIGHT([.$M41];[.Z$2]);1);&quot;&quot;)" office:value-type="string" office:string-value="{" calcext:value-type="string">
            <text:p>{</text:p>
          </table:table-cell>
          <table:table-cell table:formula="of:=IF(AND([.$M41]&lt;&gt;&quot;&quot;;LEN([.$M41])&gt;=[.AA$2]);LEFT(RIGHT([.$M41];[.AA$2]);1);&quot;&quot;)" office:value-type="string" office:string-value="{" calcext:value-type="string">
            <text:p>{</text:p>
          </table:table-cell>
          <table:table-cell table:formula="of:=IF(AND([.$M41]&lt;&gt;&quot;&quot;;LEN([.$M41])&gt;=[.AB$2]);LEFT(RIGHT([.$M41];[.AB$2]);1);&quot;&quot;)" office:value-type="string" office:string-value="{" calcext:value-type="string">
            <text:p>{</text:p>
          </table:table-cell>
          <table:table-cell table:formula="of:=IF([.M41]=&quot;&quot;;&quot;&quot;;0)" office:value-type="float" office:value="0" calcext:value-type="float">
            <text:p>0</text:p>
          </table:table-cell>
          <table:table-cell table:formula="of:=IF([.N41]&lt;&gt;&quot;&quot;;IF([.N41]=&quot;(&quot;;1;IF([.N41]=&quot;[&quot;;2;IF([.N41]=&quot;{&quot;;3;IF([.N41]=&quot;&lt;&quot;;4;0))));&quot;&quot;)" office:value-type="float" office:value="4" calcext:value-type="float">
            <text:p>4</text:p>
          </table:table-cell>
          <table:table-cell table:formula="of:=IF([.O41]&lt;&gt;&quot;&quot;;IF([.O41]=&quot;(&quot;;1;IF([.O41]=&quot;[&quot;;2;IF([.O41]=&quot;{&quot;;3;IF([.O41]=&quot;&lt;&quot;;4;0))));&quot;&quot;)" office:value-type="float" office:value="3" calcext:value-type="float">
            <text:p>3</text:p>
          </table:table-cell>
          <table:table-cell table:formula="of:=IF([.P41]&lt;&gt;&quot;&quot;;IF([.P41]=&quot;(&quot;;1;IF([.P41]=&quot;[&quot;;2;IF([.P41]=&quot;{&quot;;3;IF([.P41]=&quot;&lt;&quot;;4;0))));&quot;&quot;)" office:value-type="float" office:value="4" calcext:value-type="float">
            <text:p>4</text:p>
          </table:table-cell>
          <table:table-cell table:formula="of:=IF([.Q41]&lt;&gt;&quot;&quot;;IF([.Q41]=&quot;(&quot;;1;IF([.Q41]=&quot;[&quot;;2;IF([.Q41]=&quot;{&quot;;3;IF([.Q41]=&quot;&lt;&quot;;4;0))));&quot;&quot;)" office:value-type="float" office:value="2" calcext:value-type="float">
            <text:p>2</text:p>
          </table:table-cell>
          <table:table-cell table:formula="of:=IF([.R41]&lt;&gt;&quot;&quot;;IF([.R41]=&quot;(&quot;;1;IF([.R41]=&quot;[&quot;;2;IF([.R41]=&quot;{&quot;;3;IF([.R41]=&quot;&lt;&quot;;4;0))));&quot;&quot;)" office:value-type="float" office:value="4" calcext:value-type="float">
            <text:p>4</text:p>
          </table:table-cell>
          <table:table-cell table:formula="of:=IF([.S41]&lt;&gt;&quot;&quot;;IF([.S41]=&quot;(&quot;;1;IF([.S41]=&quot;[&quot;;2;IF([.S41]=&quot;{&quot;;3;IF([.S41]=&quot;&lt;&quot;;4;0))));&quot;&quot;)" office:value-type="float" office:value="2" calcext:value-type="float">
            <text:p>2</text:p>
          </table:table-cell>
          <table:table-cell table:formula="of:=IF([.T41]&lt;&gt;&quot;&quot;;IF([.T41]=&quot;(&quot;;1;IF([.T41]=&quot;[&quot;;2;IF([.T41]=&quot;{&quot;;3;IF([.T41]=&quot;&lt;&quot;;4;0))));&quot;&quot;)" office:value-type="float" office:value="2" calcext:value-type="float">
            <text:p>2</text:p>
          </table:table-cell>
          <table:table-cell table:formula="of:=IF([.U41]&lt;&gt;&quot;&quot;;IF([.U41]=&quot;(&quot;;1;IF([.U41]=&quot;[&quot;;2;IF([.U41]=&quot;{&quot;;3;IF([.U41]=&quot;&lt;&quot;;4;0))));&quot;&quot;)" office:value-type="float" office:value="3" calcext:value-type="float">
            <text:p>3</text:p>
          </table:table-cell>
          <table:table-cell table:formula="of:=IF([.V41]&lt;&gt;&quot;&quot;;IF([.V41]=&quot;(&quot;;1;IF([.V41]=&quot;[&quot;;2;IF([.V41]=&quot;{&quot;;3;IF([.V41]=&quot;&lt;&quot;;4;0))));&quot;&quot;)" office:value-type="float" office:value="3" calcext:value-type="float">
            <text:p>3</text:p>
          </table:table-cell>
          <table:table-cell table:formula="of:=IF([.W41]&lt;&gt;&quot;&quot;;IF([.W41]=&quot;(&quot;;1;IF([.W41]=&quot;[&quot;;2;IF([.W41]=&quot;{&quot;;3;IF([.W41]=&quot;&lt;&quot;;4;0))));&quot;&quot;)" office:value-type="float" office:value="4" calcext:value-type="float">
            <text:p>4</text:p>
          </table:table-cell>
          <table:table-cell table:formula="of:=IF([.X41]&lt;&gt;&quot;&quot;;IF([.X41]=&quot;(&quot;;1;IF([.X41]=&quot;[&quot;;2;IF([.X41]=&quot;{&quot;;3;IF([.X41]=&quot;&lt;&quot;;4;0))));&quot;&quot;)" office:value-type="float" office:value="3" calcext:value-type="float">
            <text:p>3</text:p>
          </table:table-cell>
          <table:table-cell table:formula="of:=IF([.Y41]&lt;&gt;&quot;&quot;;IF([.Y41]=&quot;(&quot;;1;IF([.Y41]=&quot;[&quot;;2;IF([.Y41]=&quot;{&quot;;3;IF([.Y41]=&quot;&lt;&quot;;4;0))));&quot;&quot;)" office:value-type="float" office:value="4" calcext:value-type="float">
            <text:p>4</text:p>
          </table:table-cell>
          <table:table-cell table:formula="of:=IF([.Z41]&lt;&gt;&quot;&quot;;IF([.Z41]=&quot;(&quot;;1;IF([.Z41]=&quot;[&quot;;2;IF([.Z41]=&quot;{&quot;;3;IF([.Z41]=&quot;&lt;&quot;;4;0))));&quot;&quot;)" office:value-type="float" office:value="3" calcext:value-type="float">
            <text:p>3</text:p>
          </table:table-cell>
          <table:table-cell table:formula="of:=IF([.AA41]&lt;&gt;&quot;&quot;;IF([.AA41]=&quot;(&quot;;1;IF([.AA41]=&quot;[&quot;;2;IF([.AA41]=&quot;{&quot;;3;IF([.AA41]=&quot;&lt;&quot;;4;0))));&quot;&quot;)" office:value-type="float" office:value="3" calcext:value-type="float">
            <text:p>3</text:p>
          </table:table-cell>
          <table:table-cell table:formula="of:=IF([.AB41]&lt;&gt;&quot;&quot;;IF([.AB41]=&quot;(&quot;;1;IF([.AB41]=&quot;[&quot;;2;IF([.AB41]=&quot;{&quot;;3;IF([.AB41]=&quot;&lt;&quot;;4;0))));&quot;&quot;)" office:value-type="float" office:value="3" calcext:value-type="float">
            <text:p>3</text:p>
          </table:table-cell>
          <table:table-cell table:number-columns-repeated="2"/>
          <table:table-cell table:formula="of:=[.AD41]" office:value-type="float" office:value="4" calcext:value-type="float">
            <text:p>4</text:p>
          </table:table-cell>
          <table:table-cell table:formula="of:=IF([.AE41]&lt;&gt;&quot;&quot;;[.AE41]+[.AU41]*5;[.AU41])" office:value-type="float" office:value="23" calcext:value-type="float">
            <text:p>23</text:p>
          </table:table-cell>
          <table:table-cell table:formula="of:=IF([.AF41]&lt;&gt;&quot;&quot;;[.AF41]+[.AV41]*5;[.AV41])" office:value-type="float" office:value="119" calcext:value-type="float">
            <text:p>119</text:p>
          </table:table-cell>
          <table:table-cell table:formula="of:=IF([.AG41]&lt;&gt;&quot;&quot;;[.AG41]+[.AW41]*5;[.AW41])" office:value-type="float" office:value="597" calcext:value-type="float">
            <text:p>597</text:p>
          </table:table-cell>
          <table:table-cell table:formula="of:=IF([.AH41]&lt;&gt;&quot;&quot;;[.AH41]+[.AX41]*5;[.AX41])" office:value-type="float" office:value="2989" calcext:value-type="float">
            <text:p>2989</text:p>
          </table:table-cell>
          <table:table-cell table:formula="of:=IF([.AI41]&lt;&gt;&quot;&quot;;[.AI41]+[.AY41]*5;[.AY41])" office:value-type="float" office:value="14947" calcext:value-type="float">
            <text:p>14947</text:p>
          </table:table-cell>
          <table:table-cell table:formula="of:=IF([.AJ41]&lt;&gt;&quot;&quot;;[.AJ41]+[.AZ41]*5;[.AZ41])" office:value-type="float" office:value="74737" calcext:value-type="float">
            <text:p>74737</text:p>
          </table:table-cell>
          <table:table-cell table:formula="of:=IF([.AK41]&lt;&gt;&quot;&quot;;[.AK41]+[.BA41]*5;[.BA41])" office:value-type="float" office:value="373688" calcext:value-type="float">
            <text:p>373688</text:p>
          </table:table-cell>
          <table:table-cell table:formula="of:=IF([.AL41]&lt;&gt;&quot;&quot;;[.AL41]+[.BB41]*5;[.BB41])" office:value-type="float" office:value="1868443" calcext:value-type="float">
            <text:p>1868443</text:p>
          </table:table-cell>
          <table:table-cell table:formula="of:=IF([.AM41]&lt;&gt;&quot;&quot;;[.AM41]+[.BC41]*5;[.BC41])" office:value-type="float" office:value="9342219" calcext:value-type="float">
            <text:p>9342219</text:p>
          </table:table-cell>
          <table:table-cell table:formula="of:=IF([.AN41]&lt;&gt;&quot;&quot;;[.AN41]+[.BD41]*5;[.BD41])" office:value-type="float" office:value="46711098" calcext:value-type="float">
            <text:p>46711098</text:p>
          </table:table-cell>
          <table:table-cell table:formula="of:=IF([.AO41]&lt;&gt;&quot;&quot;;[.AO41]+[.BE41]*5;[.BE41])" office:value-type="float" office:value="233555494" calcext:value-type="float">
            <text:p>233555494</text:p>
          </table:table-cell>
          <table:table-cell table:formula="of:=IF([.AP41]&lt;&gt;&quot;&quot;;[.AP41]+[.BF41]*5;[.BF41])" office:value-type="float" office:value="1167777473" calcext:value-type="float">
            <text:p>1167777473</text:p>
          </table:table-cell>
          <table:table-cell table:formula="of:=IF([.AQ41]&lt;&gt;&quot;&quot;;[.AQ41]+[.BG41]*5;[.BG41])" office:value-type="float" office:value="5838887368" calcext:value-type="float">
            <text:p>5838887368</text:p>
          </table:table-cell>
          <table:table-cell table:formula="of:=IF([.AR41]&lt;&gt;&quot;&quot;;[.AR41]+[.BH41]*5;[.BH41])" office:value-type="float" office:value="29194436843" calcext:value-type="float">
            <text:p>2919443684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[&lt;{&lt;&lt;[(&lt;&lt;&lt;([&lt;{}()&gt;[{}()]](&lt;{}[]&gt;[{}()]))[([[]&lt;&gt;][{}{}])[&lt;[]()&gt;&lt;[]()&gt;]]&gt;&lt;[[[[]&lt;&gt;]({}{})][{[]}{&lt;&gt;[]}]][&lt;[&lt;&gt;</text:p>
          </table:table-cell>
          <table:table-cell table:formula="of:=ORG.LIBREOFFICE.REGEX(ORG.LIBREOFFICE.REGEX(ORG.LIBREOFFICE.REGEX(ORG.LIBREOFFICE.REGEX([.A42];&quot;[(][)]&quot;;&quot;&quot;;&quot;g&quot;);&quot;\[\]&quot;;&quot;&quot;;&quot;g&quot;);&quot;\{\}&quot;;&quot;&quot;;&quot;g&quot;);&quot;&lt;&gt;&quot;;&quot;&quot;;&quot;g&quot;)" office:value-type="string" office:string-value="[[&lt;{&lt;&lt;[(&lt;&lt;&lt;([[]]([]))[([][])[]]&gt;&lt;[[[]()][{}]][&lt;[" calcext:value-type="string">
            <text:p>[[&lt;{&lt;&lt;[(&lt;&lt;&lt;([[]]([]))[([][])[]]&gt;&lt;[[[]()][{}]][&lt;[</text:p>
          </table:table-cell>
          <table:table-cell table:formula="of:=ORG.LIBREOFFICE.REGEX(ORG.LIBREOFFICE.REGEX(ORG.LIBREOFFICE.REGEX(ORG.LIBREOFFICE.REGEX([.B42];&quot;[(][)]&quot;;&quot;&quot;;&quot;g&quot;);&quot;\[\]&quot;;&quot;&quot;;&quot;g&quot;);&quot;\{\}&quot;;&quot;&quot;;&quot;g&quot;);&quot;&lt;&gt;&quot;;&quot;&quot;;&quot;g&quot;)" office:value-type="string" office:string-value="[[&lt;{&lt;&lt;[(&lt;&lt;&lt;([]())[()]&gt;&lt;[[][]][&lt;[" calcext:value-type="string">
            <text:p>[[&lt;{&lt;&lt;[(&lt;&lt;&lt;([]())[()]&gt;&lt;[[][]][&lt;[</text:p>
          </table:table-cell>
          <table:table-cell table:formula="of:=ORG.LIBREOFFICE.REGEX(ORG.LIBREOFFICE.REGEX(ORG.LIBREOFFICE.REGEX(ORG.LIBREOFFICE.REGEX([.C42];&quot;[(][)]&quot;;&quot;&quot;;&quot;g&quot;);&quot;\[\]&quot;;&quot;&quot;;&quot;g&quot;);&quot;\{\}&quot;;&quot;&quot;;&quot;g&quot;);&quot;&lt;&gt;&quot;;&quot;&quot;;&quot;g&quot;)" office:value-type="string" office:string-value="[[&lt;{&lt;&lt;[(&lt;&lt;&lt;()&gt;&lt;[][&lt;[" calcext:value-type="string">
            <text:p>[[&lt;{&lt;&lt;[(&lt;&lt;&lt;()&gt;&lt;[][&lt;[</text:p>
          </table:table-cell>
          <table:table-cell table:formula="of:=ORG.LIBREOFFICE.REGEX(ORG.LIBREOFFICE.REGEX(ORG.LIBREOFFICE.REGEX(ORG.LIBREOFFICE.REGEX([.D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ORG.LIBREOFFICE.REGEX(ORG.LIBREOFFICE.REGEX(ORG.LIBREOFFICE.REGEX(ORG.LIBREOFFICE.REGEX([.E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ORG.LIBREOFFICE.REGEX(ORG.LIBREOFFICE.REGEX(ORG.LIBREOFFICE.REGEX(ORG.LIBREOFFICE.REGEX([.F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ORG.LIBREOFFICE.REGEX(ORG.LIBREOFFICE.REGEX(ORG.LIBREOFFICE.REGEX(ORG.LIBREOFFICE.REGEX([.G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ORG.LIBREOFFICE.REGEX(ORG.LIBREOFFICE.REGEX(ORG.LIBREOFFICE.REGEX(ORG.LIBREOFFICE.REGEX([.H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ORG.LIBREOFFICE.REGEX(ORG.LIBREOFFICE.REGEX(ORG.LIBREOFFICE.REGEX(ORG.LIBREOFFICE.REGEX([.I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ORG.LIBREOFFICE.REGEX(ORG.LIBREOFFICE.REGEX(ORG.LIBREOFFICE.REGEX(ORG.LIBREOFFICE.REGEX([.J42];&quot;[(][)]&quot;;&quot;&quot;;&quot;g&quot;);&quot;\[\]&quot;;&quot;&quot;;&quot;g&quot;);&quot;\{\}&quot;;&quot;&quot;;&quot;g&quot;);&quot;&lt;&gt;&quot;;&quot;&quot;;&quot;g&quot;)" office:value-type="string" office:string-value="[[&lt;{&lt;&lt;[(&lt;&lt;&lt;[&lt;[" calcext:value-type="string">
            <text:p>[[&lt;{&lt;&lt;[(&lt;&lt;&lt;[&lt;[</text:p>
          </table:table-cell>
          <table:table-cell table:formula="of:=IF(ORG.LIBREOFFICE.REGEX(ORG.LIBREOFFICE.REGEX(ORG.LIBREOFFICE.REGEX(ORG.LIBREOFFICE.REGEX(ORG.LIBREOFFICE.REGEX([.K4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2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2]=&quot;&quot;;[.K42];&quot;&quot;)" office:value-type="string" office:string-value="[[&lt;{&lt;&lt;[(&lt;&lt;&lt;[&lt;[" calcext:value-type="string">
            <text:p>[[&lt;{&lt;&lt;[(&lt;&lt;&lt;[&lt;[</text:p>
          </table:table-cell>
          <table:table-cell table:formula="of:=IF(AND([.$M42]&lt;&gt;&quot;&quot;;LEN([.$M42])&gt;=[.N$2]);LEFT(RIGHT([.$M42];[.N$2]);1);&quot;&quot;)" office:value-type="string" office:string-value="[" calcext:value-type="string">
            <text:p>[</text:p>
          </table:table-cell>
          <table:table-cell table:formula="of:=IF(AND([.$M42]&lt;&gt;&quot;&quot;;LEN([.$M42])&gt;=[.O$2]);LEFT(RIGHT([.$M42];[.O$2]);1);&quot;&quot;)" office:value-type="string" office:string-value="&lt;" calcext:value-type="string">
            <text:p>&lt;</text:p>
          </table:table-cell>
          <table:table-cell table:formula="of:=IF(AND([.$M42]&lt;&gt;&quot;&quot;;LEN([.$M42])&gt;=[.P$2]);LEFT(RIGHT([.$M42];[.P$2]);1);&quot;&quot;)" office:value-type="string" office:string-value="[" calcext:value-type="string">
            <text:p>[</text:p>
          </table:table-cell>
          <table:table-cell table:formula="of:=IF(AND([.$M42]&lt;&gt;&quot;&quot;;LEN([.$M42])&gt;=[.Q$2]);LEFT(RIGHT([.$M42];[.Q$2]);1);&quot;&quot;)" office:value-type="string" office:string-value="&lt;" calcext:value-type="string">
            <text:p>&lt;</text:p>
          </table:table-cell>
          <table:table-cell table:formula="of:=IF(AND([.$M42]&lt;&gt;&quot;&quot;;LEN([.$M42])&gt;=[.R$2]);LEFT(RIGHT([.$M42];[.R$2]);1);&quot;&quot;)" office:value-type="string" office:string-value="&lt;" calcext:value-type="string">
            <text:p>&lt;</text:p>
          </table:table-cell>
          <table:table-cell table:formula="of:=IF(AND([.$M42]&lt;&gt;&quot;&quot;;LEN([.$M42])&gt;=[.S$2]);LEFT(RIGHT([.$M42];[.S$2]);1);&quot;&quot;)" office:value-type="string" office:string-value="&lt;" calcext:value-type="string">
            <text:p>&lt;</text:p>
          </table:table-cell>
          <table:table-cell table:formula="of:=IF(AND([.$M42]&lt;&gt;&quot;&quot;;LEN([.$M42])&gt;=[.T$2]);LEFT(RIGHT([.$M42];[.T$2]);1);&quot;&quot;)" office:value-type="string" office:string-value="(" calcext:value-type="string">
            <text:p>(</text:p>
          </table:table-cell>
          <table:table-cell table:formula="of:=IF(AND([.$M42]&lt;&gt;&quot;&quot;;LEN([.$M42])&gt;=[.U$2]);LEFT(RIGHT([.$M42];[.U$2]);1);&quot;&quot;)" office:value-type="string" office:string-value="[" calcext:value-type="string">
            <text:p>[</text:p>
          </table:table-cell>
          <table:table-cell table:formula="of:=IF(AND([.$M42]&lt;&gt;&quot;&quot;;LEN([.$M42])&gt;=[.V$2]);LEFT(RIGHT([.$M42];[.V$2]);1);&quot;&quot;)" office:value-type="string" office:string-value="&lt;" calcext:value-type="string">
            <text:p>&lt;</text:p>
          </table:table-cell>
          <table:table-cell table:formula="of:=IF(AND([.$M42]&lt;&gt;&quot;&quot;;LEN([.$M42])&gt;=[.W$2]);LEFT(RIGHT([.$M42];[.W$2]);1);&quot;&quot;)" office:value-type="string" office:string-value="&lt;" calcext:value-type="string">
            <text:p>&lt;</text:p>
          </table:table-cell>
          <table:table-cell table:formula="of:=IF(AND([.$M42]&lt;&gt;&quot;&quot;;LEN([.$M42])&gt;=[.X$2]);LEFT(RIGHT([.$M42];[.X$2]);1);&quot;&quot;)" office:value-type="string" office:string-value="{" calcext:value-type="string">
            <text:p>{</text:p>
          </table:table-cell>
          <table:table-cell table:formula="of:=IF(AND([.$M42]&lt;&gt;&quot;&quot;;LEN([.$M42])&gt;=[.Y$2]);LEFT(RIGHT([.$M42];[.Y$2]);1);&quot;&quot;)" office:value-type="string" office:string-value="&lt;" calcext:value-type="string">
            <text:p>&lt;</text:p>
          </table:table-cell>
          <table:table-cell table:formula="of:=IF(AND([.$M42]&lt;&gt;&quot;&quot;;LEN([.$M42])&gt;=[.Z$2]);LEFT(RIGHT([.$M42];[.Z$2]);1);&quot;&quot;)" office:value-type="string" office:string-value="[" calcext:value-type="string">
            <text:p>[</text:p>
          </table:table-cell>
          <table:table-cell table:formula="of:=IF(AND([.$M42]&lt;&gt;&quot;&quot;;LEN([.$M42])&gt;=[.AA$2]);LEFT(RIGHT([.$M42];[.AA$2]);1);&quot;&quot;)" office:value-type="string" office:string-value="[" calcext:value-type="string">
            <text:p>[</text:p>
          </table:table-cell>
          <table:table-cell table:formula="of:=IF(AND([.$M42]&lt;&gt;&quot;&quot;;LEN([.$M42])&gt;=[.AB$2]);LEFT(RIGHT([.$M42];[.AB$2]);1);&quot;&quot;)">
            <text:p/>
          </table:table-cell>
          <table:table-cell table:formula="of:=IF([.M42]=&quot;&quot;;&quot;&quot;;0)" office:value-type="float" office:value="0" calcext:value-type="float">
            <text:p>0</text:p>
          </table:table-cell>
          <table:table-cell table:formula="of:=IF([.N42]&lt;&gt;&quot;&quot;;IF([.N42]=&quot;(&quot;;1;IF([.N42]=&quot;[&quot;;2;IF([.N42]=&quot;{&quot;;3;IF([.N42]=&quot;&lt;&quot;;4;0))));&quot;&quot;)" office:value-type="float" office:value="2" calcext:value-type="float">
            <text:p>2</text:p>
          </table:table-cell>
          <table:table-cell table:formula="of:=IF([.O42]&lt;&gt;&quot;&quot;;IF([.O42]=&quot;(&quot;;1;IF([.O42]=&quot;[&quot;;2;IF([.O42]=&quot;{&quot;;3;IF([.O42]=&quot;&lt;&quot;;4;0))));&quot;&quot;)" office:value-type="float" office:value="4" calcext:value-type="float">
            <text:p>4</text:p>
          </table:table-cell>
          <table:table-cell table:formula="of:=IF([.P42]&lt;&gt;&quot;&quot;;IF([.P42]=&quot;(&quot;;1;IF([.P42]=&quot;[&quot;;2;IF([.P42]=&quot;{&quot;;3;IF([.P42]=&quot;&lt;&quot;;4;0))));&quot;&quot;)" office:value-type="float" office:value="2" calcext:value-type="float">
            <text:p>2</text:p>
          </table:table-cell>
          <table:table-cell table:formula="of:=IF([.Q42]&lt;&gt;&quot;&quot;;IF([.Q42]=&quot;(&quot;;1;IF([.Q42]=&quot;[&quot;;2;IF([.Q42]=&quot;{&quot;;3;IF([.Q42]=&quot;&lt;&quot;;4;0))));&quot;&quot;)" office:value-type="float" office:value="4" calcext:value-type="float">
            <text:p>4</text:p>
          </table:table-cell>
          <table:table-cell table:formula="of:=IF([.R42]&lt;&gt;&quot;&quot;;IF([.R42]=&quot;(&quot;;1;IF([.R42]=&quot;[&quot;;2;IF([.R42]=&quot;{&quot;;3;IF([.R42]=&quot;&lt;&quot;;4;0))));&quot;&quot;)" office:value-type="float" office:value="4" calcext:value-type="float">
            <text:p>4</text:p>
          </table:table-cell>
          <table:table-cell table:formula="of:=IF([.S42]&lt;&gt;&quot;&quot;;IF([.S42]=&quot;(&quot;;1;IF([.S42]=&quot;[&quot;;2;IF([.S42]=&quot;{&quot;;3;IF([.S42]=&quot;&lt;&quot;;4;0))));&quot;&quot;)" office:value-type="float" office:value="4" calcext:value-type="float">
            <text:p>4</text:p>
          </table:table-cell>
          <table:table-cell table:formula="of:=IF([.T42]&lt;&gt;&quot;&quot;;IF([.T42]=&quot;(&quot;;1;IF([.T42]=&quot;[&quot;;2;IF([.T42]=&quot;{&quot;;3;IF([.T42]=&quot;&lt;&quot;;4;0))));&quot;&quot;)" office:value-type="float" office:value="1" calcext:value-type="float">
            <text:p>1</text:p>
          </table:table-cell>
          <table:table-cell table:formula="of:=IF([.U42]&lt;&gt;&quot;&quot;;IF([.U42]=&quot;(&quot;;1;IF([.U42]=&quot;[&quot;;2;IF([.U42]=&quot;{&quot;;3;IF([.U42]=&quot;&lt;&quot;;4;0))));&quot;&quot;)" office:value-type="float" office:value="2" calcext:value-type="float">
            <text:p>2</text:p>
          </table:table-cell>
          <table:table-cell table:formula="of:=IF([.V42]&lt;&gt;&quot;&quot;;IF([.V42]=&quot;(&quot;;1;IF([.V42]=&quot;[&quot;;2;IF([.V42]=&quot;{&quot;;3;IF([.V42]=&quot;&lt;&quot;;4;0))));&quot;&quot;)" office:value-type="float" office:value="4" calcext:value-type="float">
            <text:p>4</text:p>
          </table:table-cell>
          <table:table-cell table:formula="of:=IF([.W42]&lt;&gt;&quot;&quot;;IF([.W42]=&quot;(&quot;;1;IF([.W42]=&quot;[&quot;;2;IF([.W42]=&quot;{&quot;;3;IF([.W42]=&quot;&lt;&quot;;4;0))));&quot;&quot;)" office:value-type="float" office:value="4" calcext:value-type="float">
            <text:p>4</text:p>
          </table:table-cell>
          <table:table-cell table:formula="of:=IF([.X42]&lt;&gt;&quot;&quot;;IF([.X42]=&quot;(&quot;;1;IF([.X42]=&quot;[&quot;;2;IF([.X42]=&quot;{&quot;;3;IF([.X42]=&quot;&lt;&quot;;4;0))));&quot;&quot;)" office:value-type="float" office:value="3" calcext:value-type="float">
            <text:p>3</text:p>
          </table:table-cell>
          <table:table-cell table:formula="of:=IF([.Y42]&lt;&gt;&quot;&quot;;IF([.Y42]=&quot;(&quot;;1;IF([.Y42]=&quot;[&quot;;2;IF([.Y42]=&quot;{&quot;;3;IF([.Y42]=&quot;&lt;&quot;;4;0))));&quot;&quot;)" office:value-type="float" office:value="4" calcext:value-type="float">
            <text:p>4</text:p>
          </table:table-cell>
          <table:table-cell table:formula="of:=IF([.Z42]&lt;&gt;&quot;&quot;;IF([.Z42]=&quot;(&quot;;1;IF([.Z42]=&quot;[&quot;;2;IF([.Z42]=&quot;{&quot;;3;IF([.Z42]=&quot;&lt;&quot;;4;0))));&quot;&quot;)" office:value-type="float" office:value="2" calcext:value-type="float">
            <text:p>2</text:p>
          </table:table-cell>
          <table:table-cell table:formula="of:=IF([.AA42]&lt;&gt;&quot;&quot;;IF([.AA42]=&quot;(&quot;;1;IF([.AA42]=&quot;[&quot;;2;IF([.AA42]=&quot;{&quot;;3;IF([.AA42]=&quot;&lt;&quot;;4;0))));&quot;&quot;)" office:value-type="float" office:value="2" calcext:value-type="float">
            <text:p>2</text:p>
          </table:table-cell>
          <table:table-cell table:formula="of:=IF([.AB42]&lt;&gt;&quot;&quot;;IF([.AB42]=&quot;(&quot;;1;IF([.AB42]=&quot;[&quot;;2;IF([.AB42]=&quot;{&quot;;3;IF([.AB42]=&quot;&lt;&quot;;4;0))));&quot;&quot;)">
            <text:p/>
          </table:table-cell>
          <table:table-cell table:number-columns-repeated="2"/>
          <table:table-cell table:formula="of:=[.AD42]" office:value-type="float" office:value="2" calcext:value-type="float">
            <text:p>2</text:p>
          </table:table-cell>
          <table:table-cell table:formula="of:=IF([.AE42]&lt;&gt;&quot;&quot;;[.AE42]+[.AU42]*5;[.AU42])" office:value-type="float" office:value="14" calcext:value-type="float">
            <text:p>14</text:p>
          </table:table-cell>
          <table:table-cell table:formula="of:=IF([.AF42]&lt;&gt;&quot;&quot;;[.AF42]+[.AV42]*5;[.AV42])" office:value-type="float" office:value="72" calcext:value-type="float">
            <text:p>72</text:p>
          </table:table-cell>
          <table:table-cell table:formula="of:=IF([.AG42]&lt;&gt;&quot;&quot;;[.AG42]+[.AW42]*5;[.AW42])" office:value-type="float" office:value="364" calcext:value-type="float">
            <text:p>364</text:p>
          </table:table-cell>
          <table:table-cell table:formula="of:=IF([.AH42]&lt;&gt;&quot;&quot;;[.AH42]+[.AX42]*5;[.AX42])" office:value-type="float" office:value="1824" calcext:value-type="float">
            <text:p>1824</text:p>
          </table:table-cell>
          <table:table-cell table:formula="of:=IF([.AI42]&lt;&gt;&quot;&quot;;[.AI42]+[.AY42]*5;[.AY42])" office:value-type="float" office:value="9124" calcext:value-type="float">
            <text:p>9124</text:p>
          </table:table-cell>
          <table:table-cell table:formula="of:=IF([.AJ42]&lt;&gt;&quot;&quot;;[.AJ42]+[.AZ42]*5;[.AZ42])" office:value-type="float" office:value="45621" calcext:value-type="float">
            <text:p>45621</text:p>
          </table:table-cell>
          <table:table-cell table:formula="of:=IF([.AK42]&lt;&gt;&quot;&quot;;[.AK42]+[.BA42]*5;[.BA42])" office:value-type="float" office:value="228107" calcext:value-type="float">
            <text:p>228107</text:p>
          </table:table-cell>
          <table:table-cell table:formula="of:=IF([.AL42]&lt;&gt;&quot;&quot;;[.AL42]+[.BB42]*5;[.BB42])" office:value-type="float" office:value="1140539" calcext:value-type="float">
            <text:p>1140539</text:p>
          </table:table-cell>
          <table:table-cell table:formula="of:=IF([.AM42]&lt;&gt;&quot;&quot;;[.AM42]+[.BC42]*5;[.BC42])" office:value-type="float" office:value="5702699" calcext:value-type="float">
            <text:p>5702699</text:p>
          </table:table-cell>
          <table:table-cell table:formula="of:=IF([.AN42]&lt;&gt;&quot;&quot;;[.AN42]+[.BD42]*5;[.BD42])" office:value-type="float" office:value="28513498" calcext:value-type="float">
            <text:p>28513498</text:p>
          </table:table-cell>
          <table:table-cell table:formula="of:=IF([.AO42]&lt;&gt;&quot;&quot;;[.AO42]+[.BE42]*5;[.BE42])" office:value-type="float" office:value="142567494" calcext:value-type="float">
            <text:p>142567494</text:p>
          </table:table-cell>
          <table:table-cell table:formula="of:=IF([.AP42]&lt;&gt;&quot;&quot;;[.AP42]+[.BF42]*5;[.BF42])" office:value-type="float" office:value="712837472" calcext:value-type="float">
            <text:p>712837472</text:p>
          </table:table-cell>
          <table:table-cell table:formula="of:=IF([.AQ42]&lt;&gt;&quot;&quot;;[.AQ42]+[.BG42]*5;[.BG42])" office:value-type="float" office:value="3564187362" calcext:value-type="float">
            <text:p>3564187362</text:p>
          </table:table-cell>
          <table:table-cell table:formula="of:=IF([.AR42]&lt;&gt;&quot;&quot;;[.AR42]+[.BH42]*5;[.BH42])" office:value-type="float" office:value="3564187362" calcext:value-type="float">
            <text:p>356418736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&lt;&lt;&lt;(&lt;&lt;[&lt;[(({[]()}[[]&lt;&gt;]))({(())(()[])}[&lt;&lt;&gt;[]&gt;{()[]}])]{&lt;({{}{}}(&lt;&gt;{}))&gt;&lt;[[&lt;&gt;[]]&lt;[]()&gt;]&gt;}&gt;{({{(&lt;&gt;()){</text:p>
          </table:table-cell>
          <table:table-cell table:formula="of:=ORG.LIBREOFFICE.REGEX(ORG.LIBREOFFICE.REGEX(ORG.LIBREOFFICE.REGEX(ORG.LIBREOFFICE.REGEX([.A43];&quot;[(][)]&quot;;&quot;&quot;;&quot;g&quot;);&quot;\[\]&quot;;&quot;&quot;;&quot;g&quot;);&quot;\{\}&quot;;&quot;&quot;;&quot;g&quot;);&quot;&lt;&gt;&quot;;&quot;&quot;;&quot;g&quot;)" office:value-type="string" office:string-value="(&lt;&lt;&lt;&lt;(&lt;&lt;[&lt;[(([]))({()()}[&lt;&gt;])]{&lt;({}())&gt;&lt;[[]]&gt;}&gt;{({{(){" calcext:value-type="string">
            <text:p>(&lt;&lt;&lt;&lt;(&lt;&lt;[&lt;[(([]))({()()}[&lt;&gt;])]{&lt;({}())&gt;&lt;[[]]&gt;}&gt;{({{(){</text:p>
          </table:table-cell>
          <table:table-cell table:formula="of:=ORG.LIBREOFFICE.REGEX(ORG.LIBREOFFICE.REGEX(ORG.LIBREOFFICE.REGEX(ORG.LIBREOFFICE.REGEX([.B43];&quot;[(][)]&quot;;&quot;&quot;;&quot;g&quot;);&quot;\[\]&quot;;&quot;&quot;;&quot;g&quot;);&quot;\{\}&quot;;&quot;&quot;;&quot;g&quot;);&quot;&lt;&gt;&quot;;&quot;&quot;;&quot;g&quot;)" office:value-type="string" office:string-value="(&lt;&lt;&lt;&lt;(&lt;&lt;[&lt;[(())([])]{&lt;()&gt;&lt;[]&gt;}&gt;{({{{" calcext:value-type="string">
            <text:p>(&lt;&lt;&lt;&lt;(&lt;&lt;[&lt;[(())([])]{&lt;()&gt;&lt;[]&gt;}&gt;{({{{</text:p>
          </table:table-cell>
          <table:table-cell table:formula="of:=ORG.LIBREOFFICE.REGEX(ORG.LIBREOFFICE.REGEX(ORG.LIBREOFFICE.REGEX(ORG.LIBREOFFICE.REGEX([.C43];&quot;[(][)]&quot;;&quot;&quot;;&quot;g&quot;);&quot;\[\]&quot;;&quot;&quot;;&quot;g&quot;);&quot;\{\}&quot;;&quot;&quot;;&quot;g&quot;);&quot;&lt;&gt;&quot;;&quot;&quot;;&quot;g&quot;)" office:value-type="string" office:string-value="(&lt;&lt;&lt;&lt;(&lt;&lt;[&lt;[()()]{}&gt;{({{{" calcext:value-type="string">
            <text:p>(&lt;&lt;&lt;&lt;(&lt;&lt;[&lt;[()()]{}&gt;{({{{</text:p>
          </table:table-cell>
          <table:table-cell table:formula="of:=ORG.LIBREOFFICE.REGEX(ORG.LIBREOFFICE.REGEX(ORG.LIBREOFFICE.REGEX(ORG.LIBREOFFICE.REGEX([.D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ORG.LIBREOFFICE.REGEX(ORG.LIBREOFFICE.REGEX(ORG.LIBREOFFICE.REGEX(ORG.LIBREOFFICE.REGEX([.E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ORG.LIBREOFFICE.REGEX(ORG.LIBREOFFICE.REGEX(ORG.LIBREOFFICE.REGEX(ORG.LIBREOFFICE.REGEX([.F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ORG.LIBREOFFICE.REGEX(ORG.LIBREOFFICE.REGEX(ORG.LIBREOFFICE.REGEX(ORG.LIBREOFFICE.REGEX([.G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ORG.LIBREOFFICE.REGEX(ORG.LIBREOFFICE.REGEX(ORG.LIBREOFFICE.REGEX(ORG.LIBREOFFICE.REGEX([.H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ORG.LIBREOFFICE.REGEX(ORG.LIBREOFFICE.REGEX(ORG.LIBREOFFICE.REGEX(ORG.LIBREOFFICE.REGEX([.I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ORG.LIBREOFFICE.REGEX(ORG.LIBREOFFICE.REGEX(ORG.LIBREOFFICE.REGEX(ORG.LIBREOFFICE.REGEX([.J43];&quot;[(][)]&quot;;&quot;&quot;;&quot;g&quot;);&quot;\[\]&quot;;&quot;&quot;;&quot;g&quot;);&quot;\{\}&quot;;&quot;&quot;;&quot;g&quot;);&quot;&lt;&gt;&quot;;&quot;&quot;;&quot;g&quot;)" office:value-type="string" office:string-value="(&lt;&lt;&lt;&lt;(&lt;&lt;[{({{{" calcext:value-type="string">
            <text:p>(&lt;&lt;&lt;&lt;(&lt;&lt;[{({{{</text:p>
          </table:table-cell>
          <table:table-cell table:formula="of:=IF(ORG.LIBREOFFICE.REGEX(ORG.LIBREOFFICE.REGEX(ORG.LIBREOFFICE.REGEX(ORG.LIBREOFFICE.REGEX(ORG.LIBREOFFICE.REGEX([.K4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3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3]=&quot;&quot;;[.K43];&quot;&quot;)" office:value-type="string" office:string-value="(&lt;&lt;&lt;&lt;(&lt;&lt;[{({{{" calcext:value-type="string">
            <text:p>(&lt;&lt;&lt;&lt;(&lt;&lt;[{({{{</text:p>
          </table:table-cell>
          <table:table-cell table:formula="of:=IF(AND([.$M43]&lt;&gt;&quot;&quot;;LEN([.$M43])&gt;=[.N$2]);LEFT(RIGHT([.$M43];[.N$2]);1);&quot;&quot;)" office:value-type="string" office:string-value="{" calcext:value-type="string">
            <text:p>{</text:p>
          </table:table-cell>
          <table:table-cell table:formula="of:=IF(AND([.$M43]&lt;&gt;&quot;&quot;;LEN([.$M43])&gt;=[.O$2]);LEFT(RIGHT([.$M43];[.O$2]);1);&quot;&quot;)" office:value-type="string" office:string-value="{" calcext:value-type="string">
            <text:p>{</text:p>
          </table:table-cell>
          <table:table-cell table:formula="of:=IF(AND([.$M43]&lt;&gt;&quot;&quot;;LEN([.$M43])&gt;=[.P$2]);LEFT(RIGHT([.$M43];[.P$2]);1);&quot;&quot;)" office:value-type="string" office:string-value="{" calcext:value-type="string">
            <text:p>{</text:p>
          </table:table-cell>
          <table:table-cell table:formula="of:=IF(AND([.$M43]&lt;&gt;&quot;&quot;;LEN([.$M43])&gt;=[.Q$2]);LEFT(RIGHT([.$M43];[.Q$2]);1);&quot;&quot;)" office:value-type="string" office:string-value="(" calcext:value-type="string">
            <text:p>(</text:p>
          </table:table-cell>
          <table:table-cell table:formula="of:=IF(AND([.$M43]&lt;&gt;&quot;&quot;;LEN([.$M43])&gt;=[.R$2]);LEFT(RIGHT([.$M43];[.R$2]);1);&quot;&quot;)" office:value-type="string" office:string-value="{" calcext:value-type="string">
            <text:p>{</text:p>
          </table:table-cell>
          <table:table-cell table:formula="of:=IF(AND([.$M43]&lt;&gt;&quot;&quot;;LEN([.$M43])&gt;=[.S$2]);LEFT(RIGHT([.$M43];[.S$2]);1);&quot;&quot;)" office:value-type="string" office:string-value="[" calcext:value-type="string">
            <text:p>[</text:p>
          </table:table-cell>
          <table:table-cell table:formula="of:=IF(AND([.$M43]&lt;&gt;&quot;&quot;;LEN([.$M43])&gt;=[.T$2]);LEFT(RIGHT([.$M43];[.T$2]);1);&quot;&quot;)" office:value-type="string" office:string-value="&lt;" calcext:value-type="string">
            <text:p>&lt;</text:p>
          </table:table-cell>
          <table:table-cell table:formula="of:=IF(AND([.$M43]&lt;&gt;&quot;&quot;;LEN([.$M43])&gt;=[.U$2]);LEFT(RIGHT([.$M43];[.U$2]);1);&quot;&quot;)" office:value-type="string" office:string-value="&lt;" calcext:value-type="string">
            <text:p>&lt;</text:p>
          </table:table-cell>
          <table:table-cell table:formula="of:=IF(AND([.$M43]&lt;&gt;&quot;&quot;;LEN([.$M43])&gt;=[.V$2]);LEFT(RIGHT([.$M43];[.V$2]);1);&quot;&quot;)" office:value-type="string" office:string-value="(" calcext:value-type="string">
            <text:p>(</text:p>
          </table:table-cell>
          <table:table-cell table:formula="of:=IF(AND([.$M43]&lt;&gt;&quot;&quot;;LEN([.$M43])&gt;=[.W$2]);LEFT(RIGHT([.$M43];[.W$2]);1);&quot;&quot;)" office:value-type="string" office:string-value="&lt;" calcext:value-type="string">
            <text:p>&lt;</text:p>
          </table:table-cell>
          <table:table-cell table:formula="of:=IF(AND([.$M43]&lt;&gt;&quot;&quot;;LEN([.$M43])&gt;=[.X$2]);LEFT(RIGHT([.$M43];[.X$2]);1);&quot;&quot;)" office:value-type="string" office:string-value="&lt;" calcext:value-type="string">
            <text:p>&lt;</text:p>
          </table:table-cell>
          <table:table-cell table:formula="of:=IF(AND([.$M43]&lt;&gt;&quot;&quot;;LEN([.$M43])&gt;=[.Y$2]);LEFT(RIGHT([.$M43];[.Y$2]);1);&quot;&quot;)" office:value-type="string" office:string-value="&lt;" calcext:value-type="string">
            <text:p>&lt;</text:p>
          </table:table-cell>
          <table:table-cell table:formula="of:=IF(AND([.$M43]&lt;&gt;&quot;&quot;;LEN([.$M43])&gt;=[.Z$2]);LEFT(RIGHT([.$M43];[.Z$2]);1);&quot;&quot;)" office:value-type="string" office:string-value="&lt;" calcext:value-type="string">
            <text:p>&lt;</text:p>
          </table:table-cell>
          <table:table-cell table:formula="of:=IF(AND([.$M43]&lt;&gt;&quot;&quot;;LEN([.$M43])&gt;=[.AA$2]);LEFT(RIGHT([.$M43];[.AA$2]);1);&quot;&quot;)" office:value-type="string" office:string-value="(" calcext:value-type="string">
            <text:p>(</text:p>
          </table:table-cell>
          <table:table-cell table:formula="of:=IF(AND([.$M43]&lt;&gt;&quot;&quot;;LEN([.$M43])&gt;=[.AB$2]);LEFT(RIGHT([.$M43];[.AB$2]);1);&quot;&quot;)">
            <text:p/>
          </table:table-cell>
          <table:table-cell table:formula="of:=IF([.M43]=&quot;&quot;;&quot;&quot;;0)" office:value-type="float" office:value="0" calcext:value-type="float">
            <text:p>0</text:p>
          </table:table-cell>
          <table:table-cell table:formula="of:=IF([.N43]&lt;&gt;&quot;&quot;;IF([.N43]=&quot;(&quot;;1;IF([.N43]=&quot;[&quot;;2;IF([.N43]=&quot;{&quot;;3;IF([.N43]=&quot;&lt;&quot;;4;0))));&quot;&quot;)" office:value-type="float" office:value="3" calcext:value-type="float">
            <text:p>3</text:p>
          </table:table-cell>
          <table:table-cell table:formula="of:=IF([.O43]&lt;&gt;&quot;&quot;;IF([.O43]=&quot;(&quot;;1;IF([.O43]=&quot;[&quot;;2;IF([.O43]=&quot;{&quot;;3;IF([.O43]=&quot;&lt;&quot;;4;0))));&quot;&quot;)" office:value-type="float" office:value="3" calcext:value-type="float">
            <text:p>3</text:p>
          </table:table-cell>
          <table:table-cell table:formula="of:=IF([.P43]&lt;&gt;&quot;&quot;;IF([.P43]=&quot;(&quot;;1;IF([.P43]=&quot;[&quot;;2;IF([.P43]=&quot;{&quot;;3;IF([.P43]=&quot;&lt;&quot;;4;0))));&quot;&quot;)" office:value-type="float" office:value="3" calcext:value-type="float">
            <text:p>3</text:p>
          </table:table-cell>
          <table:table-cell table:formula="of:=IF([.Q43]&lt;&gt;&quot;&quot;;IF([.Q43]=&quot;(&quot;;1;IF([.Q43]=&quot;[&quot;;2;IF([.Q43]=&quot;{&quot;;3;IF([.Q43]=&quot;&lt;&quot;;4;0))));&quot;&quot;)" office:value-type="float" office:value="1" calcext:value-type="float">
            <text:p>1</text:p>
          </table:table-cell>
          <table:table-cell table:formula="of:=IF([.R43]&lt;&gt;&quot;&quot;;IF([.R43]=&quot;(&quot;;1;IF([.R43]=&quot;[&quot;;2;IF([.R43]=&quot;{&quot;;3;IF([.R43]=&quot;&lt;&quot;;4;0))));&quot;&quot;)" office:value-type="float" office:value="3" calcext:value-type="float">
            <text:p>3</text:p>
          </table:table-cell>
          <table:table-cell table:formula="of:=IF([.S43]&lt;&gt;&quot;&quot;;IF([.S43]=&quot;(&quot;;1;IF([.S43]=&quot;[&quot;;2;IF([.S43]=&quot;{&quot;;3;IF([.S43]=&quot;&lt;&quot;;4;0))));&quot;&quot;)" office:value-type="float" office:value="2" calcext:value-type="float">
            <text:p>2</text:p>
          </table:table-cell>
          <table:table-cell table:formula="of:=IF([.T43]&lt;&gt;&quot;&quot;;IF([.T43]=&quot;(&quot;;1;IF([.T43]=&quot;[&quot;;2;IF([.T43]=&quot;{&quot;;3;IF([.T43]=&quot;&lt;&quot;;4;0))));&quot;&quot;)" office:value-type="float" office:value="4" calcext:value-type="float">
            <text:p>4</text:p>
          </table:table-cell>
          <table:table-cell table:formula="of:=IF([.U43]&lt;&gt;&quot;&quot;;IF([.U43]=&quot;(&quot;;1;IF([.U43]=&quot;[&quot;;2;IF([.U43]=&quot;{&quot;;3;IF([.U43]=&quot;&lt;&quot;;4;0))));&quot;&quot;)" office:value-type="float" office:value="4" calcext:value-type="float">
            <text:p>4</text:p>
          </table:table-cell>
          <table:table-cell table:formula="of:=IF([.V43]&lt;&gt;&quot;&quot;;IF([.V43]=&quot;(&quot;;1;IF([.V43]=&quot;[&quot;;2;IF([.V43]=&quot;{&quot;;3;IF([.V43]=&quot;&lt;&quot;;4;0))));&quot;&quot;)" office:value-type="float" office:value="1" calcext:value-type="float">
            <text:p>1</text:p>
          </table:table-cell>
          <table:table-cell table:formula="of:=IF([.W43]&lt;&gt;&quot;&quot;;IF([.W43]=&quot;(&quot;;1;IF([.W43]=&quot;[&quot;;2;IF([.W43]=&quot;{&quot;;3;IF([.W43]=&quot;&lt;&quot;;4;0))));&quot;&quot;)" office:value-type="float" office:value="4" calcext:value-type="float">
            <text:p>4</text:p>
          </table:table-cell>
          <table:table-cell table:formula="of:=IF([.X43]&lt;&gt;&quot;&quot;;IF([.X43]=&quot;(&quot;;1;IF([.X43]=&quot;[&quot;;2;IF([.X43]=&quot;{&quot;;3;IF([.X43]=&quot;&lt;&quot;;4;0))));&quot;&quot;)" office:value-type="float" office:value="4" calcext:value-type="float">
            <text:p>4</text:p>
          </table:table-cell>
          <table:table-cell table:formula="of:=IF([.Y43]&lt;&gt;&quot;&quot;;IF([.Y43]=&quot;(&quot;;1;IF([.Y43]=&quot;[&quot;;2;IF([.Y43]=&quot;{&quot;;3;IF([.Y43]=&quot;&lt;&quot;;4;0))));&quot;&quot;)" office:value-type="float" office:value="4" calcext:value-type="float">
            <text:p>4</text:p>
          </table:table-cell>
          <table:table-cell table:formula="of:=IF([.Z43]&lt;&gt;&quot;&quot;;IF([.Z43]=&quot;(&quot;;1;IF([.Z43]=&quot;[&quot;;2;IF([.Z43]=&quot;{&quot;;3;IF([.Z43]=&quot;&lt;&quot;;4;0))));&quot;&quot;)" office:value-type="float" office:value="4" calcext:value-type="float">
            <text:p>4</text:p>
          </table:table-cell>
          <table:table-cell table:formula="of:=IF([.AA43]&lt;&gt;&quot;&quot;;IF([.AA43]=&quot;(&quot;;1;IF([.AA43]=&quot;[&quot;;2;IF([.AA43]=&quot;{&quot;;3;IF([.AA43]=&quot;&lt;&quot;;4;0))));&quot;&quot;)" office:value-type="float" office:value="1" calcext:value-type="float">
            <text:p>1</text:p>
          </table:table-cell>
          <table:table-cell table:formula="of:=IF([.AB43]&lt;&gt;&quot;&quot;;IF([.AB43]=&quot;(&quot;;1;IF([.AB43]=&quot;[&quot;;2;IF([.AB43]=&quot;{&quot;;3;IF([.AB43]=&quot;&lt;&quot;;4;0))));&quot;&quot;)">
            <text:p/>
          </table:table-cell>
          <table:table-cell table:number-columns-repeated="2"/>
          <table:table-cell table:formula="of:=[.AD43]" office:value-type="float" office:value="3" calcext:value-type="float">
            <text:p>3</text:p>
          </table:table-cell>
          <table:table-cell table:formula="of:=IF([.AE43]&lt;&gt;&quot;&quot;;[.AE43]+[.AU43]*5;[.AU43])" office:value-type="float" office:value="18" calcext:value-type="float">
            <text:p>18</text:p>
          </table:table-cell>
          <table:table-cell table:formula="of:=IF([.AF43]&lt;&gt;&quot;&quot;;[.AF43]+[.AV43]*5;[.AV43])" office:value-type="float" office:value="93" calcext:value-type="float">
            <text:p>93</text:p>
          </table:table-cell>
          <table:table-cell table:formula="of:=IF([.AG43]&lt;&gt;&quot;&quot;;[.AG43]+[.AW43]*5;[.AW43])" office:value-type="float" office:value="466" calcext:value-type="float">
            <text:p>466</text:p>
          </table:table-cell>
          <table:table-cell table:formula="of:=IF([.AH43]&lt;&gt;&quot;&quot;;[.AH43]+[.AX43]*5;[.AX43])" office:value-type="float" office:value="2333" calcext:value-type="float">
            <text:p>2333</text:p>
          </table:table-cell>
          <table:table-cell table:formula="of:=IF([.AI43]&lt;&gt;&quot;&quot;;[.AI43]+[.AY43]*5;[.AY43])" office:value-type="float" office:value="11667" calcext:value-type="float">
            <text:p>11667</text:p>
          </table:table-cell>
          <table:table-cell table:formula="of:=IF([.AJ43]&lt;&gt;&quot;&quot;;[.AJ43]+[.AZ43]*5;[.AZ43])" office:value-type="float" office:value="58339" calcext:value-type="float">
            <text:p>58339</text:p>
          </table:table-cell>
          <table:table-cell table:formula="of:=IF([.AK43]&lt;&gt;&quot;&quot;;[.AK43]+[.BA43]*5;[.BA43])" office:value-type="float" office:value="291699" calcext:value-type="float">
            <text:p>291699</text:p>
          </table:table-cell>
          <table:table-cell table:formula="of:=IF([.AL43]&lt;&gt;&quot;&quot;;[.AL43]+[.BB43]*5;[.BB43])" office:value-type="float" office:value="1458496" calcext:value-type="float">
            <text:p>1458496</text:p>
          </table:table-cell>
          <table:table-cell table:formula="of:=IF([.AM43]&lt;&gt;&quot;&quot;;[.AM43]+[.BC43]*5;[.BC43])" office:value-type="float" office:value="7292484" calcext:value-type="float">
            <text:p>7292484</text:p>
          </table:table-cell>
          <table:table-cell table:formula="of:=IF([.AN43]&lt;&gt;&quot;&quot;;[.AN43]+[.BD43]*5;[.BD43])" office:value-type="float" office:value="36462424" calcext:value-type="float">
            <text:p>36462424</text:p>
          </table:table-cell>
          <table:table-cell table:formula="of:=IF([.AO43]&lt;&gt;&quot;&quot;;[.AO43]+[.BE43]*5;[.BE43])" office:value-type="float" office:value="182312124" calcext:value-type="float">
            <text:p>182312124</text:p>
          </table:table-cell>
          <table:table-cell table:formula="of:=IF([.AP43]&lt;&gt;&quot;&quot;;[.AP43]+[.BF43]*5;[.BF43])" office:value-type="float" office:value="911560624" calcext:value-type="float">
            <text:p>911560624</text:p>
          </table:table-cell>
          <table:table-cell table:formula="of:=IF([.AQ43]&lt;&gt;&quot;&quot;;[.AQ43]+[.BG43]*5;[.BG43])" office:value-type="float" office:value="4557803121" calcext:value-type="float">
            <text:p>4557803121</text:p>
          </table:table-cell>
          <table:table-cell table:formula="of:=IF([.AR43]&lt;&gt;&quot;&quot;;[.AR43]+[.BH43]*5;[.BH43])" office:value-type="float" office:value="4557803121" calcext:value-type="float">
            <text:p>455780312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&lt;(&lt;[(&lt;&lt;&lt;{({[&lt;()&gt;{()()}][([]{})([][])]}{({{}}{&lt;&gt;{}})&lt;(())[{}()]&gt;})}[[{&lt;[[][]]{()}){[{}&lt;&gt;]&lt;{}(</text:p>
          </table:table-cell>
          <table:table-cell table:formula="of:=ORG.LIBREOFFICE.REGEX(ORG.LIBREOFFICE.REGEX(ORG.LIBREOFFICE.REGEX(ORG.LIBREOFFICE.REGEX([.A44];&quot;[(][)]&quot;;&quot;&quot;;&quot;g&quot;);&quot;\[\]&quot;;&quot;&quot;;&quot;g&quot;);&quot;\{\}&quot;;&quot;&quot;;&quot;g&quot;);&quot;&lt;&gt;&quot;;&quot;&quot;;&quot;g&quot;)" office:value-type="string" office:string-value="&lt;&lt;(&lt;[(&lt;&lt;&lt;{({[][()()]}{({}{})&lt;()[]&gt;})}[[{&lt;[]){[]&lt;(" calcext:value-type="string">
            <text:p>&lt;&lt;(&lt;[(&lt;&lt;&lt;{({[][()()]}{({}{})&lt;()[]&gt;})}[[{&lt;[]){[]&lt;(</text:p>
          </table:table-cell>
          <table:table-cell table:formula="of:=ORG.LIBREOFFICE.REGEX(ORG.LIBREOFFICE.REGEX(ORG.LIBREOFFICE.REGEX(ORG.LIBREOFFICE.REGEX([.B44];&quot;[(][)]&quot;;&quot;&quot;;&quot;g&quot;);&quot;\[\]&quot;;&quot;&quot;;&quot;g&quot;);&quot;\{\}&quot;;&quot;&quot;;&quot;g&quot;);&quot;&lt;&gt;&quot;;&quot;&quot;;&quot;g&quot;)" office:value-type="string" office:string-value="&lt;&lt;(&lt;[(&lt;&lt;&lt;{({()})}[[{&lt;){&lt;(" calcext:value-type="string">
            <text:p>&lt;&lt;(&lt;[(&lt;&lt;&lt;{({()})}[[{&lt;){&lt;(</text:p>
          </table:table-cell>
          <table:table-cell table:formula="of:=ORG.LIBREOFFICE.REGEX(ORG.LIBREOFFICE.REGEX(ORG.LIBREOFFICE.REGEX(ORG.LIBREOFFICE.REGEX([.C44];&quot;[(][)]&quot;;&quot;&quot;;&quot;g&quot;);&quot;\[\]&quot;;&quot;&quot;;&quot;g&quot;);&quot;\{\}&quot;;&quot;&quot;;&quot;g&quot;);&quot;&lt;&gt;&quot;;&quot;&quot;;&quot;g&quot;)" office:value-type="string" office:string-value="&lt;&lt;(&lt;[(&lt;&lt;&lt;{()}[[{&lt;){&lt;(" calcext:value-type="string">
            <text:p>&lt;&lt;(&lt;[(&lt;&lt;&lt;{()}[[{&lt;){&lt;(</text:p>
          </table:table-cell>
          <table:table-cell table:formula="of:=ORG.LIBREOFFICE.REGEX(ORG.LIBREOFFICE.REGEX(ORG.LIBREOFFICE.REGEX(ORG.LIBREOFFICE.REGEX([.D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ORG.LIBREOFFICE.REGEX(ORG.LIBREOFFICE.REGEX(ORG.LIBREOFFICE.REGEX(ORG.LIBREOFFICE.REGEX([.E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ORG.LIBREOFFICE.REGEX(ORG.LIBREOFFICE.REGEX(ORG.LIBREOFFICE.REGEX(ORG.LIBREOFFICE.REGEX([.F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ORG.LIBREOFFICE.REGEX(ORG.LIBREOFFICE.REGEX(ORG.LIBREOFFICE.REGEX(ORG.LIBREOFFICE.REGEX([.G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ORG.LIBREOFFICE.REGEX(ORG.LIBREOFFICE.REGEX(ORG.LIBREOFFICE.REGEX(ORG.LIBREOFFICE.REGEX([.H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ORG.LIBREOFFICE.REGEX(ORG.LIBREOFFICE.REGEX(ORG.LIBREOFFICE.REGEX(ORG.LIBREOFFICE.REGEX([.I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ORG.LIBREOFFICE.REGEX(ORG.LIBREOFFICE.REGEX(ORG.LIBREOFFICE.REGEX(ORG.LIBREOFFICE.REGEX([.J44];&quot;[(][)]&quot;;&quot;&quot;;&quot;g&quot;);&quot;\[\]&quot;;&quot;&quot;;&quot;g&quot;);&quot;\{\}&quot;;&quot;&quot;;&quot;g&quot;);&quot;&lt;&gt;&quot;;&quot;&quot;;&quot;g&quot;)" office:value-type="string" office:string-value="&lt;&lt;(&lt;[(&lt;&lt;&lt;[[{&lt;){&lt;(" calcext:value-type="string">
            <text:p>&lt;&lt;(&lt;[(&lt;&lt;&lt;[[{&lt;){&lt;(</text:p>
          </table:table-cell>
          <table:table-cell table:formula="of:=IF(ORG.LIBREOFFICE.REGEX(ORG.LIBREOFFICE.REGEX(ORG.LIBREOFFICE.REGEX(ORG.LIBREOFFICE.REGEX(ORG.LIBREOFFICE.REGEX([.K4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4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44]=&quot;&quot;;[.K44];&quot;&quot;)">
            <text:p/>
          </table:table-cell>
          <table:table-cell table:formula="of:=IF(AND([.$M44]&lt;&gt;&quot;&quot;;LEN([.$M44])&gt;=[.N$2]);LEFT(RIGHT([.$M44];[.N$2]);1);&quot;&quot;)">
            <text:p/>
          </table:table-cell>
          <table:table-cell table:formula="of:=IF(AND([.$M44]&lt;&gt;&quot;&quot;;LEN([.$M44])&gt;=[.O$2]);LEFT(RIGHT([.$M44];[.O$2]);1);&quot;&quot;)">
            <text:p/>
          </table:table-cell>
          <table:table-cell table:formula="of:=IF(AND([.$M44]&lt;&gt;&quot;&quot;;LEN([.$M44])&gt;=[.P$2]);LEFT(RIGHT([.$M44];[.P$2]);1);&quot;&quot;)">
            <text:p/>
          </table:table-cell>
          <table:table-cell table:formula="of:=IF(AND([.$M44]&lt;&gt;&quot;&quot;;LEN([.$M44])&gt;=[.Q$2]);LEFT(RIGHT([.$M44];[.Q$2]);1);&quot;&quot;)">
            <text:p/>
          </table:table-cell>
          <table:table-cell table:formula="of:=IF(AND([.$M44]&lt;&gt;&quot;&quot;;LEN([.$M44])&gt;=[.R$2]);LEFT(RIGHT([.$M44];[.R$2]);1);&quot;&quot;)">
            <text:p/>
          </table:table-cell>
          <table:table-cell table:formula="of:=IF(AND([.$M44]&lt;&gt;&quot;&quot;;LEN([.$M44])&gt;=[.S$2]);LEFT(RIGHT([.$M44];[.S$2]);1);&quot;&quot;)">
            <text:p/>
          </table:table-cell>
          <table:table-cell table:formula="of:=IF(AND([.$M44]&lt;&gt;&quot;&quot;;LEN([.$M44])&gt;=[.T$2]);LEFT(RIGHT([.$M44];[.T$2]);1);&quot;&quot;)">
            <text:p/>
          </table:table-cell>
          <table:table-cell table:formula="of:=IF(AND([.$M44]&lt;&gt;&quot;&quot;;LEN([.$M44])&gt;=[.U$2]);LEFT(RIGHT([.$M44];[.U$2]);1);&quot;&quot;)">
            <text:p/>
          </table:table-cell>
          <table:table-cell table:formula="of:=IF(AND([.$M44]&lt;&gt;&quot;&quot;;LEN([.$M44])&gt;=[.V$2]);LEFT(RIGHT([.$M44];[.V$2]);1);&quot;&quot;)">
            <text:p/>
          </table:table-cell>
          <table:table-cell table:formula="of:=IF(AND([.$M44]&lt;&gt;&quot;&quot;;LEN([.$M44])&gt;=[.W$2]);LEFT(RIGHT([.$M44];[.W$2]);1);&quot;&quot;)">
            <text:p/>
          </table:table-cell>
          <table:table-cell table:formula="of:=IF(AND([.$M44]&lt;&gt;&quot;&quot;;LEN([.$M44])&gt;=[.X$2]);LEFT(RIGHT([.$M44];[.X$2]);1);&quot;&quot;)">
            <text:p/>
          </table:table-cell>
          <table:table-cell table:formula="of:=IF(AND([.$M44]&lt;&gt;&quot;&quot;;LEN([.$M44])&gt;=[.Y$2]);LEFT(RIGHT([.$M44];[.Y$2]);1);&quot;&quot;)">
            <text:p/>
          </table:table-cell>
          <table:table-cell table:formula="of:=IF(AND([.$M44]&lt;&gt;&quot;&quot;;LEN([.$M44])&gt;=[.Z$2]);LEFT(RIGHT([.$M44];[.Z$2]);1);&quot;&quot;)">
            <text:p/>
          </table:table-cell>
          <table:table-cell table:formula="of:=IF(AND([.$M44]&lt;&gt;&quot;&quot;;LEN([.$M44])&gt;=[.AA$2]);LEFT(RIGHT([.$M44];[.AA$2]);1);&quot;&quot;)">
            <text:p/>
          </table:table-cell>
          <table:table-cell table:formula="of:=IF(AND([.$M44]&lt;&gt;&quot;&quot;;LEN([.$M44])&gt;=[.AB$2]);LEFT(RIGHT([.$M44];[.AB$2]);1);&quot;&quot;)">
            <text:p/>
          </table:table-cell>
          <table:table-cell table:formula="of:=IF([.M44]=&quot;&quot;;&quot;&quot;;0)">
            <text:p/>
          </table:table-cell>
          <table:table-cell table:formula="of:=IF([.N44]&lt;&gt;&quot;&quot;;IF([.N44]=&quot;(&quot;;1;IF([.N44]=&quot;[&quot;;2;IF([.N44]=&quot;{&quot;;3;IF([.N44]=&quot;&lt;&quot;;4;0))));&quot;&quot;)">
            <text:p/>
          </table:table-cell>
          <table:table-cell table:formula="of:=IF([.O44]&lt;&gt;&quot;&quot;;IF([.O44]=&quot;(&quot;;1;IF([.O44]=&quot;[&quot;;2;IF([.O44]=&quot;{&quot;;3;IF([.O44]=&quot;&lt;&quot;;4;0))));&quot;&quot;)">
            <text:p/>
          </table:table-cell>
          <table:table-cell table:formula="of:=IF([.P44]&lt;&gt;&quot;&quot;;IF([.P44]=&quot;(&quot;;1;IF([.P44]=&quot;[&quot;;2;IF([.P44]=&quot;{&quot;;3;IF([.P44]=&quot;&lt;&quot;;4;0))));&quot;&quot;)">
            <text:p/>
          </table:table-cell>
          <table:table-cell table:formula="of:=IF([.Q44]&lt;&gt;&quot;&quot;;IF([.Q44]=&quot;(&quot;;1;IF([.Q44]=&quot;[&quot;;2;IF([.Q44]=&quot;{&quot;;3;IF([.Q44]=&quot;&lt;&quot;;4;0))));&quot;&quot;)">
            <text:p/>
          </table:table-cell>
          <table:table-cell table:formula="of:=IF([.R44]&lt;&gt;&quot;&quot;;IF([.R44]=&quot;(&quot;;1;IF([.R44]=&quot;[&quot;;2;IF([.R44]=&quot;{&quot;;3;IF([.R44]=&quot;&lt;&quot;;4;0))));&quot;&quot;)">
            <text:p/>
          </table:table-cell>
          <table:table-cell table:formula="of:=IF([.S44]&lt;&gt;&quot;&quot;;IF([.S44]=&quot;(&quot;;1;IF([.S44]=&quot;[&quot;;2;IF([.S44]=&quot;{&quot;;3;IF([.S44]=&quot;&lt;&quot;;4;0))));&quot;&quot;)">
            <text:p/>
          </table:table-cell>
          <table:table-cell table:formula="of:=IF([.T44]&lt;&gt;&quot;&quot;;IF([.T44]=&quot;(&quot;;1;IF([.T44]=&quot;[&quot;;2;IF([.T44]=&quot;{&quot;;3;IF([.T44]=&quot;&lt;&quot;;4;0))));&quot;&quot;)">
            <text:p/>
          </table:table-cell>
          <table:table-cell table:formula="of:=IF([.U44]&lt;&gt;&quot;&quot;;IF([.U44]=&quot;(&quot;;1;IF([.U44]=&quot;[&quot;;2;IF([.U44]=&quot;{&quot;;3;IF([.U44]=&quot;&lt;&quot;;4;0))));&quot;&quot;)">
            <text:p/>
          </table:table-cell>
          <table:table-cell table:formula="of:=IF([.V44]&lt;&gt;&quot;&quot;;IF([.V44]=&quot;(&quot;;1;IF([.V44]=&quot;[&quot;;2;IF([.V44]=&quot;{&quot;;3;IF([.V44]=&quot;&lt;&quot;;4;0))));&quot;&quot;)">
            <text:p/>
          </table:table-cell>
          <table:table-cell table:formula="of:=IF([.W44]&lt;&gt;&quot;&quot;;IF([.W44]=&quot;(&quot;;1;IF([.W44]=&quot;[&quot;;2;IF([.W44]=&quot;{&quot;;3;IF([.W44]=&quot;&lt;&quot;;4;0))));&quot;&quot;)">
            <text:p/>
          </table:table-cell>
          <table:table-cell table:formula="of:=IF([.X44]&lt;&gt;&quot;&quot;;IF([.X44]=&quot;(&quot;;1;IF([.X44]=&quot;[&quot;;2;IF([.X44]=&quot;{&quot;;3;IF([.X44]=&quot;&lt;&quot;;4;0))));&quot;&quot;)">
            <text:p/>
          </table:table-cell>
          <table:table-cell table:formula="of:=IF([.Y44]&lt;&gt;&quot;&quot;;IF([.Y44]=&quot;(&quot;;1;IF([.Y44]=&quot;[&quot;;2;IF([.Y44]=&quot;{&quot;;3;IF([.Y44]=&quot;&lt;&quot;;4;0))));&quot;&quot;)">
            <text:p/>
          </table:table-cell>
          <table:table-cell table:formula="of:=IF([.Z44]&lt;&gt;&quot;&quot;;IF([.Z44]=&quot;(&quot;;1;IF([.Z44]=&quot;[&quot;;2;IF([.Z44]=&quot;{&quot;;3;IF([.Z44]=&quot;&lt;&quot;;4;0))));&quot;&quot;)">
            <text:p/>
          </table:table-cell>
          <table:table-cell table:formula="of:=IF([.AA44]&lt;&gt;&quot;&quot;;IF([.AA44]=&quot;(&quot;;1;IF([.AA44]=&quot;[&quot;;2;IF([.AA44]=&quot;{&quot;;3;IF([.AA44]=&quot;&lt;&quot;;4;0))));&quot;&quot;)">
            <text:p/>
          </table:table-cell>
          <table:table-cell table:formula="of:=IF([.AB44]&lt;&gt;&quot;&quot;;IF([.AB44]=&quot;(&quot;;1;IF([.AB44]=&quot;[&quot;;2;IF([.AB44]=&quot;{&quot;;3;IF([.AB44]=&quot;&lt;&quot;;4;0))));&quot;&quot;)">
            <text:p/>
          </table:table-cell>
          <table:table-cell table:number-columns-repeated="2"/>
          <table:table-cell table:formula="of:=[.AD44]">
            <text:p/>
          </table:table-cell>
          <table:table-cell table:formula="of:=IF([.AE44]&lt;&gt;&quot;&quot;;[.AE44]+[.AU44]*5;[.AU44])">
            <text:p/>
          </table:table-cell>
          <table:table-cell table:formula="of:=IF([.AF44]&lt;&gt;&quot;&quot;;[.AF44]+[.AV44]*5;[.AV44])">
            <text:p/>
          </table:table-cell>
          <table:table-cell table:formula="of:=IF([.AG44]&lt;&gt;&quot;&quot;;[.AG44]+[.AW44]*5;[.AW44])">
            <text:p/>
          </table:table-cell>
          <table:table-cell table:formula="of:=IF([.AH44]&lt;&gt;&quot;&quot;;[.AH44]+[.AX44]*5;[.AX44])">
            <text:p/>
          </table:table-cell>
          <table:table-cell table:formula="of:=IF([.AI44]&lt;&gt;&quot;&quot;;[.AI44]+[.AY44]*5;[.AY44])">
            <text:p/>
          </table:table-cell>
          <table:table-cell table:formula="of:=IF([.AJ44]&lt;&gt;&quot;&quot;;[.AJ44]+[.AZ44]*5;[.AZ44])">
            <text:p/>
          </table:table-cell>
          <table:table-cell table:formula="of:=IF([.AK44]&lt;&gt;&quot;&quot;;[.AK44]+[.BA44]*5;[.BA44])">
            <text:p/>
          </table:table-cell>
          <table:table-cell table:formula="of:=IF([.AL44]&lt;&gt;&quot;&quot;;[.AL44]+[.BB44]*5;[.BB44])">
            <text:p/>
          </table:table-cell>
          <table:table-cell table:formula="of:=IF([.AM44]&lt;&gt;&quot;&quot;;[.AM44]+[.BC44]*5;[.BC44])">
            <text:p/>
          </table:table-cell>
          <table:table-cell table:formula="of:=IF([.AN44]&lt;&gt;&quot;&quot;;[.AN44]+[.BD44]*5;[.BD44])">
            <text:p/>
          </table:table-cell>
          <table:table-cell table:formula="of:=IF([.AO44]&lt;&gt;&quot;&quot;;[.AO44]+[.BE44]*5;[.BE44])">
            <text:p/>
          </table:table-cell>
          <table:table-cell table:formula="of:=IF([.AP44]&lt;&gt;&quot;&quot;;[.AP44]+[.BF44]*5;[.BF44])">
            <text:p/>
          </table:table-cell>
          <table:table-cell table:formula="of:=IF([.AQ44]&lt;&gt;&quot;&quot;;[.AQ44]+[.BG44]*5;[.BG44])">
            <text:p/>
          </table:table-cell>
          <table:table-cell table:formula="of:=IF([.AR44]&lt;&gt;&quot;&quot;;[.AR44]+[.BH44]*5;[.BH44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&lt;{&lt;{{[&lt;[(({({[][]}&lt;&lt;&gt;&lt;&gt;&gt;)}&lt;((&lt;&gt;&lt;&gt;)[{}[]])&lt;&lt;[]&lt;&gt;&gt;&gt;&gt;)[{{[()[]][[]&lt;&gt;]}{({}())&lt;(){}&gt;}}])({[([[]&lt;&gt;](&lt;&gt;&lt;&gt;))&lt;</text:p>
          </table:table-cell>
          <table:table-cell table:formula="of:=ORG.LIBREOFFICE.REGEX(ORG.LIBREOFFICE.REGEX(ORG.LIBREOFFICE.REGEX(ORG.LIBREOFFICE.REGEX([.A45];&quot;[(][)]&quot;;&quot;&quot;;&quot;g&quot;);&quot;\[\]&quot;;&quot;&quot;;&quot;g&quot;);&quot;\{\}&quot;;&quot;&quot;;&quot;g&quot;);&quot;&lt;&gt;&quot;;&quot;&quot;;&quot;g&quot;)" office:value-type="string" office:string-value="&lt;&lt;{&lt;{{[&lt;[(({(&lt;&gt;)}&lt;(()[])&lt;&lt;&gt;&gt;&gt;)[{{[][]}{()}}])({[([]())&lt;" calcext:value-type="string">
            <text:p>&lt;&lt;{&lt;{{[&lt;[(({(&lt;&gt;)}&lt;(()[])&lt;&lt;&gt;&gt;&gt;)[{{[][]}{()}}])({[([]())&lt;</text:p>
          </table:table-cell>
          <table:table-cell table:formula="of:=ORG.LIBREOFFICE.REGEX(ORG.LIBREOFFICE.REGEX(ORG.LIBREOFFICE.REGEX(ORG.LIBREOFFICE.REGEX([.B45];&quot;[(][)]&quot;;&quot;&quot;;&quot;g&quot;);&quot;\[\]&quot;;&quot;&quot;;&quot;g&quot;);&quot;\{\}&quot;;&quot;&quot;;&quot;g&quot;);&quot;&lt;&gt;&quot;;&quot;&quot;;&quot;g&quot;)" office:value-type="string" office:string-value="&lt;&lt;{&lt;{{[&lt;[(({()}&lt;()&lt;&gt;&gt;)[{}])({[()&lt;" calcext:value-type="string">
            <text:p>&lt;&lt;{&lt;{{[&lt;[(({()}&lt;()&lt;&gt;&gt;)[{}])({[()&lt;</text:p>
          </table:table-cell>
          <table:table-cell table:formula="of:=ORG.LIBREOFFICE.REGEX(ORG.LIBREOFFICE.REGEX(ORG.LIBREOFFICE.REGEX(ORG.LIBREOFFICE.REGEX([.C45];&quot;[(][)]&quot;;&quot;&quot;;&quot;g&quot;);&quot;\[\]&quot;;&quot;&quot;;&quot;g&quot;);&quot;\{\}&quot;;&quot;&quot;;&quot;g&quot;);&quot;&lt;&gt;&quot;;&quot;&quot;;&quot;g&quot;)" office:value-type="string" office:string-value="&lt;&lt;{&lt;{{[&lt;[((&lt;&gt;)[])({[&lt;" calcext:value-type="string">
            <text:p>&lt;&lt;{&lt;{{[&lt;[((&lt;&gt;)[])({[&lt;</text:p>
          </table:table-cell>
          <table:table-cell table:formula="of:=ORG.LIBREOFFICE.REGEX(ORG.LIBREOFFICE.REGEX(ORG.LIBREOFFICE.REGEX(ORG.LIBREOFFICE.REGEX([.D45];&quot;[(][)]&quot;;&quot;&quot;;&quot;g&quot;);&quot;\[\]&quot;;&quot;&quot;;&quot;g&quot;);&quot;\{\}&quot;;&quot;&quot;;&quot;g&quot;);&quot;&lt;&gt;&quot;;&quot;&quot;;&quot;g&quot;)" office:value-type="string" office:string-value="&lt;&lt;{&lt;{{[&lt;[(())({[&lt;" calcext:value-type="string">
            <text:p>&lt;&lt;{&lt;{{[&lt;[(())({[&lt;</text:p>
          </table:table-cell>
          <table:table-cell table:formula="of:=ORG.LIBREOFFICE.REGEX(ORG.LIBREOFFICE.REGEX(ORG.LIBREOFFICE.REGEX(ORG.LIBREOFFICE.REGEX([.E45];&quot;[(][)]&quot;;&quot;&quot;;&quot;g&quot;);&quot;\[\]&quot;;&quot;&quot;;&quot;g&quot;);&quot;\{\}&quot;;&quot;&quot;;&quot;g&quot;);&quot;&lt;&gt;&quot;;&quot;&quot;;&quot;g&quot;)" office:value-type="string" office:string-value="&lt;&lt;{&lt;{{[&lt;[()({[&lt;" calcext:value-type="string">
            <text:p>&lt;&lt;{&lt;{{[&lt;[()({[&lt;</text:p>
          </table:table-cell>
          <table:table-cell table:formula="of:=ORG.LIBREOFFICE.REGEX(ORG.LIBREOFFICE.REGEX(ORG.LIBREOFFICE.REGEX(ORG.LIBREOFFICE.REGEX([.F45];&quot;[(][)]&quot;;&quot;&quot;;&quot;g&quot;);&quot;\[\]&quot;;&quot;&quot;;&quot;g&quot;);&quot;\{\}&quot;;&quot;&quot;;&quot;g&quot;);&quot;&lt;&gt;&quot;;&quot;&quot;;&quot;g&quot;)" office:value-type="string" office:string-value="&lt;&lt;{&lt;{{[&lt;[({[&lt;" calcext:value-type="string">
            <text:p>&lt;&lt;{&lt;{{[&lt;[({[&lt;</text:p>
          </table:table-cell>
          <table:table-cell table:formula="of:=ORG.LIBREOFFICE.REGEX(ORG.LIBREOFFICE.REGEX(ORG.LIBREOFFICE.REGEX(ORG.LIBREOFFICE.REGEX([.G45];&quot;[(][)]&quot;;&quot;&quot;;&quot;g&quot;);&quot;\[\]&quot;;&quot;&quot;;&quot;g&quot;);&quot;\{\}&quot;;&quot;&quot;;&quot;g&quot;);&quot;&lt;&gt;&quot;;&quot;&quot;;&quot;g&quot;)" office:value-type="string" office:string-value="&lt;&lt;{&lt;{{[&lt;[({[&lt;" calcext:value-type="string">
            <text:p>&lt;&lt;{&lt;{{[&lt;[({[&lt;</text:p>
          </table:table-cell>
          <table:table-cell table:formula="of:=ORG.LIBREOFFICE.REGEX(ORG.LIBREOFFICE.REGEX(ORG.LIBREOFFICE.REGEX(ORG.LIBREOFFICE.REGEX([.H45];&quot;[(][)]&quot;;&quot;&quot;;&quot;g&quot;);&quot;\[\]&quot;;&quot;&quot;;&quot;g&quot;);&quot;\{\}&quot;;&quot;&quot;;&quot;g&quot;);&quot;&lt;&gt;&quot;;&quot;&quot;;&quot;g&quot;)" office:value-type="string" office:string-value="&lt;&lt;{&lt;{{[&lt;[({[&lt;" calcext:value-type="string">
            <text:p>&lt;&lt;{&lt;{{[&lt;[({[&lt;</text:p>
          </table:table-cell>
          <table:table-cell table:formula="of:=ORG.LIBREOFFICE.REGEX(ORG.LIBREOFFICE.REGEX(ORG.LIBREOFFICE.REGEX(ORG.LIBREOFFICE.REGEX([.I45];&quot;[(][)]&quot;;&quot;&quot;;&quot;g&quot;);&quot;\[\]&quot;;&quot;&quot;;&quot;g&quot;);&quot;\{\}&quot;;&quot;&quot;;&quot;g&quot;);&quot;&lt;&gt;&quot;;&quot;&quot;;&quot;g&quot;)" office:value-type="string" office:string-value="&lt;&lt;{&lt;{{[&lt;[({[&lt;" calcext:value-type="string">
            <text:p>&lt;&lt;{&lt;{{[&lt;[({[&lt;</text:p>
          </table:table-cell>
          <table:table-cell table:formula="of:=ORG.LIBREOFFICE.REGEX(ORG.LIBREOFFICE.REGEX(ORG.LIBREOFFICE.REGEX(ORG.LIBREOFFICE.REGEX([.J45];&quot;[(][)]&quot;;&quot;&quot;;&quot;g&quot;);&quot;\[\]&quot;;&quot;&quot;;&quot;g&quot;);&quot;\{\}&quot;;&quot;&quot;;&quot;g&quot;);&quot;&lt;&gt;&quot;;&quot;&quot;;&quot;g&quot;)" office:value-type="string" office:string-value="&lt;&lt;{&lt;{{[&lt;[({[&lt;" calcext:value-type="string">
            <text:p>&lt;&lt;{&lt;{{[&lt;[({[&lt;</text:p>
          </table:table-cell>
          <table:table-cell table:formula="of:=IF(ORG.LIBREOFFICE.REGEX(ORG.LIBREOFFICE.REGEX(ORG.LIBREOFFICE.REGEX(ORG.LIBREOFFICE.REGEX(ORG.LIBREOFFICE.REGEX([.K4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5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5]=&quot;&quot;;[.K45];&quot;&quot;)" office:value-type="string" office:string-value="&lt;&lt;{&lt;{{[&lt;[({[&lt;" calcext:value-type="string">
            <text:p>&lt;&lt;{&lt;{{[&lt;[({[&lt;</text:p>
          </table:table-cell>
          <table:table-cell table:formula="of:=IF(AND([.$M45]&lt;&gt;&quot;&quot;;LEN([.$M45])&gt;=[.N$2]);LEFT(RIGHT([.$M45];[.N$2]);1);&quot;&quot;)" office:value-type="string" office:string-value="&lt;" calcext:value-type="string">
            <text:p>&lt;</text:p>
          </table:table-cell>
          <table:table-cell table:formula="of:=IF(AND([.$M45]&lt;&gt;&quot;&quot;;LEN([.$M45])&gt;=[.O$2]);LEFT(RIGHT([.$M45];[.O$2]);1);&quot;&quot;)" office:value-type="string" office:string-value="[" calcext:value-type="string">
            <text:p>[</text:p>
          </table:table-cell>
          <table:table-cell table:formula="of:=IF(AND([.$M45]&lt;&gt;&quot;&quot;;LEN([.$M45])&gt;=[.P$2]);LEFT(RIGHT([.$M45];[.P$2]);1);&quot;&quot;)" office:value-type="string" office:string-value="{" calcext:value-type="string">
            <text:p>{</text:p>
          </table:table-cell>
          <table:table-cell table:formula="of:=IF(AND([.$M45]&lt;&gt;&quot;&quot;;LEN([.$M45])&gt;=[.Q$2]);LEFT(RIGHT([.$M45];[.Q$2]);1);&quot;&quot;)" office:value-type="string" office:string-value="(" calcext:value-type="string">
            <text:p>(</text:p>
          </table:table-cell>
          <table:table-cell table:formula="of:=IF(AND([.$M45]&lt;&gt;&quot;&quot;;LEN([.$M45])&gt;=[.R$2]);LEFT(RIGHT([.$M45];[.R$2]);1);&quot;&quot;)" office:value-type="string" office:string-value="[" calcext:value-type="string">
            <text:p>[</text:p>
          </table:table-cell>
          <table:table-cell table:formula="of:=IF(AND([.$M45]&lt;&gt;&quot;&quot;;LEN([.$M45])&gt;=[.S$2]);LEFT(RIGHT([.$M45];[.S$2]);1);&quot;&quot;)" office:value-type="string" office:string-value="&lt;" calcext:value-type="string">
            <text:p>&lt;</text:p>
          </table:table-cell>
          <table:table-cell table:formula="of:=IF(AND([.$M45]&lt;&gt;&quot;&quot;;LEN([.$M45])&gt;=[.T$2]);LEFT(RIGHT([.$M45];[.T$2]);1);&quot;&quot;)" office:value-type="string" office:string-value="[" calcext:value-type="string">
            <text:p>[</text:p>
          </table:table-cell>
          <table:table-cell table:formula="of:=IF(AND([.$M45]&lt;&gt;&quot;&quot;;LEN([.$M45])&gt;=[.U$2]);LEFT(RIGHT([.$M45];[.U$2]);1);&quot;&quot;)" office:value-type="string" office:string-value="{" calcext:value-type="string">
            <text:p>{</text:p>
          </table:table-cell>
          <table:table-cell table:formula="of:=IF(AND([.$M45]&lt;&gt;&quot;&quot;;LEN([.$M45])&gt;=[.V$2]);LEFT(RIGHT([.$M45];[.V$2]);1);&quot;&quot;)" office:value-type="string" office:string-value="{" calcext:value-type="string">
            <text:p>{</text:p>
          </table:table-cell>
          <table:table-cell table:formula="of:=IF(AND([.$M45]&lt;&gt;&quot;&quot;;LEN([.$M45])&gt;=[.W$2]);LEFT(RIGHT([.$M45];[.W$2]);1);&quot;&quot;)" office:value-type="string" office:string-value="&lt;" calcext:value-type="string">
            <text:p>&lt;</text:p>
          </table:table-cell>
          <table:table-cell table:formula="of:=IF(AND([.$M45]&lt;&gt;&quot;&quot;;LEN([.$M45])&gt;=[.X$2]);LEFT(RIGHT([.$M45];[.X$2]);1);&quot;&quot;)" office:value-type="string" office:string-value="{" calcext:value-type="string">
            <text:p>{</text:p>
          </table:table-cell>
          <table:table-cell table:formula="of:=IF(AND([.$M45]&lt;&gt;&quot;&quot;;LEN([.$M45])&gt;=[.Y$2]);LEFT(RIGHT([.$M45];[.Y$2]);1);&quot;&quot;)" office:value-type="string" office:string-value="&lt;" calcext:value-type="string">
            <text:p>&lt;</text:p>
          </table:table-cell>
          <table:table-cell table:formula="of:=IF(AND([.$M45]&lt;&gt;&quot;&quot;;LEN([.$M45])&gt;=[.Z$2]);LEFT(RIGHT([.$M45];[.Z$2]);1);&quot;&quot;)" office:value-type="string" office:string-value="&lt;" calcext:value-type="string">
            <text:p>&lt;</text:p>
          </table:table-cell>
          <table:table-cell table:formula="of:=IF(AND([.$M45]&lt;&gt;&quot;&quot;;LEN([.$M45])&gt;=[.AA$2]);LEFT(RIGHT([.$M45];[.AA$2]);1);&quot;&quot;)">
            <text:p/>
          </table:table-cell>
          <table:table-cell table:formula="of:=IF(AND([.$M45]&lt;&gt;&quot;&quot;;LEN([.$M45])&gt;=[.AB$2]);LEFT(RIGHT([.$M45];[.AB$2]);1);&quot;&quot;)">
            <text:p/>
          </table:table-cell>
          <table:table-cell table:formula="of:=IF([.M45]=&quot;&quot;;&quot;&quot;;0)" office:value-type="float" office:value="0" calcext:value-type="float">
            <text:p>0</text:p>
          </table:table-cell>
          <table:table-cell table:formula="of:=IF([.N45]&lt;&gt;&quot;&quot;;IF([.N45]=&quot;(&quot;;1;IF([.N45]=&quot;[&quot;;2;IF([.N45]=&quot;{&quot;;3;IF([.N45]=&quot;&lt;&quot;;4;0))));&quot;&quot;)" office:value-type="float" office:value="4" calcext:value-type="float">
            <text:p>4</text:p>
          </table:table-cell>
          <table:table-cell table:formula="of:=IF([.O45]&lt;&gt;&quot;&quot;;IF([.O45]=&quot;(&quot;;1;IF([.O45]=&quot;[&quot;;2;IF([.O45]=&quot;{&quot;;3;IF([.O45]=&quot;&lt;&quot;;4;0))));&quot;&quot;)" office:value-type="float" office:value="2" calcext:value-type="float">
            <text:p>2</text:p>
          </table:table-cell>
          <table:table-cell table:formula="of:=IF([.P45]&lt;&gt;&quot;&quot;;IF([.P45]=&quot;(&quot;;1;IF([.P45]=&quot;[&quot;;2;IF([.P45]=&quot;{&quot;;3;IF([.P45]=&quot;&lt;&quot;;4;0))));&quot;&quot;)" office:value-type="float" office:value="3" calcext:value-type="float">
            <text:p>3</text:p>
          </table:table-cell>
          <table:table-cell table:formula="of:=IF([.Q45]&lt;&gt;&quot;&quot;;IF([.Q45]=&quot;(&quot;;1;IF([.Q45]=&quot;[&quot;;2;IF([.Q45]=&quot;{&quot;;3;IF([.Q45]=&quot;&lt;&quot;;4;0))));&quot;&quot;)" office:value-type="float" office:value="1" calcext:value-type="float">
            <text:p>1</text:p>
          </table:table-cell>
          <table:table-cell table:formula="of:=IF([.R45]&lt;&gt;&quot;&quot;;IF([.R45]=&quot;(&quot;;1;IF([.R45]=&quot;[&quot;;2;IF([.R45]=&quot;{&quot;;3;IF([.R45]=&quot;&lt;&quot;;4;0))));&quot;&quot;)" office:value-type="float" office:value="2" calcext:value-type="float">
            <text:p>2</text:p>
          </table:table-cell>
          <table:table-cell table:formula="of:=IF([.S45]&lt;&gt;&quot;&quot;;IF([.S45]=&quot;(&quot;;1;IF([.S45]=&quot;[&quot;;2;IF([.S45]=&quot;{&quot;;3;IF([.S45]=&quot;&lt;&quot;;4;0))));&quot;&quot;)" office:value-type="float" office:value="4" calcext:value-type="float">
            <text:p>4</text:p>
          </table:table-cell>
          <table:table-cell table:formula="of:=IF([.T45]&lt;&gt;&quot;&quot;;IF([.T45]=&quot;(&quot;;1;IF([.T45]=&quot;[&quot;;2;IF([.T45]=&quot;{&quot;;3;IF([.T45]=&quot;&lt;&quot;;4;0))));&quot;&quot;)" office:value-type="float" office:value="2" calcext:value-type="float">
            <text:p>2</text:p>
          </table:table-cell>
          <table:table-cell table:formula="of:=IF([.U45]&lt;&gt;&quot;&quot;;IF([.U45]=&quot;(&quot;;1;IF([.U45]=&quot;[&quot;;2;IF([.U45]=&quot;{&quot;;3;IF([.U45]=&quot;&lt;&quot;;4;0))));&quot;&quot;)" office:value-type="float" office:value="3" calcext:value-type="float">
            <text:p>3</text:p>
          </table:table-cell>
          <table:table-cell table:formula="of:=IF([.V45]&lt;&gt;&quot;&quot;;IF([.V45]=&quot;(&quot;;1;IF([.V45]=&quot;[&quot;;2;IF([.V45]=&quot;{&quot;;3;IF([.V45]=&quot;&lt;&quot;;4;0))));&quot;&quot;)" office:value-type="float" office:value="3" calcext:value-type="float">
            <text:p>3</text:p>
          </table:table-cell>
          <table:table-cell table:formula="of:=IF([.W45]&lt;&gt;&quot;&quot;;IF([.W45]=&quot;(&quot;;1;IF([.W45]=&quot;[&quot;;2;IF([.W45]=&quot;{&quot;;3;IF([.W45]=&quot;&lt;&quot;;4;0))));&quot;&quot;)" office:value-type="float" office:value="4" calcext:value-type="float">
            <text:p>4</text:p>
          </table:table-cell>
          <table:table-cell table:formula="of:=IF([.X45]&lt;&gt;&quot;&quot;;IF([.X45]=&quot;(&quot;;1;IF([.X45]=&quot;[&quot;;2;IF([.X45]=&quot;{&quot;;3;IF([.X45]=&quot;&lt;&quot;;4;0))));&quot;&quot;)" office:value-type="float" office:value="3" calcext:value-type="float">
            <text:p>3</text:p>
          </table:table-cell>
          <table:table-cell table:formula="of:=IF([.Y45]&lt;&gt;&quot;&quot;;IF([.Y45]=&quot;(&quot;;1;IF([.Y45]=&quot;[&quot;;2;IF([.Y45]=&quot;{&quot;;3;IF([.Y45]=&quot;&lt;&quot;;4;0))));&quot;&quot;)" office:value-type="float" office:value="4" calcext:value-type="float">
            <text:p>4</text:p>
          </table:table-cell>
          <table:table-cell table:formula="of:=IF([.Z45]&lt;&gt;&quot;&quot;;IF([.Z45]=&quot;(&quot;;1;IF([.Z45]=&quot;[&quot;;2;IF([.Z45]=&quot;{&quot;;3;IF([.Z45]=&quot;&lt;&quot;;4;0))));&quot;&quot;)" office:value-type="float" office:value="4" calcext:value-type="float">
            <text:p>4</text:p>
          </table:table-cell>
          <table:table-cell table:formula="of:=IF([.AA45]&lt;&gt;&quot;&quot;;IF([.AA45]=&quot;(&quot;;1;IF([.AA45]=&quot;[&quot;;2;IF([.AA45]=&quot;{&quot;;3;IF([.AA45]=&quot;&lt;&quot;;4;0))));&quot;&quot;)">
            <text:p/>
          </table:table-cell>
          <table:table-cell table:formula="of:=IF([.AB45]&lt;&gt;&quot;&quot;;IF([.AB45]=&quot;(&quot;;1;IF([.AB45]=&quot;[&quot;;2;IF([.AB45]=&quot;{&quot;;3;IF([.AB45]=&quot;&lt;&quot;;4;0))));&quot;&quot;)">
            <text:p/>
          </table:table-cell>
          <table:table-cell table:number-columns-repeated="2"/>
          <table:table-cell table:formula="of:=[.AD45]" office:value-type="float" office:value="4" calcext:value-type="float">
            <text:p>4</text:p>
          </table:table-cell>
          <table:table-cell table:formula="of:=IF([.AE45]&lt;&gt;&quot;&quot;;[.AE45]+[.AU45]*5;[.AU45])" office:value-type="float" office:value="22" calcext:value-type="float">
            <text:p>22</text:p>
          </table:table-cell>
          <table:table-cell table:formula="of:=IF([.AF45]&lt;&gt;&quot;&quot;;[.AF45]+[.AV45]*5;[.AV45])" office:value-type="float" office:value="113" calcext:value-type="float">
            <text:p>113</text:p>
          </table:table-cell>
          <table:table-cell table:formula="of:=IF([.AG45]&lt;&gt;&quot;&quot;;[.AG45]+[.AW45]*5;[.AW45])" office:value-type="float" office:value="566" calcext:value-type="float">
            <text:p>566</text:p>
          </table:table-cell>
          <table:table-cell table:formula="of:=IF([.AH45]&lt;&gt;&quot;&quot;;[.AH45]+[.AX45]*5;[.AX45])" office:value-type="float" office:value="2832" calcext:value-type="float">
            <text:p>2832</text:p>
          </table:table-cell>
          <table:table-cell table:formula="of:=IF([.AI45]&lt;&gt;&quot;&quot;;[.AI45]+[.AY45]*5;[.AY45])" office:value-type="float" office:value="14164" calcext:value-type="float">
            <text:p>14164</text:p>
          </table:table-cell>
          <table:table-cell table:formula="of:=IF([.AJ45]&lt;&gt;&quot;&quot;;[.AJ45]+[.AZ45]*5;[.AZ45])" office:value-type="float" office:value="70822" calcext:value-type="float">
            <text:p>70822</text:p>
          </table:table-cell>
          <table:table-cell table:formula="of:=IF([.AK45]&lt;&gt;&quot;&quot;;[.AK45]+[.BA45]*5;[.BA45])" office:value-type="float" office:value="354113" calcext:value-type="float">
            <text:p>354113</text:p>
          </table:table-cell>
          <table:table-cell table:formula="of:=IF([.AL45]&lt;&gt;&quot;&quot;;[.AL45]+[.BB45]*5;[.BB45])" office:value-type="float" office:value="1770568" calcext:value-type="float">
            <text:p>1770568</text:p>
          </table:table-cell>
          <table:table-cell table:formula="of:=IF([.AM45]&lt;&gt;&quot;&quot;;[.AM45]+[.BC45]*5;[.BC45])" office:value-type="float" office:value="8852844" calcext:value-type="float">
            <text:p>8852844</text:p>
          </table:table-cell>
          <table:table-cell table:formula="of:=IF([.AN45]&lt;&gt;&quot;&quot;;[.AN45]+[.BD45]*5;[.BD45])" office:value-type="float" office:value="44264223" calcext:value-type="float">
            <text:p>44264223</text:p>
          </table:table-cell>
          <table:table-cell table:formula="of:=IF([.AO45]&lt;&gt;&quot;&quot;;[.AO45]+[.BE45]*5;[.BE45])" office:value-type="float" office:value="221321119" calcext:value-type="float">
            <text:p>221321119</text:p>
          </table:table-cell>
          <table:table-cell table:formula="of:=IF([.AP45]&lt;&gt;&quot;&quot;;[.AP45]+[.BF45]*5;[.BF45])" office:value-type="float" office:value="1106605599" calcext:value-type="float">
            <text:p>1106605599</text:p>
          </table:table-cell>
          <table:table-cell table:formula="of:=IF([.AQ45]&lt;&gt;&quot;&quot;;[.AQ45]+[.BG45]*5;[.BG45])" office:value-type="float" office:value="1106605599" calcext:value-type="float">
            <text:p>1106605599</text:p>
          </table:table-cell>
          <table:table-cell table:formula="of:=IF([.AR45]&lt;&gt;&quot;&quot;;[.AR45]+[.BH45]*5;[.BH45])" office:value-type="float" office:value="1106605599" calcext:value-type="float">
            <text:p>11066055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&lt;{&lt;[(&lt;(&lt;([[{{()()}{&lt;&gt;()}}(&lt;&lt;&gt;()&gt;({}[]))]&lt;&lt;{{}{}}{()&lt;&gt;}&gt;(({})(()()))&gt;])[[([(&lt;&gt;[])(&lt;&gt;)](&lt;(){</text:p>
          </table:table-cell>
          <table:table-cell table:formula="of:=ORG.LIBREOFFICE.REGEX(ORG.LIBREOFFICE.REGEX(ORG.LIBREOFFICE.REGEX(ORG.LIBREOFFICE.REGEX([.A46];&quot;[(][)]&quot;;&quot;&quot;;&quot;g&quot;);&quot;\[\]&quot;;&quot;&quot;;&quot;g&quot;);&quot;\{\}&quot;;&quot;&quot;;&quot;g&quot;);&quot;&lt;&gt;&quot;;&quot;&quot;;&quot;g&quot;)" office:value-type="string" office:string-value="&lt;&lt;{&lt;[(&lt;(&lt;([[{{}}(&lt;&gt;())]&lt;&lt;{}{}&gt;(()())&gt;])[[([()()](&lt;{" calcext:value-type="string">
            <text:p>&lt;&lt;{&lt;[(&lt;(&lt;([[{{}}(&lt;&gt;())]&lt;&lt;{}{}&gt;(()())&gt;])[[([()()](&lt;{</text:p>
          </table:table-cell>
          <table:table-cell table:formula="of:=ORG.LIBREOFFICE.REGEX(ORG.LIBREOFFICE.REGEX(ORG.LIBREOFFICE.REGEX(ORG.LIBREOFFICE.REGEX([.B46];&quot;[(][)]&quot;;&quot;&quot;;&quot;g&quot;);&quot;\[\]&quot;;&quot;&quot;;&quot;g&quot;);&quot;\{\}&quot;;&quot;&quot;;&quot;g&quot;);&quot;&lt;&gt;&quot;;&quot;&quot;;&quot;g&quot;)" office:value-type="string" office:string-value="&lt;&lt;{&lt;[(&lt;(&lt;([[{}()]&lt;()&gt;])[[((&lt;{" calcext:value-type="string">
            <text:p>&lt;&lt;{&lt;[(&lt;(&lt;([[{}()]&lt;()&gt;])[[((&lt;{</text:p>
          </table:table-cell>
          <table:table-cell table:formula="of:=ORG.LIBREOFFICE.REGEX(ORG.LIBREOFFICE.REGEX(ORG.LIBREOFFICE.REGEX(ORG.LIBREOFFICE.REGEX([.C46];&quot;[(][)]&quot;;&quot;&quot;;&quot;g&quot;);&quot;\[\]&quot;;&quot;&quot;;&quot;g&quot;);&quot;\{\}&quot;;&quot;&quot;;&quot;g&quot;);&quot;&lt;&gt;&quot;;&quot;&quot;;&quot;g&quot;)" office:value-type="string" office:string-value="&lt;&lt;{&lt;[(&lt;(&lt;([[]])[[((&lt;{" calcext:value-type="string">
            <text:p>&lt;&lt;{&lt;[(&lt;(&lt;([[]])[[((&lt;{</text:p>
          </table:table-cell>
          <table:table-cell table:formula="of:=ORG.LIBREOFFICE.REGEX(ORG.LIBREOFFICE.REGEX(ORG.LIBREOFFICE.REGEX(ORG.LIBREOFFICE.REGEX([.D46];&quot;[(][)]&quot;;&quot;&quot;;&quot;g&quot;);&quot;\[\]&quot;;&quot;&quot;;&quot;g&quot;);&quot;\{\}&quot;;&quot;&quot;;&quot;g&quot;);&quot;&lt;&gt;&quot;;&quot;&quot;;&quot;g&quot;)" office:value-type="string" office:string-value="&lt;&lt;{&lt;[(&lt;(&lt;([])[[((&lt;{" calcext:value-type="string">
            <text:p>&lt;&lt;{&lt;[(&lt;(&lt;([])[[((&lt;{</text:p>
          </table:table-cell>
          <table:table-cell table:formula="of:=ORG.LIBREOFFICE.REGEX(ORG.LIBREOFFICE.REGEX(ORG.LIBREOFFICE.REGEX(ORG.LIBREOFFICE.REGEX([.E46];&quot;[(][)]&quot;;&quot;&quot;;&quot;g&quot;);&quot;\[\]&quot;;&quot;&quot;;&quot;g&quot;);&quot;\{\}&quot;;&quot;&quot;;&quot;g&quot;);&quot;&lt;&gt;&quot;;&quot;&quot;;&quot;g&quot;)" office:value-type="string" office:string-value="&lt;&lt;{&lt;[(&lt;(&lt;()[[((&lt;{" calcext:value-type="string">
            <text:p>&lt;&lt;{&lt;[(&lt;(&lt;()[[((&lt;{</text:p>
          </table:table-cell>
          <table:table-cell table:formula="of:=ORG.LIBREOFFICE.REGEX(ORG.LIBREOFFICE.REGEX(ORG.LIBREOFFICE.REGEX(ORG.LIBREOFFICE.REGEX([.F46];&quot;[(][)]&quot;;&quot;&quot;;&quot;g&quot;);&quot;\[\]&quot;;&quot;&quot;;&quot;g&quot;);&quot;\{\}&quot;;&quot;&quot;;&quot;g&quot;);&quot;&lt;&gt;&quot;;&quot;&quot;;&quot;g&quot;)" office:value-type="string" office:string-value="&lt;&lt;{&lt;[(&lt;(&lt;[[((&lt;{" calcext:value-type="string">
            <text:p>&lt;&lt;{&lt;[(&lt;(&lt;[[((&lt;{</text:p>
          </table:table-cell>
          <table:table-cell table:formula="of:=ORG.LIBREOFFICE.REGEX(ORG.LIBREOFFICE.REGEX(ORG.LIBREOFFICE.REGEX(ORG.LIBREOFFICE.REGEX([.G46];&quot;[(][)]&quot;;&quot;&quot;;&quot;g&quot;);&quot;\[\]&quot;;&quot;&quot;;&quot;g&quot;);&quot;\{\}&quot;;&quot;&quot;;&quot;g&quot;);&quot;&lt;&gt;&quot;;&quot;&quot;;&quot;g&quot;)" office:value-type="string" office:string-value="&lt;&lt;{&lt;[(&lt;(&lt;[[((&lt;{" calcext:value-type="string">
            <text:p>&lt;&lt;{&lt;[(&lt;(&lt;[[((&lt;{</text:p>
          </table:table-cell>
          <table:table-cell table:formula="of:=ORG.LIBREOFFICE.REGEX(ORG.LIBREOFFICE.REGEX(ORG.LIBREOFFICE.REGEX(ORG.LIBREOFFICE.REGEX([.H46];&quot;[(][)]&quot;;&quot;&quot;;&quot;g&quot;);&quot;\[\]&quot;;&quot;&quot;;&quot;g&quot;);&quot;\{\}&quot;;&quot;&quot;;&quot;g&quot;);&quot;&lt;&gt;&quot;;&quot;&quot;;&quot;g&quot;)" office:value-type="string" office:string-value="&lt;&lt;{&lt;[(&lt;(&lt;[[((&lt;{" calcext:value-type="string">
            <text:p>&lt;&lt;{&lt;[(&lt;(&lt;[[((&lt;{</text:p>
          </table:table-cell>
          <table:table-cell table:formula="of:=ORG.LIBREOFFICE.REGEX(ORG.LIBREOFFICE.REGEX(ORG.LIBREOFFICE.REGEX(ORG.LIBREOFFICE.REGEX([.I46];&quot;[(][)]&quot;;&quot;&quot;;&quot;g&quot;);&quot;\[\]&quot;;&quot;&quot;;&quot;g&quot;);&quot;\{\}&quot;;&quot;&quot;;&quot;g&quot;);&quot;&lt;&gt;&quot;;&quot;&quot;;&quot;g&quot;)" office:value-type="string" office:string-value="&lt;&lt;{&lt;[(&lt;(&lt;[[((&lt;{" calcext:value-type="string">
            <text:p>&lt;&lt;{&lt;[(&lt;(&lt;[[((&lt;{</text:p>
          </table:table-cell>
          <table:table-cell table:formula="of:=ORG.LIBREOFFICE.REGEX(ORG.LIBREOFFICE.REGEX(ORG.LIBREOFFICE.REGEX(ORG.LIBREOFFICE.REGEX([.J46];&quot;[(][)]&quot;;&quot;&quot;;&quot;g&quot;);&quot;\[\]&quot;;&quot;&quot;;&quot;g&quot;);&quot;\{\}&quot;;&quot;&quot;;&quot;g&quot;);&quot;&lt;&gt;&quot;;&quot;&quot;;&quot;g&quot;)" office:value-type="string" office:string-value="&lt;&lt;{&lt;[(&lt;(&lt;[[((&lt;{" calcext:value-type="string">
            <text:p>&lt;&lt;{&lt;[(&lt;(&lt;[[((&lt;{</text:p>
          </table:table-cell>
          <table:table-cell table:formula="of:=IF(ORG.LIBREOFFICE.REGEX(ORG.LIBREOFFICE.REGEX(ORG.LIBREOFFICE.REGEX(ORG.LIBREOFFICE.REGEX(ORG.LIBREOFFICE.REGEX([.K4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6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6]=&quot;&quot;;[.K46];&quot;&quot;)" office:value-type="string" office:string-value="&lt;&lt;{&lt;[(&lt;(&lt;[[((&lt;{" calcext:value-type="string">
            <text:p>&lt;&lt;{&lt;[(&lt;(&lt;[[((&lt;{</text:p>
          </table:table-cell>
          <table:table-cell table:formula="of:=IF(AND([.$M46]&lt;&gt;&quot;&quot;;LEN([.$M46])&gt;=[.N$2]);LEFT(RIGHT([.$M46];[.N$2]);1);&quot;&quot;)" office:value-type="string" office:string-value="{" calcext:value-type="string">
            <text:p>{</text:p>
          </table:table-cell>
          <table:table-cell table:formula="of:=IF(AND([.$M46]&lt;&gt;&quot;&quot;;LEN([.$M46])&gt;=[.O$2]);LEFT(RIGHT([.$M46];[.O$2]);1);&quot;&quot;)" office:value-type="string" office:string-value="&lt;" calcext:value-type="string">
            <text:p>&lt;</text:p>
          </table:table-cell>
          <table:table-cell table:formula="of:=IF(AND([.$M46]&lt;&gt;&quot;&quot;;LEN([.$M46])&gt;=[.P$2]);LEFT(RIGHT([.$M46];[.P$2]);1);&quot;&quot;)" office:value-type="string" office:string-value="(" calcext:value-type="string">
            <text:p>(</text:p>
          </table:table-cell>
          <table:table-cell table:formula="of:=IF(AND([.$M46]&lt;&gt;&quot;&quot;;LEN([.$M46])&gt;=[.Q$2]);LEFT(RIGHT([.$M46];[.Q$2]);1);&quot;&quot;)" office:value-type="string" office:string-value="(" calcext:value-type="string">
            <text:p>(</text:p>
          </table:table-cell>
          <table:table-cell table:formula="of:=IF(AND([.$M46]&lt;&gt;&quot;&quot;;LEN([.$M46])&gt;=[.R$2]);LEFT(RIGHT([.$M46];[.R$2]);1);&quot;&quot;)" office:value-type="string" office:string-value="[" calcext:value-type="string">
            <text:p>[</text:p>
          </table:table-cell>
          <table:table-cell table:formula="of:=IF(AND([.$M46]&lt;&gt;&quot;&quot;;LEN([.$M46])&gt;=[.S$2]);LEFT(RIGHT([.$M46];[.S$2]);1);&quot;&quot;)" office:value-type="string" office:string-value="[" calcext:value-type="string">
            <text:p>[</text:p>
          </table:table-cell>
          <table:table-cell table:formula="of:=IF(AND([.$M46]&lt;&gt;&quot;&quot;;LEN([.$M46])&gt;=[.T$2]);LEFT(RIGHT([.$M46];[.T$2]);1);&quot;&quot;)" office:value-type="string" office:string-value="&lt;" calcext:value-type="string">
            <text:p>&lt;</text:p>
          </table:table-cell>
          <table:table-cell table:formula="of:=IF(AND([.$M46]&lt;&gt;&quot;&quot;;LEN([.$M46])&gt;=[.U$2]);LEFT(RIGHT([.$M46];[.U$2]);1);&quot;&quot;)" office:value-type="string" office:string-value="(" calcext:value-type="string">
            <text:p>(</text:p>
          </table:table-cell>
          <table:table-cell table:formula="of:=IF(AND([.$M46]&lt;&gt;&quot;&quot;;LEN([.$M46])&gt;=[.V$2]);LEFT(RIGHT([.$M46];[.V$2]);1);&quot;&quot;)" office:value-type="string" office:string-value="&lt;" calcext:value-type="string">
            <text:p>&lt;</text:p>
          </table:table-cell>
          <table:table-cell table:formula="of:=IF(AND([.$M46]&lt;&gt;&quot;&quot;;LEN([.$M46])&gt;=[.W$2]);LEFT(RIGHT([.$M46];[.W$2]);1);&quot;&quot;)" office:value-type="string" office:string-value="(" calcext:value-type="string">
            <text:p>(</text:p>
          </table:table-cell>
          <table:table-cell table:formula="of:=IF(AND([.$M46]&lt;&gt;&quot;&quot;;LEN([.$M46])&gt;=[.X$2]);LEFT(RIGHT([.$M46];[.X$2]);1);&quot;&quot;)" office:value-type="string" office:string-value="[" calcext:value-type="string">
            <text:p>[</text:p>
          </table:table-cell>
          <table:table-cell table:formula="of:=IF(AND([.$M46]&lt;&gt;&quot;&quot;;LEN([.$M46])&gt;=[.Y$2]);LEFT(RIGHT([.$M46];[.Y$2]);1);&quot;&quot;)" office:value-type="string" office:string-value="&lt;" calcext:value-type="string">
            <text:p>&lt;</text:p>
          </table:table-cell>
          <table:table-cell table:formula="of:=IF(AND([.$M46]&lt;&gt;&quot;&quot;;LEN([.$M46])&gt;=[.Z$2]);LEFT(RIGHT([.$M46];[.Z$2]);1);&quot;&quot;)" office:value-type="string" office:string-value="{" calcext:value-type="string">
            <text:p>{</text:p>
          </table:table-cell>
          <table:table-cell table:formula="of:=IF(AND([.$M46]&lt;&gt;&quot;&quot;;LEN([.$M46])&gt;=[.AA$2]);LEFT(RIGHT([.$M46];[.AA$2]);1);&quot;&quot;)" office:value-type="string" office:string-value="&lt;" calcext:value-type="string">
            <text:p>&lt;</text:p>
          </table:table-cell>
          <table:table-cell table:formula="of:=IF(AND([.$M46]&lt;&gt;&quot;&quot;;LEN([.$M46])&gt;=[.AB$2]);LEFT(RIGHT([.$M46];[.AB$2]);1);&quot;&quot;)" office:value-type="string" office:string-value="&lt;" calcext:value-type="string">
            <text:p>&lt;</text:p>
          </table:table-cell>
          <table:table-cell table:formula="of:=IF([.M46]=&quot;&quot;;&quot;&quot;;0)" office:value-type="float" office:value="0" calcext:value-type="float">
            <text:p>0</text:p>
          </table:table-cell>
          <table:table-cell table:formula="of:=IF([.N46]&lt;&gt;&quot;&quot;;IF([.N46]=&quot;(&quot;;1;IF([.N46]=&quot;[&quot;;2;IF([.N46]=&quot;{&quot;;3;IF([.N46]=&quot;&lt;&quot;;4;0))));&quot;&quot;)" office:value-type="float" office:value="3" calcext:value-type="float">
            <text:p>3</text:p>
          </table:table-cell>
          <table:table-cell table:formula="of:=IF([.O46]&lt;&gt;&quot;&quot;;IF([.O46]=&quot;(&quot;;1;IF([.O46]=&quot;[&quot;;2;IF([.O46]=&quot;{&quot;;3;IF([.O46]=&quot;&lt;&quot;;4;0))));&quot;&quot;)" office:value-type="float" office:value="4" calcext:value-type="float">
            <text:p>4</text:p>
          </table:table-cell>
          <table:table-cell table:formula="of:=IF([.P46]&lt;&gt;&quot;&quot;;IF([.P46]=&quot;(&quot;;1;IF([.P46]=&quot;[&quot;;2;IF([.P46]=&quot;{&quot;;3;IF([.P46]=&quot;&lt;&quot;;4;0))));&quot;&quot;)" office:value-type="float" office:value="1" calcext:value-type="float">
            <text:p>1</text:p>
          </table:table-cell>
          <table:table-cell table:formula="of:=IF([.Q46]&lt;&gt;&quot;&quot;;IF([.Q46]=&quot;(&quot;;1;IF([.Q46]=&quot;[&quot;;2;IF([.Q46]=&quot;{&quot;;3;IF([.Q46]=&quot;&lt;&quot;;4;0))));&quot;&quot;)" office:value-type="float" office:value="1" calcext:value-type="float">
            <text:p>1</text:p>
          </table:table-cell>
          <table:table-cell table:formula="of:=IF([.R46]&lt;&gt;&quot;&quot;;IF([.R46]=&quot;(&quot;;1;IF([.R46]=&quot;[&quot;;2;IF([.R46]=&quot;{&quot;;3;IF([.R46]=&quot;&lt;&quot;;4;0))));&quot;&quot;)" office:value-type="float" office:value="2" calcext:value-type="float">
            <text:p>2</text:p>
          </table:table-cell>
          <table:table-cell table:formula="of:=IF([.S46]&lt;&gt;&quot;&quot;;IF([.S46]=&quot;(&quot;;1;IF([.S46]=&quot;[&quot;;2;IF([.S46]=&quot;{&quot;;3;IF([.S46]=&quot;&lt;&quot;;4;0))));&quot;&quot;)" office:value-type="float" office:value="2" calcext:value-type="float">
            <text:p>2</text:p>
          </table:table-cell>
          <table:table-cell table:formula="of:=IF([.T46]&lt;&gt;&quot;&quot;;IF([.T46]=&quot;(&quot;;1;IF([.T46]=&quot;[&quot;;2;IF([.T46]=&quot;{&quot;;3;IF([.T46]=&quot;&lt;&quot;;4;0))));&quot;&quot;)" office:value-type="float" office:value="4" calcext:value-type="float">
            <text:p>4</text:p>
          </table:table-cell>
          <table:table-cell table:formula="of:=IF([.U46]&lt;&gt;&quot;&quot;;IF([.U46]=&quot;(&quot;;1;IF([.U46]=&quot;[&quot;;2;IF([.U46]=&quot;{&quot;;3;IF([.U46]=&quot;&lt;&quot;;4;0))));&quot;&quot;)" office:value-type="float" office:value="1" calcext:value-type="float">
            <text:p>1</text:p>
          </table:table-cell>
          <table:table-cell table:formula="of:=IF([.V46]&lt;&gt;&quot;&quot;;IF([.V46]=&quot;(&quot;;1;IF([.V46]=&quot;[&quot;;2;IF([.V46]=&quot;{&quot;;3;IF([.V46]=&quot;&lt;&quot;;4;0))));&quot;&quot;)" office:value-type="float" office:value="4" calcext:value-type="float">
            <text:p>4</text:p>
          </table:table-cell>
          <table:table-cell table:formula="of:=IF([.W46]&lt;&gt;&quot;&quot;;IF([.W46]=&quot;(&quot;;1;IF([.W46]=&quot;[&quot;;2;IF([.W46]=&quot;{&quot;;3;IF([.W46]=&quot;&lt;&quot;;4;0))));&quot;&quot;)" office:value-type="float" office:value="1" calcext:value-type="float">
            <text:p>1</text:p>
          </table:table-cell>
          <table:table-cell table:formula="of:=IF([.X46]&lt;&gt;&quot;&quot;;IF([.X46]=&quot;(&quot;;1;IF([.X46]=&quot;[&quot;;2;IF([.X46]=&quot;{&quot;;3;IF([.X46]=&quot;&lt;&quot;;4;0))));&quot;&quot;)" office:value-type="float" office:value="2" calcext:value-type="float">
            <text:p>2</text:p>
          </table:table-cell>
          <table:table-cell table:formula="of:=IF([.Y46]&lt;&gt;&quot;&quot;;IF([.Y46]=&quot;(&quot;;1;IF([.Y46]=&quot;[&quot;;2;IF([.Y46]=&quot;{&quot;;3;IF([.Y46]=&quot;&lt;&quot;;4;0))));&quot;&quot;)" office:value-type="float" office:value="4" calcext:value-type="float">
            <text:p>4</text:p>
          </table:table-cell>
          <table:table-cell table:formula="of:=IF([.Z46]&lt;&gt;&quot;&quot;;IF([.Z46]=&quot;(&quot;;1;IF([.Z46]=&quot;[&quot;;2;IF([.Z46]=&quot;{&quot;;3;IF([.Z46]=&quot;&lt;&quot;;4;0))));&quot;&quot;)" office:value-type="float" office:value="3" calcext:value-type="float">
            <text:p>3</text:p>
          </table:table-cell>
          <table:table-cell table:formula="of:=IF([.AA46]&lt;&gt;&quot;&quot;;IF([.AA46]=&quot;(&quot;;1;IF([.AA46]=&quot;[&quot;;2;IF([.AA46]=&quot;{&quot;;3;IF([.AA46]=&quot;&lt;&quot;;4;0))));&quot;&quot;)" office:value-type="float" office:value="4" calcext:value-type="float">
            <text:p>4</text:p>
          </table:table-cell>
          <table:table-cell table:formula="of:=IF([.AB46]&lt;&gt;&quot;&quot;;IF([.AB46]=&quot;(&quot;;1;IF([.AB46]=&quot;[&quot;;2;IF([.AB46]=&quot;{&quot;;3;IF([.AB46]=&quot;&lt;&quot;;4;0))));&quot;&quot;)" office:value-type="float" office:value="4" calcext:value-type="float">
            <text:p>4</text:p>
          </table:table-cell>
          <table:table-cell table:number-columns-repeated="2"/>
          <table:table-cell table:formula="of:=[.AD46]" office:value-type="float" office:value="3" calcext:value-type="float">
            <text:p>3</text:p>
          </table:table-cell>
          <table:table-cell table:formula="of:=IF([.AE46]&lt;&gt;&quot;&quot;;[.AE46]+[.AU46]*5;[.AU46])" office:value-type="float" office:value="19" calcext:value-type="float">
            <text:p>19</text:p>
          </table:table-cell>
          <table:table-cell table:formula="of:=IF([.AF46]&lt;&gt;&quot;&quot;;[.AF46]+[.AV46]*5;[.AV46])" office:value-type="float" office:value="96" calcext:value-type="float">
            <text:p>96</text:p>
          </table:table-cell>
          <table:table-cell table:formula="of:=IF([.AG46]&lt;&gt;&quot;&quot;;[.AG46]+[.AW46]*5;[.AW46])" office:value-type="float" office:value="481" calcext:value-type="float">
            <text:p>481</text:p>
          </table:table-cell>
          <table:table-cell table:formula="of:=IF([.AH46]&lt;&gt;&quot;&quot;;[.AH46]+[.AX46]*5;[.AX46])" office:value-type="float" office:value="2407" calcext:value-type="float">
            <text:p>2407</text:p>
          </table:table-cell>
          <table:table-cell table:formula="of:=IF([.AI46]&lt;&gt;&quot;&quot;;[.AI46]+[.AY46]*5;[.AY46])" office:value-type="float" office:value="12037" calcext:value-type="float">
            <text:p>12037</text:p>
          </table:table-cell>
          <table:table-cell table:formula="of:=IF([.AJ46]&lt;&gt;&quot;&quot;;[.AJ46]+[.AZ46]*5;[.AZ46])" office:value-type="float" office:value="60189" calcext:value-type="float">
            <text:p>60189</text:p>
          </table:table-cell>
          <table:table-cell table:formula="of:=IF([.AK46]&lt;&gt;&quot;&quot;;[.AK46]+[.BA46]*5;[.BA46])" office:value-type="float" office:value="300946" calcext:value-type="float">
            <text:p>300946</text:p>
          </table:table-cell>
          <table:table-cell table:formula="of:=IF([.AL46]&lt;&gt;&quot;&quot;;[.AL46]+[.BB46]*5;[.BB46])" office:value-type="float" office:value="1504734" calcext:value-type="float">
            <text:p>1504734</text:p>
          </table:table-cell>
          <table:table-cell table:formula="of:=IF([.AM46]&lt;&gt;&quot;&quot;;[.AM46]+[.BC46]*5;[.BC46])" office:value-type="float" office:value="7523671" calcext:value-type="float">
            <text:p>7523671</text:p>
          </table:table-cell>
          <table:table-cell table:formula="of:=IF([.AN46]&lt;&gt;&quot;&quot;;[.AN46]+[.BD46]*5;[.BD46])" office:value-type="float" office:value="37618357" calcext:value-type="float">
            <text:p>37618357</text:p>
          </table:table-cell>
          <table:table-cell table:formula="of:=IF([.AO46]&lt;&gt;&quot;&quot;;[.AO46]+[.BE46]*5;[.BE46])" office:value-type="float" office:value="188091789" calcext:value-type="float">
            <text:p>188091789</text:p>
          </table:table-cell>
          <table:table-cell table:formula="of:=IF([.AP46]&lt;&gt;&quot;&quot;;[.AP46]+[.BF46]*5;[.BF46])" office:value-type="float" office:value="940458948" calcext:value-type="float">
            <text:p>940458948</text:p>
          </table:table-cell>
          <table:table-cell table:formula="of:=IF([.AQ46]&lt;&gt;&quot;&quot;;[.AQ46]+[.BG46]*5;[.BG46])" office:value-type="float" office:value="4702294744" calcext:value-type="float">
            <text:p>4702294744</text:p>
          </table:table-cell>
          <table:table-cell table:formula="of:=IF([.AR46]&lt;&gt;&quot;&quot;;[.AR46]+[.BH46]*5;[.BH46])" office:value-type="float" office:value="23511473724" calcext:value-type="float">
            <text:p>2351147372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[((({[([&lt;{[{&lt;&gt;&lt;&gt;}[()[]]][{[][]}{(){}}]&gt;&gt;(&lt;{{[]{}}&lt;()[]&gt;}&lt;{()&lt;&gt;}&lt;[]()&gt;&gt;&gt;[{({}&lt;&gt;)&lt;{}()&gt;}])])]&lt;(&lt;{{{&lt;[]()</text:p>
          </table:table-cell>
          <table:table-cell table:formula="of:=ORG.LIBREOFFICE.REGEX(ORG.LIBREOFFICE.REGEX(ORG.LIBREOFFICE.REGEX(ORG.LIBREOFFICE.REGEX([.A47];&quot;[(][)]&quot;;&quot;&quot;;&quot;g&quot;);&quot;\[\]&quot;;&quot;&quot;;&quot;g&quot;);&quot;\{\}&quot;;&quot;&quot;;&quot;g&quot;);&quot;&lt;&gt;&quot;;&quot;&quot;;&quot;g&quot;)" office:value-type="string" office:string-value="({[((({[([&lt;{[{}[]][{}]&gt;&gt;(&lt;{{}}&lt;{}&gt;&gt;[{()}])])]&lt;(&lt;{{{&lt;" calcext:value-type="string">
            <text:p>({[((({[([&lt;{[{}[]][{}]&gt;&gt;(&lt;{{}}&lt;{}&gt;&gt;[{()}])])]&lt;(&lt;{{{&lt;</text:p>
          </table:table-cell>
          <table:table-cell table:formula="of:=ORG.LIBREOFFICE.REGEX(ORG.LIBREOFFICE.REGEX(ORG.LIBREOFFICE.REGEX(ORG.LIBREOFFICE.REGEX([.B47];&quot;[(][)]&quot;;&quot;&quot;;&quot;g&quot;);&quot;\[\]&quot;;&quot;&quot;;&quot;g&quot;);&quot;\{\}&quot;;&quot;&quot;;&quot;g&quot;);&quot;&lt;&gt;&quot;;&quot;&quot;;&quot;g&quot;)" office:value-type="string" office:string-value="({[((({[([&lt;{[][]&gt;&gt;(&lt;{}&gt;[])])]&lt;(&lt;{{{&lt;" calcext:value-type="string">
            <text:p>({[((({[([&lt;{[][]&gt;&gt;(&lt;{}&gt;[])])]&lt;(&lt;{{{&lt;</text:p>
          </table:table-cell>
          <table:table-cell table:formula="of:=ORG.LIBREOFFICE.REGEX(ORG.LIBREOFFICE.REGEX(ORG.LIBREOFFICE.REGEX(ORG.LIBREOFFICE.REGEX([.C47];&quot;[(][)]&quot;;&quot;&quot;;&quot;g&quot;);&quot;\[\]&quot;;&quot;&quot;;&quot;g&quot;);&quot;\{\}&quot;;&quot;&quot;;&quot;g&quot;);&quot;&lt;&gt;&quot;;&quot;&quot;;&quot;g&quot;)" office:value-type="string" office:string-value="({[((({[([&lt;{&gt;&gt;()])]&lt;(&lt;{{{&lt;" calcext:value-type="string">
            <text:p>({[((({[([&lt;{&gt;&gt;()])]&lt;(&lt;{{{&lt;</text:p>
          </table:table-cell>
          <table:table-cell table:formula="of:=ORG.LIBREOFFICE.REGEX(ORG.LIBREOFFICE.REGEX(ORG.LIBREOFFICE.REGEX(ORG.LIBREOFFICE.REGEX([.D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ORG.LIBREOFFICE.REGEX(ORG.LIBREOFFICE.REGEX(ORG.LIBREOFFICE.REGEX(ORG.LIBREOFFICE.REGEX([.E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ORG.LIBREOFFICE.REGEX(ORG.LIBREOFFICE.REGEX(ORG.LIBREOFFICE.REGEX(ORG.LIBREOFFICE.REGEX([.F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ORG.LIBREOFFICE.REGEX(ORG.LIBREOFFICE.REGEX(ORG.LIBREOFFICE.REGEX(ORG.LIBREOFFICE.REGEX([.G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ORG.LIBREOFFICE.REGEX(ORG.LIBREOFFICE.REGEX(ORG.LIBREOFFICE.REGEX(ORG.LIBREOFFICE.REGEX([.H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ORG.LIBREOFFICE.REGEX(ORG.LIBREOFFICE.REGEX(ORG.LIBREOFFICE.REGEX(ORG.LIBREOFFICE.REGEX([.I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ORG.LIBREOFFICE.REGEX(ORG.LIBREOFFICE.REGEX(ORG.LIBREOFFICE.REGEX(ORG.LIBREOFFICE.REGEX([.J47];&quot;[(][)]&quot;;&quot;&quot;;&quot;g&quot;);&quot;\[\]&quot;;&quot;&quot;;&quot;g&quot;);&quot;\{\}&quot;;&quot;&quot;;&quot;g&quot;);&quot;&lt;&gt;&quot;;&quot;&quot;;&quot;g&quot;)" office:value-type="string" office:string-value="({[((({[([&lt;{&gt;&gt;])]&lt;(&lt;{{{&lt;" calcext:value-type="string">
            <text:p>({[((({[([&lt;{&gt;&gt;])]&lt;(&lt;{{{&lt;</text:p>
          </table:table-cell>
          <table:table-cell table:formula="of:=IF(ORG.LIBREOFFICE.REGEX(ORG.LIBREOFFICE.REGEX(ORG.LIBREOFFICE.REGEX(ORG.LIBREOFFICE.REGEX(ORG.LIBREOFFICE.REGEX([.K4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7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47]=&quot;&quot;;[.K47];&quot;&quot;)">
            <text:p/>
          </table:table-cell>
          <table:table-cell table:formula="of:=IF(AND([.$M47]&lt;&gt;&quot;&quot;;LEN([.$M47])&gt;=[.N$2]);LEFT(RIGHT([.$M47];[.N$2]);1);&quot;&quot;)">
            <text:p/>
          </table:table-cell>
          <table:table-cell table:formula="of:=IF(AND([.$M47]&lt;&gt;&quot;&quot;;LEN([.$M47])&gt;=[.O$2]);LEFT(RIGHT([.$M47];[.O$2]);1);&quot;&quot;)">
            <text:p/>
          </table:table-cell>
          <table:table-cell table:formula="of:=IF(AND([.$M47]&lt;&gt;&quot;&quot;;LEN([.$M47])&gt;=[.P$2]);LEFT(RIGHT([.$M47];[.P$2]);1);&quot;&quot;)">
            <text:p/>
          </table:table-cell>
          <table:table-cell table:formula="of:=IF(AND([.$M47]&lt;&gt;&quot;&quot;;LEN([.$M47])&gt;=[.Q$2]);LEFT(RIGHT([.$M47];[.Q$2]);1);&quot;&quot;)">
            <text:p/>
          </table:table-cell>
          <table:table-cell table:formula="of:=IF(AND([.$M47]&lt;&gt;&quot;&quot;;LEN([.$M47])&gt;=[.R$2]);LEFT(RIGHT([.$M47];[.R$2]);1);&quot;&quot;)">
            <text:p/>
          </table:table-cell>
          <table:table-cell table:formula="of:=IF(AND([.$M47]&lt;&gt;&quot;&quot;;LEN([.$M47])&gt;=[.S$2]);LEFT(RIGHT([.$M47];[.S$2]);1);&quot;&quot;)">
            <text:p/>
          </table:table-cell>
          <table:table-cell table:formula="of:=IF(AND([.$M47]&lt;&gt;&quot;&quot;;LEN([.$M47])&gt;=[.T$2]);LEFT(RIGHT([.$M47];[.T$2]);1);&quot;&quot;)">
            <text:p/>
          </table:table-cell>
          <table:table-cell table:formula="of:=IF(AND([.$M47]&lt;&gt;&quot;&quot;;LEN([.$M47])&gt;=[.U$2]);LEFT(RIGHT([.$M47];[.U$2]);1);&quot;&quot;)">
            <text:p/>
          </table:table-cell>
          <table:table-cell table:formula="of:=IF(AND([.$M47]&lt;&gt;&quot;&quot;;LEN([.$M47])&gt;=[.V$2]);LEFT(RIGHT([.$M47];[.V$2]);1);&quot;&quot;)">
            <text:p/>
          </table:table-cell>
          <table:table-cell table:formula="of:=IF(AND([.$M47]&lt;&gt;&quot;&quot;;LEN([.$M47])&gt;=[.W$2]);LEFT(RIGHT([.$M47];[.W$2]);1);&quot;&quot;)">
            <text:p/>
          </table:table-cell>
          <table:table-cell table:formula="of:=IF(AND([.$M47]&lt;&gt;&quot;&quot;;LEN([.$M47])&gt;=[.X$2]);LEFT(RIGHT([.$M47];[.X$2]);1);&quot;&quot;)">
            <text:p/>
          </table:table-cell>
          <table:table-cell table:formula="of:=IF(AND([.$M47]&lt;&gt;&quot;&quot;;LEN([.$M47])&gt;=[.Y$2]);LEFT(RIGHT([.$M47];[.Y$2]);1);&quot;&quot;)">
            <text:p/>
          </table:table-cell>
          <table:table-cell table:formula="of:=IF(AND([.$M47]&lt;&gt;&quot;&quot;;LEN([.$M47])&gt;=[.Z$2]);LEFT(RIGHT([.$M47];[.Z$2]);1);&quot;&quot;)">
            <text:p/>
          </table:table-cell>
          <table:table-cell table:formula="of:=IF(AND([.$M47]&lt;&gt;&quot;&quot;;LEN([.$M47])&gt;=[.AA$2]);LEFT(RIGHT([.$M47];[.AA$2]);1);&quot;&quot;)">
            <text:p/>
          </table:table-cell>
          <table:table-cell table:formula="of:=IF(AND([.$M47]&lt;&gt;&quot;&quot;;LEN([.$M47])&gt;=[.AB$2]);LEFT(RIGHT([.$M47];[.AB$2]);1);&quot;&quot;)">
            <text:p/>
          </table:table-cell>
          <table:table-cell table:formula="of:=IF([.M47]=&quot;&quot;;&quot;&quot;;0)">
            <text:p/>
          </table:table-cell>
          <table:table-cell table:formula="of:=IF([.N47]&lt;&gt;&quot;&quot;;IF([.N47]=&quot;(&quot;;1;IF([.N47]=&quot;[&quot;;2;IF([.N47]=&quot;{&quot;;3;IF([.N47]=&quot;&lt;&quot;;4;0))));&quot;&quot;)">
            <text:p/>
          </table:table-cell>
          <table:table-cell table:formula="of:=IF([.O47]&lt;&gt;&quot;&quot;;IF([.O47]=&quot;(&quot;;1;IF([.O47]=&quot;[&quot;;2;IF([.O47]=&quot;{&quot;;3;IF([.O47]=&quot;&lt;&quot;;4;0))));&quot;&quot;)">
            <text:p/>
          </table:table-cell>
          <table:table-cell table:formula="of:=IF([.P47]&lt;&gt;&quot;&quot;;IF([.P47]=&quot;(&quot;;1;IF([.P47]=&quot;[&quot;;2;IF([.P47]=&quot;{&quot;;3;IF([.P47]=&quot;&lt;&quot;;4;0))));&quot;&quot;)">
            <text:p/>
          </table:table-cell>
          <table:table-cell table:formula="of:=IF([.Q47]&lt;&gt;&quot;&quot;;IF([.Q47]=&quot;(&quot;;1;IF([.Q47]=&quot;[&quot;;2;IF([.Q47]=&quot;{&quot;;3;IF([.Q47]=&quot;&lt;&quot;;4;0))));&quot;&quot;)">
            <text:p/>
          </table:table-cell>
          <table:table-cell table:formula="of:=IF([.R47]&lt;&gt;&quot;&quot;;IF([.R47]=&quot;(&quot;;1;IF([.R47]=&quot;[&quot;;2;IF([.R47]=&quot;{&quot;;3;IF([.R47]=&quot;&lt;&quot;;4;0))));&quot;&quot;)">
            <text:p/>
          </table:table-cell>
          <table:table-cell table:formula="of:=IF([.S47]&lt;&gt;&quot;&quot;;IF([.S47]=&quot;(&quot;;1;IF([.S47]=&quot;[&quot;;2;IF([.S47]=&quot;{&quot;;3;IF([.S47]=&quot;&lt;&quot;;4;0))));&quot;&quot;)">
            <text:p/>
          </table:table-cell>
          <table:table-cell table:formula="of:=IF([.T47]&lt;&gt;&quot;&quot;;IF([.T47]=&quot;(&quot;;1;IF([.T47]=&quot;[&quot;;2;IF([.T47]=&quot;{&quot;;3;IF([.T47]=&quot;&lt;&quot;;4;0))));&quot;&quot;)">
            <text:p/>
          </table:table-cell>
          <table:table-cell table:formula="of:=IF([.U47]&lt;&gt;&quot;&quot;;IF([.U47]=&quot;(&quot;;1;IF([.U47]=&quot;[&quot;;2;IF([.U47]=&quot;{&quot;;3;IF([.U47]=&quot;&lt;&quot;;4;0))));&quot;&quot;)">
            <text:p/>
          </table:table-cell>
          <table:table-cell table:formula="of:=IF([.V47]&lt;&gt;&quot;&quot;;IF([.V47]=&quot;(&quot;;1;IF([.V47]=&quot;[&quot;;2;IF([.V47]=&quot;{&quot;;3;IF([.V47]=&quot;&lt;&quot;;4;0))));&quot;&quot;)">
            <text:p/>
          </table:table-cell>
          <table:table-cell table:formula="of:=IF([.W47]&lt;&gt;&quot;&quot;;IF([.W47]=&quot;(&quot;;1;IF([.W47]=&quot;[&quot;;2;IF([.W47]=&quot;{&quot;;3;IF([.W47]=&quot;&lt;&quot;;4;0))));&quot;&quot;)">
            <text:p/>
          </table:table-cell>
          <table:table-cell table:formula="of:=IF([.X47]&lt;&gt;&quot;&quot;;IF([.X47]=&quot;(&quot;;1;IF([.X47]=&quot;[&quot;;2;IF([.X47]=&quot;{&quot;;3;IF([.X47]=&quot;&lt;&quot;;4;0))));&quot;&quot;)">
            <text:p/>
          </table:table-cell>
          <table:table-cell table:formula="of:=IF([.Y47]&lt;&gt;&quot;&quot;;IF([.Y47]=&quot;(&quot;;1;IF([.Y47]=&quot;[&quot;;2;IF([.Y47]=&quot;{&quot;;3;IF([.Y47]=&quot;&lt;&quot;;4;0))));&quot;&quot;)">
            <text:p/>
          </table:table-cell>
          <table:table-cell table:formula="of:=IF([.Z47]&lt;&gt;&quot;&quot;;IF([.Z47]=&quot;(&quot;;1;IF([.Z47]=&quot;[&quot;;2;IF([.Z47]=&quot;{&quot;;3;IF([.Z47]=&quot;&lt;&quot;;4;0))));&quot;&quot;)">
            <text:p/>
          </table:table-cell>
          <table:table-cell table:formula="of:=IF([.AA47]&lt;&gt;&quot;&quot;;IF([.AA47]=&quot;(&quot;;1;IF([.AA47]=&quot;[&quot;;2;IF([.AA47]=&quot;{&quot;;3;IF([.AA47]=&quot;&lt;&quot;;4;0))));&quot;&quot;)">
            <text:p/>
          </table:table-cell>
          <table:table-cell table:formula="of:=IF([.AB47]&lt;&gt;&quot;&quot;;IF([.AB47]=&quot;(&quot;;1;IF([.AB47]=&quot;[&quot;;2;IF([.AB47]=&quot;{&quot;;3;IF([.AB47]=&quot;&lt;&quot;;4;0))));&quot;&quot;)">
            <text:p/>
          </table:table-cell>
          <table:table-cell table:number-columns-repeated="2"/>
          <table:table-cell table:formula="of:=[.AD47]">
            <text:p/>
          </table:table-cell>
          <table:table-cell table:formula="of:=IF([.AE47]&lt;&gt;&quot;&quot;;[.AE47]+[.AU47]*5;[.AU47])">
            <text:p/>
          </table:table-cell>
          <table:table-cell table:formula="of:=IF([.AF47]&lt;&gt;&quot;&quot;;[.AF47]+[.AV47]*5;[.AV47])">
            <text:p/>
          </table:table-cell>
          <table:table-cell table:formula="of:=IF([.AG47]&lt;&gt;&quot;&quot;;[.AG47]+[.AW47]*5;[.AW47])">
            <text:p/>
          </table:table-cell>
          <table:table-cell table:formula="of:=IF([.AH47]&lt;&gt;&quot;&quot;;[.AH47]+[.AX47]*5;[.AX47])">
            <text:p/>
          </table:table-cell>
          <table:table-cell table:formula="of:=IF([.AI47]&lt;&gt;&quot;&quot;;[.AI47]+[.AY47]*5;[.AY47])">
            <text:p/>
          </table:table-cell>
          <table:table-cell table:formula="of:=IF([.AJ47]&lt;&gt;&quot;&quot;;[.AJ47]+[.AZ47]*5;[.AZ47])">
            <text:p/>
          </table:table-cell>
          <table:table-cell table:formula="of:=IF([.AK47]&lt;&gt;&quot;&quot;;[.AK47]+[.BA47]*5;[.BA47])">
            <text:p/>
          </table:table-cell>
          <table:table-cell table:formula="of:=IF([.AL47]&lt;&gt;&quot;&quot;;[.AL47]+[.BB47]*5;[.BB47])">
            <text:p/>
          </table:table-cell>
          <table:table-cell table:formula="of:=IF([.AM47]&lt;&gt;&quot;&quot;;[.AM47]+[.BC47]*5;[.BC47])">
            <text:p/>
          </table:table-cell>
          <table:table-cell table:formula="of:=IF([.AN47]&lt;&gt;&quot;&quot;;[.AN47]+[.BD47]*5;[.BD47])">
            <text:p/>
          </table:table-cell>
          <table:table-cell table:formula="of:=IF([.AO47]&lt;&gt;&quot;&quot;;[.AO47]+[.BE47]*5;[.BE47])">
            <text:p/>
          </table:table-cell>
          <table:table-cell table:formula="of:=IF([.AP47]&lt;&gt;&quot;&quot;;[.AP47]+[.BF47]*5;[.BF47])">
            <text:p/>
          </table:table-cell>
          <table:table-cell table:formula="of:=IF([.AQ47]&lt;&gt;&quot;&quot;;[.AQ47]+[.BG47]*5;[.BG47])">
            <text:p/>
          </table:table-cell>
          <table:table-cell table:formula="of:=IF([.AR47]&lt;&gt;&quot;&quot;;[.AR47]+[.BH47]*5;[.BH47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[{&lt;&lt;{&lt;&lt;{&lt;(({[&lt;&gt;&lt;&gt;]{{}&lt;&gt;}})){&lt;[{&lt;&gt;[]}({}{})]([{}()]{&lt;&gt;()})&gt;[&lt;{&lt;&gt;&lt;&gt;}&lt;&lt;&gt;{}&gt;}([&lt;&gt;[]]&lt;[]()&gt;)]}&gt;(</text:p>
          </table:table-cell>
          <table:table-cell table:formula="of:=ORG.LIBREOFFICE.REGEX(ORG.LIBREOFFICE.REGEX(ORG.LIBREOFFICE.REGEX(ORG.LIBREOFFICE.REGEX([.A48];&quot;[(][)]&quot;;&quot;&quot;;&quot;g&quot;);&quot;\[\]&quot;;&quot;&quot;;&quot;g&quot;);&quot;\{\}&quot;;&quot;&quot;;&quot;g&quot;);&quot;&lt;&gt;&quot;;&quot;&quot;;&quot;g&quot;)" office:value-type="string" office:string-value="&lt;[{&lt;&lt;{&lt;&lt;{&lt;(({[]{}})){&lt;[{}()]([]{})&gt;[&lt;{}&lt;&gt;}([])]}&gt;(" calcext:value-type="string">
            <text:p>&lt;[{&lt;&lt;{&lt;&lt;{&lt;(({[]{}})){&lt;[{}()]([]{})&gt;[&lt;{}&lt;&gt;}([])]}&gt;(</text:p>
          </table:table-cell>
          <table:table-cell table:formula="of:=ORG.LIBREOFFICE.REGEX(ORG.LIBREOFFICE.REGEX(ORG.LIBREOFFICE.REGEX(ORG.LIBREOFFICE.REGEX([.B48];&quot;[(][)]&quot;;&quot;&quot;;&quot;g&quot;);&quot;\[\]&quot;;&quot;&quot;;&quot;g&quot;);&quot;\{\}&quot;;&quot;&quot;;&quot;g&quot;);&quot;&lt;&gt;&quot;;&quot;&quot;;&quot;g&quot;)" office:value-type="string" office:string-value="&lt;[{&lt;&lt;{&lt;&lt;{&lt;(({})){&lt;[]()&gt;[&lt;}()]}&gt;(" calcext:value-type="string">
            <text:p>&lt;[{&lt;&lt;{&lt;&lt;{&lt;(({})){&lt;[]()&gt;[&lt;}()]}&gt;(</text:p>
          </table:table-cell>
          <table:table-cell table:formula="of:=ORG.LIBREOFFICE.REGEX(ORG.LIBREOFFICE.REGEX(ORG.LIBREOFFICE.REGEX(ORG.LIBREOFFICE.REGEX([.C48];&quot;[(][)]&quot;;&quot;&quot;;&quot;g&quot;);&quot;\[\]&quot;;&quot;&quot;;&quot;g&quot;);&quot;\{\}&quot;;&quot;&quot;;&quot;g&quot;);&quot;&lt;&gt;&quot;;&quot;&quot;;&quot;g&quot;)" office:value-type="string" office:string-value="&lt;[{&lt;&lt;{&lt;&lt;{&lt;(()){[&lt;}]}&gt;(" calcext:value-type="string">
            <text:p>&lt;[{&lt;&lt;{&lt;&lt;{&lt;(()){[&lt;}]}&gt;(</text:p>
          </table:table-cell>
          <table:table-cell table:formula="of:=ORG.LIBREOFFICE.REGEX(ORG.LIBREOFFICE.REGEX(ORG.LIBREOFFICE.REGEX(ORG.LIBREOFFICE.REGEX([.D48];&quot;[(][)]&quot;;&quot;&quot;;&quot;g&quot;);&quot;\[\]&quot;;&quot;&quot;;&quot;g&quot;);&quot;\{\}&quot;;&quot;&quot;;&quot;g&quot;);&quot;&lt;&gt;&quot;;&quot;&quot;;&quot;g&quot;)" office:value-type="string" office:string-value="&lt;[{&lt;&lt;{&lt;&lt;{&lt;(){[&lt;}]}&gt;(" calcext:value-type="string">
            <text:p>&lt;[{&lt;&lt;{&lt;&lt;{&lt;(){[&lt;}]}&gt;(</text:p>
          </table:table-cell>
          <table:table-cell table:formula="of:=ORG.LIBREOFFICE.REGEX(ORG.LIBREOFFICE.REGEX(ORG.LIBREOFFICE.REGEX(ORG.LIBREOFFICE.REGEX([.E48];&quot;[(][)]&quot;;&quot;&quot;;&quot;g&quot;);&quot;\[\]&quot;;&quot;&quot;;&quot;g&quot;);&quot;\{\}&quot;;&quot;&quot;;&quot;g&quot;);&quot;&lt;&gt;&quot;;&quot;&quot;;&quot;g&quot;)" office:value-type="string" office:string-value="&lt;[{&lt;&lt;{&lt;&lt;{&lt;{[&lt;}]}&gt;(" calcext:value-type="string">
            <text:p>&lt;[{&lt;&lt;{&lt;&lt;{&lt;{[&lt;}]}&gt;(</text:p>
          </table:table-cell>
          <table:table-cell table:formula="of:=ORG.LIBREOFFICE.REGEX(ORG.LIBREOFFICE.REGEX(ORG.LIBREOFFICE.REGEX(ORG.LIBREOFFICE.REGEX([.F48];&quot;[(][)]&quot;;&quot;&quot;;&quot;g&quot;);&quot;\[\]&quot;;&quot;&quot;;&quot;g&quot;);&quot;\{\}&quot;;&quot;&quot;;&quot;g&quot;);&quot;&lt;&gt;&quot;;&quot;&quot;;&quot;g&quot;)" office:value-type="string" office:string-value="&lt;[{&lt;&lt;{&lt;&lt;{&lt;{[&lt;}]}&gt;(" calcext:value-type="string">
            <text:p>&lt;[{&lt;&lt;{&lt;&lt;{&lt;{[&lt;}]}&gt;(</text:p>
          </table:table-cell>
          <table:table-cell table:formula="of:=ORG.LIBREOFFICE.REGEX(ORG.LIBREOFFICE.REGEX(ORG.LIBREOFFICE.REGEX(ORG.LIBREOFFICE.REGEX([.G48];&quot;[(][)]&quot;;&quot;&quot;;&quot;g&quot;);&quot;\[\]&quot;;&quot;&quot;;&quot;g&quot;);&quot;\{\}&quot;;&quot;&quot;;&quot;g&quot;);&quot;&lt;&gt;&quot;;&quot;&quot;;&quot;g&quot;)" office:value-type="string" office:string-value="&lt;[{&lt;&lt;{&lt;&lt;{&lt;{[&lt;}]}&gt;(" calcext:value-type="string">
            <text:p>&lt;[{&lt;&lt;{&lt;&lt;{&lt;{[&lt;}]}&gt;(</text:p>
          </table:table-cell>
          <table:table-cell table:formula="of:=ORG.LIBREOFFICE.REGEX(ORG.LIBREOFFICE.REGEX(ORG.LIBREOFFICE.REGEX(ORG.LIBREOFFICE.REGEX([.H48];&quot;[(][)]&quot;;&quot;&quot;;&quot;g&quot;);&quot;\[\]&quot;;&quot;&quot;;&quot;g&quot;);&quot;\{\}&quot;;&quot;&quot;;&quot;g&quot;);&quot;&lt;&gt;&quot;;&quot;&quot;;&quot;g&quot;)" office:value-type="string" office:string-value="&lt;[{&lt;&lt;{&lt;&lt;{&lt;{[&lt;}]}&gt;(" calcext:value-type="string">
            <text:p>&lt;[{&lt;&lt;{&lt;&lt;{&lt;{[&lt;}]}&gt;(</text:p>
          </table:table-cell>
          <table:table-cell table:formula="of:=ORG.LIBREOFFICE.REGEX(ORG.LIBREOFFICE.REGEX(ORG.LIBREOFFICE.REGEX(ORG.LIBREOFFICE.REGEX([.I48];&quot;[(][)]&quot;;&quot;&quot;;&quot;g&quot;);&quot;\[\]&quot;;&quot;&quot;;&quot;g&quot;);&quot;\{\}&quot;;&quot;&quot;;&quot;g&quot;);&quot;&lt;&gt;&quot;;&quot;&quot;;&quot;g&quot;)" office:value-type="string" office:string-value="&lt;[{&lt;&lt;{&lt;&lt;{&lt;{[&lt;}]}&gt;(" calcext:value-type="string">
            <text:p>&lt;[{&lt;&lt;{&lt;&lt;{&lt;{[&lt;}]}&gt;(</text:p>
          </table:table-cell>
          <table:table-cell table:formula="of:=ORG.LIBREOFFICE.REGEX(ORG.LIBREOFFICE.REGEX(ORG.LIBREOFFICE.REGEX(ORG.LIBREOFFICE.REGEX([.J48];&quot;[(][)]&quot;;&quot;&quot;;&quot;g&quot;);&quot;\[\]&quot;;&quot;&quot;;&quot;g&quot;);&quot;\{\}&quot;;&quot;&quot;;&quot;g&quot;);&quot;&lt;&gt;&quot;;&quot;&quot;;&quot;g&quot;)" office:value-type="string" office:string-value="&lt;[{&lt;&lt;{&lt;&lt;{&lt;{[&lt;}]}&gt;(" calcext:value-type="string">
            <text:p>&lt;[{&lt;&lt;{&lt;&lt;{&lt;{[&lt;}]}&gt;(</text:p>
          </table:table-cell>
          <table:table-cell table:formula="of:=IF(ORG.LIBREOFFICE.REGEX(ORG.LIBREOFFICE.REGEX(ORG.LIBREOFFICE.REGEX(ORG.LIBREOFFICE.REGEX(ORG.LIBREOFFICE.REGEX([.K4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8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48]=&quot;&quot;;[.K48];&quot;&quot;)">
            <text:p/>
          </table:table-cell>
          <table:table-cell table:formula="of:=IF(AND([.$M48]&lt;&gt;&quot;&quot;;LEN([.$M48])&gt;=[.N$2]);LEFT(RIGHT([.$M48];[.N$2]);1);&quot;&quot;)">
            <text:p/>
          </table:table-cell>
          <table:table-cell table:formula="of:=IF(AND([.$M48]&lt;&gt;&quot;&quot;;LEN([.$M48])&gt;=[.O$2]);LEFT(RIGHT([.$M48];[.O$2]);1);&quot;&quot;)">
            <text:p/>
          </table:table-cell>
          <table:table-cell table:formula="of:=IF(AND([.$M48]&lt;&gt;&quot;&quot;;LEN([.$M48])&gt;=[.P$2]);LEFT(RIGHT([.$M48];[.P$2]);1);&quot;&quot;)">
            <text:p/>
          </table:table-cell>
          <table:table-cell table:formula="of:=IF(AND([.$M48]&lt;&gt;&quot;&quot;;LEN([.$M48])&gt;=[.Q$2]);LEFT(RIGHT([.$M48];[.Q$2]);1);&quot;&quot;)">
            <text:p/>
          </table:table-cell>
          <table:table-cell table:formula="of:=IF(AND([.$M48]&lt;&gt;&quot;&quot;;LEN([.$M48])&gt;=[.R$2]);LEFT(RIGHT([.$M48];[.R$2]);1);&quot;&quot;)">
            <text:p/>
          </table:table-cell>
          <table:table-cell table:formula="of:=IF(AND([.$M48]&lt;&gt;&quot;&quot;;LEN([.$M48])&gt;=[.S$2]);LEFT(RIGHT([.$M48];[.S$2]);1);&quot;&quot;)">
            <text:p/>
          </table:table-cell>
          <table:table-cell table:formula="of:=IF(AND([.$M48]&lt;&gt;&quot;&quot;;LEN([.$M48])&gt;=[.T$2]);LEFT(RIGHT([.$M48];[.T$2]);1);&quot;&quot;)">
            <text:p/>
          </table:table-cell>
          <table:table-cell table:formula="of:=IF(AND([.$M48]&lt;&gt;&quot;&quot;;LEN([.$M48])&gt;=[.U$2]);LEFT(RIGHT([.$M48];[.U$2]);1);&quot;&quot;)">
            <text:p/>
          </table:table-cell>
          <table:table-cell table:formula="of:=IF(AND([.$M48]&lt;&gt;&quot;&quot;;LEN([.$M48])&gt;=[.V$2]);LEFT(RIGHT([.$M48];[.V$2]);1);&quot;&quot;)">
            <text:p/>
          </table:table-cell>
          <table:table-cell table:formula="of:=IF(AND([.$M48]&lt;&gt;&quot;&quot;;LEN([.$M48])&gt;=[.W$2]);LEFT(RIGHT([.$M48];[.W$2]);1);&quot;&quot;)">
            <text:p/>
          </table:table-cell>
          <table:table-cell table:formula="of:=IF(AND([.$M48]&lt;&gt;&quot;&quot;;LEN([.$M48])&gt;=[.X$2]);LEFT(RIGHT([.$M48];[.X$2]);1);&quot;&quot;)">
            <text:p/>
          </table:table-cell>
          <table:table-cell table:formula="of:=IF(AND([.$M48]&lt;&gt;&quot;&quot;;LEN([.$M48])&gt;=[.Y$2]);LEFT(RIGHT([.$M48];[.Y$2]);1);&quot;&quot;)">
            <text:p/>
          </table:table-cell>
          <table:table-cell table:formula="of:=IF(AND([.$M48]&lt;&gt;&quot;&quot;;LEN([.$M48])&gt;=[.Z$2]);LEFT(RIGHT([.$M48];[.Z$2]);1);&quot;&quot;)">
            <text:p/>
          </table:table-cell>
          <table:table-cell table:formula="of:=IF(AND([.$M48]&lt;&gt;&quot;&quot;;LEN([.$M48])&gt;=[.AA$2]);LEFT(RIGHT([.$M48];[.AA$2]);1);&quot;&quot;)">
            <text:p/>
          </table:table-cell>
          <table:table-cell table:formula="of:=IF(AND([.$M48]&lt;&gt;&quot;&quot;;LEN([.$M48])&gt;=[.AB$2]);LEFT(RIGHT([.$M48];[.AB$2]);1);&quot;&quot;)">
            <text:p/>
          </table:table-cell>
          <table:table-cell table:formula="of:=IF([.M48]=&quot;&quot;;&quot;&quot;;0)">
            <text:p/>
          </table:table-cell>
          <table:table-cell table:formula="of:=IF([.N48]&lt;&gt;&quot;&quot;;IF([.N48]=&quot;(&quot;;1;IF([.N48]=&quot;[&quot;;2;IF([.N48]=&quot;{&quot;;3;IF([.N48]=&quot;&lt;&quot;;4;0))));&quot;&quot;)">
            <text:p/>
          </table:table-cell>
          <table:table-cell table:formula="of:=IF([.O48]&lt;&gt;&quot;&quot;;IF([.O48]=&quot;(&quot;;1;IF([.O48]=&quot;[&quot;;2;IF([.O48]=&quot;{&quot;;3;IF([.O48]=&quot;&lt;&quot;;4;0))));&quot;&quot;)">
            <text:p/>
          </table:table-cell>
          <table:table-cell table:formula="of:=IF([.P48]&lt;&gt;&quot;&quot;;IF([.P48]=&quot;(&quot;;1;IF([.P48]=&quot;[&quot;;2;IF([.P48]=&quot;{&quot;;3;IF([.P48]=&quot;&lt;&quot;;4;0))));&quot;&quot;)">
            <text:p/>
          </table:table-cell>
          <table:table-cell table:formula="of:=IF([.Q48]&lt;&gt;&quot;&quot;;IF([.Q48]=&quot;(&quot;;1;IF([.Q48]=&quot;[&quot;;2;IF([.Q48]=&quot;{&quot;;3;IF([.Q48]=&quot;&lt;&quot;;4;0))));&quot;&quot;)">
            <text:p/>
          </table:table-cell>
          <table:table-cell table:formula="of:=IF([.R48]&lt;&gt;&quot;&quot;;IF([.R48]=&quot;(&quot;;1;IF([.R48]=&quot;[&quot;;2;IF([.R48]=&quot;{&quot;;3;IF([.R48]=&quot;&lt;&quot;;4;0))));&quot;&quot;)">
            <text:p/>
          </table:table-cell>
          <table:table-cell table:formula="of:=IF([.S48]&lt;&gt;&quot;&quot;;IF([.S48]=&quot;(&quot;;1;IF([.S48]=&quot;[&quot;;2;IF([.S48]=&quot;{&quot;;3;IF([.S48]=&quot;&lt;&quot;;4;0))));&quot;&quot;)">
            <text:p/>
          </table:table-cell>
          <table:table-cell table:formula="of:=IF([.T48]&lt;&gt;&quot;&quot;;IF([.T48]=&quot;(&quot;;1;IF([.T48]=&quot;[&quot;;2;IF([.T48]=&quot;{&quot;;3;IF([.T48]=&quot;&lt;&quot;;4;0))));&quot;&quot;)">
            <text:p/>
          </table:table-cell>
          <table:table-cell table:formula="of:=IF([.U48]&lt;&gt;&quot;&quot;;IF([.U48]=&quot;(&quot;;1;IF([.U48]=&quot;[&quot;;2;IF([.U48]=&quot;{&quot;;3;IF([.U48]=&quot;&lt;&quot;;4;0))));&quot;&quot;)">
            <text:p/>
          </table:table-cell>
          <table:table-cell table:formula="of:=IF([.V48]&lt;&gt;&quot;&quot;;IF([.V48]=&quot;(&quot;;1;IF([.V48]=&quot;[&quot;;2;IF([.V48]=&quot;{&quot;;3;IF([.V48]=&quot;&lt;&quot;;4;0))));&quot;&quot;)">
            <text:p/>
          </table:table-cell>
          <table:table-cell table:formula="of:=IF([.W48]&lt;&gt;&quot;&quot;;IF([.W48]=&quot;(&quot;;1;IF([.W48]=&quot;[&quot;;2;IF([.W48]=&quot;{&quot;;3;IF([.W48]=&quot;&lt;&quot;;4;0))));&quot;&quot;)">
            <text:p/>
          </table:table-cell>
          <table:table-cell table:formula="of:=IF([.X48]&lt;&gt;&quot;&quot;;IF([.X48]=&quot;(&quot;;1;IF([.X48]=&quot;[&quot;;2;IF([.X48]=&quot;{&quot;;3;IF([.X48]=&quot;&lt;&quot;;4;0))));&quot;&quot;)">
            <text:p/>
          </table:table-cell>
          <table:table-cell table:formula="of:=IF([.Y48]&lt;&gt;&quot;&quot;;IF([.Y48]=&quot;(&quot;;1;IF([.Y48]=&quot;[&quot;;2;IF([.Y48]=&quot;{&quot;;3;IF([.Y48]=&quot;&lt;&quot;;4;0))));&quot;&quot;)">
            <text:p/>
          </table:table-cell>
          <table:table-cell table:formula="of:=IF([.Z48]&lt;&gt;&quot;&quot;;IF([.Z48]=&quot;(&quot;;1;IF([.Z48]=&quot;[&quot;;2;IF([.Z48]=&quot;{&quot;;3;IF([.Z48]=&quot;&lt;&quot;;4;0))));&quot;&quot;)">
            <text:p/>
          </table:table-cell>
          <table:table-cell table:formula="of:=IF([.AA48]&lt;&gt;&quot;&quot;;IF([.AA48]=&quot;(&quot;;1;IF([.AA48]=&quot;[&quot;;2;IF([.AA48]=&quot;{&quot;;3;IF([.AA48]=&quot;&lt;&quot;;4;0))));&quot;&quot;)">
            <text:p/>
          </table:table-cell>
          <table:table-cell table:formula="of:=IF([.AB48]&lt;&gt;&quot;&quot;;IF([.AB48]=&quot;(&quot;;1;IF([.AB48]=&quot;[&quot;;2;IF([.AB48]=&quot;{&quot;;3;IF([.AB48]=&quot;&lt;&quot;;4;0))));&quot;&quot;)">
            <text:p/>
          </table:table-cell>
          <table:table-cell table:number-columns-repeated="2"/>
          <table:table-cell table:formula="of:=[.AD48]">
            <text:p/>
          </table:table-cell>
          <table:table-cell table:formula="of:=IF([.AE48]&lt;&gt;&quot;&quot;;[.AE48]+[.AU48]*5;[.AU48])">
            <text:p/>
          </table:table-cell>
          <table:table-cell table:formula="of:=IF([.AF48]&lt;&gt;&quot;&quot;;[.AF48]+[.AV48]*5;[.AV48])">
            <text:p/>
          </table:table-cell>
          <table:table-cell table:formula="of:=IF([.AG48]&lt;&gt;&quot;&quot;;[.AG48]+[.AW48]*5;[.AW48])">
            <text:p/>
          </table:table-cell>
          <table:table-cell table:formula="of:=IF([.AH48]&lt;&gt;&quot;&quot;;[.AH48]+[.AX48]*5;[.AX48])">
            <text:p/>
          </table:table-cell>
          <table:table-cell table:formula="of:=IF([.AI48]&lt;&gt;&quot;&quot;;[.AI48]+[.AY48]*5;[.AY48])">
            <text:p/>
          </table:table-cell>
          <table:table-cell table:formula="of:=IF([.AJ48]&lt;&gt;&quot;&quot;;[.AJ48]+[.AZ48]*5;[.AZ48])">
            <text:p/>
          </table:table-cell>
          <table:table-cell table:formula="of:=IF([.AK48]&lt;&gt;&quot;&quot;;[.AK48]+[.BA48]*5;[.BA48])">
            <text:p/>
          </table:table-cell>
          <table:table-cell table:formula="of:=IF([.AL48]&lt;&gt;&quot;&quot;;[.AL48]+[.BB48]*5;[.BB48])">
            <text:p/>
          </table:table-cell>
          <table:table-cell table:formula="of:=IF([.AM48]&lt;&gt;&quot;&quot;;[.AM48]+[.BC48]*5;[.BC48])">
            <text:p/>
          </table:table-cell>
          <table:table-cell table:formula="of:=IF([.AN48]&lt;&gt;&quot;&quot;;[.AN48]+[.BD48]*5;[.BD48])">
            <text:p/>
          </table:table-cell>
          <table:table-cell table:formula="of:=IF([.AO48]&lt;&gt;&quot;&quot;;[.AO48]+[.BE48]*5;[.BE48])">
            <text:p/>
          </table:table-cell>
          <table:table-cell table:formula="of:=IF([.AP48]&lt;&gt;&quot;&quot;;[.AP48]+[.BF48]*5;[.BF48])">
            <text:p/>
          </table:table-cell>
          <table:table-cell table:formula="of:=IF([.AQ48]&lt;&gt;&quot;&quot;;[.AQ48]+[.BG48]*5;[.BG48])">
            <text:p/>
          </table:table-cell>
          <table:table-cell table:formula="of:=IF([.AR48]&lt;&gt;&quot;&quot;;[.AR48]+[.BH48]*5;[.BH48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&lt;(({&lt;&lt;(&lt;(({[&lt;&gt;[]]&lt;[][]&gt;}({&lt;&gt;()}[[]()])){((&lt;&gt;[])){([]{}){[][]}}}){{[[[]{}][{}[]]][&lt;{}[]&gt;([]&lt;&gt;)]}[(({</text:p>
          </table:table-cell>
          <table:table-cell table:formula="of:=ORG.LIBREOFFICE.REGEX(ORG.LIBREOFFICE.REGEX(ORG.LIBREOFFICE.REGEX(ORG.LIBREOFFICE.REGEX([.A49];&quot;[(][)]&quot;;&quot;&quot;;&quot;g&quot;);&quot;\[\]&quot;;&quot;&quot;;&quot;g&quot;);&quot;\{\}&quot;;&quot;&quot;;&quot;g&quot;);&quot;&lt;&gt;&quot;;&quot;&quot;;&quot;g&quot;)" office:value-type="string" office:string-value="(&lt;&lt;(({&lt;&lt;(&lt;(({[]}({}[])){(()){()}}){{[[][]][()]}[(({" calcext:value-type="string">
            <text:p>(&lt;&lt;(({&lt;&lt;(&lt;(({[]}({}[])){(()){()}}){{[[][]][()]}[(({</text:p>
          </table:table-cell>
          <table:table-cell table:formula="of:=ORG.LIBREOFFICE.REGEX(ORG.LIBREOFFICE.REGEX(ORG.LIBREOFFICE.REGEX(ORG.LIBREOFFICE.REGEX([.B49];&quot;[(][)]&quot;;&quot;&quot;;&quot;g&quot;);&quot;\[\]&quot;;&quot;&quot;;&quot;g&quot;);&quot;\{\}&quot;;&quot;&quot;;&quot;g&quot;);&quot;&lt;&gt;&quot;;&quot;&quot;;&quot;g&quot;)" office:value-type="string" office:string-value="(&lt;&lt;(({&lt;&lt;(&lt;((()){()}){{[]}[(({" calcext:value-type="string">
            <text:p>(&lt;&lt;(({&lt;&lt;(&lt;((()){()}){{[]}[(({</text:p>
          </table:table-cell>
          <table:table-cell table:formula="of:=ORG.LIBREOFFICE.REGEX(ORG.LIBREOFFICE.REGEX(ORG.LIBREOFFICE.REGEX(ORG.LIBREOFFICE.REGEX([.C49];&quot;[(][)]&quot;;&quot;&quot;;&quot;g&quot;);&quot;\[\]&quot;;&quot;&quot;;&quot;g&quot;);&quot;\{\}&quot;;&quot;&quot;;&quot;g&quot;);&quot;&lt;&gt;&quot;;&quot;&quot;;&quot;g&quot;)" office:value-type="string" office:string-value="(&lt;&lt;(({&lt;&lt;(&lt;(()){[(({" calcext:value-type="string">
            <text:p>(&lt;&lt;(({&lt;&lt;(&lt;(()){[(({</text:p>
          </table:table-cell>
          <table:table-cell table:formula="of:=ORG.LIBREOFFICE.REGEX(ORG.LIBREOFFICE.REGEX(ORG.LIBREOFFICE.REGEX(ORG.LIBREOFFICE.REGEX([.D49];&quot;[(][)]&quot;;&quot;&quot;;&quot;g&quot;);&quot;\[\]&quot;;&quot;&quot;;&quot;g&quot;);&quot;\{\}&quot;;&quot;&quot;;&quot;g&quot;);&quot;&lt;&gt;&quot;;&quot;&quot;;&quot;g&quot;)" office:value-type="string" office:string-value="(&lt;&lt;(({&lt;&lt;(&lt;(){[(({" calcext:value-type="string">
            <text:p>(&lt;&lt;(({&lt;&lt;(&lt;(){[(({</text:p>
          </table:table-cell>
          <table:table-cell table:formula="of:=ORG.LIBREOFFICE.REGEX(ORG.LIBREOFFICE.REGEX(ORG.LIBREOFFICE.REGEX(ORG.LIBREOFFICE.REGEX([.E49];&quot;[(][)]&quot;;&quot;&quot;;&quot;g&quot;);&quot;\[\]&quot;;&quot;&quot;;&quot;g&quot;);&quot;\{\}&quot;;&quot;&quot;;&quot;g&quot;);&quot;&lt;&gt;&quot;;&quot;&quot;;&quot;g&quot;)" office:value-type="string" office:string-value="(&lt;&lt;(({&lt;&lt;(&lt;{[(({" calcext:value-type="string">
            <text:p>(&lt;&lt;(({&lt;&lt;(&lt;{[(({</text:p>
          </table:table-cell>
          <table:table-cell table:formula="of:=ORG.LIBREOFFICE.REGEX(ORG.LIBREOFFICE.REGEX(ORG.LIBREOFFICE.REGEX(ORG.LIBREOFFICE.REGEX([.F49];&quot;[(][)]&quot;;&quot;&quot;;&quot;g&quot;);&quot;\[\]&quot;;&quot;&quot;;&quot;g&quot;);&quot;\{\}&quot;;&quot;&quot;;&quot;g&quot;);&quot;&lt;&gt;&quot;;&quot;&quot;;&quot;g&quot;)" office:value-type="string" office:string-value="(&lt;&lt;(({&lt;&lt;(&lt;{[(({" calcext:value-type="string">
            <text:p>(&lt;&lt;(({&lt;&lt;(&lt;{[(({</text:p>
          </table:table-cell>
          <table:table-cell table:formula="of:=ORG.LIBREOFFICE.REGEX(ORG.LIBREOFFICE.REGEX(ORG.LIBREOFFICE.REGEX(ORG.LIBREOFFICE.REGEX([.G49];&quot;[(][)]&quot;;&quot;&quot;;&quot;g&quot;);&quot;\[\]&quot;;&quot;&quot;;&quot;g&quot;);&quot;\{\}&quot;;&quot;&quot;;&quot;g&quot;);&quot;&lt;&gt;&quot;;&quot;&quot;;&quot;g&quot;)" office:value-type="string" office:string-value="(&lt;&lt;(({&lt;&lt;(&lt;{[(({" calcext:value-type="string">
            <text:p>(&lt;&lt;(({&lt;&lt;(&lt;{[(({</text:p>
          </table:table-cell>
          <table:table-cell table:formula="of:=ORG.LIBREOFFICE.REGEX(ORG.LIBREOFFICE.REGEX(ORG.LIBREOFFICE.REGEX(ORG.LIBREOFFICE.REGEX([.H49];&quot;[(][)]&quot;;&quot;&quot;;&quot;g&quot;);&quot;\[\]&quot;;&quot;&quot;;&quot;g&quot;);&quot;\{\}&quot;;&quot;&quot;;&quot;g&quot;);&quot;&lt;&gt;&quot;;&quot;&quot;;&quot;g&quot;)" office:value-type="string" office:string-value="(&lt;&lt;(({&lt;&lt;(&lt;{[(({" calcext:value-type="string">
            <text:p>(&lt;&lt;(({&lt;&lt;(&lt;{[(({</text:p>
          </table:table-cell>
          <table:table-cell table:formula="of:=ORG.LIBREOFFICE.REGEX(ORG.LIBREOFFICE.REGEX(ORG.LIBREOFFICE.REGEX(ORG.LIBREOFFICE.REGEX([.I49];&quot;[(][)]&quot;;&quot;&quot;;&quot;g&quot;);&quot;\[\]&quot;;&quot;&quot;;&quot;g&quot;);&quot;\{\}&quot;;&quot;&quot;;&quot;g&quot;);&quot;&lt;&gt;&quot;;&quot;&quot;;&quot;g&quot;)" office:value-type="string" office:string-value="(&lt;&lt;(({&lt;&lt;(&lt;{[(({" calcext:value-type="string">
            <text:p>(&lt;&lt;(({&lt;&lt;(&lt;{[(({</text:p>
          </table:table-cell>
          <table:table-cell table:formula="of:=ORG.LIBREOFFICE.REGEX(ORG.LIBREOFFICE.REGEX(ORG.LIBREOFFICE.REGEX(ORG.LIBREOFFICE.REGEX([.J49];&quot;[(][)]&quot;;&quot;&quot;;&quot;g&quot;);&quot;\[\]&quot;;&quot;&quot;;&quot;g&quot;);&quot;\{\}&quot;;&quot;&quot;;&quot;g&quot;);&quot;&lt;&gt;&quot;;&quot;&quot;;&quot;g&quot;)" office:value-type="string" office:string-value="(&lt;&lt;(({&lt;&lt;(&lt;{[(({" calcext:value-type="string">
            <text:p>(&lt;&lt;(({&lt;&lt;(&lt;{[(({</text:p>
          </table:table-cell>
          <table:table-cell table:formula="of:=IF(ORG.LIBREOFFICE.REGEX(ORG.LIBREOFFICE.REGEX(ORG.LIBREOFFICE.REGEX(ORG.LIBREOFFICE.REGEX(ORG.LIBREOFFICE.REGEX([.K4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49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49]=&quot;&quot;;[.K49];&quot;&quot;)" office:value-type="string" office:string-value="(&lt;&lt;(({&lt;&lt;(&lt;{[(({" calcext:value-type="string">
            <text:p>(&lt;&lt;(({&lt;&lt;(&lt;{[(({</text:p>
          </table:table-cell>
          <table:table-cell table:formula="of:=IF(AND([.$M49]&lt;&gt;&quot;&quot;;LEN([.$M49])&gt;=[.N$2]);LEFT(RIGHT([.$M49];[.N$2]);1);&quot;&quot;)" office:value-type="string" office:string-value="{" calcext:value-type="string">
            <text:p>{</text:p>
          </table:table-cell>
          <table:table-cell table:formula="of:=IF(AND([.$M49]&lt;&gt;&quot;&quot;;LEN([.$M49])&gt;=[.O$2]);LEFT(RIGHT([.$M49];[.O$2]);1);&quot;&quot;)" office:value-type="string" office:string-value="(" calcext:value-type="string">
            <text:p>(</text:p>
          </table:table-cell>
          <table:table-cell table:formula="of:=IF(AND([.$M49]&lt;&gt;&quot;&quot;;LEN([.$M49])&gt;=[.P$2]);LEFT(RIGHT([.$M49];[.P$2]);1);&quot;&quot;)" office:value-type="string" office:string-value="(" calcext:value-type="string">
            <text:p>(</text:p>
          </table:table-cell>
          <table:table-cell table:formula="of:=IF(AND([.$M49]&lt;&gt;&quot;&quot;;LEN([.$M49])&gt;=[.Q$2]);LEFT(RIGHT([.$M49];[.Q$2]);1);&quot;&quot;)" office:value-type="string" office:string-value="[" calcext:value-type="string">
            <text:p>[</text:p>
          </table:table-cell>
          <table:table-cell table:formula="of:=IF(AND([.$M49]&lt;&gt;&quot;&quot;;LEN([.$M49])&gt;=[.R$2]);LEFT(RIGHT([.$M49];[.R$2]);1);&quot;&quot;)" office:value-type="string" office:string-value="{" calcext:value-type="string">
            <text:p>{</text:p>
          </table:table-cell>
          <table:table-cell table:formula="of:=IF(AND([.$M49]&lt;&gt;&quot;&quot;;LEN([.$M49])&gt;=[.S$2]);LEFT(RIGHT([.$M49];[.S$2]);1);&quot;&quot;)" office:value-type="string" office:string-value="&lt;" calcext:value-type="string">
            <text:p>&lt;</text:p>
          </table:table-cell>
          <table:table-cell table:formula="of:=IF(AND([.$M49]&lt;&gt;&quot;&quot;;LEN([.$M49])&gt;=[.T$2]);LEFT(RIGHT([.$M49];[.T$2]);1);&quot;&quot;)" office:value-type="string" office:string-value="(" calcext:value-type="string">
            <text:p>(</text:p>
          </table:table-cell>
          <table:table-cell table:formula="of:=IF(AND([.$M49]&lt;&gt;&quot;&quot;;LEN([.$M49])&gt;=[.U$2]);LEFT(RIGHT([.$M49];[.U$2]);1);&quot;&quot;)" office:value-type="string" office:string-value="&lt;" calcext:value-type="string">
            <text:p>&lt;</text:p>
          </table:table-cell>
          <table:table-cell table:formula="of:=IF(AND([.$M49]&lt;&gt;&quot;&quot;;LEN([.$M49])&gt;=[.V$2]);LEFT(RIGHT([.$M49];[.V$2]);1);&quot;&quot;)" office:value-type="string" office:string-value="&lt;" calcext:value-type="string">
            <text:p>&lt;</text:p>
          </table:table-cell>
          <table:table-cell table:formula="of:=IF(AND([.$M49]&lt;&gt;&quot;&quot;;LEN([.$M49])&gt;=[.W$2]);LEFT(RIGHT([.$M49];[.W$2]);1);&quot;&quot;)" office:value-type="string" office:string-value="{" calcext:value-type="string">
            <text:p>{</text:p>
          </table:table-cell>
          <table:table-cell table:formula="of:=IF(AND([.$M49]&lt;&gt;&quot;&quot;;LEN([.$M49])&gt;=[.X$2]);LEFT(RIGHT([.$M49];[.X$2]);1);&quot;&quot;)" office:value-type="string" office:string-value="(" calcext:value-type="string">
            <text:p>(</text:p>
          </table:table-cell>
          <table:table-cell table:formula="of:=IF(AND([.$M49]&lt;&gt;&quot;&quot;;LEN([.$M49])&gt;=[.Y$2]);LEFT(RIGHT([.$M49];[.Y$2]);1);&quot;&quot;)" office:value-type="string" office:string-value="(" calcext:value-type="string">
            <text:p>(</text:p>
          </table:table-cell>
          <table:table-cell table:formula="of:=IF(AND([.$M49]&lt;&gt;&quot;&quot;;LEN([.$M49])&gt;=[.Z$2]);LEFT(RIGHT([.$M49];[.Z$2]);1);&quot;&quot;)" office:value-type="string" office:string-value="&lt;" calcext:value-type="string">
            <text:p>&lt;</text:p>
          </table:table-cell>
          <table:table-cell table:formula="of:=IF(AND([.$M49]&lt;&gt;&quot;&quot;;LEN([.$M49])&gt;=[.AA$2]);LEFT(RIGHT([.$M49];[.AA$2]);1);&quot;&quot;)" office:value-type="string" office:string-value="&lt;" calcext:value-type="string">
            <text:p>&lt;</text:p>
          </table:table-cell>
          <table:table-cell table:formula="of:=IF(AND([.$M49]&lt;&gt;&quot;&quot;;LEN([.$M49])&gt;=[.AB$2]);LEFT(RIGHT([.$M49];[.AB$2]);1);&quot;&quot;)" office:value-type="string" office:string-value="(" calcext:value-type="string">
            <text:p>(</text:p>
          </table:table-cell>
          <table:table-cell table:formula="of:=IF([.M49]=&quot;&quot;;&quot;&quot;;0)" office:value-type="float" office:value="0" calcext:value-type="float">
            <text:p>0</text:p>
          </table:table-cell>
          <table:table-cell table:formula="of:=IF([.N49]&lt;&gt;&quot;&quot;;IF([.N49]=&quot;(&quot;;1;IF([.N49]=&quot;[&quot;;2;IF([.N49]=&quot;{&quot;;3;IF([.N49]=&quot;&lt;&quot;;4;0))));&quot;&quot;)" office:value-type="float" office:value="3" calcext:value-type="float">
            <text:p>3</text:p>
          </table:table-cell>
          <table:table-cell table:formula="of:=IF([.O49]&lt;&gt;&quot;&quot;;IF([.O49]=&quot;(&quot;;1;IF([.O49]=&quot;[&quot;;2;IF([.O49]=&quot;{&quot;;3;IF([.O49]=&quot;&lt;&quot;;4;0))));&quot;&quot;)" office:value-type="float" office:value="1" calcext:value-type="float">
            <text:p>1</text:p>
          </table:table-cell>
          <table:table-cell table:formula="of:=IF([.P49]&lt;&gt;&quot;&quot;;IF([.P49]=&quot;(&quot;;1;IF([.P49]=&quot;[&quot;;2;IF([.P49]=&quot;{&quot;;3;IF([.P49]=&quot;&lt;&quot;;4;0))));&quot;&quot;)" office:value-type="float" office:value="1" calcext:value-type="float">
            <text:p>1</text:p>
          </table:table-cell>
          <table:table-cell table:formula="of:=IF([.Q49]&lt;&gt;&quot;&quot;;IF([.Q49]=&quot;(&quot;;1;IF([.Q49]=&quot;[&quot;;2;IF([.Q49]=&quot;{&quot;;3;IF([.Q49]=&quot;&lt;&quot;;4;0))));&quot;&quot;)" office:value-type="float" office:value="2" calcext:value-type="float">
            <text:p>2</text:p>
          </table:table-cell>
          <table:table-cell table:formula="of:=IF([.R49]&lt;&gt;&quot;&quot;;IF([.R49]=&quot;(&quot;;1;IF([.R49]=&quot;[&quot;;2;IF([.R49]=&quot;{&quot;;3;IF([.R49]=&quot;&lt;&quot;;4;0))));&quot;&quot;)" office:value-type="float" office:value="3" calcext:value-type="float">
            <text:p>3</text:p>
          </table:table-cell>
          <table:table-cell table:formula="of:=IF([.S49]&lt;&gt;&quot;&quot;;IF([.S49]=&quot;(&quot;;1;IF([.S49]=&quot;[&quot;;2;IF([.S49]=&quot;{&quot;;3;IF([.S49]=&quot;&lt;&quot;;4;0))));&quot;&quot;)" office:value-type="float" office:value="4" calcext:value-type="float">
            <text:p>4</text:p>
          </table:table-cell>
          <table:table-cell table:formula="of:=IF([.T49]&lt;&gt;&quot;&quot;;IF([.T49]=&quot;(&quot;;1;IF([.T49]=&quot;[&quot;;2;IF([.T49]=&quot;{&quot;;3;IF([.T49]=&quot;&lt;&quot;;4;0))));&quot;&quot;)" office:value-type="float" office:value="1" calcext:value-type="float">
            <text:p>1</text:p>
          </table:table-cell>
          <table:table-cell table:formula="of:=IF([.U49]&lt;&gt;&quot;&quot;;IF([.U49]=&quot;(&quot;;1;IF([.U49]=&quot;[&quot;;2;IF([.U49]=&quot;{&quot;;3;IF([.U49]=&quot;&lt;&quot;;4;0))));&quot;&quot;)" office:value-type="float" office:value="4" calcext:value-type="float">
            <text:p>4</text:p>
          </table:table-cell>
          <table:table-cell table:formula="of:=IF([.V49]&lt;&gt;&quot;&quot;;IF([.V49]=&quot;(&quot;;1;IF([.V49]=&quot;[&quot;;2;IF([.V49]=&quot;{&quot;;3;IF([.V49]=&quot;&lt;&quot;;4;0))));&quot;&quot;)" office:value-type="float" office:value="4" calcext:value-type="float">
            <text:p>4</text:p>
          </table:table-cell>
          <table:table-cell table:formula="of:=IF([.W49]&lt;&gt;&quot;&quot;;IF([.W49]=&quot;(&quot;;1;IF([.W49]=&quot;[&quot;;2;IF([.W49]=&quot;{&quot;;3;IF([.W49]=&quot;&lt;&quot;;4;0))));&quot;&quot;)" office:value-type="float" office:value="3" calcext:value-type="float">
            <text:p>3</text:p>
          </table:table-cell>
          <table:table-cell table:formula="of:=IF([.X49]&lt;&gt;&quot;&quot;;IF([.X49]=&quot;(&quot;;1;IF([.X49]=&quot;[&quot;;2;IF([.X49]=&quot;{&quot;;3;IF([.X49]=&quot;&lt;&quot;;4;0))));&quot;&quot;)" office:value-type="float" office:value="1" calcext:value-type="float">
            <text:p>1</text:p>
          </table:table-cell>
          <table:table-cell table:formula="of:=IF([.Y49]&lt;&gt;&quot;&quot;;IF([.Y49]=&quot;(&quot;;1;IF([.Y49]=&quot;[&quot;;2;IF([.Y49]=&quot;{&quot;;3;IF([.Y49]=&quot;&lt;&quot;;4;0))));&quot;&quot;)" office:value-type="float" office:value="1" calcext:value-type="float">
            <text:p>1</text:p>
          </table:table-cell>
          <table:table-cell table:formula="of:=IF([.Z49]&lt;&gt;&quot;&quot;;IF([.Z49]=&quot;(&quot;;1;IF([.Z49]=&quot;[&quot;;2;IF([.Z49]=&quot;{&quot;;3;IF([.Z49]=&quot;&lt;&quot;;4;0))));&quot;&quot;)" office:value-type="float" office:value="4" calcext:value-type="float">
            <text:p>4</text:p>
          </table:table-cell>
          <table:table-cell table:formula="of:=IF([.AA49]&lt;&gt;&quot;&quot;;IF([.AA49]=&quot;(&quot;;1;IF([.AA49]=&quot;[&quot;;2;IF([.AA49]=&quot;{&quot;;3;IF([.AA49]=&quot;&lt;&quot;;4;0))));&quot;&quot;)" office:value-type="float" office:value="4" calcext:value-type="float">
            <text:p>4</text:p>
          </table:table-cell>
          <table:table-cell table:formula="of:=IF([.AB49]&lt;&gt;&quot;&quot;;IF([.AB49]=&quot;(&quot;;1;IF([.AB49]=&quot;[&quot;;2;IF([.AB49]=&quot;{&quot;;3;IF([.AB49]=&quot;&lt;&quot;;4;0))));&quot;&quot;)" office:value-type="float" office:value="1" calcext:value-type="float">
            <text:p>1</text:p>
          </table:table-cell>
          <table:table-cell table:number-columns-repeated="2"/>
          <table:table-cell table:formula="of:=[.AD49]" office:value-type="float" office:value="3" calcext:value-type="float">
            <text:p>3</text:p>
          </table:table-cell>
          <table:table-cell table:formula="of:=IF([.AE49]&lt;&gt;&quot;&quot;;[.AE49]+[.AU49]*5;[.AU49])" office:value-type="float" office:value="16" calcext:value-type="float">
            <text:p>16</text:p>
          </table:table-cell>
          <table:table-cell table:formula="of:=IF([.AF49]&lt;&gt;&quot;&quot;;[.AF49]+[.AV49]*5;[.AV49])" office:value-type="float" office:value="81" calcext:value-type="float">
            <text:p>81</text:p>
          </table:table-cell>
          <table:table-cell table:formula="of:=IF([.AG49]&lt;&gt;&quot;&quot;;[.AG49]+[.AW49]*5;[.AW49])" office:value-type="float" office:value="407" calcext:value-type="float">
            <text:p>407</text:p>
          </table:table-cell>
          <table:table-cell table:formula="of:=IF([.AH49]&lt;&gt;&quot;&quot;;[.AH49]+[.AX49]*5;[.AX49])" office:value-type="float" office:value="2038" calcext:value-type="float">
            <text:p>2038</text:p>
          </table:table-cell>
          <table:table-cell table:formula="of:=IF([.AI49]&lt;&gt;&quot;&quot;;[.AI49]+[.AY49]*5;[.AY49])" office:value-type="float" office:value="10194" calcext:value-type="float">
            <text:p>10194</text:p>
          </table:table-cell>
          <table:table-cell table:formula="of:=IF([.AJ49]&lt;&gt;&quot;&quot;;[.AJ49]+[.AZ49]*5;[.AZ49])" office:value-type="float" office:value="50971" calcext:value-type="float">
            <text:p>50971</text:p>
          </table:table-cell>
          <table:table-cell table:formula="of:=IF([.AK49]&lt;&gt;&quot;&quot;;[.AK49]+[.BA49]*5;[.BA49])" office:value-type="float" office:value="254859" calcext:value-type="float">
            <text:p>254859</text:p>
          </table:table-cell>
          <table:table-cell table:formula="of:=IF([.AL49]&lt;&gt;&quot;&quot;;[.AL49]+[.BB49]*5;[.BB49])" office:value-type="float" office:value="1274299" calcext:value-type="float">
            <text:p>1274299</text:p>
          </table:table-cell>
          <table:table-cell table:formula="of:=IF([.AM49]&lt;&gt;&quot;&quot;;[.AM49]+[.BC49]*5;[.BC49])" office:value-type="float" office:value="6371498" calcext:value-type="float">
            <text:p>6371498</text:p>
          </table:table-cell>
          <table:table-cell table:formula="of:=IF([.AN49]&lt;&gt;&quot;&quot;;[.AN49]+[.BD49]*5;[.BD49])" office:value-type="float" office:value="31857491" calcext:value-type="float">
            <text:p>31857491</text:p>
          </table:table-cell>
          <table:table-cell table:formula="of:=IF([.AO49]&lt;&gt;&quot;&quot;;[.AO49]+[.BE49]*5;[.BE49])" office:value-type="float" office:value="159287456" calcext:value-type="float">
            <text:p>159287456</text:p>
          </table:table-cell>
          <table:table-cell table:formula="of:=IF([.AP49]&lt;&gt;&quot;&quot;;[.AP49]+[.BF49]*5;[.BF49])" office:value-type="float" office:value="796437284" calcext:value-type="float">
            <text:p>796437284</text:p>
          </table:table-cell>
          <table:table-cell table:formula="of:=IF([.AQ49]&lt;&gt;&quot;&quot;;[.AQ49]+[.BG49]*5;[.BG49])" office:value-type="float" office:value="3982186424" calcext:value-type="float">
            <text:p>3982186424</text:p>
          </table:table-cell>
          <table:table-cell table:formula="of:=IF([.AR49]&lt;&gt;&quot;&quot;;[.AR49]+[.BH49]*5;[.BH49])" office:value-type="float" office:value="19910932121" calcext:value-type="float">
            <text:p>1991093212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(&lt;(&lt;&lt;&lt;[&lt;{({([&lt;&gt;()])[[[][]]{&lt;&gt;[]}]}[&lt;[()]&lt;{}&lt;&gt;&gt;&gt;&lt;[(){}]&lt;()()&gt;&gt;])((&lt;(()[])&lt;{}{})&gt;)((([][]))))}&gt;]&lt;[&lt;([[&lt;&lt;&gt;()</text:p>
          </table:table-cell>
          <table:table-cell table:formula="of:=ORG.LIBREOFFICE.REGEX(ORG.LIBREOFFICE.REGEX(ORG.LIBREOFFICE.REGEX(ORG.LIBREOFFICE.REGEX([.A50];&quot;[(][)]&quot;;&quot;&quot;;&quot;g&quot;);&quot;\[\]&quot;;&quot;&quot;;&quot;g&quot;);&quot;\{\}&quot;;&quot;&quot;;&quot;g&quot;);&quot;&lt;&gt;&quot;;&quot;&quot;;&quot;g&quot;)" office:value-type="string" office:string-value="&lt;(&lt;(&lt;&lt;&lt;[&lt;{({([])[[]{}]}[&lt;&lt;&gt;&gt;&lt;[]&gt;])((&lt;()&lt;)&gt;)((())))}&gt;]&lt;[&lt;([[&lt;" calcext:value-type="string">
            <text:p>&lt;(&lt;(&lt;&lt;&lt;[&lt;{({([])[[]{}]}[&lt;&lt;&gt;&gt;&lt;[]&gt;])((&lt;()&lt;)&gt;)((())))}&gt;]&lt;[&lt;([[&lt;</text:p>
          </table:table-cell>
          <table:table-cell table:formula="of:=ORG.LIBREOFFICE.REGEX(ORG.LIBREOFFICE.REGEX(ORG.LIBREOFFICE.REGEX(ORG.LIBREOFFICE.REGEX([.B50];&quot;[(][)]&quot;;&quot;&quot;;&quot;g&quot;);&quot;\[\]&quot;;&quot;&quot;;&quot;g&quot;);&quot;\{\}&quot;;&quot;&quot;;&quot;g&quot;);&quot;&lt;&gt;&quot;;&quot;&quot;;&quot;g&quot;)" office:value-type="string" office:string-value="&lt;(&lt;(&lt;&lt;&lt;[&lt;{({()[]}[&lt;&gt;])((&lt;&lt;)&gt;)(()))}&gt;]&lt;[&lt;([[&lt;" calcext:value-type="string">
            <text:p>&lt;(&lt;(&lt;&lt;&lt;[&lt;{({()[]}[&lt;&gt;])((&lt;&lt;)&gt;)(()))}&gt;]&lt;[&lt;([[&lt;</text:p>
          </table:table-cell>
          <table:table-cell table:formula="of:=ORG.LIBREOFFICE.REGEX(ORG.LIBREOFFICE.REGEX(ORG.LIBREOFFICE.REGEX(ORG.LIBREOFFICE.REGEX([.C50];&quot;[(][)]&quot;;&quot;&quot;;&quot;g&quot;);&quot;\[\]&quot;;&quot;&quot;;&quot;g&quot;);&quot;\{\}&quot;;&quot;&quot;;&quot;g&quot;);&quot;&lt;&gt;&quot;;&quot;&quot;;&quot;g&quot;)" office:value-type="string" office:string-value="&lt;(&lt;(&lt;&lt;&lt;[&lt;{([])((&lt;&lt;)&gt;)())}&gt;]&lt;[&lt;([[&lt;" calcext:value-type="string">
            <text:p>&lt;(&lt;(&lt;&lt;&lt;[&lt;{([])((&lt;&lt;)&gt;)())}&gt;]&lt;[&lt;([[&lt;</text:p>
          </table:table-cell>
          <table:table-cell table:formula="of:=ORG.LIBREOFFICE.REGEX(ORG.LIBREOFFICE.REGEX(ORG.LIBREOFFICE.REGEX(ORG.LIBREOFFICE.REGEX([.D50];&quot;[(][)]&quot;;&quot;&quot;;&quot;g&quot;);&quot;\[\]&quot;;&quot;&quot;;&quot;g&quot;);&quot;\{\}&quot;;&quot;&quot;;&quot;g&quot;);&quot;&lt;&gt;&quot;;&quot;&quot;;&quot;g&quot;)" office:value-type="string" office:string-value="&lt;(&lt;(&lt;&lt;&lt;[&lt;{()((&lt;&lt;)&gt;))}&gt;]&lt;[&lt;([[&lt;" calcext:value-type="string">
            <text:p>&lt;(&lt;(&lt;&lt;&lt;[&lt;{()((&lt;&lt;)&gt;))}&gt;]&lt;[&lt;([[&lt;</text:p>
          </table:table-cell>
          <table:table-cell table:formula="of:=ORG.LIBREOFFICE.REGEX(ORG.LIBREOFFICE.REGEX(ORG.LIBREOFFICE.REGEX(ORG.LIBREOFFICE.REGEX([.E50];&quot;[(][)]&quot;;&quot;&quot;;&quot;g&quot;);&quot;\[\]&quot;;&quot;&quot;;&quot;g&quot;);&quot;\{\}&quot;;&quot;&quot;;&quot;g&quot;);&quot;&lt;&gt;&quot;;&quot;&quot;;&quot;g&quot;)" office:value-type="string" office:string-value="&lt;(&lt;(&lt;&lt;&lt;[&lt;{((&lt;&lt;)&gt;))}&gt;]&lt;[&lt;([[&lt;" calcext:value-type="string">
            <text:p>&lt;(&lt;(&lt;&lt;&lt;[&lt;{((&lt;&lt;)&gt;))}&gt;]&lt;[&lt;([[&lt;</text:p>
          </table:table-cell>
          <table:table-cell table:formula="of:=ORG.LIBREOFFICE.REGEX(ORG.LIBREOFFICE.REGEX(ORG.LIBREOFFICE.REGEX(ORG.LIBREOFFICE.REGEX([.F50];&quot;[(][)]&quot;;&quot;&quot;;&quot;g&quot;);&quot;\[\]&quot;;&quot;&quot;;&quot;g&quot;);&quot;\{\}&quot;;&quot;&quot;;&quot;g&quot;);&quot;&lt;&gt;&quot;;&quot;&quot;;&quot;g&quot;)" office:value-type="string" office:string-value="&lt;(&lt;(&lt;&lt;&lt;[&lt;{((&lt;&lt;)&gt;))}&gt;]&lt;[&lt;([[&lt;" calcext:value-type="string">
            <text:p>&lt;(&lt;(&lt;&lt;&lt;[&lt;{((&lt;&lt;)&gt;))}&gt;]&lt;[&lt;([[&lt;</text:p>
          </table:table-cell>
          <table:table-cell table:formula="of:=ORG.LIBREOFFICE.REGEX(ORG.LIBREOFFICE.REGEX(ORG.LIBREOFFICE.REGEX(ORG.LIBREOFFICE.REGEX([.G50];&quot;[(][)]&quot;;&quot;&quot;;&quot;g&quot;);&quot;\[\]&quot;;&quot;&quot;;&quot;g&quot;);&quot;\{\}&quot;;&quot;&quot;;&quot;g&quot;);&quot;&lt;&gt;&quot;;&quot;&quot;;&quot;g&quot;)" office:value-type="string" office:string-value="&lt;(&lt;(&lt;&lt;&lt;[&lt;{((&lt;&lt;)&gt;))}&gt;]&lt;[&lt;([[&lt;" calcext:value-type="string">
            <text:p>&lt;(&lt;(&lt;&lt;&lt;[&lt;{((&lt;&lt;)&gt;))}&gt;]&lt;[&lt;([[&lt;</text:p>
          </table:table-cell>
          <table:table-cell table:formula="of:=ORG.LIBREOFFICE.REGEX(ORG.LIBREOFFICE.REGEX(ORG.LIBREOFFICE.REGEX(ORG.LIBREOFFICE.REGEX([.H50];&quot;[(][)]&quot;;&quot;&quot;;&quot;g&quot;);&quot;\[\]&quot;;&quot;&quot;;&quot;g&quot;);&quot;\{\}&quot;;&quot;&quot;;&quot;g&quot;);&quot;&lt;&gt;&quot;;&quot;&quot;;&quot;g&quot;)" office:value-type="string" office:string-value="&lt;(&lt;(&lt;&lt;&lt;[&lt;{((&lt;&lt;)&gt;))}&gt;]&lt;[&lt;([[&lt;" calcext:value-type="string">
            <text:p>&lt;(&lt;(&lt;&lt;&lt;[&lt;{((&lt;&lt;)&gt;))}&gt;]&lt;[&lt;([[&lt;</text:p>
          </table:table-cell>
          <table:table-cell table:formula="of:=ORG.LIBREOFFICE.REGEX(ORG.LIBREOFFICE.REGEX(ORG.LIBREOFFICE.REGEX(ORG.LIBREOFFICE.REGEX([.I50];&quot;[(][)]&quot;;&quot;&quot;;&quot;g&quot;);&quot;\[\]&quot;;&quot;&quot;;&quot;g&quot;);&quot;\{\}&quot;;&quot;&quot;;&quot;g&quot;);&quot;&lt;&gt;&quot;;&quot;&quot;;&quot;g&quot;)" office:value-type="string" office:string-value="&lt;(&lt;(&lt;&lt;&lt;[&lt;{((&lt;&lt;)&gt;))}&gt;]&lt;[&lt;([[&lt;" calcext:value-type="string">
            <text:p>&lt;(&lt;(&lt;&lt;&lt;[&lt;{((&lt;&lt;)&gt;))}&gt;]&lt;[&lt;([[&lt;</text:p>
          </table:table-cell>
          <table:table-cell table:formula="of:=ORG.LIBREOFFICE.REGEX(ORG.LIBREOFFICE.REGEX(ORG.LIBREOFFICE.REGEX(ORG.LIBREOFFICE.REGEX([.J50];&quot;[(][)]&quot;;&quot;&quot;;&quot;g&quot;);&quot;\[\]&quot;;&quot;&quot;;&quot;g&quot;);&quot;\{\}&quot;;&quot;&quot;;&quot;g&quot;);&quot;&lt;&gt;&quot;;&quot;&quot;;&quot;g&quot;)" office:value-type="string" office:string-value="&lt;(&lt;(&lt;&lt;&lt;[&lt;{((&lt;&lt;)&gt;))}&gt;]&lt;[&lt;([[&lt;" calcext:value-type="string">
            <text:p>&lt;(&lt;(&lt;&lt;&lt;[&lt;{((&lt;&lt;)&gt;))}&gt;]&lt;[&lt;([[&lt;</text:p>
          </table:table-cell>
          <table:table-cell table:formula="of:=IF(ORG.LIBREOFFICE.REGEX(ORG.LIBREOFFICE.REGEX(ORG.LIBREOFFICE.REGEX(ORG.LIBREOFFICE.REGEX(ORG.LIBREOFFICE.REGEX([.K5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0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50]=&quot;&quot;;[.K50];&quot;&quot;)">
            <text:p/>
          </table:table-cell>
          <table:table-cell table:formula="of:=IF(AND([.$M50]&lt;&gt;&quot;&quot;;LEN([.$M50])&gt;=[.N$2]);LEFT(RIGHT([.$M50];[.N$2]);1);&quot;&quot;)">
            <text:p/>
          </table:table-cell>
          <table:table-cell table:formula="of:=IF(AND([.$M50]&lt;&gt;&quot;&quot;;LEN([.$M50])&gt;=[.O$2]);LEFT(RIGHT([.$M50];[.O$2]);1);&quot;&quot;)">
            <text:p/>
          </table:table-cell>
          <table:table-cell table:formula="of:=IF(AND([.$M50]&lt;&gt;&quot;&quot;;LEN([.$M50])&gt;=[.P$2]);LEFT(RIGHT([.$M50];[.P$2]);1);&quot;&quot;)">
            <text:p/>
          </table:table-cell>
          <table:table-cell table:formula="of:=IF(AND([.$M50]&lt;&gt;&quot;&quot;;LEN([.$M50])&gt;=[.Q$2]);LEFT(RIGHT([.$M50];[.Q$2]);1);&quot;&quot;)">
            <text:p/>
          </table:table-cell>
          <table:table-cell table:formula="of:=IF(AND([.$M50]&lt;&gt;&quot;&quot;;LEN([.$M50])&gt;=[.R$2]);LEFT(RIGHT([.$M50];[.R$2]);1);&quot;&quot;)">
            <text:p/>
          </table:table-cell>
          <table:table-cell table:formula="of:=IF(AND([.$M50]&lt;&gt;&quot;&quot;;LEN([.$M50])&gt;=[.S$2]);LEFT(RIGHT([.$M50];[.S$2]);1);&quot;&quot;)">
            <text:p/>
          </table:table-cell>
          <table:table-cell table:formula="of:=IF(AND([.$M50]&lt;&gt;&quot;&quot;;LEN([.$M50])&gt;=[.T$2]);LEFT(RIGHT([.$M50];[.T$2]);1);&quot;&quot;)">
            <text:p/>
          </table:table-cell>
          <table:table-cell table:formula="of:=IF(AND([.$M50]&lt;&gt;&quot;&quot;;LEN([.$M50])&gt;=[.U$2]);LEFT(RIGHT([.$M50];[.U$2]);1);&quot;&quot;)">
            <text:p/>
          </table:table-cell>
          <table:table-cell table:formula="of:=IF(AND([.$M50]&lt;&gt;&quot;&quot;;LEN([.$M50])&gt;=[.V$2]);LEFT(RIGHT([.$M50];[.V$2]);1);&quot;&quot;)">
            <text:p/>
          </table:table-cell>
          <table:table-cell table:formula="of:=IF(AND([.$M50]&lt;&gt;&quot;&quot;;LEN([.$M50])&gt;=[.W$2]);LEFT(RIGHT([.$M50];[.W$2]);1);&quot;&quot;)">
            <text:p/>
          </table:table-cell>
          <table:table-cell table:formula="of:=IF(AND([.$M50]&lt;&gt;&quot;&quot;;LEN([.$M50])&gt;=[.X$2]);LEFT(RIGHT([.$M50];[.X$2]);1);&quot;&quot;)">
            <text:p/>
          </table:table-cell>
          <table:table-cell table:formula="of:=IF(AND([.$M50]&lt;&gt;&quot;&quot;;LEN([.$M50])&gt;=[.Y$2]);LEFT(RIGHT([.$M50];[.Y$2]);1);&quot;&quot;)">
            <text:p/>
          </table:table-cell>
          <table:table-cell table:formula="of:=IF(AND([.$M50]&lt;&gt;&quot;&quot;;LEN([.$M50])&gt;=[.Z$2]);LEFT(RIGHT([.$M50];[.Z$2]);1);&quot;&quot;)">
            <text:p/>
          </table:table-cell>
          <table:table-cell table:formula="of:=IF(AND([.$M50]&lt;&gt;&quot;&quot;;LEN([.$M50])&gt;=[.AA$2]);LEFT(RIGHT([.$M50];[.AA$2]);1);&quot;&quot;)">
            <text:p/>
          </table:table-cell>
          <table:table-cell table:formula="of:=IF(AND([.$M50]&lt;&gt;&quot;&quot;;LEN([.$M50])&gt;=[.AB$2]);LEFT(RIGHT([.$M50];[.AB$2]);1);&quot;&quot;)">
            <text:p/>
          </table:table-cell>
          <table:table-cell table:formula="of:=IF([.M50]=&quot;&quot;;&quot;&quot;;0)">
            <text:p/>
          </table:table-cell>
          <table:table-cell table:formula="of:=IF([.N50]&lt;&gt;&quot;&quot;;IF([.N50]=&quot;(&quot;;1;IF([.N50]=&quot;[&quot;;2;IF([.N50]=&quot;{&quot;;3;IF([.N50]=&quot;&lt;&quot;;4;0))));&quot;&quot;)">
            <text:p/>
          </table:table-cell>
          <table:table-cell table:formula="of:=IF([.O50]&lt;&gt;&quot;&quot;;IF([.O50]=&quot;(&quot;;1;IF([.O50]=&quot;[&quot;;2;IF([.O50]=&quot;{&quot;;3;IF([.O50]=&quot;&lt;&quot;;4;0))));&quot;&quot;)">
            <text:p/>
          </table:table-cell>
          <table:table-cell table:formula="of:=IF([.P50]&lt;&gt;&quot;&quot;;IF([.P50]=&quot;(&quot;;1;IF([.P50]=&quot;[&quot;;2;IF([.P50]=&quot;{&quot;;3;IF([.P50]=&quot;&lt;&quot;;4;0))));&quot;&quot;)">
            <text:p/>
          </table:table-cell>
          <table:table-cell table:formula="of:=IF([.Q50]&lt;&gt;&quot;&quot;;IF([.Q50]=&quot;(&quot;;1;IF([.Q50]=&quot;[&quot;;2;IF([.Q50]=&quot;{&quot;;3;IF([.Q50]=&quot;&lt;&quot;;4;0))));&quot;&quot;)">
            <text:p/>
          </table:table-cell>
          <table:table-cell table:formula="of:=IF([.R50]&lt;&gt;&quot;&quot;;IF([.R50]=&quot;(&quot;;1;IF([.R50]=&quot;[&quot;;2;IF([.R50]=&quot;{&quot;;3;IF([.R50]=&quot;&lt;&quot;;4;0))));&quot;&quot;)">
            <text:p/>
          </table:table-cell>
          <table:table-cell table:formula="of:=IF([.S50]&lt;&gt;&quot;&quot;;IF([.S50]=&quot;(&quot;;1;IF([.S50]=&quot;[&quot;;2;IF([.S50]=&quot;{&quot;;3;IF([.S50]=&quot;&lt;&quot;;4;0))));&quot;&quot;)">
            <text:p/>
          </table:table-cell>
          <table:table-cell table:formula="of:=IF([.T50]&lt;&gt;&quot;&quot;;IF([.T50]=&quot;(&quot;;1;IF([.T50]=&quot;[&quot;;2;IF([.T50]=&quot;{&quot;;3;IF([.T50]=&quot;&lt;&quot;;4;0))));&quot;&quot;)">
            <text:p/>
          </table:table-cell>
          <table:table-cell table:formula="of:=IF([.U50]&lt;&gt;&quot;&quot;;IF([.U50]=&quot;(&quot;;1;IF([.U50]=&quot;[&quot;;2;IF([.U50]=&quot;{&quot;;3;IF([.U50]=&quot;&lt;&quot;;4;0))));&quot;&quot;)">
            <text:p/>
          </table:table-cell>
          <table:table-cell table:formula="of:=IF([.V50]&lt;&gt;&quot;&quot;;IF([.V50]=&quot;(&quot;;1;IF([.V50]=&quot;[&quot;;2;IF([.V50]=&quot;{&quot;;3;IF([.V50]=&quot;&lt;&quot;;4;0))));&quot;&quot;)">
            <text:p/>
          </table:table-cell>
          <table:table-cell table:formula="of:=IF([.W50]&lt;&gt;&quot;&quot;;IF([.W50]=&quot;(&quot;;1;IF([.W50]=&quot;[&quot;;2;IF([.W50]=&quot;{&quot;;3;IF([.W50]=&quot;&lt;&quot;;4;0))));&quot;&quot;)">
            <text:p/>
          </table:table-cell>
          <table:table-cell table:formula="of:=IF([.X50]&lt;&gt;&quot;&quot;;IF([.X50]=&quot;(&quot;;1;IF([.X50]=&quot;[&quot;;2;IF([.X50]=&quot;{&quot;;3;IF([.X50]=&quot;&lt;&quot;;4;0))));&quot;&quot;)">
            <text:p/>
          </table:table-cell>
          <table:table-cell table:formula="of:=IF([.Y50]&lt;&gt;&quot;&quot;;IF([.Y50]=&quot;(&quot;;1;IF([.Y50]=&quot;[&quot;;2;IF([.Y50]=&quot;{&quot;;3;IF([.Y50]=&quot;&lt;&quot;;4;0))));&quot;&quot;)">
            <text:p/>
          </table:table-cell>
          <table:table-cell table:formula="of:=IF([.Z50]&lt;&gt;&quot;&quot;;IF([.Z50]=&quot;(&quot;;1;IF([.Z50]=&quot;[&quot;;2;IF([.Z50]=&quot;{&quot;;3;IF([.Z50]=&quot;&lt;&quot;;4;0))));&quot;&quot;)">
            <text:p/>
          </table:table-cell>
          <table:table-cell table:formula="of:=IF([.AA50]&lt;&gt;&quot;&quot;;IF([.AA50]=&quot;(&quot;;1;IF([.AA50]=&quot;[&quot;;2;IF([.AA50]=&quot;{&quot;;3;IF([.AA50]=&quot;&lt;&quot;;4;0))));&quot;&quot;)">
            <text:p/>
          </table:table-cell>
          <table:table-cell table:formula="of:=IF([.AB50]&lt;&gt;&quot;&quot;;IF([.AB50]=&quot;(&quot;;1;IF([.AB50]=&quot;[&quot;;2;IF([.AB50]=&quot;{&quot;;3;IF([.AB50]=&quot;&lt;&quot;;4;0))));&quot;&quot;)">
            <text:p/>
          </table:table-cell>
          <table:table-cell table:number-columns-repeated="2"/>
          <table:table-cell table:formula="of:=[.AD50]">
            <text:p/>
          </table:table-cell>
          <table:table-cell table:formula="of:=IF([.AE50]&lt;&gt;&quot;&quot;;[.AE50]+[.AU50]*5;[.AU50])">
            <text:p/>
          </table:table-cell>
          <table:table-cell table:formula="of:=IF([.AF50]&lt;&gt;&quot;&quot;;[.AF50]+[.AV50]*5;[.AV50])">
            <text:p/>
          </table:table-cell>
          <table:table-cell table:formula="of:=IF([.AG50]&lt;&gt;&quot;&quot;;[.AG50]+[.AW50]*5;[.AW50])">
            <text:p/>
          </table:table-cell>
          <table:table-cell table:formula="of:=IF([.AH50]&lt;&gt;&quot;&quot;;[.AH50]+[.AX50]*5;[.AX50])">
            <text:p/>
          </table:table-cell>
          <table:table-cell table:formula="of:=IF([.AI50]&lt;&gt;&quot;&quot;;[.AI50]+[.AY50]*5;[.AY50])">
            <text:p/>
          </table:table-cell>
          <table:table-cell table:formula="of:=IF([.AJ50]&lt;&gt;&quot;&quot;;[.AJ50]+[.AZ50]*5;[.AZ50])">
            <text:p/>
          </table:table-cell>
          <table:table-cell table:formula="of:=IF([.AK50]&lt;&gt;&quot;&quot;;[.AK50]+[.BA50]*5;[.BA50])">
            <text:p/>
          </table:table-cell>
          <table:table-cell table:formula="of:=IF([.AL50]&lt;&gt;&quot;&quot;;[.AL50]+[.BB50]*5;[.BB50])">
            <text:p/>
          </table:table-cell>
          <table:table-cell table:formula="of:=IF([.AM50]&lt;&gt;&quot;&quot;;[.AM50]+[.BC50]*5;[.BC50])">
            <text:p/>
          </table:table-cell>
          <table:table-cell table:formula="of:=IF([.AN50]&lt;&gt;&quot;&quot;;[.AN50]+[.BD50]*5;[.BD50])">
            <text:p/>
          </table:table-cell>
          <table:table-cell table:formula="of:=IF([.AO50]&lt;&gt;&quot;&quot;;[.AO50]+[.BE50]*5;[.BE50])">
            <text:p/>
          </table:table-cell>
          <table:table-cell table:formula="of:=IF([.AP50]&lt;&gt;&quot;&quot;;[.AP50]+[.BF50]*5;[.BF50])">
            <text:p/>
          </table:table-cell>
          <table:table-cell table:formula="of:=IF([.AQ50]&lt;&gt;&quot;&quot;;[.AQ50]+[.BG50]*5;[.BG50])">
            <text:p/>
          </table:table-cell>
          <table:table-cell table:formula="of:=IF([.AR50]&lt;&gt;&quot;&quot;;[.AR50]+[.BH50]*5;[.BH50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{&lt;[&lt;&lt;&lt;{((([[([]{})][[&lt;&gt;[]]]])(&lt;[[(){}]&lt;&lt;&gt;[]&gt;]&gt;{[({}())([]&lt;&gt;)][&lt;&lt;&gt;{}&gt;&lt;[]()&gt;]}))){{&lt;[[[[][]</text:p>
          </table:table-cell>
          <table:table-cell table:formula="of:=ORG.LIBREOFFICE.REGEX(ORG.LIBREOFFICE.REGEX(ORG.LIBREOFFICE.REGEX(ORG.LIBREOFFICE.REGEX([.A51];&quot;[(][)]&quot;;&quot;&quot;;&quot;g&quot;);&quot;\[\]&quot;;&quot;&quot;;&quot;g&quot;);&quot;\{\}&quot;;&quot;&quot;;&quot;g&quot;);&quot;&lt;&gt;&quot;;&quot;&quot;;&quot;g&quot;)" office:value-type="string" office:string-value="{{&lt;[&lt;&lt;&lt;{((([[()][[]]])(&lt;[[]&lt;&gt;]&gt;{[()()][&lt;&gt;]}))){{&lt;[[[" calcext:value-type="string">
            <text:p>{{&lt;[&lt;&lt;&lt;{((([[()][[]]])(&lt;[[]&lt;&gt;]&gt;{[()()][&lt;&gt;]}))){{&lt;[[[</text:p>
          </table:table-cell>
          <table:table-cell table:formula="of:=ORG.LIBREOFFICE.REGEX(ORG.LIBREOFFICE.REGEX(ORG.LIBREOFFICE.REGEX(ORG.LIBREOFFICE.REGEX([.B51];&quot;[(][)]&quot;;&quot;&quot;;&quot;g&quot;);&quot;\[\]&quot;;&quot;&quot;;&quot;g&quot;);&quot;\{\}&quot;;&quot;&quot;;&quot;g&quot;);&quot;&lt;&gt;&quot;;&quot;&quot;;&quot;g&quot;)" office:value-type="string" office:string-value="{{&lt;[&lt;&lt;&lt;{((([[]])(&lt;[]&gt;{[]}))){{&lt;[[[" calcext:value-type="string">
            <text:p>{{&lt;[&lt;&lt;&lt;{((([[]])(&lt;[]&gt;{[]}))){{&lt;[[[</text:p>
          </table:table-cell>
          <table:table-cell table:formula="of:=ORG.LIBREOFFICE.REGEX(ORG.LIBREOFFICE.REGEX(ORG.LIBREOFFICE.REGEX(ORG.LIBREOFFICE.REGEX([.C51];&quot;[(][)]&quot;;&quot;&quot;;&quot;g&quot;);&quot;\[\]&quot;;&quot;&quot;;&quot;g&quot;);&quot;\{\}&quot;;&quot;&quot;;&quot;g&quot;);&quot;&lt;&gt;&quot;;&quot;&quot;;&quot;g&quot;)" office:value-type="string" office:string-value="{{&lt;[&lt;&lt;&lt;{((([])())){{&lt;[[[" calcext:value-type="string">
            <text:p>{{&lt;[&lt;&lt;&lt;{((([])())){{&lt;[[[</text:p>
          </table:table-cell>
          <table:table-cell table:formula="of:=ORG.LIBREOFFICE.REGEX(ORG.LIBREOFFICE.REGEX(ORG.LIBREOFFICE.REGEX(ORG.LIBREOFFICE.REGEX([.D51];&quot;[(][)]&quot;;&quot;&quot;;&quot;g&quot;);&quot;\[\]&quot;;&quot;&quot;;&quot;g&quot;);&quot;\{\}&quot;;&quot;&quot;;&quot;g&quot;);&quot;&lt;&gt;&quot;;&quot;&quot;;&quot;g&quot;)" office:value-type="string" office:string-value="{{&lt;[&lt;&lt;&lt;{((())){{&lt;[[[" calcext:value-type="string">
            <text:p>{{&lt;[&lt;&lt;&lt;{((())){{&lt;[[[</text:p>
          </table:table-cell>
          <table:table-cell table:formula="of:=ORG.LIBREOFFICE.REGEX(ORG.LIBREOFFICE.REGEX(ORG.LIBREOFFICE.REGEX(ORG.LIBREOFFICE.REGEX([.E51];&quot;[(][)]&quot;;&quot;&quot;;&quot;g&quot;);&quot;\[\]&quot;;&quot;&quot;;&quot;g&quot;);&quot;\{\}&quot;;&quot;&quot;;&quot;g&quot;);&quot;&lt;&gt;&quot;;&quot;&quot;;&quot;g&quot;)" office:value-type="string" office:string-value="{{&lt;[&lt;&lt;&lt;{(()){{&lt;[[[" calcext:value-type="string">
            <text:p>{{&lt;[&lt;&lt;&lt;{(()){{&lt;[[[</text:p>
          </table:table-cell>
          <table:table-cell table:formula="of:=ORG.LIBREOFFICE.REGEX(ORG.LIBREOFFICE.REGEX(ORG.LIBREOFFICE.REGEX(ORG.LIBREOFFICE.REGEX([.F51];&quot;[(][)]&quot;;&quot;&quot;;&quot;g&quot;);&quot;\[\]&quot;;&quot;&quot;;&quot;g&quot;);&quot;\{\}&quot;;&quot;&quot;;&quot;g&quot;);&quot;&lt;&gt;&quot;;&quot;&quot;;&quot;g&quot;)" office:value-type="string" office:string-value="{{&lt;[&lt;&lt;&lt;{(){{&lt;[[[" calcext:value-type="string">
            <text:p>{{&lt;[&lt;&lt;&lt;{(){{&lt;[[[</text:p>
          </table:table-cell>
          <table:table-cell table:formula="of:=ORG.LIBREOFFICE.REGEX(ORG.LIBREOFFICE.REGEX(ORG.LIBREOFFICE.REGEX(ORG.LIBREOFFICE.REGEX([.G51];&quot;[(][)]&quot;;&quot;&quot;;&quot;g&quot;);&quot;\[\]&quot;;&quot;&quot;;&quot;g&quot;);&quot;\{\}&quot;;&quot;&quot;;&quot;g&quot;);&quot;&lt;&gt;&quot;;&quot;&quot;;&quot;g&quot;)" office:value-type="string" office:string-value="{{&lt;[&lt;&lt;&lt;{{{&lt;[[[" calcext:value-type="string">
            <text:p>{{&lt;[&lt;&lt;&lt;{{{&lt;[[[</text:p>
          </table:table-cell>
          <table:table-cell table:formula="of:=ORG.LIBREOFFICE.REGEX(ORG.LIBREOFFICE.REGEX(ORG.LIBREOFFICE.REGEX(ORG.LIBREOFFICE.REGEX([.H51];&quot;[(][)]&quot;;&quot;&quot;;&quot;g&quot;);&quot;\[\]&quot;;&quot;&quot;;&quot;g&quot;);&quot;\{\}&quot;;&quot;&quot;;&quot;g&quot;);&quot;&lt;&gt;&quot;;&quot;&quot;;&quot;g&quot;)" office:value-type="string" office:string-value="{{&lt;[&lt;&lt;&lt;{{{&lt;[[[" calcext:value-type="string">
            <text:p>{{&lt;[&lt;&lt;&lt;{{{&lt;[[[</text:p>
          </table:table-cell>
          <table:table-cell table:formula="of:=ORG.LIBREOFFICE.REGEX(ORG.LIBREOFFICE.REGEX(ORG.LIBREOFFICE.REGEX(ORG.LIBREOFFICE.REGEX([.I51];&quot;[(][)]&quot;;&quot;&quot;;&quot;g&quot;);&quot;\[\]&quot;;&quot;&quot;;&quot;g&quot;);&quot;\{\}&quot;;&quot;&quot;;&quot;g&quot;);&quot;&lt;&gt;&quot;;&quot;&quot;;&quot;g&quot;)" office:value-type="string" office:string-value="{{&lt;[&lt;&lt;&lt;{{{&lt;[[[" calcext:value-type="string">
            <text:p>{{&lt;[&lt;&lt;&lt;{{{&lt;[[[</text:p>
          </table:table-cell>
          <table:table-cell table:formula="of:=ORG.LIBREOFFICE.REGEX(ORG.LIBREOFFICE.REGEX(ORG.LIBREOFFICE.REGEX(ORG.LIBREOFFICE.REGEX([.J51];&quot;[(][)]&quot;;&quot;&quot;;&quot;g&quot;);&quot;\[\]&quot;;&quot;&quot;;&quot;g&quot;);&quot;\{\}&quot;;&quot;&quot;;&quot;g&quot;);&quot;&lt;&gt;&quot;;&quot;&quot;;&quot;g&quot;)" office:value-type="string" office:string-value="{{&lt;[&lt;&lt;&lt;{{{&lt;[[[" calcext:value-type="string">
            <text:p>{{&lt;[&lt;&lt;&lt;{{{&lt;[[[</text:p>
          </table:table-cell>
          <table:table-cell table:formula="of:=IF(ORG.LIBREOFFICE.REGEX(ORG.LIBREOFFICE.REGEX(ORG.LIBREOFFICE.REGEX(ORG.LIBREOFFICE.REGEX(ORG.LIBREOFFICE.REGEX([.K5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1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51]=&quot;&quot;;[.K51];&quot;&quot;)" office:value-type="string" office:string-value="{{&lt;[&lt;&lt;&lt;{{{&lt;[[[" calcext:value-type="string">
            <text:p>{{&lt;[&lt;&lt;&lt;{{{&lt;[[[</text:p>
          </table:table-cell>
          <table:table-cell table:formula="of:=IF(AND([.$M51]&lt;&gt;&quot;&quot;;LEN([.$M51])&gt;=[.N$2]);LEFT(RIGHT([.$M51];[.N$2]);1);&quot;&quot;)" office:value-type="string" office:string-value="[" calcext:value-type="string">
            <text:p>[</text:p>
          </table:table-cell>
          <table:table-cell table:formula="of:=IF(AND([.$M51]&lt;&gt;&quot;&quot;;LEN([.$M51])&gt;=[.O$2]);LEFT(RIGHT([.$M51];[.O$2]);1);&quot;&quot;)" office:value-type="string" office:string-value="[" calcext:value-type="string">
            <text:p>[</text:p>
          </table:table-cell>
          <table:table-cell table:formula="of:=IF(AND([.$M51]&lt;&gt;&quot;&quot;;LEN([.$M51])&gt;=[.P$2]);LEFT(RIGHT([.$M51];[.P$2]);1);&quot;&quot;)" office:value-type="string" office:string-value="[" calcext:value-type="string">
            <text:p>[</text:p>
          </table:table-cell>
          <table:table-cell table:formula="of:=IF(AND([.$M51]&lt;&gt;&quot;&quot;;LEN([.$M51])&gt;=[.Q$2]);LEFT(RIGHT([.$M51];[.Q$2]);1);&quot;&quot;)" office:value-type="string" office:string-value="&lt;" calcext:value-type="string">
            <text:p>&lt;</text:p>
          </table:table-cell>
          <table:table-cell table:formula="of:=IF(AND([.$M51]&lt;&gt;&quot;&quot;;LEN([.$M51])&gt;=[.R$2]);LEFT(RIGHT([.$M51];[.R$2]);1);&quot;&quot;)" office:value-type="string" office:string-value="{" calcext:value-type="string">
            <text:p>{</text:p>
          </table:table-cell>
          <table:table-cell table:formula="of:=IF(AND([.$M51]&lt;&gt;&quot;&quot;;LEN([.$M51])&gt;=[.S$2]);LEFT(RIGHT([.$M51];[.S$2]);1);&quot;&quot;)" office:value-type="string" office:string-value="{" calcext:value-type="string">
            <text:p>{</text:p>
          </table:table-cell>
          <table:table-cell table:formula="of:=IF(AND([.$M51]&lt;&gt;&quot;&quot;;LEN([.$M51])&gt;=[.T$2]);LEFT(RIGHT([.$M51];[.T$2]);1);&quot;&quot;)" office:value-type="string" office:string-value="{" calcext:value-type="string">
            <text:p>{</text:p>
          </table:table-cell>
          <table:table-cell table:formula="of:=IF(AND([.$M51]&lt;&gt;&quot;&quot;;LEN([.$M51])&gt;=[.U$2]);LEFT(RIGHT([.$M51];[.U$2]);1);&quot;&quot;)" office:value-type="string" office:string-value="&lt;" calcext:value-type="string">
            <text:p>&lt;</text:p>
          </table:table-cell>
          <table:table-cell table:formula="of:=IF(AND([.$M51]&lt;&gt;&quot;&quot;;LEN([.$M51])&gt;=[.V$2]);LEFT(RIGHT([.$M51];[.V$2]);1);&quot;&quot;)" office:value-type="string" office:string-value="&lt;" calcext:value-type="string">
            <text:p>&lt;</text:p>
          </table:table-cell>
          <table:table-cell table:formula="of:=IF(AND([.$M51]&lt;&gt;&quot;&quot;;LEN([.$M51])&gt;=[.W$2]);LEFT(RIGHT([.$M51];[.W$2]);1);&quot;&quot;)" office:value-type="string" office:string-value="&lt;" calcext:value-type="string">
            <text:p>&lt;</text:p>
          </table:table-cell>
          <table:table-cell table:formula="of:=IF(AND([.$M51]&lt;&gt;&quot;&quot;;LEN([.$M51])&gt;=[.X$2]);LEFT(RIGHT([.$M51];[.X$2]);1);&quot;&quot;)" office:value-type="string" office:string-value="[" calcext:value-type="string">
            <text:p>[</text:p>
          </table:table-cell>
          <table:table-cell table:formula="of:=IF(AND([.$M51]&lt;&gt;&quot;&quot;;LEN([.$M51])&gt;=[.Y$2]);LEFT(RIGHT([.$M51];[.Y$2]);1);&quot;&quot;)" office:value-type="string" office:string-value="&lt;" calcext:value-type="string">
            <text:p>&lt;</text:p>
          </table:table-cell>
          <table:table-cell table:formula="of:=IF(AND([.$M51]&lt;&gt;&quot;&quot;;LEN([.$M51])&gt;=[.Z$2]);LEFT(RIGHT([.$M51];[.Z$2]);1);&quot;&quot;)" office:value-type="string" office:string-value="{" calcext:value-type="string">
            <text:p>{</text:p>
          </table:table-cell>
          <table:table-cell table:formula="of:=IF(AND([.$M51]&lt;&gt;&quot;&quot;;LEN([.$M51])&gt;=[.AA$2]);LEFT(RIGHT([.$M51];[.AA$2]);1);&quot;&quot;)" office:value-type="string" office:string-value="{" calcext:value-type="string">
            <text:p>{</text:p>
          </table:table-cell>
          <table:table-cell table:formula="of:=IF(AND([.$M51]&lt;&gt;&quot;&quot;;LEN([.$M51])&gt;=[.AB$2]);LEFT(RIGHT([.$M51];[.AB$2]);1);&quot;&quot;)">
            <text:p/>
          </table:table-cell>
          <table:table-cell table:formula="of:=IF([.M51]=&quot;&quot;;&quot;&quot;;0)" office:value-type="float" office:value="0" calcext:value-type="float">
            <text:p>0</text:p>
          </table:table-cell>
          <table:table-cell table:formula="of:=IF([.N51]&lt;&gt;&quot;&quot;;IF([.N51]=&quot;(&quot;;1;IF([.N51]=&quot;[&quot;;2;IF([.N51]=&quot;{&quot;;3;IF([.N51]=&quot;&lt;&quot;;4;0))));&quot;&quot;)" office:value-type="float" office:value="2" calcext:value-type="float">
            <text:p>2</text:p>
          </table:table-cell>
          <table:table-cell table:formula="of:=IF([.O51]&lt;&gt;&quot;&quot;;IF([.O51]=&quot;(&quot;;1;IF([.O51]=&quot;[&quot;;2;IF([.O51]=&quot;{&quot;;3;IF([.O51]=&quot;&lt;&quot;;4;0))));&quot;&quot;)" office:value-type="float" office:value="2" calcext:value-type="float">
            <text:p>2</text:p>
          </table:table-cell>
          <table:table-cell table:formula="of:=IF([.P51]&lt;&gt;&quot;&quot;;IF([.P51]=&quot;(&quot;;1;IF([.P51]=&quot;[&quot;;2;IF([.P51]=&quot;{&quot;;3;IF([.P51]=&quot;&lt;&quot;;4;0))));&quot;&quot;)" office:value-type="float" office:value="2" calcext:value-type="float">
            <text:p>2</text:p>
          </table:table-cell>
          <table:table-cell table:formula="of:=IF([.Q51]&lt;&gt;&quot;&quot;;IF([.Q51]=&quot;(&quot;;1;IF([.Q51]=&quot;[&quot;;2;IF([.Q51]=&quot;{&quot;;3;IF([.Q51]=&quot;&lt;&quot;;4;0))));&quot;&quot;)" office:value-type="float" office:value="4" calcext:value-type="float">
            <text:p>4</text:p>
          </table:table-cell>
          <table:table-cell table:formula="of:=IF([.R51]&lt;&gt;&quot;&quot;;IF([.R51]=&quot;(&quot;;1;IF([.R51]=&quot;[&quot;;2;IF([.R51]=&quot;{&quot;;3;IF([.R51]=&quot;&lt;&quot;;4;0))));&quot;&quot;)" office:value-type="float" office:value="3" calcext:value-type="float">
            <text:p>3</text:p>
          </table:table-cell>
          <table:table-cell table:formula="of:=IF([.S51]&lt;&gt;&quot;&quot;;IF([.S51]=&quot;(&quot;;1;IF([.S51]=&quot;[&quot;;2;IF([.S51]=&quot;{&quot;;3;IF([.S51]=&quot;&lt;&quot;;4;0))));&quot;&quot;)" office:value-type="float" office:value="3" calcext:value-type="float">
            <text:p>3</text:p>
          </table:table-cell>
          <table:table-cell table:formula="of:=IF([.T51]&lt;&gt;&quot;&quot;;IF([.T51]=&quot;(&quot;;1;IF([.T51]=&quot;[&quot;;2;IF([.T51]=&quot;{&quot;;3;IF([.T51]=&quot;&lt;&quot;;4;0))));&quot;&quot;)" office:value-type="float" office:value="3" calcext:value-type="float">
            <text:p>3</text:p>
          </table:table-cell>
          <table:table-cell table:formula="of:=IF([.U51]&lt;&gt;&quot;&quot;;IF([.U51]=&quot;(&quot;;1;IF([.U51]=&quot;[&quot;;2;IF([.U51]=&quot;{&quot;;3;IF([.U51]=&quot;&lt;&quot;;4;0))));&quot;&quot;)" office:value-type="float" office:value="4" calcext:value-type="float">
            <text:p>4</text:p>
          </table:table-cell>
          <table:table-cell table:formula="of:=IF([.V51]&lt;&gt;&quot;&quot;;IF([.V51]=&quot;(&quot;;1;IF([.V51]=&quot;[&quot;;2;IF([.V51]=&quot;{&quot;;3;IF([.V51]=&quot;&lt;&quot;;4;0))));&quot;&quot;)" office:value-type="float" office:value="4" calcext:value-type="float">
            <text:p>4</text:p>
          </table:table-cell>
          <table:table-cell table:formula="of:=IF([.W51]&lt;&gt;&quot;&quot;;IF([.W51]=&quot;(&quot;;1;IF([.W51]=&quot;[&quot;;2;IF([.W51]=&quot;{&quot;;3;IF([.W51]=&quot;&lt;&quot;;4;0))));&quot;&quot;)" office:value-type="float" office:value="4" calcext:value-type="float">
            <text:p>4</text:p>
          </table:table-cell>
          <table:table-cell table:formula="of:=IF([.X51]&lt;&gt;&quot;&quot;;IF([.X51]=&quot;(&quot;;1;IF([.X51]=&quot;[&quot;;2;IF([.X51]=&quot;{&quot;;3;IF([.X51]=&quot;&lt;&quot;;4;0))));&quot;&quot;)" office:value-type="float" office:value="2" calcext:value-type="float">
            <text:p>2</text:p>
          </table:table-cell>
          <table:table-cell table:formula="of:=IF([.Y51]&lt;&gt;&quot;&quot;;IF([.Y51]=&quot;(&quot;;1;IF([.Y51]=&quot;[&quot;;2;IF([.Y51]=&quot;{&quot;;3;IF([.Y51]=&quot;&lt;&quot;;4;0))));&quot;&quot;)" office:value-type="float" office:value="4" calcext:value-type="float">
            <text:p>4</text:p>
          </table:table-cell>
          <table:table-cell table:formula="of:=IF([.Z51]&lt;&gt;&quot;&quot;;IF([.Z51]=&quot;(&quot;;1;IF([.Z51]=&quot;[&quot;;2;IF([.Z51]=&quot;{&quot;;3;IF([.Z51]=&quot;&lt;&quot;;4;0))));&quot;&quot;)" office:value-type="float" office:value="3" calcext:value-type="float">
            <text:p>3</text:p>
          </table:table-cell>
          <table:table-cell table:formula="of:=IF([.AA51]&lt;&gt;&quot;&quot;;IF([.AA51]=&quot;(&quot;;1;IF([.AA51]=&quot;[&quot;;2;IF([.AA51]=&quot;{&quot;;3;IF([.AA51]=&quot;&lt;&quot;;4;0))));&quot;&quot;)" office:value-type="float" office:value="3" calcext:value-type="float">
            <text:p>3</text:p>
          </table:table-cell>
          <table:table-cell table:formula="of:=IF([.AB51]&lt;&gt;&quot;&quot;;IF([.AB51]=&quot;(&quot;;1;IF([.AB51]=&quot;[&quot;;2;IF([.AB51]=&quot;{&quot;;3;IF([.AB51]=&quot;&lt;&quot;;4;0))));&quot;&quot;)">
            <text:p/>
          </table:table-cell>
          <table:table-cell table:number-columns-repeated="2"/>
          <table:table-cell table:formula="of:=[.AD51]" office:value-type="float" office:value="2" calcext:value-type="float">
            <text:p>2</text:p>
          </table:table-cell>
          <table:table-cell table:formula="of:=IF([.AE51]&lt;&gt;&quot;&quot;;[.AE51]+[.AU51]*5;[.AU51])" office:value-type="float" office:value="12" calcext:value-type="float">
            <text:p>12</text:p>
          </table:table-cell>
          <table:table-cell table:formula="of:=IF([.AF51]&lt;&gt;&quot;&quot;;[.AF51]+[.AV51]*5;[.AV51])" office:value-type="float" office:value="62" calcext:value-type="float">
            <text:p>62</text:p>
          </table:table-cell>
          <table:table-cell table:formula="of:=IF([.AG51]&lt;&gt;&quot;&quot;;[.AG51]+[.AW51]*5;[.AW51])" office:value-type="float" office:value="314" calcext:value-type="float">
            <text:p>314</text:p>
          </table:table-cell>
          <table:table-cell table:formula="of:=IF([.AH51]&lt;&gt;&quot;&quot;;[.AH51]+[.AX51]*5;[.AX51])" office:value-type="float" office:value="1573" calcext:value-type="float">
            <text:p>1573</text:p>
          </table:table-cell>
          <table:table-cell table:formula="of:=IF([.AI51]&lt;&gt;&quot;&quot;;[.AI51]+[.AY51]*5;[.AY51])" office:value-type="float" office:value="7868" calcext:value-type="float">
            <text:p>7868</text:p>
          </table:table-cell>
          <table:table-cell table:formula="of:=IF([.AJ51]&lt;&gt;&quot;&quot;;[.AJ51]+[.AZ51]*5;[.AZ51])" office:value-type="float" office:value="39343" calcext:value-type="float">
            <text:p>39343</text:p>
          </table:table-cell>
          <table:table-cell table:formula="of:=IF([.AK51]&lt;&gt;&quot;&quot;;[.AK51]+[.BA51]*5;[.BA51])" office:value-type="float" office:value="196719" calcext:value-type="float">
            <text:p>196719</text:p>
          </table:table-cell>
          <table:table-cell table:formula="of:=IF([.AL51]&lt;&gt;&quot;&quot;;[.AL51]+[.BB51]*5;[.BB51])" office:value-type="float" office:value="983599" calcext:value-type="float">
            <text:p>983599</text:p>
          </table:table-cell>
          <table:table-cell table:formula="of:=IF([.AM51]&lt;&gt;&quot;&quot;;[.AM51]+[.BC51]*5;[.BC51])" office:value-type="float" office:value="4917999" calcext:value-type="float">
            <text:p>4917999</text:p>
          </table:table-cell>
          <table:table-cell table:formula="of:=IF([.AN51]&lt;&gt;&quot;&quot;;[.AN51]+[.BD51]*5;[.BD51])" office:value-type="float" office:value="24589997" calcext:value-type="float">
            <text:p>24589997</text:p>
          </table:table-cell>
          <table:table-cell table:formula="of:=IF([.AO51]&lt;&gt;&quot;&quot;;[.AO51]+[.BE51]*5;[.BE51])" office:value-type="float" office:value="122949989" calcext:value-type="float">
            <text:p>122949989</text:p>
          </table:table-cell>
          <table:table-cell table:formula="of:=IF([.AP51]&lt;&gt;&quot;&quot;;[.AP51]+[.BF51]*5;[.BF51])" office:value-type="float" office:value="614749948" calcext:value-type="float">
            <text:p>614749948</text:p>
          </table:table-cell>
          <table:table-cell table:formula="of:=IF([.AQ51]&lt;&gt;&quot;&quot;;[.AQ51]+[.BG51]*5;[.BG51])" office:value-type="float" office:value="3073749743" calcext:value-type="float">
            <text:p>3073749743</text:p>
          </table:table-cell>
          <table:table-cell table:formula="of:=IF([.AR51]&lt;&gt;&quot;&quot;;[.AR51]+[.BH51]*5;[.BH51])" office:value-type="float" office:value="3073749743" calcext:value-type="float">
            <text:p>307374974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([&lt;{[&lt;&lt;[{({({&lt;&gt;{}}[[][]])[{(){}}{{}()}]}[[[{}()]&lt;()()&gt;]])({&lt;[{}{}]&gt;({{}{}}[[]{}])}{{({}())&lt;()()&gt;}{{&lt;&gt;&lt;&gt;}&lt;[]</text:p>
          </table:table-cell>
          <table:table-cell table:formula="of:=ORG.LIBREOFFICE.REGEX(ORG.LIBREOFFICE.REGEX(ORG.LIBREOFFICE.REGEX(ORG.LIBREOFFICE.REGEX([.A52];&quot;[(][)]&quot;;&quot;&quot;;&quot;g&quot;);&quot;\[\]&quot;;&quot;&quot;;&quot;g&quot;);&quot;\{\}&quot;;&quot;&quot;;&quot;g&quot;);&quot;&lt;&gt;&quot;;&quot;&quot;;&quot;g&quot;)" office:value-type="string" office:string-value="{([&lt;{[&lt;&lt;[{({({}[])[{}{}]}[[[]]])({&lt;[]&gt;({}[])}{{()}{{}&lt;" calcext:value-type="string">
            <text:p>{([&lt;{[&lt;&lt;[{({({}[])[{}{}]}[[[]]])({&lt;[]&gt;({}[])}{{()}{{}&lt;</text:p>
          </table:table-cell>
          <table:table-cell table:formula="of:=ORG.LIBREOFFICE.REGEX(ORG.LIBREOFFICE.REGEX(ORG.LIBREOFFICE.REGEX(ORG.LIBREOFFICE.REGEX([.B52];&quot;[(][)]&quot;;&quot;&quot;;&quot;g&quot;);&quot;\[\]&quot;;&quot;&quot;;&quot;g&quot;);&quot;\{\}&quot;;&quot;&quot;;&quot;g&quot;);&quot;&lt;&gt;&quot;;&quot;&quot;;&quot;g&quot;)" office:value-type="string" office:string-value="{([&lt;{[&lt;&lt;[{({()[]}[[]])({()}{{&lt;" calcext:value-type="string">
            <text:p>{([&lt;{[&lt;&lt;[{({()[]}[[]])({()}{{&lt;</text:p>
          </table:table-cell>
          <table:table-cell table:formula="of:=ORG.LIBREOFFICE.REGEX(ORG.LIBREOFFICE.REGEX(ORG.LIBREOFFICE.REGEX(ORG.LIBREOFFICE.REGEX([.C52];&quot;[(][)]&quot;;&quot;&quot;;&quot;g&quot;);&quot;\[\]&quot;;&quot;&quot;;&quot;g&quot;);&quot;\{\}&quot;;&quot;&quot;;&quot;g&quot;);&quot;&lt;&gt;&quot;;&quot;&quot;;&quot;g&quot;)" office:value-type="string" office:string-value="{([&lt;{[&lt;&lt;[{([])({{&lt;" calcext:value-type="string">
            <text:p>{([&lt;{[&lt;&lt;[{([])({{&lt;</text:p>
          </table:table-cell>
          <table:table-cell table:formula="of:=ORG.LIBREOFFICE.REGEX(ORG.LIBREOFFICE.REGEX(ORG.LIBREOFFICE.REGEX(ORG.LIBREOFFICE.REGEX([.D52];&quot;[(][)]&quot;;&quot;&quot;;&quot;g&quot;);&quot;\[\]&quot;;&quot;&quot;;&quot;g&quot;);&quot;\{\}&quot;;&quot;&quot;;&quot;g&quot;);&quot;&lt;&gt;&quot;;&quot;&quot;;&quot;g&quot;)" office:value-type="string" office:string-value="{([&lt;{[&lt;&lt;[{()({{&lt;" calcext:value-type="string">
            <text:p>{([&lt;{[&lt;&lt;[{()({{&lt;</text:p>
          </table:table-cell>
          <table:table-cell table:formula="of:=ORG.LIBREOFFICE.REGEX(ORG.LIBREOFFICE.REGEX(ORG.LIBREOFFICE.REGEX(ORG.LIBREOFFICE.REGEX([.E52];&quot;[(][)]&quot;;&quot;&quot;;&quot;g&quot;);&quot;\[\]&quot;;&quot;&quot;;&quot;g&quot;);&quot;\{\}&quot;;&quot;&quot;;&quot;g&quot;);&quot;&lt;&gt;&quot;;&quot;&quot;;&quot;g&quot;)" office:value-type="string" office:string-value="{([&lt;{[&lt;&lt;[{({{&lt;" calcext:value-type="string">
            <text:p>{([&lt;{[&lt;&lt;[{({{&lt;</text:p>
          </table:table-cell>
          <table:table-cell table:formula="of:=ORG.LIBREOFFICE.REGEX(ORG.LIBREOFFICE.REGEX(ORG.LIBREOFFICE.REGEX(ORG.LIBREOFFICE.REGEX([.F52];&quot;[(][)]&quot;;&quot;&quot;;&quot;g&quot;);&quot;\[\]&quot;;&quot;&quot;;&quot;g&quot;);&quot;\{\}&quot;;&quot;&quot;;&quot;g&quot;);&quot;&lt;&gt;&quot;;&quot;&quot;;&quot;g&quot;)" office:value-type="string" office:string-value="{([&lt;{[&lt;&lt;[{({{&lt;" calcext:value-type="string">
            <text:p>{([&lt;{[&lt;&lt;[{({{&lt;</text:p>
          </table:table-cell>
          <table:table-cell table:formula="of:=ORG.LIBREOFFICE.REGEX(ORG.LIBREOFFICE.REGEX(ORG.LIBREOFFICE.REGEX(ORG.LIBREOFFICE.REGEX([.G52];&quot;[(][)]&quot;;&quot;&quot;;&quot;g&quot;);&quot;\[\]&quot;;&quot;&quot;;&quot;g&quot;);&quot;\{\}&quot;;&quot;&quot;;&quot;g&quot;);&quot;&lt;&gt;&quot;;&quot;&quot;;&quot;g&quot;)" office:value-type="string" office:string-value="{([&lt;{[&lt;&lt;[{({{&lt;" calcext:value-type="string">
            <text:p>{([&lt;{[&lt;&lt;[{({{&lt;</text:p>
          </table:table-cell>
          <table:table-cell table:formula="of:=ORG.LIBREOFFICE.REGEX(ORG.LIBREOFFICE.REGEX(ORG.LIBREOFFICE.REGEX(ORG.LIBREOFFICE.REGEX([.H52];&quot;[(][)]&quot;;&quot;&quot;;&quot;g&quot;);&quot;\[\]&quot;;&quot;&quot;;&quot;g&quot;);&quot;\{\}&quot;;&quot;&quot;;&quot;g&quot;);&quot;&lt;&gt;&quot;;&quot;&quot;;&quot;g&quot;)" office:value-type="string" office:string-value="{([&lt;{[&lt;&lt;[{({{&lt;" calcext:value-type="string">
            <text:p>{([&lt;{[&lt;&lt;[{({{&lt;</text:p>
          </table:table-cell>
          <table:table-cell table:formula="of:=ORG.LIBREOFFICE.REGEX(ORG.LIBREOFFICE.REGEX(ORG.LIBREOFFICE.REGEX(ORG.LIBREOFFICE.REGEX([.I52];&quot;[(][)]&quot;;&quot;&quot;;&quot;g&quot;);&quot;\[\]&quot;;&quot;&quot;;&quot;g&quot;);&quot;\{\}&quot;;&quot;&quot;;&quot;g&quot;);&quot;&lt;&gt;&quot;;&quot;&quot;;&quot;g&quot;)" office:value-type="string" office:string-value="{([&lt;{[&lt;&lt;[{({{&lt;" calcext:value-type="string">
            <text:p>{([&lt;{[&lt;&lt;[{({{&lt;</text:p>
          </table:table-cell>
          <table:table-cell table:formula="of:=ORG.LIBREOFFICE.REGEX(ORG.LIBREOFFICE.REGEX(ORG.LIBREOFFICE.REGEX(ORG.LIBREOFFICE.REGEX([.J52];&quot;[(][)]&quot;;&quot;&quot;;&quot;g&quot;);&quot;\[\]&quot;;&quot;&quot;;&quot;g&quot;);&quot;\{\}&quot;;&quot;&quot;;&quot;g&quot;);&quot;&lt;&gt;&quot;;&quot;&quot;;&quot;g&quot;)" office:value-type="string" office:string-value="{([&lt;{[&lt;&lt;[{({{&lt;" calcext:value-type="string">
            <text:p>{([&lt;{[&lt;&lt;[{({{&lt;</text:p>
          </table:table-cell>
          <table:table-cell table:formula="of:=IF(ORG.LIBREOFFICE.REGEX(ORG.LIBREOFFICE.REGEX(ORG.LIBREOFFICE.REGEX(ORG.LIBREOFFICE.REGEX(ORG.LIBREOFFICE.REGEX([.K5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2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52]=&quot;&quot;;[.K52];&quot;&quot;)" office:value-type="string" office:string-value="{([&lt;{[&lt;&lt;[{({{&lt;" calcext:value-type="string">
            <text:p>{([&lt;{[&lt;&lt;[{({{&lt;</text:p>
          </table:table-cell>
          <table:table-cell table:formula="of:=IF(AND([.$M52]&lt;&gt;&quot;&quot;;LEN([.$M52])&gt;=[.N$2]);LEFT(RIGHT([.$M52];[.N$2]);1);&quot;&quot;)" office:value-type="string" office:string-value="&lt;" calcext:value-type="string">
            <text:p>&lt;</text:p>
          </table:table-cell>
          <table:table-cell table:formula="of:=IF(AND([.$M52]&lt;&gt;&quot;&quot;;LEN([.$M52])&gt;=[.O$2]);LEFT(RIGHT([.$M52];[.O$2]);1);&quot;&quot;)" office:value-type="string" office:string-value="{" calcext:value-type="string">
            <text:p>{</text:p>
          </table:table-cell>
          <table:table-cell table:formula="of:=IF(AND([.$M52]&lt;&gt;&quot;&quot;;LEN([.$M52])&gt;=[.P$2]);LEFT(RIGHT([.$M52];[.P$2]);1);&quot;&quot;)" office:value-type="string" office:string-value="{" calcext:value-type="string">
            <text:p>{</text:p>
          </table:table-cell>
          <table:table-cell table:formula="of:=IF(AND([.$M52]&lt;&gt;&quot;&quot;;LEN([.$M52])&gt;=[.Q$2]);LEFT(RIGHT([.$M52];[.Q$2]);1);&quot;&quot;)" office:value-type="string" office:string-value="(" calcext:value-type="string">
            <text:p>(</text:p>
          </table:table-cell>
          <table:table-cell table:formula="of:=IF(AND([.$M52]&lt;&gt;&quot;&quot;;LEN([.$M52])&gt;=[.R$2]);LEFT(RIGHT([.$M52];[.R$2]);1);&quot;&quot;)" office:value-type="string" office:string-value="{" calcext:value-type="string">
            <text:p>{</text:p>
          </table:table-cell>
          <table:table-cell table:formula="of:=IF(AND([.$M52]&lt;&gt;&quot;&quot;;LEN([.$M52])&gt;=[.S$2]);LEFT(RIGHT([.$M52];[.S$2]);1);&quot;&quot;)" office:value-type="string" office:string-value="[" calcext:value-type="string">
            <text:p>[</text:p>
          </table:table-cell>
          <table:table-cell table:formula="of:=IF(AND([.$M52]&lt;&gt;&quot;&quot;;LEN([.$M52])&gt;=[.T$2]);LEFT(RIGHT([.$M52];[.T$2]);1);&quot;&quot;)" office:value-type="string" office:string-value="&lt;" calcext:value-type="string">
            <text:p>&lt;</text:p>
          </table:table-cell>
          <table:table-cell table:formula="of:=IF(AND([.$M52]&lt;&gt;&quot;&quot;;LEN([.$M52])&gt;=[.U$2]);LEFT(RIGHT([.$M52];[.U$2]);1);&quot;&quot;)" office:value-type="string" office:string-value="&lt;" calcext:value-type="string">
            <text:p>&lt;</text:p>
          </table:table-cell>
          <table:table-cell table:formula="of:=IF(AND([.$M52]&lt;&gt;&quot;&quot;;LEN([.$M52])&gt;=[.V$2]);LEFT(RIGHT([.$M52];[.V$2]);1);&quot;&quot;)" office:value-type="string" office:string-value="[" calcext:value-type="string">
            <text:p>[</text:p>
          </table:table-cell>
          <table:table-cell table:formula="of:=IF(AND([.$M52]&lt;&gt;&quot;&quot;;LEN([.$M52])&gt;=[.W$2]);LEFT(RIGHT([.$M52];[.W$2]);1);&quot;&quot;)" office:value-type="string" office:string-value="{" calcext:value-type="string">
            <text:p>{</text:p>
          </table:table-cell>
          <table:table-cell table:formula="of:=IF(AND([.$M52]&lt;&gt;&quot;&quot;;LEN([.$M52])&gt;=[.X$2]);LEFT(RIGHT([.$M52];[.X$2]);1);&quot;&quot;)" office:value-type="string" office:string-value="&lt;" calcext:value-type="string">
            <text:p>&lt;</text:p>
          </table:table-cell>
          <table:table-cell table:formula="of:=IF(AND([.$M52]&lt;&gt;&quot;&quot;;LEN([.$M52])&gt;=[.Y$2]);LEFT(RIGHT([.$M52];[.Y$2]);1);&quot;&quot;)" office:value-type="string" office:string-value="[" calcext:value-type="string">
            <text:p>[</text:p>
          </table:table-cell>
          <table:table-cell table:formula="of:=IF(AND([.$M52]&lt;&gt;&quot;&quot;;LEN([.$M52])&gt;=[.Z$2]);LEFT(RIGHT([.$M52];[.Z$2]);1);&quot;&quot;)" office:value-type="string" office:string-value="(" calcext:value-type="string">
            <text:p>(</text:p>
          </table:table-cell>
          <table:table-cell table:formula="of:=IF(AND([.$M52]&lt;&gt;&quot;&quot;;LEN([.$M52])&gt;=[.AA$2]);LEFT(RIGHT([.$M52];[.AA$2]);1);&quot;&quot;)" office:value-type="string" office:string-value="{" calcext:value-type="string">
            <text:p>{</text:p>
          </table:table-cell>
          <table:table-cell table:formula="of:=IF(AND([.$M52]&lt;&gt;&quot;&quot;;LEN([.$M52])&gt;=[.AB$2]);LEFT(RIGHT([.$M52];[.AB$2]);1);&quot;&quot;)">
            <text:p/>
          </table:table-cell>
          <table:table-cell table:formula="of:=IF([.M52]=&quot;&quot;;&quot;&quot;;0)" office:value-type="float" office:value="0" calcext:value-type="float">
            <text:p>0</text:p>
          </table:table-cell>
          <table:table-cell table:formula="of:=IF([.N52]&lt;&gt;&quot;&quot;;IF([.N52]=&quot;(&quot;;1;IF([.N52]=&quot;[&quot;;2;IF([.N52]=&quot;{&quot;;3;IF([.N52]=&quot;&lt;&quot;;4;0))));&quot;&quot;)" office:value-type="float" office:value="4" calcext:value-type="float">
            <text:p>4</text:p>
          </table:table-cell>
          <table:table-cell table:formula="of:=IF([.O52]&lt;&gt;&quot;&quot;;IF([.O52]=&quot;(&quot;;1;IF([.O52]=&quot;[&quot;;2;IF([.O52]=&quot;{&quot;;3;IF([.O52]=&quot;&lt;&quot;;4;0))));&quot;&quot;)" office:value-type="float" office:value="3" calcext:value-type="float">
            <text:p>3</text:p>
          </table:table-cell>
          <table:table-cell table:formula="of:=IF([.P52]&lt;&gt;&quot;&quot;;IF([.P52]=&quot;(&quot;;1;IF([.P52]=&quot;[&quot;;2;IF([.P52]=&quot;{&quot;;3;IF([.P52]=&quot;&lt;&quot;;4;0))));&quot;&quot;)" office:value-type="float" office:value="3" calcext:value-type="float">
            <text:p>3</text:p>
          </table:table-cell>
          <table:table-cell table:formula="of:=IF([.Q52]&lt;&gt;&quot;&quot;;IF([.Q52]=&quot;(&quot;;1;IF([.Q52]=&quot;[&quot;;2;IF([.Q52]=&quot;{&quot;;3;IF([.Q52]=&quot;&lt;&quot;;4;0))));&quot;&quot;)" office:value-type="float" office:value="1" calcext:value-type="float">
            <text:p>1</text:p>
          </table:table-cell>
          <table:table-cell table:formula="of:=IF([.R52]&lt;&gt;&quot;&quot;;IF([.R52]=&quot;(&quot;;1;IF([.R52]=&quot;[&quot;;2;IF([.R52]=&quot;{&quot;;3;IF([.R52]=&quot;&lt;&quot;;4;0))));&quot;&quot;)" office:value-type="float" office:value="3" calcext:value-type="float">
            <text:p>3</text:p>
          </table:table-cell>
          <table:table-cell table:formula="of:=IF([.S52]&lt;&gt;&quot;&quot;;IF([.S52]=&quot;(&quot;;1;IF([.S52]=&quot;[&quot;;2;IF([.S52]=&quot;{&quot;;3;IF([.S52]=&quot;&lt;&quot;;4;0))));&quot;&quot;)" office:value-type="float" office:value="2" calcext:value-type="float">
            <text:p>2</text:p>
          </table:table-cell>
          <table:table-cell table:formula="of:=IF([.T52]&lt;&gt;&quot;&quot;;IF([.T52]=&quot;(&quot;;1;IF([.T52]=&quot;[&quot;;2;IF([.T52]=&quot;{&quot;;3;IF([.T52]=&quot;&lt;&quot;;4;0))));&quot;&quot;)" office:value-type="float" office:value="4" calcext:value-type="float">
            <text:p>4</text:p>
          </table:table-cell>
          <table:table-cell table:formula="of:=IF([.U52]&lt;&gt;&quot;&quot;;IF([.U52]=&quot;(&quot;;1;IF([.U52]=&quot;[&quot;;2;IF([.U52]=&quot;{&quot;;3;IF([.U52]=&quot;&lt;&quot;;4;0))));&quot;&quot;)" office:value-type="float" office:value="4" calcext:value-type="float">
            <text:p>4</text:p>
          </table:table-cell>
          <table:table-cell table:formula="of:=IF([.V52]&lt;&gt;&quot;&quot;;IF([.V52]=&quot;(&quot;;1;IF([.V52]=&quot;[&quot;;2;IF([.V52]=&quot;{&quot;;3;IF([.V52]=&quot;&lt;&quot;;4;0))));&quot;&quot;)" office:value-type="float" office:value="2" calcext:value-type="float">
            <text:p>2</text:p>
          </table:table-cell>
          <table:table-cell table:formula="of:=IF([.W52]&lt;&gt;&quot;&quot;;IF([.W52]=&quot;(&quot;;1;IF([.W52]=&quot;[&quot;;2;IF([.W52]=&quot;{&quot;;3;IF([.W52]=&quot;&lt;&quot;;4;0))));&quot;&quot;)" office:value-type="float" office:value="3" calcext:value-type="float">
            <text:p>3</text:p>
          </table:table-cell>
          <table:table-cell table:formula="of:=IF([.X52]&lt;&gt;&quot;&quot;;IF([.X52]=&quot;(&quot;;1;IF([.X52]=&quot;[&quot;;2;IF([.X52]=&quot;{&quot;;3;IF([.X52]=&quot;&lt;&quot;;4;0))));&quot;&quot;)" office:value-type="float" office:value="4" calcext:value-type="float">
            <text:p>4</text:p>
          </table:table-cell>
          <table:table-cell table:formula="of:=IF([.Y52]&lt;&gt;&quot;&quot;;IF([.Y52]=&quot;(&quot;;1;IF([.Y52]=&quot;[&quot;;2;IF([.Y52]=&quot;{&quot;;3;IF([.Y52]=&quot;&lt;&quot;;4;0))));&quot;&quot;)" office:value-type="float" office:value="2" calcext:value-type="float">
            <text:p>2</text:p>
          </table:table-cell>
          <table:table-cell table:formula="of:=IF([.Z52]&lt;&gt;&quot;&quot;;IF([.Z52]=&quot;(&quot;;1;IF([.Z52]=&quot;[&quot;;2;IF([.Z52]=&quot;{&quot;;3;IF([.Z52]=&quot;&lt;&quot;;4;0))));&quot;&quot;)" office:value-type="float" office:value="1" calcext:value-type="float">
            <text:p>1</text:p>
          </table:table-cell>
          <table:table-cell table:formula="of:=IF([.AA52]&lt;&gt;&quot;&quot;;IF([.AA52]=&quot;(&quot;;1;IF([.AA52]=&quot;[&quot;;2;IF([.AA52]=&quot;{&quot;;3;IF([.AA52]=&quot;&lt;&quot;;4;0))));&quot;&quot;)" office:value-type="float" office:value="3" calcext:value-type="float">
            <text:p>3</text:p>
          </table:table-cell>
          <table:table-cell table:formula="of:=IF([.AB52]&lt;&gt;&quot;&quot;;IF([.AB52]=&quot;(&quot;;1;IF([.AB52]=&quot;[&quot;;2;IF([.AB52]=&quot;{&quot;;3;IF([.AB52]=&quot;&lt;&quot;;4;0))));&quot;&quot;)">
            <text:p/>
          </table:table-cell>
          <table:table-cell table:number-columns-repeated="2"/>
          <table:table-cell table:formula="of:=[.AD52]" office:value-type="float" office:value="4" calcext:value-type="float">
            <text:p>4</text:p>
          </table:table-cell>
          <table:table-cell table:formula="of:=IF([.AE52]&lt;&gt;&quot;&quot;;[.AE52]+[.AU52]*5;[.AU52])" office:value-type="float" office:value="23" calcext:value-type="float">
            <text:p>23</text:p>
          </table:table-cell>
          <table:table-cell table:formula="of:=IF([.AF52]&lt;&gt;&quot;&quot;;[.AF52]+[.AV52]*5;[.AV52])" office:value-type="float" office:value="118" calcext:value-type="float">
            <text:p>118</text:p>
          </table:table-cell>
          <table:table-cell table:formula="of:=IF([.AG52]&lt;&gt;&quot;&quot;;[.AG52]+[.AW52]*5;[.AW52])" office:value-type="float" office:value="591" calcext:value-type="float">
            <text:p>591</text:p>
          </table:table-cell>
          <table:table-cell table:formula="of:=IF([.AH52]&lt;&gt;&quot;&quot;;[.AH52]+[.AX52]*5;[.AX52])" office:value-type="float" office:value="2958" calcext:value-type="float">
            <text:p>2958</text:p>
          </table:table-cell>
          <table:table-cell table:formula="of:=IF([.AI52]&lt;&gt;&quot;&quot;;[.AI52]+[.AY52]*5;[.AY52])" office:value-type="float" office:value="14792" calcext:value-type="float">
            <text:p>14792</text:p>
          </table:table-cell>
          <table:table-cell table:formula="of:=IF([.AJ52]&lt;&gt;&quot;&quot;;[.AJ52]+[.AZ52]*5;[.AZ52])" office:value-type="float" office:value="73964" calcext:value-type="float">
            <text:p>73964</text:p>
          </table:table-cell>
          <table:table-cell table:formula="of:=IF([.AK52]&lt;&gt;&quot;&quot;;[.AK52]+[.BA52]*5;[.BA52])" office:value-type="float" office:value="369824" calcext:value-type="float">
            <text:p>369824</text:p>
          </table:table-cell>
          <table:table-cell table:formula="of:=IF([.AL52]&lt;&gt;&quot;&quot;;[.AL52]+[.BB52]*5;[.BB52])" office:value-type="float" office:value="1849122" calcext:value-type="float">
            <text:p>1849122</text:p>
          </table:table-cell>
          <table:table-cell table:formula="of:=IF([.AM52]&lt;&gt;&quot;&quot;;[.AM52]+[.BC52]*5;[.BC52])" office:value-type="float" office:value="9245613" calcext:value-type="float">
            <text:p>9245613</text:p>
          </table:table-cell>
          <table:table-cell table:formula="of:=IF([.AN52]&lt;&gt;&quot;&quot;;[.AN52]+[.BD52]*5;[.BD52])" office:value-type="float" office:value="46228069" calcext:value-type="float">
            <text:p>46228069</text:p>
          </table:table-cell>
          <table:table-cell table:formula="of:=IF([.AO52]&lt;&gt;&quot;&quot;;[.AO52]+[.BE52]*5;[.BE52])" office:value-type="float" office:value="231140347" calcext:value-type="float">
            <text:p>231140347</text:p>
          </table:table-cell>
          <table:table-cell table:formula="of:=IF([.AP52]&lt;&gt;&quot;&quot;;[.AP52]+[.BF52]*5;[.BF52])" office:value-type="float" office:value="1155701736" calcext:value-type="float">
            <text:p>1155701736</text:p>
          </table:table-cell>
          <table:table-cell table:formula="of:=IF([.AQ52]&lt;&gt;&quot;&quot;;[.AQ52]+[.BG52]*5;[.BG52])" office:value-type="float" office:value="5778508683" calcext:value-type="float">
            <text:p>5778508683</text:p>
          </table:table-cell>
          <table:table-cell table:formula="of:=IF([.AR52]&lt;&gt;&quot;&quot;;[.AR52]+[.BH52]*5;[.BH52])" office:value-type="float" office:value="5778508683" calcext:value-type="float">
            <text:p>577850868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&lt;{[{&lt;{{&lt;{&lt;[{{{}{}}[[]()]}([{}[]]&lt;{}()&gt;)](&lt;{()()}{&lt;&gt;[]}&gt;&lt;(&lt;&gt;[])&gt;)&gt;}{{{((()&lt;&gt;)[&lt;&gt;&lt;&gt;])[[()()]</text:p>
          </table:table-cell>
          <table:table-cell table:formula="of:=ORG.LIBREOFFICE.REGEX(ORG.LIBREOFFICE.REGEX(ORG.LIBREOFFICE.REGEX(ORG.LIBREOFFICE.REGEX([.A53];&quot;[(][)]&quot;;&quot;&quot;;&quot;g&quot;);&quot;\[\]&quot;;&quot;&quot;;&quot;g&quot;);&quot;\{\}&quot;;&quot;&quot;;&quot;g&quot;);&quot;&lt;&gt;&quot;;&quot;&quot;;&quot;g&quot;)" office:value-type="string" office:string-value="[&lt;{[{&lt;{{&lt;{&lt;[{{}[]}([])](&lt;{}&gt;&lt;()&gt;)&gt;}{{{(()[])[" calcext:value-type="string">
            <text:p>[&lt;{[{&lt;{{&lt;{&lt;[{{}[]}([])](&lt;{}&gt;&lt;()&gt;)&gt;}{{{(()[])[</text:p>
          </table:table-cell>
          <table:table-cell table:formula="of:=ORG.LIBREOFFICE.REGEX(ORG.LIBREOFFICE.REGEX(ORG.LIBREOFFICE.REGEX(ORG.LIBREOFFICE.REGEX([.B53];&quot;[(][)]&quot;;&quot;&quot;;&quot;g&quot;);&quot;\[\]&quot;;&quot;&quot;;&quot;g&quot;);&quot;\{\}&quot;;&quot;&quot;;&quot;g&quot;);&quot;&lt;&gt;&quot;;&quot;&quot;;&quot;g&quot;)" office:value-type="string" office:string-value="[&lt;{[{&lt;{{&lt;{&lt;[{}()]()&gt;}{{{()[" calcext:value-type="string">
            <text:p>[&lt;{[{&lt;{{&lt;{&lt;[{}()]()&gt;}{{{()[</text:p>
          </table:table-cell>
          <table:table-cell table:formula="of:=ORG.LIBREOFFICE.REGEX(ORG.LIBREOFFICE.REGEX(ORG.LIBREOFFICE.REGEX(ORG.LIBREOFFICE.REGEX([.C53];&quot;[(][)]&quot;;&quot;&quot;;&quot;g&quot;);&quot;\[\]&quot;;&quot;&quot;;&quot;g&quot;);&quot;\{\}&quot;;&quot;&quot;;&quot;g&quot;);&quot;&lt;&gt;&quot;;&quot;&quot;;&quot;g&quot;)" office:value-type="string" office:string-value="[&lt;{[{&lt;{{&lt;{&lt;[]&gt;}{{{[" calcext:value-type="string">
            <text:p>[&lt;{[{&lt;{{&lt;{&lt;[]&gt;}{{{[</text:p>
          </table:table-cell>
          <table:table-cell table:formula="of:=ORG.LIBREOFFICE.REGEX(ORG.LIBREOFFICE.REGEX(ORG.LIBREOFFICE.REGEX(ORG.LIBREOFFICE.REGEX([.D53];&quot;[(][)]&quot;;&quot;&quot;;&quot;g&quot;);&quot;\[\]&quot;;&quot;&quot;;&quot;g&quot;);&quot;\{\}&quot;;&quot;&quot;;&quot;g&quot;);&quot;&lt;&gt;&quot;;&quot;&quot;;&quot;g&quot;)" office:value-type="string" office:string-value="[&lt;{[{&lt;{{&lt;{}{{{[" calcext:value-type="string">
            <text:p>[&lt;{[{&lt;{{&lt;{}{{{[</text:p>
          </table:table-cell>
          <table:table-cell table:formula="of:=ORG.LIBREOFFICE.REGEX(ORG.LIBREOFFICE.REGEX(ORG.LIBREOFFICE.REGEX(ORG.LIBREOFFICE.REGEX([.E53];&quot;[(][)]&quot;;&quot;&quot;;&quot;g&quot;);&quot;\[\]&quot;;&quot;&quot;;&quot;g&quot;);&quot;\{\}&quot;;&quot;&quot;;&quot;g&quot;);&quot;&lt;&gt;&quot;;&quot;&quot;;&quot;g&quot;)" office:value-type="string" office:string-value="[&lt;{[{&lt;{{&lt;{{{[" calcext:value-type="string">
            <text:p>[&lt;{[{&lt;{{&lt;{{{[</text:p>
          </table:table-cell>
          <table:table-cell table:formula="of:=ORG.LIBREOFFICE.REGEX(ORG.LIBREOFFICE.REGEX(ORG.LIBREOFFICE.REGEX(ORG.LIBREOFFICE.REGEX([.F53];&quot;[(][)]&quot;;&quot;&quot;;&quot;g&quot;);&quot;\[\]&quot;;&quot;&quot;;&quot;g&quot;);&quot;\{\}&quot;;&quot;&quot;;&quot;g&quot;);&quot;&lt;&gt;&quot;;&quot;&quot;;&quot;g&quot;)" office:value-type="string" office:string-value="[&lt;{[{&lt;{{&lt;{{{[" calcext:value-type="string">
            <text:p>[&lt;{[{&lt;{{&lt;{{{[</text:p>
          </table:table-cell>
          <table:table-cell table:formula="of:=ORG.LIBREOFFICE.REGEX(ORG.LIBREOFFICE.REGEX(ORG.LIBREOFFICE.REGEX(ORG.LIBREOFFICE.REGEX([.G53];&quot;[(][)]&quot;;&quot;&quot;;&quot;g&quot;);&quot;\[\]&quot;;&quot;&quot;;&quot;g&quot;);&quot;\{\}&quot;;&quot;&quot;;&quot;g&quot;);&quot;&lt;&gt;&quot;;&quot;&quot;;&quot;g&quot;)" office:value-type="string" office:string-value="[&lt;{[{&lt;{{&lt;{{{[" calcext:value-type="string">
            <text:p>[&lt;{[{&lt;{{&lt;{{{[</text:p>
          </table:table-cell>
          <table:table-cell table:formula="of:=ORG.LIBREOFFICE.REGEX(ORG.LIBREOFFICE.REGEX(ORG.LIBREOFFICE.REGEX(ORG.LIBREOFFICE.REGEX([.H53];&quot;[(][)]&quot;;&quot;&quot;;&quot;g&quot;);&quot;\[\]&quot;;&quot;&quot;;&quot;g&quot;);&quot;\{\}&quot;;&quot;&quot;;&quot;g&quot;);&quot;&lt;&gt;&quot;;&quot;&quot;;&quot;g&quot;)" office:value-type="string" office:string-value="[&lt;{[{&lt;{{&lt;{{{[" calcext:value-type="string">
            <text:p>[&lt;{[{&lt;{{&lt;{{{[</text:p>
          </table:table-cell>
          <table:table-cell table:formula="of:=ORG.LIBREOFFICE.REGEX(ORG.LIBREOFFICE.REGEX(ORG.LIBREOFFICE.REGEX(ORG.LIBREOFFICE.REGEX([.I53];&quot;[(][)]&quot;;&quot;&quot;;&quot;g&quot;);&quot;\[\]&quot;;&quot;&quot;;&quot;g&quot;);&quot;\{\}&quot;;&quot;&quot;;&quot;g&quot;);&quot;&lt;&gt;&quot;;&quot;&quot;;&quot;g&quot;)" office:value-type="string" office:string-value="[&lt;{[{&lt;{{&lt;{{{[" calcext:value-type="string">
            <text:p>[&lt;{[{&lt;{{&lt;{{{[</text:p>
          </table:table-cell>
          <table:table-cell table:formula="of:=ORG.LIBREOFFICE.REGEX(ORG.LIBREOFFICE.REGEX(ORG.LIBREOFFICE.REGEX(ORG.LIBREOFFICE.REGEX([.J53];&quot;[(][)]&quot;;&quot;&quot;;&quot;g&quot;);&quot;\[\]&quot;;&quot;&quot;;&quot;g&quot;);&quot;\{\}&quot;;&quot;&quot;;&quot;g&quot;);&quot;&lt;&gt;&quot;;&quot;&quot;;&quot;g&quot;)" office:value-type="string" office:string-value="[&lt;{[{&lt;{{&lt;{{{[" calcext:value-type="string">
            <text:p>[&lt;{[{&lt;{{&lt;{{{[</text:p>
          </table:table-cell>
          <table:table-cell table:formula="of:=IF(ORG.LIBREOFFICE.REGEX(ORG.LIBREOFFICE.REGEX(ORG.LIBREOFFICE.REGEX(ORG.LIBREOFFICE.REGEX(ORG.LIBREOFFICE.REGEX([.K5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3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53]=&quot;&quot;;[.K53];&quot;&quot;)" office:value-type="string" office:string-value="[&lt;{[{&lt;{{&lt;{{{[" calcext:value-type="string">
            <text:p>[&lt;{[{&lt;{{&lt;{{{[</text:p>
          </table:table-cell>
          <table:table-cell table:formula="of:=IF(AND([.$M53]&lt;&gt;&quot;&quot;;LEN([.$M53])&gt;=[.N$2]);LEFT(RIGHT([.$M53];[.N$2]);1);&quot;&quot;)" office:value-type="string" office:string-value="[" calcext:value-type="string">
            <text:p>[</text:p>
          </table:table-cell>
          <table:table-cell table:formula="of:=IF(AND([.$M53]&lt;&gt;&quot;&quot;;LEN([.$M53])&gt;=[.O$2]);LEFT(RIGHT([.$M53];[.O$2]);1);&quot;&quot;)" office:value-type="string" office:string-value="{" calcext:value-type="string">
            <text:p>{</text:p>
          </table:table-cell>
          <table:table-cell table:formula="of:=IF(AND([.$M53]&lt;&gt;&quot;&quot;;LEN([.$M53])&gt;=[.P$2]);LEFT(RIGHT([.$M53];[.P$2]);1);&quot;&quot;)" office:value-type="string" office:string-value="{" calcext:value-type="string">
            <text:p>{</text:p>
          </table:table-cell>
          <table:table-cell table:formula="of:=IF(AND([.$M53]&lt;&gt;&quot;&quot;;LEN([.$M53])&gt;=[.Q$2]);LEFT(RIGHT([.$M53];[.Q$2]);1);&quot;&quot;)" office:value-type="string" office:string-value="{" calcext:value-type="string">
            <text:p>{</text:p>
          </table:table-cell>
          <table:table-cell table:formula="of:=IF(AND([.$M53]&lt;&gt;&quot;&quot;;LEN([.$M53])&gt;=[.R$2]);LEFT(RIGHT([.$M53];[.R$2]);1);&quot;&quot;)" office:value-type="string" office:string-value="&lt;" calcext:value-type="string">
            <text:p>&lt;</text:p>
          </table:table-cell>
          <table:table-cell table:formula="of:=IF(AND([.$M53]&lt;&gt;&quot;&quot;;LEN([.$M53])&gt;=[.S$2]);LEFT(RIGHT([.$M53];[.S$2]);1);&quot;&quot;)" office:value-type="string" office:string-value="{" calcext:value-type="string">
            <text:p>{</text:p>
          </table:table-cell>
          <table:table-cell table:formula="of:=IF(AND([.$M53]&lt;&gt;&quot;&quot;;LEN([.$M53])&gt;=[.T$2]);LEFT(RIGHT([.$M53];[.T$2]);1);&quot;&quot;)" office:value-type="string" office:string-value="{" calcext:value-type="string">
            <text:p>{</text:p>
          </table:table-cell>
          <table:table-cell table:formula="of:=IF(AND([.$M53]&lt;&gt;&quot;&quot;;LEN([.$M53])&gt;=[.U$2]);LEFT(RIGHT([.$M53];[.U$2]);1);&quot;&quot;)" office:value-type="string" office:string-value="&lt;" calcext:value-type="string">
            <text:p>&lt;</text:p>
          </table:table-cell>
          <table:table-cell table:formula="of:=IF(AND([.$M53]&lt;&gt;&quot;&quot;;LEN([.$M53])&gt;=[.V$2]);LEFT(RIGHT([.$M53];[.V$2]);1);&quot;&quot;)" office:value-type="string" office:string-value="{" calcext:value-type="string">
            <text:p>{</text:p>
          </table:table-cell>
          <table:table-cell table:formula="of:=IF(AND([.$M53]&lt;&gt;&quot;&quot;;LEN([.$M53])&gt;=[.W$2]);LEFT(RIGHT([.$M53];[.W$2]);1);&quot;&quot;)" office:value-type="string" office:string-value="[" calcext:value-type="string">
            <text:p>[</text:p>
          </table:table-cell>
          <table:table-cell table:formula="of:=IF(AND([.$M53]&lt;&gt;&quot;&quot;;LEN([.$M53])&gt;=[.X$2]);LEFT(RIGHT([.$M53];[.X$2]);1);&quot;&quot;)" office:value-type="string" office:string-value="{" calcext:value-type="string">
            <text:p>{</text:p>
          </table:table-cell>
          <table:table-cell table:formula="of:=IF(AND([.$M53]&lt;&gt;&quot;&quot;;LEN([.$M53])&gt;=[.Y$2]);LEFT(RIGHT([.$M53];[.Y$2]);1);&quot;&quot;)" office:value-type="string" office:string-value="&lt;" calcext:value-type="string">
            <text:p>&lt;</text:p>
          </table:table-cell>
          <table:table-cell table:formula="of:=IF(AND([.$M53]&lt;&gt;&quot;&quot;;LEN([.$M53])&gt;=[.Z$2]);LEFT(RIGHT([.$M53];[.Z$2]);1);&quot;&quot;)" office:value-type="string" office:string-value="[" calcext:value-type="string">
            <text:p>[</text:p>
          </table:table-cell>
          <table:table-cell table:formula="of:=IF(AND([.$M53]&lt;&gt;&quot;&quot;;LEN([.$M53])&gt;=[.AA$2]);LEFT(RIGHT([.$M53];[.AA$2]);1);&quot;&quot;)">
            <text:p/>
          </table:table-cell>
          <table:table-cell table:formula="of:=IF(AND([.$M53]&lt;&gt;&quot;&quot;;LEN([.$M53])&gt;=[.AB$2]);LEFT(RIGHT([.$M53];[.AB$2]);1);&quot;&quot;)">
            <text:p/>
          </table:table-cell>
          <table:table-cell table:formula="of:=IF([.M53]=&quot;&quot;;&quot;&quot;;0)" office:value-type="float" office:value="0" calcext:value-type="float">
            <text:p>0</text:p>
          </table:table-cell>
          <table:table-cell table:formula="of:=IF([.N53]&lt;&gt;&quot;&quot;;IF([.N53]=&quot;(&quot;;1;IF([.N53]=&quot;[&quot;;2;IF([.N53]=&quot;{&quot;;3;IF([.N53]=&quot;&lt;&quot;;4;0))));&quot;&quot;)" office:value-type="float" office:value="2" calcext:value-type="float">
            <text:p>2</text:p>
          </table:table-cell>
          <table:table-cell table:formula="of:=IF([.O53]&lt;&gt;&quot;&quot;;IF([.O53]=&quot;(&quot;;1;IF([.O53]=&quot;[&quot;;2;IF([.O53]=&quot;{&quot;;3;IF([.O53]=&quot;&lt;&quot;;4;0))));&quot;&quot;)" office:value-type="float" office:value="3" calcext:value-type="float">
            <text:p>3</text:p>
          </table:table-cell>
          <table:table-cell table:formula="of:=IF([.P53]&lt;&gt;&quot;&quot;;IF([.P53]=&quot;(&quot;;1;IF([.P53]=&quot;[&quot;;2;IF([.P53]=&quot;{&quot;;3;IF([.P53]=&quot;&lt;&quot;;4;0))));&quot;&quot;)" office:value-type="float" office:value="3" calcext:value-type="float">
            <text:p>3</text:p>
          </table:table-cell>
          <table:table-cell table:formula="of:=IF([.Q53]&lt;&gt;&quot;&quot;;IF([.Q53]=&quot;(&quot;;1;IF([.Q53]=&quot;[&quot;;2;IF([.Q53]=&quot;{&quot;;3;IF([.Q53]=&quot;&lt;&quot;;4;0))));&quot;&quot;)" office:value-type="float" office:value="3" calcext:value-type="float">
            <text:p>3</text:p>
          </table:table-cell>
          <table:table-cell table:formula="of:=IF([.R53]&lt;&gt;&quot;&quot;;IF([.R53]=&quot;(&quot;;1;IF([.R53]=&quot;[&quot;;2;IF([.R53]=&quot;{&quot;;3;IF([.R53]=&quot;&lt;&quot;;4;0))));&quot;&quot;)" office:value-type="float" office:value="4" calcext:value-type="float">
            <text:p>4</text:p>
          </table:table-cell>
          <table:table-cell table:formula="of:=IF([.S53]&lt;&gt;&quot;&quot;;IF([.S53]=&quot;(&quot;;1;IF([.S53]=&quot;[&quot;;2;IF([.S53]=&quot;{&quot;;3;IF([.S53]=&quot;&lt;&quot;;4;0))));&quot;&quot;)" office:value-type="float" office:value="3" calcext:value-type="float">
            <text:p>3</text:p>
          </table:table-cell>
          <table:table-cell table:formula="of:=IF([.T53]&lt;&gt;&quot;&quot;;IF([.T53]=&quot;(&quot;;1;IF([.T53]=&quot;[&quot;;2;IF([.T53]=&quot;{&quot;;3;IF([.T53]=&quot;&lt;&quot;;4;0))));&quot;&quot;)" office:value-type="float" office:value="3" calcext:value-type="float">
            <text:p>3</text:p>
          </table:table-cell>
          <table:table-cell table:formula="of:=IF([.U53]&lt;&gt;&quot;&quot;;IF([.U53]=&quot;(&quot;;1;IF([.U53]=&quot;[&quot;;2;IF([.U53]=&quot;{&quot;;3;IF([.U53]=&quot;&lt;&quot;;4;0))));&quot;&quot;)" office:value-type="float" office:value="4" calcext:value-type="float">
            <text:p>4</text:p>
          </table:table-cell>
          <table:table-cell table:formula="of:=IF([.V53]&lt;&gt;&quot;&quot;;IF([.V53]=&quot;(&quot;;1;IF([.V53]=&quot;[&quot;;2;IF([.V53]=&quot;{&quot;;3;IF([.V53]=&quot;&lt;&quot;;4;0))));&quot;&quot;)" office:value-type="float" office:value="3" calcext:value-type="float">
            <text:p>3</text:p>
          </table:table-cell>
          <table:table-cell table:formula="of:=IF([.W53]&lt;&gt;&quot;&quot;;IF([.W53]=&quot;(&quot;;1;IF([.W53]=&quot;[&quot;;2;IF([.W53]=&quot;{&quot;;3;IF([.W53]=&quot;&lt;&quot;;4;0))));&quot;&quot;)" office:value-type="float" office:value="2" calcext:value-type="float">
            <text:p>2</text:p>
          </table:table-cell>
          <table:table-cell table:formula="of:=IF([.X53]&lt;&gt;&quot;&quot;;IF([.X53]=&quot;(&quot;;1;IF([.X53]=&quot;[&quot;;2;IF([.X53]=&quot;{&quot;;3;IF([.X53]=&quot;&lt;&quot;;4;0))));&quot;&quot;)" office:value-type="float" office:value="3" calcext:value-type="float">
            <text:p>3</text:p>
          </table:table-cell>
          <table:table-cell table:formula="of:=IF([.Y53]&lt;&gt;&quot;&quot;;IF([.Y53]=&quot;(&quot;;1;IF([.Y53]=&quot;[&quot;;2;IF([.Y53]=&quot;{&quot;;3;IF([.Y53]=&quot;&lt;&quot;;4;0))));&quot;&quot;)" office:value-type="float" office:value="4" calcext:value-type="float">
            <text:p>4</text:p>
          </table:table-cell>
          <table:table-cell table:formula="of:=IF([.Z53]&lt;&gt;&quot;&quot;;IF([.Z53]=&quot;(&quot;;1;IF([.Z53]=&quot;[&quot;;2;IF([.Z53]=&quot;{&quot;;3;IF([.Z53]=&quot;&lt;&quot;;4;0))));&quot;&quot;)" office:value-type="float" office:value="2" calcext:value-type="float">
            <text:p>2</text:p>
          </table:table-cell>
          <table:table-cell table:formula="of:=IF([.AA53]&lt;&gt;&quot;&quot;;IF([.AA53]=&quot;(&quot;;1;IF([.AA53]=&quot;[&quot;;2;IF([.AA53]=&quot;{&quot;;3;IF([.AA53]=&quot;&lt;&quot;;4;0))));&quot;&quot;)">
            <text:p/>
          </table:table-cell>
          <table:table-cell table:formula="of:=IF([.AB53]&lt;&gt;&quot;&quot;;IF([.AB53]=&quot;(&quot;;1;IF([.AB53]=&quot;[&quot;;2;IF([.AB53]=&quot;{&quot;;3;IF([.AB53]=&quot;&lt;&quot;;4;0))));&quot;&quot;)">
            <text:p/>
          </table:table-cell>
          <table:table-cell table:number-columns-repeated="2"/>
          <table:table-cell table:formula="of:=[.AD53]" office:value-type="float" office:value="2" calcext:value-type="float">
            <text:p>2</text:p>
          </table:table-cell>
          <table:table-cell table:formula="of:=IF([.AE53]&lt;&gt;&quot;&quot;;[.AE53]+[.AU53]*5;[.AU53])" office:value-type="float" office:value="13" calcext:value-type="float">
            <text:p>13</text:p>
          </table:table-cell>
          <table:table-cell table:formula="of:=IF([.AF53]&lt;&gt;&quot;&quot;;[.AF53]+[.AV53]*5;[.AV53])" office:value-type="float" office:value="68" calcext:value-type="float">
            <text:p>68</text:p>
          </table:table-cell>
          <table:table-cell table:formula="of:=IF([.AG53]&lt;&gt;&quot;&quot;;[.AG53]+[.AW53]*5;[.AW53])" office:value-type="float" office:value="343" calcext:value-type="float">
            <text:p>343</text:p>
          </table:table-cell>
          <table:table-cell table:formula="of:=IF([.AH53]&lt;&gt;&quot;&quot;;[.AH53]+[.AX53]*5;[.AX53])" office:value-type="float" office:value="1719" calcext:value-type="float">
            <text:p>1719</text:p>
          </table:table-cell>
          <table:table-cell table:formula="of:=IF([.AI53]&lt;&gt;&quot;&quot;;[.AI53]+[.AY53]*5;[.AY53])" office:value-type="float" office:value="8598" calcext:value-type="float">
            <text:p>8598</text:p>
          </table:table-cell>
          <table:table-cell table:formula="of:=IF([.AJ53]&lt;&gt;&quot;&quot;;[.AJ53]+[.AZ53]*5;[.AZ53])" office:value-type="float" office:value="42993" calcext:value-type="float">
            <text:p>42993</text:p>
          </table:table-cell>
          <table:table-cell table:formula="of:=IF([.AK53]&lt;&gt;&quot;&quot;;[.AK53]+[.BA53]*5;[.BA53])" office:value-type="float" office:value="214969" calcext:value-type="float">
            <text:p>214969</text:p>
          </table:table-cell>
          <table:table-cell table:formula="of:=IF([.AL53]&lt;&gt;&quot;&quot;;[.AL53]+[.BB53]*5;[.BB53])" office:value-type="float" office:value="1074848" calcext:value-type="float">
            <text:p>1074848</text:p>
          </table:table-cell>
          <table:table-cell table:formula="of:=IF([.AM53]&lt;&gt;&quot;&quot;;[.AM53]+[.BC53]*5;[.BC53])" office:value-type="float" office:value="5374242" calcext:value-type="float">
            <text:p>5374242</text:p>
          </table:table-cell>
          <table:table-cell table:formula="of:=IF([.AN53]&lt;&gt;&quot;&quot;;[.AN53]+[.BD53]*5;[.BD53])" office:value-type="float" office:value="26871213" calcext:value-type="float">
            <text:p>26871213</text:p>
          </table:table-cell>
          <table:table-cell table:formula="of:=IF([.AO53]&lt;&gt;&quot;&quot;;[.AO53]+[.BE53]*5;[.BE53])" office:value-type="float" office:value="134356069" calcext:value-type="float">
            <text:p>134356069</text:p>
          </table:table-cell>
          <table:table-cell table:formula="of:=IF([.AP53]&lt;&gt;&quot;&quot;;[.AP53]+[.BF53]*5;[.BF53])" office:value-type="float" office:value="671780347" calcext:value-type="float">
            <text:p>671780347</text:p>
          </table:table-cell>
          <table:table-cell table:formula="of:=IF([.AQ53]&lt;&gt;&quot;&quot;;[.AQ53]+[.BG53]*5;[.BG53])" office:value-type="float" office:value="671780347" calcext:value-type="float">
            <text:p>671780347</text:p>
          </table:table-cell>
          <table:table-cell table:formula="of:=IF([.AR53]&lt;&gt;&quot;&quot;;[.AR53]+[.BH53]*5;[.BH53])" office:value-type="float" office:value="671780347" calcext:value-type="float">
            <text:p>67178034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{[&lt;[({([&lt;&lt;&lt;([][])&lt;{}{}&gt;&gt;[[()&lt;&gt;](&lt;&gt;{})]&gt;{{({}&lt;&gt;)}([&lt;&gt;&lt;&gt;]&lt;()&lt;&gt;&gt;)}&gt;](&lt;(&lt;&lt;[]&lt;&gt;&gt;({}[])&gt;[&lt;&lt;&gt;{}&gt;[()()]])(&lt;&lt;()[]&gt;((</text:p>
          </table:table-cell>
          <table:table-cell table:formula="of:=ORG.LIBREOFFICE.REGEX(ORG.LIBREOFFICE.REGEX(ORG.LIBREOFFICE.REGEX(ORG.LIBREOFFICE.REGEX([.A54];&quot;[(][)]&quot;;&quot;&quot;;&quot;g&quot;);&quot;\[\]&quot;;&quot;&quot;;&quot;g&quot;);&quot;\{\}&quot;;&quot;&quot;;&quot;g&quot;);&quot;&lt;&gt;&quot;;&quot;&quot;;&quot;g&quot;)" office:value-type="string" office:string-value="([{[&lt;[({([&lt;&lt;&lt;()&gt;[[]()]&gt;{{()}([]&lt;&gt;)}&gt;](&lt;(&lt;&lt;&gt;()&gt;[&lt;&gt;])(&lt;((" calcext:value-type="string">
            <text:p>([{[&lt;[({([&lt;&lt;&lt;()&gt;[[]()]&gt;{{()}([]&lt;&gt;)}&gt;](&lt;(&lt;&lt;&gt;()&gt;[&lt;&gt;])(&lt;((</text:p>
          </table:table-cell>
          <table:table-cell table:formula="of:=ORG.LIBREOFFICE.REGEX(ORG.LIBREOFFICE.REGEX(ORG.LIBREOFFICE.REGEX(ORG.LIBREOFFICE.REGEX([.B54];&quot;[(][)]&quot;;&quot;&quot;;&quot;g&quot;);&quot;\[\]&quot;;&quot;&quot;;&quot;g&quot;);&quot;\{\}&quot;;&quot;&quot;;&quot;g&quot;);&quot;&lt;&gt;&quot;;&quot;&quot;;&quot;g&quot;)" office:value-type="string" office:string-value="([{[&lt;[({([&lt;&lt;[]&gt;{()}&gt;](&lt;(&lt;&gt;[])(&lt;((" calcext:value-type="string">
            <text:p>([{[&lt;[({([&lt;&lt;[]&gt;{()}&gt;](&lt;(&lt;&gt;[])(&lt;((</text:p>
          </table:table-cell>
          <table:table-cell table:formula="of:=ORG.LIBREOFFICE.REGEX(ORG.LIBREOFFICE.REGEX(ORG.LIBREOFFICE.REGEX(ORG.LIBREOFFICE.REGEX([.C54];&quot;[(][)]&quot;;&quot;&quot;;&quot;g&quot;);&quot;\[\]&quot;;&quot;&quot;;&quot;g&quot;);&quot;\{\}&quot;;&quot;&quot;;&quot;g&quot;);&quot;&lt;&gt;&quot;;&quot;&quot;;&quot;g&quot;)" office:value-type="string" office:string-value="([{[&lt;[({([&lt;&gt;](&lt;()(&lt;((" calcext:value-type="string">
            <text:p>([{[&lt;[({([&lt;&gt;](&lt;()(&lt;((</text:p>
          </table:table-cell>
          <table:table-cell table:formula="of:=ORG.LIBREOFFICE.REGEX(ORG.LIBREOFFICE.REGEX(ORG.LIBREOFFICE.REGEX(ORG.LIBREOFFICE.REGEX([.D54];&quot;[(][)]&quot;;&quot;&quot;;&quot;g&quot;);&quot;\[\]&quot;;&quot;&quot;;&quot;g&quot;);&quot;\{\}&quot;;&quot;&quot;;&quot;g&quot;);&quot;&lt;&gt;&quot;;&quot;&quot;;&quot;g&quot;)" office:value-type="string" office:string-value="([{[&lt;[({([](&lt;(&lt;((" calcext:value-type="string">
            <text:p>([{[&lt;[({([](&lt;(&lt;((</text:p>
          </table:table-cell>
          <table:table-cell table:formula="of:=ORG.LIBREOFFICE.REGEX(ORG.LIBREOFFICE.REGEX(ORG.LIBREOFFICE.REGEX(ORG.LIBREOFFICE.REGEX([.E54];&quot;[(][)]&quot;;&quot;&quot;;&quot;g&quot;);&quot;\[\]&quot;;&quot;&quot;;&quot;g&quot;);&quot;\{\}&quot;;&quot;&quot;;&quot;g&quot;);&quot;&lt;&gt;&quot;;&quot;&quot;;&quot;g&quot;)" office:value-type="string" office:string-value="([{[&lt;[({((&lt;(&lt;((" calcext:value-type="string">
            <text:p>([{[&lt;[({((&lt;(&lt;((</text:p>
          </table:table-cell>
          <table:table-cell table:formula="of:=ORG.LIBREOFFICE.REGEX(ORG.LIBREOFFICE.REGEX(ORG.LIBREOFFICE.REGEX(ORG.LIBREOFFICE.REGEX([.F54];&quot;[(][)]&quot;;&quot;&quot;;&quot;g&quot;);&quot;\[\]&quot;;&quot;&quot;;&quot;g&quot;);&quot;\{\}&quot;;&quot;&quot;;&quot;g&quot;);&quot;&lt;&gt;&quot;;&quot;&quot;;&quot;g&quot;)" office:value-type="string" office:string-value="([{[&lt;[({((&lt;(&lt;((" calcext:value-type="string">
            <text:p>([{[&lt;[({((&lt;(&lt;((</text:p>
          </table:table-cell>
          <table:table-cell table:formula="of:=ORG.LIBREOFFICE.REGEX(ORG.LIBREOFFICE.REGEX(ORG.LIBREOFFICE.REGEX(ORG.LIBREOFFICE.REGEX([.G54];&quot;[(][)]&quot;;&quot;&quot;;&quot;g&quot;);&quot;\[\]&quot;;&quot;&quot;;&quot;g&quot;);&quot;\{\}&quot;;&quot;&quot;;&quot;g&quot;);&quot;&lt;&gt;&quot;;&quot;&quot;;&quot;g&quot;)" office:value-type="string" office:string-value="([{[&lt;[({((&lt;(&lt;((" calcext:value-type="string">
            <text:p>([{[&lt;[({((&lt;(&lt;((</text:p>
          </table:table-cell>
          <table:table-cell table:formula="of:=ORG.LIBREOFFICE.REGEX(ORG.LIBREOFFICE.REGEX(ORG.LIBREOFFICE.REGEX(ORG.LIBREOFFICE.REGEX([.H54];&quot;[(][)]&quot;;&quot;&quot;;&quot;g&quot;);&quot;\[\]&quot;;&quot;&quot;;&quot;g&quot;);&quot;\{\}&quot;;&quot;&quot;;&quot;g&quot;);&quot;&lt;&gt;&quot;;&quot;&quot;;&quot;g&quot;)" office:value-type="string" office:string-value="([{[&lt;[({((&lt;(&lt;((" calcext:value-type="string">
            <text:p>([{[&lt;[({((&lt;(&lt;((</text:p>
          </table:table-cell>
          <table:table-cell table:formula="of:=ORG.LIBREOFFICE.REGEX(ORG.LIBREOFFICE.REGEX(ORG.LIBREOFFICE.REGEX(ORG.LIBREOFFICE.REGEX([.I54];&quot;[(][)]&quot;;&quot;&quot;;&quot;g&quot;);&quot;\[\]&quot;;&quot;&quot;;&quot;g&quot;);&quot;\{\}&quot;;&quot;&quot;;&quot;g&quot;);&quot;&lt;&gt;&quot;;&quot;&quot;;&quot;g&quot;)" office:value-type="string" office:string-value="([{[&lt;[({((&lt;(&lt;((" calcext:value-type="string">
            <text:p>([{[&lt;[({((&lt;(&lt;((</text:p>
          </table:table-cell>
          <table:table-cell table:formula="of:=ORG.LIBREOFFICE.REGEX(ORG.LIBREOFFICE.REGEX(ORG.LIBREOFFICE.REGEX(ORG.LIBREOFFICE.REGEX([.J54];&quot;[(][)]&quot;;&quot;&quot;;&quot;g&quot;);&quot;\[\]&quot;;&quot;&quot;;&quot;g&quot;);&quot;\{\}&quot;;&quot;&quot;;&quot;g&quot;);&quot;&lt;&gt;&quot;;&quot;&quot;;&quot;g&quot;)" office:value-type="string" office:string-value="([{[&lt;[({((&lt;(&lt;((" calcext:value-type="string">
            <text:p>([{[&lt;[({((&lt;(&lt;((</text:p>
          </table:table-cell>
          <table:table-cell table:formula="of:=IF(ORG.LIBREOFFICE.REGEX(ORG.LIBREOFFICE.REGEX(ORG.LIBREOFFICE.REGEX(ORG.LIBREOFFICE.REGEX(ORG.LIBREOFFICE.REGEX([.K5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4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54]=&quot;&quot;;[.K54];&quot;&quot;)" office:value-type="string" office:string-value="([{[&lt;[({((&lt;(&lt;((" calcext:value-type="string">
            <text:p>([{[&lt;[({((&lt;(&lt;((</text:p>
          </table:table-cell>
          <table:table-cell table:formula="of:=IF(AND([.$M54]&lt;&gt;&quot;&quot;;LEN([.$M54])&gt;=[.N$2]);LEFT(RIGHT([.$M54];[.N$2]);1);&quot;&quot;)" office:value-type="string" office:string-value="(" calcext:value-type="string">
            <text:p>(</text:p>
          </table:table-cell>
          <table:table-cell table:formula="of:=IF(AND([.$M54]&lt;&gt;&quot;&quot;;LEN([.$M54])&gt;=[.O$2]);LEFT(RIGHT([.$M54];[.O$2]);1);&quot;&quot;)" office:value-type="string" office:string-value="(" calcext:value-type="string">
            <text:p>(</text:p>
          </table:table-cell>
          <table:table-cell table:formula="of:=IF(AND([.$M54]&lt;&gt;&quot;&quot;;LEN([.$M54])&gt;=[.P$2]);LEFT(RIGHT([.$M54];[.P$2]);1);&quot;&quot;)" office:value-type="string" office:string-value="&lt;" calcext:value-type="string">
            <text:p>&lt;</text:p>
          </table:table-cell>
          <table:table-cell table:formula="of:=IF(AND([.$M54]&lt;&gt;&quot;&quot;;LEN([.$M54])&gt;=[.Q$2]);LEFT(RIGHT([.$M54];[.Q$2]);1);&quot;&quot;)" office:value-type="string" office:string-value="(" calcext:value-type="string">
            <text:p>(</text:p>
          </table:table-cell>
          <table:table-cell table:formula="of:=IF(AND([.$M54]&lt;&gt;&quot;&quot;;LEN([.$M54])&gt;=[.R$2]);LEFT(RIGHT([.$M54];[.R$2]);1);&quot;&quot;)" office:value-type="string" office:string-value="&lt;" calcext:value-type="string">
            <text:p>&lt;</text:p>
          </table:table-cell>
          <table:table-cell table:formula="of:=IF(AND([.$M54]&lt;&gt;&quot;&quot;;LEN([.$M54])&gt;=[.S$2]);LEFT(RIGHT([.$M54];[.S$2]);1);&quot;&quot;)" office:value-type="string" office:string-value="(" calcext:value-type="string">
            <text:p>(</text:p>
          </table:table-cell>
          <table:table-cell table:formula="of:=IF(AND([.$M54]&lt;&gt;&quot;&quot;;LEN([.$M54])&gt;=[.T$2]);LEFT(RIGHT([.$M54];[.T$2]);1);&quot;&quot;)" office:value-type="string" office:string-value="(" calcext:value-type="string">
            <text:p>(</text:p>
          </table:table-cell>
          <table:table-cell table:formula="of:=IF(AND([.$M54]&lt;&gt;&quot;&quot;;LEN([.$M54])&gt;=[.U$2]);LEFT(RIGHT([.$M54];[.U$2]);1);&quot;&quot;)" office:value-type="string" office:string-value="{" calcext:value-type="string">
            <text:p>{</text:p>
          </table:table-cell>
          <table:table-cell table:formula="of:=IF(AND([.$M54]&lt;&gt;&quot;&quot;;LEN([.$M54])&gt;=[.V$2]);LEFT(RIGHT([.$M54];[.V$2]);1);&quot;&quot;)" office:value-type="string" office:string-value="(" calcext:value-type="string">
            <text:p>(</text:p>
          </table:table-cell>
          <table:table-cell table:formula="of:=IF(AND([.$M54]&lt;&gt;&quot;&quot;;LEN([.$M54])&gt;=[.W$2]);LEFT(RIGHT([.$M54];[.W$2]);1);&quot;&quot;)" office:value-type="string" office:string-value="[" calcext:value-type="string">
            <text:p>[</text:p>
          </table:table-cell>
          <table:table-cell table:formula="of:=IF(AND([.$M54]&lt;&gt;&quot;&quot;;LEN([.$M54])&gt;=[.X$2]);LEFT(RIGHT([.$M54];[.X$2]);1);&quot;&quot;)" office:value-type="string" office:string-value="&lt;" calcext:value-type="string">
            <text:p>&lt;</text:p>
          </table:table-cell>
          <table:table-cell table:formula="of:=IF(AND([.$M54]&lt;&gt;&quot;&quot;;LEN([.$M54])&gt;=[.Y$2]);LEFT(RIGHT([.$M54];[.Y$2]);1);&quot;&quot;)" office:value-type="string" office:string-value="[" calcext:value-type="string">
            <text:p>[</text:p>
          </table:table-cell>
          <table:table-cell table:formula="of:=IF(AND([.$M54]&lt;&gt;&quot;&quot;;LEN([.$M54])&gt;=[.Z$2]);LEFT(RIGHT([.$M54];[.Z$2]);1);&quot;&quot;)" office:value-type="string" office:string-value="{" calcext:value-type="string">
            <text:p>{</text:p>
          </table:table-cell>
          <table:table-cell table:formula="of:=IF(AND([.$M54]&lt;&gt;&quot;&quot;;LEN([.$M54])&gt;=[.AA$2]);LEFT(RIGHT([.$M54];[.AA$2]);1);&quot;&quot;)" office:value-type="string" office:string-value="[" calcext:value-type="string">
            <text:p>[</text:p>
          </table:table-cell>
          <table:table-cell table:formula="of:=IF(AND([.$M54]&lt;&gt;&quot;&quot;;LEN([.$M54])&gt;=[.AB$2]);LEFT(RIGHT([.$M54];[.AB$2]);1);&quot;&quot;)" office:value-type="string" office:string-value="(" calcext:value-type="string">
            <text:p>(</text:p>
          </table:table-cell>
          <table:table-cell table:formula="of:=IF([.M54]=&quot;&quot;;&quot;&quot;;0)" office:value-type="float" office:value="0" calcext:value-type="float">
            <text:p>0</text:p>
          </table:table-cell>
          <table:table-cell table:formula="of:=IF([.N54]&lt;&gt;&quot;&quot;;IF([.N54]=&quot;(&quot;;1;IF([.N54]=&quot;[&quot;;2;IF([.N54]=&quot;{&quot;;3;IF([.N54]=&quot;&lt;&quot;;4;0))));&quot;&quot;)" office:value-type="float" office:value="1" calcext:value-type="float">
            <text:p>1</text:p>
          </table:table-cell>
          <table:table-cell table:formula="of:=IF([.O54]&lt;&gt;&quot;&quot;;IF([.O54]=&quot;(&quot;;1;IF([.O54]=&quot;[&quot;;2;IF([.O54]=&quot;{&quot;;3;IF([.O54]=&quot;&lt;&quot;;4;0))));&quot;&quot;)" office:value-type="float" office:value="1" calcext:value-type="float">
            <text:p>1</text:p>
          </table:table-cell>
          <table:table-cell table:formula="of:=IF([.P54]&lt;&gt;&quot;&quot;;IF([.P54]=&quot;(&quot;;1;IF([.P54]=&quot;[&quot;;2;IF([.P54]=&quot;{&quot;;3;IF([.P54]=&quot;&lt;&quot;;4;0))));&quot;&quot;)" office:value-type="float" office:value="4" calcext:value-type="float">
            <text:p>4</text:p>
          </table:table-cell>
          <table:table-cell table:formula="of:=IF([.Q54]&lt;&gt;&quot;&quot;;IF([.Q54]=&quot;(&quot;;1;IF([.Q54]=&quot;[&quot;;2;IF([.Q54]=&quot;{&quot;;3;IF([.Q54]=&quot;&lt;&quot;;4;0))));&quot;&quot;)" office:value-type="float" office:value="1" calcext:value-type="float">
            <text:p>1</text:p>
          </table:table-cell>
          <table:table-cell table:formula="of:=IF([.R54]&lt;&gt;&quot;&quot;;IF([.R54]=&quot;(&quot;;1;IF([.R54]=&quot;[&quot;;2;IF([.R54]=&quot;{&quot;;3;IF([.R54]=&quot;&lt;&quot;;4;0))));&quot;&quot;)" office:value-type="float" office:value="4" calcext:value-type="float">
            <text:p>4</text:p>
          </table:table-cell>
          <table:table-cell table:formula="of:=IF([.S54]&lt;&gt;&quot;&quot;;IF([.S54]=&quot;(&quot;;1;IF([.S54]=&quot;[&quot;;2;IF([.S54]=&quot;{&quot;;3;IF([.S54]=&quot;&lt;&quot;;4;0))));&quot;&quot;)" office:value-type="float" office:value="1" calcext:value-type="float">
            <text:p>1</text:p>
          </table:table-cell>
          <table:table-cell table:formula="of:=IF([.T54]&lt;&gt;&quot;&quot;;IF([.T54]=&quot;(&quot;;1;IF([.T54]=&quot;[&quot;;2;IF([.T54]=&quot;{&quot;;3;IF([.T54]=&quot;&lt;&quot;;4;0))));&quot;&quot;)" office:value-type="float" office:value="1" calcext:value-type="float">
            <text:p>1</text:p>
          </table:table-cell>
          <table:table-cell table:formula="of:=IF([.U54]&lt;&gt;&quot;&quot;;IF([.U54]=&quot;(&quot;;1;IF([.U54]=&quot;[&quot;;2;IF([.U54]=&quot;{&quot;;3;IF([.U54]=&quot;&lt;&quot;;4;0))));&quot;&quot;)" office:value-type="float" office:value="3" calcext:value-type="float">
            <text:p>3</text:p>
          </table:table-cell>
          <table:table-cell table:formula="of:=IF([.V54]&lt;&gt;&quot;&quot;;IF([.V54]=&quot;(&quot;;1;IF([.V54]=&quot;[&quot;;2;IF([.V54]=&quot;{&quot;;3;IF([.V54]=&quot;&lt;&quot;;4;0))));&quot;&quot;)" office:value-type="float" office:value="1" calcext:value-type="float">
            <text:p>1</text:p>
          </table:table-cell>
          <table:table-cell table:formula="of:=IF([.W54]&lt;&gt;&quot;&quot;;IF([.W54]=&quot;(&quot;;1;IF([.W54]=&quot;[&quot;;2;IF([.W54]=&quot;{&quot;;3;IF([.W54]=&quot;&lt;&quot;;4;0))));&quot;&quot;)" office:value-type="float" office:value="2" calcext:value-type="float">
            <text:p>2</text:p>
          </table:table-cell>
          <table:table-cell table:formula="of:=IF([.X54]&lt;&gt;&quot;&quot;;IF([.X54]=&quot;(&quot;;1;IF([.X54]=&quot;[&quot;;2;IF([.X54]=&quot;{&quot;;3;IF([.X54]=&quot;&lt;&quot;;4;0))));&quot;&quot;)" office:value-type="float" office:value="4" calcext:value-type="float">
            <text:p>4</text:p>
          </table:table-cell>
          <table:table-cell table:formula="of:=IF([.Y54]&lt;&gt;&quot;&quot;;IF([.Y54]=&quot;(&quot;;1;IF([.Y54]=&quot;[&quot;;2;IF([.Y54]=&quot;{&quot;;3;IF([.Y54]=&quot;&lt;&quot;;4;0))));&quot;&quot;)" office:value-type="float" office:value="2" calcext:value-type="float">
            <text:p>2</text:p>
          </table:table-cell>
          <table:table-cell table:formula="of:=IF([.Z54]&lt;&gt;&quot;&quot;;IF([.Z54]=&quot;(&quot;;1;IF([.Z54]=&quot;[&quot;;2;IF([.Z54]=&quot;{&quot;;3;IF([.Z54]=&quot;&lt;&quot;;4;0))));&quot;&quot;)" office:value-type="float" office:value="3" calcext:value-type="float">
            <text:p>3</text:p>
          </table:table-cell>
          <table:table-cell table:formula="of:=IF([.AA54]&lt;&gt;&quot;&quot;;IF([.AA54]=&quot;(&quot;;1;IF([.AA54]=&quot;[&quot;;2;IF([.AA54]=&quot;{&quot;;3;IF([.AA54]=&quot;&lt;&quot;;4;0))));&quot;&quot;)" office:value-type="float" office:value="2" calcext:value-type="float">
            <text:p>2</text:p>
          </table:table-cell>
          <table:table-cell table:formula="of:=IF([.AB54]&lt;&gt;&quot;&quot;;IF([.AB54]=&quot;(&quot;;1;IF([.AB54]=&quot;[&quot;;2;IF([.AB54]=&quot;{&quot;;3;IF([.AB54]=&quot;&lt;&quot;;4;0))));&quot;&quot;)" office:value-type="float" office:value="1" calcext:value-type="float">
            <text:p>1</text:p>
          </table:table-cell>
          <table:table-cell table:number-columns-repeated="2"/>
          <table:table-cell table:formula="of:=[.AD54]" office:value-type="float" office:value="1" calcext:value-type="float">
            <text:p>1</text:p>
          </table:table-cell>
          <table:table-cell table:formula="of:=IF([.AE54]&lt;&gt;&quot;&quot;;[.AE54]+[.AU54]*5;[.AU54])" office:value-type="float" office:value="6" calcext:value-type="float">
            <text:p>6</text:p>
          </table:table-cell>
          <table:table-cell table:formula="of:=IF([.AF54]&lt;&gt;&quot;&quot;;[.AF54]+[.AV54]*5;[.AV54])" office:value-type="float" office:value="34" calcext:value-type="float">
            <text:p>34</text:p>
          </table:table-cell>
          <table:table-cell table:formula="of:=IF([.AG54]&lt;&gt;&quot;&quot;;[.AG54]+[.AW54]*5;[.AW54])" office:value-type="float" office:value="171" calcext:value-type="float">
            <text:p>171</text:p>
          </table:table-cell>
          <table:table-cell table:formula="of:=IF([.AH54]&lt;&gt;&quot;&quot;;[.AH54]+[.AX54]*5;[.AX54])" office:value-type="float" office:value="859" calcext:value-type="float">
            <text:p>859</text:p>
          </table:table-cell>
          <table:table-cell table:formula="of:=IF([.AI54]&lt;&gt;&quot;&quot;;[.AI54]+[.AY54]*5;[.AY54])" office:value-type="float" office:value="4296" calcext:value-type="float">
            <text:p>4296</text:p>
          </table:table-cell>
          <table:table-cell table:formula="of:=IF([.AJ54]&lt;&gt;&quot;&quot;;[.AJ54]+[.AZ54]*5;[.AZ54])" office:value-type="float" office:value="21481" calcext:value-type="float">
            <text:p>21481</text:p>
          </table:table-cell>
          <table:table-cell table:formula="of:=IF([.AK54]&lt;&gt;&quot;&quot;;[.AK54]+[.BA54]*5;[.BA54])" office:value-type="float" office:value="107408" calcext:value-type="float">
            <text:p>107408</text:p>
          </table:table-cell>
          <table:table-cell table:formula="of:=IF([.AL54]&lt;&gt;&quot;&quot;;[.AL54]+[.BB54]*5;[.BB54])" office:value-type="float" office:value="537041" calcext:value-type="float">
            <text:p>537041</text:p>
          </table:table-cell>
          <table:table-cell table:formula="of:=IF([.AM54]&lt;&gt;&quot;&quot;;[.AM54]+[.BC54]*5;[.BC54])" office:value-type="float" office:value="2685207" calcext:value-type="float">
            <text:p>2685207</text:p>
          </table:table-cell>
          <table:table-cell table:formula="of:=IF([.AN54]&lt;&gt;&quot;&quot;;[.AN54]+[.BD54]*5;[.BD54])" office:value-type="float" office:value="13426039" calcext:value-type="float">
            <text:p>13426039</text:p>
          </table:table-cell>
          <table:table-cell table:formula="of:=IF([.AO54]&lt;&gt;&quot;&quot;;[.AO54]+[.BE54]*5;[.BE54])" office:value-type="float" office:value="67130197" calcext:value-type="float">
            <text:p>67130197</text:p>
          </table:table-cell>
          <table:table-cell table:formula="of:=IF([.AP54]&lt;&gt;&quot;&quot;;[.AP54]+[.BF54]*5;[.BF54])" office:value-type="float" office:value="335650988" calcext:value-type="float">
            <text:p>335650988</text:p>
          </table:table-cell>
          <table:table-cell table:formula="of:=IF([.AQ54]&lt;&gt;&quot;&quot;;[.AQ54]+[.BG54]*5;[.BG54])" office:value-type="float" office:value="1678254942" calcext:value-type="float">
            <text:p>1678254942</text:p>
          </table:table-cell>
          <table:table-cell table:formula="of:=IF([.AR54]&lt;&gt;&quot;&quot;;[.AR54]+[.BH54]*5;[.BH54])" office:value-type="float" office:value="8391274711" calcext:value-type="float">
            <text:p>839127471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[{&lt;({&lt;([&lt;({&lt;&lt;&gt;()&gt;&lt;{}()&gt;}(&lt;[]{}&gt;({}&lt;&gt;)))[([[]()][&lt;&gt;&lt;&gt;&gt;){[&lt;&gt;[]]{{}&lt;&gt;}}]&gt;({[{[]{}}({}[])]&lt;{[</text:p>
          </table:table-cell>
          <table:table-cell table:formula="of:=ORG.LIBREOFFICE.REGEX(ORG.LIBREOFFICE.REGEX(ORG.LIBREOFFICE.REGEX(ORG.LIBREOFFICE.REGEX([.A55];&quot;[(][)]&quot;;&quot;&quot;;&quot;g&quot;);&quot;\[\]&quot;;&quot;&quot;;&quot;g&quot;);&quot;\{\}&quot;;&quot;&quot;;&quot;g&quot;);&quot;&lt;&gt;&quot;;&quot;&quot;;&quot;g&quot;)" office:value-type="string" office:string-value="(&lt;[{&lt;({&lt;([&lt;({&lt;&gt;}(()))[([][&gt;){[]{}}]&gt;({[{}()]&lt;{[" calcext:value-type="string">
            <text:p>(&lt;[{&lt;({&lt;([&lt;({&lt;&gt;}(()))[([][&gt;){[]{}}]&gt;({[{}()]&lt;{[</text:p>
          </table:table-cell>
          <table:table-cell table:formula="of:=ORG.LIBREOFFICE.REGEX(ORG.LIBREOFFICE.REGEX(ORG.LIBREOFFICE.REGEX(ORG.LIBREOFFICE.REGEX([.B55];&quot;[(][)]&quot;;&quot;&quot;;&quot;g&quot;);&quot;\[\]&quot;;&quot;&quot;;&quot;g&quot;);&quot;\{\}&quot;;&quot;&quot;;&quot;g&quot;);&quot;&lt;&gt;&quot;;&quot;&quot;;&quot;g&quot;)" office:value-type="string" office:string-value="(&lt;[{&lt;({&lt;([&lt;({}())[([&gt;){}]&gt;({[]&lt;{[" calcext:value-type="string">
            <text:p>(&lt;[{&lt;({&lt;([&lt;({}())[([&gt;){}]&gt;({[]&lt;{[</text:p>
          </table:table-cell>
          <table:table-cell table:formula="of:=ORG.LIBREOFFICE.REGEX(ORG.LIBREOFFICE.REGEX(ORG.LIBREOFFICE.REGEX(ORG.LIBREOFFICE.REGEX([.C55];&quot;[(][)]&quot;;&quot;&quot;;&quot;g&quot;);&quot;\[\]&quot;;&quot;&quot;;&quot;g&quot;);&quot;\{\}&quot;;&quot;&quot;;&quot;g&quot;);&quot;&lt;&gt;&quot;;&quot;&quot;;&quot;g&quot;)" office:value-type="string" office:string-value="(&lt;[{&lt;({&lt;([&lt;()[([&gt;)]&gt;({&lt;{[" calcext:value-type="string">
            <text:p>(&lt;[{&lt;({&lt;([&lt;()[([&gt;)]&gt;({&lt;{[</text:p>
          </table:table-cell>
          <table:table-cell table:formula="of:=ORG.LIBREOFFICE.REGEX(ORG.LIBREOFFICE.REGEX(ORG.LIBREOFFICE.REGEX(ORG.LIBREOFFICE.REGEX([.D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ORG.LIBREOFFICE.REGEX(ORG.LIBREOFFICE.REGEX(ORG.LIBREOFFICE.REGEX(ORG.LIBREOFFICE.REGEX([.E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ORG.LIBREOFFICE.REGEX(ORG.LIBREOFFICE.REGEX(ORG.LIBREOFFICE.REGEX(ORG.LIBREOFFICE.REGEX([.F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ORG.LIBREOFFICE.REGEX(ORG.LIBREOFFICE.REGEX(ORG.LIBREOFFICE.REGEX(ORG.LIBREOFFICE.REGEX([.G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ORG.LIBREOFFICE.REGEX(ORG.LIBREOFFICE.REGEX(ORG.LIBREOFFICE.REGEX(ORG.LIBREOFFICE.REGEX([.H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ORG.LIBREOFFICE.REGEX(ORG.LIBREOFFICE.REGEX(ORG.LIBREOFFICE.REGEX(ORG.LIBREOFFICE.REGEX([.I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ORG.LIBREOFFICE.REGEX(ORG.LIBREOFFICE.REGEX(ORG.LIBREOFFICE.REGEX(ORG.LIBREOFFICE.REGEX([.J55];&quot;[(][)]&quot;;&quot;&quot;;&quot;g&quot;);&quot;\[\]&quot;;&quot;&quot;;&quot;g&quot;);&quot;\{\}&quot;;&quot;&quot;;&quot;g&quot;);&quot;&lt;&gt;&quot;;&quot;&quot;;&quot;g&quot;)" office:value-type="string" office:string-value="(&lt;[{&lt;({&lt;([&lt;[([&gt;)]&gt;({&lt;{[" calcext:value-type="string">
            <text:p>(&lt;[{&lt;({&lt;([&lt;[([&gt;)]&gt;({&lt;{[</text:p>
          </table:table-cell>
          <table:table-cell table:formula="of:=IF(ORG.LIBREOFFICE.REGEX(ORG.LIBREOFFICE.REGEX(ORG.LIBREOFFICE.REGEX(ORG.LIBREOFFICE.REGEX(ORG.LIBREOFFICE.REGEX([.K5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5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55]=&quot;&quot;;[.K55];&quot;&quot;)">
            <text:p/>
          </table:table-cell>
          <table:table-cell table:formula="of:=IF(AND([.$M55]&lt;&gt;&quot;&quot;;LEN([.$M55])&gt;=[.N$2]);LEFT(RIGHT([.$M55];[.N$2]);1);&quot;&quot;)">
            <text:p/>
          </table:table-cell>
          <table:table-cell table:formula="of:=IF(AND([.$M55]&lt;&gt;&quot;&quot;;LEN([.$M55])&gt;=[.O$2]);LEFT(RIGHT([.$M55];[.O$2]);1);&quot;&quot;)">
            <text:p/>
          </table:table-cell>
          <table:table-cell table:formula="of:=IF(AND([.$M55]&lt;&gt;&quot;&quot;;LEN([.$M55])&gt;=[.P$2]);LEFT(RIGHT([.$M55];[.P$2]);1);&quot;&quot;)">
            <text:p/>
          </table:table-cell>
          <table:table-cell table:formula="of:=IF(AND([.$M55]&lt;&gt;&quot;&quot;;LEN([.$M55])&gt;=[.Q$2]);LEFT(RIGHT([.$M55];[.Q$2]);1);&quot;&quot;)">
            <text:p/>
          </table:table-cell>
          <table:table-cell table:formula="of:=IF(AND([.$M55]&lt;&gt;&quot;&quot;;LEN([.$M55])&gt;=[.R$2]);LEFT(RIGHT([.$M55];[.R$2]);1);&quot;&quot;)">
            <text:p/>
          </table:table-cell>
          <table:table-cell table:formula="of:=IF(AND([.$M55]&lt;&gt;&quot;&quot;;LEN([.$M55])&gt;=[.S$2]);LEFT(RIGHT([.$M55];[.S$2]);1);&quot;&quot;)">
            <text:p/>
          </table:table-cell>
          <table:table-cell table:formula="of:=IF(AND([.$M55]&lt;&gt;&quot;&quot;;LEN([.$M55])&gt;=[.T$2]);LEFT(RIGHT([.$M55];[.T$2]);1);&quot;&quot;)">
            <text:p/>
          </table:table-cell>
          <table:table-cell table:formula="of:=IF(AND([.$M55]&lt;&gt;&quot;&quot;;LEN([.$M55])&gt;=[.U$2]);LEFT(RIGHT([.$M55];[.U$2]);1);&quot;&quot;)">
            <text:p/>
          </table:table-cell>
          <table:table-cell table:formula="of:=IF(AND([.$M55]&lt;&gt;&quot;&quot;;LEN([.$M55])&gt;=[.V$2]);LEFT(RIGHT([.$M55];[.V$2]);1);&quot;&quot;)">
            <text:p/>
          </table:table-cell>
          <table:table-cell table:formula="of:=IF(AND([.$M55]&lt;&gt;&quot;&quot;;LEN([.$M55])&gt;=[.W$2]);LEFT(RIGHT([.$M55];[.W$2]);1);&quot;&quot;)">
            <text:p/>
          </table:table-cell>
          <table:table-cell table:formula="of:=IF(AND([.$M55]&lt;&gt;&quot;&quot;;LEN([.$M55])&gt;=[.X$2]);LEFT(RIGHT([.$M55];[.X$2]);1);&quot;&quot;)">
            <text:p/>
          </table:table-cell>
          <table:table-cell table:formula="of:=IF(AND([.$M55]&lt;&gt;&quot;&quot;;LEN([.$M55])&gt;=[.Y$2]);LEFT(RIGHT([.$M55];[.Y$2]);1);&quot;&quot;)">
            <text:p/>
          </table:table-cell>
          <table:table-cell table:formula="of:=IF(AND([.$M55]&lt;&gt;&quot;&quot;;LEN([.$M55])&gt;=[.Z$2]);LEFT(RIGHT([.$M55];[.Z$2]);1);&quot;&quot;)">
            <text:p/>
          </table:table-cell>
          <table:table-cell table:formula="of:=IF(AND([.$M55]&lt;&gt;&quot;&quot;;LEN([.$M55])&gt;=[.AA$2]);LEFT(RIGHT([.$M55];[.AA$2]);1);&quot;&quot;)">
            <text:p/>
          </table:table-cell>
          <table:table-cell table:formula="of:=IF(AND([.$M55]&lt;&gt;&quot;&quot;;LEN([.$M55])&gt;=[.AB$2]);LEFT(RIGHT([.$M55];[.AB$2]);1);&quot;&quot;)">
            <text:p/>
          </table:table-cell>
          <table:table-cell table:formula="of:=IF([.M55]=&quot;&quot;;&quot;&quot;;0)">
            <text:p/>
          </table:table-cell>
          <table:table-cell table:formula="of:=IF([.N55]&lt;&gt;&quot;&quot;;IF([.N55]=&quot;(&quot;;1;IF([.N55]=&quot;[&quot;;2;IF([.N55]=&quot;{&quot;;3;IF([.N55]=&quot;&lt;&quot;;4;0))));&quot;&quot;)">
            <text:p/>
          </table:table-cell>
          <table:table-cell table:formula="of:=IF([.O55]&lt;&gt;&quot;&quot;;IF([.O55]=&quot;(&quot;;1;IF([.O55]=&quot;[&quot;;2;IF([.O55]=&quot;{&quot;;3;IF([.O55]=&quot;&lt;&quot;;4;0))));&quot;&quot;)">
            <text:p/>
          </table:table-cell>
          <table:table-cell table:formula="of:=IF([.P55]&lt;&gt;&quot;&quot;;IF([.P55]=&quot;(&quot;;1;IF([.P55]=&quot;[&quot;;2;IF([.P55]=&quot;{&quot;;3;IF([.P55]=&quot;&lt;&quot;;4;0))));&quot;&quot;)">
            <text:p/>
          </table:table-cell>
          <table:table-cell table:formula="of:=IF([.Q55]&lt;&gt;&quot;&quot;;IF([.Q55]=&quot;(&quot;;1;IF([.Q55]=&quot;[&quot;;2;IF([.Q55]=&quot;{&quot;;3;IF([.Q55]=&quot;&lt;&quot;;4;0))));&quot;&quot;)">
            <text:p/>
          </table:table-cell>
          <table:table-cell table:formula="of:=IF([.R55]&lt;&gt;&quot;&quot;;IF([.R55]=&quot;(&quot;;1;IF([.R55]=&quot;[&quot;;2;IF([.R55]=&quot;{&quot;;3;IF([.R55]=&quot;&lt;&quot;;4;0))));&quot;&quot;)">
            <text:p/>
          </table:table-cell>
          <table:table-cell table:formula="of:=IF([.S55]&lt;&gt;&quot;&quot;;IF([.S55]=&quot;(&quot;;1;IF([.S55]=&quot;[&quot;;2;IF([.S55]=&quot;{&quot;;3;IF([.S55]=&quot;&lt;&quot;;4;0))));&quot;&quot;)">
            <text:p/>
          </table:table-cell>
          <table:table-cell table:formula="of:=IF([.T55]&lt;&gt;&quot;&quot;;IF([.T55]=&quot;(&quot;;1;IF([.T55]=&quot;[&quot;;2;IF([.T55]=&quot;{&quot;;3;IF([.T55]=&quot;&lt;&quot;;4;0))));&quot;&quot;)">
            <text:p/>
          </table:table-cell>
          <table:table-cell table:formula="of:=IF([.U55]&lt;&gt;&quot;&quot;;IF([.U55]=&quot;(&quot;;1;IF([.U55]=&quot;[&quot;;2;IF([.U55]=&quot;{&quot;;3;IF([.U55]=&quot;&lt;&quot;;4;0))));&quot;&quot;)">
            <text:p/>
          </table:table-cell>
          <table:table-cell table:formula="of:=IF([.V55]&lt;&gt;&quot;&quot;;IF([.V55]=&quot;(&quot;;1;IF([.V55]=&quot;[&quot;;2;IF([.V55]=&quot;{&quot;;3;IF([.V55]=&quot;&lt;&quot;;4;0))));&quot;&quot;)">
            <text:p/>
          </table:table-cell>
          <table:table-cell table:formula="of:=IF([.W55]&lt;&gt;&quot;&quot;;IF([.W55]=&quot;(&quot;;1;IF([.W55]=&quot;[&quot;;2;IF([.W55]=&quot;{&quot;;3;IF([.W55]=&quot;&lt;&quot;;4;0))));&quot;&quot;)">
            <text:p/>
          </table:table-cell>
          <table:table-cell table:formula="of:=IF([.X55]&lt;&gt;&quot;&quot;;IF([.X55]=&quot;(&quot;;1;IF([.X55]=&quot;[&quot;;2;IF([.X55]=&quot;{&quot;;3;IF([.X55]=&quot;&lt;&quot;;4;0))));&quot;&quot;)">
            <text:p/>
          </table:table-cell>
          <table:table-cell table:formula="of:=IF([.Y55]&lt;&gt;&quot;&quot;;IF([.Y55]=&quot;(&quot;;1;IF([.Y55]=&quot;[&quot;;2;IF([.Y55]=&quot;{&quot;;3;IF([.Y55]=&quot;&lt;&quot;;4;0))));&quot;&quot;)">
            <text:p/>
          </table:table-cell>
          <table:table-cell table:formula="of:=IF([.Z55]&lt;&gt;&quot;&quot;;IF([.Z55]=&quot;(&quot;;1;IF([.Z55]=&quot;[&quot;;2;IF([.Z55]=&quot;{&quot;;3;IF([.Z55]=&quot;&lt;&quot;;4;0))));&quot;&quot;)">
            <text:p/>
          </table:table-cell>
          <table:table-cell table:formula="of:=IF([.AA55]&lt;&gt;&quot;&quot;;IF([.AA55]=&quot;(&quot;;1;IF([.AA55]=&quot;[&quot;;2;IF([.AA55]=&quot;{&quot;;3;IF([.AA55]=&quot;&lt;&quot;;4;0))));&quot;&quot;)">
            <text:p/>
          </table:table-cell>
          <table:table-cell table:formula="of:=IF([.AB55]&lt;&gt;&quot;&quot;;IF([.AB55]=&quot;(&quot;;1;IF([.AB55]=&quot;[&quot;;2;IF([.AB55]=&quot;{&quot;;3;IF([.AB55]=&quot;&lt;&quot;;4;0))));&quot;&quot;)">
            <text:p/>
          </table:table-cell>
          <table:table-cell table:number-columns-repeated="2"/>
          <table:table-cell table:formula="of:=[.AD55]">
            <text:p/>
          </table:table-cell>
          <table:table-cell table:formula="of:=IF([.AE55]&lt;&gt;&quot;&quot;;[.AE55]+[.AU55]*5;[.AU55])">
            <text:p/>
          </table:table-cell>
          <table:table-cell table:formula="of:=IF([.AF55]&lt;&gt;&quot;&quot;;[.AF55]+[.AV55]*5;[.AV55])">
            <text:p/>
          </table:table-cell>
          <table:table-cell table:formula="of:=IF([.AG55]&lt;&gt;&quot;&quot;;[.AG55]+[.AW55]*5;[.AW55])">
            <text:p/>
          </table:table-cell>
          <table:table-cell table:formula="of:=IF([.AH55]&lt;&gt;&quot;&quot;;[.AH55]+[.AX55]*5;[.AX55])">
            <text:p/>
          </table:table-cell>
          <table:table-cell table:formula="of:=IF([.AI55]&lt;&gt;&quot;&quot;;[.AI55]+[.AY55]*5;[.AY55])">
            <text:p/>
          </table:table-cell>
          <table:table-cell table:formula="of:=IF([.AJ55]&lt;&gt;&quot;&quot;;[.AJ55]+[.AZ55]*5;[.AZ55])">
            <text:p/>
          </table:table-cell>
          <table:table-cell table:formula="of:=IF([.AK55]&lt;&gt;&quot;&quot;;[.AK55]+[.BA55]*5;[.BA55])">
            <text:p/>
          </table:table-cell>
          <table:table-cell table:formula="of:=IF([.AL55]&lt;&gt;&quot;&quot;;[.AL55]+[.BB55]*5;[.BB55])">
            <text:p/>
          </table:table-cell>
          <table:table-cell table:formula="of:=IF([.AM55]&lt;&gt;&quot;&quot;;[.AM55]+[.BC55]*5;[.BC55])">
            <text:p/>
          </table:table-cell>
          <table:table-cell table:formula="of:=IF([.AN55]&lt;&gt;&quot;&quot;;[.AN55]+[.BD55]*5;[.BD55])">
            <text:p/>
          </table:table-cell>
          <table:table-cell table:formula="of:=IF([.AO55]&lt;&gt;&quot;&quot;;[.AO55]+[.BE55]*5;[.BE55])">
            <text:p/>
          </table:table-cell>
          <table:table-cell table:formula="of:=IF([.AP55]&lt;&gt;&quot;&quot;;[.AP55]+[.BF55]*5;[.BF55])">
            <text:p/>
          </table:table-cell>
          <table:table-cell table:formula="of:=IF([.AQ55]&lt;&gt;&quot;&quot;;[.AQ55]+[.BG55]*5;[.BG55])">
            <text:p/>
          </table:table-cell>
          <table:table-cell table:formula="of:=IF([.AR55]&lt;&gt;&quot;&quot;;[.AR55]+[.BH55]*5;[.BH55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&lt;[&lt;(&lt;({&lt;(&lt;({&lt;()&gt;&lt;[]()&gt;})&gt;{[{[[]()]&lt;{}&gt;}&lt;(()&lt;&gt;)(&lt;&gt;())&gt;)(((()())[&lt;&gt;&lt;&gt;])([(){}]))})([(&lt;{&lt;&gt;()}([]())&gt;{[{}{</text:p>
          </table:table-cell>
          <table:table-cell table:formula="of:=ORG.LIBREOFFICE.REGEX(ORG.LIBREOFFICE.REGEX(ORG.LIBREOFFICE.REGEX(ORG.LIBREOFFICE.REGEX([.A56];&quot;[(][)]&quot;;&quot;&quot;;&quot;g&quot;);&quot;\[\]&quot;;&quot;&quot;;&quot;g&quot;);&quot;\{\}&quot;;&quot;&quot;;&quot;g&quot;);&quot;&lt;&gt;&quot;;&quot;&quot;;&quot;g&quot;)" office:value-type="string" office:string-value="&lt;&lt;[&lt;(&lt;({&lt;(&lt;({})&gt;{[{[]}&lt;()()&gt;)((()[])([]))})([(&lt;{}()&gt;{[{" calcext:value-type="string">
            <text:p>&lt;&lt;[&lt;(&lt;({&lt;(&lt;({})&gt;{[{[]}&lt;()()&gt;)((()[])([]))})([(&lt;{}()&gt;{[{</text:p>
          </table:table-cell>
          <table:table-cell table:formula="of:=ORG.LIBREOFFICE.REGEX(ORG.LIBREOFFICE.REGEX(ORG.LIBREOFFICE.REGEX(ORG.LIBREOFFICE.REGEX([.B56];&quot;[(][)]&quot;;&quot;&quot;;&quot;g&quot;);&quot;\[\]&quot;;&quot;&quot;;&quot;g&quot;);&quot;\{\}&quot;;&quot;&quot;;&quot;g&quot;);&quot;&lt;&gt;&quot;;&quot;&quot;;&quot;g&quot;)" office:value-type="string" office:string-value="&lt;&lt;[&lt;(&lt;({&lt;(&lt;()&gt;{[)(()())})([({[{" calcext:value-type="string">
            <text:p>&lt;&lt;[&lt;(&lt;({&lt;(&lt;()&gt;{[)(()())})([({[{</text:p>
          </table:table-cell>
          <table:table-cell table:formula="of:=ORG.LIBREOFFICE.REGEX(ORG.LIBREOFFICE.REGEX(ORG.LIBREOFFICE.REGEX(ORG.LIBREOFFICE.REGEX([.C56];&quot;[(][)]&quot;;&quot;&quot;;&quot;g&quot;);&quot;\[\]&quot;;&quot;&quot;;&quot;g&quot;);&quot;\{\}&quot;;&quot;&quot;;&quot;g&quot;);&quot;&lt;&gt;&quot;;&quot;&quot;;&quot;g&quot;)" office:value-type="string" office:string-value="&lt;&lt;[&lt;(&lt;({&lt;({[)()})([({[{" calcext:value-type="string">
            <text:p>&lt;&lt;[&lt;(&lt;({&lt;({[)()})([({[{</text:p>
          </table:table-cell>
          <table:table-cell table:formula="of:=ORG.LIBREOFFICE.REGEX(ORG.LIBREOFFICE.REGEX(ORG.LIBREOFFICE.REGEX(ORG.LIBREOFFICE.REGEX([.D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ORG.LIBREOFFICE.REGEX(ORG.LIBREOFFICE.REGEX(ORG.LIBREOFFICE.REGEX(ORG.LIBREOFFICE.REGEX([.E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ORG.LIBREOFFICE.REGEX(ORG.LIBREOFFICE.REGEX(ORG.LIBREOFFICE.REGEX(ORG.LIBREOFFICE.REGEX([.F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ORG.LIBREOFFICE.REGEX(ORG.LIBREOFFICE.REGEX(ORG.LIBREOFFICE.REGEX(ORG.LIBREOFFICE.REGEX([.G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ORG.LIBREOFFICE.REGEX(ORG.LIBREOFFICE.REGEX(ORG.LIBREOFFICE.REGEX(ORG.LIBREOFFICE.REGEX([.H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ORG.LIBREOFFICE.REGEX(ORG.LIBREOFFICE.REGEX(ORG.LIBREOFFICE.REGEX(ORG.LIBREOFFICE.REGEX([.I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ORG.LIBREOFFICE.REGEX(ORG.LIBREOFFICE.REGEX(ORG.LIBREOFFICE.REGEX(ORG.LIBREOFFICE.REGEX([.J56];&quot;[(][)]&quot;;&quot;&quot;;&quot;g&quot;);&quot;\[\]&quot;;&quot;&quot;;&quot;g&quot;);&quot;\{\}&quot;;&quot;&quot;;&quot;g&quot;);&quot;&lt;&gt;&quot;;&quot;&quot;;&quot;g&quot;)" office:value-type="string" office:string-value="&lt;&lt;[&lt;(&lt;({&lt;({[)})([({[{" calcext:value-type="string">
            <text:p>&lt;&lt;[&lt;(&lt;({&lt;({[)})([({[{</text:p>
          </table:table-cell>
          <table:table-cell table:formula="of:=IF(ORG.LIBREOFFICE.REGEX(ORG.LIBREOFFICE.REGEX(ORG.LIBREOFFICE.REGEX(ORG.LIBREOFFICE.REGEX(ORG.LIBREOFFICE.REGEX([.K5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6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56]=&quot;&quot;;[.K56];&quot;&quot;)">
            <text:p/>
          </table:table-cell>
          <table:table-cell table:formula="of:=IF(AND([.$M56]&lt;&gt;&quot;&quot;;LEN([.$M56])&gt;=[.N$2]);LEFT(RIGHT([.$M56];[.N$2]);1);&quot;&quot;)">
            <text:p/>
          </table:table-cell>
          <table:table-cell table:formula="of:=IF(AND([.$M56]&lt;&gt;&quot;&quot;;LEN([.$M56])&gt;=[.O$2]);LEFT(RIGHT([.$M56];[.O$2]);1);&quot;&quot;)">
            <text:p/>
          </table:table-cell>
          <table:table-cell table:formula="of:=IF(AND([.$M56]&lt;&gt;&quot;&quot;;LEN([.$M56])&gt;=[.P$2]);LEFT(RIGHT([.$M56];[.P$2]);1);&quot;&quot;)">
            <text:p/>
          </table:table-cell>
          <table:table-cell table:formula="of:=IF(AND([.$M56]&lt;&gt;&quot;&quot;;LEN([.$M56])&gt;=[.Q$2]);LEFT(RIGHT([.$M56];[.Q$2]);1);&quot;&quot;)">
            <text:p/>
          </table:table-cell>
          <table:table-cell table:formula="of:=IF(AND([.$M56]&lt;&gt;&quot;&quot;;LEN([.$M56])&gt;=[.R$2]);LEFT(RIGHT([.$M56];[.R$2]);1);&quot;&quot;)">
            <text:p/>
          </table:table-cell>
          <table:table-cell table:formula="of:=IF(AND([.$M56]&lt;&gt;&quot;&quot;;LEN([.$M56])&gt;=[.S$2]);LEFT(RIGHT([.$M56];[.S$2]);1);&quot;&quot;)">
            <text:p/>
          </table:table-cell>
          <table:table-cell table:formula="of:=IF(AND([.$M56]&lt;&gt;&quot;&quot;;LEN([.$M56])&gt;=[.T$2]);LEFT(RIGHT([.$M56];[.T$2]);1);&quot;&quot;)">
            <text:p/>
          </table:table-cell>
          <table:table-cell table:formula="of:=IF(AND([.$M56]&lt;&gt;&quot;&quot;;LEN([.$M56])&gt;=[.U$2]);LEFT(RIGHT([.$M56];[.U$2]);1);&quot;&quot;)">
            <text:p/>
          </table:table-cell>
          <table:table-cell table:formula="of:=IF(AND([.$M56]&lt;&gt;&quot;&quot;;LEN([.$M56])&gt;=[.V$2]);LEFT(RIGHT([.$M56];[.V$2]);1);&quot;&quot;)">
            <text:p/>
          </table:table-cell>
          <table:table-cell table:formula="of:=IF(AND([.$M56]&lt;&gt;&quot;&quot;;LEN([.$M56])&gt;=[.W$2]);LEFT(RIGHT([.$M56];[.W$2]);1);&quot;&quot;)">
            <text:p/>
          </table:table-cell>
          <table:table-cell table:formula="of:=IF(AND([.$M56]&lt;&gt;&quot;&quot;;LEN([.$M56])&gt;=[.X$2]);LEFT(RIGHT([.$M56];[.X$2]);1);&quot;&quot;)">
            <text:p/>
          </table:table-cell>
          <table:table-cell table:formula="of:=IF(AND([.$M56]&lt;&gt;&quot;&quot;;LEN([.$M56])&gt;=[.Y$2]);LEFT(RIGHT([.$M56];[.Y$2]);1);&quot;&quot;)">
            <text:p/>
          </table:table-cell>
          <table:table-cell table:formula="of:=IF(AND([.$M56]&lt;&gt;&quot;&quot;;LEN([.$M56])&gt;=[.Z$2]);LEFT(RIGHT([.$M56];[.Z$2]);1);&quot;&quot;)">
            <text:p/>
          </table:table-cell>
          <table:table-cell table:formula="of:=IF(AND([.$M56]&lt;&gt;&quot;&quot;;LEN([.$M56])&gt;=[.AA$2]);LEFT(RIGHT([.$M56];[.AA$2]);1);&quot;&quot;)">
            <text:p/>
          </table:table-cell>
          <table:table-cell table:formula="of:=IF(AND([.$M56]&lt;&gt;&quot;&quot;;LEN([.$M56])&gt;=[.AB$2]);LEFT(RIGHT([.$M56];[.AB$2]);1);&quot;&quot;)">
            <text:p/>
          </table:table-cell>
          <table:table-cell table:formula="of:=IF([.M56]=&quot;&quot;;&quot;&quot;;0)">
            <text:p/>
          </table:table-cell>
          <table:table-cell table:formula="of:=IF([.N56]&lt;&gt;&quot;&quot;;IF([.N56]=&quot;(&quot;;1;IF([.N56]=&quot;[&quot;;2;IF([.N56]=&quot;{&quot;;3;IF([.N56]=&quot;&lt;&quot;;4;0))));&quot;&quot;)">
            <text:p/>
          </table:table-cell>
          <table:table-cell table:formula="of:=IF([.O56]&lt;&gt;&quot;&quot;;IF([.O56]=&quot;(&quot;;1;IF([.O56]=&quot;[&quot;;2;IF([.O56]=&quot;{&quot;;3;IF([.O56]=&quot;&lt;&quot;;4;0))));&quot;&quot;)">
            <text:p/>
          </table:table-cell>
          <table:table-cell table:formula="of:=IF([.P56]&lt;&gt;&quot;&quot;;IF([.P56]=&quot;(&quot;;1;IF([.P56]=&quot;[&quot;;2;IF([.P56]=&quot;{&quot;;3;IF([.P56]=&quot;&lt;&quot;;4;0))));&quot;&quot;)">
            <text:p/>
          </table:table-cell>
          <table:table-cell table:formula="of:=IF([.Q56]&lt;&gt;&quot;&quot;;IF([.Q56]=&quot;(&quot;;1;IF([.Q56]=&quot;[&quot;;2;IF([.Q56]=&quot;{&quot;;3;IF([.Q56]=&quot;&lt;&quot;;4;0))));&quot;&quot;)">
            <text:p/>
          </table:table-cell>
          <table:table-cell table:formula="of:=IF([.R56]&lt;&gt;&quot;&quot;;IF([.R56]=&quot;(&quot;;1;IF([.R56]=&quot;[&quot;;2;IF([.R56]=&quot;{&quot;;3;IF([.R56]=&quot;&lt;&quot;;4;0))));&quot;&quot;)">
            <text:p/>
          </table:table-cell>
          <table:table-cell table:formula="of:=IF([.S56]&lt;&gt;&quot;&quot;;IF([.S56]=&quot;(&quot;;1;IF([.S56]=&quot;[&quot;;2;IF([.S56]=&quot;{&quot;;3;IF([.S56]=&quot;&lt;&quot;;4;0))));&quot;&quot;)">
            <text:p/>
          </table:table-cell>
          <table:table-cell table:formula="of:=IF([.T56]&lt;&gt;&quot;&quot;;IF([.T56]=&quot;(&quot;;1;IF([.T56]=&quot;[&quot;;2;IF([.T56]=&quot;{&quot;;3;IF([.T56]=&quot;&lt;&quot;;4;0))));&quot;&quot;)">
            <text:p/>
          </table:table-cell>
          <table:table-cell table:formula="of:=IF([.U56]&lt;&gt;&quot;&quot;;IF([.U56]=&quot;(&quot;;1;IF([.U56]=&quot;[&quot;;2;IF([.U56]=&quot;{&quot;;3;IF([.U56]=&quot;&lt;&quot;;4;0))));&quot;&quot;)">
            <text:p/>
          </table:table-cell>
          <table:table-cell table:formula="of:=IF([.V56]&lt;&gt;&quot;&quot;;IF([.V56]=&quot;(&quot;;1;IF([.V56]=&quot;[&quot;;2;IF([.V56]=&quot;{&quot;;3;IF([.V56]=&quot;&lt;&quot;;4;0))));&quot;&quot;)">
            <text:p/>
          </table:table-cell>
          <table:table-cell table:formula="of:=IF([.W56]&lt;&gt;&quot;&quot;;IF([.W56]=&quot;(&quot;;1;IF([.W56]=&quot;[&quot;;2;IF([.W56]=&quot;{&quot;;3;IF([.W56]=&quot;&lt;&quot;;4;0))));&quot;&quot;)">
            <text:p/>
          </table:table-cell>
          <table:table-cell table:formula="of:=IF([.X56]&lt;&gt;&quot;&quot;;IF([.X56]=&quot;(&quot;;1;IF([.X56]=&quot;[&quot;;2;IF([.X56]=&quot;{&quot;;3;IF([.X56]=&quot;&lt;&quot;;4;0))));&quot;&quot;)">
            <text:p/>
          </table:table-cell>
          <table:table-cell table:formula="of:=IF([.Y56]&lt;&gt;&quot;&quot;;IF([.Y56]=&quot;(&quot;;1;IF([.Y56]=&quot;[&quot;;2;IF([.Y56]=&quot;{&quot;;3;IF([.Y56]=&quot;&lt;&quot;;4;0))));&quot;&quot;)">
            <text:p/>
          </table:table-cell>
          <table:table-cell table:formula="of:=IF([.Z56]&lt;&gt;&quot;&quot;;IF([.Z56]=&quot;(&quot;;1;IF([.Z56]=&quot;[&quot;;2;IF([.Z56]=&quot;{&quot;;3;IF([.Z56]=&quot;&lt;&quot;;4;0))));&quot;&quot;)">
            <text:p/>
          </table:table-cell>
          <table:table-cell table:formula="of:=IF([.AA56]&lt;&gt;&quot;&quot;;IF([.AA56]=&quot;(&quot;;1;IF([.AA56]=&quot;[&quot;;2;IF([.AA56]=&quot;{&quot;;3;IF([.AA56]=&quot;&lt;&quot;;4;0))));&quot;&quot;)">
            <text:p/>
          </table:table-cell>
          <table:table-cell table:formula="of:=IF([.AB56]&lt;&gt;&quot;&quot;;IF([.AB56]=&quot;(&quot;;1;IF([.AB56]=&quot;[&quot;;2;IF([.AB56]=&quot;{&quot;;3;IF([.AB56]=&quot;&lt;&quot;;4;0))));&quot;&quot;)">
            <text:p/>
          </table:table-cell>
          <table:table-cell table:number-columns-repeated="2"/>
          <table:table-cell table:formula="of:=[.AD56]">
            <text:p/>
          </table:table-cell>
          <table:table-cell table:formula="of:=IF([.AE56]&lt;&gt;&quot;&quot;;[.AE56]+[.AU56]*5;[.AU56])">
            <text:p/>
          </table:table-cell>
          <table:table-cell table:formula="of:=IF([.AF56]&lt;&gt;&quot;&quot;;[.AF56]+[.AV56]*5;[.AV56])">
            <text:p/>
          </table:table-cell>
          <table:table-cell table:formula="of:=IF([.AG56]&lt;&gt;&quot;&quot;;[.AG56]+[.AW56]*5;[.AW56])">
            <text:p/>
          </table:table-cell>
          <table:table-cell table:formula="of:=IF([.AH56]&lt;&gt;&quot;&quot;;[.AH56]+[.AX56]*5;[.AX56])">
            <text:p/>
          </table:table-cell>
          <table:table-cell table:formula="of:=IF([.AI56]&lt;&gt;&quot;&quot;;[.AI56]+[.AY56]*5;[.AY56])">
            <text:p/>
          </table:table-cell>
          <table:table-cell table:formula="of:=IF([.AJ56]&lt;&gt;&quot;&quot;;[.AJ56]+[.AZ56]*5;[.AZ56])">
            <text:p/>
          </table:table-cell>
          <table:table-cell table:formula="of:=IF([.AK56]&lt;&gt;&quot;&quot;;[.AK56]+[.BA56]*5;[.BA56])">
            <text:p/>
          </table:table-cell>
          <table:table-cell table:formula="of:=IF([.AL56]&lt;&gt;&quot;&quot;;[.AL56]+[.BB56]*5;[.BB56])">
            <text:p/>
          </table:table-cell>
          <table:table-cell table:formula="of:=IF([.AM56]&lt;&gt;&quot;&quot;;[.AM56]+[.BC56]*5;[.BC56])">
            <text:p/>
          </table:table-cell>
          <table:table-cell table:formula="of:=IF([.AN56]&lt;&gt;&quot;&quot;;[.AN56]+[.BD56]*5;[.BD56])">
            <text:p/>
          </table:table-cell>
          <table:table-cell table:formula="of:=IF([.AO56]&lt;&gt;&quot;&quot;;[.AO56]+[.BE56]*5;[.BE56])">
            <text:p/>
          </table:table-cell>
          <table:table-cell table:formula="of:=IF([.AP56]&lt;&gt;&quot;&quot;;[.AP56]+[.BF56]*5;[.BF56])">
            <text:p/>
          </table:table-cell>
          <table:table-cell table:formula="of:=IF([.AQ56]&lt;&gt;&quot;&quot;;[.AQ56]+[.BG56]*5;[.BG56])">
            <text:p/>
          </table:table-cell>
          <table:table-cell table:formula="of:=IF([.AR56]&lt;&gt;&quot;&quot;;[.AR56]+[.BH56]*5;[.BH56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{&lt;{&lt;{&lt;[&lt;((({[()[]]{{}}}[[&lt;&gt;&lt;&gt;]&lt;&lt;&gt;{}&gt;])&lt;({[][]}{()[]})&lt;([]())([]{})&gt;&gt;))((&lt;([{}&lt;&gt;]{(){}})&gt;[</text:p>
          </table:table-cell>
          <table:table-cell table:formula="of:=ORG.LIBREOFFICE.REGEX(ORG.LIBREOFFICE.REGEX(ORG.LIBREOFFICE.REGEX(ORG.LIBREOFFICE.REGEX([.A57];&quot;[(][)]&quot;;&quot;&quot;;&quot;g&quot;);&quot;\[\]&quot;;&quot;&quot;;&quot;g&quot;);&quot;\{\}&quot;;&quot;&quot;;&quot;g&quot;);&quot;&lt;&gt;&quot;;&quot;&quot;;&quot;g&quot;)" office:value-type="string" office:string-value="[{&lt;{&lt;{&lt;[&lt;((({[]{}}[[]&lt;&gt;])&lt;()&lt;()()&gt;&gt;))((&lt;([]{})&gt;[" calcext:value-type="string">
            <text:p>[{&lt;{&lt;{&lt;[&lt;((({[]{}}[[]&lt;&gt;])&lt;()&lt;()()&gt;&gt;))((&lt;([]{})&gt;[</text:p>
          </table:table-cell>
          <table:table-cell table:formula="of:=ORG.LIBREOFFICE.REGEX(ORG.LIBREOFFICE.REGEX(ORG.LIBREOFFICE.REGEX(ORG.LIBREOFFICE.REGEX([.B57];&quot;[(][)]&quot;;&quot;&quot;;&quot;g&quot;);&quot;\[\]&quot;;&quot;&quot;;&quot;g&quot;);&quot;\{\}&quot;;&quot;&quot;;&quot;g&quot;);&quot;&lt;&gt;&quot;;&quot;&quot;;&quot;g&quot;)" office:value-type="string" office:string-value="[{&lt;{&lt;{&lt;[&lt;((({}[])&lt;&gt;))((&lt;()&gt;[" calcext:value-type="string">
            <text:p>[{&lt;{&lt;{&lt;[&lt;((({}[])&lt;&gt;))((&lt;()&gt;[</text:p>
          </table:table-cell>
          <table:table-cell table:formula="of:=ORG.LIBREOFFICE.REGEX(ORG.LIBREOFFICE.REGEX(ORG.LIBREOFFICE.REGEX(ORG.LIBREOFFICE.REGEX([.C57];&quot;[(][)]&quot;;&quot;&quot;;&quot;g&quot;);&quot;\[\]&quot;;&quot;&quot;;&quot;g&quot;);&quot;\{\}&quot;;&quot;&quot;;&quot;g&quot;);&quot;&lt;&gt;&quot;;&quot;&quot;;&quot;g&quot;)" office:value-type="string" office:string-value="[{&lt;{&lt;{&lt;[&lt;((()))(([" calcext:value-type="string">
            <text:p>[{&lt;{&lt;{&lt;[&lt;((()))(([</text:p>
          </table:table-cell>
          <table:table-cell table:formula="of:=ORG.LIBREOFFICE.REGEX(ORG.LIBREOFFICE.REGEX(ORG.LIBREOFFICE.REGEX(ORG.LIBREOFFICE.REGEX([.D57];&quot;[(][)]&quot;;&quot;&quot;;&quot;g&quot;);&quot;\[\]&quot;;&quot;&quot;;&quot;g&quot;);&quot;\{\}&quot;;&quot;&quot;;&quot;g&quot;);&quot;&lt;&gt;&quot;;&quot;&quot;;&quot;g&quot;)" office:value-type="string" office:string-value="[{&lt;{&lt;{&lt;[&lt;(())(([" calcext:value-type="string">
            <text:p>[{&lt;{&lt;{&lt;[&lt;(())(([</text:p>
          </table:table-cell>
          <table:table-cell table:formula="of:=ORG.LIBREOFFICE.REGEX(ORG.LIBREOFFICE.REGEX(ORG.LIBREOFFICE.REGEX(ORG.LIBREOFFICE.REGEX([.E57];&quot;[(][)]&quot;;&quot;&quot;;&quot;g&quot;);&quot;\[\]&quot;;&quot;&quot;;&quot;g&quot;);&quot;\{\}&quot;;&quot;&quot;;&quot;g&quot;);&quot;&lt;&gt;&quot;;&quot;&quot;;&quot;g&quot;)" office:value-type="string" office:string-value="[{&lt;{&lt;{&lt;[&lt;()(([" calcext:value-type="string">
            <text:p>[{&lt;{&lt;{&lt;[&lt;()(([</text:p>
          </table:table-cell>
          <table:table-cell table:formula="of:=ORG.LIBREOFFICE.REGEX(ORG.LIBREOFFICE.REGEX(ORG.LIBREOFFICE.REGEX(ORG.LIBREOFFICE.REGEX([.F57];&quot;[(][)]&quot;;&quot;&quot;;&quot;g&quot;);&quot;\[\]&quot;;&quot;&quot;;&quot;g&quot;);&quot;\{\}&quot;;&quot;&quot;;&quot;g&quot;);&quot;&lt;&gt;&quot;;&quot;&quot;;&quot;g&quot;)" office:value-type="string" office:string-value="[{&lt;{&lt;{&lt;[&lt;(([" calcext:value-type="string">
            <text:p>[{&lt;{&lt;{&lt;[&lt;(([</text:p>
          </table:table-cell>
          <table:table-cell table:formula="of:=ORG.LIBREOFFICE.REGEX(ORG.LIBREOFFICE.REGEX(ORG.LIBREOFFICE.REGEX(ORG.LIBREOFFICE.REGEX([.G57];&quot;[(][)]&quot;;&quot;&quot;;&quot;g&quot;);&quot;\[\]&quot;;&quot;&quot;;&quot;g&quot;);&quot;\{\}&quot;;&quot;&quot;;&quot;g&quot;);&quot;&lt;&gt;&quot;;&quot;&quot;;&quot;g&quot;)" office:value-type="string" office:string-value="[{&lt;{&lt;{&lt;[&lt;(([" calcext:value-type="string">
            <text:p>[{&lt;{&lt;{&lt;[&lt;(([</text:p>
          </table:table-cell>
          <table:table-cell table:formula="of:=ORG.LIBREOFFICE.REGEX(ORG.LIBREOFFICE.REGEX(ORG.LIBREOFFICE.REGEX(ORG.LIBREOFFICE.REGEX([.H57];&quot;[(][)]&quot;;&quot;&quot;;&quot;g&quot;);&quot;\[\]&quot;;&quot;&quot;;&quot;g&quot;);&quot;\{\}&quot;;&quot;&quot;;&quot;g&quot;);&quot;&lt;&gt;&quot;;&quot;&quot;;&quot;g&quot;)" office:value-type="string" office:string-value="[{&lt;{&lt;{&lt;[&lt;(([" calcext:value-type="string">
            <text:p>[{&lt;{&lt;{&lt;[&lt;(([</text:p>
          </table:table-cell>
          <table:table-cell table:formula="of:=ORG.LIBREOFFICE.REGEX(ORG.LIBREOFFICE.REGEX(ORG.LIBREOFFICE.REGEX(ORG.LIBREOFFICE.REGEX([.I57];&quot;[(][)]&quot;;&quot;&quot;;&quot;g&quot;);&quot;\[\]&quot;;&quot;&quot;;&quot;g&quot;);&quot;\{\}&quot;;&quot;&quot;;&quot;g&quot;);&quot;&lt;&gt;&quot;;&quot;&quot;;&quot;g&quot;)" office:value-type="string" office:string-value="[{&lt;{&lt;{&lt;[&lt;(([" calcext:value-type="string">
            <text:p>[{&lt;{&lt;{&lt;[&lt;(([</text:p>
          </table:table-cell>
          <table:table-cell table:formula="of:=ORG.LIBREOFFICE.REGEX(ORG.LIBREOFFICE.REGEX(ORG.LIBREOFFICE.REGEX(ORG.LIBREOFFICE.REGEX([.J57];&quot;[(][)]&quot;;&quot;&quot;;&quot;g&quot;);&quot;\[\]&quot;;&quot;&quot;;&quot;g&quot;);&quot;\{\}&quot;;&quot;&quot;;&quot;g&quot;);&quot;&lt;&gt;&quot;;&quot;&quot;;&quot;g&quot;)" office:value-type="string" office:string-value="[{&lt;{&lt;{&lt;[&lt;(([" calcext:value-type="string">
            <text:p>[{&lt;{&lt;{&lt;[&lt;(([</text:p>
          </table:table-cell>
          <table:table-cell table:formula="of:=IF(ORG.LIBREOFFICE.REGEX(ORG.LIBREOFFICE.REGEX(ORG.LIBREOFFICE.REGEX(ORG.LIBREOFFICE.REGEX(ORG.LIBREOFFICE.REGEX([.K5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7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57]=&quot;&quot;;[.K57];&quot;&quot;)" office:value-type="string" office:string-value="[{&lt;{&lt;{&lt;[&lt;(([" calcext:value-type="string">
            <text:p>[{&lt;{&lt;{&lt;[&lt;(([</text:p>
          </table:table-cell>
          <table:table-cell table:formula="of:=IF(AND([.$M57]&lt;&gt;&quot;&quot;;LEN([.$M57])&gt;=[.N$2]);LEFT(RIGHT([.$M57];[.N$2]);1);&quot;&quot;)" office:value-type="string" office:string-value="[" calcext:value-type="string">
            <text:p>[</text:p>
          </table:table-cell>
          <table:table-cell table:formula="of:=IF(AND([.$M57]&lt;&gt;&quot;&quot;;LEN([.$M57])&gt;=[.O$2]);LEFT(RIGHT([.$M57];[.O$2]);1);&quot;&quot;)" office:value-type="string" office:string-value="(" calcext:value-type="string">
            <text:p>(</text:p>
          </table:table-cell>
          <table:table-cell table:formula="of:=IF(AND([.$M57]&lt;&gt;&quot;&quot;;LEN([.$M57])&gt;=[.P$2]);LEFT(RIGHT([.$M57];[.P$2]);1);&quot;&quot;)" office:value-type="string" office:string-value="(" calcext:value-type="string">
            <text:p>(</text:p>
          </table:table-cell>
          <table:table-cell table:formula="of:=IF(AND([.$M57]&lt;&gt;&quot;&quot;;LEN([.$M57])&gt;=[.Q$2]);LEFT(RIGHT([.$M57];[.Q$2]);1);&quot;&quot;)" office:value-type="string" office:string-value="&lt;" calcext:value-type="string">
            <text:p>&lt;</text:p>
          </table:table-cell>
          <table:table-cell table:formula="of:=IF(AND([.$M57]&lt;&gt;&quot;&quot;;LEN([.$M57])&gt;=[.R$2]);LEFT(RIGHT([.$M57];[.R$2]);1);&quot;&quot;)" office:value-type="string" office:string-value="[" calcext:value-type="string">
            <text:p>[</text:p>
          </table:table-cell>
          <table:table-cell table:formula="of:=IF(AND([.$M57]&lt;&gt;&quot;&quot;;LEN([.$M57])&gt;=[.S$2]);LEFT(RIGHT([.$M57];[.S$2]);1);&quot;&quot;)" office:value-type="string" office:string-value="&lt;" calcext:value-type="string">
            <text:p>&lt;</text:p>
          </table:table-cell>
          <table:table-cell table:formula="of:=IF(AND([.$M57]&lt;&gt;&quot;&quot;;LEN([.$M57])&gt;=[.T$2]);LEFT(RIGHT([.$M57];[.T$2]);1);&quot;&quot;)" office:value-type="string" office:string-value="{" calcext:value-type="string">
            <text:p>{</text:p>
          </table:table-cell>
          <table:table-cell table:formula="of:=IF(AND([.$M57]&lt;&gt;&quot;&quot;;LEN([.$M57])&gt;=[.U$2]);LEFT(RIGHT([.$M57];[.U$2]);1);&quot;&quot;)" office:value-type="string" office:string-value="&lt;" calcext:value-type="string">
            <text:p>&lt;</text:p>
          </table:table-cell>
          <table:table-cell table:formula="of:=IF(AND([.$M57]&lt;&gt;&quot;&quot;;LEN([.$M57])&gt;=[.V$2]);LEFT(RIGHT([.$M57];[.V$2]);1);&quot;&quot;)" office:value-type="string" office:string-value="{" calcext:value-type="string">
            <text:p>{</text:p>
          </table:table-cell>
          <table:table-cell table:formula="of:=IF(AND([.$M57]&lt;&gt;&quot;&quot;;LEN([.$M57])&gt;=[.W$2]);LEFT(RIGHT([.$M57];[.W$2]);1);&quot;&quot;)" office:value-type="string" office:string-value="&lt;" calcext:value-type="string">
            <text:p>&lt;</text:p>
          </table:table-cell>
          <table:table-cell table:formula="of:=IF(AND([.$M57]&lt;&gt;&quot;&quot;;LEN([.$M57])&gt;=[.X$2]);LEFT(RIGHT([.$M57];[.X$2]);1);&quot;&quot;)" office:value-type="string" office:string-value="{" calcext:value-type="string">
            <text:p>{</text:p>
          </table:table-cell>
          <table:table-cell table:formula="of:=IF(AND([.$M57]&lt;&gt;&quot;&quot;;LEN([.$M57])&gt;=[.Y$2]);LEFT(RIGHT([.$M57];[.Y$2]);1);&quot;&quot;)" office:value-type="string" office:string-value="[" calcext:value-type="string">
            <text:p>[</text:p>
          </table:table-cell>
          <table:table-cell table:formula="of:=IF(AND([.$M57]&lt;&gt;&quot;&quot;;LEN([.$M57])&gt;=[.Z$2]);LEFT(RIGHT([.$M57];[.Z$2]);1);&quot;&quot;)">
            <text:p/>
          </table:table-cell>
          <table:table-cell table:formula="of:=IF(AND([.$M57]&lt;&gt;&quot;&quot;;LEN([.$M57])&gt;=[.AA$2]);LEFT(RIGHT([.$M57];[.AA$2]);1);&quot;&quot;)">
            <text:p/>
          </table:table-cell>
          <table:table-cell table:formula="of:=IF(AND([.$M57]&lt;&gt;&quot;&quot;;LEN([.$M57])&gt;=[.AB$2]);LEFT(RIGHT([.$M57];[.AB$2]);1);&quot;&quot;)">
            <text:p/>
          </table:table-cell>
          <table:table-cell table:formula="of:=IF([.M57]=&quot;&quot;;&quot;&quot;;0)" office:value-type="float" office:value="0" calcext:value-type="float">
            <text:p>0</text:p>
          </table:table-cell>
          <table:table-cell table:formula="of:=IF([.N57]&lt;&gt;&quot;&quot;;IF([.N57]=&quot;(&quot;;1;IF([.N57]=&quot;[&quot;;2;IF([.N57]=&quot;{&quot;;3;IF([.N57]=&quot;&lt;&quot;;4;0))));&quot;&quot;)" office:value-type="float" office:value="2" calcext:value-type="float">
            <text:p>2</text:p>
          </table:table-cell>
          <table:table-cell table:formula="of:=IF([.O57]&lt;&gt;&quot;&quot;;IF([.O57]=&quot;(&quot;;1;IF([.O57]=&quot;[&quot;;2;IF([.O57]=&quot;{&quot;;3;IF([.O57]=&quot;&lt;&quot;;4;0))));&quot;&quot;)" office:value-type="float" office:value="1" calcext:value-type="float">
            <text:p>1</text:p>
          </table:table-cell>
          <table:table-cell table:formula="of:=IF([.P57]&lt;&gt;&quot;&quot;;IF([.P57]=&quot;(&quot;;1;IF([.P57]=&quot;[&quot;;2;IF([.P57]=&quot;{&quot;;3;IF([.P57]=&quot;&lt;&quot;;4;0))));&quot;&quot;)" office:value-type="float" office:value="1" calcext:value-type="float">
            <text:p>1</text:p>
          </table:table-cell>
          <table:table-cell table:formula="of:=IF([.Q57]&lt;&gt;&quot;&quot;;IF([.Q57]=&quot;(&quot;;1;IF([.Q57]=&quot;[&quot;;2;IF([.Q57]=&quot;{&quot;;3;IF([.Q57]=&quot;&lt;&quot;;4;0))));&quot;&quot;)" office:value-type="float" office:value="4" calcext:value-type="float">
            <text:p>4</text:p>
          </table:table-cell>
          <table:table-cell table:formula="of:=IF([.R57]&lt;&gt;&quot;&quot;;IF([.R57]=&quot;(&quot;;1;IF([.R57]=&quot;[&quot;;2;IF([.R57]=&quot;{&quot;;3;IF([.R57]=&quot;&lt;&quot;;4;0))));&quot;&quot;)" office:value-type="float" office:value="2" calcext:value-type="float">
            <text:p>2</text:p>
          </table:table-cell>
          <table:table-cell table:formula="of:=IF([.S57]&lt;&gt;&quot;&quot;;IF([.S57]=&quot;(&quot;;1;IF([.S57]=&quot;[&quot;;2;IF([.S57]=&quot;{&quot;;3;IF([.S57]=&quot;&lt;&quot;;4;0))));&quot;&quot;)" office:value-type="float" office:value="4" calcext:value-type="float">
            <text:p>4</text:p>
          </table:table-cell>
          <table:table-cell table:formula="of:=IF([.T57]&lt;&gt;&quot;&quot;;IF([.T57]=&quot;(&quot;;1;IF([.T57]=&quot;[&quot;;2;IF([.T57]=&quot;{&quot;;3;IF([.T57]=&quot;&lt;&quot;;4;0))));&quot;&quot;)" office:value-type="float" office:value="3" calcext:value-type="float">
            <text:p>3</text:p>
          </table:table-cell>
          <table:table-cell table:formula="of:=IF([.U57]&lt;&gt;&quot;&quot;;IF([.U57]=&quot;(&quot;;1;IF([.U57]=&quot;[&quot;;2;IF([.U57]=&quot;{&quot;;3;IF([.U57]=&quot;&lt;&quot;;4;0))));&quot;&quot;)" office:value-type="float" office:value="4" calcext:value-type="float">
            <text:p>4</text:p>
          </table:table-cell>
          <table:table-cell table:formula="of:=IF([.V57]&lt;&gt;&quot;&quot;;IF([.V57]=&quot;(&quot;;1;IF([.V57]=&quot;[&quot;;2;IF([.V57]=&quot;{&quot;;3;IF([.V57]=&quot;&lt;&quot;;4;0))));&quot;&quot;)" office:value-type="float" office:value="3" calcext:value-type="float">
            <text:p>3</text:p>
          </table:table-cell>
          <table:table-cell table:formula="of:=IF([.W57]&lt;&gt;&quot;&quot;;IF([.W57]=&quot;(&quot;;1;IF([.W57]=&quot;[&quot;;2;IF([.W57]=&quot;{&quot;;3;IF([.W57]=&quot;&lt;&quot;;4;0))));&quot;&quot;)" office:value-type="float" office:value="4" calcext:value-type="float">
            <text:p>4</text:p>
          </table:table-cell>
          <table:table-cell table:formula="of:=IF([.X57]&lt;&gt;&quot;&quot;;IF([.X57]=&quot;(&quot;;1;IF([.X57]=&quot;[&quot;;2;IF([.X57]=&quot;{&quot;;3;IF([.X57]=&quot;&lt;&quot;;4;0))));&quot;&quot;)" office:value-type="float" office:value="3" calcext:value-type="float">
            <text:p>3</text:p>
          </table:table-cell>
          <table:table-cell table:formula="of:=IF([.Y57]&lt;&gt;&quot;&quot;;IF([.Y57]=&quot;(&quot;;1;IF([.Y57]=&quot;[&quot;;2;IF([.Y57]=&quot;{&quot;;3;IF([.Y57]=&quot;&lt;&quot;;4;0))));&quot;&quot;)" office:value-type="float" office:value="2" calcext:value-type="float">
            <text:p>2</text:p>
          </table:table-cell>
          <table:table-cell table:formula="of:=IF([.Z57]&lt;&gt;&quot;&quot;;IF([.Z57]=&quot;(&quot;;1;IF([.Z57]=&quot;[&quot;;2;IF([.Z57]=&quot;{&quot;;3;IF([.Z57]=&quot;&lt;&quot;;4;0))));&quot;&quot;)">
            <text:p/>
          </table:table-cell>
          <table:table-cell table:formula="of:=IF([.AA57]&lt;&gt;&quot;&quot;;IF([.AA57]=&quot;(&quot;;1;IF([.AA57]=&quot;[&quot;;2;IF([.AA57]=&quot;{&quot;;3;IF([.AA57]=&quot;&lt;&quot;;4;0))));&quot;&quot;)">
            <text:p/>
          </table:table-cell>
          <table:table-cell table:formula="of:=IF([.AB57]&lt;&gt;&quot;&quot;;IF([.AB57]=&quot;(&quot;;1;IF([.AB57]=&quot;[&quot;;2;IF([.AB57]=&quot;{&quot;;3;IF([.AB57]=&quot;&lt;&quot;;4;0))));&quot;&quot;)">
            <text:p/>
          </table:table-cell>
          <table:table-cell table:number-columns-repeated="2"/>
          <table:table-cell table:formula="of:=[.AD57]" office:value-type="float" office:value="2" calcext:value-type="float">
            <text:p>2</text:p>
          </table:table-cell>
          <table:table-cell table:formula="of:=IF([.AE57]&lt;&gt;&quot;&quot;;[.AE57]+[.AU57]*5;[.AU57])" office:value-type="float" office:value="11" calcext:value-type="float">
            <text:p>11</text:p>
          </table:table-cell>
          <table:table-cell table:formula="of:=IF([.AF57]&lt;&gt;&quot;&quot;;[.AF57]+[.AV57]*5;[.AV57])" office:value-type="float" office:value="56" calcext:value-type="float">
            <text:p>56</text:p>
          </table:table-cell>
          <table:table-cell table:formula="of:=IF([.AG57]&lt;&gt;&quot;&quot;;[.AG57]+[.AW57]*5;[.AW57])" office:value-type="float" office:value="284" calcext:value-type="float">
            <text:p>284</text:p>
          </table:table-cell>
          <table:table-cell table:formula="of:=IF([.AH57]&lt;&gt;&quot;&quot;;[.AH57]+[.AX57]*5;[.AX57])" office:value-type="float" office:value="1422" calcext:value-type="float">
            <text:p>1422</text:p>
          </table:table-cell>
          <table:table-cell table:formula="of:=IF([.AI57]&lt;&gt;&quot;&quot;;[.AI57]+[.AY57]*5;[.AY57])" office:value-type="float" office:value="7114" calcext:value-type="float">
            <text:p>7114</text:p>
          </table:table-cell>
          <table:table-cell table:formula="of:=IF([.AJ57]&lt;&gt;&quot;&quot;;[.AJ57]+[.AZ57]*5;[.AZ57])" office:value-type="float" office:value="35573" calcext:value-type="float">
            <text:p>35573</text:p>
          </table:table-cell>
          <table:table-cell table:formula="of:=IF([.AK57]&lt;&gt;&quot;&quot;;[.AK57]+[.BA57]*5;[.BA57])" office:value-type="float" office:value="177869" calcext:value-type="float">
            <text:p>177869</text:p>
          </table:table-cell>
          <table:table-cell table:formula="of:=IF([.AL57]&lt;&gt;&quot;&quot;;[.AL57]+[.BB57]*5;[.BB57])" office:value-type="float" office:value="889348" calcext:value-type="float">
            <text:p>889348</text:p>
          </table:table-cell>
          <table:table-cell table:formula="of:=IF([.AM57]&lt;&gt;&quot;&quot;;[.AM57]+[.BC57]*5;[.BC57])" office:value-type="float" office:value="4446744" calcext:value-type="float">
            <text:p>4446744</text:p>
          </table:table-cell>
          <table:table-cell table:formula="of:=IF([.AN57]&lt;&gt;&quot;&quot;;[.AN57]+[.BD57]*5;[.BD57])" office:value-type="float" office:value="22233723" calcext:value-type="float">
            <text:p>22233723</text:p>
          </table:table-cell>
          <table:table-cell table:formula="of:=IF([.AO57]&lt;&gt;&quot;&quot;;[.AO57]+[.BE57]*5;[.BE57])" office:value-type="float" office:value="111168617" calcext:value-type="float">
            <text:p>111168617</text:p>
          </table:table-cell>
          <table:table-cell table:formula="of:=IF([.AP57]&lt;&gt;&quot;&quot;;[.AP57]+[.BF57]*5;[.BF57])" office:value-type="float" office:value="111168617" calcext:value-type="float">
            <text:p>111168617</text:p>
          </table:table-cell>
          <table:table-cell table:formula="of:=IF([.AQ57]&lt;&gt;&quot;&quot;;[.AQ57]+[.BG57]*5;[.BG57])" office:value-type="float" office:value="111168617" calcext:value-type="float">
            <text:p>111168617</text:p>
          </table:table-cell>
          <table:table-cell table:formula="of:=IF([.AR57]&lt;&gt;&quot;&quot;;[.AR57]+[.BH57]*5;[.BH57])" office:value-type="float" office:value="111168617" calcext:value-type="float">
            <text:p>11116861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[[[([&lt;{[[(&lt;{{{}[]}[&lt;&gt;()]}&lt;{[]}{&lt;&gt;&lt;&gt;}&gt;&gt;&lt;{({}&lt;&gt;){()&lt;&gt;}}[{[]{}}{&lt;&gt;[]}]&gt;)[([({}&lt;&gt;}([]&lt;&gt;)]{{{}{}</text:p>
          </table:table-cell>
          <table:table-cell table:formula="of:=ORG.LIBREOFFICE.REGEX(ORG.LIBREOFFICE.REGEX(ORG.LIBREOFFICE.REGEX(ORG.LIBREOFFICE.REGEX([.A58];&quot;[(][)]&quot;;&quot;&quot;;&quot;g&quot;);&quot;\[\]&quot;;&quot;&quot;;&quot;g&quot;);&quot;\{\}&quot;;&quot;&quot;;&quot;g&quot;);&quot;&lt;&gt;&quot;;&quot;&quot;;&quot;g&quot;)" office:value-type="string" office:string-value="[[[[([&lt;{[[(&lt;{{}[]}&lt;{}&gt;&gt;&lt;{(){}}[{}{}]&gt;)[([(}()]{{" calcext:value-type="string">
            <text:p>[[[[([&lt;{[[(&lt;{{}[]}&lt;{}&gt;&gt;&lt;{(){}}[{}{}]&gt;)[([(}()]{{</text:p>
          </table:table-cell>
          <table:table-cell table:formula="of:=ORG.LIBREOFFICE.REGEX(ORG.LIBREOFFICE.REGEX(ORG.LIBREOFFICE.REGEX(ORG.LIBREOFFICE.REGEX([.B58];&quot;[(][)]&quot;;&quot;&quot;;&quot;g&quot;);&quot;\[\]&quot;;&quot;&quot;;&quot;g&quot;);&quot;\{\}&quot;;&quot;&quot;;&quot;g&quot;);&quot;&lt;&gt;&quot;;&quot;&quot;;&quot;g&quot;)" office:value-type="string" office:string-value="[[[[([&lt;{[[(&lt;{}&gt;&lt;{}[]&gt;)[([(}]{{" calcext:value-type="string">
            <text:p>[[[[([&lt;{[[(&lt;{}&gt;&lt;{}[]&gt;)[([(}]{{</text:p>
          </table:table-cell>
          <table:table-cell table:formula="of:=ORG.LIBREOFFICE.REGEX(ORG.LIBREOFFICE.REGEX(ORG.LIBREOFFICE.REGEX(ORG.LIBREOFFICE.REGEX([.C58];&quot;[(][)]&quot;;&quot;&quot;;&quot;g&quot;);&quot;\[\]&quot;;&quot;&quot;;&quot;g&quot;);&quot;\{\}&quot;;&quot;&quot;;&quot;g&quot;);&quot;&lt;&gt;&quot;;&quot;&quot;;&quot;g&quot;)" office:value-type="string" office:string-value="[[[[([&lt;{[[()[([(}]{{" calcext:value-type="string">
            <text:p>[[[[([&lt;{[[()[([(}]{{</text:p>
          </table:table-cell>
          <table:table-cell table:formula="of:=ORG.LIBREOFFICE.REGEX(ORG.LIBREOFFICE.REGEX(ORG.LIBREOFFICE.REGEX(ORG.LIBREOFFICE.REGEX([.D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ORG.LIBREOFFICE.REGEX(ORG.LIBREOFFICE.REGEX(ORG.LIBREOFFICE.REGEX(ORG.LIBREOFFICE.REGEX([.E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ORG.LIBREOFFICE.REGEX(ORG.LIBREOFFICE.REGEX(ORG.LIBREOFFICE.REGEX(ORG.LIBREOFFICE.REGEX([.F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ORG.LIBREOFFICE.REGEX(ORG.LIBREOFFICE.REGEX(ORG.LIBREOFFICE.REGEX(ORG.LIBREOFFICE.REGEX([.G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ORG.LIBREOFFICE.REGEX(ORG.LIBREOFFICE.REGEX(ORG.LIBREOFFICE.REGEX(ORG.LIBREOFFICE.REGEX([.H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ORG.LIBREOFFICE.REGEX(ORG.LIBREOFFICE.REGEX(ORG.LIBREOFFICE.REGEX(ORG.LIBREOFFICE.REGEX([.I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ORG.LIBREOFFICE.REGEX(ORG.LIBREOFFICE.REGEX(ORG.LIBREOFFICE.REGEX(ORG.LIBREOFFICE.REGEX([.J58];&quot;[(][)]&quot;;&quot;&quot;;&quot;g&quot;);&quot;\[\]&quot;;&quot;&quot;;&quot;g&quot;);&quot;\{\}&quot;;&quot;&quot;;&quot;g&quot;);&quot;&lt;&gt;&quot;;&quot;&quot;;&quot;g&quot;)" office:value-type="string" office:string-value="[[[[([&lt;{[[[([(}]{{" calcext:value-type="string">
            <text:p>[[[[([&lt;{[[[([(}]{{</text:p>
          </table:table-cell>
          <table:table-cell table:formula="of:=IF(ORG.LIBREOFFICE.REGEX(ORG.LIBREOFFICE.REGEX(ORG.LIBREOFFICE.REGEX(ORG.LIBREOFFICE.REGEX(ORG.LIBREOFFICE.REGEX([.K5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8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58]=&quot;&quot;;[.K58];&quot;&quot;)">
            <text:p/>
          </table:table-cell>
          <table:table-cell table:formula="of:=IF(AND([.$M58]&lt;&gt;&quot;&quot;;LEN([.$M58])&gt;=[.N$2]);LEFT(RIGHT([.$M58];[.N$2]);1);&quot;&quot;)">
            <text:p/>
          </table:table-cell>
          <table:table-cell table:formula="of:=IF(AND([.$M58]&lt;&gt;&quot;&quot;;LEN([.$M58])&gt;=[.O$2]);LEFT(RIGHT([.$M58];[.O$2]);1);&quot;&quot;)">
            <text:p/>
          </table:table-cell>
          <table:table-cell table:formula="of:=IF(AND([.$M58]&lt;&gt;&quot;&quot;;LEN([.$M58])&gt;=[.P$2]);LEFT(RIGHT([.$M58];[.P$2]);1);&quot;&quot;)">
            <text:p/>
          </table:table-cell>
          <table:table-cell table:formula="of:=IF(AND([.$M58]&lt;&gt;&quot;&quot;;LEN([.$M58])&gt;=[.Q$2]);LEFT(RIGHT([.$M58];[.Q$2]);1);&quot;&quot;)">
            <text:p/>
          </table:table-cell>
          <table:table-cell table:formula="of:=IF(AND([.$M58]&lt;&gt;&quot;&quot;;LEN([.$M58])&gt;=[.R$2]);LEFT(RIGHT([.$M58];[.R$2]);1);&quot;&quot;)">
            <text:p/>
          </table:table-cell>
          <table:table-cell table:formula="of:=IF(AND([.$M58]&lt;&gt;&quot;&quot;;LEN([.$M58])&gt;=[.S$2]);LEFT(RIGHT([.$M58];[.S$2]);1);&quot;&quot;)">
            <text:p/>
          </table:table-cell>
          <table:table-cell table:formula="of:=IF(AND([.$M58]&lt;&gt;&quot;&quot;;LEN([.$M58])&gt;=[.T$2]);LEFT(RIGHT([.$M58];[.T$2]);1);&quot;&quot;)">
            <text:p/>
          </table:table-cell>
          <table:table-cell table:formula="of:=IF(AND([.$M58]&lt;&gt;&quot;&quot;;LEN([.$M58])&gt;=[.U$2]);LEFT(RIGHT([.$M58];[.U$2]);1);&quot;&quot;)">
            <text:p/>
          </table:table-cell>
          <table:table-cell table:formula="of:=IF(AND([.$M58]&lt;&gt;&quot;&quot;;LEN([.$M58])&gt;=[.V$2]);LEFT(RIGHT([.$M58];[.V$2]);1);&quot;&quot;)">
            <text:p/>
          </table:table-cell>
          <table:table-cell table:formula="of:=IF(AND([.$M58]&lt;&gt;&quot;&quot;;LEN([.$M58])&gt;=[.W$2]);LEFT(RIGHT([.$M58];[.W$2]);1);&quot;&quot;)">
            <text:p/>
          </table:table-cell>
          <table:table-cell table:formula="of:=IF(AND([.$M58]&lt;&gt;&quot;&quot;;LEN([.$M58])&gt;=[.X$2]);LEFT(RIGHT([.$M58];[.X$2]);1);&quot;&quot;)">
            <text:p/>
          </table:table-cell>
          <table:table-cell table:formula="of:=IF(AND([.$M58]&lt;&gt;&quot;&quot;;LEN([.$M58])&gt;=[.Y$2]);LEFT(RIGHT([.$M58];[.Y$2]);1);&quot;&quot;)">
            <text:p/>
          </table:table-cell>
          <table:table-cell table:formula="of:=IF(AND([.$M58]&lt;&gt;&quot;&quot;;LEN([.$M58])&gt;=[.Z$2]);LEFT(RIGHT([.$M58];[.Z$2]);1);&quot;&quot;)">
            <text:p/>
          </table:table-cell>
          <table:table-cell table:formula="of:=IF(AND([.$M58]&lt;&gt;&quot;&quot;;LEN([.$M58])&gt;=[.AA$2]);LEFT(RIGHT([.$M58];[.AA$2]);1);&quot;&quot;)">
            <text:p/>
          </table:table-cell>
          <table:table-cell table:formula="of:=IF(AND([.$M58]&lt;&gt;&quot;&quot;;LEN([.$M58])&gt;=[.AB$2]);LEFT(RIGHT([.$M58];[.AB$2]);1);&quot;&quot;)">
            <text:p/>
          </table:table-cell>
          <table:table-cell table:formula="of:=IF([.M58]=&quot;&quot;;&quot;&quot;;0)">
            <text:p/>
          </table:table-cell>
          <table:table-cell table:formula="of:=IF([.N58]&lt;&gt;&quot;&quot;;IF([.N58]=&quot;(&quot;;1;IF([.N58]=&quot;[&quot;;2;IF([.N58]=&quot;{&quot;;3;IF([.N58]=&quot;&lt;&quot;;4;0))));&quot;&quot;)">
            <text:p/>
          </table:table-cell>
          <table:table-cell table:formula="of:=IF([.O58]&lt;&gt;&quot;&quot;;IF([.O58]=&quot;(&quot;;1;IF([.O58]=&quot;[&quot;;2;IF([.O58]=&quot;{&quot;;3;IF([.O58]=&quot;&lt;&quot;;4;0))));&quot;&quot;)">
            <text:p/>
          </table:table-cell>
          <table:table-cell table:formula="of:=IF([.P58]&lt;&gt;&quot;&quot;;IF([.P58]=&quot;(&quot;;1;IF([.P58]=&quot;[&quot;;2;IF([.P58]=&quot;{&quot;;3;IF([.P58]=&quot;&lt;&quot;;4;0))));&quot;&quot;)">
            <text:p/>
          </table:table-cell>
          <table:table-cell table:formula="of:=IF([.Q58]&lt;&gt;&quot;&quot;;IF([.Q58]=&quot;(&quot;;1;IF([.Q58]=&quot;[&quot;;2;IF([.Q58]=&quot;{&quot;;3;IF([.Q58]=&quot;&lt;&quot;;4;0))));&quot;&quot;)">
            <text:p/>
          </table:table-cell>
          <table:table-cell table:formula="of:=IF([.R58]&lt;&gt;&quot;&quot;;IF([.R58]=&quot;(&quot;;1;IF([.R58]=&quot;[&quot;;2;IF([.R58]=&quot;{&quot;;3;IF([.R58]=&quot;&lt;&quot;;4;0))));&quot;&quot;)">
            <text:p/>
          </table:table-cell>
          <table:table-cell table:formula="of:=IF([.S58]&lt;&gt;&quot;&quot;;IF([.S58]=&quot;(&quot;;1;IF([.S58]=&quot;[&quot;;2;IF([.S58]=&quot;{&quot;;3;IF([.S58]=&quot;&lt;&quot;;4;0))));&quot;&quot;)">
            <text:p/>
          </table:table-cell>
          <table:table-cell table:formula="of:=IF([.T58]&lt;&gt;&quot;&quot;;IF([.T58]=&quot;(&quot;;1;IF([.T58]=&quot;[&quot;;2;IF([.T58]=&quot;{&quot;;3;IF([.T58]=&quot;&lt;&quot;;4;0))));&quot;&quot;)">
            <text:p/>
          </table:table-cell>
          <table:table-cell table:formula="of:=IF([.U58]&lt;&gt;&quot;&quot;;IF([.U58]=&quot;(&quot;;1;IF([.U58]=&quot;[&quot;;2;IF([.U58]=&quot;{&quot;;3;IF([.U58]=&quot;&lt;&quot;;4;0))));&quot;&quot;)">
            <text:p/>
          </table:table-cell>
          <table:table-cell table:formula="of:=IF([.V58]&lt;&gt;&quot;&quot;;IF([.V58]=&quot;(&quot;;1;IF([.V58]=&quot;[&quot;;2;IF([.V58]=&quot;{&quot;;3;IF([.V58]=&quot;&lt;&quot;;4;0))));&quot;&quot;)">
            <text:p/>
          </table:table-cell>
          <table:table-cell table:formula="of:=IF([.W58]&lt;&gt;&quot;&quot;;IF([.W58]=&quot;(&quot;;1;IF([.W58]=&quot;[&quot;;2;IF([.W58]=&quot;{&quot;;3;IF([.W58]=&quot;&lt;&quot;;4;0))));&quot;&quot;)">
            <text:p/>
          </table:table-cell>
          <table:table-cell table:formula="of:=IF([.X58]&lt;&gt;&quot;&quot;;IF([.X58]=&quot;(&quot;;1;IF([.X58]=&quot;[&quot;;2;IF([.X58]=&quot;{&quot;;3;IF([.X58]=&quot;&lt;&quot;;4;0))));&quot;&quot;)">
            <text:p/>
          </table:table-cell>
          <table:table-cell table:formula="of:=IF([.Y58]&lt;&gt;&quot;&quot;;IF([.Y58]=&quot;(&quot;;1;IF([.Y58]=&quot;[&quot;;2;IF([.Y58]=&quot;{&quot;;3;IF([.Y58]=&quot;&lt;&quot;;4;0))));&quot;&quot;)">
            <text:p/>
          </table:table-cell>
          <table:table-cell table:formula="of:=IF([.Z58]&lt;&gt;&quot;&quot;;IF([.Z58]=&quot;(&quot;;1;IF([.Z58]=&quot;[&quot;;2;IF([.Z58]=&quot;{&quot;;3;IF([.Z58]=&quot;&lt;&quot;;4;0))));&quot;&quot;)">
            <text:p/>
          </table:table-cell>
          <table:table-cell table:formula="of:=IF([.AA58]&lt;&gt;&quot;&quot;;IF([.AA58]=&quot;(&quot;;1;IF([.AA58]=&quot;[&quot;;2;IF([.AA58]=&quot;{&quot;;3;IF([.AA58]=&quot;&lt;&quot;;4;0))));&quot;&quot;)">
            <text:p/>
          </table:table-cell>
          <table:table-cell table:formula="of:=IF([.AB58]&lt;&gt;&quot;&quot;;IF([.AB58]=&quot;(&quot;;1;IF([.AB58]=&quot;[&quot;;2;IF([.AB58]=&quot;{&quot;;3;IF([.AB58]=&quot;&lt;&quot;;4;0))));&quot;&quot;)">
            <text:p/>
          </table:table-cell>
          <table:table-cell table:number-columns-repeated="2"/>
          <table:table-cell table:formula="of:=[.AD58]">
            <text:p/>
          </table:table-cell>
          <table:table-cell table:formula="of:=IF([.AE58]&lt;&gt;&quot;&quot;;[.AE58]+[.AU58]*5;[.AU58])">
            <text:p/>
          </table:table-cell>
          <table:table-cell table:formula="of:=IF([.AF58]&lt;&gt;&quot;&quot;;[.AF58]+[.AV58]*5;[.AV58])">
            <text:p/>
          </table:table-cell>
          <table:table-cell table:formula="of:=IF([.AG58]&lt;&gt;&quot;&quot;;[.AG58]+[.AW58]*5;[.AW58])">
            <text:p/>
          </table:table-cell>
          <table:table-cell table:formula="of:=IF([.AH58]&lt;&gt;&quot;&quot;;[.AH58]+[.AX58]*5;[.AX58])">
            <text:p/>
          </table:table-cell>
          <table:table-cell table:formula="of:=IF([.AI58]&lt;&gt;&quot;&quot;;[.AI58]+[.AY58]*5;[.AY58])">
            <text:p/>
          </table:table-cell>
          <table:table-cell table:formula="of:=IF([.AJ58]&lt;&gt;&quot;&quot;;[.AJ58]+[.AZ58]*5;[.AZ58])">
            <text:p/>
          </table:table-cell>
          <table:table-cell table:formula="of:=IF([.AK58]&lt;&gt;&quot;&quot;;[.AK58]+[.BA58]*5;[.BA58])">
            <text:p/>
          </table:table-cell>
          <table:table-cell table:formula="of:=IF([.AL58]&lt;&gt;&quot;&quot;;[.AL58]+[.BB58]*5;[.BB58])">
            <text:p/>
          </table:table-cell>
          <table:table-cell table:formula="of:=IF([.AM58]&lt;&gt;&quot;&quot;;[.AM58]+[.BC58]*5;[.BC58])">
            <text:p/>
          </table:table-cell>
          <table:table-cell table:formula="of:=IF([.AN58]&lt;&gt;&quot;&quot;;[.AN58]+[.BD58]*5;[.BD58])">
            <text:p/>
          </table:table-cell>
          <table:table-cell table:formula="of:=IF([.AO58]&lt;&gt;&quot;&quot;;[.AO58]+[.BE58]*5;[.BE58])">
            <text:p/>
          </table:table-cell>
          <table:table-cell table:formula="of:=IF([.AP58]&lt;&gt;&quot;&quot;;[.AP58]+[.BF58]*5;[.BF58])">
            <text:p/>
          </table:table-cell>
          <table:table-cell table:formula="of:=IF([.AQ58]&lt;&gt;&quot;&quot;;[.AQ58]+[.BG58]*5;[.BG58])">
            <text:p/>
          </table:table-cell>
          <table:table-cell table:formula="of:=IF([.AR58]&lt;&gt;&quot;&quot;;[.AR58]+[.BH58]*5;[.BH58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{{[[&lt;{[(({({&lt;{}&gt;[(){}]}(&lt;[]()&gt;))}&lt;&lt;&lt;[{}{}]&gt;(&lt;[]{}&gt;(&lt;&gt;[]))&gt;([{{}&lt;&gt;}(()())]&lt;{&lt;&gt;&lt;&gt;}{&lt;&gt;()}&gt;)&gt;)&lt;[&lt;&lt;</text:p>
          </table:table-cell>
          <table:table-cell table:formula="of:=ORG.LIBREOFFICE.REGEX(ORG.LIBREOFFICE.REGEX(ORG.LIBREOFFICE.REGEX(ORG.LIBREOFFICE.REGEX([.A59];&quot;[(][)]&quot;;&quot;&quot;;&quot;g&quot;);&quot;\[\]&quot;;&quot;&quot;;&quot;g&quot;);&quot;\{\}&quot;;&quot;&quot;;&quot;g&quot;);&quot;&lt;&gt;&quot;;&quot;&quot;;&quot;g&quot;)" office:value-type="string" office:string-value="&lt;{{[[&lt;{[(({({[]}())}&lt;&lt;&lt;[]&gt;(())&gt;([{}()]&lt;{}{}&gt;)&gt;)&lt;[&lt;&lt;" calcext:value-type="string">
            <text:p>&lt;{{[[&lt;{[(({({[]}())}&lt;&lt;&lt;[]&gt;(())&gt;([{}()]&lt;{}{}&gt;)&gt;)&lt;[&lt;&lt;</text:p>
          </table:table-cell>
          <table:table-cell table:formula="of:=ORG.LIBREOFFICE.REGEX(ORG.LIBREOFFICE.REGEX(ORG.LIBREOFFICE.REGEX(ORG.LIBREOFFICE.REGEX([.B59];&quot;[(][)]&quot;;&quot;&quot;;&quot;g&quot;);&quot;\[\]&quot;;&quot;&quot;;&quot;g&quot;);&quot;\{\}&quot;;&quot;&quot;;&quot;g&quot;);&quot;&lt;&gt;&quot;;&quot;&quot;;&quot;g&quot;)" office:value-type="string" office:string-value="&lt;{{[[&lt;{[(({()}&lt;&lt;()&gt;([])&gt;)&lt;[&lt;&lt;" calcext:value-type="string">
            <text:p>&lt;{{[[&lt;{[(({()}&lt;&lt;()&gt;([])&gt;)&lt;[&lt;&lt;</text:p>
          </table:table-cell>
          <table:table-cell table:formula="of:=ORG.LIBREOFFICE.REGEX(ORG.LIBREOFFICE.REGEX(ORG.LIBREOFFICE.REGEX(ORG.LIBREOFFICE.REGEX([.C59];&quot;[(][)]&quot;;&quot;&quot;;&quot;g&quot;);&quot;\[\]&quot;;&quot;&quot;;&quot;g&quot;);&quot;\{\}&quot;;&quot;&quot;;&quot;g&quot;);&quot;&lt;&gt;&quot;;&quot;&quot;;&quot;g&quot;)" office:value-type="string" office:string-value="&lt;{{[[&lt;{[((&lt;()&gt;)&lt;[&lt;&lt;" calcext:value-type="string">
            <text:p>&lt;{{[[&lt;{[((&lt;()&gt;)&lt;[&lt;&lt;</text:p>
          </table:table-cell>
          <table:table-cell table:formula="of:=ORG.LIBREOFFICE.REGEX(ORG.LIBREOFFICE.REGEX(ORG.LIBREOFFICE.REGEX(ORG.LIBREOFFICE.REGEX([.D59];&quot;[(][)]&quot;;&quot;&quot;;&quot;g&quot;);&quot;\[\]&quot;;&quot;&quot;;&quot;g&quot;);&quot;\{\}&quot;;&quot;&quot;;&quot;g&quot;);&quot;&lt;&gt;&quot;;&quot;&quot;;&quot;g&quot;)" office:value-type="string" office:string-value="&lt;{{[[&lt;{[(()&lt;[&lt;&lt;" calcext:value-type="string">
            <text:p>&lt;{{[[&lt;{[(()&lt;[&lt;&lt;</text:p>
          </table:table-cell>
          <table:table-cell table:formula="of:=ORG.LIBREOFFICE.REGEX(ORG.LIBREOFFICE.REGEX(ORG.LIBREOFFICE.REGEX(ORG.LIBREOFFICE.REGEX([.E59];&quot;[(][)]&quot;;&quot;&quot;;&quot;g&quot;);&quot;\[\]&quot;;&quot;&quot;;&quot;g&quot;);&quot;\{\}&quot;;&quot;&quot;;&quot;g&quot;);&quot;&lt;&gt;&quot;;&quot;&quot;;&quot;g&quot;)" office:value-type="string" office:string-value="&lt;{{[[&lt;{[(&lt;[&lt;&lt;" calcext:value-type="string">
            <text:p>&lt;{{[[&lt;{[(&lt;[&lt;&lt;</text:p>
          </table:table-cell>
          <table:table-cell table:formula="of:=ORG.LIBREOFFICE.REGEX(ORG.LIBREOFFICE.REGEX(ORG.LIBREOFFICE.REGEX(ORG.LIBREOFFICE.REGEX([.F59];&quot;[(][)]&quot;;&quot;&quot;;&quot;g&quot;);&quot;\[\]&quot;;&quot;&quot;;&quot;g&quot;);&quot;\{\}&quot;;&quot;&quot;;&quot;g&quot;);&quot;&lt;&gt;&quot;;&quot;&quot;;&quot;g&quot;)" office:value-type="string" office:string-value="&lt;{{[[&lt;{[(&lt;[&lt;&lt;" calcext:value-type="string">
            <text:p>&lt;{{[[&lt;{[(&lt;[&lt;&lt;</text:p>
          </table:table-cell>
          <table:table-cell table:formula="of:=ORG.LIBREOFFICE.REGEX(ORG.LIBREOFFICE.REGEX(ORG.LIBREOFFICE.REGEX(ORG.LIBREOFFICE.REGEX([.G59];&quot;[(][)]&quot;;&quot;&quot;;&quot;g&quot;);&quot;\[\]&quot;;&quot;&quot;;&quot;g&quot;);&quot;\{\}&quot;;&quot;&quot;;&quot;g&quot;);&quot;&lt;&gt;&quot;;&quot;&quot;;&quot;g&quot;)" office:value-type="string" office:string-value="&lt;{{[[&lt;{[(&lt;[&lt;&lt;" calcext:value-type="string">
            <text:p>&lt;{{[[&lt;{[(&lt;[&lt;&lt;</text:p>
          </table:table-cell>
          <table:table-cell table:formula="of:=ORG.LIBREOFFICE.REGEX(ORG.LIBREOFFICE.REGEX(ORG.LIBREOFFICE.REGEX(ORG.LIBREOFFICE.REGEX([.H59];&quot;[(][)]&quot;;&quot;&quot;;&quot;g&quot;);&quot;\[\]&quot;;&quot;&quot;;&quot;g&quot;);&quot;\{\}&quot;;&quot;&quot;;&quot;g&quot;);&quot;&lt;&gt;&quot;;&quot;&quot;;&quot;g&quot;)" office:value-type="string" office:string-value="&lt;{{[[&lt;{[(&lt;[&lt;&lt;" calcext:value-type="string">
            <text:p>&lt;{{[[&lt;{[(&lt;[&lt;&lt;</text:p>
          </table:table-cell>
          <table:table-cell table:formula="of:=ORG.LIBREOFFICE.REGEX(ORG.LIBREOFFICE.REGEX(ORG.LIBREOFFICE.REGEX(ORG.LIBREOFFICE.REGEX([.I59];&quot;[(][)]&quot;;&quot;&quot;;&quot;g&quot;);&quot;\[\]&quot;;&quot;&quot;;&quot;g&quot;);&quot;\{\}&quot;;&quot;&quot;;&quot;g&quot;);&quot;&lt;&gt;&quot;;&quot;&quot;;&quot;g&quot;)" office:value-type="string" office:string-value="&lt;{{[[&lt;{[(&lt;[&lt;&lt;" calcext:value-type="string">
            <text:p>&lt;{{[[&lt;{[(&lt;[&lt;&lt;</text:p>
          </table:table-cell>
          <table:table-cell table:formula="of:=ORG.LIBREOFFICE.REGEX(ORG.LIBREOFFICE.REGEX(ORG.LIBREOFFICE.REGEX(ORG.LIBREOFFICE.REGEX([.J59];&quot;[(][)]&quot;;&quot;&quot;;&quot;g&quot;);&quot;\[\]&quot;;&quot;&quot;;&quot;g&quot;);&quot;\{\}&quot;;&quot;&quot;;&quot;g&quot;);&quot;&lt;&gt;&quot;;&quot;&quot;;&quot;g&quot;)" office:value-type="string" office:string-value="&lt;{{[[&lt;{[(&lt;[&lt;&lt;" calcext:value-type="string">
            <text:p>&lt;{{[[&lt;{[(&lt;[&lt;&lt;</text:p>
          </table:table-cell>
          <table:table-cell table:formula="of:=IF(ORG.LIBREOFFICE.REGEX(ORG.LIBREOFFICE.REGEX(ORG.LIBREOFFICE.REGEX(ORG.LIBREOFFICE.REGEX(ORG.LIBREOFFICE.REGEX([.K5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59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59]=&quot;&quot;;[.K59];&quot;&quot;)" office:value-type="string" office:string-value="&lt;{{[[&lt;{[(&lt;[&lt;&lt;" calcext:value-type="string">
            <text:p>&lt;{{[[&lt;{[(&lt;[&lt;&lt;</text:p>
          </table:table-cell>
          <table:table-cell table:formula="of:=IF(AND([.$M59]&lt;&gt;&quot;&quot;;LEN([.$M59])&gt;=[.N$2]);LEFT(RIGHT([.$M59];[.N$2]);1);&quot;&quot;)" office:value-type="string" office:string-value="&lt;" calcext:value-type="string">
            <text:p>&lt;</text:p>
          </table:table-cell>
          <table:table-cell table:formula="of:=IF(AND([.$M59]&lt;&gt;&quot;&quot;;LEN([.$M59])&gt;=[.O$2]);LEFT(RIGHT([.$M59];[.O$2]);1);&quot;&quot;)" office:value-type="string" office:string-value="&lt;" calcext:value-type="string">
            <text:p>&lt;</text:p>
          </table:table-cell>
          <table:table-cell table:formula="of:=IF(AND([.$M59]&lt;&gt;&quot;&quot;;LEN([.$M59])&gt;=[.P$2]);LEFT(RIGHT([.$M59];[.P$2]);1);&quot;&quot;)" office:value-type="string" office:string-value="[" calcext:value-type="string">
            <text:p>[</text:p>
          </table:table-cell>
          <table:table-cell table:formula="of:=IF(AND([.$M59]&lt;&gt;&quot;&quot;;LEN([.$M59])&gt;=[.Q$2]);LEFT(RIGHT([.$M59];[.Q$2]);1);&quot;&quot;)" office:value-type="string" office:string-value="&lt;" calcext:value-type="string">
            <text:p>&lt;</text:p>
          </table:table-cell>
          <table:table-cell table:formula="of:=IF(AND([.$M59]&lt;&gt;&quot;&quot;;LEN([.$M59])&gt;=[.R$2]);LEFT(RIGHT([.$M59];[.R$2]);1);&quot;&quot;)" office:value-type="string" office:string-value="(" calcext:value-type="string">
            <text:p>(</text:p>
          </table:table-cell>
          <table:table-cell table:formula="of:=IF(AND([.$M59]&lt;&gt;&quot;&quot;;LEN([.$M59])&gt;=[.S$2]);LEFT(RIGHT([.$M59];[.S$2]);1);&quot;&quot;)" office:value-type="string" office:string-value="[" calcext:value-type="string">
            <text:p>[</text:p>
          </table:table-cell>
          <table:table-cell table:formula="of:=IF(AND([.$M59]&lt;&gt;&quot;&quot;;LEN([.$M59])&gt;=[.T$2]);LEFT(RIGHT([.$M59];[.T$2]);1);&quot;&quot;)" office:value-type="string" office:string-value="{" calcext:value-type="string">
            <text:p>{</text:p>
          </table:table-cell>
          <table:table-cell table:formula="of:=IF(AND([.$M59]&lt;&gt;&quot;&quot;;LEN([.$M59])&gt;=[.U$2]);LEFT(RIGHT([.$M59];[.U$2]);1);&quot;&quot;)" office:value-type="string" office:string-value="&lt;" calcext:value-type="string">
            <text:p>&lt;</text:p>
          </table:table-cell>
          <table:table-cell table:formula="of:=IF(AND([.$M59]&lt;&gt;&quot;&quot;;LEN([.$M59])&gt;=[.V$2]);LEFT(RIGHT([.$M59];[.V$2]);1);&quot;&quot;)" office:value-type="string" office:string-value="[" calcext:value-type="string">
            <text:p>[</text:p>
          </table:table-cell>
          <table:table-cell table:formula="of:=IF(AND([.$M59]&lt;&gt;&quot;&quot;;LEN([.$M59])&gt;=[.W$2]);LEFT(RIGHT([.$M59];[.W$2]);1);&quot;&quot;)" office:value-type="string" office:string-value="[" calcext:value-type="string">
            <text:p>[</text:p>
          </table:table-cell>
          <table:table-cell table:formula="of:=IF(AND([.$M59]&lt;&gt;&quot;&quot;;LEN([.$M59])&gt;=[.X$2]);LEFT(RIGHT([.$M59];[.X$2]);1);&quot;&quot;)" office:value-type="string" office:string-value="{" calcext:value-type="string">
            <text:p>{</text:p>
          </table:table-cell>
          <table:table-cell table:formula="of:=IF(AND([.$M59]&lt;&gt;&quot;&quot;;LEN([.$M59])&gt;=[.Y$2]);LEFT(RIGHT([.$M59];[.Y$2]);1);&quot;&quot;)" office:value-type="string" office:string-value="{" calcext:value-type="string">
            <text:p>{</text:p>
          </table:table-cell>
          <table:table-cell table:formula="of:=IF(AND([.$M59]&lt;&gt;&quot;&quot;;LEN([.$M59])&gt;=[.Z$2]);LEFT(RIGHT([.$M59];[.Z$2]);1);&quot;&quot;)" office:value-type="string" office:string-value="&lt;" calcext:value-type="string">
            <text:p>&lt;</text:p>
          </table:table-cell>
          <table:table-cell table:formula="of:=IF(AND([.$M59]&lt;&gt;&quot;&quot;;LEN([.$M59])&gt;=[.AA$2]);LEFT(RIGHT([.$M59];[.AA$2]);1);&quot;&quot;)">
            <text:p/>
          </table:table-cell>
          <table:table-cell table:formula="of:=IF(AND([.$M59]&lt;&gt;&quot;&quot;;LEN([.$M59])&gt;=[.AB$2]);LEFT(RIGHT([.$M59];[.AB$2]);1);&quot;&quot;)">
            <text:p/>
          </table:table-cell>
          <table:table-cell table:formula="of:=IF([.M59]=&quot;&quot;;&quot;&quot;;0)" office:value-type="float" office:value="0" calcext:value-type="float">
            <text:p>0</text:p>
          </table:table-cell>
          <table:table-cell table:formula="of:=IF([.N59]&lt;&gt;&quot;&quot;;IF([.N59]=&quot;(&quot;;1;IF([.N59]=&quot;[&quot;;2;IF([.N59]=&quot;{&quot;;3;IF([.N59]=&quot;&lt;&quot;;4;0))));&quot;&quot;)" office:value-type="float" office:value="4" calcext:value-type="float">
            <text:p>4</text:p>
          </table:table-cell>
          <table:table-cell table:formula="of:=IF([.O59]&lt;&gt;&quot;&quot;;IF([.O59]=&quot;(&quot;;1;IF([.O59]=&quot;[&quot;;2;IF([.O59]=&quot;{&quot;;3;IF([.O59]=&quot;&lt;&quot;;4;0))));&quot;&quot;)" office:value-type="float" office:value="4" calcext:value-type="float">
            <text:p>4</text:p>
          </table:table-cell>
          <table:table-cell table:formula="of:=IF([.P59]&lt;&gt;&quot;&quot;;IF([.P59]=&quot;(&quot;;1;IF([.P59]=&quot;[&quot;;2;IF([.P59]=&quot;{&quot;;3;IF([.P59]=&quot;&lt;&quot;;4;0))));&quot;&quot;)" office:value-type="float" office:value="2" calcext:value-type="float">
            <text:p>2</text:p>
          </table:table-cell>
          <table:table-cell table:formula="of:=IF([.Q59]&lt;&gt;&quot;&quot;;IF([.Q59]=&quot;(&quot;;1;IF([.Q59]=&quot;[&quot;;2;IF([.Q59]=&quot;{&quot;;3;IF([.Q59]=&quot;&lt;&quot;;4;0))));&quot;&quot;)" office:value-type="float" office:value="4" calcext:value-type="float">
            <text:p>4</text:p>
          </table:table-cell>
          <table:table-cell table:formula="of:=IF([.R59]&lt;&gt;&quot;&quot;;IF([.R59]=&quot;(&quot;;1;IF([.R59]=&quot;[&quot;;2;IF([.R59]=&quot;{&quot;;3;IF([.R59]=&quot;&lt;&quot;;4;0))));&quot;&quot;)" office:value-type="float" office:value="1" calcext:value-type="float">
            <text:p>1</text:p>
          </table:table-cell>
          <table:table-cell table:formula="of:=IF([.S59]&lt;&gt;&quot;&quot;;IF([.S59]=&quot;(&quot;;1;IF([.S59]=&quot;[&quot;;2;IF([.S59]=&quot;{&quot;;3;IF([.S59]=&quot;&lt;&quot;;4;0))));&quot;&quot;)" office:value-type="float" office:value="2" calcext:value-type="float">
            <text:p>2</text:p>
          </table:table-cell>
          <table:table-cell table:formula="of:=IF([.T59]&lt;&gt;&quot;&quot;;IF([.T59]=&quot;(&quot;;1;IF([.T59]=&quot;[&quot;;2;IF([.T59]=&quot;{&quot;;3;IF([.T59]=&quot;&lt;&quot;;4;0))));&quot;&quot;)" office:value-type="float" office:value="3" calcext:value-type="float">
            <text:p>3</text:p>
          </table:table-cell>
          <table:table-cell table:formula="of:=IF([.U59]&lt;&gt;&quot;&quot;;IF([.U59]=&quot;(&quot;;1;IF([.U59]=&quot;[&quot;;2;IF([.U59]=&quot;{&quot;;3;IF([.U59]=&quot;&lt;&quot;;4;0))));&quot;&quot;)" office:value-type="float" office:value="4" calcext:value-type="float">
            <text:p>4</text:p>
          </table:table-cell>
          <table:table-cell table:formula="of:=IF([.V59]&lt;&gt;&quot;&quot;;IF([.V59]=&quot;(&quot;;1;IF([.V59]=&quot;[&quot;;2;IF([.V59]=&quot;{&quot;;3;IF([.V59]=&quot;&lt;&quot;;4;0))));&quot;&quot;)" office:value-type="float" office:value="2" calcext:value-type="float">
            <text:p>2</text:p>
          </table:table-cell>
          <table:table-cell table:formula="of:=IF([.W59]&lt;&gt;&quot;&quot;;IF([.W59]=&quot;(&quot;;1;IF([.W59]=&quot;[&quot;;2;IF([.W59]=&quot;{&quot;;3;IF([.W59]=&quot;&lt;&quot;;4;0))));&quot;&quot;)" office:value-type="float" office:value="2" calcext:value-type="float">
            <text:p>2</text:p>
          </table:table-cell>
          <table:table-cell table:formula="of:=IF([.X59]&lt;&gt;&quot;&quot;;IF([.X59]=&quot;(&quot;;1;IF([.X59]=&quot;[&quot;;2;IF([.X59]=&quot;{&quot;;3;IF([.X59]=&quot;&lt;&quot;;4;0))));&quot;&quot;)" office:value-type="float" office:value="3" calcext:value-type="float">
            <text:p>3</text:p>
          </table:table-cell>
          <table:table-cell table:formula="of:=IF([.Y59]&lt;&gt;&quot;&quot;;IF([.Y59]=&quot;(&quot;;1;IF([.Y59]=&quot;[&quot;;2;IF([.Y59]=&quot;{&quot;;3;IF([.Y59]=&quot;&lt;&quot;;4;0))));&quot;&quot;)" office:value-type="float" office:value="3" calcext:value-type="float">
            <text:p>3</text:p>
          </table:table-cell>
          <table:table-cell table:formula="of:=IF([.Z59]&lt;&gt;&quot;&quot;;IF([.Z59]=&quot;(&quot;;1;IF([.Z59]=&quot;[&quot;;2;IF([.Z59]=&quot;{&quot;;3;IF([.Z59]=&quot;&lt;&quot;;4;0))));&quot;&quot;)" office:value-type="float" office:value="4" calcext:value-type="float">
            <text:p>4</text:p>
          </table:table-cell>
          <table:table-cell table:formula="of:=IF([.AA59]&lt;&gt;&quot;&quot;;IF([.AA59]=&quot;(&quot;;1;IF([.AA59]=&quot;[&quot;;2;IF([.AA59]=&quot;{&quot;;3;IF([.AA59]=&quot;&lt;&quot;;4;0))));&quot;&quot;)">
            <text:p/>
          </table:table-cell>
          <table:table-cell table:formula="of:=IF([.AB59]&lt;&gt;&quot;&quot;;IF([.AB59]=&quot;(&quot;;1;IF([.AB59]=&quot;[&quot;;2;IF([.AB59]=&quot;{&quot;;3;IF([.AB59]=&quot;&lt;&quot;;4;0))));&quot;&quot;)">
            <text:p/>
          </table:table-cell>
          <table:table-cell table:number-columns-repeated="2"/>
          <table:table-cell table:formula="of:=[.AD59]" office:value-type="float" office:value="4" calcext:value-type="float">
            <text:p>4</text:p>
          </table:table-cell>
          <table:table-cell table:formula="of:=IF([.AE59]&lt;&gt;&quot;&quot;;[.AE59]+[.AU59]*5;[.AU59])" office:value-type="float" office:value="24" calcext:value-type="float">
            <text:p>24</text:p>
          </table:table-cell>
          <table:table-cell table:formula="of:=IF([.AF59]&lt;&gt;&quot;&quot;;[.AF59]+[.AV59]*5;[.AV59])" office:value-type="float" office:value="122" calcext:value-type="float">
            <text:p>122</text:p>
          </table:table-cell>
          <table:table-cell table:formula="of:=IF([.AG59]&lt;&gt;&quot;&quot;;[.AG59]+[.AW59]*5;[.AW59])" office:value-type="float" office:value="614" calcext:value-type="float">
            <text:p>614</text:p>
          </table:table-cell>
          <table:table-cell table:formula="of:=IF([.AH59]&lt;&gt;&quot;&quot;;[.AH59]+[.AX59]*5;[.AX59])" office:value-type="float" office:value="3071" calcext:value-type="float">
            <text:p>3071</text:p>
          </table:table-cell>
          <table:table-cell table:formula="of:=IF([.AI59]&lt;&gt;&quot;&quot;;[.AI59]+[.AY59]*5;[.AY59])" office:value-type="float" office:value="15357" calcext:value-type="float">
            <text:p>15357</text:p>
          </table:table-cell>
          <table:table-cell table:formula="of:=IF([.AJ59]&lt;&gt;&quot;&quot;;[.AJ59]+[.AZ59]*5;[.AZ59])" office:value-type="float" office:value="76788" calcext:value-type="float">
            <text:p>76788</text:p>
          </table:table-cell>
          <table:table-cell table:formula="of:=IF([.AK59]&lt;&gt;&quot;&quot;;[.AK59]+[.BA59]*5;[.BA59])" office:value-type="float" office:value="383944" calcext:value-type="float">
            <text:p>383944</text:p>
          </table:table-cell>
          <table:table-cell table:formula="of:=IF([.AL59]&lt;&gt;&quot;&quot;;[.AL59]+[.BB59]*5;[.BB59])" office:value-type="float" office:value="1919722" calcext:value-type="float">
            <text:p>1919722</text:p>
          </table:table-cell>
          <table:table-cell table:formula="of:=IF([.AM59]&lt;&gt;&quot;&quot;;[.AM59]+[.BC59]*5;[.BC59])" office:value-type="float" office:value="9598612" calcext:value-type="float">
            <text:p>9598612</text:p>
          </table:table-cell>
          <table:table-cell table:formula="of:=IF([.AN59]&lt;&gt;&quot;&quot;;[.AN59]+[.BD59]*5;[.BD59])" office:value-type="float" office:value="47993063" calcext:value-type="float">
            <text:p>47993063</text:p>
          </table:table-cell>
          <table:table-cell table:formula="of:=IF([.AO59]&lt;&gt;&quot;&quot;;[.AO59]+[.BE59]*5;[.BE59])" office:value-type="float" office:value="239965318" calcext:value-type="float">
            <text:p>239965318</text:p>
          </table:table-cell>
          <table:table-cell table:formula="of:=IF([.AP59]&lt;&gt;&quot;&quot;;[.AP59]+[.BF59]*5;[.BF59])" office:value-type="float" office:value="1199826594" calcext:value-type="float">
            <text:p>1199826594</text:p>
          </table:table-cell>
          <table:table-cell table:formula="of:=IF([.AQ59]&lt;&gt;&quot;&quot;;[.AQ59]+[.BG59]*5;[.BG59])" office:value-type="float" office:value="1199826594" calcext:value-type="float">
            <text:p>1199826594</text:p>
          </table:table-cell>
          <table:table-cell table:formula="of:=IF([.AR59]&lt;&gt;&quot;&quot;;[.AR59]+[.BH59]*5;[.BH59])" office:value-type="float" office:value="1199826594" calcext:value-type="float">
            <text:p>119982659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{{{(&lt;&lt;([([((()[])[[]&lt;&gt;])({{}{}}({}&lt;&gt;))]&lt;({{}[]}{[][]})&lt;{[][]}&gt;&gt;){&lt;&lt;({})[[]&lt;&gt;]&gt;(&lt;[][]&gt;(&lt;&gt;{}))&gt;}]&lt;[</text:p>
          </table:table-cell>
          <table:table-cell table:formula="of:=ORG.LIBREOFFICE.REGEX(ORG.LIBREOFFICE.REGEX(ORG.LIBREOFFICE.REGEX(ORG.LIBREOFFICE.REGEX([.A60];&quot;[(][)]&quot;;&quot;&quot;;&quot;g&quot;);&quot;\[\]&quot;;&quot;&quot;;&quot;g&quot;);&quot;\{\}&quot;;&quot;&quot;;&quot;g&quot;);&quot;&lt;&gt;&quot;;&quot;&quot;;&quot;g&quot;)" office:value-type="string" office:string-value="{[{{{(&lt;&lt;([([(()[])({}())]&lt;({})&gt;){&lt;&lt;()[]&gt;(())&gt;}]&lt;[" calcext:value-type="string">
            <text:p>{[{{{(&lt;&lt;([([(()[])({}())]&lt;({})&gt;){&lt;&lt;()[]&gt;(())&gt;}]&lt;[</text:p>
          </table:table-cell>
          <table:table-cell table:formula="of:=ORG.LIBREOFFICE.REGEX(ORG.LIBREOFFICE.REGEX(ORG.LIBREOFFICE.REGEX(ORG.LIBREOFFICE.REGEX([.B60];&quot;[(][)]&quot;;&quot;&quot;;&quot;g&quot;);&quot;\[\]&quot;;&quot;&quot;;&quot;g&quot;);&quot;\{\}&quot;;&quot;&quot;;&quot;g&quot;);&quot;&lt;&gt;&quot;;&quot;&quot;;&quot;g&quot;)" office:value-type="string" office:string-value="{[{{{(&lt;&lt;([([()()]&lt;()&gt;){&lt;()&gt;}]&lt;[" calcext:value-type="string">
            <text:p>{[{{{(&lt;&lt;([([()()]&lt;()&gt;){&lt;()&gt;}]&lt;[</text:p>
          </table:table-cell>
          <table:table-cell table:formula="of:=ORG.LIBREOFFICE.REGEX(ORG.LIBREOFFICE.REGEX(ORG.LIBREOFFICE.REGEX(ORG.LIBREOFFICE.REGEX([.C60];&quot;[(][)]&quot;;&quot;&quot;;&quot;g&quot;);&quot;\[\]&quot;;&quot;&quot;;&quot;g&quot;);&quot;\{\}&quot;;&quot;&quot;;&quot;g&quot;);&quot;&lt;&gt;&quot;;&quot;&quot;;&quot;g&quot;)" office:value-type="string" office:string-value="{[{{{(&lt;&lt;([(){}]&lt;[" calcext:value-type="string">
            <text:p>{[{{{(&lt;&lt;([(){}]&lt;[</text:p>
          </table:table-cell>
          <table:table-cell table:formula="of:=ORG.LIBREOFFICE.REGEX(ORG.LIBREOFFICE.REGEX(ORG.LIBREOFFICE.REGEX(ORG.LIBREOFFICE.REGEX([.D60];&quot;[(][)]&quot;;&quot;&quot;;&quot;g&quot;);&quot;\[\]&quot;;&quot;&quot;;&quot;g&quot;);&quot;\{\}&quot;;&quot;&quot;;&quot;g&quot;);&quot;&lt;&gt;&quot;;&quot;&quot;;&quot;g&quot;)" office:value-type="string" office:string-value="{[{{{(&lt;&lt;([]&lt;[" calcext:value-type="string">
            <text:p>{[{{{(&lt;&lt;([]&lt;[</text:p>
          </table:table-cell>
          <table:table-cell table:formula="of:=ORG.LIBREOFFICE.REGEX(ORG.LIBREOFFICE.REGEX(ORG.LIBREOFFICE.REGEX(ORG.LIBREOFFICE.REGEX([.E60];&quot;[(][)]&quot;;&quot;&quot;;&quot;g&quot;);&quot;\[\]&quot;;&quot;&quot;;&quot;g&quot;);&quot;\{\}&quot;;&quot;&quot;;&quot;g&quot;);&quot;&lt;&gt;&quot;;&quot;&quot;;&quot;g&quot;)" office:value-type="string" office:string-value="{[{{{(&lt;&lt;(&lt;[" calcext:value-type="string">
            <text:p>{[{{{(&lt;&lt;(&lt;[</text:p>
          </table:table-cell>
          <table:table-cell table:formula="of:=ORG.LIBREOFFICE.REGEX(ORG.LIBREOFFICE.REGEX(ORG.LIBREOFFICE.REGEX(ORG.LIBREOFFICE.REGEX([.F60];&quot;[(][)]&quot;;&quot;&quot;;&quot;g&quot;);&quot;\[\]&quot;;&quot;&quot;;&quot;g&quot;);&quot;\{\}&quot;;&quot;&quot;;&quot;g&quot;);&quot;&lt;&gt;&quot;;&quot;&quot;;&quot;g&quot;)" office:value-type="string" office:string-value="{[{{{(&lt;&lt;(&lt;[" calcext:value-type="string">
            <text:p>{[{{{(&lt;&lt;(&lt;[</text:p>
          </table:table-cell>
          <table:table-cell table:formula="of:=ORG.LIBREOFFICE.REGEX(ORG.LIBREOFFICE.REGEX(ORG.LIBREOFFICE.REGEX(ORG.LIBREOFFICE.REGEX([.G60];&quot;[(][)]&quot;;&quot;&quot;;&quot;g&quot;);&quot;\[\]&quot;;&quot;&quot;;&quot;g&quot;);&quot;\{\}&quot;;&quot;&quot;;&quot;g&quot;);&quot;&lt;&gt;&quot;;&quot;&quot;;&quot;g&quot;)" office:value-type="string" office:string-value="{[{{{(&lt;&lt;(&lt;[" calcext:value-type="string">
            <text:p>{[{{{(&lt;&lt;(&lt;[</text:p>
          </table:table-cell>
          <table:table-cell table:formula="of:=ORG.LIBREOFFICE.REGEX(ORG.LIBREOFFICE.REGEX(ORG.LIBREOFFICE.REGEX(ORG.LIBREOFFICE.REGEX([.H60];&quot;[(][)]&quot;;&quot;&quot;;&quot;g&quot;);&quot;\[\]&quot;;&quot;&quot;;&quot;g&quot;);&quot;\{\}&quot;;&quot;&quot;;&quot;g&quot;);&quot;&lt;&gt;&quot;;&quot;&quot;;&quot;g&quot;)" office:value-type="string" office:string-value="{[{{{(&lt;&lt;(&lt;[" calcext:value-type="string">
            <text:p>{[{{{(&lt;&lt;(&lt;[</text:p>
          </table:table-cell>
          <table:table-cell table:formula="of:=ORG.LIBREOFFICE.REGEX(ORG.LIBREOFFICE.REGEX(ORG.LIBREOFFICE.REGEX(ORG.LIBREOFFICE.REGEX([.I60];&quot;[(][)]&quot;;&quot;&quot;;&quot;g&quot;);&quot;\[\]&quot;;&quot;&quot;;&quot;g&quot;);&quot;\{\}&quot;;&quot;&quot;;&quot;g&quot;);&quot;&lt;&gt;&quot;;&quot;&quot;;&quot;g&quot;)" office:value-type="string" office:string-value="{[{{{(&lt;&lt;(&lt;[" calcext:value-type="string">
            <text:p>{[{{{(&lt;&lt;(&lt;[</text:p>
          </table:table-cell>
          <table:table-cell table:formula="of:=ORG.LIBREOFFICE.REGEX(ORG.LIBREOFFICE.REGEX(ORG.LIBREOFFICE.REGEX(ORG.LIBREOFFICE.REGEX([.J60];&quot;[(][)]&quot;;&quot;&quot;;&quot;g&quot;);&quot;\[\]&quot;;&quot;&quot;;&quot;g&quot;);&quot;\{\}&quot;;&quot;&quot;;&quot;g&quot;);&quot;&lt;&gt;&quot;;&quot;&quot;;&quot;g&quot;)" office:value-type="string" office:string-value="{[{{{(&lt;&lt;(&lt;[" calcext:value-type="string">
            <text:p>{[{{{(&lt;&lt;(&lt;[</text:p>
          </table:table-cell>
          <table:table-cell table:formula="of:=IF(ORG.LIBREOFFICE.REGEX(ORG.LIBREOFFICE.REGEX(ORG.LIBREOFFICE.REGEX(ORG.LIBREOFFICE.REGEX(ORG.LIBREOFFICE.REGEX([.K6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0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0]=&quot;&quot;;[.K60];&quot;&quot;)" office:value-type="string" office:string-value="{[{{{(&lt;&lt;(&lt;[" calcext:value-type="string">
            <text:p>{[{{{(&lt;&lt;(&lt;[</text:p>
          </table:table-cell>
          <table:table-cell table:formula="of:=IF(AND([.$M60]&lt;&gt;&quot;&quot;;LEN([.$M60])&gt;=[.N$2]);LEFT(RIGHT([.$M60];[.N$2]);1);&quot;&quot;)" office:value-type="string" office:string-value="[" calcext:value-type="string">
            <text:p>[</text:p>
          </table:table-cell>
          <table:table-cell table:formula="of:=IF(AND([.$M60]&lt;&gt;&quot;&quot;;LEN([.$M60])&gt;=[.O$2]);LEFT(RIGHT([.$M60];[.O$2]);1);&quot;&quot;)" office:value-type="string" office:string-value="&lt;" calcext:value-type="string">
            <text:p>&lt;</text:p>
          </table:table-cell>
          <table:table-cell table:formula="of:=IF(AND([.$M60]&lt;&gt;&quot;&quot;;LEN([.$M60])&gt;=[.P$2]);LEFT(RIGHT([.$M60];[.P$2]);1);&quot;&quot;)" office:value-type="string" office:string-value="(" calcext:value-type="string">
            <text:p>(</text:p>
          </table:table-cell>
          <table:table-cell table:formula="of:=IF(AND([.$M60]&lt;&gt;&quot;&quot;;LEN([.$M60])&gt;=[.Q$2]);LEFT(RIGHT([.$M60];[.Q$2]);1);&quot;&quot;)" office:value-type="string" office:string-value="&lt;" calcext:value-type="string">
            <text:p>&lt;</text:p>
          </table:table-cell>
          <table:table-cell table:formula="of:=IF(AND([.$M60]&lt;&gt;&quot;&quot;;LEN([.$M60])&gt;=[.R$2]);LEFT(RIGHT([.$M60];[.R$2]);1);&quot;&quot;)" office:value-type="string" office:string-value="&lt;" calcext:value-type="string">
            <text:p>&lt;</text:p>
          </table:table-cell>
          <table:table-cell table:formula="of:=IF(AND([.$M60]&lt;&gt;&quot;&quot;;LEN([.$M60])&gt;=[.S$2]);LEFT(RIGHT([.$M60];[.S$2]);1);&quot;&quot;)" office:value-type="string" office:string-value="(" calcext:value-type="string">
            <text:p>(</text:p>
          </table:table-cell>
          <table:table-cell table:formula="of:=IF(AND([.$M60]&lt;&gt;&quot;&quot;;LEN([.$M60])&gt;=[.T$2]);LEFT(RIGHT([.$M60];[.T$2]);1);&quot;&quot;)" office:value-type="string" office:string-value="{" calcext:value-type="string">
            <text:p>{</text:p>
          </table:table-cell>
          <table:table-cell table:formula="of:=IF(AND([.$M60]&lt;&gt;&quot;&quot;;LEN([.$M60])&gt;=[.U$2]);LEFT(RIGHT([.$M60];[.U$2]);1);&quot;&quot;)" office:value-type="string" office:string-value="{" calcext:value-type="string">
            <text:p>{</text:p>
          </table:table-cell>
          <table:table-cell table:formula="of:=IF(AND([.$M60]&lt;&gt;&quot;&quot;;LEN([.$M60])&gt;=[.V$2]);LEFT(RIGHT([.$M60];[.V$2]);1);&quot;&quot;)" office:value-type="string" office:string-value="{" calcext:value-type="string">
            <text:p>{</text:p>
          </table:table-cell>
          <table:table-cell table:formula="of:=IF(AND([.$M60]&lt;&gt;&quot;&quot;;LEN([.$M60])&gt;=[.W$2]);LEFT(RIGHT([.$M60];[.W$2]);1);&quot;&quot;)" office:value-type="string" office:string-value="[" calcext:value-type="string">
            <text:p>[</text:p>
          </table:table-cell>
          <table:table-cell table:formula="of:=IF(AND([.$M60]&lt;&gt;&quot;&quot;;LEN([.$M60])&gt;=[.X$2]);LEFT(RIGHT([.$M60];[.X$2]);1);&quot;&quot;)" office:value-type="string" office:string-value="{" calcext:value-type="string">
            <text:p>{</text:p>
          </table:table-cell>
          <table:table-cell table:formula="of:=IF(AND([.$M60]&lt;&gt;&quot;&quot;;LEN([.$M60])&gt;=[.Y$2]);LEFT(RIGHT([.$M60];[.Y$2]);1);&quot;&quot;)">
            <text:p/>
          </table:table-cell>
          <table:table-cell table:formula="of:=IF(AND([.$M60]&lt;&gt;&quot;&quot;;LEN([.$M60])&gt;=[.Z$2]);LEFT(RIGHT([.$M60];[.Z$2]);1);&quot;&quot;)">
            <text:p/>
          </table:table-cell>
          <table:table-cell table:formula="of:=IF(AND([.$M60]&lt;&gt;&quot;&quot;;LEN([.$M60])&gt;=[.AA$2]);LEFT(RIGHT([.$M60];[.AA$2]);1);&quot;&quot;)">
            <text:p/>
          </table:table-cell>
          <table:table-cell table:formula="of:=IF(AND([.$M60]&lt;&gt;&quot;&quot;;LEN([.$M60])&gt;=[.AB$2]);LEFT(RIGHT([.$M60];[.AB$2]);1);&quot;&quot;)">
            <text:p/>
          </table:table-cell>
          <table:table-cell table:formula="of:=IF([.M60]=&quot;&quot;;&quot;&quot;;0)" office:value-type="float" office:value="0" calcext:value-type="float">
            <text:p>0</text:p>
          </table:table-cell>
          <table:table-cell table:formula="of:=IF([.N60]&lt;&gt;&quot;&quot;;IF([.N60]=&quot;(&quot;;1;IF([.N60]=&quot;[&quot;;2;IF([.N60]=&quot;{&quot;;3;IF([.N60]=&quot;&lt;&quot;;4;0))));&quot;&quot;)" office:value-type="float" office:value="2" calcext:value-type="float">
            <text:p>2</text:p>
          </table:table-cell>
          <table:table-cell table:formula="of:=IF([.O60]&lt;&gt;&quot;&quot;;IF([.O60]=&quot;(&quot;;1;IF([.O60]=&quot;[&quot;;2;IF([.O60]=&quot;{&quot;;3;IF([.O60]=&quot;&lt;&quot;;4;0))));&quot;&quot;)" office:value-type="float" office:value="4" calcext:value-type="float">
            <text:p>4</text:p>
          </table:table-cell>
          <table:table-cell table:formula="of:=IF([.P60]&lt;&gt;&quot;&quot;;IF([.P60]=&quot;(&quot;;1;IF([.P60]=&quot;[&quot;;2;IF([.P60]=&quot;{&quot;;3;IF([.P60]=&quot;&lt;&quot;;4;0))));&quot;&quot;)" office:value-type="float" office:value="1" calcext:value-type="float">
            <text:p>1</text:p>
          </table:table-cell>
          <table:table-cell table:formula="of:=IF([.Q60]&lt;&gt;&quot;&quot;;IF([.Q60]=&quot;(&quot;;1;IF([.Q60]=&quot;[&quot;;2;IF([.Q60]=&quot;{&quot;;3;IF([.Q60]=&quot;&lt;&quot;;4;0))));&quot;&quot;)" office:value-type="float" office:value="4" calcext:value-type="float">
            <text:p>4</text:p>
          </table:table-cell>
          <table:table-cell table:formula="of:=IF([.R60]&lt;&gt;&quot;&quot;;IF([.R60]=&quot;(&quot;;1;IF([.R60]=&quot;[&quot;;2;IF([.R60]=&quot;{&quot;;3;IF([.R60]=&quot;&lt;&quot;;4;0))));&quot;&quot;)" office:value-type="float" office:value="4" calcext:value-type="float">
            <text:p>4</text:p>
          </table:table-cell>
          <table:table-cell table:formula="of:=IF([.S60]&lt;&gt;&quot;&quot;;IF([.S60]=&quot;(&quot;;1;IF([.S60]=&quot;[&quot;;2;IF([.S60]=&quot;{&quot;;3;IF([.S60]=&quot;&lt;&quot;;4;0))));&quot;&quot;)" office:value-type="float" office:value="1" calcext:value-type="float">
            <text:p>1</text:p>
          </table:table-cell>
          <table:table-cell table:formula="of:=IF([.T60]&lt;&gt;&quot;&quot;;IF([.T60]=&quot;(&quot;;1;IF([.T60]=&quot;[&quot;;2;IF([.T60]=&quot;{&quot;;3;IF([.T60]=&quot;&lt;&quot;;4;0))));&quot;&quot;)" office:value-type="float" office:value="3" calcext:value-type="float">
            <text:p>3</text:p>
          </table:table-cell>
          <table:table-cell table:formula="of:=IF([.U60]&lt;&gt;&quot;&quot;;IF([.U60]=&quot;(&quot;;1;IF([.U60]=&quot;[&quot;;2;IF([.U60]=&quot;{&quot;;3;IF([.U60]=&quot;&lt;&quot;;4;0))));&quot;&quot;)" office:value-type="float" office:value="3" calcext:value-type="float">
            <text:p>3</text:p>
          </table:table-cell>
          <table:table-cell table:formula="of:=IF([.V60]&lt;&gt;&quot;&quot;;IF([.V60]=&quot;(&quot;;1;IF([.V60]=&quot;[&quot;;2;IF([.V60]=&quot;{&quot;;3;IF([.V60]=&quot;&lt;&quot;;4;0))));&quot;&quot;)" office:value-type="float" office:value="3" calcext:value-type="float">
            <text:p>3</text:p>
          </table:table-cell>
          <table:table-cell table:formula="of:=IF([.W60]&lt;&gt;&quot;&quot;;IF([.W60]=&quot;(&quot;;1;IF([.W60]=&quot;[&quot;;2;IF([.W60]=&quot;{&quot;;3;IF([.W60]=&quot;&lt;&quot;;4;0))));&quot;&quot;)" office:value-type="float" office:value="2" calcext:value-type="float">
            <text:p>2</text:p>
          </table:table-cell>
          <table:table-cell table:formula="of:=IF([.X60]&lt;&gt;&quot;&quot;;IF([.X60]=&quot;(&quot;;1;IF([.X60]=&quot;[&quot;;2;IF([.X60]=&quot;{&quot;;3;IF([.X60]=&quot;&lt;&quot;;4;0))));&quot;&quot;)" office:value-type="float" office:value="3" calcext:value-type="float">
            <text:p>3</text:p>
          </table:table-cell>
          <table:table-cell table:formula="of:=IF([.Y60]&lt;&gt;&quot;&quot;;IF([.Y60]=&quot;(&quot;;1;IF([.Y60]=&quot;[&quot;;2;IF([.Y60]=&quot;{&quot;;3;IF([.Y60]=&quot;&lt;&quot;;4;0))));&quot;&quot;)">
            <text:p/>
          </table:table-cell>
          <table:table-cell table:formula="of:=IF([.Z60]&lt;&gt;&quot;&quot;;IF([.Z60]=&quot;(&quot;;1;IF([.Z60]=&quot;[&quot;;2;IF([.Z60]=&quot;{&quot;;3;IF([.Z60]=&quot;&lt;&quot;;4;0))));&quot;&quot;)">
            <text:p/>
          </table:table-cell>
          <table:table-cell table:formula="of:=IF([.AA60]&lt;&gt;&quot;&quot;;IF([.AA60]=&quot;(&quot;;1;IF([.AA60]=&quot;[&quot;;2;IF([.AA60]=&quot;{&quot;;3;IF([.AA60]=&quot;&lt;&quot;;4;0))));&quot;&quot;)">
            <text:p/>
          </table:table-cell>
          <table:table-cell table:formula="of:=IF([.AB60]&lt;&gt;&quot;&quot;;IF([.AB60]=&quot;(&quot;;1;IF([.AB60]=&quot;[&quot;;2;IF([.AB60]=&quot;{&quot;;3;IF([.AB60]=&quot;&lt;&quot;;4;0))));&quot;&quot;)">
            <text:p/>
          </table:table-cell>
          <table:table-cell table:number-columns-repeated="2"/>
          <table:table-cell table:formula="of:=[.AD60]" office:value-type="float" office:value="2" calcext:value-type="float">
            <text:p>2</text:p>
          </table:table-cell>
          <table:table-cell table:formula="of:=IF([.AE60]&lt;&gt;&quot;&quot;;[.AE60]+[.AU60]*5;[.AU60])" office:value-type="float" office:value="14" calcext:value-type="float">
            <text:p>14</text:p>
          </table:table-cell>
          <table:table-cell table:formula="of:=IF([.AF60]&lt;&gt;&quot;&quot;;[.AF60]+[.AV60]*5;[.AV60])" office:value-type="float" office:value="71" calcext:value-type="float">
            <text:p>71</text:p>
          </table:table-cell>
          <table:table-cell table:formula="of:=IF([.AG60]&lt;&gt;&quot;&quot;;[.AG60]+[.AW60]*5;[.AW60])" office:value-type="float" office:value="359" calcext:value-type="float">
            <text:p>359</text:p>
          </table:table-cell>
          <table:table-cell table:formula="of:=IF([.AH60]&lt;&gt;&quot;&quot;;[.AH60]+[.AX60]*5;[.AX60])" office:value-type="float" office:value="1799" calcext:value-type="float">
            <text:p>1799</text:p>
          </table:table-cell>
          <table:table-cell table:formula="of:=IF([.AI60]&lt;&gt;&quot;&quot;;[.AI60]+[.AY60]*5;[.AY60])" office:value-type="float" office:value="8996" calcext:value-type="float">
            <text:p>8996</text:p>
          </table:table-cell>
          <table:table-cell table:formula="of:=IF([.AJ60]&lt;&gt;&quot;&quot;;[.AJ60]+[.AZ60]*5;[.AZ60])" office:value-type="float" office:value="44983" calcext:value-type="float">
            <text:p>44983</text:p>
          </table:table-cell>
          <table:table-cell table:formula="of:=IF([.AK60]&lt;&gt;&quot;&quot;;[.AK60]+[.BA60]*5;[.BA60])" office:value-type="float" office:value="224918" calcext:value-type="float">
            <text:p>224918</text:p>
          </table:table-cell>
          <table:table-cell table:formula="of:=IF([.AL60]&lt;&gt;&quot;&quot;;[.AL60]+[.BB60]*5;[.BB60])" office:value-type="float" office:value="1124593" calcext:value-type="float">
            <text:p>1124593</text:p>
          </table:table-cell>
          <table:table-cell table:formula="of:=IF([.AM60]&lt;&gt;&quot;&quot;;[.AM60]+[.BC60]*5;[.BC60])" office:value-type="float" office:value="5622967" calcext:value-type="float">
            <text:p>5622967</text:p>
          </table:table-cell>
          <table:table-cell table:formula="of:=IF([.AN60]&lt;&gt;&quot;&quot;;[.AN60]+[.BD60]*5;[.BD60])" office:value-type="float" office:value="28114838" calcext:value-type="float">
            <text:p>28114838</text:p>
          </table:table-cell>
          <table:table-cell table:formula="of:=IF([.AO60]&lt;&gt;&quot;&quot;;[.AO60]+[.BE60]*5;[.BE60])" office:value-type="float" office:value="28114838" calcext:value-type="float">
            <text:p>28114838</text:p>
          </table:table-cell>
          <table:table-cell table:formula="of:=IF([.AP60]&lt;&gt;&quot;&quot;;[.AP60]+[.BF60]*5;[.BF60])" office:value-type="float" office:value="28114838" calcext:value-type="float">
            <text:p>28114838</text:p>
          </table:table-cell>
          <table:table-cell table:formula="of:=IF([.AQ60]&lt;&gt;&quot;&quot;;[.AQ60]+[.BG60]*5;[.BG60])" office:value-type="float" office:value="28114838" calcext:value-type="float">
            <text:p>28114838</text:p>
          </table:table-cell>
          <table:table-cell table:formula="of:=IF([.AR60]&lt;&gt;&quot;&quot;;[.AR60]+[.BH60]*5;[.BH60])" office:value-type="float" office:value="28114838" calcext:value-type="float">
            <text:p>281148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[&lt;(&lt;{&lt;[([[[{[()[]][&lt;&gt;{}]}[{(){}}{&lt;&gt;&lt;&gt;}]]{&lt;([]{}){()&lt;&gt;}&gt;[({}&lt;&gt;)&lt;&lt;&gt;[]&gt;]}][&lt;[({}[]){()[]}][&lt;&lt;&gt;{}&gt;&lt;()&lt;&gt;&gt;]&gt;]]&lt;(</text:p>
          </table:table-cell>
          <table:table-cell table:formula="of:=ORG.LIBREOFFICE.REGEX(ORG.LIBREOFFICE.REGEX(ORG.LIBREOFFICE.REGEX(ORG.LIBREOFFICE.REGEX([.A61];&quot;[(][)]&quot;;&quot;&quot;;&quot;g&quot;);&quot;\[\]&quot;;&quot;&quot;;&quot;g&quot;);&quot;\{\}&quot;;&quot;&quot;;&quot;g&quot;);&quot;&lt;&gt;&quot;;&quot;&quot;;&quot;g&quot;)" office:value-type="string" office:string-value="&lt;[&lt;(&lt;{&lt;[([[[{[][]}[{}{}]]{&lt;(){}&gt;[()&lt;&gt;]}][&lt;[()][&lt;&gt;&lt;&gt;]&gt;]]&lt;(" calcext:value-type="string">
            <text:p>&lt;[&lt;(&lt;{&lt;[([[[{[][]}[{}{}]]{&lt;(){}&gt;[()&lt;&gt;]}][&lt;[()][&lt;&gt;&lt;&gt;]&gt;]]&lt;(</text:p>
          </table:table-cell>
          <table:table-cell table:formula="of:=ORG.LIBREOFFICE.REGEX(ORG.LIBREOFFICE.REGEX(ORG.LIBREOFFICE.REGEX(ORG.LIBREOFFICE.REGEX([.B61];&quot;[(][)]&quot;;&quot;&quot;;&quot;g&quot;);&quot;\[\]&quot;;&quot;&quot;;&quot;g&quot;);&quot;\{\}&quot;;&quot;&quot;;&quot;g&quot;);&quot;&lt;&gt;&quot;;&quot;&quot;;&quot;g&quot;)" office:value-type="string" office:string-value="&lt;[&lt;(&lt;{&lt;[([[[[]]{[]}][&lt;[]&gt;]]&lt;(" calcext:value-type="string">
            <text:p>&lt;[&lt;(&lt;{&lt;[([[[[]]{[]}][&lt;[]&gt;]]&lt;(</text:p>
          </table:table-cell>
          <table:table-cell table:formula="of:=ORG.LIBREOFFICE.REGEX(ORG.LIBREOFFICE.REGEX(ORG.LIBREOFFICE.REGEX(ORG.LIBREOFFICE.REGEX([.C61];&quot;[(][)]&quot;;&quot;&quot;;&quot;g&quot;);&quot;\[\]&quot;;&quot;&quot;;&quot;g&quot;);&quot;\{\}&quot;;&quot;&quot;;&quot;g&quot;);&quot;&lt;&gt;&quot;;&quot;&quot;;&quot;g&quot;)" office:value-type="string" office:string-value="&lt;[&lt;(&lt;{&lt;[([[[]][]]&lt;(" calcext:value-type="string">
            <text:p>&lt;[&lt;(&lt;{&lt;[([[[]][]]&lt;(</text:p>
          </table:table-cell>
          <table:table-cell table:formula="of:=ORG.LIBREOFFICE.REGEX(ORG.LIBREOFFICE.REGEX(ORG.LIBREOFFICE.REGEX(ORG.LIBREOFFICE.REGEX([.D61];&quot;[(][)]&quot;;&quot;&quot;;&quot;g&quot;);&quot;\[\]&quot;;&quot;&quot;;&quot;g&quot;);&quot;\{\}&quot;;&quot;&quot;;&quot;g&quot;);&quot;&lt;&gt;&quot;;&quot;&quot;;&quot;g&quot;)" office:value-type="string" office:string-value="&lt;[&lt;(&lt;{&lt;[([[]]&lt;(" calcext:value-type="string">
            <text:p>&lt;[&lt;(&lt;{&lt;[([[]]&lt;(</text:p>
          </table:table-cell>
          <table:table-cell table:formula="of:=ORG.LIBREOFFICE.REGEX(ORG.LIBREOFFICE.REGEX(ORG.LIBREOFFICE.REGEX(ORG.LIBREOFFICE.REGEX([.E61];&quot;[(][)]&quot;;&quot;&quot;;&quot;g&quot;);&quot;\[\]&quot;;&quot;&quot;;&quot;g&quot;);&quot;\{\}&quot;;&quot;&quot;;&quot;g&quot;);&quot;&lt;&gt;&quot;;&quot;&quot;;&quot;g&quot;)" office:value-type="string" office:string-value="&lt;[&lt;(&lt;{&lt;[([]&lt;(" calcext:value-type="string">
            <text:p>&lt;[&lt;(&lt;{&lt;[([]&lt;(</text:p>
          </table:table-cell>
          <table:table-cell table:formula="of:=ORG.LIBREOFFICE.REGEX(ORG.LIBREOFFICE.REGEX(ORG.LIBREOFFICE.REGEX(ORG.LIBREOFFICE.REGEX([.F61];&quot;[(][)]&quot;;&quot;&quot;;&quot;g&quot;);&quot;\[\]&quot;;&quot;&quot;;&quot;g&quot;);&quot;\{\}&quot;;&quot;&quot;;&quot;g&quot;);&quot;&lt;&gt;&quot;;&quot;&quot;;&quot;g&quot;)" office:value-type="string" office:string-value="&lt;[&lt;(&lt;{&lt;[(&lt;(" calcext:value-type="string">
            <text:p>&lt;[&lt;(&lt;{&lt;[(&lt;(</text:p>
          </table:table-cell>
          <table:table-cell table:formula="of:=ORG.LIBREOFFICE.REGEX(ORG.LIBREOFFICE.REGEX(ORG.LIBREOFFICE.REGEX(ORG.LIBREOFFICE.REGEX([.G61];&quot;[(][)]&quot;;&quot;&quot;;&quot;g&quot;);&quot;\[\]&quot;;&quot;&quot;;&quot;g&quot;);&quot;\{\}&quot;;&quot;&quot;;&quot;g&quot;);&quot;&lt;&gt;&quot;;&quot;&quot;;&quot;g&quot;)" office:value-type="string" office:string-value="&lt;[&lt;(&lt;{&lt;[(&lt;(" calcext:value-type="string">
            <text:p>&lt;[&lt;(&lt;{&lt;[(&lt;(</text:p>
          </table:table-cell>
          <table:table-cell table:formula="of:=ORG.LIBREOFFICE.REGEX(ORG.LIBREOFFICE.REGEX(ORG.LIBREOFFICE.REGEX(ORG.LIBREOFFICE.REGEX([.H61];&quot;[(][)]&quot;;&quot;&quot;;&quot;g&quot;);&quot;\[\]&quot;;&quot;&quot;;&quot;g&quot;);&quot;\{\}&quot;;&quot;&quot;;&quot;g&quot;);&quot;&lt;&gt;&quot;;&quot;&quot;;&quot;g&quot;)" office:value-type="string" office:string-value="&lt;[&lt;(&lt;{&lt;[(&lt;(" calcext:value-type="string">
            <text:p>&lt;[&lt;(&lt;{&lt;[(&lt;(</text:p>
          </table:table-cell>
          <table:table-cell table:formula="of:=ORG.LIBREOFFICE.REGEX(ORG.LIBREOFFICE.REGEX(ORG.LIBREOFFICE.REGEX(ORG.LIBREOFFICE.REGEX([.I61];&quot;[(][)]&quot;;&quot;&quot;;&quot;g&quot;);&quot;\[\]&quot;;&quot;&quot;;&quot;g&quot;);&quot;\{\}&quot;;&quot;&quot;;&quot;g&quot;);&quot;&lt;&gt;&quot;;&quot;&quot;;&quot;g&quot;)" office:value-type="string" office:string-value="&lt;[&lt;(&lt;{&lt;[(&lt;(" calcext:value-type="string">
            <text:p>&lt;[&lt;(&lt;{&lt;[(&lt;(</text:p>
          </table:table-cell>
          <table:table-cell table:formula="of:=ORG.LIBREOFFICE.REGEX(ORG.LIBREOFFICE.REGEX(ORG.LIBREOFFICE.REGEX(ORG.LIBREOFFICE.REGEX([.J61];&quot;[(][)]&quot;;&quot;&quot;;&quot;g&quot;);&quot;\[\]&quot;;&quot;&quot;;&quot;g&quot;);&quot;\{\}&quot;;&quot;&quot;;&quot;g&quot;);&quot;&lt;&gt;&quot;;&quot;&quot;;&quot;g&quot;)" office:value-type="string" office:string-value="&lt;[&lt;(&lt;{&lt;[(&lt;(" calcext:value-type="string">
            <text:p>&lt;[&lt;(&lt;{&lt;[(&lt;(</text:p>
          </table:table-cell>
          <table:table-cell table:formula="of:=IF(ORG.LIBREOFFICE.REGEX(ORG.LIBREOFFICE.REGEX(ORG.LIBREOFFICE.REGEX(ORG.LIBREOFFICE.REGEX(ORG.LIBREOFFICE.REGEX([.K6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1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1]=&quot;&quot;;[.K61];&quot;&quot;)" office:value-type="string" office:string-value="&lt;[&lt;(&lt;{&lt;[(&lt;(" calcext:value-type="string">
            <text:p>&lt;[&lt;(&lt;{&lt;[(&lt;(</text:p>
          </table:table-cell>
          <table:table-cell table:formula="of:=IF(AND([.$M61]&lt;&gt;&quot;&quot;;LEN([.$M61])&gt;=[.N$2]);LEFT(RIGHT([.$M61];[.N$2]);1);&quot;&quot;)" office:value-type="string" office:string-value="(" calcext:value-type="string">
            <text:p>(</text:p>
          </table:table-cell>
          <table:table-cell table:formula="of:=IF(AND([.$M61]&lt;&gt;&quot;&quot;;LEN([.$M61])&gt;=[.O$2]);LEFT(RIGHT([.$M61];[.O$2]);1);&quot;&quot;)" office:value-type="string" office:string-value="&lt;" calcext:value-type="string">
            <text:p>&lt;</text:p>
          </table:table-cell>
          <table:table-cell table:formula="of:=IF(AND([.$M61]&lt;&gt;&quot;&quot;;LEN([.$M61])&gt;=[.P$2]);LEFT(RIGHT([.$M61];[.P$2]);1);&quot;&quot;)" office:value-type="string" office:string-value="(" calcext:value-type="string">
            <text:p>(</text:p>
          </table:table-cell>
          <table:table-cell table:formula="of:=IF(AND([.$M61]&lt;&gt;&quot;&quot;;LEN([.$M61])&gt;=[.Q$2]);LEFT(RIGHT([.$M61];[.Q$2]);1);&quot;&quot;)" office:value-type="string" office:string-value="[" calcext:value-type="string">
            <text:p>[</text:p>
          </table:table-cell>
          <table:table-cell table:formula="of:=IF(AND([.$M61]&lt;&gt;&quot;&quot;;LEN([.$M61])&gt;=[.R$2]);LEFT(RIGHT([.$M61];[.R$2]);1);&quot;&quot;)" office:value-type="string" office:string-value="&lt;" calcext:value-type="string">
            <text:p>&lt;</text:p>
          </table:table-cell>
          <table:table-cell table:formula="of:=IF(AND([.$M61]&lt;&gt;&quot;&quot;;LEN([.$M61])&gt;=[.S$2]);LEFT(RIGHT([.$M61];[.S$2]);1);&quot;&quot;)" office:value-type="string" office:string-value="{" calcext:value-type="string">
            <text:p>{</text:p>
          </table:table-cell>
          <table:table-cell table:formula="of:=IF(AND([.$M61]&lt;&gt;&quot;&quot;;LEN([.$M61])&gt;=[.T$2]);LEFT(RIGHT([.$M61];[.T$2]);1);&quot;&quot;)" office:value-type="string" office:string-value="&lt;" calcext:value-type="string">
            <text:p>&lt;</text:p>
          </table:table-cell>
          <table:table-cell table:formula="of:=IF(AND([.$M61]&lt;&gt;&quot;&quot;;LEN([.$M61])&gt;=[.U$2]);LEFT(RIGHT([.$M61];[.U$2]);1);&quot;&quot;)" office:value-type="string" office:string-value="(" calcext:value-type="string">
            <text:p>(</text:p>
          </table:table-cell>
          <table:table-cell table:formula="of:=IF(AND([.$M61]&lt;&gt;&quot;&quot;;LEN([.$M61])&gt;=[.V$2]);LEFT(RIGHT([.$M61];[.V$2]);1);&quot;&quot;)" office:value-type="string" office:string-value="&lt;" calcext:value-type="string">
            <text:p>&lt;</text:p>
          </table:table-cell>
          <table:table-cell table:formula="of:=IF(AND([.$M61]&lt;&gt;&quot;&quot;;LEN([.$M61])&gt;=[.W$2]);LEFT(RIGHT([.$M61];[.W$2]);1);&quot;&quot;)" office:value-type="string" office:string-value="[" calcext:value-type="string">
            <text:p>[</text:p>
          </table:table-cell>
          <table:table-cell table:formula="of:=IF(AND([.$M61]&lt;&gt;&quot;&quot;;LEN([.$M61])&gt;=[.X$2]);LEFT(RIGHT([.$M61];[.X$2]);1);&quot;&quot;)" office:value-type="string" office:string-value="&lt;" calcext:value-type="string">
            <text:p>&lt;</text:p>
          </table:table-cell>
          <table:table-cell table:formula="of:=IF(AND([.$M61]&lt;&gt;&quot;&quot;;LEN([.$M61])&gt;=[.Y$2]);LEFT(RIGHT([.$M61];[.Y$2]);1);&quot;&quot;)">
            <text:p/>
          </table:table-cell>
          <table:table-cell table:formula="of:=IF(AND([.$M61]&lt;&gt;&quot;&quot;;LEN([.$M61])&gt;=[.Z$2]);LEFT(RIGHT([.$M61];[.Z$2]);1);&quot;&quot;)">
            <text:p/>
          </table:table-cell>
          <table:table-cell table:formula="of:=IF(AND([.$M61]&lt;&gt;&quot;&quot;;LEN([.$M61])&gt;=[.AA$2]);LEFT(RIGHT([.$M61];[.AA$2]);1);&quot;&quot;)">
            <text:p/>
          </table:table-cell>
          <table:table-cell table:formula="of:=IF(AND([.$M61]&lt;&gt;&quot;&quot;;LEN([.$M61])&gt;=[.AB$2]);LEFT(RIGHT([.$M61];[.AB$2]);1);&quot;&quot;)">
            <text:p/>
          </table:table-cell>
          <table:table-cell table:formula="of:=IF([.M61]=&quot;&quot;;&quot;&quot;;0)" office:value-type="float" office:value="0" calcext:value-type="float">
            <text:p>0</text:p>
          </table:table-cell>
          <table:table-cell table:formula="of:=IF([.N61]&lt;&gt;&quot;&quot;;IF([.N61]=&quot;(&quot;;1;IF([.N61]=&quot;[&quot;;2;IF([.N61]=&quot;{&quot;;3;IF([.N61]=&quot;&lt;&quot;;4;0))));&quot;&quot;)" office:value-type="float" office:value="1" calcext:value-type="float">
            <text:p>1</text:p>
          </table:table-cell>
          <table:table-cell table:formula="of:=IF([.O61]&lt;&gt;&quot;&quot;;IF([.O61]=&quot;(&quot;;1;IF([.O61]=&quot;[&quot;;2;IF([.O61]=&quot;{&quot;;3;IF([.O61]=&quot;&lt;&quot;;4;0))));&quot;&quot;)" office:value-type="float" office:value="4" calcext:value-type="float">
            <text:p>4</text:p>
          </table:table-cell>
          <table:table-cell table:formula="of:=IF([.P61]&lt;&gt;&quot;&quot;;IF([.P61]=&quot;(&quot;;1;IF([.P61]=&quot;[&quot;;2;IF([.P61]=&quot;{&quot;;3;IF([.P61]=&quot;&lt;&quot;;4;0))));&quot;&quot;)" office:value-type="float" office:value="1" calcext:value-type="float">
            <text:p>1</text:p>
          </table:table-cell>
          <table:table-cell table:formula="of:=IF([.Q61]&lt;&gt;&quot;&quot;;IF([.Q61]=&quot;(&quot;;1;IF([.Q61]=&quot;[&quot;;2;IF([.Q61]=&quot;{&quot;;3;IF([.Q61]=&quot;&lt;&quot;;4;0))));&quot;&quot;)" office:value-type="float" office:value="2" calcext:value-type="float">
            <text:p>2</text:p>
          </table:table-cell>
          <table:table-cell table:formula="of:=IF([.R61]&lt;&gt;&quot;&quot;;IF([.R61]=&quot;(&quot;;1;IF([.R61]=&quot;[&quot;;2;IF([.R61]=&quot;{&quot;;3;IF([.R61]=&quot;&lt;&quot;;4;0))));&quot;&quot;)" office:value-type="float" office:value="4" calcext:value-type="float">
            <text:p>4</text:p>
          </table:table-cell>
          <table:table-cell table:formula="of:=IF([.S61]&lt;&gt;&quot;&quot;;IF([.S61]=&quot;(&quot;;1;IF([.S61]=&quot;[&quot;;2;IF([.S61]=&quot;{&quot;;3;IF([.S61]=&quot;&lt;&quot;;4;0))));&quot;&quot;)" office:value-type="float" office:value="3" calcext:value-type="float">
            <text:p>3</text:p>
          </table:table-cell>
          <table:table-cell table:formula="of:=IF([.T61]&lt;&gt;&quot;&quot;;IF([.T61]=&quot;(&quot;;1;IF([.T61]=&quot;[&quot;;2;IF([.T61]=&quot;{&quot;;3;IF([.T61]=&quot;&lt;&quot;;4;0))));&quot;&quot;)" office:value-type="float" office:value="4" calcext:value-type="float">
            <text:p>4</text:p>
          </table:table-cell>
          <table:table-cell table:formula="of:=IF([.U61]&lt;&gt;&quot;&quot;;IF([.U61]=&quot;(&quot;;1;IF([.U61]=&quot;[&quot;;2;IF([.U61]=&quot;{&quot;;3;IF([.U61]=&quot;&lt;&quot;;4;0))));&quot;&quot;)" office:value-type="float" office:value="1" calcext:value-type="float">
            <text:p>1</text:p>
          </table:table-cell>
          <table:table-cell table:formula="of:=IF([.V61]&lt;&gt;&quot;&quot;;IF([.V61]=&quot;(&quot;;1;IF([.V61]=&quot;[&quot;;2;IF([.V61]=&quot;{&quot;;3;IF([.V61]=&quot;&lt;&quot;;4;0))));&quot;&quot;)" office:value-type="float" office:value="4" calcext:value-type="float">
            <text:p>4</text:p>
          </table:table-cell>
          <table:table-cell table:formula="of:=IF([.W61]&lt;&gt;&quot;&quot;;IF([.W61]=&quot;(&quot;;1;IF([.W61]=&quot;[&quot;;2;IF([.W61]=&quot;{&quot;;3;IF([.W61]=&quot;&lt;&quot;;4;0))));&quot;&quot;)" office:value-type="float" office:value="2" calcext:value-type="float">
            <text:p>2</text:p>
          </table:table-cell>
          <table:table-cell table:formula="of:=IF([.X61]&lt;&gt;&quot;&quot;;IF([.X61]=&quot;(&quot;;1;IF([.X61]=&quot;[&quot;;2;IF([.X61]=&quot;{&quot;;3;IF([.X61]=&quot;&lt;&quot;;4;0))));&quot;&quot;)" office:value-type="float" office:value="4" calcext:value-type="float">
            <text:p>4</text:p>
          </table:table-cell>
          <table:table-cell table:formula="of:=IF([.Y61]&lt;&gt;&quot;&quot;;IF([.Y61]=&quot;(&quot;;1;IF([.Y61]=&quot;[&quot;;2;IF([.Y61]=&quot;{&quot;;3;IF([.Y61]=&quot;&lt;&quot;;4;0))));&quot;&quot;)">
            <text:p/>
          </table:table-cell>
          <table:table-cell table:formula="of:=IF([.Z61]&lt;&gt;&quot;&quot;;IF([.Z61]=&quot;(&quot;;1;IF([.Z61]=&quot;[&quot;;2;IF([.Z61]=&quot;{&quot;;3;IF([.Z61]=&quot;&lt;&quot;;4;0))));&quot;&quot;)">
            <text:p/>
          </table:table-cell>
          <table:table-cell table:formula="of:=IF([.AA61]&lt;&gt;&quot;&quot;;IF([.AA61]=&quot;(&quot;;1;IF([.AA61]=&quot;[&quot;;2;IF([.AA61]=&quot;{&quot;;3;IF([.AA61]=&quot;&lt;&quot;;4;0))));&quot;&quot;)">
            <text:p/>
          </table:table-cell>
          <table:table-cell table:formula="of:=IF([.AB61]&lt;&gt;&quot;&quot;;IF([.AB61]=&quot;(&quot;;1;IF([.AB61]=&quot;[&quot;;2;IF([.AB61]=&quot;{&quot;;3;IF([.AB61]=&quot;&lt;&quot;;4;0))));&quot;&quot;)">
            <text:p/>
          </table:table-cell>
          <table:table-cell table:number-columns-repeated="2"/>
          <table:table-cell table:formula="of:=[.AD61]" office:value-type="float" office:value="1" calcext:value-type="float">
            <text:p>1</text:p>
          </table:table-cell>
          <table:table-cell table:formula="of:=IF([.AE61]&lt;&gt;&quot;&quot;;[.AE61]+[.AU61]*5;[.AU61])" office:value-type="float" office:value="9" calcext:value-type="float">
            <text:p>9</text:p>
          </table:table-cell>
          <table:table-cell table:formula="of:=IF([.AF61]&lt;&gt;&quot;&quot;;[.AF61]+[.AV61]*5;[.AV61])" office:value-type="float" office:value="46" calcext:value-type="float">
            <text:p>46</text:p>
          </table:table-cell>
          <table:table-cell table:formula="of:=IF([.AG61]&lt;&gt;&quot;&quot;;[.AG61]+[.AW61]*5;[.AW61])" office:value-type="float" office:value="232" calcext:value-type="float">
            <text:p>232</text:p>
          </table:table-cell>
          <table:table-cell table:formula="of:=IF([.AH61]&lt;&gt;&quot;&quot;;[.AH61]+[.AX61]*5;[.AX61])" office:value-type="float" office:value="1164" calcext:value-type="float">
            <text:p>1164</text:p>
          </table:table-cell>
          <table:table-cell table:formula="of:=IF([.AI61]&lt;&gt;&quot;&quot;;[.AI61]+[.AY61]*5;[.AY61])" office:value-type="float" office:value="5823" calcext:value-type="float">
            <text:p>5823</text:p>
          </table:table-cell>
          <table:table-cell table:formula="of:=IF([.AJ61]&lt;&gt;&quot;&quot;;[.AJ61]+[.AZ61]*5;[.AZ61])" office:value-type="float" office:value="29119" calcext:value-type="float">
            <text:p>29119</text:p>
          </table:table-cell>
          <table:table-cell table:formula="of:=IF([.AK61]&lt;&gt;&quot;&quot;;[.AK61]+[.BA61]*5;[.BA61])" office:value-type="float" office:value="145596" calcext:value-type="float">
            <text:p>145596</text:p>
          </table:table-cell>
          <table:table-cell table:formula="of:=IF([.AL61]&lt;&gt;&quot;&quot;;[.AL61]+[.BB61]*5;[.BB61])" office:value-type="float" office:value="727984" calcext:value-type="float">
            <text:p>727984</text:p>
          </table:table-cell>
          <table:table-cell table:formula="of:=IF([.AM61]&lt;&gt;&quot;&quot;;[.AM61]+[.BC61]*5;[.BC61])" office:value-type="float" office:value="3639922" calcext:value-type="float">
            <text:p>3639922</text:p>
          </table:table-cell>
          <table:table-cell table:formula="of:=IF([.AN61]&lt;&gt;&quot;&quot;;[.AN61]+[.BD61]*5;[.BD61])" office:value-type="float" office:value="18199614" calcext:value-type="float">
            <text:p>18199614</text:p>
          </table:table-cell>
          <table:table-cell table:formula="of:=IF([.AO61]&lt;&gt;&quot;&quot;;[.AO61]+[.BE61]*5;[.BE61])" office:value-type="float" office:value="18199614" calcext:value-type="float">
            <text:p>18199614</text:p>
          </table:table-cell>
          <table:table-cell table:formula="of:=IF([.AP61]&lt;&gt;&quot;&quot;;[.AP61]+[.BF61]*5;[.BF61])" office:value-type="float" office:value="18199614" calcext:value-type="float">
            <text:p>18199614</text:p>
          </table:table-cell>
          <table:table-cell table:formula="of:=IF([.AQ61]&lt;&gt;&quot;&quot;;[.AQ61]+[.BG61]*5;[.BG61])" office:value-type="float" office:value="18199614" calcext:value-type="float">
            <text:p>18199614</text:p>
          </table:table-cell>
          <table:table-cell table:formula="of:=IF([.AR61]&lt;&gt;&quot;&quot;;[.AR61]+[.BH61]*5;[.BH61])" office:value-type="float" office:value="18199614" calcext:value-type="float">
            <text:p>181996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&lt;{(([[&lt;&lt;{([([]{})([]())]&lt;{(){}}{[]&lt;&gt;}&gt;)([&lt;&lt;&gt;{}&gt;[()()]]{[[]{}]&lt;[]&lt;&gt;&gt;})}[({{()()}&lt;&lt;&gt;{}&gt;&gt;){[&lt;()</text:p>
          </table:table-cell>
          <table:table-cell table:formula="of:=ORG.LIBREOFFICE.REGEX(ORG.LIBREOFFICE.REGEX(ORG.LIBREOFFICE.REGEX(ORG.LIBREOFFICE.REGEX([.A62];&quot;[(][)]&quot;;&quot;&quot;;&quot;g&quot;);&quot;\[\]&quot;;&quot;&quot;;&quot;g&quot;);&quot;\{\}&quot;;&quot;&quot;;&quot;g&quot;);&quot;&lt;&gt;&quot;;&quot;&quot;;&quot;g&quot;)" office:value-type="string" office:string-value="([&lt;{(([[&lt;&lt;{([()()]&lt;{}{}&gt;)([&lt;&gt;]{[]&lt;&gt;})}[({&lt;&gt;&gt;){[&lt;" calcext:value-type="string">
            <text:p>([&lt;{(([[&lt;&lt;{([()()]&lt;{}{}&gt;)([&lt;&gt;]{[]&lt;&gt;})}[({&lt;&gt;&gt;){[&lt;</text:p>
          </table:table-cell>
          <table:table-cell table:formula="of:=ORG.LIBREOFFICE.REGEX(ORG.LIBREOFFICE.REGEX(ORG.LIBREOFFICE.REGEX(ORG.LIBREOFFICE.REGEX([.B62];&quot;[(][)]&quot;;&quot;&quot;;&quot;g&quot;);&quot;\[\]&quot;;&quot;&quot;;&quot;g&quot;);&quot;\{\}&quot;;&quot;&quot;;&quot;g&quot;);&quot;&lt;&gt;&quot;;&quot;&quot;;&quot;g&quot;)" office:value-type="string" office:string-value="([&lt;{(([[&lt;&lt;{()([]{})}[({&gt;){[&lt;" calcext:value-type="string">
            <text:p>([&lt;{(([[&lt;&lt;{()([]{})}[({&gt;){[&lt;</text:p>
          </table:table-cell>
          <table:table-cell table:formula="of:=ORG.LIBREOFFICE.REGEX(ORG.LIBREOFFICE.REGEX(ORG.LIBREOFFICE.REGEX(ORG.LIBREOFFICE.REGEX([.C62];&quot;[(][)]&quot;;&quot;&quot;;&quot;g&quot;);&quot;\[\]&quot;;&quot;&quot;;&quot;g&quot;);&quot;\{\}&quot;;&quot;&quot;;&quot;g&quot;);&quot;&lt;&gt;&quot;;&quot;&quot;;&quot;g&quot;)" office:value-type="string" office:string-value="([&lt;{(([[&lt;&lt;{()}[({&gt;){[&lt;" calcext:value-type="string">
            <text:p>([&lt;{(([[&lt;&lt;{()}[({&gt;){[&lt;</text:p>
          </table:table-cell>
          <table:table-cell table:formula="of:=ORG.LIBREOFFICE.REGEX(ORG.LIBREOFFICE.REGEX(ORG.LIBREOFFICE.REGEX(ORG.LIBREOFFICE.REGEX([.D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ORG.LIBREOFFICE.REGEX(ORG.LIBREOFFICE.REGEX(ORG.LIBREOFFICE.REGEX(ORG.LIBREOFFICE.REGEX([.E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ORG.LIBREOFFICE.REGEX(ORG.LIBREOFFICE.REGEX(ORG.LIBREOFFICE.REGEX(ORG.LIBREOFFICE.REGEX([.F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ORG.LIBREOFFICE.REGEX(ORG.LIBREOFFICE.REGEX(ORG.LIBREOFFICE.REGEX(ORG.LIBREOFFICE.REGEX([.G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ORG.LIBREOFFICE.REGEX(ORG.LIBREOFFICE.REGEX(ORG.LIBREOFFICE.REGEX(ORG.LIBREOFFICE.REGEX([.H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ORG.LIBREOFFICE.REGEX(ORG.LIBREOFFICE.REGEX(ORG.LIBREOFFICE.REGEX(ORG.LIBREOFFICE.REGEX([.I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ORG.LIBREOFFICE.REGEX(ORG.LIBREOFFICE.REGEX(ORG.LIBREOFFICE.REGEX(ORG.LIBREOFFICE.REGEX([.J62];&quot;[(][)]&quot;;&quot;&quot;;&quot;g&quot;);&quot;\[\]&quot;;&quot;&quot;;&quot;g&quot;);&quot;\{\}&quot;;&quot;&quot;;&quot;g&quot;);&quot;&lt;&gt;&quot;;&quot;&quot;;&quot;g&quot;)" office:value-type="string" office:string-value="([&lt;{(([[&lt;&lt;[({&gt;){[&lt;" calcext:value-type="string">
            <text:p>([&lt;{(([[&lt;&lt;[({&gt;){[&lt;</text:p>
          </table:table-cell>
          <table:table-cell table:formula="of:=IF(ORG.LIBREOFFICE.REGEX(ORG.LIBREOFFICE.REGEX(ORG.LIBREOFFICE.REGEX(ORG.LIBREOFFICE.REGEX(ORG.LIBREOFFICE.REGEX([.K6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2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62]=&quot;&quot;;[.K62];&quot;&quot;)">
            <text:p/>
          </table:table-cell>
          <table:table-cell table:formula="of:=IF(AND([.$M62]&lt;&gt;&quot;&quot;;LEN([.$M62])&gt;=[.N$2]);LEFT(RIGHT([.$M62];[.N$2]);1);&quot;&quot;)">
            <text:p/>
          </table:table-cell>
          <table:table-cell table:formula="of:=IF(AND([.$M62]&lt;&gt;&quot;&quot;;LEN([.$M62])&gt;=[.O$2]);LEFT(RIGHT([.$M62];[.O$2]);1);&quot;&quot;)">
            <text:p/>
          </table:table-cell>
          <table:table-cell table:formula="of:=IF(AND([.$M62]&lt;&gt;&quot;&quot;;LEN([.$M62])&gt;=[.P$2]);LEFT(RIGHT([.$M62];[.P$2]);1);&quot;&quot;)">
            <text:p/>
          </table:table-cell>
          <table:table-cell table:formula="of:=IF(AND([.$M62]&lt;&gt;&quot;&quot;;LEN([.$M62])&gt;=[.Q$2]);LEFT(RIGHT([.$M62];[.Q$2]);1);&quot;&quot;)">
            <text:p/>
          </table:table-cell>
          <table:table-cell table:formula="of:=IF(AND([.$M62]&lt;&gt;&quot;&quot;;LEN([.$M62])&gt;=[.R$2]);LEFT(RIGHT([.$M62];[.R$2]);1);&quot;&quot;)">
            <text:p/>
          </table:table-cell>
          <table:table-cell table:formula="of:=IF(AND([.$M62]&lt;&gt;&quot;&quot;;LEN([.$M62])&gt;=[.S$2]);LEFT(RIGHT([.$M62];[.S$2]);1);&quot;&quot;)">
            <text:p/>
          </table:table-cell>
          <table:table-cell table:formula="of:=IF(AND([.$M62]&lt;&gt;&quot;&quot;;LEN([.$M62])&gt;=[.T$2]);LEFT(RIGHT([.$M62];[.T$2]);1);&quot;&quot;)">
            <text:p/>
          </table:table-cell>
          <table:table-cell table:formula="of:=IF(AND([.$M62]&lt;&gt;&quot;&quot;;LEN([.$M62])&gt;=[.U$2]);LEFT(RIGHT([.$M62];[.U$2]);1);&quot;&quot;)">
            <text:p/>
          </table:table-cell>
          <table:table-cell table:formula="of:=IF(AND([.$M62]&lt;&gt;&quot;&quot;;LEN([.$M62])&gt;=[.V$2]);LEFT(RIGHT([.$M62];[.V$2]);1);&quot;&quot;)">
            <text:p/>
          </table:table-cell>
          <table:table-cell table:formula="of:=IF(AND([.$M62]&lt;&gt;&quot;&quot;;LEN([.$M62])&gt;=[.W$2]);LEFT(RIGHT([.$M62];[.W$2]);1);&quot;&quot;)">
            <text:p/>
          </table:table-cell>
          <table:table-cell table:formula="of:=IF(AND([.$M62]&lt;&gt;&quot;&quot;;LEN([.$M62])&gt;=[.X$2]);LEFT(RIGHT([.$M62];[.X$2]);1);&quot;&quot;)">
            <text:p/>
          </table:table-cell>
          <table:table-cell table:formula="of:=IF(AND([.$M62]&lt;&gt;&quot;&quot;;LEN([.$M62])&gt;=[.Y$2]);LEFT(RIGHT([.$M62];[.Y$2]);1);&quot;&quot;)">
            <text:p/>
          </table:table-cell>
          <table:table-cell table:formula="of:=IF(AND([.$M62]&lt;&gt;&quot;&quot;;LEN([.$M62])&gt;=[.Z$2]);LEFT(RIGHT([.$M62];[.Z$2]);1);&quot;&quot;)">
            <text:p/>
          </table:table-cell>
          <table:table-cell table:formula="of:=IF(AND([.$M62]&lt;&gt;&quot;&quot;;LEN([.$M62])&gt;=[.AA$2]);LEFT(RIGHT([.$M62];[.AA$2]);1);&quot;&quot;)">
            <text:p/>
          </table:table-cell>
          <table:table-cell table:formula="of:=IF(AND([.$M62]&lt;&gt;&quot;&quot;;LEN([.$M62])&gt;=[.AB$2]);LEFT(RIGHT([.$M62];[.AB$2]);1);&quot;&quot;)">
            <text:p/>
          </table:table-cell>
          <table:table-cell table:formula="of:=IF([.M62]=&quot;&quot;;&quot;&quot;;0)">
            <text:p/>
          </table:table-cell>
          <table:table-cell table:formula="of:=IF([.N62]&lt;&gt;&quot;&quot;;IF([.N62]=&quot;(&quot;;1;IF([.N62]=&quot;[&quot;;2;IF([.N62]=&quot;{&quot;;3;IF([.N62]=&quot;&lt;&quot;;4;0))));&quot;&quot;)">
            <text:p/>
          </table:table-cell>
          <table:table-cell table:formula="of:=IF([.O62]&lt;&gt;&quot;&quot;;IF([.O62]=&quot;(&quot;;1;IF([.O62]=&quot;[&quot;;2;IF([.O62]=&quot;{&quot;;3;IF([.O62]=&quot;&lt;&quot;;4;0))));&quot;&quot;)">
            <text:p/>
          </table:table-cell>
          <table:table-cell table:formula="of:=IF([.P62]&lt;&gt;&quot;&quot;;IF([.P62]=&quot;(&quot;;1;IF([.P62]=&quot;[&quot;;2;IF([.P62]=&quot;{&quot;;3;IF([.P62]=&quot;&lt;&quot;;4;0))));&quot;&quot;)">
            <text:p/>
          </table:table-cell>
          <table:table-cell table:formula="of:=IF([.Q62]&lt;&gt;&quot;&quot;;IF([.Q62]=&quot;(&quot;;1;IF([.Q62]=&quot;[&quot;;2;IF([.Q62]=&quot;{&quot;;3;IF([.Q62]=&quot;&lt;&quot;;4;0))));&quot;&quot;)">
            <text:p/>
          </table:table-cell>
          <table:table-cell table:formula="of:=IF([.R62]&lt;&gt;&quot;&quot;;IF([.R62]=&quot;(&quot;;1;IF([.R62]=&quot;[&quot;;2;IF([.R62]=&quot;{&quot;;3;IF([.R62]=&quot;&lt;&quot;;4;0))));&quot;&quot;)">
            <text:p/>
          </table:table-cell>
          <table:table-cell table:formula="of:=IF([.S62]&lt;&gt;&quot;&quot;;IF([.S62]=&quot;(&quot;;1;IF([.S62]=&quot;[&quot;;2;IF([.S62]=&quot;{&quot;;3;IF([.S62]=&quot;&lt;&quot;;4;0))));&quot;&quot;)">
            <text:p/>
          </table:table-cell>
          <table:table-cell table:formula="of:=IF([.T62]&lt;&gt;&quot;&quot;;IF([.T62]=&quot;(&quot;;1;IF([.T62]=&quot;[&quot;;2;IF([.T62]=&quot;{&quot;;3;IF([.T62]=&quot;&lt;&quot;;4;0))));&quot;&quot;)">
            <text:p/>
          </table:table-cell>
          <table:table-cell table:formula="of:=IF([.U62]&lt;&gt;&quot;&quot;;IF([.U62]=&quot;(&quot;;1;IF([.U62]=&quot;[&quot;;2;IF([.U62]=&quot;{&quot;;3;IF([.U62]=&quot;&lt;&quot;;4;0))));&quot;&quot;)">
            <text:p/>
          </table:table-cell>
          <table:table-cell table:formula="of:=IF([.V62]&lt;&gt;&quot;&quot;;IF([.V62]=&quot;(&quot;;1;IF([.V62]=&quot;[&quot;;2;IF([.V62]=&quot;{&quot;;3;IF([.V62]=&quot;&lt;&quot;;4;0))));&quot;&quot;)">
            <text:p/>
          </table:table-cell>
          <table:table-cell table:formula="of:=IF([.W62]&lt;&gt;&quot;&quot;;IF([.W62]=&quot;(&quot;;1;IF([.W62]=&quot;[&quot;;2;IF([.W62]=&quot;{&quot;;3;IF([.W62]=&quot;&lt;&quot;;4;0))));&quot;&quot;)">
            <text:p/>
          </table:table-cell>
          <table:table-cell table:formula="of:=IF([.X62]&lt;&gt;&quot;&quot;;IF([.X62]=&quot;(&quot;;1;IF([.X62]=&quot;[&quot;;2;IF([.X62]=&quot;{&quot;;3;IF([.X62]=&quot;&lt;&quot;;4;0))));&quot;&quot;)">
            <text:p/>
          </table:table-cell>
          <table:table-cell table:formula="of:=IF([.Y62]&lt;&gt;&quot;&quot;;IF([.Y62]=&quot;(&quot;;1;IF([.Y62]=&quot;[&quot;;2;IF([.Y62]=&quot;{&quot;;3;IF([.Y62]=&quot;&lt;&quot;;4;0))));&quot;&quot;)">
            <text:p/>
          </table:table-cell>
          <table:table-cell table:formula="of:=IF([.Z62]&lt;&gt;&quot;&quot;;IF([.Z62]=&quot;(&quot;;1;IF([.Z62]=&quot;[&quot;;2;IF([.Z62]=&quot;{&quot;;3;IF([.Z62]=&quot;&lt;&quot;;4;0))));&quot;&quot;)">
            <text:p/>
          </table:table-cell>
          <table:table-cell table:formula="of:=IF([.AA62]&lt;&gt;&quot;&quot;;IF([.AA62]=&quot;(&quot;;1;IF([.AA62]=&quot;[&quot;;2;IF([.AA62]=&quot;{&quot;;3;IF([.AA62]=&quot;&lt;&quot;;4;0))));&quot;&quot;)">
            <text:p/>
          </table:table-cell>
          <table:table-cell table:formula="of:=IF([.AB62]&lt;&gt;&quot;&quot;;IF([.AB62]=&quot;(&quot;;1;IF([.AB62]=&quot;[&quot;;2;IF([.AB62]=&quot;{&quot;;3;IF([.AB62]=&quot;&lt;&quot;;4;0))));&quot;&quot;)">
            <text:p/>
          </table:table-cell>
          <table:table-cell table:number-columns-repeated="2"/>
          <table:table-cell table:formula="of:=[.AD62]">
            <text:p/>
          </table:table-cell>
          <table:table-cell table:formula="of:=IF([.AE62]&lt;&gt;&quot;&quot;;[.AE62]+[.AU62]*5;[.AU62])">
            <text:p/>
          </table:table-cell>
          <table:table-cell table:formula="of:=IF([.AF62]&lt;&gt;&quot;&quot;;[.AF62]+[.AV62]*5;[.AV62])">
            <text:p/>
          </table:table-cell>
          <table:table-cell table:formula="of:=IF([.AG62]&lt;&gt;&quot;&quot;;[.AG62]+[.AW62]*5;[.AW62])">
            <text:p/>
          </table:table-cell>
          <table:table-cell table:formula="of:=IF([.AH62]&lt;&gt;&quot;&quot;;[.AH62]+[.AX62]*5;[.AX62])">
            <text:p/>
          </table:table-cell>
          <table:table-cell table:formula="of:=IF([.AI62]&lt;&gt;&quot;&quot;;[.AI62]+[.AY62]*5;[.AY62])">
            <text:p/>
          </table:table-cell>
          <table:table-cell table:formula="of:=IF([.AJ62]&lt;&gt;&quot;&quot;;[.AJ62]+[.AZ62]*5;[.AZ62])">
            <text:p/>
          </table:table-cell>
          <table:table-cell table:formula="of:=IF([.AK62]&lt;&gt;&quot;&quot;;[.AK62]+[.BA62]*5;[.BA62])">
            <text:p/>
          </table:table-cell>
          <table:table-cell table:formula="of:=IF([.AL62]&lt;&gt;&quot;&quot;;[.AL62]+[.BB62]*5;[.BB62])">
            <text:p/>
          </table:table-cell>
          <table:table-cell table:formula="of:=IF([.AM62]&lt;&gt;&quot;&quot;;[.AM62]+[.BC62]*5;[.BC62])">
            <text:p/>
          </table:table-cell>
          <table:table-cell table:formula="of:=IF([.AN62]&lt;&gt;&quot;&quot;;[.AN62]+[.BD62]*5;[.BD62])">
            <text:p/>
          </table:table-cell>
          <table:table-cell table:formula="of:=IF([.AO62]&lt;&gt;&quot;&quot;;[.AO62]+[.BE62]*5;[.BE62])">
            <text:p/>
          </table:table-cell>
          <table:table-cell table:formula="of:=IF([.AP62]&lt;&gt;&quot;&quot;;[.AP62]+[.BF62]*5;[.BF62])">
            <text:p/>
          </table:table-cell>
          <table:table-cell table:formula="of:=IF([.AQ62]&lt;&gt;&quot;&quot;;[.AQ62]+[.BG62]*5;[.BG62])">
            <text:p/>
          </table:table-cell>
          <table:table-cell table:formula="of:=IF([.AR62]&lt;&gt;&quot;&quot;;[.AR62]+[.BH62]*5;[.BH62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({{{[[[([{&lt;{&lt;&gt;&lt;&gt;}{()()}&gt;(&lt;[]())[&lt;&gt;])}{([&lt;&gt;&lt;&gt;]&lt;(){}&gt;){(&lt;&gt;())[{}()]}}]&lt;{[[&lt;&gt;&lt;&gt;]{{}[]}]([{}&lt;&gt;]{[]()</text:p>
          </table:table-cell>
          <table:table-cell table:formula="of:=ORG.LIBREOFFICE.REGEX(ORG.LIBREOFFICE.REGEX(ORG.LIBREOFFICE.REGEX(ORG.LIBREOFFICE.REGEX([.A63];&quot;[(][)]&quot;;&quot;&quot;;&quot;g&quot;);&quot;\[\]&quot;;&quot;&quot;;&quot;g&quot;);&quot;\{\}&quot;;&quot;&quot;;&quot;g&quot;);&quot;&lt;&gt;&quot;;&quot;&quot;;&quot;g&quot;)" office:value-type="string" office:string-value="([({{{[[[([{&lt;{}&gt;(&lt;)[])}{([]){()[]}}]&lt;{[[]{}]([]{" calcext:value-type="string">
            <text:p>([({{{[[[([{&lt;{}&gt;(&lt;)[])}{([]){()[]}}]&lt;{[[]{}]([]{</text:p>
          </table:table-cell>
          <table:table-cell table:formula="of:=ORG.LIBREOFFICE.REGEX(ORG.LIBREOFFICE.REGEX(ORG.LIBREOFFICE.REGEX(ORG.LIBREOFFICE.REGEX([.B63];&quot;[(][)]&quot;;&quot;&quot;;&quot;g&quot;);&quot;\[\]&quot;;&quot;&quot;;&quot;g&quot;);&quot;\{\}&quot;;&quot;&quot;;&quot;g&quot;);&quot;&lt;&gt;&quot;;&quot;&quot;;&quot;g&quot;)" office:value-type="string" office:string-value="([({{{[[[([{(&lt;))}{()}]&lt;{[]({" calcext:value-type="string">
            <text:p>([({{{[[[([{(&lt;))}{()}]&lt;{[]({</text:p>
          </table:table-cell>
          <table:table-cell table:formula="of:=ORG.LIBREOFFICE.REGEX(ORG.LIBREOFFICE.REGEX(ORG.LIBREOFFICE.REGEX(ORG.LIBREOFFICE.REGEX([.C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D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E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F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G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H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I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ORG.LIBREOFFICE.REGEX(ORG.LIBREOFFICE.REGEX(ORG.LIBREOFFICE.REGEX(ORG.LIBREOFFICE.REGEX([.J63];&quot;[(][)]&quot;;&quot;&quot;;&quot;g&quot;);&quot;\[\]&quot;;&quot;&quot;;&quot;g&quot;);&quot;\{\}&quot;;&quot;&quot;;&quot;g&quot;);&quot;&lt;&gt;&quot;;&quot;&quot;;&quot;g&quot;)" office:value-type="string" office:string-value="([({{{[[[([{(&lt;))}]&lt;{({" calcext:value-type="string">
            <text:p>([({{{[[[([{(&lt;))}]&lt;{({</text:p>
          </table:table-cell>
          <table:table-cell table:formula="of:=IF(ORG.LIBREOFFICE.REGEX(ORG.LIBREOFFICE.REGEX(ORG.LIBREOFFICE.REGEX(ORG.LIBREOFFICE.REGEX(ORG.LIBREOFFICE.REGEX([.K6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3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63]=&quot;&quot;;[.K63];&quot;&quot;)">
            <text:p/>
          </table:table-cell>
          <table:table-cell table:formula="of:=IF(AND([.$M63]&lt;&gt;&quot;&quot;;LEN([.$M63])&gt;=[.N$2]);LEFT(RIGHT([.$M63];[.N$2]);1);&quot;&quot;)">
            <text:p/>
          </table:table-cell>
          <table:table-cell table:formula="of:=IF(AND([.$M63]&lt;&gt;&quot;&quot;;LEN([.$M63])&gt;=[.O$2]);LEFT(RIGHT([.$M63];[.O$2]);1);&quot;&quot;)">
            <text:p/>
          </table:table-cell>
          <table:table-cell table:formula="of:=IF(AND([.$M63]&lt;&gt;&quot;&quot;;LEN([.$M63])&gt;=[.P$2]);LEFT(RIGHT([.$M63];[.P$2]);1);&quot;&quot;)">
            <text:p/>
          </table:table-cell>
          <table:table-cell table:formula="of:=IF(AND([.$M63]&lt;&gt;&quot;&quot;;LEN([.$M63])&gt;=[.Q$2]);LEFT(RIGHT([.$M63];[.Q$2]);1);&quot;&quot;)">
            <text:p/>
          </table:table-cell>
          <table:table-cell table:formula="of:=IF(AND([.$M63]&lt;&gt;&quot;&quot;;LEN([.$M63])&gt;=[.R$2]);LEFT(RIGHT([.$M63];[.R$2]);1);&quot;&quot;)">
            <text:p/>
          </table:table-cell>
          <table:table-cell table:formula="of:=IF(AND([.$M63]&lt;&gt;&quot;&quot;;LEN([.$M63])&gt;=[.S$2]);LEFT(RIGHT([.$M63];[.S$2]);1);&quot;&quot;)">
            <text:p/>
          </table:table-cell>
          <table:table-cell table:formula="of:=IF(AND([.$M63]&lt;&gt;&quot;&quot;;LEN([.$M63])&gt;=[.T$2]);LEFT(RIGHT([.$M63];[.T$2]);1);&quot;&quot;)">
            <text:p/>
          </table:table-cell>
          <table:table-cell table:formula="of:=IF(AND([.$M63]&lt;&gt;&quot;&quot;;LEN([.$M63])&gt;=[.U$2]);LEFT(RIGHT([.$M63];[.U$2]);1);&quot;&quot;)">
            <text:p/>
          </table:table-cell>
          <table:table-cell table:formula="of:=IF(AND([.$M63]&lt;&gt;&quot;&quot;;LEN([.$M63])&gt;=[.V$2]);LEFT(RIGHT([.$M63];[.V$2]);1);&quot;&quot;)">
            <text:p/>
          </table:table-cell>
          <table:table-cell table:formula="of:=IF(AND([.$M63]&lt;&gt;&quot;&quot;;LEN([.$M63])&gt;=[.W$2]);LEFT(RIGHT([.$M63];[.W$2]);1);&quot;&quot;)">
            <text:p/>
          </table:table-cell>
          <table:table-cell table:formula="of:=IF(AND([.$M63]&lt;&gt;&quot;&quot;;LEN([.$M63])&gt;=[.X$2]);LEFT(RIGHT([.$M63];[.X$2]);1);&quot;&quot;)">
            <text:p/>
          </table:table-cell>
          <table:table-cell table:formula="of:=IF(AND([.$M63]&lt;&gt;&quot;&quot;;LEN([.$M63])&gt;=[.Y$2]);LEFT(RIGHT([.$M63];[.Y$2]);1);&quot;&quot;)">
            <text:p/>
          </table:table-cell>
          <table:table-cell table:formula="of:=IF(AND([.$M63]&lt;&gt;&quot;&quot;;LEN([.$M63])&gt;=[.Z$2]);LEFT(RIGHT([.$M63];[.Z$2]);1);&quot;&quot;)">
            <text:p/>
          </table:table-cell>
          <table:table-cell table:formula="of:=IF(AND([.$M63]&lt;&gt;&quot;&quot;;LEN([.$M63])&gt;=[.AA$2]);LEFT(RIGHT([.$M63];[.AA$2]);1);&quot;&quot;)">
            <text:p/>
          </table:table-cell>
          <table:table-cell table:formula="of:=IF(AND([.$M63]&lt;&gt;&quot;&quot;;LEN([.$M63])&gt;=[.AB$2]);LEFT(RIGHT([.$M63];[.AB$2]);1);&quot;&quot;)">
            <text:p/>
          </table:table-cell>
          <table:table-cell table:formula="of:=IF([.M63]=&quot;&quot;;&quot;&quot;;0)">
            <text:p/>
          </table:table-cell>
          <table:table-cell table:formula="of:=IF([.N63]&lt;&gt;&quot;&quot;;IF([.N63]=&quot;(&quot;;1;IF([.N63]=&quot;[&quot;;2;IF([.N63]=&quot;{&quot;;3;IF([.N63]=&quot;&lt;&quot;;4;0))));&quot;&quot;)">
            <text:p/>
          </table:table-cell>
          <table:table-cell table:formula="of:=IF([.O63]&lt;&gt;&quot;&quot;;IF([.O63]=&quot;(&quot;;1;IF([.O63]=&quot;[&quot;;2;IF([.O63]=&quot;{&quot;;3;IF([.O63]=&quot;&lt;&quot;;4;0))));&quot;&quot;)">
            <text:p/>
          </table:table-cell>
          <table:table-cell table:formula="of:=IF([.P63]&lt;&gt;&quot;&quot;;IF([.P63]=&quot;(&quot;;1;IF([.P63]=&quot;[&quot;;2;IF([.P63]=&quot;{&quot;;3;IF([.P63]=&quot;&lt;&quot;;4;0))));&quot;&quot;)">
            <text:p/>
          </table:table-cell>
          <table:table-cell table:formula="of:=IF([.Q63]&lt;&gt;&quot;&quot;;IF([.Q63]=&quot;(&quot;;1;IF([.Q63]=&quot;[&quot;;2;IF([.Q63]=&quot;{&quot;;3;IF([.Q63]=&quot;&lt;&quot;;4;0))));&quot;&quot;)">
            <text:p/>
          </table:table-cell>
          <table:table-cell table:formula="of:=IF([.R63]&lt;&gt;&quot;&quot;;IF([.R63]=&quot;(&quot;;1;IF([.R63]=&quot;[&quot;;2;IF([.R63]=&quot;{&quot;;3;IF([.R63]=&quot;&lt;&quot;;4;0))));&quot;&quot;)">
            <text:p/>
          </table:table-cell>
          <table:table-cell table:formula="of:=IF([.S63]&lt;&gt;&quot;&quot;;IF([.S63]=&quot;(&quot;;1;IF([.S63]=&quot;[&quot;;2;IF([.S63]=&quot;{&quot;;3;IF([.S63]=&quot;&lt;&quot;;4;0))));&quot;&quot;)">
            <text:p/>
          </table:table-cell>
          <table:table-cell table:formula="of:=IF([.T63]&lt;&gt;&quot;&quot;;IF([.T63]=&quot;(&quot;;1;IF([.T63]=&quot;[&quot;;2;IF([.T63]=&quot;{&quot;;3;IF([.T63]=&quot;&lt;&quot;;4;0))));&quot;&quot;)">
            <text:p/>
          </table:table-cell>
          <table:table-cell table:formula="of:=IF([.U63]&lt;&gt;&quot;&quot;;IF([.U63]=&quot;(&quot;;1;IF([.U63]=&quot;[&quot;;2;IF([.U63]=&quot;{&quot;;3;IF([.U63]=&quot;&lt;&quot;;4;0))));&quot;&quot;)">
            <text:p/>
          </table:table-cell>
          <table:table-cell table:formula="of:=IF([.V63]&lt;&gt;&quot;&quot;;IF([.V63]=&quot;(&quot;;1;IF([.V63]=&quot;[&quot;;2;IF([.V63]=&quot;{&quot;;3;IF([.V63]=&quot;&lt;&quot;;4;0))));&quot;&quot;)">
            <text:p/>
          </table:table-cell>
          <table:table-cell table:formula="of:=IF([.W63]&lt;&gt;&quot;&quot;;IF([.W63]=&quot;(&quot;;1;IF([.W63]=&quot;[&quot;;2;IF([.W63]=&quot;{&quot;;3;IF([.W63]=&quot;&lt;&quot;;4;0))));&quot;&quot;)">
            <text:p/>
          </table:table-cell>
          <table:table-cell table:formula="of:=IF([.X63]&lt;&gt;&quot;&quot;;IF([.X63]=&quot;(&quot;;1;IF([.X63]=&quot;[&quot;;2;IF([.X63]=&quot;{&quot;;3;IF([.X63]=&quot;&lt;&quot;;4;0))));&quot;&quot;)">
            <text:p/>
          </table:table-cell>
          <table:table-cell table:formula="of:=IF([.Y63]&lt;&gt;&quot;&quot;;IF([.Y63]=&quot;(&quot;;1;IF([.Y63]=&quot;[&quot;;2;IF([.Y63]=&quot;{&quot;;3;IF([.Y63]=&quot;&lt;&quot;;4;0))));&quot;&quot;)">
            <text:p/>
          </table:table-cell>
          <table:table-cell table:formula="of:=IF([.Z63]&lt;&gt;&quot;&quot;;IF([.Z63]=&quot;(&quot;;1;IF([.Z63]=&quot;[&quot;;2;IF([.Z63]=&quot;{&quot;;3;IF([.Z63]=&quot;&lt;&quot;;4;0))));&quot;&quot;)">
            <text:p/>
          </table:table-cell>
          <table:table-cell table:formula="of:=IF([.AA63]&lt;&gt;&quot;&quot;;IF([.AA63]=&quot;(&quot;;1;IF([.AA63]=&quot;[&quot;;2;IF([.AA63]=&quot;{&quot;;3;IF([.AA63]=&quot;&lt;&quot;;4;0))));&quot;&quot;)">
            <text:p/>
          </table:table-cell>
          <table:table-cell table:formula="of:=IF([.AB63]&lt;&gt;&quot;&quot;;IF([.AB63]=&quot;(&quot;;1;IF([.AB63]=&quot;[&quot;;2;IF([.AB63]=&quot;{&quot;;3;IF([.AB63]=&quot;&lt;&quot;;4;0))));&quot;&quot;)">
            <text:p/>
          </table:table-cell>
          <table:table-cell table:number-columns-repeated="2"/>
          <table:table-cell table:formula="of:=[.AD63]">
            <text:p/>
          </table:table-cell>
          <table:table-cell table:formula="of:=IF([.AE63]&lt;&gt;&quot;&quot;;[.AE63]+[.AU63]*5;[.AU63])">
            <text:p/>
          </table:table-cell>
          <table:table-cell table:formula="of:=IF([.AF63]&lt;&gt;&quot;&quot;;[.AF63]+[.AV63]*5;[.AV63])">
            <text:p/>
          </table:table-cell>
          <table:table-cell table:formula="of:=IF([.AG63]&lt;&gt;&quot;&quot;;[.AG63]+[.AW63]*5;[.AW63])">
            <text:p/>
          </table:table-cell>
          <table:table-cell table:formula="of:=IF([.AH63]&lt;&gt;&quot;&quot;;[.AH63]+[.AX63]*5;[.AX63])">
            <text:p/>
          </table:table-cell>
          <table:table-cell table:formula="of:=IF([.AI63]&lt;&gt;&quot;&quot;;[.AI63]+[.AY63]*5;[.AY63])">
            <text:p/>
          </table:table-cell>
          <table:table-cell table:formula="of:=IF([.AJ63]&lt;&gt;&quot;&quot;;[.AJ63]+[.AZ63]*5;[.AZ63])">
            <text:p/>
          </table:table-cell>
          <table:table-cell table:formula="of:=IF([.AK63]&lt;&gt;&quot;&quot;;[.AK63]+[.BA63]*5;[.BA63])">
            <text:p/>
          </table:table-cell>
          <table:table-cell table:formula="of:=IF([.AL63]&lt;&gt;&quot;&quot;;[.AL63]+[.BB63]*5;[.BB63])">
            <text:p/>
          </table:table-cell>
          <table:table-cell table:formula="of:=IF([.AM63]&lt;&gt;&quot;&quot;;[.AM63]+[.BC63]*5;[.BC63])">
            <text:p/>
          </table:table-cell>
          <table:table-cell table:formula="of:=IF([.AN63]&lt;&gt;&quot;&quot;;[.AN63]+[.BD63]*5;[.BD63])">
            <text:p/>
          </table:table-cell>
          <table:table-cell table:formula="of:=IF([.AO63]&lt;&gt;&quot;&quot;;[.AO63]+[.BE63]*5;[.BE63])">
            <text:p/>
          </table:table-cell>
          <table:table-cell table:formula="of:=IF([.AP63]&lt;&gt;&quot;&quot;;[.AP63]+[.BF63]*5;[.BF63])">
            <text:p/>
          </table:table-cell>
          <table:table-cell table:formula="of:=IF([.AQ63]&lt;&gt;&quot;&quot;;[.AQ63]+[.BG63]*5;[.BG63])">
            <text:p/>
          </table:table-cell>
          <table:table-cell table:formula="of:=IF([.AR63]&lt;&gt;&quot;&quot;;[.AR63]+[.BH63]*5;[.BH6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[&lt;&lt;&lt;{{({[{[({{}{}}&lt;(){}&gt;)&lt;[[]{}]({}&lt;&gt;)&gt;]}][(&lt;{&lt;&lt;&gt;{}&gt;}{{[]{}}{()[]}}&gt;[{[&lt;&gt;{}]&lt;[][]&gt;}&lt;{&lt;&gt;&lt;&gt;</text:p>
          </table:table-cell>
          <table:table-cell table:formula="of:=ORG.LIBREOFFICE.REGEX(ORG.LIBREOFFICE.REGEX(ORG.LIBREOFFICE.REGEX(ORG.LIBREOFFICE.REGEX([.A64];&quot;[(][)]&quot;;&quot;&quot;;&quot;g&quot;);&quot;\[\]&quot;;&quot;&quot;;&quot;g&quot;);&quot;\{\}&quot;;&quot;&quot;;&quot;g&quot;);&quot;&lt;&gt;&quot;;&quot;&quot;;&quot;g&quot;)" office:value-type="string" office:string-value="[[&lt;&lt;&lt;{{({[{[({})&lt;[]()&gt;]}][(&lt;{&lt;&gt;}{{}}&gt;[{[]}&lt;{" calcext:value-type="string">
            <text:p>[[&lt;&lt;&lt;{{({[{[({})&lt;[]()&gt;]}][(&lt;{&lt;&gt;}{{}}&gt;[{[]}&lt;{</text:p>
          </table:table-cell>
          <table:table-cell table:formula="of:=ORG.LIBREOFFICE.REGEX(ORG.LIBREOFFICE.REGEX(ORG.LIBREOFFICE.REGEX(ORG.LIBREOFFICE.REGEX([.B64];&quot;[(][)]&quot;;&quot;&quot;;&quot;g&quot;);&quot;\[\]&quot;;&quot;&quot;;&quot;g&quot;);&quot;\{\}&quot;;&quot;&quot;;&quot;g&quot;);&quot;&lt;&gt;&quot;;&quot;&quot;;&quot;g&quot;)" office:value-type="string" office:string-value="[[&lt;&lt;&lt;{{({[{[()]}][(&lt;{}{}&gt;[&lt;{" calcext:value-type="string">
            <text:p>[[&lt;&lt;&lt;{{({[{[()]}][(&lt;{}{}&gt;[&lt;{</text:p>
          </table:table-cell>
          <table:table-cell table:formula="of:=ORG.LIBREOFFICE.REGEX(ORG.LIBREOFFICE.REGEX(ORG.LIBREOFFICE.REGEX(ORG.LIBREOFFICE.REGEX([.C64];&quot;[(][)]&quot;;&quot;&quot;;&quot;g&quot;);&quot;\[\]&quot;;&quot;&quot;;&quot;g&quot;);&quot;\{\}&quot;;&quot;&quot;;&quot;g&quot;);&quot;&lt;&gt;&quot;;&quot;&quot;;&quot;g&quot;)" office:value-type="string" office:string-value="[[&lt;&lt;&lt;{{({[][([&lt;{" calcext:value-type="string">
            <text:p>[[&lt;&lt;&lt;{{({[][([&lt;{</text:p>
          </table:table-cell>
          <table:table-cell table:formula="of:=ORG.LIBREOFFICE.REGEX(ORG.LIBREOFFICE.REGEX(ORG.LIBREOFFICE.REGEX(ORG.LIBREOFFICE.REGEX([.D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ORG.LIBREOFFICE.REGEX(ORG.LIBREOFFICE.REGEX(ORG.LIBREOFFICE.REGEX(ORG.LIBREOFFICE.REGEX([.E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ORG.LIBREOFFICE.REGEX(ORG.LIBREOFFICE.REGEX(ORG.LIBREOFFICE.REGEX(ORG.LIBREOFFICE.REGEX([.F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ORG.LIBREOFFICE.REGEX(ORG.LIBREOFFICE.REGEX(ORG.LIBREOFFICE.REGEX(ORG.LIBREOFFICE.REGEX([.G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ORG.LIBREOFFICE.REGEX(ORG.LIBREOFFICE.REGEX(ORG.LIBREOFFICE.REGEX(ORG.LIBREOFFICE.REGEX([.H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ORG.LIBREOFFICE.REGEX(ORG.LIBREOFFICE.REGEX(ORG.LIBREOFFICE.REGEX(ORG.LIBREOFFICE.REGEX([.I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ORG.LIBREOFFICE.REGEX(ORG.LIBREOFFICE.REGEX(ORG.LIBREOFFICE.REGEX(ORG.LIBREOFFICE.REGEX([.J64];&quot;[(][)]&quot;;&quot;&quot;;&quot;g&quot;);&quot;\[\]&quot;;&quot;&quot;;&quot;g&quot;);&quot;\{\}&quot;;&quot;&quot;;&quot;g&quot;);&quot;&lt;&gt;&quot;;&quot;&quot;;&quot;g&quot;)" office:value-type="string" office:string-value="[[&lt;&lt;&lt;{{({[([&lt;{" calcext:value-type="string">
            <text:p>[[&lt;&lt;&lt;{{({[([&lt;{</text:p>
          </table:table-cell>
          <table:table-cell table:formula="of:=IF(ORG.LIBREOFFICE.REGEX(ORG.LIBREOFFICE.REGEX(ORG.LIBREOFFICE.REGEX(ORG.LIBREOFFICE.REGEX(ORG.LIBREOFFICE.REGEX([.K6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4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4]=&quot;&quot;;[.K64];&quot;&quot;)" office:value-type="string" office:string-value="[[&lt;&lt;&lt;{{({[([&lt;{" calcext:value-type="string">
            <text:p>[[&lt;&lt;&lt;{{({[([&lt;{</text:p>
          </table:table-cell>
          <table:table-cell table:formula="of:=IF(AND([.$M64]&lt;&gt;&quot;&quot;;LEN([.$M64])&gt;=[.N$2]);LEFT(RIGHT([.$M64];[.N$2]);1);&quot;&quot;)" office:value-type="string" office:string-value="{" calcext:value-type="string">
            <text:p>{</text:p>
          </table:table-cell>
          <table:table-cell table:formula="of:=IF(AND([.$M64]&lt;&gt;&quot;&quot;;LEN([.$M64])&gt;=[.O$2]);LEFT(RIGHT([.$M64];[.O$2]);1);&quot;&quot;)" office:value-type="string" office:string-value="&lt;" calcext:value-type="string">
            <text:p>&lt;</text:p>
          </table:table-cell>
          <table:table-cell table:formula="of:=IF(AND([.$M64]&lt;&gt;&quot;&quot;;LEN([.$M64])&gt;=[.P$2]);LEFT(RIGHT([.$M64];[.P$2]);1);&quot;&quot;)" office:value-type="string" office:string-value="[" calcext:value-type="string">
            <text:p>[</text:p>
          </table:table-cell>
          <table:table-cell table:formula="of:=IF(AND([.$M64]&lt;&gt;&quot;&quot;;LEN([.$M64])&gt;=[.Q$2]);LEFT(RIGHT([.$M64];[.Q$2]);1);&quot;&quot;)" office:value-type="string" office:string-value="(" calcext:value-type="string">
            <text:p>(</text:p>
          </table:table-cell>
          <table:table-cell table:formula="of:=IF(AND([.$M64]&lt;&gt;&quot;&quot;;LEN([.$M64])&gt;=[.R$2]);LEFT(RIGHT([.$M64];[.R$2]);1);&quot;&quot;)" office:value-type="string" office:string-value="[" calcext:value-type="string">
            <text:p>[</text:p>
          </table:table-cell>
          <table:table-cell table:formula="of:=IF(AND([.$M64]&lt;&gt;&quot;&quot;;LEN([.$M64])&gt;=[.S$2]);LEFT(RIGHT([.$M64];[.S$2]);1);&quot;&quot;)" office:value-type="string" office:string-value="{" calcext:value-type="string">
            <text:p>{</text:p>
          </table:table-cell>
          <table:table-cell table:formula="of:=IF(AND([.$M64]&lt;&gt;&quot;&quot;;LEN([.$M64])&gt;=[.T$2]);LEFT(RIGHT([.$M64];[.T$2]);1);&quot;&quot;)" office:value-type="string" office:string-value="(" calcext:value-type="string">
            <text:p>(</text:p>
          </table:table-cell>
          <table:table-cell table:formula="of:=IF(AND([.$M64]&lt;&gt;&quot;&quot;;LEN([.$M64])&gt;=[.U$2]);LEFT(RIGHT([.$M64];[.U$2]);1);&quot;&quot;)" office:value-type="string" office:string-value="{" calcext:value-type="string">
            <text:p>{</text:p>
          </table:table-cell>
          <table:table-cell table:formula="of:=IF(AND([.$M64]&lt;&gt;&quot;&quot;;LEN([.$M64])&gt;=[.V$2]);LEFT(RIGHT([.$M64];[.V$2]);1);&quot;&quot;)" office:value-type="string" office:string-value="{" calcext:value-type="string">
            <text:p>{</text:p>
          </table:table-cell>
          <table:table-cell table:formula="of:=IF(AND([.$M64]&lt;&gt;&quot;&quot;;LEN([.$M64])&gt;=[.W$2]);LEFT(RIGHT([.$M64];[.W$2]);1);&quot;&quot;)" office:value-type="string" office:string-value="&lt;" calcext:value-type="string">
            <text:p>&lt;</text:p>
          </table:table-cell>
          <table:table-cell table:formula="of:=IF(AND([.$M64]&lt;&gt;&quot;&quot;;LEN([.$M64])&gt;=[.X$2]);LEFT(RIGHT([.$M64];[.X$2]);1);&quot;&quot;)" office:value-type="string" office:string-value="&lt;" calcext:value-type="string">
            <text:p>&lt;</text:p>
          </table:table-cell>
          <table:table-cell table:formula="of:=IF(AND([.$M64]&lt;&gt;&quot;&quot;;LEN([.$M64])&gt;=[.Y$2]);LEFT(RIGHT([.$M64];[.Y$2]);1);&quot;&quot;)" office:value-type="string" office:string-value="&lt;" calcext:value-type="string">
            <text:p>&lt;</text:p>
          </table:table-cell>
          <table:table-cell table:formula="of:=IF(AND([.$M64]&lt;&gt;&quot;&quot;;LEN([.$M64])&gt;=[.Z$2]);LEFT(RIGHT([.$M64];[.Z$2]);1);&quot;&quot;)" office:value-type="string" office:string-value="[" calcext:value-type="string">
            <text:p>[</text:p>
          </table:table-cell>
          <table:table-cell table:formula="of:=IF(AND([.$M64]&lt;&gt;&quot;&quot;;LEN([.$M64])&gt;=[.AA$2]);LEFT(RIGHT([.$M64];[.AA$2]);1);&quot;&quot;)" office:value-type="string" office:string-value="[" calcext:value-type="string">
            <text:p>[</text:p>
          </table:table-cell>
          <table:table-cell table:formula="of:=IF(AND([.$M64]&lt;&gt;&quot;&quot;;LEN([.$M64])&gt;=[.AB$2]);LEFT(RIGHT([.$M64];[.AB$2]);1);&quot;&quot;)">
            <text:p/>
          </table:table-cell>
          <table:table-cell table:formula="of:=IF([.M64]=&quot;&quot;;&quot;&quot;;0)" office:value-type="float" office:value="0" calcext:value-type="float">
            <text:p>0</text:p>
          </table:table-cell>
          <table:table-cell table:formula="of:=IF([.N64]&lt;&gt;&quot;&quot;;IF([.N64]=&quot;(&quot;;1;IF([.N64]=&quot;[&quot;;2;IF([.N64]=&quot;{&quot;;3;IF([.N64]=&quot;&lt;&quot;;4;0))));&quot;&quot;)" office:value-type="float" office:value="3" calcext:value-type="float">
            <text:p>3</text:p>
          </table:table-cell>
          <table:table-cell table:formula="of:=IF([.O64]&lt;&gt;&quot;&quot;;IF([.O64]=&quot;(&quot;;1;IF([.O64]=&quot;[&quot;;2;IF([.O64]=&quot;{&quot;;3;IF([.O64]=&quot;&lt;&quot;;4;0))));&quot;&quot;)" office:value-type="float" office:value="4" calcext:value-type="float">
            <text:p>4</text:p>
          </table:table-cell>
          <table:table-cell table:formula="of:=IF([.P64]&lt;&gt;&quot;&quot;;IF([.P64]=&quot;(&quot;;1;IF([.P64]=&quot;[&quot;;2;IF([.P64]=&quot;{&quot;;3;IF([.P64]=&quot;&lt;&quot;;4;0))));&quot;&quot;)" office:value-type="float" office:value="2" calcext:value-type="float">
            <text:p>2</text:p>
          </table:table-cell>
          <table:table-cell table:formula="of:=IF([.Q64]&lt;&gt;&quot;&quot;;IF([.Q64]=&quot;(&quot;;1;IF([.Q64]=&quot;[&quot;;2;IF([.Q64]=&quot;{&quot;;3;IF([.Q64]=&quot;&lt;&quot;;4;0))));&quot;&quot;)" office:value-type="float" office:value="1" calcext:value-type="float">
            <text:p>1</text:p>
          </table:table-cell>
          <table:table-cell table:formula="of:=IF([.R64]&lt;&gt;&quot;&quot;;IF([.R64]=&quot;(&quot;;1;IF([.R64]=&quot;[&quot;;2;IF([.R64]=&quot;{&quot;;3;IF([.R64]=&quot;&lt;&quot;;4;0))));&quot;&quot;)" office:value-type="float" office:value="2" calcext:value-type="float">
            <text:p>2</text:p>
          </table:table-cell>
          <table:table-cell table:formula="of:=IF([.S64]&lt;&gt;&quot;&quot;;IF([.S64]=&quot;(&quot;;1;IF([.S64]=&quot;[&quot;;2;IF([.S64]=&quot;{&quot;;3;IF([.S64]=&quot;&lt;&quot;;4;0))));&quot;&quot;)" office:value-type="float" office:value="3" calcext:value-type="float">
            <text:p>3</text:p>
          </table:table-cell>
          <table:table-cell table:formula="of:=IF([.T64]&lt;&gt;&quot;&quot;;IF([.T64]=&quot;(&quot;;1;IF([.T64]=&quot;[&quot;;2;IF([.T64]=&quot;{&quot;;3;IF([.T64]=&quot;&lt;&quot;;4;0))));&quot;&quot;)" office:value-type="float" office:value="1" calcext:value-type="float">
            <text:p>1</text:p>
          </table:table-cell>
          <table:table-cell table:formula="of:=IF([.U64]&lt;&gt;&quot;&quot;;IF([.U64]=&quot;(&quot;;1;IF([.U64]=&quot;[&quot;;2;IF([.U64]=&quot;{&quot;;3;IF([.U64]=&quot;&lt;&quot;;4;0))));&quot;&quot;)" office:value-type="float" office:value="3" calcext:value-type="float">
            <text:p>3</text:p>
          </table:table-cell>
          <table:table-cell table:formula="of:=IF([.V64]&lt;&gt;&quot;&quot;;IF([.V64]=&quot;(&quot;;1;IF([.V64]=&quot;[&quot;;2;IF([.V64]=&quot;{&quot;;3;IF([.V64]=&quot;&lt;&quot;;4;0))));&quot;&quot;)" office:value-type="float" office:value="3" calcext:value-type="float">
            <text:p>3</text:p>
          </table:table-cell>
          <table:table-cell table:formula="of:=IF([.W64]&lt;&gt;&quot;&quot;;IF([.W64]=&quot;(&quot;;1;IF([.W64]=&quot;[&quot;;2;IF([.W64]=&quot;{&quot;;3;IF([.W64]=&quot;&lt;&quot;;4;0))));&quot;&quot;)" office:value-type="float" office:value="4" calcext:value-type="float">
            <text:p>4</text:p>
          </table:table-cell>
          <table:table-cell table:formula="of:=IF([.X64]&lt;&gt;&quot;&quot;;IF([.X64]=&quot;(&quot;;1;IF([.X64]=&quot;[&quot;;2;IF([.X64]=&quot;{&quot;;3;IF([.X64]=&quot;&lt;&quot;;4;0))));&quot;&quot;)" office:value-type="float" office:value="4" calcext:value-type="float">
            <text:p>4</text:p>
          </table:table-cell>
          <table:table-cell table:formula="of:=IF([.Y64]&lt;&gt;&quot;&quot;;IF([.Y64]=&quot;(&quot;;1;IF([.Y64]=&quot;[&quot;;2;IF([.Y64]=&quot;{&quot;;3;IF([.Y64]=&quot;&lt;&quot;;4;0))));&quot;&quot;)" office:value-type="float" office:value="4" calcext:value-type="float">
            <text:p>4</text:p>
          </table:table-cell>
          <table:table-cell table:formula="of:=IF([.Z64]&lt;&gt;&quot;&quot;;IF([.Z64]=&quot;(&quot;;1;IF([.Z64]=&quot;[&quot;;2;IF([.Z64]=&quot;{&quot;;3;IF([.Z64]=&quot;&lt;&quot;;4;0))));&quot;&quot;)" office:value-type="float" office:value="2" calcext:value-type="float">
            <text:p>2</text:p>
          </table:table-cell>
          <table:table-cell table:formula="of:=IF([.AA64]&lt;&gt;&quot;&quot;;IF([.AA64]=&quot;(&quot;;1;IF([.AA64]=&quot;[&quot;;2;IF([.AA64]=&quot;{&quot;;3;IF([.AA64]=&quot;&lt;&quot;;4;0))));&quot;&quot;)" office:value-type="float" office:value="2" calcext:value-type="float">
            <text:p>2</text:p>
          </table:table-cell>
          <table:table-cell table:formula="of:=IF([.AB64]&lt;&gt;&quot;&quot;;IF([.AB64]=&quot;(&quot;;1;IF([.AB64]=&quot;[&quot;;2;IF([.AB64]=&quot;{&quot;;3;IF([.AB64]=&quot;&lt;&quot;;4;0))));&quot;&quot;)">
            <text:p/>
          </table:table-cell>
          <table:table-cell table:number-columns-repeated="2"/>
          <table:table-cell table:formula="of:=[.AD64]" office:value-type="float" office:value="3" calcext:value-type="float">
            <text:p>3</text:p>
          </table:table-cell>
          <table:table-cell table:formula="of:=IF([.AE64]&lt;&gt;&quot;&quot;;[.AE64]+[.AU64]*5;[.AU64])" office:value-type="float" office:value="19" calcext:value-type="float">
            <text:p>19</text:p>
          </table:table-cell>
          <table:table-cell table:formula="of:=IF([.AF64]&lt;&gt;&quot;&quot;;[.AF64]+[.AV64]*5;[.AV64])" office:value-type="float" office:value="97" calcext:value-type="float">
            <text:p>97</text:p>
          </table:table-cell>
          <table:table-cell table:formula="of:=IF([.AG64]&lt;&gt;&quot;&quot;;[.AG64]+[.AW64]*5;[.AW64])" office:value-type="float" office:value="486" calcext:value-type="float">
            <text:p>486</text:p>
          </table:table-cell>
          <table:table-cell table:formula="of:=IF([.AH64]&lt;&gt;&quot;&quot;;[.AH64]+[.AX64]*5;[.AX64])" office:value-type="float" office:value="2432" calcext:value-type="float">
            <text:p>2432</text:p>
          </table:table-cell>
          <table:table-cell table:formula="of:=IF([.AI64]&lt;&gt;&quot;&quot;;[.AI64]+[.AY64]*5;[.AY64])" office:value-type="float" office:value="12163" calcext:value-type="float">
            <text:p>12163</text:p>
          </table:table-cell>
          <table:table-cell table:formula="of:=IF([.AJ64]&lt;&gt;&quot;&quot;;[.AJ64]+[.AZ64]*5;[.AZ64])" office:value-type="float" office:value="60816" calcext:value-type="float">
            <text:p>60816</text:p>
          </table:table-cell>
          <table:table-cell table:formula="of:=IF([.AK64]&lt;&gt;&quot;&quot;;[.AK64]+[.BA64]*5;[.BA64])" office:value-type="float" office:value="304083" calcext:value-type="float">
            <text:p>304083</text:p>
          </table:table-cell>
          <table:table-cell table:formula="of:=IF([.AL64]&lt;&gt;&quot;&quot;;[.AL64]+[.BB64]*5;[.BB64])" office:value-type="float" office:value="1520418" calcext:value-type="float">
            <text:p>1520418</text:p>
          </table:table-cell>
          <table:table-cell table:formula="of:=IF([.AM64]&lt;&gt;&quot;&quot;;[.AM64]+[.BC64]*5;[.BC64])" office:value-type="float" office:value="7602094" calcext:value-type="float">
            <text:p>7602094</text:p>
          </table:table-cell>
          <table:table-cell table:formula="of:=IF([.AN64]&lt;&gt;&quot;&quot;;[.AN64]+[.BD64]*5;[.BD64])" office:value-type="float" office:value="38010474" calcext:value-type="float">
            <text:p>38010474</text:p>
          </table:table-cell>
          <table:table-cell table:formula="of:=IF([.AO64]&lt;&gt;&quot;&quot;;[.AO64]+[.BE64]*5;[.BE64])" office:value-type="float" office:value="190052374" calcext:value-type="float">
            <text:p>190052374</text:p>
          </table:table-cell>
          <table:table-cell table:formula="of:=IF([.AP64]&lt;&gt;&quot;&quot;;[.AP64]+[.BF64]*5;[.BF64])" office:value-type="float" office:value="950261872" calcext:value-type="float">
            <text:p>950261872</text:p>
          </table:table-cell>
          <table:table-cell table:formula="of:=IF([.AQ64]&lt;&gt;&quot;&quot;;[.AQ64]+[.BG64]*5;[.BG64])" office:value-type="float" office:value="4751309362" calcext:value-type="float">
            <text:p>4751309362</text:p>
          </table:table-cell>
          <table:table-cell table:formula="of:=IF([.AR64]&lt;&gt;&quot;&quot;;[.AR64]+[.BH64]*5;[.BH64])" office:value-type="float" office:value="4751309362" calcext:value-type="float">
            <text:p>475130936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([{(([{(([{[{[]()}[{}]][[[]&lt;&gt;]{&lt;&gt;{}}]}{[&lt;{}{}&gt;({}[])][&lt;&lt;&gt;&lt;&gt;&gt;(()&lt;&gt;)]}]{&lt;({[]{}}{&lt;&gt;{}}}&gt;}){</text:p>
          </table:table-cell>
          <table:table-cell table:formula="of:=ORG.LIBREOFFICE.REGEX(ORG.LIBREOFFICE.REGEX(ORG.LIBREOFFICE.REGEX(ORG.LIBREOFFICE.REGEX([.A65];&quot;[(][)]&quot;;&quot;&quot;;&quot;g&quot;);&quot;\[\]&quot;;&quot;&quot;;&quot;g&quot;);&quot;\{\}&quot;;&quot;&quot;;&quot;g&quot;);&quot;&lt;&gt;&quot;;&quot;&quot;;&quot;g&quot;)" office:value-type="string" office:string-value="[([{(([{(([{[[]][[]{}]}{[()][&lt;&gt;()]}]{&lt;({}{}}&gt;}){" calcext:value-type="string">
            <text:p>[([{(([{(([{[[]][[]{}]}{[()][&lt;&gt;()]}]{&lt;({}{}}&gt;}){</text:p>
          </table:table-cell>
          <table:table-cell table:formula="of:=ORG.LIBREOFFICE.REGEX(ORG.LIBREOFFICE.REGEX(ORG.LIBREOFFICE.REGEX(ORG.LIBREOFFICE.REGEX([.B65];&quot;[(][)]&quot;;&quot;&quot;;&quot;g&quot;);&quot;\[\]&quot;;&quot;&quot;;&quot;g&quot;);&quot;\{\}&quot;;&quot;&quot;;&quot;g&quot;);&quot;&lt;&gt;&quot;;&quot;&quot;;&quot;g&quot;)" office:value-type="string" office:string-value="[([{(([{(([{[][]}{[]}]{&lt;(}&gt;}){" calcext:value-type="string">
            <text:p>[([{(([{(([{[][]}{[]}]{&lt;(}&gt;}){</text:p>
          </table:table-cell>
          <table:table-cell table:formula="of:=ORG.LIBREOFFICE.REGEX(ORG.LIBREOFFICE.REGEX(ORG.LIBREOFFICE.REGEX(ORG.LIBREOFFICE.REGEX([.C65];&quot;[(][)]&quot;;&quot;&quot;;&quot;g&quot;);&quot;\[\]&quot;;&quot;&quot;;&quot;g&quot;);&quot;\{\}&quot;;&quot;&quot;;&quot;g&quot;);&quot;&lt;&gt;&quot;;&quot;&quot;;&quot;g&quot;)" office:value-type="string" office:string-value="[([{(([{(([]{&lt;(}&gt;}){" calcext:value-type="string">
            <text:p>[([{(([{(([]{&lt;(}&gt;}){</text:p>
          </table:table-cell>
          <table:table-cell table:formula="of:=ORG.LIBREOFFICE.REGEX(ORG.LIBREOFFICE.REGEX(ORG.LIBREOFFICE.REGEX(ORG.LIBREOFFICE.REGEX([.D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ORG.LIBREOFFICE.REGEX(ORG.LIBREOFFICE.REGEX(ORG.LIBREOFFICE.REGEX(ORG.LIBREOFFICE.REGEX([.E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ORG.LIBREOFFICE.REGEX(ORG.LIBREOFFICE.REGEX(ORG.LIBREOFFICE.REGEX(ORG.LIBREOFFICE.REGEX([.F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ORG.LIBREOFFICE.REGEX(ORG.LIBREOFFICE.REGEX(ORG.LIBREOFFICE.REGEX(ORG.LIBREOFFICE.REGEX([.G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ORG.LIBREOFFICE.REGEX(ORG.LIBREOFFICE.REGEX(ORG.LIBREOFFICE.REGEX(ORG.LIBREOFFICE.REGEX([.H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ORG.LIBREOFFICE.REGEX(ORG.LIBREOFFICE.REGEX(ORG.LIBREOFFICE.REGEX(ORG.LIBREOFFICE.REGEX([.I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ORG.LIBREOFFICE.REGEX(ORG.LIBREOFFICE.REGEX(ORG.LIBREOFFICE.REGEX(ORG.LIBREOFFICE.REGEX([.J65];&quot;[(][)]&quot;;&quot;&quot;;&quot;g&quot;);&quot;\[\]&quot;;&quot;&quot;;&quot;g&quot;);&quot;\{\}&quot;;&quot;&quot;;&quot;g&quot;);&quot;&lt;&gt;&quot;;&quot;&quot;;&quot;g&quot;)" office:value-type="string" office:string-value="[([{(([{(({&lt;(}&gt;}){" calcext:value-type="string">
            <text:p>[([{(([{(({&lt;(}&gt;}){</text:p>
          </table:table-cell>
          <table:table-cell table:formula="of:=IF(ORG.LIBREOFFICE.REGEX(ORG.LIBREOFFICE.REGEX(ORG.LIBREOFFICE.REGEX(ORG.LIBREOFFICE.REGEX(ORG.LIBREOFFICE.REGEX([.K6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5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65]=&quot;&quot;;[.K65];&quot;&quot;)">
            <text:p/>
          </table:table-cell>
          <table:table-cell table:formula="of:=IF(AND([.$M65]&lt;&gt;&quot;&quot;;LEN([.$M65])&gt;=[.N$2]);LEFT(RIGHT([.$M65];[.N$2]);1);&quot;&quot;)">
            <text:p/>
          </table:table-cell>
          <table:table-cell table:formula="of:=IF(AND([.$M65]&lt;&gt;&quot;&quot;;LEN([.$M65])&gt;=[.O$2]);LEFT(RIGHT([.$M65];[.O$2]);1);&quot;&quot;)">
            <text:p/>
          </table:table-cell>
          <table:table-cell table:formula="of:=IF(AND([.$M65]&lt;&gt;&quot;&quot;;LEN([.$M65])&gt;=[.P$2]);LEFT(RIGHT([.$M65];[.P$2]);1);&quot;&quot;)">
            <text:p/>
          </table:table-cell>
          <table:table-cell table:formula="of:=IF(AND([.$M65]&lt;&gt;&quot;&quot;;LEN([.$M65])&gt;=[.Q$2]);LEFT(RIGHT([.$M65];[.Q$2]);1);&quot;&quot;)">
            <text:p/>
          </table:table-cell>
          <table:table-cell table:formula="of:=IF(AND([.$M65]&lt;&gt;&quot;&quot;;LEN([.$M65])&gt;=[.R$2]);LEFT(RIGHT([.$M65];[.R$2]);1);&quot;&quot;)">
            <text:p/>
          </table:table-cell>
          <table:table-cell table:formula="of:=IF(AND([.$M65]&lt;&gt;&quot;&quot;;LEN([.$M65])&gt;=[.S$2]);LEFT(RIGHT([.$M65];[.S$2]);1);&quot;&quot;)">
            <text:p/>
          </table:table-cell>
          <table:table-cell table:formula="of:=IF(AND([.$M65]&lt;&gt;&quot;&quot;;LEN([.$M65])&gt;=[.T$2]);LEFT(RIGHT([.$M65];[.T$2]);1);&quot;&quot;)">
            <text:p/>
          </table:table-cell>
          <table:table-cell table:formula="of:=IF(AND([.$M65]&lt;&gt;&quot;&quot;;LEN([.$M65])&gt;=[.U$2]);LEFT(RIGHT([.$M65];[.U$2]);1);&quot;&quot;)">
            <text:p/>
          </table:table-cell>
          <table:table-cell table:formula="of:=IF(AND([.$M65]&lt;&gt;&quot;&quot;;LEN([.$M65])&gt;=[.V$2]);LEFT(RIGHT([.$M65];[.V$2]);1);&quot;&quot;)">
            <text:p/>
          </table:table-cell>
          <table:table-cell table:formula="of:=IF(AND([.$M65]&lt;&gt;&quot;&quot;;LEN([.$M65])&gt;=[.W$2]);LEFT(RIGHT([.$M65];[.W$2]);1);&quot;&quot;)">
            <text:p/>
          </table:table-cell>
          <table:table-cell table:formula="of:=IF(AND([.$M65]&lt;&gt;&quot;&quot;;LEN([.$M65])&gt;=[.X$2]);LEFT(RIGHT([.$M65];[.X$2]);1);&quot;&quot;)">
            <text:p/>
          </table:table-cell>
          <table:table-cell table:formula="of:=IF(AND([.$M65]&lt;&gt;&quot;&quot;;LEN([.$M65])&gt;=[.Y$2]);LEFT(RIGHT([.$M65];[.Y$2]);1);&quot;&quot;)">
            <text:p/>
          </table:table-cell>
          <table:table-cell table:formula="of:=IF(AND([.$M65]&lt;&gt;&quot;&quot;;LEN([.$M65])&gt;=[.Z$2]);LEFT(RIGHT([.$M65];[.Z$2]);1);&quot;&quot;)">
            <text:p/>
          </table:table-cell>
          <table:table-cell table:formula="of:=IF(AND([.$M65]&lt;&gt;&quot;&quot;;LEN([.$M65])&gt;=[.AA$2]);LEFT(RIGHT([.$M65];[.AA$2]);1);&quot;&quot;)">
            <text:p/>
          </table:table-cell>
          <table:table-cell table:formula="of:=IF(AND([.$M65]&lt;&gt;&quot;&quot;;LEN([.$M65])&gt;=[.AB$2]);LEFT(RIGHT([.$M65];[.AB$2]);1);&quot;&quot;)">
            <text:p/>
          </table:table-cell>
          <table:table-cell table:formula="of:=IF([.M65]=&quot;&quot;;&quot;&quot;;0)">
            <text:p/>
          </table:table-cell>
          <table:table-cell table:formula="of:=IF([.N65]&lt;&gt;&quot;&quot;;IF([.N65]=&quot;(&quot;;1;IF([.N65]=&quot;[&quot;;2;IF([.N65]=&quot;{&quot;;3;IF([.N65]=&quot;&lt;&quot;;4;0))));&quot;&quot;)">
            <text:p/>
          </table:table-cell>
          <table:table-cell table:formula="of:=IF([.O65]&lt;&gt;&quot;&quot;;IF([.O65]=&quot;(&quot;;1;IF([.O65]=&quot;[&quot;;2;IF([.O65]=&quot;{&quot;;3;IF([.O65]=&quot;&lt;&quot;;4;0))));&quot;&quot;)">
            <text:p/>
          </table:table-cell>
          <table:table-cell table:formula="of:=IF([.P65]&lt;&gt;&quot;&quot;;IF([.P65]=&quot;(&quot;;1;IF([.P65]=&quot;[&quot;;2;IF([.P65]=&quot;{&quot;;3;IF([.P65]=&quot;&lt;&quot;;4;0))));&quot;&quot;)">
            <text:p/>
          </table:table-cell>
          <table:table-cell table:formula="of:=IF([.Q65]&lt;&gt;&quot;&quot;;IF([.Q65]=&quot;(&quot;;1;IF([.Q65]=&quot;[&quot;;2;IF([.Q65]=&quot;{&quot;;3;IF([.Q65]=&quot;&lt;&quot;;4;0))));&quot;&quot;)">
            <text:p/>
          </table:table-cell>
          <table:table-cell table:formula="of:=IF([.R65]&lt;&gt;&quot;&quot;;IF([.R65]=&quot;(&quot;;1;IF([.R65]=&quot;[&quot;;2;IF([.R65]=&quot;{&quot;;3;IF([.R65]=&quot;&lt;&quot;;4;0))));&quot;&quot;)">
            <text:p/>
          </table:table-cell>
          <table:table-cell table:formula="of:=IF([.S65]&lt;&gt;&quot;&quot;;IF([.S65]=&quot;(&quot;;1;IF([.S65]=&quot;[&quot;;2;IF([.S65]=&quot;{&quot;;3;IF([.S65]=&quot;&lt;&quot;;4;0))));&quot;&quot;)">
            <text:p/>
          </table:table-cell>
          <table:table-cell table:formula="of:=IF([.T65]&lt;&gt;&quot;&quot;;IF([.T65]=&quot;(&quot;;1;IF([.T65]=&quot;[&quot;;2;IF([.T65]=&quot;{&quot;;3;IF([.T65]=&quot;&lt;&quot;;4;0))));&quot;&quot;)">
            <text:p/>
          </table:table-cell>
          <table:table-cell table:formula="of:=IF([.U65]&lt;&gt;&quot;&quot;;IF([.U65]=&quot;(&quot;;1;IF([.U65]=&quot;[&quot;;2;IF([.U65]=&quot;{&quot;;3;IF([.U65]=&quot;&lt;&quot;;4;0))));&quot;&quot;)">
            <text:p/>
          </table:table-cell>
          <table:table-cell table:formula="of:=IF([.V65]&lt;&gt;&quot;&quot;;IF([.V65]=&quot;(&quot;;1;IF([.V65]=&quot;[&quot;;2;IF([.V65]=&quot;{&quot;;3;IF([.V65]=&quot;&lt;&quot;;4;0))));&quot;&quot;)">
            <text:p/>
          </table:table-cell>
          <table:table-cell table:formula="of:=IF([.W65]&lt;&gt;&quot;&quot;;IF([.W65]=&quot;(&quot;;1;IF([.W65]=&quot;[&quot;;2;IF([.W65]=&quot;{&quot;;3;IF([.W65]=&quot;&lt;&quot;;4;0))));&quot;&quot;)">
            <text:p/>
          </table:table-cell>
          <table:table-cell table:formula="of:=IF([.X65]&lt;&gt;&quot;&quot;;IF([.X65]=&quot;(&quot;;1;IF([.X65]=&quot;[&quot;;2;IF([.X65]=&quot;{&quot;;3;IF([.X65]=&quot;&lt;&quot;;4;0))));&quot;&quot;)">
            <text:p/>
          </table:table-cell>
          <table:table-cell table:formula="of:=IF([.Y65]&lt;&gt;&quot;&quot;;IF([.Y65]=&quot;(&quot;;1;IF([.Y65]=&quot;[&quot;;2;IF([.Y65]=&quot;{&quot;;3;IF([.Y65]=&quot;&lt;&quot;;4;0))));&quot;&quot;)">
            <text:p/>
          </table:table-cell>
          <table:table-cell table:formula="of:=IF([.Z65]&lt;&gt;&quot;&quot;;IF([.Z65]=&quot;(&quot;;1;IF([.Z65]=&quot;[&quot;;2;IF([.Z65]=&quot;{&quot;;3;IF([.Z65]=&quot;&lt;&quot;;4;0))));&quot;&quot;)">
            <text:p/>
          </table:table-cell>
          <table:table-cell table:formula="of:=IF([.AA65]&lt;&gt;&quot;&quot;;IF([.AA65]=&quot;(&quot;;1;IF([.AA65]=&quot;[&quot;;2;IF([.AA65]=&quot;{&quot;;3;IF([.AA65]=&quot;&lt;&quot;;4;0))));&quot;&quot;)">
            <text:p/>
          </table:table-cell>
          <table:table-cell table:formula="of:=IF([.AB65]&lt;&gt;&quot;&quot;;IF([.AB65]=&quot;(&quot;;1;IF([.AB65]=&quot;[&quot;;2;IF([.AB65]=&quot;{&quot;;3;IF([.AB65]=&quot;&lt;&quot;;4;0))));&quot;&quot;)">
            <text:p/>
          </table:table-cell>
          <table:table-cell table:number-columns-repeated="2"/>
          <table:table-cell table:formula="of:=[.AD65]">
            <text:p/>
          </table:table-cell>
          <table:table-cell table:formula="of:=IF([.AE65]&lt;&gt;&quot;&quot;;[.AE65]+[.AU65]*5;[.AU65])">
            <text:p/>
          </table:table-cell>
          <table:table-cell table:formula="of:=IF([.AF65]&lt;&gt;&quot;&quot;;[.AF65]+[.AV65]*5;[.AV65])">
            <text:p/>
          </table:table-cell>
          <table:table-cell table:formula="of:=IF([.AG65]&lt;&gt;&quot;&quot;;[.AG65]+[.AW65]*5;[.AW65])">
            <text:p/>
          </table:table-cell>
          <table:table-cell table:formula="of:=IF([.AH65]&lt;&gt;&quot;&quot;;[.AH65]+[.AX65]*5;[.AX65])">
            <text:p/>
          </table:table-cell>
          <table:table-cell table:formula="of:=IF([.AI65]&lt;&gt;&quot;&quot;;[.AI65]+[.AY65]*5;[.AY65])">
            <text:p/>
          </table:table-cell>
          <table:table-cell table:formula="of:=IF([.AJ65]&lt;&gt;&quot;&quot;;[.AJ65]+[.AZ65]*5;[.AZ65])">
            <text:p/>
          </table:table-cell>
          <table:table-cell table:formula="of:=IF([.AK65]&lt;&gt;&quot;&quot;;[.AK65]+[.BA65]*5;[.BA65])">
            <text:p/>
          </table:table-cell>
          <table:table-cell table:formula="of:=IF([.AL65]&lt;&gt;&quot;&quot;;[.AL65]+[.BB65]*5;[.BB65])">
            <text:p/>
          </table:table-cell>
          <table:table-cell table:formula="of:=IF([.AM65]&lt;&gt;&quot;&quot;;[.AM65]+[.BC65]*5;[.BC65])">
            <text:p/>
          </table:table-cell>
          <table:table-cell table:formula="of:=IF([.AN65]&lt;&gt;&quot;&quot;;[.AN65]+[.BD65]*5;[.BD65])">
            <text:p/>
          </table:table-cell>
          <table:table-cell table:formula="of:=IF([.AO65]&lt;&gt;&quot;&quot;;[.AO65]+[.BE65]*5;[.BE65])">
            <text:p/>
          </table:table-cell>
          <table:table-cell table:formula="of:=IF([.AP65]&lt;&gt;&quot;&quot;;[.AP65]+[.BF65]*5;[.BF65])">
            <text:p/>
          </table:table-cell>
          <table:table-cell table:formula="of:=IF([.AQ65]&lt;&gt;&quot;&quot;;[.AQ65]+[.BG65]*5;[.BG65])">
            <text:p/>
          </table:table-cell>
          <table:table-cell table:formula="of:=IF([.AR65]&lt;&gt;&quot;&quot;;[.AR65]+[.BH65]*5;[.BH65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&lt;&lt;&lt;&lt;[{&lt;{({({[]{}}({}())){([][])[{}{}]}}([{&lt;&gt;&lt;&gt;}{{}{}}][[{}[]]({}{})]))[[[{{}()}[&lt;&gt;{}]][{{}&lt;&gt;}{()}]</text:p>
          </table:table-cell>
          <table:table-cell table:formula="of:=ORG.LIBREOFFICE.REGEX(ORG.LIBREOFFICE.REGEX(ORG.LIBREOFFICE.REGEX(ORG.LIBREOFFICE.REGEX([.A66];&quot;[(][)]&quot;;&quot;&quot;;&quot;g&quot;);&quot;\[\]&quot;;&quot;&quot;;&quot;g&quot;);&quot;\{\}&quot;;&quot;&quot;;&quot;g&quot;);&quot;&lt;&gt;&quot;;&quot;&quot;;&quot;g&quot;)" office:value-type="string" office:string-value="(&lt;&lt;&lt;&lt;&lt;[{&lt;{({({}()){()[]}}([{}{}][[]()]))[[[{}[]][{}]" calcext:value-type="string">
            <text:p>(&lt;&lt;&lt;&lt;&lt;[{&lt;{({({}()){()[]}}([{}{}][[]()]))[[[{}[]][{}]</text:p>
          </table:table-cell>
          <table:table-cell table:formula="of:=ORG.LIBREOFFICE.REGEX(ORG.LIBREOFFICE.REGEX(ORG.LIBREOFFICE.REGEX(ORG.LIBREOFFICE.REGEX([.B66];&quot;[(][)]&quot;;&quot;&quot;;&quot;g&quot;);&quot;\[\]&quot;;&quot;&quot;;&quot;g&quot;);&quot;\{\}&quot;;&quot;&quot;;&quot;g&quot;);&quot;&lt;&gt;&quot;;&quot;&quot;;&quot;g&quot;)" office:value-type="string" office:string-value="(&lt;&lt;&lt;&lt;&lt;[{&lt;{({()}([][]))[[[][]" calcext:value-type="string">
            <text:p>(&lt;&lt;&lt;&lt;&lt;[{&lt;{({()}([][]))[[[][]</text:p>
          </table:table-cell>
          <table:table-cell table:formula="of:=ORG.LIBREOFFICE.REGEX(ORG.LIBREOFFICE.REGEX(ORG.LIBREOFFICE.REGEX(ORG.LIBREOFFICE.REGEX([.C66];&quot;[(][)]&quot;;&quot;&quot;;&quot;g&quot;);&quot;\[\]&quot;;&quot;&quot;;&quot;g&quot;);&quot;\{\}&quot;;&quot;&quot;;&quot;g&quot;);&quot;&lt;&gt;&quot;;&quot;&quot;;&quot;g&quot;)" office:value-type="string" office:string-value="(&lt;&lt;&lt;&lt;&lt;[{&lt;{(())[[" calcext:value-type="string">
            <text:p>(&lt;&lt;&lt;&lt;&lt;[{&lt;{(())[[</text:p>
          </table:table-cell>
          <table:table-cell table:formula="of:=ORG.LIBREOFFICE.REGEX(ORG.LIBREOFFICE.REGEX(ORG.LIBREOFFICE.REGEX(ORG.LIBREOFFICE.REGEX([.D66];&quot;[(][)]&quot;;&quot;&quot;;&quot;g&quot;);&quot;\[\]&quot;;&quot;&quot;;&quot;g&quot;);&quot;\{\}&quot;;&quot;&quot;;&quot;g&quot;);&quot;&lt;&gt;&quot;;&quot;&quot;;&quot;g&quot;)" office:value-type="string" office:string-value="(&lt;&lt;&lt;&lt;&lt;[{&lt;{()[[" calcext:value-type="string">
            <text:p>(&lt;&lt;&lt;&lt;&lt;[{&lt;{()[[</text:p>
          </table:table-cell>
          <table:table-cell table:formula="of:=ORG.LIBREOFFICE.REGEX(ORG.LIBREOFFICE.REGEX(ORG.LIBREOFFICE.REGEX(ORG.LIBREOFFICE.REGEX([.E66];&quot;[(][)]&quot;;&quot;&quot;;&quot;g&quot;);&quot;\[\]&quot;;&quot;&quot;;&quot;g&quot;);&quot;\{\}&quot;;&quot;&quot;;&quot;g&quot;);&quot;&lt;&gt;&quot;;&quot;&quot;;&quot;g&quot;)" office:value-type="string" office:string-value="(&lt;&lt;&lt;&lt;&lt;[{&lt;{[[" calcext:value-type="string">
            <text:p>(&lt;&lt;&lt;&lt;&lt;[{&lt;{[[</text:p>
          </table:table-cell>
          <table:table-cell table:formula="of:=ORG.LIBREOFFICE.REGEX(ORG.LIBREOFFICE.REGEX(ORG.LIBREOFFICE.REGEX(ORG.LIBREOFFICE.REGEX([.F66];&quot;[(][)]&quot;;&quot;&quot;;&quot;g&quot;);&quot;\[\]&quot;;&quot;&quot;;&quot;g&quot;);&quot;\{\}&quot;;&quot;&quot;;&quot;g&quot;);&quot;&lt;&gt;&quot;;&quot;&quot;;&quot;g&quot;)" office:value-type="string" office:string-value="(&lt;&lt;&lt;&lt;&lt;[{&lt;{[[" calcext:value-type="string">
            <text:p>(&lt;&lt;&lt;&lt;&lt;[{&lt;{[[</text:p>
          </table:table-cell>
          <table:table-cell table:formula="of:=ORG.LIBREOFFICE.REGEX(ORG.LIBREOFFICE.REGEX(ORG.LIBREOFFICE.REGEX(ORG.LIBREOFFICE.REGEX([.G66];&quot;[(][)]&quot;;&quot;&quot;;&quot;g&quot;);&quot;\[\]&quot;;&quot;&quot;;&quot;g&quot;);&quot;\{\}&quot;;&quot;&quot;;&quot;g&quot;);&quot;&lt;&gt;&quot;;&quot;&quot;;&quot;g&quot;)" office:value-type="string" office:string-value="(&lt;&lt;&lt;&lt;&lt;[{&lt;{[[" calcext:value-type="string">
            <text:p>(&lt;&lt;&lt;&lt;&lt;[{&lt;{[[</text:p>
          </table:table-cell>
          <table:table-cell table:formula="of:=ORG.LIBREOFFICE.REGEX(ORG.LIBREOFFICE.REGEX(ORG.LIBREOFFICE.REGEX(ORG.LIBREOFFICE.REGEX([.H66];&quot;[(][)]&quot;;&quot;&quot;;&quot;g&quot;);&quot;\[\]&quot;;&quot;&quot;;&quot;g&quot;);&quot;\{\}&quot;;&quot;&quot;;&quot;g&quot;);&quot;&lt;&gt;&quot;;&quot;&quot;;&quot;g&quot;)" office:value-type="string" office:string-value="(&lt;&lt;&lt;&lt;&lt;[{&lt;{[[" calcext:value-type="string">
            <text:p>(&lt;&lt;&lt;&lt;&lt;[{&lt;{[[</text:p>
          </table:table-cell>
          <table:table-cell table:formula="of:=ORG.LIBREOFFICE.REGEX(ORG.LIBREOFFICE.REGEX(ORG.LIBREOFFICE.REGEX(ORG.LIBREOFFICE.REGEX([.I66];&quot;[(][)]&quot;;&quot;&quot;;&quot;g&quot;);&quot;\[\]&quot;;&quot;&quot;;&quot;g&quot;);&quot;\{\}&quot;;&quot;&quot;;&quot;g&quot;);&quot;&lt;&gt;&quot;;&quot;&quot;;&quot;g&quot;)" office:value-type="string" office:string-value="(&lt;&lt;&lt;&lt;&lt;[{&lt;{[[" calcext:value-type="string">
            <text:p>(&lt;&lt;&lt;&lt;&lt;[{&lt;{[[</text:p>
          </table:table-cell>
          <table:table-cell table:formula="of:=ORG.LIBREOFFICE.REGEX(ORG.LIBREOFFICE.REGEX(ORG.LIBREOFFICE.REGEX(ORG.LIBREOFFICE.REGEX([.J66];&quot;[(][)]&quot;;&quot;&quot;;&quot;g&quot;);&quot;\[\]&quot;;&quot;&quot;;&quot;g&quot;);&quot;\{\}&quot;;&quot;&quot;;&quot;g&quot;);&quot;&lt;&gt;&quot;;&quot;&quot;;&quot;g&quot;)" office:value-type="string" office:string-value="(&lt;&lt;&lt;&lt;&lt;[{&lt;{[[" calcext:value-type="string">
            <text:p>(&lt;&lt;&lt;&lt;&lt;[{&lt;{[[</text:p>
          </table:table-cell>
          <table:table-cell table:formula="of:=IF(ORG.LIBREOFFICE.REGEX(ORG.LIBREOFFICE.REGEX(ORG.LIBREOFFICE.REGEX(ORG.LIBREOFFICE.REGEX(ORG.LIBREOFFICE.REGEX([.K6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6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6]=&quot;&quot;;[.K66];&quot;&quot;)" office:value-type="string" office:string-value="(&lt;&lt;&lt;&lt;&lt;[{&lt;{[[" calcext:value-type="string">
            <text:p>(&lt;&lt;&lt;&lt;&lt;[{&lt;{[[</text:p>
          </table:table-cell>
          <table:table-cell table:formula="of:=IF(AND([.$M66]&lt;&gt;&quot;&quot;;LEN([.$M66])&gt;=[.N$2]);LEFT(RIGHT([.$M66];[.N$2]);1);&quot;&quot;)" office:value-type="string" office:string-value="[" calcext:value-type="string">
            <text:p>[</text:p>
          </table:table-cell>
          <table:table-cell table:formula="of:=IF(AND([.$M66]&lt;&gt;&quot;&quot;;LEN([.$M66])&gt;=[.O$2]);LEFT(RIGHT([.$M66];[.O$2]);1);&quot;&quot;)" office:value-type="string" office:string-value="[" calcext:value-type="string">
            <text:p>[</text:p>
          </table:table-cell>
          <table:table-cell table:formula="of:=IF(AND([.$M66]&lt;&gt;&quot;&quot;;LEN([.$M66])&gt;=[.P$2]);LEFT(RIGHT([.$M66];[.P$2]);1);&quot;&quot;)" office:value-type="string" office:string-value="{" calcext:value-type="string">
            <text:p>{</text:p>
          </table:table-cell>
          <table:table-cell table:formula="of:=IF(AND([.$M66]&lt;&gt;&quot;&quot;;LEN([.$M66])&gt;=[.Q$2]);LEFT(RIGHT([.$M66];[.Q$2]);1);&quot;&quot;)" office:value-type="string" office:string-value="&lt;" calcext:value-type="string">
            <text:p>&lt;</text:p>
          </table:table-cell>
          <table:table-cell table:formula="of:=IF(AND([.$M66]&lt;&gt;&quot;&quot;;LEN([.$M66])&gt;=[.R$2]);LEFT(RIGHT([.$M66];[.R$2]);1);&quot;&quot;)" office:value-type="string" office:string-value="{" calcext:value-type="string">
            <text:p>{</text:p>
          </table:table-cell>
          <table:table-cell table:formula="of:=IF(AND([.$M66]&lt;&gt;&quot;&quot;;LEN([.$M66])&gt;=[.S$2]);LEFT(RIGHT([.$M66];[.S$2]);1);&quot;&quot;)" office:value-type="string" office:string-value="[" calcext:value-type="string">
            <text:p>[</text:p>
          </table:table-cell>
          <table:table-cell table:formula="of:=IF(AND([.$M66]&lt;&gt;&quot;&quot;;LEN([.$M66])&gt;=[.T$2]);LEFT(RIGHT([.$M66];[.T$2]);1);&quot;&quot;)" office:value-type="string" office:string-value="&lt;" calcext:value-type="string">
            <text:p>&lt;</text:p>
          </table:table-cell>
          <table:table-cell table:formula="of:=IF(AND([.$M66]&lt;&gt;&quot;&quot;;LEN([.$M66])&gt;=[.U$2]);LEFT(RIGHT([.$M66];[.U$2]);1);&quot;&quot;)" office:value-type="string" office:string-value="&lt;" calcext:value-type="string">
            <text:p>&lt;</text:p>
          </table:table-cell>
          <table:table-cell table:formula="of:=IF(AND([.$M66]&lt;&gt;&quot;&quot;;LEN([.$M66])&gt;=[.V$2]);LEFT(RIGHT([.$M66];[.V$2]);1);&quot;&quot;)" office:value-type="string" office:string-value="&lt;" calcext:value-type="string">
            <text:p>&lt;</text:p>
          </table:table-cell>
          <table:table-cell table:formula="of:=IF(AND([.$M66]&lt;&gt;&quot;&quot;;LEN([.$M66])&gt;=[.W$2]);LEFT(RIGHT([.$M66];[.W$2]);1);&quot;&quot;)" office:value-type="string" office:string-value="&lt;" calcext:value-type="string">
            <text:p>&lt;</text:p>
          </table:table-cell>
          <table:table-cell table:formula="of:=IF(AND([.$M66]&lt;&gt;&quot;&quot;;LEN([.$M66])&gt;=[.X$2]);LEFT(RIGHT([.$M66];[.X$2]);1);&quot;&quot;)" office:value-type="string" office:string-value="&lt;" calcext:value-type="string">
            <text:p>&lt;</text:p>
          </table:table-cell>
          <table:table-cell table:formula="of:=IF(AND([.$M66]&lt;&gt;&quot;&quot;;LEN([.$M66])&gt;=[.Y$2]);LEFT(RIGHT([.$M66];[.Y$2]);1);&quot;&quot;)" office:value-type="string" office:string-value="(" calcext:value-type="string">
            <text:p>(</text:p>
          </table:table-cell>
          <table:table-cell table:formula="of:=IF(AND([.$M66]&lt;&gt;&quot;&quot;;LEN([.$M66])&gt;=[.Z$2]);LEFT(RIGHT([.$M66];[.Z$2]);1);&quot;&quot;)">
            <text:p/>
          </table:table-cell>
          <table:table-cell table:formula="of:=IF(AND([.$M66]&lt;&gt;&quot;&quot;;LEN([.$M66])&gt;=[.AA$2]);LEFT(RIGHT([.$M66];[.AA$2]);1);&quot;&quot;)">
            <text:p/>
          </table:table-cell>
          <table:table-cell table:formula="of:=IF(AND([.$M66]&lt;&gt;&quot;&quot;;LEN([.$M66])&gt;=[.AB$2]);LEFT(RIGHT([.$M66];[.AB$2]);1);&quot;&quot;)">
            <text:p/>
          </table:table-cell>
          <table:table-cell table:formula="of:=IF([.M66]=&quot;&quot;;&quot;&quot;;0)" office:value-type="float" office:value="0" calcext:value-type="float">
            <text:p>0</text:p>
          </table:table-cell>
          <table:table-cell table:formula="of:=IF([.N66]&lt;&gt;&quot;&quot;;IF([.N66]=&quot;(&quot;;1;IF([.N66]=&quot;[&quot;;2;IF([.N66]=&quot;{&quot;;3;IF([.N66]=&quot;&lt;&quot;;4;0))));&quot;&quot;)" office:value-type="float" office:value="2" calcext:value-type="float">
            <text:p>2</text:p>
          </table:table-cell>
          <table:table-cell table:formula="of:=IF([.O66]&lt;&gt;&quot;&quot;;IF([.O66]=&quot;(&quot;;1;IF([.O66]=&quot;[&quot;;2;IF([.O66]=&quot;{&quot;;3;IF([.O66]=&quot;&lt;&quot;;4;0))));&quot;&quot;)" office:value-type="float" office:value="2" calcext:value-type="float">
            <text:p>2</text:p>
          </table:table-cell>
          <table:table-cell table:formula="of:=IF([.P66]&lt;&gt;&quot;&quot;;IF([.P66]=&quot;(&quot;;1;IF([.P66]=&quot;[&quot;;2;IF([.P66]=&quot;{&quot;;3;IF([.P66]=&quot;&lt;&quot;;4;0))));&quot;&quot;)" office:value-type="float" office:value="3" calcext:value-type="float">
            <text:p>3</text:p>
          </table:table-cell>
          <table:table-cell table:formula="of:=IF([.Q66]&lt;&gt;&quot;&quot;;IF([.Q66]=&quot;(&quot;;1;IF([.Q66]=&quot;[&quot;;2;IF([.Q66]=&quot;{&quot;;3;IF([.Q66]=&quot;&lt;&quot;;4;0))));&quot;&quot;)" office:value-type="float" office:value="4" calcext:value-type="float">
            <text:p>4</text:p>
          </table:table-cell>
          <table:table-cell table:formula="of:=IF([.R66]&lt;&gt;&quot;&quot;;IF([.R66]=&quot;(&quot;;1;IF([.R66]=&quot;[&quot;;2;IF([.R66]=&quot;{&quot;;3;IF([.R66]=&quot;&lt;&quot;;4;0))));&quot;&quot;)" office:value-type="float" office:value="3" calcext:value-type="float">
            <text:p>3</text:p>
          </table:table-cell>
          <table:table-cell table:formula="of:=IF([.S66]&lt;&gt;&quot;&quot;;IF([.S66]=&quot;(&quot;;1;IF([.S66]=&quot;[&quot;;2;IF([.S66]=&quot;{&quot;;3;IF([.S66]=&quot;&lt;&quot;;4;0))));&quot;&quot;)" office:value-type="float" office:value="2" calcext:value-type="float">
            <text:p>2</text:p>
          </table:table-cell>
          <table:table-cell table:formula="of:=IF([.T66]&lt;&gt;&quot;&quot;;IF([.T66]=&quot;(&quot;;1;IF([.T66]=&quot;[&quot;;2;IF([.T66]=&quot;{&quot;;3;IF([.T66]=&quot;&lt;&quot;;4;0))));&quot;&quot;)" office:value-type="float" office:value="4" calcext:value-type="float">
            <text:p>4</text:p>
          </table:table-cell>
          <table:table-cell table:formula="of:=IF([.U66]&lt;&gt;&quot;&quot;;IF([.U66]=&quot;(&quot;;1;IF([.U66]=&quot;[&quot;;2;IF([.U66]=&quot;{&quot;;3;IF([.U66]=&quot;&lt;&quot;;4;0))));&quot;&quot;)" office:value-type="float" office:value="4" calcext:value-type="float">
            <text:p>4</text:p>
          </table:table-cell>
          <table:table-cell table:formula="of:=IF([.V66]&lt;&gt;&quot;&quot;;IF([.V66]=&quot;(&quot;;1;IF([.V66]=&quot;[&quot;;2;IF([.V66]=&quot;{&quot;;3;IF([.V66]=&quot;&lt;&quot;;4;0))));&quot;&quot;)" office:value-type="float" office:value="4" calcext:value-type="float">
            <text:p>4</text:p>
          </table:table-cell>
          <table:table-cell table:formula="of:=IF([.W66]&lt;&gt;&quot;&quot;;IF([.W66]=&quot;(&quot;;1;IF([.W66]=&quot;[&quot;;2;IF([.W66]=&quot;{&quot;;3;IF([.W66]=&quot;&lt;&quot;;4;0))));&quot;&quot;)" office:value-type="float" office:value="4" calcext:value-type="float">
            <text:p>4</text:p>
          </table:table-cell>
          <table:table-cell table:formula="of:=IF([.X66]&lt;&gt;&quot;&quot;;IF([.X66]=&quot;(&quot;;1;IF([.X66]=&quot;[&quot;;2;IF([.X66]=&quot;{&quot;;3;IF([.X66]=&quot;&lt;&quot;;4;0))));&quot;&quot;)" office:value-type="float" office:value="4" calcext:value-type="float">
            <text:p>4</text:p>
          </table:table-cell>
          <table:table-cell table:formula="of:=IF([.Y66]&lt;&gt;&quot;&quot;;IF([.Y66]=&quot;(&quot;;1;IF([.Y66]=&quot;[&quot;;2;IF([.Y66]=&quot;{&quot;;3;IF([.Y66]=&quot;&lt;&quot;;4;0))));&quot;&quot;)" office:value-type="float" office:value="1" calcext:value-type="float">
            <text:p>1</text:p>
          </table:table-cell>
          <table:table-cell table:formula="of:=IF([.Z66]&lt;&gt;&quot;&quot;;IF([.Z66]=&quot;(&quot;;1;IF([.Z66]=&quot;[&quot;;2;IF([.Z66]=&quot;{&quot;;3;IF([.Z66]=&quot;&lt;&quot;;4;0))));&quot;&quot;)">
            <text:p/>
          </table:table-cell>
          <table:table-cell table:formula="of:=IF([.AA66]&lt;&gt;&quot;&quot;;IF([.AA66]=&quot;(&quot;;1;IF([.AA66]=&quot;[&quot;;2;IF([.AA66]=&quot;{&quot;;3;IF([.AA66]=&quot;&lt;&quot;;4;0))));&quot;&quot;)">
            <text:p/>
          </table:table-cell>
          <table:table-cell table:formula="of:=IF([.AB66]&lt;&gt;&quot;&quot;;IF([.AB66]=&quot;(&quot;;1;IF([.AB66]=&quot;[&quot;;2;IF([.AB66]=&quot;{&quot;;3;IF([.AB66]=&quot;&lt;&quot;;4;0))));&quot;&quot;)">
            <text:p/>
          </table:table-cell>
          <table:table-cell table:number-columns-repeated="2"/>
          <table:table-cell table:formula="of:=[.AD66]" office:value-type="float" office:value="2" calcext:value-type="float">
            <text:p>2</text:p>
          </table:table-cell>
          <table:table-cell table:formula="of:=IF([.AE66]&lt;&gt;&quot;&quot;;[.AE66]+[.AU66]*5;[.AU66])" office:value-type="float" office:value="12" calcext:value-type="float">
            <text:p>12</text:p>
          </table:table-cell>
          <table:table-cell table:formula="of:=IF([.AF66]&lt;&gt;&quot;&quot;;[.AF66]+[.AV66]*5;[.AV66])" office:value-type="float" office:value="63" calcext:value-type="float">
            <text:p>63</text:p>
          </table:table-cell>
          <table:table-cell table:formula="of:=IF([.AG66]&lt;&gt;&quot;&quot;;[.AG66]+[.AW66]*5;[.AW66])" office:value-type="float" office:value="319" calcext:value-type="float">
            <text:p>319</text:p>
          </table:table-cell>
          <table:table-cell table:formula="of:=IF([.AH66]&lt;&gt;&quot;&quot;;[.AH66]+[.AX66]*5;[.AX66])" office:value-type="float" office:value="1598" calcext:value-type="float">
            <text:p>1598</text:p>
          </table:table-cell>
          <table:table-cell table:formula="of:=IF([.AI66]&lt;&gt;&quot;&quot;;[.AI66]+[.AY66]*5;[.AY66])" office:value-type="float" office:value="7992" calcext:value-type="float">
            <text:p>7992</text:p>
          </table:table-cell>
          <table:table-cell table:formula="of:=IF([.AJ66]&lt;&gt;&quot;&quot;;[.AJ66]+[.AZ66]*5;[.AZ66])" office:value-type="float" office:value="39964" calcext:value-type="float">
            <text:p>39964</text:p>
          </table:table-cell>
          <table:table-cell table:formula="of:=IF([.AK66]&lt;&gt;&quot;&quot;;[.AK66]+[.BA66]*5;[.BA66])" office:value-type="float" office:value="199824" calcext:value-type="float">
            <text:p>199824</text:p>
          </table:table-cell>
          <table:table-cell table:formula="of:=IF([.AL66]&lt;&gt;&quot;&quot;;[.AL66]+[.BB66]*5;[.BB66])" office:value-type="float" office:value="999124" calcext:value-type="float">
            <text:p>999124</text:p>
          </table:table-cell>
          <table:table-cell table:formula="of:=IF([.AM66]&lt;&gt;&quot;&quot;;[.AM66]+[.BC66]*5;[.BC66])" office:value-type="float" office:value="4995624" calcext:value-type="float">
            <text:p>4995624</text:p>
          </table:table-cell>
          <table:table-cell table:formula="of:=IF([.AN66]&lt;&gt;&quot;&quot;;[.AN66]+[.BD66]*5;[.BD66])" office:value-type="float" office:value="24978124" calcext:value-type="float">
            <text:p>24978124</text:p>
          </table:table-cell>
          <table:table-cell table:formula="of:=IF([.AO66]&lt;&gt;&quot;&quot;;[.AO66]+[.BE66]*5;[.BE66])" office:value-type="float" office:value="124890621" calcext:value-type="float">
            <text:p>124890621</text:p>
          </table:table-cell>
          <table:table-cell table:formula="of:=IF([.AP66]&lt;&gt;&quot;&quot;;[.AP66]+[.BF66]*5;[.BF66])" office:value-type="float" office:value="124890621" calcext:value-type="float">
            <text:p>124890621</text:p>
          </table:table-cell>
          <table:table-cell table:formula="of:=IF([.AQ66]&lt;&gt;&quot;&quot;;[.AQ66]+[.BG66]*5;[.BG66])" office:value-type="float" office:value="124890621" calcext:value-type="float">
            <text:p>124890621</text:p>
          </table:table-cell>
          <table:table-cell table:formula="of:=IF([.AR66]&lt;&gt;&quot;&quot;;[.AR66]+[.BH66]*5;[.BH66])" office:value-type="float" office:value="124890621" calcext:value-type="float">
            <text:p>12489062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([{&lt;(&lt;[(&lt;{{{[[]&lt;&gt;](&lt;&gt;[])}{[()&lt;&gt;]&lt;()()&gt;}}}&gt;)&lt;{{({&lt;{}&lt;&gt;&gt;[{}{}]}({&lt;&gt;[]}[()()]))}([([&lt;&gt;[]][[]{}])(&lt;&lt;&gt;&lt;&gt;</text:p>
          </table:table-cell>
          <table:table-cell table:formula="of:=ORG.LIBREOFFICE.REGEX(ORG.LIBREOFFICE.REGEX(ORG.LIBREOFFICE.REGEX(ORG.LIBREOFFICE.REGEX([.A67];&quot;[(][)]&quot;;&quot;&quot;;&quot;g&quot;);&quot;\[\]&quot;;&quot;&quot;;&quot;g&quot;);&quot;\{\}&quot;;&quot;&quot;;&quot;g&quot;);&quot;&lt;&gt;&quot;;&quot;&quot;;&quot;g&quot;)" office:value-type="string" office:string-value="(([{&lt;(&lt;[(&lt;{{{[]()}{[]}}}&gt;)&lt;{{({&lt;&gt;[]}({}))}([([][])(&lt;" calcext:value-type="string">
            <text:p>(([{&lt;(&lt;[(&lt;{{{[]()}{[]}}}&gt;)&lt;{{({&lt;&gt;[]}({}))}([([][])(&lt;</text:p>
          </table:table-cell>
          <table:table-cell table:formula="of:=ORG.LIBREOFFICE.REGEX(ORG.LIBREOFFICE.REGEX(ORG.LIBREOFFICE.REGEX(ORG.LIBREOFFICE.REGEX([.B67];&quot;[(][)]&quot;;&quot;&quot;;&quot;g&quot;);&quot;\[\]&quot;;&quot;&quot;;&quot;g&quot;);&quot;\{\}&quot;;&quot;&quot;;&quot;g&quot;);&quot;&lt;&gt;&quot;;&quot;&quot;;&quot;g&quot;)" office:value-type="string" office:string-value="(([{&lt;(&lt;[(&lt;{{}}&gt;)&lt;{{({}())}([()(&lt;" calcext:value-type="string">
            <text:p>(([{&lt;(&lt;[(&lt;{{}}&gt;)&lt;{{({}())}([()(&lt;</text:p>
          </table:table-cell>
          <table:table-cell table:formula="of:=ORG.LIBREOFFICE.REGEX(ORG.LIBREOFFICE.REGEX(ORG.LIBREOFFICE.REGEX(ORG.LIBREOFFICE.REGEX([.C67];&quot;[(][)]&quot;;&quot;&quot;;&quot;g&quot;);&quot;\[\]&quot;;&quot;&quot;;&quot;g&quot;);&quot;\{\}&quot;;&quot;&quot;;&quot;g&quot;);&quot;&lt;&gt;&quot;;&quot;&quot;;&quot;g&quot;)" office:value-type="string" office:string-value="(([{&lt;(&lt;[(&lt;{}&gt;)&lt;{{()}([(&lt;" calcext:value-type="string">
            <text:p>(([{&lt;(&lt;[(&lt;{}&gt;)&lt;{{()}([(&lt;</text:p>
          </table:table-cell>
          <table:table-cell table:formula="of:=ORG.LIBREOFFICE.REGEX(ORG.LIBREOFFICE.REGEX(ORG.LIBREOFFICE.REGEX(ORG.LIBREOFFICE.REGEX([.D67];&quot;[(][)]&quot;;&quot;&quot;;&quot;g&quot;);&quot;\[\]&quot;;&quot;&quot;;&quot;g&quot;);&quot;\{\}&quot;;&quot;&quot;;&quot;g&quot;);&quot;&lt;&gt;&quot;;&quot;&quot;;&quot;g&quot;)" office:value-type="string" office:string-value="(([{&lt;(&lt;[()&lt;{([(&lt;" calcext:value-type="string">
            <text:p>(([{&lt;(&lt;[()&lt;{([(&lt;</text:p>
          </table:table-cell>
          <table:table-cell table:formula="of:=ORG.LIBREOFFICE.REGEX(ORG.LIBREOFFICE.REGEX(ORG.LIBREOFFICE.REGEX(ORG.LIBREOFFICE.REGEX([.E67];&quot;[(][)]&quot;;&quot;&quot;;&quot;g&quot;);&quot;\[\]&quot;;&quot;&quot;;&quot;g&quot;);&quot;\{\}&quot;;&quot;&quot;;&quot;g&quot;);&quot;&lt;&gt;&quot;;&quot;&quot;;&quot;g&quot;)" office:value-type="string" office:string-value="(([{&lt;(&lt;[&lt;{([(&lt;" calcext:value-type="string">
            <text:p>(([{&lt;(&lt;[&lt;{([(&lt;</text:p>
          </table:table-cell>
          <table:table-cell table:formula="of:=ORG.LIBREOFFICE.REGEX(ORG.LIBREOFFICE.REGEX(ORG.LIBREOFFICE.REGEX(ORG.LIBREOFFICE.REGEX([.F67];&quot;[(][)]&quot;;&quot;&quot;;&quot;g&quot;);&quot;\[\]&quot;;&quot;&quot;;&quot;g&quot;);&quot;\{\}&quot;;&quot;&quot;;&quot;g&quot;);&quot;&lt;&gt;&quot;;&quot;&quot;;&quot;g&quot;)" office:value-type="string" office:string-value="(([{&lt;(&lt;[&lt;{([(&lt;" calcext:value-type="string">
            <text:p>(([{&lt;(&lt;[&lt;{([(&lt;</text:p>
          </table:table-cell>
          <table:table-cell table:formula="of:=ORG.LIBREOFFICE.REGEX(ORG.LIBREOFFICE.REGEX(ORG.LIBREOFFICE.REGEX(ORG.LIBREOFFICE.REGEX([.G67];&quot;[(][)]&quot;;&quot;&quot;;&quot;g&quot;);&quot;\[\]&quot;;&quot;&quot;;&quot;g&quot;);&quot;\{\}&quot;;&quot;&quot;;&quot;g&quot;);&quot;&lt;&gt;&quot;;&quot;&quot;;&quot;g&quot;)" office:value-type="string" office:string-value="(([{&lt;(&lt;[&lt;{([(&lt;" calcext:value-type="string">
            <text:p>(([{&lt;(&lt;[&lt;{([(&lt;</text:p>
          </table:table-cell>
          <table:table-cell table:formula="of:=ORG.LIBREOFFICE.REGEX(ORG.LIBREOFFICE.REGEX(ORG.LIBREOFFICE.REGEX(ORG.LIBREOFFICE.REGEX([.H67];&quot;[(][)]&quot;;&quot;&quot;;&quot;g&quot;);&quot;\[\]&quot;;&quot;&quot;;&quot;g&quot;);&quot;\{\}&quot;;&quot;&quot;;&quot;g&quot;);&quot;&lt;&gt;&quot;;&quot;&quot;;&quot;g&quot;)" office:value-type="string" office:string-value="(([{&lt;(&lt;[&lt;{([(&lt;" calcext:value-type="string">
            <text:p>(([{&lt;(&lt;[&lt;{([(&lt;</text:p>
          </table:table-cell>
          <table:table-cell table:formula="of:=ORG.LIBREOFFICE.REGEX(ORG.LIBREOFFICE.REGEX(ORG.LIBREOFFICE.REGEX(ORG.LIBREOFFICE.REGEX([.I67];&quot;[(][)]&quot;;&quot;&quot;;&quot;g&quot;);&quot;\[\]&quot;;&quot;&quot;;&quot;g&quot;);&quot;\{\}&quot;;&quot;&quot;;&quot;g&quot;);&quot;&lt;&gt;&quot;;&quot;&quot;;&quot;g&quot;)" office:value-type="string" office:string-value="(([{&lt;(&lt;[&lt;{([(&lt;" calcext:value-type="string">
            <text:p>(([{&lt;(&lt;[&lt;{([(&lt;</text:p>
          </table:table-cell>
          <table:table-cell table:formula="of:=ORG.LIBREOFFICE.REGEX(ORG.LIBREOFFICE.REGEX(ORG.LIBREOFFICE.REGEX(ORG.LIBREOFFICE.REGEX([.J67];&quot;[(][)]&quot;;&quot;&quot;;&quot;g&quot;);&quot;\[\]&quot;;&quot;&quot;;&quot;g&quot;);&quot;\{\}&quot;;&quot;&quot;;&quot;g&quot;);&quot;&lt;&gt;&quot;;&quot;&quot;;&quot;g&quot;)" office:value-type="string" office:string-value="(([{&lt;(&lt;[&lt;{([(&lt;" calcext:value-type="string">
            <text:p>(([{&lt;(&lt;[&lt;{([(&lt;</text:p>
          </table:table-cell>
          <table:table-cell table:formula="of:=IF(ORG.LIBREOFFICE.REGEX(ORG.LIBREOFFICE.REGEX(ORG.LIBREOFFICE.REGEX(ORG.LIBREOFFICE.REGEX(ORG.LIBREOFFICE.REGEX([.K6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7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7]=&quot;&quot;;[.K67];&quot;&quot;)" office:value-type="string" office:string-value="(([{&lt;(&lt;[&lt;{([(&lt;" calcext:value-type="string">
            <text:p>(([{&lt;(&lt;[&lt;{([(&lt;</text:p>
          </table:table-cell>
          <table:table-cell table:formula="of:=IF(AND([.$M67]&lt;&gt;&quot;&quot;;LEN([.$M67])&gt;=[.N$2]);LEFT(RIGHT([.$M67];[.N$2]);1);&quot;&quot;)" office:value-type="string" office:string-value="&lt;" calcext:value-type="string">
            <text:p>&lt;</text:p>
          </table:table-cell>
          <table:table-cell table:formula="of:=IF(AND([.$M67]&lt;&gt;&quot;&quot;;LEN([.$M67])&gt;=[.O$2]);LEFT(RIGHT([.$M67];[.O$2]);1);&quot;&quot;)" office:value-type="string" office:string-value="(" calcext:value-type="string">
            <text:p>(</text:p>
          </table:table-cell>
          <table:table-cell table:formula="of:=IF(AND([.$M67]&lt;&gt;&quot;&quot;;LEN([.$M67])&gt;=[.P$2]);LEFT(RIGHT([.$M67];[.P$2]);1);&quot;&quot;)" office:value-type="string" office:string-value="[" calcext:value-type="string">
            <text:p>[</text:p>
          </table:table-cell>
          <table:table-cell table:formula="of:=IF(AND([.$M67]&lt;&gt;&quot;&quot;;LEN([.$M67])&gt;=[.Q$2]);LEFT(RIGHT([.$M67];[.Q$2]);1);&quot;&quot;)" office:value-type="string" office:string-value="(" calcext:value-type="string">
            <text:p>(</text:p>
          </table:table-cell>
          <table:table-cell table:formula="of:=IF(AND([.$M67]&lt;&gt;&quot;&quot;;LEN([.$M67])&gt;=[.R$2]);LEFT(RIGHT([.$M67];[.R$2]);1);&quot;&quot;)" office:value-type="string" office:string-value="{" calcext:value-type="string">
            <text:p>{</text:p>
          </table:table-cell>
          <table:table-cell table:formula="of:=IF(AND([.$M67]&lt;&gt;&quot;&quot;;LEN([.$M67])&gt;=[.S$2]);LEFT(RIGHT([.$M67];[.S$2]);1);&quot;&quot;)" office:value-type="string" office:string-value="&lt;" calcext:value-type="string">
            <text:p>&lt;</text:p>
          </table:table-cell>
          <table:table-cell table:formula="of:=IF(AND([.$M67]&lt;&gt;&quot;&quot;;LEN([.$M67])&gt;=[.T$2]);LEFT(RIGHT([.$M67];[.T$2]);1);&quot;&quot;)" office:value-type="string" office:string-value="[" calcext:value-type="string">
            <text:p>[</text:p>
          </table:table-cell>
          <table:table-cell table:formula="of:=IF(AND([.$M67]&lt;&gt;&quot;&quot;;LEN([.$M67])&gt;=[.U$2]);LEFT(RIGHT([.$M67];[.U$2]);1);&quot;&quot;)" office:value-type="string" office:string-value="&lt;" calcext:value-type="string">
            <text:p>&lt;</text:p>
          </table:table-cell>
          <table:table-cell table:formula="of:=IF(AND([.$M67]&lt;&gt;&quot;&quot;;LEN([.$M67])&gt;=[.V$2]);LEFT(RIGHT([.$M67];[.V$2]);1);&quot;&quot;)" office:value-type="string" office:string-value="(" calcext:value-type="string">
            <text:p>(</text:p>
          </table:table-cell>
          <table:table-cell table:formula="of:=IF(AND([.$M67]&lt;&gt;&quot;&quot;;LEN([.$M67])&gt;=[.W$2]);LEFT(RIGHT([.$M67];[.W$2]);1);&quot;&quot;)" office:value-type="string" office:string-value="&lt;" calcext:value-type="string">
            <text:p>&lt;</text:p>
          </table:table-cell>
          <table:table-cell table:formula="of:=IF(AND([.$M67]&lt;&gt;&quot;&quot;;LEN([.$M67])&gt;=[.X$2]);LEFT(RIGHT([.$M67];[.X$2]);1);&quot;&quot;)" office:value-type="string" office:string-value="{" calcext:value-type="string">
            <text:p>{</text:p>
          </table:table-cell>
          <table:table-cell table:formula="of:=IF(AND([.$M67]&lt;&gt;&quot;&quot;;LEN([.$M67])&gt;=[.Y$2]);LEFT(RIGHT([.$M67];[.Y$2]);1);&quot;&quot;)" office:value-type="string" office:string-value="[" calcext:value-type="string">
            <text:p>[</text:p>
          </table:table-cell>
          <table:table-cell table:formula="of:=IF(AND([.$M67]&lt;&gt;&quot;&quot;;LEN([.$M67])&gt;=[.Z$2]);LEFT(RIGHT([.$M67];[.Z$2]);1);&quot;&quot;)" office:value-type="string" office:string-value="(" calcext:value-type="string">
            <text:p>(</text:p>
          </table:table-cell>
          <table:table-cell table:formula="of:=IF(AND([.$M67]&lt;&gt;&quot;&quot;;LEN([.$M67])&gt;=[.AA$2]);LEFT(RIGHT([.$M67];[.AA$2]);1);&quot;&quot;)" office:value-type="string" office:string-value="(" calcext:value-type="string">
            <text:p>(</text:p>
          </table:table-cell>
          <table:table-cell table:formula="of:=IF(AND([.$M67]&lt;&gt;&quot;&quot;;LEN([.$M67])&gt;=[.AB$2]);LEFT(RIGHT([.$M67];[.AB$2]);1);&quot;&quot;)">
            <text:p/>
          </table:table-cell>
          <table:table-cell table:formula="of:=IF([.M67]=&quot;&quot;;&quot;&quot;;0)" office:value-type="float" office:value="0" calcext:value-type="float">
            <text:p>0</text:p>
          </table:table-cell>
          <table:table-cell table:formula="of:=IF([.N67]&lt;&gt;&quot;&quot;;IF([.N67]=&quot;(&quot;;1;IF([.N67]=&quot;[&quot;;2;IF([.N67]=&quot;{&quot;;3;IF([.N67]=&quot;&lt;&quot;;4;0))));&quot;&quot;)" office:value-type="float" office:value="4" calcext:value-type="float">
            <text:p>4</text:p>
          </table:table-cell>
          <table:table-cell table:formula="of:=IF([.O67]&lt;&gt;&quot;&quot;;IF([.O67]=&quot;(&quot;;1;IF([.O67]=&quot;[&quot;;2;IF([.O67]=&quot;{&quot;;3;IF([.O67]=&quot;&lt;&quot;;4;0))));&quot;&quot;)" office:value-type="float" office:value="1" calcext:value-type="float">
            <text:p>1</text:p>
          </table:table-cell>
          <table:table-cell table:formula="of:=IF([.P67]&lt;&gt;&quot;&quot;;IF([.P67]=&quot;(&quot;;1;IF([.P67]=&quot;[&quot;;2;IF([.P67]=&quot;{&quot;;3;IF([.P67]=&quot;&lt;&quot;;4;0))));&quot;&quot;)" office:value-type="float" office:value="2" calcext:value-type="float">
            <text:p>2</text:p>
          </table:table-cell>
          <table:table-cell table:formula="of:=IF([.Q67]&lt;&gt;&quot;&quot;;IF([.Q67]=&quot;(&quot;;1;IF([.Q67]=&quot;[&quot;;2;IF([.Q67]=&quot;{&quot;;3;IF([.Q67]=&quot;&lt;&quot;;4;0))));&quot;&quot;)" office:value-type="float" office:value="1" calcext:value-type="float">
            <text:p>1</text:p>
          </table:table-cell>
          <table:table-cell table:formula="of:=IF([.R67]&lt;&gt;&quot;&quot;;IF([.R67]=&quot;(&quot;;1;IF([.R67]=&quot;[&quot;;2;IF([.R67]=&quot;{&quot;;3;IF([.R67]=&quot;&lt;&quot;;4;0))));&quot;&quot;)" office:value-type="float" office:value="3" calcext:value-type="float">
            <text:p>3</text:p>
          </table:table-cell>
          <table:table-cell table:formula="of:=IF([.S67]&lt;&gt;&quot;&quot;;IF([.S67]=&quot;(&quot;;1;IF([.S67]=&quot;[&quot;;2;IF([.S67]=&quot;{&quot;;3;IF([.S67]=&quot;&lt;&quot;;4;0))));&quot;&quot;)" office:value-type="float" office:value="4" calcext:value-type="float">
            <text:p>4</text:p>
          </table:table-cell>
          <table:table-cell table:formula="of:=IF([.T67]&lt;&gt;&quot;&quot;;IF([.T67]=&quot;(&quot;;1;IF([.T67]=&quot;[&quot;;2;IF([.T67]=&quot;{&quot;;3;IF([.T67]=&quot;&lt;&quot;;4;0))));&quot;&quot;)" office:value-type="float" office:value="2" calcext:value-type="float">
            <text:p>2</text:p>
          </table:table-cell>
          <table:table-cell table:formula="of:=IF([.U67]&lt;&gt;&quot;&quot;;IF([.U67]=&quot;(&quot;;1;IF([.U67]=&quot;[&quot;;2;IF([.U67]=&quot;{&quot;;3;IF([.U67]=&quot;&lt;&quot;;4;0))));&quot;&quot;)" office:value-type="float" office:value="4" calcext:value-type="float">
            <text:p>4</text:p>
          </table:table-cell>
          <table:table-cell table:formula="of:=IF([.V67]&lt;&gt;&quot;&quot;;IF([.V67]=&quot;(&quot;;1;IF([.V67]=&quot;[&quot;;2;IF([.V67]=&quot;{&quot;;3;IF([.V67]=&quot;&lt;&quot;;4;0))));&quot;&quot;)" office:value-type="float" office:value="1" calcext:value-type="float">
            <text:p>1</text:p>
          </table:table-cell>
          <table:table-cell table:formula="of:=IF([.W67]&lt;&gt;&quot;&quot;;IF([.W67]=&quot;(&quot;;1;IF([.W67]=&quot;[&quot;;2;IF([.W67]=&quot;{&quot;;3;IF([.W67]=&quot;&lt;&quot;;4;0))));&quot;&quot;)" office:value-type="float" office:value="4" calcext:value-type="float">
            <text:p>4</text:p>
          </table:table-cell>
          <table:table-cell table:formula="of:=IF([.X67]&lt;&gt;&quot;&quot;;IF([.X67]=&quot;(&quot;;1;IF([.X67]=&quot;[&quot;;2;IF([.X67]=&quot;{&quot;;3;IF([.X67]=&quot;&lt;&quot;;4;0))));&quot;&quot;)" office:value-type="float" office:value="3" calcext:value-type="float">
            <text:p>3</text:p>
          </table:table-cell>
          <table:table-cell table:formula="of:=IF([.Y67]&lt;&gt;&quot;&quot;;IF([.Y67]=&quot;(&quot;;1;IF([.Y67]=&quot;[&quot;;2;IF([.Y67]=&quot;{&quot;;3;IF([.Y67]=&quot;&lt;&quot;;4;0))));&quot;&quot;)" office:value-type="float" office:value="2" calcext:value-type="float">
            <text:p>2</text:p>
          </table:table-cell>
          <table:table-cell table:formula="of:=IF([.Z67]&lt;&gt;&quot;&quot;;IF([.Z67]=&quot;(&quot;;1;IF([.Z67]=&quot;[&quot;;2;IF([.Z67]=&quot;{&quot;;3;IF([.Z67]=&quot;&lt;&quot;;4;0))));&quot;&quot;)" office:value-type="float" office:value="1" calcext:value-type="float">
            <text:p>1</text:p>
          </table:table-cell>
          <table:table-cell table:formula="of:=IF([.AA67]&lt;&gt;&quot;&quot;;IF([.AA67]=&quot;(&quot;;1;IF([.AA67]=&quot;[&quot;;2;IF([.AA67]=&quot;{&quot;;3;IF([.AA67]=&quot;&lt;&quot;;4;0))));&quot;&quot;)" office:value-type="float" office:value="1" calcext:value-type="float">
            <text:p>1</text:p>
          </table:table-cell>
          <table:table-cell table:formula="of:=IF([.AB67]&lt;&gt;&quot;&quot;;IF([.AB67]=&quot;(&quot;;1;IF([.AB67]=&quot;[&quot;;2;IF([.AB67]=&quot;{&quot;;3;IF([.AB67]=&quot;&lt;&quot;;4;0))));&quot;&quot;)">
            <text:p/>
          </table:table-cell>
          <table:table-cell table:number-columns-repeated="2"/>
          <table:table-cell table:formula="of:=[.AD67]" office:value-type="float" office:value="4" calcext:value-type="float">
            <text:p>4</text:p>
          </table:table-cell>
          <table:table-cell table:formula="of:=IF([.AE67]&lt;&gt;&quot;&quot;;[.AE67]+[.AU67]*5;[.AU67])" office:value-type="float" office:value="21" calcext:value-type="float">
            <text:p>21</text:p>
          </table:table-cell>
          <table:table-cell table:formula="of:=IF([.AF67]&lt;&gt;&quot;&quot;;[.AF67]+[.AV67]*5;[.AV67])" office:value-type="float" office:value="107" calcext:value-type="float">
            <text:p>107</text:p>
          </table:table-cell>
          <table:table-cell table:formula="of:=IF([.AG67]&lt;&gt;&quot;&quot;;[.AG67]+[.AW67]*5;[.AW67])" office:value-type="float" office:value="536" calcext:value-type="float">
            <text:p>536</text:p>
          </table:table-cell>
          <table:table-cell table:formula="of:=IF([.AH67]&lt;&gt;&quot;&quot;;[.AH67]+[.AX67]*5;[.AX67])" office:value-type="float" office:value="2683" calcext:value-type="float">
            <text:p>2683</text:p>
          </table:table-cell>
          <table:table-cell table:formula="of:=IF([.AI67]&lt;&gt;&quot;&quot;;[.AI67]+[.AY67]*5;[.AY67])" office:value-type="float" office:value="13419" calcext:value-type="float">
            <text:p>13419</text:p>
          </table:table-cell>
          <table:table-cell table:formula="of:=IF([.AJ67]&lt;&gt;&quot;&quot;;[.AJ67]+[.AZ67]*5;[.AZ67])" office:value-type="float" office:value="67097" calcext:value-type="float">
            <text:p>67097</text:p>
          </table:table-cell>
          <table:table-cell table:formula="of:=IF([.AK67]&lt;&gt;&quot;&quot;;[.AK67]+[.BA67]*5;[.BA67])" office:value-type="float" office:value="335489" calcext:value-type="float">
            <text:p>335489</text:p>
          </table:table-cell>
          <table:table-cell table:formula="of:=IF([.AL67]&lt;&gt;&quot;&quot;;[.AL67]+[.BB67]*5;[.BB67])" office:value-type="float" office:value="1677446" calcext:value-type="float">
            <text:p>1677446</text:p>
          </table:table-cell>
          <table:table-cell table:formula="of:=IF([.AM67]&lt;&gt;&quot;&quot;;[.AM67]+[.BC67]*5;[.BC67])" office:value-type="float" office:value="8387234" calcext:value-type="float">
            <text:p>8387234</text:p>
          </table:table-cell>
          <table:table-cell table:formula="of:=IF([.AN67]&lt;&gt;&quot;&quot;;[.AN67]+[.BD67]*5;[.BD67])" office:value-type="float" office:value="41936173" calcext:value-type="float">
            <text:p>41936173</text:p>
          </table:table-cell>
          <table:table-cell table:formula="of:=IF([.AO67]&lt;&gt;&quot;&quot;;[.AO67]+[.BE67]*5;[.BE67])" office:value-type="float" office:value="209680867" calcext:value-type="float">
            <text:p>209680867</text:p>
          </table:table-cell>
          <table:table-cell table:formula="of:=IF([.AP67]&lt;&gt;&quot;&quot;;[.AP67]+[.BF67]*5;[.BF67])" office:value-type="float" office:value="1048404336" calcext:value-type="float">
            <text:p>1048404336</text:p>
          </table:table-cell>
          <table:table-cell table:formula="of:=IF([.AQ67]&lt;&gt;&quot;&quot;;[.AQ67]+[.BG67]*5;[.BG67])" office:value-type="float" office:value="5242021681" calcext:value-type="float">
            <text:p>5242021681</text:p>
          </table:table-cell>
          <table:table-cell table:formula="of:=IF([.AR67]&lt;&gt;&quot;&quot;;[.AR67]+[.BH67]*5;[.BH67])" office:value-type="float" office:value="5242021681" calcext:value-type="float">
            <text:p>524202168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(&lt;{[(([{{([&lt;[&lt;&gt;()]&lt;&lt;&gt;[]&gt;&gt;{((){})([])}][&lt;{[]()}&lt;&lt;&gt;()&gt;&gt;(&lt;{}()&gt;(&lt;&gt;))])}[{{{{[]()}}{(&lt;&gt;[])[()&lt;</text:p>
          </table:table-cell>
          <table:table-cell table:formula="of:=ORG.LIBREOFFICE.REGEX(ORG.LIBREOFFICE.REGEX(ORG.LIBREOFFICE.REGEX(ORG.LIBREOFFICE.REGEX([.A68];&quot;[(][)]&quot;;&quot;&quot;;&quot;g&quot;);&quot;\[\]&quot;;&quot;&quot;;&quot;g&quot;);&quot;\{\}&quot;;&quot;&quot;;&quot;g&quot;);&quot;&lt;&gt;&quot;;&quot;&quot;;&quot;g&quot;)" office:value-type="string" office:string-value="((&lt;{[(([{{([&lt;[]&lt;&gt;&gt;{()()}][&lt;&lt;&gt;&gt;(())])}[{{{}{()[&lt;" calcext:value-type="string">
            <text:p>((&lt;{[(([{{([&lt;[]&lt;&gt;&gt;{()()}][&lt;&lt;&gt;&gt;(())])}[{{{}{()[&lt;</text:p>
          </table:table-cell>
          <table:table-cell table:formula="of:=ORG.LIBREOFFICE.REGEX(ORG.LIBREOFFICE.REGEX(ORG.LIBREOFFICE.REGEX(ORG.LIBREOFFICE.REGEX([.B68];&quot;[(][)]&quot;;&quot;&quot;;&quot;g&quot;);&quot;\[\]&quot;;&quot;&quot;;&quot;g&quot;);&quot;\{\}&quot;;&quot;&quot;;&quot;g&quot;);&quot;&lt;&gt;&quot;;&quot;&quot;;&quot;g&quot;)" office:value-type="string" office:string-value="((&lt;{[(([{{([&lt;&gt;][&lt;&gt;()])}[{{{[&lt;" calcext:value-type="string">
            <text:p>((&lt;{[(([{{([&lt;&gt;][&lt;&gt;()])}[{{{[&lt;</text:p>
          </table:table-cell>
          <table:table-cell table:formula="of:=ORG.LIBREOFFICE.REGEX(ORG.LIBREOFFICE.REGEX(ORG.LIBREOFFICE.REGEX(ORG.LIBREOFFICE.REGEX([.C68];&quot;[(][)]&quot;;&quot;&quot;;&quot;g&quot;);&quot;\[\]&quot;;&quot;&quot;;&quot;g&quot;);&quot;\{\}&quot;;&quot;&quot;;&quot;g&quot;);&quot;&lt;&gt;&quot;;&quot;&quot;;&quot;g&quot;)" office:value-type="string" office:string-value="((&lt;{[(([{{([][])}[{{{[&lt;" calcext:value-type="string">
            <text:p>((&lt;{[(([{{([][])}[{{{[&lt;</text:p>
          </table:table-cell>
          <table:table-cell table:formula="of:=ORG.LIBREOFFICE.REGEX(ORG.LIBREOFFICE.REGEX(ORG.LIBREOFFICE.REGEX(ORG.LIBREOFFICE.REGEX([.D68];&quot;[(][)]&quot;;&quot;&quot;;&quot;g&quot;);&quot;\[\]&quot;;&quot;&quot;;&quot;g&quot;);&quot;\{\}&quot;;&quot;&quot;;&quot;g&quot;);&quot;&lt;&gt;&quot;;&quot;&quot;;&quot;g&quot;)" office:value-type="string" office:string-value="((&lt;{[(([{{()}[{{{[&lt;" calcext:value-type="string">
            <text:p>((&lt;{[(([{{()}[{{{[&lt;</text:p>
          </table:table-cell>
          <table:table-cell table:formula="of:=ORG.LIBREOFFICE.REGEX(ORG.LIBREOFFICE.REGEX(ORG.LIBREOFFICE.REGEX(ORG.LIBREOFFICE.REGEX([.E68];&quot;[(][)]&quot;;&quot;&quot;;&quot;g&quot;);&quot;\[\]&quot;;&quot;&quot;;&quot;g&quot;);&quot;\{\}&quot;;&quot;&quot;;&quot;g&quot;);&quot;&lt;&gt;&quot;;&quot;&quot;;&quot;g&quot;)" office:value-type="string" office:string-value="((&lt;{[(([{[{{{[&lt;" calcext:value-type="string">
            <text:p>((&lt;{[(([{[{{{[&lt;</text:p>
          </table:table-cell>
          <table:table-cell table:formula="of:=ORG.LIBREOFFICE.REGEX(ORG.LIBREOFFICE.REGEX(ORG.LIBREOFFICE.REGEX(ORG.LIBREOFFICE.REGEX([.F68];&quot;[(][)]&quot;;&quot;&quot;;&quot;g&quot;);&quot;\[\]&quot;;&quot;&quot;;&quot;g&quot;);&quot;\{\}&quot;;&quot;&quot;;&quot;g&quot;);&quot;&lt;&gt;&quot;;&quot;&quot;;&quot;g&quot;)" office:value-type="string" office:string-value="((&lt;{[(([{[{{{[&lt;" calcext:value-type="string">
            <text:p>((&lt;{[(([{[{{{[&lt;</text:p>
          </table:table-cell>
          <table:table-cell table:formula="of:=ORG.LIBREOFFICE.REGEX(ORG.LIBREOFFICE.REGEX(ORG.LIBREOFFICE.REGEX(ORG.LIBREOFFICE.REGEX([.G68];&quot;[(][)]&quot;;&quot;&quot;;&quot;g&quot;);&quot;\[\]&quot;;&quot;&quot;;&quot;g&quot;);&quot;\{\}&quot;;&quot;&quot;;&quot;g&quot;);&quot;&lt;&gt;&quot;;&quot;&quot;;&quot;g&quot;)" office:value-type="string" office:string-value="((&lt;{[(([{[{{{[&lt;" calcext:value-type="string">
            <text:p>((&lt;{[(([{[{{{[&lt;</text:p>
          </table:table-cell>
          <table:table-cell table:formula="of:=ORG.LIBREOFFICE.REGEX(ORG.LIBREOFFICE.REGEX(ORG.LIBREOFFICE.REGEX(ORG.LIBREOFFICE.REGEX([.H68];&quot;[(][)]&quot;;&quot;&quot;;&quot;g&quot;);&quot;\[\]&quot;;&quot;&quot;;&quot;g&quot;);&quot;\{\}&quot;;&quot;&quot;;&quot;g&quot;);&quot;&lt;&gt;&quot;;&quot;&quot;;&quot;g&quot;)" office:value-type="string" office:string-value="((&lt;{[(([{[{{{[&lt;" calcext:value-type="string">
            <text:p>((&lt;{[(([{[{{{[&lt;</text:p>
          </table:table-cell>
          <table:table-cell table:formula="of:=ORG.LIBREOFFICE.REGEX(ORG.LIBREOFFICE.REGEX(ORG.LIBREOFFICE.REGEX(ORG.LIBREOFFICE.REGEX([.I68];&quot;[(][)]&quot;;&quot;&quot;;&quot;g&quot;);&quot;\[\]&quot;;&quot;&quot;;&quot;g&quot;);&quot;\{\}&quot;;&quot;&quot;;&quot;g&quot;);&quot;&lt;&gt;&quot;;&quot;&quot;;&quot;g&quot;)" office:value-type="string" office:string-value="((&lt;{[(([{[{{{[&lt;" calcext:value-type="string">
            <text:p>((&lt;{[(([{[{{{[&lt;</text:p>
          </table:table-cell>
          <table:table-cell table:formula="of:=ORG.LIBREOFFICE.REGEX(ORG.LIBREOFFICE.REGEX(ORG.LIBREOFFICE.REGEX(ORG.LIBREOFFICE.REGEX([.J68];&quot;[(][)]&quot;;&quot;&quot;;&quot;g&quot;);&quot;\[\]&quot;;&quot;&quot;;&quot;g&quot;);&quot;\{\}&quot;;&quot;&quot;;&quot;g&quot;);&quot;&lt;&gt;&quot;;&quot;&quot;;&quot;g&quot;)" office:value-type="string" office:string-value="((&lt;{[(([{[{{{[&lt;" calcext:value-type="string">
            <text:p>((&lt;{[(([{[{{{[&lt;</text:p>
          </table:table-cell>
          <table:table-cell table:formula="of:=IF(ORG.LIBREOFFICE.REGEX(ORG.LIBREOFFICE.REGEX(ORG.LIBREOFFICE.REGEX(ORG.LIBREOFFICE.REGEX(ORG.LIBREOFFICE.REGEX([.K6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8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8]=&quot;&quot;;[.K68];&quot;&quot;)" office:value-type="string" office:string-value="((&lt;{[(([{[{{{[&lt;" calcext:value-type="string">
            <text:p>((&lt;{[(([{[{{{[&lt;</text:p>
          </table:table-cell>
          <table:table-cell table:formula="of:=IF(AND([.$M68]&lt;&gt;&quot;&quot;;LEN([.$M68])&gt;=[.N$2]);LEFT(RIGHT([.$M68];[.N$2]);1);&quot;&quot;)" office:value-type="string" office:string-value="&lt;" calcext:value-type="string">
            <text:p>&lt;</text:p>
          </table:table-cell>
          <table:table-cell table:formula="of:=IF(AND([.$M68]&lt;&gt;&quot;&quot;;LEN([.$M68])&gt;=[.O$2]);LEFT(RIGHT([.$M68];[.O$2]);1);&quot;&quot;)" office:value-type="string" office:string-value="[" calcext:value-type="string">
            <text:p>[</text:p>
          </table:table-cell>
          <table:table-cell table:formula="of:=IF(AND([.$M68]&lt;&gt;&quot;&quot;;LEN([.$M68])&gt;=[.P$2]);LEFT(RIGHT([.$M68];[.P$2]);1);&quot;&quot;)" office:value-type="string" office:string-value="{" calcext:value-type="string">
            <text:p>{</text:p>
          </table:table-cell>
          <table:table-cell table:formula="of:=IF(AND([.$M68]&lt;&gt;&quot;&quot;;LEN([.$M68])&gt;=[.Q$2]);LEFT(RIGHT([.$M68];[.Q$2]);1);&quot;&quot;)" office:value-type="string" office:string-value="{" calcext:value-type="string">
            <text:p>{</text:p>
          </table:table-cell>
          <table:table-cell table:formula="of:=IF(AND([.$M68]&lt;&gt;&quot;&quot;;LEN([.$M68])&gt;=[.R$2]);LEFT(RIGHT([.$M68];[.R$2]);1);&quot;&quot;)" office:value-type="string" office:string-value="{" calcext:value-type="string">
            <text:p>{</text:p>
          </table:table-cell>
          <table:table-cell table:formula="of:=IF(AND([.$M68]&lt;&gt;&quot;&quot;;LEN([.$M68])&gt;=[.S$2]);LEFT(RIGHT([.$M68];[.S$2]);1);&quot;&quot;)" office:value-type="string" office:string-value="[" calcext:value-type="string">
            <text:p>[</text:p>
          </table:table-cell>
          <table:table-cell table:formula="of:=IF(AND([.$M68]&lt;&gt;&quot;&quot;;LEN([.$M68])&gt;=[.T$2]);LEFT(RIGHT([.$M68];[.T$2]);1);&quot;&quot;)" office:value-type="string" office:string-value="{" calcext:value-type="string">
            <text:p>{</text:p>
          </table:table-cell>
          <table:table-cell table:formula="of:=IF(AND([.$M68]&lt;&gt;&quot;&quot;;LEN([.$M68])&gt;=[.U$2]);LEFT(RIGHT([.$M68];[.U$2]);1);&quot;&quot;)" office:value-type="string" office:string-value="[" calcext:value-type="string">
            <text:p>[</text:p>
          </table:table-cell>
          <table:table-cell table:formula="of:=IF(AND([.$M68]&lt;&gt;&quot;&quot;;LEN([.$M68])&gt;=[.V$2]);LEFT(RIGHT([.$M68];[.V$2]);1);&quot;&quot;)" office:value-type="string" office:string-value="(" calcext:value-type="string">
            <text:p>(</text:p>
          </table:table-cell>
          <table:table-cell table:formula="of:=IF(AND([.$M68]&lt;&gt;&quot;&quot;;LEN([.$M68])&gt;=[.W$2]);LEFT(RIGHT([.$M68];[.W$2]);1);&quot;&quot;)" office:value-type="string" office:string-value="(" calcext:value-type="string">
            <text:p>(</text:p>
          </table:table-cell>
          <table:table-cell table:formula="of:=IF(AND([.$M68]&lt;&gt;&quot;&quot;;LEN([.$M68])&gt;=[.X$2]);LEFT(RIGHT([.$M68];[.X$2]);1);&quot;&quot;)" office:value-type="string" office:string-value="[" calcext:value-type="string">
            <text:p>[</text:p>
          </table:table-cell>
          <table:table-cell table:formula="of:=IF(AND([.$M68]&lt;&gt;&quot;&quot;;LEN([.$M68])&gt;=[.Y$2]);LEFT(RIGHT([.$M68];[.Y$2]);1);&quot;&quot;)" office:value-type="string" office:string-value="{" calcext:value-type="string">
            <text:p>{</text:p>
          </table:table-cell>
          <table:table-cell table:formula="of:=IF(AND([.$M68]&lt;&gt;&quot;&quot;;LEN([.$M68])&gt;=[.Z$2]);LEFT(RIGHT([.$M68];[.Z$2]);1);&quot;&quot;)" office:value-type="string" office:string-value="&lt;" calcext:value-type="string">
            <text:p>&lt;</text:p>
          </table:table-cell>
          <table:table-cell table:formula="of:=IF(AND([.$M68]&lt;&gt;&quot;&quot;;LEN([.$M68])&gt;=[.AA$2]);LEFT(RIGHT([.$M68];[.AA$2]);1);&quot;&quot;)" office:value-type="string" office:string-value="(" calcext:value-type="string">
            <text:p>(</text:p>
          </table:table-cell>
          <table:table-cell table:formula="of:=IF(AND([.$M68]&lt;&gt;&quot;&quot;;LEN([.$M68])&gt;=[.AB$2]);LEFT(RIGHT([.$M68];[.AB$2]);1);&quot;&quot;)" office:value-type="string" office:string-value="(" calcext:value-type="string">
            <text:p>(</text:p>
          </table:table-cell>
          <table:table-cell table:formula="of:=IF([.M68]=&quot;&quot;;&quot;&quot;;0)" office:value-type="float" office:value="0" calcext:value-type="float">
            <text:p>0</text:p>
          </table:table-cell>
          <table:table-cell table:formula="of:=IF([.N68]&lt;&gt;&quot;&quot;;IF([.N68]=&quot;(&quot;;1;IF([.N68]=&quot;[&quot;;2;IF([.N68]=&quot;{&quot;;3;IF([.N68]=&quot;&lt;&quot;;4;0))));&quot;&quot;)" office:value-type="float" office:value="4" calcext:value-type="float">
            <text:p>4</text:p>
          </table:table-cell>
          <table:table-cell table:formula="of:=IF([.O68]&lt;&gt;&quot;&quot;;IF([.O68]=&quot;(&quot;;1;IF([.O68]=&quot;[&quot;;2;IF([.O68]=&quot;{&quot;;3;IF([.O68]=&quot;&lt;&quot;;4;0))));&quot;&quot;)" office:value-type="float" office:value="2" calcext:value-type="float">
            <text:p>2</text:p>
          </table:table-cell>
          <table:table-cell table:formula="of:=IF([.P68]&lt;&gt;&quot;&quot;;IF([.P68]=&quot;(&quot;;1;IF([.P68]=&quot;[&quot;;2;IF([.P68]=&quot;{&quot;;3;IF([.P68]=&quot;&lt;&quot;;4;0))));&quot;&quot;)" office:value-type="float" office:value="3" calcext:value-type="float">
            <text:p>3</text:p>
          </table:table-cell>
          <table:table-cell table:formula="of:=IF([.Q68]&lt;&gt;&quot;&quot;;IF([.Q68]=&quot;(&quot;;1;IF([.Q68]=&quot;[&quot;;2;IF([.Q68]=&quot;{&quot;;3;IF([.Q68]=&quot;&lt;&quot;;4;0))));&quot;&quot;)" office:value-type="float" office:value="3" calcext:value-type="float">
            <text:p>3</text:p>
          </table:table-cell>
          <table:table-cell table:formula="of:=IF([.R68]&lt;&gt;&quot;&quot;;IF([.R68]=&quot;(&quot;;1;IF([.R68]=&quot;[&quot;;2;IF([.R68]=&quot;{&quot;;3;IF([.R68]=&quot;&lt;&quot;;4;0))));&quot;&quot;)" office:value-type="float" office:value="3" calcext:value-type="float">
            <text:p>3</text:p>
          </table:table-cell>
          <table:table-cell table:formula="of:=IF([.S68]&lt;&gt;&quot;&quot;;IF([.S68]=&quot;(&quot;;1;IF([.S68]=&quot;[&quot;;2;IF([.S68]=&quot;{&quot;;3;IF([.S68]=&quot;&lt;&quot;;4;0))));&quot;&quot;)" office:value-type="float" office:value="2" calcext:value-type="float">
            <text:p>2</text:p>
          </table:table-cell>
          <table:table-cell table:formula="of:=IF([.T68]&lt;&gt;&quot;&quot;;IF([.T68]=&quot;(&quot;;1;IF([.T68]=&quot;[&quot;;2;IF([.T68]=&quot;{&quot;;3;IF([.T68]=&quot;&lt;&quot;;4;0))));&quot;&quot;)" office:value-type="float" office:value="3" calcext:value-type="float">
            <text:p>3</text:p>
          </table:table-cell>
          <table:table-cell table:formula="of:=IF([.U68]&lt;&gt;&quot;&quot;;IF([.U68]=&quot;(&quot;;1;IF([.U68]=&quot;[&quot;;2;IF([.U68]=&quot;{&quot;;3;IF([.U68]=&quot;&lt;&quot;;4;0))));&quot;&quot;)" office:value-type="float" office:value="2" calcext:value-type="float">
            <text:p>2</text:p>
          </table:table-cell>
          <table:table-cell table:formula="of:=IF([.V68]&lt;&gt;&quot;&quot;;IF([.V68]=&quot;(&quot;;1;IF([.V68]=&quot;[&quot;;2;IF([.V68]=&quot;{&quot;;3;IF([.V68]=&quot;&lt;&quot;;4;0))));&quot;&quot;)" office:value-type="float" office:value="1" calcext:value-type="float">
            <text:p>1</text:p>
          </table:table-cell>
          <table:table-cell table:formula="of:=IF([.W68]&lt;&gt;&quot;&quot;;IF([.W68]=&quot;(&quot;;1;IF([.W68]=&quot;[&quot;;2;IF([.W68]=&quot;{&quot;;3;IF([.W68]=&quot;&lt;&quot;;4;0))));&quot;&quot;)" office:value-type="float" office:value="1" calcext:value-type="float">
            <text:p>1</text:p>
          </table:table-cell>
          <table:table-cell table:formula="of:=IF([.X68]&lt;&gt;&quot;&quot;;IF([.X68]=&quot;(&quot;;1;IF([.X68]=&quot;[&quot;;2;IF([.X68]=&quot;{&quot;;3;IF([.X68]=&quot;&lt;&quot;;4;0))));&quot;&quot;)" office:value-type="float" office:value="2" calcext:value-type="float">
            <text:p>2</text:p>
          </table:table-cell>
          <table:table-cell table:formula="of:=IF([.Y68]&lt;&gt;&quot;&quot;;IF([.Y68]=&quot;(&quot;;1;IF([.Y68]=&quot;[&quot;;2;IF([.Y68]=&quot;{&quot;;3;IF([.Y68]=&quot;&lt;&quot;;4;0))));&quot;&quot;)" office:value-type="float" office:value="3" calcext:value-type="float">
            <text:p>3</text:p>
          </table:table-cell>
          <table:table-cell table:formula="of:=IF([.Z68]&lt;&gt;&quot;&quot;;IF([.Z68]=&quot;(&quot;;1;IF([.Z68]=&quot;[&quot;;2;IF([.Z68]=&quot;{&quot;;3;IF([.Z68]=&quot;&lt;&quot;;4;0))));&quot;&quot;)" office:value-type="float" office:value="4" calcext:value-type="float">
            <text:p>4</text:p>
          </table:table-cell>
          <table:table-cell table:formula="of:=IF([.AA68]&lt;&gt;&quot;&quot;;IF([.AA68]=&quot;(&quot;;1;IF([.AA68]=&quot;[&quot;;2;IF([.AA68]=&quot;{&quot;;3;IF([.AA68]=&quot;&lt;&quot;;4;0))));&quot;&quot;)" office:value-type="float" office:value="1" calcext:value-type="float">
            <text:p>1</text:p>
          </table:table-cell>
          <table:table-cell table:formula="of:=IF([.AB68]&lt;&gt;&quot;&quot;;IF([.AB68]=&quot;(&quot;;1;IF([.AB68]=&quot;[&quot;;2;IF([.AB68]=&quot;{&quot;;3;IF([.AB68]=&quot;&lt;&quot;;4;0))));&quot;&quot;)" office:value-type="float" office:value="1" calcext:value-type="float">
            <text:p>1</text:p>
          </table:table-cell>
          <table:table-cell table:number-columns-repeated="2"/>
          <table:table-cell table:formula="of:=[.AD68]" office:value-type="float" office:value="4" calcext:value-type="float">
            <text:p>4</text:p>
          </table:table-cell>
          <table:table-cell table:formula="of:=IF([.AE68]&lt;&gt;&quot;&quot;;[.AE68]+[.AU68]*5;[.AU68])" office:value-type="float" office:value="22" calcext:value-type="float">
            <text:p>22</text:p>
          </table:table-cell>
          <table:table-cell table:formula="of:=IF([.AF68]&lt;&gt;&quot;&quot;;[.AF68]+[.AV68]*5;[.AV68])" office:value-type="float" office:value="113" calcext:value-type="float">
            <text:p>113</text:p>
          </table:table-cell>
          <table:table-cell table:formula="of:=IF([.AG68]&lt;&gt;&quot;&quot;;[.AG68]+[.AW68]*5;[.AW68])" office:value-type="float" office:value="568" calcext:value-type="float">
            <text:p>568</text:p>
          </table:table-cell>
          <table:table-cell table:formula="of:=IF([.AH68]&lt;&gt;&quot;&quot;;[.AH68]+[.AX68]*5;[.AX68])" office:value-type="float" office:value="2843" calcext:value-type="float">
            <text:p>2843</text:p>
          </table:table-cell>
          <table:table-cell table:formula="of:=IF([.AI68]&lt;&gt;&quot;&quot;;[.AI68]+[.AY68]*5;[.AY68])" office:value-type="float" office:value="14217" calcext:value-type="float">
            <text:p>14217</text:p>
          </table:table-cell>
          <table:table-cell table:formula="of:=IF([.AJ68]&lt;&gt;&quot;&quot;;[.AJ68]+[.AZ68]*5;[.AZ68])" office:value-type="float" office:value="71088" calcext:value-type="float">
            <text:p>71088</text:p>
          </table:table-cell>
          <table:table-cell table:formula="of:=IF([.AK68]&lt;&gt;&quot;&quot;;[.AK68]+[.BA68]*5;[.BA68])" office:value-type="float" office:value="355442" calcext:value-type="float">
            <text:p>355442</text:p>
          </table:table-cell>
          <table:table-cell table:formula="of:=IF([.AL68]&lt;&gt;&quot;&quot;;[.AL68]+[.BB68]*5;[.BB68])" office:value-type="float" office:value="1777211" calcext:value-type="float">
            <text:p>1777211</text:p>
          </table:table-cell>
          <table:table-cell table:formula="of:=IF([.AM68]&lt;&gt;&quot;&quot;;[.AM68]+[.BC68]*5;[.BC68])" office:value-type="float" office:value="8886056" calcext:value-type="float">
            <text:p>8886056</text:p>
          </table:table-cell>
          <table:table-cell table:formula="of:=IF([.AN68]&lt;&gt;&quot;&quot;;[.AN68]+[.BD68]*5;[.BD68])" office:value-type="float" office:value="44430282" calcext:value-type="float">
            <text:p>44430282</text:p>
          </table:table-cell>
          <table:table-cell table:formula="of:=IF([.AO68]&lt;&gt;&quot;&quot;;[.AO68]+[.BE68]*5;[.BE68])" office:value-type="float" office:value="222151413" calcext:value-type="float">
            <text:p>222151413</text:p>
          </table:table-cell>
          <table:table-cell table:formula="of:=IF([.AP68]&lt;&gt;&quot;&quot;;[.AP68]+[.BF68]*5;[.BF68])" office:value-type="float" office:value="1110757069" calcext:value-type="float">
            <text:p>1110757069</text:p>
          </table:table-cell>
          <table:table-cell table:formula="of:=IF([.AQ68]&lt;&gt;&quot;&quot;;[.AQ68]+[.BG68]*5;[.BG68])" office:value-type="float" office:value="5553785346" calcext:value-type="float">
            <text:p>5553785346</text:p>
          </table:table-cell>
          <table:table-cell table:formula="of:=IF([.AR68]&lt;&gt;&quot;&quot;;[.AR68]+[.BH68]*5;[.BH68])" office:value-type="float" office:value="27768926731" calcext:value-type="float">
            <text:p>277689267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[[{{[&lt;&lt;({[&lt;&lt;{(){}}{(){}}&gt;&gt;(&lt;{[]&lt;&gt;}&lt;&lt;&gt;()&gt;&gt;({()&lt;&gt;}{{}&lt;&gt;}))]{[([[][]][{}&lt;&gt;])][((&lt;&gt;{})(()[]))[&lt;()[]&gt;{&lt;&gt;()}]]}</text:p>
          </table:table-cell>
          <table:table-cell table:formula="of:=ORG.LIBREOFFICE.REGEX(ORG.LIBREOFFICE.REGEX(ORG.LIBREOFFICE.REGEX(ORG.LIBREOFFICE.REGEX([.A69];&quot;[(][)]&quot;;&quot;&quot;;&quot;g&quot;);&quot;\[\]&quot;;&quot;&quot;;&quot;g&quot;);&quot;\{\}&quot;;&quot;&quot;;&quot;g&quot;);&quot;&lt;&gt;&quot;;&quot;&quot;;&quot;g&quot;)" office:value-type="string" office:string-value="&lt;[[{{[&lt;&lt;({[&lt;&lt;{}{}&gt;&gt;(&lt;{}&lt;&gt;&gt;({}{}))]{[([][])][(()())[{}]]}" calcext:value-type="string">
            <text:p>&lt;[[{{[&lt;&lt;({[&lt;&lt;{}{}&gt;&gt;(&lt;{}&lt;&gt;&gt;({}{}))]{[([][])][(()())[{}]]}</text:p>
          </table:table-cell>
          <table:table-cell table:formula="of:=ORG.LIBREOFFICE.REGEX(ORG.LIBREOFFICE.REGEX(ORG.LIBREOFFICE.REGEX(ORG.LIBREOFFICE.REGEX([.B69];&quot;[(][)]&quot;;&quot;&quot;;&quot;g&quot;);&quot;\[\]&quot;;&quot;&quot;;&quot;g&quot;);&quot;\{\}&quot;;&quot;&quot;;&quot;g&quot;);&quot;&lt;&gt;&quot;;&quot;&quot;;&quot;g&quot;)" office:value-type="string" office:string-value="&lt;[[{{[&lt;&lt;({[&lt;&gt;(&lt;&gt;())]{[()][()[]]}" calcext:value-type="string">
            <text:p>&lt;[[{{[&lt;&lt;({[&lt;&gt;(&lt;&gt;())]{[()][()[]]}</text:p>
          </table:table-cell>
          <table:table-cell table:formula="of:=ORG.LIBREOFFICE.REGEX(ORG.LIBREOFFICE.REGEX(ORG.LIBREOFFICE.REGEX(ORG.LIBREOFFICE.REGEX([.C69];&quot;[(][)]&quot;;&quot;&quot;;&quot;g&quot;);&quot;\[\]&quot;;&quot;&quot;;&quot;g&quot;);&quot;\{\}&quot;;&quot;&quot;;&quot;g&quot;);&quot;&lt;&gt;&quot;;&quot;&quot;;&quot;g&quot;)" office:value-type="string" office:string-value="&lt;[[{{[&lt;&lt;({[()]{[]}" calcext:value-type="string">
            <text:p>&lt;[[{{[&lt;&lt;({[()]{[]}</text:p>
          </table:table-cell>
          <table:table-cell table:formula="of:=ORG.LIBREOFFICE.REGEX(ORG.LIBREOFFICE.REGEX(ORG.LIBREOFFICE.REGEX(ORG.LIBREOFFICE.REGEX([.D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ORG.LIBREOFFICE.REGEX(ORG.LIBREOFFICE.REGEX(ORG.LIBREOFFICE.REGEX(ORG.LIBREOFFICE.REGEX([.E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ORG.LIBREOFFICE.REGEX(ORG.LIBREOFFICE.REGEX(ORG.LIBREOFFICE.REGEX(ORG.LIBREOFFICE.REGEX([.F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ORG.LIBREOFFICE.REGEX(ORG.LIBREOFFICE.REGEX(ORG.LIBREOFFICE.REGEX(ORG.LIBREOFFICE.REGEX([.G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ORG.LIBREOFFICE.REGEX(ORG.LIBREOFFICE.REGEX(ORG.LIBREOFFICE.REGEX(ORG.LIBREOFFICE.REGEX([.H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ORG.LIBREOFFICE.REGEX(ORG.LIBREOFFICE.REGEX(ORG.LIBREOFFICE.REGEX(ORG.LIBREOFFICE.REGEX([.I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ORG.LIBREOFFICE.REGEX(ORG.LIBREOFFICE.REGEX(ORG.LIBREOFFICE.REGEX(ORG.LIBREOFFICE.REGEX([.J69];&quot;[(][)]&quot;;&quot;&quot;;&quot;g&quot;);&quot;\[\]&quot;;&quot;&quot;;&quot;g&quot;);&quot;\{\}&quot;;&quot;&quot;;&quot;g&quot;);&quot;&lt;&gt;&quot;;&quot;&quot;;&quot;g&quot;)" office:value-type="string" office:string-value="&lt;[[{{[&lt;&lt;({" calcext:value-type="string">
            <text:p>&lt;[[{{[&lt;&lt;({</text:p>
          </table:table-cell>
          <table:table-cell table:formula="of:=IF(ORG.LIBREOFFICE.REGEX(ORG.LIBREOFFICE.REGEX(ORG.LIBREOFFICE.REGEX(ORG.LIBREOFFICE.REGEX(ORG.LIBREOFFICE.REGEX([.K6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69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69]=&quot;&quot;;[.K69];&quot;&quot;)" office:value-type="string" office:string-value="&lt;[[{{[&lt;&lt;({" calcext:value-type="string">
            <text:p>&lt;[[{{[&lt;&lt;({</text:p>
          </table:table-cell>
          <table:table-cell table:formula="of:=IF(AND([.$M69]&lt;&gt;&quot;&quot;;LEN([.$M69])&gt;=[.N$2]);LEFT(RIGHT([.$M69];[.N$2]);1);&quot;&quot;)" office:value-type="string" office:string-value="{" calcext:value-type="string">
            <text:p>{</text:p>
          </table:table-cell>
          <table:table-cell table:formula="of:=IF(AND([.$M69]&lt;&gt;&quot;&quot;;LEN([.$M69])&gt;=[.O$2]);LEFT(RIGHT([.$M69];[.O$2]);1);&quot;&quot;)" office:value-type="string" office:string-value="(" calcext:value-type="string">
            <text:p>(</text:p>
          </table:table-cell>
          <table:table-cell table:formula="of:=IF(AND([.$M69]&lt;&gt;&quot;&quot;;LEN([.$M69])&gt;=[.P$2]);LEFT(RIGHT([.$M69];[.P$2]);1);&quot;&quot;)" office:value-type="string" office:string-value="&lt;" calcext:value-type="string">
            <text:p>&lt;</text:p>
          </table:table-cell>
          <table:table-cell table:formula="of:=IF(AND([.$M69]&lt;&gt;&quot;&quot;;LEN([.$M69])&gt;=[.Q$2]);LEFT(RIGHT([.$M69];[.Q$2]);1);&quot;&quot;)" office:value-type="string" office:string-value="&lt;" calcext:value-type="string">
            <text:p>&lt;</text:p>
          </table:table-cell>
          <table:table-cell table:formula="of:=IF(AND([.$M69]&lt;&gt;&quot;&quot;;LEN([.$M69])&gt;=[.R$2]);LEFT(RIGHT([.$M69];[.R$2]);1);&quot;&quot;)" office:value-type="string" office:string-value="[" calcext:value-type="string">
            <text:p>[</text:p>
          </table:table-cell>
          <table:table-cell table:formula="of:=IF(AND([.$M69]&lt;&gt;&quot;&quot;;LEN([.$M69])&gt;=[.S$2]);LEFT(RIGHT([.$M69];[.S$2]);1);&quot;&quot;)" office:value-type="string" office:string-value="{" calcext:value-type="string">
            <text:p>{</text:p>
          </table:table-cell>
          <table:table-cell table:formula="of:=IF(AND([.$M69]&lt;&gt;&quot;&quot;;LEN([.$M69])&gt;=[.T$2]);LEFT(RIGHT([.$M69];[.T$2]);1);&quot;&quot;)" office:value-type="string" office:string-value="{" calcext:value-type="string">
            <text:p>{</text:p>
          </table:table-cell>
          <table:table-cell table:formula="of:=IF(AND([.$M69]&lt;&gt;&quot;&quot;;LEN([.$M69])&gt;=[.U$2]);LEFT(RIGHT([.$M69];[.U$2]);1);&quot;&quot;)" office:value-type="string" office:string-value="[" calcext:value-type="string">
            <text:p>[</text:p>
          </table:table-cell>
          <table:table-cell table:formula="of:=IF(AND([.$M69]&lt;&gt;&quot;&quot;;LEN([.$M69])&gt;=[.V$2]);LEFT(RIGHT([.$M69];[.V$2]);1);&quot;&quot;)" office:value-type="string" office:string-value="[" calcext:value-type="string">
            <text:p>[</text:p>
          </table:table-cell>
          <table:table-cell table:formula="of:=IF(AND([.$M69]&lt;&gt;&quot;&quot;;LEN([.$M69])&gt;=[.W$2]);LEFT(RIGHT([.$M69];[.W$2]);1);&quot;&quot;)" office:value-type="string" office:string-value="&lt;" calcext:value-type="string">
            <text:p>&lt;</text:p>
          </table:table-cell>
          <table:table-cell table:formula="of:=IF(AND([.$M69]&lt;&gt;&quot;&quot;;LEN([.$M69])&gt;=[.X$2]);LEFT(RIGHT([.$M69];[.X$2]);1);&quot;&quot;)">
            <text:p/>
          </table:table-cell>
          <table:table-cell table:formula="of:=IF(AND([.$M69]&lt;&gt;&quot;&quot;;LEN([.$M69])&gt;=[.Y$2]);LEFT(RIGHT([.$M69];[.Y$2]);1);&quot;&quot;)">
            <text:p/>
          </table:table-cell>
          <table:table-cell table:formula="of:=IF(AND([.$M69]&lt;&gt;&quot;&quot;;LEN([.$M69])&gt;=[.Z$2]);LEFT(RIGHT([.$M69];[.Z$2]);1);&quot;&quot;)">
            <text:p/>
          </table:table-cell>
          <table:table-cell table:formula="of:=IF(AND([.$M69]&lt;&gt;&quot;&quot;;LEN([.$M69])&gt;=[.AA$2]);LEFT(RIGHT([.$M69];[.AA$2]);1);&quot;&quot;)">
            <text:p/>
          </table:table-cell>
          <table:table-cell table:formula="of:=IF(AND([.$M69]&lt;&gt;&quot;&quot;;LEN([.$M69])&gt;=[.AB$2]);LEFT(RIGHT([.$M69];[.AB$2]);1);&quot;&quot;)">
            <text:p/>
          </table:table-cell>
          <table:table-cell table:formula="of:=IF([.M69]=&quot;&quot;;&quot;&quot;;0)" office:value-type="float" office:value="0" calcext:value-type="float">
            <text:p>0</text:p>
          </table:table-cell>
          <table:table-cell table:formula="of:=IF([.N69]&lt;&gt;&quot;&quot;;IF([.N69]=&quot;(&quot;;1;IF([.N69]=&quot;[&quot;;2;IF([.N69]=&quot;{&quot;;3;IF([.N69]=&quot;&lt;&quot;;4;0))));&quot;&quot;)" office:value-type="float" office:value="3" calcext:value-type="float">
            <text:p>3</text:p>
          </table:table-cell>
          <table:table-cell table:formula="of:=IF([.O69]&lt;&gt;&quot;&quot;;IF([.O69]=&quot;(&quot;;1;IF([.O69]=&quot;[&quot;;2;IF([.O69]=&quot;{&quot;;3;IF([.O69]=&quot;&lt;&quot;;4;0))));&quot;&quot;)" office:value-type="float" office:value="1" calcext:value-type="float">
            <text:p>1</text:p>
          </table:table-cell>
          <table:table-cell table:formula="of:=IF([.P69]&lt;&gt;&quot;&quot;;IF([.P69]=&quot;(&quot;;1;IF([.P69]=&quot;[&quot;;2;IF([.P69]=&quot;{&quot;;3;IF([.P69]=&quot;&lt;&quot;;4;0))));&quot;&quot;)" office:value-type="float" office:value="4" calcext:value-type="float">
            <text:p>4</text:p>
          </table:table-cell>
          <table:table-cell table:formula="of:=IF([.Q69]&lt;&gt;&quot;&quot;;IF([.Q69]=&quot;(&quot;;1;IF([.Q69]=&quot;[&quot;;2;IF([.Q69]=&quot;{&quot;;3;IF([.Q69]=&quot;&lt;&quot;;4;0))));&quot;&quot;)" office:value-type="float" office:value="4" calcext:value-type="float">
            <text:p>4</text:p>
          </table:table-cell>
          <table:table-cell table:formula="of:=IF([.R69]&lt;&gt;&quot;&quot;;IF([.R69]=&quot;(&quot;;1;IF([.R69]=&quot;[&quot;;2;IF([.R69]=&quot;{&quot;;3;IF([.R69]=&quot;&lt;&quot;;4;0))));&quot;&quot;)" office:value-type="float" office:value="2" calcext:value-type="float">
            <text:p>2</text:p>
          </table:table-cell>
          <table:table-cell table:formula="of:=IF([.S69]&lt;&gt;&quot;&quot;;IF([.S69]=&quot;(&quot;;1;IF([.S69]=&quot;[&quot;;2;IF([.S69]=&quot;{&quot;;3;IF([.S69]=&quot;&lt;&quot;;4;0))));&quot;&quot;)" office:value-type="float" office:value="3" calcext:value-type="float">
            <text:p>3</text:p>
          </table:table-cell>
          <table:table-cell table:formula="of:=IF([.T69]&lt;&gt;&quot;&quot;;IF([.T69]=&quot;(&quot;;1;IF([.T69]=&quot;[&quot;;2;IF([.T69]=&quot;{&quot;;3;IF([.T69]=&quot;&lt;&quot;;4;0))));&quot;&quot;)" office:value-type="float" office:value="3" calcext:value-type="float">
            <text:p>3</text:p>
          </table:table-cell>
          <table:table-cell table:formula="of:=IF([.U69]&lt;&gt;&quot;&quot;;IF([.U69]=&quot;(&quot;;1;IF([.U69]=&quot;[&quot;;2;IF([.U69]=&quot;{&quot;;3;IF([.U69]=&quot;&lt;&quot;;4;0))));&quot;&quot;)" office:value-type="float" office:value="2" calcext:value-type="float">
            <text:p>2</text:p>
          </table:table-cell>
          <table:table-cell table:formula="of:=IF([.V69]&lt;&gt;&quot;&quot;;IF([.V69]=&quot;(&quot;;1;IF([.V69]=&quot;[&quot;;2;IF([.V69]=&quot;{&quot;;3;IF([.V69]=&quot;&lt;&quot;;4;0))));&quot;&quot;)" office:value-type="float" office:value="2" calcext:value-type="float">
            <text:p>2</text:p>
          </table:table-cell>
          <table:table-cell table:formula="of:=IF([.W69]&lt;&gt;&quot;&quot;;IF([.W69]=&quot;(&quot;;1;IF([.W69]=&quot;[&quot;;2;IF([.W69]=&quot;{&quot;;3;IF([.W69]=&quot;&lt;&quot;;4;0))));&quot;&quot;)" office:value-type="float" office:value="4" calcext:value-type="float">
            <text:p>4</text:p>
          </table:table-cell>
          <table:table-cell table:formula="of:=IF([.X69]&lt;&gt;&quot;&quot;;IF([.X69]=&quot;(&quot;;1;IF([.X69]=&quot;[&quot;;2;IF([.X69]=&quot;{&quot;;3;IF([.X69]=&quot;&lt;&quot;;4;0))));&quot;&quot;)">
            <text:p/>
          </table:table-cell>
          <table:table-cell table:formula="of:=IF([.Y69]&lt;&gt;&quot;&quot;;IF([.Y69]=&quot;(&quot;;1;IF([.Y69]=&quot;[&quot;;2;IF([.Y69]=&quot;{&quot;;3;IF([.Y69]=&quot;&lt;&quot;;4;0))));&quot;&quot;)">
            <text:p/>
          </table:table-cell>
          <table:table-cell table:formula="of:=IF([.Z69]&lt;&gt;&quot;&quot;;IF([.Z69]=&quot;(&quot;;1;IF([.Z69]=&quot;[&quot;;2;IF([.Z69]=&quot;{&quot;;3;IF([.Z69]=&quot;&lt;&quot;;4;0))));&quot;&quot;)">
            <text:p/>
          </table:table-cell>
          <table:table-cell table:formula="of:=IF([.AA69]&lt;&gt;&quot;&quot;;IF([.AA69]=&quot;(&quot;;1;IF([.AA69]=&quot;[&quot;;2;IF([.AA69]=&quot;{&quot;;3;IF([.AA69]=&quot;&lt;&quot;;4;0))));&quot;&quot;)">
            <text:p/>
          </table:table-cell>
          <table:table-cell table:formula="of:=IF([.AB69]&lt;&gt;&quot;&quot;;IF([.AB69]=&quot;(&quot;;1;IF([.AB69]=&quot;[&quot;;2;IF([.AB69]=&quot;{&quot;;3;IF([.AB69]=&quot;&lt;&quot;;4;0))));&quot;&quot;)">
            <text:p/>
          </table:table-cell>
          <table:table-cell table:number-columns-repeated="2"/>
          <table:table-cell table:formula="of:=[.AD69]" office:value-type="float" office:value="3" calcext:value-type="float">
            <text:p>3</text:p>
          </table:table-cell>
          <table:table-cell table:formula="of:=IF([.AE69]&lt;&gt;&quot;&quot;;[.AE69]+[.AU69]*5;[.AU69])" office:value-type="float" office:value="16" calcext:value-type="float">
            <text:p>16</text:p>
          </table:table-cell>
          <table:table-cell table:formula="of:=IF([.AF69]&lt;&gt;&quot;&quot;;[.AF69]+[.AV69]*5;[.AV69])" office:value-type="float" office:value="84" calcext:value-type="float">
            <text:p>84</text:p>
          </table:table-cell>
          <table:table-cell table:formula="of:=IF([.AG69]&lt;&gt;&quot;&quot;;[.AG69]+[.AW69]*5;[.AW69])" office:value-type="float" office:value="424" calcext:value-type="float">
            <text:p>424</text:p>
          </table:table-cell>
          <table:table-cell table:formula="of:=IF([.AH69]&lt;&gt;&quot;&quot;;[.AH69]+[.AX69]*5;[.AX69])" office:value-type="float" office:value="2122" calcext:value-type="float">
            <text:p>2122</text:p>
          </table:table-cell>
          <table:table-cell table:formula="of:=IF([.AI69]&lt;&gt;&quot;&quot;;[.AI69]+[.AY69]*5;[.AY69])" office:value-type="float" office:value="10613" calcext:value-type="float">
            <text:p>10613</text:p>
          </table:table-cell>
          <table:table-cell table:formula="of:=IF([.AJ69]&lt;&gt;&quot;&quot;;[.AJ69]+[.AZ69]*5;[.AZ69])" office:value-type="float" office:value="53068" calcext:value-type="float">
            <text:p>53068</text:p>
          </table:table-cell>
          <table:table-cell table:formula="of:=IF([.AK69]&lt;&gt;&quot;&quot;;[.AK69]+[.BA69]*5;[.BA69])" office:value-type="float" office:value="265342" calcext:value-type="float">
            <text:p>265342</text:p>
          </table:table-cell>
          <table:table-cell table:formula="of:=IF([.AL69]&lt;&gt;&quot;&quot;;[.AL69]+[.BB69]*5;[.BB69])" office:value-type="float" office:value="1326712" calcext:value-type="float">
            <text:p>1326712</text:p>
          </table:table-cell>
          <table:table-cell table:formula="of:=IF([.AM69]&lt;&gt;&quot;&quot;;[.AM69]+[.BC69]*5;[.BC69])" office:value-type="float" office:value="6633564" calcext:value-type="float">
            <text:p>6633564</text:p>
          </table:table-cell>
          <table:table-cell table:formula="of:=IF([.AN69]&lt;&gt;&quot;&quot;;[.AN69]+[.BD69]*5;[.BD69])" office:value-type="float" office:value="6633564" calcext:value-type="float">
            <text:p>6633564</text:p>
          </table:table-cell>
          <table:table-cell table:formula="of:=IF([.AO69]&lt;&gt;&quot;&quot;;[.AO69]+[.BE69]*5;[.BE69])" office:value-type="float" office:value="6633564" calcext:value-type="float">
            <text:p>6633564</text:p>
          </table:table-cell>
          <table:table-cell table:formula="of:=IF([.AP69]&lt;&gt;&quot;&quot;;[.AP69]+[.BF69]*5;[.BF69])" office:value-type="float" office:value="6633564" calcext:value-type="float">
            <text:p>6633564</text:p>
          </table:table-cell>
          <table:table-cell table:formula="of:=IF([.AQ69]&lt;&gt;&quot;&quot;;[.AQ69]+[.BG69]*5;[.BG69])" office:value-type="float" office:value="6633564" calcext:value-type="float">
            <text:p>6633564</text:p>
          </table:table-cell>
          <table:table-cell table:formula="of:=IF([.AR69]&lt;&gt;&quot;&quot;;[.AR69]+[.BH69]*5;[.BH69])" office:value-type="float" office:value="6633564" calcext:value-type="float">
            <text:p>663356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&lt;{&lt;&lt;[{[([{{{{{}()}&lt;()&lt;&gt;&gt;}&lt;[()[]]&gt;}&lt;[&lt;[]&lt;&gt;&gt;&lt;()&lt;&gt;&gt;](({}())&lt;{}&gt;)&gt;}&lt;&lt;({[]()}(()()))({{}&lt;&gt;}{{}&lt;&gt;</text:p>
          </table:table-cell>
          <table:table-cell table:formula="of:=ORG.LIBREOFFICE.REGEX(ORG.LIBREOFFICE.REGEX(ORG.LIBREOFFICE.REGEX(ORG.LIBREOFFICE.REGEX([.A70];&quot;[(][)]&quot;;&quot;&quot;;&quot;g&quot;);&quot;\[\]&quot;;&quot;&quot;;&quot;g&quot;);&quot;\{\}&quot;;&quot;&quot;;&quot;g&quot;);&quot;&lt;&gt;&quot;;&quot;&quot;;&quot;g&quot;)" office:value-type="string" office:string-value="{&lt;{&lt;&lt;[{[([{{{{}&lt;&gt;}&lt;[]&gt;}&lt;[&lt;&gt;&lt;&gt;](())&gt;}&lt;&lt;(())({}{" calcext:value-type="string">
            <text:p>{&lt;{&lt;&lt;[{[([{{{{}&lt;&gt;}&lt;[]&gt;}&lt;[&lt;&gt;&lt;&gt;](())&gt;}&lt;&lt;(())({}{</text:p>
          </table:table-cell>
          <table:table-cell table:formula="of:=ORG.LIBREOFFICE.REGEX(ORG.LIBREOFFICE.REGEX(ORG.LIBREOFFICE.REGEX(ORG.LIBREOFFICE.REGEX([.B70];&quot;[(][)]&quot;;&quot;&quot;;&quot;g&quot;);&quot;\[\]&quot;;&quot;&quot;;&quot;g&quot;);&quot;\{\}&quot;;&quot;&quot;;&quot;g&quot;);&quot;&lt;&gt;&quot;;&quot;&quot;;&quot;g&quot;)" office:value-type="string" office:string-value="{&lt;{&lt;&lt;[{[([{{{}}&lt;[]()&gt;}&lt;&lt;()({" calcext:value-type="string">
            <text:p>{&lt;{&lt;&lt;[{[([{{{}}&lt;[]()&gt;}&lt;&lt;()({</text:p>
          </table:table-cell>
          <table:table-cell table:formula="of:=ORG.LIBREOFFICE.REGEX(ORG.LIBREOFFICE.REGEX(ORG.LIBREOFFICE.REGEX(ORG.LIBREOFFICE.REGEX([.C70];&quot;[(][)]&quot;;&quot;&quot;;&quot;g&quot;);&quot;\[\]&quot;;&quot;&quot;;&quot;g&quot;);&quot;\{\}&quot;;&quot;&quot;;&quot;g&quot;);&quot;&lt;&gt;&quot;;&quot;&quot;;&quot;g&quot;)" office:value-type="string" office:string-value="{&lt;{&lt;&lt;[{[([{{}}&lt;&lt;({" calcext:value-type="string">
            <text:p>{&lt;{&lt;&lt;[{[([{{}}&lt;&lt;({</text:p>
          </table:table-cell>
          <table:table-cell table:formula="of:=ORG.LIBREOFFICE.REGEX(ORG.LIBREOFFICE.REGEX(ORG.LIBREOFFICE.REGEX(ORG.LIBREOFFICE.REGEX([.D70];&quot;[(][)]&quot;;&quot;&quot;;&quot;g&quot;);&quot;\[\]&quot;;&quot;&quot;;&quot;g&quot;);&quot;\{\}&quot;;&quot;&quot;;&quot;g&quot;);&quot;&lt;&gt;&quot;;&quot;&quot;;&quot;g&quot;)" office:value-type="string" office:string-value="{&lt;{&lt;&lt;[{[([{}&lt;&lt;({" calcext:value-type="string">
            <text:p>{&lt;{&lt;&lt;[{[([{}&lt;&lt;({</text:p>
          </table:table-cell>
          <table:table-cell table:formula="of:=ORG.LIBREOFFICE.REGEX(ORG.LIBREOFFICE.REGEX(ORG.LIBREOFFICE.REGEX(ORG.LIBREOFFICE.REGEX([.E70];&quot;[(][)]&quot;;&quot;&quot;;&quot;g&quot;);&quot;\[\]&quot;;&quot;&quot;;&quot;g&quot;);&quot;\{\}&quot;;&quot;&quot;;&quot;g&quot;);&quot;&lt;&gt;&quot;;&quot;&quot;;&quot;g&quot;)" office:value-type="string" office:string-value="{&lt;{&lt;&lt;[{[([&lt;&lt;({" calcext:value-type="string">
            <text:p>{&lt;{&lt;&lt;[{[([&lt;&lt;({</text:p>
          </table:table-cell>
          <table:table-cell table:formula="of:=ORG.LIBREOFFICE.REGEX(ORG.LIBREOFFICE.REGEX(ORG.LIBREOFFICE.REGEX(ORG.LIBREOFFICE.REGEX([.F70];&quot;[(][)]&quot;;&quot;&quot;;&quot;g&quot;);&quot;\[\]&quot;;&quot;&quot;;&quot;g&quot;);&quot;\{\}&quot;;&quot;&quot;;&quot;g&quot;);&quot;&lt;&gt;&quot;;&quot;&quot;;&quot;g&quot;)" office:value-type="string" office:string-value="{&lt;{&lt;&lt;[{[([&lt;&lt;({" calcext:value-type="string">
            <text:p>{&lt;{&lt;&lt;[{[([&lt;&lt;({</text:p>
          </table:table-cell>
          <table:table-cell table:formula="of:=ORG.LIBREOFFICE.REGEX(ORG.LIBREOFFICE.REGEX(ORG.LIBREOFFICE.REGEX(ORG.LIBREOFFICE.REGEX([.G70];&quot;[(][)]&quot;;&quot;&quot;;&quot;g&quot;);&quot;\[\]&quot;;&quot;&quot;;&quot;g&quot;);&quot;\{\}&quot;;&quot;&quot;;&quot;g&quot;);&quot;&lt;&gt;&quot;;&quot;&quot;;&quot;g&quot;)" office:value-type="string" office:string-value="{&lt;{&lt;&lt;[{[([&lt;&lt;({" calcext:value-type="string">
            <text:p>{&lt;{&lt;&lt;[{[([&lt;&lt;({</text:p>
          </table:table-cell>
          <table:table-cell table:formula="of:=ORG.LIBREOFFICE.REGEX(ORG.LIBREOFFICE.REGEX(ORG.LIBREOFFICE.REGEX(ORG.LIBREOFFICE.REGEX([.H70];&quot;[(][)]&quot;;&quot;&quot;;&quot;g&quot;);&quot;\[\]&quot;;&quot;&quot;;&quot;g&quot;);&quot;\{\}&quot;;&quot;&quot;;&quot;g&quot;);&quot;&lt;&gt;&quot;;&quot;&quot;;&quot;g&quot;)" office:value-type="string" office:string-value="{&lt;{&lt;&lt;[{[([&lt;&lt;({" calcext:value-type="string">
            <text:p>{&lt;{&lt;&lt;[{[([&lt;&lt;({</text:p>
          </table:table-cell>
          <table:table-cell table:formula="of:=ORG.LIBREOFFICE.REGEX(ORG.LIBREOFFICE.REGEX(ORG.LIBREOFFICE.REGEX(ORG.LIBREOFFICE.REGEX([.I70];&quot;[(][)]&quot;;&quot;&quot;;&quot;g&quot;);&quot;\[\]&quot;;&quot;&quot;;&quot;g&quot;);&quot;\{\}&quot;;&quot;&quot;;&quot;g&quot;);&quot;&lt;&gt;&quot;;&quot;&quot;;&quot;g&quot;)" office:value-type="string" office:string-value="{&lt;{&lt;&lt;[{[([&lt;&lt;({" calcext:value-type="string">
            <text:p>{&lt;{&lt;&lt;[{[([&lt;&lt;({</text:p>
          </table:table-cell>
          <table:table-cell table:formula="of:=ORG.LIBREOFFICE.REGEX(ORG.LIBREOFFICE.REGEX(ORG.LIBREOFFICE.REGEX(ORG.LIBREOFFICE.REGEX([.J70];&quot;[(][)]&quot;;&quot;&quot;;&quot;g&quot;);&quot;\[\]&quot;;&quot;&quot;;&quot;g&quot;);&quot;\{\}&quot;;&quot;&quot;;&quot;g&quot;);&quot;&lt;&gt;&quot;;&quot;&quot;;&quot;g&quot;)" office:value-type="string" office:string-value="{&lt;{&lt;&lt;[{[([&lt;&lt;({" calcext:value-type="string">
            <text:p>{&lt;{&lt;&lt;[{[([&lt;&lt;({</text:p>
          </table:table-cell>
          <table:table-cell table:formula="of:=IF(ORG.LIBREOFFICE.REGEX(ORG.LIBREOFFICE.REGEX(ORG.LIBREOFFICE.REGEX(ORG.LIBREOFFICE.REGEX(ORG.LIBREOFFICE.REGEX([.K7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0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70]=&quot;&quot;;[.K70];&quot;&quot;)" office:value-type="string" office:string-value="{&lt;{&lt;&lt;[{[([&lt;&lt;({" calcext:value-type="string">
            <text:p>{&lt;{&lt;&lt;[{[([&lt;&lt;({</text:p>
          </table:table-cell>
          <table:table-cell table:formula="of:=IF(AND([.$M70]&lt;&gt;&quot;&quot;;LEN([.$M70])&gt;=[.N$2]);LEFT(RIGHT([.$M70];[.N$2]);1);&quot;&quot;)" office:value-type="string" office:string-value="{" calcext:value-type="string">
            <text:p>{</text:p>
          </table:table-cell>
          <table:table-cell table:formula="of:=IF(AND([.$M70]&lt;&gt;&quot;&quot;;LEN([.$M70])&gt;=[.O$2]);LEFT(RIGHT([.$M70];[.O$2]);1);&quot;&quot;)" office:value-type="string" office:string-value="(" calcext:value-type="string">
            <text:p>(</text:p>
          </table:table-cell>
          <table:table-cell table:formula="of:=IF(AND([.$M70]&lt;&gt;&quot;&quot;;LEN([.$M70])&gt;=[.P$2]);LEFT(RIGHT([.$M70];[.P$2]);1);&quot;&quot;)" office:value-type="string" office:string-value="&lt;" calcext:value-type="string">
            <text:p>&lt;</text:p>
          </table:table-cell>
          <table:table-cell table:formula="of:=IF(AND([.$M70]&lt;&gt;&quot;&quot;;LEN([.$M70])&gt;=[.Q$2]);LEFT(RIGHT([.$M70];[.Q$2]);1);&quot;&quot;)" office:value-type="string" office:string-value="&lt;" calcext:value-type="string">
            <text:p>&lt;</text:p>
          </table:table-cell>
          <table:table-cell table:formula="of:=IF(AND([.$M70]&lt;&gt;&quot;&quot;;LEN([.$M70])&gt;=[.R$2]);LEFT(RIGHT([.$M70];[.R$2]);1);&quot;&quot;)" office:value-type="string" office:string-value="[" calcext:value-type="string">
            <text:p>[</text:p>
          </table:table-cell>
          <table:table-cell table:formula="of:=IF(AND([.$M70]&lt;&gt;&quot;&quot;;LEN([.$M70])&gt;=[.S$2]);LEFT(RIGHT([.$M70];[.S$2]);1);&quot;&quot;)" office:value-type="string" office:string-value="(" calcext:value-type="string">
            <text:p>(</text:p>
          </table:table-cell>
          <table:table-cell table:formula="of:=IF(AND([.$M70]&lt;&gt;&quot;&quot;;LEN([.$M70])&gt;=[.T$2]);LEFT(RIGHT([.$M70];[.T$2]);1);&quot;&quot;)" office:value-type="string" office:string-value="[" calcext:value-type="string">
            <text:p>[</text:p>
          </table:table-cell>
          <table:table-cell table:formula="of:=IF(AND([.$M70]&lt;&gt;&quot;&quot;;LEN([.$M70])&gt;=[.U$2]);LEFT(RIGHT([.$M70];[.U$2]);1);&quot;&quot;)" office:value-type="string" office:string-value="{" calcext:value-type="string">
            <text:p>{</text:p>
          </table:table-cell>
          <table:table-cell table:formula="of:=IF(AND([.$M70]&lt;&gt;&quot;&quot;;LEN([.$M70])&gt;=[.V$2]);LEFT(RIGHT([.$M70];[.V$2]);1);&quot;&quot;)" office:value-type="string" office:string-value="[" calcext:value-type="string">
            <text:p>[</text:p>
          </table:table-cell>
          <table:table-cell table:formula="of:=IF(AND([.$M70]&lt;&gt;&quot;&quot;;LEN([.$M70])&gt;=[.W$2]);LEFT(RIGHT([.$M70];[.W$2]);1);&quot;&quot;)" office:value-type="string" office:string-value="&lt;" calcext:value-type="string">
            <text:p>&lt;</text:p>
          </table:table-cell>
          <table:table-cell table:formula="of:=IF(AND([.$M70]&lt;&gt;&quot;&quot;;LEN([.$M70])&gt;=[.X$2]);LEFT(RIGHT([.$M70];[.X$2]);1);&quot;&quot;)" office:value-type="string" office:string-value="&lt;" calcext:value-type="string">
            <text:p>&lt;</text:p>
          </table:table-cell>
          <table:table-cell table:formula="of:=IF(AND([.$M70]&lt;&gt;&quot;&quot;;LEN([.$M70])&gt;=[.Y$2]);LEFT(RIGHT([.$M70];[.Y$2]);1);&quot;&quot;)" office:value-type="string" office:string-value="{" calcext:value-type="string">
            <text:p>{</text:p>
          </table:table-cell>
          <table:table-cell table:formula="of:=IF(AND([.$M70]&lt;&gt;&quot;&quot;;LEN([.$M70])&gt;=[.Z$2]);LEFT(RIGHT([.$M70];[.Z$2]);1);&quot;&quot;)" office:value-type="string" office:string-value="&lt;" calcext:value-type="string">
            <text:p>&lt;</text:p>
          </table:table-cell>
          <table:table-cell table:formula="of:=IF(AND([.$M70]&lt;&gt;&quot;&quot;;LEN([.$M70])&gt;=[.AA$2]);LEFT(RIGHT([.$M70];[.AA$2]);1);&quot;&quot;)" office:value-type="string" office:string-value="{" calcext:value-type="string">
            <text:p>{</text:p>
          </table:table-cell>
          <table:table-cell table:formula="of:=IF(AND([.$M70]&lt;&gt;&quot;&quot;;LEN([.$M70])&gt;=[.AB$2]);LEFT(RIGHT([.$M70];[.AB$2]);1);&quot;&quot;)">
            <text:p/>
          </table:table-cell>
          <table:table-cell table:formula="of:=IF([.M70]=&quot;&quot;;&quot;&quot;;0)" office:value-type="float" office:value="0" calcext:value-type="float">
            <text:p>0</text:p>
          </table:table-cell>
          <table:table-cell table:formula="of:=IF([.N70]&lt;&gt;&quot;&quot;;IF([.N70]=&quot;(&quot;;1;IF([.N70]=&quot;[&quot;;2;IF([.N70]=&quot;{&quot;;3;IF([.N70]=&quot;&lt;&quot;;4;0))));&quot;&quot;)" office:value-type="float" office:value="3" calcext:value-type="float">
            <text:p>3</text:p>
          </table:table-cell>
          <table:table-cell table:formula="of:=IF([.O70]&lt;&gt;&quot;&quot;;IF([.O70]=&quot;(&quot;;1;IF([.O70]=&quot;[&quot;;2;IF([.O70]=&quot;{&quot;;3;IF([.O70]=&quot;&lt;&quot;;4;0))));&quot;&quot;)" office:value-type="float" office:value="1" calcext:value-type="float">
            <text:p>1</text:p>
          </table:table-cell>
          <table:table-cell table:formula="of:=IF([.P70]&lt;&gt;&quot;&quot;;IF([.P70]=&quot;(&quot;;1;IF([.P70]=&quot;[&quot;;2;IF([.P70]=&quot;{&quot;;3;IF([.P70]=&quot;&lt;&quot;;4;0))));&quot;&quot;)" office:value-type="float" office:value="4" calcext:value-type="float">
            <text:p>4</text:p>
          </table:table-cell>
          <table:table-cell table:formula="of:=IF([.Q70]&lt;&gt;&quot;&quot;;IF([.Q70]=&quot;(&quot;;1;IF([.Q70]=&quot;[&quot;;2;IF([.Q70]=&quot;{&quot;;3;IF([.Q70]=&quot;&lt;&quot;;4;0))));&quot;&quot;)" office:value-type="float" office:value="4" calcext:value-type="float">
            <text:p>4</text:p>
          </table:table-cell>
          <table:table-cell table:formula="of:=IF([.R70]&lt;&gt;&quot;&quot;;IF([.R70]=&quot;(&quot;;1;IF([.R70]=&quot;[&quot;;2;IF([.R70]=&quot;{&quot;;3;IF([.R70]=&quot;&lt;&quot;;4;0))));&quot;&quot;)" office:value-type="float" office:value="2" calcext:value-type="float">
            <text:p>2</text:p>
          </table:table-cell>
          <table:table-cell table:formula="of:=IF([.S70]&lt;&gt;&quot;&quot;;IF([.S70]=&quot;(&quot;;1;IF([.S70]=&quot;[&quot;;2;IF([.S70]=&quot;{&quot;;3;IF([.S70]=&quot;&lt;&quot;;4;0))));&quot;&quot;)" office:value-type="float" office:value="1" calcext:value-type="float">
            <text:p>1</text:p>
          </table:table-cell>
          <table:table-cell table:formula="of:=IF([.T70]&lt;&gt;&quot;&quot;;IF([.T70]=&quot;(&quot;;1;IF([.T70]=&quot;[&quot;;2;IF([.T70]=&quot;{&quot;;3;IF([.T70]=&quot;&lt;&quot;;4;0))));&quot;&quot;)" office:value-type="float" office:value="2" calcext:value-type="float">
            <text:p>2</text:p>
          </table:table-cell>
          <table:table-cell table:formula="of:=IF([.U70]&lt;&gt;&quot;&quot;;IF([.U70]=&quot;(&quot;;1;IF([.U70]=&quot;[&quot;;2;IF([.U70]=&quot;{&quot;;3;IF([.U70]=&quot;&lt;&quot;;4;0))));&quot;&quot;)" office:value-type="float" office:value="3" calcext:value-type="float">
            <text:p>3</text:p>
          </table:table-cell>
          <table:table-cell table:formula="of:=IF([.V70]&lt;&gt;&quot;&quot;;IF([.V70]=&quot;(&quot;;1;IF([.V70]=&quot;[&quot;;2;IF([.V70]=&quot;{&quot;;3;IF([.V70]=&quot;&lt;&quot;;4;0))));&quot;&quot;)" office:value-type="float" office:value="2" calcext:value-type="float">
            <text:p>2</text:p>
          </table:table-cell>
          <table:table-cell table:formula="of:=IF([.W70]&lt;&gt;&quot;&quot;;IF([.W70]=&quot;(&quot;;1;IF([.W70]=&quot;[&quot;;2;IF([.W70]=&quot;{&quot;;3;IF([.W70]=&quot;&lt;&quot;;4;0))));&quot;&quot;)" office:value-type="float" office:value="4" calcext:value-type="float">
            <text:p>4</text:p>
          </table:table-cell>
          <table:table-cell table:formula="of:=IF([.X70]&lt;&gt;&quot;&quot;;IF([.X70]=&quot;(&quot;;1;IF([.X70]=&quot;[&quot;;2;IF([.X70]=&quot;{&quot;;3;IF([.X70]=&quot;&lt;&quot;;4;0))));&quot;&quot;)" office:value-type="float" office:value="4" calcext:value-type="float">
            <text:p>4</text:p>
          </table:table-cell>
          <table:table-cell table:formula="of:=IF([.Y70]&lt;&gt;&quot;&quot;;IF([.Y70]=&quot;(&quot;;1;IF([.Y70]=&quot;[&quot;;2;IF([.Y70]=&quot;{&quot;;3;IF([.Y70]=&quot;&lt;&quot;;4;0))));&quot;&quot;)" office:value-type="float" office:value="3" calcext:value-type="float">
            <text:p>3</text:p>
          </table:table-cell>
          <table:table-cell table:formula="of:=IF([.Z70]&lt;&gt;&quot;&quot;;IF([.Z70]=&quot;(&quot;;1;IF([.Z70]=&quot;[&quot;;2;IF([.Z70]=&quot;{&quot;;3;IF([.Z70]=&quot;&lt;&quot;;4;0))));&quot;&quot;)" office:value-type="float" office:value="4" calcext:value-type="float">
            <text:p>4</text:p>
          </table:table-cell>
          <table:table-cell table:formula="of:=IF([.AA70]&lt;&gt;&quot;&quot;;IF([.AA70]=&quot;(&quot;;1;IF([.AA70]=&quot;[&quot;;2;IF([.AA70]=&quot;{&quot;;3;IF([.AA70]=&quot;&lt;&quot;;4;0))));&quot;&quot;)" office:value-type="float" office:value="3" calcext:value-type="float">
            <text:p>3</text:p>
          </table:table-cell>
          <table:table-cell table:formula="of:=IF([.AB70]&lt;&gt;&quot;&quot;;IF([.AB70]=&quot;(&quot;;1;IF([.AB70]=&quot;[&quot;;2;IF([.AB70]=&quot;{&quot;;3;IF([.AB70]=&quot;&lt;&quot;;4;0))));&quot;&quot;)">
            <text:p/>
          </table:table-cell>
          <table:table-cell table:number-columns-repeated="2"/>
          <table:table-cell table:formula="of:=[.AD70]" office:value-type="float" office:value="3" calcext:value-type="float">
            <text:p>3</text:p>
          </table:table-cell>
          <table:table-cell table:formula="of:=IF([.AE70]&lt;&gt;&quot;&quot;;[.AE70]+[.AU70]*5;[.AU70])" office:value-type="float" office:value="16" calcext:value-type="float">
            <text:p>16</text:p>
          </table:table-cell>
          <table:table-cell table:formula="of:=IF([.AF70]&lt;&gt;&quot;&quot;;[.AF70]+[.AV70]*5;[.AV70])" office:value-type="float" office:value="84" calcext:value-type="float">
            <text:p>84</text:p>
          </table:table-cell>
          <table:table-cell table:formula="of:=IF([.AG70]&lt;&gt;&quot;&quot;;[.AG70]+[.AW70]*5;[.AW70])" office:value-type="float" office:value="424" calcext:value-type="float">
            <text:p>424</text:p>
          </table:table-cell>
          <table:table-cell table:formula="of:=IF([.AH70]&lt;&gt;&quot;&quot;;[.AH70]+[.AX70]*5;[.AX70])" office:value-type="float" office:value="2122" calcext:value-type="float">
            <text:p>2122</text:p>
          </table:table-cell>
          <table:table-cell table:formula="of:=IF([.AI70]&lt;&gt;&quot;&quot;;[.AI70]+[.AY70]*5;[.AY70])" office:value-type="float" office:value="10611" calcext:value-type="float">
            <text:p>10611</text:p>
          </table:table-cell>
          <table:table-cell table:formula="of:=IF([.AJ70]&lt;&gt;&quot;&quot;;[.AJ70]+[.AZ70]*5;[.AZ70])" office:value-type="float" office:value="53057" calcext:value-type="float">
            <text:p>53057</text:p>
          </table:table-cell>
          <table:table-cell table:formula="of:=IF([.AK70]&lt;&gt;&quot;&quot;;[.AK70]+[.BA70]*5;[.BA70])" office:value-type="float" office:value="265288" calcext:value-type="float">
            <text:p>265288</text:p>
          </table:table-cell>
          <table:table-cell table:formula="of:=IF([.AL70]&lt;&gt;&quot;&quot;;[.AL70]+[.BB70]*5;[.BB70])" office:value-type="float" office:value="1326442" calcext:value-type="float">
            <text:p>1326442</text:p>
          </table:table-cell>
          <table:table-cell table:formula="of:=IF([.AM70]&lt;&gt;&quot;&quot;;[.AM70]+[.BC70]*5;[.BC70])" office:value-type="float" office:value="6632214" calcext:value-type="float">
            <text:p>6632214</text:p>
          </table:table-cell>
          <table:table-cell table:formula="of:=IF([.AN70]&lt;&gt;&quot;&quot;;[.AN70]+[.BD70]*5;[.BD70])" office:value-type="float" office:value="33161074" calcext:value-type="float">
            <text:p>33161074</text:p>
          </table:table-cell>
          <table:table-cell table:formula="of:=IF([.AO70]&lt;&gt;&quot;&quot;;[.AO70]+[.BE70]*5;[.BE70])" office:value-type="float" office:value="165805373" calcext:value-type="float">
            <text:p>165805373</text:p>
          </table:table-cell>
          <table:table-cell table:formula="of:=IF([.AP70]&lt;&gt;&quot;&quot;;[.AP70]+[.BF70]*5;[.BF70])" office:value-type="float" office:value="829026869" calcext:value-type="float">
            <text:p>829026869</text:p>
          </table:table-cell>
          <table:table-cell table:formula="of:=IF([.AQ70]&lt;&gt;&quot;&quot;;[.AQ70]+[.BG70]*5;[.BG70])" office:value-type="float" office:value="4145134348" calcext:value-type="float">
            <text:p>4145134348</text:p>
          </table:table-cell>
          <table:table-cell table:formula="of:=IF([.AR70]&lt;&gt;&quot;&quot;;[.AR70]+[.BH70]*5;[.BH70])" office:value-type="float" office:value="4145134348" calcext:value-type="float">
            <text:p>414513434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{[&lt;{[&lt;{[[{{({[]&lt;&gt;}&lt;{}[]&gt;)((&lt;&gt;{})({}{}))}([[[]{}]&lt;{}[]&gt;]&lt;({}()){()&lt;&gt;}&gt;)}[&lt;([{}&lt;&gt;}&lt;&lt;&gt;&lt;&gt;&gt;)&gt;&lt;{[()[]][&lt;&gt;[]]}{</text:p>
          </table:table-cell>
          <table:table-cell table:formula="of:=ORG.LIBREOFFICE.REGEX(ORG.LIBREOFFICE.REGEX(ORG.LIBREOFFICE.REGEX(ORG.LIBREOFFICE.REGEX([.A71];&quot;[(][)]&quot;;&quot;&quot;;&quot;g&quot;);&quot;\[\]&quot;;&quot;&quot;;&quot;g&quot;);&quot;\{\}&quot;;&quot;&quot;;&quot;g&quot;);&quot;&lt;&gt;&quot;;&quot;&quot;;&quot;g&quot;)" office:value-type="string" office:string-value="{{[&lt;{[&lt;{[[{{({})(()())}([[]]&lt;(){}&gt;)}[&lt;([}&lt;&gt;)&gt;&lt;{[][]}{" calcext:value-type="string">
            <text:p>{{[&lt;{[&lt;{[[{{({})(()())}([[]]&lt;(){}&gt;)}[&lt;([}&lt;&gt;)&gt;&lt;{[][]}{</text:p>
          </table:table-cell>
          <table:table-cell table:formula="of:=ORG.LIBREOFFICE.REGEX(ORG.LIBREOFFICE.REGEX(ORG.LIBREOFFICE.REGEX(ORG.LIBREOFFICE.REGEX([.B71];&quot;[(][)]&quot;;&quot;&quot;;&quot;g&quot;);&quot;\[\]&quot;;&quot;&quot;;&quot;g&quot;);&quot;\{\}&quot;;&quot;&quot;;&quot;g&quot;);&quot;&lt;&gt;&quot;;&quot;&quot;;&quot;g&quot;)" office:value-type="string" office:string-value="{{[&lt;{[&lt;{[[{{()()}([])}[&lt;([})&gt;&lt;{" calcext:value-type="string">
            <text:p>{{[&lt;{[&lt;{[[{{()()}([])}[&lt;([})&gt;&lt;{</text:p>
          </table:table-cell>
          <table:table-cell table:formula="of:=ORG.LIBREOFFICE.REGEX(ORG.LIBREOFFICE.REGEX(ORG.LIBREOFFICE.REGEX(ORG.LIBREOFFICE.REGEX([.C71];&quot;[(][)]&quot;;&quot;&quot;;&quot;g&quot;);&quot;\[\]&quot;;&quot;&quot;;&quot;g&quot;);&quot;\{\}&quot;;&quot;&quot;;&quot;g&quot;);&quot;&lt;&gt;&quot;;&quot;&quot;;&quot;g&quot;)" office:value-type="string" office:string-value="{{[&lt;{[&lt;{[[{()}[&lt;([})&gt;&lt;{" calcext:value-type="string">
            <text:p>{{[&lt;{[&lt;{[[{()}[&lt;([})&gt;&lt;{</text:p>
          </table:table-cell>
          <table:table-cell table:formula="of:=ORG.LIBREOFFICE.REGEX(ORG.LIBREOFFICE.REGEX(ORG.LIBREOFFICE.REGEX(ORG.LIBREOFFICE.REGEX([.D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ORG.LIBREOFFICE.REGEX(ORG.LIBREOFFICE.REGEX(ORG.LIBREOFFICE.REGEX(ORG.LIBREOFFICE.REGEX([.E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ORG.LIBREOFFICE.REGEX(ORG.LIBREOFFICE.REGEX(ORG.LIBREOFFICE.REGEX(ORG.LIBREOFFICE.REGEX([.F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ORG.LIBREOFFICE.REGEX(ORG.LIBREOFFICE.REGEX(ORG.LIBREOFFICE.REGEX(ORG.LIBREOFFICE.REGEX([.G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ORG.LIBREOFFICE.REGEX(ORG.LIBREOFFICE.REGEX(ORG.LIBREOFFICE.REGEX(ORG.LIBREOFFICE.REGEX([.H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ORG.LIBREOFFICE.REGEX(ORG.LIBREOFFICE.REGEX(ORG.LIBREOFFICE.REGEX(ORG.LIBREOFFICE.REGEX([.I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ORG.LIBREOFFICE.REGEX(ORG.LIBREOFFICE.REGEX(ORG.LIBREOFFICE.REGEX(ORG.LIBREOFFICE.REGEX([.J71];&quot;[(][)]&quot;;&quot;&quot;;&quot;g&quot;);&quot;\[\]&quot;;&quot;&quot;;&quot;g&quot;);&quot;\{\}&quot;;&quot;&quot;;&quot;g&quot;);&quot;&lt;&gt;&quot;;&quot;&quot;;&quot;g&quot;)" office:value-type="string" office:string-value="{{[&lt;{[&lt;{[[[&lt;([})&gt;&lt;{" calcext:value-type="string">
            <text:p>{{[&lt;{[&lt;{[[[&lt;([})&gt;&lt;{</text:p>
          </table:table-cell>
          <table:table-cell table:formula="of:=IF(ORG.LIBREOFFICE.REGEX(ORG.LIBREOFFICE.REGEX(ORG.LIBREOFFICE.REGEX(ORG.LIBREOFFICE.REGEX(ORG.LIBREOFFICE.REGEX([.K7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1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71]=&quot;&quot;;[.K71];&quot;&quot;)">
            <text:p/>
          </table:table-cell>
          <table:table-cell table:formula="of:=IF(AND([.$M71]&lt;&gt;&quot;&quot;;LEN([.$M71])&gt;=[.N$2]);LEFT(RIGHT([.$M71];[.N$2]);1);&quot;&quot;)">
            <text:p/>
          </table:table-cell>
          <table:table-cell table:formula="of:=IF(AND([.$M71]&lt;&gt;&quot;&quot;;LEN([.$M71])&gt;=[.O$2]);LEFT(RIGHT([.$M71];[.O$2]);1);&quot;&quot;)">
            <text:p/>
          </table:table-cell>
          <table:table-cell table:formula="of:=IF(AND([.$M71]&lt;&gt;&quot;&quot;;LEN([.$M71])&gt;=[.P$2]);LEFT(RIGHT([.$M71];[.P$2]);1);&quot;&quot;)">
            <text:p/>
          </table:table-cell>
          <table:table-cell table:formula="of:=IF(AND([.$M71]&lt;&gt;&quot;&quot;;LEN([.$M71])&gt;=[.Q$2]);LEFT(RIGHT([.$M71];[.Q$2]);1);&quot;&quot;)">
            <text:p/>
          </table:table-cell>
          <table:table-cell table:formula="of:=IF(AND([.$M71]&lt;&gt;&quot;&quot;;LEN([.$M71])&gt;=[.R$2]);LEFT(RIGHT([.$M71];[.R$2]);1);&quot;&quot;)">
            <text:p/>
          </table:table-cell>
          <table:table-cell table:formula="of:=IF(AND([.$M71]&lt;&gt;&quot;&quot;;LEN([.$M71])&gt;=[.S$2]);LEFT(RIGHT([.$M71];[.S$2]);1);&quot;&quot;)">
            <text:p/>
          </table:table-cell>
          <table:table-cell table:formula="of:=IF(AND([.$M71]&lt;&gt;&quot;&quot;;LEN([.$M71])&gt;=[.T$2]);LEFT(RIGHT([.$M71];[.T$2]);1);&quot;&quot;)">
            <text:p/>
          </table:table-cell>
          <table:table-cell table:formula="of:=IF(AND([.$M71]&lt;&gt;&quot;&quot;;LEN([.$M71])&gt;=[.U$2]);LEFT(RIGHT([.$M71];[.U$2]);1);&quot;&quot;)">
            <text:p/>
          </table:table-cell>
          <table:table-cell table:formula="of:=IF(AND([.$M71]&lt;&gt;&quot;&quot;;LEN([.$M71])&gt;=[.V$2]);LEFT(RIGHT([.$M71];[.V$2]);1);&quot;&quot;)">
            <text:p/>
          </table:table-cell>
          <table:table-cell table:formula="of:=IF(AND([.$M71]&lt;&gt;&quot;&quot;;LEN([.$M71])&gt;=[.W$2]);LEFT(RIGHT([.$M71];[.W$2]);1);&quot;&quot;)">
            <text:p/>
          </table:table-cell>
          <table:table-cell table:formula="of:=IF(AND([.$M71]&lt;&gt;&quot;&quot;;LEN([.$M71])&gt;=[.X$2]);LEFT(RIGHT([.$M71];[.X$2]);1);&quot;&quot;)">
            <text:p/>
          </table:table-cell>
          <table:table-cell table:formula="of:=IF(AND([.$M71]&lt;&gt;&quot;&quot;;LEN([.$M71])&gt;=[.Y$2]);LEFT(RIGHT([.$M71];[.Y$2]);1);&quot;&quot;)">
            <text:p/>
          </table:table-cell>
          <table:table-cell table:formula="of:=IF(AND([.$M71]&lt;&gt;&quot;&quot;;LEN([.$M71])&gt;=[.Z$2]);LEFT(RIGHT([.$M71];[.Z$2]);1);&quot;&quot;)">
            <text:p/>
          </table:table-cell>
          <table:table-cell table:formula="of:=IF(AND([.$M71]&lt;&gt;&quot;&quot;;LEN([.$M71])&gt;=[.AA$2]);LEFT(RIGHT([.$M71];[.AA$2]);1);&quot;&quot;)">
            <text:p/>
          </table:table-cell>
          <table:table-cell table:formula="of:=IF(AND([.$M71]&lt;&gt;&quot;&quot;;LEN([.$M71])&gt;=[.AB$2]);LEFT(RIGHT([.$M71];[.AB$2]);1);&quot;&quot;)">
            <text:p/>
          </table:table-cell>
          <table:table-cell table:formula="of:=IF([.M71]=&quot;&quot;;&quot;&quot;;0)">
            <text:p/>
          </table:table-cell>
          <table:table-cell table:formula="of:=IF([.N71]&lt;&gt;&quot;&quot;;IF([.N71]=&quot;(&quot;;1;IF([.N71]=&quot;[&quot;;2;IF([.N71]=&quot;{&quot;;3;IF([.N71]=&quot;&lt;&quot;;4;0))));&quot;&quot;)">
            <text:p/>
          </table:table-cell>
          <table:table-cell table:formula="of:=IF([.O71]&lt;&gt;&quot;&quot;;IF([.O71]=&quot;(&quot;;1;IF([.O71]=&quot;[&quot;;2;IF([.O71]=&quot;{&quot;;3;IF([.O71]=&quot;&lt;&quot;;4;0))));&quot;&quot;)">
            <text:p/>
          </table:table-cell>
          <table:table-cell table:formula="of:=IF([.P71]&lt;&gt;&quot;&quot;;IF([.P71]=&quot;(&quot;;1;IF([.P71]=&quot;[&quot;;2;IF([.P71]=&quot;{&quot;;3;IF([.P71]=&quot;&lt;&quot;;4;0))));&quot;&quot;)">
            <text:p/>
          </table:table-cell>
          <table:table-cell table:formula="of:=IF([.Q71]&lt;&gt;&quot;&quot;;IF([.Q71]=&quot;(&quot;;1;IF([.Q71]=&quot;[&quot;;2;IF([.Q71]=&quot;{&quot;;3;IF([.Q71]=&quot;&lt;&quot;;4;0))));&quot;&quot;)">
            <text:p/>
          </table:table-cell>
          <table:table-cell table:formula="of:=IF([.R71]&lt;&gt;&quot;&quot;;IF([.R71]=&quot;(&quot;;1;IF([.R71]=&quot;[&quot;;2;IF([.R71]=&quot;{&quot;;3;IF([.R71]=&quot;&lt;&quot;;4;0))));&quot;&quot;)">
            <text:p/>
          </table:table-cell>
          <table:table-cell table:formula="of:=IF([.S71]&lt;&gt;&quot;&quot;;IF([.S71]=&quot;(&quot;;1;IF([.S71]=&quot;[&quot;;2;IF([.S71]=&quot;{&quot;;3;IF([.S71]=&quot;&lt;&quot;;4;0))));&quot;&quot;)">
            <text:p/>
          </table:table-cell>
          <table:table-cell table:formula="of:=IF([.T71]&lt;&gt;&quot;&quot;;IF([.T71]=&quot;(&quot;;1;IF([.T71]=&quot;[&quot;;2;IF([.T71]=&quot;{&quot;;3;IF([.T71]=&quot;&lt;&quot;;4;0))));&quot;&quot;)">
            <text:p/>
          </table:table-cell>
          <table:table-cell table:formula="of:=IF([.U71]&lt;&gt;&quot;&quot;;IF([.U71]=&quot;(&quot;;1;IF([.U71]=&quot;[&quot;;2;IF([.U71]=&quot;{&quot;;3;IF([.U71]=&quot;&lt;&quot;;4;0))));&quot;&quot;)">
            <text:p/>
          </table:table-cell>
          <table:table-cell table:formula="of:=IF([.V71]&lt;&gt;&quot;&quot;;IF([.V71]=&quot;(&quot;;1;IF([.V71]=&quot;[&quot;;2;IF([.V71]=&quot;{&quot;;3;IF([.V71]=&quot;&lt;&quot;;4;0))));&quot;&quot;)">
            <text:p/>
          </table:table-cell>
          <table:table-cell table:formula="of:=IF([.W71]&lt;&gt;&quot;&quot;;IF([.W71]=&quot;(&quot;;1;IF([.W71]=&quot;[&quot;;2;IF([.W71]=&quot;{&quot;;3;IF([.W71]=&quot;&lt;&quot;;4;0))));&quot;&quot;)">
            <text:p/>
          </table:table-cell>
          <table:table-cell table:formula="of:=IF([.X71]&lt;&gt;&quot;&quot;;IF([.X71]=&quot;(&quot;;1;IF([.X71]=&quot;[&quot;;2;IF([.X71]=&quot;{&quot;;3;IF([.X71]=&quot;&lt;&quot;;4;0))));&quot;&quot;)">
            <text:p/>
          </table:table-cell>
          <table:table-cell table:formula="of:=IF([.Y71]&lt;&gt;&quot;&quot;;IF([.Y71]=&quot;(&quot;;1;IF([.Y71]=&quot;[&quot;;2;IF([.Y71]=&quot;{&quot;;3;IF([.Y71]=&quot;&lt;&quot;;4;0))));&quot;&quot;)">
            <text:p/>
          </table:table-cell>
          <table:table-cell table:formula="of:=IF([.Z71]&lt;&gt;&quot;&quot;;IF([.Z71]=&quot;(&quot;;1;IF([.Z71]=&quot;[&quot;;2;IF([.Z71]=&quot;{&quot;;3;IF([.Z71]=&quot;&lt;&quot;;4;0))));&quot;&quot;)">
            <text:p/>
          </table:table-cell>
          <table:table-cell table:formula="of:=IF([.AA71]&lt;&gt;&quot;&quot;;IF([.AA71]=&quot;(&quot;;1;IF([.AA71]=&quot;[&quot;;2;IF([.AA71]=&quot;{&quot;;3;IF([.AA71]=&quot;&lt;&quot;;4;0))));&quot;&quot;)">
            <text:p/>
          </table:table-cell>
          <table:table-cell table:formula="of:=IF([.AB71]&lt;&gt;&quot;&quot;;IF([.AB71]=&quot;(&quot;;1;IF([.AB71]=&quot;[&quot;;2;IF([.AB71]=&quot;{&quot;;3;IF([.AB71]=&quot;&lt;&quot;;4;0))));&quot;&quot;)">
            <text:p/>
          </table:table-cell>
          <table:table-cell table:number-columns-repeated="2"/>
          <table:table-cell table:formula="of:=[.AD71]">
            <text:p/>
          </table:table-cell>
          <table:table-cell table:formula="of:=IF([.AE71]&lt;&gt;&quot;&quot;;[.AE71]+[.AU71]*5;[.AU71])">
            <text:p/>
          </table:table-cell>
          <table:table-cell table:formula="of:=IF([.AF71]&lt;&gt;&quot;&quot;;[.AF71]+[.AV71]*5;[.AV71])">
            <text:p/>
          </table:table-cell>
          <table:table-cell table:formula="of:=IF([.AG71]&lt;&gt;&quot;&quot;;[.AG71]+[.AW71]*5;[.AW71])">
            <text:p/>
          </table:table-cell>
          <table:table-cell table:formula="of:=IF([.AH71]&lt;&gt;&quot;&quot;;[.AH71]+[.AX71]*5;[.AX71])">
            <text:p/>
          </table:table-cell>
          <table:table-cell table:formula="of:=IF([.AI71]&lt;&gt;&quot;&quot;;[.AI71]+[.AY71]*5;[.AY71])">
            <text:p/>
          </table:table-cell>
          <table:table-cell table:formula="of:=IF([.AJ71]&lt;&gt;&quot;&quot;;[.AJ71]+[.AZ71]*5;[.AZ71])">
            <text:p/>
          </table:table-cell>
          <table:table-cell table:formula="of:=IF([.AK71]&lt;&gt;&quot;&quot;;[.AK71]+[.BA71]*5;[.BA71])">
            <text:p/>
          </table:table-cell>
          <table:table-cell table:formula="of:=IF([.AL71]&lt;&gt;&quot;&quot;;[.AL71]+[.BB71]*5;[.BB71])">
            <text:p/>
          </table:table-cell>
          <table:table-cell table:formula="of:=IF([.AM71]&lt;&gt;&quot;&quot;;[.AM71]+[.BC71]*5;[.BC71])">
            <text:p/>
          </table:table-cell>
          <table:table-cell table:formula="of:=IF([.AN71]&lt;&gt;&quot;&quot;;[.AN71]+[.BD71]*5;[.BD71])">
            <text:p/>
          </table:table-cell>
          <table:table-cell table:formula="of:=IF([.AO71]&lt;&gt;&quot;&quot;;[.AO71]+[.BE71]*5;[.BE71])">
            <text:p/>
          </table:table-cell>
          <table:table-cell table:formula="of:=IF([.AP71]&lt;&gt;&quot;&quot;;[.AP71]+[.BF71]*5;[.BF71])">
            <text:p/>
          </table:table-cell>
          <table:table-cell table:formula="of:=IF([.AQ71]&lt;&gt;&quot;&quot;;[.AQ71]+[.BG71]*5;[.BG71])">
            <text:p/>
          </table:table-cell>
          <table:table-cell table:formula="of:=IF([.AR71]&lt;&gt;&quot;&quot;;[.AR71]+[.BH71]*5;[.BH71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{{{[{(&lt;&lt;&lt;[&lt;{&lt;&gt;[]}{()[]}&gt;(([]())&lt;&lt;&gt;{}&gt;)]&gt;[[(&lt;{}()&gt;&lt;[]&lt;&gt;&gt;)][{[[][]]&lt;(){}&gt;}&lt;&lt;()()&gt;({}[])&gt;)]&gt;&gt;)&lt;&lt;[[(&lt;(&lt;&gt;())((</text:p>
          </table:table-cell>
          <table:table-cell table:formula="of:=ORG.LIBREOFFICE.REGEX(ORG.LIBREOFFICE.REGEX(ORG.LIBREOFFICE.REGEX(ORG.LIBREOFFICE.REGEX([.A72];&quot;[(][)]&quot;;&quot;&quot;;&quot;g&quot;);&quot;\[\]&quot;;&quot;&quot;;&quot;g&quot;);&quot;\{\}&quot;;&quot;&quot;;&quot;g&quot;);&quot;&lt;&gt;&quot;;&quot;&quot;;&quot;g&quot;)" office:value-type="string" office:string-value="([{{{[{(&lt;&lt;&lt;[&lt;{}&gt;(()&lt;&gt;)]&gt;[[(&lt;&gt;)][{[]}&lt;()&gt;)]&gt;&gt;)&lt;&lt;[[(&lt;()((" calcext:value-type="string">
            <text:p>([{{{[{(&lt;&lt;&lt;[&lt;{}&gt;(()&lt;&gt;)]&gt;[[(&lt;&gt;)][{[]}&lt;()&gt;)]&gt;&gt;)&lt;&lt;[[(&lt;()((</text:p>
          </table:table-cell>
          <table:table-cell table:formula="of:=ORG.LIBREOFFICE.REGEX(ORG.LIBREOFFICE.REGEX(ORG.LIBREOFFICE.REGEX(ORG.LIBREOFFICE.REGEX([.B72];&quot;[(][)]&quot;;&quot;&quot;;&quot;g&quot;);&quot;\[\]&quot;;&quot;&quot;;&quot;g&quot;);&quot;\{\}&quot;;&quot;&quot;;&quot;g&quot;);&quot;&lt;&gt;&quot;;&quot;&quot;;&quot;g&quot;)" office:value-type="string" office:string-value="([{{{[{(&lt;&lt;&lt;[()]&gt;[[()][)]&gt;&gt;)&lt;&lt;[[(&lt;((" calcext:value-type="string">
            <text:p>([{{{[{(&lt;&lt;&lt;[()]&gt;[[()][)]&gt;&gt;)&lt;&lt;[[(&lt;((</text:p>
          </table:table-cell>
          <table:table-cell table:formula="of:=ORG.LIBREOFFICE.REGEX(ORG.LIBREOFFICE.REGEX(ORG.LIBREOFFICE.REGEX(ORG.LIBREOFFICE.REGEX([.C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D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E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F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G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H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I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ORG.LIBREOFFICE.REGEX(ORG.LIBREOFFICE.REGEX(ORG.LIBREOFFICE.REGEX(ORG.LIBREOFFICE.REGEX([.J72];&quot;[(][)]&quot;;&quot;&quot;;&quot;g&quot;);&quot;\[\]&quot;;&quot;&quot;;&quot;g&quot;);&quot;\{\}&quot;;&quot;&quot;;&quot;g&quot;);&quot;&lt;&gt;&quot;;&quot;&quot;;&quot;g&quot;)" office:value-type="string" office:string-value="([{{{[{(&lt;&lt;[[)]&gt;&gt;)&lt;&lt;[[(&lt;((" calcext:value-type="string">
            <text:p>([{{{[{(&lt;&lt;[[)]&gt;&gt;)&lt;&lt;[[(&lt;((</text:p>
          </table:table-cell>
          <table:table-cell table:formula="of:=IF(ORG.LIBREOFFICE.REGEX(ORG.LIBREOFFICE.REGEX(ORG.LIBREOFFICE.REGEX(ORG.LIBREOFFICE.REGEX(ORG.LIBREOFFICE.REGEX([.K7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2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72]=&quot;&quot;;[.K72];&quot;&quot;)">
            <text:p/>
          </table:table-cell>
          <table:table-cell table:formula="of:=IF(AND([.$M72]&lt;&gt;&quot;&quot;;LEN([.$M72])&gt;=[.N$2]);LEFT(RIGHT([.$M72];[.N$2]);1);&quot;&quot;)">
            <text:p/>
          </table:table-cell>
          <table:table-cell table:formula="of:=IF(AND([.$M72]&lt;&gt;&quot;&quot;;LEN([.$M72])&gt;=[.O$2]);LEFT(RIGHT([.$M72];[.O$2]);1);&quot;&quot;)">
            <text:p/>
          </table:table-cell>
          <table:table-cell table:formula="of:=IF(AND([.$M72]&lt;&gt;&quot;&quot;;LEN([.$M72])&gt;=[.P$2]);LEFT(RIGHT([.$M72];[.P$2]);1);&quot;&quot;)">
            <text:p/>
          </table:table-cell>
          <table:table-cell table:formula="of:=IF(AND([.$M72]&lt;&gt;&quot;&quot;;LEN([.$M72])&gt;=[.Q$2]);LEFT(RIGHT([.$M72];[.Q$2]);1);&quot;&quot;)">
            <text:p/>
          </table:table-cell>
          <table:table-cell table:formula="of:=IF(AND([.$M72]&lt;&gt;&quot;&quot;;LEN([.$M72])&gt;=[.R$2]);LEFT(RIGHT([.$M72];[.R$2]);1);&quot;&quot;)">
            <text:p/>
          </table:table-cell>
          <table:table-cell table:formula="of:=IF(AND([.$M72]&lt;&gt;&quot;&quot;;LEN([.$M72])&gt;=[.S$2]);LEFT(RIGHT([.$M72];[.S$2]);1);&quot;&quot;)">
            <text:p/>
          </table:table-cell>
          <table:table-cell table:formula="of:=IF(AND([.$M72]&lt;&gt;&quot;&quot;;LEN([.$M72])&gt;=[.T$2]);LEFT(RIGHT([.$M72];[.T$2]);1);&quot;&quot;)">
            <text:p/>
          </table:table-cell>
          <table:table-cell table:formula="of:=IF(AND([.$M72]&lt;&gt;&quot;&quot;;LEN([.$M72])&gt;=[.U$2]);LEFT(RIGHT([.$M72];[.U$2]);1);&quot;&quot;)">
            <text:p/>
          </table:table-cell>
          <table:table-cell table:formula="of:=IF(AND([.$M72]&lt;&gt;&quot;&quot;;LEN([.$M72])&gt;=[.V$2]);LEFT(RIGHT([.$M72];[.V$2]);1);&quot;&quot;)">
            <text:p/>
          </table:table-cell>
          <table:table-cell table:formula="of:=IF(AND([.$M72]&lt;&gt;&quot;&quot;;LEN([.$M72])&gt;=[.W$2]);LEFT(RIGHT([.$M72];[.W$2]);1);&quot;&quot;)">
            <text:p/>
          </table:table-cell>
          <table:table-cell table:formula="of:=IF(AND([.$M72]&lt;&gt;&quot;&quot;;LEN([.$M72])&gt;=[.X$2]);LEFT(RIGHT([.$M72];[.X$2]);1);&quot;&quot;)">
            <text:p/>
          </table:table-cell>
          <table:table-cell table:formula="of:=IF(AND([.$M72]&lt;&gt;&quot;&quot;;LEN([.$M72])&gt;=[.Y$2]);LEFT(RIGHT([.$M72];[.Y$2]);1);&quot;&quot;)">
            <text:p/>
          </table:table-cell>
          <table:table-cell table:formula="of:=IF(AND([.$M72]&lt;&gt;&quot;&quot;;LEN([.$M72])&gt;=[.Z$2]);LEFT(RIGHT([.$M72];[.Z$2]);1);&quot;&quot;)">
            <text:p/>
          </table:table-cell>
          <table:table-cell table:formula="of:=IF(AND([.$M72]&lt;&gt;&quot;&quot;;LEN([.$M72])&gt;=[.AA$2]);LEFT(RIGHT([.$M72];[.AA$2]);1);&quot;&quot;)">
            <text:p/>
          </table:table-cell>
          <table:table-cell table:formula="of:=IF(AND([.$M72]&lt;&gt;&quot;&quot;;LEN([.$M72])&gt;=[.AB$2]);LEFT(RIGHT([.$M72];[.AB$2]);1);&quot;&quot;)">
            <text:p/>
          </table:table-cell>
          <table:table-cell table:formula="of:=IF([.M72]=&quot;&quot;;&quot;&quot;;0)">
            <text:p/>
          </table:table-cell>
          <table:table-cell table:formula="of:=IF([.N72]&lt;&gt;&quot;&quot;;IF([.N72]=&quot;(&quot;;1;IF([.N72]=&quot;[&quot;;2;IF([.N72]=&quot;{&quot;;3;IF([.N72]=&quot;&lt;&quot;;4;0))));&quot;&quot;)">
            <text:p/>
          </table:table-cell>
          <table:table-cell table:formula="of:=IF([.O72]&lt;&gt;&quot;&quot;;IF([.O72]=&quot;(&quot;;1;IF([.O72]=&quot;[&quot;;2;IF([.O72]=&quot;{&quot;;3;IF([.O72]=&quot;&lt;&quot;;4;0))));&quot;&quot;)">
            <text:p/>
          </table:table-cell>
          <table:table-cell table:formula="of:=IF([.P72]&lt;&gt;&quot;&quot;;IF([.P72]=&quot;(&quot;;1;IF([.P72]=&quot;[&quot;;2;IF([.P72]=&quot;{&quot;;3;IF([.P72]=&quot;&lt;&quot;;4;0))));&quot;&quot;)">
            <text:p/>
          </table:table-cell>
          <table:table-cell table:formula="of:=IF([.Q72]&lt;&gt;&quot;&quot;;IF([.Q72]=&quot;(&quot;;1;IF([.Q72]=&quot;[&quot;;2;IF([.Q72]=&quot;{&quot;;3;IF([.Q72]=&quot;&lt;&quot;;4;0))));&quot;&quot;)">
            <text:p/>
          </table:table-cell>
          <table:table-cell table:formula="of:=IF([.R72]&lt;&gt;&quot;&quot;;IF([.R72]=&quot;(&quot;;1;IF([.R72]=&quot;[&quot;;2;IF([.R72]=&quot;{&quot;;3;IF([.R72]=&quot;&lt;&quot;;4;0))));&quot;&quot;)">
            <text:p/>
          </table:table-cell>
          <table:table-cell table:formula="of:=IF([.S72]&lt;&gt;&quot;&quot;;IF([.S72]=&quot;(&quot;;1;IF([.S72]=&quot;[&quot;;2;IF([.S72]=&quot;{&quot;;3;IF([.S72]=&quot;&lt;&quot;;4;0))));&quot;&quot;)">
            <text:p/>
          </table:table-cell>
          <table:table-cell table:formula="of:=IF([.T72]&lt;&gt;&quot;&quot;;IF([.T72]=&quot;(&quot;;1;IF([.T72]=&quot;[&quot;;2;IF([.T72]=&quot;{&quot;;3;IF([.T72]=&quot;&lt;&quot;;4;0))));&quot;&quot;)">
            <text:p/>
          </table:table-cell>
          <table:table-cell table:formula="of:=IF([.U72]&lt;&gt;&quot;&quot;;IF([.U72]=&quot;(&quot;;1;IF([.U72]=&quot;[&quot;;2;IF([.U72]=&quot;{&quot;;3;IF([.U72]=&quot;&lt;&quot;;4;0))));&quot;&quot;)">
            <text:p/>
          </table:table-cell>
          <table:table-cell table:formula="of:=IF([.V72]&lt;&gt;&quot;&quot;;IF([.V72]=&quot;(&quot;;1;IF([.V72]=&quot;[&quot;;2;IF([.V72]=&quot;{&quot;;3;IF([.V72]=&quot;&lt;&quot;;4;0))));&quot;&quot;)">
            <text:p/>
          </table:table-cell>
          <table:table-cell table:formula="of:=IF([.W72]&lt;&gt;&quot;&quot;;IF([.W72]=&quot;(&quot;;1;IF([.W72]=&quot;[&quot;;2;IF([.W72]=&quot;{&quot;;3;IF([.W72]=&quot;&lt;&quot;;4;0))));&quot;&quot;)">
            <text:p/>
          </table:table-cell>
          <table:table-cell table:formula="of:=IF([.X72]&lt;&gt;&quot;&quot;;IF([.X72]=&quot;(&quot;;1;IF([.X72]=&quot;[&quot;;2;IF([.X72]=&quot;{&quot;;3;IF([.X72]=&quot;&lt;&quot;;4;0))));&quot;&quot;)">
            <text:p/>
          </table:table-cell>
          <table:table-cell table:formula="of:=IF([.Y72]&lt;&gt;&quot;&quot;;IF([.Y72]=&quot;(&quot;;1;IF([.Y72]=&quot;[&quot;;2;IF([.Y72]=&quot;{&quot;;3;IF([.Y72]=&quot;&lt;&quot;;4;0))));&quot;&quot;)">
            <text:p/>
          </table:table-cell>
          <table:table-cell table:formula="of:=IF([.Z72]&lt;&gt;&quot;&quot;;IF([.Z72]=&quot;(&quot;;1;IF([.Z72]=&quot;[&quot;;2;IF([.Z72]=&quot;{&quot;;3;IF([.Z72]=&quot;&lt;&quot;;4;0))));&quot;&quot;)">
            <text:p/>
          </table:table-cell>
          <table:table-cell table:formula="of:=IF([.AA72]&lt;&gt;&quot;&quot;;IF([.AA72]=&quot;(&quot;;1;IF([.AA72]=&quot;[&quot;;2;IF([.AA72]=&quot;{&quot;;3;IF([.AA72]=&quot;&lt;&quot;;4;0))));&quot;&quot;)">
            <text:p/>
          </table:table-cell>
          <table:table-cell table:formula="of:=IF([.AB72]&lt;&gt;&quot;&quot;;IF([.AB72]=&quot;(&quot;;1;IF([.AB72]=&quot;[&quot;;2;IF([.AB72]=&quot;{&quot;;3;IF([.AB72]=&quot;&lt;&quot;;4;0))));&quot;&quot;)">
            <text:p/>
          </table:table-cell>
          <table:table-cell table:number-columns-repeated="2"/>
          <table:table-cell table:formula="of:=[.AD72]">
            <text:p/>
          </table:table-cell>
          <table:table-cell table:formula="of:=IF([.AE72]&lt;&gt;&quot;&quot;;[.AE72]+[.AU72]*5;[.AU72])">
            <text:p/>
          </table:table-cell>
          <table:table-cell table:formula="of:=IF([.AF72]&lt;&gt;&quot;&quot;;[.AF72]+[.AV72]*5;[.AV72])">
            <text:p/>
          </table:table-cell>
          <table:table-cell table:formula="of:=IF([.AG72]&lt;&gt;&quot;&quot;;[.AG72]+[.AW72]*5;[.AW72])">
            <text:p/>
          </table:table-cell>
          <table:table-cell table:formula="of:=IF([.AH72]&lt;&gt;&quot;&quot;;[.AH72]+[.AX72]*5;[.AX72])">
            <text:p/>
          </table:table-cell>
          <table:table-cell table:formula="of:=IF([.AI72]&lt;&gt;&quot;&quot;;[.AI72]+[.AY72]*5;[.AY72])">
            <text:p/>
          </table:table-cell>
          <table:table-cell table:formula="of:=IF([.AJ72]&lt;&gt;&quot;&quot;;[.AJ72]+[.AZ72]*5;[.AZ72])">
            <text:p/>
          </table:table-cell>
          <table:table-cell table:formula="of:=IF([.AK72]&lt;&gt;&quot;&quot;;[.AK72]+[.BA72]*5;[.BA72])">
            <text:p/>
          </table:table-cell>
          <table:table-cell table:formula="of:=IF([.AL72]&lt;&gt;&quot;&quot;;[.AL72]+[.BB72]*5;[.BB72])">
            <text:p/>
          </table:table-cell>
          <table:table-cell table:formula="of:=IF([.AM72]&lt;&gt;&quot;&quot;;[.AM72]+[.BC72]*5;[.BC72])">
            <text:p/>
          </table:table-cell>
          <table:table-cell table:formula="of:=IF([.AN72]&lt;&gt;&quot;&quot;;[.AN72]+[.BD72]*5;[.BD72])">
            <text:p/>
          </table:table-cell>
          <table:table-cell table:formula="of:=IF([.AO72]&lt;&gt;&quot;&quot;;[.AO72]+[.BE72]*5;[.BE72])">
            <text:p/>
          </table:table-cell>
          <table:table-cell table:formula="of:=IF([.AP72]&lt;&gt;&quot;&quot;;[.AP72]+[.BF72]*5;[.BF72])">
            <text:p/>
          </table:table-cell>
          <table:table-cell table:formula="of:=IF([.AQ72]&lt;&gt;&quot;&quot;;[.AQ72]+[.BG72]*5;[.BG72])">
            <text:p/>
          </table:table-cell>
          <table:table-cell table:formula="of:=IF([.AR72]&lt;&gt;&quot;&quot;;[.AR72]+[.BH72]*5;[.BH72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({[{{(({(&lt;&lt;&lt;{[]()}(&lt;&gt;{})&gt;{(()&lt;&gt;)[[]&lt;&gt;]}&gt;&lt;[[&lt;&gt;()]]{([]{})[[]()]}&gt;&gt;)})({[{&lt;(&lt;[]&lt;&gt;&gt;{{}[]])[&lt;&lt;&gt;{}&gt;[(){}]]&gt;&lt;(({}(</text:p>
          </table:table-cell>
          <table:table-cell table:formula="of:=ORG.LIBREOFFICE.REGEX(ORG.LIBREOFFICE.REGEX(ORG.LIBREOFFICE.REGEX(ORG.LIBREOFFICE.REGEX([.A73];&quot;[(][)]&quot;;&quot;&quot;;&quot;g&quot;);&quot;\[\]&quot;;&quot;&quot;;&quot;g&quot;);&quot;\{\}&quot;;&quot;&quot;;&quot;g&quot;);&quot;&lt;&gt;&quot;;&quot;&quot;;&quot;g&quot;)" office:value-type="string" office:string-value="&lt;({[{{(({(&lt;&lt;&lt;()&gt;{()[]}&gt;&lt;[[]]{()[]}&gt;&gt;)})({[{&lt;(&lt;&gt;{])[&lt;&gt;[]]&gt;&lt;(((" calcext:value-type="string">
            <text:p>&lt;({[{{(({(&lt;&lt;&lt;()&gt;{()[]}&gt;&lt;[[]]{()[]}&gt;&gt;)})({[{&lt;(&lt;&gt;{])[&lt;&gt;[]]&gt;&lt;(((</text:p>
          </table:table-cell>
          <table:table-cell table:formula="of:=ORG.LIBREOFFICE.REGEX(ORG.LIBREOFFICE.REGEX(ORG.LIBREOFFICE.REGEX(ORG.LIBREOFFICE.REGEX([.B73];&quot;[(][)]&quot;;&quot;&quot;;&quot;g&quot;);&quot;\[\]&quot;;&quot;&quot;;&quot;g&quot;);&quot;\{\}&quot;;&quot;&quot;;&quot;g&quot;);&quot;&lt;&gt;&quot;;&quot;&quot;;&quot;g&quot;)" office:value-type="string" office:string-value="&lt;({[{{(({(&lt;&lt;&gt;&lt;[]&gt;&gt;)})({[{&lt;({])[]&gt;&lt;(((" calcext:value-type="string">
            <text:p>&lt;({[{{(({(&lt;&lt;&gt;&lt;[]&gt;&gt;)})({[{&lt;({])[]&gt;&lt;(((</text:p>
          </table:table-cell>
          <table:table-cell table:formula="of:=ORG.LIBREOFFICE.REGEX(ORG.LIBREOFFICE.REGEX(ORG.LIBREOFFICE.REGEX(ORG.LIBREOFFICE.REGEX([.C73];&quot;[(][)]&quot;;&quot;&quot;;&quot;g&quot;);&quot;\[\]&quot;;&quot;&quot;;&quot;g&quot;);&quot;\{\}&quot;;&quot;&quot;;&quot;g&quot;);&quot;&lt;&gt;&quot;;&quot;&quot;;&quot;g&quot;)" office:value-type="string" office:string-value="&lt;({[{{(({(&lt;&gt;)})({[{&lt;({])&gt;&lt;(((" calcext:value-type="string">
            <text:p>&lt;({[{{(({(&lt;&gt;)})({[{&lt;({])&gt;&lt;(((</text:p>
          </table:table-cell>
          <table:table-cell table:formula="of:=ORG.LIBREOFFICE.REGEX(ORG.LIBREOFFICE.REGEX(ORG.LIBREOFFICE.REGEX(ORG.LIBREOFFICE.REGEX([.D73];&quot;[(][)]&quot;;&quot;&quot;;&quot;g&quot;);&quot;\[\]&quot;;&quot;&quot;;&quot;g&quot;);&quot;\{\}&quot;;&quot;&quot;;&quot;g&quot;);&quot;&lt;&gt;&quot;;&quot;&quot;;&quot;g&quot;)" office:value-type="string" office:string-value="&lt;({[{{(({()})({[{&lt;({])&gt;&lt;(((" calcext:value-type="string">
            <text:p>&lt;({[{{(({()})({[{&lt;({])&gt;&lt;(((</text:p>
          </table:table-cell>
          <table:table-cell table:formula="of:=ORG.LIBREOFFICE.REGEX(ORG.LIBREOFFICE.REGEX(ORG.LIBREOFFICE.REGEX(ORG.LIBREOFFICE.REGEX([.E73];&quot;[(][)]&quot;;&quot;&quot;;&quot;g&quot;);&quot;\[\]&quot;;&quot;&quot;;&quot;g&quot;);&quot;\{\}&quot;;&quot;&quot;;&quot;g&quot;);&quot;&lt;&gt;&quot;;&quot;&quot;;&quot;g&quot;)" office:value-type="string" office:string-value="&lt;({[{{(()({[{&lt;({])&gt;&lt;(((" calcext:value-type="string">
            <text:p>&lt;({[{{(()({[{&lt;({])&gt;&lt;(((</text:p>
          </table:table-cell>
          <table:table-cell table:formula="of:=ORG.LIBREOFFICE.REGEX(ORG.LIBREOFFICE.REGEX(ORG.LIBREOFFICE.REGEX(ORG.LIBREOFFICE.REGEX([.F73];&quot;[(][)]&quot;;&quot;&quot;;&quot;g&quot;);&quot;\[\]&quot;;&quot;&quot;;&quot;g&quot;);&quot;\{\}&quot;;&quot;&quot;;&quot;g&quot;);&quot;&lt;&gt;&quot;;&quot;&quot;;&quot;g&quot;)" office:value-type="string" office:string-value="&lt;({[{{(({[{&lt;({])&gt;&lt;(((" calcext:value-type="string">
            <text:p>&lt;({[{{(({[{&lt;({])&gt;&lt;(((</text:p>
          </table:table-cell>
          <table:table-cell table:formula="of:=ORG.LIBREOFFICE.REGEX(ORG.LIBREOFFICE.REGEX(ORG.LIBREOFFICE.REGEX(ORG.LIBREOFFICE.REGEX([.G73];&quot;[(][)]&quot;;&quot;&quot;;&quot;g&quot;);&quot;\[\]&quot;;&quot;&quot;;&quot;g&quot;);&quot;\{\}&quot;;&quot;&quot;;&quot;g&quot;);&quot;&lt;&gt;&quot;;&quot;&quot;;&quot;g&quot;)" office:value-type="string" office:string-value="&lt;({[{{(({[{&lt;({])&gt;&lt;(((" calcext:value-type="string">
            <text:p>&lt;({[{{(({[{&lt;({])&gt;&lt;(((</text:p>
          </table:table-cell>
          <table:table-cell table:formula="of:=ORG.LIBREOFFICE.REGEX(ORG.LIBREOFFICE.REGEX(ORG.LIBREOFFICE.REGEX(ORG.LIBREOFFICE.REGEX([.H73];&quot;[(][)]&quot;;&quot;&quot;;&quot;g&quot;);&quot;\[\]&quot;;&quot;&quot;;&quot;g&quot;);&quot;\{\}&quot;;&quot;&quot;;&quot;g&quot;);&quot;&lt;&gt;&quot;;&quot;&quot;;&quot;g&quot;)" office:value-type="string" office:string-value="&lt;({[{{(({[{&lt;({])&gt;&lt;(((" calcext:value-type="string">
            <text:p>&lt;({[{{(({[{&lt;({])&gt;&lt;(((</text:p>
          </table:table-cell>
          <table:table-cell table:formula="of:=ORG.LIBREOFFICE.REGEX(ORG.LIBREOFFICE.REGEX(ORG.LIBREOFFICE.REGEX(ORG.LIBREOFFICE.REGEX([.I73];&quot;[(][)]&quot;;&quot;&quot;;&quot;g&quot;);&quot;\[\]&quot;;&quot;&quot;;&quot;g&quot;);&quot;\{\}&quot;;&quot;&quot;;&quot;g&quot;);&quot;&lt;&gt;&quot;;&quot;&quot;;&quot;g&quot;)" office:value-type="string" office:string-value="&lt;({[{{(({[{&lt;({])&gt;&lt;(((" calcext:value-type="string">
            <text:p>&lt;({[{{(({[{&lt;({])&gt;&lt;(((</text:p>
          </table:table-cell>
          <table:table-cell table:formula="of:=ORG.LIBREOFFICE.REGEX(ORG.LIBREOFFICE.REGEX(ORG.LIBREOFFICE.REGEX(ORG.LIBREOFFICE.REGEX([.J73];&quot;[(][)]&quot;;&quot;&quot;;&quot;g&quot;);&quot;\[\]&quot;;&quot;&quot;;&quot;g&quot;);&quot;\{\}&quot;;&quot;&quot;;&quot;g&quot;);&quot;&lt;&gt;&quot;;&quot;&quot;;&quot;g&quot;)" office:value-type="string" office:string-value="&lt;({[{{(({[{&lt;({])&gt;&lt;(((" calcext:value-type="string">
            <text:p>&lt;({[{{(({[{&lt;({])&gt;&lt;(((</text:p>
          </table:table-cell>
          <table:table-cell table:formula="of:=IF(ORG.LIBREOFFICE.REGEX(ORG.LIBREOFFICE.REGEX(ORG.LIBREOFFICE.REGEX(ORG.LIBREOFFICE.REGEX(ORG.LIBREOFFICE.REGEX([.K7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3];&quot;[\[\(\{&lt;]*&quot;;&quot;&quot;;&quot;&quot;);&quot;\).*&quot;;3;&quot;&quot;);&quot;\].*&quot;;57;&quot;&quot;);&quot;\}.*&quot;;1197;&quot;&quot;);&quot;&gt;.*&quot;;25137;&quot;&quot;));&quot;&quot;)" office:value-type="float" office:value="57" calcext:value-type="float">
            <text:p>57</text:p>
          </table:table-cell>
          <table:table-cell table:formula="of:=IF([.L73]=&quot;&quot;;[.K73];&quot;&quot;)">
            <text:p/>
          </table:table-cell>
          <table:table-cell table:formula="of:=IF(AND([.$M73]&lt;&gt;&quot;&quot;;LEN([.$M73])&gt;=[.N$2]);LEFT(RIGHT([.$M73];[.N$2]);1);&quot;&quot;)">
            <text:p/>
          </table:table-cell>
          <table:table-cell table:formula="of:=IF(AND([.$M73]&lt;&gt;&quot;&quot;;LEN([.$M73])&gt;=[.O$2]);LEFT(RIGHT([.$M73];[.O$2]);1);&quot;&quot;)">
            <text:p/>
          </table:table-cell>
          <table:table-cell table:formula="of:=IF(AND([.$M73]&lt;&gt;&quot;&quot;;LEN([.$M73])&gt;=[.P$2]);LEFT(RIGHT([.$M73];[.P$2]);1);&quot;&quot;)">
            <text:p/>
          </table:table-cell>
          <table:table-cell table:formula="of:=IF(AND([.$M73]&lt;&gt;&quot;&quot;;LEN([.$M73])&gt;=[.Q$2]);LEFT(RIGHT([.$M73];[.Q$2]);1);&quot;&quot;)">
            <text:p/>
          </table:table-cell>
          <table:table-cell table:formula="of:=IF(AND([.$M73]&lt;&gt;&quot;&quot;;LEN([.$M73])&gt;=[.R$2]);LEFT(RIGHT([.$M73];[.R$2]);1);&quot;&quot;)">
            <text:p/>
          </table:table-cell>
          <table:table-cell table:formula="of:=IF(AND([.$M73]&lt;&gt;&quot;&quot;;LEN([.$M73])&gt;=[.S$2]);LEFT(RIGHT([.$M73];[.S$2]);1);&quot;&quot;)">
            <text:p/>
          </table:table-cell>
          <table:table-cell table:formula="of:=IF(AND([.$M73]&lt;&gt;&quot;&quot;;LEN([.$M73])&gt;=[.T$2]);LEFT(RIGHT([.$M73];[.T$2]);1);&quot;&quot;)">
            <text:p/>
          </table:table-cell>
          <table:table-cell table:formula="of:=IF(AND([.$M73]&lt;&gt;&quot;&quot;;LEN([.$M73])&gt;=[.U$2]);LEFT(RIGHT([.$M73];[.U$2]);1);&quot;&quot;)">
            <text:p/>
          </table:table-cell>
          <table:table-cell table:formula="of:=IF(AND([.$M73]&lt;&gt;&quot;&quot;;LEN([.$M73])&gt;=[.V$2]);LEFT(RIGHT([.$M73];[.V$2]);1);&quot;&quot;)">
            <text:p/>
          </table:table-cell>
          <table:table-cell table:formula="of:=IF(AND([.$M73]&lt;&gt;&quot;&quot;;LEN([.$M73])&gt;=[.W$2]);LEFT(RIGHT([.$M73];[.W$2]);1);&quot;&quot;)">
            <text:p/>
          </table:table-cell>
          <table:table-cell table:formula="of:=IF(AND([.$M73]&lt;&gt;&quot;&quot;;LEN([.$M73])&gt;=[.X$2]);LEFT(RIGHT([.$M73];[.X$2]);1);&quot;&quot;)">
            <text:p/>
          </table:table-cell>
          <table:table-cell table:formula="of:=IF(AND([.$M73]&lt;&gt;&quot;&quot;;LEN([.$M73])&gt;=[.Y$2]);LEFT(RIGHT([.$M73];[.Y$2]);1);&quot;&quot;)">
            <text:p/>
          </table:table-cell>
          <table:table-cell table:formula="of:=IF(AND([.$M73]&lt;&gt;&quot;&quot;;LEN([.$M73])&gt;=[.Z$2]);LEFT(RIGHT([.$M73];[.Z$2]);1);&quot;&quot;)">
            <text:p/>
          </table:table-cell>
          <table:table-cell table:formula="of:=IF(AND([.$M73]&lt;&gt;&quot;&quot;;LEN([.$M73])&gt;=[.AA$2]);LEFT(RIGHT([.$M73];[.AA$2]);1);&quot;&quot;)">
            <text:p/>
          </table:table-cell>
          <table:table-cell table:formula="of:=IF(AND([.$M73]&lt;&gt;&quot;&quot;;LEN([.$M73])&gt;=[.AB$2]);LEFT(RIGHT([.$M73];[.AB$2]);1);&quot;&quot;)">
            <text:p/>
          </table:table-cell>
          <table:table-cell table:formula="of:=IF([.M73]=&quot;&quot;;&quot;&quot;;0)">
            <text:p/>
          </table:table-cell>
          <table:table-cell table:formula="of:=IF([.N73]&lt;&gt;&quot;&quot;;IF([.N73]=&quot;(&quot;;1;IF([.N73]=&quot;[&quot;;2;IF([.N73]=&quot;{&quot;;3;IF([.N73]=&quot;&lt;&quot;;4;0))));&quot;&quot;)">
            <text:p/>
          </table:table-cell>
          <table:table-cell table:formula="of:=IF([.O73]&lt;&gt;&quot;&quot;;IF([.O73]=&quot;(&quot;;1;IF([.O73]=&quot;[&quot;;2;IF([.O73]=&quot;{&quot;;3;IF([.O73]=&quot;&lt;&quot;;4;0))));&quot;&quot;)">
            <text:p/>
          </table:table-cell>
          <table:table-cell table:formula="of:=IF([.P73]&lt;&gt;&quot;&quot;;IF([.P73]=&quot;(&quot;;1;IF([.P73]=&quot;[&quot;;2;IF([.P73]=&quot;{&quot;;3;IF([.P73]=&quot;&lt;&quot;;4;0))));&quot;&quot;)">
            <text:p/>
          </table:table-cell>
          <table:table-cell table:formula="of:=IF([.Q73]&lt;&gt;&quot;&quot;;IF([.Q73]=&quot;(&quot;;1;IF([.Q73]=&quot;[&quot;;2;IF([.Q73]=&quot;{&quot;;3;IF([.Q73]=&quot;&lt;&quot;;4;0))));&quot;&quot;)">
            <text:p/>
          </table:table-cell>
          <table:table-cell table:formula="of:=IF([.R73]&lt;&gt;&quot;&quot;;IF([.R73]=&quot;(&quot;;1;IF([.R73]=&quot;[&quot;;2;IF([.R73]=&quot;{&quot;;3;IF([.R73]=&quot;&lt;&quot;;4;0))));&quot;&quot;)">
            <text:p/>
          </table:table-cell>
          <table:table-cell table:formula="of:=IF([.S73]&lt;&gt;&quot;&quot;;IF([.S73]=&quot;(&quot;;1;IF([.S73]=&quot;[&quot;;2;IF([.S73]=&quot;{&quot;;3;IF([.S73]=&quot;&lt;&quot;;4;0))));&quot;&quot;)">
            <text:p/>
          </table:table-cell>
          <table:table-cell table:formula="of:=IF([.T73]&lt;&gt;&quot;&quot;;IF([.T73]=&quot;(&quot;;1;IF([.T73]=&quot;[&quot;;2;IF([.T73]=&quot;{&quot;;3;IF([.T73]=&quot;&lt;&quot;;4;0))));&quot;&quot;)">
            <text:p/>
          </table:table-cell>
          <table:table-cell table:formula="of:=IF([.U73]&lt;&gt;&quot;&quot;;IF([.U73]=&quot;(&quot;;1;IF([.U73]=&quot;[&quot;;2;IF([.U73]=&quot;{&quot;;3;IF([.U73]=&quot;&lt;&quot;;4;0))));&quot;&quot;)">
            <text:p/>
          </table:table-cell>
          <table:table-cell table:formula="of:=IF([.V73]&lt;&gt;&quot;&quot;;IF([.V73]=&quot;(&quot;;1;IF([.V73]=&quot;[&quot;;2;IF([.V73]=&quot;{&quot;;3;IF([.V73]=&quot;&lt;&quot;;4;0))));&quot;&quot;)">
            <text:p/>
          </table:table-cell>
          <table:table-cell table:formula="of:=IF([.W73]&lt;&gt;&quot;&quot;;IF([.W73]=&quot;(&quot;;1;IF([.W73]=&quot;[&quot;;2;IF([.W73]=&quot;{&quot;;3;IF([.W73]=&quot;&lt;&quot;;4;0))));&quot;&quot;)">
            <text:p/>
          </table:table-cell>
          <table:table-cell table:formula="of:=IF([.X73]&lt;&gt;&quot;&quot;;IF([.X73]=&quot;(&quot;;1;IF([.X73]=&quot;[&quot;;2;IF([.X73]=&quot;{&quot;;3;IF([.X73]=&quot;&lt;&quot;;4;0))));&quot;&quot;)">
            <text:p/>
          </table:table-cell>
          <table:table-cell table:formula="of:=IF([.Y73]&lt;&gt;&quot;&quot;;IF([.Y73]=&quot;(&quot;;1;IF([.Y73]=&quot;[&quot;;2;IF([.Y73]=&quot;{&quot;;3;IF([.Y73]=&quot;&lt;&quot;;4;0))));&quot;&quot;)">
            <text:p/>
          </table:table-cell>
          <table:table-cell table:formula="of:=IF([.Z73]&lt;&gt;&quot;&quot;;IF([.Z73]=&quot;(&quot;;1;IF([.Z73]=&quot;[&quot;;2;IF([.Z73]=&quot;{&quot;;3;IF([.Z73]=&quot;&lt;&quot;;4;0))));&quot;&quot;)">
            <text:p/>
          </table:table-cell>
          <table:table-cell table:formula="of:=IF([.AA73]&lt;&gt;&quot;&quot;;IF([.AA73]=&quot;(&quot;;1;IF([.AA73]=&quot;[&quot;;2;IF([.AA73]=&quot;{&quot;;3;IF([.AA73]=&quot;&lt;&quot;;4;0))));&quot;&quot;)">
            <text:p/>
          </table:table-cell>
          <table:table-cell table:formula="of:=IF([.AB73]&lt;&gt;&quot;&quot;;IF([.AB73]=&quot;(&quot;;1;IF([.AB73]=&quot;[&quot;;2;IF([.AB73]=&quot;{&quot;;3;IF([.AB73]=&quot;&lt;&quot;;4;0))));&quot;&quot;)">
            <text:p/>
          </table:table-cell>
          <table:table-cell table:number-columns-repeated="2"/>
          <table:table-cell table:formula="of:=[.AD73]">
            <text:p/>
          </table:table-cell>
          <table:table-cell table:formula="of:=IF([.AE73]&lt;&gt;&quot;&quot;;[.AE73]+[.AU73]*5;[.AU73])">
            <text:p/>
          </table:table-cell>
          <table:table-cell table:formula="of:=IF([.AF73]&lt;&gt;&quot;&quot;;[.AF73]+[.AV73]*5;[.AV73])">
            <text:p/>
          </table:table-cell>
          <table:table-cell table:formula="of:=IF([.AG73]&lt;&gt;&quot;&quot;;[.AG73]+[.AW73]*5;[.AW73])">
            <text:p/>
          </table:table-cell>
          <table:table-cell table:formula="of:=IF([.AH73]&lt;&gt;&quot;&quot;;[.AH73]+[.AX73]*5;[.AX73])">
            <text:p/>
          </table:table-cell>
          <table:table-cell table:formula="of:=IF([.AI73]&lt;&gt;&quot;&quot;;[.AI73]+[.AY73]*5;[.AY73])">
            <text:p/>
          </table:table-cell>
          <table:table-cell table:formula="of:=IF([.AJ73]&lt;&gt;&quot;&quot;;[.AJ73]+[.AZ73]*5;[.AZ73])">
            <text:p/>
          </table:table-cell>
          <table:table-cell table:formula="of:=IF([.AK73]&lt;&gt;&quot;&quot;;[.AK73]+[.BA73]*5;[.BA73])">
            <text:p/>
          </table:table-cell>
          <table:table-cell table:formula="of:=IF([.AL73]&lt;&gt;&quot;&quot;;[.AL73]+[.BB73]*5;[.BB73])">
            <text:p/>
          </table:table-cell>
          <table:table-cell table:formula="of:=IF([.AM73]&lt;&gt;&quot;&quot;;[.AM73]+[.BC73]*5;[.BC73])">
            <text:p/>
          </table:table-cell>
          <table:table-cell table:formula="of:=IF([.AN73]&lt;&gt;&quot;&quot;;[.AN73]+[.BD73]*5;[.BD73])">
            <text:p/>
          </table:table-cell>
          <table:table-cell table:formula="of:=IF([.AO73]&lt;&gt;&quot;&quot;;[.AO73]+[.BE73]*5;[.BE73])">
            <text:p/>
          </table:table-cell>
          <table:table-cell table:formula="of:=IF([.AP73]&lt;&gt;&quot;&quot;;[.AP73]+[.BF73]*5;[.BF73])">
            <text:p/>
          </table:table-cell>
          <table:table-cell table:formula="of:=IF([.AQ73]&lt;&gt;&quot;&quot;;[.AQ73]+[.BG73]*5;[.BG73])">
            <text:p/>
          </table:table-cell>
          <table:table-cell table:formula="of:=IF([.AR73]&lt;&gt;&quot;&quot;;[.AR73]+[.BH73]*5;[.BH7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(&lt;(([{([{&lt;[{&lt;[]()&gt;(()[])}&lt;({})[&lt;&gt;[]]&gt;]&gt;}]{[&lt;&lt;{[[]()]&lt;&lt;&gt;()&gt;)&lt;&lt;{}[]&gt;{&lt;&gt;&lt;&gt;}&gt;&gt;&gt;[[([(){}](&lt;&gt;[]))]{{&lt;</text:p>
          </table:table-cell>
          <table:table-cell table:formula="of:=ORG.LIBREOFFICE.REGEX(ORG.LIBREOFFICE.REGEX(ORG.LIBREOFFICE.REGEX(ORG.LIBREOFFICE.REGEX([.A74];&quot;[(][)]&quot;;&quot;&quot;;&quot;g&quot;);&quot;\[\]&quot;;&quot;&quot;;&quot;g&quot;);&quot;\{\}&quot;;&quot;&quot;;&quot;g&quot;);&quot;&lt;&gt;&quot;;&quot;&quot;;&quot;g&quot;)" office:value-type="string" office:string-value="((&lt;(([{([{&lt;[{()}&lt;()[]&gt;]&gt;}]{[&lt;&lt;{[]&lt;&gt;)&lt;{}&gt;&gt;&gt;[[([]())]{{&lt;" calcext:value-type="string">
            <text:p>((&lt;(([{([{&lt;[{()}&lt;()[]&gt;]&gt;}]{[&lt;&lt;{[]&lt;&gt;)&lt;{}&gt;&gt;&gt;[[([]())]{{&lt;</text:p>
          </table:table-cell>
          <table:table-cell table:formula="of:=ORG.LIBREOFFICE.REGEX(ORG.LIBREOFFICE.REGEX(ORG.LIBREOFFICE.REGEX(ORG.LIBREOFFICE.REGEX([.B74];&quot;[(][)]&quot;;&quot;&quot;;&quot;g&quot;);&quot;\[\]&quot;;&quot;&quot;;&quot;g&quot;);&quot;\{\}&quot;;&quot;&quot;;&quot;g&quot;);&quot;&lt;&gt;&quot;;&quot;&quot;;&quot;g&quot;)" office:value-type="string" office:string-value="((&lt;(([{([{&lt;[]&gt;}]{[&lt;&lt;{)&gt;&gt;[[()]{{&lt;" calcext:value-type="string">
            <text:p>((&lt;(([{([{&lt;[]&gt;}]{[&lt;&lt;{)&gt;&gt;[[()]{{&lt;</text:p>
          </table:table-cell>
          <table:table-cell table:formula="of:=ORG.LIBREOFFICE.REGEX(ORG.LIBREOFFICE.REGEX(ORG.LIBREOFFICE.REGEX(ORG.LIBREOFFICE.REGEX([.C74];&quot;[(][)]&quot;;&quot;&quot;;&quot;g&quot;);&quot;\[\]&quot;;&quot;&quot;;&quot;g&quot;);&quot;\{\}&quot;;&quot;&quot;;&quot;g&quot;);&quot;&lt;&gt;&quot;;&quot;&quot;;&quot;g&quot;)" office:value-type="string" office:string-value="((&lt;(([{([{}]{[&lt;&lt;{)&gt;&gt;[{{&lt;" calcext:value-type="string">
            <text:p>((&lt;(([{([{}]{[&lt;&lt;{)&gt;&gt;[{{&lt;</text:p>
          </table:table-cell>
          <table:table-cell table:formula="of:=ORG.LIBREOFFICE.REGEX(ORG.LIBREOFFICE.REGEX(ORG.LIBREOFFICE.REGEX(ORG.LIBREOFFICE.REGEX([.D74];&quot;[(][)]&quot;;&quot;&quot;;&quot;g&quot;);&quot;\[\]&quot;;&quot;&quot;;&quot;g&quot;);&quot;\{\}&quot;;&quot;&quot;;&quot;g&quot;);&quot;&lt;&gt;&quot;;&quot;&quot;;&quot;g&quot;)" office:value-type="string" office:string-value="((&lt;(([{([]{[&lt;&lt;{)&gt;&gt;[{{&lt;" calcext:value-type="string">
            <text:p>((&lt;(([{([]{[&lt;&lt;{)&gt;&gt;[{{&lt;</text:p>
          </table:table-cell>
          <table:table-cell table:formula="of:=ORG.LIBREOFFICE.REGEX(ORG.LIBREOFFICE.REGEX(ORG.LIBREOFFICE.REGEX(ORG.LIBREOFFICE.REGEX([.E74];&quot;[(][)]&quot;;&quot;&quot;;&quot;g&quot;);&quot;\[\]&quot;;&quot;&quot;;&quot;g&quot;);&quot;\{\}&quot;;&quot;&quot;;&quot;g&quot;);&quot;&lt;&gt;&quot;;&quot;&quot;;&quot;g&quot;)" office:value-type="string" office:string-value="((&lt;(([{({[&lt;&lt;{)&gt;&gt;[{{&lt;" calcext:value-type="string">
            <text:p>((&lt;(([{({[&lt;&lt;{)&gt;&gt;[{{&lt;</text:p>
          </table:table-cell>
          <table:table-cell table:formula="of:=ORG.LIBREOFFICE.REGEX(ORG.LIBREOFFICE.REGEX(ORG.LIBREOFFICE.REGEX(ORG.LIBREOFFICE.REGEX([.F74];&quot;[(][)]&quot;;&quot;&quot;;&quot;g&quot;);&quot;\[\]&quot;;&quot;&quot;;&quot;g&quot;);&quot;\{\}&quot;;&quot;&quot;;&quot;g&quot;);&quot;&lt;&gt;&quot;;&quot;&quot;;&quot;g&quot;)" office:value-type="string" office:string-value="((&lt;(([{({[&lt;&lt;{)&gt;&gt;[{{&lt;" calcext:value-type="string">
            <text:p>((&lt;(([{({[&lt;&lt;{)&gt;&gt;[{{&lt;</text:p>
          </table:table-cell>
          <table:table-cell table:formula="of:=ORG.LIBREOFFICE.REGEX(ORG.LIBREOFFICE.REGEX(ORG.LIBREOFFICE.REGEX(ORG.LIBREOFFICE.REGEX([.G74];&quot;[(][)]&quot;;&quot;&quot;;&quot;g&quot;);&quot;\[\]&quot;;&quot;&quot;;&quot;g&quot;);&quot;\{\}&quot;;&quot;&quot;;&quot;g&quot;);&quot;&lt;&gt;&quot;;&quot;&quot;;&quot;g&quot;)" office:value-type="string" office:string-value="((&lt;(([{({[&lt;&lt;{)&gt;&gt;[{{&lt;" calcext:value-type="string">
            <text:p>((&lt;(([{({[&lt;&lt;{)&gt;&gt;[{{&lt;</text:p>
          </table:table-cell>
          <table:table-cell table:formula="of:=ORG.LIBREOFFICE.REGEX(ORG.LIBREOFFICE.REGEX(ORG.LIBREOFFICE.REGEX(ORG.LIBREOFFICE.REGEX([.H74];&quot;[(][)]&quot;;&quot;&quot;;&quot;g&quot;);&quot;\[\]&quot;;&quot;&quot;;&quot;g&quot;);&quot;\{\}&quot;;&quot;&quot;;&quot;g&quot;);&quot;&lt;&gt;&quot;;&quot;&quot;;&quot;g&quot;)" office:value-type="string" office:string-value="((&lt;(([{({[&lt;&lt;{)&gt;&gt;[{{&lt;" calcext:value-type="string">
            <text:p>((&lt;(([{({[&lt;&lt;{)&gt;&gt;[{{&lt;</text:p>
          </table:table-cell>
          <table:table-cell table:formula="of:=ORG.LIBREOFFICE.REGEX(ORG.LIBREOFFICE.REGEX(ORG.LIBREOFFICE.REGEX(ORG.LIBREOFFICE.REGEX([.I74];&quot;[(][)]&quot;;&quot;&quot;;&quot;g&quot;);&quot;\[\]&quot;;&quot;&quot;;&quot;g&quot;);&quot;\{\}&quot;;&quot;&quot;;&quot;g&quot;);&quot;&lt;&gt;&quot;;&quot;&quot;;&quot;g&quot;)" office:value-type="string" office:string-value="((&lt;(([{({[&lt;&lt;{)&gt;&gt;[{{&lt;" calcext:value-type="string">
            <text:p>((&lt;(([{({[&lt;&lt;{)&gt;&gt;[{{&lt;</text:p>
          </table:table-cell>
          <table:table-cell table:formula="of:=ORG.LIBREOFFICE.REGEX(ORG.LIBREOFFICE.REGEX(ORG.LIBREOFFICE.REGEX(ORG.LIBREOFFICE.REGEX([.J74];&quot;[(][)]&quot;;&quot;&quot;;&quot;g&quot;);&quot;\[\]&quot;;&quot;&quot;;&quot;g&quot;);&quot;\{\}&quot;;&quot;&quot;;&quot;g&quot;);&quot;&lt;&gt;&quot;;&quot;&quot;;&quot;g&quot;)" office:value-type="string" office:string-value="((&lt;(([{({[&lt;&lt;{)&gt;&gt;[{{&lt;" calcext:value-type="string">
            <text:p>((&lt;(([{({[&lt;&lt;{)&gt;&gt;[{{&lt;</text:p>
          </table:table-cell>
          <table:table-cell table:formula="of:=IF(ORG.LIBREOFFICE.REGEX(ORG.LIBREOFFICE.REGEX(ORG.LIBREOFFICE.REGEX(ORG.LIBREOFFICE.REGEX(ORG.LIBREOFFICE.REGEX([.K7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4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74]=&quot;&quot;;[.K74];&quot;&quot;)">
            <text:p/>
          </table:table-cell>
          <table:table-cell table:formula="of:=IF(AND([.$M74]&lt;&gt;&quot;&quot;;LEN([.$M74])&gt;=[.N$2]);LEFT(RIGHT([.$M74];[.N$2]);1);&quot;&quot;)">
            <text:p/>
          </table:table-cell>
          <table:table-cell table:formula="of:=IF(AND([.$M74]&lt;&gt;&quot;&quot;;LEN([.$M74])&gt;=[.O$2]);LEFT(RIGHT([.$M74];[.O$2]);1);&quot;&quot;)">
            <text:p/>
          </table:table-cell>
          <table:table-cell table:formula="of:=IF(AND([.$M74]&lt;&gt;&quot;&quot;;LEN([.$M74])&gt;=[.P$2]);LEFT(RIGHT([.$M74];[.P$2]);1);&quot;&quot;)">
            <text:p/>
          </table:table-cell>
          <table:table-cell table:formula="of:=IF(AND([.$M74]&lt;&gt;&quot;&quot;;LEN([.$M74])&gt;=[.Q$2]);LEFT(RIGHT([.$M74];[.Q$2]);1);&quot;&quot;)">
            <text:p/>
          </table:table-cell>
          <table:table-cell table:formula="of:=IF(AND([.$M74]&lt;&gt;&quot;&quot;;LEN([.$M74])&gt;=[.R$2]);LEFT(RIGHT([.$M74];[.R$2]);1);&quot;&quot;)">
            <text:p/>
          </table:table-cell>
          <table:table-cell table:formula="of:=IF(AND([.$M74]&lt;&gt;&quot;&quot;;LEN([.$M74])&gt;=[.S$2]);LEFT(RIGHT([.$M74];[.S$2]);1);&quot;&quot;)">
            <text:p/>
          </table:table-cell>
          <table:table-cell table:formula="of:=IF(AND([.$M74]&lt;&gt;&quot;&quot;;LEN([.$M74])&gt;=[.T$2]);LEFT(RIGHT([.$M74];[.T$2]);1);&quot;&quot;)">
            <text:p/>
          </table:table-cell>
          <table:table-cell table:formula="of:=IF(AND([.$M74]&lt;&gt;&quot;&quot;;LEN([.$M74])&gt;=[.U$2]);LEFT(RIGHT([.$M74];[.U$2]);1);&quot;&quot;)">
            <text:p/>
          </table:table-cell>
          <table:table-cell table:formula="of:=IF(AND([.$M74]&lt;&gt;&quot;&quot;;LEN([.$M74])&gt;=[.V$2]);LEFT(RIGHT([.$M74];[.V$2]);1);&quot;&quot;)">
            <text:p/>
          </table:table-cell>
          <table:table-cell table:formula="of:=IF(AND([.$M74]&lt;&gt;&quot;&quot;;LEN([.$M74])&gt;=[.W$2]);LEFT(RIGHT([.$M74];[.W$2]);1);&quot;&quot;)">
            <text:p/>
          </table:table-cell>
          <table:table-cell table:formula="of:=IF(AND([.$M74]&lt;&gt;&quot;&quot;;LEN([.$M74])&gt;=[.X$2]);LEFT(RIGHT([.$M74];[.X$2]);1);&quot;&quot;)">
            <text:p/>
          </table:table-cell>
          <table:table-cell table:formula="of:=IF(AND([.$M74]&lt;&gt;&quot;&quot;;LEN([.$M74])&gt;=[.Y$2]);LEFT(RIGHT([.$M74];[.Y$2]);1);&quot;&quot;)">
            <text:p/>
          </table:table-cell>
          <table:table-cell table:formula="of:=IF(AND([.$M74]&lt;&gt;&quot;&quot;;LEN([.$M74])&gt;=[.Z$2]);LEFT(RIGHT([.$M74];[.Z$2]);1);&quot;&quot;)">
            <text:p/>
          </table:table-cell>
          <table:table-cell table:formula="of:=IF(AND([.$M74]&lt;&gt;&quot;&quot;;LEN([.$M74])&gt;=[.AA$2]);LEFT(RIGHT([.$M74];[.AA$2]);1);&quot;&quot;)">
            <text:p/>
          </table:table-cell>
          <table:table-cell table:formula="of:=IF(AND([.$M74]&lt;&gt;&quot;&quot;;LEN([.$M74])&gt;=[.AB$2]);LEFT(RIGHT([.$M74];[.AB$2]);1);&quot;&quot;)">
            <text:p/>
          </table:table-cell>
          <table:table-cell table:formula="of:=IF([.M74]=&quot;&quot;;&quot;&quot;;0)">
            <text:p/>
          </table:table-cell>
          <table:table-cell table:formula="of:=IF([.N74]&lt;&gt;&quot;&quot;;IF([.N74]=&quot;(&quot;;1;IF([.N74]=&quot;[&quot;;2;IF([.N74]=&quot;{&quot;;3;IF([.N74]=&quot;&lt;&quot;;4;0))));&quot;&quot;)">
            <text:p/>
          </table:table-cell>
          <table:table-cell table:formula="of:=IF([.O74]&lt;&gt;&quot;&quot;;IF([.O74]=&quot;(&quot;;1;IF([.O74]=&quot;[&quot;;2;IF([.O74]=&quot;{&quot;;3;IF([.O74]=&quot;&lt;&quot;;4;0))));&quot;&quot;)">
            <text:p/>
          </table:table-cell>
          <table:table-cell table:formula="of:=IF([.P74]&lt;&gt;&quot;&quot;;IF([.P74]=&quot;(&quot;;1;IF([.P74]=&quot;[&quot;;2;IF([.P74]=&quot;{&quot;;3;IF([.P74]=&quot;&lt;&quot;;4;0))));&quot;&quot;)">
            <text:p/>
          </table:table-cell>
          <table:table-cell table:formula="of:=IF([.Q74]&lt;&gt;&quot;&quot;;IF([.Q74]=&quot;(&quot;;1;IF([.Q74]=&quot;[&quot;;2;IF([.Q74]=&quot;{&quot;;3;IF([.Q74]=&quot;&lt;&quot;;4;0))));&quot;&quot;)">
            <text:p/>
          </table:table-cell>
          <table:table-cell table:formula="of:=IF([.R74]&lt;&gt;&quot;&quot;;IF([.R74]=&quot;(&quot;;1;IF([.R74]=&quot;[&quot;;2;IF([.R74]=&quot;{&quot;;3;IF([.R74]=&quot;&lt;&quot;;4;0))));&quot;&quot;)">
            <text:p/>
          </table:table-cell>
          <table:table-cell table:formula="of:=IF([.S74]&lt;&gt;&quot;&quot;;IF([.S74]=&quot;(&quot;;1;IF([.S74]=&quot;[&quot;;2;IF([.S74]=&quot;{&quot;;3;IF([.S74]=&quot;&lt;&quot;;4;0))));&quot;&quot;)">
            <text:p/>
          </table:table-cell>
          <table:table-cell table:formula="of:=IF([.T74]&lt;&gt;&quot;&quot;;IF([.T74]=&quot;(&quot;;1;IF([.T74]=&quot;[&quot;;2;IF([.T74]=&quot;{&quot;;3;IF([.T74]=&quot;&lt;&quot;;4;0))));&quot;&quot;)">
            <text:p/>
          </table:table-cell>
          <table:table-cell table:formula="of:=IF([.U74]&lt;&gt;&quot;&quot;;IF([.U74]=&quot;(&quot;;1;IF([.U74]=&quot;[&quot;;2;IF([.U74]=&quot;{&quot;;3;IF([.U74]=&quot;&lt;&quot;;4;0))));&quot;&quot;)">
            <text:p/>
          </table:table-cell>
          <table:table-cell table:formula="of:=IF([.V74]&lt;&gt;&quot;&quot;;IF([.V74]=&quot;(&quot;;1;IF([.V74]=&quot;[&quot;;2;IF([.V74]=&quot;{&quot;;3;IF([.V74]=&quot;&lt;&quot;;4;0))));&quot;&quot;)">
            <text:p/>
          </table:table-cell>
          <table:table-cell table:formula="of:=IF([.W74]&lt;&gt;&quot;&quot;;IF([.W74]=&quot;(&quot;;1;IF([.W74]=&quot;[&quot;;2;IF([.W74]=&quot;{&quot;;3;IF([.W74]=&quot;&lt;&quot;;4;0))));&quot;&quot;)">
            <text:p/>
          </table:table-cell>
          <table:table-cell table:formula="of:=IF([.X74]&lt;&gt;&quot;&quot;;IF([.X74]=&quot;(&quot;;1;IF([.X74]=&quot;[&quot;;2;IF([.X74]=&quot;{&quot;;3;IF([.X74]=&quot;&lt;&quot;;4;0))));&quot;&quot;)">
            <text:p/>
          </table:table-cell>
          <table:table-cell table:formula="of:=IF([.Y74]&lt;&gt;&quot;&quot;;IF([.Y74]=&quot;(&quot;;1;IF([.Y74]=&quot;[&quot;;2;IF([.Y74]=&quot;{&quot;;3;IF([.Y74]=&quot;&lt;&quot;;4;0))));&quot;&quot;)">
            <text:p/>
          </table:table-cell>
          <table:table-cell table:formula="of:=IF([.Z74]&lt;&gt;&quot;&quot;;IF([.Z74]=&quot;(&quot;;1;IF([.Z74]=&quot;[&quot;;2;IF([.Z74]=&quot;{&quot;;3;IF([.Z74]=&quot;&lt;&quot;;4;0))));&quot;&quot;)">
            <text:p/>
          </table:table-cell>
          <table:table-cell table:formula="of:=IF([.AA74]&lt;&gt;&quot;&quot;;IF([.AA74]=&quot;(&quot;;1;IF([.AA74]=&quot;[&quot;;2;IF([.AA74]=&quot;{&quot;;3;IF([.AA74]=&quot;&lt;&quot;;4;0))));&quot;&quot;)">
            <text:p/>
          </table:table-cell>
          <table:table-cell table:formula="of:=IF([.AB74]&lt;&gt;&quot;&quot;;IF([.AB74]=&quot;(&quot;;1;IF([.AB74]=&quot;[&quot;;2;IF([.AB74]=&quot;{&quot;;3;IF([.AB74]=&quot;&lt;&quot;;4;0))));&quot;&quot;)">
            <text:p/>
          </table:table-cell>
          <table:table-cell table:number-columns-repeated="2"/>
          <table:table-cell table:formula="of:=[.AD74]">
            <text:p/>
          </table:table-cell>
          <table:table-cell table:formula="of:=IF([.AE74]&lt;&gt;&quot;&quot;;[.AE74]+[.AU74]*5;[.AU74])">
            <text:p/>
          </table:table-cell>
          <table:table-cell table:formula="of:=IF([.AF74]&lt;&gt;&quot;&quot;;[.AF74]+[.AV74]*5;[.AV74])">
            <text:p/>
          </table:table-cell>
          <table:table-cell table:formula="of:=IF([.AG74]&lt;&gt;&quot;&quot;;[.AG74]+[.AW74]*5;[.AW74])">
            <text:p/>
          </table:table-cell>
          <table:table-cell table:formula="of:=IF([.AH74]&lt;&gt;&quot;&quot;;[.AH74]+[.AX74]*5;[.AX74])">
            <text:p/>
          </table:table-cell>
          <table:table-cell table:formula="of:=IF([.AI74]&lt;&gt;&quot;&quot;;[.AI74]+[.AY74]*5;[.AY74])">
            <text:p/>
          </table:table-cell>
          <table:table-cell table:formula="of:=IF([.AJ74]&lt;&gt;&quot;&quot;;[.AJ74]+[.AZ74]*5;[.AZ74])">
            <text:p/>
          </table:table-cell>
          <table:table-cell table:formula="of:=IF([.AK74]&lt;&gt;&quot;&quot;;[.AK74]+[.BA74]*5;[.BA74])">
            <text:p/>
          </table:table-cell>
          <table:table-cell table:formula="of:=IF([.AL74]&lt;&gt;&quot;&quot;;[.AL74]+[.BB74]*5;[.BB74])">
            <text:p/>
          </table:table-cell>
          <table:table-cell table:formula="of:=IF([.AM74]&lt;&gt;&quot;&quot;;[.AM74]+[.BC74]*5;[.BC74])">
            <text:p/>
          </table:table-cell>
          <table:table-cell table:formula="of:=IF([.AN74]&lt;&gt;&quot;&quot;;[.AN74]+[.BD74]*5;[.BD74])">
            <text:p/>
          </table:table-cell>
          <table:table-cell table:formula="of:=IF([.AO74]&lt;&gt;&quot;&quot;;[.AO74]+[.BE74]*5;[.BE74])">
            <text:p/>
          </table:table-cell>
          <table:table-cell table:formula="of:=IF([.AP74]&lt;&gt;&quot;&quot;;[.AP74]+[.BF74]*5;[.BF74])">
            <text:p/>
          </table:table-cell>
          <table:table-cell table:formula="of:=IF([.AQ74]&lt;&gt;&quot;&quot;;[.AQ74]+[.BG74]*5;[.BG74])">
            <text:p/>
          </table:table-cell>
          <table:table-cell table:formula="of:=IF([.AR74]&lt;&gt;&quot;&quot;;[.AR74]+[.BH74]*5;[.BH74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([&lt;&lt;([(&lt;[&lt;&lt;([[]{}]&lt;(){}&gt;)([()[]][{}{}])&gt;([([]&lt;&gt;)&lt;(){}&gt;]([[][]]{[]&lt;&gt;}))&gt;{{[{[]&lt;&gt;}[{}[]]]{([]</text:p>
          </table:table-cell>
          <table:table-cell table:formula="of:=ORG.LIBREOFFICE.REGEX(ORG.LIBREOFFICE.REGEX(ORG.LIBREOFFICE.REGEX(ORG.LIBREOFFICE.REGEX([.A75];&quot;[(][)]&quot;;&quot;&quot;;&quot;g&quot;);&quot;\[\]&quot;;&quot;&quot;;&quot;g&quot;);&quot;\{\}&quot;;&quot;&quot;;&quot;g&quot;);&quot;&lt;&gt;&quot;;&quot;&quot;;&quot;g&quot;)" office:value-type="string" office:string-value="[([&lt;&lt;([(&lt;[&lt;&lt;([])([][])&gt;([()]([]{}))&gt;{{[{}[]]{(" calcext:value-type="string">
            <text:p>[([&lt;&lt;([(&lt;[&lt;&lt;([])([][])&gt;([()]([]{}))&gt;{{[{}[]]{(</text:p>
          </table:table-cell>
          <table:table-cell table:formula="of:=ORG.LIBREOFFICE.REGEX(ORG.LIBREOFFICE.REGEX(ORG.LIBREOFFICE.REGEX(ORG.LIBREOFFICE.REGEX([.B75];&quot;[(][)]&quot;;&quot;&quot;;&quot;g&quot;);&quot;\[\]&quot;;&quot;&quot;;&quot;g&quot;);&quot;\{\}&quot;;&quot;&quot;;&quot;g&quot;);&quot;&lt;&gt;&quot;;&quot;&quot;;&quot;g&quot;)" office:value-type="string" office:string-value="[([&lt;&lt;([(&lt;[&lt;&lt;()()&gt;(())&gt;{{[]{(" calcext:value-type="string">
            <text:p>[([&lt;&lt;([(&lt;[&lt;&lt;()()&gt;(())&gt;{{[]{(</text:p>
          </table:table-cell>
          <table:table-cell table:formula="of:=ORG.LIBREOFFICE.REGEX(ORG.LIBREOFFICE.REGEX(ORG.LIBREOFFICE.REGEX(ORG.LIBREOFFICE.REGEX([.C75];&quot;[(][)]&quot;;&quot;&quot;;&quot;g&quot;);&quot;\[\]&quot;;&quot;&quot;;&quot;g&quot;);&quot;\{\}&quot;;&quot;&quot;;&quot;g&quot;);&quot;&lt;&gt;&quot;;&quot;&quot;;&quot;g&quot;)" office:value-type="string" office:string-value="[([&lt;&lt;([(&lt;[&lt;()&gt;{{{(" calcext:value-type="string">
            <text:p>[([&lt;&lt;([(&lt;[&lt;()&gt;{{{(</text:p>
          </table:table-cell>
          <table:table-cell table:formula="of:=ORG.LIBREOFFICE.REGEX(ORG.LIBREOFFICE.REGEX(ORG.LIBREOFFICE.REGEX(ORG.LIBREOFFICE.REGEX([.D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ORG.LIBREOFFICE.REGEX(ORG.LIBREOFFICE.REGEX(ORG.LIBREOFFICE.REGEX(ORG.LIBREOFFICE.REGEX([.E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ORG.LIBREOFFICE.REGEX(ORG.LIBREOFFICE.REGEX(ORG.LIBREOFFICE.REGEX(ORG.LIBREOFFICE.REGEX([.F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ORG.LIBREOFFICE.REGEX(ORG.LIBREOFFICE.REGEX(ORG.LIBREOFFICE.REGEX(ORG.LIBREOFFICE.REGEX([.G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ORG.LIBREOFFICE.REGEX(ORG.LIBREOFFICE.REGEX(ORG.LIBREOFFICE.REGEX(ORG.LIBREOFFICE.REGEX([.H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ORG.LIBREOFFICE.REGEX(ORG.LIBREOFFICE.REGEX(ORG.LIBREOFFICE.REGEX(ORG.LIBREOFFICE.REGEX([.I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ORG.LIBREOFFICE.REGEX(ORG.LIBREOFFICE.REGEX(ORG.LIBREOFFICE.REGEX(ORG.LIBREOFFICE.REGEX([.J75];&quot;[(][)]&quot;;&quot;&quot;;&quot;g&quot;);&quot;\[\]&quot;;&quot;&quot;;&quot;g&quot;);&quot;\{\}&quot;;&quot;&quot;;&quot;g&quot;);&quot;&lt;&gt;&quot;;&quot;&quot;;&quot;g&quot;)" office:value-type="string" office:string-value="[([&lt;&lt;([(&lt;[{{{(" calcext:value-type="string">
            <text:p>[([&lt;&lt;([(&lt;[{{{(</text:p>
          </table:table-cell>
          <table:table-cell table:formula="of:=IF(ORG.LIBREOFFICE.REGEX(ORG.LIBREOFFICE.REGEX(ORG.LIBREOFFICE.REGEX(ORG.LIBREOFFICE.REGEX(ORG.LIBREOFFICE.REGEX([.K7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5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75]=&quot;&quot;;[.K75];&quot;&quot;)" office:value-type="string" office:string-value="[([&lt;&lt;([(&lt;[{{{(" calcext:value-type="string">
            <text:p>[([&lt;&lt;([(&lt;[{{{(</text:p>
          </table:table-cell>
          <table:table-cell table:formula="of:=IF(AND([.$M75]&lt;&gt;&quot;&quot;;LEN([.$M75])&gt;=[.N$2]);LEFT(RIGHT([.$M75];[.N$2]);1);&quot;&quot;)" office:value-type="string" office:string-value="(" calcext:value-type="string">
            <text:p>(</text:p>
          </table:table-cell>
          <table:table-cell table:formula="of:=IF(AND([.$M75]&lt;&gt;&quot;&quot;;LEN([.$M75])&gt;=[.O$2]);LEFT(RIGHT([.$M75];[.O$2]);1);&quot;&quot;)" office:value-type="string" office:string-value="{" calcext:value-type="string">
            <text:p>{</text:p>
          </table:table-cell>
          <table:table-cell table:formula="of:=IF(AND([.$M75]&lt;&gt;&quot;&quot;;LEN([.$M75])&gt;=[.P$2]);LEFT(RIGHT([.$M75];[.P$2]);1);&quot;&quot;)" office:value-type="string" office:string-value="{" calcext:value-type="string">
            <text:p>{</text:p>
          </table:table-cell>
          <table:table-cell table:formula="of:=IF(AND([.$M75]&lt;&gt;&quot;&quot;;LEN([.$M75])&gt;=[.Q$2]);LEFT(RIGHT([.$M75];[.Q$2]);1);&quot;&quot;)" office:value-type="string" office:string-value="{" calcext:value-type="string">
            <text:p>{</text:p>
          </table:table-cell>
          <table:table-cell table:formula="of:=IF(AND([.$M75]&lt;&gt;&quot;&quot;;LEN([.$M75])&gt;=[.R$2]);LEFT(RIGHT([.$M75];[.R$2]);1);&quot;&quot;)" office:value-type="string" office:string-value="[" calcext:value-type="string">
            <text:p>[</text:p>
          </table:table-cell>
          <table:table-cell table:formula="of:=IF(AND([.$M75]&lt;&gt;&quot;&quot;;LEN([.$M75])&gt;=[.S$2]);LEFT(RIGHT([.$M75];[.S$2]);1);&quot;&quot;)" office:value-type="string" office:string-value="&lt;" calcext:value-type="string">
            <text:p>&lt;</text:p>
          </table:table-cell>
          <table:table-cell table:formula="of:=IF(AND([.$M75]&lt;&gt;&quot;&quot;;LEN([.$M75])&gt;=[.T$2]);LEFT(RIGHT([.$M75];[.T$2]);1);&quot;&quot;)" office:value-type="string" office:string-value="(" calcext:value-type="string">
            <text:p>(</text:p>
          </table:table-cell>
          <table:table-cell table:formula="of:=IF(AND([.$M75]&lt;&gt;&quot;&quot;;LEN([.$M75])&gt;=[.U$2]);LEFT(RIGHT([.$M75];[.U$2]);1);&quot;&quot;)" office:value-type="string" office:string-value="[" calcext:value-type="string">
            <text:p>[</text:p>
          </table:table-cell>
          <table:table-cell table:formula="of:=IF(AND([.$M75]&lt;&gt;&quot;&quot;;LEN([.$M75])&gt;=[.V$2]);LEFT(RIGHT([.$M75];[.V$2]);1);&quot;&quot;)" office:value-type="string" office:string-value="(" calcext:value-type="string">
            <text:p>(</text:p>
          </table:table-cell>
          <table:table-cell table:formula="of:=IF(AND([.$M75]&lt;&gt;&quot;&quot;;LEN([.$M75])&gt;=[.W$2]);LEFT(RIGHT([.$M75];[.W$2]);1);&quot;&quot;)" office:value-type="string" office:string-value="&lt;" calcext:value-type="string">
            <text:p>&lt;</text:p>
          </table:table-cell>
          <table:table-cell table:formula="of:=IF(AND([.$M75]&lt;&gt;&quot;&quot;;LEN([.$M75])&gt;=[.X$2]);LEFT(RIGHT([.$M75];[.X$2]);1);&quot;&quot;)" office:value-type="string" office:string-value="&lt;" calcext:value-type="string">
            <text:p>&lt;</text:p>
          </table:table-cell>
          <table:table-cell table:formula="of:=IF(AND([.$M75]&lt;&gt;&quot;&quot;;LEN([.$M75])&gt;=[.Y$2]);LEFT(RIGHT([.$M75];[.Y$2]);1);&quot;&quot;)" office:value-type="string" office:string-value="[" calcext:value-type="string">
            <text:p>[</text:p>
          </table:table-cell>
          <table:table-cell table:formula="of:=IF(AND([.$M75]&lt;&gt;&quot;&quot;;LEN([.$M75])&gt;=[.Z$2]);LEFT(RIGHT([.$M75];[.Z$2]);1);&quot;&quot;)" office:value-type="string" office:string-value="(" calcext:value-type="string">
            <text:p>(</text:p>
          </table:table-cell>
          <table:table-cell table:formula="of:=IF(AND([.$M75]&lt;&gt;&quot;&quot;;LEN([.$M75])&gt;=[.AA$2]);LEFT(RIGHT([.$M75];[.AA$2]);1);&quot;&quot;)" office:value-type="string" office:string-value="[" calcext:value-type="string">
            <text:p>[</text:p>
          </table:table-cell>
          <table:table-cell table:formula="of:=IF(AND([.$M75]&lt;&gt;&quot;&quot;;LEN([.$M75])&gt;=[.AB$2]);LEFT(RIGHT([.$M75];[.AB$2]);1);&quot;&quot;)">
            <text:p/>
          </table:table-cell>
          <table:table-cell table:formula="of:=IF([.M75]=&quot;&quot;;&quot;&quot;;0)" office:value-type="float" office:value="0" calcext:value-type="float">
            <text:p>0</text:p>
          </table:table-cell>
          <table:table-cell table:formula="of:=IF([.N75]&lt;&gt;&quot;&quot;;IF([.N75]=&quot;(&quot;;1;IF([.N75]=&quot;[&quot;;2;IF([.N75]=&quot;{&quot;;3;IF([.N75]=&quot;&lt;&quot;;4;0))));&quot;&quot;)" office:value-type="float" office:value="1" calcext:value-type="float">
            <text:p>1</text:p>
          </table:table-cell>
          <table:table-cell table:formula="of:=IF([.O75]&lt;&gt;&quot;&quot;;IF([.O75]=&quot;(&quot;;1;IF([.O75]=&quot;[&quot;;2;IF([.O75]=&quot;{&quot;;3;IF([.O75]=&quot;&lt;&quot;;4;0))));&quot;&quot;)" office:value-type="float" office:value="3" calcext:value-type="float">
            <text:p>3</text:p>
          </table:table-cell>
          <table:table-cell table:formula="of:=IF([.P75]&lt;&gt;&quot;&quot;;IF([.P75]=&quot;(&quot;;1;IF([.P75]=&quot;[&quot;;2;IF([.P75]=&quot;{&quot;;3;IF([.P75]=&quot;&lt;&quot;;4;0))));&quot;&quot;)" office:value-type="float" office:value="3" calcext:value-type="float">
            <text:p>3</text:p>
          </table:table-cell>
          <table:table-cell table:formula="of:=IF([.Q75]&lt;&gt;&quot;&quot;;IF([.Q75]=&quot;(&quot;;1;IF([.Q75]=&quot;[&quot;;2;IF([.Q75]=&quot;{&quot;;3;IF([.Q75]=&quot;&lt;&quot;;4;0))));&quot;&quot;)" office:value-type="float" office:value="3" calcext:value-type="float">
            <text:p>3</text:p>
          </table:table-cell>
          <table:table-cell table:formula="of:=IF([.R75]&lt;&gt;&quot;&quot;;IF([.R75]=&quot;(&quot;;1;IF([.R75]=&quot;[&quot;;2;IF([.R75]=&quot;{&quot;;3;IF([.R75]=&quot;&lt;&quot;;4;0))));&quot;&quot;)" office:value-type="float" office:value="2" calcext:value-type="float">
            <text:p>2</text:p>
          </table:table-cell>
          <table:table-cell table:formula="of:=IF([.S75]&lt;&gt;&quot;&quot;;IF([.S75]=&quot;(&quot;;1;IF([.S75]=&quot;[&quot;;2;IF([.S75]=&quot;{&quot;;3;IF([.S75]=&quot;&lt;&quot;;4;0))));&quot;&quot;)" office:value-type="float" office:value="4" calcext:value-type="float">
            <text:p>4</text:p>
          </table:table-cell>
          <table:table-cell table:formula="of:=IF([.T75]&lt;&gt;&quot;&quot;;IF([.T75]=&quot;(&quot;;1;IF([.T75]=&quot;[&quot;;2;IF([.T75]=&quot;{&quot;;3;IF([.T75]=&quot;&lt;&quot;;4;0))));&quot;&quot;)" office:value-type="float" office:value="1" calcext:value-type="float">
            <text:p>1</text:p>
          </table:table-cell>
          <table:table-cell table:formula="of:=IF([.U75]&lt;&gt;&quot;&quot;;IF([.U75]=&quot;(&quot;;1;IF([.U75]=&quot;[&quot;;2;IF([.U75]=&quot;{&quot;;3;IF([.U75]=&quot;&lt;&quot;;4;0))));&quot;&quot;)" office:value-type="float" office:value="2" calcext:value-type="float">
            <text:p>2</text:p>
          </table:table-cell>
          <table:table-cell table:formula="of:=IF([.V75]&lt;&gt;&quot;&quot;;IF([.V75]=&quot;(&quot;;1;IF([.V75]=&quot;[&quot;;2;IF([.V75]=&quot;{&quot;;3;IF([.V75]=&quot;&lt;&quot;;4;0))));&quot;&quot;)" office:value-type="float" office:value="1" calcext:value-type="float">
            <text:p>1</text:p>
          </table:table-cell>
          <table:table-cell table:formula="of:=IF([.W75]&lt;&gt;&quot;&quot;;IF([.W75]=&quot;(&quot;;1;IF([.W75]=&quot;[&quot;;2;IF([.W75]=&quot;{&quot;;3;IF([.W75]=&quot;&lt;&quot;;4;0))));&quot;&quot;)" office:value-type="float" office:value="4" calcext:value-type="float">
            <text:p>4</text:p>
          </table:table-cell>
          <table:table-cell table:formula="of:=IF([.X75]&lt;&gt;&quot;&quot;;IF([.X75]=&quot;(&quot;;1;IF([.X75]=&quot;[&quot;;2;IF([.X75]=&quot;{&quot;;3;IF([.X75]=&quot;&lt;&quot;;4;0))));&quot;&quot;)" office:value-type="float" office:value="4" calcext:value-type="float">
            <text:p>4</text:p>
          </table:table-cell>
          <table:table-cell table:formula="of:=IF([.Y75]&lt;&gt;&quot;&quot;;IF([.Y75]=&quot;(&quot;;1;IF([.Y75]=&quot;[&quot;;2;IF([.Y75]=&quot;{&quot;;3;IF([.Y75]=&quot;&lt;&quot;;4;0))));&quot;&quot;)" office:value-type="float" office:value="2" calcext:value-type="float">
            <text:p>2</text:p>
          </table:table-cell>
          <table:table-cell table:formula="of:=IF([.Z75]&lt;&gt;&quot;&quot;;IF([.Z75]=&quot;(&quot;;1;IF([.Z75]=&quot;[&quot;;2;IF([.Z75]=&quot;{&quot;;3;IF([.Z75]=&quot;&lt;&quot;;4;0))));&quot;&quot;)" office:value-type="float" office:value="1" calcext:value-type="float">
            <text:p>1</text:p>
          </table:table-cell>
          <table:table-cell table:formula="of:=IF([.AA75]&lt;&gt;&quot;&quot;;IF([.AA75]=&quot;(&quot;;1;IF([.AA75]=&quot;[&quot;;2;IF([.AA75]=&quot;{&quot;;3;IF([.AA75]=&quot;&lt;&quot;;4;0))));&quot;&quot;)" office:value-type="float" office:value="2" calcext:value-type="float">
            <text:p>2</text:p>
          </table:table-cell>
          <table:table-cell table:formula="of:=IF([.AB75]&lt;&gt;&quot;&quot;;IF([.AB75]=&quot;(&quot;;1;IF([.AB75]=&quot;[&quot;;2;IF([.AB75]=&quot;{&quot;;3;IF([.AB75]=&quot;&lt;&quot;;4;0))));&quot;&quot;)">
            <text:p/>
          </table:table-cell>
          <table:table-cell table:number-columns-repeated="2"/>
          <table:table-cell table:formula="of:=[.AD75]" office:value-type="float" office:value="1" calcext:value-type="float">
            <text:p>1</text:p>
          </table:table-cell>
          <table:table-cell table:formula="of:=IF([.AE75]&lt;&gt;&quot;&quot;;[.AE75]+[.AU75]*5;[.AU75])" office:value-type="float" office:value="8" calcext:value-type="float">
            <text:p>8</text:p>
          </table:table-cell>
          <table:table-cell table:formula="of:=IF([.AF75]&lt;&gt;&quot;&quot;;[.AF75]+[.AV75]*5;[.AV75])" office:value-type="float" office:value="43" calcext:value-type="float">
            <text:p>43</text:p>
          </table:table-cell>
          <table:table-cell table:formula="of:=IF([.AG75]&lt;&gt;&quot;&quot;;[.AG75]+[.AW75]*5;[.AW75])" office:value-type="float" office:value="218" calcext:value-type="float">
            <text:p>218</text:p>
          </table:table-cell>
          <table:table-cell table:formula="of:=IF([.AH75]&lt;&gt;&quot;&quot;;[.AH75]+[.AX75]*5;[.AX75])" office:value-type="float" office:value="1092" calcext:value-type="float">
            <text:p>1092</text:p>
          </table:table-cell>
          <table:table-cell table:formula="of:=IF([.AI75]&lt;&gt;&quot;&quot;;[.AI75]+[.AY75]*5;[.AY75])" office:value-type="float" office:value="5464" calcext:value-type="float">
            <text:p>5464</text:p>
          </table:table-cell>
          <table:table-cell table:formula="of:=IF([.AJ75]&lt;&gt;&quot;&quot;;[.AJ75]+[.AZ75]*5;[.AZ75])" office:value-type="float" office:value="27321" calcext:value-type="float">
            <text:p>27321</text:p>
          </table:table-cell>
          <table:table-cell table:formula="of:=IF([.AK75]&lt;&gt;&quot;&quot;;[.AK75]+[.BA75]*5;[.BA75])" office:value-type="float" office:value="136607" calcext:value-type="float">
            <text:p>136607</text:p>
          </table:table-cell>
          <table:table-cell table:formula="of:=IF([.AL75]&lt;&gt;&quot;&quot;;[.AL75]+[.BB75]*5;[.BB75])" office:value-type="float" office:value="683036" calcext:value-type="float">
            <text:p>683036</text:p>
          </table:table-cell>
          <table:table-cell table:formula="of:=IF([.AM75]&lt;&gt;&quot;&quot;;[.AM75]+[.BC75]*5;[.BC75])" office:value-type="float" office:value="3415184" calcext:value-type="float">
            <text:p>3415184</text:p>
          </table:table-cell>
          <table:table-cell table:formula="of:=IF([.AN75]&lt;&gt;&quot;&quot;;[.AN75]+[.BD75]*5;[.BD75])" office:value-type="float" office:value="17075924" calcext:value-type="float">
            <text:p>17075924</text:p>
          </table:table-cell>
          <table:table-cell table:formula="of:=IF([.AO75]&lt;&gt;&quot;&quot;;[.AO75]+[.BE75]*5;[.BE75])" office:value-type="float" office:value="85379622" calcext:value-type="float">
            <text:p>85379622</text:p>
          </table:table-cell>
          <table:table-cell table:formula="of:=IF([.AP75]&lt;&gt;&quot;&quot;;[.AP75]+[.BF75]*5;[.BF75])" office:value-type="float" office:value="426898111" calcext:value-type="float">
            <text:p>426898111</text:p>
          </table:table-cell>
          <table:table-cell table:formula="of:=IF([.AQ75]&lt;&gt;&quot;&quot;;[.AQ75]+[.BG75]*5;[.BG75])" office:value-type="float" office:value="2134490557" calcext:value-type="float">
            <text:p>2134490557</text:p>
          </table:table-cell>
          <table:table-cell table:formula="of:=IF([.AR75]&lt;&gt;&quot;&quot;;[.AR75]+[.BH75]*5;[.BH75])" office:value-type="float" office:value="2134490557" calcext:value-type="float">
            <text:p>213449055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&lt;{&lt;[[&lt;{&lt;({&lt;[&lt;()&lt;&gt;&gt;&lt;[]&lt;&gt;&gt;][&lt;{}&lt;&gt;&gt;&lt;&lt;&gt;()&gt;]&gt;&lt;{((){})(()())}&gt;}{[([{}&lt;&gt;]({}{})){(&lt;&gt;{})}]([[&lt;&gt;&lt;&gt;](&lt;&gt;)])})&gt;&lt;{&lt;{</text:p>
          </table:table-cell>
          <table:table-cell table:formula="of:=ORG.LIBREOFFICE.REGEX(ORG.LIBREOFFICE.REGEX(ORG.LIBREOFFICE.REGEX(ORG.LIBREOFFICE.REGEX([.A76];&quot;[(][)]&quot;;&quot;&quot;;&quot;g&quot;);&quot;\[\]&quot;;&quot;&quot;;&quot;g&quot;);&quot;\{\}&quot;;&quot;&quot;;&quot;g&quot;);&quot;&lt;&gt;&quot;;&quot;&quot;;&quot;g&quot;)" office:value-type="string" office:string-value="[&lt;{&lt;[[&lt;{&lt;({&lt;[&lt;&gt;&lt;&gt;][&lt;&gt;&lt;&gt;]&gt;&lt;{()()}&gt;}{[([]()){()}]([[]()])})&gt;&lt;{&lt;{" calcext:value-type="string">
            <text:p>[&lt;{&lt;[[&lt;{&lt;({&lt;[&lt;&gt;&lt;&gt;][&lt;&gt;&lt;&gt;]&gt;&lt;{()()}&gt;}{[([]()){()}]([[]()])})&gt;&lt;{&lt;{</text:p>
          </table:table-cell>
          <table:table-cell table:formula="of:=ORG.LIBREOFFICE.REGEX(ORG.LIBREOFFICE.REGEX(ORG.LIBREOFFICE.REGEX(ORG.LIBREOFFICE.REGEX([.B76];&quot;[(][)]&quot;;&quot;&quot;;&quot;g&quot;);&quot;\[\]&quot;;&quot;&quot;;&quot;g&quot;);&quot;\{\}&quot;;&quot;&quot;;&quot;g&quot;);&quot;&lt;&gt;&quot;;&quot;&quot;;&quot;g&quot;)" office:value-type="string" office:string-value="[&lt;{&lt;[[&lt;{&lt;({&lt;[][]&gt;}{[()]([])})&gt;&lt;{&lt;{" calcext:value-type="string">
            <text:p>[&lt;{&lt;[[&lt;{&lt;({&lt;[][]&gt;}{[()]([])})&gt;&lt;{&lt;{</text:p>
          </table:table-cell>
          <table:table-cell table:formula="of:=ORG.LIBREOFFICE.REGEX(ORG.LIBREOFFICE.REGEX(ORG.LIBREOFFICE.REGEX(ORG.LIBREOFFICE.REGEX([.C76];&quot;[(][)]&quot;;&quot;&quot;;&quot;g&quot;);&quot;\[\]&quot;;&quot;&quot;;&quot;g&quot;);&quot;\{\}&quot;;&quot;&quot;;&quot;g&quot;);&quot;&lt;&gt;&quot;;&quot;&quot;;&quot;g&quot;)" office:value-type="string" office:string-value="[&lt;{&lt;[[&lt;{&lt;({}{()})&gt;&lt;{&lt;{" calcext:value-type="string">
            <text:p>[&lt;{&lt;[[&lt;{&lt;({}{()})&gt;&lt;{&lt;{</text:p>
          </table:table-cell>
          <table:table-cell table:formula="of:=ORG.LIBREOFFICE.REGEX(ORG.LIBREOFFICE.REGEX(ORG.LIBREOFFICE.REGEX(ORG.LIBREOFFICE.REGEX([.D76];&quot;[(][)]&quot;;&quot;&quot;;&quot;g&quot;);&quot;\[\]&quot;;&quot;&quot;;&quot;g&quot;);&quot;\{\}&quot;;&quot;&quot;;&quot;g&quot;);&quot;&lt;&gt;&quot;;&quot;&quot;;&quot;g&quot;)" office:value-type="string" office:string-value="[&lt;{&lt;[[&lt;{&lt;()&gt;&lt;{&lt;{" calcext:value-type="string">
            <text:p>[&lt;{&lt;[[&lt;{&lt;()&gt;&lt;{&lt;{</text:p>
          </table:table-cell>
          <table:table-cell table:formula="of:=ORG.LIBREOFFICE.REGEX(ORG.LIBREOFFICE.REGEX(ORG.LIBREOFFICE.REGEX(ORG.LIBREOFFICE.REGEX([.E76];&quot;[(][)]&quot;;&quot;&quot;;&quot;g&quot;);&quot;\[\]&quot;;&quot;&quot;;&quot;g&quot;);&quot;\{\}&quot;;&quot;&quot;;&quot;g&quot;);&quot;&lt;&gt;&quot;;&quot;&quot;;&quot;g&quot;)" office:value-type="string" office:string-value="[&lt;{&lt;[[&lt;{&lt;{&lt;{" calcext:value-type="string">
            <text:p>[&lt;{&lt;[[&lt;{&lt;{&lt;{</text:p>
          </table:table-cell>
          <table:table-cell table:formula="of:=ORG.LIBREOFFICE.REGEX(ORG.LIBREOFFICE.REGEX(ORG.LIBREOFFICE.REGEX(ORG.LIBREOFFICE.REGEX([.F76];&quot;[(][)]&quot;;&quot;&quot;;&quot;g&quot;);&quot;\[\]&quot;;&quot;&quot;;&quot;g&quot;);&quot;\{\}&quot;;&quot;&quot;;&quot;g&quot;);&quot;&lt;&gt;&quot;;&quot;&quot;;&quot;g&quot;)" office:value-type="string" office:string-value="[&lt;{&lt;[[&lt;{&lt;{&lt;{" calcext:value-type="string">
            <text:p>[&lt;{&lt;[[&lt;{&lt;{&lt;{</text:p>
          </table:table-cell>
          <table:table-cell table:formula="of:=ORG.LIBREOFFICE.REGEX(ORG.LIBREOFFICE.REGEX(ORG.LIBREOFFICE.REGEX(ORG.LIBREOFFICE.REGEX([.G76];&quot;[(][)]&quot;;&quot;&quot;;&quot;g&quot;);&quot;\[\]&quot;;&quot;&quot;;&quot;g&quot;);&quot;\{\}&quot;;&quot;&quot;;&quot;g&quot;);&quot;&lt;&gt;&quot;;&quot;&quot;;&quot;g&quot;)" office:value-type="string" office:string-value="[&lt;{&lt;[[&lt;{&lt;{&lt;{" calcext:value-type="string">
            <text:p>[&lt;{&lt;[[&lt;{&lt;{&lt;{</text:p>
          </table:table-cell>
          <table:table-cell table:formula="of:=ORG.LIBREOFFICE.REGEX(ORG.LIBREOFFICE.REGEX(ORG.LIBREOFFICE.REGEX(ORG.LIBREOFFICE.REGEX([.H76];&quot;[(][)]&quot;;&quot;&quot;;&quot;g&quot;);&quot;\[\]&quot;;&quot;&quot;;&quot;g&quot;);&quot;\{\}&quot;;&quot;&quot;;&quot;g&quot;);&quot;&lt;&gt;&quot;;&quot;&quot;;&quot;g&quot;)" office:value-type="string" office:string-value="[&lt;{&lt;[[&lt;{&lt;{&lt;{" calcext:value-type="string">
            <text:p>[&lt;{&lt;[[&lt;{&lt;{&lt;{</text:p>
          </table:table-cell>
          <table:table-cell table:formula="of:=ORG.LIBREOFFICE.REGEX(ORG.LIBREOFFICE.REGEX(ORG.LIBREOFFICE.REGEX(ORG.LIBREOFFICE.REGEX([.I76];&quot;[(][)]&quot;;&quot;&quot;;&quot;g&quot;);&quot;\[\]&quot;;&quot;&quot;;&quot;g&quot;);&quot;\{\}&quot;;&quot;&quot;;&quot;g&quot;);&quot;&lt;&gt;&quot;;&quot;&quot;;&quot;g&quot;)" office:value-type="string" office:string-value="[&lt;{&lt;[[&lt;{&lt;{&lt;{" calcext:value-type="string">
            <text:p>[&lt;{&lt;[[&lt;{&lt;{&lt;{</text:p>
          </table:table-cell>
          <table:table-cell table:formula="of:=ORG.LIBREOFFICE.REGEX(ORG.LIBREOFFICE.REGEX(ORG.LIBREOFFICE.REGEX(ORG.LIBREOFFICE.REGEX([.J76];&quot;[(][)]&quot;;&quot;&quot;;&quot;g&quot;);&quot;\[\]&quot;;&quot;&quot;;&quot;g&quot;);&quot;\{\}&quot;;&quot;&quot;;&quot;g&quot;);&quot;&lt;&gt;&quot;;&quot;&quot;;&quot;g&quot;)" office:value-type="string" office:string-value="[&lt;{&lt;[[&lt;{&lt;{&lt;{" calcext:value-type="string">
            <text:p>[&lt;{&lt;[[&lt;{&lt;{&lt;{</text:p>
          </table:table-cell>
          <table:table-cell table:formula="of:=IF(ORG.LIBREOFFICE.REGEX(ORG.LIBREOFFICE.REGEX(ORG.LIBREOFFICE.REGEX(ORG.LIBREOFFICE.REGEX(ORG.LIBREOFFICE.REGEX([.K7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6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76]=&quot;&quot;;[.K76];&quot;&quot;)" office:value-type="string" office:string-value="[&lt;{&lt;[[&lt;{&lt;{&lt;{" calcext:value-type="string">
            <text:p>[&lt;{&lt;[[&lt;{&lt;{&lt;{</text:p>
          </table:table-cell>
          <table:table-cell table:formula="of:=IF(AND([.$M76]&lt;&gt;&quot;&quot;;LEN([.$M76])&gt;=[.N$2]);LEFT(RIGHT([.$M76];[.N$2]);1);&quot;&quot;)" office:value-type="string" office:string-value="{" calcext:value-type="string">
            <text:p>{</text:p>
          </table:table-cell>
          <table:table-cell table:formula="of:=IF(AND([.$M76]&lt;&gt;&quot;&quot;;LEN([.$M76])&gt;=[.O$2]);LEFT(RIGHT([.$M76];[.O$2]);1);&quot;&quot;)" office:value-type="string" office:string-value="&lt;" calcext:value-type="string">
            <text:p>&lt;</text:p>
          </table:table-cell>
          <table:table-cell table:formula="of:=IF(AND([.$M76]&lt;&gt;&quot;&quot;;LEN([.$M76])&gt;=[.P$2]);LEFT(RIGHT([.$M76];[.P$2]);1);&quot;&quot;)" office:value-type="string" office:string-value="{" calcext:value-type="string">
            <text:p>{</text:p>
          </table:table-cell>
          <table:table-cell table:formula="of:=IF(AND([.$M76]&lt;&gt;&quot;&quot;;LEN([.$M76])&gt;=[.Q$2]);LEFT(RIGHT([.$M76];[.Q$2]);1);&quot;&quot;)" office:value-type="string" office:string-value="&lt;" calcext:value-type="string">
            <text:p>&lt;</text:p>
          </table:table-cell>
          <table:table-cell table:formula="of:=IF(AND([.$M76]&lt;&gt;&quot;&quot;;LEN([.$M76])&gt;=[.R$2]);LEFT(RIGHT([.$M76];[.R$2]);1);&quot;&quot;)" office:value-type="string" office:string-value="{" calcext:value-type="string">
            <text:p>{</text:p>
          </table:table-cell>
          <table:table-cell table:formula="of:=IF(AND([.$M76]&lt;&gt;&quot;&quot;;LEN([.$M76])&gt;=[.S$2]);LEFT(RIGHT([.$M76];[.S$2]);1);&quot;&quot;)" office:value-type="string" office:string-value="&lt;" calcext:value-type="string">
            <text:p>&lt;</text:p>
          </table:table-cell>
          <table:table-cell table:formula="of:=IF(AND([.$M76]&lt;&gt;&quot;&quot;;LEN([.$M76])&gt;=[.T$2]);LEFT(RIGHT([.$M76];[.T$2]);1);&quot;&quot;)" office:value-type="string" office:string-value="[" calcext:value-type="string">
            <text:p>[</text:p>
          </table:table-cell>
          <table:table-cell table:formula="of:=IF(AND([.$M76]&lt;&gt;&quot;&quot;;LEN([.$M76])&gt;=[.U$2]);LEFT(RIGHT([.$M76];[.U$2]);1);&quot;&quot;)" office:value-type="string" office:string-value="[" calcext:value-type="string">
            <text:p>[</text:p>
          </table:table-cell>
          <table:table-cell table:formula="of:=IF(AND([.$M76]&lt;&gt;&quot;&quot;;LEN([.$M76])&gt;=[.V$2]);LEFT(RIGHT([.$M76];[.V$2]);1);&quot;&quot;)" office:value-type="string" office:string-value="&lt;" calcext:value-type="string">
            <text:p>&lt;</text:p>
          </table:table-cell>
          <table:table-cell table:formula="of:=IF(AND([.$M76]&lt;&gt;&quot;&quot;;LEN([.$M76])&gt;=[.W$2]);LEFT(RIGHT([.$M76];[.W$2]);1);&quot;&quot;)" office:value-type="string" office:string-value="{" calcext:value-type="string">
            <text:p>{</text:p>
          </table:table-cell>
          <table:table-cell table:formula="of:=IF(AND([.$M76]&lt;&gt;&quot;&quot;;LEN([.$M76])&gt;=[.X$2]);LEFT(RIGHT([.$M76];[.X$2]);1);&quot;&quot;)" office:value-type="string" office:string-value="&lt;" calcext:value-type="string">
            <text:p>&lt;</text:p>
          </table:table-cell>
          <table:table-cell table:formula="of:=IF(AND([.$M76]&lt;&gt;&quot;&quot;;LEN([.$M76])&gt;=[.Y$2]);LEFT(RIGHT([.$M76];[.Y$2]);1);&quot;&quot;)" office:value-type="string" office:string-value="[" calcext:value-type="string">
            <text:p>[</text:p>
          </table:table-cell>
          <table:table-cell table:formula="of:=IF(AND([.$M76]&lt;&gt;&quot;&quot;;LEN([.$M76])&gt;=[.Z$2]);LEFT(RIGHT([.$M76];[.Z$2]);1);&quot;&quot;)">
            <text:p/>
          </table:table-cell>
          <table:table-cell table:formula="of:=IF(AND([.$M76]&lt;&gt;&quot;&quot;;LEN([.$M76])&gt;=[.AA$2]);LEFT(RIGHT([.$M76];[.AA$2]);1);&quot;&quot;)">
            <text:p/>
          </table:table-cell>
          <table:table-cell table:formula="of:=IF(AND([.$M76]&lt;&gt;&quot;&quot;;LEN([.$M76])&gt;=[.AB$2]);LEFT(RIGHT([.$M76];[.AB$2]);1);&quot;&quot;)">
            <text:p/>
          </table:table-cell>
          <table:table-cell table:formula="of:=IF([.M76]=&quot;&quot;;&quot;&quot;;0)" office:value-type="float" office:value="0" calcext:value-type="float">
            <text:p>0</text:p>
          </table:table-cell>
          <table:table-cell table:formula="of:=IF([.N76]&lt;&gt;&quot;&quot;;IF([.N76]=&quot;(&quot;;1;IF([.N76]=&quot;[&quot;;2;IF([.N76]=&quot;{&quot;;3;IF([.N76]=&quot;&lt;&quot;;4;0))));&quot;&quot;)" office:value-type="float" office:value="3" calcext:value-type="float">
            <text:p>3</text:p>
          </table:table-cell>
          <table:table-cell table:formula="of:=IF([.O76]&lt;&gt;&quot;&quot;;IF([.O76]=&quot;(&quot;;1;IF([.O76]=&quot;[&quot;;2;IF([.O76]=&quot;{&quot;;3;IF([.O76]=&quot;&lt;&quot;;4;0))));&quot;&quot;)" office:value-type="float" office:value="4" calcext:value-type="float">
            <text:p>4</text:p>
          </table:table-cell>
          <table:table-cell table:formula="of:=IF([.P76]&lt;&gt;&quot;&quot;;IF([.P76]=&quot;(&quot;;1;IF([.P76]=&quot;[&quot;;2;IF([.P76]=&quot;{&quot;;3;IF([.P76]=&quot;&lt;&quot;;4;0))));&quot;&quot;)" office:value-type="float" office:value="3" calcext:value-type="float">
            <text:p>3</text:p>
          </table:table-cell>
          <table:table-cell table:formula="of:=IF([.Q76]&lt;&gt;&quot;&quot;;IF([.Q76]=&quot;(&quot;;1;IF([.Q76]=&quot;[&quot;;2;IF([.Q76]=&quot;{&quot;;3;IF([.Q76]=&quot;&lt;&quot;;4;0))));&quot;&quot;)" office:value-type="float" office:value="4" calcext:value-type="float">
            <text:p>4</text:p>
          </table:table-cell>
          <table:table-cell table:formula="of:=IF([.R76]&lt;&gt;&quot;&quot;;IF([.R76]=&quot;(&quot;;1;IF([.R76]=&quot;[&quot;;2;IF([.R76]=&quot;{&quot;;3;IF([.R76]=&quot;&lt;&quot;;4;0))));&quot;&quot;)" office:value-type="float" office:value="3" calcext:value-type="float">
            <text:p>3</text:p>
          </table:table-cell>
          <table:table-cell table:formula="of:=IF([.S76]&lt;&gt;&quot;&quot;;IF([.S76]=&quot;(&quot;;1;IF([.S76]=&quot;[&quot;;2;IF([.S76]=&quot;{&quot;;3;IF([.S76]=&quot;&lt;&quot;;4;0))));&quot;&quot;)" office:value-type="float" office:value="4" calcext:value-type="float">
            <text:p>4</text:p>
          </table:table-cell>
          <table:table-cell table:formula="of:=IF([.T76]&lt;&gt;&quot;&quot;;IF([.T76]=&quot;(&quot;;1;IF([.T76]=&quot;[&quot;;2;IF([.T76]=&quot;{&quot;;3;IF([.T76]=&quot;&lt;&quot;;4;0))));&quot;&quot;)" office:value-type="float" office:value="2" calcext:value-type="float">
            <text:p>2</text:p>
          </table:table-cell>
          <table:table-cell table:formula="of:=IF([.U76]&lt;&gt;&quot;&quot;;IF([.U76]=&quot;(&quot;;1;IF([.U76]=&quot;[&quot;;2;IF([.U76]=&quot;{&quot;;3;IF([.U76]=&quot;&lt;&quot;;4;0))));&quot;&quot;)" office:value-type="float" office:value="2" calcext:value-type="float">
            <text:p>2</text:p>
          </table:table-cell>
          <table:table-cell table:formula="of:=IF([.V76]&lt;&gt;&quot;&quot;;IF([.V76]=&quot;(&quot;;1;IF([.V76]=&quot;[&quot;;2;IF([.V76]=&quot;{&quot;;3;IF([.V76]=&quot;&lt;&quot;;4;0))));&quot;&quot;)" office:value-type="float" office:value="4" calcext:value-type="float">
            <text:p>4</text:p>
          </table:table-cell>
          <table:table-cell table:formula="of:=IF([.W76]&lt;&gt;&quot;&quot;;IF([.W76]=&quot;(&quot;;1;IF([.W76]=&quot;[&quot;;2;IF([.W76]=&quot;{&quot;;3;IF([.W76]=&quot;&lt;&quot;;4;0))));&quot;&quot;)" office:value-type="float" office:value="3" calcext:value-type="float">
            <text:p>3</text:p>
          </table:table-cell>
          <table:table-cell table:formula="of:=IF([.X76]&lt;&gt;&quot;&quot;;IF([.X76]=&quot;(&quot;;1;IF([.X76]=&quot;[&quot;;2;IF([.X76]=&quot;{&quot;;3;IF([.X76]=&quot;&lt;&quot;;4;0))));&quot;&quot;)" office:value-type="float" office:value="4" calcext:value-type="float">
            <text:p>4</text:p>
          </table:table-cell>
          <table:table-cell table:formula="of:=IF([.Y76]&lt;&gt;&quot;&quot;;IF([.Y76]=&quot;(&quot;;1;IF([.Y76]=&quot;[&quot;;2;IF([.Y76]=&quot;{&quot;;3;IF([.Y76]=&quot;&lt;&quot;;4;0))));&quot;&quot;)" office:value-type="float" office:value="2" calcext:value-type="float">
            <text:p>2</text:p>
          </table:table-cell>
          <table:table-cell table:formula="of:=IF([.Z76]&lt;&gt;&quot;&quot;;IF([.Z76]=&quot;(&quot;;1;IF([.Z76]=&quot;[&quot;;2;IF([.Z76]=&quot;{&quot;;3;IF([.Z76]=&quot;&lt;&quot;;4;0))));&quot;&quot;)">
            <text:p/>
          </table:table-cell>
          <table:table-cell table:formula="of:=IF([.AA76]&lt;&gt;&quot;&quot;;IF([.AA76]=&quot;(&quot;;1;IF([.AA76]=&quot;[&quot;;2;IF([.AA76]=&quot;{&quot;;3;IF([.AA76]=&quot;&lt;&quot;;4;0))));&quot;&quot;)">
            <text:p/>
          </table:table-cell>
          <table:table-cell table:formula="of:=IF([.AB76]&lt;&gt;&quot;&quot;;IF([.AB76]=&quot;(&quot;;1;IF([.AB76]=&quot;[&quot;;2;IF([.AB76]=&quot;{&quot;;3;IF([.AB76]=&quot;&lt;&quot;;4;0))));&quot;&quot;)">
            <text:p/>
          </table:table-cell>
          <table:table-cell table:number-columns-repeated="2"/>
          <table:table-cell table:formula="of:=[.AD76]" office:value-type="float" office:value="3" calcext:value-type="float">
            <text:p>3</text:p>
          </table:table-cell>
          <table:table-cell table:formula="of:=IF([.AE76]&lt;&gt;&quot;&quot;;[.AE76]+[.AU76]*5;[.AU76])" office:value-type="float" office:value="19" calcext:value-type="float">
            <text:p>19</text:p>
          </table:table-cell>
          <table:table-cell table:formula="of:=IF([.AF76]&lt;&gt;&quot;&quot;;[.AF76]+[.AV76]*5;[.AV76])" office:value-type="float" office:value="98" calcext:value-type="float">
            <text:p>98</text:p>
          </table:table-cell>
          <table:table-cell table:formula="of:=IF([.AG76]&lt;&gt;&quot;&quot;;[.AG76]+[.AW76]*5;[.AW76])" office:value-type="float" office:value="494" calcext:value-type="float">
            <text:p>494</text:p>
          </table:table-cell>
          <table:table-cell table:formula="of:=IF([.AH76]&lt;&gt;&quot;&quot;;[.AH76]+[.AX76]*5;[.AX76])" office:value-type="float" office:value="2473" calcext:value-type="float">
            <text:p>2473</text:p>
          </table:table-cell>
          <table:table-cell table:formula="of:=IF([.AI76]&lt;&gt;&quot;&quot;;[.AI76]+[.AY76]*5;[.AY76])" office:value-type="float" office:value="12369" calcext:value-type="float">
            <text:p>12369</text:p>
          </table:table-cell>
          <table:table-cell table:formula="of:=IF([.AJ76]&lt;&gt;&quot;&quot;;[.AJ76]+[.AZ76]*5;[.AZ76])" office:value-type="float" office:value="61847" calcext:value-type="float">
            <text:p>61847</text:p>
          </table:table-cell>
          <table:table-cell table:formula="of:=IF([.AK76]&lt;&gt;&quot;&quot;;[.AK76]+[.BA76]*5;[.BA76])" office:value-type="float" office:value="309237" calcext:value-type="float">
            <text:p>309237</text:p>
          </table:table-cell>
          <table:table-cell table:formula="of:=IF([.AL76]&lt;&gt;&quot;&quot;;[.AL76]+[.BB76]*5;[.BB76])" office:value-type="float" office:value="1546189" calcext:value-type="float">
            <text:p>1546189</text:p>
          </table:table-cell>
          <table:table-cell table:formula="of:=IF([.AM76]&lt;&gt;&quot;&quot;;[.AM76]+[.BC76]*5;[.BC76])" office:value-type="float" office:value="7730948" calcext:value-type="float">
            <text:p>7730948</text:p>
          </table:table-cell>
          <table:table-cell table:formula="of:=IF([.AN76]&lt;&gt;&quot;&quot;;[.AN76]+[.BD76]*5;[.BD76])" office:value-type="float" office:value="38654744" calcext:value-type="float">
            <text:p>38654744</text:p>
          </table:table-cell>
          <table:table-cell table:formula="of:=IF([.AO76]&lt;&gt;&quot;&quot;;[.AO76]+[.BE76]*5;[.BE76])" office:value-type="float" office:value="193273722" calcext:value-type="float">
            <text:p>193273722</text:p>
          </table:table-cell>
          <table:table-cell table:formula="of:=IF([.AP76]&lt;&gt;&quot;&quot;;[.AP76]+[.BF76]*5;[.BF76])" office:value-type="float" office:value="193273722" calcext:value-type="float">
            <text:p>193273722</text:p>
          </table:table-cell>
          <table:table-cell table:formula="of:=IF([.AQ76]&lt;&gt;&quot;&quot;;[.AQ76]+[.BG76]*5;[.BG76])" office:value-type="float" office:value="193273722" calcext:value-type="float">
            <text:p>193273722</text:p>
          </table:table-cell>
          <table:table-cell table:formula="of:=IF([.AR76]&lt;&gt;&quot;&quot;;[.AR76]+[.BH76]*5;[.BH76])" office:value-type="float" office:value="193273722" calcext:value-type="float">
            <text:p>19327372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(&lt;[[&lt;({{&lt;&lt;([&lt;(){}&gt;&lt;&lt;&gt;&lt;&gt;}]&lt;&lt;{}()&gt;({}&lt;&gt;)&gt;){[(&lt;&gt;())[(){}]]&lt;&lt;&lt;&gt;&lt;&gt;&gt;[{}&lt;&gt;]&gt;}&gt;&lt;{[{(){}}][&lt;{}{}&gt;[()(</text:p>
          </table:table-cell>
          <table:table-cell table:formula="of:=ORG.LIBREOFFICE.REGEX(ORG.LIBREOFFICE.REGEX(ORG.LIBREOFFICE.REGEX(ORG.LIBREOFFICE.REGEX([.A77];&quot;[(][)]&quot;;&quot;&quot;;&quot;g&quot;);&quot;\[\]&quot;;&quot;&quot;;&quot;g&quot;);&quot;\{\}&quot;;&quot;&quot;;&quot;g&quot;);&quot;&lt;&gt;&quot;;&quot;&quot;;&quot;g&quot;)" office:value-type="string" office:string-value="[(&lt;[[&lt;({{&lt;&lt;([&lt;}]&lt;()&gt;){[()[]]&lt;&lt;&gt;[]&gt;}&gt;&lt;{[{}][[(" calcext:value-type="string">
            <text:p>[(&lt;[[&lt;({{&lt;&lt;([&lt;}]&lt;()&gt;){[()[]]&lt;&lt;&gt;[]&gt;}&gt;&lt;{[{}][[(</text:p>
          </table:table-cell>
          <table:table-cell table:formula="of:=ORG.LIBREOFFICE.REGEX(ORG.LIBREOFFICE.REGEX(ORG.LIBREOFFICE.REGEX(ORG.LIBREOFFICE.REGEX([.B77];&quot;[(][)]&quot;;&quot;&quot;;&quot;g&quot;);&quot;\[\]&quot;;&quot;&quot;;&quot;g&quot;);&quot;\{\}&quot;;&quot;&quot;;&quot;g&quot;);&quot;&lt;&gt;&quot;;&quot;&quot;;&quot;g&quot;)" office:value-type="string" office:string-value="[(&lt;[[&lt;({{&lt;&lt;([&lt;}]){[]&lt;&gt;}&gt;&lt;{[][[(" calcext:value-type="string">
            <text:p>[(&lt;[[&lt;({{&lt;&lt;([&lt;}]){[]&lt;&gt;}&gt;&lt;{[][[(</text:p>
          </table:table-cell>
          <table:table-cell table:formula="of:=ORG.LIBREOFFICE.REGEX(ORG.LIBREOFFICE.REGEX(ORG.LIBREOFFICE.REGEX(ORG.LIBREOFFICE.REGEX([.C77];&quot;[(][)]&quot;;&quot;&quot;;&quot;g&quot;);&quot;\[\]&quot;;&quot;&quot;;&quot;g&quot;);&quot;\{\}&quot;;&quot;&quot;;&quot;g&quot;);&quot;&lt;&gt;&quot;;&quot;&quot;;&quot;g&quot;)" office:value-type="string" office:string-value="[(&lt;[[&lt;({{&lt;&lt;([&lt;}]){}&gt;&lt;{[[(" calcext:value-type="string">
            <text:p>[(&lt;[[&lt;({{&lt;&lt;([&lt;}]){}&gt;&lt;{[[(</text:p>
          </table:table-cell>
          <table:table-cell table:formula="of:=ORG.LIBREOFFICE.REGEX(ORG.LIBREOFFICE.REGEX(ORG.LIBREOFFICE.REGEX(ORG.LIBREOFFICE.REGEX([.D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ORG.LIBREOFFICE.REGEX(ORG.LIBREOFFICE.REGEX(ORG.LIBREOFFICE.REGEX(ORG.LIBREOFFICE.REGEX([.E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ORG.LIBREOFFICE.REGEX(ORG.LIBREOFFICE.REGEX(ORG.LIBREOFFICE.REGEX(ORG.LIBREOFFICE.REGEX([.F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ORG.LIBREOFFICE.REGEX(ORG.LIBREOFFICE.REGEX(ORG.LIBREOFFICE.REGEX(ORG.LIBREOFFICE.REGEX([.G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ORG.LIBREOFFICE.REGEX(ORG.LIBREOFFICE.REGEX(ORG.LIBREOFFICE.REGEX(ORG.LIBREOFFICE.REGEX([.H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ORG.LIBREOFFICE.REGEX(ORG.LIBREOFFICE.REGEX(ORG.LIBREOFFICE.REGEX(ORG.LIBREOFFICE.REGEX([.I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ORG.LIBREOFFICE.REGEX(ORG.LIBREOFFICE.REGEX(ORG.LIBREOFFICE.REGEX(ORG.LIBREOFFICE.REGEX([.J77];&quot;[(][)]&quot;;&quot;&quot;;&quot;g&quot;);&quot;\[\]&quot;;&quot;&quot;;&quot;g&quot;);&quot;\{\}&quot;;&quot;&quot;;&quot;g&quot;);&quot;&lt;&gt;&quot;;&quot;&quot;;&quot;g&quot;)" office:value-type="string" office:string-value="[(&lt;[[&lt;({{&lt;&lt;([&lt;}])&gt;&lt;{[[(" calcext:value-type="string">
            <text:p>[(&lt;[[&lt;({{&lt;&lt;([&lt;}])&gt;&lt;{[[(</text:p>
          </table:table-cell>
          <table:table-cell table:formula="of:=IF(ORG.LIBREOFFICE.REGEX(ORG.LIBREOFFICE.REGEX(ORG.LIBREOFFICE.REGEX(ORG.LIBREOFFICE.REGEX(ORG.LIBREOFFICE.REGEX([.K7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7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77]=&quot;&quot;;[.K77];&quot;&quot;)">
            <text:p/>
          </table:table-cell>
          <table:table-cell table:formula="of:=IF(AND([.$M77]&lt;&gt;&quot;&quot;;LEN([.$M77])&gt;=[.N$2]);LEFT(RIGHT([.$M77];[.N$2]);1);&quot;&quot;)">
            <text:p/>
          </table:table-cell>
          <table:table-cell table:formula="of:=IF(AND([.$M77]&lt;&gt;&quot;&quot;;LEN([.$M77])&gt;=[.O$2]);LEFT(RIGHT([.$M77];[.O$2]);1);&quot;&quot;)">
            <text:p/>
          </table:table-cell>
          <table:table-cell table:formula="of:=IF(AND([.$M77]&lt;&gt;&quot;&quot;;LEN([.$M77])&gt;=[.P$2]);LEFT(RIGHT([.$M77];[.P$2]);1);&quot;&quot;)">
            <text:p/>
          </table:table-cell>
          <table:table-cell table:formula="of:=IF(AND([.$M77]&lt;&gt;&quot;&quot;;LEN([.$M77])&gt;=[.Q$2]);LEFT(RIGHT([.$M77];[.Q$2]);1);&quot;&quot;)">
            <text:p/>
          </table:table-cell>
          <table:table-cell table:formula="of:=IF(AND([.$M77]&lt;&gt;&quot;&quot;;LEN([.$M77])&gt;=[.R$2]);LEFT(RIGHT([.$M77];[.R$2]);1);&quot;&quot;)">
            <text:p/>
          </table:table-cell>
          <table:table-cell table:formula="of:=IF(AND([.$M77]&lt;&gt;&quot;&quot;;LEN([.$M77])&gt;=[.S$2]);LEFT(RIGHT([.$M77];[.S$2]);1);&quot;&quot;)">
            <text:p/>
          </table:table-cell>
          <table:table-cell table:formula="of:=IF(AND([.$M77]&lt;&gt;&quot;&quot;;LEN([.$M77])&gt;=[.T$2]);LEFT(RIGHT([.$M77];[.T$2]);1);&quot;&quot;)">
            <text:p/>
          </table:table-cell>
          <table:table-cell table:formula="of:=IF(AND([.$M77]&lt;&gt;&quot;&quot;;LEN([.$M77])&gt;=[.U$2]);LEFT(RIGHT([.$M77];[.U$2]);1);&quot;&quot;)">
            <text:p/>
          </table:table-cell>
          <table:table-cell table:formula="of:=IF(AND([.$M77]&lt;&gt;&quot;&quot;;LEN([.$M77])&gt;=[.V$2]);LEFT(RIGHT([.$M77];[.V$2]);1);&quot;&quot;)">
            <text:p/>
          </table:table-cell>
          <table:table-cell table:formula="of:=IF(AND([.$M77]&lt;&gt;&quot;&quot;;LEN([.$M77])&gt;=[.W$2]);LEFT(RIGHT([.$M77];[.W$2]);1);&quot;&quot;)">
            <text:p/>
          </table:table-cell>
          <table:table-cell table:formula="of:=IF(AND([.$M77]&lt;&gt;&quot;&quot;;LEN([.$M77])&gt;=[.X$2]);LEFT(RIGHT([.$M77];[.X$2]);1);&quot;&quot;)">
            <text:p/>
          </table:table-cell>
          <table:table-cell table:formula="of:=IF(AND([.$M77]&lt;&gt;&quot;&quot;;LEN([.$M77])&gt;=[.Y$2]);LEFT(RIGHT([.$M77];[.Y$2]);1);&quot;&quot;)">
            <text:p/>
          </table:table-cell>
          <table:table-cell table:formula="of:=IF(AND([.$M77]&lt;&gt;&quot;&quot;;LEN([.$M77])&gt;=[.Z$2]);LEFT(RIGHT([.$M77];[.Z$2]);1);&quot;&quot;)">
            <text:p/>
          </table:table-cell>
          <table:table-cell table:formula="of:=IF(AND([.$M77]&lt;&gt;&quot;&quot;;LEN([.$M77])&gt;=[.AA$2]);LEFT(RIGHT([.$M77];[.AA$2]);1);&quot;&quot;)">
            <text:p/>
          </table:table-cell>
          <table:table-cell table:formula="of:=IF(AND([.$M77]&lt;&gt;&quot;&quot;;LEN([.$M77])&gt;=[.AB$2]);LEFT(RIGHT([.$M77];[.AB$2]);1);&quot;&quot;)">
            <text:p/>
          </table:table-cell>
          <table:table-cell table:formula="of:=IF([.M77]=&quot;&quot;;&quot;&quot;;0)">
            <text:p/>
          </table:table-cell>
          <table:table-cell table:formula="of:=IF([.N77]&lt;&gt;&quot;&quot;;IF([.N77]=&quot;(&quot;;1;IF([.N77]=&quot;[&quot;;2;IF([.N77]=&quot;{&quot;;3;IF([.N77]=&quot;&lt;&quot;;4;0))));&quot;&quot;)">
            <text:p/>
          </table:table-cell>
          <table:table-cell table:formula="of:=IF([.O77]&lt;&gt;&quot;&quot;;IF([.O77]=&quot;(&quot;;1;IF([.O77]=&quot;[&quot;;2;IF([.O77]=&quot;{&quot;;3;IF([.O77]=&quot;&lt;&quot;;4;0))));&quot;&quot;)">
            <text:p/>
          </table:table-cell>
          <table:table-cell table:formula="of:=IF([.P77]&lt;&gt;&quot;&quot;;IF([.P77]=&quot;(&quot;;1;IF([.P77]=&quot;[&quot;;2;IF([.P77]=&quot;{&quot;;3;IF([.P77]=&quot;&lt;&quot;;4;0))));&quot;&quot;)">
            <text:p/>
          </table:table-cell>
          <table:table-cell table:formula="of:=IF([.Q77]&lt;&gt;&quot;&quot;;IF([.Q77]=&quot;(&quot;;1;IF([.Q77]=&quot;[&quot;;2;IF([.Q77]=&quot;{&quot;;3;IF([.Q77]=&quot;&lt;&quot;;4;0))));&quot;&quot;)">
            <text:p/>
          </table:table-cell>
          <table:table-cell table:formula="of:=IF([.R77]&lt;&gt;&quot;&quot;;IF([.R77]=&quot;(&quot;;1;IF([.R77]=&quot;[&quot;;2;IF([.R77]=&quot;{&quot;;3;IF([.R77]=&quot;&lt;&quot;;4;0))));&quot;&quot;)">
            <text:p/>
          </table:table-cell>
          <table:table-cell table:formula="of:=IF([.S77]&lt;&gt;&quot;&quot;;IF([.S77]=&quot;(&quot;;1;IF([.S77]=&quot;[&quot;;2;IF([.S77]=&quot;{&quot;;3;IF([.S77]=&quot;&lt;&quot;;4;0))));&quot;&quot;)">
            <text:p/>
          </table:table-cell>
          <table:table-cell table:formula="of:=IF([.T77]&lt;&gt;&quot;&quot;;IF([.T77]=&quot;(&quot;;1;IF([.T77]=&quot;[&quot;;2;IF([.T77]=&quot;{&quot;;3;IF([.T77]=&quot;&lt;&quot;;4;0))));&quot;&quot;)">
            <text:p/>
          </table:table-cell>
          <table:table-cell table:formula="of:=IF([.U77]&lt;&gt;&quot;&quot;;IF([.U77]=&quot;(&quot;;1;IF([.U77]=&quot;[&quot;;2;IF([.U77]=&quot;{&quot;;3;IF([.U77]=&quot;&lt;&quot;;4;0))));&quot;&quot;)">
            <text:p/>
          </table:table-cell>
          <table:table-cell table:formula="of:=IF([.V77]&lt;&gt;&quot;&quot;;IF([.V77]=&quot;(&quot;;1;IF([.V77]=&quot;[&quot;;2;IF([.V77]=&quot;{&quot;;3;IF([.V77]=&quot;&lt;&quot;;4;0))));&quot;&quot;)">
            <text:p/>
          </table:table-cell>
          <table:table-cell table:formula="of:=IF([.W77]&lt;&gt;&quot;&quot;;IF([.W77]=&quot;(&quot;;1;IF([.W77]=&quot;[&quot;;2;IF([.W77]=&quot;{&quot;;3;IF([.W77]=&quot;&lt;&quot;;4;0))));&quot;&quot;)">
            <text:p/>
          </table:table-cell>
          <table:table-cell table:formula="of:=IF([.X77]&lt;&gt;&quot;&quot;;IF([.X77]=&quot;(&quot;;1;IF([.X77]=&quot;[&quot;;2;IF([.X77]=&quot;{&quot;;3;IF([.X77]=&quot;&lt;&quot;;4;0))));&quot;&quot;)">
            <text:p/>
          </table:table-cell>
          <table:table-cell table:formula="of:=IF([.Y77]&lt;&gt;&quot;&quot;;IF([.Y77]=&quot;(&quot;;1;IF([.Y77]=&quot;[&quot;;2;IF([.Y77]=&quot;{&quot;;3;IF([.Y77]=&quot;&lt;&quot;;4;0))));&quot;&quot;)">
            <text:p/>
          </table:table-cell>
          <table:table-cell table:formula="of:=IF([.Z77]&lt;&gt;&quot;&quot;;IF([.Z77]=&quot;(&quot;;1;IF([.Z77]=&quot;[&quot;;2;IF([.Z77]=&quot;{&quot;;3;IF([.Z77]=&quot;&lt;&quot;;4;0))));&quot;&quot;)">
            <text:p/>
          </table:table-cell>
          <table:table-cell table:formula="of:=IF([.AA77]&lt;&gt;&quot;&quot;;IF([.AA77]=&quot;(&quot;;1;IF([.AA77]=&quot;[&quot;;2;IF([.AA77]=&quot;{&quot;;3;IF([.AA77]=&quot;&lt;&quot;;4;0))));&quot;&quot;)">
            <text:p/>
          </table:table-cell>
          <table:table-cell table:formula="of:=IF([.AB77]&lt;&gt;&quot;&quot;;IF([.AB77]=&quot;(&quot;;1;IF([.AB77]=&quot;[&quot;;2;IF([.AB77]=&quot;{&quot;;3;IF([.AB77]=&quot;&lt;&quot;;4;0))));&quot;&quot;)">
            <text:p/>
          </table:table-cell>
          <table:table-cell table:number-columns-repeated="2"/>
          <table:table-cell table:formula="of:=[.AD77]">
            <text:p/>
          </table:table-cell>
          <table:table-cell table:formula="of:=IF([.AE77]&lt;&gt;&quot;&quot;;[.AE77]+[.AU77]*5;[.AU77])">
            <text:p/>
          </table:table-cell>
          <table:table-cell table:formula="of:=IF([.AF77]&lt;&gt;&quot;&quot;;[.AF77]+[.AV77]*5;[.AV77])">
            <text:p/>
          </table:table-cell>
          <table:table-cell table:formula="of:=IF([.AG77]&lt;&gt;&quot;&quot;;[.AG77]+[.AW77]*5;[.AW77])">
            <text:p/>
          </table:table-cell>
          <table:table-cell table:formula="of:=IF([.AH77]&lt;&gt;&quot;&quot;;[.AH77]+[.AX77]*5;[.AX77])">
            <text:p/>
          </table:table-cell>
          <table:table-cell table:formula="of:=IF([.AI77]&lt;&gt;&quot;&quot;;[.AI77]+[.AY77]*5;[.AY77])">
            <text:p/>
          </table:table-cell>
          <table:table-cell table:formula="of:=IF([.AJ77]&lt;&gt;&quot;&quot;;[.AJ77]+[.AZ77]*5;[.AZ77])">
            <text:p/>
          </table:table-cell>
          <table:table-cell table:formula="of:=IF([.AK77]&lt;&gt;&quot;&quot;;[.AK77]+[.BA77]*5;[.BA77])">
            <text:p/>
          </table:table-cell>
          <table:table-cell table:formula="of:=IF([.AL77]&lt;&gt;&quot;&quot;;[.AL77]+[.BB77]*5;[.BB77])">
            <text:p/>
          </table:table-cell>
          <table:table-cell table:formula="of:=IF([.AM77]&lt;&gt;&quot;&quot;;[.AM77]+[.BC77]*5;[.BC77])">
            <text:p/>
          </table:table-cell>
          <table:table-cell table:formula="of:=IF([.AN77]&lt;&gt;&quot;&quot;;[.AN77]+[.BD77]*5;[.BD77])">
            <text:p/>
          </table:table-cell>
          <table:table-cell table:formula="of:=IF([.AO77]&lt;&gt;&quot;&quot;;[.AO77]+[.BE77]*5;[.BE77])">
            <text:p/>
          </table:table-cell>
          <table:table-cell table:formula="of:=IF([.AP77]&lt;&gt;&quot;&quot;;[.AP77]+[.BF77]*5;[.BF77])">
            <text:p/>
          </table:table-cell>
          <table:table-cell table:formula="of:=IF([.AQ77]&lt;&gt;&quot;&quot;;[.AQ77]+[.BG77]*5;[.BG77])">
            <text:p/>
          </table:table-cell>
          <table:table-cell table:formula="of:=IF([.AR77]&lt;&gt;&quot;&quot;;[.AR77]+[.BH77]*5;[.BH77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[&lt;{[{{&lt;([{&lt;[{()&lt;&gt;}{()&lt;&gt;}]]{&lt;[{}&lt;&gt;](&lt;&gt;{})&gt;([{}&lt;&gt;]{{}()})}}&lt;[([(){}](()[]))&lt;{{}{}}&gt;]{{{&lt;&gt;}&lt;[</text:p>
          </table:table-cell>
          <table:table-cell table:formula="of:=ORG.LIBREOFFICE.REGEX(ORG.LIBREOFFICE.REGEX(ORG.LIBREOFFICE.REGEX(ORG.LIBREOFFICE.REGEX([.A78];&quot;[(][)]&quot;;&quot;&quot;;&quot;g&quot;);&quot;\[\]&quot;;&quot;&quot;;&quot;g&quot;);&quot;\{\}&quot;;&quot;&quot;;&quot;g&quot;);&quot;&lt;&gt;&quot;;&quot;&quot;;&quot;g&quot;)" office:value-type="string" office:string-value="&lt;[&lt;{[{{&lt;([{&lt;[{}{}]]{&lt;[]()&gt;([]{})}}&lt;[([]())&lt;{}&gt;]{{{}&lt;[" calcext:value-type="string">
            <text:p>&lt;[&lt;{[{{&lt;([{&lt;[{}{}]]{&lt;[]()&gt;([]{})}}&lt;[([]())&lt;{}&gt;]{{{}&lt;[</text:p>
          </table:table-cell>
          <table:table-cell table:formula="of:=ORG.LIBREOFFICE.REGEX(ORG.LIBREOFFICE.REGEX(ORG.LIBREOFFICE.REGEX(ORG.LIBREOFFICE.REGEX([.B78];&quot;[(][)]&quot;;&quot;&quot;;&quot;g&quot;);&quot;\[\]&quot;;&quot;&quot;;&quot;g&quot;);&quot;\{\}&quot;;&quot;&quot;;&quot;g&quot;);&quot;&lt;&gt;&quot;;&quot;&quot;;&quot;g&quot;)" office:value-type="string" office:string-value="&lt;[&lt;{[{{&lt;([{&lt;[]]{()}}&lt;[()]{{&lt;[" calcext:value-type="string">
            <text:p>&lt;[&lt;{[{{&lt;([{&lt;[]]{()}}&lt;[()]{{&lt;[</text:p>
          </table:table-cell>
          <table:table-cell table:formula="of:=ORG.LIBREOFFICE.REGEX(ORG.LIBREOFFICE.REGEX(ORG.LIBREOFFICE.REGEX(ORG.LIBREOFFICE.REGEX([.C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D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E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F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G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H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I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ORG.LIBREOFFICE.REGEX(ORG.LIBREOFFICE.REGEX(ORG.LIBREOFFICE.REGEX(ORG.LIBREOFFICE.REGEX([.J78];&quot;[(][)]&quot;;&quot;&quot;;&quot;g&quot;);&quot;\[\]&quot;;&quot;&quot;;&quot;g&quot;);&quot;\{\}&quot;;&quot;&quot;;&quot;g&quot;);&quot;&lt;&gt;&quot;;&quot;&quot;;&quot;g&quot;)" office:value-type="string" office:string-value="&lt;[&lt;{[{{&lt;([{&lt;]}&lt;{{&lt;[" calcext:value-type="string">
            <text:p>&lt;[&lt;{[{{&lt;([{&lt;]}&lt;{{&lt;[</text:p>
          </table:table-cell>
          <table:table-cell table:formula="of:=IF(ORG.LIBREOFFICE.REGEX(ORG.LIBREOFFICE.REGEX(ORG.LIBREOFFICE.REGEX(ORG.LIBREOFFICE.REGEX(ORG.LIBREOFFICE.REGEX([.K7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8];&quot;[\[\(\{&lt;]*&quot;;&quot;&quot;;&quot;&quot;);&quot;\).*&quot;;3;&quot;&quot;);&quot;\].*&quot;;57;&quot;&quot;);&quot;\}.*&quot;;1197;&quot;&quot;);&quot;&gt;.*&quot;;25137;&quot;&quot;));&quot;&quot;)" office:value-type="float" office:value="57" calcext:value-type="float">
            <text:p>57</text:p>
          </table:table-cell>
          <table:table-cell table:formula="of:=IF([.L78]=&quot;&quot;;[.K78];&quot;&quot;)">
            <text:p/>
          </table:table-cell>
          <table:table-cell table:formula="of:=IF(AND([.$M78]&lt;&gt;&quot;&quot;;LEN([.$M78])&gt;=[.N$2]);LEFT(RIGHT([.$M78];[.N$2]);1);&quot;&quot;)">
            <text:p/>
          </table:table-cell>
          <table:table-cell table:formula="of:=IF(AND([.$M78]&lt;&gt;&quot;&quot;;LEN([.$M78])&gt;=[.O$2]);LEFT(RIGHT([.$M78];[.O$2]);1);&quot;&quot;)">
            <text:p/>
          </table:table-cell>
          <table:table-cell table:formula="of:=IF(AND([.$M78]&lt;&gt;&quot;&quot;;LEN([.$M78])&gt;=[.P$2]);LEFT(RIGHT([.$M78];[.P$2]);1);&quot;&quot;)">
            <text:p/>
          </table:table-cell>
          <table:table-cell table:formula="of:=IF(AND([.$M78]&lt;&gt;&quot;&quot;;LEN([.$M78])&gt;=[.Q$2]);LEFT(RIGHT([.$M78];[.Q$2]);1);&quot;&quot;)">
            <text:p/>
          </table:table-cell>
          <table:table-cell table:formula="of:=IF(AND([.$M78]&lt;&gt;&quot;&quot;;LEN([.$M78])&gt;=[.R$2]);LEFT(RIGHT([.$M78];[.R$2]);1);&quot;&quot;)">
            <text:p/>
          </table:table-cell>
          <table:table-cell table:formula="of:=IF(AND([.$M78]&lt;&gt;&quot;&quot;;LEN([.$M78])&gt;=[.S$2]);LEFT(RIGHT([.$M78];[.S$2]);1);&quot;&quot;)">
            <text:p/>
          </table:table-cell>
          <table:table-cell table:formula="of:=IF(AND([.$M78]&lt;&gt;&quot;&quot;;LEN([.$M78])&gt;=[.T$2]);LEFT(RIGHT([.$M78];[.T$2]);1);&quot;&quot;)">
            <text:p/>
          </table:table-cell>
          <table:table-cell table:formula="of:=IF(AND([.$M78]&lt;&gt;&quot;&quot;;LEN([.$M78])&gt;=[.U$2]);LEFT(RIGHT([.$M78];[.U$2]);1);&quot;&quot;)">
            <text:p/>
          </table:table-cell>
          <table:table-cell table:formula="of:=IF(AND([.$M78]&lt;&gt;&quot;&quot;;LEN([.$M78])&gt;=[.V$2]);LEFT(RIGHT([.$M78];[.V$2]);1);&quot;&quot;)">
            <text:p/>
          </table:table-cell>
          <table:table-cell table:formula="of:=IF(AND([.$M78]&lt;&gt;&quot;&quot;;LEN([.$M78])&gt;=[.W$2]);LEFT(RIGHT([.$M78];[.W$2]);1);&quot;&quot;)">
            <text:p/>
          </table:table-cell>
          <table:table-cell table:formula="of:=IF(AND([.$M78]&lt;&gt;&quot;&quot;;LEN([.$M78])&gt;=[.X$2]);LEFT(RIGHT([.$M78];[.X$2]);1);&quot;&quot;)">
            <text:p/>
          </table:table-cell>
          <table:table-cell table:formula="of:=IF(AND([.$M78]&lt;&gt;&quot;&quot;;LEN([.$M78])&gt;=[.Y$2]);LEFT(RIGHT([.$M78];[.Y$2]);1);&quot;&quot;)">
            <text:p/>
          </table:table-cell>
          <table:table-cell table:formula="of:=IF(AND([.$M78]&lt;&gt;&quot;&quot;;LEN([.$M78])&gt;=[.Z$2]);LEFT(RIGHT([.$M78];[.Z$2]);1);&quot;&quot;)">
            <text:p/>
          </table:table-cell>
          <table:table-cell table:formula="of:=IF(AND([.$M78]&lt;&gt;&quot;&quot;;LEN([.$M78])&gt;=[.AA$2]);LEFT(RIGHT([.$M78];[.AA$2]);1);&quot;&quot;)">
            <text:p/>
          </table:table-cell>
          <table:table-cell table:formula="of:=IF(AND([.$M78]&lt;&gt;&quot;&quot;;LEN([.$M78])&gt;=[.AB$2]);LEFT(RIGHT([.$M78];[.AB$2]);1);&quot;&quot;)">
            <text:p/>
          </table:table-cell>
          <table:table-cell table:formula="of:=IF([.M78]=&quot;&quot;;&quot;&quot;;0)">
            <text:p/>
          </table:table-cell>
          <table:table-cell table:formula="of:=IF([.N78]&lt;&gt;&quot;&quot;;IF([.N78]=&quot;(&quot;;1;IF([.N78]=&quot;[&quot;;2;IF([.N78]=&quot;{&quot;;3;IF([.N78]=&quot;&lt;&quot;;4;0))));&quot;&quot;)">
            <text:p/>
          </table:table-cell>
          <table:table-cell table:formula="of:=IF([.O78]&lt;&gt;&quot;&quot;;IF([.O78]=&quot;(&quot;;1;IF([.O78]=&quot;[&quot;;2;IF([.O78]=&quot;{&quot;;3;IF([.O78]=&quot;&lt;&quot;;4;0))));&quot;&quot;)">
            <text:p/>
          </table:table-cell>
          <table:table-cell table:formula="of:=IF([.P78]&lt;&gt;&quot;&quot;;IF([.P78]=&quot;(&quot;;1;IF([.P78]=&quot;[&quot;;2;IF([.P78]=&quot;{&quot;;3;IF([.P78]=&quot;&lt;&quot;;4;0))));&quot;&quot;)">
            <text:p/>
          </table:table-cell>
          <table:table-cell table:formula="of:=IF([.Q78]&lt;&gt;&quot;&quot;;IF([.Q78]=&quot;(&quot;;1;IF([.Q78]=&quot;[&quot;;2;IF([.Q78]=&quot;{&quot;;3;IF([.Q78]=&quot;&lt;&quot;;4;0))));&quot;&quot;)">
            <text:p/>
          </table:table-cell>
          <table:table-cell table:formula="of:=IF([.R78]&lt;&gt;&quot;&quot;;IF([.R78]=&quot;(&quot;;1;IF([.R78]=&quot;[&quot;;2;IF([.R78]=&quot;{&quot;;3;IF([.R78]=&quot;&lt;&quot;;4;0))));&quot;&quot;)">
            <text:p/>
          </table:table-cell>
          <table:table-cell table:formula="of:=IF([.S78]&lt;&gt;&quot;&quot;;IF([.S78]=&quot;(&quot;;1;IF([.S78]=&quot;[&quot;;2;IF([.S78]=&quot;{&quot;;3;IF([.S78]=&quot;&lt;&quot;;4;0))));&quot;&quot;)">
            <text:p/>
          </table:table-cell>
          <table:table-cell table:formula="of:=IF([.T78]&lt;&gt;&quot;&quot;;IF([.T78]=&quot;(&quot;;1;IF([.T78]=&quot;[&quot;;2;IF([.T78]=&quot;{&quot;;3;IF([.T78]=&quot;&lt;&quot;;4;0))));&quot;&quot;)">
            <text:p/>
          </table:table-cell>
          <table:table-cell table:formula="of:=IF([.U78]&lt;&gt;&quot;&quot;;IF([.U78]=&quot;(&quot;;1;IF([.U78]=&quot;[&quot;;2;IF([.U78]=&quot;{&quot;;3;IF([.U78]=&quot;&lt;&quot;;4;0))));&quot;&quot;)">
            <text:p/>
          </table:table-cell>
          <table:table-cell table:formula="of:=IF([.V78]&lt;&gt;&quot;&quot;;IF([.V78]=&quot;(&quot;;1;IF([.V78]=&quot;[&quot;;2;IF([.V78]=&quot;{&quot;;3;IF([.V78]=&quot;&lt;&quot;;4;0))));&quot;&quot;)">
            <text:p/>
          </table:table-cell>
          <table:table-cell table:formula="of:=IF([.W78]&lt;&gt;&quot;&quot;;IF([.W78]=&quot;(&quot;;1;IF([.W78]=&quot;[&quot;;2;IF([.W78]=&quot;{&quot;;3;IF([.W78]=&quot;&lt;&quot;;4;0))));&quot;&quot;)">
            <text:p/>
          </table:table-cell>
          <table:table-cell table:formula="of:=IF([.X78]&lt;&gt;&quot;&quot;;IF([.X78]=&quot;(&quot;;1;IF([.X78]=&quot;[&quot;;2;IF([.X78]=&quot;{&quot;;3;IF([.X78]=&quot;&lt;&quot;;4;0))));&quot;&quot;)">
            <text:p/>
          </table:table-cell>
          <table:table-cell table:formula="of:=IF([.Y78]&lt;&gt;&quot;&quot;;IF([.Y78]=&quot;(&quot;;1;IF([.Y78]=&quot;[&quot;;2;IF([.Y78]=&quot;{&quot;;3;IF([.Y78]=&quot;&lt;&quot;;4;0))));&quot;&quot;)">
            <text:p/>
          </table:table-cell>
          <table:table-cell table:formula="of:=IF([.Z78]&lt;&gt;&quot;&quot;;IF([.Z78]=&quot;(&quot;;1;IF([.Z78]=&quot;[&quot;;2;IF([.Z78]=&quot;{&quot;;3;IF([.Z78]=&quot;&lt;&quot;;4;0))));&quot;&quot;)">
            <text:p/>
          </table:table-cell>
          <table:table-cell table:formula="of:=IF([.AA78]&lt;&gt;&quot;&quot;;IF([.AA78]=&quot;(&quot;;1;IF([.AA78]=&quot;[&quot;;2;IF([.AA78]=&quot;{&quot;;3;IF([.AA78]=&quot;&lt;&quot;;4;0))));&quot;&quot;)">
            <text:p/>
          </table:table-cell>
          <table:table-cell table:formula="of:=IF([.AB78]&lt;&gt;&quot;&quot;;IF([.AB78]=&quot;(&quot;;1;IF([.AB78]=&quot;[&quot;;2;IF([.AB78]=&quot;{&quot;;3;IF([.AB78]=&quot;&lt;&quot;;4;0))));&quot;&quot;)">
            <text:p/>
          </table:table-cell>
          <table:table-cell table:number-columns-repeated="2"/>
          <table:table-cell table:formula="of:=[.AD78]">
            <text:p/>
          </table:table-cell>
          <table:table-cell table:formula="of:=IF([.AE78]&lt;&gt;&quot;&quot;;[.AE78]+[.AU78]*5;[.AU78])">
            <text:p/>
          </table:table-cell>
          <table:table-cell table:formula="of:=IF([.AF78]&lt;&gt;&quot;&quot;;[.AF78]+[.AV78]*5;[.AV78])">
            <text:p/>
          </table:table-cell>
          <table:table-cell table:formula="of:=IF([.AG78]&lt;&gt;&quot;&quot;;[.AG78]+[.AW78]*5;[.AW78])">
            <text:p/>
          </table:table-cell>
          <table:table-cell table:formula="of:=IF([.AH78]&lt;&gt;&quot;&quot;;[.AH78]+[.AX78]*5;[.AX78])">
            <text:p/>
          </table:table-cell>
          <table:table-cell table:formula="of:=IF([.AI78]&lt;&gt;&quot;&quot;;[.AI78]+[.AY78]*5;[.AY78])">
            <text:p/>
          </table:table-cell>
          <table:table-cell table:formula="of:=IF([.AJ78]&lt;&gt;&quot;&quot;;[.AJ78]+[.AZ78]*5;[.AZ78])">
            <text:p/>
          </table:table-cell>
          <table:table-cell table:formula="of:=IF([.AK78]&lt;&gt;&quot;&quot;;[.AK78]+[.BA78]*5;[.BA78])">
            <text:p/>
          </table:table-cell>
          <table:table-cell table:formula="of:=IF([.AL78]&lt;&gt;&quot;&quot;;[.AL78]+[.BB78]*5;[.BB78])">
            <text:p/>
          </table:table-cell>
          <table:table-cell table:formula="of:=IF([.AM78]&lt;&gt;&quot;&quot;;[.AM78]+[.BC78]*5;[.BC78])">
            <text:p/>
          </table:table-cell>
          <table:table-cell table:formula="of:=IF([.AN78]&lt;&gt;&quot;&quot;;[.AN78]+[.BD78]*5;[.BD78])">
            <text:p/>
          </table:table-cell>
          <table:table-cell table:formula="of:=IF([.AO78]&lt;&gt;&quot;&quot;;[.AO78]+[.BE78]*5;[.BE78])">
            <text:p/>
          </table:table-cell>
          <table:table-cell table:formula="of:=IF([.AP78]&lt;&gt;&quot;&quot;;[.AP78]+[.BF78]*5;[.BF78])">
            <text:p/>
          </table:table-cell>
          <table:table-cell table:formula="of:=IF([.AQ78]&lt;&gt;&quot;&quot;;[.AQ78]+[.BG78]*5;[.BG78])">
            <text:p/>
          </table:table-cell>
          <table:table-cell table:formula="of:=IF([.AR78]&lt;&gt;&quot;&quot;;[.AR78]+[.BH78]*5;[.BH78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{[[{[[{[[(&lt;[[][]][&lt;&gt;{}]&gt;(&lt;()&lt;&gt;&gt;(&lt;&gt;{})))[{([]{}}&lt;{}[]&gt;}[[[]{}]{()()}]]]{&lt;[&lt;&lt;&gt;{}&gt;(()&lt;&gt;)]&lt;{{}&lt;&gt;}&lt;[</text:p>
          </table:table-cell>
          <table:table-cell table:formula="of:=ORG.LIBREOFFICE.REGEX(ORG.LIBREOFFICE.REGEX(ORG.LIBREOFFICE.REGEX(ORG.LIBREOFFICE.REGEX([.A79];&quot;[(][)]&quot;;&quot;&quot;;&quot;g&quot;);&quot;\[\]&quot;;&quot;&quot;;&quot;g&quot;);&quot;\{\}&quot;;&quot;&quot;;&quot;g&quot;);&quot;&lt;&gt;&quot;;&quot;&quot;;&quot;g&quot;)" office:value-type="string" office:string-value="(&lt;{[[{[[{[[(&lt;[][]&gt;(&lt;&gt;()))[{(}}[[]]]]{&lt;[&lt;&gt;()]&lt;{}&lt;[" calcext:value-type="string">
            <text:p>(&lt;{[[{[[{[[(&lt;[][]&gt;(&lt;&gt;()))[{(}}[[]]]]{&lt;[&lt;&gt;()]&lt;{}&lt;[</text:p>
          </table:table-cell>
          <table:table-cell table:formula="of:=ORG.LIBREOFFICE.REGEX(ORG.LIBREOFFICE.REGEX(ORG.LIBREOFFICE.REGEX(ORG.LIBREOFFICE.REGEX([.B79];&quot;[(][)]&quot;;&quot;&quot;;&quot;g&quot;);&quot;\[\]&quot;;&quot;&quot;;&quot;g&quot;);&quot;\{\}&quot;;&quot;&quot;;&quot;g&quot;);&quot;&lt;&gt;&quot;;&quot;&quot;;&quot;g&quot;)" office:value-type="string" office:string-value="(&lt;{[[{[[{[[(())[{(}}[]]]{&lt;[]&lt;&lt;[" calcext:value-type="string">
            <text:p>(&lt;{[[{[[{[[(())[{(}}[]]]{&lt;[]&lt;&lt;[</text:p>
          </table:table-cell>
          <table:table-cell table:formula="of:=ORG.LIBREOFFICE.REGEX(ORG.LIBREOFFICE.REGEX(ORG.LIBREOFFICE.REGEX(ORG.LIBREOFFICE.REGEX([.C79];&quot;[(][)]&quot;;&quot;&quot;;&quot;g&quot;);&quot;\[\]&quot;;&quot;&quot;;&quot;g&quot;);&quot;\{\}&quot;;&quot;&quot;;&quot;g&quot;);&quot;&lt;&gt;&quot;;&quot;&quot;;&quot;g&quot;)" office:value-type="string" office:string-value="(&lt;{[[{[[{[[()[{(}}]]{&lt;&lt;&lt;[" calcext:value-type="string">
            <text:p>(&lt;{[[{[[{[[()[{(}}]]{&lt;&lt;&lt;[</text:p>
          </table:table-cell>
          <table:table-cell table:formula="of:=ORG.LIBREOFFICE.REGEX(ORG.LIBREOFFICE.REGEX(ORG.LIBREOFFICE.REGEX(ORG.LIBREOFFICE.REGEX([.D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ORG.LIBREOFFICE.REGEX(ORG.LIBREOFFICE.REGEX(ORG.LIBREOFFICE.REGEX(ORG.LIBREOFFICE.REGEX([.E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ORG.LIBREOFFICE.REGEX(ORG.LIBREOFFICE.REGEX(ORG.LIBREOFFICE.REGEX(ORG.LIBREOFFICE.REGEX([.F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ORG.LIBREOFFICE.REGEX(ORG.LIBREOFFICE.REGEX(ORG.LIBREOFFICE.REGEX(ORG.LIBREOFFICE.REGEX([.G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ORG.LIBREOFFICE.REGEX(ORG.LIBREOFFICE.REGEX(ORG.LIBREOFFICE.REGEX(ORG.LIBREOFFICE.REGEX([.H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ORG.LIBREOFFICE.REGEX(ORG.LIBREOFFICE.REGEX(ORG.LIBREOFFICE.REGEX(ORG.LIBREOFFICE.REGEX([.I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ORG.LIBREOFFICE.REGEX(ORG.LIBREOFFICE.REGEX(ORG.LIBREOFFICE.REGEX(ORG.LIBREOFFICE.REGEX([.J79];&quot;[(][)]&quot;;&quot;&quot;;&quot;g&quot;);&quot;\[\]&quot;;&quot;&quot;;&quot;g&quot;);&quot;\{\}&quot;;&quot;&quot;;&quot;g&quot;);&quot;&lt;&gt;&quot;;&quot;&quot;;&quot;g&quot;)" office:value-type="string" office:string-value="(&lt;{[[{[[{[[[{(}}]]{&lt;&lt;&lt;[" calcext:value-type="string">
            <text:p>(&lt;{[[{[[{[[[{(}}]]{&lt;&lt;&lt;[</text:p>
          </table:table-cell>
          <table:table-cell table:formula="of:=IF(ORG.LIBREOFFICE.REGEX(ORG.LIBREOFFICE.REGEX(ORG.LIBREOFFICE.REGEX(ORG.LIBREOFFICE.REGEX(ORG.LIBREOFFICE.REGEX([.K7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79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79]=&quot;&quot;;[.K79];&quot;&quot;)">
            <text:p/>
          </table:table-cell>
          <table:table-cell table:formula="of:=IF(AND([.$M79]&lt;&gt;&quot;&quot;;LEN([.$M79])&gt;=[.N$2]);LEFT(RIGHT([.$M79];[.N$2]);1);&quot;&quot;)">
            <text:p/>
          </table:table-cell>
          <table:table-cell table:formula="of:=IF(AND([.$M79]&lt;&gt;&quot;&quot;;LEN([.$M79])&gt;=[.O$2]);LEFT(RIGHT([.$M79];[.O$2]);1);&quot;&quot;)">
            <text:p/>
          </table:table-cell>
          <table:table-cell table:formula="of:=IF(AND([.$M79]&lt;&gt;&quot;&quot;;LEN([.$M79])&gt;=[.P$2]);LEFT(RIGHT([.$M79];[.P$2]);1);&quot;&quot;)">
            <text:p/>
          </table:table-cell>
          <table:table-cell table:formula="of:=IF(AND([.$M79]&lt;&gt;&quot;&quot;;LEN([.$M79])&gt;=[.Q$2]);LEFT(RIGHT([.$M79];[.Q$2]);1);&quot;&quot;)">
            <text:p/>
          </table:table-cell>
          <table:table-cell table:formula="of:=IF(AND([.$M79]&lt;&gt;&quot;&quot;;LEN([.$M79])&gt;=[.R$2]);LEFT(RIGHT([.$M79];[.R$2]);1);&quot;&quot;)">
            <text:p/>
          </table:table-cell>
          <table:table-cell table:formula="of:=IF(AND([.$M79]&lt;&gt;&quot;&quot;;LEN([.$M79])&gt;=[.S$2]);LEFT(RIGHT([.$M79];[.S$2]);1);&quot;&quot;)">
            <text:p/>
          </table:table-cell>
          <table:table-cell table:formula="of:=IF(AND([.$M79]&lt;&gt;&quot;&quot;;LEN([.$M79])&gt;=[.T$2]);LEFT(RIGHT([.$M79];[.T$2]);1);&quot;&quot;)">
            <text:p/>
          </table:table-cell>
          <table:table-cell table:formula="of:=IF(AND([.$M79]&lt;&gt;&quot;&quot;;LEN([.$M79])&gt;=[.U$2]);LEFT(RIGHT([.$M79];[.U$2]);1);&quot;&quot;)">
            <text:p/>
          </table:table-cell>
          <table:table-cell table:formula="of:=IF(AND([.$M79]&lt;&gt;&quot;&quot;;LEN([.$M79])&gt;=[.V$2]);LEFT(RIGHT([.$M79];[.V$2]);1);&quot;&quot;)">
            <text:p/>
          </table:table-cell>
          <table:table-cell table:formula="of:=IF(AND([.$M79]&lt;&gt;&quot;&quot;;LEN([.$M79])&gt;=[.W$2]);LEFT(RIGHT([.$M79];[.W$2]);1);&quot;&quot;)">
            <text:p/>
          </table:table-cell>
          <table:table-cell table:formula="of:=IF(AND([.$M79]&lt;&gt;&quot;&quot;;LEN([.$M79])&gt;=[.X$2]);LEFT(RIGHT([.$M79];[.X$2]);1);&quot;&quot;)">
            <text:p/>
          </table:table-cell>
          <table:table-cell table:formula="of:=IF(AND([.$M79]&lt;&gt;&quot;&quot;;LEN([.$M79])&gt;=[.Y$2]);LEFT(RIGHT([.$M79];[.Y$2]);1);&quot;&quot;)">
            <text:p/>
          </table:table-cell>
          <table:table-cell table:formula="of:=IF(AND([.$M79]&lt;&gt;&quot;&quot;;LEN([.$M79])&gt;=[.Z$2]);LEFT(RIGHT([.$M79];[.Z$2]);1);&quot;&quot;)">
            <text:p/>
          </table:table-cell>
          <table:table-cell table:formula="of:=IF(AND([.$M79]&lt;&gt;&quot;&quot;;LEN([.$M79])&gt;=[.AA$2]);LEFT(RIGHT([.$M79];[.AA$2]);1);&quot;&quot;)">
            <text:p/>
          </table:table-cell>
          <table:table-cell table:formula="of:=IF(AND([.$M79]&lt;&gt;&quot;&quot;;LEN([.$M79])&gt;=[.AB$2]);LEFT(RIGHT([.$M79];[.AB$2]);1);&quot;&quot;)">
            <text:p/>
          </table:table-cell>
          <table:table-cell table:formula="of:=IF([.M79]=&quot;&quot;;&quot;&quot;;0)">
            <text:p/>
          </table:table-cell>
          <table:table-cell table:formula="of:=IF([.N79]&lt;&gt;&quot;&quot;;IF([.N79]=&quot;(&quot;;1;IF([.N79]=&quot;[&quot;;2;IF([.N79]=&quot;{&quot;;3;IF([.N79]=&quot;&lt;&quot;;4;0))));&quot;&quot;)">
            <text:p/>
          </table:table-cell>
          <table:table-cell table:formula="of:=IF([.O79]&lt;&gt;&quot;&quot;;IF([.O79]=&quot;(&quot;;1;IF([.O79]=&quot;[&quot;;2;IF([.O79]=&quot;{&quot;;3;IF([.O79]=&quot;&lt;&quot;;4;0))));&quot;&quot;)">
            <text:p/>
          </table:table-cell>
          <table:table-cell table:formula="of:=IF([.P79]&lt;&gt;&quot;&quot;;IF([.P79]=&quot;(&quot;;1;IF([.P79]=&quot;[&quot;;2;IF([.P79]=&quot;{&quot;;3;IF([.P79]=&quot;&lt;&quot;;4;0))));&quot;&quot;)">
            <text:p/>
          </table:table-cell>
          <table:table-cell table:formula="of:=IF([.Q79]&lt;&gt;&quot;&quot;;IF([.Q79]=&quot;(&quot;;1;IF([.Q79]=&quot;[&quot;;2;IF([.Q79]=&quot;{&quot;;3;IF([.Q79]=&quot;&lt;&quot;;4;0))));&quot;&quot;)">
            <text:p/>
          </table:table-cell>
          <table:table-cell table:formula="of:=IF([.R79]&lt;&gt;&quot;&quot;;IF([.R79]=&quot;(&quot;;1;IF([.R79]=&quot;[&quot;;2;IF([.R79]=&quot;{&quot;;3;IF([.R79]=&quot;&lt;&quot;;4;0))));&quot;&quot;)">
            <text:p/>
          </table:table-cell>
          <table:table-cell table:formula="of:=IF([.S79]&lt;&gt;&quot;&quot;;IF([.S79]=&quot;(&quot;;1;IF([.S79]=&quot;[&quot;;2;IF([.S79]=&quot;{&quot;;3;IF([.S79]=&quot;&lt;&quot;;4;0))));&quot;&quot;)">
            <text:p/>
          </table:table-cell>
          <table:table-cell table:formula="of:=IF([.T79]&lt;&gt;&quot;&quot;;IF([.T79]=&quot;(&quot;;1;IF([.T79]=&quot;[&quot;;2;IF([.T79]=&quot;{&quot;;3;IF([.T79]=&quot;&lt;&quot;;4;0))));&quot;&quot;)">
            <text:p/>
          </table:table-cell>
          <table:table-cell table:formula="of:=IF([.U79]&lt;&gt;&quot;&quot;;IF([.U79]=&quot;(&quot;;1;IF([.U79]=&quot;[&quot;;2;IF([.U79]=&quot;{&quot;;3;IF([.U79]=&quot;&lt;&quot;;4;0))));&quot;&quot;)">
            <text:p/>
          </table:table-cell>
          <table:table-cell table:formula="of:=IF([.V79]&lt;&gt;&quot;&quot;;IF([.V79]=&quot;(&quot;;1;IF([.V79]=&quot;[&quot;;2;IF([.V79]=&quot;{&quot;;3;IF([.V79]=&quot;&lt;&quot;;4;0))));&quot;&quot;)">
            <text:p/>
          </table:table-cell>
          <table:table-cell table:formula="of:=IF([.W79]&lt;&gt;&quot;&quot;;IF([.W79]=&quot;(&quot;;1;IF([.W79]=&quot;[&quot;;2;IF([.W79]=&quot;{&quot;;3;IF([.W79]=&quot;&lt;&quot;;4;0))));&quot;&quot;)">
            <text:p/>
          </table:table-cell>
          <table:table-cell table:formula="of:=IF([.X79]&lt;&gt;&quot;&quot;;IF([.X79]=&quot;(&quot;;1;IF([.X79]=&quot;[&quot;;2;IF([.X79]=&quot;{&quot;;3;IF([.X79]=&quot;&lt;&quot;;4;0))));&quot;&quot;)">
            <text:p/>
          </table:table-cell>
          <table:table-cell table:formula="of:=IF([.Y79]&lt;&gt;&quot;&quot;;IF([.Y79]=&quot;(&quot;;1;IF([.Y79]=&quot;[&quot;;2;IF([.Y79]=&quot;{&quot;;3;IF([.Y79]=&quot;&lt;&quot;;4;0))));&quot;&quot;)">
            <text:p/>
          </table:table-cell>
          <table:table-cell table:formula="of:=IF([.Z79]&lt;&gt;&quot;&quot;;IF([.Z79]=&quot;(&quot;;1;IF([.Z79]=&quot;[&quot;;2;IF([.Z79]=&quot;{&quot;;3;IF([.Z79]=&quot;&lt;&quot;;4;0))));&quot;&quot;)">
            <text:p/>
          </table:table-cell>
          <table:table-cell table:formula="of:=IF([.AA79]&lt;&gt;&quot;&quot;;IF([.AA79]=&quot;(&quot;;1;IF([.AA79]=&quot;[&quot;;2;IF([.AA79]=&quot;{&quot;;3;IF([.AA79]=&quot;&lt;&quot;;4;0))));&quot;&quot;)">
            <text:p/>
          </table:table-cell>
          <table:table-cell table:formula="of:=IF([.AB79]&lt;&gt;&quot;&quot;;IF([.AB79]=&quot;(&quot;;1;IF([.AB79]=&quot;[&quot;;2;IF([.AB79]=&quot;{&quot;;3;IF([.AB79]=&quot;&lt;&quot;;4;0))));&quot;&quot;)">
            <text:p/>
          </table:table-cell>
          <table:table-cell table:number-columns-repeated="2"/>
          <table:table-cell table:formula="of:=[.AD79]">
            <text:p/>
          </table:table-cell>
          <table:table-cell table:formula="of:=IF([.AE79]&lt;&gt;&quot;&quot;;[.AE79]+[.AU79]*5;[.AU79])">
            <text:p/>
          </table:table-cell>
          <table:table-cell table:formula="of:=IF([.AF79]&lt;&gt;&quot;&quot;;[.AF79]+[.AV79]*5;[.AV79])">
            <text:p/>
          </table:table-cell>
          <table:table-cell table:formula="of:=IF([.AG79]&lt;&gt;&quot;&quot;;[.AG79]+[.AW79]*5;[.AW79])">
            <text:p/>
          </table:table-cell>
          <table:table-cell table:formula="of:=IF([.AH79]&lt;&gt;&quot;&quot;;[.AH79]+[.AX79]*5;[.AX79])">
            <text:p/>
          </table:table-cell>
          <table:table-cell table:formula="of:=IF([.AI79]&lt;&gt;&quot;&quot;;[.AI79]+[.AY79]*5;[.AY79])">
            <text:p/>
          </table:table-cell>
          <table:table-cell table:formula="of:=IF([.AJ79]&lt;&gt;&quot;&quot;;[.AJ79]+[.AZ79]*5;[.AZ79])">
            <text:p/>
          </table:table-cell>
          <table:table-cell table:formula="of:=IF([.AK79]&lt;&gt;&quot;&quot;;[.AK79]+[.BA79]*5;[.BA79])">
            <text:p/>
          </table:table-cell>
          <table:table-cell table:formula="of:=IF([.AL79]&lt;&gt;&quot;&quot;;[.AL79]+[.BB79]*5;[.BB79])">
            <text:p/>
          </table:table-cell>
          <table:table-cell table:formula="of:=IF([.AM79]&lt;&gt;&quot;&quot;;[.AM79]+[.BC79]*5;[.BC79])">
            <text:p/>
          </table:table-cell>
          <table:table-cell table:formula="of:=IF([.AN79]&lt;&gt;&quot;&quot;;[.AN79]+[.BD79]*5;[.BD79])">
            <text:p/>
          </table:table-cell>
          <table:table-cell table:formula="of:=IF([.AO79]&lt;&gt;&quot;&quot;;[.AO79]+[.BE79]*5;[.BE79])">
            <text:p/>
          </table:table-cell>
          <table:table-cell table:formula="of:=IF([.AP79]&lt;&gt;&quot;&quot;;[.AP79]+[.BF79]*5;[.BF79])">
            <text:p/>
          </table:table-cell>
          <table:table-cell table:formula="of:=IF([.AQ79]&lt;&gt;&quot;&quot;;[.AQ79]+[.BG79]*5;[.BG79])">
            <text:p/>
          </table:table-cell>
          <table:table-cell table:formula="of:=IF([.AR79]&lt;&gt;&quot;&quot;;[.AR79]+[.BH79]*5;[.BH79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&lt;&lt;&lt;[[(&lt;{&lt;({{(&lt;&gt;())&lt;(){}&gt;}&lt;(()())&lt;()[]&gt;&gt;}&lt;[({}{})[()[]]]&gt;)&gt;}{&lt;{[&lt;[()&lt;&gt;][&lt;&gt;[]]&gt;[([]{})(()())]][({{}{}}</text:p>
          </table:table-cell>
          <table:table-cell table:formula="of:=ORG.LIBREOFFICE.REGEX(ORG.LIBREOFFICE.REGEX(ORG.LIBREOFFICE.REGEX(ORG.LIBREOFFICE.REGEX([.A80];&quot;[(][)]&quot;;&quot;&quot;;&quot;g&quot;);&quot;\[\]&quot;;&quot;&quot;;&quot;g&quot;);&quot;\{\}&quot;;&quot;&quot;;&quot;g&quot;);&quot;&lt;&gt;&quot;;&quot;&quot;;&quot;g&quot;)" office:value-type="string" office:string-value="(&lt;&lt;&lt;[[(&lt;{&lt;({{()}&lt;()&gt;}&lt;[()[]]&gt;)&gt;}{&lt;{[&lt;[][]&gt;[()()]][({}" calcext:value-type="string">
            <text:p>(&lt;&lt;&lt;[[(&lt;{&lt;({{()}&lt;()&gt;}&lt;[()[]]&gt;)&gt;}{&lt;{[&lt;[][]&gt;[()()]][({}</text:p>
          </table:table-cell>
          <table:table-cell table:formula="of:=ORG.LIBREOFFICE.REGEX(ORG.LIBREOFFICE.REGEX(ORG.LIBREOFFICE.REGEX(ORG.LIBREOFFICE.REGEX([.B80];&quot;[(][)]&quot;;&quot;&quot;;&quot;g&quot;);&quot;\[\]&quot;;&quot;&quot;;&quot;g&quot;);&quot;\{\}&quot;;&quot;&quot;;&quot;g&quot;);&quot;&lt;&gt;&quot;;&quot;&quot;;&quot;g&quot;)" office:value-type="string" office:string-value="(&lt;&lt;&lt;[[(&lt;{&lt;({}&lt;[]&gt;)&gt;}{&lt;{[][(" calcext:value-type="string">
            <text:p>(&lt;&lt;&lt;[[(&lt;{&lt;({}&lt;[]&gt;)&gt;}{&lt;{[][(</text:p>
          </table:table-cell>
          <table:table-cell table:formula="of:=ORG.LIBREOFFICE.REGEX(ORG.LIBREOFFICE.REGEX(ORG.LIBREOFFICE.REGEX(ORG.LIBREOFFICE.REGEX([.C80];&quot;[(][)]&quot;;&quot;&quot;;&quot;g&quot;);&quot;\[\]&quot;;&quot;&quot;;&quot;g&quot;);&quot;\{\}&quot;;&quot;&quot;;&quot;g&quot;);&quot;&lt;&gt;&quot;;&quot;&quot;;&quot;g&quot;)" office:value-type="string" office:string-value="(&lt;&lt;&lt;[[(&lt;{&lt;()&gt;}{&lt;{[(" calcext:value-type="string">
            <text:p>(&lt;&lt;&lt;[[(&lt;{&lt;()&gt;}{&lt;{[(</text:p>
          </table:table-cell>
          <table:table-cell table:formula="of:=ORG.LIBREOFFICE.REGEX(ORG.LIBREOFFICE.REGEX(ORG.LIBREOFFICE.REGEX(ORG.LIBREOFFICE.REGEX([.D80];&quot;[(][)]&quot;;&quot;&quot;;&quot;g&quot;);&quot;\[\]&quot;;&quot;&quot;;&quot;g&quot;);&quot;\{\}&quot;;&quot;&quot;;&quot;g&quot;);&quot;&lt;&gt;&quot;;&quot;&quot;;&quot;g&quot;)" office:value-type="string" office:string-value="(&lt;&lt;&lt;[[(&lt;{}{&lt;{[(" calcext:value-type="string">
            <text:p>(&lt;&lt;&lt;[[(&lt;{}{&lt;{[(</text:p>
          </table:table-cell>
          <table:table-cell table:formula="of:=ORG.LIBREOFFICE.REGEX(ORG.LIBREOFFICE.REGEX(ORG.LIBREOFFICE.REGEX(ORG.LIBREOFFICE.REGEX([.E80];&quot;[(][)]&quot;;&quot;&quot;;&quot;g&quot;);&quot;\[\]&quot;;&quot;&quot;;&quot;g&quot;);&quot;\{\}&quot;;&quot;&quot;;&quot;g&quot;);&quot;&lt;&gt;&quot;;&quot;&quot;;&quot;g&quot;)" office:value-type="string" office:string-value="(&lt;&lt;&lt;[[(&lt;{&lt;{[(" calcext:value-type="string">
            <text:p>(&lt;&lt;&lt;[[(&lt;{&lt;{[(</text:p>
          </table:table-cell>
          <table:table-cell table:formula="of:=ORG.LIBREOFFICE.REGEX(ORG.LIBREOFFICE.REGEX(ORG.LIBREOFFICE.REGEX(ORG.LIBREOFFICE.REGEX([.F80];&quot;[(][)]&quot;;&quot;&quot;;&quot;g&quot;);&quot;\[\]&quot;;&quot;&quot;;&quot;g&quot;);&quot;\{\}&quot;;&quot;&quot;;&quot;g&quot;);&quot;&lt;&gt;&quot;;&quot;&quot;;&quot;g&quot;)" office:value-type="string" office:string-value="(&lt;&lt;&lt;[[(&lt;{&lt;{[(" calcext:value-type="string">
            <text:p>(&lt;&lt;&lt;[[(&lt;{&lt;{[(</text:p>
          </table:table-cell>
          <table:table-cell table:formula="of:=ORG.LIBREOFFICE.REGEX(ORG.LIBREOFFICE.REGEX(ORG.LIBREOFFICE.REGEX(ORG.LIBREOFFICE.REGEX([.G80];&quot;[(][)]&quot;;&quot;&quot;;&quot;g&quot;);&quot;\[\]&quot;;&quot;&quot;;&quot;g&quot;);&quot;\{\}&quot;;&quot;&quot;;&quot;g&quot;);&quot;&lt;&gt;&quot;;&quot;&quot;;&quot;g&quot;)" office:value-type="string" office:string-value="(&lt;&lt;&lt;[[(&lt;{&lt;{[(" calcext:value-type="string">
            <text:p>(&lt;&lt;&lt;[[(&lt;{&lt;{[(</text:p>
          </table:table-cell>
          <table:table-cell table:formula="of:=ORG.LIBREOFFICE.REGEX(ORG.LIBREOFFICE.REGEX(ORG.LIBREOFFICE.REGEX(ORG.LIBREOFFICE.REGEX([.H80];&quot;[(][)]&quot;;&quot;&quot;;&quot;g&quot;);&quot;\[\]&quot;;&quot;&quot;;&quot;g&quot;);&quot;\{\}&quot;;&quot;&quot;;&quot;g&quot;);&quot;&lt;&gt;&quot;;&quot;&quot;;&quot;g&quot;)" office:value-type="string" office:string-value="(&lt;&lt;&lt;[[(&lt;{&lt;{[(" calcext:value-type="string">
            <text:p>(&lt;&lt;&lt;[[(&lt;{&lt;{[(</text:p>
          </table:table-cell>
          <table:table-cell table:formula="of:=ORG.LIBREOFFICE.REGEX(ORG.LIBREOFFICE.REGEX(ORG.LIBREOFFICE.REGEX(ORG.LIBREOFFICE.REGEX([.I80];&quot;[(][)]&quot;;&quot;&quot;;&quot;g&quot;);&quot;\[\]&quot;;&quot;&quot;;&quot;g&quot;);&quot;\{\}&quot;;&quot;&quot;;&quot;g&quot;);&quot;&lt;&gt;&quot;;&quot;&quot;;&quot;g&quot;)" office:value-type="string" office:string-value="(&lt;&lt;&lt;[[(&lt;{&lt;{[(" calcext:value-type="string">
            <text:p>(&lt;&lt;&lt;[[(&lt;{&lt;{[(</text:p>
          </table:table-cell>
          <table:table-cell table:formula="of:=ORG.LIBREOFFICE.REGEX(ORG.LIBREOFFICE.REGEX(ORG.LIBREOFFICE.REGEX(ORG.LIBREOFFICE.REGEX([.J80];&quot;[(][)]&quot;;&quot;&quot;;&quot;g&quot;);&quot;\[\]&quot;;&quot;&quot;;&quot;g&quot;);&quot;\{\}&quot;;&quot;&quot;;&quot;g&quot;);&quot;&lt;&gt;&quot;;&quot;&quot;;&quot;g&quot;)" office:value-type="string" office:string-value="(&lt;&lt;&lt;[[(&lt;{&lt;{[(" calcext:value-type="string">
            <text:p>(&lt;&lt;&lt;[[(&lt;{&lt;{[(</text:p>
          </table:table-cell>
          <table:table-cell table:formula="of:=IF(ORG.LIBREOFFICE.REGEX(ORG.LIBREOFFICE.REGEX(ORG.LIBREOFFICE.REGEX(ORG.LIBREOFFICE.REGEX(ORG.LIBREOFFICE.REGEX([.K8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0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80]=&quot;&quot;;[.K80];&quot;&quot;)" office:value-type="string" office:string-value="(&lt;&lt;&lt;[[(&lt;{&lt;{[(" calcext:value-type="string">
            <text:p>(&lt;&lt;&lt;[[(&lt;{&lt;{[(</text:p>
          </table:table-cell>
          <table:table-cell table:formula="of:=IF(AND([.$M80]&lt;&gt;&quot;&quot;;LEN([.$M80])&gt;=[.N$2]);LEFT(RIGHT([.$M80];[.N$2]);1);&quot;&quot;)" office:value-type="string" office:string-value="(" calcext:value-type="string">
            <text:p>(</text:p>
          </table:table-cell>
          <table:table-cell table:formula="of:=IF(AND([.$M80]&lt;&gt;&quot;&quot;;LEN([.$M80])&gt;=[.O$2]);LEFT(RIGHT([.$M80];[.O$2]);1);&quot;&quot;)" office:value-type="string" office:string-value="[" calcext:value-type="string">
            <text:p>[</text:p>
          </table:table-cell>
          <table:table-cell table:formula="of:=IF(AND([.$M80]&lt;&gt;&quot;&quot;;LEN([.$M80])&gt;=[.P$2]);LEFT(RIGHT([.$M80];[.P$2]);1);&quot;&quot;)" office:value-type="string" office:string-value="{" calcext:value-type="string">
            <text:p>{</text:p>
          </table:table-cell>
          <table:table-cell table:formula="of:=IF(AND([.$M80]&lt;&gt;&quot;&quot;;LEN([.$M80])&gt;=[.Q$2]);LEFT(RIGHT([.$M80];[.Q$2]);1);&quot;&quot;)" office:value-type="string" office:string-value="&lt;" calcext:value-type="string">
            <text:p>&lt;</text:p>
          </table:table-cell>
          <table:table-cell table:formula="of:=IF(AND([.$M80]&lt;&gt;&quot;&quot;;LEN([.$M80])&gt;=[.R$2]);LEFT(RIGHT([.$M80];[.R$2]);1);&quot;&quot;)" office:value-type="string" office:string-value="{" calcext:value-type="string">
            <text:p>{</text:p>
          </table:table-cell>
          <table:table-cell table:formula="of:=IF(AND([.$M80]&lt;&gt;&quot;&quot;;LEN([.$M80])&gt;=[.S$2]);LEFT(RIGHT([.$M80];[.S$2]);1);&quot;&quot;)" office:value-type="string" office:string-value="&lt;" calcext:value-type="string">
            <text:p>&lt;</text:p>
          </table:table-cell>
          <table:table-cell table:formula="of:=IF(AND([.$M80]&lt;&gt;&quot;&quot;;LEN([.$M80])&gt;=[.T$2]);LEFT(RIGHT([.$M80];[.T$2]);1);&quot;&quot;)" office:value-type="string" office:string-value="(" calcext:value-type="string">
            <text:p>(</text:p>
          </table:table-cell>
          <table:table-cell table:formula="of:=IF(AND([.$M80]&lt;&gt;&quot;&quot;;LEN([.$M80])&gt;=[.U$2]);LEFT(RIGHT([.$M80];[.U$2]);1);&quot;&quot;)" office:value-type="string" office:string-value="[" calcext:value-type="string">
            <text:p>[</text:p>
          </table:table-cell>
          <table:table-cell table:formula="of:=IF(AND([.$M80]&lt;&gt;&quot;&quot;;LEN([.$M80])&gt;=[.V$2]);LEFT(RIGHT([.$M80];[.V$2]);1);&quot;&quot;)" office:value-type="string" office:string-value="[" calcext:value-type="string">
            <text:p>[</text:p>
          </table:table-cell>
          <table:table-cell table:formula="of:=IF(AND([.$M80]&lt;&gt;&quot;&quot;;LEN([.$M80])&gt;=[.W$2]);LEFT(RIGHT([.$M80];[.W$2]);1);&quot;&quot;)" office:value-type="string" office:string-value="&lt;" calcext:value-type="string">
            <text:p>&lt;</text:p>
          </table:table-cell>
          <table:table-cell table:formula="of:=IF(AND([.$M80]&lt;&gt;&quot;&quot;;LEN([.$M80])&gt;=[.X$2]);LEFT(RIGHT([.$M80];[.X$2]);1);&quot;&quot;)" office:value-type="string" office:string-value="&lt;" calcext:value-type="string">
            <text:p>&lt;</text:p>
          </table:table-cell>
          <table:table-cell table:formula="of:=IF(AND([.$M80]&lt;&gt;&quot;&quot;;LEN([.$M80])&gt;=[.Y$2]);LEFT(RIGHT([.$M80];[.Y$2]);1);&quot;&quot;)" office:value-type="string" office:string-value="&lt;" calcext:value-type="string">
            <text:p>&lt;</text:p>
          </table:table-cell>
          <table:table-cell table:formula="of:=IF(AND([.$M80]&lt;&gt;&quot;&quot;;LEN([.$M80])&gt;=[.Z$2]);LEFT(RIGHT([.$M80];[.Z$2]);1);&quot;&quot;)" office:value-type="string" office:string-value="(" calcext:value-type="string">
            <text:p>(</text:p>
          </table:table-cell>
          <table:table-cell table:formula="of:=IF(AND([.$M80]&lt;&gt;&quot;&quot;;LEN([.$M80])&gt;=[.AA$2]);LEFT(RIGHT([.$M80];[.AA$2]);1);&quot;&quot;)">
            <text:p/>
          </table:table-cell>
          <table:table-cell table:formula="of:=IF(AND([.$M80]&lt;&gt;&quot;&quot;;LEN([.$M80])&gt;=[.AB$2]);LEFT(RIGHT([.$M80];[.AB$2]);1);&quot;&quot;)">
            <text:p/>
          </table:table-cell>
          <table:table-cell table:formula="of:=IF([.M80]=&quot;&quot;;&quot;&quot;;0)" office:value-type="float" office:value="0" calcext:value-type="float">
            <text:p>0</text:p>
          </table:table-cell>
          <table:table-cell table:formula="of:=IF([.N80]&lt;&gt;&quot;&quot;;IF([.N80]=&quot;(&quot;;1;IF([.N80]=&quot;[&quot;;2;IF([.N80]=&quot;{&quot;;3;IF([.N80]=&quot;&lt;&quot;;4;0))));&quot;&quot;)" office:value-type="float" office:value="1" calcext:value-type="float">
            <text:p>1</text:p>
          </table:table-cell>
          <table:table-cell table:formula="of:=IF([.O80]&lt;&gt;&quot;&quot;;IF([.O80]=&quot;(&quot;;1;IF([.O80]=&quot;[&quot;;2;IF([.O80]=&quot;{&quot;;3;IF([.O80]=&quot;&lt;&quot;;4;0))));&quot;&quot;)" office:value-type="float" office:value="2" calcext:value-type="float">
            <text:p>2</text:p>
          </table:table-cell>
          <table:table-cell table:formula="of:=IF([.P80]&lt;&gt;&quot;&quot;;IF([.P80]=&quot;(&quot;;1;IF([.P80]=&quot;[&quot;;2;IF([.P80]=&quot;{&quot;;3;IF([.P80]=&quot;&lt;&quot;;4;0))));&quot;&quot;)" office:value-type="float" office:value="3" calcext:value-type="float">
            <text:p>3</text:p>
          </table:table-cell>
          <table:table-cell table:formula="of:=IF([.Q80]&lt;&gt;&quot;&quot;;IF([.Q80]=&quot;(&quot;;1;IF([.Q80]=&quot;[&quot;;2;IF([.Q80]=&quot;{&quot;;3;IF([.Q80]=&quot;&lt;&quot;;4;0))));&quot;&quot;)" office:value-type="float" office:value="4" calcext:value-type="float">
            <text:p>4</text:p>
          </table:table-cell>
          <table:table-cell table:formula="of:=IF([.R80]&lt;&gt;&quot;&quot;;IF([.R80]=&quot;(&quot;;1;IF([.R80]=&quot;[&quot;;2;IF([.R80]=&quot;{&quot;;3;IF([.R80]=&quot;&lt;&quot;;4;0))));&quot;&quot;)" office:value-type="float" office:value="3" calcext:value-type="float">
            <text:p>3</text:p>
          </table:table-cell>
          <table:table-cell table:formula="of:=IF([.S80]&lt;&gt;&quot;&quot;;IF([.S80]=&quot;(&quot;;1;IF([.S80]=&quot;[&quot;;2;IF([.S80]=&quot;{&quot;;3;IF([.S80]=&quot;&lt;&quot;;4;0))));&quot;&quot;)" office:value-type="float" office:value="4" calcext:value-type="float">
            <text:p>4</text:p>
          </table:table-cell>
          <table:table-cell table:formula="of:=IF([.T80]&lt;&gt;&quot;&quot;;IF([.T80]=&quot;(&quot;;1;IF([.T80]=&quot;[&quot;;2;IF([.T80]=&quot;{&quot;;3;IF([.T80]=&quot;&lt;&quot;;4;0))));&quot;&quot;)" office:value-type="float" office:value="1" calcext:value-type="float">
            <text:p>1</text:p>
          </table:table-cell>
          <table:table-cell table:formula="of:=IF([.U80]&lt;&gt;&quot;&quot;;IF([.U80]=&quot;(&quot;;1;IF([.U80]=&quot;[&quot;;2;IF([.U80]=&quot;{&quot;;3;IF([.U80]=&quot;&lt;&quot;;4;0))));&quot;&quot;)" office:value-type="float" office:value="2" calcext:value-type="float">
            <text:p>2</text:p>
          </table:table-cell>
          <table:table-cell table:formula="of:=IF([.V80]&lt;&gt;&quot;&quot;;IF([.V80]=&quot;(&quot;;1;IF([.V80]=&quot;[&quot;;2;IF([.V80]=&quot;{&quot;;3;IF([.V80]=&quot;&lt;&quot;;4;0))));&quot;&quot;)" office:value-type="float" office:value="2" calcext:value-type="float">
            <text:p>2</text:p>
          </table:table-cell>
          <table:table-cell table:formula="of:=IF([.W80]&lt;&gt;&quot;&quot;;IF([.W80]=&quot;(&quot;;1;IF([.W80]=&quot;[&quot;;2;IF([.W80]=&quot;{&quot;;3;IF([.W80]=&quot;&lt;&quot;;4;0))));&quot;&quot;)" office:value-type="float" office:value="4" calcext:value-type="float">
            <text:p>4</text:p>
          </table:table-cell>
          <table:table-cell table:formula="of:=IF([.X80]&lt;&gt;&quot;&quot;;IF([.X80]=&quot;(&quot;;1;IF([.X80]=&quot;[&quot;;2;IF([.X80]=&quot;{&quot;;3;IF([.X80]=&quot;&lt;&quot;;4;0))));&quot;&quot;)" office:value-type="float" office:value="4" calcext:value-type="float">
            <text:p>4</text:p>
          </table:table-cell>
          <table:table-cell table:formula="of:=IF([.Y80]&lt;&gt;&quot;&quot;;IF([.Y80]=&quot;(&quot;;1;IF([.Y80]=&quot;[&quot;;2;IF([.Y80]=&quot;{&quot;;3;IF([.Y80]=&quot;&lt;&quot;;4;0))));&quot;&quot;)" office:value-type="float" office:value="4" calcext:value-type="float">
            <text:p>4</text:p>
          </table:table-cell>
          <table:table-cell table:formula="of:=IF([.Z80]&lt;&gt;&quot;&quot;;IF([.Z80]=&quot;(&quot;;1;IF([.Z80]=&quot;[&quot;;2;IF([.Z80]=&quot;{&quot;;3;IF([.Z80]=&quot;&lt;&quot;;4;0))));&quot;&quot;)" office:value-type="float" office:value="1" calcext:value-type="float">
            <text:p>1</text:p>
          </table:table-cell>
          <table:table-cell table:formula="of:=IF([.AA80]&lt;&gt;&quot;&quot;;IF([.AA80]=&quot;(&quot;;1;IF([.AA80]=&quot;[&quot;;2;IF([.AA80]=&quot;{&quot;;3;IF([.AA80]=&quot;&lt;&quot;;4;0))));&quot;&quot;)">
            <text:p/>
          </table:table-cell>
          <table:table-cell table:formula="of:=IF([.AB80]&lt;&gt;&quot;&quot;;IF([.AB80]=&quot;(&quot;;1;IF([.AB80]=&quot;[&quot;;2;IF([.AB80]=&quot;{&quot;;3;IF([.AB80]=&quot;&lt;&quot;;4;0))));&quot;&quot;)">
            <text:p/>
          </table:table-cell>
          <table:table-cell table:number-columns-repeated="2"/>
          <table:table-cell table:formula="of:=[.AD80]" office:value-type="float" office:value="1" calcext:value-type="float">
            <text:p>1</text:p>
          </table:table-cell>
          <table:table-cell table:formula="of:=IF([.AE80]&lt;&gt;&quot;&quot;;[.AE80]+[.AU80]*5;[.AU80])" office:value-type="float" office:value="7" calcext:value-type="float">
            <text:p>7</text:p>
          </table:table-cell>
          <table:table-cell table:formula="of:=IF([.AF80]&lt;&gt;&quot;&quot;;[.AF80]+[.AV80]*5;[.AV80])" office:value-type="float" office:value="38" calcext:value-type="float">
            <text:p>38</text:p>
          </table:table-cell>
          <table:table-cell table:formula="of:=IF([.AG80]&lt;&gt;&quot;&quot;;[.AG80]+[.AW80]*5;[.AW80])" office:value-type="float" office:value="194" calcext:value-type="float">
            <text:p>194</text:p>
          </table:table-cell>
          <table:table-cell table:formula="of:=IF([.AH80]&lt;&gt;&quot;&quot;;[.AH80]+[.AX80]*5;[.AX80])" office:value-type="float" office:value="973" calcext:value-type="float">
            <text:p>973</text:p>
          </table:table-cell>
          <table:table-cell table:formula="of:=IF([.AI80]&lt;&gt;&quot;&quot;;[.AI80]+[.AY80]*5;[.AY80])" office:value-type="float" office:value="4869" calcext:value-type="float">
            <text:p>4869</text:p>
          </table:table-cell>
          <table:table-cell table:formula="of:=IF([.AJ80]&lt;&gt;&quot;&quot;;[.AJ80]+[.AZ80]*5;[.AZ80])" office:value-type="float" office:value="24346" calcext:value-type="float">
            <text:p>24346</text:p>
          </table:table-cell>
          <table:table-cell table:formula="of:=IF([.AK80]&lt;&gt;&quot;&quot;;[.AK80]+[.BA80]*5;[.BA80])" office:value-type="float" office:value="121732" calcext:value-type="float">
            <text:p>121732</text:p>
          </table:table-cell>
          <table:table-cell table:formula="of:=IF([.AL80]&lt;&gt;&quot;&quot;;[.AL80]+[.BB80]*5;[.BB80])" office:value-type="float" office:value="608662" calcext:value-type="float">
            <text:p>608662</text:p>
          </table:table-cell>
          <table:table-cell table:formula="of:=IF([.AM80]&lt;&gt;&quot;&quot;;[.AM80]+[.BC80]*5;[.BC80])" office:value-type="float" office:value="3043314" calcext:value-type="float">
            <text:p>3043314</text:p>
          </table:table-cell>
          <table:table-cell table:formula="of:=IF([.AN80]&lt;&gt;&quot;&quot;;[.AN80]+[.BD80]*5;[.BD80])" office:value-type="float" office:value="15216574" calcext:value-type="float">
            <text:p>15216574</text:p>
          </table:table-cell>
          <table:table-cell table:formula="of:=IF([.AO80]&lt;&gt;&quot;&quot;;[.AO80]+[.BE80]*5;[.BE80])" office:value-type="float" office:value="76082874" calcext:value-type="float">
            <text:p>76082874</text:p>
          </table:table-cell>
          <table:table-cell table:formula="of:=IF([.AP80]&lt;&gt;&quot;&quot;;[.AP80]+[.BF80]*5;[.BF80])" office:value-type="float" office:value="380414371" calcext:value-type="float">
            <text:p>380414371</text:p>
          </table:table-cell>
          <table:table-cell table:formula="of:=IF([.AQ80]&lt;&gt;&quot;&quot;;[.AQ80]+[.BG80]*5;[.BG80])" office:value-type="float" office:value="380414371" calcext:value-type="float">
            <text:p>380414371</text:p>
          </table:table-cell>
          <table:table-cell table:formula="of:=IF([.AR80]&lt;&gt;&quot;&quot;;[.AR80]+[.BH80]*5;[.BH80])" office:value-type="float" office:value="380414371" calcext:value-type="float">
            <text:p>38041437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({[[[(&lt;&lt;[{&lt;&lt;&lt;&gt;[]][{}()]&gt;(({}())([]()))}]{&lt;{[()[]]({}())}&gt;({&lt;()[]&gt;&lt;[]{}&gt;}[{&lt;&gt;()}&lt;[]{}&gt;])}&gt;&gt;)]]]}[({[[{({(((</text:p>
          </table:table-cell>
          <table:table-cell table:formula="of:=ORG.LIBREOFFICE.REGEX(ORG.LIBREOFFICE.REGEX(ORG.LIBREOFFICE.REGEX(ORG.LIBREOFFICE.REGEX([.A81];&quot;[(][)]&quot;;&quot;&quot;;&quot;g&quot;);&quot;\[\]&quot;;&quot;&quot;;&quot;g&quot;);&quot;\{\}&quot;;&quot;&quot;;&quot;g&quot;);&quot;&lt;&gt;&quot;;&quot;&quot;;&quot;g&quot;)" office:value-type="string" office:string-value="({({[[[(&lt;&lt;[{&lt;&lt;][]&gt;(()())}]{&lt;{[]()}&gt;({}[{}])}&gt;&gt;)]]]}[({[[{({(((" calcext:value-type="string">
            <text:p>({({[[[(&lt;&lt;[{&lt;&lt;][]&gt;(()())}]{&lt;{[]()}&gt;({}[{}])}&gt;&gt;)]]]}[({[[{({(((</text:p>
          </table:table-cell>
          <table:table-cell table:formula="of:=ORG.LIBREOFFICE.REGEX(ORG.LIBREOFFICE.REGEX(ORG.LIBREOFFICE.REGEX(ORG.LIBREOFFICE.REGEX([.B81];&quot;[(][)]&quot;;&quot;&quot;;&quot;g&quot;);&quot;\[\]&quot;;&quot;&quot;;&quot;g&quot;);&quot;\{\}&quot;;&quot;&quot;;&quot;g&quot;);&quot;&lt;&gt;&quot;;&quot;&quot;;&quot;g&quot;)" office:value-type="string" office:string-value="({({[[[(&lt;&lt;[{&lt;&lt;]&gt;()}]{([])}&gt;&gt;)]]]}[({[[{({(((" calcext:value-type="string">
            <text:p>({({[[[(&lt;&lt;[{&lt;&lt;]&gt;()}]{([])}&gt;&gt;)]]]}[({[[{({(((</text:p>
          </table:table-cell>
          <table:table-cell table:formula="of:=ORG.LIBREOFFICE.REGEX(ORG.LIBREOFFICE.REGEX(ORG.LIBREOFFICE.REGEX(ORG.LIBREOFFICE.REGEX([.C81];&quot;[(][)]&quot;;&quot;&quot;;&quot;g&quot;);&quot;\[\]&quot;;&quot;&quot;;&quot;g&quot;);&quot;\{\}&quot;;&quot;&quot;;&quot;g&quot;);&quot;&lt;&gt;&quot;;&quot;&quot;;&quot;g&quot;)" office:value-type="string" office:string-value="({({[[[(&lt;&lt;[{&lt;&lt;]&gt;}]{()}&gt;&gt;)]]]}[({[[{({(((" calcext:value-type="string">
            <text:p>({({[[[(&lt;&lt;[{&lt;&lt;]&gt;}]{()}&gt;&gt;)]]]}[({[[{({(((</text:p>
          </table:table-cell>
          <table:table-cell table:formula="of:=ORG.LIBREOFFICE.REGEX(ORG.LIBREOFFICE.REGEX(ORG.LIBREOFFICE.REGEX(ORG.LIBREOFFICE.REGEX([.D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ORG.LIBREOFFICE.REGEX(ORG.LIBREOFFICE.REGEX(ORG.LIBREOFFICE.REGEX(ORG.LIBREOFFICE.REGEX([.E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ORG.LIBREOFFICE.REGEX(ORG.LIBREOFFICE.REGEX(ORG.LIBREOFFICE.REGEX(ORG.LIBREOFFICE.REGEX([.F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ORG.LIBREOFFICE.REGEX(ORG.LIBREOFFICE.REGEX(ORG.LIBREOFFICE.REGEX(ORG.LIBREOFFICE.REGEX([.G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ORG.LIBREOFFICE.REGEX(ORG.LIBREOFFICE.REGEX(ORG.LIBREOFFICE.REGEX(ORG.LIBREOFFICE.REGEX([.H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ORG.LIBREOFFICE.REGEX(ORG.LIBREOFFICE.REGEX(ORG.LIBREOFFICE.REGEX(ORG.LIBREOFFICE.REGEX([.I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ORG.LIBREOFFICE.REGEX(ORG.LIBREOFFICE.REGEX(ORG.LIBREOFFICE.REGEX(ORG.LIBREOFFICE.REGEX([.J81];&quot;[(][)]&quot;;&quot;&quot;;&quot;g&quot;);&quot;\[\]&quot;;&quot;&quot;;&quot;g&quot;);&quot;\{\}&quot;;&quot;&quot;;&quot;g&quot;);&quot;&lt;&gt;&quot;;&quot;&quot;;&quot;g&quot;)" office:value-type="string" office:string-value="({({[[[(&lt;&lt;[{&lt;&lt;]&gt;}]&gt;&gt;)]]]}[({[[{({(((" calcext:value-type="string">
            <text:p>({({[[[(&lt;&lt;[{&lt;&lt;]&gt;}]&gt;&gt;)]]]}[({[[{({(((</text:p>
          </table:table-cell>
          <table:table-cell table:formula="of:=IF(ORG.LIBREOFFICE.REGEX(ORG.LIBREOFFICE.REGEX(ORG.LIBREOFFICE.REGEX(ORG.LIBREOFFICE.REGEX(ORG.LIBREOFFICE.REGEX([.K8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1];&quot;[\[\(\{&lt;]*&quot;;&quot;&quot;;&quot;&quot;);&quot;\).*&quot;;3;&quot;&quot;);&quot;\].*&quot;;57;&quot;&quot;);&quot;\}.*&quot;;1197;&quot;&quot;);&quot;&gt;.*&quot;;25137;&quot;&quot;));&quot;&quot;)" office:value-type="float" office:value="57" calcext:value-type="float">
            <text:p>57</text:p>
          </table:table-cell>
          <table:table-cell table:formula="of:=IF([.L81]=&quot;&quot;;[.K81];&quot;&quot;)">
            <text:p/>
          </table:table-cell>
          <table:table-cell table:formula="of:=IF(AND([.$M81]&lt;&gt;&quot;&quot;;LEN([.$M81])&gt;=[.N$2]);LEFT(RIGHT([.$M81];[.N$2]);1);&quot;&quot;)">
            <text:p/>
          </table:table-cell>
          <table:table-cell table:formula="of:=IF(AND([.$M81]&lt;&gt;&quot;&quot;;LEN([.$M81])&gt;=[.O$2]);LEFT(RIGHT([.$M81];[.O$2]);1);&quot;&quot;)">
            <text:p/>
          </table:table-cell>
          <table:table-cell table:formula="of:=IF(AND([.$M81]&lt;&gt;&quot;&quot;;LEN([.$M81])&gt;=[.P$2]);LEFT(RIGHT([.$M81];[.P$2]);1);&quot;&quot;)">
            <text:p/>
          </table:table-cell>
          <table:table-cell table:formula="of:=IF(AND([.$M81]&lt;&gt;&quot;&quot;;LEN([.$M81])&gt;=[.Q$2]);LEFT(RIGHT([.$M81];[.Q$2]);1);&quot;&quot;)">
            <text:p/>
          </table:table-cell>
          <table:table-cell table:formula="of:=IF(AND([.$M81]&lt;&gt;&quot;&quot;;LEN([.$M81])&gt;=[.R$2]);LEFT(RIGHT([.$M81];[.R$2]);1);&quot;&quot;)">
            <text:p/>
          </table:table-cell>
          <table:table-cell table:formula="of:=IF(AND([.$M81]&lt;&gt;&quot;&quot;;LEN([.$M81])&gt;=[.S$2]);LEFT(RIGHT([.$M81];[.S$2]);1);&quot;&quot;)">
            <text:p/>
          </table:table-cell>
          <table:table-cell table:formula="of:=IF(AND([.$M81]&lt;&gt;&quot;&quot;;LEN([.$M81])&gt;=[.T$2]);LEFT(RIGHT([.$M81];[.T$2]);1);&quot;&quot;)">
            <text:p/>
          </table:table-cell>
          <table:table-cell table:formula="of:=IF(AND([.$M81]&lt;&gt;&quot;&quot;;LEN([.$M81])&gt;=[.U$2]);LEFT(RIGHT([.$M81];[.U$2]);1);&quot;&quot;)">
            <text:p/>
          </table:table-cell>
          <table:table-cell table:formula="of:=IF(AND([.$M81]&lt;&gt;&quot;&quot;;LEN([.$M81])&gt;=[.V$2]);LEFT(RIGHT([.$M81];[.V$2]);1);&quot;&quot;)">
            <text:p/>
          </table:table-cell>
          <table:table-cell table:formula="of:=IF(AND([.$M81]&lt;&gt;&quot;&quot;;LEN([.$M81])&gt;=[.W$2]);LEFT(RIGHT([.$M81];[.W$2]);1);&quot;&quot;)">
            <text:p/>
          </table:table-cell>
          <table:table-cell table:formula="of:=IF(AND([.$M81]&lt;&gt;&quot;&quot;;LEN([.$M81])&gt;=[.X$2]);LEFT(RIGHT([.$M81];[.X$2]);1);&quot;&quot;)">
            <text:p/>
          </table:table-cell>
          <table:table-cell table:formula="of:=IF(AND([.$M81]&lt;&gt;&quot;&quot;;LEN([.$M81])&gt;=[.Y$2]);LEFT(RIGHT([.$M81];[.Y$2]);1);&quot;&quot;)">
            <text:p/>
          </table:table-cell>
          <table:table-cell table:formula="of:=IF(AND([.$M81]&lt;&gt;&quot;&quot;;LEN([.$M81])&gt;=[.Z$2]);LEFT(RIGHT([.$M81];[.Z$2]);1);&quot;&quot;)">
            <text:p/>
          </table:table-cell>
          <table:table-cell table:formula="of:=IF(AND([.$M81]&lt;&gt;&quot;&quot;;LEN([.$M81])&gt;=[.AA$2]);LEFT(RIGHT([.$M81];[.AA$2]);1);&quot;&quot;)">
            <text:p/>
          </table:table-cell>
          <table:table-cell table:formula="of:=IF(AND([.$M81]&lt;&gt;&quot;&quot;;LEN([.$M81])&gt;=[.AB$2]);LEFT(RIGHT([.$M81];[.AB$2]);1);&quot;&quot;)">
            <text:p/>
          </table:table-cell>
          <table:table-cell table:formula="of:=IF([.M81]=&quot;&quot;;&quot;&quot;;0)">
            <text:p/>
          </table:table-cell>
          <table:table-cell table:formula="of:=IF([.N81]&lt;&gt;&quot;&quot;;IF([.N81]=&quot;(&quot;;1;IF([.N81]=&quot;[&quot;;2;IF([.N81]=&quot;{&quot;;3;IF([.N81]=&quot;&lt;&quot;;4;0))));&quot;&quot;)">
            <text:p/>
          </table:table-cell>
          <table:table-cell table:formula="of:=IF([.O81]&lt;&gt;&quot;&quot;;IF([.O81]=&quot;(&quot;;1;IF([.O81]=&quot;[&quot;;2;IF([.O81]=&quot;{&quot;;3;IF([.O81]=&quot;&lt;&quot;;4;0))));&quot;&quot;)">
            <text:p/>
          </table:table-cell>
          <table:table-cell table:formula="of:=IF([.P81]&lt;&gt;&quot;&quot;;IF([.P81]=&quot;(&quot;;1;IF([.P81]=&quot;[&quot;;2;IF([.P81]=&quot;{&quot;;3;IF([.P81]=&quot;&lt;&quot;;4;0))));&quot;&quot;)">
            <text:p/>
          </table:table-cell>
          <table:table-cell table:formula="of:=IF([.Q81]&lt;&gt;&quot;&quot;;IF([.Q81]=&quot;(&quot;;1;IF([.Q81]=&quot;[&quot;;2;IF([.Q81]=&quot;{&quot;;3;IF([.Q81]=&quot;&lt;&quot;;4;0))));&quot;&quot;)">
            <text:p/>
          </table:table-cell>
          <table:table-cell table:formula="of:=IF([.R81]&lt;&gt;&quot;&quot;;IF([.R81]=&quot;(&quot;;1;IF([.R81]=&quot;[&quot;;2;IF([.R81]=&quot;{&quot;;3;IF([.R81]=&quot;&lt;&quot;;4;0))));&quot;&quot;)">
            <text:p/>
          </table:table-cell>
          <table:table-cell table:formula="of:=IF([.S81]&lt;&gt;&quot;&quot;;IF([.S81]=&quot;(&quot;;1;IF([.S81]=&quot;[&quot;;2;IF([.S81]=&quot;{&quot;;3;IF([.S81]=&quot;&lt;&quot;;4;0))));&quot;&quot;)">
            <text:p/>
          </table:table-cell>
          <table:table-cell table:formula="of:=IF([.T81]&lt;&gt;&quot;&quot;;IF([.T81]=&quot;(&quot;;1;IF([.T81]=&quot;[&quot;;2;IF([.T81]=&quot;{&quot;;3;IF([.T81]=&quot;&lt;&quot;;4;0))));&quot;&quot;)">
            <text:p/>
          </table:table-cell>
          <table:table-cell table:formula="of:=IF([.U81]&lt;&gt;&quot;&quot;;IF([.U81]=&quot;(&quot;;1;IF([.U81]=&quot;[&quot;;2;IF([.U81]=&quot;{&quot;;3;IF([.U81]=&quot;&lt;&quot;;4;0))));&quot;&quot;)">
            <text:p/>
          </table:table-cell>
          <table:table-cell table:formula="of:=IF([.V81]&lt;&gt;&quot;&quot;;IF([.V81]=&quot;(&quot;;1;IF([.V81]=&quot;[&quot;;2;IF([.V81]=&quot;{&quot;;3;IF([.V81]=&quot;&lt;&quot;;4;0))));&quot;&quot;)">
            <text:p/>
          </table:table-cell>
          <table:table-cell table:formula="of:=IF([.W81]&lt;&gt;&quot;&quot;;IF([.W81]=&quot;(&quot;;1;IF([.W81]=&quot;[&quot;;2;IF([.W81]=&quot;{&quot;;3;IF([.W81]=&quot;&lt;&quot;;4;0))));&quot;&quot;)">
            <text:p/>
          </table:table-cell>
          <table:table-cell table:formula="of:=IF([.X81]&lt;&gt;&quot;&quot;;IF([.X81]=&quot;(&quot;;1;IF([.X81]=&quot;[&quot;;2;IF([.X81]=&quot;{&quot;;3;IF([.X81]=&quot;&lt;&quot;;4;0))));&quot;&quot;)">
            <text:p/>
          </table:table-cell>
          <table:table-cell table:formula="of:=IF([.Y81]&lt;&gt;&quot;&quot;;IF([.Y81]=&quot;(&quot;;1;IF([.Y81]=&quot;[&quot;;2;IF([.Y81]=&quot;{&quot;;3;IF([.Y81]=&quot;&lt;&quot;;4;0))));&quot;&quot;)">
            <text:p/>
          </table:table-cell>
          <table:table-cell table:formula="of:=IF([.Z81]&lt;&gt;&quot;&quot;;IF([.Z81]=&quot;(&quot;;1;IF([.Z81]=&quot;[&quot;;2;IF([.Z81]=&quot;{&quot;;3;IF([.Z81]=&quot;&lt;&quot;;4;0))));&quot;&quot;)">
            <text:p/>
          </table:table-cell>
          <table:table-cell table:formula="of:=IF([.AA81]&lt;&gt;&quot;&quot;;IF([.AA81]=&quot;(&quot;;1;IF([.AA81]=&quot;[&quot;;2;IF([.AA81]=&quot;{&quot;;3;IF([.AA81]=&quot;&lt;&quot;;4;0))));&quot;&quot;)">
            <text:p/>
          </table:table-cell>
          <table:table-cell table:formula="of:=IF([.AB81]&lt;&gt;&quot;&quot;;IF([.AB81]=&quot;(&quot;;1;IF([.AB81]=&quot;[&quot;;2;IF([.AB81]=&quot;{&quot;;3;IF([.AB81]=&quot;&lt;&quot;;4;0))));&quot;&quot;)">
            <text:p/>
          </table:table-cell>
          <table:table-cell table:number-columns-repeated="2"/>
          <table:table-cell table:formula="of:=[.AD81]">
            <text:p/>
          </table:table-cell>
          <table:table-cell table:formula="of:=IF([.AE81]&lt;&gt;&quot;&quot;;[.AE81]+[.AU81]*5;[.AU81])">
            <text:p/>
          </table:table-cell>
          <table:table-cell table:formula="of:=IF([.AF81]&lt;&gt;&quot;&quot;;[.AF81]+[.AV81]*5;[.AV81])">
            <text:p/>
          </table:table-cell>
          <table:table-cell table:formula="of:=IF([.AG81]&lt;&gt;&quot;&quot;;[.AG81]+[.AW81]*5;[.AW81])">
            <text:p/>
          </table:table-cell>
          <table:table-cell table:formula="of:=IF([.AH81]&lt;&gt;&quot;&quot;;[.AH81]+[.AX81]*5;[.AX81])">
            <text:p/>
          </table:table-cell>
          <table:table-cell table:formula="of:=IF([.AI81]&lt;&gt;&quot;&quot;;[.AI81]+[.AY81]*5;[.AY81])">
            <text:p/>
          </table:table-cell>
          <table:table-cell table:formula="of:=IF([.AJ81]&lt;&gt;&quot;&quot;;[.AJ81]+[.AZ81]*5;[.AZ81])">
            <text:p/>
          </table:table-cell>
          <table:table-cell table:formula="of:=IF([.AK81]&lt;&gt;&quot;&quot;;[.AK81]+[.BA81]*5;[.BA81])">
            <text:p/>
          </table:table-cell>
          <table:table-cell table:formula="of:=IF([.AL81]&lt;&gt;&quot;&quot;;[.AL81]+[.BB81]*5;[.BB81])">
            <text:p/>
          </table:table-cell>
          <table:table-cell table:formula="of:=IF([.AM81]&lt;&gt;&quot;&quot;;[.AM81]+[.BC81]*5;[.BC81])">
            <text:p/>
          </table:table-cell>
          <table:table-cell table:formula="of:=IF([.AN81]&lt;&gt;&quot;&quot;;[.AN81]+[.BD81]*5;[.BD81])">
            <text:p/>
          </table:table-cell>
          <table:table-cell table:formula="of:=IF([.AO81]&lt;&gt;&quot;&quot;;[.AO81]+[.BE81]*5;[.BE81])">
            <text:p/>
          </table:table-cell>
          <table:table-cell table:formula="of:=IF([.AP81]&lt;&gt;&quot;&quot;;[.AP81]+[.BF81]*5;[.BF81])">
            <text:p/>
          </table:table-cell>
          <table:table-cell table:formula="of:=IF([.AQ81]&lt;&gt;&quot;&quot;;[.AQ81]+[.BG81]*5;[.BG81])">
            <text:p/>
          </table:table-cell>
          <table:table-cell table:formula="of:=IF([.AR81]&lt;&gt;&quot;&quot;;[.AR81]+[.BH81]*5;[.BH81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(([[&lt;{[(&lt;({&lt;{&lt;&gt;&lt;&gt;}[[]]&gt;[{(){}}&gt;}((&lt;()&lt;&gt;&gt;{()()})&lt;&lt;&lt;&gt;()&gt;({}())&gt;))((([&lt;&gt;()]{[][]})[[(){}]&lt;{}</text:p>
          </table:table-cell>
          <table:table-cell table:formula="of:=ORG.LIBREOFFICE.REGEX(ORG.LIBREOFFICE.REGEX(ORG.LIBREOFFICE.REGEX(ORG.LIBREOFFICE.REGEX([.A82];&quot;[(][)]&quot;;&quot;&quot;;&quot;g&quot;);&quot;\[\]&quot;;&quot;&quot;;&quot;g&quot;);&quot;\{\}&quot;;&quot;&quot;;&quot;g&quot;);&quot;&lt;&gt;&quot;;&quot;&quot;;&quot;g&quot;)" office:value-type="string" office:string-value="((([[&lt;{[(&lt;({&lt;{}[]&gt;[{}&gt;}((&lt;&gt;)&lt;&lt;&gt;()&gt;))((([])[[]&lt;" calcext:value-type="string">
            <text:p>((([[&lt;{[(&lt;({&lt;{}[]&gt;[{}&gt;}((&lt;&gt;)&lt;&lt;&gt;()&gt;))((([])[[]&lt;</text:p>
          </table:table-cell>
          <table:table-cell table:formula="of:=ORG.LIBREOFFICE.REGEX(ORG.LIBREOFFICE.REGEX(ORG.LIBREOFFICE.REGEX(ORG.LIBREOFFICE.REGEX([.B82];&quot;[(][)]&quot;;&quot;&quot;;&quot;g&quot;);&quot;\[\]&quot;;&quot;&quot;;&quot;g&quot;);&quot;\{\}&quot;;&quot;&quot;;&quot;g&quot;);&quot;&lt;&gt;&quot;;&quot;&quot;;&quot;g&quot;)" office:value-type="string" office:string-value="((([[&lt;{[(&lt;({[&gt;}(()&lt;&gt;))((()[&lt;" calcext:value-type="string">
            <text:p>((([[&lt;{[(&lt;({[&gt;}(()&lt;&gt;))((()[&lt;</text:p>
          </table:table-cell>
          <table:table-cell table:formula="of:=ORG.LIBREOFFICE.REGEX(ORG.LIBREOFFICE.REGEX(ORG.LIBREOFFICE.REGEX(ORG.LIBREOFFICE.REGEX([.C82];&quot;[(][)]&quot;;&quot;&quot;;&quot;g&quot;);&quot;\[\]&quot;;&quot;&quot;;&quot;g&quot;);&quot;\{\}&quot;;&quot;&quot;;&quot;g&quot;);&quot;&lt;&gt;&quot;;&quot;&quot;;&quot;g&quot;)" office:value-type="string" office:string-value="((([[&lt;{[(&lt;({[&gt;}())(([&lt;" calcext:value-type="string">
            <text:p>((([[&lt;{[(&lt;({[&gt;}())(([&lt;</text:p>
          </table:table-cell>
          <table:table-cell table:formula="of:=ORG.LIBREOFFICE.REGEX(ORG.LIBREOFFICE.REGEX(ORG.LIBREOFFICE.REGEX(ORG.LIBREOFFICE.REGEX([.D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ORG.LIBREOFFICE.REGEX(ORG.LIBREOFFICE.REGEX(ORG.LIBREOFFICE.REGEX(ORG.LIBREOFFICE.REGEX([.E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ORG.LIBREOFFICE.REGEX(ORG.LIBREOFFICE.REGEX(ORG.LIBREOFFICE.REGEX(ORG.LIBREOFFICE.REGEX([.F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ORG.LIBREOFFICE.REGEX(ORG.LIBREOFFICE.REGEX(ORG.LIBREOFFICE.REGEX(ORG.LIBREOFFICE.REGEX([.G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ORG.LIBREOFFICE.REGEX(ORG.LIBREOFFICE.REGEX(ORG.LIBREOFFICE.REGEX(ORG.LIBREOFFICE.REGEX([.H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ORG.LIBREOFFICE.REGEX(ORG.LIBREOFFICE.REGEX(ORG.LIBREOFFICE.REGEX(ORG.LIBREOFFICE.REGEX([.I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ORG.LIBREOFFICE.REGEX(ORG.LIBREOFFICE.REGEX(ORG.LIBREOFFICE.REGEX(ORG.LIBREOFFICE.REGEX([.J82];&quot;[(][)]&quot;;&quot;&quot;;&quot;g&quot;);&quot;\[\]&quot;;&quot;&quot;;&quot;g&quot;);&quot;\{\}&quot;;&quot;&quot;;&quot;g&quot;);&quot;&lt;&gt;&quot;;&quot;&quot;;&quot;g&quot;)" office:value-type="string" office:string-value="((([[&lt;{[(&lt;({[&gt;})(([&lt;" calcext:value-type="string">
            <text:p>((([[&lt;{[(&lt;({[&gt;})(([&lt;</text:p>
          </table:table-cell>
          <table:table-cell table:formula="of:=IF(ORG.LIBREOFFICE.REGEX(ORG.LIBREOFFICE.REGEX(ORG.LIBREOFFICE.REGEX(ORG.LIBREOFFICE.REGEX(ORG.LIBREOFFICE.REGEX([.K8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2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82]=&quot;&quot;;[.K82];&quot;&quot;)">
            <text:p/>
          </table:table-cell>
          <table:table-cell table:formula="of:=IF(AND([.$M82]&lt;&gt;&quot;&quot;;LEN([.$M82])&gt;=[.N$2]);LEFT(RIGHT([.$M82];[.N$2]);1);&quot;&quot;)">
            <text:p/>
          </table:table-cell>
          <table:table-cell table:formula="of:=IF(AND([.$M82]&lt;&gt;&quot;&quot;;LEN([.$M82])&gt;=[.O$2]);LEFT(RIGHT([.$M82];[.O$2]);1);&quot;&quot;)">
            <text:p/>
          </table:table-cell>
          <table:table-cell table:formula="of:=IF(AND([.$M82]&lt;&gt;&quot;&quot;;LEN([.$M82])&gt;=[.P$2]);LEFT(RIGHT([.$M82];[.P$2]);1);&quot;&quot;)">
            <text:p/>
          </table:table-cell>
          <table:table-cell table:formula="of:=IF(AND([.$M82]&lt;&gt;&quot;&quot;;LEN([.$M82])&gt;=[.Q$2]);LEFT(RIGHT([.$M82];[.Q$2]);1);&quot;&quot;)">
            <text:p/>
          </table:table-cell>
          <table:table-cell table:formula="of:=IF(AND([.$M82]&lt;&gt;&quot;&quot;;LEN([.$M82])&gt;=[.R$2]);LEFT(RIGHT([.$M82];[.R$2]);1);&quot;&quot;)">
            <text:p/>
          </table:table-cell>
          <table:table-cell table:formula="of:=IF(AND([.$M82]&lt;&gt;&quot;&quot;;LEN([.$M82])&gt;=[.S$2]);LEFT(RIGHT([.$M82];[.S$2]);1);&quot;&quot;)">
            <text:p/>
          </table:table-cell>
          <table:table-cell table:formula="of:=IF(AND([.$M82]&lt;&gt;&quot;&quot;;LEN([.$M82])&gt;=[.T$2]);LEFT(RIGHT([.$M82];[.T$2]);1);&quot;&quot;)">
            <text:p/>
          </table:table-cell>
          <table:table-cell table:formula="of:=IF(AND([.$M82]&lt;&gt;&quot;&quot;;LEN([.$M82])&gt;=[.U$2]);LEFT(RIGHT([.$M82];[.U$2]);1);&quot;&quot;)">
            <text:p/>
          </table:table-cell>
          <table:table-cell table:formula="of:=IF(AND([.$M82]&lt;&gt;&quot;&quot;;LEN([.$M82])&gt;=[.V$2]);LEFT(RIGHT([.$M82];[.V$2]);1);&quot;&quot;)">
            <text:p/>
          </table:table-cell>
          <table:table-cell table:formula="of:=IF(AND([.$M82]&lt;&gt;&quot;&quot;;LEN([.$M82])&gt;=[.W$2]);LEFT(RIGHT([.$M82];[.W$2]);1);&quot;&quot;)">
            <text:p/>
          </table:table-cell>
          <table:table-cell table:formula="of:=IF(AND([.$M82]&lt;&gt;&quot;&quot;;LEN([.$M82])&gt;=[.X$2]);LEFT(RIGHT([.$M82];[.X$2]);1);&quot;&quot;)">
            <text:p/>
          </table:table-cell>
          <table:table-cell table:formula="of:=IF(AND([.$M82]&lt;&gt;&quot;&quot;;LEN([.$M82])&gt;=[.Y$2]);LEFT(RIGHT([.$M82];[.Y$2]);1);&quot;&quot;)">
            <text:p/>
          </table:table-cell>
          <table:table-cell table:formula="of:=IF(AND([.$M82]&lt;&gt;&quot;&quot;;LEN([.$M82])&gt;=[.Z$2]);LEFT(RIGHT([.$M82];[.Z$2]);1);&quot;&quot;)">
            <text:p/>
          </table:table-cell>
          <table:table-cell table:formula="of:=IF(AND([.$M82]&lt;&gt;&quot;&quot;;LEN([.$M82])&gt;=[.AA$2]);LEFT(RIGHT([.$M82];[.AA$2]);1);&quot;&quot;)">
            <text:p/>
          </table:table-cell>
          <table:table-cell table:formula="of:=IF(AND([.$M82]&lt;&gt;&quot;&quot;;LEN([.$M82])&gt;=[.AB$2]);LEFT(RIGHT([.$M82];[.AB$2]);1);&quot;&quot;)">
            <text:p/>
          </table:table-cell>
          <table:table-cell table:formula="of:=IF([.M82]=&quot;&quot;;&quot;&quot;;0)">
            <text:p/>
          </table:table-cell>
          <table:table-cell table:formula="of:=IF([.N82]&lt;&gt;&quot;&quot;;IF([.N82]=&quot;(&quot;;1;IF([.N82]=&quot;[&quot;;2;IF([.N82]=&quot;{&quot;;3;IF([.N82]=&quot;&lt;&quot;;4;0))));&quot;&quot;)">
            <text:p/>
          </table:table-cell>
          <table:table-cell table:formula="of:=IF([.O82]&lt;&gt;&quot;&quot;;IF([.O82]=&quot;(&quot;;1;IF([.O82]=&quot;[&quot;;2;IF([.O82]=&quot;{&quot;;3;IF([.O82]=&quot;&lt;&quot;;4;0))));&quot;&quot;)">
            <text:p/>
          </table:table-cell>
          <table:table-cell table:formula="of:=IF([.P82]&lt;&gt;&quot;&quot;;IF([.P82]=&quot;(&quot;;1;IF([.P82]=&quot;[&quot;;2;IF([.P82]=&quot;{&quot;;3;IF([.P82]=&quot;&lt;&quot;;4;0))));&quot;&quot;)">
            <text:p/>
          </table:table-cell>
          <table:table-cell table:formula="of:=IF([.Q82]&lt;&gt;&quot;&quot;;IF([.Q82]=&quot;(&quot;;1;IF([.Q82]=&quot;[&quot;;2;IF([.Q82]=&quot;{&quot;;3;IF([.Q82]=&quot;&lt;&quot;;4;0))));&quot;&quot;)">
            <text:p/>
          </table:table-cell>
          <table:table-cell table:formula="of:=IF([.R82]&lt;&gt;&quot;&quot;;IF([.R82]=&quot;(&quot;;1;IF([.R82]=&quot;[&quot;;2;IF([.R82]=&quot;{&quot;;3;IF([.R82]=&quot;&lt;&quot;;4;0))));&quot;&quot;)">
            <text:p/>
          </table:table-cell>
          <table:table-cell table:formula="of:=IF([.S82]&lt;&gt;&quot;&quot;;IF([.S82]=&quot;(&quot;;1;IF([.S82]=&quot;[&quot;;2;IF([.S82]=&quot;{&quot;;3;IF([.S82]=&quot;&lt;&quot;;4;0))));&quot;&quot;)">
            <text:p/>
          </table:table-cell>
          <table:table-cell table:formula="of:=IF([.T82]&lt;&gt;&quot;&quot;;IF([.T82]=&quot;(&quot;;1;IF([.T82]=&quot;[&quot;;2;IF([.T82]=&quot;{&quot;;3;IF([.T82]=&quot;&lt;&quot;;4;0))));&quot;&quot;)">
            <text:p/>
          </table:table-cell>
          <table:table-cell table:formula="of:=IF([.U82]&lt;&gt;&quot;&quot;;IF([.U82]=&quot;(&quot;;1;IF([.U82]=&quot;[&quot;;2;IF([.U82]=&quot;{&quot;;3;IF([.U82]=&quot;&lt;&quot;;4;0))));&quot;&quot;)">
            <text:p/>
          </table:table-cell>
          <table:table-cell table:formula="of:=IF([.V82]&lt;&gt;&quot;&quot;;IF([.V82]=&quot;(&quot;;1;IF([.V82]=&quot;[&quot;;2;IF([.V82]=&quot;{&quot;;3;IF([.V82]=&quot;&lt;&quot;;4;0))));&quot;&quot;)">
            <text:p/>
          </table:table-cell>
          <table:table-cell table:formula="of:=IF([.W82]&lt;&gt;&quot;&quot;;IF([.W82]=&quot;(&quot;;1;IF([.W82]=&quot;[&quot;;2;IF([.W82]=&quot;{&quot;;3;IF([.W82]=&quot;&lt;&quot;;4;0))));&quot;&quot;)">
            <text:p/>
          </table:table-cell>
          <table:table-cell table:formula="of:=IF([.X82]&lt;&gt;&quot;&quot;;IF([.X82]=&quot;(&quot;;1;IF([.X82]=&quot;[&quot;;2;IF([.X82]=&quot;{&quot;;3;IF([.X82]=&quot;&lt;&quot;;4;0))));&quot;&quot;)">
            <text:p/>
          </table:table-cell>
          <table:table-cell table:formula="of:=IF([.Y82]&lt;&gt;&quot;&quot;;IF([.Y82]=&quot;(&quot;;1;IF([.Y82]=&quot;[&quot;;2;IF([.Y82]=&quot;{&quot;;3;IF([.Y82]=&quot;&lt;&quot;;4;0))));&quot;&quot;)">
            <text:p/>
          </table:table-cell>
          <table:table-cell table:formula="of:=IF([.Z82]&lt;&gt;&quot;&quot;;IF([.Z82]=&quot;(&quot;;1;IF([.Z82]=&quot;[&quot;;2;IF([.Z82]=&quot;{&quot;;3;IF([.Z82]=&quot;&lt;&quot;;4;0))));&quot;&quot;)">
            <text:p/>
          </table:table-cell>
          <table:table-cell table:formula="of:=IF([.AA82]&lt;&gt;&quot;&quot;;IF([.AA82]=&quot;(&quot;;1;IF([.AA82]=&quot;[&quot;;2;IF([.AA82]=&quot;{&quot;;3;IF([.AA82]=&quot;&lt;&quot;;4;0))));&quot;&quot;)">
            <text:p/>
          </table:table-cell>
          <table:table-cell table:formula="of:=IF([.AB82]&lt;&gt;&quot;&quot;;IF([.AB82]=&quot;(&quot;;1;IF([.AB82]=&quot;[&quot;;2;IF([.AB82]=&quot;{&quot;;3;IF([.AB82]=&quot;&lt;&quot;;4;0))));&quot;&quot;)">
            <text:p/>
          </table:table-cell>
          <table:table-cell table:number-columns-repeated="2"/>
          <table:table-cell table:formula="of:=[.AD82]">
            <text:p/>
          </table:table-cell>
          <table:table-cell table:formula="of:=IF([.AE82]&lt;&gt;&quot;&quot;;[.AE82]+[.AU82]*5;[.AU82])">
            <text:p/>
          </table:table-cell>
          <table:table-cell table:formula="of:=IF([.AF82]&lt;&gt;&quot;&quot;;[.AF82]+[.AV82]*5;[.AV82])">
            <text:p/>
          </table:table-cell>
          <table:table-cell table:formula="of:=IF([.AG82]&lt;&gt;&quot;&quot;;[.AG82]+[.AW82]*5;[.AW82])">
            <text:p/>
          </table:table-cell>
          <table:table-cell table:formula="of:=IF([.AH82]&lt;&gt;&quot;&quot;;[.AH82]+[.AX82]*5;[.AX82])">
            <text:p/>
          </table:table-cell>
          <table:table-cell table:formula="of:=IF([.AI82]&lt;&gt;&quot;&quot;;[.AI82]+[.AY82]*5;[.AY82])">
            <text:p/>
          </table:table-cell>
          <table:table-cell table:formula="of:=IF([.AJ82]&lt;&gt;&quot;&quot;;[.AJ82]+[.AZ82]*5;[.AZ82])">
            <text:p/>
          </table:table-cell>
          <table:table-cell table:formula="of:=IF([.AK82]&lt;&gt;&quot;&quot;;[.AK82]+[.BA82]*5;[.BA82])">
            <text:p/>
          </table:table-cell>
          <table:table-cell table:formula="of:=IF([.AL82]&lt;&gt;&quot;&quot;;[.AL82]+[.BB82]*5;[.BB82])">
            <text:p/>
          </table:table-cell>
          <table:table-cell table:formula="of:=IF([.AM82]&lt;&gt;&quot;&quot;;[.AM82]+[.BC82]*5;[.BC82])">
            <text:p/>
          </table:table-cell>
          <table:table-cell table:formula="of:=IF([.AN82]&lt;&gt;&quot;&quot;;[.AN82]+[.BD82]*5;[.BD82])">
            <text:p/>
          </table:table-cell>
          <table:table-cell table:formula="of:=IF([.AO82]&lt;&gt;&quot;&quot;;[.AO82]+[.BE82]*5;[.BE82])">
            <text:p/>
          </table:table-cell>
          <table:table-cell table:formula="of:=IF([.AP82]&lt;&gt;&quot;&quot;;[.AP82]+[.BF82]*5;[.BF82])">
            <text:p/>
          </table:table-cell>
          <table:table-cell table:formula="of:=IF([.AQ82]&lt;&gt;&quot;&quot;;[.AQ82]+[.BG82]*5;[.BG82])">
            <text:p/>
          </table:table-cell>
          <table:table-cell table:formula="of:=IF([.AR82]&lt;&gt;&quot;&quot;;[.AR82]+[.BH82]*5;[.BH82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&lt;[{([(&lt;[({[[([{}()]({}{}))([&lt;&gt;&lt;&gt;]({}()))](({(){}}{()[]}&gt;&lt;[[]()]&lt;&lt;&gt;&lt;&gt;&gt;&gt;)](&lt;([(){}][{}{}])[{</text:p>
          </table:table-cell>
          <table:table-cell table:formula="of:=ORG.LIBREOFFICE.REGEX(ORG.LIBREOFFICE.REGEX(ORG.LIBREOFFICE.REGEX(ORG.LIBREOFFICE.REGEX([.A83];&quot;[(][)]&quot;;&quot;&quot;;&quot;g&quot;);&quot;\[\]&quot;;&quot;&quot;;&quot;g&quot;);&quot;\{\}&quot;;&quot;&quot;;&quot;g&quot;);&quot;&lt;&gt;&quot;;&quot;&quot;;&quot;g&quot;)" office:value-type="string" office:string-value="&lt;[{([(&lt;[({[[([]())([]())](({}&gt;&lt;[]&lt;&gt;&gt;)](&lt;([][])[{" calcext:value-type="string">
            <text:p>&lt;[{([(&lt;[({[[([]())([]())](({}&gt;&lt;[]&lt;&gt;&gt;)](&lt;([][])[{</text:p>
          </table:table-cell>
          <table:table-cell table:formula="of:=ORG.LIBREOFFICE.REGEX(ORG.LIBREOFFICE.REGEX(ORG.LIBREOFFICE.REGEX(ORG.LIBREOFFICE.REGEX([.B83];&quot;[(][)]&quot;;&quot;&quot;;&quot;g&quot;);&quot;\[\]&quot;;&quot;&quot;;&quot;g&quot;);&quot;\{\}&quot;;&quot;&quot;;&quot;g&quot;);&quot;&lt;&gt;&quot;;&quot;&quot;;&quot;g&quot;)" office:value-type="string" office:string-value="&lt;[{([(&lt;[({[[()()]((&gt;&lt;&gt;)](&lt;()[{" calcext:value-type="string">
            <text:p>&lt;[{([(&lt;[({[[()()]((&gt;&lt;&gt;)](&lt;()[{</text:p>
          </table:table-cell>
          <table:table-cell table:formula="of:=ORG.LIBREOFFICE.REGEX(ORG.LIBREOFFICE.REGEX(ORG.LIBREOFFICE.REGEX(ORG.LIBREOFFICE.REGEX([.C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D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E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F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G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H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I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ORG.LIBREOFFICE.REGEX(ORG.LIBREOFFICE.REGEX(ORG.LIBREOFFICE.REGEX(ORG.LIBREOFFICE.REGEX([.J83];&quot;[(][)]&quot;;&quot;&quot;;&quot;g&quot;);&quot;\[\]&quot;;&quot;&quot;;&quot;g&quot;);&quot;\{\}&quot;;&quot;&quot;;&quot;g&quot;);&quot;&lt;&gt;&quot;;&quot;&quot;;&quot;g&quot;)" office:value-type="string" office:string-value="&lt;[{([(&lt;[({[((&gt;)](&lt;[{" calcext:value-type="string">
            <text:p>&lt;[{([(&lt;[({[((&gt;)](&lt;[{</text:p>
          </table:table-cell>
          <table:table-cell table:formula="of:=IF(ORG.LIBREOFFICE.REGEX(ORG.LIBREOFFICE.REGEX(ORG.LIBREOFFICE.REGEX(ORG.LIBREOFFICE.REGEX(ORG.LIBREOFFICE.REGEX([.K83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3];&quot;[\[\(\{&lt;]*&quot;;&quot;&quot;;&quot;&quot;);&quot;\).*&quot;;3;&quot;&quot;);&quot;\].*&quot;;57;&quot;&quot;);&quot;\}.*&quot;;1197;&quot;&quot;);&quot;&gt;.*&quot;;25137;&quot;&quot;));&quot;&quot;)" office:value-type="float" office:value="25137" calcext:value-type="float">
            <text:p>25137</text:p>
          </table:table-cell>
          <table:table-cell table:formula="of:=IF([.L83]=&quot;&quot;;[.K83];&quot;&quot;)">
            <text:p/>
          </table:table-cell>
          <table:table-cell table:formula="of:=IF(AND([.$M83]&lt;&gt;&quot;&quot;;LEN([.$M83])&gt;=[.N$2]);LEFT(RIGHT([.$M83];[.N$2]);1);&quot;&quot;)">
            <text:p/>
          </table:table-cell>
          <table:table-cell table:formula="of:=IF(AND([.$M83]&lt;&gt;&quot;&quot;;LEN([.$M83])&gt;=[.O$2]);LEFT(RIGHT([.$M83];[.O$2]);1);&quot;&quot;)">
            <text:p/>
          </table:table-cell>
          <table:table-cell table:formula="of:=IF(AND([.$M83]&lt;&gt;&quot;&quot;;LEN([.$M83])&gt;=[.P$2]);LEFT(RIGHT([.$M83];[.P$2]);1);&quot;&quot;)">
            <text:p/>
          </table:table-cell>
          <table:table-cell table:formula="of:=IF(AND([.$M83]&lt;&gt;&quot;&quot;;LEN([.$M83])&gt;=[.Q$2]);LEFT(RIGHT([.$M83];[.Q$2]);1);&quot;&quot;)">
            <text:p/>
          </table:table-cell>
          <table:table-cell table:formula="of:=IF(AND([.$M83]&lt;&gt;&quot;&quot;;LEN([.$M83])&gt;=[.R$2]);LEFT(RIGHT([.$M83];[.R$2]);1);&quot;&quot;)">
            <text:p/>
          </table:table-cell>
          <table:table-cell table:formula="of:=IF(AND([.$M83]&lt;&gt;&quot;&quot;;LEN([.$M83])&gt;=[.S$2]);LEFT(RIGHT([.$M83];[.S$2]);1);&quot;&quot;)">
            <text:p/>
          </table:table-cell>
          <table:table-cell table:formula="of:=IF(AND([.$M83]&lt;&gt;&quot;&quot;;LEN([.$M83])&gt;=[.T$2]);LEFT(RIGHT([.$M83];[.T$2]);1);&quot;&quot;)">
            <text:p/>
          </table:table-cell>
          <table:table-cell table:formula="of:=IF(AND([.$M83]&lt;&gt;&quot;&quot;;LEN([.$M83])&gt;=[.U$2]);LEFT(RIGHT([.$M83];[.U$2]);1);&quot;&quot;)">
            <text:p/>
          </table:table-cell>
          <table:table-cell table:formula="of:=IF(AND([.$M83]&lt;&gt;&quot;&quot;;LEN([.$M83])&gt;=[.V$2]);LEFT(RIGHT([.$M83];[.V$2]);1);&quot;&quot;)">
            <text:p/>
          </table:table-cell>
          <table:table-cell table:formula="of:=IF(AND([.$M83]&lt;&gt;&quot;&quot;;LEN([.$M83])&gt;=[.W$2]);LEFT(RIGHT([.$M83];[.W$2]);1);&quot;&quot;)">
            <text:p/>
          </table:table-cell>
          <table:table-cell table:formula="of:=IF(AND([.$M83]&lt;&gt;&quot;&quot;;LEN([.$M83])&gt;=[.X$2]);LEFT(RIGHT([.$M83];[.X$2]);1);&quot;&quot;)">
            <text:p/>
          </table:table-cell>
          <table:table-cell table:formula="of:=IF(AND([.$M83]&lt;&gt;&quot;&quot;;LEN([.$M83])&gt;=[.Y$2]);LEFT(RIGHT([.$M83];[.Y$2]);1);&quot;&quot;)">
            <text:p/>
          </table:table-cell>
          <table:table-cell table:formula="of:=IF(AND([.$M83]&lt;&gt;&quot;&quot;;LEN([.$M83])&gt;=[.Z$2]);LEFT(RIGHT([.$M83];[.Z$2]);1);&quot;&quot;)">
            <text:p/>
          </table:table-cell>
          <table:table-cell table:formula="of:=IF(AND([.$M83]&lt;&gt;&quot;&quot;;LEN([.$M83])&gt;=[.AA$2]);LEFT(RIGHT([.$M83];[.AA$2]);1);&quot;&quot;)">
            <text:p/>
          </table:table-cell>
          <table:table-cell table:formula="of:=IF(AND([.$M83]&lt;&gt;&quot;&quot;;LEN([.$M83])&gt;=[.AB$2]);LEFT(RIGHT([.$M83];[.AB$2]);1);&quot;&quot;)">
            <text:p/>
          </table:table-cell>
          <table:table-cell table:formula="of:=IF([.M83]=&quot;&quot;;&quot;&quot;;0)">
            <text:p/>
          </table:table-cell>
          <table:table-cell table:formula="of:=IF([.N83]&lt;&gt;&quot;&quot;;IF([.N83]=&quot;(&quot;;1;IF([.N83]=&quot;[&quot;;2;IF([.N83]=&quot;{&quot;;3;IF([.N83]=&quot;&lt;&quot;;4;0))));&quot;&quot;)">
            <text:p/>
          </table:table-cell>
          <table:table-cell table:formula="of:=IF([.O83]&lt;&gt;&quot;&quot;;IF([.O83]=&quot;(&quot;;1;IF([.O83]=&quot;[&quot;;2;IF([.O83]=&quot;{&quot;;3;IF([.O83]=&quot;&lt;&quot;;4;0))));&quot;&quot;)">
            <text:p/>
          </table:table-cell>
          <table:table-cell table:formula="of:=IF([.P83]&lt;&gt;&quot;&quot;;IF([.P83]=&quot;(&quot;;1;IF([.P83]=&quot;[&quot;;2;IF([.P83]=&quot;{&quot;;3;IF([.P83]=&quot;&lt;&quot;;4;0))));&quot;&quot;)">
            <text:p/>
          </table:table-cell>
          <table:table-cell table:formula="of:=IF([.Q83]&lt;&gt;&quot;&quot;;IF([.Q83]=&quot;(&quot;;1;IF([.Q83]=&quot;[&quot;;2;IF([.Q83]=&quot;{&quot;;3;IF([.Q83]=&quot;&lt;&quot;;4;0))));&quot;&quot;)">
            <text:p/>
          </table:table-cell>
          <table:table-cell table:formula="of:=IF([.R83]&lt;&gt;&quot;&quot;;IF([.R83]=&quot;(&quot;;1;IF([.R83]=&quot;[&quot;;2;IF([.R83]=&quot;{&quot;;3;IF([.R83]=&quot;&lt;&quot;;4;0))));&quot;&quot;)">
            <text:p/>
          </table:table-cell>
          <table:table-cell table:formula="of:=IF([.S83]&lt;&gt;&quot;&quot;;IF([.S83]=&quot;(&quot;;1;IF([.S83]=&quot;[&quot;;2;IF([.S83]=&quot;{&quot;;3;IF([.S83]=&quot;&lt;&quot;;4;0))));&quot;&quot;)">
            <text:p/>
          </table:table-cell>
          <table:table-cell table:formula="of:=IF([.T83]&lt;&gt;&quot;&quot;;IF([.T83]=&quot;(&quot;;1;IF([.T83]=&quot;[&quot;;2;IF([.T83]=&quot;{&quot;;3;IF([.T83]=&quot;&lt;&quot;;4;0))));&quot;&quot;)">
            <text:p/>
          </table:table-cell>
          <table:table-cell table:formula="of:=IF([.U83]&lt;&gt;&quot;&quot;;IF([.U83]=&quot;(&quot;;1;IF([.U83]=&quot;[&quot;;2;IF([.U83]=&quot;{&quot;;3;IF([.U83]=&quot;&lt;&quot;;4;0))));&quot;&quot;)">
            <text:p/>
          </table:table-cell>
          <table:table-cell table:formula="of:=IF([.V83]&lt;&gt;&quot;&quot;;IF([.V83]=&quot;(&quot;;1;IF([.V83]=&quot;[&quot;;2;IF([.V83]=&quot;{&quot;;3;IF([.V83]=&quot;&lt;&quot;;4;0))));&quot;&quot;)">
            <text:p/>
          </table:table-cell>
          <table:table-cell table:formula="of:=IF([.W83]&lt;&gt;&quot;&quot;;IF([.W83]=&quot;(&quot;;1;IF([.W83]=&quot;[&quot;;2;IF([.W83]=&quot;{&quot;;3;IF([.W83]=&quot;&lt;&quot;;4;0))));&quot;&quot;)">
            <text:p/>
          </table:table-cell>
          <table:table-cell table:formula="of:=IF([.X83]&lt;&gt;&quot;&quot;;IF([.X83]=&quot;(&quot;;1;IF([.X83]=&quot;[&quot;;2;IF([.X83]=&quot;{&quot;;3;IF([.X83]=&quot;&lt;&quot;;4;0))));&quot;&quot;)">
            <text:p/>
          </table:table-cell>
          <table:table-cell table:formula="of:=IF([.Y83]&lt;&gt;&quot;&quot;;IF([.Y83]=&quot;(&quot;;1;IF([.Y83]=&quot;[&quot;;2;IF([.Y83]=&quot;{&quot;;3;IF([.Y83]=&quot;&lt;&quot;;4;0))));&quot;&quot;)">
            <text:p/>
          </table:table-cell>
          <table:table-cell table:formula="of:=IF([.Z83]&lt;&gt;&quot;&quot;;IF([.Z83]=&quot;(&quot;;1;IF([.Z83]=&quot;[&quot;;2;IF([.Z83]=&quot;{&quot;;3;IF([.Z83]=&quot;&lt;&quot;;4;0))));&quot;&quot;)">
            <text:p/>
          </table:table-cell>
          <table:table-cell table:formula="of:=IF([.AA83]&lt;&gt;&quot;&quot;;IF([.AA83]=&quot;(&quot;;1;IF([.AA83]=&quot;[&quot;;2;IF([.AA83]=&quot;{&quot;;3;IF([.AA83]=&quot;&lt;&quot;;4;0))));&quot;&quot;)">
            <text:p/>
          </table:table-cell>
          <table:table-cell table:formula="of:=IF([.AB83]&lt;&gt;&quot;&quot;;IF([.AB83]=&quot;(&quot;;1;IF([.AB83]=&quot;[&quot;;2;IF([.AB83]=&quot;{&quot;;3;IF([.AB83]=&quot;&lt;&quot;;4;0))));&quot;&quot;)">
            <text:p/>
          </table:table-cell>
          <table:table-cell table:number-columns-repeated="2"/>
          <table:table-cell table:formula="of:=[.AD83]">
            <text:p/>
          </table:table-cell>
          <table:table-cell table:formula="of:=IF([.AE83]&lt;&gt;&quot;&quot;;[.AE83]+[.AU83]*5;[.AU83])">
            <text:p/>
          </table:table-cell>
          <table:table-cell table:formula="of:=IF([.AF83]&lt;&gt;&quot;&quot;;[.AF83]+[.AV83]*5;[.AV83])">
            <text:p/>
          </table:table-cell>
          <table:table-cell table:formula="of:=IF([.AG83]&lt;&gt;&quot;&quot;;[.AG83]+[.AW83]*5;[.AW83])">
            <text:p/>
          </table:table-cell>
          <table:table-cell table:formula="of:=IF([.AH83]&lt;&gt;&quot;&quot;;[.AH83]+[.AX83]*5;[.AX83])">
            <text:p/>
          </table:table-cell>
          <table:table-cell table:formula="of:=IF([.AI83]&lt;&gt;&quot;&quot;;[.AI83]+[.AY83]*5;[.AY83])">
            <text:p/>
          </table:table-cell>
          <table:table-cell table:formula="of:=IF([.AJ83]&lt;&gt;&quot;&quot;;[.AJ83]+[.AZ83]*5;[.AZ83])">
            <text:p/>
          </table:table-cell>
          <table:table-cell table:formula="of:=IF([.AK83]&lt;&gt;&quot;&quot;;[.AK83]+[.BA83]*5;[.BA83])">
            <text:p/>
          </table:table-cell>
          <table:table-cell table:formula="of:=IF([.AL83]&lt;&gt;&quot;&quot;;[.AL83]+[.BB83]*5;[.BB83])">
            <text:p/>
          </table:table-cell>
          <table:table-cell table:formula="of:=IF([.AM83]&lt;&gt;&quot;&quot;;[.AM83]+[.BC83]*5;[.BC83])">
            <text:p/>
          </table:table-cell>
          <table:table-cell table:formula="of:=IF([.AN83]&lt;&gt;&quot;&quot;;[.AN83]+[.BD83]*5;[.BD83])">
            <text:p/>
          </table:table-cell>
          <table:table-cell table:formula="of:=IF([.AO83]&lt;&gt;&quot;&quot;;[.AO83]+[.BE83]*5;[.BE83])">
            <text:p/>
          </table:table-cell>
          <table:table-cell table:formula="of:=IF([.AP83]&lt;&gt;&quot;&quot;;[.AP83]+[.BF83]*5;[.BF83])">
            <text:p/>
          </table:table-cell>
          <table:table-cell table:formula="of:=IF([.AQ83]&lt;&gt;&quot;&quot;;[.AQ83]+[.BG83]*5;[.BG83])">
            <text:p/>
          </table:table-cell>
          <table:table-cell table:formula="of:=IF([.AR83]&lt;&gt;&quot;&quot;;[.AR83]+[.BH83]*5;[.BH83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&lt;((({&lt;((&lt;[[&lt;{()[]}&lt;{}{}&gt;&gt;](&lt;&lt;[]&gt;{&lt;&gt;}&gt;&lt;[[]{}]({})&gt;)]&lt;&lt;{[{}{}]}[{&lt;&gt;{}}}&gt;&gt;&gt;&lt;(([&lt;&lt;&gt;&gt;(()())]&lt;(</text:p>
          </table:table-cell>
          <table:table-cell table:formula="of:=ORG.LIBREOFFICE.REGEX(ORG.LIBREOFFICE.REGEX(ORG.LIBREOFFICE.REGEX(ORG.LIBREOFFICE.REGEX([.A84];&quot;[(][)]&quot;;&quot;&quot;;&quot;g&quot;);&quot;\[\]&quot;;&quot;&quot;;&quot;g&quot;);&quot;\{\}&quot;;&quot;&quot;;&quot;g&quot;);&quot;&lt;&gt;&quot;;&quot;&quot;;&quot;g&quot;)" office:value-type="string" office:string-value="{&lt;((({&lt;((&lt;[[&lt;&gt;](&lt;{}&gt;&lt;[]()&gt;)]&lt;&lt;{[]}[{}}&gt;&gt;&gt;&lt;(([&lt;&gt;()]&lt;(" calcext:value-type="string">
            <text:p>{&lt;((({&lt;((&lt;[[&lt;&gt;](&lt;{}&gt;&lt;[]()&gt;)]&lt;&lt;{[]}[{}}&gt;&gt;&gt;&lt;(([&lt;&gt;()]&lt;(</text:p>
          </table:table-cell>
          <table:table-cell table:formula="of:=ORG.LIBREOFFICE.REGEX(ORG.LIBREOFFICE.REGEX(ORG.LIBREOFFICE.REGEX(ORG.LIBREOFFICE.REGEX([.B84];&quot;[(][)]&quot;;&quot;&quot;;&quot;g&quot;);&quot;\[\]&quot;;&quot;&quot;;&quot;g&quot;);&quot;\{\}&quot;;&quot;&quot;;&quot;g&quot;);&quot;&lt;&gt;&quot;;&quot;&quot;;&quot;g&quot;)" office:value-type="string" office:string-value="{&lt;((({&lt;((&lt;[[]()]&lt;&lt;[}&gt;&gt;&gt;&lt;(([]&lt;(" calcext:value-type="string">
            <text:p>{&lt;((({&lt;((&lt;[[]()]&lt;&lt;[}&gt;&gt;&gt;&lt;(([]&lt;(</text:p>
          </table:table-cell>
          <table:table-cell table:formula="of:=ORG.LIBREOFFICE.REGEX(ORG.LIBREOFFICE.REGEX(ORG.LIBREOFFICE.REGEX(ORG.LIBREOFFICE.REGEX([.C84];&quot;[(][)]&quot;;&quot;&quot;;&quot;g&quot;);&quot;\[\]&quot;;&quot;&quot;;&quot;g&quot;);&quot;\{\}&quot;;&quot;&quot;;&quot;g&quot;);&quot;&lt;&gt;&quot;;&quot;&quot;;&quot;g&quot;)" office:value-type="string" office:string-value="{&lt;((({&lt;((&lt;[]&lt;&lt;[}&gt;&gt;&gt;&lt;((&lt;(" calcext:value-type="string">
            <text:p>{&lt;((({&lt;((&lt;[]&lt;&lt;[}&gt;&gt;&gt;&lt;((&lt;(</text:p>
          </table:table-cell>
          <table:table-cell table:formula="of:=ORG.LIBREOFFICE.REGEX(ORG.LIBREOFFICE.REGEX(ORG.LIBREOFFICE.REGEX(ORG.LIBREOFFICE.REGEX([.D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ORG.LIBREOFFICE.REGEX(ORG.LIBREOFFICE.REGEX(ORG.LIBREOFFICE.REGEX(ORG.LIBREOFFICE.REGEX([.E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ORG.LIBREOFFICE.REGEX(ORG.LIBREOFFICE.REGEX(ORG.LIBREOFFICE.REGEX(ORG.LIBREOFFICE.REGEX([.F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ORG.LIBREOFFICE.REGEX(ORG.LIBREOFFICE.REGEX(ORG.LIBREOFFICE.REGEX(ORG.LIBREOFFICE.REGEX([.G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ORG.LIBREOFFICE.REGEX(ORG.LIBREOFFICE.REGEX(ORG.LIBREOFFICE.REGEX(ORG.LIBREOFFICE.REGEX([.H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ORG.LIBREOFFICE.REGEX(ORG.LIBREOFFICE.REGEX(ORG.LIBREOFFICE.REGEX(ORG.LIBREOFFICE.REGEX([.I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ORG.LIBREOFFICE.REGEX(ORG.LIBREOFFICE.REGEX(ORG.LIBREOFFICE.REGEX(ORG.LIBREOFFICE.REGEX([.J84];&quot;[(][)]&quot;;&quot;&quot;;&quot;g&quot;);&quot;\[\]&quot;;&quot;&quot;;&quot;g&quot;);&quot;\{\}&quot;;&quot;&quot;;&quot;g&quot;);&quot;&lt;&gt;&quot;;&quot;&quot;;&quot;g&quot;)" office:value-type="string" office:string-value="{&lt;((({&lt;((&lt;&lt;&lt;[}&gt;&gt;&gt;&lt;((&lt;(" calcext:value-type="string">
            <text:p>{&lt;((({&lt;((&lt;&lt;&lt;[}&gt;&gt;&gt;&lt;((&lt;(</text:p>
          </table:table-cell>
          <table:table-cell table:formula="of:=IF(ORG.LIBREOFFICE.REGEX(ORG.LIBREOFFICE.REGEX(ORG.LIBREOFFICE.REGEX(ORG.LIBREOFFICE.REGEX(ORG.LIBREOFFICE.REGEX([.K84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4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84]=&quot;&quot;;[.K84];&quot;&quot;)">
            <text:p/>
          </table:table-cell>
          <table:table-cell table:formula="of:=IF(AND([.$M84]&lt;&gt;&quot;&quot;;LEN([.$M84])&gt;=[.N$2]);LEFT(RIGHT([.$M84];[.N$2]);1);&quot;&quot;)">
            <text:p/>
          </table:table-cell>
          <table:table-cell table:formula="of:=IF(AND([.$M84]&lt;&gt;&quot;&quot;;LEN([.$M84])&gt;=[.O$2]);LEFT(RIGHT([.$M84];[.O$2]);1);&quot;&quot;)">
            <text:p/>
          </table:table-cell>
          <table:table-cell table:formula="of:=IF(AND([.$M84]&lt;&gt;&quot;&quot;;LEN([.$M84])&gt;=[.P$2]);LEFT(RIGHT([.$M84];[.P$2]);1);&quot;&quot;)">
            <text:p/>
          </table:table-cell>
          <table:table-cell table:formula="of:=IF(AND([.$M84]&lt;&gt;&quot;&quot;;LEN([.$M84])&gt;=[.Q$2]);LEFT(RIGHT([.$M84];[.Q$2]);1);&quot;&quot;)">
            <text:p/>
          </table:table-cell>
          <table:table-cell table:formula="of:=IF(AND([.$M84]&lt;&gt;&quot;&quot;;LEN([.$M84])&gt;=[.R$2]);LEFT(RIGHT([.$M84];[.R$2]);1);&quot;&quot;)">
            <text:p/>
          </table:table-cell>
          <table:table-cell table:formula="of:=IF(AND([.$M84]&lt;&gt;&quot;&quot;;LEN([.$M84])&gt;=[.S$2]);LEFT(RIGHT([.$M84];[.S$2]);1);&quot;&quot;)">
            <text:p/>
          </table:table-cell>
          <table:table-cell table:formula="of:=IF(AND([.$M84]&lt;&gt;&quot;&quot;;LEN([.$M84])&gt;=[.T$2]);LEFT(RIGHT([.$M84];[.T$2]);1);&quot;&quot;)">
            <text:p/>
          </table:table-cell>
          <table:table-cell table:formula="of:=IF(AND([.$M84]&lt;&gt;&quot;&quot;;LEN([.$M84])&gt;=[.U$2]);LEFT(RIGHT([.$M84];[.U$2]);1);&quot;&quot;)">
            <text:p/>
          </table:table-cell>
          <table:table-cell table:formula="of:=IF(AND([.$M84]&lt;&gt;&quot;&quot;;LEN([.$M84])&gt;=[.V$2]);LEFT(RIGHT([.$M84];[.V$2]);1);&quot;&quot;)">
            <text:p/>
          </table:table-cell>
          <table:table-cell table:formula="of:=IF(AND([.$M84]&lt;&gt;&quot;&quot;;LEN([.$M84])&gt;=[.W$2]);LEFT(RIGHT([.$M84];[.W$2]);1);&quot;&quot;)">
            <text:p/>
          </table:table-cell>
          <table:table-cell table:formula="of:=IF(AND([.$M84]&lt;&gt;&quot;&quot;;LEN([.$M84])&gt;=[.X$2]);LEFT(RIGHT([.$M84];[.X$2]);1);&quot;&quot;)">
            <text:p/>
          </table:table-cell>
          <table:table-cell table:formula="of:=IF(AND([.$M84]&lt;&gt;&quot;&quot;;LEN([.$M84])&gt;=[.Y$2]);LEFT(RIGHT([.$M84];[.Y$2]);1);&quot;&quot;)">
            <text:p/>
          </table:table-cell>
          <table:table-cell table:formula="of:=IF(AND([.$M84]&lt;&gt;&quot;&quot;;LEN([.$M84])&gt;=[.Z$2]);LEFT(RIGHT([.$M84];[.Z$2]);1);&quot;&quot;)">
            <text:p/>
          </table:table-cell>
          <table:table-cell table:formula="of:=IF(AND([.$M84]&lt;&gt;&quot;&quot;;LEN([.$M84])&gt;=[.AA$2]);LEFT(RIGHT([.$M84];[.AA$2]);1);&quot;&quot;)">
            <text:p/>
          </table:table-cell>
          <table:table-cell table:formula="of:=IF(AND([.$M84]&lt;&gt;&quot;&quot;;LEN([.$M84])&gt;=[.AB$2]);LEFT(RIGHT([.$M84];[.AB$2]);1);&quot;&quot;)">
            <text:p/>
          </table:table-cell>
          <table:table-cell table:formula="of:=IF([.M84]=&quot;&quot;;&quot;&quot;;0)">
            <text:p/>
          </table:table-cell>
          <table:table-cell table:formula="of:=IF([.N84]&lt;&gt;&quot;&quot;;IF([.N84]=&quot;(&quot;;1;IF([.N84]=&quot;[&quot;;2;IF([.N84]=&quot;{&quot;;3;IF([.N84]=&quot;&lt;&quot;;4;0))));&quot;&quot;)">
            <text:p/>
          </table:table-cell>
          <table:table-cell table:formula="of:=IF([.O84]&lt;&gt;&quot;&quot;;IF([.O84]=&quot;(&quot;;1;IF([.O84]=&quot;[&quot;;2;IF([.O84]=&quot;{&quot;;3;IF([.O84]=&quot;&lt;&quot;;4;0))));&quot;&quot;)">
            <text:p/>
          </table:table-cell>
          <table:table-cell table:formula="of:=IF([.P84]&lt;&gt;&quot;&quot;;IF([.P84]=&quot;(&quot;;1;IF([.P84]=&quot;[&quot;;2;IF([.P84]=&quot;{&quot;;3;IF([.P84]=&quot;&lt;&quot;;4;0))));&quot;&quot;)">
            <text:p/>
          </table:table-cell>
          <table:table-cell table:formula="of:=IF([.Q84]&lt;&gt;&quot;&quot;;IF([.Q84]=&quot;(&quot;;1;IF([.Q84]=&quot;[&quot;;2;IF([.Q84]=&quot;{&quot;;3;IF([.Q84]=&quot;&lt;&quot;;4;0))));&quot;&quot;)">
            <text:p/>
          </table:table-cell>
          <table:table-cell table:formula="of:=IF([.R84]&lt;&gt;&quot;&quot;;IF([.R84]=&quot;(&quot;;1;IF([.R84]=&quot;[&quot;;2;IF([.R84]=&quot;{&quot;;3;IF([.R84]=&quot;&lt;&quot;;4;0))));&quot;&quot;)">
            <text:p/>
          </table:table-cell>
          <table:table-cell table:formula="of:=IF([.S84]&lt;&gt;&quot;&quot;;IF([.S84]=&quot;(&quot;;1;IF([.S84]=&quot;[&quot;;2;IF([.S84]=&quot;{&quot;;3;IF([.S84]=&quot;&lt;&quot;;4;0))));&quot;&quot;)">
            <text:p/>
          </table:table-cell>
          <table:table-cell table:formula="of:=IF([.T84]&lt;&gt;&quot;&quot;;IF([.T84]=&quot;(&quot;;1;IF([.T84]=&quot;[&quot;;2;IF([.T84]=&quot;{&quot;;3;IF([.T84]=&quot;&lt;&quot;;4;0))));&quot;&quot;)">
            <text:p/>
          </table:table-cell>
          <table:table-cell table:formula="of:=IF([.U84]&lt;&gt;&quot;&quot;;IF([.U84]=&quot;(&quot;;1;IF([.U84]=&quot;[&quot;;2;IF([.U84]=&quot;{&quot;;3;IF([.U84]=&quot;&lt;&quot;;4;0))));&quot;&quot;)">
            <text:p/>
          </table:table-cell>
          <table:table-cell table:formula="of:=IF([.V84]&lt;&gt;&quot;&quot;;IF([.V84]=&quot;(&quot;;1;IF([.V84]=&quot;[&quot;;2;IF([.V84]=&quot;{&quot;;3;IF([.V84]=&quot;&lt;&quot;;4;0))));&quot;&quot;)">
            <text:p/>
          </table:table-cell>
          <table:table-cell table:formula="of:=IF([.W84]&lt;&gt;&quot;&quot;;IF([.W84]=&quot;(&quot;;1;IF([.W84]=&quot;[&quot;;2;IF([.W84]=&quot;{&quot;;3;IF([.W84]=&quot;&lt;&quot;;4;0))));&quot;&quot;)">
            <text:p/>
          </table:table-cell>
          <table:table-cell table:formula="of:=IF([.X84]&lt;&gt;&quot;&quot;;IF([.X84]=&quot;(&quot;;1;IF([.X84]=&quot;[&quot;;2;IF([.X84]=&quot;{&quot;;3;IF([.X84]=&quot;&lt;&quot;;4;0))));&quot;&quot;)">
            <text:p/>
          </table:table-cell>
          <table:table-cell table:formula="of:=IF([.Y84]&lt;&gt;&quot;&quot;;IF([.Y84]=&quot;(&quot;;1;IF([.Y84]=&quot;[&quot;;2;IF([.Y84]=&quot;{&quot;;3;IF([.Y84]=&quot;&lt;&quot;;4;0))));&quot;&quot;)">
            <text:p/>
          </table:table-cell>
          <table:table-cell table:formula="of:=IF([.Z84]&lt;&gt;&quot;&quot;;IF([.Z84]=&quot;(&quot;;1;IF([.Z84]=&quot;[&quot;;2;IF([.Z84]=&quot;{&quot;;3;IF([.Z84]=&quot;&lt;&quot;;4;0))));&quot;&quot;)">
            <text:p/>
          </table:table-cell>
          <table:table-cell table:formula="of:=IF([.AA84]&lt;&gt;&quot;&quot;;IF([.AA84]=&quot;(&quot;;1;IF([.AA84]=&quot;[&quot;;2;IF([.AA84]=&quot;{&quot;;3;IF([.AA84]=&quot;&lt;&quot;;4;0))));&quot;&quot;)">
            <text:p/>
          </table:table-cell>
          <table:table-cell table:formula="of:=IF([.AB84]&lt;&gt;&quot;&quot;;IF([.AB84]=&quot;(&quot;;1;IF([.AB84]=&quot;[&quot;;2;IF([.AB84]=&quot;{&quot;;3;IF([.AB84]=&quot;&lt;&quot;;4;0))));&quot;&quot;)">
            <text:p/>
          </table:table-cell>
          <table:table-cell table:number-columns-repeated="2"/>
          <table:table-cell table:formula="of:=[.AD84]">
            <text:p/>
          </table:table-cell>
          <table:table-cell table:formula="of:=IF([.AE84]&lt;&gt;&quot;&quot;;[.AE84]+[.AU84]*5;[.AU84])">
            <text:p/>
          </table:table-cell>
          <table:table-cell table:formula="of:=IF([.AF84]&lt;&gt;&quot;&quot;;[.AF84]+[.AV84]*5;[.AV84])">
            <text:p/>
          </table:table-cell>
          <table:table-cell table:formula="of:=IF([.AG84]&lt;&gt;&quot;&quot;;[.AG84]+[.AW84]*5;[.AW84])">
            <text:p/>
          </table:table-cell>
          <table:table-cell table:formula="of:=IF([.AH84]&lt;&gt;&quot;&quot;;[.AH84]+[.AX84]*5;[.AX84])">
            <text:p/>
          </table:table-cell>
          <table:table-cell table:formula="of:=IF([.AI84]&lt;&gt;&quot;&quot;;[.AI84]+[.AY84]*5;[.AY84])">
            <text:p/>
          </table:table-cell>
          <table:table-cell table:formula="of:=IF([.AJ84]&lt;&gt;&quot;&quot;;[.AJ84]+[.AZ84]*5;[.AZ84])">
            <text:p/>
          </table:table-cell>
          <table:table-cell table:formula="of:=IF([.AK84]&lt;&gt;&quot;&quot;;[.AK84]+[.BA84]*5;[.BA84])">
            <text:p/>
          </table:table-cell>
          <table:table-cell table:formula="of:=IF([.AL84]&lt;&gt;&quot;&quot;;[.AL84]+[.BB84]*5;[.BB84])">
            <text:p/>
          </table:table-cell>
          <table:table-cell table:formula="of:=IF([.AM84]&lt;&gt;&quot;&quot;;[.AM84]+[.BC84]*5;[.BC84])">
            <text:p/>
          </table:table-cell>
          <table:table-cell table:formula="of:=IF([.AN84]&lt;&gt;&quot;&quot;;[.AN84]+[.BD84]*5;[.BD84])">
            <text:p/>
          </table:table-cell>
          <table:table-cell table:formula="of:=IF([.AO84]&lt;&gt;&quot;&quot;;[.AO84]+[.BE84]*5;[.BE84])">
            <text:p/>
          </table:table-cell>
          <table:table-cell table:formula="of:=IF([.AP84]&lt;&gt;&quot;&quot;;[.AP84]+[.BF84]*5;[.BF84])">
            <text:p/>
          </table:table-cell>
          <table:table-cell table:formula="of:=IF([.AQ84]&lt;&gt;&quot;&quot;;[.AQ84]+[.BG84]*5;[.BG84])">
            <text:p/>
          </table:table-cell>
          <table:table-cell table:formula="of:=IF([.AR84]&lt;&gt;&quot;&quot;;[.AR84]+[.BH84]*5;[.BH84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{[[[&lt;&lt;(&lt;{(&lt;(&lt;[{}&lt;&gt;]&lt;[]()&gt;&gt;[{{}{}}{()&lt;&gt;}])[&lt;{{}()}{{}{}}&gt;&lt;{[]&lt;&gt;}({}())&gt;]&gt;)&lt;&lt;(&lt;&lt;()&lt;&gt;&gt;&lt;&lt;&gt;&lt;&gt;&gt;&gt;)&gt;&gt;}[(</text:p>
          </table:table-cell>
          <table:table-cell table:formula="of:=ORG.LIBREOFFICE.REGEX(ORG.LIBREOFFICE.REGEX(ORG.LIBREOFFICE.REGEX(ORG.LIBREOFFICE.REGEX([.A85];&quot;[(][)]&quot;;&quot;&quot;;&quot;g&quot;);&quot;\[\]&quot;;&quot;&quot;;&quot;g&quot;);&quot;\{\}&quot;;&quot;&quot;;&quot;g&quot;);&quot;&lt;&gt;&quot;;&quot;&quot;;&quot;g&quot;)" office:value-type="string" office:string-value="{[[[&lt;&lt;(&lt;{(&lt;(&lt;[]&gt;[{}{}])[&lt;{}{}&gt;&lt;{}()&gt;]&gt;)&lt;&lt;(&lt;&lt;&gt;&lt;&gt;&gt;)&gt;&gt;}[(" calcext:value-type="string">
            <text:p>{[[[&lt;&lt;(&lt;{(&lt;(&lt;[]&gt;[{}{}])[&lt;{}{}&gt;&lt;{}()&gt;]&gt;)&lt;&lt;(&lt;&lt;&gt;&lt;&gt;&gt;)&gt;&gt;}[(</text:p>
          </table:table-cell>
          <table:table-cell table:formula="of:=ORG.LIBREOFFICE.REGEX(ORG.LIBREOFFICE.REGEX(ORG.LIBREOFFICE.REGEX(ORG.LIBREOFFICE.REGEX([.B85];&quot;[(][)]&quot;;&quot;&quot;;&quot;g&quot;);&quot;\[\]&quot;;&quot;&quot;;&quot;g&quot;);&quot;\{\}&quot;;&quot;&quot;;&quot;g&quot;);&quot;&lt;&gt;&quot;;&quot;&quot;;&quot;g&quot;)" office:value-type="string" office:string-value="{[[[&lt;&lt;(&lt;{(&lt;([])[]&gt;)&lt;&lt;(&lt;&gt;)&gt;&gt;}[(" calcext:value-type="string">
            <text:p>{[[[&lt;&lt;(&lt;{(&lt;([])[]&gt;)&lt;&lt;(&lt;&gt;)&gt;&gt;}[(</text:p>
          </table:table-cell>
          <table:table-cell table:formula="of:=ORG.LIBREOFFICE.REGEX(ORG.LIBREOFFICE.REGEX(ORG.LIBREOFFICE.REGEX(ORG.LIBREOFFICE.REGEX([.C85];&quot;[(][)]&quot;;&quot;&quot;;&quot;g&quot;);&quot;\[\]&quot;;&quot;&quot;;&quot;g&quot;);&quot;\{\}&quot;;&quot;&quot;;&quot;g&quot;);&quot;&lt;&gt;&quot;;&quot;&quot;;&quot;g&quot;)" office:value-type="string" office:string-value="{[[[&lt;&lt;(&lt;{(&lt;()&gt;)&lt;&lt;()&gt;&gt;}[(" calcext:value-type="string">
            <text:p>{[[[&lt;&lt;(&lt;{(&lt;()&gt;)&lt;&lt;()&gt;&gt;}[(</text:p>
          </table:table-cell>
          <table:table-cell table:formula="of:=ORG.LIBREOFFICE.REGEX(ORG.LIBREOFFICE.REGEX(ORG.LIBREOFFICE.REGEX(ORG.LIBREOFFICE.REGEX([.D85];&quot;[(][)]&quot;;&quot;&quot;;&quot;g&quot;);&quot;\[\]&quot;;&quot;&quot;;&quot;g&quot;);&quot;\{\}&quot;;&quot;&quot;;&quot;g&quot;);&quot;&lt;&gt;&quot;;&quot;&quot;;&quot;g&quot;)" office:value-type="string" office:string-value="{[[[&lt;&lt;(&lt;{()&lt;&gt;}[(" calcext:value-type="string">
            <text:p>{[[[&lt;&lt;(&lt;{()&lt;&gt;}[(</text:p>
          </table:table-cell>
          <table:table-cell table:formula="of:=ORG.LIBREOFFICE.REGEX(ORG.LIBREOFFICE.REGEX(ORG.LIBREOFFICE.REGEX(ORG.LIBREOFFICE.REGEX([.E85];&quot;[(][)]&quot;;&quot;&quot;;&quot;g&quot;);&quot;\[\]&quot;;&quot;&quot;;&quot;g&quot;);&quot;\{\}&quot;;&quot;&quot;;&quot;g&quot;);&quot;&lt;&gt;&quot;;&quot;&quot;;&quot;g&quot;)" office:value-type="string" office:string-value="{[[[&lt;&lt;(&lt;{}[(" calcext:value-type="string">
            <text:p>{[[[&lt;&lt;(&lt;{}[(</text:p>
          </table:table-cell>
          <table:table-cell table:formula="of:=ORG.LIBREOFFICE.REGEX(ORG.LIBREOFFICE.REGEX(ORG.LIBREOFFICE.REGEX(ORG.LIBREOFFICE.REGEX([.F85];&quot;[(][)]&quot;;&quot;&quot;;&quot;g&quot;);&quot;\[\]&quot;;&quot;&quot;;&quot;g&quot;);&quot;\{\}&quot;;&quot;&quot;;&quot;g&quot;);&quot;&lt;&gt;&quot;;&quot;&quot;;&quot;g&quot;)" office:value-type="string" office:string-value="{[[[&lt;&lt;(&lt;[(" calcext:value-type="string">
            <text:p>{[[[&lt;&lt;(&lt;[(</text:p>
          </table:table-cell>
          <table:table-cell table:formula="of:=ORG.LIBREOFFICE.REGEX(ORG.LIBREOFFICE.REGEX(ORG.LIBREOFFICE.REGEX(ORG.LIBREOFFICE.REGEX([.G85];&quot;[(][)]&quot;;&quot;&quot;;&quot;g&quot;);&quot;\[\]&quot;;&quot;&quot;;&quot;g&quot;);&quot;\{\}&quot;;&quot;&quot;;&quot;g&quot;);&quot;&lt;&gt;&quot;;&quot;&quot;;&quot;g&quot;)" office:value-type="string" office:string-value="{[[[&lt;&lt;(&lt;[(" calcext:value-type="string">
            <text:p>{[[[&lt;&lt;(&lt;[(</text:p>
          </table:table-cell>
          <table:table-cell table:formula="of:=ORG.LIBREOFFICE.REGEX(ORG.LIBREOFFICE.REGEX(ORG.LIBREOFFICE.REGEX(ORG.LIBREOFFICE.REGEX([.H85];&quot;[(][)]&quot;;&quot;&quot;;&quot;g&quot;);&quot;\[\]&quot;;&quot;&quot;;&quot;g&quot;);&quot;\{\}&quot;;&quot;&quot;;&quot;g&quot;);&quot;&lt;&gt;&quot;;&quot;&quot;;&quot;g&quot;)" office:value-type="string" office:string-value="{[[[&lt;&lt;(&lt;[(" calcext:value-type="string">
            <text:p>{[[[&lt;&lt;(&lt;[(</text:p>
          </table:table-cell>
          <table:table-cell table:formula="of:=ORG.LIBREOFFICE.REGEX(ORG.LIBREOFFICE.REGEX(ORG.LIBREOFFICE.REGEX(ORG.LIBREOFFICE.REGEX([.I85];&quot;[(][)]&quot;;&quot;&quot;;&quot;g&quot;);&quot;\[\]&quot;;&quot;&quot;;&quot;g&quot;);&quot;\{\}&quot;;&quot;&quot;;&quot;g&quot;);&quot;&lt;&gt;&quot;;&quot;&quot;;&quot;g&quot;)" office:value-type="string" office:string-value="{[[[&lt;&lt;(&lt;[(" calcext:value-type="string">
            <text:p>{[[[&lt;&lt;(&lt;[(</text:p>
          </table:table-cell>
          <table:table-cell table:formula="of:=ORG.LIBREOFFICE.REGEX(ORG.LIBREOFFICE.REGEX(ORG.LIBREOFFICE.REGEX(ORG.LIBREOFFICE.REGEX([.J85];&quot;[(][)]&quot;;&quot;&quot;;&quot;g&quot;);&quot;\[\]&quot;;&quot;&quot;;&quot;g&quot;);&quot;\{\}&quot;;&quot;&quot;;&quot;g&quot;);&quot;&lt;&gt;&quot;;&quot;&quot;;&quot;g&quot;)" office:value-type="string" office:string-value="{[[[&lt;&lt;(&lt;[(" calcext:value-type="string">
            <text:p>{[[[&lt;&lt;(&lt;[(</text:p>
          </table:table-cell>
          <table:table-cell table:formula="of:=IF(ORG.LIBREOFFICE.REGEX(ORG.LIBREOFFICE.REGEX(ORG.LIBREOFFICE.REGEX(ORG.LIBREOFFICE.REGEX(ORG.LIBREOFFICE.REGEX([.K85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5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85]=&quot;&quot;;[.K85];&quot;&quot;)" office:value-type="string" office:string-value="{[[[&lt;&lt;(&lt;[(" calcext:value-type="string">
            <text:p>{[[[&lt;&lt;(&lt;[(</text:p>
          </table:table-cell>
          <table:table-cell table:formula="of:=IF(AND([.$M85]&lt;&gt;&quot;&quot;;LEN([.$M85])&gt;=[.N$2]);LEFT(RIGHT([.$M85];[.N$2]);1);&quot;&quot;)" office:value-type="string" office:string-value="(" calcext:value-type="string">
            <text:p>(</text:p>
          </table:table-cell>
          <table:table-cell table:formula="of:=IF(AND([.$M85]&lt;&gt;&quot;&quot;;LEN([.$M85])&gt;=[.O$2]);LEFT(RIGHT([.$M85];[.O$2]);1);&quot;&quot;)" office:value-type="string" office:string-value="[" calcext:value-type="string">
            <text:p>[</text:p>
          </table:table-cell>
          <table:table-cell table:formula="of:=IF(AND([.$M85]&lt;&gt;&quot;&quot;;LEN([.$M85])&gt;=[.P$2]);LEFT(RIGHT([.$M85];[.P$2]);1);&quot;&quot;)" office:value-type="string" office:string-value="&lt;" calcext:value-type="string">
            <text:p>&lt;</text:p>
          </table:table-cell>
          <table:table-cell table:formula="of:=IF(AND([.$M85]&lt;&gt;&quot;&quot;;LEN([.$M85])&gt;=[.Q$2]);LEFT(RIGHT([.$M85];[.Q$2]);1);&quot;&quot;)" office:value-type="string" office:string-value="(" calcext:value-type="string">
            <text:p>(</text:p>
          </table:table-cell>
          <table:table-cell table:formula="of:=IF(AND([.$M85]&lt;&gt;&quot;&quot;;LEN([.$M85])&gt;=[.R$2]);LEFT(RIGHT([.$M85];[.R$2]);1);&quot;&quot;)" office:value-type="string" office:string-value="&lt;" calcext:value-type="string">
            <text:p>&lt;</text:p>
          </table:table-cell>
          <table:table-cell table:formula="of:=IF(AND([.$M85]&lt;&gt;&quot;&quot;;LEN([.$M85])&gt;=[.S$2]);LEFT(RIGHT([.$M85];[.S$2]);1);&quot;&quot;)" office:value-type="string" office:string-value="&lt;" calcext:value-type="string">
            <text:p>&lt;</text:p>
          </table:table-cell>
          <table:table-cell table:formula="of:=IF(AND([.$M85]&lt;&gt;&quot;&quot;;LEN([.$M85])&gt;=[.T$2]);LEFT(RIGHT([.$M85];[.T$2]);1);&quot;&quot;)" office:value-type="string" office:string-value="[" calcext:value-type="string">
            <text:p>[</text:p>
          </table:table-cell>
          <table:table-cell table:formula="of:=IF(AND([.$M85]&lt;&gt;&quot;&quot;;LEN([.$M85])&gt;=[.U$2]);LEFT(RIGHT([.$M85];[.U$2]);1);&quot;&quot;)" office:value-type="string" office:string-value="[" calcext:value-type="string">
            <text:p>[</text:p>
          </table:table-cell>
          <table:table-cell table:formula="of:=IF(AND([.$M85]&lt;&gt;&quot;&quot;;LEN([.$M85])&gt;=[.V$2]);LEFT(RIGHT([.$M85];[.V$2]);1);&quot;&quot;)" office:value-type="string" office:string-value="[" calcext:value-type="string">
            <text:p>[</text:p>
          </table:table-cell>
          <table:table-cell table:formula="of:=IF(AND([.$M85]&lt;&gt;&quot;&quot;;LEN([.$M85])&gt;=[.W$2]);LEFT(RIGHT([.$M85];[.W$2]);1);&quot;&quot;)" office:value-type="string" office:string-value="{" calcext:value-type="string">
            <text:p>{</text:p>
          </table:table-cell>
          <table:table-cell table:formula="of:=IF(AND([.$M85]&lt;&gt;&quot;&quot;;LEN([.$M85])&gt;=[.X$2]);LEFT(RIGHT([.$M85];[.X$2]);1);&quot;&quot;)">
            <text:p/>
          </table:table-cell>
          <table:table-cell table:formula="of:=IF(AND([.$M85]&lt;&gt;&quot;&quot;;LEN([.$M85])&gt;=[.Y$2]);LEFT(RIGHT([.$M85];[.Y$2]);1);&quot;&quot;)">
            <text:p/>
          </table:table-cell>
          <table:table-cell table:formula="of:=IF(AND([.$M85]&lt;&gt;&quot;&quot;;LEN([.$M85])&gt;=[.Z$2]);LEFT(RIGHT([.$M85];[.Z$2]);1);&quot;&quot;)">
            <text:p/>
          </table:table-cell>
          <table:table-cell table:formula="of:=IF(AND([.$M85]&lt;&gt;&quot;&quot;;LEN([.$M85])&gt;=[.AA$2]);LEFT(RIGHT([.$M85];[.AA$2]);1);&quot;&quot;)">
            <text:p/>
          </table:table-cell>
          <table:table-cell table:formula="of:=IF(AND([.$M85]&lt;&gt;&quot;&quot;;LEN([.$M85])&gt;=[.AB$2]);LEFT(RIGHT([.$M85];[.AB$2]);1);&quot;&quot;)">
            <text:p/>
          </table:table-cell>
          <table:table-cell table:formula="of:=IF([.M85]=&quot;&quot;;&quot;&quot;;0)" office:value-type="float" office:value="0" calcext:value-type="float">
            <text:p>0</text:p>
          </table:table-cell>
          <table:table-cell table:formula="of:=IF([.N85]&lt;&gt;&quot;&quot;;IF([.N85]=&quot;(&quot;;1;IF([.N85]=&quot;[&quot;;2;IF([.N85]=&quot;{&quot;;3;IF([.N85]=&quot;&lt;&quot;;4;0))));&quot;&quot;)" office:value-type="float" office:value="1" calcext:value-type="float">
            <text:p>1</text:p>
          </table:table-cell>
          <table:table-cell table:formula="of:=IF([.O85]&lt;&gt;&quot;&quot;;IF([.O85]=&quot;(&quot;;1;IF([.O85]=&quot;[&quot;;2;IF([.O85]=&quot;{&quot;;3;IF([.O85]=&quot;&lt;&quot;;4;0))));&quot;&quot;)" office:value-type="float" office:value="2" calcext:value-type="float">
            <text:p>2</text:p>
          </table:table-cell>
          <table:table-cell table:formula="of:=IF([.P85]&lt;&gt;&quot;&quot;;IF([.P85]=&quot;(&quot;;1;IF([.P85]=&quot;[&quot;;2;IF([.P85]=&quot;{&quot;;3;IF([.P85]=&quot;&lt;&quot;;4;0))));&quot;&quot;)" office:value-type="float" office:value="4" calcext:value-type="float">
            <text:p>4</text:p>
          </table:table-cell>
          <table:table-cell table:formula="of:=IF([.Q85]&lt;&gt;&quot;&quot;;IF([.Q85]=&quot;(&quot;;1;IF([.Q85]=&quot;[&quot;;2;IF([.Q85]=&quot;{&quot;;3;IF([.Q85]=&quot;&lt;&quot;;4;0))));&quot;&quot;)" office:value-type="float" office:value="1" calcext:value-type="float">
            <text:p>1</text:p>
          </table:table-cell>
          <table:table-cell table:formula="of:=IF([.R85]&lt;&gt;&quot;&quot;;IF([.R85]=&quot;(&quot;;1;IF([.R85]=&quot;[&quot;;2;IF([.R85]=&quot;{&quot;;3;IF([.R85]=&quot;&lt;&quot;;4;0))));&quot;&quot;)" office:value-type="float" office:value="4" calcext:value-type="float">
            <text:p>4</text:p>
          </table:table-cell>
          <table:table-cell table:formula="of:=IF([.S85]&lt;&gt;&quot;&quot;;IF([.S85]=&quot;(&quot;;1;IF([.S85]=&quot;[&quot;;2;IF([.S85]=&quot;{&quot;;3;IF([.S85]=&quot;&lt;&quot;;4;0))));&quot;&quot;)" office:value-type="float" office:value="4" calcext:value-type="float">
            <text:p>4</text:p>
          </table:table-cell>
          <table:table-cell table:formula="of:=IF([.T85]&lt;&gt;&quot;&quot;;IF([.T85]=&quot;(&quot;;1;IF([.T85]=&quot;[&quot;;2;IF([.T85]=&quot;{&quot;;3;IF([.T85]=&quot;&lt;&quot;;4;0))));&quot;&quot;)" office:value-type="float" office:value="2" calcext:value-type="float">
            <text:p>2</text:p>
          </table:table-cell>
          <table:table-cell table:formula="of:=IF([.U85]&lt;&gt;&quot;&quot;;IF([.U85]=&quot;(&quot;;1;IF([.U85]=&quot;[&quot;;2;IF([.U85]=&quot;{&quot;;3;IF([.U85]=&quot;&lt;&quot;;4;0))));&quot;&quot;)" office:value-type="float" office:value="2" calcext:value-type="float">
            <text:p>2</text:p>
          </table:table-cell>
          <table:table-cell table:formula="of:=IF([.V85]&lt;&gt;&quot;&quot;;IF([.V85]=&quot;(&quot;;1;IF([.V85]=&quot;[&quot;;2;IF([.V85]=&quot;{&quot;;3;IF([.V85]=&quot;&lt;&quot;;4;0))));&quot;&quot;)" office:value-type="float" office:value="2" calcext:value-type="float">
            <text:p>2</text:p>
          </table:table-cell>
          <table:table-cell table:formula="of:=IF([.W85]&lt;&gt;&quot;&quot;;IF([.W85]=&quot;(&quot;;1;IF([.W85]=&quot;[&quot;;2;IF([.W85]=&quot;{&quot;;3;IF([.W85]=&quot;&lt;&quot;;4;0))));&quot;&quot;)" office:value-type="float" office:value="3" calcext:value-type="float">
            <text:p>3</text:p>
          </table:table-cell>
          <table:table-cell table:formula="of:=IF([.X85]&lt;&gt;&quot;&quot;;IF([.X85]=&quot;(&quot;;1;IF([.X85]=&quot;[&quot;;2;IF([.X85]=&quot;{&quot;;3;IF([.X85]=&quot;&lt;&quot;;4;0))));&quot;&quot;)">
            <text:p/>
          </table:table-cell>
          <table:table-cell table:formula="of:=IF([.Y85]&lt;&gt;&quot;&quot;;IF([.Y85]=&quot;(&quot;;1;IF([.Y85]=&quot;[&quot;;2;IF([.Y85]=&quot;{&quot;;3;IF([.Y85]=&quot;&lt;&quot;;4;0))));&quot;&quot;)">
            <text:p/>
          </table:table-cell>
          <table:table-cell table:formula="of:=IF([.Z85]&lt;&gt;&quot;&quot;;IF([.Z85]=&quot;(&quot;;1;IF([.Z85]=&quot;[&quot;;2;IF([.Z85]=&quot;{&quot;;3;IF([.Z85]=&quot;&lt;&quot;;4;0))));&quot;&quot;)">
            <text:p/>
          </table:table-cell>
          <table:table-cell table:formula="of:=IF([.AA85]&lt;&gt;&quot;&quot;;IF([.AA85]=&quot;(&quot;;1;IF([.AA85]=&quot;[&quot;;2;IF([.AA85]=&quot;{&quot;;3;IF([.AA85]=&quot;&lt;&quot;;4;0))));&quot;&quot;)">
            <text:p/>
          </table:table-cell>
          <table:table-cell table:formula="of:=IF([.AB85]&lt;&gt;&quot;&quot;;IF([.AB85]=&quot;(&quot;;1;IF([.AB85]=&quot;[&quot;;2;IF([.AB85]=&quot;{&quot;;3;IF([.AB85]=&quot;&lt;&quot;;4;0))));&quot;&quot;)">
            <text:p/>
          </table:table-cell>
          <table:table-cell table:number-columns-repeated="2"/>
          <table:table-cell table:formula="of:=[.AD85]" office:value-type="float" office:value="1" calcext:value-type="float">
            <text:p>1</text:p>
          </table:table-cell>
          <table:table-cell table:formula="of:=IF([.AE85]&lt;&gt;&quot;&quot;;[.AE85]+[.AU85]*5;[.AU85])" office:value-type="float" office:value="7" calcext:value-type="float">
            <text:p>7</text:p>
          </table:table-cell>
          <table:table-cell table:formula="of:=IF([.AF85]&lt;&gt;&quot;&quot;;[.AF85]+[.AV85]*5;[.AV85])" office:value-type="float" office:value="39" calcext:value-type="float">
            <text:p>39</text:p>
          </table:table-cell>
          <table:table-cell table:formula="of:=IF([.AG85]&lt;&gt;&quot;&quot;;[.AG85]+[.AW85]*5;[.AW85])" office:value-type="float" office:value="196" calcext:value-type="float">
            <text:p>196</text:p>
          </table:table-cell>
          <table:table-cell table:formula="of:=IF([.AH85]&lt;&gt;&quot;&quot;;[.AH85]+[.AX85]*5;[.AX85])" office:value-type="float" office:value="984" calcext:value-type="float">
            <text:p>984</text:p>
          </table:table-cell>
          <table:table-cell table:formula="of:=IF([.AI85]&lt;&gt;&quot;&quot;;[.AI85]+[.AY85]*5;[.AY85])" office:value-type="float" office:value="4924" calcext:value-type="float">
            <text:p>4924</text:p>
          </table:table-cell>
          <table:table-cell table:formula="of:=IF([.AJ85]&lt;&gt;&quot;&quot;;[.AJ85]+[.AZ85]*5;[.AZ85])" office:value-type="float" office:value="24622" calcext:value-type="float">
            <text:p>24622</text:p>
          </table:table-cell>
          <table:table-cell table:formula="of:=IF([.AK85]&lt;&gt;&quot;&quot;;[.AK85]+[.BA85]*5;[.BA85])" office:value-type="float" office:value="123112" calcext:value-type="float">
            <text:p>123112</text:p>
          </table:table-cell>
          <table:table-cell table:formula="of:=IF([.AL85]&lt;&gt;&quot;&quot;;[.AL85]+[.BB85]*5;[.BB85])" office:value-type="float" office:value="615562" calcext:value-type="float">
            <text:p>615562</text:p>
          </table:table-cell>
          <table:table-cell table:formula="of:=IF([.AM85]&lt;&gt;&quot;&quot;;[.AM85]+[.BC85]*5;[.BC85])" office:value-type="float" office:value="3077813" calcext:value-type="float">
            <text:p>3077813</text:p>
          </table:table-cell>
          <table:table-cell table:formula="of:=IF([.AN85]&lt;&gt;&quot;&quot;;[.AN85]+[.BD85]*5;[.BD85])" office:value-type="float" office:value="3077813" calcext:value-type="float">
            <text:p>3077813</text:p>
          </table:table-cell>
          <table:table-cell table:formula="of:=IF([.AO85]&lt;&gt;&quot;&quot;;[.AO85]+[.BE85]*5;[.BE85])" office:value-type="float" office:value="3077813" calcext:value-type="float">
            <text:p>3077813</text:p>
          </table:table-cell>
          <table:table-cell table:formula="of:=IF([.AP85]&lt;&gt;&quot;&quot;;[.AP85]+[.BF85]*5;[.BF85])" office:value-type="float" office:value="3077813" calcext:value-type="float">
            <text:p>3077813</text:p>
          </table:table-cell>
          <table:table-cell table:formula="of:=IF([.AQ85]&lt;&gt;&quot;&quot;;[.AQ85]+[.BG85]*5;[.BG85])" office:value-type="float" office:value="3077813" calcext:value-type="float">
            <text:p>3077813</text:p>
          </table:table-cell>
          <table:table-cell table:formula="of:=IF([.AR85]&lt;&gt;&quot;&quot;;[.AR85]+[.BH85]*5;[.BH85])" office:value-type="float" office:value="3077813" calcext:value-type="float">
            <text:p>307781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[&lt;{&lt;[([({([[[{{}()}{{}()}]([[]()])]])}&lt;&lt;&lt;[&lt;&lt;&lt;&gt;{}&gt;[&lt;&gt;&lt;&gt;)&gt;&lt;{[]&lt;&gt;}(()&lt;&gt;)&gt;](({{}&lt;&gt;}[()&lt;&gt;]){{&lt;&gt;[]}((){})})&gt;({(</text:p>
          </table:table-cell>
          <table:table-cell table:formula="of:=ORG.LIBREOFFICE.REGEX(ORG.LIBREOFFICE.REGEX(ORG.LIBREOFFICE.REGEX(ORG.LIBREOFFICE.REGEX([.A86];&quot;[(][)]&quot;;&quot;&quot;;&quot;g&quot;);&quot;\[\]&quot;;&quot;&quot;;&quot;g&quot;);&quot;\{\}&quot;;&quot;&quot;;&quot;g&quot;);&quot;&lt;&gt;&quot;;&quot;&quot;;&quot;g&quot;)" office:value-type="string" office:string-value="[&lt;{&lt;[([({([[[{}{}]([])]])}&lt;&lt;&lt;[&lt;&lt;&gt;[)&gt;&lt;{}()&gt;](({}[]){{}()})&gt;({(" calcext:value-type="string">
            <text:p>[&lt;{&lt;[([({([[[{}{}]([])]])}&lt;&lt;&lt;[&lt;&lt;&gt;[)&gt;&lt;{}()&gt;](({}[]){{}()})&gt;({(</text:p>
          </table:table-cell>
          <table:table-cell table:formula="of:=ORG.LIBREOFFICE.REGEX(ORG.LIBREOFFICE.REGEX(ORG.LIBREOFFICE.REGEX(ORG.LIBREOFFICE.REGEX([.B86];&quot;[(][)]&quot;;&quot;&quot;;&quot;g&quot;);&quot;\[\]&quot;;&quot;&quot;;&quot;g&quot;);&quot;\{\}&quot;;&quot;&quot;;&quot;g&quot;);&quot;&lt;&gt;&quot;;&quot;&quot;;&quot;g&quot;)" office:value-type="string" office:string-value="[&lt;{&lt;[([({([[[]()]])}&lt;&lt;&lt;[&lt;[)&gt;]((){})&gt;({(" calcext:value-type="string">
            <text:p>[&lt;{&lt;[([({([[[]()]])}&lt;&lt;&lt;[&lt;[)&gt;]((){})&gt;({(</text:p>
          </table:table-cell>
          <table:table-cell table:formula="of:=ORG.LIBREOFFICE.REGEX(ORG.LIBREOFFICE.REGEX(ORG.LIBREOFFICE.REGEX(ORG.LIBREOFFICE.REGEX([.C86];&quot;[(][)]&quot;;&quot;&quot;;&quot;g&quot;);&quot;\[\]&quot;;&quot;&quot;;&quot;g&quot;);&quot;\{\}&quot;;&quot;&quot;;&quot;g&quot;);&quot;&lt;&gt;&quot;;&quot;&quot;;&quot;g&quot;)" office:value-type="string" office:string-value="[&lt;{&lt;[([({([[]])}&lt;&lt;&lt;[&lt;[)&gt;]()&gt;({(" calcext:value-type="string">
            <text:p>[&lt;{&lt;[([({([[]])}&lt;&lt;&lt;[&lt;[)&gt;]()&gt;({(</text:p>
          </table:table-cell>
          <table:table-cell table:formula="of:=ORG.LIBREOFFICE.REGEX(ORG.LIBREOFFICE.REGEX(ORG.LIBREOFFICE.REGEX(ORG.LIBREOFFICE.REGEX([.D86];&quot;[(][)]&quot;;&quot;&quot;;&quot;g&quot;);&quot;\[\]&quot;;&quot;&quot;;&quot;g&quot;);&quot;\{\}&quot;;&quot;&quot;;&quot;g&quot;);&quot;&lt;&gt;&quot;;&quot;&quot;;&quot;g&quot;)" office:value-type="string" office:string-value="[&lt;{&lt;[([({([])}&lt;&lt;&lt;[&lt;[)&gt;]&gt;({(" calcext:value-type="string">
            <text:p>[&lt;{&lt;[([({([])}&lt;&lt;&lt;[&lt;[)&gt;]&gt;({(</text:p>
          </table:table-cell>
          <table:table-cell table:formula="of:=ORG.LIBREOFFICE.REGEX(ORG.LIBREOFFICE.REGEX(ORG.LIBREOFFICE.REGEX(ORG.LIBREOFFICE.REGEX([.E86];&quot;[(][)]&quot;;&quot;&quot;;&quot;g&quot;);&quot;\[\]&quot;;&quot;&quot;;&quot;g&quot;);&quot;\{\}&quot;;&quot;&quot;;&quot;g&quot;);&quot;&lt;&gt;&quot;;&quot;&quot;;&quot;g&quot;)" office:value-type="string" office:string-value="[&lt;{&lt;[([({()}&lt;&lt;&lt;[&lt;[)&gt;]&gt;({(" calcext:value-type="string">
            <text:p>[&lt;{&lt;[([({()}&lt;&lt;&lt;[&lt;[)&gt;]&gt;({(</text:p>
          </table:table-cell>
          <table:table-cell table:formula="of:=ORG.LIBREOFFICE.REGEX(ORG.LIBREOFFICE.REGEX(ORG.LIBREOFFICE.REGEX(ORG.LIBREOFFICE.REGEX([.F86];&quot;[(][)]&quot;;&quot;&quot;;&quot;g&quot;);&quot;\[\]&quot;;&quot;&quot;;&quot;g&quot;);&quot;\{\}&quot;;&quot;&quot;;&quot;g&quot;);&quot;&lt;&gt;&quot;;&quot;&quot;;&quot;g&quot;)" office:value-type="string" office:string-value="[&lt;{&lt;[([(&lt;&lt;&lt;[&lt;[)&gt;]&gt;({(" calcext:value-type="string">
            <text:p>[&lt;{&lt;[([(&lt;&lt;&lt;[&lt;[)&gt;]&gt;({(</text:p>
          </table:table-cell>
          <table:table-cell table:formula="of:=ORG.LIBREOFFICE.REGEX(ORG.LIBREOFFICE.REGEX(ORG.LIBREOFFICE.REGEX(ORG.LIBREOFFICE.REGEX([.G86];&quot;[(][)]&quot;;&quot;&quot;;&quot;g&quot;);&quot;\[\]&quot;;&quot;&quot;;&quot;g&quot;);&quot;\{\}&quot;;&quot;&quot;;&quot;g&quot;);&quot;&lt;&gt;&quot;;&quot;&quot;;&quot;g&quot;)" office:value-type="string" office:string-value="[&lt;{&lt;[([(&lt;&lt;&lt;[&lt;[)&gt;]&gt;({(" calcext:value-type="string">
            <text:p>[&lt;{&lt;[([(&lt;&lt;&lt;[&lt;[)&gt;]&gt;({(</text:p>
          </table:table-cell>
          <table:table-cell table:formula="of:=ORG.LIBREOFFICE.REGEX(ORG.LIBREOFFICE.REGEX(ORG.LIBREOFFICE.REGEX(ORG.LIBREOFFICE.REGEX([.H86];&quot;[(][)]&quot;;&quot;&quot;;&quot;g&quot;);&quot;\[\]&quot;;&quot;&quot;;&quot;g&quot;);&quot;\{\}&quot;;&quot;&quot;;&quot;g&quot;);&quot;&lt;&gt;&quot;;&quot;&quot;;&quot;g&quot;)" office:value-type="string" office:string-value="[&lt;{&lt;[([(&lt;&lt;&lt;[&lt;[)&gt;]&gt;({(" calcext:value-type="string">
            <text:p>[&lt;{&lt;[([(&lt;&lt;&lt;[&lt;[)&gt;]&gt;({(</text:p>
          </table:table-cell>
          <table:table-cell table:formula="of:=ORG.LIBREOFFICE.REGEX(ORG.LIBREOFFICE.REGEX(ORG.LIBREOFFICE.REGEX(ORG.LIBREOFFICE.REGEX([.I86];&quot;[(][)]&quot;;&quot;&quot;;&quot;g&quot;);&quot;\[\]&quot;;&quot;&quot;;&quot;g&quot;);&quot;\{\}&quot;;&quot;&quot;;&quot;g&quot;);&quot;&lt;&gt;&quot;;&quot;&quot;;&quot;g&quot;)" office:value-type="string" office:string-value="[&lt;{&lt;[([(&lt;&lt;&lt;[&lt;[)&gt;]&gt;({(" calcext:value-type="string">
            <text:p>[&lt;{&lt;[([(&lt;&lt;&lt;[&lt;[)&gt;]&gt;({(</text:p>
          </table:table-cell>
          <table:table-cell table:formula="of:=ORG.LIBREOFFICE.REGEX(ORG.LIBREOFFICE.REGEX(ORG.LIBREOFFICE.REGEX(ORG.LIBREOFFICE.REGEX([.J86];&quot;[(][)]&quot;;&quot;&quot;;&quot;g&quot;);&quot;\[\]&quot;;&quot;&quot;;&quot;g&quot;);&quot;\{\}&quot;;&quot;&quot;;&quot;g&quot;);&quot;&lt;&gt;&quot;;&quot;&quot;;&quot;g&quot;)" office:value-type="string" office:string-value="[&lt;{&lt;[([(&lt;&lt;&lt;[&lt;[)&gt;]&gt;({(" calcext:value-type="string">
            <text:p>[&lt;{&lt;[([(&lt;&lt;&lt;[&lt;[)&gt;]&gt;({(</text:p>
          </table:table-cell>
          <table:table-cell table:formula="of:=IF(ORG.LIBREOFFICE.REGEX(ORG.LIBREOFFICE.REGEX(ORG.LIBREOFFICE.REGEX(ORG.LIBREOFFICE.REGEX(ORG.LIBREOFFICE.REGEX([.K86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6];&quot;[\[\(\{&lt;]*&quot;;&quot;&quot;;&quot;&quot;);&quot;\).*&quot;;3;&quot;&quot;);&quot;\].*&quot;;57;&quot;&quot;);&quot;\}.*&quot;;1197;&quot;&quot;);&quot;&gt;.*&quot;;25137;&quot;&quot;));&quot;&quot;)" office:value-type="float" office:value="3" calcext:value-type="float">
            <text:p>3</text:p>
          </table:table-cell>
          <table:table-cell table:formula="of:=IF([.L86]=&quot;&quot;;[.K86];&quot;&quot;)">
            <text:p/>
          </table:table-cell>
          <table:table-cell table:formula="of:=IF(AND([.$M86]&lt;&gt;&quot;&quot;;LEN([.$M86])&gt;=[.N$2]);LEFT(RIGHT([.$M86];[.N$2]);1);&quot;&quot;)">
            <text:p/>
          </table:table-cell>
          <table:table-cell table:formula="of:=IF(AND([.$M86]&lt;&gt;&quot;&quot;;LEN([.$M86])&gt;=[.O$2]);LEFT(RIGHT([.$M86];[.O$2]);1);&quot;&quot;)">
            <text:p/>
          </table:table-cell>
          <table:table-cell table:formula="of:=IF(AND([.$M86]&lt;&gt;&quot;&quot;;LEN([.$M86])&gt;=[.P$2]);LEFT(RIGHT([.$M86];[.P$2]);1);&quot;&quot;)">
            <text:p/>
          </table:table-cell>
          <table:table-cell table:formula="of:=IF(AND([.$M86]&lt;&gt;&quot;&quot;;LEN([.$M86])&gt;=[.Q$2]);LEFT(RIGHT([.$M86];[.Q$2]);1);&quot;&quot;)">
            <text:p/>
          </table:table-cell>
          <table:table-cell table:formula="of:=IF(AND([.$M86]&lt;&gt;&quot;&quot;;LEN([.$M86])&gt;=[.R$2]);LEFT(RIGHT([.$M86];[.R$2]);1);&quot;&quot;)">
            <text:p/>
          </table:table-cell>
          <table:table-cell table:formula="of:=IF(AND([.$M86]&lt;&gt;&quot;&quot;;LEN([.$M86])&gt;=[.S$2]);LEFT(RIGHT([.$M86];[.S$2]);1);&quot;&quot;)">
            <text:p/>
          </table:table-cell>
          <table:table-cell table:formula="of:=IF(AND([.$M86]&lt;&gt;&quot;&quot;;LEN([.$M86])&gt;=[.T$2]);LEFT(RIGHT([.$M86];[.T$2]);1);&quot;&quot;)">
            <text:p/>
          </table:table-cell>
          <table:table-cell table:formula="of:=IF(AND([.$M86]&lt;&gt;&quot;&quot;;LEN([.$M86])&gt;=[.U$2]);LEFT(RIGHT([.$M86];[.U$2]);1);&quot;&quot;)">
            <text:p/>
          </table:table-cell>
          <table:table-cell table:formula="of:=IF(AND([.$M86]&lt;&gt;&quot;&quot;;LEN([.$M86])&gt;=[.V$2]);LEFT(RIGHT([.$M86];[.V$2]);1);&quot;&quot;)">
            <text:p/>
          </table:table-cell>
          <table:table-cell table:formula="of:=IF(AND([.$M86]&lt;&gt;&quot;&quot;;LEN([.$M86])&gt;=[.W$2]);LEFT(RIGHT([.$M86];[.W$2]);1);&quot;&quot;)">
            <text:p/>
          </table:table-cell>
          <table:table-cell table:formula="of:=IF(AND([.$M86]&lt;&gt;&quot;&quot;;LEN([.$M86])&gt;=[.X$2]);LEFT(RIGHT([.$M86];[.X$2]);1);&quot;&quot;)">
            <text:p/>
          </table:table-cell>
          <table:table-cell table:formula="of:=IF(AND([.$M86]&lt;&gt;&quot;&quot;;LEN([.$M86])&gt;=[.Y$2]);LEFT(RIGHT([.$M86];[.Y$2]);1);&quot;&quot;)">
            <text:p/>
          </table:table-cell>
          <table:table-cell table:formula="of:=IF(AND([.$M86]&lt;&gt;&quot;&quot;;LEN([.$M86])&gt;=[.Z$2]);LEFT(RIGHT([.$M86];[.Z$2]);1);&quot;&quot;)">
            <text:p/>
          </table:table-cell>
          <table:table-cell table:formula="of:=IF(AND([.$M86]&lt;&gt;&quot;&quot;;LEN([.$M86])&gt;=[.AA$2]);LEFT(RIGHT([.$M86];[.AA$2]);1);&quot;&quot;)">
            <text:p/>
          </table:table-cell>
          <table:table-cell table:formula="of:=IF(AND([.$M86]&lt;&gt;&quot;&quot;;LEN([.$M86])&gt;=[.AB$2]);LEFT(RIGHT([.$M86];[.AB$2]);1);&quot;&quot;)">
            <text:p/>
          </table:table-cell>
          <table:table-cell table:formula="of:=IF([.M86]=&quot;&quot;;&quot;&quot;;0)">
            <text:p/>
          </table:table-cell>
          <table:table-cell table:formula="of:=IF([.N86]&lt;&gt;&quot;&quot;;IF([.N86]=&quot;(&quot;;1;IF([.N86]=&quot;[&quot;;2;IF([.N86]=&quot;{&quot;;3;IF([.N86]=&quot;&lt;&quot;;4;0))));&quot;&quot;)">
            <text:p/>
          </table:table-cell>
          <table:table-cell table:formula="of:=IF([.O86]&lt;&gt;&quot;&quot;;IF([.O86]=&quot;(&quot;;1;IF([.O86]=&quot;[&quot;;2;IF([.O86]=&quot;{&quot;;3;IF([.O86]=&quot;&lt;&quot;;4;0))));&quot;&quot;)">
            <text:p/>
          </table:table-cell>
          <table:table-cell table:formula="of:=IF([.P86]&lt;&gt;&quot;&quot;;IF([.P86]=&quot;(&quot;;1;IF([.P86]=&quot;[&quot;;2;IF([.P86]=&quot;{&quot;;3;IF([.P86]=&quot;&lt;&quot;;4;0))));&quot;&quot;)">
            <text:p/>
          </table:table-cell>
          <table:table-cell table:formula="of:=IF([.Q86]&lt;&gt;&quot;&quot;;IF([.Q86]=&quot;(&quot;;1;IF([.Q86]=&quot;[&quot;;2;IF([.Q86]=&quot;{&quot;;3;IF([.Q86]=&quot;&lt;&quot;;4;0))));&quot;&quot;)">
            <text:p/>
          </table:table-cell>
          <table:table-cell table:formula="of:=IF([.R86]&lt;&gt;&quot;&quot;;IF([.R86]=&quot;(&quot;;1;IF([.R86]=&quot;[&quot;;2;IF([.R86]=&quot;{&quot;;3;IF([.R86]=&quot;&lt;&quot;;4;0))));&quot;&quot;)">
            <text:p/>
          </table:table-cell>
          <table:table-cell table:formula="of:=IF([.S86]&lt;&gt;&quot;&quot;;IF([.S86]=&quot;(&quot;;1;IF([.S86]=&quot;[&quot;;2;IF([.S86]=&quot;{&quot;;3;IF([.S86]=&quot;&lt;&quot;;4;0))));&quot;&quot;)">
            <text:p/>
          </table:table-cell>
          <table:table-cell table:formula="of:=IF([.T86]&lt;&gt;&quot;&quot;;IF([.T86]=&quot;(&quot;;1;IF([.T86]=&quot;[&quot;;2;IF([.T86]=&quot;{&quot;;3;IF([.T86]=&quot;&lt;&quot;;4;0))));&quot;&quot;)">
            <text:p/>
          </table:table-cell>
          <table:table-cell table:formula="of:=IF([.U86]&lt;&gt;&quot;&quot;;IF([.U86]=&quot;(&quot;;1;IF([.U86]=&quot;[&quot;;2;IF([.U86]=&quot;{&quot;;3;IF([.U86]=&quot;&lt;&quot;;4;0))));&quot;&quot;)">
            <text:p/>
          </table:table-cell>
          <table:table-cell table:formula="of:=IF([.V86]&lt;&gt;&quot;&quot;;IF([.V86]=&quot;(&quot;;1;IF([.V86]=&quot;[&quot;;2;IF([.V86]=&quot;{&quot;;3;IF([.V86]=&quot;&lt;&quot;;4;0))));&quot;&quot;)">
            <text:p/>
          </table:table-cell>
          <table:table-cell table:formula="of:=IF([.W86]&lt;&gt;&quot;&quot;;IF([.W86]=&quot;(&quot;;1;IF([.W86]=&quot;[&quot;;2;IF([.W86]=&quot;{&quot;;3;IF([.W86]=&quot;&lt;&quot;;4;0))));&quot;&quot;)">
            <text:p/>
          </table:table-cell>
          <table:table-cell table:formula="of:=IF([.X86]&lt;&gt;&quot;&quot;;IF([.X86]=&quot;(&quot;;1;IF([.X86]=&quot;[&quot;;2;IF([.X86]=&quot;{&quot;;3;IF([.X86]=&quot;&lt;&quot;;4;0))));&quot;&quot;)">
            <text:p/>
          </table:table-cell>
          <table:table-cell table:formula="of:=IF([.Y86]&lt;&gt;&quot;&quot;;IF([.Y86]=&quot;(&quot;;1;IF([.Y86]=&quot;[&quot;;2;IF([.Y86]=&quot;{&quot;;3;IF([.Y86]=&quot;&lt;&quot;;4;0))));&quot;&quot;)">
            <text:p/>
          </table:table-cell>
          <table:table-cell table:formula="of:=IF([.Z86]&lt;&gt;&quot;&quot;;IF([.Z86]=&quot;(&quot;;1;IF([.Z86]=&quot;[&quot;;2;IF([.Z86]=&quot;{&quot;;3;IF([.Z86]=&quot;&lt;&quot;;4;0))));&quot;&quot;)">
            <text:p/>
          </table:table-cell>
          <table:table-cell table:formula="of:=IF([.AA86]&lt;&gt;&quot;&quot;;IF([.AA86]=&quot;(&quot;;1;IF([.AA86]=&quot;[&quot;;2;IF([.AA86]=&quot;{&quot;;3;IF([.AA86]=&quot;&lt;&quot;;4;0))));&quot;&quot;)">
            <text:p/>
          </table:table-cell>
          <table:table-cell table:formula="of:=IF([.AB86]&lt;&gt;&quot;&quot;;IF([.AB86]=&quot;(&quot;;1;IF([.AB86]=&quot;[&quot;;2;IF([.AB86]=&quot;{&quot;;3;IF([.AB86]=&quot;&lt;&quot;;4;0))));&quot;&quot;)">
            <text:p/>
          </table:table-cell>
          <table:table-cell table:number-columns-repeated="2"/>
          <table:table-cell table:formula="of:=[.AD86]">
            <text:p/>
          </table:table-cell>
          <table:table-cell table:formula="of:=IF([.AE86]&lt;&gt;&quot;&quot;;[.AE86]+[.AU86]*5;[.AU86])">
            <text:p/>
          </table:table-cell>
          <table:table-cell table:formula="of:=IF([.AF86]&lt;&gt;&quot;&quot;;[.AF86]+[.AV86]*5;[.AV86])">
            <text:p/>
          </table:table-cell>
          <table:table-cell table:formula="of:=IF([.AG86]&lt;&gt;&quot;&quot;;[.AG86]+[.AW86]*5;[.AW86])">
            <text:p/>
          </table:table-cell>
          <table:table-cell table:formula="of:=IF([.AH86]&lt;&gt;&quot;&quot;;[.AH86]+[.AX86]*5;[.AX86])">
            <text:p/>
          </table:table-cell>
          <table:table-cell table:formula="of:=IF([.AI86]&lt;&gt;&quot;&quot;;[.AI86]+[.AY86]*5;[.AY86])">
            <text:p/>
          </table:table-cell>
          <table:table-cell table:formula="of:=IF([.AJ86]&lt;&gt;&quot;&quot;;[.AJ86]+[.AZ86]*5;[.AZ86])">
            <text:p/>
          </table:table-cell>
          <table:table-cell table:formula="of:=IF([.AK86]&lt;&gt;&quot;&quot;;[.AK86]+[.BA86]*5;[.BA86])">
            <text:p/>
          </table:table-cell>
          <table:table-cell table:formula="of:=IF([.AL86]&lt;&gt;&quot;&quot;;[.AL86]+[.BB86]*5;[.BB86])">
            <text:p/>
          </table:table-cell>
          <table:table-cell table:formula="of:=IF([.AM86]&lt;&gt;&quot;&quot;;[.AM86]+[.BC86]*5;[.BC86])">
            <text:p/>
          </table:table-cell>
          <table:table-cell table:formula="of:=IF([.AN86]&lt;&gt;&quot;&quot;;[.AN86]+[.BD86]*5;[.BD86])">
            <text:p/>
          </table:table-cell>
          <table:table-cell table:formula="of:=IF([.AO86]&lt;&gt;&quot;&quot;;[.AO86]+[.BE86]*5;[.BE86])">
            <text:p/>
          </table:table-cell>
          <table:table-cell table:formula="of:=IF([.AP86]&lt;&gt;&quot;&quot;;[.AP86]+[.BF86]*5;[.BF86])">
            <text:p/>
          </table:table-cell>
          <table:table-cell table:formula="of:=IF([.AQ86]&lt;&gt;&quot;&quot;;[.AQ86]+[.BG86]*5;[.BG86])">
            <text:p/>
          </table:table-cell>
          <table:table-cell table:formula="of:=IF([.AR86]&lt;&gt;&quot;&quot;;[.AR86]+[.BH86]*5;[.BH86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[{{[[[&lt;(&lt;({(()())&lt;{}[]&gt;}&lt;({}&lt;&gt;){[][]}&gt;)[&lt;{()()}[[]&lt;&gt;]&gt;]&gt;)([[({&lt;&gt;[]}[()()])[{[]&lt;&gt;}[{}{}]]][[&lt;</text:p>
          </table:table-cell>
          <table:table-cell table:formula="of:=ORG.LIBREOFFICE.REGEX(ORG.LIBREOFFICE.REGEX(ORG.LIBREOFFICE.REGEX(ORG.LIBREOFFICE.REGEX([.A87];&quot;[(][)]&quot;;&quot;&quot;;&quot;g&quot;);&quot;\[\]&quot;;&quot;&quot;;&quot;g&quot;);&quot;\{\}&quot;;&quot;&quot;;&quot;g&quot;);&quot;&lt;&gt;&quot;;&quot;&quot;;&quot;g&quot;)" office:value-type="string" office:string-value="([[{{[[[&lt;(&lt;({()}&lt;()&gt;)[&lt;[]&gt;]&gt;)([[({})[{}[]]][[&lt;" calcext:value-type="string">
            <text:p>([[{{[[[&lt;(&lt;({()}&lt;()&gt;)[&lt;[]&gt;]&gt;)([[({})[{}[]]][[&lt;</text:p>
          </table:table-cell>
          <table:table-cell table:formula="of:=ORG.LIBREOFFICE.REGEX(ORG.LIBREOFFICE.REGEX(ORG.LIBREOFFICE.REGEX(ORG.LIBREOFFICE.REGEX([.B87];&quot;[(][)]&quot;;&quot;&quot;;&quot;g&quot;);&quot;\[\]&quot;;&quot;&quot;;&quot;g&quot;);&quot;\{\}&quot;;&quot;&quot;;&quot;g&quot;);&quot;&lt;&gt;&quot;;&quot;&quot;;&quot;g&quot;)" office:value-type="string" office:string-value="([[{{[[[&lt;(&lt;()[]&gt;)([[()[]][[&lt;" calcext:value-type="string">
            <text:p>([[{{[[[&lt;(&lt;()[]&gt;)([[()[]][[&lt;</text:p>
          </table:table-cell>
          <table:table-cell table:formula="of:=ORG.LIBREOFFICE.REGEX(ORG.LIBREOFFICE.REGEX(ORG.LIBREOFFICE.REGEX(ORG.LIBREOFFICE.REGEX([.C87];&quot;[(][)]&quot;;&quot;&quot;;&quot;g&quot;);&quot;\[\]&quot;;&quot;&quot;;&quot;g&quot;);&quot;\{\}&quot;;&quot;&quot;;&quot;g&quot;);&quot;&lt;&gt;&quot;;&quot;&quot;;&quot;g&quot;)" office:value-type="string" office:string-value="([[{{[[[&lt;()([[][[&lt;" calcext:value-type="string">
            <text:p>([[{{[[[&lt;()([[][[&lt;</text:p>
          </table:table-cell>
          <table:table-cell table:formula="of:=ORG.LIBREOFFICE.REGEX(ORG.LIBREOFFICE.REGEX(ORG.LIBREOFFICE.REGEX(ORG.LIBREOFFICE.REGEX([.D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ORG.LIBREOFFICE.REGEX(ORG.LIBREOFFICE.REGEX(ORG.LIBREOFFICE.REGEX(ORG.LIBREOFFICE.REGEX([.E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ORG.LIBREOFFICE.REGEX(ORG.LIBREOFFICE.REGEX(ORG.LIBREOFFICE.REGEX(ORG.LIBREOFFICE.REGEX([.F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ORG.LIBREOFFICE.REGEX(ORG.LIBREOFFICE.REGEX(ORG.LIBREOFFICE.REGEX(ORG.LIBREOFFICE.REGEX([.G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ORG.LIBREOFFICE.REGEX(ORG.LIBREOFFICE.REGEX(ORG.LIBREOFFICE.REGEX(ORG.LIBREOFFICE.REGEX([.H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ORG.LIBREOFFICE.REGEX(ORG.LIBREOFFICE.REGEX(ORG.LIBREOFFICE.REGEX(ORG.LIBREOFFICE.REGEX([.I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ORG.LIBREOFFICE.REGEX(ORG.LIBREOFFICE.REGEX(ORG.LIBREOFFICE.REGEX(ORG.LIBREOFFICE.REGEX([.J87];&quot;[(][)]&quot;;&quot;&quot;;&quot;g&quot;);&quot;\[\]&quot;;&quot;&quot;;&quot;g&quot;);&quot;\{\}&quot;;&quot;&quot;;&quot;g&quot;);&quot;&lt;&gt;&quot;;&quot;&quot;;&quot;g&quot;)" office:value-type="string" office:string-value="([[{{[[[&lt;([[[&lt;" calcext:value-type="string">
            <text:p>([[{{[[[&lt;([[[&lt;</text:p>
          </table:table-cell>
          <table:table-cell table:formula="of:=IF(ORG.LIBREOFFICE.REGEX(ORG.LIBREOFFICE.REGEX(ORG.LIBREOFFICE.REGEX(ORG.LIBREOFFICE.REGEX(ORG.LIBREOFFICE.REGEX([.K87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7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87]=&quot;&quot;;[.K87];&quot;&quot;)" office:value-type="string" office:string-value="([[{{[[[&lt;([[[&lt;" calcext:value-type="string">
            <text:p>([[{{[[[&lt;([[[&lt;</text:p>
          </table:table-cell>
          <table:table-cell table:formula="of:=IF(AND([.$M87]&lt;&gt;&quot;&quot;;LEN([.$M87])&gt;=[.N$2]);LEFT(RIGHT([.$M87];[.N$2]);1);&quot;&quot;)" office:value-type="string" office:string-value="&lt;" calcext:value-type="string">
            <text:p>&lt;</text:p>
          </table:table-cell>
          <table:table-cell table:formula="of:=IF(AND([.$M87]&lt;&gt;&quot;&quot;;LEN([.$M87])&gt;=[.O$2]);LEFT(RIGHT([.$M87];[.O$2]);1);&quot;&quot;)" office:value-type="string" office:string-value="[" calcext:value-type="string">
            <text:p>[</text:p>
          </table:table-cell>
          <table:table-cell table:formula="of:=IF(AND([.$M87]&lt;&gt;&quot;&quot;;LEN([.$M87])&gt;=[.P$2]);LEFT(RIGHT([.$M87];[.P$2]);1);&quot;&quot;)" office:value-type="string" office:string-value="[" calcext:value-type="string">
            <text:p>[</text:p>
          </table:table-cell>
          <table:table-cell table:formula="of:=IF(AND([.$M87]&lt;&gt;&quot;&quot;;LEN([.$M87])&gt;=[.Q$2]);LEFT(RIGHT([.$M87];[.Q$2]);1);&quot;&quot;)" office:value-type="string" office:string-value="[" calcext:value-type="string">
            <text:p>[</text:p>
          </table:table-cell>
          <table:table-cell table:formula="of:=IF(AND([.$M87]&lt;&gt;&quot;&quot;;LEN([.$M87])&gt;=[.R$2]);LEFT(RIGHT([.$M87];[.R$2]);1);&quot;&quot;)" office:value-type="string" office:string-value="(" calcext:value-type="string">
            <text:p>(</text:p>
          </table:table-cell>
          <table:table-cell table:formula="of:=IF(AND([.$M87]&lt;&gt;&quot;&quot;;LEN([.$M87])&gt;=[.S$2]);LEFT(RIGHT([.$M87];[.S$2]);1);&quot;&quot;)" office:value-type="string" office:string-value="&lt;" calcext:value-type="string">
            <text:p>&lt;</text:p>
          </table:table-cell>
          <table:table-cell table:formula="of:=IF(AND([.$M87]&lt;&gt;&quot;&quot;;LEN([.$M87])&gt;=[.T$2]);LEFT(RIGHT([.$M87];[.T$2]);1);&quot;&quot;)" office:value-type="string" office:string-value="[" calcext:value-type="string">
            <text:p>[</text:p>
          </table:table-cell>
          <table:table-cell table:formula="of:=IF(AND([.$M87]&lt;&gt;&quot;&quot;;LEN([.$M87])&gt;=[.U$2]);LEFT(RIGHT([.$M87];[.U$2]);1);&quot;&quot;)" office:value-type="string" office:string-value="[" calcext:value-type="string">
            <text:p>[</text:p>
          </table:table-cell>
          <table:table-cell table:formula="of:=IF(AND([.$M87]&lt;&gt;&quot;&quot;;LEN([.$M87])&gt;=[.V$2]);LEFT(RIGHT([.$M87];[.V$2]);1);&quot;&quot;)" office:value-type="string" office:string-value="[" calcext:value-type="string">
            <text:p>[</text:p>
          </table:table-cell>
          <table:table-cell table:formula="of:=IF(AND([.$M87]&lt;&gt;&quot;&quot;;LEN([.$M87])&gt;=[.W$2]);LEFT(RIGHT([.$M87];[.W$2]);1);&quot;&quot;)" office:value-type="string" office:string-value="{" calcext:value-type="string">
            <text:p>{</text:p>
          </table:table-cell>
          <table:table-cell table:formula="of:=IF(AND([.$M87]&lt;&gt;&quot;&quot;;LEN([.$M87])&gt;=[.X$2]);LEFT(RIGHT([.$M87];[.X$2]);1);&quot;&quot;)" office:value-type="string" office:string-value="{" calcext:value-type="string">
            <text:p>{</text:p>
          </table:table-cell>
          <table:table-cell table:formula="of:=IF(AND([.$M87]&lt;&gt;&quot;&quot;;LEN([.$M87])&gt;=[.Y$2]);LEFT(RIGHT([.$M87];[.Y$2]);1);&quot;&quot;)" office:value-type="string" office:string-value="[" calcext:value-type="string">
            <text:p>[</text:p>
          </table:table-cell>
          <table:table-cell table:formula="of:=IF(AND([.$M87]&lt;&gt;&quot;&quot;;LEN([.$M87])&gt;=[.Z$2]);LEFT(RIGHT([.$M87];[.Z$2]);1);&quot;&quot;)" office:value-type="string" office:string-value="[" calcext:value-type="string">
            <text:p>[</text:p>
          </table:table-cell>
          <table:table-cell table:formula="of:=IF(AND([.$M87]&lt;&gt;&quot;&quot;;LEN([.$M87])&gt;=[.AA$2]);LEFT(RIGHT([.$M87];[.AA$2]);1);&quot;&quot;)" office:value-type="string" office:string-value="(" calcext:value-type="string">
            <text:p>(</text:p>
          </table:table-cell>
          <table:table-cell table:formula="of:=IF(AND([.$M87]&lt;&gt;&quot;&quot;;LEN([.$M87])&gt;=[.AB$2]);LEFT(RIGHT([.$M87];[.AB$2]);1);&quot;&quot;)">
            <text:p/>
          </table:table-cell>
          <table:table-cell table:formula="of:=IF([.M87]=&quot;&quot;;&quot;&quot;;0)" office:value-type="float" office:value="0" calcext:value-type="float">
            <text:p>0</text:p>
          </table:table-cell>
          <table:table-cell table:formula="of:=IF([.N87]&lt;&gt;&quot;&quot;;IF([.N87]=&quot;(&quot;;1;IF([.N87]=&quot;[&quot;;2;IF([.N87]=&quot;{&quot;;3;IF([.N87]=&quot;&lt;&quot;;4;0))));&quot;&quot;)" office:value-type="float" office:value="4" calcext:value-type="float">
            <text:p>4</text:p>
          </table:table-cell>
          <table:table-cell table:formula="of:=IF([.O87]&lt;&gt;&quot;&quot;;IF([.O87]=&quot;(&quot;;1;IF([.O87]=&quot;[&quot;;2;IF([.O87]=&quot;{&quot;;3;IF([.O87]=&quot;&lt;&quot;;4;0))));&quot;&quot;)" office:value-type="float" office:value="2" calcext:value-type="float">
            <text:p>2</text:p>
          </table:table-cell>
          <table:table-cell table:formula="of:=IF([.P87]&lt;&gt;&quot;&quot;;IF([.P87]=&quot;(&quot;;1;IF([.P87]=&quot;[&quot;;2;IF([.P87]=&quot;{&quot;;3;IF([.P87]=&quot;&lt;&quot;;4;0))));&quot;&quot;)" office:value-type="float" office:value="2" calcext:value-type="float">
            <text:p>2</text:p>
          </table:table-cell>
          <table:table-cell table:formula="of:=IF([.Q87]&lt;&gt;&quot;&quot;;IF([.Q87]=&quot;(&quot;;1;IF([.Q87]=&quot;[&quot;;2;IF([.Q87]=&quot;{&quot;;3;IF([.Q87]=&quot;&lt;&quot;;4;0))));&quot;&quot;)" office:value-type="float" office:value="2" calcext:value-type="float">
            <text:p>2</text:p>
          </table:table-cell>
          <table:table-cell table:formula="of:=IF([.R87]&lt;&gt;&quot;&quot;;IF([.R87]=&quot;(&quot;;1;IF([.R87]=&quot;[&quot;;2;IF([.R87]=&quot;{&quot;;3;IF([.R87]=&quot;&lt;&quot;;4;0))));&quot;&quot;)" office:value-type="float" office:value="1" calcext:value-type="float">
            <text:p>1</text:p>
          </table:table-cell>
          <table:table-cell table:formula="of:=IF([.S87]&lt;&gt;&quot;&quot;;IF([.S87]=&quot;(&quot;;1;IF([.S87]=&quot;[&quot;;2;IF([.S87]=&quot;{&quot;;3;IF([.S87]=&quot;&lt;&quot;;4;0))));&quot;&quot;)" office:value-type="float" office:value="4" calcext:value-type="float">
            <text:p>4</text:p>
          </table:table-cell>
          <table:table-cell table:formula="of:=IF([.T87]&lt;&gt;&quot;&quot;;IF([.T87]=&quot;(&quot;;1;IF([.T87]=&quot;[&quot;;2;IF([.T87]=&quot;{&quot;;3;IF([.T87]=&quot;&lt;&quot;;4;0))));&quot;&quot;)" office:value-type="float" office:value="2" calcext:value-type="float">
            <text:p>2</text:p>
          </table:table-cell>
          <table:table-cell table:formula="of:=IF([.U87]&lt;&gt;&quot;&quot;;IF([.U87]=&quot;(&quot;;1;IF([.U87]=&quot;[&quot;;2;IF([.U87]=&quot;{&quot;;3;IF([.U87]=&quot;&lt;&quot;;4;0))));&quot;&quot;)" office:value-type="float" office:value="2" calcext:value-type="float">
            <text:p>2</text:p>
          </table:table-cell>
          <table:table-cell table:formula="of:=IF([.V87]&lt;&gt;&quot;&quot;;IF([.V87]=&quot;(&quot;;1;IF([.V87]=&quot;[&quot;;2;IF([.V87]=&quot;{&quot;;3;IF([.V87]=&quot;&lt;&quot;;4;0))));&quot;&quot;)" office:value-type="float" office:value="2" calcext:value-type="float">
            <text:p>2</text:p>
          </table:table-cell>
          <table:table-cell table:formula="of:=IF([.W87]&lt;&gt;&quot;&quot;;IF([.W87]=&quot;(&quot;;1;IF([.W87]=&quot;[&quot;;2;IF([.W87]=&quot;{&quot;;3;IF([.W87]=&quot;&lt;&quot;;4;0))));&quot;&quot;)" office:value-type="float" office:value="3" calcext:value-type="float">
            <text:p>3</text:p>
          </table:table-cell>
          <table:table-cell table:formula="of:=IF([.X87]&lt;&gt;&quot;&quot;;IF([.X87]=&quot;(&quot;;1;IF([.X87]=&quot;[&quot;;2;IF([.X87]=&quot;{&quot;;3;IF([.X87]=&quot;&lt;&quot;;4;0))));&quot;&quot;)" office:value-type="float" office:value="3" calcext:value-type="float">
            <text:p>3</text:p>
          </table:table-cell>
          <table:table-cell table:formula="of:=IF([.Y87]&lt;&gt;&quot;&quot;;IF([.Y87]=&quot;(&quot;;1;IF([.Y87]=&quot;[&quot;;2;IF([.Y87]=&quot;{&quot;;3;IF([.Y87]=&quot;&lt;&quot;;4;0))));&quot;&quot;)" office:value-type="float" office:value="2" calcext:value-type="float">
            <text:p>2</text:p>
          </table:table-cell>
          <table:table-cell table:formula="of:=IF([.Z87]&lt;&gt;&quot;&quot;;IF([.Z87]=&quot;(&quot;;1;IF([.Z87]=&quot;[&quot;;2;IF([.Z87]=&quot;{&quot;;3;IF([.Z87]=&quot;&lt;&quot;;4;0))));&quot;&quot;)" office:value-type="float" office:value="2" calcext:value-type="float">
            <text:p>2</text:p>
          </table:table-cell>
          <table:table-cell table:formula="of:=IF([.AA87]&lt;&gt;&quot;&quot;;IF([.AA87]=&quot;(&quot;;1;IF([.AA87]=&quot;[&quot;;2;IF([.AA87]=&quot;{&quot;;3;IF([.AA87]=&quot;&lt;&quot;;4;0))));&quot;&quot;)" office:value-type="float" office:value="1" calcext:value-type="float">
            <text:p>1</text:p>
          </table:table-cell>
          <table:table-cell table:formula="of:=IF([.AB87]&lt;&gt;&quot;&quot;;IF([.AB87]=&quot;(&quot;;1;IF([.AB87]=&quot;[&quot;;2;IF([.AB87]=&quot;{&quot;;3;IF([.AB87]=&quot;&lt;&quot;;4;0))));&quot;&quot;)">
            <text:p/>
          </table:table-cell>
          <table:table-cell table:number-columns-repeated="2"/>
          <table:table-cell table:formula="of:=[.AD87]" office:value-type="float" office:value="4" calcext:value-type="float">
            <text:p>4</text:p>
          </table:table-cell>
          <table:table-cell table:formula="of:=IF([.AE87]&lt;&gt;&quot;&quot;;[.AE87]+[.AU87]*5;[.AU87])" office:value-type="float" office:value="22" calcext:value-type="float">
            <text:p>22</text:p>
          </table:table-cell>
          <table:table-cell table:formula="of:=IF([.AF87]&lt;&gt;&quot;&quot;;[.AF87]+[.AV87]*5;[.AV87])" office:value-type="float" office:value="112" calcext:value-type="float">
            <text:p>112</text:p>
          </table:table-cell>
          <table:table-cell table:formula="of:=IF([.AG87]&lt;&gt;&quot;&quot;;[.AG87]+[.AW87]*5;[.AW87])" office:value-type="float" office:value="562" calcext:value-type="float">
            <text:p>562</text:p>
          </table:table-cell>
          <table:table-cell table:formula="of:=IF([.AH87]&lt;&gt;&quot;&quot;;[.AH87]+[.AX87]*5;[.AX87])" office:value-type="float" office:value="2811" calcext:value-type="float">
            <text:p>2811</text:p>
          </table:table-cell>
          <table:table-cell table:formula="of:=IF([.AI87]&lt;&gt;&quot;&quot;;[.AI87]+[.AY87]*5;[.AY87])" office:value-type="float" office:value="14059" calcext:value-type="float">
            <text:p>14059</text:p>
          </table:table-cell>
          <table:table-cell table:formula="of:=IF([.AJ87]&lt;&gt;&quot;&quot;;[.AJ87]+[.AZ87]*5;[.AZ87])" office:value-type="float" office:value="70297" calcext:value-type="float">
            <text:p>70297</text:p>
          </table:table-cell>
          <table:table-cell table:formula="of:=IF([.AK87]&lt;&gt;&quot;&quot;;[.AK87]+[.BA87]*5;[.BA87])" office:value-type="float" office:value="351487" calcext:value-type="float">
            <text:p>351487</text:p>
          </table:table-cell>
          <table:table-cell table:formula="of:=IF([.AL87]&lt;&gt;&quot;&quot;;[.AL87]+[.BB87]*5;[.BB87])" office:value-type="float" office:value="1757437" calcext:value-type="float">
            <text:p>1757437</text:p>
          </table:table-cell>
          <table:table-cell table:formula="of:=IF([.AM87]&lt;&gt;&quot;&quot;;[.AM87]+[.BC87]*5;[.BC87])" office:value-type="float" office:value="8787188" calcext:value-type="float">
            <text:p>8787188</text:p>
          </table:table-cell>
          <table:table-cell table:formula="of:=IF([.AN87]&lt;&gt;&quot;&quot;;[.AN87]+[.BD87]*5;[.BD87])" office:value-type="float" office:value="43935943" calcext:value-type="float">
            <text:p>43935943</text:p>
          </table:table-cell>
          <table:table-cell table:formula="of:=IF([.AO87]&lt;&gt;&quot;&quot;;[.AO87]+[.BE87]*5;[.BE87])" office:value-type="float" office:value="219679717" calcext:value-type="float">
            <text:p>219679717</text:p>
          </table:table-cell>
          <table:table-cell table:formula="of:=IF([.AP87]&lt;&gt;&quot;&quot;;[.AP87]+[.BF87]*5;[.BF87])" office:value-type="float" office:value="1098398587" calcext:value-type="float">
            <text:p>1098398587</text:p>
          </table:table-cell>
          <table:table-cell table:formula="of:=IF([.AQ87]&lt;&gt;&quot;&quot;;[.AQ87]+[.BG87]*5;[.BG87])" office:value-type="float" office:value="5491992936" calcext:value-type="float">
            <text:p>5491992936</text:p>
          </table:table-cell>
          <table:table-cell table:formula="of:=IF([.AR87]&lt;&gt;&quot;&quot;;[.AR87]+[.BH87]*5;[.BH87])" office:value-type="float" office:value="5491992936" calcext:value-type="float">
            <text:p>549199293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{[(&lt;&lt;&lt;{((&lt;{&lt;[()()][[]&lt;&gt;]&gt;{&lt;{}&lt;&gt;&gt;&lt;()()&gt;}}&lt;{[()[]]([]&lt;&gt;)}&lt;&lt;{}()&gt;&lt;{}{}&gt;&gt;&gt;&gt;[&lt;&lt;{(){}}[()[]]&gt;[([]&lt;</text:p>
          </table:table-cell>
          <table:table-cell table:formula="of:=ORG.LIBREOFFICE.REGEX(ORG.LIBREOFFICE.REGEX(ORG.LIBREOFFICE.REGEX(ORG.LIBREOFFICE.REGEX([.A88];&quot;[(][)]&quot;;&quot;&quot;;&quot;g&quot;);&quot;\[\]&quot;;&quot;&quot;;&quot;g&quot;);&quot;\{\}&quot;;&quot;&quot;;&quot;g&quot;);&quot;&lt;&gt;&quot;;&quot;&quot;;&quot;g&quot;)" office:value-type="string" office:string-value="({[(&lt;&lt;&lt;{((&lt;{&lt;[]&gt;{&lt;&gt;}}&lt;{[]()}&lt;&gt;&gt;&gt;[&lt;&lt;{}[]&gt;[(&lt;" calcext:value-type="string">
            <text:p>({[(&lt;&lt;&lt;{((&lt;{&lt;[]&gt;{&lt;&gt;}}&lt;{[]()}&lt;&gt;&gt;&gt;[&lt;&lt;{}[]&gt;[(&lt;</text:p>
          </table:table-cell>
          <table:table-cell table:formula="of:=ORG.LIBREOFFICE.REGEX(ORG.LIBREOFFICE.REGEX(ORG.LIBREOFFICE.REGEX(ORG.LIBREOFFICE.REGEX([.B88];&quot;[(][)]&quot;;&quot;&quot;;&quot;g&quot;);&quot;\[\]&quot;;&quot;&quot;;&quot;g&quot;);&quot;\{\}&quot;;&quot;&quot;;&quot;g&quot;);&quot;&lt;&gt;&quot;;&quot;&quot;;&quot;g&quot;)" office:value-type="string" office:string-value="({[(&lt;&lt;&lt;{((&lt;{{}}&lt;&gt;&gt;[&lt;[(&lt;" calcext:value-type="string">
            <text:p>({[(&lt;&lt;&lt;{((&lt;{{}}&lt;&gt;&gt;[&lt;[(&lt;</text:p>
          </table:table-cell>
          <table:table-cell table:formula="of:=ORG.LIBREOFFICE.REGEX(ORG.LIBREOFFICE.REGEX(ORG.LIBREOFFICE.REGEX(ORG.LIBREOFFICE.REGEX([.C88];&quot;[(][)]&quot;;&quot;&quot;;&quot;g&quot;);&quot;\[\]&quot;;&quot;&quot;;&quot;g&quot;);&quot;\{\}&quot;;&quot;&quot;;&quot;g&quot;);&quot;&lt;&gt;&quot;;&quot;&quot;;&quot;g&quot;)" office:value-type="string" office:string-value="({[(&lt;&lt;&lt;{((&lt;{}&gt;[&lt;[(&lt;" calcext:value-type="string">
            <text:p>({[(&lt;&lt;&lt;{((&lt;{}&gt;[&lt;[(&lt;</text:p>
          </table:table-cell>
          <table:table-cell table:formula="of:=ORG.LIBREOFFICE.REGEX(ORG.LIBREOFFICE.REGEX(ORG.LIBREOFFICE.REGEX(ORG.LIBREOFFICE.REGEX([.D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ORG.LIBREOFFICE.REGEX(ORG.LIBREOFFICE.REGEX(ORG.LIBREOFFICE.REGEX(ORG.LIBREOFFICE.REGEX([.E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ORG.LIBREOFFICE.REGEX(ORG.LIBREOFFICE.REGEX(ORG.LIBREOFFICE.REGEX(ORG.LIBREOFFICE.REGEX([.F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ORG.LIBREOFFICE.REGEX(ORG.LIBREOFFICE.REGEX(ORG.LIBREOFFICE.REGEX(ORG.LIBREOFFICE.REGEX([.G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ORG.LIBREOFFICE.REGEX(ORG.LIBREOFFICE.REGEX(ORG.LIBREOFFICE.REGEX(ORG.LIBREOFFICE.REGEX([.H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ORG.LIBREOFFICE.REGEX(ORG.LIBREOFFICE.REGEX(ORG.LIBREOFFICE.REGEX(ORG.LIBREOFFICE.REGEX([.I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ORG.LIBREOFFICE.REGEX(ORG.LIBREOFFICE.REGEX(ORG.LIBREOFFICE.REGEX(ORG.LIBREOFFICE.REGEX([.J88];&quot;[(][)]&quot;;&quot;&quot;;&quot;g&quot;);&quot;\[\]&quot;;&quot;&quot;;&quot;g&quot;);&quot;\{\}&quot;;&quot;&quot;;&quot;g&quot;);&quot;&lt;&gt;&quot;;&quot;&quot;;&quot;g&quot;)" office:value-type="string" office:string-value="({[(&lt;&lt;&lt;{(([&lt;[(&lt;" calcext:value-type="string">
            <text:p>({[(&lt;&lt;&lt;{(([&lt;[(&lt;</text:p>
          </table:table-cell>
          <table:table-cell table:formula="of:=IF(ORG.LIBREOFFICE.REGEX(ORG.LIBREOFFICE.REGEX(ORG.LIBREOFFICE.REGEX(ORG.LIBREOFFICE.REGEX(ORG.LIBREOFFICE.REGEX([.K88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8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88]=&quot;&quot;;[.K88];&quot;&quot;)" office:value-type="string" office:string-value="({[(&lt;&lt;&lt;{(([&lt;[(&lt;" calcext:value-type="string">
            <text:p>({[(&lt;&lt;&lt;{(([&lt;[(&lt;</text:p>
          </table:table-cell>
          <table:table-cell table:formula="of:=IF(AND([.$M88]&lt;&gt;&quot;&quot;;LEN([.$M88])&gt;=[.N$2]);LEFT(RIGHT([.$M88];[.N$2]);1);&quot;&quot;)" office:value-type="string" office:string-value="&lt;" calcext:value-type="string">
            <text:p>&lt;</text:p>
          </table:table-cell>
          <table:table-cell table:formula="of:=IF(AND([.$M88]&lt;&gt;&quot;&quot;;LEN([.$M88])&gt;=[.O$2]);LEFT(RIGHT([.$M88];[.O$2]);1);&quot;&quot;)" office:value-type="string" office:string-value="(" calcext:value-type="string">
            <text:p>(</text:p>
          </table:table-cell>
          <table:table-cell table:formula="of:=IF(AND([.$M88]&lt;&gt;&quot;&quot;;LEN([.$M88])&gt;=[.P$2]);LEFT(RIGHT([.$M88];[.P$2]);1);&quot;&quot;)" office:value-type="string" office:string-value="[" calcext:value-type="string">
            <text:p>[</text:p>
          </table:table-cell>
          <table:table-cell table:formula="of:=IF(AND([.$M88]&lt;&gt;&quot;&quot;;LEN([.$M88])&gt;=[.Q$2]);LEFT(RIGHT([.$M88];[.Q$2]);1);&quot;&quot;)" office:value-type="string" office:string-value="&lt;" calcext:value-type="string">
            <text:p>&lt;</text:p>
          </table:table-cell>
          <table:table-cell table:formula="of:=IF(AND([.$M88]&lt;&gt;&quot;&quot;;LEN([.$M88])&gt;=[.R$2]);LEFT(RIGHT([.$M88];[.R$2]);1);&quot;&quot;)" office:value-type="string" office:string-value="[" calcext:value-type="string">
            <text:p>[</text:p>
          </table:table-cell>
          <table:table-cell table:formula="of:=IF(AND([.$M88]&lt;&gt;&quot;&quot;;LEN([.$M88])&gt;=[.S$2]);LEFT(RIGHT([.$M88];[.S$2]);1);&quot;&quot;)" office:value-type="string" office:string-value="(" calcext:value-type="string">
            <text:p>(</text:p>
          </table:table-cell>
          <table:table-cell table:formula="of:=IF(AND([.$M88]&lt;&gt;&quot;&quot;;LEN([.$M88])&gt;=[.T$2]);LEFT(RIGHT([.$M88];[.T$2]);1);&quot;&quot;)" office:value-type="string" office:string-value="(" calcext:value-type="string">
            <text:p>(</text:p>
          </table:table-cell>
          <table:table-cell table:formula="of:=IF(AND([.$M88]&lt;&gt;&quot;&quot;;LEN([.$M88])&gt;=[.U$2]);LEFT(RIGHT([.$M88];[.U$2]);1);&quot;&quot;)" office:value-type="string" office:string-value="{" calcext:value-type="string">
            <text:p>{</text:p>
          </table:table-cell>
          <table:table-cell table:formula="of:=IF(AND([.$M88]&lt;&gt;&quot;&quot;;LEN([.$M88])&gt;=[.V$2]);LEFT(RIGHT([.$M88];[.V$2]);1);&quot;&quot;)" office:value-type="string" office:string-value="&lt;" calcext:value-type="string">
            <text:p>&lt;</text:p>
          </table:table-cell>
          <table:table-cell table:formula="of:=IF(AND([.$M88]&lt;&gt;&quot;&quot;;LEN([.$M88])&gt;=[.W$2]);LEFT(RIGHT([.$M88];[.W$2]);1);&quot;&quot;)" office:value-type="string" office:string-value="&lt;" calcext:value-type="string">
            <text:p>&lt;</text:p>
          </table:table-cell>
          <table:table-cell table:formula="of:=IF(AND([.$M88]&lt;&gt;&quot;&quot;;LEN([.$M88])&gt;=[.X$2]);LEFT(RIGHT([.$M88];[.X$2]);1);&quot;&quot;)" office:value-type="string" office:string-value="&lt;" calcext:value-type="string">
            <text:p>&lt;</text:p>
          </table:table-cell>
          <table:table-cell table:formula="of:=IF(AND([.$M88]&lt;&gt;&quot;&quot;;LEN([.$M88])&gt;=[.Y$2]);LEFT(RIGHT([.$M88];[.Y$2]);1);&quot;&quot;)" office:value-type="string" office:string-value="(" calcext:value-type="string">
            <text:p>(</text:p>
          </table:table-cell>
          <table:table-cell table:formula="of:=IF(AND([.$M88]&lt;&gt;&quot;&quot;;LEN([.$M88])&gt;=[.Z$2]);LEFT(RIGHT([.$M88];[.Z$2]);1);&quot;&quot;)" office:value-type="string" office:string-value="[" calcext:value-type="string">
            <text:p>[</text:p>
          </table:table-cell>
          <table:table-cell table:formula="of:=IF(AND([.$M88]&lt;&gt;&quot;&quot;;LEN([.$M88])&gt;=[.AA$2]);LEFT(RIGHT([.$M88];[.AA$2]);1);&quot;&quot;)" office:value-type="string" office:string-value="{" calcext:value-type="string">
            <text:p>{</text:p>
          </table:table-cell>
          <table:table-cell table:formula="of:=IF(AND([.$M88]&lt;&gt;&quot;&quot;;LEN([.$M88])&gt;=[.AB$2]);LEFT(RIGHT([.$M88];[.AB$2]);1);&quot;&quot;)" office:value-type="string" office:string-value="(" calcext:value-type="string">
            <text:p>(</text:p>
          </table:table-cell>
          <table:table-cell table:formula="of:=IF([.M88]=&quot;&quot;;&quot;&quot;;0)" office:value-type="float" office:value="0" calcext:value-type="float">
            <text:p>0</text:p>
          </table:table-cell>
          <table:table-cell table:formula="of:=IF([.N88]&lt;&gt;&quot;&quot;;IF([.N88]=&quot;(&quot;;1;IF([.N88]=&quot;[&quot;;2;IF([.N88]=&quot;{&quot;;3;IF([.N88]=&quot;&lt;&quot;;4;0))));&quot;&quot;)" office:value-type="float" office:value="4" calcext:value-type="float">
            <text:p>4</text:p>
          </table:table-cell>
          <table:table-cell table:formula="of:=IF([.O88]&lt;&gt;&quot;&quot;;IF([.O88]=&quot;(&quot;;1;IF([.O88]=&quot;[&quot;;2;IF([.O88]=&quot;{&quot;;3;IF([.O88]=&quot;&lt;&quot;;4;0))));&quot;&quot;)" office:value-type="float" office:value="1" calcext:value-type="float">
            <text:p>1</text:p>
          </table:table-cell>
          <table:table-cell table:formula="of:=IF([.P88]&lt;&gt;&quot;&quot;;IF([.P88]=&quot;(&quot;;1;IF([.P88]=&quot;[&quot;;2;IF([.P88]=&quot;{&quot;;3;IF([.P88]=&quot;&lt;&quot;;4;0))));&quot;&quot;)" office:value-type="float" office:value="2" calcext:value-type="float">
            <text:p>2</text:p>
          </table:table-cell>
          <table:table-cell table:formula="of:=IF([.Q88]&lt;&gt;&quot;&quot;;IF([.Q88]=&quot;(&quot;;1;IF([.Q88]=&quot;[&quot;;2;IF([.Q88]=&quot;{&quot;;3;IF([.Q88]=&quot;&lt;&quot;;4;0))));&quot;&quot;)" office:value-type="float" office:value="4" calcext:value-type="float">
            <text:p>4</text:p>
          </table:table-cell>
          <table:table-cell table:formula="of:=IF([.R88]&lt;&gt;&quot;&quot;;IF([.R88]=&quot;(&quot;;1;IF([.R88]=&quot;[&quot;;2;IF([.R88]=&quot;{&quot;;3;IF([.R88]=&quot;&lt;&quot;;4;0))));&quot;&quot;)" office:value-type="float" office:value="2" calcext:value-type="float">
            <text:p>2</text:p>
          </table:table-cell>
          <table:table-cell table:formula="of:=IF([.S88]&lt;&gt;&quot;&quot;;IF([.S88]=&quot;(&quot;;1;IF([.S88]=&quot;[&quot;;2;IF([.S88]=&quot;{&quot;;3;IF([.S88]=&quot;&lt;&quot;;4;0))));&quot;&quot;)" office:value-type="float" office:value="1" calcext:value-type="float">
            <text:p>1</text:p>
          </table:table-cell>
          <table:table-cell table:formula="of:=IF([.T88]&lt;&gt;&quot;&quot;;IF([.T88]=&quot;(&quot;;1;IF([.T88]=&quot;[&quot;;2;IF([.T88]=&quot;{&quot;;3;IF([.T88]=&quot;&lt;&quot;;4;0))));&quot;&quot;)" office:value-type="float" office:value="1" calcext:value-type="float">
            <text:p>1</text:p>
          </table:table-cell>
          <table:table-cell table:formula="of:=IF([.U88]&lt;&gt;&quot;&quot;;IF([.U88]=&quot;(&quot;;1;IF([.U88]=&quot;[&quot;;2;IF([.U88]=&quot;{&quot;;3;IF([.U88]=&quot;&lt;&quot;;4;0))));&quot;&quot;)" office:value-type="float" office:value="3" calcext:value-type="float">
            <text:p>3</text:p>
          </table:table-cell>
          <table:table-cell table:formula="of:=IF([.V88]&lt;&gt;&quot;&quot;;IF([.V88]=&quot;(&quot;;1;IF([.V88]=&quot;[&quot;;2;IF([.V88]=&quot;{&quot;;3;IF([.V88]=&quot;&lt;&quot;;4;0))));&quot;&quot;)" office:value-type="float" office:value="4" calcext:value-type="float">
            <text:p>4</text:p>
          </table:table-cell>
          <table:table-cell table:formula="of:=IF([.W88]&lt;&gt;&quot;&quot;;IF([.W88]=&quot;(&quot;;1;IF([.W88]=&quot;[&quot;;2;IF([.W88]=&quot;{&quot;;3;IF([.W88]=&quot;&lt;&quot;;4;0))));&quot;&quot;)" office:value-type="float" office:value="4" calcext:value-type="float">
            <text:p>4</text:p>
          </table:table-cell>
          <table:table-cell table:formula="of:=IF([.X88]&lt;&gt;&quot;&quot;;IF([.X88]=&quot;(&quot;;1;IF([.X88]=&quot;[&quot;;2;IF([.X88]=&quot;{&quot;;3;IF([.X88]=&quot;&lt;&quot;;4;0))));&quot;&quot;)" office:value-type="float" office:value="4" calcext:value-type="float">
            <text:p>4</text:p>
          </table:table-cell>
          <table:table-cell table:formula="of:=IF([.Y88]&lt;&gt;&quot;&quot;;IF([.Y88]=&quot;(&quot;;1;IF([.Y88]=&quot;[&quot;;2;IF([.Y88]=&quot;{&quot;;3;IF([.Y88]=&quot;&lt;&quot;;4;0))));&quot;&quot;)" office:value-type="float" office:value="1" calcext:value-type="float">
            <text:p>1</text:p>
          </table:table-cell>
          <table:table-cell table:formula="of:=IF([.Z88]&lt;&gt;&quot;&quot;;IF([.Z88]=&quot;(&quot;;1;IF([.Z88]=&quot;[&quot;;2;IF([.Z88]=&quot;{&quot;;3;IF([.Z88]=&quot;&lt;&quot;;4;0))));&quot;&quot;)" office:value-type="float" office:value="2" calcext:value-type="float">
            <text:p>2</text:p>
          </table:table-cell>
          <table:table-cell table:formula="of:=IF([.AA88]&lt;&gt;&quot;&quot;;IF([.AA88]=&quot;(&quot;;1;IF([.AA88]=&quot;[&quot;;2;IF([.AA88]=&quot;{&quot;;3;IF([.AA88]=&quot;&lt;&quot;;4;0))));&quot;&quot;)" office:value-type="float" office:value="3" calcext:value-type="float">
            <text:p>3</text:p>
          </table:table-cell>
          <table:table-cell table:formula="of:=IF([.AB88]&lt;&gt;&quot;&quot;;IF([.AB88]=&quot;(&quot;;1;IF([.AB88]=&quot;[&quot;;2;IF([.AB88]=&quot;{&quot;;3;IF([.AB88]=&quot;&lt;&quot;;4;0))));&quot;&quot;)" office:value-type="float" office:value="1" calcext:value-type="float">
            <text:p>1</text:p>
          </table:table-cell>
          <table:table-cell table:number-columns-repeated="2"/>
          <table:table-cell table:formula="of:=[.AD88]" office:value-type="float" office:value="4" calcext:value-type="float">
            <text:p>4</text:p>
          </table:table-cell>
          <table:table-cell table:formula="of:=IF([.AE88]&lt;&gt;&quot;&quot;;[.AE88]+[.AU88]*5;[.AU88])" office:value-type="float" office:value="21" calcext:value-type="float">
            <text:p>21</text:p>
          </table:table-cell>
          <table:table-cell table:formula="of:=IF([.AF88]&lt;&gt;&quot;&quot;;[.AF88]+[.AV88]*5;[.AV88])" office:value-type="float" office:value="107" calcext:value-type="float">
            <text:p>107</text:p>
          </table:table-cell>
          <table:table-cell table:formula="of:=IF([.AG88]&lt;&gt;&quot;&quot;;[.AG88]+[.AW88]*5;[.AW88])" office:value-type="float" office:value="539" calcext:value-type="float">
            <text:p>539</text:p>
          </table:table-cell>
          <table:table-cell table:formula="of:=IF([.AH88]&lt;&gt;&quot;&quot;;[.AH88]+[.AX88]*5;[.AX88])" office:value-type="float" office:value="2697" calcext:value-type="float">
            <text:p>2697</text:p>
          </table:table-cell>
          <table:table-cell table:formula="of:=IF([.AI88]&lt;&gt;&quot;&quot;;[.AI88]+[.AY88]*5;[.AY88])" office:value-type="float" office:value="13486" calcext:value-type="float">
            <text:p>13486</text:p>
          </table:table-cell>
          <table:table-cell table:formula="of:=IF([.AJ88]&lt;&gt;&quot;&quot;;[.AJ88]+[.AZ88]*5;[.AZ88])" office:value-type="float" office:value="67431" calcext:value-type="float">
            <text:p>67431</text:p>
          </table:table-cell>
          <table:table-cell table:formula="of:=IF([.AK88]&lt;&gt;&quot;&quot;;[.AK88]+[.BA88]*5;[.BA88])" office:value-type="float" office:value="337158" calcext:value-type="float">
            <text:p>337158</text:p>
          </table:table-cell>
          <table:table-cell table:formula="of:=IF([.AL88]&lt;&gt;&quot;&quot;;[.AL88]+[.BB88]*5;[.BB88])" office:value-type="float" office:value="1685794" calcext:value-type="float">
            <text:p>1685794</text:p>
          </table:table-cell>
          <table:table-cell table:formula="of:=IF([.AM88]&lt;&gt;&quot;&quot;;[.AM88]+[.BC88]*5;[.BC88])" office:value-type="float" office:value="8428974" calcext:value-type="float">
            <text:p>8428974</text:p>
          </table:table-cell>
          <table:table-cell table:formula="of:=IF([.AN88]&lt;&gt;&quot;&quot;;[.AN88]+[.BD88]*5;[.BD88])" office:value-type="float" office:value="42144874" calcext:value-type="float">
            <text:p>42144874</text:p>
          </table:table-cell>
          <table:table-cell table:formula="of:=IF([.AO88]&lt;&gt;&quot;&quot;;[.AO88]+[.BE88]*5;[.BE88])" office:value-type="float" office:value="210724371" calcext:value-type="float">
            <text:p>210724371</text:p>
          </table:table-cell>
          <table:table-cell table:formula="of:=IF([.AP88]&lt;&gt;&quot;&quot;;[.AP88]+[.BF88]*5;[.BF88])" office:value-type="float" office:value="1053621857" calcext:value-type="float">
            <text:p>1053621857</text:p>
          </table:table-cell>
          <table:table-cell table:formula="of:=IF([.AQ88]&lt;&gt;&quot;&quot;;[.AQ88]+[.BG88]*5;[.BG88])" office:value-type="float" office:value="5268109288" calcext:value-type="float">
            <text:p>5268109288</text:p>
          </table:table-cell>
          <table:table-cell table:formula="of:=IF([.AR88]&lt;&gt;&quot;&quot;;[.AR88]+[.BH88]*5;[.BH88])" office:value-type="float" office:value="26340546441" calcext:value-type="float">
            <text:p>2634054644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([({{{&lt;[{[{{[([]{})&lt;[]{}&gt;][&lt;&lt;&gt;[]&gt;[{}[]]]}}[{[&lt;&lt;&gt;&lt;&gt;&gt;{[][]}]((&lt;&gt;()){&lt;&gt;{}})}]]]][[(&lt;({[[]()][[]{}]</text:p>
          </table:table-cell>
          <table:table-cell table:formula="of:=ORG.LIBREOFFICE.REGEX(ORG.LIBREOFFICE.REGEX(ORG.LIBREOFFICE.REGEX(ORG.LIBREOFFICE.REGEX([.A89];&quot;[(][)]&quot;;&quot;&quot;;&quot;g&quot;);&quot;\[\]&quot;;&quot;&quot;;&quot;g&quot;);&quot;\{\}&quot;;&quot;&quot;;&quot;g&quot;);&quot;&lt;&gt;&quot;;&quot;&quot;;&quot;g&quot;)" office:value-type="string" office:string-value="([({{{&lt;[{[{{[()][&lt;&gt;[]]}}[{[&lt;&gt;]((){})}]]]][[(&lt;({[][]" calcext:value-type="string">
            <text:p>([({{{&lt;[{[{{[()][&lt;&gt;[]]}}[{[&lt;&gt;]((){})}]]]][[(&lt;({[][]</text:p>
          </table:table-cell>
          <table:table-cell table:formula="of:=ORG.LIBREOFFICE.REGEX(ORG.LIBREOFFICE.REGEX(ORG.LIBREOFFICE.REGEX(ORG.LIBREOFFICE.REGEX([.B89];&quot;[(][)]&quot;;&quot;&quot;;&quot;g&quot;);&quot;\[\]&quot;;&quot;&quot;;&quot;g&quot;);&quot;\{\}&quot;;&quot;&quot;;&quot;g&quot;);&quot;&lt;&gt;&quot;;&quot;&quot;;&quot;g&quot;)" office:value-type="string" office:string-value="([({{{&lt;[{[{{[]}}[{[]()}]]]][[(&lt;({" calcext:value-type="string">
            <text:p>([({{{&lt;[{[{{[]}}[{[]()}]]]][[(&lt;({</text:p>
          </table:table-cell>
          <table:table-cell table:formula="of:=ORG.LIBREOFFICE.REGEX(ORG.LIBREOFFICE.REGEX(ORG.LIBREOFFICE.REGEX(ORG.LIBREOFFICE.REGEX([.C89];&quot;[(][)]&quot;;&quot;&quot;;&quot;g&quot;);&quot;\[\]&quot;;&quot;&quot;;&quot;g&quot;);&quot;\{\}&quot;;&quot;&quot;;&quot;g&quot;);&quot;&lt;&gt;&quot;;&quot;&quot;;&quot;g&quot;)" office:value-type="string" office:string-value="([({{{&lt;[{[{}[]]]][[(&lt;({" calcext:value-type="string">
            <text:p>([({{{&lt;[{[{}[]]]][[(&lt;({</text:p>
          </table:table-cell>
          <table:table-cell table:formula="of:=ORG.LIBREOFFICE.REGEX(ORG.LIBREOFFICE.REGEX(ORG.LIBREOFFICE.REGEX(ORG.LIBREOFFICE.REGEX([.D89];&quot;[(][)]&quot;;&quot;&quot;;&quot;g&quot;);&quot;\[\]&quot;;&quot;&quot;;&quot;g&quot;);&quot;\{\}&quot;;&quot;&quot;;&quot;g&quot;);&quot;&lt;&gt;&quot;;&quot;&quot;;&quot;g&quot;)" office:value-type="string" office:string-value="([({{{&lt;[{[]]][[(&lt;({" calcext:value-type="string">
            <text:p>([({{{&lt;[{[]]][[(&lt;({</text:p>
          </table:table-cell>
          <table:table-cell table:formula="of:=ORG.LIBREOFFICE.REGEX(ORG.LIBREOFFICE.REGEX(ORG.LIBREOFFICE.REGEX(ORG.LIBREOFFICE.REGEX([.E89];&quot;[(][)]&quot;;&quot;&quot;;&quot;g&quot;);&quot;\[\]&quot;;&quot;&quot;;&quot;g&quot;);&quot;\{\}&quot;;&quot;&quot;;&quot;g&quot;);&quot;&lt;&gt;&quot;;&quot;&quot;;&quot;g&quot;)" office:value-type="string" office:string-value="([({{{&lt;[{]][[(&lt;({" calcext:value-type="string">
            <text:p>([({{{&lt;[{]][[(&lt;({</text:p>
          </table:table-cell>
          <table:table-cell table:formula="of:=ORG.LIBREOFFICE.REGEX(ORG.LIBREOFFICE.REGEX(ORG.LIBREOFFICE.REGEX(ORG.LIBREOFFICE.REGEX([.F89];&quot;[(][)]&quot;;&quot;&quot;;&quot;g&quot;);&quot;\[\]&quot;;&quot;&quot;;&quot;g&quot;);&quot;\{\}&quot;;&quot;&quot;;&quot;g&quot;);&quot;&lt;&gt;&quot;;&quot;&quot;;&quot;g&quot;)" office:value-type="string" office:string-value="([({{{&lt;[{]][[(&lt;({" calcext:value-type="string">
            <text:p>([({{{&lt;[{]][[(&lt;({</text:p>
          </table:table-cell>
          <table:table-cell table:formula="of:=ORG.LIBREOFFICE.REGEX(ORG.LIBREOFFICE.REGEX(ORG.LIBREOFFICE.REGEX(ORG.LIBREOFFICE.REGEX([.G89];&quot;[(][)]&quot;;&quot;&quot;;&quot;g&quot;);&quot;\[\]&quot;;&quot;&quot;;&quot;g&quot;);&quot;\{\}&quot;;&quot;&quot;;&quot;g&quot;);&quot;&lt;&gt;&quot;;&quot;&quot;;&quot;g&quot;)" office:value-type="string" office:string-value="([({{{&lt;[{]][[(&lt;({" calcext:value-type="string">
            <text:p>([({{{&lt;[{]][[(&lt;({</text:p>
          </table:table-cell>
          <table:table-cell table:formula="of:=ORG.LIBREOFFICE.REGEX(ORG.LIBREOFFICE.REGEX(ORG.LIBREOFFICE.REGEX(ORG.LIBREOFFICE.REGEX([.H89];&quot;[(][)]&quot;;&quot;&quot;;&quot;g&quot;);&quot;\[\]&quot;;&quot;&quot;;&quot;g&quot;);&quot;\{\}&quot;;&quot;&quot;;&quot;g&quot;);&quot;&lt;&gt;&quot;;&quot;&quot;;&quot;g&quot;)" office:value-type="string" office:string-value="([({{{&lt;[{]][[(&lt;({" calcext:value-type="string">
            <text:p>([({{{&lt;[{]][[(&lt;({</text:p>
          </table:table-cell>
          <table:table-cell table:formula="of:=ORG.LIBREOFFICE.REGEX(ORG.LIBREOFFICE.REGEX(ORG.LIBREOFFICE.REGEX(ORG.LIBREOFFICE.REGEX([.I89];&quot;[(][)]&quot;;&quot;&quot;;&quot;g&quot;);&quot;\[\]&quot;;&quot;&quot;;&quot;g&quot;);&quot;\{\}&quot;;&quot;&quot;;&quot;g&quot;);&quot;&lt;&gt;&quot;;&quot;&quot;;&quot;g&quot;)" office:value-type="string" office:string-value="([({{{&lt;[{]][[(&lt;({" calcext:value-type="string">
            <text:p>([({{{&lt;[{]][[(&lt;({</text:p>
          </table:table-cell>
          <table:table-cell table:formula="of:=ORG.LIBREOFFICE.REGEX(ORG.LIBREOFFICE.REGEX(ORG.LIBREOFFICE.REGEX(ORG.LIBREOFFICE.REGEX([.J89];&quot;[(][)]&quot;;&quot;&quot;;&quot;g&quot;);&quot;\[\]&quot;;&quot;&quot;;&quot;g&quot;);&quot;\{\}&quot;;&quot;&quot;;&quot;g&quot;);&quot;&lt;&gt;&quot;;&quot;&quot;;&quot;g&quot;)" office:value-type="string" office:string-value="([({{{&lt;[{]][[(&lt;({" calcext:value-type="string">
            <text:p>([({{{&lt;[{]][[(&lt;({</text:p>
          </table:table-cell>
          <table:table-cell table:formula="of:=IF(ORG.LIBREOFFICE.REGEX(ORG.LIBREOFFICE.REGEX(ORG.LIBREOFFICE.REGEX(ORG.LIBREOFFICE.REGEX(ORG.LIBREOFFICE.REGEX([.K89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89];&quot;[\[\(\{&lt;]*&quot;;&quot;&quot;;&quot;&quot;);&quot;\).*&quot;;3;&quot;&quot;);&quot;\].*&quot;;57;&quot;&quot;);&quot;\}.*&quot;;1197;&quot;&quot;);&quot;&gt;.*&quot;;25137;&quot;&quot;));&quot;&quot;)" office:value-type="float" office:value="57" calcext:value-type="float">
            <text:p>57</text:p>
          </table:table-cell>
          <table:table-cell table:formula="of:=IF([.L89]=&quot;&quot;;[.K89];&quot;&quot;)">
            <text:p/>
          </table:table-cell>
          <table:table-cell table:formula="of:=IF(AND([.$M89]&lt;&gt;&quot;&quot;;LEN([.$M89])&gt;=[.N$2]);LEFT(RIGHT([.$M89];[.N$2]);1);&quot;&quot;)">
            <text:p/>
          </table:table-cell>
          <table:table-cell table:formula="of:=IF(AND([.$M89]&lt;&gt;&quot;&quot;;LEN([.$M89])&gt;=[.O$2]);LEFT(RIGHT([.$M89];[.O$2]);1);&quot;&quot;)">
            <text:p/>
          </table:table-cell>
          <table:table-cell table:formula="of:=IF(AND([.$M89]&lt;&gt;&quot;&quot;;LEN([.$M89])&gt;=[.P$2]);LEFT(RIGHT([.$M89];[.P$2]);1);&quot;&quot;)">
            <text:p/>
          </table:table-cell>
          <table:table-cell table:formula="of:=IF(AND([.$M89]&lt;&gt;&quot;&quot;;LEN([.$M89])&gt;=[.Q$2]);LEFT(RIGHT([.$M89];[.Q$2]);1);&quot;&quot;)">
            <text:p/>
          </table:table-cell>
          <table:table-cell table:formula="of:=IF(AND([.$M89]&lt;&gt;&quot;&quot;;LEN([.$M89])&gt;=[.R$2]);LEFT(RIGHT([.$M89];[.R$2]);1);&quot;&quot;)">
            <text:p/>
          </table:table-cell>
          <table:table-cell table:formula="of:=IF(AND([.$M89]&lt;&gt;&quot;&quot;;LEN([.$M89])&gt;=[.S$2]);LEFT(RIGHT([.$M89];[.S$2]);1);&quot;&quot;)">
            <text:p/>
          </table:table-cell>
          <table:table-cell table:formula="of:=IF(AND([.$M89]&lt;&gt;&quot;&quot;;LEN([.$M89])&gt;=[.T$2]);LEFT(RIGHT([.$M89];[.T$2]);1);&quot;&quot;)">
            <text:p/>
          </table:table-cell>
          <table:table-cell table:formula="of:=IF(AND([.$M89]&lt;&gt;&quot;&quot;;LEN([.$M89])&gt;=[.U$2]);LEFT(RIGHT([.$M89];[.U$2]);1);&quot;&quot;)">
            <text:p/>
          </table:table-cell>
          <table:table-cell table:formula="of:=IF(AND([.$M89]&lt;&gt;&quot;&quot;;LEN([.$M89])&gt;=[.V$2]);LEFT(RIGHT([.$M89];[.V$2]);1);&quot;&quot;)">
            <text:p/>
          </table:table-cell>
          <table:table-cell table:formula="of:=IF(AND([.$M89]&lt;&gt;&quot;&quot;;LEN([.$M89])&gt;=[.W$2]);LEFT(RIGHT([.$M89];[.W$2]);1);&quot;&quot;)">
            <text:p/>
          </table:table-cell>
          <table:table-cell table:formula="of:=IF(AND([.$M89]&lt;&gt;&quot;&quot;;LEN([.$M89])&gt;=[.X$2]);LEFT(RIGHT([.$M89];[.X$2]);1);&quot;&quot;)">
            <text:p/>
          </table:table-cell>
          <table:table-cell table:formula="of:=IF(AND([.$M89]&lt;&gt;&quot;&quot;;LEN([.$M89])&gt;=[.Y$2]);LEFT(RIGHT([.$M89];[.Y$2]);1);&quot;&quot;)">
            <text:p/>
          </table:table-cell>
          <table:table-cell table:formula="of:=IF(AND([.$M89]&lt;&gt;&quot;&quot;;LEN([.$M89])&gt;=[.Z$2]);LEFT(RIGHT([.$M89];[.Z$2]);1);&quot;&quot;)">
            <text:p/>
          </table:table-cell>
          <table:table-cell table:formula="of:=IF(AND([.$M89]&lt;&gt;&quot;&quot;;LEN([.$M89])&gt;=[.AA$2]);LEFT(RIGHT([.$M89];[.AA$2]);1);&quot;&quot;)">
            <text:p/>
          </table:table-cell>
          <table:table-cell table:formula="of:=IF(AND([.$M89]&lt;&gt;&quot;&quot;;LEN([.$M89])&gt;=[.AB$2]);LEFT(RIGHT([.$M89];[.AB$2]);1);&quot;&quot;)">
            <text:p/>
          </table:table-cell>
          <table:table-cell table:formula="of:=IF([.M89]=&quot;&quot;;&quot;&quot;;0)">
            <text:p/>
          </table:table-cell>
          <table:table-cell table:formula="of:=IF([.N89]&lt;&gt;&quot;&quot;;IF([.N89]=&quot;(&quot;;1;IF([.N89]=&quot;[&quot;;2;IF([.N89]=&quot;{&quot;;3;IF([.N89]=&quot;&lt;&quot;;4;0))));&quot;&quot;)">
            <text:p/>
          </table:table-cell>
          <table:table-cell table:formula="of:=IF([.O89]&lt;&gt;&quot;&quot;;IF([.O89]=&quot;(&quot;;1;IF([.O89]=&quot;[&quot;;2;IF([.O89]=&quot;{&quot;;3;IF([.O89]=&quot;&lt;&quot;;4;0))));&quot;&quot;)">
            <text:p/>
          </table:table-cell>
          <table:table-cell table:formula="of:=IF([.P89]&lt;&gt;&quot;&quot;;IF([.P89]=&quot;(&quot;;1;IF([.P89]=&quot;[&quot;;2;IF([.P89]=&quot;{&quot;;3;IF([.P89]=&quot;&lt;&quot;;4;0))));&quot;&quot;)">
            <text:p/>
          </table:table-cell>
          <table:table-cell table:formula="of:=IF([.Q89]&lt;&gt;&quot;&quot;;IF([.Q89]=&quot;(&quot;;1;IF([.Q89]=&quot;[&quot;;2;IF([.Q89]=&quot;{&quot;;3;IF([.Q89]=&quot;&lt;&quot;;4;0))));&quot;&quot;)">
            <text:p/>
          </table:table-cell>
          <table:table-cell table:formula="of:=IF([.R89]&lt;&gt;&quot;&quot;;IF([.R89]=&quot;(&quot;;1;IF([.R89]=&quot;[&quot;;2;IF([.R89]=&quot;{&quot;;3;IF([.R89]=&quot;&lt;&quot;;4;0))));&quot;&quot;)">
            <text:p/>
          </table:table-cell>
          <table:table-cell table:formula="of:=IF([.S89]&lt;&gt;&quot;&quot;;IF([.S89]=&quot;(&quot;;1;IF([.S89]=&quot;[&quot;;2;IF([.S89]=&quot;{&quot;;3;IF([.S89]=&quot;&lt;&quot;;4;0))));&quot;&quot;)">
            <text:p/>
          </table:table-cell>
          <table:table-cell table:formula="of:=IF([.T89]&lt;&gt;&quot;&quot;;IF([.T89]=&quot;(&quot;;1;IF([.T89]=&quot;[&quot;;2;IF([.T89]=&quot;{&quot;;3;IF([.T89]=&quot;&lt;&quot;;4;0))));&quot;&quot;)">
            <text:p/>
          </table:table-cell>
          <table:table-cell table:formula="of:=IF([.U89]&lt;&gt;&quot;&quot;;IF([.U89]=&quot;(&quot;;1;IF([.U89]=&quot;[&quot;;2;IF([.U89]=&quot;{&quot;;3;IF([.U89]=&quot;&lt;&quot;;4;0))));&quot;&quot;)">
            <text:p/>
          </table:table-cell>
          <table:table-cell table:formula="of:=IF([.V89]&lt;&gt;&quot;&quot;;IF([.V89]=&quot;(&quot;;1;IF([.V89]=&quot;[&quot;;2;IF([.V89]=&quot;{&quot;;3;IF([.V89]=&quot;&lt;&quot;;4;0))));&quot;&quot;)">
            <text:p/>
          </table:table-cell>
          <table:table-cell table:formula="of:=IF([.W89]&lt;&gt;&quot;&quot;;IF([.W89]=&quot;(&quot;;1;IF([.W89]=&quot;[&quot;;2;IF([.W89]=&quot;{&quot;;3;IF([.W89]=&quot;&lt;&quot;;4;0))));&quot;&quot;)">
            <text:p/>
          </table:table-cell>
          <table:table-cell table:formula="of:=IF([.X89]&lt;&gt;&quot;&quot;;IF([.X89]=&quot;(&quot;;1;IF([.X89]=&quot;[&quot;;2;IF([.X89]=&quot;{&quot;;3;IF([.X89]=&quot;&lt;&quot;;4;0))));&quot;&quot;)">
            <text:p/>
          </table:table-cell>
          <table:table-cell table:formula="of:=IF([.Y89]&lt;&gt;&quot;&quot;;IF([.Y89]=&quot;(&quot;;1;IF([.Y89]=&quot;[&quot;;2;IF([.Y89]=&quot;{&quot;;3;IF([.Y89]=&quot;&lt;&quot;;4;0))));&quot;&quot;)">
            <text:p/>
          </table:table-cell>
          <table:table-cell table:formula="of:=IF([.Z89]&lt;&gt;&quot;&quot;;IF([.Z89]=&quot;(&quot;;1;IF([.Z89]=&quot;[&quot;;2;IF([.Z89]=&quot;{&quot;;3;IF([.Z89]=&quot;&lt;&quot;;4;0))));&quot;&quot;)">
            <text:p/>
          </table:table-cell>
          <table:table-cell table:formula="of:=IF([.AA89]&lt;&gt;&quot;&quot;;IF([.AA89]=&quot;(&quot;;1;IF([.AA89]=&quot;[&quot;;2;IF([.AA89]=&quot;{&quot;;3;IF([.AA89]=&quot;&lt;&quot;;4;0))));&quot;&quot;)">
            <text:p/>
          </table:table-cell>
          <table:table-cell table:formula="of:=IF([.AB89]&lt;&gt;&quot;&quot;;IF([.AB89]=&quot;(&quot;;1;IF([.AB89]=&quot;[&quot;;2;IF([.AB89]=&quot;{&quot;;3;IF([.AB89]=&quot;&lt;&quot;;4;0))));&quot;&quot;)">
            <text:p/>
          </table:table-cell>
          <table:table-cell table:number-columns-repeated="2"/>
          <table:table-cell table:formula="of:=[.AD89]">
            <text:p/>
          </table:table-cell>
          <table:table-cell table:formula="of:=IF([.AE89]&lt;&gt;&quot;&quot;;[.AE89]+[.AU89]*5;[.AU89])">
            <text:p/>
          </table:table-cell>
          <table:table-cell table:formula="of:=IF([.AF89]&lt;&gt;&quot;&quot;;[.AF89]+[.AV89]*5;[.AV89])">
            <text:p/>
          </table:table-cell>
          <table:table-cell table:formula="of:=IF([.AG89]&lt;&gt;&quot;&quot;;[.AG89]+[.AW89]*5;[.AW89])">
            <text:p/>
          </table:table-cell>
          <table:table-cell table:formula="of:=IF([.AH89]&lt;&gt;&quot;&quot;;[.AH89]+[.AX89]*5;[.AX89])">
            <text:p/>
          </table:table-cell>
          <table:table-cell table:formula="of:=IF([.AI89]&lt;&gt;&quot;&quot;;[.AI89]+[.AY89]*5;[.AY89])">
            <text:p/>
          </table:table-cell>
          <table:table-cell table:formula="of:=IF([.AJ89]&lt;&gt;&quot;&quot;;[.AJ89]+[.AZ89]*5;[.AZ89])">
            <text:p/>
          </table:table-cell>
          <table:table-cell table:formula="of:=IF([.AK89]&lt;&gt;&quot;&quot;;[.AK89]+[.BA89]*5;[.BA89])">
            <text:p/>
          </table:table-cell>
          <table:table-cell table:formula="of:=IF([.AL89]&lt;&gt;&quot;&quot;;[.AL89]+[.BB89]*5;[.BB89])">
            <text:p/>
          </table:table-cell>
          <table:table-cell table:formula="of:=IF([.AM89]&lt;&gt;&quot;&quot;;[.AM89]+[.BC89]*5;[.BC89])">
            <text:p/>
          </table:table-cell>
          <table:table-cell table:formula="of:=IF([.AN89]&lt;&gt;&quot;&quot;;[.AN89]+[.BD89]*5;[.BD89])">
            <text:p/>
          </table:table-cell>
          <table:table-cell table:formula="of:=IF([.AO89]&lt;&gt;&quot;&quot;;[.AO89]+[.BE89]*5;[.BE89])">
            <text:p/>
          </table:table-cell>
          <table:table-cell table:formula="of:=IF([.AP89]&lt;&gt;&quot;&quot;;[.AP89]+[.BF89]*5;[.BF89])">
            <text:p/>
          </table:table-cell>
          <table:table-cell table:formula="of:=IF([.AQ89]&lt;&gt;&quot;&quot;;[.AQ89]+[.BG89]*5;[.BG89])">
            <text:p/>
          </table:table-cell>
          <table:table-cell table:formula="of:=IF([.AR89]&lt;&gt;&quot;&quot;;[.AR89]+[.BH89]*5;[.BH89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(((&lt;{{&lt;&lt;&lt;([[{(&lt;&gt;&lt;&gt;)&lt;{}&gt;}&lt;{{}{}}[{}&lt;&gt;]&gt;]{[(()())[{}&lt;&gt;}]}]{&lt;(&lt;[]()&gt;)&gt;([&lt;()[]&gt;{{}()}]&lt;({}()){(){}}&gt;)})&lt;[({(&lt;&gt;()</text:p>
          </table:table-cell>
          <table:table-cell table:formula="of:=ORG.LIBREOFFICE.REGEX(ORG.LIBREOFFICE.REGEX(ORG.LIBREOFFICE.REGEX(ORG.LIBREOFFICE.REGEX([.A90];&quot;[(][)]&quot;;&quot;&quot;;&quot;g&quot;);&quot;\[\]&quot;;&quot;&quot;;&quot;g&quot;);&quot;\{\}&quot;;&quot;&quot;;&quot;g&quot;);&quot;&lt;&gt;&quot;;&quot;&quot;;&quot;g&quot;)" office:value-type="string" office:string-value="(((&lt;{{&lt;&lt;&lt;([[{()}&lt;{}[]&gt;]{[()[}]}]{&lt;()&gt;([{}]&lt;(){}&gt;)})&lt;[({(" calcext:value-type="string">
            <text:p>(((&lt;{{&lt;&lt;&lt;([[{()}&lt;{}[]&gt;]{[()[}]}]{&lt;()&gt;([{}]&lt;(){}&gt;)})&lt;[({(</text:p>
          </table:table-cell>
          <table:table-cell table:formula="of:=ORG.LIBREOFFICE.REGEX(ORG.LIBREOFFICE.REGEX(ORG.LIBREOFFICE.REGEX(ORG.LIBREOFFICE.REGEX([.B90];&quot;[(][)]&quot;;&quot;&quot;;&quot;g&quot;);&quot;\[\]&quot;;&quot;&quot;;&quot;g&quot;);&quot;\{\}&quot;;&quot;&quot;;&quot;g&quot;);&quot;&lt;&gt;&quot;;&quot;&quot;;&quot;g&quot;)" office:value-type="string" office:string-value="(((&lt;{{&lt;&lt;&lt;([[]{[[}]}]{([])})&lt;[({(" calcext:value-type="string">
            <text:p>(((&lt;{{&lt;&lt;&lt;([[]{[[}]}]{([])})&lt;[({(</text:p>
          </table:table-cell>
          <table:table-cell table:formula="of:=ORG.LIBREOFFICE.REGEX(ORG.LIBREOFFICE.REGEX(ORG.LIBREOFFICE.REGEX(ORG.LIBREOFFICE.REGEX([.C90];&quot;[(][)]&quot;;&quot;&quot;;&quot;g&quot;);&quot;\[\]&quot;;&quot;&quot;;&quot;g&quot;);&quot;\{\}&quot;;&quot;&quot;;&quot;g&quot;);&quot;&lt;&gt;&quot;;&quot;&quot;;&quot;g&quot;)" office:value-type="string" office:string-value="(((&lt;{{&lt;&lt;&lt;([{[[}]}]{()})&lt;[({(" calcext:value-type="string">
            <text:p>(((&lt;{{&lt;&lt;&lt;([{[[}]}]{()})&lt;[({(</text:p>
          </table:table-cell>
          <table:table-cell table:formula="of:=ORG.LIBREOFFICE.REGEX(ORG.LIBREOFFICE.REGEX(ORG.LIBREOFFICE.REGEX(ORG.LIBREOFFICE.REGEX([.D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ORG.LIBREOFFICE.REGEX(ORG.LIBREOFFICE.REGEX(ORG.LIBREOFFICE.REGEX(ORG.LIBREOFFICE.REGEX([.E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ORG.LIBREOFFICE.REGEX(ORG.LIBREOFFICE.REGEX(ORG.LIBREOFFICE.REGEX(ORG.LIBREOFFICE.REGEX([.F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ORG.LIBREOFFICE.REGEX(ORG.LIBREOFFICE.REGEX(ORG.LIBREOFFICE.REGEX(ORG.LIBREOFFICE.REGEX([.G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ORG.LIBREOFFICE.REGEX(ORG.LIBREOFFICE.REGEX(ORG.LIBREOFFICE.REGEX(ORG.LIBREOFFICE.REGEX([.H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ORG.LIBREOFFICE.REGEX(ORG.LIBREOFFICE.REGEX(ORG.LIBREOFFICE.REGEX(ORG.LIBREOFFICE.REGEX([.I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ORG.LIBREOFFICE.REGEX(ORG.LIBREOFFICE.REGEX(ORG.LIBREOFFICE.REGEX(ORG.LIBREOFFICE.REGEX([.J90];&quot;[(][)]&quot;;&quot;&quot;;&quot;g&quot;);&quot;\[\]&quot;;&quot;&quot;;&quot;g&quot;);&quot;\{\}&quot;;&quot;&quot;;&quot;g&quot;);&quot;&lt;&gt;&quot;;&quot;&quot;;&quot;g&quot;)" office:value-type="string" office:string-value="(((&lt;{{&lt;&lt;&lt;([{[[}]}])&lt;[({(" calcext:value-type="string">
            <text:p>(((&lt;{{&lt;&lt;&lt;([{[[}]}])&lt;[({(</text:p>
          </table:table-cell>
          <table:table-cell table:formula="of:=IF(ORG.LIBREOFFICE.REGEX(ORG.LIBREOFFICE.REGEX(ORG.LIBREOFFICE.REGEX(ORG.LIBREOFFICE.REGEX(ORG.LIBREOFFICE.REGEX([.K90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90];&quot;[\[\(\{&lt;]*&quot;;&quot;&quot;;&quot;&quot;);&quot;\).*&quot;;3;&quot;&quot;);&quot;\].*&quot;;57;&quot;&quot;);&quot;\}.*&quot;;1197;&quot;&quot;);&quot;&gt;.*&quot;;25137;&quot;&quot;));&quot;&quot;)" office:value-type="float" office:value="1197" calcext:value-type="float">
            <text:p>1197</text:p>
          </table:table-cell>
          <table:table-cell table:formula="of:=IF([.L90]=&quot;&quot;;[.K90];&quot;&quot;)">
            <text:p/>
          </table:table-cell>
          <table:table-cell table:formula="of:=IF(AND([.$M90]&lt;&gt;&quot;&quot;;LEN([.$M90])&gt;=[.N$2]);LEFT(RIGHT([.$M90];[.N$2]);1);&quot;&quot;)">
            <text:p/>
          </table:table-cell>
          <table:table-cell table:formula="of:=IF(AND([.$M90]&lt;&gt;&quot;&quot;;LEN([.$M90])&gt;=[.O$2]);LEFT(RIGHT([.$M90];[.O$2]);1);&quot;&quot;)">
            <text:p/>
          </table:table-cell>
          <table:table-cell table:formula="of:=IF(AND([.$M90]&lt;&gt;&quot;&quot;;LEN([.$M90])&gt;=[.P$2]);LEFT(RIGHT([.$M90];[.P$2]);1);&quot;&quot;)">
            <text:p/>
          </table:table-cell>
          <table:table-cell table:formula="of:=IF(AND([.$M90]&lt;&gt;&quot;&quot;;LEN([.$M90])&gt;=[.Q$2]);LEFT(RIGHT([.$M90];[.Q$2]);1);&quot;&quot;)">
            <text:p/>
          </table:table-cell>
          <table:table-cell table:formula="of:=IF(AND([.$M90]&lt;&gt;&quot;&quot;;LEN([.$M90])&gt;=[.R$2]);LEFT(RIGHT([.$M90];[.R$2]);1);&quot;&quot;)">
            <text:p/>
          </table:table-cell>
          <table:table-cell table:formula="of:=IF(AND([.$M90]&lt;&gt;&quot;&quot;;LEN([.$M90])&gt;=[.S$2]);LEFT(RIGHT([.$M90];[.S$2]);1);&quot;&quot;)">
            <text:p/>
          </table:table-cell>
          <table:table-cell table:formula="of:=IF(AND([.$M90]&lt;&gt;&quot;&quot;;LEN([.$M90])&gt;=[.T$2]);LEFT(RIGHT([.$M90];[.T$2]);1);&quot;&quot;)">
            <text:p/>
          </table:table-cell>
          <table:table-cell table:formula="of:=IF(AND([.$M90]&lt;&gt;&quot;&quot;;LEN([.$M90])&gt;=[.U$2]);LEFT(RIGHT([.$M90];[.U$2]);1);&quot;&quot;)">
            <text:p/>
          </table:table-cell>
          <table:table-cell table:formula="of:=IF(AND([.$M90]&lt;&gt;&quot;&quot;;LEN([.$M90])&gt;=[.V$2]);LEFT(RIGHT([.$M90];[.V$2]);1);&quot;&quot;)">
            <text:p/>
          </table:table-cell>
          <table:table-cell table:formula="of:=IF(AND([.$M90]&lt;&gt;&quot;&quot;;LEN([.$M90])&gt;=[.W$2]);LEFT(RIGHT([.$M90];[.W$2]);1);&quot;&quot;)">
            <text:p/>
          </table:table-cell>
          <table:table-cell table:formula="of:=IF(AND([.$M90]&lt;&gt;&quot;&quot;;LEN([.$M90])&gt;=[.X$2]);LEFT(RIGHT([.$M90];[.X$2]);1);&quot;&quot;)">
            <text:p/>
          </table:table-cell>
          <table:table-cell table:formula="of:=IF(AND([.$M90]&lt;&gt;&quot;&quot;;LEN([.$M90])&gt;=[.Y$2]);LEFT(RIGHT([.$M90];[.Y$2]);1);&quot;&quot;)">
            <text:p/>
          </table:table-cell>
          <table:table-cell table:formula="of:=IF(AND([.$M90]&lt;&gt;&quot;&quot;;LEN([.$M90])&gt;=[.Z$2]);LEFT(RIGHT([.$M90];[.Z$2]);1);&quot;&quot;)">
            <text:p/>
          </table:table-cell>
          <table:table-cell table:formula="of:=IF(AND([.$M90]&lt;&gt;&quot;&quot;;LEN([.$M90])&gt;=[.AA$2]);LEFT(RIGHT([.$M90];[.AA$2]);1);&quot;&quot;)">
            <text:p/>
          </table:table-cell>
          <table:table-cell table:formula="of:=IF(AND([.$M90]&lt;&gt;&quot;&quot;;LEN([.$M90])&gt;=[.AB$2]);LEFT(RIGHT([.$M90];[.AB$2]);1);&quot;&quot;)">
            <text:p/>
          </table:table-cell>
          <table:table-cell table:formula="of:=IF([.M90]=&quot;&quot;;&quot;&quot;;0)">
            <text:p/>
          </table:table-cell>
          <table:table-cell table:formula="of:=IF([.N90]&lt;&gt;&quot;&quot;;IF([.N90]=&quot;(&quot;;1;IF([.N90]=&quot;[&quot;;2;IF([.N90]=&quot;{&quot;;3;IF([.N90]=&quot;&lt;&quot;;4;0))));&quot;&quot;)">
            <text:p/>
          </table:table-cell>
          <table:table-cell table:formula="of:=IF([.O90]&lt;&gt;&quot;&quot;;IF([.O90]=&quot;(&quot;;1;IF([.O90]=&quot;[&quot;;2;IF([.O90]=&quot;{&quot;;3;IF([.O90]=&quot;&lt;&quot;;4;0))));&quot;&quot;)">
            <text:p/>
          </table:table-cell>
          <table:table-cell table:formula="of:=IF([.P90]&lt;&gt;&quot;&quot;;IF([.P90]=&quot;(&quot;;1;IF([.P90]=&quot;[&quot;;2;IF([.P90]=&quot;{&quot;;3;IF([.P90]=&quot;&lt;&quot;;4;0))));&quot;&quot;)">
            <text:p/>
          </table:table-cell>
          <table:table-cell table:formula="of:=IF([.Q90]&lt;&gt;&quot;&quot;;IF([.Q90]=&quot;(&quot;;1;IF([.Q90]=&quot;[&quot;;2;IF([.Q90]=&quot;{&quot;;3;IF([.Q90]=&quot;&lt;&quot;;4;0))));&quot;&quot;)">
            <text:p/>
          </table:table-cell>
          <table:table-cell table:formula="of:=IF([.R90]&lt;&gt;&quot;&quot;;IF([.R90]=&quot;(&quot;;1;IF([.R90]=&quot;[&quot;;2;IF([.R90]=&quot;{&quot;;3;IF([.R90]=&quot;&lt;&quot;;4;0))));&quot;&quot;)">
            <text:p/>
          </table:table-cell>
          <table:table-cell table:formula="of:=IF([.S90]&lt;&gt;&quot;&quot;;IF([.S90]=&quot;(&quot;;1;IF([.S90]=&quot;[&quot;;2;IF([.S90]=&quot;{&quot;;3;IF([.S90]=&quot;&lt;&quot;;4;0))));&quot;&quot;)">
            <text:p/>
          </table:table-cell>
          <table:table-cell table:formula="of:=IF([.T90]&lt;&gt;&quot;&quot;;IF([.T90]=&quot;(&quot;;1;IF([.T90]=&quot;[&quot;;2;IF([.T90]=&quot;{&quot;;3;IF([.T90]=&quot;&lt;&quot;;4;0))));&quot;&quot;)">
            <text:p/>
          </table:table-cell>
          <table:table-cell table:formula="of:=IF([.U90]&lt;&gt;&quot;&quot;;IF([.U90]=&quot;(&quot;;1;IF([.U90]=&quot;[&quot;;2;IF([.U90]=&quot;{&quot;;3;IF([.U90]=&quot;&lt;&quot;;4;0))));&quot;&quot;)">
            <text:p/>
          </table:table-cell>
          <table:table-cell table:formula="of:=IF([.V90]&lt;&gt;&quot;&quot;;IF([.V90]=&quot;(&quot;;1;IF([.V90]=&quot;[&quot;;2;IF([.V90]=&quot;{&quot;;3;IF([.V90]=&quot;&lt;&quot;;4;0))));&quot;&quot;)">
            <text:p/>
          </table:table-cell>
          <table:table-cell table:formula="of:=IF([.W90]&lt;&gt;&quot;&quot;;IF([.W90]=&quot;(&quot;;1;IF([.W90]=&quot;[&quot;;2;IF([.W90]=&quot;{&quot;;3;IF([.W90]=&quot;&lt;&quot;;4;0))));&quot;&quot;)">
            <text:p/>
          </table:table-cell>
          <table:table-cell table:formula="of:=IF([.X90]&lt;&gt;&quot;&quot;;IF([.X90]=&quot;(&quot;;1;IF([.X90]=&quot;[&quot;;2;IF([.X90]=&quot;{&quot;;3;IF([.X90]=&quot;&lt;&quot;;4;0))));&quot;&quot;)">
            <text:p/>
          </table:table-cell>
          <table:table-cell table:formula="of:=IF([.Y90]&lt;&gt;&quot;&quot;;IF([.Y90]=&quot;(&quot;;1;IF([.Y90]=&quot;[&quot;;2;IF([.Y90]=&quot;{&quot;;3;IF([.Y90]=&quot;&lt;&quot;;4;0))));&quot;&quot;)">
            <text:p/>
          </table:table-cell>
          <table:table-cell table:formula="of:=IF([.Z90]&lt;&gt;&quot;&quot;;IF([.Z90]=&quot;(&quot;;1;IF([.Z90]=&quot;[&quot;;2;IF([.Z90]=&quot;{&quot;;3;IF([.Z90]=&quot;&lt;&quot;;4;0))));&quot;&quot;)">
            <text:p/>
          </table:table-cell>
          <table:table-cell table:formula="of:=IF([.AA90]&lt;&gt;&quot;&quot;;IF([.AA90]=&quot;(&quot;;1;IF([.AA90]=&quot;[&quot;;2;IF([.AA90]=&quot;{&quot;;3;IF([.AA90]=&quot;&lt;&quot;;4;0))));&quot;&quot;)">
            <text:p/>
          </table:table-cell>
          <table:table-cell table:formula="of:=IF([.AB90]&lt;&gt;&quot;&quot;;IF([.AB90]=&quot;(&quot;;1;IF([.AB90]=&quot;[&quot;;2;IF([.AB90]=&quot;{&quot;;3;IF([.AB90]=&quot;&lt;&quot;;4;0))));&quot;&quot;)">
            <text:p/>
          </table:table-cell>
          <table:table-cell table:number-columns-repeated="2"/>
          <table:table-cell table:formula="of:=[.AD90]">
            <text:p/>
          </table:table-cell>
          <table:table-cell table:formula="of:=IF([.AE90]&lt;&gt;&quot;&quot;;[.AE90]+[.AU90]*5;[.AU90])">
            <text:p/>
          </table:table-cell>
          <table:table-cell table:formula="of:=IF([.AF90]&lt;&gt;&quot;&quot;;[.AF90]+[.AV90]*5;[.AV90])">
            <text:p/>
          </table:table-cell>
          <table:table-cell table:formula="of:=IF([.AG90]&lt;&gt;&quot;&quot;;[.AG90]+[.AW90]*5;[.AW90])">
            <text:p/>
          </table:table-cell>
          <table:table-cell table:formula="of:=IF([.AH90]&lt;&gt;&quot;&quot;;[.AH90]+[.AX90]*5;[.AX90])">
            <text:p/>
          </table:table-cell>
          <table:table-cell table:formula="of:=IF([.AI90]&lt;&gt;&quot;&quot;;[.AI90]+[.AY90]*5;[.AY90])">
            <text:p/>
          </table:table-cell>
          <table:table-cell table:formula="of:=IF([.AJ90]&lt;&gt;&quot;&quot;;[.AJ90]+[.AZ90]*5;[.AZ90])">
            <text:p/>
          </table:table-cell>
          <table:table-cell table:formula="of:=IF([.AK90]&lt;&gt;&quot;&quot;;[.AK90]+[.BA90]*5;[.BA90])">
            <text:p/>
          </table:table-cell>
          <table:table-cell table:formula="of:=IF([.AL90]&lt;&gt;&quot;&quot;;[.AL90]+[.BB90]*5;[.BB90])">
            <text:p/>
          </table:table-cell>
          <table:table-cell table:formula="of:=IF([.AM90]&lt;&gt;&quot;&quot;;[.AM90]+[.BC90]*5;[.BC90])">
            <text:p/>
          </table:table-cell>
          <table:table-cell table:formula="of:=IF([.AN90]&lt;&gt;&quot;&quot;;[.AN90]+[.BD90]*5;[.BD90])">
            <text:p/>
          </table:table-cell>
          <table:table-cell table:formula="of:=IF([.AO90]&lt;&gt;&quot;&quot;;[.AO90]+[.BE90]*5;[.BE90])">
            <text:p/>
          </table:table-cell>
          <table:table-cell table:formula="of:=IF([.AP90]&lt;&gt;&quot;&quot;;[.AP90]+[.BF90]*5;[.BF90])">
            <text:p/>
          </table:table-cell>
          <table:table-cell table:formula="of:=IF([.AQ90]&lt;&gt;&quot;&quot;;[.AQ90]+[.BG90]*5;[.BG90])">
            <text:p/>
          </table:table-cell>
          <table:table-cell table:formula="of:=IF([.AR90]&lt;&gt;&quot;&quot;;[.AR90]+[.BH90]*5;[.BH90])">
            <text:p/>
          </table:table-cell>
          <table:table-cell table:number-columns-repeated="963"/>
        </table:table-row>
        <table:table-row table:style-name="ro1">
          <table:table-cell office:value-type="string" calcext:value-type="string">
            <text:p>[{(([[&lt;(&lt;&lt;(&lt;{&lt;[]()&gt;(&lt;&gt;{})}[{()[]}[()()]]&gt;&lt;[&lt;[]()&gt;[[]&lt;&gt;]]&gt;)&lt;{&lt;[[]&lt;&gt;]&lt;()&lt;&gt;&gt;&gt;{[()[]]&lt;{}[]&gt;}}&gt;&gt;([((&lt;[][</text:p>
          </table:table-cell>
          <table:table-cell table:formula="of:=ORG.LIBREOFFICE.REGEX(ORG.LIBREOFFICE.REGEX(ORG.LIBREOFFICE.REGEX(ORG.LIBREOFFICE.REGEX([.A91];&quot;[(][)]&quot;;&quot;&quot;;&quot;g&quot;);&quot;\[\]&quot;;&quot;&quot;;&quot;g&quot;);&quot;\{\}&quot;;&quot;&quot;;&quot;g&quot;);&quot;&lt;&gt;&quot;;&quot;&quot;;&quot;g&quot;)" office:value-type="string" office:string-value="[{(([[&lt;(&lt;&lt;(&lt;{()}[]&gt;&lt;[[]]&gt;)&lt;{&lt;[]&lt;&gt;&gt;{[]}}&gt;&gt;([((&lt;[" calcext:value-type="string">
            <text:p>[{(([[&lt;(&lt;&lt;(&lt;{()}[]&gt;&lt;[[]]&gt;)&lt;{&lt;[]&lt;&gt;&gt;{[]}}&gt;&gt;([((&lt;[</text:p>
          </table:table-cell>
          <table:table-cell table:formula="of:=ORG.LIBREOFFICE.REGEX(ORG.LIBREOFFICE.REGEX(ORG.LIBREOFFICE.REGEX(ORG.LIBREOFFICE.REGEX([.B91];&quot;[(][)]&quot;;&quot;&quot;;&quot;g&quot;);&quot;\[\]&quot;;&quot;&quot;;&quot;g&quot;);&quot;\{\}&quot;;&quot;&quot;;&quot;g&quot;);&quot;&lt;&gt;&quot;;&quot;&quot;;&quot;g&quot;)" office:value-type="string" office:string-value="[{(([[&lt;(&lt;&lt;(&lt;[]&gt;)&lt;{&lt;&gt;}&gt;&gt;([((&lt;[" calcext:value-type="string">
            <text:p>[{(([[&lt;(&lt;&lt;(&lt;[]&gt;)&lt;{&lt;&gt;}&gt;&gt;([((&lt;[</text:p>
          </table:table-cell>
          <table:table-cell table:formula="of:=ORG.LIBREOFFICE.REGEX(ORG.LIBREOFFICE.REGEX(ORG.LIBREOFFICE.REGEX(ORG.LIBREOFFICE.REGEX([.C91];&quot;[(][)]&quot;;&quot;&quot;;&quot;g&quot;);&quot;\[\]&quot;;&quot;&quot;;&quot;g&quot;);&quot;\{\}&quot;;&quot;&quot;;&quot;g&quot;);&quot;&lt;&gt;&quot;;&quot;&quot;;&quot;g&quot;)" office:value-type="string" office:string-value="[{(([[&lt;(&lt;&lt;()&lt;{}&gt;&gt;([((&lt;[" calcext:value-type="string">
            <text:p>[{(([[&lt;(&lt;&lt;()&lt;{}&gt;&gt;([((&lt;[</text:p>
          </table:table-cell>
          <table:table-cell table:formula="of:=ORG.LIBREOFFICE.REGEX(ORG.LIBREOFFICE.REGEX(ORG.LIBREOFFICE.REGEX(ORG.LIBREOFFICE.REGEX([.D91];&quot;[(][)]&quot;;&quot;&quot;;&quot;g&quot;);&quot;\[\]&quot;;&quot;&quot;;&quot;g&quot;);&quot;\{\}&quot;;&quot;&quot;;&quot;g&quot;);&quot;&lt;&gt;&quot;;&quot;&quot;;&quot;g&quot;)" office:value-type="string" office:string-value="[{(([[&lt;(&lt;&lt;&gt;([((&lt;[" calcext:value-type="string">
            <text:p>[{(([[&lt;(&lt;&lt;&gt;([((&lt;[</text:p>
          </table:table-cell>
          <table:table-cell table:formula="of:=ORG.LIBREOFFICE.REGEX(ORG.LIBREOFFICE.REGEX(ORG.LIBREOFFICE.REGEX(ORG.LIBREOFFICE.REGEX([.E91];&quot;[(][)]&quot;;&quot;&quot;;&quot;g&quot;);&quot;\[\]&quot;;&quot;&quot;;&quot;g&quot;);&quot;\{\}&quot;;&quot;&quot;;&quot;g&quot;);&quot;&lt;&gt;&quot;;&quot;&quot;;&quot;g&quot;)" office:value-type="string" office:string-value="[{(([[&lt;(&lt;([((&lt;[" calcext:value-type="string">
            <text:p>[{(([[&lt;(&lt;([((&lt;[</text:p>
          </table:table-cell>
          <table:table-cell table:formula="of:=ORG.LIBREOFFICE.REGEX(ORG.LIBREOFFICE.REGEX(ORG.LIBREOFFICE.REGEX(ORG.LIBREOFFICE.REGEX([.F91];&quot;[(][)]&quot;;&quot;&quot;;&quot;g&quot;);&quot;\[\]&quot;;&quot;&quot;;&quot;g&quot;);&quot;\{\}&quot;;&quot;&quot;;&quot;g&quot;);&quot;&lt;&gt;&quot;;&quot;&quot;;&quot;g&quot;)" office:value-type="string" office:string-value="[{(([[&lt;(&lt;([((&lt;[" calcext:value-type="string">
            <text:p>[{(([[&lt;(&lt;([((&lt;[</text:p>
          </table:table-cell>
          <table:table-cell table:formula="of:=ORG.LIBREOFFICE.REGEX(ORG.LIBREOFFICE.REGEX(ORG.LIBREOFFICE.REGEX(ORG.LIBREOFFICE.REGEX([.G91];&quot;[(][)]&quot;;&quot;&quot;;&quot;g&quot;);&quot;\[\]&quot;;&quot;&quot;;&quot;g&quot;);&quot;\{\}&quot;;&quot;&quot;;&quot;g&quot;);&quot;&lt;&gt;&quot;;&quot;&quot;;&quot;g&quot;)" office:value-type="string" office:string-value="[{(([[&lt;(&lt;([((&lt;[" calcext:value-type="string">
            <text:p>[{(([[&lt;(&lt;([((&lt;[</text:p>
          </table:table-cell>
          <table:table-cell table:formula="of:=ORG.LIBREOFFICE.REGEX(ORG.LIBREOFFICE.REGEX(ORG.LIBREOFFICE.REGEX(ORG.LIBREOFFICE.REGEX([.H91];&quot;[(][)]&quot;;&quot;&quot;;&quot;g&quot;);&quot;\[\]&quot;;&quot;&quot;;&quot;g&quot;);&quot;\{\}&quot;;&quot;&quot;;&quot;g&quot;);&quot;&lt;&gt;&quot;;&quot;&quot;;&quot;g&quot;)" office:value-type="string" office:string-value="[{(([[&lt;(&lt;([((&lt;[" calcext:value-type="string">
            <text:p>[{(([[&lt;(&lt;([((&lt;[</text:p>
          </table:table-cell>
          <table:table-cell table:formula="of:=ORG.LIBREOFFICE.REGEX(ORG.LIBREOFFICE.REGEX(ORG.LIBREOFFICE.REGEX(ORG.LIBREOFFICE.REGEX([.I91];&quot;[(][)]&quot;;&quot;&quot;;&quot;g&quot;);&quot;\[\]&quot;;&quot;&quot;;&quot;g&quot;);&quot;\{\}&quot;;&quot;&quot;;&quot;g&quot;);&quot;&lt;&gt;&quot;;&quot;&quot;;&quot;g&quot;)" office:value-type="string" office:string-value="[{(([[&lt;(&lt;([((&lt;[" calcext:value-type="string">
            <text:p>[{(([[&lt;(&lt;([((&lt;[</text:p>
          </table:table-cell>
          <table:table-cell table:formula="of:=ORG.LIBREOFFICE.REGEX(ORG.LIBREOFFICE.REGEX(ORG.LIBREOFFICE.REGEX(ORG.LIBREOFFICE.REGEX([.J91];&quot;[(][)]&quot;;&quot;&quot;;&quot;g&quot;);&quot;\[\]&quot;;&quot;&quot;;&quot;g&quot;);&quot;\{\}&quot;;&quot;&quot;;&quot;g&quot;);&quot;&lt;&gt;&quot;;&quot;&quot;;&quot;g&quot;)" office:value-type="string" office:string-value="[{(([[&lt;(&lt;([((&lt;[" calcext:value-type="string">
            <text:p>[{(([[&lt;(&lt;([((&lt;[</text:p>
          </table:table-cell>
          <table:table-cell table:formula="of:=IF(ORG.LIBREOFFICE.REGEX(ORG.LIBREOFFICE.REGEX(ORG.LIBREOFFICE.REGEX(ORG.LIBREOFFICE.REGEX(ORG.LIBREOFFICE.REGEX([.K91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91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91]=&quot;&quot;;[.K91];&quot;&quot;)" office:value-type="string" office:string-value="[{(([[&lt;(&lt;([((&lt;[" calcext:value-type="string">
            <text:p>[{(([[&lt;(&lt;([((&lt;[</text:p>
          </table:table-cell>
          <table:table-cell table:formula="of:=IF(AND([.$M91]&lt;&gt;&quot;&quot;;LEN([.$M91])&gt;=[.N$2]);LEFT(RIGHT([.$M91];[.N$2]);1);&quot;&quot;)" office:value-type="string" office:string-value="[" calcext:value-type="string">
            <text:p>[</text:p>
          </table:table-cell>
          <table:table-cell table:formula="of:=IF(AND([.$M91]&lt;&gt;&quot;&quot;;LEN([.$M91])&gt;=[.O$2]);LEFT(RIGHT([.$M91];[.O$2]);1);&quot;&quot;)" office:value-type="string" office:string-value="&lt;" calcext:value-type="string">
            <text:p>&lt;</text:p>
          </table:table-cell>
          <table:table-cell table:formula="of:=IF(AND([.$M91]&lt;&gt;&quot;&quot;;LEN([.$M91])&gt;=[.P$2]);LEFT(RIGHT([.$M91];[.P$2]);1);&quot;&quot;)" office:value-type="string" office:string-value="(" calcext:value-type="string">
            <text:p>(</text:p>
          </table:table-cell>
          <table:table-cell table:formula="of:=IF(AND([.$M91]&lt;&gt;&quot;&quot;;LEN([.$M91])&gt;=[.Q$2]);LEFT(RIGHT([.$M91];[.Q$2]);1);&quot;&quot;)" office:value-type="string" office:string-value="(" calcext:value-type="string">
            <text:p>(</text:p>
          </table:table-cell>
          <table:table-cell table:formula="of:=IF(AND([.$M91]&lt;&gt;&quot;&quot;;LEN([.$M91])&gt;=[.R$2]);LEFT(RIGHT([.$M91];[.R$2]);1);&quot;&quot;)" office:value-type="string" office:string-value="[" calcext:value-type="string">
            <text:p>[</text:p>
          </table:table-cell>
          <table:table-cell table:formula="of:=IF(AND([.$M91]&lt;&gt;&quot;&quot;;LEN([.$M91])&gt;=[.S$2]);LEFT(RIGHT([.$M91];[.S$2]);1);&quot;&quot;)" office:value-type="string" office:string-value="(" calcext:value-type="string">
            <text:p>(</text:p>
          </table:table-cell>
          <table:table-cell table:formula="of:=IF(AND([.$M91]&lt;&gt;&quot;&quot;;LEN([.$M91])&gt;=[.T$2]);LEFT(RIGHT([.$M91];[.T$2]);1);&quot;&quot;)" office:value-type="string" office:string-value="&lt;" calcext:value-type="string">
            <text:p>&lt;</text:p>
          </table:table-cell>
          <table:table-cell table:formula="of:=IF(AND([.$M91]&lt;&gt;&quot;&quot;;LEN([.$M91])&gt;=[.U$2]);LEFT(RIGHT([.$M91];[.U$2]);1);&quot;&quot;)" office:value-type="string" office:string-value="(" calcext:value-type="string">
            <text:p>(</text:p>
          </table:table-cell>
          <table:table-cell table:formula="of:=IF(AND([.$M91]&lt;&gt;&quot;&quot;;LEN([.$M91])&gt;=[.V$2]);LEFT(RIGHT([.$M91];[.V$2]);1);&quot;&quot;)" office:value-type="string" office:string-value="&lt;" calcext:value-type="string">
            <text:p>&lt;</text:p>
          </table:table-cell>
          <table:table-cell table:formula="of:=IF(AND([.$M91]&lt;&gt;&quot;&quot;;LEN([.$M91])&gt;=[.W$2]);LEFT(RIGHT([.$M91];[.W$2]);1);&quot;&quot;)" office:value-type="string" office:string-value="[" calcext:value-type="string">
            <text:p>[</text:p>
          </table:table-cell>
          <table:table-cell table:formula="of:=IF(AND([.$M91]&lt;&gt;&quot;&quot;;LEN([.$M91])&gt;=[.X$2]);LEFT(RIGHT([.$M91];[.X$2]);1);&quot;&quot;)" office:value-type="string" office:string-value="[" calcext:value-type="string">
            <text:p>[</text:p>
          </table:table-cell>
          <table:table-cell table:formula="of:=IF(AND([.$M91]&lt;&gt;&quot;&quot;;LEN([.$M91])&gt;=[.Y$2]);LEFT(RIGHT([.$M91];[.Y$2]);1);&quot;&quot;)" office:value-type="string" office:string-value="(" calcext:value-type="string">
            <text:p>(</text:p>
          </table:table-cell>
          <table:table-cell table:formula="of:=IF(AND([.$M91]&lt;&gt;&quot;&quot;;LEN([.$M91])&gt;=[.Z$2]);LEFT(RIGHT([.$M91];[.Z$2]);1);&quot;&quot;)" office:value-type="string" office:string-value="(" calcext:value-type="string">
            <text:p>(</text:p>
          </table:table-cell>
          <table:table-cell table:formula="of:=IF(AND([.$M91]&lt;&gt;&quot;&quot;;LEN([.$M91])&gt;=[.AA$2]);LEFT(RIGHT([.$M91];[.AA$2]);1);&quot;&quot;)" office:value-type="string" office:string-value="{" calcext:value-type="string">
            <text:p>{</text:p>
          </table:table-cell>
          <table:table-cell table:formula="of:=IF(AND([.$M91]&lt;&gt;&quot;&quot;;LEN([.$M91])&gt;=[.AB$2]);LEFT(RIGHT([.$M91];[.AB$2]);1);&quot;&quot;)" office:value-type="string" office:string-value="[" calcext:value-type="string">
            <text:p>[</text:p>
          </table:table-cell>
          <table:table-cell table:formula="of:=IF([.M91]=&quot;&quot;;&quot;&quot;;0)" office:value-type="float" office:value="0" calcext:value-type="float">
            <text:p>0</text:p>
          </table:table-cell>
          <table:table-cell table:formula="of:=IF([.N91]&lt;&gt;&quot;&quot;;IF([.N91]=&quot;(&quot;;1;IF([.N91]=&quot;[&quot;;2;IF([.N91]=&quot;{&quot;;3;IF([.N91]=&quot;&lt;&quot;;4;0))));&quot;&quot;)" office:value-type="float" office:value="2" calcext:value-type="float">
            <text:p>2</text:p>
          </table:table-cell>
          <table:table-cell table:formula="of:=IF([.O91]&lt;&gt;&quot;&quot;;IF([.O91]=&quot;(&quot;;1;IF([.O91]=&quot;[&quot;;2;IF([.O91]=&quot;{&quot;;3;IF([.O91]=&quot;&lt;&quot;;4;0))));&quot;&quot;)" office:value-type="float" office:value="4" calcext:value-type="float">
            <text:p>4</text:p>
          </table:table-cell>
          <table:table-cell table:formula="of:=IF([.P91]&lt;&gt;&quot;&quot;;IF([.P91]=&quot;(&quot;;1;IF([.P91]=&quot;[&quot;;2;IF([.P91]=&quot;{&quot;;3;IF([.P91]=&quot;&lt;&quot;;4;0))));&quot;&quot;)" office:value-type="float" office:value="1" calcext:value-type="float">
            <text:p>1</text:p>
          </table:table-cell>
          <table:table-cell table:formula="of:=IF([.Q91]&lt;&gt;&quot;&quot;;IF([.Q91]=&quot;(&quot;;1;IF([.Q91]=&quot;[&quot;;2;IF([.Q91]=&quot;{&quot;;3;IF([.Q91]=&quot;&lt;&quot;;4;0))));&quot;&quot;)" office:value-type="float" office:value="1" calcext:value-type="float">
            <text:p>1</text:p>
          </table:table-cell>
          <table:table-cell table:formula="of:=IF([.R91]&lt;&gt;&quot;&quot;;IF([.R91]=&quot;(&quot;;1;IF([.R91]=&quot;[&quot;;2;IF([.R91]=&quot;{&quot;;3;IF([.R91]=&quot;&lt;&quot;;4;0))));&quot;&quot;)" office:value-type="float" office:value="2" calcext:value-type="float">
            <text:p>2</text:p>
          </table:table-cell>
          <table:table-cell table:formula="of:=IF([.S91]&lt;&gt;&quot;&quot;;IF([.S91]=&quot;(&quot;;1;IF([.S91]=&quot;[&quot;;2;IF([.S91]=&quot;{&quot;;3;IF([.S91]=&quot;&lt;&quot;;4;0))));&quot;&quot;)" office:value-type="float" office:value="1" calcext:value-type="float">
            <text:p>1</text:p>
          </table:table-cell>
          <table:table-cell table:formula="of:=IF([.T91]&lt;&gt;&quot;&quot;;IF([.T91]=&quot;(&quot;;1;IF([.T91]=&quot;[&quot;;2;IF([.T91]=&quot;{&quot;;3;IF([.T91]=&quot;&lt;&quot;;4;0))));&quot;&quot;)" office:value-type="float" office:value="4" calcext:value-type="float">
            <text:p>4</text:p>
          </table:table-cell>
          <table:table-cell table:formula="of:=IF([.U91]&lt;&gt;&quot;&quot;;IF([.U91]=&quot;(&quot;;1;IF([.U91]=&quot;[&quot;;2;IF([.U91]=&quot;{&quot;;3;IF([.U91]=&quot;&lt;&quot;;4;0))));&quot;&quot;)" office:value-type="float" office:value="1" calcext:value-type="float">
            <text:p>1</text:p>
          </table:table-cell>
          <table:table-cell table:formula="of:=IF([.V91]&lt;&gt;&quot;&quot;;IF([.V91]=&quot;(&quot;;1;IF([.V91]=&quot;[&quot;;2;IF([.V91]=&quot;{&quot;;3;IF([.V91]=&quot;&lt;&quot;;4;0))));&quot;&quot;)" office:value-type="float" office:value="4" calcext:value-type="float">
            <text:p>4</text:p>
          </table:table-cell>
          <table:table-cell table:formula="of:=IF([.W91]&lt;&gt;&quot;&quot;;IF([.W91]=&quot;(&quot;;1;IF([.W91]=&quot;[&quot;;2;IF([.W91]=&quot;{&quot;;3;IF([.W91]=&quot;&lt;&quot;;4;0))));&quot;&quot;)" office:value-type="float" office:value="2" calcext:value-type="float">
            <text:p>2</text:p>
          </table:table-cell>
          <table:table-cell table:formula="of:=IF([.X91]&lt;&gt;&quot;&quot;;IF([.X91]=&quot;(&quot;;1;IF([.X91]=&quot;[&quot;;2;IF([.X91]=&quot;{&quot;;3;IF([.X91]=&quot;&lt;&quot;;4;0))));&quot;&quot;)" office:value-type="float" office:value="2" calcext:value-type="float">
            <text:p>2</text:p>
          </table:table-cell>
          <table:table-cell table:formula="of:=IF([.Y91]&lt;&gt;&quot;&quot;;IF([.Y91]=&quot;(&quot;;1;IF([.Y91]=&quot;[&quot;;2;IF([.Y91]=&quot;{&quot;;3;IF([.Y91]=&quot;&lt;&quot;;4;0))));&quot;&quot;)" office:value-type="float" office:value="1" calcext:value-type="float">
            <text:p>1</text:p>
          </table:table-cell>
          <table:table-cell table:formula="of:=IF([.Z91]&lt;&gt;&quot;&quot;;IF([.Z91]=&quot;(&quot;;1;IF([.Z91]=&quot;[&quot;;2;IF([.Z91]=&quot;{&quot;;3;IF([.Z91]=&quot;&lt;&quot;;4;0))));&quot;&quot;)" office:value-type="float" office:value="1" calcext:value-type="float">
            <text:p>1</text:p>
          </table:table-cell>
          <table:table-cell table:formula="of:=IF([.AA91]&lt;&gt;&quot;&quot;;IF([.AA91]=&quot;(&quot;;1;IF([.AA91]=&quot;[&quot;;2;IF([.AA91]=&quot;{&quot;;3;IF([.AA91]=&quot;&lt;&quot;;4;0))));&quot;&quot;)" office:value-type="float" office:value="3" calcext:value-type="float">
            <text:p>3</text:p>
          </table:table-cell>
          <table:table-cell table:formula="of:=IF([.AB91]&lt;&gt;&quot;&quot;;IF([.AB91]=&quot;(&quot;;1;IF([.AB91]=&quot;[&quot;;2;IF([.AB91]=&quot;{&quot;;3;IF([.AB91]=&quot;&lt;&quot;;4;0))));&quot;&quot;)" office:value-type="float" office:value="2" calcext:value-type="float">
            <text:p>2</text:p>
          </table:table-cell>
          <table:table-cell table:number-columns-repeated="2"/>
          <table:table-cell table:formula="of:=[.AD91]" office:value-type="float" office:value="2" calcext:value-type="float">
            <text:p>2</text:p>
          </table:table-cell>
          <table:table-cell table:formula="of:=IF([.AE91]&lt;&gt;&quot;&quot;;[.AE91]+[.AU91]*5;[.AU91])" office:value-type="float" office:value="14" calcext:value-type="float">
            <text:p>14</text:p>
          </table:table-cell>
          <table:table-cell table:formula="of:=IF([.AF91]&lt;&gt;&quot;&quot;;[.AF91]+[.AV91]*5;[.AV91])" office:value-type="float" office:value="71" calcext:value-type="float">
            <text:p>71</text:p>
          </table:table-cell>
          <table:table-cell table:formula="of:=IF([.AG91]&lt;&gt;&quot;&quot;;[.AG91]+[.AW91]*5;[.AW91])" office:value-type="float" office:value="356" calcext:value-type="float">
            <text:p>356</text:p>
          </table:table-cell>
          <table:table-cell table:formula="of:=IF([.AH91]&lt;&gt;&quot;&quot;;[.AH91]+[.AX91]*5;[.AX91])" office:value-type="float" office:value="1782" calcext:value-type="float">
            <text:p>1782</text:p>
          </table:table-cell>
          <table:table-cell table:formula="of:=IF([.AI91]&lt;&gt;&quot;&quot;;[.AI91]+[.AY91]*5;[.AY91])" office:value-type="float" office:value="8911" calcext:value-type="float">
            <text:p>8911</text:p>
          </table:table-cell>
          <table:table-cell table:formula="of:=IF([.AJ91]&lt;&gt;&quot;&quot;;[.AJ91]+[.AZ91]*5;[.AZ91])" office:value-type="float" office:value="44559" calcext:value-type="float">
            <text:p>44559</text:p>
          </table:table-cell>
          <table:table-cell table:formula="of:=IF([.AK91]&lt;&gt;&quot;&quot;;[.AK91]+[.BA91]*5;[.BA91])" office:value-type="float" office:value="222796" calcext:value-type="float">
            <text:p>222796</text:p>
          </table:table-cell>
          <table:table-cell table:formula="of:=IF([.AL91]&lt;&gt;&quot;&quot;;[.AL91]+[.BB91]*5;[.BB91])" office:value-type="float" office:value="1113984" calcext:value-type="float">
            <text:p>1113984</text:p>
          </table:table-cell>
          <table:table-cell table:formula="of:=IF([.AM91]&lt;&gt;&quot;&quot;;[.AM91]+[.BC91]*5;[.BC91])" office:value-type="float" office:value="5569922" calcext:value-type="float">
            <text:p>5569922</text:p>
          </table:table-cell>
          <table:table-cell table:formula="of:=IF([.AN91]&lt;&gt;&quot;&quot;;[.AN91]+[.BD91]*5;[.BD91])" office:value-type="float" office:value="27849612" calcext:value-type="float">
            <text:p>27849612</text:p>
          </table:table-cell>
          <table:table-cell table:formula="of:=IF([.AO91]&lt;&gt;&quot;&quot;;[.AO91]+[.BE91]*5;[.BE91])" office:value-type="float" office:value="139248061" calcext:value-type="float">
            <text:p>139248061</text:p>
          </table:table-cell>
          <table:table-cell table:formula="of:=IF([.AP91]&lt;&gt;&quot;&quot;;[.AP91]+[.BF91]*5;[.BF91])" office:value-type="float" office:value="696240306" calcext:value-type="float">
            <text:p>696240306</text:p>
          </table:table-cell>
          <table:table-cell table:formula="of:=IF([.AQ91]&lt;&gt;&quot;&quot;;[.AQ91]+[.BG91]*5;[.BG91])" office:value-type="float" office:value="3481201533" calcext:value-type="float">
            <text:p>3481201533</text:p>
          </table:table-cell>
          <table:table-cell table:formula="of:=IF([.AR91]&lt;&gt;&quot;&quot;;[.AR91]+[.BH91]*5;[.BH91])" office:value-type="float" office:value="17406007667" calcext:value-type="float">
            <text:p>1740600766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{&lt;{&lt;{[([(&lt;&lt;[{&lt;()&lt;&gt;&gt;(&lt;&gt;[])}[(&lt;&gt;&lt;&gt;)[[]&lt;&gt;]]]&lt;&lt;&lt;[]&lt;&gt;&gt;&lt;(){}&gt;&gt;{{{}&lt;&gt;}&lt;&lt;&gt;&lt;&gt;&gt;}&gt;&gt;(&lt;{{&lt;&gt;()}[()&lt;&gt;]}&gt;&lt;[</text:p>
          </table:table-cell>
          <table:table-cell table:formula="of:=ORG.LIBREOFFICE.REGEX(ORG.LIBREOFFICE.REGEX(ORG.LIBREOFFICE.REGEX(ORG.LIBREOFFICE.REGEX([.A92];&quot;[(][)]&quot;;&quot;&quot;;&quot;g&quot;);&quot;\[\]&quot;;&quot;&quot;;&quot;g&quot;);&quot;\{\}&quot;;&quot;&quot;;&quot;g&quot;);&quot;&lt;&gt;&quot;;&quot;&quot;;&quot;g&quot;)" office:value-type="string" office:string-value="{&lt;{&lt;{[([(&lt;&lt;[{&lt;&gt;()}[()[]]]&lt;&lt;&lt;&gt;&gt;{{}&lt;&gt;}&gt;&gt;(&lt;{{}[]}&gt;&lt;[" calcext:value-type="string">
            <text:p>{&lt;{&lt;{[([(&lt;&lt;[{&lt;&gt;()}[()[]]]&lt;&lt;&lt;&gt;&gt;{{}&lt;&gt;}&gt;&gt;(&lt;{{}[]}&gt;&lt;[</text:p>
          </table:table-cell>
          <table:table-cell table:formula="of:=ORG.LIBREOFFICE.REGEX(ORG.LIBREOFFICE.REGEX(ORG.LIBREOFFICE.REGEX(ORG.LIBREOFFICE.REGEX([.B92];&quot;[(][)]&quot;;&quot;&quot;;&quot;g&quot;);&quot;\[\]&quot;;&quot;&quot;;&quot;g&quot;);&quot;\{\}&quot;;&quot;&quot;;&quot;g&quot;);&quot;&lt;&gt;&quot;;&quot;&quot;;&quot;g&quot;)" office:value-type="string" office:string-value="{&lt;{&lt;{[([(&lt;&lt;[{}[]]&lt;&lt;&gt;{}&gt;&gt;(&lt;{}&gt;&lt;[" calcext:value-type="string">
            <text:p>{&lt;{&lt;{[([(&lt;&lt;[{}[]]&lt;&lt;&gt;{}&gt;&gt;(&lt;{}&gt;&lt;[</text:p>
          </table:table-cell>
          <table:table-cell table:formula="of:=ORG.LIBREOFFICE.REGEX(ORG.LIBREOFFICE.REGEX(ORG.LIBREOFFICE.REGEX(ORG.LIBREOFFICE.REGEX([.C92];&quot;[(][)]&quot;;&quot;&quot;;&quot;g&quot;);&quot;\[\]&quot;;&quot;&quot;;&quot;g&quot;);&quot;\{\}&quot;;&quot;&quot;;&quot;g&quot;);&quot;&lt;&gt;&quot;;&quot;&quot;;&quot;g&quot;)" office:value-type="string" office:string-value="{&lt;{&lt;{[([(&lt;&lt;[]&lt;&gt;&gt;(&lt;[" calcext:value-type="string">
            <text:p>{&lt;{&lt;{[([(&lt;&lt;[]&lt;&gt;&gt;(&lt;[</text:p>
          </table:table-cell>
          <table:table-cell table:formula="of:=ORG.LIBREOFFICE.REGEX(ORG.LIBREOFFICE.REGEX(ORG.LIBREOFFICE.REGEX(ORG.LIBREOFFICE.REGEX([.D92];&quot;[(][)]&quot;;&quot;&quot;;&quot;g&quot;);&quot;\[\]&quot;;&quot;&quot;;&quot;g&quot;);&quot;\{\}&quot;;&quot;&quot;;&quot;g&quot;);&quot;&lt;&gt;&quot;;&quot;&quot;;&quot;g&quot;)" office:value-type="string" office:string-value="{&lt;{&lt;{[([(&lt;&lt;&gt;(&lt;[" calcext:value-type="string">
            <text:p>{&lt;{&lt;{[([(&lt;&lt;&gt;(&lt;[</text:p>
          </table:table-cell>
          <table:table-cell table:formula="of:=ORG.LIBREOFFICE.REGEX(ORG.LIBREOFFICE.REGEX(ORG.LIBREOFFICE.REGEX(ORG.LIBREOFFICE.REGEX([.E92];&quot;[(][)]&quot;;&quot;&quot;;&quot;g&quot;);&quot;\[\]&quot;;&quot;&quot;;&quot;g&quot;);&quot;\{\}&quot;;&quot;&quot;;&quot;g&quot;);&quot;&lt;&gt;&quot;;&quot;&quot;;&quot;g&quot;)" office:value-type="string" office:string-value="{&lt;{&lt;{[([(&lt;(&lt;[" calcext:value-type="string">
            <text:p>{&lt;{&lt;{[([(&lt;(&lt;[</text:p>
          </table:table-cell>
          <table:table-cell table:formula="of:=ORG.LIBREOFFICE.REGEX(ORG.LIBREOFFICE.REGEX(ORG.LIBREOFFICE.REGEX(ORG.LIBREOFFICE.REGEX([.F92];&quot;[(][)]&quot;;&quot;&quot;;&quot;g&quot;);&quot;\[\]&quot;;&quot;&quot;;&quot;g&quot;);&quot;\{\}&quot;;&quot;&quot;;&quot;g&quot;);&quot;&lt;&gt;&quot;;&quot;&quot;;&quot;g&quot;)" office:value-type="string" office:string-value="{&lt;{&lt;{[([(&lt;(&lt;[" calcext:value-type="string">
            <text:p>{&lt;{&lt;{[([(&lt;(&lt;[</text:p>
          </table:table-cell>
          <table:table-cell table:formula="of:=ORG.LIBREOFFICE.REGEX(ORG.LIBREOFFICE.REGEX(ORG.LIBREOFFICE.REGEX(ORG.LIBREOFFICE.REGEX([.G92];&quot;[(][)]&quot;;&quot;&quot;;&quot;g&quot;);&quot;\[\]&quot;;&quot;&quot;;&quot;g&quot;);&quot;\{\}&quot;;&quot;&quot;;&quot;g&quot;);&quot;&lt;&gt;&quot;;&quot;&quot;;&quot;g&quot;)" office:value-type="string" office:string-value="{&lt;{&lt;{[([(&lt;(&lt;[" calcext:value-type="string">
            <text:p>{&lt;{&lt;{[([(&lt;(&lt;[</text:p>
          </table:table-cell>
          <table:table-cell table:formula="of:=ORG.LIBREOFFICE.REGEX(ORG.LIBREOFFICE.REGEX(ORG.LIBREOFFICE.REGEX(ORG.LIBREOFFICE.REGEX([.H92];&quot;[(][)]&quot;;&quot;&quot;;&quot;g&quot;);&quot;\[\]&quot;;&quot;&quot;;&quot;g&quot;);&quot;\{\}&quot;;&quot;&quot;;&quot;g&quot;);&quot;&lt;&gt;&quot;;&quot;&quot;;&quot;g&quot;)" office:value-type="string" office:string-value="{&lt;{&lt;{[([(&lt;(&lt;[" calcext:value-type="string">
            <text:p>{&lt;{&lt;{[([(&lt;(&lt;[</text:p>
          </table:table-cell>
          <table:table-cell table:formula="of:=ORG.LIBREOFFICE.REGEX(ORG.LIBREOFFICE.REGEX(ORG.LIBREOFFICE.REGEX(ORG.LIBREOFFICE.REGEX([.I92];&quot;[(][)]&quot;;&quot;&quot;;&quot;g&quot;);&quot;\[\]&quot;;&quot;&quot;;&quot;g&quot;);&quot;\{\}&quot;;&quot;&quot;;&quot;g&quot;);&quot;&lt;&gt;&quot;;&quot;&quot;;&quot;g&quot;)" office:value-type="string" office:string-value="{&lt;{&lt;{[([(&lt;(&lt;[" calcext:value-type="string">
            <text:p>{&lt;{&lt;{[([(&lt;(&lt;[</text:p>
          </table:table-cell>
          <table:table-cell table:formula="of:=ORG.LIBREOFFICE.REGEX(ORG.LIBREOFFICE.REGEX(ORG.LIBREOFFICE.REGEX(ORG.LIBREOFFICE.REGEX([.J92];&quot;[(][)]&quot;;&quot;&quot;;&quot;g&quot;);&quot;\[\]&quot;;&quot;&quot;;&quot;g&quot;);&quot;\{\}&quot;;&quot;&quot;;&quot;g&quot;);&quot;&lt;&gt;&quot;;&quot;&quot;;&quot;g&quot;)" office:value-type="string" office:string-value="{&lt;{&lt;{[([(&lt;(&lt;[" calcext:value-type="string">
            <text:p>{&lt;{&lt;{[([(&lt;(&lt;[</text:p>
          </table:table-cell>
          <table:table-cell table:formula="of:=IF(ORG.LIBREOFFICE.REGEX(ORG.LIBREOFFICE.REGEX(ORG.LIBREOFFICE.REGEX(ORG.LIBREOFFICE.REGEX(ORG.LIBREOFFICE.REGEX([.K92];&quot;[\[\(\{&lt;]*&quot;;&quot;&quot;;&quot;&quot;);&quot;\).*&quot;;3;&quot;&quot;);&quot;\].*&quot;;57;&quot;&quot;);&quot;\}.*&quot;;1197;&quot;&quot;);&quot;&gt;.*&quot;;25137;&quot;&quot;)&lt;&gt;&quot;&quot;;VALUE(ORG.LIBREOFFICE.REGEX(ORG.LIBREOFFICE.REGEX(ORG.LIBREOFFICE.REGEX(ORG.LIBREOFFICE.REGEX(ORG.LIBREOFFICE.REGEX([.K92];&quot;[\[\(\{&lt;]*&quot;;&quot;&quot;;&quot;&quot;);&quot;\).*&quot;;3;&quot;&quot;);&quot;\].*&quot;;57;&quot;&quot;);&quot;\}.*&quot;;1197;&quot;&quot;);&quot;&gt;.*&quot;;25137;&quot;&quot;));&quot;&quot;)">
            <text:p/>
          </table:table-cell>
          <table:table-cell table:formula="of:=IF([.L92]=&quot;&quot;;[.K92];&quot;&quot;)" office:value-type="string" office:string-value="{&lt;{&lt;{[([(&lt;(&lt;[" calcext:value-type="string">
            <text:p>{&lt;{&lt;{[([(&lt;(&lt;[</text:p>
          </table:table-cell>
          <table:table-cell table:formula="of:=IF(AND([.$M92]&lt;&gt;&quot;&quot;;LEN([.$M92])&gt;=[.N$2]);LEFT(RIGHT([.$M92];[.N$2]);1);&quot;&quot;)" office:value-type="string" office:string-value="[" calcext:value-type="string">
            <text:p>[</text:p>
          </table:table-cell>
          <table:table-cell table:formula="of:=IF(AND([.$M92]&lt;&gt;&quot;&quot;;LEN([.$M92])&gt;=[.O$2]);LEFT(RIGHT([.$M92];[.O$2]);1);&quot;&quot;)" office:value-type="string" office:string-value="&lt;" calcext:value-type="string">
            <text:p>&lt;</text:p>
          </table:table-cell>
          <table:table-cell table:formula="of:=IF(AND([.$M92]&lt;&gt;&quot;&quot;;LEN([.$M92])&gt;=[.P$2]);LEFT(RIGHT([.$M92];[.P$2]);1);&quot;&quot;)" office:value-type="string" office:string-value="(" calcext:value-type="string">
            <text:p>(</text:p>
          </table:table-cell>
          <table:table-cell table:formula="of:=IF(AND([.$M92]&lt;&gt;&quot;&quot;;LEN([.$M92])&gt;=[.Q$2]);LEFT(RIGHT([.$M92];[.Q$2]);1);&quot;&quot;)" office:value-type="string" office:string-value="&lt;" calcext:value-type="string">
            <text:p>&lt;</text:p>
          </table:table-cell>
          <table:table-cell table:formula="of:=IF(AND([.$M92]&lt;&gt;&quot;&quot;;LEN([.$M92])&gt;=[.R$2]);LEFT(RIGHT([.$M92];[.R$2]);1);&quot;&quot;)" office:value-type="string" office:string-value="(" calcext:value-type="string">
            <text:p>(</text:p>
          </table:table-cell>
          <table:table-cell table:formula="of:=IF(AND([.$M92]&lt;&gt;&quot;&quot;;LEN([.$M92])&gt;=[.S$2]);LEFT(RIGHT([.$M92];[.S$2]);1);&quot;&quot;)" office:value-type="string" office:string-value="[" calcext:value-type="string">
            <text:p>[</text:p>
          </table:table-cell>
          <table:table-cell table:formula="of:=IF(AND([.$M92]&lt;&gt;&quot;&quot;;LEN([.$M92])&gt;=[.T$2]);LEFT(RIGHT([.$M92];[.T$2]);1);&quot;&quot;)" office:value-type="string" office:string-value="(" calcext:value-type="string">
            <text:p>(</text:p>
          </table:table-cell>
          <table:table-cell table:formula="of:=IF(AND([.$M92]&lt;&gt;&quot;&quot;;LEN([.$M92])&gt;=[.U$2]);LEFT(RIGHT([.$M92];[.U$2]);1);&quot;&quot;)" office:value-type="string" office:string-value="[" calcext:value-type="string">
            <text:p>[</text:p>
          </table:table-cell>
          <table:table-cell table:formula="of:=IF(AND([.$M92]&lt;&gt;&quot;&quot;;LEN([.$M92])&gt;=[.V$2]);LEFT(RIGHT([.$M92];[.V$2]);1);&quot;&quot;)" office:value-type="string" office:string-value="{" calcext:value-type="string">
            <text:p>{</text:p>
          </table:table-cell>
          <table:table-cell table:formula="of:=IF(AND([.$M92]&lt;&gt;&quot;&quot;;LEN([.$M92])&gt;=[.W$2]);LEFT(RIGHT([.$M92];[.W$2]);1);&quot;&quot;)" office:value-type="string" office:string-value="&lt;" calcext:value-type="string">
            <text:p>&lt;</text:p>
          </table:table-cell>
          <table:table-cell table:formula="of:=IF(AND([.$M92]&lt;&gt;&quot;&quot;;LEN([.$M92])&gt;=[.X$2]);LEFT(RIGHT([.$M92];[.X$2]);1);&quot;&quot;)" office:value-type="string" office:string-value="{" calcext:value-type="string">
            <text:p>{</text:p>
          </table:table-cell>
          <table:table-cell table:formula="of:=IF(AND([.$M92]&lt;&gt;&quot;&quot;;LEN([.$M92])&gt;=[.Y$2]);LEFT(RIGHT([.$M92];[.Y$2]);1);&quot;&quot;)" office:value-type="string" office:string-value="&lt;" calcext:value-type="string">
            <text:p>&lt;</text:p>
          </table:table-cell>
          <table:table-cell table:formula="of:=IF(AND([.$M92]&lt;&gt;&quot;&quot;;LEN([.$M92])&gt;=[.Z$2]);LEFT(RIGHT([.$M92];[.Z$2]);1);&quot;&quot;)" office:value-type="string" office:string-value="{" calcext:value-type="string">
            <text:p>{</text:p>
          </table:table-cell>
          <table:table-cell table:formula="of:=IF(AND([.$M92]&lt;&gt;&quot;&quot;;LEN([.$M92])&gt;=[.AA$2]);LEFT(RIGHT([.$M92];[.AA$2]);1);&quot;&quot;)">
            <text:p/>
          </table:table-cell>
          <table:table-cell table:formula="of:=IF(AND([.$M92]&lt;&gt;&quot;&quot;;LEN([.$M92])&gt;=[.AB$2]);LEFT(RIGHT([.$M92];[.AB$2]);1);&quot;&quot;)">
            <text:p/>
          </table:table-cell>
          <table:table-cell table:formula="of:=IF([.M92]=&quot;&quot;;&quot;&quot;;0)" office:value-type="float" office:value="0" calcext:value-type="float">
            <text:p>0</text:p>
          </table:table-cell>
          <table:table-cell table:formula="of:=IF([.N92]&lt;&gt;&quot;&quot;;IF([.N92]=&quot;(&quot;;1;IF([.N92]=&quot;[&quot;;2;IF([.N92]=&quot;{&quot;;3;IF([.N92]=&quot;&lt;&quot;;4;0))));&quot;&quot;)" office:value-type="float" office:value="2" calcext:value-type="float">
            <text:p>2</text:p>
          </table:table-cell>
          <table:table-cell table:formula="of:=IF([.O92]&lt;&gt;&quot;&quot;;IF([.O92]=&quot;(&quot;;1;IF([.O92]=&quot;[&quot;;2;IF([.O92]=&quot;{&quot;;3;IF([.O92]=&quot;&lt;&quot;;4;0))));&quot;&quot;)" office:value-type="float" office:value="4" calcext:value-type="float">
            <text:p>4</text:p>
          </table:table-cell>
          <table:table-cell table:formula="of:=IF([.P92]&lt;&gt;&quot;&quot;;IF([.P92]=&quot;(&quot;;1;IF([.P92]=&quot;[&quot;;2;IF([.P92]=&quot;{&quot;;3;IF([.P92]=&quot;&lt;&quot;;4;0))));&quot;&quot;)" office:value-type="float" office:value="1" calcext:value-type="float">
            <text:p>1</text:p>
          </table:table-cell>
          <table:table-cell table:formula="of:=IF([.Q92]&lt;&gt;&quot;&quot;;IF([.Q92]=&quot;(&quot;;1;IF([.Q92]=&quot;[&quot;;2;IF([.Q92]=&quot;{&quot;;3;IF([.Q92]=&quot;&lt;&quot;;4;0))));&quot;&quot;)" office:value-type="float" office:value="4" calcext:value-type="float">
            <text:p>4</text:p>
          </table:table-cell>
          <table:table-cell table:formula="of:=IF([.R92]&lt;&gt;&quot;&quot;;IF([.R92]=&quot;(&quot;;1;IF([.R92]=&quot;[&quot;;2;IF([.R92]=&quot;{&quot;;3;IF([.R92]=&quot;&lt;&quot;;4;0))));&quot;&quot;)" office:value-type="float" office:value="1" calcext:value-type="float">
            <text:p>1</text:p>
          </table:table-cell>
          <table:table-cell table:formula="of:=IF([.S92]&lt;&gt;&quot;&quot;;IF([.S92]=&quot;(&quot;;1;IF([.S92]=&quot;[&quot;;2;IF([.S92]=&quot;{&quot;;3;IF([.S92]=&quot;&lt;&quot;;4;0))));&quot;&quot;)" office:value-type="float" office:value="2" calcext:value-type="float">
            <text:p>2</text:p>
          </table:table-cell>
          <table:table-cell table:formula="of:=IF([.T92]&lt;&gt;&quot;&quot;;IF([.T92]=&quot;(&quot;;1;IF([.T92]=&quot;[&quot;;2;IF([.T92]=&quot;{&quot;;3;IF([.T92]=&quot;&lt;&quot;;4;0))));&quot;&quot;)" office:value-type="float" office:value="1" calcext:value-type="float">
            <text:p>1</text:p>
          </table:table-cell>
          <table:table-cell table:formula="of:=IF([.U92]&lt;&gt;&quot;&quot;;IF([.U92]=&quot;(&quot;;1;IF([.U92]=&quot;[&quot;;2;IF([.U92]=&quot;{&quot;;3;IF([.U92]=&quot;&lt;&quot;;4;0))));&quot;&quot;)" office:value-type="float" office:value="2" calcext:value-type="float">
            <text:p>2</text:p>
          </table:table-cell>
          <table:table-cell table:formula="of:=IF([.V92]&lt;&gt;&quot;&quot;;IF([.V92]=&quot;(&quot;;1;IF([.V92]=&quot;[&quot;;2;IF([.V92]=&quot;{&quot;;3;IF([.V92]=&quot;&lt;&quot;;4;0))));&quot;&quot;)" office:value-type="float" office:value="3" calcext:value-type="float">
            <text:p>3</text:p>
          </table:table-cell>
          <table:table-cell table:formula="of:=IF([.W92]&lt;&gt;&quot;&quot;;IF([.W92]=&quot;(&quot;;1;IF([.W92]=&quot;[&quot;;2;IF([.W92]=&quot;{&quot;;3;IF([.W92]=&quot;&lt;&quot;;4;0))));&quot;&quot;)" office:value-type="float" office:value="4" calcext:value-type="float">
            <text:p>4</text:p>
          </table:table-cell>
          <table:table-cell table:formula="of:=IF([.X92]&lt;&gt;&quot;&quot;;IF([.X92]=&quot;(&quot;;1;IF([.X92]=&quot;[&quot;;2;IF([.X92]=&quot;{&quot;;3;IF([.X92]=&quot;&lt;&quot;;4;0))));&quot;&quot;)" office:value-type="float" office:value="3" calcext:value-type="float">
            <text:p>3</text:p>
          </table:table-cell>
          <table:table-cell table:formula="of:=IF([.Y92]&lt;&gt;&quot;&quot;;IF([.Y92]=&quot;(&quot;;1;IF([.Y92]=&quot;[&quot;;2;IF([.Y92]=&quot;{&quot;;3;IF([.Y92]=&quot;&lt;&quot;;4;0))));&quot;&quot;)" office:value-type="float" office:value="4" calcext:value-type="float">
            <text:p>4</text:p>
          </table:table-cell>
          <table:table-cell table:formula="of:=IF([.Z92]&lt;&gt;&quot;&quot;;IF([.Z92]=&quot;(&quot;;1;IF([.Z92]=&quot;[&quot;;2;IF([.Z92]=&quot;{&quot;;3;IF([.Z92]=&quot;&lt;&quot;;4;0))));&quot;&quot;)" office:value-type="float" office:value="3" calcext:value-type="float">
            <text:p>3</text:p>
          </table:table-cell>
          <table:table-cell table:formula="of:=IF([.AA92]&lt;&gt;&quot;&quot;;IF([.AA92]=&quot;(&quot;;1;IF([.AA92]=&quot;[&quot;;2;IF([.AA92]=&quot;{&quot;;3;IF([.AA92]=&quot;&lt;&quot;;4;0))));&quot;&quot;)">
            <text:p/>
          </table:table-cell>
          <table:table-cell table:formula="of:=IF([.AB92]&lt;&gt;&quot;&quot;;IF([.AB92]=&quot;(&quot;;1;IF([.AB92]=&quot;[&quot;;2;IF([.AB92]=&quot;{&quot;;3;IF([.AB92]=&quot;&lt;&quot;;4;0))));&quot;&quot;)">
            <text:p/>
          </table:table-cell>
          <table:table-cell table:number-columns-repeated="2"/>
          <table:table-cell table:formula="of:=[.AD92]" office:value-type="float" office:value="2" calcext:value-type="float">
            <text:p>2</text:p>
          </table:table-cell>
          <table:table-cell table:formula="of:=IF([.AE92]&lt;&gt;&quot;&quot;;[.AE92]+[.AU92]*5;[.AU92])" office:value-type="float" office:value="14" calcext:value-type="float">
            <text:p>14</text:p>
          </table:table-cell>
          <table:table-cell table:formula="of:=IF([.AF92]&lt;&gt;&quot;&quot;;[.AF92]+[.AV92]*5;[.AV92])" office:value-type="float" office:value="71" calcext:value-type="float">
            <text:p>71</text:p>
          </table:table-cell>
          <table:table-cell table:formula="of:=IF([.AG92]&lt;&gt;&quot;&quot;;[.AG92]+[.AW92]*5;[.AW92])" office:value-type="float" office:value="359" calcext:value-type="float">
            <text:p>359</text:p>
          </table:table-cell>
          <table:table-cell table:formula="of:=IF([.AH92]&lt;&gt;&quot;&quot;;[.AH92]+[.AX92]*5;[.AX92])" office:value-type="float" office:value="1796" calcext:value-type="float">
            <text:p>1796</text:p>
          </table:table-cell>
          <table:table-cell table:formula="of:=IF([.AI92]&lt;&gt;&quot;&quot;;[.AI92]+[.AY92]*5;[.AY92])" office:value-type="float" office:value="8982" calcext:value-type="float">
            <text:p>8982</text:p>
          </table:table-cell>
          <table:table-cell table:formula="of:=IF([.AJ92]&lt;&gt;&quot;&quot;;[.AJ92]+[.AZ92]*5;[.AZ92])" office:value-type="float" office:value="44911" calcext:value-type="float">
            <text:p>44911</text:p>
          </table:table-cell>
          <table:table-cell table:formula="of:=IF([.AK92]&lt;&gt;&quot;&quot;;[.AK92]+[.BA92]*5;[.BA92])" office:value-type="float" office:value="224557" calcext:value-type="float">
            <text:p>224557</text:p>
          </table:table-cell>
          <table:table-cell table:formula="of:=IF([.AL92]&lt;&gt;&quot;&quot;;[.AL92]+[.BB92]*5;[.BB92])" office:value-type="float" office:value="1122788" calcext:value-type="float">
            <text:p>1122788</text:p>
          </table:table-cell>
          <table:table-cell table:formula="of:=IF([.AM92]&lt;&gt;&quot;&quot;;[.AM92]+[.BC92]*5;[.BC92])" office:value-type="float" office:value="5613944" calcext:value-type="float">
            <text:p>5613944</text:p>
          </table:table-cell>
          <table:table-cell table:formula="of:=IF([.AN92]&lt;&gt;&quot;&quot;;[.AN92]+[.BD92]*5;[.BD92])" office:value-type="float" office:value="28069723" calcext:value-type="float">
            <text:p>28069723</text:p>
          </table:table-cell>
          <table:table-cell table:formula="of:=IF([.AO92]&lt;&gt;&quot;&quot;;[.AO92]+[.BE92]*5;[.BE92])" office:value-type="float" office:value="140348619" calcext:value-type="float">
            <text:p>140348619</text:p>
          </table:table-cell>
          <table:table-cell table:formula="of:=IF([.AP92]&lt;&gt;&quot;&quot;;[.AP92]+[.BF92]*5;[.BF92])" office:value-type="float" office:value="701743098" calcext:value-type="float">
            <text:p>701743098</text:p>
          </table:table-cell>
          <table:table-cell table:formula="of:=IF([.AQ92]&lt;&gt;&quot;&quot;;[.AQ92]+[.BG92]*5;[.BG92])" office:value-type="float" office:value="701743098" calcext:value-type="float">
            <text:p>701743098</text:p>
          </table:table-cell>
          <table:table-cell table:formula="of:=IF([.AR92]&lt;&gt;&quot;&quot;;[.AR92]+[.BH92]*5;[.BH92])" office:value-type="float" office:value="701743098" calcext:value-type="float">
            <text:p>701743098</text:p>
          </table:table-cell>
          <table:table-cell table:number-columns-repeated="96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formula="of:=LEN([$Sheet1.B3])" office:value-type="float" office:value="50" calcext:value-type="float">
            <text:p>50</text:p>
          </table:table-cell>
          <table:table-cell table:formula="of:=LEN([$Sheet1.C3])" office:value-type="float" office:value="30" calcext:value-type="float">
            <text:p>30</text:p>
          </table:table-cell>
          <table:table-cell table:formula="of:=LEN([$Sheet1.D3])" office:value-type="float" office:value="22" calcext:value-type="float">
            <text:p>22</text:p>
          </table:table-cell>
          <table:table-cell table:formula="of:=LEN([$Sheet1.E3])" office:value-type="float" office:value="20" calcext:value-type="float">
            <text:p>20</text:p>
          </table:table-cell>
          <table:table-cell table:formula="of:=LEN([$Sheet1.F3])" office:value-type="float" office:value="20" calcext:value-type="float">
            <text:p>20</text:p>
          </table:table-cell>
          <table:table-cell table:formula="of:=LEN([$Sheet1.G3])" office:value-type="float" office:value="20" calcext:value-type="float">
            <text:p>20</text:p>
          </table:table-cell>
          <table:table-cell table:formula="of:=LEN([$Sheet1.H3])" office:value-type="float" office:value="20" calcext:value-type="float">
            <text:p>20</text:p>
          </table:table-cell>
          <table:table-cell table:formula="of:=LEN([$Sheet1.I3])" office:value-type="float" office:value="20" calcext:value-type="float">
            <text:p>20</text:p>
          </table:table-cell>
          <table:table-cell table:formula="of:=LEN([$Sheet1.J3])" office:value-type="float" office:value="20" calcext:value-type="float">
            <text:p>20</text:p>
          </table:table-cell>
          <table:table-cell table:formula="of:=LEN([$Sheet1.K3])" office:value-type="float" office:value="20" calcext:value-type="float">
            <text:p>20</text:p>
          </table:table-cell>
          <table:table-cell/>
          <table:table-cell table:formula="of:=LEN([$Sheet1.M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4])" office:value-type="float" office:value="54" calcext:value-type="float">
            <text:p>54</text:p>
          </table:table-cell>
          <table:table-cell table:formula="of:=LEN([$Sheet1.C4])" office:value-type="float" office:value="28" calcext:value-type="float">
            <text:p>28</text:p>
          </table:table-cell>
          <table:table-cell table:formula="of:=LEN([$Sheet1.D4])" office:value-type="float" office:value="24" calcext:value-type="float">
            <text:p>24</text:p>
          </table:table-cell>
          <table:table-cell table:formula="of:=LEN([$Sheet1.E4])" office:value-type="float" office:value="22" calcext:value-type="float">
            <text:p>22</text:p>
          </table:table-cell>
          <table:table-cell table:formula="of:=LEN([$Sheet1.F4])" office:value-type="float" office:value="22" calcext:value-type="float">
            <text:p>22</text:p>
          </table:table-cell>
          <table:table-cell table:formula="of:=LEN([$Sheet1.G4])" office:value-type="float" office:value="22" calcext:value-type="float">
            <text:p>22</text:p>
          </table:table-cell>
          <table:table-cell table:formula="of:=LEN([$Sheet1.H4])" office:value-type="float" office:value="22" calcext:value-type="float">
            <text:p>22</text:p>
          </table:table-cell>
          <table:table-cell table:formula="of:=LEN([$Sheet1.I4])" office:value-type="float" office:value="22" calcext:value-type="float">
            <text:p>22</text:p>
          </table:table-cell>
          <table:table-cell table:formula="of:=LEN([$Sheet1.J4])" office:value-type="float" office:value="22" calcext:value-type="float">
            <text:p>22</text:p>
          </table:table-cell>
          <table:table-cell table:formula="of:=LEN([$Sheet1.K4])" office:value-type="float" office:value="22" calcext:value-type="float">
            <text:p>22</text:p>
          </table:table-cell>
          <table:table-cell/>
          <table:table-cell table:formula="of:=LEN([$Sheet1.M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5])" office:value-type="float" office:value="50" calcext:value-type="float">
            <text:p>50</text:p>
          </table:table-cell>
          <table:table-cell table:formula="of:=LEN([$Sheet1.C5])" office:value-type="float" office:value="30" calcext:value-type="float">
            <text:p>30</text:p>
          </table:table-cell>
          <table:table-cell table:formula="of:=LEN([$Sheet1.D5])" office:value-type="float" office:value="18" calcext:value-type="float">
            <text:p>18</text:p>
          </table:table-cell>
          <table:table-cell table:formula="of:=LEN([$Sheet1.E5])" office:value-type="float" office:value="16" calcext:value-type="float">
            <text:p>16</text:p>
          </table:table-cell>
          <table:table-cell table:formula="of:=LEN([$Sheet1.F5])" office:value-type="float" office:value="16" calcext:value-type="float">
            <text:p>16</text:p>
          </table:table-cell>
          <table:table-cell table:formula="of:=LEN([$Sheet1.G5])" office:value-type="float" office:value="16" calcext:value-type="float">
            <text:p>16</text:p>
          </table:table-cell>
          <table:table-cell table:formula="of:=LEN([$Sheet1.H5])" office:value-type="float" office:value="16" calcext:value-type="float">
            <text:p>16</text:p>
          </table:table-cell>
          <table:table-cell table:formula="of:=LEN([$Sheet1.I5])" office:value-type="float" office:value="16" calcext:value-type="float">
            <text:p>16</text:p>
          </table:table-cell>
          <table:table-cell table:formula="of:=LEN([$Sheet1.J5])" office:value-type="float" office:value="16" calcext:value-type="float">
            <text:p>16</text:p>
          </table:table-cell>
          <table:table-cell table:formula="of:=LEN([$Sheet1.K5])" office:value-type="float" office:value="16" calcext:value-type="float">
            <text:p>16</text:p>
          </table:table-cell>
          <table:table-cell/>
          <table:table-cell table:formula="of:=LEN([$Sheet1.M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6])" office:value-type="float" office:value="54" calcext:value-type="float">
            <text:p>54</text:p>
          </table:table-cell>
          <table:table-cell table:formula="of:=LEN([$Sheet1.C6])" office:value-type="float" office:value="34" calcext:value-type="float">
            <text:p>34</text:p>
          </table:table-cell>
          <table:table-cell table:formula="of:=LEN([$Sheet1.D6])" office:value-type="float" office:value="24" calcext:value-type="float">
            <text:p>24</text:p>
          </table:table-cell>
          <table:table-cell table:formula="of:=LEN([$Sheet1.E6])" office:value-type="float" office:value="20" calcext:value-type="float">
            <text:p>20</text:p>
          </table:table-cell>
          <table:table-cell table:formula="of:=LEN([$Sheet1.F6])" office:value-type="float" office:value="20" calcext:value-type="float">
            <text:p>20</text:p>
          </table:table-cell>
          <table:table-cell table:formula="of:=LEN([$Sheet1.G6])" office:value-type="float" office:value="20" calcext:value-type="float">
            <text:p>20</text:p>
          </table:table-cell>
          <table:table-cell table:formula="of:=LEN([$Sheet1.H6])" office:value-type="float" office:value="20" calcext:value-type="float">
            <text:p>20</text:p>
          </table:table-cell>
          <table:table-cell table:formula="of:=LEN([$Sheet1.I6])" office:value-type="float" office:value="20" calcext:value-type="float">
            <text:p>20</text:p>
          </table:table-cell>
          <table:table-cell table:formula="of:=LEN([$Sheet1.J6])" office:value-type="float" office:value="20" calcext:value-type="float">
            <text:p>20</text:p>
          </table:table-cell>
          <table:table-cell table:formula="of:=LEN([$Sheet1.K6])" office:value-type="float" office:value="20" calcext:value-type="float">
            <text:p>20</text:p>
          </table:table-cell>
          <table:table-cell/>
          <table:table-cell table:formula="of:=LEN([$Sheet1.M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])" office:value-type="float" office:value="39" calcext:value-type="float">
            <text:p>39</text:p>
          </table:table-cell>
          <table:table-cell table:formula="of:=LEN([$Sheet1.C7])" office:value-type="float" office:value="19" calcext:value-type="float">
            <text:p>19</text:p>
          </table:table-cell>
          <table:table-cell table:formula="of:=LEN([$Sheet1.D7])" office:value-type="float" office:value="13" calcext:value-type="float">
            <text:p>13</text:p>
          </table:table-cell>
          <table:table-cell table:formula="of:=LEN([$Sheet1.E7])" office:value-type="float" office:value="11" calcext:value-type="float">
            <text:p>11</text:p>
          </table:table-cell>
          <table:table-cell table:formula="of:=LEN([$Sheet1.F7])" office:value-type="float" office:value="11" calcext:value-type="float">
            <text:p>11</text:p>
          </table:table-cell>
          <table:table-cell table:formula="of:=LEN([$Sheet1.G7])" office:value-type="float" office:value="11" calcext:value-type="float">
            <text:p>11</text:p>
          </table:table-cell>
          <table:table-cell table:formula="of:=LEN([$Sheet1.H7])" office:value-type="float" office:value="11" calcext:value-type="float">
            <text:p>11</text:p>
          </table:table-cell>
          <table:table-cell table:formula="of:=LEN([$Sheet1.I7])" office:value-type="float" office:value="11" calcext:value-type="float">
            <text:p>11</text:p>
          </table:table-cell>
          <table:table-cell table:formula="of:=LEN([$Sheet1.J7])" office:value-type="float" office:value="11" calcext:value-type="float">
            <text:p>11</text:p>
          </table:table-cell>
          <table:table-cell table:formula="of:=LEN([$Sheet1.K7])" office:value-type="float" office:value="11" calcext:value-type="float">
            <text:p>11</text:p>
          </table:table-cell>
          <table:table-cell/>
          <table:table-cell table:formula="of:=LEN([$Sheet1.M7]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LEN([$Sheet1.B8])" office:value-type="float" office:value="52" calcext:value-type="float">
            <text:p>52</text:p>
          </table:table-cell>
          <table:table-cell table:formula="of:=LEN([$Sheet1.C8])" office:value-type="float" office:value="30" calcext:value-type="float">
            <text:p>30</text:p>
          </table:table-cell>
          <table:table-cell table:formula="of:=LEN([$Sheet1.D8])" office:value-type="float" office:value="20" calcext:value-type="float">
            <text:p>20</text:p>
          </table:table-cell>
          <table:table-cell table:formula="of:=LEN([$Sheet1.E8])" office:value-type="float" office:value="16" calcext:value-type="float">
            <text:p>16</text:p>
          </table:table-cell>
          <table:table-cell table:formula="of:=LEN([$Sheet1.F8])" office:value-type="float" office:value="12" calcext:value-type="float">
            <text:p>12</text:p>
          </table:table-cell>
          <table:table-cell table:formula="of:=LEN([$Sheet1.G8])" office:value-type="float" office:value="12" calcext:value-type="float">
            <text:p>12</text:p>
          </table:table-cell>
          <table:table-cell table:formula="of:=LEN([$Sheet1.H8])" office:value-type="float" office:value="12" calcext:value-type="float">
            <text:p>12</text:p>
          </table:table-cell>
          <table:table-cell table:formula="of:=LEN([$Sheet1.I8])" office:value-type="float" office:value="12" calcext:value-type="float">
            <text:p>12</text:p>
          </table:table-cell>
          <table:table-cell table:formula="of:=LEN([$Sheet1.J8])" office:value-type="float" office:value="12" calcext:value-type="float">
            <text:p>12</text:p>
          </table:table-cell>
          <table:table-cell table:formula="of:=LEN([$Sheet1.K8])" office:value-type="float" office:value="12" calcext:value-type="float">
            <text:p>12</text:p>
          </table:table-cell>
          <table:table-cell/>
          <table:table-cell table:formula="of:=LEN([$Sheet1.M8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LEN([$Sheet1.B9])" office:value-type="float" office:value="44" calcext:value-type="float">
            <text:p>44</text:p>
          </table:table-cell>
          <table:table-cell table:formula="of:=LEN([$Sheet1.C9])" office:value-type="float" office:value="26" calcext:value-type="float">
            <text:p>26</text:p>
          </table:table-cell>
          <table:table-cell table:formula="of:=LEN([$Sheet1.D9])" office:value-type="float" office:value="20" calcext:value-type="float">
            <text:p>20</text:p>
          </table:table-cell>
          <table:table-cell table:formula="of:=LEN([$Sheet1.E9])" office:value-type="float" office:value="16" calcext:value-type="float">
            <text:p>16</text:p>
          </table:table-cell>
          <table:table-cell table:formula="of:=LEN([$Sheet1.F9])" office:value-type="float" office:value="12" calcext:value-type="float">
            <text:p>12</text:p>
          </table:table-cell>
          <table:table-cell table:formula="of:=LEN([$Sheet1.G9])" office:value-type="float" office:value="12" calcext:value-type="float">
            <text:p>12</text:p>
          </table:table-cell>
          <table:table-cell table:formula="of:=LEN([$Sheet1.H9])" office:value-type="float" office:value="12" calcext:value-type="float">
            <text:p>12</text:p>
          </table:table-cell>
          <table:table-cell table:formula="of:=LEN([$Sheet1.I9])" office:value-type="float" office:value="12" calcext:value-type="float">
            <text:p>12</text:p>
          </table:table-cell>
          <table:table-cell table:formula="of:=LEN([$Sheet1.J9])" office:value-type="float" office:value="12" calcext:value-type="float">
            <text:p>12</text:p>
          </table:table-cell>
          <table:table-cell table:formula="of:=LEN([$Sheet1.K9])" office:value-type="float" office:value="12" calcext:value-type="float">
            <text:p>12</text:p>
          </table:table-cell>
          <table:table-cell/>
          <table:table-cell table:formula="of:=LEN([$Sheet1.M9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LEN([$Sheet1.B10])" office:value-type="float" office:value="54" calcext:value-type="float">
            <text:p>54</text:p>
          </table:table-cell>
          <table:table-cell table:formula="of:=LEN([$Sheet1.C10])" office:value-type="float" office:value="28" calcext:value-type="float">
            <text:p>28</text:p>
          </table:table-cell>
          <table:table-cell table:formula="of:=LEN([$Sheet1.D10])" office:value-type="float" office:value="20" calcext:value-type="float">
            <text:p>20</text:p>
          </table:table-cell>
          <table:table-cell table:formula="of:=LEN([$Sheet1.E10])" office:value-type="float" office:value="14" calcext:value-type="float">
            <text:p>14</text:p>
          </table:table-cell>
          <table:table-cell table:formula="of:=LEN([$Sheet1.F10])" office:value-type="float" office:value="14" calcext:value-type="float">
            <text:p>14</text:p>
          </table:table-cell>
          <table:table-cell table:formula="of:=LEN([$Sheet1.G10])" office:value-type="float" office:value="14" calcext:value-type="float">
            <text:p>14</text:p>
          </table:table-cell>
          <table:table-cell table:formula="of:=LEN([$Sheet1.H10])" office:value-type="float" office:value="14" calcext:value-type="float">
            <text:p>14</text:p>
          </table:table-cell>
          <table:table-cell table:formula="of:=LEN([$Sheet1.I10])" office:value-type="float" office:value="14" calcext:value-type="float">
            <text:p>14</text:p>
          </table:table-cell>
          <table:table-cell table:formula="of:=LEN([$Sheet1.J10])" office:value-type="float" office:value="14" calcext:value-type="float">
            <text:p>14</text:p>
          </table:table-cell>
          <table:table-cell table:formula="of:=LEN([$Sheet1.K10])" office:value-type="float" office:value="14" calcext:value-type="float">
            <text:p>14</text:p>
          </table:table-cell>
          <table:table-cell/>
          <table:table-cell table:formula="of:=LEN([$Sheet1.M10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11])" office:value-type="float" office:value="45" calcext:value-type="float">
            <text:p>45</text:p>
          </table:table-cell>
          <table:table-cell table:formula="of:=LEN([$Sheet1.C11])" office:value-type="float" office:value="27" calcext:value-type="float">
            <text:p>27</text:p>
          </table:table-cell>
          <table:table-cell table:formula="of:=LEN([$Sheet1.D11])" office:value-type="float" office:value="23" calcext:value-type="float">
            <text:p>23</text:p>
          </table:table-cell>
          <table:table-cell table:formula="of:=LEN([$Sheet1.E11])" office:value-type="float" office:value="23" calcext:value-type="float">
            <text:p>23</text:p>
          </table:table-cell>
          <table:table-cell table:formula="of:=LEN([$Sheet1.F11])" office:value-type="float" office:value="23" calcext:value-type="float">
            <text:p>23</text:p>
          </table:table-cell>
          <table:table-cell table:formula="of:=LEN([$Sheet1.G11])" office:value-type="float" office:value="23" calcext:value-type="float">
            <text:p>23</text:p>
          </table:table-cell>
          <table:table-cell table:formula="of:=LEN([$Sheet1.H11])" office:value-type="float" office:value="23" calcext:value-type="float">
            <text:p>23</text:p>
          </table:table-cell>
          <table:table-cell table:formula="of:=LEN([$Sheet1.I11])" office:value-type="float" office:value="23" calcext:value-type="float">
            <text:p>23</text:p>
          </table:table-cell>
          <table:table-cell table:formula="of:=LEN([$Sheet1.J11])" office:value-type="float" office:value="23" calcext:value-type="float">
            <text:p>23</text:p>
          </table:table-cell>
          <table:table-cell table:formula="of:=LEN([$Sheet1.K11])" office:value-type="float" office:value="23" calcext:value-type="float">
            <text:p>23</text:p>
          </table:table-cell>
          <table:table-cell/>
          <table:table-cell table:formula="of:=LEN([$Sheet1.M1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12])" office:value-type="float" office:value="56" calcext:value-type="float">
            <text:p>56</text:p>
          </table:table-cell>
          <table:table-cell table:formula="of:=LEN([$Sheet1.C12])" office:value-type="float" office:value="36" calcext:value-type="float">
            <text:p>36</text:p>
          </table:table-cell>
          <table:table-cell table:formula="of:=LEN([$Sheet1.D12])" office:value-type="float" office:value="28" calcext:value-type="float">
            <text:p>28</text:p>
          </table:table-cell>
          <table:table-cell table:formula="of:=LEN([$Sheet1.E12])" office:value-type="float" office:value="22" calcext:value-type="float">
            <text:p>22</text:p>
          </table:table-cell>
          <table:table-cell table:formula="of:=LEN([$Sheet1.F12])" office:value-type="float" office:value="18" calcext:value-type="float">
            <text:p>18</text:p>
          </table:table-cell>
          <table:table-cell table:formula="of:=LEN([$Sheet1.G12])" office:value-type="float" office:value="14" calcext:value-type="float">
            <text:p>14</text:p>
          </table:table-cell>
          <table:table-cell table:formula="of:=LEN([$Sheet1.H12])" office:value-type="float" office:value="14" calcext:value-type="float">
            <text:p>14</text:p>
          </table:table-cell>
          <table:table-cell table:formula="of:=LEN([$Sheet1.I12])" office:value-type="float" office:value="14" calcext:value-type="float">
            <text:p>14</text:p>
          </table:table-cell>
          <table:table-cell table:formula="of:=LEN([$Sheet1.J12])" office:value-type="float" office:value="14" calcext:value-type="float">
            <text:p>14</text:p>
          </table:table-cell>
          <table:table-cell table:formula="of:=LEN([$Sheet1.K12])" office:value-type="float" office:value="14" calcext:value-type="float">
            <text:p>14</text:p>
          </table:table-cell>
          <table:table-cell/>
          <table:table-cell table:formula="of:=LEN([$Sheet1.M12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13])" office:value-type="float" office:value="51" calcext:value-type="float">
            <text:p>51</text:p>
          </table:table-cell>
          <table:table-cell table:formula="of:=LEN([$Sheet1.C13])" office:value-type="float" office:value="37" calcext:value-type="float">
            <text:p>37</text:p>
          </table:table-cell>
          <table:table-cell table:formula="of:=LEN([$Sheet1.D13])" office:value-type="float" office:value="27" calcext:value-type="float">
            <text:p>27</text:p>
          </table:table-cell>
          <table:table-cell table:formula="of:=LEN([$Sheet1.E13])" office:value-type="float" office:value="23" calcext:value-type="float">
            <text:p>23</text:p>
          </table:table-cell>
          <table:table-cell table:formula="of:=LEN([$Sheet1.F13])" office:value-type="float" office:value="21" calcext:value-type="float">
            <text:p>21</text:p>
          </table:table-cell>
          <table:table-cell table:formula="of:=LEN([$Sheet1.G13])" office:value-type="float" office:value="21" calcext:value-type="float">
            <text:p>21</text:p>
          </table:table-cell>
          <table:table-cell table:formula="of:=LEN([$Sheet1.H13])" office:value-type="float" office:value="21" calcext:value-type="float">
            <text:p>21</text:p>
          </table:table-cell>
          <table:table-cell table:formula="of:=LEN([$Sheet1.I13])" office:value-type="float" office:value="21" calcext:value-type="float">
            <text:p>21</text:p>
          </table:table-cell>
          <table:table-cell table:formula="of:=LEN([$Sheet1.J13])" office:value-type="float" office:value="21" calcext:value-type="float">
            <text:p>21</text:p>
          </table:table-cell>
          <table:table-cell table:formula="of:=LEN([$Sheet1.K13])" office:value-type="float" office:value="21" calcext:value-type="float">
            <text:p>21</text:p>
          </table:table-cell>
          <table:table-cell/>
          <table:table-cell table:formula="of:=LEN([$Sheet1.M1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14])" office:value-type="float" office:value="55" calcext:value-type="float">
            <text:p>55</text:p>
          </table:table-cell>
          <table:table-cell table:formula="of:=LEN([$Sheet1.C14])" office:value-type="float" office:value="31" calcext:value-type="float">
            <text:p>31</text:p>
          </table:table-cell>
          <table:table-cell table:formula="of:=LEN([$Sheet1.D14])" office:value-type="float" office:value="19" calcext:value-type="float">
            <text:p>19</text:p>
          </table:table-cell>
          <table:table-cell table:formula="of:=LEN([$Sheet1.E14])" office:value-type="float" office:value="15" calcext:value-type="float">
            <text:p>15</text:p>
          </table:table-cell>
          <table:table-cell table:formula="of:=LEN([$Sheet1.F14])" office:value-type="float" office:value="15" calcext:value-type="float">
            <text:p>15</text:p>
          </table:table-cell>
          <table:table-cell table:formula="of:=LEN([$Sheet1.G14])" office:value-type="float" office:value="15" calcext:value-type="float">
            <text:p>15</text:p>
          </table:table-cell>
          <table:table-cell table:formula="of:=LEN([$Sheet1.H14])" office:value-type="float" office:value="15" calcext:value-type="float">
            <text:p>15</text:p>
          </table:table-cell>
          <table:table-cell table:formula="of:=LEN([$Sheet1.I14])" office:value-type="float" office:value="15" calcext:value-type="float">
            <text:p>15</text:p>
          </table:table-cell>
          <table:table-cell table:formula="of:=LEN([$Sheet1.J14])" office:value-type="float" office:value="15" calcext:value-type="float">
            <text:p>15</text:p>
          </table:table-cell>
          <table:table-cell table:formula="of:=LEN([$Sheet1.K14])" office:value-type="float" office:value="15" calcext:value-type="float">
            <text:p>15</text:p>
          </table:table-cell>
          <table:table-cell/>
          <table:table-cell table:formula="of:=LEN([$Sheet1.M14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15])" office:value-type="float" office:value="46" calcext:value-type="float">
            <text:p>46</text:p>
          </table:table-cell>
          <table:table-cell table:formula="of:=LEN([$Sheet1.C15])" office:value-type="float" office:value="26" calcext:value-type="float">
            <text:p>26</text:p>
          </table:table-cell>
          <table:table-cell table:formula="of:=LEN([$Sheet1.D15])" office:value-type="float" office:value="18" calcext:value-type="float">
            <text:p>18</text:p>
          </table:table-cell>
          <table:table-cell table:formula="of:=LEN([$Sheet1.E15])" office:value-type="float" office:value="16" calcext:value-type="float">
            <text:p>16</text:p>
          </table:table-cell>
          <table:table-cell table:formula="of:=LEN([$Sheet1.F15])" office:value-type="float" office:value="14" calcext:value-type="float">
            <text:p>14</text:p>
          </table:table-cell>
          <table:table-cell table:formula="of:=LEN([$Sheet1.G15])" office:value-type="float" office:value="14" calcext:value-type="float">
            <text:p>14</text:p>
          </table:table-cell>
          <table:table-cell table:formula="of:=LEN([$Sheet1.H15])" office:value-type="float" office:value="14" calcext:value-type="float">
            <text:p>14</text:p>
          </table:table-cell>
          <table:table-cell table:formula="of:=LEN([$Sheet1.I15])" office:value-type="float" office:value="14" calcext:value-type="float">
            <text:p>14</text:p>
          </table:table-cell>
          <table:table-cell table:formula="of:=LEN([$Sheet1.J15])" office:value-type="float" office:value="14" calcext:value-type="float">
            <text:p>14</text:p>
          </table:table-cell>
          <table:table-cell table:formula="of:=LEN([$Sheet1.K15])" office:value-type="float" office:value="14" calcext:value-type="float">
            <text:p>14</text:p>
          </table:table-cell>
          <table:table-cell/>
          <table:table-cell table:formula="of:=LEN([$Sheet1.M15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16])" office:value-type="float" office:value="52" calcext:value-type="float">
            <text:p>52</text:p>
          </table:table-cell>
          <table:table-cell table:formula="of:=LEN([$Sheet1.C16])" office:value-type="float" office:value="38" calcext:value-type="float">
            <text:p>38</text:p>
          </table:table-cell>
          <table:table-cell table:formula="of:=LEN([$Sheet1.D16])" office:value-type="float" office:value="30" calcext:value-type="float">
            <text:p>30</text:p>
          </table:table-cell>
          <table:table-cell table:formula="of:=LEN([$Sheet1.E16])" office:value-type="float" office:value="24" calcext:value-type="float">
            <text:p>24</text:p>
          </table:table-cell>
          <table:table-cell table:formula="of:=LEN([$Sheet1.F16])" office:value-type="float" office:value="24" calcext:value-type="float">
            <text:p>24</text:p>
          </table:table-cell>
          <table:table-cell table:formula="of:=LEN([$Sheet1.G16])" office:value-type="float" office:value="24" calcext:value-type="float">
            <text:p>24</text:p>
          </table:table-cell>
          <table:table-cell table:formula="of:=LEN([$Sheet1.H16])" office:value-type="float" office:value="24" calcext:value-type="float">
            <text:p>24</text:p>
          </table:table-cell>
          <table:table-cell table:formula="of:=LEN([$Sheet1.I16])" office:value-type="float" office:value="24" calcext:value-type="float">
            <text:p>24</text:p>
          </table:table-cell>
          <table:table-cell table:formula="of:=LEN([$Sheet1.J16])" office:value-type="float" office:value="24" calcext:value-type="float">
            <text:p>24</text:p>
          </table:table-cell>
          <table:table-cell table:formula="of:=LEN([$Sheet1.K16])" office:value-type="float" office:value="24" calcext:value-type="float">
            <text:p>24</text:p>
          </table:table-cell>
          <table:table-cell/>
          <table:table-cell table:formula="of:=LEN([$Sheet1.M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17])" office:value-type="float" office:value="42" calcext:value-type="float">
            <text:p>42</text:p>
          </table:table-cell>
          <table:table-cell table:formula="of:=LEN([$Sheet1.C17])" office:value-type="float" office:value="30" calcext:value-type="float">
            <text:p>30</text:p>
          </table:table-cell>
          <table:table-cell table:formula="of:=LEN([$Sheet1.D17])" office:value-type="float" office:value="24" calcext:value-type="float">
            <text:p>24</text:p>
          </table:table-cell>
          <table:table-cell table:formula="of:=LEN([$Sheet1.E17])" office:value-type="float" office:value="20" calcext:value-type="float">
            <text:p>20</text:p>
          </table:table-cell>
          <table:table-cell table:formula="of:=LEN([$Sheet1.F17])" office:value-type="float" office:value="20" calcext:value-type="float">
            <text:p>20</text:p>
          </table:table-cell>
          <table:table-cell table:formula="of:=LEN([$Sheet1.G17])" office:value-type="float" office:value="20" calcext:value-type="float">
            <text:p>20</text:p>
          </table:table-cell>
          <table:table-cell table:formula="of:=LEN([$Sheet1.H17])" office:value-type="float" office:value="20" calcext:value-type="float">
            <text:p>20</text:p>
          </table:table-cell>
          <table:table-cell table:formula="of:=LEN([$Sheet1.I17])" office:value-type="float" office:value="20" calcext:value-type="float">
            <text:p>20</text:p>
          </table:table-cell>
          <table:table-cell table:formula="of:=LEN([$Sheet1.J17])" office:value-type="float" office:value="20" calcext:value-type="float">
            <text:p>20</text:p>
          </table:table-cell>
          <table:table-cell table:formula="of:=LEN([$Sheet1.K17])" office:value-type="float" office:value="20" calcext:value-type="float">
            <text:p>20</text:p>
          </table:table-cell>
          <table:table-cell/>
          <table:table-cell table:formula="of:=LEN([$Sheet1.M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18])" office:value-type="float" office:value="58" calcext:value-type="float">
            <text:p>58</text:p>
          </table:table-cell>
          <table:table-cell table:formula="of:=LEN([$Sheet1.C18])" office:value-type="float" office:value="32" calcext:value-type="float">
            <text:p>32</text:p>
          </table:table-cell>
          <table:table-cell table:formula="of:=LEN([$Sheet1.D18])" office:value-type="float" office:value="24" calcext:value-type="float">
            <text:p>24</text:p>
          </table:table-cell>
          <table:table-cell table:formula="of:=LEN([$Sheet1.E18])" office:value-type="float" office:value="20" calcext:value-type="float">
            <text:p>20</text:p>
          </table:table-cell>
          <table:table-cell table:formula="of:=LEN([$Sheet1.F18])" office:value-type="float" office:value="14" calcext:value-type="float">
            <text:p>14</text:p>
          </table:table-cell>
          <table:table-cell table:formula="of:=LEN([$Sheet1.G18])" office:value-type="float" office:value="14" calcext:value-type="float">
            <text:p>14</text:p>
          </table:table-cell>
          <table:table-cell table:formula="of:=LEN([$Sheet1.H18])" office:value-type="float" office:value="14" calcext:value-type="float">
            <text:p>14</text:p>
          </table:table-cell>
          <table:table-cell table:formula="of:=LEN([$Sheet1.I18])" office:value-type="float" office:value="14" calcext:value-type="float">
            <text:p>14</text:p>
          </table:table-cell>
          <table:table-cell table:formula="of:=LEN([$Sheet1.J18])" office:value-type="float" office:value="14" calcext:value-type="float">
            <text:p>14</text:p>
          </table:table-cell>
          <table:table-cell table:formula="of:=LEN([$Sheet1.K18])" office:value-type="float" office:value="14" calcext:value-type="float">
            <text:p>14</text:p>
          </table:table-cell>
          <table:table-cell/>
          <table:table-cell table:formula="of:=LEN([$Sheet1.M18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19])" office:value-type="float" office:value="57" calcext:value-type="float">
            <text:p>57</text:p>
          </table:table-cell>
          <table:table-cell table:formula="of:=LEN([$Sheet1.C19])" office:value-type="float" office:value="33" calcext:value-type="float">
            <text:p>33</text:p>
          </table:table-cell>
          <table:table-cell table:formula="of:=LEN([$Sheet1.D19])" office:value-type="float" office:value="23" calcext:value-type="float">
            <text:p>23</text:p>
          </table:table-cell>
          <table:table-cell table:formula="of:=LEN([$Sheet1.E19])" office:value-type="float" office:value="17" calcext:value-type="float">
            <text:p>17</text:p>
          </table:table-cell>
          <table:table-cell table:formula="of:=LEN([$Sheet1.F19])" office:value-type="float" office:value="15" calcext:value-type="float">
            <text:p>15</text:p>
          </table:table-cell>
          <table:table-cell table:formula="of:=LEN([$Sheet1.G19])" office:value-type="float" office:value="15" calcext:value-type="float">
            <text:p>15</text:p>
          </table:table-cell>
          <table:table-cell table:formula="of:=LEN([$Sheet1.H19])" office:value-type="float" office:value="15" calcext:value-type="float">
            <text:p>15</text:p>
          </table:table-cell>
          <table:table-cell table:formula="of:=LEN([$Sheet1.I19])" office:value-type="float" office:value="15" calcext:value-type="float">
            <text:p>15</text:p>
          </table:table-cell>
          <table:table-cell table:formula="of:=LEN([$Sheet1.J19])" office:value-type="float" office:value="15" calcext:value-type="float">
            <text:p>15</text:p>
          </table:table-cell>
          <table:table-cell table:formula="of:=LEN([$Sheet1.K19])" office:value-type="float" office:value="15" calcext:value-type="float">
            <text:p>15</text:p>
          </table:table-cell>
          <table:table-cell/>
          <table:table-cell table:formula="of:=LEN([$Sheet1.M19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20])" office:value-type="float" office:value="53" calcext:value-type="float">
            <text:p>53</text:p>
          </table:table-cell>
          <table:table-cell table:formula="of:=LEN([$Sheet1.C20])" office:value-type="float" office:value="29" calcext:value-type="float">
            <text:p>29</text:p>
          </table:table-cell>
          <table:table-cell table:formula="of:=LEN([$Sheet1.D20])" office:value-type="float" office:value="21" calcext:value-type="float">
            <text:p>21</text:p>
          </table:table-cell>
          <table:table-cell table:formula="of:=LEN([$Sheet1.E20])" office:value-type="float" office:value="19" calcext:value-type="float">
            <text:p>19</text:p>
          </table:table-cell>
          <table:table-cell table:formula="of:=LEN([$Sheet1.F20])" office:value-type="float" office:value="19" calcext:value-type="float">
            <text:p>19</text:p>
          </table:table-cell>
          <table:table-cell table:formula="of:=LEN([$Sheet1.G20])" office:value-type="float" office:value="19" calcext:value-type="float">
            <text:p>19</text:p>
          </table:table-cell>
          <table:table-cell table:formula="of:=LEN([$Sheet1.H20])" office:value-type="float" office:value="19" calcext:value-type="float">
            <text:p>19</text:p>
          </table:table-cell>
          <table:table-cell table:formula="of:=LEN([$Sheet1.I20])" office:value-type="float" office:value="19" calcext:value-type="float">
            <text:p>19</text:p>
          </table:table-cell>
          <table:table-cell table:formula="of:=LEN([$Sheet1.J20])" office:value-type="float" office:value="19" calcext:value-type="float">
            <text:p>19</text:p>
          </table:table-cell>
          <table:table-cell table:formula="of:=LEN([$Sheet1.K20])" office:value-type="float" office:value="19" calcext:value-type="float">
            <text:p>19</text:p>
          </table:table-cell>
          <table:table-cell/>
          <table:table-cell table:formula="of:=LEN([$Sheet1.M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21])" office:value-type="float" office:value="56" calcext:value-type="float">
            <text:p>56</text:p>
          </table:table-cell>
          <table:table-cell table:formula="of:=LEN([$Sheet1.C21])" office:value-type="float" office:value="36" calcext:value-type="float">
            <text:p>36</text:p>
          </table:table-cell>
          <table:table-cell table:formula="of:=LEN([$Sheet1.D21])" office:value-type="float" office:value="22" calcext:value-type="float">
            <text:p>22</text:p>
          </table:table-cell>
          <table:table-cell table:formula="of:=LEN([$Sheet1.E21])" office:value-type="float" office:value="14" calcext:value-type="float">
            <text:p>14</text:p>
          </table:table-cell>
          <table:table-cell table:formula="of:=LEN([$Sheet1.F21])" office:value-type="float" office:value="12" calcext:value-type="float">
            <text:p>12</text:p>
          </table:table-cell>
          <table:table-cell table:formula="of:=LEN([$Sheet1.G21])" office:value-type="float" office:value="12" calcext:value-type="float">
            <text:p>12</text:p>
          </table:table-cell>
          <table:table-cell table:formula="of:=LEN([$Sheet1.H21])" office:value-type="float" office:value="12" calcext:value-type="float">
            <text:p>12</text:p>
          </table:table-cell>
          <table:table-cell table:formula="of:=LEN([$Sheet1.I21])" office:value-type="float" office:value="12" calcext:value-type="float">
            <text:p>12</text:p>
          </table:table-cell>
          <table:table-cell table:formula="of:=LEN([$Sheet1.J21])" office:value-type="float" office:value="12" calcext:value-type="float">
            <text:p>12</text:p>
          </table:table-cell>
          <table:table-cell table:formula="of:=LEN([$Sheet1.K21])" office:value-type="float" office:value="12" calcext:value-type="float">
            <text:p>12</text:p>
          </table:table-cell>
          <table:table-cell/>
          <table:table-cell table:formula="of:=LEN([$Sheet1.M21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LEN([$Sheet1.B22])" office:value-type="float" office:value="48" calcext:value-type="float">
            <text:p>48</text:p>
          </table:table-cell>
          <table:table-cell table:formula="of:=LEN([$Sheet1.C22])" office:value-type="float" office:value="24" calcext:value-type="float">
            <text:p>24</text:p>
          </table:table-cell>
          <table:table-cell table:formula="of:=LEN([$Sheet1.D22])" office:value-type="float" office:value="18" calcext:value-type="float">
            <text:p>18</text:p>
          </table:table-cell>
          <table:table-cell table:formula="of:=LEN([$Sheet1.E22])" office:value-type="float" office:value="14" calcext:value-type="float">
            <text:p>14</text:p>
          </table:table-cell>
          <table:table-cell table:formula="of:=LEN([$Sheet1.F22])" office:value-type="float" office:value="14" calcext:value-type="float">
            <text:p>14</text:p>
          </table:table-cell>
          <table:table-cell table:formula="of:=LEN([$Sheet1.G22])" office:value-type="float" office:value="14" calcext:value-type="float">
            <text:p>14</text:p>
          </table:table-cell>
          <table:table-cell table:formula="of:=LEN([$Sheet1.H22])" office:value-type="float" office:value="14" calcext:value-type="float">
            <text:p>14</text:p>
          </table:table-cell>
          <table:table-cell table:formula="of:=LEN([$Sheet1.I22])" office:value-type="float" office:value="14" calcext:value-type="float">
            <text:p>14</text:p>
          </table:table-cell>
          <table:table-cell table:formula="of:=LEN([$Sheet1.J22])" office:value-type="float" office:value="14" calcext:value-type="float">
            <text:p>14</text:p>
          </table:table-cell>
          <table:table-cell table:formula="of:=LEN([$Sheet1.K22])" office:value-type="float" office:value="14" calcext:value-type="float">
            <text:p>14</text:p>
          </table:table-cell>
          <table:table-cell/>
          <table:table-cell table:formula="of:=LEN([$Sheet1.M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23])" office:value-type="float" office:value="44" calcext:value-type="float">
            <text:p>44</text:p>
          </table:table-cell>
          <table:table-cell table:formula="of:=LEN([$Sheet1.C23])" office:value-type="float" office:value="30" calcext:value-type="float">
            <text:p>30</text:p>
          </table:table-cell>
          <table:table-cell table:formula="of:=LEN([$Sheet1.D23])" office:value-type="float" office:value="20" calcext:value-type="float">
            <text:p>20</text:p>
          </table:table-cell>
          <table:table-cell table:formula="of:=LEN([$Sheet1.E23])" office:value-type="float" office:value="16" calcext:value-type="float">
            <text:p>16</text:p>
          </table:table-cell>
          <table:table-cell table:formula="of:=LEN([$Sheet1.F23])" office:value-type="float" office:value="16" calcext:value-type="float">
            <text:p>16</text:p>
          </table:table-cell>
          <table:table-cell table:formula="of:=LEN([$Sheet1.G23])" office:value-type="float" office:value="16" calcext:value-type="float">
            <text:p>16</text:p>
          </table:table-cell>
          <table:table-cell table:formula="of:=LEN([$Sheet1.H23])" office:value-type="float" office:value="16" calcext:value-type="float">
            <text:p>16</text:p>
          </table:table-cell>
          <table:table-cell table:formula="of:=LEN([$Sheet1.I23])" office:value-type="float" office:value="16" calcext:value-type="float">
            <text:p>16</text:p>
          </table:table-cell>
          <table:table-cell table:formula="of:=LEN([$Sheet1.J23])" office:value-type="float" office:value="16" calcext:value-type="float">
            <text:p>16</text:p>
          </table:table-cell>
          <table:table-cell table:formula="of:=LEN([$Sheet1.K23])" office:value-type="float" office:value="16" calcext:value-type="float">
            <text:p>16</text:p>
          </table:table-cell>
          <table:table-cell/>
          <table:table-cell table:formula="of:=LEN([$Sheet1.M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24])" office:value-type="float" office:value="56" calcext:value-type="float">
            <text:p>56</text:p>
          </table:table-cell>
          <table:table-cell table:formula="of:=LEN([$Sheet1.C24])" office:value-type="float" office:value="34" calcext:value-type="float">
            <text:p>34</text:p>
          </table:table-cell>
          <table:table-cell table:formula="of:=LEN([$Sheet1.D24])" office:value-type="float" office:value="24" calcext:value-type="float">
            <text:p>24</text:p>
          </table:table-cell>
          <table:table-cell table:formula="of:=LEN([$Sheet1.E24])" office:value-type="float" office:value="18" calcext:value-type="float">
            <text:p>18</text:p>
          </table:table-cell>
          <table:table-cell table:formula="of:=LEN([$Sheet1.F24])" office:value-type="float" office:value="16" calcext:value-type="float">
            <text:p>16</text:p>
          </table:table-cell>
          <table:table-cell table:formula="of:=LEN([$Sheet1.G24])" office:value-type="float" office:value="14" calcext:value-type="float">
            <text:p>14</text:p>
          </table:table-cell>
          <table:table-cell table:formula="of:=LEN([$Sheet1.H24])" office:value-type="float" office:value="14" calcext:value-type="float">
            <text:p>14</text:p>
          </table:table-cell>
          <table:table-cell table:formula="of:=LEN([$Sheet1.I24])" office:value-type="float" office:value="14" calcext:value-type="float">
            <text:p>14</text:p>
          </table:table-cell>
          <table:table-cell table:formula="of:=LEN([$Sheet1.J24])" office:value-type="float" office:value="14" calcext:value-type="float">
            <text:p>14</text:p>
          </table:table-cell>
          <table:table-cell table:formula="of:=LEN([$Sheet1.K24])" office:value-type="float" office:value="14" calcext:value-type="float">
            <text:p>14</text:p>
          </table:table-cell>
          <table:table-cell/>
          <table:table-cell table:formula="of:=LEN([$Sheet1.M24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25])" office:value-type="float" office:value="56" calcext:value-type="float">
            <text:p>56</text:p>
          </table:table-cell>
          <table:table-cell table:formula="of:=LEN([$Sheet1.C25])" office:value-type="float" office:value="34" calcext:value-type="float">
            <text:p>34</text:p>
          </table:table-cell>
          <table:table-cell table:formula="of:=LEN([$Sheet1.D25])" office:value-type="float" office:value="26" calcext:value-type="float">
            <text:p>26</text:p>
          </table:table-cell>
          <table:table-cell table:formula="of:=LEN([$Sheet1.E25])" office:value-type="float" office:value="22" calcext:value-type="float">
            <text:p>22</text:p>
          </table:table-cell>
          <table:table-cell table:formula="of:=LEN([$Sheet1.F25])" office:value-type="float" office:value="22" calcext:value-type="float">
            <text:p>22</text:p>
          </table:table-cell>
          <table:table-cell table:formula="of:=LEN([$Sheet1.G25])" office:value-type="float" office:value="22" calcext:value-type="float">
            <text:p>22</text:p>
          </table:table-cell>
          <table:table-cell table:formula="of:=LEN([$Sheet1.H25])" office:value-type="float" office:value="22" calcext:value-type="float">
            <text:p>22</text:p>
          </table:table-cell>
          <table:table-cell table:formula="of:=LEN([$Sheet1.I25])" office:value-type="float" office:value="22" calcext:value-type="float">
            <text:p>22</text:p>
          </table:table-cell>
          <table:table-cell table:formula="of:=LEN([$Sheet1.J25])" office:value-type="float" office:value="22" calcext:value-type="float">
            <text:p>22</text:p>
          </table:table-cell>
          <table:table-cell table:formula="of:=LEN([$Sheet1.K25])" office:value-type="float" office:value="22" calcext:value-type="float">
            <text:p>22</text:p>
          </table:table-cell>
          <table:table-cell/>
          <table:table-cell table:formula="of:=LEN([$Sheet1.M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26])" office:value-type="float" office:value="54" calcext:value-type="float">
            <text:p>54</text:p>
          </table:table-cell>
          <table:table-cell table:formula="of:=LEN([$Sheet1.C26])" office:value-type="float" office:value="34" calcext:value-type="float">
            <text:p>34</text:p>
          </table:table-cell>
          <table:table-cell table:formula="of:=LEN([$Sheet1.D26])" office:value-type="float" office:value="24" calcext:value-type="float">
            <text:p>24</text:p>
          </table:table-cell>
          <table:table-cell table:formula="of:=LEN([$Sheet1.E26])" office:value-type="float" office:value="22" calcext:value-type="float">
            <text:p>22</text:p>
          </table:table-cell>
          <table:table-cell table:formula="of:=LEN([$Sheet1.F26])" office:value-type="float" office:value="22" calcext:value-type="float">
            <text:p>22</text:p>
          </table:table-cell>
          <table:table-cell table:formula="of:=LEN([$Sheet1.G26])" office:value-type="float" office:value="22" calcext:value-type="float">
            <text:p>22</text:p>
          </table:table-cell>
          <table:table-cell table:formula="of:=LEN([$Sheet1.H26])" office:value-type="float" office:value="22" calcext:value-type="float">
            <text:p>22</text:p>
          </table:table-cell>
          <table:table-cell table:formula="of:=LEN([$Sheet1.I26])" office:value-type="float" office:value="22" calcext:value-type="float">
            <text:p>22</text:p>
          </table:table-cell>
          <table:table-cell table:formula="of:=LEN([$Sheet1.J26])" office:value-type="float" office:value="22" calcext:value-type="float">
            <text:p>22</text:p>
          </table:table-cell>
          <table:table-cell table:formula="of:=LEN([$Sheet1.K26])" office:value-type="float" office:value="22" calcext:value-type="float">
            <text:p>22</text:p>
          </table:table-cell>
          <table:table-cell/>
          <table:table-cell table:formula="of:=LEN([$Sheet1.M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27])" office:value-type="float" office:value="54" calcext:value-type="float">
            <text:p>54</text:p>
          </table:table-cell>
          <table:table-cell table:formula="of:=LEN([$Sheet1.C27])" office:value-type="float" office:value="34" calcext:value-type="float">
            <text:p>34</text:p>
          </table:table-cell>
          <table:table-cell table:formula="of:=LEN([$Sheet1.D27])" office:value-type="float" office:value="22" calcext:value-type="float">
            <text:p>22</text:p>
          </table:table-cell>
          <table:table-cell table:formula="of:=LEN([$Sheet1.E27])" office:value-type="float" office:value="18" calcext:value-type="float">
            <text:p>18</text:p>
          </table:table-cell>
          <table:table-cell table:formula="of:=LEN([$Sheet1.F27])" office:value-type="float" office:value="16" calcext:value-type="float">
            <text:p>16</text:p>
          </table:table-cell>
          <table:table-cell table:formula="of:=LEN([$Sheet1.G27])" office:value-type="float" office:value="16" calcext:value-type="float">
            <text:p>16</text:p>
          </table:table-cell>
          <table:table-cell table:formula="of:=LEN([$Sheet1.H27])" office:value-type="float" office:value="16" calcext:value-type="float">
            <text:p>16</text:p>
          </table:table-cell>
          <table:table-cell table:formula="of:=LEN([$Sheet1.I27])" office:value-type="float" office:value="16" calcext:value-type="float">
            <text:p>16</text:p>
          </table:table-cell>
          <table:table-cell table:formula="of:=LEN([$Sheet1.J27])" office:value-type="float" office:value="16" calcext:value-type="float">
            <text:p>16</text:p>
          </table:table-cell>
          <table:table-cell table:formula="of:=LEN([$Sheet1.K27])" office:value-type="float" office:value="16" calcext:value-type="float">
            <text:p>16</text:p>
          </table:table-cell>
          <table:table-cell/>
          <table:table-cell table:formula="of:=LEN([$Sheet1.M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28])" office:value-type="float" office:value="43" calcext:value-type="float">
            <text:p>43</text:p>
          </table:table-cell>
          <table:table-cell table:formula="of:=LEN([$Sheet1.C28])" office:value-type="float" office:value="27" calcext:value-type="float">
            <text:p>27</text:p>
          </table:table-cell>
          <table:table-cell table:formula="of:=LEN([$Sheet1.D28])" office:value-type="float" office:value="17" calcext:value-type="float">
            <text:p>17</text:p>
          </table:table-cell>
          <table:table-cell table:formula="of:=LEN([$Sheet1.E28])" office:value-type="float" office:value="15" calcext:value-type="float">
            <text:p>15</text:p>
          </table:table-cell>
          <table:table-cell table:formula="of:=LEN([$Sheet1.F28])" office:value-type="float" office:value="13" calcext:value-type="float">
            <text:p>13</text:p>
          </table:table-cell>
          <table:table-cell table:formula="of:=LEN([$Sheet1.G28])" office:value-type="float" office:value="13" calcext:value-type="float">
            <text:p>13</text:p>
          </table:table-cell>
          <table:table-cell table:formula="of:=LEN([$Sheet1.H28])" office:value-type="float" office:value="13" calcext:value-type="float">
            <text:p>13</text:p>
          </table:table-cell>
          <table:table-cell table:formula="of:=LEN([$Sheet1.I28])" office:value-type="float" office:value="13" calcext:value-type="float">
            <text:p>13</text:p>
          </table:table-cell>
          <table:table-cell table:formula="of:=LEN([$Sheet1.J28])" office:value-type="float" office:value="13" calcext:value-type="float">
            <text:p>13</text:p>
          </table:table-cell>
          <table:table-cell table:formula="of:=LEN([$Sheet1.K28])" office:value-type="float" office:value="13" calcext:value-type="float">
            <text:p>13</text:p>
          </table:table-cell>
          <table:table-cell/>
          <table:table-cell table:formula="of:=LEN([$Sheet1.M28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29])" office:value-type="float" office:value="47" calcext:value-type="float">
            <text:p>47</text:p>
          </table:table-cell>
          <table:table-cell table:formula="of:=LEN([$Sheet1.C29])" office:value-type="float" office:value="31" calcext:value-type="float">
            <text:p>31</text:p>
          </table:table-cell>
          <table:table-cell table:formula="of:=LEN([$Sheet1.D29])" office:value-type="float" office:value="25" calcext:value-type="float">
            <text:p>25</text:p>
          </table:table-cell>
          <table:table-cell table:formula="of:=LEN([$Sheet1.E29])" office:value-type="float" office:value="23" calcext:value-type="float">
            <text:p>23</text:p>
          </table:table-cell>
          <table:table-cell table:formula="of:=LEN([$Sheet1.F29])" office:value-type="float" office:value="23" calcext:value-type="float">
            <text:p>23</text:p>
          </table:table-cell>
          <table:table-cell table:formula="of:=LEN([$Sheet1.G29])" office:value-type="float" office:value="23" calcext:value-type="float">
            <text:p>23</text:p>
          </table:table-cell>
          <table:table-cell table:formula="of:=LEN([$Sheet1.H29])" office:value-type="float" office:value="23" calcext:value-type="float">
            <text:p>23</text:p>
          </table:table-cell>
          <table:table-cell table:formula="of:=LEN([$Sheet1.I29])" office:value-type="float" office:value="23" calcext:value-type="float">
            <text:p>23</text:p>
          </table:table-cell>
          <table:table-cell table:formula="of:=LEN([$Sheet1.J29])" office:value-type="float" office:value="23" calcext:value-type="float">
            <text:p>23</text:p>
          </table:table-cell>
          <table:table-cell table:formula="of:=LEN([$Sheet1.K29])" office:value-type="float" office:value="23" calcext:value-type="float">
            <text:p>23</text:p>
          </table:table-cell>
          <table:table-cell/>
          <table:table-cell table:formula="of:=LEN([$Sheet1.M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30])" office:value-type="float" office:value="57" calcext:value-type="float">
            <text:p>57</text:p>
          </table:table-cell>
          <table:table-cell table:formula="of:=LEN([$Sheet1.C30])" office:value-type="float" office:value="33" calcext:value-type="float">
            <text:p>33</text:p>
          </table:table-cell>
          <table:table-cell table:formula="of:=LEN([$Sheet1.D30])" office:value-type="float" office:value="25" calcext:value-type="float">
            <text:p>25</text:p>
          </table:table-cell>
          <table:table-cell table:formula="of:=LEN([$Sheet1.E30])" office:value-type="float" office:value="21" calcext:value-type="float">
            <text:p>21</text:p>
          </table:table-cell>
          <table:table-cell table:formula="of:=LEN([$Sheet1.F30])" office:value-type="float" office:value="15" calcext:value-type="float">
            <text:p>15</text:p>
          </table:table-cell>
          <table:table-cell table:formula="of:=LEN([$Sheet1.G30])" office:value-type="float" office:value="13" calcext:value-type="float">
            <text:p>13</text:p>
          </table:table-cell>
          <table:table-cell table:formula="of:=LEN([$Sheet1.H30])" office:value-type="float" office:value="13" calcext:value-type="float">
            <text:p>13</text:p>
          </table:table-cell>
          <table:table-cell table:formula="of:=LEN([$Sheet1.I30])" office:value-type="float" office:value="13" calcext:value-type="float">
            <text:p>13</text:p>
          </table:table-cell>
          <table:table-cell table:formula="of:=LEN([$Sheet1.J30])" office:value-type="float" office:value="13" calcext:value-type="float">
            <text:p>13</text:p>
          </table:table-cell>
          <table:table-cell table:formula="of:=LEN([$Sheet1.K30])" office:value-type="float" office:value="13" calcext:value-type="float">
            <text:p>13</text:p>
          </table:table-cell>
          <table:table-cell/>
          <table:table-cell table:formula="of:=LEN([$Sheet1.M30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31])" office:value-type="float" office:value="60" calcext:value-type="float">
            <text:p>60</text:p>
          </table:table-cell>
          <table:table-cell table:formula="of:=LEN([$Sheet1.C31])" office:value-type="float" office:value="32" calcext:value-type="float">
            <text:p>32</text:p>
          </table:table-cell>
          <table:table-cell table:formula="of:=LEN([$Sheet1.D31])" office:value-type="float" office:value="24" calcext:value-type="float">
            <text:p>24</text:p>
          </table:table-cell>
          <table:table-cell table:formula="of:=LEN([$Sheet1.E31])" office:value-type="float" office:value="16" calcext:value-type="float">
            <text:p>16</text:p>
          </table:table-cell>
          <table:table-cell table:formula="of:=LEN([$Sheet1.F31])" office:value-type="float" office:value="14" calcext:value-type="float">
            <text:p>14</text:p>
          </table:table-cell>
          <table:table-cell table:formula="of:=LEN([$Sheet1.G31])" office:value-type="float" office:value="14" calcext:value-type="float">
            <text:p>14</text:p>
          </table:table-cell>
          <table:table-cell table:formula="of:=LEN([$Sheet1.H31])" office:value-type="float" office:value="14" calcext:value-type="float">
            <text:p>14</text:p>
          </table:table-cell>
          <table:table-cell table:formula="of:=LEN([$Sheet1.I31])" office:value-type="float" office:value="14" calcext:value-type="float">
            <text:p>14</text:p>
          </table:table-cell>
          <table:table-cell table:formula="of:=LEN([$Sheet1.J31])" office:value-type="float" office:value="14" calcext:value-type="float">
            <text:p>14</text:p>
          </table:table-cell>
          <table:table-cell table:formula="of:=LEN([$Sheet1.K31])" office:value-type="float" office:value="14" calcext:value-type="float">
            <text:p>14</text:p>
          </table:table-cell>
          <table:table-cell/>
          <table:table-cell table:formula="of:=LEN([$Sheet1.M31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32])" office:value-type="float" office:value="48" calcext:value-type="float">
            <text:p>48</text:p>
          </table:table-cell>
          <table:table-cell table:formula="of:=LEN([$Sheet1.C32])" office:value-type="float" office:value="32" calcext:value-type="float">
            <text:p>32</text:p>
          </table:table-cell>
          <table:table-cell table:formula="of:=LEN([$Sheet1.D32])" office:value-type="float" office:value="26" calcext:value-type="float">
            <text:p>26</text:p>
          </table:table-cell>
          <table:table-cell table:formula="of:=LEN([$Sheet1.E32])" office:value-type="float" office:value="24" calcext:value-type="float">
            <text:p>24</text:p>
          </table:table-cell>
          <table:table-cell table:formula="of:=LEN([$Sheet1.F32])" office:value-type="float" office:value="22" calcext:value-type="float">
            <text:p>22</text:p>
          </table:table-cell>
          <table:table-cell table:formula="of:=LEN([$Sheet1.G32])" office:value-type="float" office:value="22" calcext:value-type="float">
            <text:p>22</text:p>
          </table:table-cell>
          <table:table-cell table:formula="of:=LEN([$Sheet1.H32])" office:value-type="float" office:value="22" calcext:value-type="float">
            <text:p>22</text:p>
          </table:table-cell>
          <table:table-cell table:formula="of:=LEN([$Sheet1.I32])" office:value-type="float" office:value="22" calcext:value-type="float">
            <text:p>22</text:p>
          </table:table-cell>
          <table:table-cell table:formula="of:=LEN([$Sheet1.J32])" office:value-type="float" office:value="22" calcext:value-type="float">
            <text:p>22</text:p>
          </table:table-cell>
          <table:table-cell table:formula="of:=LEN([$Sheet1.K32])" office:value-type="float" office:value="22" calcext:value-type="float">
            <text:p>22</text:p>
          </table:table-cell>
          <table:table-cell/>
          <table:table-cell table:formula="of:=LEN([$Sheet1.M3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33])" office:value-type="float" office:value="51" calcext:value-type="float">
            <text:p>51</text:p>
          </table:table-cell>
          <table:table-cell table:formula="of:=LEN([$Sheet1.C33])" office:value-type="float" office:value="31" calcext:value-type="float">
            <text:p>31</text:p>
          </table:table-cell>
          <table:table-cell table:formula="of:=LEN([$Sheet1.D33])" office:value-type="float" office:value="23" calcext:value-type="float">
            <text:p>23</text:p>
          </table:table-cell>
          <table:table-cell table:formula="of:=LEN([$Sheet1.E33])" office:value-type="float" office:value="23" calcext:value-type="float">
            <text:p>23</text:p>
          </table:table-cell>
          <table:table-cell table:formula="of:=LEN([$Sheet1.F33])" office:value-type="float" office:value="23" calcext:value-type="float">
            <text:p>23</text:p>
          </table:table-cell>
          <table:table-cell table:formula="of:=LEN([$Sheet1.G33])" office:value-type="float" office:value="23" calcext:value-type="float">
            <text:p>23</text:p>
          </table:table-cell>
          <table:table-cell table:formula="of:=LEN([$Sheet1.H33])" office:value-type="float" office:value="23" calcext:value-type="float">
            <text:p>23</text:p>
          </table:table-cell>
          <table:table-cell table:formula="of:=LEN([$Sheet1.I33])" office:value-type="float" office:value="23" calcext:value-type="float">
            <text:p>23</text:p>
          </table:table-cell>
          <table:table-cell table:formula="of:=LEN([$Sheet1.J33])" office:value-type="float" office:value="23" calcext:value-type="float">
            <text:p>23</text:p>
          </table:table-cell>
          <table:table-cell table:formula="of:=LEN([$Sheet1.K33])" office:value-type="float" office:value="23" calcext:value-type="float">
            <text:p>23</text:p>
          </table:table-cell>
          <table:table-cell/>
          <table:table-cell table:formula="of:=LEN([$Sheet1.M3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34])" office:value-type="float" office:value="65" calcext:value-type="float">
            <text:p>65</text:p>
          </table:table-cell>
          <table:table-cell table:formula="of:=LEN([$Sheet1.C34])" office:value-type="float" office:value="37" calcext:value-type="float">
            <text:p>37</text:p>
          </table:table-cell>
          <table:table-cell table:formula="of:=LEN([$Sheet1.D34])" office:value-type="float" office:value="27" calcext:value-type="float">
            <text:p>27</text:p>
          </table:table-cell>
          <table:table-cell table:formula="of:=LEN([$Sheet1.E34])" office:value-type="float" office:value="21" calcext:value-type="float">
            <text:p>21</text:p>
          </table:table-cell>
          <table:table-cell table:formula="of:=LEN([$Sheet1.F34])" office:value-type="float" office:value="19" calcext:value-type="float">
            <text:p>19</text:p>
          </table:table-cell>
          <table:table-cell table:formula="of:=LEN([$Sheet1.G34])" office:value-type="float" office:value="17" calcext:value-type="float">
            <text:p>17</text:p>
          </table:table-cell>
          <table:table-cell table:formula="of:=LEN([$Sheet1.H34])" office:value-type="float" office:value="15" calcext:value-type="float">
            <text:p>15</text:p>
          </table:table-cell>
          <table:table-cell table:formula="of:=LEN([$Sheet1.I34])" office:value-type="float" office:value="15" calcext:value-type="float">
            <text:p>15</text:p>
          </table:table-cell>
          <table:table-cell table:formula="of:=LEN([$Sheet1.J34])" office:value-type="float" office:value="15" calcext:value-type="float">
            <text:p>15</text:p>
          </table:table-cell>
          <table:table-cell table:formula="of:=LEN([$Sheet1.K34])" office:value-type="float" office:value="15" calcext:value-type="float">
            <text:p>15</text:p>
          </table:table-cell>
          <table:table-cell/>
          <table:table-cell table:formula="of:=LEN([$Sheet1.M34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35])" office:value-type="float" office:value="54" calcext:value-type="float">
            <text:p>54</text:p>
          </table:table-cell>
          <table:table-cell table:formula="of:=LEN([$Sheet1.C35])" office:value-type="float" office:value="30" calcext:value-type="float">
            <text:p>30</text:p>
          </table:table-cell>
          <table:table-cell table:formula="of:=LEN([$Sheet1.D35])" office:value-type="float" office:value="22" calcext:value-type="float">
            <text:p>22</text:p>
          </table:table-cell>
          <table:table-cell table:formula="of:=LEN([$Sheet1.E35])" office:value-type="float" office:value="20" calcext:value-type="float">
            <text:p>20</text:p>
          </table:table-cell>
          <table:table-cell table:formula="of:=LEN([$Sheet1.F35])" office:value-type="float" office:value="20" calcext:value-type="float">
            <text:p>20</text:p>
          </table:table-cell>
          <table:table-cell table:formula="of:=LEN([$Sheet1.G35])" office:value-type="float" office:value="20" calcext:value-type="float">
            <text:p>20</text:p>
          </table:table-cell>
          <table:table-cell table:formula="of:=LEN([$Sheet1.H35])" office:value-type="float" office:value="20" calcext:value-type="float">
            <text:p>20</text:p>
          </table:table-cell>
          <table:table-cell table:formula="of:=LEN([$Sheet1.I35])" office:value-type="float" office:value="20" calcext:value-type="float">
            <text:p>20</text:p>
          </table:table-cell>
          <table:table-cell table:formula="of:=LEN([$Sheet1.J35])" office:value-type="float" office:value="20" calcext:value-type="float">
            <text:p>20</text:p>
          </table:table-cell>
          <table:table-cell table:formula="of:=LEN([$Sheet1.K35])" office:value-type="float" office:value="20" calcext:value-type="float">
            <text:p>20</text:p>
          </table:table-cell>
          <table:table-cell/>
          <table:table-cell table:formula="of:=LEN([$Sheet1.M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36])" office:value-type="float" office:value="57" calcext:value-type="float">
            <text:p>57</text:p>
          </table:table-cell>
          <table:table-cell table:formula="of:=LEN([$Sheet1.C36])" office:value-type="float" office:value="31" calcext:value-type="float">
            <text:p>31</text:p>
          </table:table-cell>
          <table:table-cell table:formula="of:=LEN([$Sheet1.D36])" office:value-type="float" office:value="27" calcext:value-type="float">
            <text:p>27</text:p>
          </table:table-cell>
          <table:table-cell table:formula="of:=LEN([$Sheet1.E36])" office:value-type="float" office:value="21" calcext:value-type="float">
            <text:p>21</text:p>
          </table:table-cell>
          <table:table-cell table:formula="of:=LEN([$Sheet1.F36])" office:value-type="float" office:value="21" calcext:value-type="float">
            <text:p>21</text:p>
          </table:table-cell>
          <table:table-cell table:formula="of:=LEN([$Sheet1.G36])" office:value-type="float" office:value="21" calcext:value-type="float">
            <text:p>21</text:p>
          </table:table-cell>
          <table:table-cell table:formula="of:=LEN([$Sheet1.H36])" office:value-type="float" office:value="21" calcext:value-type="float">
            <text:p>21</text:p>
          </table:table-cell>
          <table:table-cell table:formula="of:=LEN([$Sheet1.I36])" office:value-type="float" office:value="21" calcext:value-type="float">
            <text:p>21</text:p>
          </table:table-cell>
          <table:table-cell table:formula="of:=LEN([$Sheet1.J36])" office:value-type="float" office:value="21" calcext:value-type="float">
            <text:p>21</text:p>
          </table:table-cell>
          <table:table-cell table:formula="of:=LEN([$Sheet1.K36])" office:value-type="float" office:value="21" calcext:value-type="float">
            <text:p>21</text:p>
          </table:table-cell>
          <table:table-cell/>
          <table:table-cell table:formula="of:=LEN([$Sheet1.M3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37])" office:value-type="float" office:value="49" calcext:value-type="float">
            <text:p>49</text:p>
          </table:table-cell>
          <table:table-cell table:formula="of:=LEN([$Sheet1.C37])" office:value-type="float" office:value="29" calcext:value-type="float">
            <text:p>29</text:p>
          </table:table-cell>
          <table:table-cell table:formula="of:=LEN([$Sheet1.D37])" office:value-type="float" office:value="19" calcext:value-type="float">
            <text:p>19</text:p>
          </table:table-cell>
          <table:table-cell table:formula="of:=LEN([$Sheet1.E37])" office:value-type="float" office:value="13" calcext:value-type="float">
            <text:p>13</text:p>
          </table:table-cell>
          <table:table-cell table:formula="of:=LEN([$Sheet1.F37])" office:value-type="float" office:value="13" calcext:value-type="float">
            <text:p>13</text:p>
          </table:table-cell>
          <table:table-cell table:formula="of:=LEN([$Sheet1.G37])" office:value-type="float" office:value="13" calcext:value-type="float">
            <text:p>13</text:p>
          </table:table-cell>
          <table:table-cell table:formula="of:=LEN([$Sheet1.H37])" office:value-type="float" office:value="13" calcext:value-type="float">
            <text:p>13</text:p>
          </table:table-cell>
          <table:table-cell table:formula="of:=LEN([$Sheet1.I37])" office:value-type="float" office:value="13" calcext:value-type="float">
            <text:p>13</text:p>
          </table:table-cell>
          <table:table-cell table:formula="of:=LEN([$Sheet1.J37])" office:value-type="float" office:value="13" calcext:value-type="float">
            <text:p>13</text:p>
          </table:table-cell>
          <table:table-cell table:formula="of:=LEN([$Sheet1.K37])" office:value-type="float" office:value="13" calcext:value-type="float">
            <text:p>13</text:p>
          </table:table-cell>
          <table:table-cell/>
          <table:table-cell table:formula="of:=LEN([$Sheet1.M37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38])" office:value-type="float" office:value="55" calcext:value-type="float">
            <text:p>55</text:p>
          </table:table-cell>
          <table:table-cell table:formula="of:=LEN([$Sheet1.C38])" office:value-type="float" office:value="27" calcext:value-type="float">
            <text:p>27</text:p>
          </table:table-cell>
          <table:table-cell table:formula="of:=LEN([$Sheet1.D38])" office:value-type="float" office:value="21" calcext:value-type="float">
            <text:p>21</text:p>
          </table:table-cell>
          <table:table-cell table:formula="of:=LEN([$Sheet1.E38])" office:value-type="float" office:value="17" calcext:value-type="float">
            <text:p>17</text:p>
          </table:table-cell>
          <table:table-cell table:formula="of:=LEN([$Sheet1.F38])" office:value-type="float" office:value="17" calcext:value-type="float">
            <text:p>17</text:p>
          </table:table-cell>
          <table:table-cell table:formula="of:=LEN([$Sheet1.G38])" office:value-type="float" office:value="17" calcext:value-type="float">
            <text:p>17</text:p>
          </table:table-cell>
          <table:table-cell table:formula="of:=LEN([$Sheet1.H38])" office:value-type="float" office:value="17" calcext:value-type="float">
            <text:p>17</text:p>
          </table:table-cell>
          <table:table-cell table:formula="of:=LEN([$Sheet1.I38])" office:value-type="float" office:value="17" calcext:value-type="float">
            <text:p>17</text:p>
          </table:table-cell>
          <table:table-cell table:formula="of:=LEN([$Sheet1.J38])" office:value-type="float" office:value="17" calcext:value-type="float">
            <text:p>17</text:p>
          </table:table-cell>
          <table:table-cell table:formula="of:=LEN([$Sheet1.K38])" office:value-type="float" office:value="17" calcext:value-type="float">
            <text:p>17</text:p>
          </table:table-cell>
          <table:table-cell/>
          <table:table-cell table:formula="of:=LEN([$Sheet1.M3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39])" office:value-type="float" office:value="46" calcext:value-type="float">
            <text:p>46</text:p>
          </table:table-cell>
          <table:table-cell table:formula="of:=LEN([$Sheet1.C39])" office:value-type="float" office:value="28" calcext:value-type="float">
            <text:p>28</text:p>
          </table:table-cell>
          <table:table-cell table:formula="of:=LEN([$Sheet1.D39])" office:value-type="float" office:value="24" calcext:value-type="float">
            <text:p>24</text:p>
          </table:table-cell>
          <table:table-cell table:formula="of:=LEN([$Sheet1.E39])" office:value-type="float" office:value="22" calcext:value-type="float">
            <text:p>22</text:p>
          </table:table-cell>
          <table:table-cell table:formula="of:=LEN([$Sheet1.F39])" office:value-type="float" office:value="22" calcext:value-type="float">
            <text:p>22</text:p>
          </table:table-cell>
          <table:table-cell table:formula="of:=LEN([$Sheet1.G39])" office:value-type="float" office:value="22" calcext:value-type="float">
            <text:p>22</text:p>
          </table:table-cell>
          <table:table-cell table:formula="of:=LEN([$Sheet1.H39])" office:value-type="float" office:value="22" calcext:value-type="float">
            <text:p>22</text:p>
          </table:table-cell>
          <table:table-cell table:formula="of:=LEN([$Sheet1.I39])" office:value-type="float" office:value="22" calcext:value-type="float">
            <text:p>22</text:p>
          </table:table-cell>
          <table:table-cell table:formula="of:=LEN([$Sheet1.J39])" office:value-type="float" office:value="22" calcext:value-type="float">
            <text:p>22</text:p>
          </table:table-cell>
          <table:table-cell table:formula="of:=LEN([$Sheet1.K39])" office:value-type="float" office:value="22" calcext:value-type="float">
            <text:p>22</text:p>
          </table:table-cell>
          <table:table-cell/>
          <table:table-cell table:formula="of:=LEN([$Sheet1.M3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40])" office:value-type="float" office:value="50" calcext:value-type="float">
            <text:p>50</text:p>
          </table:table-cell>
          <table:table-cell table:formula="of:=LEN([$Sheet1.C40])" office:value-type="float" office:value="28" calcext:value-type="float">
            <text:p>28</text:p>
          </table:table-cell>
          <table:table-cell table:formula="of:=LEN([$Sheet1.D40])" office:value-type="float" office:value="20" calcext:value-type="float">
            <text:p>20</text:p>
          </table:table-cell>
          <table:table-cell table:formula="of:=LEN([$Sheet1.E40])" office:value-type="float" office:value="16" calcext:value-type="float">
            <text:p>16</text:p>
          </table:table-cell>
          <table:table-cell table:formula="of:=LEN([$Sheet1.F40])" office:value-type="float" office:value="14" calcext:value-type="float">
            <text:p>14</text:p>
          </table:table-cell>
          <table:table-cell table:formula="of:=LEN([$Sheet1.G40])" office:value-type="float" office:value="14" calcext:value-type="float">
            <text:p>14</text:p>
          </table:table-cell>
          <table:table-cell table:formula="of:=LEN([$Sheet1.H40])" office:value-type="float" office:value="14" calcext:value-type="float">
            <text:p>14</text:p>
          </table:table-cell>
          <table:table-cell table:formula="of:=LEN([$Sheet1.I40])" office:value-type="float" office:value="14" calcext:value-type="float">
            <text:p>14</text:p>
          </table:table-cell>
          <table:table-cell table:formula="of:=LEN([$Sheet1.J40])" office:value-type="float" office:value="14" calcext:value-type="float">
            <text:p>14</text:p>
          </table:table-cell>
          <table:table-cell table:formula="of:=LEN([$Sheet1.K40])" office:value-type="float" office:value="14" calcext:value-type="float">
            <text:p>14</text:p>
          </table:table-cell>
          <table:table-cell/>
          <table:table-cell table:formula="of:=LEN([$Sheet1.M40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41])" office:value-type="float" office:value="61" calcext:value-type="float">
            <text:p>61</text:p>
          </table:table-cell>
          <table:table-cell table:formula="of:=LEN([$Sheet1.C41])" office:value-type="float" office:value="43" calcext:value-type="float">
            <text:p>43</text:p>
          </table:table-cell>
          <table:table-cell table:formula="of:=LEN([$Sheet1.D41])" office:value-type="float" office:value="27" calcext:value-type="float">
            <text:p>27</text:p>
          </table:table-cell>
          <table:table-cell table:formula="of:=LEN([$Sheet1.E41])" office:value-type="float" office:value="21" calcext:value-type="float">
            <text:p>21</text:p>
          </table:table-cell>
          <table:table-cell table:formula="of:=LEN([$Sheet1.F41])" office:value-type="float" office:value="17" calcext:value-type="float">
            <text:p>17</text:p>
          </table:table-cell>
          <table:table-cell table:formula="of:=LEN([$Sheet1.G41])" office:value-type="float" office:value="15" calcext:value-type="float">
            <text:p>15</text:p>
          </table:table-cell>
          <table:table-cell table:formula="of:=LEN([$Sheet1.H41])" office:value-type="float" office:value="15" calcext:value-type="float">
            <text:p>15</text:p>
          </table:table-cell>
          <table:table-cell table:formula="of:=LEN([$Sheet1.I41])" office:value-type="float" office:value="15" calcext:value-type="float">
            <text:p>15</text:p>
          </table:table-cell>
          <table:table-cell table:formula="of:=LEN([$Sheet1.J41])" office:value-type="float" office:value="15" calcext:value-type="float">
            <text:p>15</text:p>
          </table:table-cell>
          <table:table-cell table:formula="of:=LEN([$Sheet1.K41])" office:value-type="float" office:value="15" calcext:value-type="float">
            <text:p>15</text:p>
          </table:table-cell>
          <table:table-cell/>
          <table:table-cell table:formula="of:=LEN([$Sheet1.M41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42])" office:value-type="float" office:value="48" calcext:value-type="float">
            <text:p>48</text:p>
          </table:table-cell>
          <table:table-cell table:formula="of:=LEN([$Sheet1.C42])" office:value-type="float" office:value="32" calcext:value-type="float">
            <text:p>32</text:p>
          </table:table-cell>
          <table:table-cell table:formula="of:=LEN([$Sheet1.D42])" office:value-type="float" office:value="20" calcext:value-type="float">
            <text:p>20</text:p>
          </table:table-cell>
          <table:table-cell table:formula="of:=LEN([$Sheet1.E42])" office:value-type="float" office:value="14" calcext:value-type="float">
            <text:p>14</text:p>
          </table:table-cell>
          <table:table-cell table:formula="of:=LEN([$Sheet1.F42])" office:value-type="float" office:value="14" calcext:value-type="float">
            <text:p>14</text:p>
          </table:table-cell>
          <table:table-cell table:formula="of:=LEN([$Sheet1.G42])" office:value-type="float" office:value="14" calcext:value-type="float">
            <text:p>14</text:p>
          </table:table-cell>
          <table:table-cell table:formula="of:=LEN([$Sheet1.H42])" office:value-type="float" office:value="14" calcext:value-type="float">
            <text:p>14</text:p>
          </table:table-cell>
          <table:table-cell table:formula="of:=LEN([$Sheet1.I42])" office:value-type="float" office:value="14" calcext:value-type="float">
            <text:p>14</text:p>
          </table:table-cell>
          <table:table-cell table:formula="of:=LEN([$Sheet1.J42])" office:value-type="float" office:value="14" calcext:value-type="float">
            <text:p>14</text:p>
          </table:table-cell>
          <table:table-cell table:formula="of:=LEN([$Sheet1.K42])" office:value-type="float" office:value="14" calcext:value-type="float">
            <text:p>14</text:p>
          </table:table-cell>
          <table:table-cell/>
          <table:table-cell table:formula="of:=LEN([$Sheet1.M42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43])" office:value-type="float" office:value="54" calcext:value-type="float">
            <text:p>54</text:p>
          </table:table-cell>
          <table:table-cell table:formula="of:=LEN([$Sheet1.C43])" office:value-type="float" office:value="36" calcext:value-type="float">
            <text:p>36</text:p>
          </table:table-cell>
          <table:table-cell table:formula="of:=LEN([$Sheet1.D43])" office:value-type="float" office:value="24" calcext:value-type="float">
            <text:p>24</text:p>
          </table:table-cell>
          <table:table-cell table:formula="of:=LEN([$Sheet1.E43])" office:value-type="float" office:value="14" calcext:value-type="float">
            <text:p>14</text:p>
          </table:table-cell>
          <table:table-cell table:formula="of:=LEN([$Sheet1.F43])" office:value-type="float" office:value="14" calcext:value-type="float">
            <text:p>14</text:p>
          </table:table-cell>
          <table:table-cell table:formula="of:=LEN([$Sheet1.G43])" office:value-type="float" office:value="14" calcext:value-type="float">
            <text:p>14</text:p>
          </table:table-cell>
          <table:table-cell table:formula="of:=LEN([$Sheet1.H43])" office:value-type="float" office:value="14" calcext:value-type="float">
            <text:p>14</text:p>
          </table:table-cell>
          <table:table-cell table:formula="of:=LEN([$Sheet1.I43])" office:value-type="float" office:value="14" calcext:value-type="float">
            <text:p>14</text:p>
          </table:table-cell>
          <table:table-cell table:formula="of:=LEN([$Sheet1.J43])" office:value-type="float" office:value="14" calcext:value-type="float">
            <text:p>14</text:p>
          </table:table-cell>
          <table:table-cell table:formula="of:=LEN([$Sheet1.K43])" office:value-type="float" office:value="14" calcext:value-type="float">
            <text:p>14</text:p>
          </table:table-cell>
          <table:table-cell/>
          <table:table-cell table:formula="of:=LEN([$Sheet1.M43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44])" office:value-type="float" office:value="49" calcext:value-type="float">
            <text:p>49</text:p>
          </table:table-cell>
          <table:table-cell table:formula="of:=LEN([$Sheet1.C44])" office:value-type="float" office:value="25" calcext:value-type="float">
            <text:p>25</text:p>
          </table:table-cell>
          <table:table-cell table:formula="of:=LEN([$Sheet1.D44])" office:value-type="float" office:value="21" calcext:value-type="float">
            <text:p>21</text:p>
          </table:table-cell>
          <table:table-cell table:formula="of:=LEN([$Sheet1.E44])" office:value-type="float" office:value="17" calcext:value-type="float">
            <text:p>17</text:p>
          </table:table-cell>
          <table:table-cell table:formula="of:=LEN([$Sheet1.F44])" office:value-type="float" office:value="17" calcext:value-type="float">
            <text:p>17</text:p>
          </table:table-cell>
          <table:table-cell table:formula="of:=LEN([$Sheet1.G44])" office:value-type="float" office:value="17" calcext:value-type="float">
            <text:p>17</text:p>
          </table:table-cell>
          <table:table-cell table:formula="of:=LEN([$Sheet1.H44])" office:value-type="float" office:value="17" calcext:value-type="float">
            <text:p>17</text:p>
          </table:table-cell>
          <table:table-cell table:formula="of:=LEN([$Sheet1.I44])" office:value-type="float" office:value="17" calcext:value-type="float">
            <text:p>17</text:p>
          </table:table-cell>
          <table:table-cell table:formula="of:=LEN([$Sheet1.J44])" office:value-type="float" office:value="17" calcext:value-type="float">
            <text:p>17</text:p>
          </table:table-cell>
          <table:table-cell table:formula="of:=LEN([$Sheet1.K44])" office:value-type="float" office:value="17" calcext:value-type="float">
            <text:p>17</text:p>
          </table:table-cell>
          <table:table-cell/>
          <table:table-cell table:formula="of:=LEN([$Sheet1.M4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45])" office:value-type="float" office:value="55" calcext:value-type="float">
            <text:p>55</text:p>
          </table:table-cell>
          <table:table-cell table:formula="of:=LEN([$Sheet1.C45])" office:value-type="float" office:value="33" calcext:value-type="float">
            <text:p>33</text:p>
          </table:table-cell>
          <table:table-cell table:formula="of:=LEN([$Sheet1.D45])" office:value-type="float" office:value="21" calcext:value-type="float">
            <text:p>21</text:p>
          </table:table-cell>
          <table:table-cell table:formula="of:=LEN([$Sheet1.E45])" office:value-type="float" office:value="17" calcext:value-type="float">
            <text:p>17</text:p>
          </table:table-cell>
          <table:table-cell table:formula="of:=LEN([$Sheet1.F45])" office:value-type="float" office:value="15" calcext:value-type="float">
            <text:p>15</text:p>
          </table:table-cell>
          <table:table-cell table:formula="of:=LEN([$Sheet1.G45])" office:value-type="float" office:value="13" calcext:value-type="float">
            <text:p>13</text:p>
          </table:table-cell>
          <table:table-cell table:formula="of:=LEN([$Sheet1.H45])" office:value-type="float" office:value="13" calcext:value-type="float">
            <text:p>13</text:p>
          </table:table-cell>
          <table:table-cell table:formula="of:=LEN([$Sheet1.I45])" office:value-type="float" office:value="13" calcext:value-type="float">
            <text:p>13</text:p>
          </table:table-cell>
          <table:table-cell table:formula="of:=LEN([$Sheet1.J45])" office:value-type="float" office:value="13" calcext:value-type="float">
            <text:p>13</text:p>
          </table:table-cell>
          <table:table-cell table:formula="of:=LEN([$Sheet1.K45])" office:value-type="float" office:value="13" calcext:value-type="float">
            <text:p>13</text:p>
          </table:table-cell>
          <table:table-cell/>
          <table:table-cell table:formula="of:=LEN([$Sheet1.M45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46])" office:value-type="float" office:value="51" calcext:value-type="float">
            <text:p>51</text:p>
          </table:table-cell>
          <table:table-cell table:formula="of:=LEN([$Sheet1.C46])" office:value-type="float" office:value="29" calcext:value-type="float">
            <text:p>29</text:p>
          </table:table-cell>
          <table:table-cell table:formula="of:=LEN([$Sheet1.D46])" office:value-type="float" office:value="21" calcext:value-type="float">
            <text:p>21</text:p>
          </table:table-cell>
          <table:table-cell table:formula="of:=LEN([$Sheet1.E46])" office:value-type="float" office:value="19" calcext:value-type="float">
            <text:p>19</text:p>
          </table:table-cell>
          <table:table-cell table:formula="of:=LEN([$Sheet1.F46])" office:value-type="float" office:value="17" calcext:value-type="float">
            <text:p>17</text:p>
          </table:table-cell>
          <table:table-cell table:formula="of:=LEN([$Sheet1.G46])" office:value-type="float" office:value="15" calcext:value-type="float">
            <text:p>15</text:p>
          </table:table-cell>
          <table:table-cell table:formula="of:=LEN([$Sheet1.H46])" office:value-type="float" office:value="15" calcext:value-type="float">
            <text:p>15</text:p>
          </table:table-cell>
          <table:table-cell table:formula="of:=LEN([$Sheet1.I46])" office:value-type="float" office:value="15" calcext:value-type="float">
            <text:p>15</text:p>
          </table:table-cell>
          <table:table-cell table:formula="of:=LEN([$Sheet1.J46])" office:value-type="float" office:value="15" calcext:value-type="float">
            <text:p>15</text:p>
          </table:table-cell>
          <table:table-cell table:formula="of:=LEN([$Sheet1.K46])" office:value-type="float" office:value="15" calcext:value-type="float">
            <text:p>15</text:p>
          </table:table-cell>
          <table:table-cell/>
          <table:table-cell table:formula="of:=LEN([$Sheet1.M46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47])" office:value-type="float" office:value="52" calcext:value-type="float">
            <text:p>52</text:p>
          </table:table-cell>
          <table:table-cell table:formula="of:=LEN([$Sheet1.C47])" office:value-type="float" office:value="36" calcext:value-type="float">
            <text:p>36</text:p>
          </table:table-cell>
          <table:table-cell table:formula="of:=LEN([$Sheet1.D47])" office:value-type="float" office:value="26" calcext:value-type="float">
            <text:p>26</text:p>
          </table:table-cell>
          <table:table-cell table:formula="of:=LEN([$Sheet1.E47])" office:value-type="float" office:value="24" calcext:value-type="float">
            <text:p>24</text:p>
          </table:table-cell>
          <table:table-cell table:formula="of:=LEN([$Sheet1.F47])" office:value-type="float" office:value="24" calcext:value-type="float">
            <text:p>24</text:p>
          </table:table-cell>
          <table:table-cell table:formula="of:=LEN([$Sheet1.G47])" office:value-type="float" office:value="24" calcext:value-type="float">
            <text:p>24</text:p>
          </table:table-cell>
          <table:table-cell table:formula="of:=LEN([$Sheet1.H47])" office:value-type="float" office:value="24" calcext:value-type="float">
            <text:p>24</text:p>
          </table:table-cell>
          <table:table-cell table:formula="of:=LEN([$Sheet1.I47])" office:value-type="float" office:value="24" calcext:value-type="float">
            <text:p>24</text:p>
          </table:table-cell>
          <table:table-cell table:formula="of:=LEN([$Sheet1.J47])" office:value-type="float" office:value="24" calcext:value-type="float">
            <text:p>24</text:p>
          </table:table-cell>
          <table:table-cell table:formula="of:=LEN([$Sheet1.K47])" office:value-type="float" office:value="24" calcext:value-type="float">
            <text:p>24</text:p>
          </table:table-cell>
          <table:table-cell/>
          <table:table-cell table:formula="of:=LEN([$Sheet1.M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48])" office:value-type="float" office:value="50" calcext:value-type="float">
            <text:p>50</text:p>
          </table:table-cell>
          <table:table-cell table:formula="of:=LEN([$Sheet1.C48])" office:value-type="float" office:value="32" calcext:value-type="float">
            <text:p>32</text:p>
          </table:table-cell>
          <table:table-cell table:formula="of:=LEN([$Sheet1.D48])" office:value-type="float" office:value="22" calcext:value-type="float">
            <text:p>22</text:p>
          </table:table-cell>
          <table:table-cell table:formula="of:=LEN([$Sheet1.E48])" office:value-type="float" office:value="20" calcext:value-type="float">
            <text:p>20</text:p>
          </table:table-cell>
          <table:table-cell table:formula="of:=LEN([$Sheet1.F48])" office:value-type="float" office:value="18" calcext:value-type="float">
            <text:p>18</text:p>
          </table:table-cell>
          <table:table-cell table:formula="of:=LEN([$Sheet1.G48])" office:value-type="float" office:value="18" calcext:value-type="float">
            <text:p>18</text:p>
          </table:table-cell>
          <table:table-cell table:formula="of:=LEN([$Sheet1.H48])" office:value-type="float" office:value="18" calcext:value-type="float">
            <text:p>18</text:p>
          </table:table-cell>
          <table:table-cell table:formula="of:=LEN([$Sheet1.I48])" office:value-type="float" office:value="18" calcext:value-type="float">
            <text:p>18</text:p>
          </table:table-cell>
          <table:table-cell table:formula="of:=LEN([$Sheet1.J48])" office:value-type="float" office:value="18" calcext:value-type="float">
            <text:p>18</text:p>
          </table:table-cell>
          <table:table-cell table:formula="of:=LEN([$Sheet1.K48])" office:value-type="float" office:value="18" calcext:value-type="float">
            <text:p>18</text:p>
          </table:table-cell>
          <table:table-cell/>
          <table:table-cell table:formula="of:=LEN([$Sheet1.M4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49])" office:value-type="float" office:value="51" calcext:value-type="float">
            <text:p>51</text:p>
          </table:table-cell>
          <table:table-cell table:formula="of:=LEN([$Sheet1.C49])" office:value-type="float" office:value="29" calcext:value-type="float">
            <text:p>29</text:p>
          </table:table-cell>
          <table:table-cell table:formula="of:=LEN([$Sheet1.D49])" office:value-type="float" office:value="19" calcext:value-type="float">
            <text:p>19</text:p>
          </table:table-cell>
          <table:table-cell table:formula="of:=LEN([$Sheet1.E49])" office:value-type="float" office:value="17" calcext:value-type="float">
            <text:p>17</text:p>
          </table:table-cell>
          <table:table-cell table:formula="of:=LEN([$Sheet1.F49])" office:value-type="float" office:value="15" calcext:value-type="float">
            <text:p>15</text:p>
          </table:table-cell>
          <table:table-cell table:formula="of:=LEN([$Sheet1.G49])" office:value-type="float" office:value="15" calcext:value-type="float">
            <text:p>15</text:p>
          </table:table-cell>
          <table:table-cell table:formula="of:=LEN([$Sheet1.H49])" office:value-type="float" office:value="15" calcext:value-type="float">
            <text:p>15</text:p>
          </table:table-cell>
          <table:table-cell table:formula="of:=LEN([$Sheet1.I49])" office:value-type="float" office:value="15" calcext:value-type="float">
            <text:p>15</text:p>
          </table:table-cell>
          <table:table-cell table:formula="of:=LEN([$Sheet1.J49])" office:value-type="float" office:value="15" calcext:value-type="float">
            <text:p>15</text:p>
          </table:table-cell>
          <table:table-cell table:formula="of:=LEN([$Sheet1.K49])" office:value-type="float" office:value="15" calcext:value-type="float">
            <text:p>15</text:p>
          </table:table-cell>
          <table:table-cell/>
          <table:table-cell table:formula="of:=LEN([$Sheet1.M49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50])" office:value-type="float" office:value="60" calcext:value-type="float">
            <text:p>60</text:p>
          </table:table-cell>
          <table:table-cell table:formula="of:=LEN([$Sheet1.C50])" office:value-type="float" office:value="44" calcext:value-type="float">
            <text:p>44</text:p>
          </table:table-cell>
          <table:table-cell table:formula="of:=LEN([$Sheet1.D50])" office:value-type="float" office:value="34" calcext:value-type="float">
            <text:p>34</text:p>
          </table:table-cell>
          <table:table-cell table:formula="of:=LEN([$Sheet1.E50])" office:value-type="float" office:value="30" calcext:value-type="float">
            <text:p>30</text:p>
          </table:table-cell>
          <table:table-cell table:formula="of:=LEN([$Sheet1.F50])" office:value-type="float" office:value="28" calcext:value-type="float">
            <text:p>28</text:p>
          </table:table-cell>
          <table:table-cell table:formula="of:=LEN([$Sheet1.G50])" office:value-type="float" office:value="28" calcext:value-type="float">
            <text:p>28</text:p>
          </table:table-cell>
          <table:table-cell table:formula="of:=LEN([$Sheet1.H50])" office:value-type="float" office:value="28" calcext:value-type="float">
            <text:p>28</text:p>
          </table:table-cell>
          <table:table-cell table:formula="of:=LEN([$Sheet1.I50])" office:value-type="float" office:value="28" calcext:value-type="float">
            <text:p>28</text:p>
          </table:table-cell>
          <table:table-cell table:formula="of:=LEN([$Sheet1.J50])" office:value-type="float" office:value="28" calcext:value-type="float">
            <text:p>28</text:p>
          </table:table-cell>
          <table:table-cell table:formula="of:=LEN([$Sheet1.K50])" office:value-type="float" office:value="28" calcext:value-type="float">
            <text:p>28</text:p>
          </table:table-cell>
          <table:table-cell/>
          <table:table-cell table:formula="of:=LEN([$Sheet1.M5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51])" office:value-type="float" office:value="52" calcext:value-type="float">
            <text:p>52</text:p>
          </table:table-cell>
          <table:table-cell table:formula="of:=LEN([$Sheet1.C51])" office:value-type="float" office:value="34" calcext:value-type="float">
            <text:p>34</text:p>
          </table:table-cell>
          <table:table-cell table:formula="of:=LEN([$Sheet1.D51])" office:value-type="float" office:value="24" calcext:value-type="float">
            <text:p>24</text:p>
          </table:table-cell>
          <table:table-cell table:formula="of:=LEN([$Sheet1.E51])" office:value-type="float" office:value="20" calcext:value-type="float">
            <text:p>20</text:p>
          </table:table-cell>
          <table:table-cell table:formula="of:=LEN([$Sheet1.F51])" office:value-type="float" office:value="18" calcext:value-type="float">
            <text:p>18</text:p>
          </table:table-cell>
          <table:table-cell table:formula="of:=LEN([$Sheet1.G51])" office:value-type="float" office:value="16" calcext:value-type="float">
            <text:p>16</text:p>
          </table:table-cell>
          <table:table-cell table:formula="of:=LEN([$Sheet1.H51])" office:value-type="float" office:value="14" calcext:value-type="float">
            <text:p>14</text:p>
          </table:table-cell>
          <table:table-cell table:formula="of:=LEN([$Sheet1.I51])" office:value-type="float" office:value="14" calcext:value-type="float">
            <text:p>14</text:p>
          </table:table-cell>
          <table:table-cell table:formula="of:=LEN([$Sheet1.J51])" office:value-type="float" office:value="14" calcext:value-type="float">
            <text:p>14</text:p>
          </table:table-cell>
          <table:table-cell table:formula="of:=LEN([$Sheet1.K51])" office:value-type="float" office:value="14" calcext:value-type="float">
            <text:p>14</text:p>
          </table:table-cell>
          <table:table-cell/>
          <table:table-cell table:formula="of:=LEN([$Sheet1.M51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52])" office:value-type="float" office:value="54" calcext:value-type="float">
            <text:p>54</text:p>
          </table:table-cell>
          <table:table-cell table:formula="of:=LEN([$Sheet1.C52])" office:value-type="float" office:value="30" calcext:value-type="float">
            <text:p>30</text:p>
          </table:table-cell>
          <table:table-cell table:formula="of:=LEN([$Sheet1.D52])" office:value-type="float" office:value="18" calcext:value-type="float">
            <text:p>18</text:p>
          </table:table-cell>
          <table:table-cell table:formula="of:=LEN([$Sheet1.E52])" office:value-type="float" office:value="16" calcext:value-type="float">
            <text:p>16</text:p>
          </table:table-cell>
          <table:table-cell table:formula="of:=LEN([$Sheet1.F52])" office:value-type="float" office:value="14" calcext:value-type="float">
            <text:p>14</text:p>
          </table:table-cell>
          <table:table-cell table:formula="of:=LEN([$Sheet1.G52])" office:value-type="float" office:value="14" calcext:value-type="float">
            <text:p>14</text:p>
          </table:table-cell>
          <table:table-cell table:formula="of:=LEN([$Sheet1.H52])" office:value-type="float" office:value="14" calcext:value-type="float">
            <text:p>14</text:p>
          </table:table-cell>
          <table:table-cell table:formula="of:=LEN([$Sheet1.I52])" office:value-type="float" office:value="14" calcext:value-type="float">
            <text:p>14</text:p>
          </table:table-cell>
          <table:table-cell table:formula="of:=LEN([$Sheet1.J52])" office:value-type="float" office:value="14" calcext:value-type="float">
            <text:p>14</text:p>
          </table:table-cell>
          <table:table-cell table:formula="of:=LEN([$Sheet1.K52])" office:value-type="float" office:value="14" calcext:value-type="float">
            <text:p>14</text:p>
          </table:table-cell>
          <table:table-cell/>
          <table:table-cell table:formula="of:=LEN([$Sheet1.M52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53])" office:value-type="float" office:value="45" calcext:value-type="float">
            <text:p>45</text:p>
          </table:table-cell>
          <table:table-cell table:formula="of:=LEN([$Sheet1.C53])" office:value-type="float" office:value="27" calcext:value-type="float">
            <text:p>27</text:p>
          </table:table-cell>
          <table:table-cell table:formula="of:=LEN([$Sheet1.D53])" office:value-type="float" office:value="19" calcext:value-type="float">
            <text:p>19</text:p>
          </table:table-cell>
          <table:table-cell table:formula="of:=LEN([$Sheet1.E53])" office:value-type="float" office:value="15" calcext:value-type="float">
            <text:p>15</text:p>
          </table:table-cell>
          <table:table-cell table:formula="of:=LEN([$Sheet1.F53])" office:value-type="float" office:value="13" calcext:value-type="float">
            <text:p>13</text:p>
          </table:table-cell>
          <table:table-cell table:formula="of:=LEN([$Sheet1.G53])" office:value-type="float" office:value="13" calcext:value-type="float">
            <text:p>13</text:p>
          </table:table-cell>
          <table:table-cell table:formula="of:=LEN([$Sheet1.H53])" office:value-type="float" office:value="13" calcext:value-type="float">
            <text:p>13</text:p>
          </table:table-cell>
          <table:table-cell table:formula="of:=LEN([$Sheet1.I53])" office:value-type="float" office:value="13" calcext:value-type="float">
            <text:p>13</text:p>
          </table:table-cell>
          <table:table-cell table:formula="of:=LEN([$Sheet1.J53])" office:value-type="float" office:value="13" calcext:value-type="float">
            <text:p>13</text:p>
          </table:table-cell>
          <table:table-cell table:formula="of:=LEN([$Sheet1.K53])" office:value-type="float" office:value="13" calcext:value-type="float">
            <text:p>13</text:p>
          </table:table-cell>
          <table:table-cell/>
          <table:table-cell table:formula="of:=LEN([$Sheet1.M53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54])" office:value-type="float" office:value="55" calcext:value-type="float">
            <text:p>55</text:p>
          </table:table-cell>
          <table:table-cell table:formula="of:=LEN([$Sheet1.C54])" office:value-type="float" office:value="33" calcext:value-type="float">
            <text:p>33</text:p>
          </table:table-cell>
          <table:table-cell table:formula="of:=LEN([$Sheet1.D54])" office:value-type="float" office:value="21" calcext:value-type="float">
            <text:p>21</text:p>
          </table:table-cell>
          <table:table-cell table:formula="of:=LEN([$Sheet1.E54])" office:value-type="float" office:value="17" calcext:value-type="float">
            <text:p>17</text:p>
          </table:table-cell>
          <table:table-cell table:formula="of:=LEN([$Sheet1.F54])" office:value-type="float" office:value="15" calcext:value-type="float">
            <text:p>15</text:p>
          </table:table-cell>
          <table:table-cell table:formula="of:=LEN([$Sheet1.G54])" office:value-type="float" office:value="15" calcext:value-type="float">
            <text:p>15</text:p>
          </table:table-cell>
          <table:table-cell table:formula="of:=LEN([$Sheet1.H54])" office:value-type="float" office:value="15" calcext:value-type="float">
            <text:p>15</text:p>
          </table:table-cell>
          <table:table-cell table:formula="of:=LEN([$Sheet1.I54])" office:value-type="float" office:value="15" calcext:value-type="float">
            <text:p>15</text:p>
          </table:table-cell>
          <table:table-cell table:formula="of:=LEN([$Sheet1.J54])" office:value-type="float" office:value="15" calcext:value-type="float">
            <text:p>15</text:p>
          </table:table-cell>
          <table:table-cell table:formula="of:=LEN([$Sheet1.K54])" office:value-type="float" office:value="15" calcext:value-type="float">
            <text:p>15</text:p>
          </table:table-cell>
          <table:table-cell/>
          <table:table-cell table:formula="of:=LEN([$Sheet1.M54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55])" office:value-type="float" office:value="47" calcext:value-type="float">
            <text:p>47</text:p>
          </table:table-cell>
          <table:table-cell table:formula="of:=LEN([$Sheet1.C55])" office:value-type="float" office:value="33" calcext:value-type="float">
            <text:p>33</text:p>
          </table:table-cell>
          <table:table-cell table:formula="of:=LEN([$Sheet1.D55])" office:value-type="float" office:value="25" calcext:value-type="float">
            <text:p>25</text:p>
          </table:table-cell>
          <table:table-cell table:formula="of:=LEN([$Sheet1.E55])" office:value-type="float" office:value="23" calcext:value-type="float">
            <text:p>23</text:p>
          </table:table-cell>
          <table:table-cell table:formula="of:=LEN([$Sheet1.F55])" office:value-type="float" office:value="23" calcext:value-type="float">
            <text:p>23</text:p>
          </table:table-cell>
          <table:table-cell table:formula="of:=LEN([$Sheet1.G55])" office:value-type="float" office:value="23" calcext:value-type="float">
            <text:p>23</text:p>
          </table:table-cell>
          <table:table-cell table:formula="of:=LEN([$Sheet1.H55])" office:value-type="float" office:value="23" calcext:value-type="float">
            <text:p>23</text:p>
          </table:table-cell>
          <table:table-cell table:formula="of:=LEN([$Sheet1.I55])" office:value-type="float" office:value="23" calcext:value-type="float">
            <text:p>23</text:p>
          </table:table-cell>
          <table:table-cell table:formula="of:=LEN([$Sheet1.J55])" office:value-type="float" office:value="23" calcext:value-type="float">
            <text:p>23</text:p>
          </table:table-cell>
          <table:table-cell table:formula="of:=LEN([$Sheet1.K55])" office:value-type="float" office:value="23" calcext:value-type="float">
            <text:p>23</text:p>
          </table:table-cell>
          <table:table-cell/>
          <table:table-cell table:formula="of:=LEN([$Sheet1.M5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56])" office:value-type="float" office:value="55" calcext:value-type="float">
            <text:p>55</text:p>
          </table:table-cell>
          <table:table-cell table:formula="of:=LEN([$Sheet1.C56])" office:value-type="float" office:value="31" calcext:value-type="float">
            <text:p>31</text:p>
          </table:table-cell>
          <table:table-cell table:formula="of:=LEN([$Sheet1.D56])" office:value-type="float" office:value="23" calcext:value-type="float">
            <text:p>23</text:p>
          </table:table-cell>
          <table:table-cell table:formula="of:=LEN([$Sheet1.E56])" office:value-type="float" office:value="21" calcext:value-type="float">
            <text:p>21</text:p>
          </table:table-cell>
          <table:table-cell table:formula="of:=LEN([$Sheet1.F56])" office:value-type="float" office:value="21" calcext:value-type="float">
            <text:p>21</text:p>
          </table:table-cell>
          <table:table-cell table:formula="of:=LEN([$Sheet1.G56])" office:value-type="float" office:value="21" calcext:value-type="float">
            <text:p>21</text:p>
          </table:table-cell>
          <table:table-cell table:formula="of:=LEN([$Sheet1.H56])" office:value-type="float" office:value="21" calcext:value-type="float">
            <text:p>21</text:p>
          </table:table-cell>
          <table:table-cell table:formula="of:=LEN([$Sheet1.I56])" office:value-type="float" office:value="21" calcext:value-type="float">
            <text:p>21</text:p>
          </table:table-cell>
          <table:table-cell table:formula="of:=LEN([$Sheet1.J56])" office:value-type="float" office:value="21" calcext:value-type="float">
            <text:p>21</text:p>
          </table:table-cell>
          <table:table-cell table:formula="of:=LEN([$Sheet1.K56])" office:value-type="float" office:value="21" calcext:value-type="float">
            <text:p>21</text:p>
          </table:table-cell>
          <table:table-cell/>
          <table:table-cell table:formula="of:=LEN([$Sheet1.M5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57])" office:value-type="float" office:value="48" calcext:value-type="float">
            <text:p>48</text:p>
          </table:table-cell>
          <table:table-cell table:formula="of:=LEN([$Sheet1.C57])" office:value-type="float" office:value="28" calcext:value-type="float">
            <text:p>28</text:p>
          </table:table-cell>
          <table:table-cell table:formula="of:=LEN([$Sheet1.D57])" office:value-type="float" office:value="18" calcext:value-type="float">
            <text:p>18</text:p>
          </table:table-cell>
          <table:table-cell table:formula="of:=LEN([$Sheet1.E57])" office:value-type="float" office:value="16" calcext:value-type="float">
            <text:p>16</text:p>
          </table:table-cell>
          <table:table-cell table:formula="of:=LEN([$Sheet1.F57])" office:value-type="float" office:value="14" calcext:value-type="float">
            <text:p>14</text:p>
          </table:table-cell>
          <table:table-cell table:formula="of:=LEN([$Sheet1.G57])" office:value-type="float" office:value="12" calcext:value-type="float">
            <text:p>12</text:p>
          </table:table-cell>
          <table:table-cell table:formula="of:=LEN([$Sheet1.H57])" office:value-type="float" office:value="12" calcext:value-type="float">
            <text:p>12</text:p>
          </table:table-cell>
          <table:table-cell table:formula="of:=LEN([$Sheet1.I57])" office:value-type="float" office:value="12" calcext:value-type="float">
            <text:p>12</text:p>
          </table:table-cell>
          <table:table-cell table:formula="of:=LEN([$Sheet1.J57])" office:value-type="float" office:value="12" calcext:value-type="float">
            <text:p>12</text:p>
          </table:table-cell>
          <table:table-cell table:formula="of:=LEN([$Sheet1.K57])" office:value-type="float" office:value="12" calcext:value-type="float">
            <text:p>12</text:p>
          </table:table-cell>
          <table:table-cell/>
          <table:table-cell table:formula="of:=LEN([$Sheet1.M57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LEN([$Sheet1.B58])" office:value-type="float" office:value="48" calcext:value-type="float">
            <text:p>48</text:p>
          </table:table-cell>
          <table:table-cell table:formula="of:=LEN([$Sheet1.C58])" office:value-type="float" office:value="30" calcext:value-type="float">
            <text:p>30</text:p>
          </table:table-cell>
          <table:table-cell table:formula="of:=LEN([$Sheet1.D58])" office:value-type="float" office:value="20" calcext:value-type="float">
            <text:p>20</text:p>
          </table:table-cell>
          <table:table-cell table:formula="of:=LEN([$Sheet1.E58])" office:value-type="float" office:value="18" calcext:value-type="float">
            <text:p>18</text:p>
          </table:table-cell>
          <table:table-cell table:formula="of:=LEN([$Sheet1.F58])" office:value-type="float" office:value="18" calcext:value-type="float">
            <text:p>18</text:p>
          </table:table-cell>
          <table:table-cell table:formula="of:=LEN([$Sheet1.G58])" office:value-type="float" office:value="18" calcext:value-type="float">
            <text:p>18</text:p>
          </table:table-cell>
          <table:table-cell table:formula="of:=LEN([$Sheet1.H58])" office:value-type="float" office:value="18" calcext:value-type="float">
            <text:p>18</text:p>
          </table:table-cell>
          <table:table-cell table:formula="of:=LEN([$Sheet1.I58])" office:value-type="float" office:value="18" calcext:value-type="float">
            <text:p>18</text:p>
          </table:table-cell>
          <table:table-cell table:formula="of:=LEN([$Sheet1.J58])" office:value-type="float" office:value="18" calcext:value-type="float">
            <text:p>18</text:p>
          </table:table-cell>
          <table:table-cell table:formula="of:=LEN([$Sheet1.K58])" office:value-type="float" office:value="18" calcext:value-type="float">
            <text:p>18</text:p>
          </table:table-cell>
          <table:table-cell/>
          <table:table-cell table:formula="of:=LEN([$Sheet1.M5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59])" office:value-type="float" office:value="51" calcext:value-type="float">
            <text:p>51</text:p>
          </table:table-cell>
          <table:table-cell table:formula="of:=LEN([$Sheet1.C59])" office:value-type="float" office:value="29" calcext:value-type="float">
            <text:p>29</text:p>
          </table:table-cell>
          <table:table-cell table:formula="of:=LEN([$Sheet1.D59])" office:value-type="float" office:value="19" calcext:value-type="float">
            <text:p>19</text:p>
          </table:table-cell>
          <table:table-cell table:formula="of:=LEN([$Sheet1.E59])" office:value-type="float" office:value="15" calcext:value-type="float">
            <text:p>15</text:p>
          </table:table-cell>
          <table:table-cell table:formula="of:=LEN([$Sheet1.F59])" office:value-type="float" office:value="13" calcext:value-type="float">
            <text:p>13</text:p>
          </table:table-cell>
          <table:table-cell table:formula="of:=LEN([$Sheet1.G59])" office:value-type="float" office:value="13" calcext:value-type="float">
            <text:p>13</text:p>
          </table:table-cell>
          <table:table-cell table:formula="of:=LEN([$Sheet1.H59])" office:value-type="float" office:value="13" calcext:value-type="float">
            <text:p>13</text:p>
          </table:table-cell>
          <table:table-cell table:formula="of:=LEN([$Sheet1.I59])" office:value-type="float" office:value="13" calcext:value-type="float">
            <text:p>13</text:p>
          </table:table-cell>
          <table:table-cell table:formula="of:=LEN([$Sheet1.J59])" office:value-type="float" office:value="13" calcext:value-type="float">
            <text:p>13</text:p>
          </table:table-cell>
          <table:table-cell table:formula="of:=LEN([$Sheet1.K59])" office:value-type="float" office:value="13" calcext:value-type="float">
            <text:p>13</text:p>
          </table:table-cell>
          <table:table-cell/>
          <table:table-cell table:formula="of:=LEN([$Sheet1.M59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60])" office:value-type="float" office:value="49" calcext:value-type="float">
            <text:p>49</text:p>
          </table:table-cell>
          <table:table-cell table:formula="of:=LEN([$Sheet1.C60])" office:value-type="float" office:value="31" calcext:value-type="float">
            <text:p>31</text:p>
          </table:table-cell>
          <table:table-cell table:formula="of:=LEN([$Sheet1.D60])" office:value-type="float" office:value="17" calcext:value-type="float">
            <text:p>17</text:p>
          </table:table-cell>
          <table:table-cell table:formula="of:=LEN([$Sheet1.E60])" office:value-type="float" office:value="13" calcext:value-type="float">
            <text:p>13</text:p>
          </table:table-cell>
          <table:table-cell table:formula="of:=LEN([$Sheet1.F60])" office:value-type="float" office:value="11" calcext:value-type="float">
            <text:p>11</text:p>
          </table:table-cell>
          <table:table-cell table:formula="of:=LEN([$Sheet1.G60])" office:value-type="float" office:value="11" calcext:value-type="float">
            <text:p>11</text:p>
          </table:table-cell>
          <table:table-cell table:formula="of:=LEN([$Sheet1.H60])" office:value-type="float" office:value="11" calcext:value-type="float">
            <text:p>11</text:p>
          </table:table-cell>
          <table:table-cell table:formula="of:=LEN([$Sheet1.I60])" office:value-type="float" office:value="11" calcext:value-type="float">
            <text:p>11</text:p>
          </table:table-cell>
          <table:table-cell table:formula="of:=LEN([$Sheet1.J60])" office:value-type="float" office:value="11" calcext:value-type="float">
            <text:p>11</text:p>
          </table:table-cell>
          <table:table-cell table:formula="of:=LEN([$Sheet1.K60])" office:value-type="float" office:value="11" calcext:value-type="float">
            <text:p>11</text:p>
          </table:table-cell>
          <table:table-cell/>
          <table:table-cell table:formula="of:=LEN([$Sheet1.M60]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LEN([$Sheet1.B61])" office:value-type="float" office:value="57" calcext:value-type="float">
            <text:p>57</text:p>
          </table:table-cell>
          <table:table-cell table:formula="of:=LEN([$Sheet1.C61])" office:value-type="float" office:value="29" calcext:value-type="float">
            <text:p>29</text:p>
          </table:table-cell>
          <table:table-cell table:formula="of:=LEN([$Sheet1.D61])" office:value-type="float" office:value="19" calcext:value-type="float">
            <text:p>19</text:p>
          </table:table-cell>
          <table:table-cell table:formula="of:=LEN([$Sheet1.E61])" office:value-type="float" office:value="15" calcext:value-type="float">
            <text:p>15</text:p>
          </table:table-cell>
          <table:table-cell table:formula="of:=LEN([$Sheet1.F61])" office:value-type="float" office:value="13" calcext:value-type="float">
            <text:p>13</text:p>
          </table:table-cell>
          <table:table-cell table:formula="of:=LEN([$Sheet1.G61])" office:value-type="float" office:value="11" calcext:value-type="float">
            <text:p>11</text:p>
          </table:table-cell>
          <table:table-cell table:formula="of:=LEN([$Sheet1.H61])" office:value-type="float" office:value="11" calcext:value-type="float">
            <text:p>11</text:p>
          </table:table-cell>
          <table:table-cell table:formula="of:=LEN([$Sheet1.I61])" office:value-type="float" office:value="11" calcext:value-type="float">
            <text:p>11</text:p>
          </table:table-cell>
          <table:table-cell table:formula="of:=LEN([$Sheet1.J61])" office:value-type="float" office:value="11" calcext:value-type="float">
            <text:p>11</text:p>
          </table:table-cell>
          <table:table-cell table:formula="of:=LEN([$Sheet1.K61])" office:value-type="float" office:value="11" calcext:value-type="float">
            <text:p>11</text:p>
          </table:table-cell>
          <table:table-cell/>
          <table:table-cell table:formula="of:=LEN([$Sheet1.M61]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LEN([$Sheet1.B62])" office:value-type="float" office:value="48" calcext:value-type="float">
            <text:p>48</text:p>
          </table:table-cell>
          <table:table-cell table:formula="of:=LEN([$Sheet1.C62])" office:value-type="float" office:value="28" calcext:value-type="float">
            <text:p>28</text:p>
          </table:table-cell>
          <table:table-cell table:formula="of:=LEN([$Sheet1.D62])" office:value-type="float" office:value="22" calcext:value-type="float">
            <text:p>22</text:p>
          </table:table-cell>
          <table:table-cell table:formula="of:=LEN([$Sheet1.E62])" office:value-type="float" office:value="18" calcext:value-type="float">
            <text:p>18</text:p>
          </table:table-cell>
          <table:table-cell table:formula="of:=LEN([$Sheet1.F62])" office:value-type="float" office:value="18" calcext:value-type="float">
            <text:p>18</text:p>
          </table:table-cell>
          <table:table-cell table:formula="of:=LEN([$Sheet1.G62])" office:value-type="float" office:value="18" calcext:value-type="float">
            <text:p>18</text:p>
          </table:table-cell>
          <table:table-cell table:formula="of:=LEN([$Sheet1.H62])" office:value-type="float" office:value="18" calcext:value-type="float">
            <text:p>18</text:p>
          </table:table-cell>
          <table:table-cell table:formula="of:=LEN([$Sheet1.I62])" office:value-type="float" office:value="18" calcext:value-type="float">
            <text:p>18</text:p>
          </table:table-cell>
          <table:table-cell table:formula="of:=LEN([$Sheet1.J62])" office:value-type="float" office:value="18" calcext:value-type="float">
            <text:p>18</text:p>
          </table:table-cell>
          <table:table-cell table:formula="of:=LEN([$Sheet1.K62])" office:value-type="float" office:value="18" calcext:value-type="float">
            <text:p>18</text:p>
          </table:table-cell>
          <table:table-cell/>
          <table:table-cell table:formula="of:=LEN([$Sheet1.M6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63])" office:value-type="float" office:value="48" calcext:value-type="float">
            <text:p>48</text:p>
          </table:table-cell>
          <table:table-cell table:formula="of:=LEN([$Sheet1.C63])" office:value-type="float" office:value="28" calcext:value-type="float">
            <text:p>28</text:p>
          </table:table-cell>
          <table:table-cell table:formula="of:=LEN([$Sheet1.D63])" office:value-type="float" office:value="22" calcext:value-type="float">
            <text:p>22</text:p>
          </table:table-cell>
          <table:table-cell table:formula="of:=LEN([$Sheet1.E63])" office:value-type="float" office:value="22" calcext:value-type="float">
            <text:p>22</text:p>
          </table:table-cell>
          <table:table-cell table:formula="of:=LEN([$Sheet1.F63])" office:value-type="float" office:value="22" calcext:value-type="float">
            <text:p>22</text:p>
          </table:table-cell>
          <table:table-cell table:formula="of:=LEN([$Sheet1.G63])" office:value-type="float" office:value="22" calcext:value-type="float">
            <text:p>22</text:p>
          </table:table-cell>
          <table:table-cell table:formula="of:=LEN([$Sheet1.H63])" office:value-type="float" office:value="22" calcext:value-type="float">
            <text:p>22</text:p>
          </table:table-cell>
          <table:table-cell table:formula="of:=LEN([$Sheet1.I63])" office:value-type="float" office:value="22" calcext:value-type="float">
            <text:p>22</text:p>
          </table:table-cell>
          <table:table-cell table:formula="of:=LEN([$Sheet1.J63])" office:value-type="float" office:value="22" calcext:value-type="float">
            <text:p>22</text:p>
          </table:table-cell>
          <table:table-cell table:formula="of:=LEN([$Sheet1.K63])" office:value-type="float" office:value="22" calcext:value-type="float">
            <text:p>22</text:p>
          </table:table-cell>
          <table:table-cell/>
          <table:table-cell table:formula="of:=LEN([$Sheet1.M6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64])" office:value-type="float" office:value="44" calcext:value-type="float">
            <text:p>44</text:p>
          </table:table-cell>
          <table:table-cell table:formula="of:=LEN([$Sheet1.C64])" office:value-type="float" office:value="28" calcext:value-type="float">
            <text:p>28</text:p>
          </table:table-cell>
          <table:table-cell table:formula="of:=LEN([$Sheet1.D64])" office:value-type="float" office:value="16" calcext:value-type="float">
            <text:p>16</text:p>
          </table:table-cell>
          <table:table-cell table:formula="of:=LEN([$Sheet1.E64])" office:value-type="float" office:value="14" calcext:value-type="float">
            <text:p>14</text:p>
          </table:table-cell>
          <table:table-cell table:formula="of:=LEN([$Sheet1.F64])" office:value-type="float" office:value="14" calcext:value-type="float">
            <text:p>14</text:p>
          </table:table-cell>
          <table:table-cell table:formula="of:=LEN([$Sheet1.G64])" office:value-type="float" office:value="14" calcext:value-type="float">
            <text:p>14</text:p>
          </table:table-cell>
          <table:table-cell table:formula="of:=LEN([$Sheet1.H64])" office:value-type="float" office:value="14" calcext:value-type="float">
            <text:p>14</text:p>
          </table:table-cell>
          <table:table-cell table:formula="of:=LEN([$Sheet1.I64])" office:value-type="float" office:value="14" calcext:value-type="float">
            <text:p>14</text:p>
          </table:table-cell>
          <table:table-cell table:formula="of:=LEN([$Sheet1.J64])" office:value-type="float" office:value="14" calcext:value-type="float">
            <text:p>14</text:p>
          </table:table-cell>
          <table:table-cell table:formula="of:=LEN([$Sheet1.K64])" office:value-type="float" office:value="14" calcext:value-type="float">
            <text:p>14</text:p>
          </table:table-cell>
          <table:table-cell/>
          <table:table-cell table:formula="of:=LEN([$Sheet1.M64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65])" office:value-type="float" office:value="48" calcext:value-type="float">
            <text:p>48</text:p>
          </table:table-cell>
          <table:table-cell table:formula="of:=LEN([$Sheet1.C65])" office:value-type="float" office:value="30" calcext:value-type="float">
            <text:p>30</text:p>
          </table:table-cell>
          <table:table-cell table:formula="of:=LEN([$Sheet1.D65])" office:value-type="float" office:value="20" calcext:value-type="float">
            <text:p>20</text:p>
          </table:table-cell>
          <table:table-cell table:formula="of:=LEN([$Sheet1.E65])" office:value-type="float" office:value="18" calcext:value-type="float">
            <text:p>18</text:p>
          </table:table-cell>
          <table:table-cell table:formula="of:=LEN([$Sheet1.F65])" office:value-type="float" office:value="18" calcext:value-type="float">
            <text:p>18</text:p>
          </table:table-cell>
          <table:table-cell table:formula="of:=LEN([$Sheet1.G65])" office:value-type="float" office:value="18" calcext:value-type="float">
            <text:p>18</text:p>
          </table:table-cell>
          <table:table-cell table:formula="of:=LEN([$Sheet1.H65])" office:value-type="float" office:value="18" calcext:value-type="float">
            <text:p>18</text:p>
          </table:table-cell>
          <table:table-cell table:formula="of:=LEN([$Sheet1.I65])" office:value-type="float" office:value="18" calcext:value-type="float">
            <text:p>18</text:p>
          </table:table-cell>
          <table:table-cell table:formula="of:=LEN([$Sheet1.J65])" office:value-type="float" office:value="18" calcext:value-type="float">
            <text:p>18</text:p>
          </table:table-cell>
          <table:table-cell table:formula="of:=LEN([$Sheet1.K65])" office:value-type="float" office:value="18" calcext:value-type="float">
            <text:p>18</text:p>
          </table:table-cell>
          <table:table-cell/>
          <table:table-cell table:formula="of:=LEN([$Sheet1.M6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66])" office:value-type="float" office:value="52" calcext:value-type="float">
            <text:p>52</text:p>
          </table:table-cell>
          <table:table-cell table:formula="of:=LEN([$Sheet1.C66])" office:value-type="float" office:value="28" calcext:value-type="float">
            <text:p>28</text:p>
          </table:table-cell>
          <table:table-cell table:formula="of:=LEN([$Sheet1.D66])" office:value-type="float" office:value="16" calcext:value-type="float">
            <text:p>16</text:p>
          </table:table-cell>
          <table:table-cell table:formula="of:=LEN([$Sheet1.E66])" office:value-type="float" office:value="14" calcext:value-type="float">
            <text:p>14</text:p>
          </table:table-cell>
          <table:table-cell table:formula="of:=LEN([$Sheet1.F66])" office:value-type="float" office:value="12" calcext:value-type="float">
            <text:p>12</text:p>
          </table:table-cell>
          <table:table-cell table:formula="of:=LEN([$Sheet1.G66])" office:value-type="float" office:value="12" calcext:value-type="float">
            <text:p>12</text:p>
          </table:table-cell>
          <table:table-cell table:formula="of:=LEN([$Sheet1.H66])" office:value-type="float" office:value="12" calcext:value-type="float">
            <text:p>12</text:p>
          </table:table-cell>
          <table:table-cell table:formula="of:=LEN([$Sheet1.I66])" office:value-type="float" office:value="12" calcext:value-type="float">
            <text:p>12</text:p>
          </table:table-cell>
          <table:table-cell table:formula="of:=LEN([$Sheet1.J66])" office:value-type="float" office:value="12" calcext:value-type="float">
            <text:p>12</text:p>
          </table:table-cell>
          <table:table-cell table:formula="of:=LEN([$Sheet1.K66])" office:value-type="float" office:value="12" calcext:value-type="float">
            <text:p>12</text:p>
          </table:table-cell>
          <table:table-cell/>
          <table:table-cell table:formula="of:=LEN([$Sheet1.M66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LEN([$Sheet1.B67])" office:value-type="float" office:value="52" calcext:value-type="float">
            <text:p>52</text:p>
          </table:table-cell>
          <table:table-cell table:formula="of:=LEN([$Sheet1.C67])" office:value-type="float" office:value="32" calcext:value-type="float">
            <text:p>32</text:p>
          </table:table-cell>
          <table:table-cell table:formula="of:=LEN([$Sheet1.D67])" office:value-type="float" office:value="24" calcext:value-type="float">
            <text:p>24</text:p>
          </table:table-cell>
          <table:table-cell table:formula="of:=LEN([$Sheet1.E67])" office:value-type="float" office:value="16" calcext:value-type="float">
            <text:p>16</text:p>
          </table:table-cell>
          <table:table-cell table:formula="of:=LEN([$Sheet1.F67])" office:value-type="float" office:value="14" calcext:value-type="float">
            <text:p>14</text:p>
          </table:table-cell>
          <table:table-cell table:formula="of:=LEN([$Sheet1.G67])" office:value-type="float" office:value="14" calcext:value-type="float">
            <text:p>14</text:p>
          </table:table-cell>
          <table:table-cell table:formula="of:=LEN([$Sheet1.H67])" office:value-type="float" office:value="14" calcext:value-type="float">
            <text:p>14</text:p>
          </table:table-cell>
          <table:table-cell table:formula="of:=LEN([$Sheet1.I67])" office:value-type="float" office:value="14" calcext:value-type="float">
            <text:p>14</text:p>
          </table:table-cell>
          <table:table-cell table:formula="of:=LEN([$Sheet1.J67])" office:value-type="float" office:value="14" calcext:value-type="float">
            <text:p>14</text:p>
          </table:table-cell>
          <table:table-cell table:formula="of:=LEN([$Sheet1.K67])" office:value-type="float" office:value="14" calcext:value-type="float">
            <text:p>14</text:p>
          </table:table-cell>
          <table:table-cell/>
          <table:table-cell table:formula="of:=LEN([$Sheet1.M67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68])" office:value-type="float" office:value="47" calcext:value-type="float">
            <text:p>47</text:p>
          </table:table-cell>
          <table:table-cell table:formula="of:=LEN([$Sheet1.C68])" office:value-type="float" office:value="29" calcext:value-type="float">
            <text:p>29</text:p>
          </table:table-cell>
          <table:table-cell table:formula="of:=LEN([$Sheet1.D68])" office:value-type="float" office:value="23" calcext:value-type="float">
            <text:p>23</text:p>
          </table:table-cell>
          <table:table-cell table:formula="of:=LEN([$Sheet1.E68])" office:value-type="float" office:value="19" calcext:value-type="float">
            <text:p>19</text:p>
          </table:table-cell>
          <table:table-cell table:formula="of:=LEN([$Sheet1.F68])" office:value-type="float" office:value="15" calcext:value-type="float">
            <text:p>15</text:p>
          </table:table-cell>
          <table:table-cell table:formula="of:=LEN([$Sheet1.G68])" office:value-type="float" office:value="15" calcext:value-type="float">
            <text:p>15</text:p>
          </table:table-cell>
          <table:table-cell table:formula="of:=LEN([$Sheet1.H68])" office:value-type="float" office:value="15" calcext:value-type="float">
            <text:p>15</text:p>
          </table:table-cell>
          <table:table-cell table:formula="of:=LEN([$Sheet1.I68])" office:value-type="float" office:value="15" calcext:value-type="float">
            <text:p>15</text:p>
          </table:table-cell>
          <table:table-cell table:formula="of:=LEN([$Sheet1.J68])" office:value-type="float" office:value="15" calcext:value-type="float">
            <text:p>15</text:p>
          </table:table-cell>
          <table:table-cell table:formula="of:=LEN([$Sheet1.K68])" office:value-type="float" office:value="15" calcext:value-type="float">
            <text:p>15</text:p>
          </table:table-cell>
          <table:table-cell/>
          <table:table-cell table:formula="of:=LEN([$Sheet1.M68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69])" office:value-type="float" office:value="56" calcext:value-type="float">
            <text:p>56</text:p>
          </table:table-cell>
          <table:table-cell table:formula="of:=LEN([$Sheet1.C69])" office:value-type="float" office:value="32" calcext:value-type="float">
            <text:p>32</text:p>
          </table:table-cell>
          <table:table-cell table:formula="of:=LEN([$Sheet1.D69])" office:value-type="float" office:value="18" calcext:value-type="float">
            <text:p>18</text:p>
          </table:table-cell>
          <table:table-cell table:formula="of:=LEN([$Sheet1.E69])" office:value-type="float" office:value="10" calcext:value-type="float">
            <text:p>10</text:p>
          </table:table-cell>
          <table:table-cell table:formula="of:=LEN([$Sheet1.F69])" office:value-type="float" office:value="10" calcext:value-type="float">
            <text:p>10</text:p>
          </table:table-cell>
          <table:table-cell table:formula="of:=LEN([$Sheet1.G69])" office:value-type="float" office:value="10" calcext:value-type="float">
            <text:p>10</text:p>
          </table:table-cell>
          <table:table-cell table:formula="of:=LEN([$Sheet1.H69])" office:value-type="float" office:value="10" calcext:value-type="float">
            <text:p>10</text:p>
          </table:table-cell>
          <table:table-cell table:formula="of:=LEN([$Sheet1.I69])" office:value-type="float" office:value="10" calcext:value-type="float">
            <text:p>10</text:p>
          </table:table-cell>
          <table:table-cell table:formula="of:=LEN([$Sheet1.J69])" office:value-type="float" office:value="10" calcext:value-type="float">
            <text:p>10</text:p>
          </table:table-cell>
          <table:table-cell table:formula="of:=LEN([$Sheet1.K69])" office:value-type="float" office:value="10" calcext:value-type="float">
            <text:p>10</text:p>
          </table:table-cell>
          <table:table-cell/>
          <table:table-cell table:formula="of:=LEN([$Sheet1.M69]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LEN([$Sheet1.B70])" office:value-type="float" office:value="46" calcext:value-type="float">
            <text:p>46</text:p>
          </table:table-cell>
          <table:table-cell table:formula="of:=LEN([$Sheet1.C70])" office:value-type="float" office:value="28" calcext:value-type="float">
            <text:p>28</text:p>
          </table:table-cell>
          <table:table-cell table:formula="of:=LEN([$Sheet1.D70])" office:value-type="float" office:value="18" calcext:value-type="float">
            <text:p>18</text:p>
          </table:table-cell>
          <table:table-cell table:formula="of:=LEN([$Sheet1.E70])" office:value-type="float" office:value="16" calcext:value-type="float">
            <text:p>16</text:p>
          </table:table-cell>
          <table:table-cell table:formula="of:=LEN([$Sheet1.F70])" office:value-type="float" office:value="14" calcext:value-type="float">
            <text:p>14</text:p>
          </table:table-cell>
          <table:table-cell table:formula="of:=LEN([$Sheet1.G70])" office:value-type="float" office:value="14" calcext:value-type="float">
            <text:p>14</text:p>
          </table:table-cell>
          <table:table-cell table:formula="of:=LEN([$Sheet1.H70])" office:value-type="float" office:value="14" calcext:value-type="float">
            <text:p>14</text:p>
          </table:table-cell>
          <table:table-cell table:formula="of:=LEN([$Sheet1.I70])" office:value-type="float" office:value="14" calcext:value-type="float">
            <text:p>14</text:p>
          </table:table-cell>
          <table:table-cell table:formula="of:=LEN([$Sheet1.J70])" office:value-type="float" office:value="14" calcext:value-type="float">
            <text:p>14</text:p>
          </table:table-cell>
          <table:table-cell table:formula="of:=LEN([$Sheet1.K70])" office:value-type="float" office:value="14" calcext:value-type="float">
            <text:p>14</text:p>
          </table:table-cell>
          <table:table-cell/>
          <table:table-cell table:formula="of:=LEN([$Sheet1.M70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71])" office:value-type="float" office:value="53" calcext:value-type="float">
            <text:p>53</text:p>
          </table:table-cell>
          <table:table-cell table:formula="of:=LEN([$Sheet1.C71])" office:value-type="float" office:value="31" calcext:value-type="float">
            <text:p>31</text:p>
          </table:table-cell>
          <table:table-cell table:formula="of:=LEN([$Sheet1.D71])" office:value-type="float" office:value="23" calcext:value-type="float">
            <text:p>23</text:p>
          </table:table-cell>
          <table:table-cell table:formula="of:=LEN([$Sheet1.E71])" office:value-type="float" office:value="19" calcext:value-type="float">
            <text:p>19</text:p>
          </table:table-cell>
          <table:table-cell table:formula="of:=LEN([$Sheet1.F71])" office:value-type="float" office:value="19" calcext:value-type="float">
            <text:p>19</text:p>
          </table:table-cell>
          <table:table-cell table:formula="of:=LEN([$Sheet1.G71])" office:value-type="float" office:value="19" calcext:value-type="float">
            <text:p>19</text:p>
          </table:table-cell>
          <table:table-cell table:formula="of:=LEN([$Sheet1.H71])" office:value-type="float" office:value="19" calcext:value-type="float">
            <text:p>19</text:p>
          </table:table-cell>
          <table:table-cell table:formula="of:=LEN([$Sheet1.I71])" office:value-type="float" office:value="19" calcext:value-type="float">
            <text:p>19</text:p>
          </table:table-cell>
          <table:table-cell table:formula="of:=LEN([$Sheet1.J71])" office:value-type="float" office:value="19" calcext:value-type="float">
            <text:p>19</text:p>
          </table:table-cell>
          <table:table-cell table:formula="of:=LEN([$Sheet1.K71])" office:value-type="float" office:value="19" calcext:value-type="float">
            <text:p>19</text:p>
          </table:table-cell>
          <table:table-cell/>
          <table:table-cell table:formula="of:=LEN([$Sheet1.M7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2])" office:value-type="float" office:value="55" calcext:value-type="float">
            <text:p>55</text:p>
          </table:table-cell>
          <table:table-cell table:formula="of:=LEN([$Sheet1.C72])" office:value-type="float" office:value="35" calcext:value-type="float">
            <text:p>35</text:p>
          </table:table-cell>
          <table:table-cell table:formula="of:=LEN([$Sheet1.D72])" office:value-type="float" office:value="25" calcext:value-type="float">
            <text:p>25</text:p>
          </table:table-cell>
          <table:table-cell table:formula="of:=LEN([$Sheet1.E72])" office:value-type="float" office:value="25" calcext:value-type="float">
            <text:p>25</text:p>
          </table:table-cell>
          <table:table-cell table:formula="of:=LEN([$Sheet1.F72])" office:value-type="float" office:value="25" calcext:value-type="float">
            <text:p>25</text:p>
          </table:table-cell>
          <table:table-cell table:formula="of:=LEN([$Sheet1.G72])" office:value-type="float" office:value="25" calcext:value-type="float">
            <text:p>25</text:p>
          </table:table-cell>
          <table:table-cell table:formula="of:=LEN([$Sheet1.H72])" office:value-type="float" office:value="25" calcext:value-type="float">
            <text:p>25</text:p>
          </table:table-cell>
          <table:table-cell table:formula="of:=LEN([$Sheet1.I72])" office:value-type="float" office:value="25" calcext:value-type="float">
            <text:p>25</text:p>
          </table:table-cell>
          <table:table-cell table:formula="of:=LEN([$Sheet1.J72])" office:value-type="float" office:value="25" calcext:value-type="float">
            <text:p>25</text:p>
          </table:table-cell>
          <table:table-cell table:formula="of:=LEN([$Sheet1.K72])" office:value-type="float" office:value="25" calcext:value-type="float">
            <text:p>25</text:p>
          </table:table-cell>
          <table:table-cell/>
          <table:table-cell table:formula="of:=LEN([$Sheet1.M7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3])" office:value-type="float" office:value="61" calcext:value-type="float">
            <text:p>61</text:p>
          </table:table-cell>
          <table:table-cell table:formula="of:=LEN([$Sheet1.C73])" office:value-type="float" office:value="37" calcext:value-type="float">
            <text:p>37</text:p>
          </table:table-cell>
          <table:table-cell table:formula="of:=LEN([$Sheet1.D73])" office:value-type="float" office:value="29" calcext:value-type="float">
            <text:p>29</text:p>
          </table:table-cell>
          <table:table-cell table:formula="of:=LEN([$Sheet1.E73])" office:value-type="float" office:value="27" calcext:value-type="float">
            <text:p>27</text:p>
          </table:table-cell>
          <table:table-cell table:formula="of:=LEN([$Sheet1.F73])" office:value-type="float" office:value="23" calcext:value-type="float">
            <text:p>23</text:p>
          </table:table-cell>
          <table:table-cell table:formula="of:=LEN([$Sheet1.G73])" office:value-type="float" office:value="21" calcext:value-type="float">
            <text:p>21</text:p>
          </table:table-cell>
          <table:table-cell table:formula="of:=LEN([$Sheet1.H73])" office:value-type="float" office:value="21" calcext:value-type="float">
            <text:p>21</text:p>
          </table:table-cell>
          <table:table-cell table:formula="of:=LEN([$Sheet1.I73])" office:value-type="float" office:value="21" calcext:value-type="float">
            <text:p>21</text:p>
          </table:table-cell>
          <table:table-cell table:formula="of:=LEN([$Sheet1.J73])" office:value-type="float" office:value="21" calcext:value-type="float">
            <text:p>21</text:p>
          </table:table-cell>
          <table:table-cell table:formula="of:=LEN([$Sheet1.K73])" office:value-type="float" office:value="21" calcext:value-type="float">
            <text:p>21</text:p>
          </table:table-cell>
          <table:table-cell/>
          <table:table-cell table:formula="of:=LEN([$Sheet1.M7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4])" office:value-type="float" office:value="54" calcext:value-type="float">
            <text:p>54</text:p>
          </table:table-cell>
          <table:table-cell table:formula="of:=LEN([$Sheet1.C74])" office:value-type="float" office:value="32" calcext:value-type="float">
            <text:p>32</text:p>
          </table:table-cell>
          <table:table-cell table:formula="of:=LEN([$Sheet1.D74])" office:value-type="float" office:value="24" calcext:value-type="float">
            <text:p>24</text:p>
          </table:table-cell>
          <table:table-cell table:formula="of:=LEN([$Sheet1.E74])" office:value-type="float" office:value="22" calcext:value-type="float">
            <text:p>22</text:p>
          </table:table-cell>
          <table:table-cell table:formula="of:=LEN([$Sheet1.F74])" office:value-type="float" office:value="20" calcext:value-type="float">
            <text:p>20</text:p>
          </table:table-cell>
          <table:table-cell table:formula="of:=LEN([$Sheet1.G74])" office:value-type="float" office:value="20" calcext:value-type="float">
            <text:p>20</text:p>
          </table:table-cell>
          <table:table-cell table:formula="of:=LEN([$Sheet1.H74])" office:value-type="float" office:value="20" calcext:value-type="float">
            <text:p>20</text:p>
          </table:table-cell>
          <table:table-cell table:formula="of:=LEN([$Sheet1.I74])" office:value-type="float" office:value="20" calcext:value-type="float">
            <text:p>20</text:p>
          </table:table-cell>
          <table:table-cell table:formula="of:=LEN([$Sheet1.J74])" office:value-type="float" office:value="20" calcext:value-type="float">
            <text:p>20</text:p>
          </table:table-cell>
          <table:table-cell table:formula="of:=LEN([$Sheet1.K74])" office:value-type="float" office:value="20" calcext:value-type="float">
            <text:p>20</text:p>
          </table:table-cell>
          <table:table-cell/>
          <table:table-cell table:formula="of:=LEN([$Sheet1.M7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5])" office:value-type="float" office:value="46" calcext:value-type="float">
            <text:p>46</text:p>
          </table:table-cell>
          <table:table-cell table:formula="of:=LEN([$Sheet1.C75])" office:value-type="float" office:value="28" calcext:value-type="float">
            <text:p>28</text:p>
          </table:table-cell>
          <table:table-cell table:formula="of:=LEN([$Sheet1.D75])" office:value-type="float" office:value="18" calcext:value-type="float">
            <text:p>18</text:p>
          </table:table-cell>
          <table:table-cell table:formula="of:=LEN([$Sheet1.E75])" office:value-type="float" office:value="14" calcext:value-type="float">
            <text:p>14</text:p>
          </table:table-cell>
          <table:table-cell table:formula="of:=LEN([$Sheet1.F75])" office:value-type="float" office:value="14" calcext:value-type="float">
            <text:p>14</text:p>
          </table:table-cell>
          <table:table-cell table:formula="of:=LEN([$Sheet1.G75])" office:value-type="float" office:value="14" calcext:value-type="float">
            <text:p>14</text:p>
          </table:table-cell>
          <table:table-cell table:formula="of:=LEN([$Sheet1.H75])" office:value-type="float" office:value="14" calcext:value-type="float">
            <text:p>14</text:p>
          </table:table-cell>
          <table:table-cell table:formula="of:=LEN([$Sheet1.I75])" office:value-type="float" office:value="14" calcext:value-type="float">
            <text:p>14</text:p>
          </table:table-cell>
          <table:table-cell table:formula="of:=LEN([$Sheet1.J75])" office:value-type="float" office:value="14" calcext:value-type="float">
            <text:p>14</text:p>
          </table:table-cell>
          <table:table-cell table:formula="of:=LEN([$Sheet1.K75])" office:value-type="float" office:value="14" calcext:value-type="float">
            <text:p>14</text:p>
          </table:table-cell>
          <table:table-cell/>
          <table:table-cell table:formula="of:=LEN([$Sheet1.M75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76])" office:value-type="float" office:value="62" calcext:value-type="float">
            <text:p>62</text:p>
          </table:table-cell>
          <table:table-cell table:formula="of:=LEN([$Sheet1.C76])" office:value-type="float" office:value="34" calcext:value-type="float">
            <text:p>34</text:p>
          </table:table-cell>
          <table:table-cell table:formula="of:=LEN([$Sheet1.D76])" office:value-type="float" office:value="22" calcext:value-type="float">
            <text:p>22</text:p>
          </table:table-cell>
          <table:table-cell table:formula="of:=LEN([$Sheet1.E76])" office:value-type="float" office:value="16" calcext:value-type="float">
            <text:p>16</text:p>
          </table:table-cell>
          <table:table-cell table:formula="of:=LEN([$Sheet1.F76])" office:value-type="float" office:value="12" calcext:value-type="float">
            <text:p>12</text:p>
          </table:table-cell>
          <table:table-cell table:formula="of:=LEN([$Sheet1.G76])" office:value-type="float" office:value="12" calcext:value-type="float">
            <text:p>12</text:p>
          </table:table-cell>
          <table:table-cell table:formula="of:=LEN([$Sheet1.H76])" office:value-type="float" office:value="12" calcext:value-type="float">
            <text:p>12</text:p>
          </table:table-cell>
          <table:table-cell table:formula="of:=LEN([$Sheet1.I76])" office:value-type="float" office:value="12" calcext:value-type="float">
            <text:p>12</text:p>
          </table:table-cell>
          <table:table-cell table:formula="of:=LEN([$Sheet1.J76])" office:value-type="float" office:value="12" calcext:value-type="float">
            <text:p>12</text:p>
          </table:table-cell>
          <table:table-cell table:formula="of:=LEN([$Sheet1.K76])" office:value-type="float" office:value="12" calcext:value-type="float">
            <text:p>12</text:p>
          </table:table-cell>
          <table:table-cell/>
          <table:table-cell table:formula="of:=LEN([$Sheet1.M76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LEN([$Sheet1.B77])" office:value-type="float" office:value="45" calcext:value-type="float">
            <text:p>45</text:p>
          </table:table-cell>
          <table:table-cell table:formula="of:=LEN([$Sheet1.C77])" office:value-type="float" office:value="31" calcext:value-type="float">
            <text:p>31</text:p>
          </table:table-cell>
          <table:table-cell table:formula="of:=LEN([$Sheet1.D77])" office:value-type="float" office:value="25" calcext:value-type="float">
            <text:p>25</text:p>
          </table:table-cell>
          <table:table-cell table:formula="of:=LEN([$Sheet1.E77])" office:value-type="float" office:value="23" calcext:value-type="float">
            <text:p>23</text:p>
          </table:table-cell>
          <table:table-cell table:formula="of:=LEN([$Sheet1.F77])" office:value-type="float" office:value="23" calcext:value-type="float">
            <text:p>23</text:p>
          </table:table-cell>
          <table:table-cell table:formula="of:=LEN([$Sheet1.G77])" office:value-type="float" office:value="23" calcext:value-type="float">
            <text:p>23</text:p>
          </table:table-cell>
          <table:table-cell table:formula="of:=LEN([$Sheet1.H77])" office:value-type="float" office:value="23" calcext:value-type="float">
            <text:p>23</text:p>
          </table:table-cell>
          <table:table-cell table:formula="of:=LEN([$Sheet1.I77])" office:value-type="float" office:value="23" calcext:value-type="float">
            <text:p>23</text:p>
          </table:table-cell>
          <table:table-cell table:formula="of:=LEN([$Sheet1.J77])" office:value-type="float" office:value="23" calcext:value-type="float">
            <text:p>23</text:p>
          </table:table-cell>
          <table:table-cell table:formula="of:=LEN([$Sheet1.K77])" office:value-type="float" office:value="23" calcext:value-type="float">
            <text:p>23</text:p>
          </table:table-cell>
          <table:table-cell/>
          <table:table-cell table:formula="of:=LEN([$Sheet1.M7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8])" office:value-type="float" office:value="53" calcext:value-type="float">
            <text:p>53</text:p>
          </table:table-cell>
          <table:table-cell table:formula="of:=LEN([$Sheet1.C78])" office:value-type="float" office:value="29" calcext:value-type="float">
            <text:p>29</text:p>
          </table:table-cell>
          <table:table-cell table:formula="of:=LEN([$Sheet1.D78])" office:value-type="float" office:value="19" calcext:value-type="float">
            <text:p>19</text:p>
          </table:table-cell>
          <table:table-cell table:formula="of:=LEN([$Sheet1.E78])" office:value-type="float" office:value="19" calcext:value-type="float">
            <text:p>19</text:p>
          </table:table-cell>
          <table:table-cell table:formula="of:=LEN([$Sheet1.F78])" office:value-type="float" office:value="19" calcext:value-type="float">
            <text:p>19</text:p>
          </table:table-cell>
          <table:table-cell table:formula="of:=LEN([$Sheet1.G78])" office:value-type="float" office:value="19" calcext:value-type="float">
            <text:p>19</text:p>
          </table:table-cell>
          <table:table-cell table:formula="of:=LEN([$Sheet1.H78])" office:value-type="float" office:value="19" calcext:value-type="float">
            <text:p>19</text:p>
          </table:table-cell>
          <table:table-cell table:formula="of:=LEN([$Sheet1.I78])" office:value-type="float" office:value="19" calcext:value-type="float">
            <text:p>19</text:p>
          </table:table-cell>
          <table:table-cell table:formula="of:=LEN([$Sheet1.J78])" office:value-type="float" office:value="19" calcext:value-type="float">
            <text:p>19</text:p>
          </table:table-cell>
          <table:table-cell table:formula="of:=LEN([$Sheet1.K78])" office:value-type="float" office:value="19" calcext:value-type="float">
            <text:p>19</text:p>
          </table:table-cell>
          <table:table-cell/>
          <table:table-cell table:formula="of:=LEN([$Sheet1.M7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79])" office:value-type="float" office:value="49" calcext:value-type="float">
            <text:p>49</text:p>
          </table:table-cell>
          <table:table-cell table:formula="of:=LEN([$Sheet1.C79])" office:value-type="float" office:value="31" calcext:value-type="float">
            <text:p>31</text:p>
          </table:table-cell>
          <table:table-cell table:formula="of:=LEN([$Sheet1.D79])" office:value-type="float" office:value="25" calcext:value-type="float">
            <text:p>25</text:p>
          </table:table-cell>
          <table:table-cell table:formula="of:=LEN([$Sheet1.E79])" office:value-type="float" office:value="23" calcext:value-type="float">
            <text:p>23</text:p>
          </table:table-cell>
          <table:table-cell table:formula="of:=LEN([$Sheet1.F79])" office:value-type="float" office:value="23" calcext:value-type="float">
            <text:p>23</text:p>
          </table:table-cell>
          <table:table-cell table:formula="of:=LEN([$Sheet1.G79])" office:value-type="float" office:value="23" calcext:value-type="float">
            <text:p>23</text:p>
          </table:table-cell>
          <table:table-cell table:formula="of:=LEN([$Sheet1.H79])" office:value-type="float" office:value="23" calcext:value-type="float">
            <text:p>23</text:p>
          </table:table-cell>
          <table:table-cell table:formula="of:=LEN([$Sheet1.I79])" office:value-type="float" office:value="23" calcext:value-type="float">
            <text:p>23</text:p>
          </table:table-cell>
          <table:table-cell table:formula="of:=LEN([$Sheet1.J79])" office:value-type="float" office:value="23" calcext:value-type="float">
            <text:p>23</text:p>
          </table:table-cell>
          <table:table-cell table:formula="of:=LEN([$Sheet1.K79])" office:value-type="float" office:value="23" calcext:value-type="float">
            <text:p>23</text:p>
          </table:table-cell>
          <table:table-cell/>
          <table:table-cell table:formula="of:=LEN([$Sheet1.M7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80])" office:value-type="float" office:value="53" calcext:value-type="float">
            <text:p>53</text:p>
          </table:table-cell>
          <table:table-cell table:formula="of:=LEN([$Sheet1.C80])" office:value-type="float" office:value="27" calcext:value-type="float">
            <text:p>27</text:p>
          </table:table-cell>
          <table:table-cell table:formula="of:=LEN([$Sheet1.D80])" office:value-type="float" office:value="19" calcext:value-type="float">
            <text:p>19</text:p>
          </table:table-cell>
          <table:table-cell table:formula="of:=LEN([$Sheet1.E80])" office:value-type="float" office:value="15" calcext:value-type="float">
            <text:p>15</text:p>
          </table:table-cell>
          <table:table-cell table:formula="of:=LEN([$Sheet1.F80])" office:value-type="float" office:value="13" calcext:value-type="float">
            <text:p>13</text:p>
          </table:table-cell>
          <table:table-cell table:formula="of:=LEN([$Sheet1.G80])" office:value-type="float" office:value="13" calcext:value-type="float">
            <text:p>13</text:p>
          </table:table-cell>
          <table:table-cell table:formula="of:=LEN([$Sheet1.H80])" office:value-type="float" office:value="13" calcext:value-type="float">
            <text:p>13</text:p>
          </table:table-cell>
          <table:table-cell table:formula="of:=LEN([$Sheet1.I80])" office:value-type="float" office:value="13" calcext:value-type="float">
            <text:p>13</text:p>
          </table:table-cell>
          <table:table-cell table:formula="of:=LEN([$Sheet1.J80])" office:value-type="float" office:value="13" calcext:value-type="float">
            <text:p>13</text:p>
          </table:table-cell>
          <table:table-cell table:formula="of:=LEN([$Sheet1.K80])" office:value-type="float" office:value="13" calcext:value-type="float">
            <text:p>13</text:p>
          </table:table-cell>
          <table:table-cell/>
          <table:table-cell table:formula="of:=LEN([$Sheet1.M80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LEN([$Sheet1.B81])" office:value-type="float" office:value="62" calcext:value-type="float">
            <text:p>62</text:p>
          </table:table-cell>
          <table:table-cell table:formula="of:=LEN([$Sheet1.C81])" office:value-type="float" office:value="44" calcext:value-type="float">
            <text:p>44</text:p>
          </table:table-cell>
          <table:table-cell table:formula="of:=LEN([$Sheet1.D81])" office:value-type="float" office:value="40" calcext:value-type="float">
            <text:p>40</text:p>
          </table:table-cell>
          <table:table-cell table:formula="of:=LEN([$Sheet1.E81])" office:value-type="float" office:value="36" calcext:value-type="float">
            <text:p>36</text:p>
          </table:table-cell>
          <table:table-cell table:formula="of:=LEN([$Sheet1.F81])" office:value-type="float" office:value="36" calcext:value-type="float">
            <text:p>36</text:p>
          </table:table-cell>
          <table:table-cell table:formula="of:=LEN([$Sheet1.G81])" office:value-type="float" office:value="36" calcext:value-type="float">
            <text:p>36</text:p>
          </table:table-cell>
          <table:table-cell table:formula="of:=LEN([$Sheet1.H81])" office:value-type="float" office:value="36" calcext:value-type="float">
            <text:p>36</text:p>
          </table:table-cell>
          <table:table-cell table:formula="of:=LEN([$Sheet1.I81])" office:value-type="float" office:value="36" calcext:value-type="float">
            <text:p>36</text:p>
          </table:table-cell>
          <table:table-cell table:formula="of:=LEN([$Sheet1.J81])" office:value-type="float" office:value="36" calcext:value-type="float">
            <text:p>36</text:p>
          </table:table-cell>
          <table:table-cell table:formula="of:=LEN([$Sheet1.K81])" office:value-type="float" office:value="36" calcext:value-type="float">
            <text:p>36</text:p>
          </table:table-cell>
          <table:table-cell/>
          <table:table-cell table:formula="of:=LEN([$Sheet1.M8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82])" office:value-type="float" office:value="46" calcext:value-type="float">
            <text:p>46</text:p>
          </table:table-cell>
          <table:table-cell table:formula="of:=LEN([$Sheet1.C82])" office:value-type="float" office:value="28" calcext:value-type="float">
            <text:p>28</text:p>
          </table:table-cell>
          <table:table-cell table:formula="of:=LEN([$Sheet1.D82])" office:value-type="float" office:value="22" calcext:value-type="float">
            <text:p>22</text:p>
          </table:table-cell>
          <table:table-cell table:formula="of:=LEN([$Sheet1.E82])" office:value-type="float" office:value="20" calcext:value-type="float">
            <text:p>20</text:p>
          </table:table-cell>
          <table:table-cell table:formula="of:=LEN([$Sheet1.F82])" office:value-type="float" office:value="20" calcext:value-type="float">
            <text:p>20</text:p>
          </table:table-cell>
          <table:table-cell table:formula="of:=LEN([$Sheet1.G82])" office:value-type="float" office:value="20" calcext:value-type="float">
            <text:p>20</text:p>
          </table:table-cell>
          <table:table-cell table:formula="of:=LEN([$Sheet1.H82])" office:value-type="float" office:value="20" calcext:value-type="float">
            <text:p>20</text:p>
          </table:table-cell>
          <table:table-cell table:formula="of:=LEN([$Sheet1.I82])" office:value-type="float" office:value="20" calcext:value-type="float">
            <text:p>20</text:p>
          </table:table-cell>
          <table:table-cell table:formula="of:=LEN([$Sheet1.J82])" office:value-type="float" office:value="20" calcext:value-type="float">
            <text:p>20</text:p>
          </table:table-cell>
          <table:table-cell table:formula="of:=LEN([$Sheet1.K82])" office:value-type="float" office:value="20" calcext:value-type="float">
            <text:p>20</text:p>
          </table:table-cell>
          <table:table-cell/>
          <table:table-cell table:formula="of:=LEN([$Sheet1.M8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83])" office:value-type="float" office:value="48" calcext:value-type="float">
            <text:p>48</text:p>
          </table:table-cell>
          <table:table-cell table:formula="of:=LEN([$Sheet1.C83])" office:value-type="float" office:value="30" calcext:value-type="float">
            <text:p>30</text:p>
          </table:table-cell>
          <table:table-cell table:formula="of:=LEN([$Sheet1.D83])" office:value-type="float" office:value="20" calcext:value-type="float">
            <text:p>20</text:p>
          </table:table-cell>
          <table:table-cell table:formula="of:=LEN([$Sheet1.E83])" office:value-type="float" office:value="20" calcext:value-type="float">
            <text:p>20</text:p>
          </table:table-cell>
          <table:table-cell table:formula="of:=LEN([$Sheet1.F83])" office:value-type="float" office:value="20" calcext:value-type="float">
            <text:p>20</text:p>
          </table:table-cell>
          <table:table-cell table:formula="of:=LEN([$Sheet1.G83])" office:value-type="float" office:value="20" calcext:value-type="float">
            <text:p>20</text:p>
          </table:table-cell>
          <table:table-cell table:formula="of:=LEN([$Sheet1.H83])" office:value-type="float" office:value="20" calcext:value-type="float">
            <text:p>20</text:p>
          </table:table-cell>
          <table:table-cell table:formula="of:=LEN([$Sheet1.I83])" office:value-type="float" office:value="20" calcext:value-type="float">
            <text:p>20</text:p>
          </table:table-cell>
          <table:table-cell table:formula="of:=LEN([$Sheet1.J83])" office:value-type="float" office:value="20" calcext:value-type="float">
            <text:p>20</text:p>
          </table:table-cell>
          <table:table-cell table:formula="of:=LEN([$Sheet1.K83])" office:value-type="float" office:value="20" calcext:value-type="float">
            <text:p>20</text:p>
          </table:table-cell>
          <table:table-cell/>
          <table:table-cell table:formula="of:=LEN([$Sheet1.M8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84])" office:value-type="float" office:value="52" calcext:value-type="float">
            <text:p>52</text:p>
          </table:table-cell>
          <table:table-cell table:formula="of:=LEN([$Sheet1.C84])" office:value-type="float" office:value="30" calcext:value-type="float">
            <text:p>30</text:p>
          </table:table-cell>
          <table:table-cell table:formula="of:=LEN([$Sheet1.D84])" office:value-type="float" office:value="24" calcext:value-type="float">
            <text:p>24</text:p>
          </table:table-cell>
          <table:table-cell table:formula="of:=LEN([$Sheet1.E84])" office:value-type="float" office:value="22" calcext:value-type="float">
            <text:p>22</text:p>
          </table:table-cell>
          <table:table-cell table:formula="of:=LEN([$Sheet1.F84])" office:value-type="float" office:value="22" calcext:value-type="float">
            <text:p>22</text:p>
          </table:table-cell>
          <table:table-cell table:formula="of:=LEN([$Sheet1.G84])" office:value-type="float" office:value="22" calcext:value-type="float">
            <text:p>22</text:p>
          </table:table-cell>
          <table:table-cell table:formula="of:=LEN([$Sheet1.H84])" office:value-type="float" office:value="22" calcext:value-type="float">
            <text:p>22</text:p>
          </table:table-cell>
          <table:table-cell table:formula="of:=LEN([$Sheet1.I84])" office:value-type="float" office:value="22" calcext:value-type="float">
            <text:p>22</text:p>
          </table:table-cell>
          <table:table-cell table:formula="of:=LEN([$Sheet1.J84])" office:value-type="float" office:value="22" calcext:value-type="float">
            <text:p>22</text:p>
          </table:table-cell>
          <table:table-cell table:formula="of:=LEN([$Sheet1.K84])" office:value-type="float" office:value="22" calcext:value-type="float">
            <text:p>22</text:p>
          </table:table-cell>
          <table:table-cell/>
          <table:table-cell table:formula="of:=LEN([$Sheet1.M8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85])" office:value-type="float" office:value="54" calcext:value-type="float">
            <text:p>54</text:p>
          </table:table-cell>
          <table:table-cell table:formula="of:=LEN([$Sheet1.C85])" office:value-type="float" office:value="30" calcext:value-type="float">
            <text:p>30</text:p>
          </table:table-cell>
          <table:table-cell table:formula="of:=LEN([$Sheet1.D85])" office:value-type="float" office:value="24" calcext:value-type="float">
            <text:p>24</text:p>
          </table:table-cell>
          <table:table-cell table:formula="of:=LEN([$Sheet1.E85])" office:value-type="float" office:value="16" calcext:value-type="float">
            <text:p>16</text:p>
          </table:table-cell>
          <table:table-cell table:formula="of:=LEN([$Sheet1.F85])" office:value-type="float" office:value="12" calcext:value-type="float">
            <text:p>12</text:p>
          </table:table-cell>
          <table:table-cell table:formula="of:=LEN([$Sheet1.G85])" office:value-type="float" office:value="10" calcext:value-type="float">
            <text:p>10</text:p>
          </table:table-cell>
          <table:table-cell table:formula="of:=LEN([$Sheet1.H85])" office:value-type="float" office:value="10" calcext:value-type="float">
            <text:p>10</text:p>
          </table:table-cell>
          <table:table-cell table:formula="of:=LEN([$Sheet1.I85])" office:value-type="float" office:value="10" calcext:value-type="float">
            <text:p>10</text:p>
          </table:table-cell>
          <table:table-cell table:formula="of:=LEN([$Sheet1.J85])" office:value-type="float" office:value="10" calcext:value-type="float">
            <text:p>10</text:p>
          </table:table-cell>
          <table:table-cell table:formula="of:=LEN([$Sheet1.K85])" office:value-type="float" office:value="10" calcext:value-type="float">
            <text:p>10</text:p>
          </table:table-cell>
          <table:table-cell/>
          <table:table-cell table:formula="of:=LEN([$Sheet1.M85]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LEN([$Sheet1.B86])" office:value-type="float" office:value="61" calcext:value-type="float">
            <text:p>61</text:p>
          </table:table-cell>
          <table:table-cell table:formula="of:=LEN([$Sheet1.C86])" office:value-type="float" office:value="39" calcext:value-type="float">
            <text:p>39</text:p>
          </table:table-cell>
          <table:table-cell table:formula="of:=LEN([$Sheet1.D86])" office:value-type="float" office:value="31" calcext:value-type="float">
            <text:p>31</text:p>
          </table:table-cell>
          <table:table-cell table:formula="of:=LEN([$Sheet1.E86])" office:value-type="float" office:value="27" calcext:value-type="float">
            <text:p>27</text:p>
          </table:table-cell>
          <table:table-cell table:formula="of:=LEN([$Sheet1.F86])" office:value-type="float" office:value="25" calcext:value-type="float">
            <text:p>25</text:p>
          </table:table-cell>
          <table:table-cell table:formula="of:=LEN([$Sheet1.G86])" office:value-type="float" office:value="21" calcext:value-type="float">
            <text:p>21</text:p>
          </table:table-cell>
          <table:table-cell table:formula="of:=LEN([$Sheet1.H86])" office:value-type="float" office:value="21" calcext:value-type="float">
            <text:p>21</text:p>
          </table:table-cell>
          <table:table-cell table:formula="of:=LEN([$Sheet1.I86])" office:value-type="float" office:value="21" calcext:value-type="float">
            <text:p>21</text:p>
          </table:table-cell>
          <table:table-cell table:formula="of:=LEN([$Sheet1.J86])" office:value-type="float" office:value="21" calcext:value-type="float">
            <text:p>21</text:p>
          </table:table-cell>
          <table:table-cell table:formula="of:=LEN([$Sheet1.K86])" office:value-type="float" office:value="21" calcext:value-type="float">
            <text:p>21</text:p>
          </table:table-cell>
          <table:table-cell/>
          <table:table-cell table:formula="of:=LEN([$Sheet1.M8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87])" office:value-type="float" office:value="46" calcext:value-type="float">
            <text:p>46</text:p>
          </table:table-cell>
          <table:table-cell table:formula="of:=LEN([$Sheet1.C87])" office:value-type="float" office:value="28" calcext:value-type="float">
            <text:p>28</text:p>
          </table:table-cell>
          <table:table-cell table:formula="of:=LEN([$Sheet1.D87])" office:value-type="float" office:value="18" calcext:value-type="float">
            <text:p>18</text:p>
          </table:table-cell>
          <table:table-cell table:formula="of:=LEN([$Sheet1.E87])" office:value-type="float" office:value="14" calcext:value-type="float">
            <text:p>14</text:p>
          </table:table-cell>
          <table:table-cell table:formula="of:=LEN([$Sheet1.F87])" office:value-type="float" office:value="14" calcext:value-type="float">
            <text:p>14</text:p>
          </table:table-cell>
          <table:table-cell table:formula="of:=LEN([$Sheet1.G87])" office:value-type="float" office:value="14" calcext:value-type="float">
            <text:p>14</text:p>
          </table:table-cell>
          <table:table-cell table:formula="of:=LEN([$Sheet1.H87])" office:value-type="float" office:value="14" calcext:value-type="float">
            <text:p>14</text:p>
          </table:table-cell>
          <table:table-cell table:formula="of:=LEN([$Sheet1.I87])" office:value-type="float" office:value="14" calcext:value-type="float">
            <text:p>14</text:p>
          </table:table-cell>
          <table:table-cell table:formula="of:=LEN([$Sheet1.J87])" office:value-type="float" office:value="14" calcext:value-type="float">
            <text:p>14</text:p>
          </table:table-cell>
          <table:table-cell table:formula="of:=LEN([$Sheet1.K87])" office:value-type="float" office:value="14" calcext:value-type="float">
            <text:p>14</text:p>
          </table:table-cell>
          <table:table-cell/>
          <table:table-cell table:formula="of:=LEN([$Sheet1.M87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LEN([$Sheet1.B88])" office:value-type="float" office:value="43" calcext:value-type="float">
            <text:p>43</text:p>
          </table:table-cell>
          <table:table-cell table:formula="of:=LEN([$Sheet1.C88])" office:value-type="float" office:value="23" calcext:value-type="float">
            <text:p>23</text:p>
          </table:table-cell>
          <table:table-cell table:formula="of:=LEN([$Sheet1.D88])" office:value-type="float" office:value="19" calcext:value-type="float">
            <text:p>19</text:p>
          </table:table-cell>
          <table:table-cell table:formula="of:=LEN([$Sheet1.E88])" office:value-type="float" office:value="15" calcext:value-type="float">
            <text:p>15</text:p>
          </table:table-cell>
          <table:table-cell table:formula="of:=LEN([$Sheet1.F88])" office:value-type="float" office:value="15" calcext:value-type="float">
            <text:p>15</text:p>
          </table:table-cell>
          <table:table-cell table:formula="of:=LEN([$Sheet1.G88])" office:value-type="float" office:value="15" calcext:value-type="float">
            <text:p>15</text:p>
          </table:table-cell>
          <table:table-cell table:formula="of:=LEN([$Sheet1.H88])" office:value-type="float" office:value="15" calcext:value-type="float">
            <text:p>15</text:p>
          </table:table-cell>
          <table:table-cell table:formula="of:=LEN([$Sheet1.I88])" office:value-type="float" office:value="15" calcext:value-type="float">
            <text:p>15</text:p>
          </table:table-cell>
          <table:table-cell table:formula="of:=LEN([$Sheet1.J88])" office:value-type="float" office:value="15" calcext:value-type="float">
            <text:p>15</text:p>
          </table:table-cell>
          <table:table-cell table:formula="of:=LEN([$Sheet1.K88])" office:value-type="float" office:value="15" calcext:value-type="float">
            <text:p>15</text:p>
          </table:table-cell>
          <table:table-cell/>
          <table:table-cell table:formula="of:=LEN([$Sheet1.M88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89])" office:value-type="float" office:value="51" calcext:value-type="float">
            <text:p>51</text:p>
          </table:table-cell>
          <table:table-cell table:formula="of:=LEN([$Sheet1.C89])" office:value-type="float" office:value="33" calcext:value-type="float">
            <text:p>33</text:p>
          </table:table-cell>
          <table:table-cell table:formula="of:=LEN([$Sheet1.D89])" office:value-type="float" office:value="23" calcext:value-type="float">
            <text:p>23</text:p>
          </table:table-cell>
          <table:table-cell table:formula="of:=LEN([$Sheet1.E89])" office:value-type="float" office:value="19" calcext:value-type="float">
            <text:p>19</text:p>
          </table:table-cell>
          <table:table-cell table:formula="of:=LEN([$Sheet1.F89])" office:value-type="float" office:value="17" calcext:value-type="float">
            <text:p>17</text:p>
          </table:table-cell>
          <table:table-cell table:formula="of:=LEN([$Sheet1.G89])" office:value-type="float" office:value="17" calcext:value-type="float">
            <text:p>17</text:p>
          </table:table-cell>
          <table:table-cell table:formula="of:=LEN([$Sheet1.H89])" office:value-type="float" office:value="17" calcext:value-type="float">
            <text:p>17</text:p>
          </table:table-cell>
          <table:table-cell table:formula="of:=LEN([$Sheet1.I89])" office:value-type="float" office:value="17" calcext:value-type="float">
            <text:p>17</text:p>
          </table:table-cell>
          <table:table-cell table:formula="of:=LEN([$Sheet1.J89])" office:value-type="float" office:value="17" calcext:value-type="float">
            <text:p>17</text:p>
          </table:table-cell>
          <table:table-cell table:formula="of:=LEN([$Sheet1.K89])" office:value-type="float" office:value="17" calcext:value-type="float">
            <text:p>17</text:p>
          </table:table-cell>
          <table:table-cell/>
          <table:table-cell table:formula="of:=LEN([$Sheet1.M8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90])" office:value-type="float" office:value="56" calcext:value-type="float">
            <text:p>56</text:p>
          </table:table-cell>
          <table:table-cell table:formula="of:=LEN([$Sheet1.C90])" office:value-type="float" office:value="32" calcext:value-type="float">
            <text:p>32</text:p>
          </table:table-cell>
          <table:table-cell table:formula="of:=LEN([$Sheet1.D90])" office:value-type="float" office:value="28" calcext:value-type="float">
            <text:p>28</text:p>
          </table:table-cell>
          <table:table-cell table:formula="of:=LEN([$Sheet1.E90])" office:value-type="float" office:value="24" calcext:value-type="float">
            <text:p>24</text:p>
          </table:table-cell>
          <table:table-cell table:formula="of:=LEN([$Sheet1.F90])" office:value-type="float" office:value="24" calcext:value-type="float">
            <text:p>24</text:p>
          </table:table-cell>
          <table:table-cell table:formula="of:=LEN([$Sheet1.G90])" office:value-type="float" office:value="24" calcext:value-type="float">
            <text:p>24</text:p>
          </table:table-cell>
          <table:table-cell table:formula="of:=LEN([$Sheet1.H90])" office:value-type="float" office:value="24" calcext:value-type="float">
            <text:p>24</text:p>
          </table:table-cell>
          <table:table-cell table:formula="of:=LEN([$Sheet1.I90])" office:value-type="float" office:value="24" calcext:value-type="float">
            <text:p>24</text:p>
          </table:table-cell>
          <table:table-cell table:formula="of:=LEN([$Sheet1.J90])" office:value-type="float" office:value="24" calcext:value-type="float">
            <text:p>24</text:p>
          </table:table-cell>
          <table:table-cell table:formula="of:=LEN([$Sheet1.K90])" office:value-type="float" office:value="24" calcext:value-type="float">
            <text:p>24</text:p>
          </table:table-cell>
          <table:table-cell/>
          <table:table-cell table:formula="of:=LEN([$Sheet1.M9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N([$Sheet1.B91])" office:value-type="float" office:value="47" calcext:value-type="float">
            <text:p>47</text:p>
          </table:table-cell>
          <table:table-cell table:formula="of:=LEN([$Sheet1.C91])" office:value-type="float" office:value="29" calcext:value-type="float">
            <text:p>29</text:p>
          </table:table-cell>
          <table:table-cell table:formula="of:=LEN([$Sheet1.D91])" office:value-type="float" office:value="23" calcext:value-type="float">
            <text:p>23</text:p>
          </table:table-cell>
          <table:table-cell table:formula="of:=LEN([$Sheet1.E91])" office:value-type="float" office:value="17" calcext:value-type="float">
            <text:p>17</text:p>
          </table:table-cell>
          <table:table-cell table:formula="of:=LEN([$Sheet1.F91])" office:value-type="float" office:value="15" calcext:value-type="float">
            <text:p>15</text:p>
          </table:table-cell>
          <table:table-cell table:formula="of:=LEN([$Sheet1.G91])" office:value-type="float" office:value="15" calcext:value-type="float">
            <text:p>15</text:p>
          </table:table-cell>
          <table:table-cell table:formula="of:=LEN([$Sheet1.H91])" office:value-type="float" office:value="15" calcext:value-type="float">
            <text:p>15</text:p>
          </table:table-cell>
          <table:table-cell table:formula="of:=LEN([$Sheet1.I91])" office:value-type="float" office:value="15" calcext:value-type="float">
            <text:p>15</text:p>
          </table:table-cell>
          <table:table-cell table:formula="of:=LEN([$Sheet1.J91])" office:value-type="float" office:value="15" calcext:value-type="float">
            <text:p>15</text:p>
          </table:table-cell>
          <table:table-cell table:formula="of:=LEN([$Sheet1.K91])" office:value-type="float" office:value="15" calcext:value-type="float">
            <text:p>15</text:p>
          </table:table-cell>
          <table:table-cell/>
          <table:table-cell table:formula="of:=LEN([$Sheet1.M91]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LEN([$Sheet1.B92])" office:value-type="float" office:value="49" calcext:value-type="float">
            <text:p>49</text:p>
          </table:table-cell>
          <table:table-cell table:formula="of:=LEN([$Sheet1.C92])" office:value-type="float" office:value="31" calcext:value-type="float">
            <text:p>31</text:p>
          </table:table-cell>
          <table:table-cell table:formula="of:=LEN([$Sheet1.D92])" office:value-type="float" office:value="19" calcext:value-type="float">
            <text:p>19</text:p>
          </table:table-cell>
          <table:table-cell table:formula="of:=LEN([$Sheet1.E92])" office:value-type="float" office:value="15" calcext:value-type="float">
            <text:p>15</text:p>
          </table:table-cell>
          <table:table-cell table:formula="of:=LEN([$Sheet1.F92])" office:value-type="float" office:value="13" calcext:value-type="float">
            <text:p>13</text:p>
          </table:table-cell>
          <table:table-cell table:formula="of:=LEN([$Sheet1.G92])" office:value-type="float" office:value="13" calcext:value-type="float">
            <text:p>13</text:p>
          </table:table-cell>
          <table:table-cell table:formula="of:=LEN([$Sheet1.H92])" office:value-type="float" office:value="13" calcext:value-type="float">
            <text:p>13</text:p>
          </table:table-cell>
          <table:table-cell table:formula="of:=LEN([$Sheet1.I92])" office:value-type="float" office:value="13" calcext:value-type="float">
            <text:p>13</text:p>
          </table:table-cell>
          <table:table-cell table:formula="of:=LEN([$Sheet1.J92])" office:value-type="float" office:value="13" calcext:value-type="float">
            <text:p>13</text:p>
          </table:table-cell>
          <table:table-cell table:formula="of:=LEN([$Sheet1.K92])" office:value-type="float" office:value="13" calcext:value-type="float">
            <text:p>13</text:p>
          </table:table-cell>
          <table:table-cell/>
          <table:table-cell table:formula="of:=LEN([$Sheet1.M92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cs" fo:country="CZ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deněk Šustr</meta:initial-creator>
    <meta:creation-date>2021-12-10T06:23:31.776024677</meta:creation-date>
    <dc:date>2021-12-10T11:02:49.621010230</dc:date>
    <dc:creator>Zdeněk Šustr</dc:creator>
    <meta:editing-duration>PT31M12S</meta:editing-duration>
    <meta:editing-cycles>5</meta:editing-cycles>
    <meta:generator>LibreOffice/7.0.4.2$Linux_X86_64 LibreOffice_project/00$Build-2</meta:generator>
    <meta:document-statistic meta:table-count="2" meta:cell-count="6368" meta:object-count="0"/>
  </office:meta>
</office:document-meta>
</file>